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3.56mm" svg:height="68.6mm" svg:x="273.58mm" svg:y="4.96mm">
            <draw:object draw:notify-on-update-of-ranges="Sheet1.G2:Sheet1.G1501 Sheet1.I1:Sheet1.I1 Sheet1.I2:Sheet1.I1501 Sheet1.G2:Sheet1.G1501 Sheet1.K1:Sheet1.K1 Sheet1.K2:Sheet1.K1501 Sheet1.G2:Sheet1.G1501 Sheet1.J1:Sheet1.J1 Sheet1.J2:Sheet1.J1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QSI, Early exit, 5 objects (5 Object)</text:p>
          </table:table-cell>
          <table:table-cell office:value-type="string" calcext:value-type="string">
            <text:p>SI 180 degrees, 5 objects (5 Object)</text:p>
          </table:table-cell>
          <table:table-cell office:value-type="string" calcext:value-type="string">
            <text:p>3DSC (5 objects) (5 Object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mage Count</text:p>
          </table:table-cell>
          <table:table-cell table:style-name="Default" office:value-type="string" calcext:value-type="string">
            <text:p>Triangle count</text:p>
          </table:table-cell>
          <table:table-cell/>
          <table:table-cell office:value-type="string" calcext:value-type="string">
            <text:p>RIC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3DSC</text:p>
          </table:table-cell>
        </table:table-row>
        <table:table-row table:style-name="ro1">
          <table:table-cell/>
          <table:table-cell office:value-type="float" office:value="31.705" calcext:value-type="float">
            <text:p>31.705</text:p>
          </table:table-cell>
          <table:table-cell office:value-type="float" office:value="4721.019" calcext:value-type="float">
            <text:p>4721.019</text:p>
          </table:table-cell>
          <table:table-cell office:value-type="float" office:value="365.884" calcext:value-type="float">
            <text:p>365.884</text:p>
          </table:table-cell>
          <table:table-cell/>
          <table:table-cell office:value-type="float" office:value="779714" calcext:value-type="float">
            <text:p>779714</text:p>
          </table:table-cell>
          <table:table-cell office:value-type="float" office:value="268994" calcext:value-type="float">
            <text:p>268994</text:p>
          </table:table-cell>
          <table:table-cell/>
          <table:table-cell table:formula="of:=[.F2]/[.B2]" office:value-type="float" office:value="24592.7771644851" calcext:value-type="float">
            <text:p>24592.7771644851</text:p>
          </table:table-cell>
          <table:table-cell table:formula="of:=[.F2]/[.C2]" office:value-type="float" office:value="165.15798813773" calcext:value-type="float">
            <text:p>165.15798813773</text:p>
          </table:table-cell>
          <table:table-cell table:formula="of:=[.F2]/[.D2]" office:value-type="float" office:value="2131.04153228892" calcext:value-type="float">
            <text:p>2131.04153228892</text:p>
          </table:table-cell>
        </table:table-row>
        <table:table-row table:style-name="ro1">
          <table:table-cell/>
          <table:table-cell office:value-type="float" office:value="26.464" calcext:value-type="float">
            <text:p>26.464</text:p>
          </table:table-cell>
          <table:table-cell office:value-type="float" office:value="2341.555" calcext:value-type="float">
            <text:p>2341.555</text:p>
          </table:table-cell>
          <table:table-cell office:value-type="float" office:value="315.26" calcext:value-type="float">
            <text:p>315.26</text:p>
          </table:table-cell>
          <table:table-cell/>
          <table:table-cell office:value-type="float" office:value="640142" calcext:value-type="float">
            <text:p>640142</text:p>
          </table:table-cell>
          <table:table-cell office:value-type="float" office:value="266946" calcext:value-type="float">
            <text:p>266946</text:p>
          </table:table-cell>
          <table:table-cell/>
          <table:table-cell table:formula="of:=[.F3]/[.B3]" office:value-type="float" office:value="24189.1626360339" calcext:value-type="float">
            <text:p>24189.1626360339</text:p>
          </table:table-cell>
          <table:table-cell table:formula="of:=[.F3]/[.C3]" office:value-type="float" office:value="273.383285893349" calcext:value-type="float">
            <text:p>273.383285893349</text:p>
          </table:table-cell>
          <table:table-cell table:formula="of:=[.F3]/[.D3]" office:value-type="float" office:value="2030.52083994164" calcext:value-type="float">
            <text:p>2030.52083994164</text:p>
          </table:table-cell>
        </table:table-row>
        <table:table-row table:style-name="ro1">
          <table:table-cell/>
          <table:table-cell office:value-type="float" office:value="28.975" calcext:value-type="float">
            <text:p>28.975</text:p>
          </table:table-cell>
          <table:table-cell office:value-type="float" office:value="2476.812" calcext:value-type="float">
            <text:p>2476.812</text:p>
          </table:table-cell>
          <table:table-cell office:value-type="float" office:value="323.458" calcext:value-type="float">
            <text:p>323.458</text:p>
          </table:table-cell>
          <table:table-cell/>
          <table:table-cell office:value-type="float" office:value="721488" calcext:value-type="float">
            <text:p>721488</text:p>
          </table:table-cell>
          <table:table-cell office:value-type="float" office:value="269128" calcext:value-type="float">
            <text:p>269128</text:p>
          </table:table-cell>
          <table:table-cell/>
          <table:table-cell table:formula="of:=[.F4]/[.B4]" office:value-type="float" office:value="24900.3623813632" calcext:value-type="float">
            <text:p>24900.3623813632</text:p>
          </table:table-cell>
          <table:table-cell table:formula="of:=[.F4]/[.C4]" office:value-type="float" office:value="291.297038289543" calcext:value-type="float">
            <text:p>291.297038289543</text:p>
          </table:table-cell>
          <table:table-cell table:formula="of:=[.F4]/[.D4]" office:value-type="float" office:value="2230.54616055253" calcext:value-type="float">
            <text:p>2230.54616055253</text:p>
          </table:table-cell>
        </table:table-row>
        <table:table-row table:style-name="ro1">
          <table:table-cell/>
          <table:table-cell office:value-type="float" office:value="0.465" calcext:value-type="float">
            <text:p>0.465</text:p>
          </table:table-cell>
          <table:table-cell office:value-type="float" office:value="45.859" calcext:value-type="float">
            <text:p>45.859</text:p>
          </table:table-cell>
          <table:table-cell office:value-type="float" office:value="4.431" calcext:value-type="float">
            <text:p>4.431</text:p>
          </table:table-cell>
          <table:table-cell/>
          <table:table-cell office:value-type="float" office:value="91675" calcext:value-type="float">
            <text:p>91675</text:p>
          </table:table-cell>
          <table:table-cell office:value-type="float" office:value="35613" calcext:value-type="float">
            <text:p>35613</text:p>
          </table:table-cell>
          <table:table-cell/>
          <table:table-cell table:formula="of:=[.F5]/[.B5]" office:value-type="float" office:value="197150.537634409" calcext:value-type="float">
            <text:p>197150.537634409</text:p>
          </table:table-cell>
          <table:table-cell table:formula="of:=[.F5]/[.C5]" office:value-type="float" office:value="1999.06234326959" calcext:value-type="float">
            <text:p>1999.06234326959</text:p>
          </table:table-cell>
          <table:table-cell table:formula="of:=[.F5]/[.D5]" office:value-type="float" office:value="20689.4606183706" calcext:value-type="float">
            <text:p>20689.4606183706</text:p>
          </table:table-cell>
        </table:table-row>
        <table:table-row table:style-name="ro1">
          <table:table-cell/>
          <table:table-cell office:value-type="float" office:value="15.439" calcext:value-type="float">
            <text:p>15.439</text:p>
          </table:table-cell>
          <table:table-cell office:value-type="float" office:value="1284.73" calcext:value-type="float">
            <text:p>1284.73</text:p>
          </table:table-cell>
          <table:table-cell office:value-type="float" office:value="172.915" calcext:value-type="float">
            <text:p>172.915</text:p>
          </table:table-cell>
          <table:table-cell/>
          <table:table-cell office:value-type="float" office:value="537320" calcext:value-type="float">
            <text:p>537320</text:p>
          </table:table-cell>
          <table:table-cell office:value-type="float" office:value="194932" calcext:value-type="float">
            <text:p>194932</text:p>
          </table:table-cell>
          <table:table-cell/>
          <table:table-cell table:formula="of:=[.F6]/[.B6]" office:value-type="float" office:value="34802.772200272" calcext:value-type="float">
            <text:p>34802.772200272</text:p>
          </table:table-cell>
          <table:table-cell table:formula="of:=[.F6]/[.C6]" office:value-type="float" office:value="418.235738248504" calcext:value-type="float">
            <text:p>418.235738248504</text:p>
          </table:table-cell>
          <table:table-cell table:formula="of:=[.F6]/[.D6]" office:value-type="float" office:value="3107.42272214672" calcext:value-type="float">
            <text:p>3107.42272214672</text:p>
          </table:table-cell>
        </table:table-row>
        <table:table-row table:style-name="ro1">
          <table:table-cell/>
          <table:table-cell office:value-type="float" office:value="55.245" calcext:value-type="float">
            <text:p>55.245</text:p>
          </table:table-cell>
          <table:table-cell office:value-type="float" office:value="5710.644" calcext:value-type="float">
            <text:p>5710.644</text:p>
          </table:table-cell>
          <table:table-cell office:value-type="float" office:value="767.296" calcext:value-type="float">
            <text:p>767.296</text:p>
          </table:table-cell>
          <table:table-cell/>
          <table:table-cell office:value-type="float" office:value="998483" calcext:value-type="float">
            <text:p>998483</text:p>
          </table:table-cell>
          <table:table-cell office:value-type="float" office:value="356318" calcext:value-type="float">
            <text:p>356318</text:p>
          </table:table-cell>
          <table:table-cell/>
          <table:table-cell table:formula="of:=[.F7]/[.B7]" office:value-type="float" office:value="18073.7261290615" calcext:value-type="float">
            <text:p>18073.7261290615</text:p>
          </table:table-cell>
          <table:table-cell table:formula="of:=[.F7]/[.C7]" office:value-type="float" office:value="174.845954326692" calcext:value-type="float">
            <text:p>174.845954326692</text:p>
          </table:table-cell>
          <table:table-cell table:formula="of:=[.F7]/[.D7]" office:value-type="float" office:value="1301.30093210443" calcext:value-type="float">
            <text:p>1301.30093210443</text:p>
          </table:table-cell>
        </table:table-row>
        <table:table-row table:style-name="ro1">
          <table:table-cell/>
          <table:table-cell office:value-type="float" office:value="59.16" calcext:value-type="float">
            <text:p>59.16</text:p>
          </table:table-cell>
          <table:table-cell office:value-type="float" office:value="15093.663" calcext:value-type="float">
            <text:p>15093.663</text:p>
          </table:table-cell>
          <table:table-cell office:value-type="float" office:value="782.937" calcext:value-type="float">
            <text:p>782.937</text:p>
          </table:table-cell>
          <table:table-cell/>
          <table:table-cell office:value-type="float" office:value="1051825" calcext:value-type="float">
            <text:p>1051825</text:p>
          </table:table-cell>
          <table:table-cell office:value-type="float" office:value="368760" calcext:value-type="float">
            <text:p>368760</text:p>
          </table:table-cell>
          <table:table-cell/>
          <table:table-cell table:formula="of:=[.F8]/[.B8]" office:value-type="float" office:value="17779.3272481406" calcext:value-type="float">
            <text:p>17779.3272481406</text:p>
          </table:table-cell>
          <table:table-cell table:formula="of:=[.F8]/[.C8]" office:value-type="float" office:value="69.686530035817" calcext:value-type="float">
            <text:p>69.686530035817</text:p>
          </table:table-cell>
          <table:table-cell table:formula="of:=[.F8]/[.D8]" office:value-type="float" office:value="1343.43504011178" calcext:value-type="float">
            <text:p>1343.43504011178</text:p>
          </table:table-cell>
        </table:table-row>
        <table:table-row table:style-name="ro1">
          <table:table-cell/>
          <table:table-cell office:value-type="float" office:value="69.88" calcext:value-type="float">
            <text:p>69.88</text:p>
          </table:table-cell>
          <table:table-cell office:value-type="float" office:value="3634.758" calcext:value-type="float">
            <text:p>3634.758</text:p>
          </table:table-cell>
          <table:table-cell office:value-type="float" office:value="676.856" calcext:value-type="float">
            <text:p>676.856</text:p>
          </table:table-cell>
          <table:table-cell/>
          <table:table-cell office:value-type="float" office:value="981562" calcext:value-type="float">
            <text:p>981562</text:p>
          </table:table-cell>
          <table:table-cell office:value-type="float" office:value="461728" calcext:value-type="float">
            <text:p>461728</text:p>
          </table:table-cell>
          <table:table-cell/>
          <table:table-cell table:formula="of:=[.F9]/[.B9]" office:value-type="float" office:value="14046.3938179737" calcext:value-type="float">
            <text:p>14046.3938179737</text:p>
          </table:table-cell>
          <table:table-cell table:formula="of:=[.F9]/[.C9]" office:value-type="float" office:value="270.048790043244" calcext:value-type="float">
            <text:p>270.048790043244</text:p>
          </table:table-cell>
          <table:table-cell table:formula="of:=[.F9]/[.D9]" office:value-type="float" office:value="1450.17847223043" calcext:value-type="float">
            <text:p>1450.17847223043</text:p>
          </table:table-cell>
        </table:table-row>
        <table:table-row table:style-name="ro1">
          <table:table-cell/>
          <table:table-cell office:value-type="float" office:value="10.193" calcext:value-type="float">
            <text:p>10.193</text:p>
          </table:table-cell>
          <table:table-cell office:value-type="float" office:value="728.245" calcext:value-type="float">
            <text:p>728.245</text:p>
          </table:table-cell>
          <table:table-cell office:value-type="float" office:value="134.3" calcext:value-type="float">
            <text:p>134.3</text:p>
          </table:table-cell>
          <table:table-cell/>
          <table:table-cell office:value-type="float" office:value="436529" calcext:value-type="float">
            <text:p>436529</text:p>
          </table:table-cell>
          <table:table-cell office:value-type="float" office:value="160004" calcext:value-type="float">
            <text:p>160004</text:p>
          </table:table-cell>
          <table:table-cell/>
          <table:table-cell table:formula="of:=[.F10]/[.B10]" office:value-type="float" office:value="42826.3514176396" calcext:value-type="float">
            <text:p>42826.3514176396</text:p>
          </table:table-cell>
          <table:table-cell table:formula="of:=[.F10]/[.C10]" office:value-type="float" office:value="599.426017343064" calcext:value-type="float">
            <text:p>599.426017343064</text:p>
          </table:table-cell>
          <table:table-cell table:formula="of:=[.F10]/[.D10]" office:value-type="float" office:value="3250.40208488459" calcext:value-type="float">
            <text:p>3250.40208488459</text:p>
          </table:table-cell>
        </table:table-row>
        <table:table-row table:style-name="ro1">
          <table:table-cell/>
          <table:table-cell office:value-type="float" office:value="19.83" calcext:value-type="float">
            <text:p>19.83</text:p>
          </table:table-cell>
          <table:table-cell office:value-type="float" office:value="1393.582" calcext:value-type="float">
            <text:p>1393.582</text:p>
          </table:table-cell>
          <table:table-cell office:value-type="float" office:value="227.445" calcext:value-type="float">
            <text:p>227.445</text:p>
          </table:table-cell>
          <table:table-cell/>
          <table:table-cell office:value-type="float" office:value="583349" calcext:value-type="float">
            <text:p>583349</text:p>
          </table:table-cell>
          <table:table-cell office:value-type="float" office:value="234036" calcext:value-type="float">
            <text:p>234036</text:p>
          </table:table-cell>
          <table:table-cell/>
          <table:table-cell table:formula="of:=[.F11]/[.B11]" office:value-type="float" office:value="29417.4987392839" calcext:value-type="float">
            <text:p>29417.4987392839</text:p>
          </table:table-cell>
          <table:table-cell table:formula="of:=[.F11]/[.C11]" office:value-type="float" office:value="418.596824585851" calcext:value-type="float">
            <text:p>418.596824585851</text:p>
          </table:table-cell>
          <table:table-cell table:formula="of:=[.F11]/[.D11]" office:value-type="float" office:value="2564.79148805206" calcext:value-type="float">
            <text:p>2564.79148805206</text:p>
          </table:table-cell>
        </table:table-row>
        <table:table-row table:style-name="ro1">
          <table:table-cell/>
          <table:table-cell office:value-type="float" office:value="21.068" calcext:value-type="float">
            <text:p>21.068</text:p>
          </table:table-cell>
          <table:table-cell office:value-type="float" office:value="2079.227" calcext:value-type="float">
            <text:p>2079.227</text:p>
          </table:table-cell>
          <table:table-cell office:value-type="float" office:value="247.91" calcext:value-type="float">
            <text:p>247.91</text:p>
          </table:table-cell>
          <table:table-cell/>
          <table:table-cell office:value-type="float" office:value="621287" calcext:value-type="float">
            <text:p>621287</text:p>
          </table:table-cell>
          <table:table-cell office:value-type="float" office:value="225063" calcext:value-type="float">
            <text:p>225063</text:p>
          </table:table-cell>
          <table:table-cell/>
          <table:table-cell table:formula="of:=[.F12]/[.B12]" office:value-type="float" office:value="29489.6050882855" calcext:value-type="float">
            <text:p>29489.6050882855</text:p>
          </table:table-cell>
          <table:table-cell table:formula="of:=[.F12]/[.C12]" office:value-type="float" office:value="298.806719997384" calcext:value-type="float">
            <text:p>298.806719997384</text:p>
          </table:table-cell>
          <table:table-cell table:formula="of:=[.F12]/[.D12]" office:value-type="float" office:value="2506.0989875358" calcext:value-type="float">
            <text:p>2506.0989875358</text:p>
          </table:table-cell>
        </table:table-row>
        <table:table-row table:style-name="ro1">
          <table:table-cell/>
          <table:table-cell office:value-type="float" office:value="1.716" calcext:value-type="float">
            <text:p>1.716</text:p>
          </table:table-cell>
          <table:table-cell office:value-type="float" office:value="137.235" calcext:value-type="float">
            <text:p>137.235</text:p>
          </table:table-cell>
          <table:table-cell office:value-type="float" office:value="19.109" calcext:value-type="float">
            <text:p>19.109</text:p>
          </table:table-cell>
          <table:table-cell/>
          <table:table-cell office:value-type="float" office:value="184107" calcext:value-type="float">
            <text:p>184107</text:p>
          </table:table-cell>
          <table:table-cell office:value-type="float" office:value="66426" calcext:value-type="float">
            <text:p>66426</text:p>
          </table:table-cell>
          <table:table-cell/>
          <table:table-cell table:formula="of:=[.F13]/[.B13]" office:value-type="float" office:value="107288.461538462" calcext:value-type="float">
            <text:p>107288.461538462</text:p>
          </table:table-cell>
          <table:table-cell table:formula="of:=[.F13]/[.C13]" office:value-type="float" office:value="1341.54552410099" calcext:value-type="float">
            <text:p>1341.54552410099</text:p>
          </table:table-cell>
          <table:table-cell table:formula="of:=[.F13]/[.D13]" office:value-type="float" office:value="9634.57009785965" calcext:value-type="float">
            <text:p>9634.57009785965</text:p>
          </table:table-cell>
        </table:table-row>
        <table:table-row table:style-name="ro1">
          <table:table-cell/>
          <table:table-cell office:value-type="float" office:value="28.977" calcext:value-type="float">
            <text:p>28.977</text:p>
          </table:table-cell>
          <table:table-cell office:value-type="float" office:value="2295.621" calcext:value-type="float">
            <text:p>2295.621</text:p>
          </table:table-cell>
          <table:table-cell office:value-type="float" office:value="307.288" calcext:value-type="float">
            <text:p>307.288</text:p>
          </table:table-cell>
          <table:table-cell/>
          <table:table-cell office:value-type="float" office:value="694256" calcext:value-type="float">
            <text:p>694256</text:p>
          </table:table-cell>
          <table:table-cell office:value-type="float" office:value="268477" calcext:value-type="float">
            <text:p>268477</text:p>
          </table:table-cell>
          <table:table-cell/>
          <table:table-cell table:formula="of:=[.F14]/[.B14]" office:value-type="float" office:value="23958.8639265624" calcext:value-type="float">
            <text:p>23958.8639265624</text:p>
          </table:table-cell>
          <table:table-cell table:formula="of:=[.F14]/[.C14]" office:value-type="float" office:value="302.426228022831" calcext:value-type="float">
            <text:p>302.426228022831</text:p>
          </table:table-cell>
          <table:table-cell table:formula="of:=[.F14]/[.D14]" office:value-type="float" office:value="2259.30072114759" calcext:value-type="float">
            <text:p>2259.30072114759</text:p>
          </table:table-cell>
        </table:table-row>
        <table:table-row table:style-name="ro1">
          <table:table-cell/>
          <table:table-cell office:value-type="float" office:value="5.096" calcext:value-type="float">
            <text:p>5.096</text:p>
          </table:table-cell>
          <table:table-cell office:value-type="float" office:value="1349.679" calcext:value-type="float">
            <text:p>1349.679</text:p>
          </table:table-cell>
          <table:table-cell office:value-type="float" office:value="59.331" calcext:value-type="float">
            <text:p>59.331</text:p>
          </table:table-cell>
          <table:table-cell/>
          <table:table-cell office:value-type="float" office:value="306763" calcext:value-type="float">
            <text:p>306763</text:p>
          </table:table-cell>
          <table:table-cell office:value-type="float" office:value="113300" calcext:value-type="float">
            <text:p>113300</text:p>
          </table:table-cell>
          <table:table-cell/>
          <table:table-cell table:formula="of:=[.F15]/[.B15]" office:value-type="float" office:value="60196.8210361067" calcext:value-type="float">
            <text:p>60196.8210361067</text:p>
          </table:table-cell>
          <table:table-cell table:formula="of:=[.F15]/[.C15]" office:value-type="float" office:value="227.285895386977" calcext:value-type="float">
            <text:p>227.285895386977</text:p>
          </table:table-cell>
          <table:table-cell table:formula="of:=[.F15]/[.D15]" office:value-type="float" office:value="5170.36625035816" calcext:value-type="float">
            <text:p>5170.36625035816</text:p>
          </table:table-cell>
        </table:table-row>
        <table:table-row table:style-name="ro1">
          <table:table-cell/>
          <table:table-cell office:value-type="float" office:value="1.727" calcext:value-type="float">
            <text:p>1.727</text:p>
          </table:table-cell>
          <table:table-cell office:value-type="float" office:value="108.82" calcext:value-type="float">
            <text:p>108.82</text:p>
          </table:table-cell>
          <table:table-cell office:value-type="float" office:value="16.353" calcext:value-type="float">
            <text:p>16.353</text:p>
          </table:table-cell>
          <table:table-cell/>
          <table:table-cell office:value-type="float" office:value="161870" calcext:value-type="float">
            <text:p>161870</text:p>
          </table:table-cell>
          <table:table-cell office:value-type="float" office:value="74118" calcext:value-type="float">
            <text:p>74118</text:p>
          </table:table-cell>
          <table:table-cell/>
          <table:table-cell table:formula="of:=[.F16]/[.B16]" office:value-type="float" office:value="93729.0098436595" calcext:value-type="float">
            <text:p>93729.0098436595</text:p>
          </table:table-cell>
          <table:table-cell table:formula="of:=[.F16]/[.C16]" office:value-type="float" office:value="1487.50229737181" calcext:value-type="float">
            <text:p>1487.50229737181</text:p>
          </table:table-cell>
          <table:table-cell table:formula="of:=[.F16]/[.D16]" office:value-type="float" office:value="9898.48957377851" calcext:value-type="float">
            <text:p>9898.48957377851</text:p>
          </table:table-cell>
        </table:table-row>
        <table:table-row table:style-name="ro1">
          <table:table-cell/>
          <table:table-cell office:value-type="float" office:value="1.848" calcext:value-type="float">
            <text:p>1.848</text:p>
          </table:table-cell>
          <table:table-cell office:value-type="float" office:value="125.471" calcext:value-type="float">
            <text:p>125.471</text:p>
          </table:table-cell>
          <table:table-cell office:value-type="float" office:value="17.107" calcext:value-type="float">
            <text:p>17.107</text:p>
          </table:table-cell>
          <table:table-cell/>
          <table:table-cell office:value-type="float" office:value="174490" calcext:value-type="float">
            <text:p>174490</text:p>
          </table:table-cell>
          <table:table-cell office:value-type="float" office:value="73510" calcext:value-type="float">
            <text:p>73510</text:p>
          </table:table-cell>
          <table:table-cell/>
          <table:table-cell table:formula="of:=[.F17]/[.B17]" office:value-type="float" office:value="94420.9956709957" calcext:value-type="float">
            <text:p>94420.9956709957</text:p>
          </table:table-cell>
          <table:table-cell table:formula="of:=[.F17]/[.C17]" office:value-type="float" office:value="1390.67991806872" calcext:value-type="float">
            <text:p>1390.67991806872</text:p>
          </table:table-cell>
          <table:table-cell table:formula="of:=[.F17]/[.D17]" office:value-type="float" office:value="10199.9181621558" calcext:value-type="float">
            <text:p>10199.9181621558</text:p>
          </table:table-cell>
        </table:table-row>
        <table:table-row table:style-name="ro1">
          <table:table-cell/>
          <table:table-cell office:value-type="float" office:value="3.002" calcext:value-type="float">
            <text:p>3.002</text:p>
          </table:table-cell>
          <table:table-cell office:value-type="float" office:value="253.5" calcext:value-type="float">
            <text:p>253.5</text:p>
          </table:table-cell>
          <table:table-cell office:value-type="float" office:value="41.525" calcext:value-type="float">
            <text:p>41.525</text:p>
          </table:table-cell>
          <table:table-cell/>
          <table:table-cell office:value-type="float" office:value="235130" calcext:value-type="float">
            <text:p>235130</text:p>
          </table:table-cell>
          <table:table-cell office:value-type="float" office:value="89983" calcext:value-type="float">
            <text:p>89983</text:p>
          </table:table-cell>
          <table:table-cell/>
          <table:table-cell table:formula="of:=[.F18]/[.B18]" office:value-type="float" office:value="78324.4503664224" calcext:value-type="float">
            <text:p>78324.4503664224</text:p>
          </table:table-cell>
          <table:table-cell table:formula="of:=[.F18]/[.C18]" office:value-type="float" office:value="927.534516765286" calcext:value-type="float">
            <text:p>927.534516765286</text:p>
          </table:table-cell>
          <table:table-cell table:formula="of:=[.F18]/[.D18]" office:value-type="float" office:value="5662.37206502107" calcext:value-type="float">
            <text:p>5662.37206502107</text:p>
          </table:table-cell>
        </table:table-row>
        <table:table-row table:style-name="ro1">
          <table:table-cell/>
          <table:table-cell office:value-type="float" office:value="94.513" calcext:value-type="float">
            <text:p>94.513</text:p>
          </table:table-cell>
          <table:table-cell office:value-type="float" office:value="9614.443" calcext:value-type="float">
            <text:p>9614.443</text:p>
          </table:table-cell>
          <table:table-cell office:value-type="float" office:value="1172.44" calcext:value-type="float">
            <text:p>1172.44</text:p>
          </table:table-cell>
          <table:table-cell/>
          <table:table-cell office:value-type="float" office:value="1282490" calcext:value-type="float">
            <text:p>1282490</text:p>
          </table:table-cell>
          <table:table-cell office:value-type="float" office:value="473087" calcext:value-type="float">
            <text:p>473087</text:p>
          </table:table-cell>
          <table:table-cell/>
          <table:table-cell table:formula="of:=[.F19]/[.B19]" office:value-type="float" office:value="13569.4560536646" calcext:value-type="float">
            <text:p>13569.4560536646</text:p>
          </table:table-cell>
          <table:table-cell table:formula="of:=[.F19]/[.C19]" office:value-type="float" office:value="133.39202281401" calcext:value-type="float">
            <text:p>133.39202281401</text:p>
          </table:table-cell>
          <table:table-cell table:formula="of:=[.F19]/[.D19]" office:value-type="float" office:value="1093.86407833237" calcext:value-type="float">
            <text:p>1093.86407833237</text:p>
          </table:table-cell>
        </table:table-row>
        <table:table-row table:style-name="ro1">
          <table:table-cell/>
          <table:table-cell office:value-type="float" office:value="22.752" calcext:value-type="float">
            <text:p>22.752</text:p>
          </table:table-cell>
          <table:table-cell office:value-type="float" office:value="1705.886" calcext:value-type="float">
            <text:p>1705.886</text:p>
          </table:table-cell>
          <table:table-cell office:value-type="float" office:value="268.146" calcext:value-type="float">
            <text:p>268.146</text:p>
          </table:table-cell>
          <table:table-cell/>
          <table:table-cell office:value-type="float" office:value="642341" calcext:value-type="float">
            <text:p>642341</text:p>
          </table:table-cell>
          <table:table-cell office:value-type="float" office:value="233510" calcext:value-type="float">
            <text:p>233510</text:p>
          </table:table-cell>
          <table:table-cell/>
          <table:table-cell table:formula="of:=[.F20]/[.B20]" office:value-type="float" office:value="28232.2872714487" calcext:value-type="float">
            <text:p>28232.2872714487</text:p>
          </table:table-cell>
          <table:table-cell table:formula="of:=[.F20]/[.C20]" office:value-type="float" office:value="376.543919113001" calcext:value-type="float">
            <text:p>376.543919113001</text:p>
          </table:table-cell>
          <table:table-cell table:formula="of:=[.F20]/[.D20]" office:value-type="float" office:value="2395.48977049816" calcext:value-type="float">
            <text:p>2395.48977049816</text:p>
          </table:table-cell>
        </table:table-row>
        <table:table-row table:style-name="ro1">
          <table:table-cell/>
          <table:table-cell office:value-type="float" office:value="9.43" calcext:value-type="float">
            <text:p>9.43</text:p>
          </table:table-cell>
          <table:table-cell office:value-type="float" office:value="1815.41" calcext:value-type="float">
            <text:p>1815.41</text:p>
          </table:table-cell>
          <table:table-cell office:value-type="float" office:value="120.337" calcext:value-type="float">
            <text:p>120.337</text:p>
          </table:table-cell>
          <table:table-cell/>
          <table:table-cell office:value-type="float" office:value="424463" calcext:value-type="float">
            <text:p>424463</text:p>
          </table:table-cell>
          <table:table-cell office:value-type="float" office:value="149924" calcext:value-type="float">
            <text:p>149924</text:p>
          </table:table-cell>
          <table:table-cell/>
          <table:table-cell table:formula="of:=[.F21]/[.B21]" office:value-type="float" office:value="45011.9830328738" calcext:value-type="float">
            <text:p>45011.9830328738</text:p>
          </table:table-cell>
          <table:table-cell table:formula="of:=[.F21]/[.C21]" office:value-type="float" office:value="233.811095014349" calcext:value-type="float">
            <text:p>233.811095014349</text:p>
          </table:table-cell>
          <table:table-cell table:formula="of:=[.F21]/[.D21]" office:value-type="float" office:value="3527.28587217564" calcext:value-type="float">
            <text:p>3527.28587217564</text:p>
          </table:table-cell>
        </table:table-row>
        <table:table-row table:style-name="ro1">
          <table:table-cell/>
          <table:table-cell office:value-type="float" office:value="9.013" calcext:value-type="float">
            <text:p>9.013</text:p>
          </table:table-cell>
          <table:table-cell office:value-type="float" office:value="707.76" calcext:value-type="float">
            <text:p>707.76</text:p>
          </table:table-cell>
          <table:table-cell office:value-type="float" office:value="92.474" calcext:value-type="float">
            <text:p>92.474</text:p>
          </table:table-cell>
          <table:table-cell/>
          <table:table-cell office:value-type="float" office:value="394720" calcext:value-type="float">
            <text:p>394720</text:p>
          </table:table-cell>
          <table:table-cell office:value-type="float" office:value="156812" calcext:value-type="float">
            <text:p>156812</text:p>
          </table:table-cell>
          <table:table-cell/>
          <table:table-cell table:formula="of:=[.F22]/[.B22]" office:value-type="float" office:value="43794.5190280706" calcext:value-type="float">
            <text:p>43794.5190280706</text:p>
          </table:table-cell>
          <table:table-cell table:formula="of:=[.F22]/[.C22]" office:value-type="float" office:value="557.703176217927" calcext:value-type="float">
            <text:p>557.703176217927</text:p>
          </table:table-cell>
          <table:table-cell table:formula="of:=[.F22]/[.D22]" office:value-type="float" office:value="4268.44302182235" calcext:value-type="float">
            <text:p>4268.44302182235</text:p>
          </table:table-cell>
        </table:table-row>
        <table:table-row table:style-name="ro1">
          <table:table-cell/>
          <table:table-cell office:value-type="float" office:value="6.095" calcext:value-type="float">
            <text:p>6.095</text:p>
          </table:table-cell>
          <table:table-cell office:value-type="float" office:value="2582.387" calcext:value-type="float">
            <text:p>2582.387</text:p>
          </table:table-cell>
          <table:table-cell office:value-type="float" office:value="69.087" calcext:value-type="float">
            <text:p>69.087</text:p>
          </table:table-cell>
          <table:table-cell/>
          <table:table-cell office:value-type="float" office:value="343714" calcext:value-type="float">
            <text:p>343714</text:p>
          </table:table-cell>
          <table:table-cell office:value-type="float" office:value="120604" calcext:value-type="float">
            <text:p>120604</text:p>
          </table:table-cell>
          <table:table-cell/>
          <table:table-cell table:formula="of:=[.F23]/[.B23]" office:value-type="float" office:value="56392.7809680066" calcext:value-type="float">
            <text:p>56392.7809680066</text:p>
          </table:table-cell>
          <table:table-cell table:formula="of:=[.F23]/[.C23]" office:value-type="float" office:value="133.099337938117" calcext:value-type="float">
            <text:p>133.099337938117</text:p>
          </table:table-cell>
          <table:table-cell table:formula="of:=[.F23]/[.D23]" office:value-type="float" office:value="4975.08938005703" calcext:value-type="float">
            <text:p>4975.08938005703</text:p>
          </table:table-cell>
        </table:table-row>
        <table:table-row table:style-name="ro1">
          <table:table-cell/>
          <table:table-cell office:value-type="float" office:value="51.102" calcext:value-type="float">
            <text:p>51.102</text:p>
          </table:table-cell>
          <table:table-cell office:value-type="float" office:value="4103.512" calcext:value-type="float">
            <text:p>4103.512</text:p>
          </table:table-cell>
          <table:table-cell office:value-type="float" office:value="654.95" calcext:value-type="float">
            <text:p>654.95</text:p>
          </table:table-cell>
          <table:table-cell/>
          <table:table-cell office:value-type="float" office:value="938831" calcext:value-type="float">
            <text:p>938831</text:p>
          </table:table-cell>
          <table:table-cell office:value-type="float" office:value="351480" calcext:value-type="float">
            <text:p>351480</text:p>
          </table:table-cell>
          <table:table-cell/>
          <table:table-cell table:formula="of:=[.F24]/[.B24]" office:value-type="float" office:value="18371.7075652616" calcext:value-type="float">
            <text:p>18371.7075652616</text:p>
          </table:table-cell>
          <table:table-cell table:formula="of:=[.F24]/[.C24]" office:value-type="float" office:value="228.787194968602" calcext:value-type="float">
            <text:p>228.787194968602</text:p>
          </table:table-cell>
          <table:table-cell table:formula="of:=[.F24]/[.D24]" office:value-type="float" office:value="1433.43919383159" calcext:value-type="float">
            <text:p>1433.43919383159</text:p>
          </table:table-cell>
        </table:table-row>
        <table:table-row table:style-name="ro1">
          <table:table-cell/>
          <table:table-cell office:value-type="float" office:value="44.84" calcext:value-type="float">
            <text:p>44.84</text:p>
          </table:table-cell>
          <table:table-cell office:value-type="float" office:value="7685.882" calcext:value-type="float">
            <text:p>7685.882</text:p>
          </table:table-cell>
          <table:table-cell office:value-type="float" office:value="588.874" calcext:value-type="float">
            <text:p>588.874</text:p>
          </table:table-cell>
          <table:table-cell/>
          <table:table-cell office:value-type="float" office:value="869294" calcext:value-type="float">
            <text:p>869294</text:p>
          </table:table-cell>
          <table:table-cell office:value-type="float" office:value="334609" calcext:value-type="float">
            <text:p>334609</text:p>
          </table:table-cell>
          <table:table-cell/>
          <table:table-cell table:formula="of:=[.F25]/[.B25]" office:value-type="float" office:value="19386.5744870651" calcext:value-type="float">
            <text:p>19386.5744870651</text:p>
          </table:table-cell>
          <table:table-cell table:formula="of:=[.F25]/[.C25]" office:value-type="float" office:value="113.102699208757" calcext:value-type="float">
            <text:p>113.102699208757</text:p>
          </table:table-cell>
          <table:table-cell table:formula="of:=[.F25]/[.D25]" office:value-type="float" office:value="1476.19694535673" calcext:value-type="float">
            <text:p>1476.19694535673</text:p>
          </table:table-cell>
        </table:table-row>
        <table:table-row table:style-name="ro1">
          <table:table-cell/>
          <table:table-cell office:value-type="float" office:value="9.277" calcext:value-type="float">
            <text:p>9.277</text:p>
          </table:table-cell>
          <table:table-cell office:value-type="float" office:value="1535.73" calcext:value-type="float">
            <text:p>1535.73</text:p>
          </table:table-cell>
          <table:table-cell office:value-type="float" office:value="108.313" calcext:value-type="float">
            <text:p>108.313</text:p>
          </table:table-cell>
          <table:table-cell/>
          <table:table-cell office:value-type="float" office:value="417342" calcext:value-type="float">
            <text:p>417342</text:p>
          </table:table-cell>
          <table:table-cell office:value-type="float" office:value="152598" calcext:value-type="float">
            <text:p>152598</text:p>
          </table:table-cell>
          <table:table-cell/>
          <table:table-cell table:formula="of:=[.F26]/[.B26]" office:value-type="float" office:value="44986.741403471" calcext:value-type="float">
            <text:p>44986.741403471</text:p>
          </table:table-cell>
          <table:table-cell table:formula="of:=[.F26]/[.C26]" office:value-type="float" office:value="271.754800648551" calcext:value-type="float">
            <text:p>271.754800648551</text:p>
          </table:table-cell>
          <table:table-cell table:formula="of:=[.F26]/[.D26]" office:value-type="float" office:value="3853.11089158273" calcext:value-type="float">
            <text:p>3853.11089158273</text:p>
          </table:table-cell>
        </table:table-row>
        <table:table-row table:style-name="ro1">
          <table:table-cell/>
          <table:table-cell office:value-type="float" office:value="29.922" calcext:value-type="float">
            <text:p>29.922</text:p>
          </table:table-cell>
          <table:table-cell office:value-type="float" office:value="7382.638" calcext:value-type="float">
            <text:p>7382.638</text:p>
          </table:table-cell>
          <table:table-cell office:value-type="float" office:value="327.355" calcext:value-type="float">
            <text:p>327.355</text:p>
          </table:table-cell>
          <table:table-cell/>
          <table:table-cell office:value-type="float" office:value="680686" calcext:value-type="float">
            <text:p>680686</text:p>
          </table:table-cell>
          <table:table-cell office:value-type="float" office:value="284439" calcext:value-type="float">
            <text:p>284439</text:p>
          </table:table-cell>
          <table:table-cell/>
          <table:table-cell table:formula="of:=[.F27]/[.B27]" office:value-type="float" office:value="22748.6799010761" calcext:value-type="float">
            <text:p>22748.6799010761</text:p>
          </table:table-cell>
          <table:table-cell table:formula="of:=[.F27]/[.C27]" office:value-type="float" office:value="92.2009178832824" calcext:value-type="float">
            <text:p>92.2009178832824</text:p>
          </table:table-cell>
          <table:table-cell table:formula="of:=[.F27]/[.D27]" office:value-type="float" office:value="2079.35116311038" calcext:value-type="float">
            <text:p>2079.35116311038</text:p>
          </table:table-cell>
        </table:table-row>
        <table:table-row table:style-name="ro1">
          <table:table-cell/>
          <table:table-cell office:value-type="float" office:value="84.838" calcext:value-type="float">
            <text:p>84.838</text:p>
          </table:table-cell>
          <table:table-cell office:value-type="float" office:value="6747.98" calcext:value-type="float">
            <text:p>6747.98</text:p>
          </table:table-cell>
          <table:table-cell office:value-type="float" office:value="1066.435" calcext:value-type="float">
            <text:p>1066.435</text:p>
          </table:table-cell>
          <table:table-cell/>
          <table:table-cell office:value-type="float" office:value="1226200" calcext:value-type="float">
            <text:p>1226200</text:p>
          </table:table-cell>
          <table:table-cell office:value-type="float" office:value="443610" calcext:value-type="float">
            <text:p>443610</text:p>
          </table:table-cell>
          <table:table-cell/>
          <table:table-cell table:formula="of:=[.F28]/[.B28]" office:value-type="float" office:value="14453.4288879983" calcext:value-type="float">
            <text:p>14453.4288879983</text:p>
          </table:table-cell>
          <table:table-cell table:formula="of:=[.F28]/[.C28]" office:value-type="float" office:value="181.713638748188" calcext:value-type="float">
            <text:p>181.713638748188</text:p>
          </table:table-cell>
          <table:table-cell table:formula="of:=[.F28]/[.D28]" office:value-type="float" office:value="1149.81222484258" calcext:value-type="float">
            <text:p>1149.81222484258</text:p>
          </table:table-cell>
        </table:table-row>
        <table:table-row table:style-name="ro1">
          <table:table-cell/>
          <table:table-cell office:value-type="float" office:value="11.72" calcext:value-type="float">
            <text:p>11.72</text:p>
          </table:table-cell>
          <table:table-cell office:value-type="float" office:value="726.763" calcext:value-type="float">
            <text:p>726.763</text:p>
          </table:table-cell>
          <table:table-cell office:value-type="float" office:value="115.075" calcext:value-type="float">
            <text:p>115.075</text:p>
          </table:table-cell>
          <table:table-cell/>
          <table:table-cell office:value-type="float" office:value="423817" calcext:value-type="float">
            <text:p>423817</text:p>
          </table:table-cell>
          <table:table-cell office:value-type="float" office:value="187222" calcext:value-type="float">
            <text:p>187222</text:p>
          </table:table-cell>
          <table:table-cell/>
          <table:table-cell table:formula="of:=[.F29]/[.B29]" office:value-type="float" office:value="36161.8600682594" calcext:value-type="float">
            <text:p>36161.8600682594</text:p>
          </table:table-cell>
          <table:table-cell table:formula="of:=[.F29]/[.C29]" office:value-type="float" office:value="583.157095229119" calcext:value-type="float">
            <text:p>583.157095229119</text:p>
          </table:table-cell>
          <table:table-cell table:formula="of:=[.F29]/[.D29]" office:value-type="float" office:value="3682.96328481425" calcext:value-type="float">
            <text:p>3682.96328481425</text:p>
          </table:table-cell>
        </table:table-row>
        <table:table-row table:style-name="ro1">
          <table:table-cell/>
          <table:table-cell office:value-type="float" office:value="2.735" calcext:value-type="float">
            <text:p>2.735</text:p>
          </table:table-cell>
          <table:table-cell office:value-type="float" office:value="198.526" calcext:value-type="float">
            <text:p>198.526</text:p>
          </table:table-cell>
          <table:table-cell office:value-type="float" office:value="24.077" calcext:value-type="float">
            <text:p>24.077</text:p>
          </table:table-cell>
          <table:table-cell/>
          <table:table-cell office:value-type="float" office:value="202355" calcext:value-type="float">
            <text:p>202355</text:p>
          </table:table-cell>
          <table:table-cell office:value-type="float" office:value="99532" calcext:value-type="float">
            <text:p>99532</text:p>
          </table:table-cell>
          <table:table-cell/>
          <table:table-cell table:formula="of:=[.F30]/[.B30]" office:value-type="float" office:value="73987.2029250457" calcext:value-type="float">
            <text:p>73987.2029250457</text:p>
          </table:table-cell>
          <table:table-cell table:formula="of:=[.F30]/[.C30]" office:value-type="float" office:value="1019.287146268" calcext:value-type="float">
            <text:p>1019.287146268</text:p>
          </table:table-cell>
          <table:table-cell table:formula="of:=[.F30]/[.D30]" office:value-type="float" office:value="8404.4939153549" calcext:value-type="float">
            <text:p>8404.4939153549</text:p>
          </table:table-cell>
        </table:table-row>
        <table:table-row table:style-name="ro1">
          <table:table-cell/>
          <table:table-cell office:value-type="float" office:value="24.605" calcext:value-type="float">
            <text:p>24.605</text:p>
          </table:table-cell>
          <table:table-cell office:value-type="float" office:value="1944.132" calcext:value-type="float">
            <text:p>1944.132</text:p>
          </table:table-cell>
          <table:table-cell office:value-type="float" office:value="307.621" calcext:value-type="float">
            <text:p>307.621</text:p>
          </table:table-cell>
          <table:table-cell/>
          <table:table-cell office:value-type="float" office:value="674460" calcext:value-type="float">
            <text:p>674460</text:p>
          </table:table-cell>
          <table:table-cell office:value-type="float" office:value="241646" calcext:value-type="float">
            <text:p>241646</text:p>
          </table:table-cell>
          <table:table-cell/>
          <table:table-cell table:formula="of:=[.F31]/[.B31]" office:value-type="float" office:value="27411.5017272912" calcext:value-type="float">
            <text:p>27411.5017272912</text:p>
          </table:table-cell>
          <table:table-cell table:formula="of:=[.F31]/[.C31]" office:value-type="float" office:value="346.920888087846" calcext:value-type="float">
            <text:p>346.920888087846</text:p>
          </table:table-cell>
          <table:table-cell table:formula="of:=[.F31]/[.D31]" office:value-type="float" office:value="2192.50311259634" calcext:value-type="float">
            <text:p>2192.50311259634</text:p>
          </table:table-cell>
        </table:table-row>
        <table:table-row table:style-name="ro1">
          <table:table-cell/>
          <table:table-cell office:value-type="float" office:value="15.607" calcext:value-type="float">
            <text:p>15.607</text:p>
          </table:table-cell>
          <table:table-cell office:value-type="float" office:value="1378.114" calcext:value-type="float">
            <text:p>1378.114</text:p>
          </table:table-cell>
          <table:table-cell office:value-type="float" office:value="243.277" calcext:value-type="float">
            <text:p>243.277</text:p>
          </table:table-cell>
          <table:table-cell/>
          <table:table-cell office:value-type="float" office:value="519379" calcext:value-type="float">
            <text:p>519379</text:p>
          </table:table-cell>
          <table:table-cell office:value-type="float" office:value="190380" calcext:value-type="float">
            <text:p>190380</text:p>
          </table:table-cell>
          <table:table-cell/>
          <table:table-cell table:formula="of:=[.F32]/[.B32]" office:value-type="float" office:value="33278.5929390658" calcext:value-type="float">
            <text:p>33278.5929390658</text:p>
          </table:table-cell>
          <table:table-cell table:formula="of:=[.F32]/[.C32]" office:value-type="float" office:value="376.876658970158" calcext:value-type="float">
            <text:p>376.876658970158</text:p>
          </table:table-cell>
          <table:table-cell table:formula="of:=[.F32]/[.D32]" office:value-type="float" office:value="2134.92849714523" calcext:value-type="float">
            <text:p>2134.92849714523</text:p>
          </table:table-cell>
        </table:table-row>
        <table:table-row table:style-name="ro1">
          <table:table-cell/>
          <table:table-cell office:value-type="float" office:value="3.336" calcext:value-type="float">
            <text:p>3.336</text:p>
          </table:table-cell>
          <table:table-cell office:value-type="float" office:value="747.331" calcext:value-type="float">
            <text:p>747.331</text:p>
          </table:table-cell>
          <table:table-cell office:value-type="float" office:value="41.825" calcext:value-type="float">
            <text:p>41.825</text:p>
          </table:table-cell>
          <table:table-cell/>
          <table:table-cell office:value-type="float" office:value="257801" calcext:value-type="float">
            <text:p>257801</text:p>
          </table:table-cell>
          <table:table-cell office:value-type="float" office:value="92704" calcext:value-type="float">
            <text:p>92704</text:p>
          </table:table-cell>
          <table:table-cell/>
          <table:table-cell table:formula="of:=[.F33]/[.B33]" office:value-type="float" office:value="77278.4772182254" calcext:value-type="float">
            <text:p>77278.4772182254</text:p>
          </table:table-cell>
          <table:table-cell table:formula="of:=[.F33]/[.C33]" office:value-type="float" office:value="344.962272406738" calcext:value-type="float">
            <text:p>344.962272406738</text:p>
          </table:table-cell>
          <table:table-cell table:formula="of:=[.F33]/[.D33]" office:value-type="float" office:value="6163.80155409444" calcext:value-type="float">
            <text:p>6163.80155409444</text:p>
          </table:table-cell>
        </table:table-row>
        <table:table-row table:style-name="ro1">
          <table:table-cell/>
          <table:table-cell office:value-type="float" office:value="16.435" calcext:value-type="float">
            <text:p>16.435</text:p>
          </table:table-cell>
          <table:table-cell office:value-type="float" office:value="1242.014" calcext:value-type="float">
            <text:p>1242.014</text:p>
          </table:table-cell>
          <table:table-cell office:value-type="float" office:value="185.099" calcext:value-type="float">
            <text:p>185.099</text:p>
          </table:table-cell>
          <table:table-cell/>
          <table:table-cell office:value-type="float" office:value="546902" calcext:value-type="float">
            <text:p>546902</text:p>
          </table:table-cell>
          <table:table-cell office:value-type="float" office:value="195948" calcext:value-type="float">
            <text:p>195948</text:p>
          </table:table-cell>
          <table:table-cell/>
          <table:table-cell table:formula="of:=[.F34]/[.B34]" office:value-type="float" office:value="33276.6656525707" calcext:value-type="float">
            <text:p>33276.6656525707</text:p>
          </table:table-cell>
          <table:table-cell table:formula="of:=[.F34]/[.C34]" office:value-type="float" office:value="440.334811040777" calcext:value-type="float">
            <text:p>440.334811040777</text:p>
          </table:table-cell>
          <table:table-cell table:formula="of:=[.F34]/[.D34]" office:value-type="float" office:value="2954.64589219823" calcext:value-type="float">
            <text:p>2954.64589219823</text:p>
          </table:table-cell>
        </table:table-row>
        <table:table-row table:style-name="ro1">
          <table:table-cell/>
          <table:table-cell office:value-type="float" office:value="12.239" calcext:value-type="float">
            <text:p>12.239</text:p>
          </table:table-cell>
          <table:table-cell office:value-type="float" office:value="1001.466" calcext:value-type="float">
            <text:p>1001.466</text:p>
          </table:table-cell>
          <table:table-cell office:value-type="float" office:value="155.709" calcext:value-type="float">
            <text:p>155.709</text:p>
          </table:table-cell>
          <table:table-cell/>
          <table:table-cell office:value-type="float" office:value="487013" calcext:value-type="float">
            <text:p>487013</text:p>
          </table:table-cell>
          <table:table-cell office:value-type="float" office:value="170486" calcext:value-type="float">
            <text:p>170486</text:p>
          </table:table-cell>
          <table:table-cell/>
          <table:table-cell table:formula="of:=[.F35]/[.B35]" office:value-type="float" office:value="39791.894762644" calcext:value-type="float">
            <text:p>39791.894762644</text:p>
          </table:table-cell>
          <table:table-cell table:formula="of:=[.F35]/[.C35]" office:value-type="float" office:value="486.300084076744" calcext:value-type="float">
            <text:p>486.300084076744</text:p>
          </table:table-cell>
          <table:table-cell table:formula="of:=[.F35]/[.D35]" office:value-type="float" office:value="3127.71259207881" calcext:value-type="float">
            <text:p>3127.71259207881</text:p>
          </table:table-cell>
        </table:table-row>
        <table:table-row table:style-name="ro1">
          <table:table-cell/>
          <table:table-cell office:value-type="float" office:value="19.252" calcext:value-type="float">
            <text:p>19.252</text:p>
          </table:table-cell>
          <table:table-cell office:value-type="float" office:value="1349.005" calcext:value-type="float">
            <text:p>1349.005</text:p>
          </table:table-cell>
          <table:table-cell office:value-type="float" office:value="220.54" calcext:value-type="float">
            <text:p>220.54</text:p>
          </table:table-cell>
          <table:table-cell/>
          <table:table-cell office:value-type="float" office:value="578849" calcext:value-type="float">
            <text:p>578849</text:p>
          </table:table-cell>
          <table:table-cell office:value-type="float" office:value="230856" calcext:value-type="float">
            <text:p>230856</text:p>
          </table:table-cell>
          <table:table-cell/>
          <table:table-cell table:formula="of:=[.F36]/[.B36]" office:value-type="float" office:value="30066.9540826927" calcext:value-type="float">
            <text:p>30066.9540826927</text:p>
          </table:table-cell>
          <table:table-cell table:formula="of:=[.F36]/[.C36]" office:value-type="float" office:value="429.093294687566" calcext:value-type="float">
            <text:p>429.093294687566</text:p>
          </table:table-cell>
          <table:table-cell table:formula="of:=[.F36]/[.D36]" office:value-type="float" office:value="2624.68939874853" calcext:value-type="float">
            <text:p>2624.68939874853</text:p>
          </table:table-cell>
        </table:table-row>
        <table:table-row table:style-name="ro1">
          <table:table-cell/>
          <table:table-cell office:value-type="float" office:value="77.113" calcext:value-type="float">
            <text:p>77.113</text:p>
          </table:table-cell>
          <table:table-cell office:value-type="float" office:value="4301.281" calcext:value-type="float">
            <text:p>4301.281</text:p>
          </table:table-cell>
          <table:table-cell office:value-type="float" office:value="806.035" calcext:value-type="float">
            <text:p>806.035</text:p>
          </table:table-cell>
          <table:table-cell/>
          <table:table-cell office:value-type="float" office:value="1031367" calcext:value-type="float">
            <text:p>1031367</text:p>
          </table:table-cell>
          <table:table-cell office:value-type="float" office:value="478908" calcext:value-type="float">
            <text:p>478908</text:p>
          </table:table-cell>
          <table:table-cell/>
          <table:table-cell table:formula="of:=[.F37]/[.B37]" office:value-type="float" office:value="13374.7487453477" calcext:value-type="float">
            <text:p>13374.7487453477</text:p>
          </table:table-cell>
          <table:table-cell table:formula="of:=[.F37]/[.C37]" office:value-type="float" office:value="239.781358158186" calcext:value-type="float">
            <text:p>239.781358158186</text:p>
          </table:table-cell>
          <table:table-cell table:formula="of:=[.F37]/[.D37]" office:value-type="float" office:value="1279.55609868058" calcext:value-type="float">
            <text:p>1279.55609868058</text:p>
          </table:table-cell>
        </table:table-row>
        <table:table-row table:style-name="ro1">
          <table:table-cell/>
          <table:table-cell office:value-type="float" office:value="0.073" calcext:value-type="float">
            <text:p>0.073</text:p>
          </table:table-cell>
          <table:table-cell office:value-type="float" office:value="3.882" calcext:value-type="float">
            <text:p>3.882</text:p>
          </table:table-cell>
          <table:table-cell office:value-type="float" office:value="0.582" calcext:value-type="float">
            <text:p>0.582</text:p>
          </table:table-cell>
          <table:table-cell/>
          <table:table-cell office:value-type="float" office:value="33114" calcext:value-type="float">
            <text:p>33114</text:p>
          </table:table-cell>
          <table:table-cell office:value-type="float" office:value="14018" calcext:value-type="float">
            <text:p>14018</text:p>
          </table:table-cell>
          <table:table-cell/>
          <table:table-cell table:formula="of:=[.F38]/[.B38]" office:value-type="float" office:value="453616.438356164" calcext:value-type="float">
            <text:p>453616.438356164</text:p>
          </table:table-cell>
          <table:table-cell table:formula="of:=[.F38]/[.C38]" office:value-type="float" office:value="8530.13910355487" calcext:value-type="float">
            <text:p>8530.13910355487</text:p>
          </table:table-cell>
          <table:table-cell table:formula="of:=[.F38]/[.D38]" office:value-type="float" office:value="56896.9072164949" calcext:value-type="float">
            <text:p>56896.9072164949</text:p>
          </table:table-cell>
        </table:table-row>
        <table:table-row table:style-name="ro1">
          <table:table-cell/>
          <table:table-cell office:value-type="float" office:value="52.087" calcext:value-type="float">
            <text:p>52.087</text:p>
          </table:table-cell>
          <table:table-cell office:value-type="float" office:value="3427.436" calcext:value-type="float">
            <text:p>3427.436</text:p>
          </table:table-cell>
          <table:table-cell office:value-type="float" office:value="518.477" calcext:value-type="float">
            <text:p>518.477</text:p>
          </table:table-cell>
          <table:table-cell/>
          <table:table-cell office:value-type="float" office:value="919664" calcext:value-type="float">
            <text:p>919664</text:p>
          </table:table-cell>
          <table:table-cell office:value-type="float" office:value="367288" calcext:value-type="float">
            <text:p>367288</text:p>
          </table:table-cell>
          <table:table-cell/>
          <table:table-cell table:formula="of:=[.F39]/[.B39]" office:value-type="float" office:value="17656.305796072" calcext:value-type="float">
            <text:p>17656.305796072</text:p>
          </table:table-cell>
          <table:table-cell table:formula="of:=[.F39]/[.C39]" office:value-type="float" office:value="268.324193362035" calcext:value-type="float">
            <text:p>268.324193362035</text:p>
          </table:table-cell>
          <table:table-cell table:formula="of:=[.F39]/[.D39]" office:value-type="float" office:value="1773.77974336374" calcext:value-type="float">
            <text:p>1773.77974336374</text:p>
          </table:table-cell>
        </table:table-row>
        <table:table-row table:style-name="ro1">
          <table:table-cell/>
          <table:table-cell office:value-type="float" office:value="35.045" calcext:value-type="float">
            <text:p>35.045</text:p>
          </table:table-cell>
          <table:table-cell office:value-type="float" office:value="2801.369" calcext:value-type="float">
            <text:p>2801.369</text:p>
          </table:table-cell>
          <table:table-cell office:value-type="float" office:value="504.664" calcext:value-type="float">
            <text:p>504.664</text:p>
          </table:table-cell>
          <table:table-cell/>
          <table:table-cell office:value-type="float" office:value="801749" calcext:value-type="float">
            <text:p>801749</text:p>
          </table:table-cell>
          <table:table-cell office:value-type="float" office:value="285580" calcext:value-type="float">
            <text:p>285580</text:p>
          </table:table-cell>
          <table:table-cell/>
          <table:table-cell table:formula="of:=[.F40]/[.B40]" office:value-type="float" office:value="22877.7000998716" calcext:value-type="float">
            <text:p>22877.7000998716</text:p>
          </table:table-cell>
          <table:table-cell table:formula="of:=[.F40]/[.C40]" office:value-type="float" office:value="286.198997704337" calcext:value-type="float">
            <text:p>286.198997704337</text:p>
          </table:table-cell>
          <table:table-cell table:formula="of:=[.F40]/[.D40]" office:value-type="float" office:value="1588.67880411521" calcext:value-type="float">
            <text:p>1588.67880411521</text:p>
          </table:table-cell>
        </table:table-row>
        <table:table-row table:style-name="ro1">
          <table:table-cell/>
          <table:table-cell office:value-type="float" office:value="19.69" calcext:value-type="float">
            <text:p>19.69</text:p>
          </table:table-cell>
          <table:table-cell office:value-type="float" office:value="3146.922" calcext:value-type="float">
            <text:p>3146.922</text:p>
          </table:table-cell>
          <table:table-cell office:value-type="float" office:value="225.172" calcext:value-type="float">
            <text:p>225.172</text:p>
          </table:table-cell>
          <table:table-cell/>
          <table:table-cell office:value-type="float" office:value="612344" calcext:value-type="float">
            <text:p>612344</text:p>
          </table:table-cell>
          <table:table-cell office:value-type="float" office:value="217188" calcext:value-type="float">
            <text:p>217188</text:p>
          </table:table-cell>
          <table:table-cell/>
          <table:table-cell table:formula="of:=[.F41]/[.B41]" office:value-type="float" office:value="31099.2381919756" calcext:value-type="float">
            <text:p>31099.2381919756</text:p>
          </table:table-cell>
          <table:table-cell table:formula="of:=[.F41]/[.C41]" office:value-type="float" office:value="194.585058034486" calcext:value-type="float">
            <text:p>194.585058034486</text:p>
          </table:table-cell>
          <table:table-cell table:formula="of:=[.F41]/[.D41]" office:value-type="float" office:value="2719.45002042883" calcext:value-type="float">
            <text:p>2719.45002042883</text:p>
          </table:table-cell>
        </table:table-row>
        <table:table-row table:style-name="ro1">
          <table:table-cell/>
          <table:table-cell office:value-type="float" office:value="4.678" calcext:value-type="float">
            <text:p>4.678</text:p>
          </table:table-cell>
          <table:table-cell office:value-type="float" office:value="347.981" calcext:value-type="float">
            <text:p>347.981</text:p>
          </table:table-cell>
          <table:table-cell office:value-type="float" office:value="49.145" calcext:value-type="float">
            <text:p>49.145</text:p>
          </table:table-cell>
          <table:table-cell/>
          <table:table-cell office:value-type="float" office:value="271451" calcext:value-type="float">
            <text:p>271451</text:p>
          </table:table-cell>
          <table:table-cell office:value-type="float" office:value="121314" calcext:value-type="float">
            <text:p>121314</text:p>
          </table:table-cell>
          <table:table-cell/>
          <table:table-cell table:formula="of:=[.F42]/[.B42]" office:value-type="float" office:value="58027.1483539974" calcext:value-type="float">
            <text:p>58027.1483539974</text:p>
          </table:table-cell>
          <table:table-cell table:formula="of:=[.F42]/[.C42]" office:value-type="float" office:value="780.074199453419" calcext:value-type="float">
            <text:p>780.074199453419</text:p>
          </table:table-cell>
          <table:table-cell table:formula="of:=[.F42]/[.D42]" office:value-type="float" office:value="5523.47136026045" calcext:value-type="float">
            <text:p>5523.47136026045</text:p>
          </table:table-cell>
        </table:table-row>
        <table:table-row table:style-name="ro1">
          <table:table-cell/>
          <table:table-cell office:value-type="float" office:value="10.301" calcext:value-type="float">
            <text:p>10.301</text:p>
          </table:table-cell>
          <table:table-cell office:value-type="float" office:value="644.587" calcext:value-type="float">
            <text:p>644.587</text:p>
          </table:table-cell>
          <table:table-cell office:value-type="float" office:value="117.178" calcext:value-type="float">
            <text:p>117.178</text:p>
          </table:table-cell>
          <table:table-cell/>
          <table:table-cell office:value-type="float" office:value="404819" calcext:value-type="float">
            <text:p>404819</text:p>
          </table:table-cell>
          <table:table-cell office:value-type="float" office:value="173524" calcext:value-type="float">
            <text:p>173524</text:p>
          </table:table-cell>
          <table:table-cell/>
          <table:table-cell table:formula="of:=[.F43]/[.B43]" office:value-type="float" office:value="39299.0000970779" calcext:value-type="float">
            <text:p>39299.0000970779</text:p>
          </table:table-cell>
          <table:table-cell table:formula="of:=[.F43]/[.C43]" office:value-type="float" office:value="628.028489559982" calcext:value-type="float">
            <text:p>628.028489559982</text:p>
          </table:table-cell>
          <table:table-cell table:formula="of:=[.F43]/[.D43]" office:value-type="float" office:value="3454.73553056034" calcext:value-type="float">
            <text:p>3454.73553056034</text:p>
          </table:table-cell>
        </table:table-row>
        <table:table-row table:style-name="ro1">
          <table:table-cell/>
          <table:table-cell office:value-type="float" office:value="27.111" calcext:value-type="float">
            <text:p>27.111</text:p>
          </table:table-cell>
          <table:table-cell office:value-type="float" office:value="2542.964" calcext:value-type="float">
            <text:p>2542.964</text:p>
          </table:table-cell>
          <table:table-cell office:value-type="float" office:value="354.034" calcext:value-type="float">
            <text:p>354.034</text:p>
          </table:table-cell>
          <table:table-cell/>
          <table:table-cell office:value-type="float" office:value="688454" calcext:value-type="float">
            <text:p>688454</text:p>
          </table:table-cell>
          <table:table-cell office:value-type="float" office:value="256786" calcext:value-type="float">
            <text:p>256786</text:p>
          </table:table-cell>
          <table:table-cell/>
          <table:table-cell table:formula="of:=[.F44]/[.B44]" office:value-type="float" office:value="25393.8991553244" calcext:value-type="float">
            <text:p>25393.8991553244</text:p>
          </table:table-cell>
          <table:table-cell table:formula="of:=[.F44]/[.C44]" office:value-type="float" office:value="270.728960378519" calcext:value-type="float">
            <text:p>270.728960378519</text:p>
          </table:table-cell>
          <table:table-cell table:formula="of:=[.F44]/[.D44]" office:value-type="float" office:value="1944.59854138303" calcext:value-type="float">
            <text:p>1944.59854138303</text:p>
          </table:table-cell>
        </table:table-row>
        <table:table-row table:style-name="ro1">
          <table:table-cell/>
          <table:table-cell office:value-type="float" office:value="30.679" calcext:value-type="float">
            <text:p>30.679</text:p>
          </table:table-cell>
          <table:table-cell office:value-type="float" office:value="2138.718" calcext:value-type="float">
            <text:p>2138.718</text:p>
          </table:table-cell>
          <table:table-cell office:value-type="float" office:value="324.713" calcext:value-type="float">
            <text:p>324.713</text:p>
          </table:table-cell>
          <table:table-cell/>
          <table:table-cell office:value-type="float" office:value="726700" calcext:value-type="float">
            <text:p>726700</text:p>
          </table:table-cell>
          <table:table-cell office:value-type="float" office:value="278834" calcext:value-type="float">
            <text:p>278834</text:p>
          </table:table-cell>
          <table:table-cell/>
          <table:table-cell table:formula="of:=[.F45]/[.B45]" office:value-type="float" office:value="23687.2127513935" calcext:value-type="float">
            <text:p>23687.2127513935</text:p>
          </table:table-cell>
          <table:table-cell table:formula="of:=[.F45]/[.C45]" office:value-type="float" office:value="339.782991493035" calcext:value-type="float">
            <text:p>339.782991493035</text:p>
          </table:table-cell>
          <table:table-cell table:formula="of:=[.F45]/[.D45]" office:value-type="float" office:value="2237.97630522954" calcext:value-type="float">
            <text:p>2237.97630522954</text:p>
          </table:table-cell>
        </table:table-row>
        <table:table-row table:style-name="ro1">
          <table:table-cell/>
          <table:table-cell office:value-type="float" office:value="17.144" calcext:value-type="float">
            <text:p>17.144</text:p>
          </table:table-cell>
          <table:table-cell office:value-type="float" office:value="1522.958" calcext:value-type="float">
            <text:p>1522.958</text:p>
          </table:table-cell>
          <table:table-cell office:value-type="float" office:value="196.133" calcext:value-type="float">
            <text:p>196.133</text:p>
          </table:table-cell>
          <table:table-cell/>
          <table:table-cell office:value-type="float" office:value="525730" calcext:value-type="float">
            <text:p>525730</text:p>
          </table:table-cell>
          <table:table-cell office:value-type="float" office:value="211284" calcext:value-type="float">
            <text:p>211284</text:p>
          </table:table-cell>
          <table:table-cell/>
          <table:table-cell table:formula="of:=[.F46]/[.B46]" office:value-type="float" office:value="30665.5389640691" calcext:value-type="float">
            <text:p>30665.5389640691</text:p>
          </table:table-cell>
          <table:table-cell table:formula="of:=[.F46]/[.C46]" office:value-type="float" office:value="345.203216372349" calcext:value-type="float">
            <text:p>345.203216372349</text:p>
          </table:table-cell>
          <table:table-cell table:formula="of:=[.F46]/[.D46]" office:value-type="float" office:value="2680.47702324443" calcext:value-type="float">
            <text:p>2680.47702324443</text:p>
          </table:table-cell>
        </table:table-row>
        <table:table-row table:style-name="ro1">
          <table:table-cell/>
          <table:table-cell office:value-type="float" office:value="10.342" calcext:value-type="float">
            <text:p>10.342</text:p>
          </table:table-cell>
          <table:table-cell office:value-type="float" office:value="655.083" calcext:value-type="float">
            <text:p>655.083</text:p>
          </table:table-cell>
          <table:table-cell office:value-type="float" office:value="113.257" calcext:value-type="float">
            <text:p>113.257</text:p>
          </table:table-cell>
          <table:table-cell/>
          <table:table-cell office:value-type="float" office:value="427670" calcext:value-type="float">
            <text:p>427670</text:p>
          </table:table-cell>
          <table:table-cell office:value-type="float" office:value="168230" calcext:value-type="float">
            <text:p>168230</text:p>
          </table:table-cell>
          <table:table-cell/>
          <table:table-cell table:formula="of:=[.F47]/[.B47]" office:value-type="float" office:value="41352.73641462" calcext:value-type="float">
            <text:p>41352.73641462</text:p>
          </table:table-cell>
          <table:table-cell table:formula="of:=[.F47]/[.C47]" office:value-type="float" office:value="652.848570333836" calcext:value-type="float">
            <text:p>652.848570333836</text:p>
          </table:table-cell>
          <table:table-cell table:formula="of:=[.F47]/[.D47]" office:value-type="float" office:value="3776.10213938211" calcext:value-type="float">
            <text:p>3776.10213938211</text:p>
          </table:table-cell>
        </table:table-row>
        <table:table-row table:style-name="ro1">
          <table:table-cell/>
          <table:table-cell office:value-type="float" office:value="0.616" calcext:value-type="float">
            <text:p>0.616</text:p>
          </table:table-cell>
          <table:table-cell office:value-type="float" office:value="48.833" calcext:value-type="float">
            <text:p>48.833</text:p>
          </table:table-cell>
          <table:table-cell office:value-type="float" office:value="5.834" calcext:value-type="float">
            <text:p>5.834</text:p>
          </table:table-cell>
          <table:table-cell/>
          <table:table-cell office:value-type="float" office:value="106290" calcext:value-type="float">
            <text:p>106290</text:p>
          </table:table-cell>
          <table:table-cell office:value-type="float" office:value="40658" calcext:value-type="float">
            <text:p>40658</text:p>
          </table:table-cell>
          <table:table-cell/>
          <table:table-cell table:formula="of:=[.F48]/[.B48]" office:value-type="float" office:value="172548.701298701" calcext:value-type="float">
            <text:p>172548.701298701</text:p>
          </table:table-cell>
          <table:table-cell table:formula="of:=[.F48]/[.C48]" office:value-type="float" office:value="2176.6018880675" calcext:value-type="float">
            <text:p>2176.6018880675</text:p>
          </table:table-cell>
          <table:table-cell table:formula="of:=[.F48]/[.D48]" office:value-type="float" office:value="18219.0606787796" calcext:value-type="float">
            <text:p>18219.0606787796</text:p>
          </table:table-cell>
        </table:table-row>
        <table:table-row table:style-name="ro1">
          <table:table-cell/>
          <table:table-cell office:value-type="float" office:value="5.631" calcext:value-type="float">
            <text:p>5.631</text:p>
          </table:table-cell>
          <table:table-cell office:value-type="float" office:value="459.262" calcext:value-type="float">
            <text:p>459.262</text:p>
          </table:table-cell>
          <table:table-cell office:value-type="float" office:value="63.928" calcext:value-type="float">
            <text:p>63.928</text:p>
          </table:table-cell>
          <table:table-cell/>
          <table:table-cell office:value-type="float" office:value="315030" calcext:value-type="float">
            <text:p>315030</text:p>
          </table:table-cell>
          <table:table-cell office:value-type="float" office:value="130250" calcext:value-type="float">
            <text:p>130250</text:p>
          </table:table-cell>
          <table:table-cell/>
          <table:table-cell table:formula="of:=[.F49]/[.B49]" office:value-type="float" office:value="55945.6579648375" calcext:value-type="float">
            <text:p>55945.6579648375</text:p>
          </table:table-cell>
          <table:table-cell table:formula="of:=[.F49]/[.C49]" office:value-type="float" office:value="685.948325792249" calcext:value-type="float">
            <text:p>685.948325792249</text:p>
          </table:table-cell>
          <table:table-cell table:formula="of:=[.F49]/[.D49]" office:value-type="float" office:value="4927.88762357652" calcext:value-type="float">
            <text:p>4927.88762357652</text:p>
          </table:table-cell>
        </table:table-row>
        <table:table-row table:style-name="ro1">
          <table:table-cell/>
          <table:table-cell office:value-type="float" office:value="37.862" calcext:value-type="float">
            <text:p>37.862</text:p>
          </table:table-cell>
          <table:table-cell office:value-type="float" office:value="2821.302" calcext:value-type="float">
            <text:p>2821.302</text:p>
          </table:table-cell>
          <table:table-cell office:value-type="float" office:value="477.752" calcext:value-type="float">
            <text:p>477.752</text:p>
          </table:table-cell>
          <table:table-cell/>
          <table:table-cell office:value-type="float" office:value="840939" calcext:value-type="float">
            <text:p>840939</text:p>
          </table:table-cell>
          <table:table-cell office:value-type="float" office:value="300404" calcext:value-type="float">
            <text:p>300404</text:p>
          </table:table-cell>
          <table:table-cell/>
          <table:table-cell table:formula="of:=[.F50]/[.B50]" office:value-type="float" office:value="22210.6333527019" calcext:value-type="float">
            <text:p>22210.6333527019</text:p>
          </table:table-cell>
          <table:table-cell table:formula="of:=[.F50]/[.C50]" office:value-type="float" office:value="298.067700657356" calcext:value-type="float">
            <text:p>298.067700657356</text:p>
          </table:table-cell>
          <table:table-cell table:formula="of:=[.F50]/[.D50]" office:value-type="float" office:value="1760.19985264321" calcext:value-type="float">
            <text:p>1760.19985264321</text:p>
          </table:table-cell>
        </table:table-row>
        <table:table-row table:style-name="ro1">
          <table:table-cell/>
          <table:table-cell office:value-type="float" office:value="17.537" calcext:value-type="float">
            <text:p>17.537</text:p>
          </table:table-cell>
          <table:table-cell office:value-type="float" office:value="1366.273" calcext:value-type="float">
            <text:p>1366.273</text:p>
          </table:table-cell>
          <table:table-cell office:value-type="float" office:value="205.036" calcext:value-type="float">
            <text:p>205.036</text:p>
          </table:table-cell>
          <table:table-cell/>
          <table:table-cell office:value-type="float" office:value="571173" calcext:value-type="float">
            <text:p>571173</text:p>
          </table:table-cell>
          <table:table-cell office:value-type="float" office:value="206310" calcext:value-type="float">
            <text:p>206310</text:p>
          </table:table-cell>
          <table:table-cell/>
          <table:table-cell table:formula="of:=[.F51]/[.B51]" office:value-type="float" office:value="32569.5957119234" calcext:value-type="float">
            <text:p>32569.5957119234</text:p>
          </table:table-cell>
          <table:table-cell table:formula="of:=[.F51]/[.C51]" office:value-type="float" office:value="418.051882749641" calcext:value-type="float">
            <text:p>418.051882749641</text:p>
          </table:table-cell>
          <table:table-cell table:formula="of:=[.F51]/[.D51]" office:value-type="float" office:value="2785.7205563901" calcext:value-type="float">
            <text:p>2785.7205563901</text:p>
          </table:table-cell>
        </table:table-row>
        <table:table-row table:style-name="ro1">
          <table:table-cell/>
          <table:table-cell office:value-type="float" office:value="4.631" calcext:value-type="float">
            <text:p>4.631</text:p>
          </table:table-cell>
          <table:table-cell office:value-type="float" office:value="281.267" calcext:value-type="float">
            <text:p>281.267</text:p>
          </table:table-cell>
          <table:table-cell office:value-type="float" office:value="52.588" calcext:value-type="float">
            <text:p>52.588</text:p>
          </table:table-cell>
          <table:table-cell/>
          <table:table-cell office:value-type="float" office:value="277295" calcext:value-type="float">
            <text:p>277295</text:p>
          </table:table-cell>
          <table:table-cell office:value-type="float" office:value="116375" calcext:value-type="float">
            <text:p>116375</text:p>
          </table:table-cell>
          <table:table-cell/>
          <table:table-cell table:formula="of:=[.F52]/[.B52]" office:value-type="float" office:value="59877.9961131505" calcext:value-type="float">
            <text:p>59877.9961131505</text:p>
          </table:table-cell>
          <table:table-cell table:formula="of:=[.F52]/[.C52]" office:value-type="float" office:value="985.87818691848" calcext:value-type="float">
            <text:p>985.87818691848</text:p>
          </table:table-cell>
          <table:table-cell table:formula="of:=[.F52]/[.D52]" office:value-type="float" office:value="5272.97102000456" calcext:value-type="float">
            <text:p>5272.97102000456</text:p>
          </table:table-cell>
        </table:table-row>
        <table:table-row table:style-name="ro1">
          <table:table-cell/>
          <table:table-cell office:value-type="float" office:value="64.995" calcext:value-type="float">
            <text:p>64.995</text:p>
          </table:table-cell>
          <table:table-cell office:value-type="float" office:value="4855.538" calcext:value-type="float">
            <text:p>4855.538</text:p>
          </table:table-cell>
          <table:table-cell office:value-type="float" office:value="929.672" calcext:value-type="float">
            <text:p>929.672</text:p>
          </table:table-cell>
          <table:table-cell/>
          <table:table-cell office:value-type="float" office:value="1057967" calcext:value-type="float">
            <text:p>1057967</text:p>
          </table:table-cell>
          <table:table-cell office:value-type="float" office:value="393074" calcext:value-type="float">
            <text:p>393074</text:p>
          </table:table-cell>
          <table:table-cell/>
          <table:table-cell table:formula="of:=[.F53]/[.B53]" office:value-type="float" office:value="16277.6675128856" calcext:value-type="float">
            <text:p>16277.6675128856</text:p>
          </table:table-cell>
          <table:table-cell table:formula="of:=[.F53]/[.C53]" office:value-type="float" office:value="217.888728293343" calcext:value-type="float">
            <text:p>217.888728293343</text:p>
          </table:table-cell>
          <table:table-cell table:formula="of:=[.F53]/[.D53]" office:value-type="float" office:value="1138.00028397112" calcext:value-type="float">
            <text:p>1138.00028397112</text:p>
          </table:table-cell>
        </table:table-row>
        <table:table-row table:style-name="ro1">
          <table:table-cell/>
          <table:table-cell office:value-type="float" office:value="30.297" calcext:value-type="float">
            <text:p>30.297</text:p>
          </table:table-cell>
          <table:table-cell office:value-type="float" office:value="5938.108" calcext:value-type="float">
            <text:p>5938.108</text:p>
          </table:table-cell>
          <table:table-cell office:value-type="float" office:value="306.311" calcext:value-type="float">
            <text:p>306.311</text:p>
          </table:table-cell>
          <table:table-cell/>
          <table:table-cell office:value-type="float" office:value="705220" calcext:value-type="float">
            <text:p>705220</text:p>
          </table:table-cell>
          <table:table-cell office:value-type="float" office:value="281339" calcext:value-type="float">
            <text:p>281339</text:p>
          </table:table-cell>
          <table:table-cell/>
          <table:table-cell table:formula="of:=[.F54]/[.B54]" office:value-type="float" office:value="23276.8921015282" calcext:value-type="float">
            <text:p>23276.8921015282</text:p>
          </table:table-cell>
          <table:table-cell table:formula="of:=[.F54]/[.C54]" office:value-type="float" office:value="118.761733535328" calcext:value-type="float">
            <text:p>118.761733535328</text:p>
          </table:table-cell>
          <table:table-cell table:formula="of:=[.F54]/[.D54]" office:value-type="float" office:value="2302.30060298194" calcext:value-type="float">
            <text:p>2302.30060298194</text:p>
          </table:table-cell>
        </table:table-row>
        <table:table-row table:style-name="ro1">
          <table:table-cell/>
          <table:table-cell office:value-type="float" office:value="70.075" calcext:value-type="float">
            <text:p>70.075</text:p>
          </table:table-cell>
          <table:table-cell office:value-type="float" office:value="6830.292" calcext:value-type="float">
            <text:p>6830.292</text:p>
          </table:table-cell>
          <table:table-cell office:value-type="float" office:value="878.24" calcext:value-type="float">
            <text:p>878.24</text:p>
          </table:table-cell>
          <table:table-cell/>
          <table:table-cell office:value-type="float" office:value="1140513" calcext:value-type="float">
            <text:p>1140513</text:p>
          </table:table-cell>
          <table:table-cell office:value-type="float" office:value="393514" calcext:value-type="float">
            <text:p>393514</text:p>
          </table:table-cell>
          <table:table-cell/>
          <table:table-cell table:formula="of:=[.F55]/[.B55]" office:value-type="float" office:value="16275.6047092401" calcext:value-type="float">
            <text:p>16275.6047092401</text:p>
          </table:table-cell>
          <table:table-cell table:formula="of:=[.F55]/[.C55]" office:value-type="float" office:value="166.978659184702" calcext:value-type="float">
            <text:p>166.978659184702</text:p>
          </table:table-cell>
          <table:table-cell table:formula="of:=[.F55]/[.D55]" office:value-type="float" office:value="1298.63476953908" calcext:value-type="float">
            <text:p>1298.63476953908</text:p>
          </table:table-cell>
        </table:table-row>
        <table:table-row table:style-name="ro1">
          <table:table-cell/>
          <table:table-cell office:value-type="float" office:value="1.018" calcext:value-type="float">
            <text:p>1.018</text:p>
          </table:table-cell>
          <table:table-cell office:value-type="float" office:value="64.955" calcext:value-type="float">
            <text:p>64.955</text:p>
          </table:table-cell>
          <table:table-cell office:value-type="float" office:value="10.275" calcext:value-type="float">
            <text:p>10.275</text:p>
          </table:table-cell>
          <table:table-cell/>
          <table:table-cell office:value-type="float" office:value="134039" calcext:value-type="float">
            <text:p>134039</text:p>
          </table:table-cell>
          <table:table-cell office:value-type="float" office:value="56480" calcext:value-type="float">
            <text:p>56480</text:p>
          </table:table-cell>
          <table:table-cell/>
          <table:table-cell table:formula="of:=[.F56]/[.B56]" office:value-type="float" office:value="131668.958742633" calcext:value-type="float">
            <text:p>131668.958742633</text:p>
          </table:table-cell>
          <table:table-cell table:formula="of:=[.F56]/[.C56]" office:value-type="float" office:value="2063.56708490493" calcext:value-type="float">
            <text:p>2063.56708490493</text:p>
          </table:table-cell>
          <table:table-cell table:formula="of:=[.F56]/[.D56]" office:value-type="float" office:value="13045.1581508516" calcext:value-type="float">
            <text:p>13045.1581508516</text:p>
          </table:table-cell>
        </table:table-row>
        <table:table-row table:style-name="ro1">
          <table:table-cell/>
          <table:table-cell office:value-type="float" office:value="65.576" calcext:value-type="float">
            <text:p>65.576</text:p>
          </table:table-cell>
          <table:table-cell office:value-type="float" office:value="5346.499" calcext:value-type="float">
            <text:p>5346.499</text:p>
          </table:table-cell>
          <table:table-cell office:value-type="float" office:value="1069.444" calcext:value-type="float">
            <text:p>1069.444</text:p>
          </table:table-cell>
          <table:table-cell/>
          <table:table-cell office:value-type="float" office:value="1078557" calcext:value-type="float">
            <text:p>1078557</text:p>
          </table:table-cell>
          <table:table-cell office:value-type="float" office:value="395002" calcext:value-type="float">
            <text:p>395002</text:p>
          </table:table-cell>
          <table:table-cell/>
          <table:table-cell table:formula="of:=[.F57]/[.B57]" office:value-type="float" office:value="16447.4350372087" calcext:value-type="float">
            <text:p>16447.4350372087</text:p>
          </table:table-cell>
          <table:table-cell table:formula="of:=[.F57]/[.C57]" office:value-type="float" office:value="201.731450805471" calcext:value-type="float">
            <text:p>201.731450805471</text:p>
          </table:table-cell>
          <table:table-cell table:formula="of:=[.F57]/[.D57]" office:value-type="float" office:value="1008.52125029455" calcext:value-type="float">
            <text:p>1008.52125029455</text:p>
          </table:table-cell>
        </table:table-row>
        <table:table-row table:style-name="ro1">
          <table:table-cell/>
          <table:table-cell office:value-type="float" office:value="2.491" calcext:value-type="float">
            <text:p>2.491</text:p>
          </table:table-cell>
          <table:table-cell office:value-type="float" office:value="205.584" calcext:value-type="float">
            <text:p>205.584</text:p>
          </table:table-cell>
          <table:table-cell office:value-type="float" office:value="31.448" calcext:value-type="float">
            <text:p>31.448</text:p>
          </table:table-cell>
          <table:table-cell/>
          <table:table-cell office:value-type="float" office:value="230884" calcext:value-type="float">
            <text:p>230884</text:p>
          </table:table-cell>
          <table:table-cell office:value-type="float" office:value="84426" calcext:value-type="float">
            <text:p>84426</text:p>
          </table:table-cell>
          <table:table-cell/>
          <table:table-cell table:formula="of:=[.F58]/[.B58]" office:value-type="float" office:value="92687.2741870735" calcext:value-type="float">
            <text:p>92687.2741870735</text:p>
          </table:table-cell>
          <table:table-cell table:formula="of:=[.F58]/[.C58]" office:value-type="float" office:value="1123.06405167717" calcext:value-type="float">
            <text:p>1123.06405167717</text:p>
          </table:table-cell>
          <table:table-cell table:formula="of:=[.F58]/[.D58]" office:value-type="float" office:value="7341.77054184686" calcext:value-type="float">
            <text:p>7341.77054184686</text:p>
          </table:table-cell>
        </table:table-row>
        <table:table-row table:style-name="ro1">
          <table:table-cell/>
          <table:table-cell office:value-type="float" office:value="9.435" calcext:value-type="float">
            <text:p>9.435</text:p>
          </table:table-cell>
          <table:table-cell office:value-type="float" office:value="3523.662" calcext:value-type="float">
            <text:p>3523.662</text:p>
          </table:table-cell>
          <table:table-cell office:value-type="float" office:value="112.821" calcext:value-type="float">
            <text:p>112.821</text:p>
          </table:table-cell>
          <table:table-cell/>
          <table:table-cell office:value-type="float" office:value="431890" calcext:value-type="float">
            <text:p>431890</text:p>
          </table:table-cell>
          <table:table-cell office:value-type="float" office:value="149470" calcext:value-type="float">
            <text:p>149470</text:p>
          </table:table-cell>
          <table:table-cell/>
          <table:table-cell table:formula="of:=[.F59]/[.B59]" office:value-type="float" office:value="45775.3047164812" calcext:value-type="float">
            <text:p>45775.3047164812</text:p>
          </table:table-cell>
          <table:table-cell table:formula="of:=[.F59]/[.C59]" office:value-type="float" office:value="122.568509692473" calcext:value-type="float">
            <text:p>122.568509692473</text:p>
          </table:table-cell>
          <table:table-cell table:formula="of:=[.F59]/[.D59]" office:value-type="float" office:value="3828.09937866177" calcext:value-type="float">
            <text:p>3828.09937866177</text:p>
          </table:table-cell>
        </table:table-row>
        <table:table-row table:style-name="ro1">
          <table:table-cell/>
          <table:table-cell office:value-type="float" office:value="11.95" calcext:value-type="float">
            <text:p>11.95</text:p>
          </table:table-cell>
          <table:table-cell office:value-type="float" office:value="757.317" calcext:value-type="float">
            <text:p>757.317</text:p>
          </table:table-cell>
          <table:table-cell office:value-type="float" office:value="117.129" calcext:value-type="float">
            <text:p>117.129</text:p>
          </table:table-cell>
          <table:table-cell/>
          <table:table-cell office:value-type="float" office:value="446308" calcext:value-type="float">
            <text:p>446308</text:p>
          </table:table-cell>
          <table:table-cell office:value-type="float" office:value="179864" calcext:value-type="float">
            <text:p>179864</text:p>
          </table:table-cell>
          <table:table-cell/>
          <table:table-cell table:formula="of:=[.F60]/[.B60]" office:value-type="float" office:value="37347.949790795" calcext:value-type="float">
            <text:p>37347.949790795</text:p>
          </table:table-cell>
          <table:table-cell table:formula="of:=[.F60]/[.C60]" office:value-type="float" office:value="589.327850820726" calcext:value-type="float">
            <text:p>589.327850820726</text:p>
          </table:table-cell>
          <table:table-cell table:formula="of:=[.F60]/[.D60]" office:value-type="float" office:value="3810.39708355744" calcext:value-type="float">
            <text:p>3810.39708355744</text:p>
          </table:table-cell>
        </table:table-row>
        <table:table-row table:style-name="ro1">
          <table:table-cell/>
          <table:table-cell office:value-type="float" office:value="50.24" calcext:value-type="float">
            <text:p>50.24</text:p>
          </table:table-cell>
          <table:table-cell office:value-type="float" office:value="3536.482" calcext:value-type="float">
            <text:p>3536.482</text:p>
          </table:table-cell>
          <table:table-cell office:value-type="float" office:value="668.049" calcext:value-type="float">
            <text:p>668.049</text:p>
          </table:table-cell>
          <table:table-cell/>
          <table:table-cell office:value-type="float" office:value="946783" calcext:value-type="float">
            <text:p>946783</text:p>
          </table:table-cell>
          <table:table-cell office:value-type="float" office:value="348892" calcext:value-type="float">
            <text:p>348892</text:p>
          </table:table-cell>
          <table:table-cell/>
          <table:table-cell table:formula="of:=[.F61]/[.B61]" office:value-type="float" office:value="18845.2030254777" calcext:value-type="float">
            <text:p>18845.2030254777</text:p>
          </table:table-cell>
          <table:table-cell table:formula="of:=[.F61]/[.C61]" office:value-type="float" office:value="267.718879949057" calcext:value-type="float">
            <text:p>267.718879949057</text:p>
          </table:table-cell>
          <table:table-cell table:formula="of:=[.F61]/[.D61]" office:value-type="float" office:value="1417.2358614413" calcext:value-type="float">
            <text:p>1417.2358614413</text:p>
          </table:table-cell>
        </table:table-row>
        <table:table-row table:style-name="ro1">
          <table:table-cell/>
          <table:table-cell office:value-type="float" office:value="26.75" calcext:value-type="float">
            <text:p>26.75</text:p>
          </table:table-cell>
          <table:table-cell office:value-type="float" office:value="1708.454" calcext:value-type="float">
            <text:p>1708.454</text:p>
          </table:table-cell>
          <table:table-cell office:value-type="float" office:value="308.69" calcext:value-type="float">
            <text:p>308.69</text:p>
          </table:table-cell>
          <table:table-cell/>
          <table:table-cell office:value-type="float" office:value="640787" calcext:value-type="float">
            <text:p>640787</text:p>
          </table:table-cell>
          <table:table-cell office:value-type="float" office:value="275864" calcext:value-type="float">
            <text:p>275864</text:p>
          </table:table-cell>
          <table:table-cell/>
          <table:table-cell table:formula="of:=[.F62]/[.B62]" office:value-type="float" office:value="23954.6542056075" calcext:value-type="float">
            <text:p>23954.6542056075</text:p>
          </table:table-cell>
          <table:table-cell table:formula="of:=[.F62]/[.C62]" office:value-type="float" office:value="375.068336636515" calcext:value-type="float">
            <text:p>375.068336636515</text:p>
          </table:table-cell>
          <table:table-cell table:formula="of:=[.F62]/[.D62]" office:value-type="float" office:value="2075.82688133726" calcext:value-type="float">
            <text:p>2075.82688133726</text:p>
          </table:table-cell>
        </table:table-row>
        <table:table-row table:style-name="ro1">
          <table:table-cell/>
          <table:table-cell office:value-type="float" office:value="44.793" calcext:value-type="float">
            <text:p>44.793</text:p>
          </table:table-cell>
          <table:table-cell office:value-type="float" office:value="10026.139" calcext:value-type="float">
            <text:p>10026.139</text:p>
          </table:table-cell>
          <table:table-cell office:value-type="float" office:value="514.822" calcext:value-type="float">
            <text:p>514.822</text:p>
          </table:table-cell>
          <table:table-cell/>
          <table:table-cell office:value-type="float" office:value="913360" calcext:value-type="float">
            <text:p>913360</text:p>
          </table:table-cell>
          <table:table-cell office:value-type="float" office:value="324390" calcext:value-type="float">
            <text:p>324390</text:p>
          </table:table-cell>
          <table:table-cell/>
          <table:table-cell table:formula="of:=[.F63]/[.B63]" office:value-type="float" office:value="20390.6860446945" calcext:value-type="float">
            <text:p>20390.6860446945</text:p>
          </table:table-cell>
          <table:table-cell table:formula="of:=[.F63]/[.C63]" office:value-type="float" office:value="91.0978792534195" calcext:value-type="float">
            <text:p>91.0978792534195</text:p>
          </table:table-cell>
          <table:table-cell table:formula="of:=[.F63]/[.D63]" office:value-type="float" office:value="1774.12775677807" calcext:value-type="float">
            <text:p>1774.12775677807</text:p>
          </table:table-cell>
        </table:table-row>
        <table:table-row table:style-name="ro1">
          <table:table-cell/>
          <table:table-cell office:value-type="float" office:value="1.58" calcext:value-type="float">
            <text:p>1.58</text:p>
          </table:table-cell>
          <table:table-cell office:value-type="float" office:value="234.147" calcext:value-type="float">
            <text:p>234.147</text:p>
          </table:table-cell>
          <table:table-cell office:value-type="float" office:value="17.375" calcext:value-type="float">
            <text:p>17.375</text:p>
          </table:table-cell>
          <table:table-cell/>
          <table:table-cell office:value-type="float" office:value="164998" calcext:value-type="float">
            <text:p>164998</text:p>
          </table:table-cell>
          <table:table-cell office:value-type="float" office:value="67136" calcext:value-type="float">
            <text:p>67136</text:p>
          </table:table-cell>
          <table:table-cell/>
          <table:table-cell table:formula="of:=[.F64]/[.B64]" office:value-type="float" office:value="104429.113924051" calcext:value-type="float">
            <text:p>104429.113924051</text:p>
          </table:table-cell>
          <table:table-cell table:formula="of:=[.F64]/[.C64]" office:value-type="float" office:value="704.676976429337" calcext:value-type="float">
            <text:p>704.676976429337</text:p>
          </table:table-cell>
          <table:table-cell table:formula="of:=[.F64]/[.D64]" office:value-type="float" office:value="9496.28776978417" calcext:value-type="float">
            <text:p>9496.28776978417</text:p>
          </table:table-cell>
        </table:table-row>
        <table:table-row table:style-name="ro1">
          <table:table-cell/>
          <table:table-cell office:value-type="float" office:value="49.208" calcext:value-type="float">
            <text:p>49.208</text:p>
          </table:table-cell>
          <table:table-cell office:value-type="float" office:value="4492.214" calcext:value-type="float">
            <text:p>4492.214</text:p>
          </table:table-cell>
          <table:table-cell office:value-type="float" office:value="873.817" calcext:value-type="float">
            <text:p>873.817</text:p>
          </table:table-cell>
          <table:table-cell/>
          <table:table-cell office:value-type="float" office:value="951978" calcext:value-type="float">
            <text:p>951978</text:p>
          </table:table-cell>
          <table:table-cell office:value-type="float" office:value="333642" calcext:value-type="float">
            <text:p>333642</text:p>
          </table:table-cell>
          <table:table-cell/>
          <table:table-cell table:formula="of:=[.F65]/[.B65]" office:value-type="float" office:value="19346.0006503008" calcext:value-type="float">
            <text:p>19346.0006503008</text:p>
          </table:table-cell>
          <table:table-cell table:formula="of:=[.F65]/[.C65]" office:value-type="float" office:value="211.91733074159" calcext:value-type="float">
            <text:p>211.91733074159</text:p>
          </table:table-cell>
          <table:table-cell table:formula="of:=[.F65]/[.D65]" office:value-type="float" office:value="1089.44779055569" calcext:value-type="float">
            <text:p>1089.44779055569</text:p>
          </table:table-cell>
        </table:table-row>
        <table:table-row table:style-name="ro1">
          <table:table-cell/>
          <table:table-cell office:value-type="float" office:value="17.027" calcext:value-type="float">
            <text:p>17.027</text:p>
          </table:table-cell>
          <table:table-cell office:value-type="float" office:value="1111.256" calcext:value-type="float">
            <text:p>1111.256</text:p>
          </table:table-cell>
          <table:table-cell office:value-type="float" office:value="177.38" calcext:value-type="float">
            <text:p>177.38</text:p>
          </table:table-cell>
          <table:table-cell/>
          <table:table-cell office:value-type="float" office:value="543038" calcext:value-type="float">
            <text:p>543038</text:p>
          </table:table-cell>
          <table:table-cell office:value-type="float" office:value="207733" calcext:value-type="float">
            <text:p>207733</text:p>
          </table:table-cell>
          <table:table-cell/>
          <table:table-cell table:formula="of:=[.F66]/[.B66]" office:value-type="float" office:value="31892.7585599342" calcext:value-type="float">
            <text:p>31892.7585599342</text:p>
          </table:table-cell>
          <table:table-cell table:formula="of:=[.F66]/[.C66]" office:value-type="float" office:value="488.670477369751" calcext:value-type="float">
            <text:p>488.670477369751</text:p>
          </table:table-cell>
          <table:table-cell table:formula="of:=[.F66]/[.D66]" office:value-type="float" office:value="3061.43871913406" calcext:value-type="float">
            <text:p>3061.43871913406</text:p>
          </table:table-cell>
        </table:table-row>
        <table:table-row table:style-name="ro1">
          <table:table-cell/>
          <table:table-cell office:value-type="float" office:value="0.639" calcext:value-type="float">
            <text:p>0.639</text:p>
          </table:table-cell>
          <table:table-cell office:value-type="float" office:value="52.97" calcext:value-type="float">
            <text:p>52.97</text:p>
          </table:table-cell>
          <table:table-cell office:value-type="float" office:value="8.087" calcext:value-type="float">
            <text:p>8.087</text:p>
          </table:table-cell>
          <table:table-cell/>
          <table:table-cell office:value-type="float" office:value="114549" calcext:value-type="float">
            <text:p>114549</text:p>
          </table:table-cell>
          <table:table-cell office:value-type="float" office:value="42712" calcext:value-type="float">
            <text:p>42712</text:p>
          </table:table-cell>
          <table:table-cell/>
          <table:table-cell table:formula="of:=[.F67]/[.B67]" office:value-type="float" office:value="179262.910798122" calcext:value-type="float">
            <text:p>179262.910798122</text:p>
          </table:table-cell>
          <table:table-cell table:formula="of:=[.F67]/[.C67]" office:value-type="float" office:value="2162.52595808948" calcext:value-type="float">
            <text:p>2162.52595808948</text:p>
          </table:table-cell>
          <table:table-cell table:formula="of:=[.F67]/[.D67]" office:value-type="float" office:value="14164.5851366391" calcext:value-type="float">
            <text:p>14164.5851366391</text:p>
          </table:table-cell>
        </table:table-row>
        <table:table-row table:style-name="ro1">
          <table:table-cell/>
          <table:table-cell office:value-type="float" office:value="1.304" calcext:value-type="float">
            <text:p>1.304</text:p>
          </table:table-cell>
          <table:table-cell office:value-type="float" office:value="81.501" calcext:value-type="float">
            <text:p>81.501</text:p>
          </table:table-cell>
          <table:table-cell office:value-type="float" office:value="10.92" calcext:value-type="float">
            <text:p>10.92</text:p>
          </table:table-cell>
          <table:table-cell/>
          <table:table-cell office:value-type="float" office:value="136973" calcext:value-type="float">
            <text:p>136973</text:p>
          </table:table-cell>
          <table:table-cell office:value-type="float" office:value="72326" calcext:value-type="float">
            <text:p>72326</text:p>
          </table:table-cell>
          <table:table-cell/>
          <table:table-cell table:formula="of:=[.F68]/[.B68]" office:value-type="float" office:value="105040.644171779" calcext:value-type="float">
            <text:p>105040.644171779</text:p>
          </table:table-cell>
          <table:table-cell table:formula="of:=[.F68]/[.C68]" office:value-type="float" office:value="1680.62968552533" calcext:value-type="float">
            <text:p>1680.62968552533</text:p>
          </table:table-cell>
          <table:table-cell table:formula="of:=[.F68]/[.D68]" office:value-type="float" office:value="12543.315018315" calcext:value-type="float">
            <text:p>12543.315018315</text:p>
          </table:table-cell>
        </table:table-row>
        <table:table-row table:style-name="ro1">
          <table:table-cell/>
          <table:table-cell office:value-type="float" office:value="3.598" calcext:value-type="float">
            <text:p>3.598</text:p>
          </table:table-cell>
          <table:table-cell office:value-type="float" office:value="587.113" calcext:value-type="float">
            <text:p>587.113</text:p>
          </table:table-cell>
          <table:table-cell office:value-type="float" office:value="27.706" calcext:value-type="float">
            <text:p>27.706</text:p>
          </table:table-cell>
          <table:table-cell/>
          <table:table-cell office:value-type="float" office:value="223535" calcext:value-type="float">
            <text:p>223535</text:p>
          </table:table-cell>
          <table:table-cell office:value-type="float" office:value="111882" calcext:value-type="float">
            <text:p>111882</text:p>
          </table:table-cell>
          <table:table-cell/>
          <table:table-cell table:formula="of:=[.F69]/[.B69]" office:value-type="float" office:value="62127.5708727071" calcext:value-type="float">
            <text:p>62127.5708727071</text:p>
          </table:table-cell>
          <table:table-cell table:formula="of:=[.F69]/[.C69]" office:value-type="float" office:value="380.735906035124" calcext:value-type="float">
            <text:p>380.735906035124</text:p>
          </table:table-cell>
          <table:table-cell table:formula="of:=[.F69]/[.D69]" office:value-type="float" office:value="8068.10799104887" calcext:value-type="float">
            <text:p>8068.10799104887</text:p>
          </table:table-cell>
        </table:table-row>
        <table:table-row table:style-name="ro1">
          <table:table-cell/>
          <table:table-cell office:value-type="float" office:value="25.319" calcext:value-type="float">
            <text:p>25.319</text:p>
          </table:table-cell>
          <table:table-cell office:value-type="float" office:value="1375.511" calcext:value-type="float">
            <text:p>1375.511</text:p>
          </table:table-cell>
          <table:table-cell office:value-type="float" office:value="235.709" calcext:value-type="float">
            <text:p>235.709</text:p>
          </table:table-cell>
          <table:table-cell/>
          <table:table-cell office:value-type="float" office:value="592812" calcext:value-type="float">
            <text:p>592812</text:p>
          </table:table-cell>
          <table:table-cell office:value-type="float" office:value="279280" calcext:value-type="float">
            <text:p>279280</text:p>
          </table:table-cell>
          <table:table-cell/>
          <table:table-cell table:formula="of:=[.F70]/[.B70]" office:value-type="float" office:value="23413.7209210474" calcext:value-type="float">
            <text:p>23413.7209210474</text:p>
          </table:table-cell>
          <table:table-cell table:formula="of:=[.F70]/[.C70]" office:value-type="float" office:value="430.975833708346" calcext:value-type="float">
            <text:p>430.975833708346</text:p>
          </table:table-cell>
          <table:table-cell table:formula="of:=[.F70]/[.D70]" office:value-type="float" office:value="2515.01639733739" calcext:value-type="float">
            <text:p>2515.01639733739</text:p>
          </table:table-cell>
        </table:table-row>
        <table:table-row table:style-name="ro1">
          <table:table-cell/>
          <table:table-cell office:value-type="float" office:value="0.064" calcext:value-type="float">
            <text:p>0.064</text:p>
          </table:table-cell>
          <table:table-cell office:value-type="float" office:value="3.631" calcext:value-type="float">
            <text:p>3.631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32888" calcext:value-type="float">
            <text:p>32888</text:p>
          </table:table-cell>
          <table:table-cell office:value-type="float" office:value="16880" calcext:value-type="float">
            <text:p>16880</text:p>
          </table:table-cell>
          <table:table-cell/>
          <table:table-cell table:formula="of:=[.F71]/[.B71]" office:value-type="float" office:value="513875" calcext:value-type="float">
            <text:p>513875</text:p>
          </table:table-cell>
          <table:table-cell table:formula="of:=[.F71]/[.C71]" office:value-type="float" office:value="9057.55990085376" calcext:value-type="float">
            <text:p>9057.55990085376</text:p>
          </table:table-cell>
          <table:table-cell table:formula="of:=[.F71]/[.D71]" office:value-type="float" office:value="59796.3636363636" calcext:value-type="float">
            <text:p>59796.3636363636</text:p>
          </table:table-cell>
        </table:table-row>
        <table:table-row table:style-name="ro1">
          <table:table-cell/>
          <table:table-cell office:value-type="float" office:value="17.28" calcext:value-type="float">
            <text:p>17.28</text:p>
          </table:table-cell>
          <table:table-cell office:value-type="float" office:value="1108.335" calcext:value-type="float">
            <text:p>1108.335</text:p>
          </table:table-cell>
          <table:table-cell office:value-type="float" office:value="145.905" calcext:value-type="float">
            <text:p>145.905</text:p>
          </table:table-cell>
          <table:table-cell/>
          <table:table-cell office:value-type="float" office:value="501208" calcext:value-type="float">
            <text:p>501208</text:p>
          </table:table-cell>
          <table:table-cell office:value-type="float" office:value="223460" calcext:value-type="float">
            <text:p>223460</text:p>
          </table:table-cell>
          <table:table-cell/>
          <table:table-cell table:formula="of:=[.F72]/[.B72]" office:value-type="float" office:value="29005.0925925926" calcext:value-type="float">
            <text:p>29005.0925925926</text:p>
          </table:table-cell>
          <table:table-cell table:formula="of:=[.F72]/[.C72]" office:value-type="float" office:value="452.217064335242" calcext:value-type="float">
            <text:p>452.217064335242</text:p>
          </table:table-cell>
          <table:table-cell table:formula="of:=[.F72]/[.D72]" office:value-type="float" office:value="3435.16671806998" calcext:value-type="float">
            <text:p>3435.16671806998</text:p>
          </table:table-cell>
        </table:table-row>
        <table:table-row table:style-name="ro1">
          <table:table-cell/>
          <table:table-cell office:value-type="float" office:value="38.587" calcext:value-type="float">
            <text:p>38.587</text:p>
          </table:table-cell>
          <table:table-cell office:value-type="float" office:value="2473.633" calcext:value-type="float">
            <text:p>2473.633</text:p>
          </table:table-cell>
          <table:table-cell office:value-type="float" office:value="468.705" calcext:value-type="float">
            <text:p>468.705</text:p>
          </table:table-cell>
          <table:table-cell/>
          <table:table-cell office:value-type="float" office:value="806932" calcext:value-type="float">
            <text:p>806932</text:p>
          </table:table-cell>
          <table:table-cell office:value-type="float" office:value="314252" calcext:value-type="float">
            <text:p>314252</text:p>
          </table:table-cell>
          <table:table-cell/>
          <table:table-cell table:formula="of:=[.F73]/[.B73]" office:value-type="float" office:value="20912.0170005442" calcext:value-type="float">
            <text:p>20912.0170005442</text:p>
          </table:table-cell>
          <table:table-cell table:formula="of:=[.F73]/[.C73]" office:value-type="float" office:value="326.213306501005" calcext:value-type="float">
            <text:p>326.213306501005</text:p>
          </table:table-cell>
          <table:table-cell table:formula="of:=[.F73]/[.D73]" office:value-type="float" office:value="1721.62020887339" calcext:value-type="float">
            <text:p>1721.62020887339</text:p>
          </table:table-cell>
        </table:table-row>
        <table:table-row table:style-name="ro1">
          <table:table-cell/>
          <table:table-cell office:value-type="float" office:value="15.147" calcext:value-type="float">
            <text:p>15.147</text:p>
          </table:table-cell>
          <table:table-cell office:value-type="float" office:value="1089.098" calcext:value-type="float">
            <text:p>1089.098</text:p>
          </table:table-cell>
          <table:table-cell office:value-type="float" office:value="210.097" calcext:value-type="float">
            <text:p>210.097</text:p>
          </table:table-cell>
          <table:table-cell/>
          <table:table-cell office:value-type="float" office:value="527373" calcext:value-type="float">
            <text:p>527373</text:p>
          </table:table-cell>
          <table:table-cell office:value-type="float" office:value="192214" calcext:value-type="float">
            <text:p>192214</text:p>
          </table:table-cell>
          <table:table-cell/>
          <table:table-cell table:formula="of:=[.F74]/[.B74]" office:value-type="float" office:value="34816.9934640523" calcext:value-type="float">
            <text:p>34816.9934640523</text:p>
          </table:table-cell>
          <table:table-cell table:formula="of:=[.F74]/[.C74]" office:value-type="float" office:value="484.229151095677" calcext:value-type="float">
            <text:p>484.229151095677</text:p>
          </table:table-cell>
          <table:table-cell table:formula="of:=[.F74]/[.D74]" office:value-type="float" office:value="2510.140554125" calcext:value-type="float">
            <text:p>2510.140554125</text:p>
          </table:table-cell>
        </table:table-row>
        <table:table-row table:style-name="ro1">
          <table:table-cell/>
          <table:table-cell office:value-type="float" office:value="4.899" calcext:value-type="float">
            <text:p>4.899</text:p>
          </table:table-cell>
          <table:table-cell office:value-type="float" office:value="383.359" calcext:value-type="float">
            <text:p>383.359</text:p>
          </table:table-cell>
          <table:table-cell office:value-type="float" office:value="46.198" calcext:value-type="float">
            <text:p>46.198</text:p>
          </table:table-cell>
          <table:table-cell/>
          <table:table-cell office:value-type="float" office:value="283689" calcext:value-type="float">
            <text:p>283689</text:p>
          </table:table-cell>
          <table:table-cell office:value-type="float" office:value="118237" calcext:value-type="float">
            <text:p>118237</text:p>
          </table:table-cell>
          <table:table-cell/>
          <table:table-cell table:formula="of:=[.F75]/[.B75]" office:value-type="float" office:value="57907.5321494183" calcext:value-type="float">
            <text:p>57907.5321494183</text:p>
          </table:table-cell>
          <table:table-cell table:formula="of:=[.F75]/[.C75]" office:value-type="float" office:value="740.008712460122" calcext:value-type="float">
            <text:p>740.008712460122</text:p>
          </table:table-cell>
          <table:table-cell table:formula="of:=[.F75]/[.D75]" office:value-type="float" office:value="6140.72037750552" calcext:value-type="float">
            <text:p>6140.72037750552</text:p>
          </table:table-cell>
        </table:table-row>
        <table:table-row table:style-name="ro1">
          <table:table-cell/>
          <table:table-cell office:value-type="float" office:value="38.064" calcext:value-type="float">
            <text:p>38.064</text:p>
          </table:table-cell>
          <table:table-cell office:value-type="float" office:value="3104.467" calcext:value-type="float">
            <text:p>3104.467</text:p>
          </table:table-cell>
          <table:table-cell office:value-type="float" office:value="422.66" calcext:value-type="float">
            <text:p>422.66</text:p>
          </table:table-cell>
          <table:table-cell/>
          <table:table-cell office:value-type="float" office:value="851168" calcext:value-type="float">
            <text:p>851168</text:p>
          </table:table-cell>
          <table:table-cell office:value-type="float" office:value="298376" calcext:value-type="float">
            <text:p>298376</text:p>
          </table:table-cell>
          <table:table-cell/>
          <table:table-cell table:formula="of:=[.F76]/[.B76]" office:value-type="float" office:value="22361.4964270702" calcext:value-type="float">
            <text:p>22361.4964270702</text:p>
          </table:table-cell>
          <table:table-cell table:formula="of:=[.F76]/[.C76]" office:value-type="float" office:value="274.175244897111" calcext:value-type="float">
            <text:p>274.175244897111</text:p>
          </table:table-cell>
          <table:table-cell table:formula="of:=[.F76]/[.D76]" office:value-type="float" office:value="2013.83618038139" calcext:value-type="float">
            <text:p>2013.83618038139</text:p>
          </table:table-cell>
        </table:table-row>
        <table:table-row table:style-name="ro1">
          <table:table-cell/>
          <table:table-cell office:value-type="float" office:value="5.346" calcext:value-type="float">
            <text:p>5.346</text:p>
          </table:table-cell>
          <table:table-cell office:value-type="float" office:value="369.219" calcext:value-type="float">
            <text:p>369.219</text:p>
          </table:table-cell>
          <table:table-cell office:value-type="float" office:value="52.396" calcext:value-type="float">
            <text:p>52.396</text:p>
          </table:table-cell>
          <table:table-cell/>
          <table:table-cell office:value-type="float" office:value="292229" calcext:value-type="float">
            <text:p>292229</text:p>
          </table:table-cell>
          <table:table-cell office:value-type="float" office:value="127348" calcext:value-type="float">
            <text:p>127348</text:p>
          </table:table-cell>
          <table:table-cell/>
          <table:table-cell table:formula="of:=[.F77]/[.B77]" office:value-type="float" office:value="54663.1126075571" calcext:value-type="float">
            <text:p>54663.1126075571</text:p>
          </table:table-cell>
          <table:table-cell table:formula="of:=[.F77]/[.C77]" office:value-type="float" office:value="791.478770052462" calcext:value-type="float">
            <text:p>791.478770052462</text:p>
          </table:table-cell>
          <table:table-cell table:formula="of:=[.F77]/[.D77]" office:value-type="float" office:value="5577.31506221849" calcext:value-type="float">
            <text:p>5577.31506221849</text:p>
          </table:table-cell>
        </table:table-row>
        <table:table-row table:style-name="ro1">
          <table:table-cell/>
          <table:table-cell office:value-type="float" office:value="3.86" calcext:value-type="float">
            <text:p>3.86</text:p>
          </table:table-cell>
          <table:table-cell office:value-type="float" office:value="552.923" calcext:value-type="float">
            <text:p>552.923</text:p>
          </table:table-cell>
          <table:table-cell office:value-type="float" office:value="40.824" calcext:value-type="float">
            <text:p>40.824</text:p>
          </table:table-cell>
          <table:table-cell/>
          <table:table-cell office:value-type="float" office:value="257948" calcext:value-type="float">
            <text:p>257948</text:p>
          </table:table-cell>
          <table:table-cell office:value-type="float" office:value="104864" calcext:value-type="float">
            <text:p>104864</text:p>
          </table:table-cell>
          <table:table-cell/>
          <table:table-cell table:formula="of:=[.F78]/[.B78]" office:value-type="float" office:value="66825.9067357513" calcext:value-type="float">
            <text:p>66825.9067357513</text:p>
          </table:table-cell>
          <table:table-cell table:formula="of:=[.F78]/[.C78]" office:value-type="float" office:value="466.517037634535" calcext:value-type="float">
            <text:p>466.517037634535</text:p>
          </table:table-cell>
          <table:table-cell table:formula="of:=[.F78]/[.D78]" office:value-type="float" office:value="6318.53811483441" calcext:value-type="float">
            <text:p>6318.53811483441</text:p>
          </table:table-cell>
        </table:table-row>
        <table:table-row table:style-name="ro1">
          <table:table-cell/>
          <table:table-cell office:value-type="float" office:value="37.404" calcext:value-type="float">
            <text:p>37.404</text:p>
          </table:table-cell>
          <table:table-cell office:value-type="float" office:value="1875.65" calcext:value-type="float">
            <text:p>1875.65</text:p>
          </table:table-cell>
          <table:table-cell office:value-type="float" office:value="295.021" calcext:value-type="float">
            <text:p>295.021</text:p>
          </table:table-cell>
          <table:table-cell/>
          <table:table-cell office:value-type="float" office:value="671723" calcext:value-type="float">
            <text:p>671723</text:p>
          </table:table-cell>
          <table:table-cell office:value-type="float" office:value="367640" calcext:value-type="float">
            <text:p>367640</text:p>
          </table:table-cell>
          <table:table-cell/>
          <table:table-cell table:formula="of:=[.F79]/[.B79]" office:value-type="float" office:value="17958.5873168645" calcext:value-type="float">
            <text:p>17958.5873168645</text:p>
          </table:table-cell>
          <table:table-cell table:formula="of:=[.F79]/[.C79]" office:value-type="float" office:value="358.128115586597" calcext:value-type="float">
            <text:p>358.128115586597</text:p>
          </table:table-cell>
          <table:table-cell table:formula="of:=[.F79]/[.D79]" office:value-type="float" office:value="2276.8650367262" calcext:value-type="float">
            <text:p>2276.8650367262</text:p>
          </table:table-cell>
        </table:table-row>
        <table:table-row table:style-name="ro1">
          <table:table-cell/>
          <table:table-cell office:value-type="float" office:value="11.343" calcext:value-type="float">
            <text:p>11.343</text:p>
          </table:table-cell>
          <table:table-cell office:value-type="float" office:value="864.99" calcext:value-type="float">
            <text:p>864.99</text:p>
          </table:table-cell>
          <table:table-cell office:value-type="float" office:value="125.329" calcext:value-type="float">
            <text:p>125.329</text:p>
          </table:table-cell>
          <table:table-cell/>
          <table:table-cell office:value-type="float" office:value="448364" calcext:value-type="float">
            <text:p>448364</text:p>
          </table:table-cell>
          <table:table-cell office:value-type="float" office:value="169461" calcext:value-type="float">
            <text:p>169461</text:p>
          </table:table-cell>
          <table:table-cell/>
          <table:table-cell table:formula="of:=[.F80]/[.B80]" office:value-type="float" office:value="39527.8145111523" calcext:value-type="float">
            <text:p>39527.8145111523</text:p>
          </table:table-cell>
          <table:table-cell table:formula="of:=[.F80]/[.C80]" office:value-type="float" office:value="518.345876830946" calcext:value-type="float">
            <text:p>518.345876830946</text:p>
          </table:table-cell>
          <table:table-cell table:formula="of:=[.F80]/[.D80]" office:value-type="float" office:value="3577.49603044786" calcext:value-type="float">
            <text:p>3577.49603044786</text:p>
          </table:table-cell>
        </table:table-row>
        <table:table-row table:style-name="ro1">
          <table:table-cell/>
          <table:table-cell office:value-type="float" office:value="131.819" calcext:value-type="float">
            <text:p>131.819</text:p>
          </table:table-cell>
          <table:table-cell office:value-type="float" office:value="20971.793" calcext:value-type="float">
            <text:p>20971.793</text:p>
          </table:table-cell>
          <table:table-cell office:value-type="float" office:value="1548.247" calcext:value-type="float">
            <text:p>1548.247</text:p>
          </table:table-cell>
          <table:table-cell/>
          <table:table-cell office:value-type="float" office:value="1458611" calcext:value-type="float">
            <text:p>1458611</text:p>
          </table:table-cell>
          <table:table-cell office:value-type="float" office:value="571462" calcext:value-type="float">
            <text:p>571462</text:p>
          </table:table-cell>
          <table:table-cell/>
          <table:table-cell table:formula="of:=[.F81]/[.B81]" office:value-type="float" office:value="11065.256146686" calcext:value-type="float">
            <text:p>11065.256146686</text:p>
          </table:table-cell>
          <table:table-cell table:formula="of:=[.F81]/[.C81]" office:value-type="float" office:value="69.5510870243665" calcext:value-type="float">
            <text:p>69.5510870243665</text:p>
          </table:table-cell>
          <table:table-cell table:formula="of:=[.F81]/[.D81]" office:value-type="float" office:value="942.104845027957" calcext:value-type="float">
            <text:p>942.104845027957</text:p>
          </table:table-cell>
        </table:table-row>
        <table:table-row table:style-name="ro1">
          <table:table-cell/>
          <table:table-cell office:value-type="float" office:value="15.327" calcext:value-type="float">
            <text:p>15.327</text:p>
          </table:table-cell>
          <table:table-cell office:value-type="float" office:value="895.829" calcext:value-type="float">
            <text:p>895.829</text:p>
          </table:table-cell>
          <table:table-cell office:value-type="float" office:value="126.019" calcext:value-type="float">
            <text:p>126.019</text:p>
          </table:table-cell>
          <table:table-cell/>
          <table:table-cell office:value-type="float" office:value="454516" calcext:value-type="float">
            <text:p>454516</text:p>
          </table:table-cell>
          <table:table-cell office:value-type="float" office:value="224666" calcext:value-type="float">
            <text:p>224666</text:p>
          </table:table-cell>
          <table:table-cell/>
          <table:table-cell table:formula="of:=[.F82]/[.B82]" office:value-type="float" office:value="29654.5964637568" calcext:value-type="float">
            <text:p>29654.5964637568</text:p>
          </table:table-cell>
          <table:table-cell table:formula="of:=[.F82]/[.C82]" office:value-type="float" office:value="507.3691519252" calcext:value-type="float">
            <text:p>507.3691519252</text:p>
          </table:table-cell>
          <table:table-cell table:formula="of:=[.F82]/[.D82]" office:value-type="float" office:value="3606.72596989343" calcext:value-type="float">
            <text:p>3606.72596989343</text:p>
          </table:table-cell>
        </table:table-row>
        <table:table-row table:style-name="ro1">
          <table:table-cell/>
          <table:table-cell office:value-type="float" office:value="26.197" calcext:value-type="float">
            <text:p>26.197</text:p>
          </table:table-cell>
          <table:table-cell office:value-type="float" office:value="1668.353" calcext:value-type="float">
            <text:p>1668.353</text:p>
          </table:table-cell>
          <table:table-cell office:value-type="float" office:value="276.847" calcext:value-type="float">
            <text:p>276.847</text:p>
          </table:table-cell>
          <table:table-cell/>
          <table:table-cell office:value-type="float" office:value="670431" calcext:value-type="float">
            <text:p>670431</text:p>
          </table:table-cell>
          <table:table-cell office:value-type="float" office:value="253628" calcext:value-type="float">
            <text:p>253628</text:p>
          </table:table-cell>
          <table:table-cell/>
          <table:table-cell table:formula="of:=[.F83]/[.B83]" office:value-type="float" office:value="25591.8998358591" calcext:value-type="float">
            <text:p>25591.8998358591</text:p>
          </table:table-cell>
          <table:table-cell table:formula="of:=[.F83]/[.C83]" office:value-type="float" office:value="401.852006140187" calcext:value-type="float">
            <text:p>401.852006140187</text:p>
          </table:table-cell>
          <table:table-cell table:formula="of:=[.F83]/[.D83]" office:value-type="float" office:value="2421.66611883098" calcext:value-type="float">
            <text:p>2421.66611883098</text:p>
          </table:table-cell>
        </table:table-row>
        <table:table-row table:style-name="ro1">
          <table:table-cell/>
          <table:table-cell office:value-type="float" office:value="9.568" calcext:value-type="float">
            <text:p>9.568</text:p>
          </table:table-cell>
          <table:table-cell office:value-type="float" office:value="593.268" calcext:value-type="float">
            <text:p>593.268</text:p>
          </table:table-cell>
          <table:table-cell office:value-type="float" office:value="87.884" calcext:value-type="float">
            <text:p>87.884</text:p>
          </table:table-cell>
          <table:table-cell/>
          <table:table-cell office:value-type="float" office:value="376072" calcext:value-type="float">
            <text:p>376072</text:p>
          </table:table-cell>
          <table:table-cell office:value-type="float" office:value="170828" calcext:value-type="float">
            <text:p>170828</text:p>
          </table:table-cell>
          <table:table-cell/>
          <table:table-cell table:formula="of:=[.F84]/[.B84]" office:value-type="float" office:value="39305.1839464883" calcext:value-type="float">
            <text:p>39305.1839464883</text:p>
          </table:table-cell>
          <table:table-cell table:formula="of:=[.F84]/[.C84]" office:value-type="float" office:value="633.89901359925" calcext:value-type="float">
            <text:p>633.89901359925</text:p>
          </table:table-cell>
          <table:table-cell table:formula="of:=[.F84]/[.D84]" office:value-type="float" office:value="4279.1861999909" calcext:value-type="float">
            <text:p>4279.1861999909</text:p>
          </table:table-cell>
        </table:table-row>
        <table:table-row table:style-name="ro1">
          <table:table-cell/>
          <table:table-cell office:value-type="float" office:value="58.005" calcext:value-type="float">
            <text:p>58.005</text:p>
          </table:table-cell>
          <table:table-cell office:value-type="float" office:value="15501.109" calcext:value-type="float">
            <text:p>15501.109</text:p>
          </table:table-cell>
          <table:table-cell office:value-type="float" office:value="818.102" calcext:value-type="float">
            <text:p>818.102</text:p>
          </table:table-cell>
          <table:table-cell/>
          <table:table-cell office:value-type="float" office:value="1019869" calcext:value-type="float">
            <text:p>1019869</text:p>
          </table:table-cell>
          <table:table-cell office:value-type="float" office:value="369862" calcext:value-type="float">
            <text:p>369862</text:p>
          </table:table-cell>
          <table:table-cell/>
          <table:table-cell table:formula="of:=[.F85]/[.B85]" office:value-type="float" office:value="17582.4325489182" calcext:value-type="float">
            <text:p>17582.4325489182</text:p>
          </table:table-cell>
          <table:table-cell table:formula="of:=[.F85]/[.C85]" office:value-type="float" office:value="65.793292596033" calcext:value-type="float">
            <text:p>65.793292596033</text:p>
          </table:table-cell>
          <table:table-cell table:formula="of:=[.F85]/[.D85]" office:value-type="float" office:value="1246.62817105935" calcext:value-type="float">
            <text:p>1246.62817105935</text:p>
          </table:table-cell>
        </table:table-row>
        <table:table-row table:style-name="ro1">
          <table:table-cell/>
          <table:table-cell office:value-type="float" office:value="50.095" calcext:value-type="float">
            <text:p>50.095</text:p>
          </table:table-cell>
          <table:table-cell office:value-type="float" office:value="10029.007" calcext:value-type="float">
            <text:p>10029.007</text:p>
          </table:table-cell>
          <table:table-cell office:value-type="float" office:value="585.679" calcext:value-type="float">
            <text:p>585.679</text:p>
          </table:table-cell>
          <table:table-cell/>
          <table:table-cell office:value-type="float" office:value="919819" calcext:value-type="float">
            <text:p>919819</text:p>
          </table:table-cell>
          <table:table-cell office:value-type="float" office:value="352396" calcext:value-type="float">
            <text:p>352396</text:p>
          </table:table-cell>
          <table:table-cell/>
          <table:table-cell table:formula="of:=[.F86]/[.B86]" office:value-type="float" office:value="18361.4931629903" calcext:value-type="float">
            <text:p>18361.4931629903</text:p>
          </table:table-cell>
          <table:table-cell table:formula="of:=[.F86]/[.C86]" office:value-type="float" office:value="91.7158598054623" calcext:value-type="float">
            <text:p>91.7158598054623</text:p>
          </table:table-cell>
          <table:table-cell table:formula="of:=[.F86]/[.D86]" office:value-type="float" office:value="1570.51729701765" calcext:value-type="float">
            <text:p>1570.51729701765</text:p>
          </table:table-cell>
        </table:table-row>
        <table:table-row table:style-name="ro1">
          <table:table-cell/>
          <table:table-cell office:value-type="float" office:value="40.083" calcext:value-type="float">
            <text:p>40.083</text:p>
          </table:table-cell>
          <table:table-cell office:value-type="float" office:value="2942.302" calcext:value-type="float">
            <text:p>2942.302</text:p>
          </table:table-cell>
          <table:table-cell office:value-type="float" office:value="449.528" calcext:value-type="float">
            <text:p>449.528</text:p>
          </table:table-cell>
          <table:table-cell/>
          <table:table-cell office:value-type="float" office:value="813147" calcext:value-type="float">
            <text:p>813147</text:p>
          </table:table-cell>
          <table:table-cell office:value-type="float" office:value="325741" calcext:value-type="float">
            <text:p>325741</text:p>
          </table:table-cell>
          <table:table-cell/>
          <table:table-cell table:formula="of:=[.F87]/[.B87]" office:value-type="float" office:value="20286.5803457825" calcext:value-type="float">
            <text:p>20286.5803457825</text:p>
          </table:table-cell>
          <table:table-cell table:formula="of:=[.F87]/[.C87]" office:value-type="float" office:value="276.364220939931" calcext:value-type="float">
            <text:p>276.364220939931</text:p>
          </table:table-cell>
          <table:table-cell table:formula="of:=[.F87]/[.D87]" office:value-type="float" office:value="1808.8906586464" calcext:value-type="float">
            <text:p>1808.8906586464</text:p>
          </table:table-cell>
        </table:table-row>
        <table:table-row table:style-name="ro1">
          <table:table-cell/>
          <table:table-cell office:value-type="float" office:value="48.939" calcext:value-type="float">
            <text:p>48.939</text:p>
          </table:table-cell>
          <table:table-cell office:value-type="float" office:value="3553.55" calcext:value-type="float">
            <text:p>3553.55</text:p>
          </table:table-cell>
          <table:table-cell office:value-type="float" office:value="546.134" calcext:value-type="float">
            <text:p>546.134</text:p>
          </table:table-cell>
          <table:table-cell/>
          <table:table-cell office:value-type="float" office:value="936109" calcext:value-type="float">
            <text:p>936109</text:p>
          </table:table-cell>
          <table:table-cell office:value-type="float" office:value="338427" calcext:value-type="float">
            <text:p>338427</text:p>
          </table:table-cell>
          <table:table-cell/>
          <table:table-cell table:formula="of:=[.F88]/[.B88]" office:value-type="float" office:value="19128.0778111527" calcext:value-type="float">
            <text:p>19128.0778111527</text:p>
          </table:table-cell>
          <table:table-cell table:formula="of:=[.F88]/[.C88]" office:value-type="float" office:value="263.429246809528" calcext:value-type="float">
            <text:p>263.429246809528</text:p>
          </table:table-cell>
          <table:table-cell table:formula="of:=[.F88]/[.D88]" office:value-type="float" office:value="1714.06468009683" calcext:value-type="float">
            <text:p>1714.06468009683</text:p>
          </table:table-cell>
        </table:table-row>
        <table:table-row table:style-name="ro1">
          <table:table-cell/>
          <table:table-cell office:value-type="float" office:value="4.677" calcext:value-type="float">
            <text:p>4.677</text:p>
          </table:table-cell>
          <table:table-cell office:value-type="float" office:value="857.094" calcext:value-type="float">
            <text:p>857.094</text:p>
          </table:table-cell>
          <table:table-cell office:value-type="float" office:value="53.423" calcext:value-type="float">
            <text:p>53.423</text:p>
          </table:table-cell>
          <table:table-cell/>
          <table:table-cell office:value-type="float" office:value="306744" calcext:value-type="float">
            <text:p>306744</text:p>
          </table:table-cell>
          <table:table-cell office:value-type="float" office:value="108692" calcext:value-type="float">
            <text:p>108692</text:p>
          </table:table-cell>
          <table:table-cell/>
          <table:table-cell table:formula="of:=[.F89]/[.B89]" office:value-type="float" office:value="65585.6318152662" calcext:value-type="float">
            <text:p>65585.6318152662</text:p>
          </table:table-cell>
          <table:table-cell table:formula="of:=[.F89]/[.C89]" office:value-type="float" office:value="357.888399638779" calcext:value-type="float">
            <text:p>357.888399638779</text:p>
          </table:table-cell>
          <table:table-cell table:formula="of:=[.F89]/[.D89]" office:value-type="float" office:value="5741.79660445875" calcext:value-type="float">
            <text:p>5741.79660445875</text:p>
          </table:table-cell>
        </table:table-row>
        <table:table-row table:style-name="ro1">
          <table:table-cell/>
          <table:table-cell office:value-type="float" office:value="1.965" calcext:value-type="float">
            <text:p>1.965</text:p>
          </table:table-cell>
          <table:table-cell office:value-type="float" office:value="182.786" calcext:value-type="float">
            <text:p>182.786</text:p>
          </table:table-cell>
          <table:table-cell office:value-type="float" office:value="23.327" calcext:value-type="float">
            <text:p>23.327</text:p>
          </table:table-cell>
          <table:table-cell/>
          <table:table-cell office:value-type="float" office:value="194607" calcext:value-type="float">
            <text:p>194607</text:p>
          </table:table-cell>
          <table:table-cell office:value-type="float" office:value="71814" calcext:value-type="float">
            <text:p>71814</text:p>
          </table:table-cell>
          <table:table-cell/>
          <table:table-cell table:formula="of:=[.F90]/[.B90]" office:value-type="float" office:value="99036.6412213741" calcext:value-type="float">
            <text:p>99036.6412213741</text:p>
          </table:table-cell>
          <table:table-cell table:formula="of:=[.F90]/[.C90]" office:value-type="float" office:value="1064.67125491011" calcext:value-type="float">
            <text:p>1064.67125491011</text:p>
          </table:table-cell>
          <table:table-cell table:formula="of:=[.F90]/[.D90]" office:value-type="float" office:value="8342.56441033995" calcext:value-type="float">
            <text:p>8342.56441033995</text:p>
          </table:table-cell>
        </table:table-row>
        <table:table-row table:style-name="ro1">
          <table:table-cell/>
          <table:table-cell office:value-type="float" office:value="16.712" calcext:value-type="float">
            <text:p>16.712</text:p>
          </table:table-cell>
          <table:table-cell office:value-type="float" office:value="1323.744" calcext:value-type="float">
            <text:p>1323.744</text:p>
          </table:table-cell>
          <table:table-cell office:value-type="float" office:value="174.709" calcext:value-type="float">
            <text:p>174.709</text:p>
          </table:table-cell>
          <table:table-cell/>
          <table:table-cell office:value-type="float" office:value="538884" calcext:value-type="float">
            <text:p>538884</text:p>
          </table:table-cell>
          <table:table-cell office:value-type="float" office:value="209506" calcext:value-type="float">
            <text:p>209506</text:p>
          </table:table-cell>
          <table:table-cell/>
          <table:table-cell table:formula="of:=[.F91]/[.B91]" office:value-type="float" office:value="32245.3326950694" calcext:value-type="float">
            <text:p>32245.3326950694</text:p>
          </table:table-cell>
          <table:table-cell table:formula="of:=[.F91]/[.C91]" office:value-type="float" office:value="407.090797012111" calcext:value-type="float">
            <text:p>407.090797012111</text:p>
          </table:table-cell>
          <table:table-cell table:formula="of:=[.F91]/[.D91]" office:value-type="float" office:value="3084.46616945893" calcext:value-type="float">
            <text:p>3084.46616945893</text:p>
          </table:table-cell>
        </table:table-row>
        <table:table-row table:style-name="ro1">
          <table:table-cell/>
          <table:table-cell office:value-type="float" office:value="7.451" calcext:value-type="float">
            <text:p>7.451</text:p>
          </table:table-cell>
          <table:table-cell office:value-type="float" office:value="554.767" calcext:value-type="float">
            <text:p>554.767</text:p>
          </table:table-cell>
          <table:table-cell office:value-type="float" office:value="86.029" calcext:value-type="float">
            <text:p>86.029</text:p>
          </table:table-cell>
          <table:table-cell/>
          <table:table-cell office:value-type="float" office:value="372413" calcext:value-type="float">
            <text:p>372413</text:p>
          </table:table-cell>
          <table:table-cell office:value-type="float" office:value="136778" calcext:value-type="float">
            <text:p>136778</text:p>
          </table:table-cell>
          <table:table-cell/>
          <table:table-cell table:formula="of:=[.F92]/[.B92]" office:value-type="float" office:value="49981.613206281" calcext:value-type="float">
            <text:p>49981.613206281</text:p>
          </table:table-cell>
          <table:table-cell table:formula="of:=[.F92]/[.C92]" office:value-type="float" office:value="671.296237880047" calcext:value-type="float">
            <text:p>671.296237880047</text:p>
          </table:table-cell>
          <table:table-cell table:formula="of:=[.F92]/[.D92]" office:value-type="float" office:value="4328.92396749933" calcext:value-type="float">
            <text:p>4328.92396749933</text:p>
          </table:table-cell>
        </table:table-row>
        <table:table-row table:style-name="ro1">
          <table:table-cell/>
          <table:table-cell office:value-type="float" office:value="41.266" calcext:value-type="float">
            <text:p>41.266</text:p>
          </table:table-cell>
          <table:table-cell office:value-type="float" office:value="7416.677" calcext:value-type="float">
            <text:p>7416.677</text:p>
          </table:table-cell>
          <table:table-cell office:value-type="float" office:value="555.537" calcext:value-type="float">
            <text:p>555.537</text:p>
          </table:table-cell>
          <table:table-cell/>
          <table:table-cell office:value-type="float" office:value="870826" calcext:value-type="float">
            <text:p>870826</text:p>
          </table:table-cell>
          <table:table-cell office:value-type="float" office:value="309550" calcext:value-type="float">
            <text:p>309550</text:p>
          </table:table-cell>
          <table:table-cell/>
          <table:table-cell table:formula="of:=[.F93]/[.B93]" office:value-type="float" office:value="21102.7480250085" calcext:value-type="float">
            <text:p>21102.7480250085</text:p>
          </table:table-cell>
          <table:table-cell table:formula="of:=[.F93]/[.C93]" office:value-type="float" office:value="117.414577984183" calcext:value-type="float">
            <text:p>117.414577984183</text:p>
          </table:table-cell>
          <table:table-cell table:formula="of:=[.F93]/[.D93]" office:value-type="float" office:value="1567.5391558078" calcext:value-type="float">
            <text:p>1567.5391558078</text:p>
          </table:table-cell>
        </table:table-row>
        <table:table-row table:style-name="ro1">
          <table:table-cell/>
          <table:table-cell office:value-type="float" office:value="12.071" calcext:value-type="float">
            <text:p>12.071</text:p>
          </table:table-cell>
          <table:table-cell office:value-type="float" office:value="898.059" calcext:value-type="float">
            <text:p>898.059</text:p>
          </table:table-cell>
          <table:table-cell office:value-type="float" office:value="145.793" calcext:value-type="float">
            <text:p>145.793</text:p>
          </table:table-cell>
          <table:table-cell/>
          <table:table-cell office:value-type="float" office:value="468809" calcext:value-type="float">
            <text:p>468809</text:p>
          </table:table-cell>
          <table:table-cell office:value-type="float" office:value="173938" calcext:value-type="float">
            <text:p>173938</text:p>
          </table:table-cell>
          <table:table-cell/>
          <table:table-cell table:formula="of:=[.F94]/[.B94]" office:value-type="float" office:value="38837.627371386" calcext:value-type="float">
            <text:p>38837.627371386</text:p>
          </table:table-cell>
          <table:table-cell table:formula="of:=[.F94]/[.C94]" office:value-type="float" office:value="522.024722206448" calcext:value-type="float">
            <text:p>522.024722206448</text:p>
          </table:table-cell>
          <table:table-cell table:formula="of:=[.F94]/[.D94]" office:value-type="float" office:value="3215.57962316435" calcext:value-type="float">
            <text:p>3215.57962316435</text:p>
          </table:table-cell>
        </table:table-row>
        <table:table-row table:style-name="ro1">
          <table:table-cell/>
          <table:table-cell office:value-type="float" office:value="26.988" calcext:value-type="float">
            <text:p>26.988</text:p>
          </table:table-cell>
          <table:table-cell office:value-type="float" office:value="2563.791" calcext:value-type="float">
            <text:p>2563.791</text:p>
          </table:table-cell>
          <table:table-cell office:value-type="float" office:value="255.948" calcext:value-type="float">
            <text:p>255.948</text:p>
          </table:table-cell>
          <table:table-cell/>
          <table:table-cell office:value-type="float" office:value="620387" calcext:value-type="float">
            <text:p>620387</text:p>
          </table:table-cell>
          <table:table-cell office:value-type="float" office:value="285357" calcext:value-type="float">
            <text:p>285357</text:p>
          </table:table-cell>
          <table:table-cell/>
          <table:table-cell table:formula="of:=[.F95]/[.B95]" office:value-type="float" office:value="22987.5129687268" calcext:value-type="float">
            <text:p>22987.5129687268</text:p>
          </table:table-cell>
          <table:table-cell table:formula="of:=[.F95]/[.C95]" office:value-type="float" office:value="241.980333030266" calcext:value-type="float">
            <text:p>241.980333030266</text:p>
          </table:table-cell>
          <table:table-cell table:formula="of:=[.F95]/[.D95]" office:value-type="float" office:value="2423.87906918593" calcext:value-type="float">
            <text:p>2423.87906918593</text:p>
          </table:table-cell>
        </table:table-row>
        <table:table-row table:style-name="ro1">
          <table:table-cell/>
          <table:table-cell office:value-type="float" office:value="43.308" calcext:value-type="float">
            <text:p>43.308</text:p>
          </table:table-cell>
          <table:table-cell office:value-type="float" office:value="10486.902" calcext:value-type="float">
            <text:p>10486.902</text:p>
          </table:table-cell>
          <table:table-cell office:value-type="float" office:value="541.682" calcext:value-type="float">
            <text:p>541.682</text:p>
          </table:table-cell>
          <table:table-cell/>
          <table:table-cell office:value-type="float" office:value="900555" calcext:value-type="float">
            <text:p>900555</text:p>
          </table:table-cell>
          <table:table-cell office:value-type="float" office:value="310747" calcext:value-type="float">
            <text:p>310747</text:p>
          </table:table-cell>
          <table:table-cell/>
          <table:table-cell table:formula="of:=[.F96]/[.B96]" office:value-type="float" office:value="20794.1950678858" calcext:value-type="float">
            <text:p>20794.1950678858</text:p>
          </table:table-cell>
          <table:table-cell table:formula="of:=[.F96]/[.C96]" office:value-type="float" office:value="85.8742648686905" calcext:value-type="float">
            <text:p>85.8742648686905</text:p>
          </table:table-cell>
          <table:table-cell table:formula="of:=[.F96]/[.D96]" office:value-type="float" office:value="1662.51601493127" calcext:value-type="float">
            <text:p>1662.51601493127</text:p>
          </table:table-cell>
        </table:table-row>
        <table:table-row table:style-name="ro1">
          <table:table-cell/>
          <table:table-cell office:value-type="float" office:value="72.85" calcext:value-type="float">
            <text:p>72.85</text:p>
          </table:table-cell>
          <table:table-cell office:value-type="float" office:value="5567.6" calcext:value-type="float">
            <text:p>5567.6</text:p>
          </table:table-cell>
          <table:table-cell office:value-type="float" office:value="1042.905" calcext:value-type="float">
            <text:p>1042.905</text:p>
          </table:table-cell>
          <table:table-cell/>
          <table:table-cell office:value-type="float" office:value="1132832" calcext:value-type="float">
            <text:p>1132832</text:p>
          </table:table-cell>
          <table:table-cell office:value-type="float" office:value="416680" calcext:value-type="float">
            <text:p>416680</text:p>
          </table:table-cell>
          <table:table-cell/>
          <table:table-cell table:formula="of:=[.F97]/[.B97]" office:value-type="float" office:value="15550.1990391215" calcext:value-type="float">
            <text:p>15550.1990391215</text:p>
          </table:table-cell>
          <table:table-cell table:formula="of:=[.F97]/[.C97]" office:value-type="float" office:value="203.468639988505" calcext:value-type="float">
            <text:p>203.468639988505</text:p>
          </table:table-cell>
          <table:table-cell table:formula="of:=[.F97]/[.D97]" office:value-type="float" office:value="1086.2274128516" calcext:value-type="float">
            <text:p>1086.2274128516</text:p>
          </table:table-cell>
        </table:table-row>
        <table:table-row table:style-name="ro1">
          <table:table-cell/>
          <table:table-cell office:value-type="float" office:value="11.496" calcext:value-type="float">
            <text:p>11.496</text:p>
          </table:table-cell>
          <table:table-cell office:value-type="float" office:value="896.678" calcext:value-type="float">
            <text:p>896.678</text:p>
          </table:table-cell>
          <table:table-cell office:value-type="float" office:value="105.403" calcext:value-type="float">
            <text:p>105.403</text:p>
          </table:table-cell>
          <table:table-cell/>
          <table:table-cell office:value-type="float" office:value="422936" calcext:value-type="float">
            <text:p>422936</text:p>
          </table:table-cell>
          <table:table-cell office:value-type="float" office:value="172811" calcext:value-type="float">
            <text:p>172811</text:p>
          </table:table-cell>
          <table:table-cell/>
          <table:table-cell table:formula="of:=[.F98]/[.B98]" office:value-type="float" office:value="36789.8399443285" calcext:value-type="float">
            <text:p>36789.8399443285</text:p>
          </table:table-cell>
          <table:table-cell table:formula="of:=[.F98]/[.C98]" office:value-type="float" office:value="471.669874804556" calcext:value-type="float">
            <text:p>471.669874804556</text:p>
          </table:table-cell>
          <table:table-cell table:formula="of:=[.F98]/[.D98]" office:value-type="float" office:value="4012.56131229661" calcext:value-type="float">
            <text:p>4012.56131229661</text:p>
          </table:table-cell>
        </table:table-row>
        <table:table-row table:style-name="ro1">
          <table:table-cell/>
          <table:table-cell office:value-type="float" office:value="32.713" calcext:value-type="float">
            <text:p>32.713</text:p>
          </table:table-cell>
          <table:table-cell office:value-type="float" office:value="2692.103" calcext:value-type="float">
            <text:p>2692.103</text:p>
          </table:table-cell>
          <table:table-cell office:value-type="float" office:value="417.327" calcext:value-type="float">
            <text:p>417.327</text:p>
          </table:table-cell>
          <table:table-cell/>
          <table:table-cell office:value-type="float" office:value="772073" calcext:value-type="float">
            <text:p>772073</text:p>
          </table:table-cell>
          <table:table-cell office:value-type="float" office:value="276486" calcext:value-type="float">
            <text:p>276486</text:p>
          </table:table-cell>
          <table:table-cell/>
          <table:table-cell table:formula="of:=[.F99]/[.B99]" office:value-type="float" office:value="23601.4122825788" calcext:value-type="float">
            <text:p>23601.4122825788</text:p>
          </table:table-cell>
          <table:table-cell table:formula="of:=[.F99]/[.C99]" office:value-type="float" office:value="286.791775797583" calcext:value-type="float">
            <text:p>286.791775797583</text:p>
          </table:table-cell>
          <table:table-cell table:formula="of:=[.F99]/[.D99]" office:value-type="float" office:value="1850.04325145509" calcext:value-type="float">
            <text:p>1850.04325145509</text:p>
          </table:table-cell>
        </table:table-row>
        <table:table-row table:style-name="ro1">
          <table:table-cell/>
          <table:table-cell office:value-type="float" office:value="23.349" calcext:value-type="float">
            <text:p>23.349</text:p>
          </table:table-cell>
          <table:table-cell office:value-type="float" office:value="1768.888" calcext:value-type="float">
            <text:p>1768.888</text:p>
          </table:table-cell>
          <table:table-cell office:value-type="float" office:value="304.663" calcext:value-type="float">
            <text:p>304.663</text:p>
          </table:table-cell>
          <table:table-cell/>
          <table:table-cell office:value-type="float" office:value="623494" calcext:value-type="float">
            <text:p>623494</text:p>
          </table:table-cell>
          <table:table-cell office:value-type="float" office:value="246947" calcext:value-type="float">
            <text:p>246947</text:p>
          </table:table-cell>
          <table:table-cell/>
          <table:table-cell table:formula="of:=[.F100]/[.B100]" office:value-type="float" office:value="26703.2421088698" calcext:value-type="float">
            <text:p>26703.2421088698</text:p>
          </table:table-cell>
          <table:table-cell table:formula="of:=[.F100]/[.C100]" office:value-type="float" office:value="352.477940943689" calcext:value-type="float">
            <text:p>352.477940943689</text:p>
          </table:table-cell>
          <table:table-cell table:formula="of:=[.F100]/[.D100]" office:value-type="float" office:value="2046.50384194996" calcext:value-type="float">
            <text:p>2046.50384194996</text:p>
          </table:table-cell>
        </table:table-row>
        <table:table-row table:style-name="ro1">
          <table:table-cell/>
          <table:table-cell office:value-type="float" office:value="50.187" calcext:value-type="float">
            <text:p>50.187</text:p>
          </table:table-cell>
          <table:table-cell office:value-type="float" office:value="15904.896" calcext:value-type="float">
            <text:p>15904.896</text:p>
          </table:table-cell>
          <table:table-cell office:value-type="float" office:value="605.074" calcext:value-type="float">
            <text:p>605.074</text:p>
          </table:table-cell>
          <table:table-cell/>
          <table:table-cell office:value-type="float" office:value="934751" calcext:value-type="float">
            <text:p>934751</text:p>
          </table:table-cell>
          <table:table-cell office:value-type="float" office:value="346978" calcext:value-type="float">
            <text:p>346978</text:p>
          </table:table-cell>
          <table:table-cell/>
          <table:table-cell table:formula="of:=[.F101]/[.B101]" office:value-type="float" office:value="18625.3611493016" calcext:value-type="float">
            <text:p>18625.3611493016</text:p>
          </table:table-cell>
          <table:table-cell table:formula="of:=[.F101]/[.C101]" office:value-type="float" office:value="58.7712739523729" calcext:value-type="float">
            <text:p>58.7712739523729</text:p>
          </table:table-cell>
          <table:table-cell table:formula="of:=[.F101]/[.D101]" office:value-type="float" office:value="1544.85401785567" calcext:value-type="float">
            <text:p>1544.85401785567</text:p>
          </table:table-cell>
        </table:table-row>
        <table:table-row table:style-name="ro1">
          <table:table-cell/>
          <table:table-cell office:value-type="float" office:value="26.268" calcext:value-type="float">
            <text:p>26.268</text:p>
          </table:table-cell>
          <table:table-cell office:value-type="float" office:value="2341.085" calcext:value-type="float">
            <text:p>2341.085</text:p>
          </table:table-cell>
          <table:table-cell office:value-type="float" office:value="369.681" calcext:value-type="float">
            <text:p>369.681</text:p>
          </table:table-cell>
          <table:table-cell/>
          <table:table-cell office:value-type="float" office:value="713453" calcext:value-type="float">
            <text:p>713453</text:p>
          </table:table-cell>
          <table:table-cell office:value-type="float" office:value="244127" calcext:value-type="float">
            <text:p>244127</text:p>
          </table:table-cell>
          <table:table-cell/>
          <table:table-cell table:formula="of:=[.F102]/[.B102]" office:value-type="float" office:value="27160.5375361657" calcext:value-type="float">
            <text:p>27160.5375361657</text:p>
          </table:table-cell>
          <table:table-cell table:formula="of:=[.F102]/[.C102]" office:value-type="float" office:value="304.753137968079" calcext:value-type="float">
            <text:p>304.753137968079</text:p>
          </table:table-cell>
          <table:table-cell table:formula="of:=[.F102]/[.D102]" office:value-type="float" office:value="1929.91525125717" calcext:value-type="float">
            <text:p>1929.91525125717</text:p>
          </table:table-cell>
        </table:table-row>
        <table:table-row table:style-name="ro1">
          <table:table-cell/>
          <table:table-cell office:value-type="float" office:value="28.719" calcext:value-type="float">
            <text:p>28.719</text:p>
          </table:table-cell>
          <table:table-cell office:value-type="float" office:value="2991.59" calcext:value-type="float">
            <text:p>2991.59</text:p>
          </table:table-cell>
          <table:table-cell office:value-type="float" office:value="340.72" calcext:value-type="float">
            <text:p>340.72</text:p>
          </table:table-cell>
          <table:table-cell/>
          <table:table-cell office:value-type="float" office:value="702148" calcext:value-type="float">
            <text:p>702148</text:p>
          </table:table-cell>
          <table:table-cell office:value-type="float" office:value="271238" calcext:value-type="float">
            <text:p>271238</text:p>
          </table:table-cell>
          <table:table-cell/>
          <table:table-cell table:formula="of:=[.F103]/[.B103]" office:value-type="float" office:value="24448.9014241443" calcext:value-type="float">
            <text:p>24448.9014241443</text:p>
          </table:table-cell>
          <table:table-cell table:formula="of:=[.F103]/[.C103]" office:value-type="float" office:value="234.707296120123" calcext:value-type="float">
            <text:p>234.707296120123</text:p>
          </table:table-cell>
          <table:table-cell table:formula="of:=[.F103]/[.D103]" office:value-type="float" office:value="2060.77717774125" calcext:value-type="float">
            <text:p>2060.77717774125</text:p>
          </table:table-cell>
        </table:table-row>
        <table:table-row table:style-name="ro1">
          <table:table-cell/>
          <table:table-cell office:value-type="float" office:value="1.665" calcext:value-type="float">
            <text:p>1.665</text:p>
          </table:table-cell>
          <table:table-cell office:value-type="float" office:value="132.661" calcext:value-type="float">
            <text:p>132.661</text:p>
          </table:table-cell>
          <table:table-cell office:value-type="float" office:value="17.652" calcext:value-type="float">
            <text:p>17.652</text:p>
          </table:table-cell>
          <table:table-cell/>
          <table:table-cell office:value-type="float" office:value="175363" calcext:value-type="float">
            <text:p>175363</text:p>
          </table:table-cell>
          <table:table-cell office:value-type="float" office:value="65418" calcext:value-type="float">
            <text:p>65418</text:p>
          </table:table-cell>
          <table:table-cell/>
          <table:table-cell table:formula="of:=[.F104]/[.B104]" office:value-type="float" office:value="105323.123123123" calcext:value-type="float">
            <text:p>105323.123123123</text:p>
          </table:table-cell>
          <table:table-cell table:formula="of:=[.F104]/[.C104]" office:value-type="float" office:value="1321.88812084938" calcext:value-type="float">
            <text:p>1321.88812084938</text:p>
          </table:table-cell>
          <table:table-cell table:formula="of:=[.F104]/[.D104]" office:value-type="float" office:value="9934.45501926127" calcext:value-type="float">
            <text:p>9934.45501926127</text:p>
          </table:table-cell>
        </table:table-row>
        <table:table-row table:style-name="ro1">
          <table:table-cell/>
          <table:table-cell office:value-type="float" office:value="14.146" calcext:value-type="float">
            <text:p>14.146</text:p>
          </table:table-cell>
          <table:table-cell office:value-type="float" office:value="965.418" calcext:value-type="float">
            <text:p>965.418</text:p>
          </table:table-cell>
          <table:table-cell office:value-type="float" office:value="137.315" calcext:value-type="float">
            <text:p>137.315</text:p>
          </table:table-cell>
          <table:table-cell/>
          <table:table-cell office:value-type="float" office:value="458927" calcext:value-type="float">
            <text:p>458927</text:p>
          </table:table-cell>
          <table:table-cell office:value-type="float" office:value="197395" calcext:value-type="float">
            <text:p>197395</text:p>
          </table:table-cell>
          <table:table-cell/>
          <table:table-cell table:formula="of:=[.F105]/[.B105]" office:value-type="float" office:value="32442.1744662802" calcext:value-type="float">
            <text:p>32442.1744662802</text:p>
          </table:table-cell>
          <table:table-cell table:formula="of:=[.F105]/[.C105]" office:value-type="float" office:value="475.36611084525" calcext:value-type="float">
            <text:p>475.36611084525</text:p>
          </table:table-cell>
          <table:table-cell table:formula="of:=[.F105]/[.D105]" office:value-type="float" office:value="3342.1476167935" calcext:value-type="float">
            <text:p>3342.1476167935</text:p>
          </table:table-cell>
        </table:table-row>
        <table:table-row table:style-name="ro1">
          <table:table-cell/>
          <table:table-cell office:value-type="float" office:value="5.969" calcext:value-type="float">
            <text:p>5.969</text:p>
          </table:table-cell>
          <table:table-cell office:value-type="float" office:value="399.225" calcext:value-type="float">
            <text:p>399.225</text:p>
          </table:table-cell>
          <table:table-cell office:value-type="float" office:value="52.944" calcext:value-type="float">
            <text:p>52.944</text:p>
          </table:table-cell>
          <table:table-cell/>
          <table:table-cell office:value-type="float" office:value="300098" calcext:value-type="float">
            <text:p>300098</text:p>
          </table:table-cell>
          <table:table-cell office:value-type="float" office:value="133326" calcext:value-type="float">
            <text:p>133326</text:p>
          </table:table-cell>
          <table:table-cell/>
          <table:table-cell table:formula="of:=[.F106]/[.B106]" office:value-type="float" office:value="50276.093147931" calcext:value-type="float">
            <text:p>50276.093147931</text:p>
          </table:table-cell>
          <table:table-cell table:formula="of:=[.F106]/[.C106]" office:value-type="float" office:value="751.701421504164" calcext:value-type="float">
            <text:p>751.701421504164</text:p>
          </table:table-cell>
          <table:table-cell table:formula="of:=[.F106]/[.D106]" office:value-type="float" office:value="5668.21547295255" calcext:value-type="float">
            <text:p>5668.21547295255</text:p>
          </table:table-cell>
        </table:table-row>
        <table:table-row table:style-name="ro1">
          <table:table-cell/>
          <table:table-cell office:value-type="float" office:value="9.915" calcext:value-type="float">
            <text:p>9.915</text:p>
          </table:table-cell>
          <table:table-cell office:value-type="float" office:value="835.008" calcext:value-type="float">
            <text:p>835.008</text:p>
          </table:table-cell>
          <table:table-cell office:value-type="float" office:value="122.082" calcext:value-type="float">
            <text:p>122.082</text:p>
          </table:table-cell>
          <table:table-cell/>
          <table:table-cell office:value-type="float" office:value="421074" calcext:value-type="float">
            <text:p>421074</text:p>
          </table:table-cell>
          <table:table-cell office:value-type="float" office:value="158452" calcext:value-type="float">
            <text:p>158452</text:p>
          </table:table-cell>
          <table:table-cell/>
          <table:table-cell table:formula="of:=[.F107]/[.B107]" office:value-type="float" office:value="42468.3812405446" calcext:value-type="float">
            <text:p>42468.3812405446</text:p>
          </table:table-cell>
          <table:table-cell table:formula="of:=[.F107]/[.C107]" office:value-type="float" office:value="504.275408139802" calcext:value-type="float">
            <text:p>504.275408139802</text:p>
          </table:table-cell>
          <table:table-cell table:formula="of:=[.F107]/[.D107]" office:value-type="float" office:value="3449.10797660589" calcext:value-type="float">
            <text:p>3449.10797660589</text:p>
          </table:table-cell>
        </table:table-row>
        <table:table-row table:style-name="ro1">
          <table:table-cell/>
          <table:table-cell office:value-type="float" office:value="14.158" calcext:value-type="float">
            <text:p>14.158</text:p>
          </table:table-cell>
          <table:table-cell office:value-type="float" office:value="3602.239" calcext:value-type="float">
            <text:p>3602.239</text:p>
          </table:table-cell>
          <table:table-cell office:value-type="float" office:value="174.922" calcext:value-type="float">
            <text:p>174.922</text:p>
          </table:table-cell>
          <table:table-cell/>
          <table:table-cell office:value-type="float" office:value="515343" calcext:value-type="float">
            <text:p>515343</text:p>
          </table:table-cell>
          <table:table-cell office:value-type="float" office:value="182645" calcext:value-type="float">
            <text:p>182645</text:p>
          </table:table-cell>
          <table:table-cell/>
          <table:table-cell table:formula="of:=[.F108]/[.B108]" office:value-type="float" office:value="36399.42082215" calcext:value-type="float">
            <text:p>36399.42082215</text:p>
          </table:table-cell>
          <table:table-cell table:formula="of:=[.F108]/[.C108]" office:value-type="float" office:value="143.061856806281" calcext:value-type="float">
            <text:p>143.061856806281</text:p>
          </table:table-cell>
          <table:table-cell table:formula="of:=[.F108]/[.D108]" office:value-type="float" office:value="2946.13027520838" calcext:value-type="float">
            <text:p>2946.13027520838</text:p>
          </table:table-cell>
        </table:table-row>
        <table:table-row table:style-name="ro1">
          <table:table-cell/>
          <table:table-cell office:value-type="float" office:value="1.502" calcext:value-type="float">
            <text:p>1.502</text:p>
          </table:table-cell>
          <table:table-cell office:value-type="float" office:value="109.946" calcext:value-type="float">
            <text:p>109.946</text:p>
          </table:table-cell>
          <table:table-cell office:value-type="float" office:value="18.954" calcext:value-type="float">
            <text:p>18.954</text:p>
          </table:table-cell>
          <table:table-cell/>
          <table:table-cell office:value-type="float" office:value="174380" calcext:value-type="float">
            <text:p>174380</text:p>
          </table:table-cell>
          <table:table-cell office:value-type="float" office:value="60908" calcext:value-type="float">
            <text:p>60908</text:p>
          </table:table-cell>
          <table:table-cell/>
          <table:table-cell table:formula="of:=[.F109]/[.B109]" office:value-type="float" office:value="116098.535286285" calcext:value-type="float">
            <text:p>116098.535286285</text:p>
          </table:table-cell>
          <table:table-cell table:formula="of:=[.F109]/[.C109]" office:value-type="float" office:value="1586.05133429138" calcext:value-type="float">
            <text:p>1586.05133429138</text:p>
          </table:table-cell>
          <table:table-cell table:formula="of:=[.F109]/[.D109]" office:value-type="float" office:value="9200.16882979846" calcext:value-type="float">
            <text:p>9200.16882979846</text:p>
          </table:table-cell>
        </table:table-row>
        <table:table-row table:style-name="ro1">
          <table:table-cell/>
          <table:table-cell office:value-type="float" office:value="4.767" calcext:value-type="float">
            <text:p>4.767</text:p>
          </table:table-cell>
          <table:table-cell office:value-type="float" office:value="416.952" calcext:value-type="float">
            <text:p>416.952</text:p>
          </table:table-cell>
          <table:table-cell office:value-type="float" office:value="57.971" calcext:value-type="float">
            <text:p>57.971</text:p>
          </table:table-cell>
          <table:table-cell/>
          <table:table-cell office:value-type="float" office:value="304124" calcext:value-type="float">
            <text:p>304124</text:p>
          </table:table-cell>
          <table:table-cell office:value-type="float" office:value="109326" calcext:value-type="float">
            <text:p>109326</text:p>
          </table:table-cell>
          <table:table-cell/>
          <table:table-cell table:formula="of:=[.F110]/[.B110]" office:value-type="float" office:value="63797.7763792742" calcext:value-type="float">
            <text:p>63797.7763792742</text:p>
          </table:table-cell>
          <table:table-cell table:formula="of:=[.F110]/[.C110]" office:value-type="float" office:value="729.398108175521" calcext:value-type="float">
            <text:p>729.398108175521</text:p>
          </table:table-cell>
          <table:table-cell table:formula="of:=[.F110]/[.D110]" office:value-type="float" office:value="5246.14031153508" calcext:value-type="float">
            <text:p>5246.14031153508</text:p>
          </table:table-cell>
        </table:table-row>
        <table:table-row table:style-name="ro1">
          <table:table-cell/>
          <table:table-cell office:value-type="float" office:value="6.348" calcext:value-type="float">
            <text:p>6.348</text:p>
          </table:table-cell>
          <table:table-cell office:value-type="float" office:value="434.898" calcext:value-type="float">
            <text:p>434.898</text:p>
          </table:table-cell>
          <table:table-cell office:value-type="float" office:value="56.198" calcext:value-type="float">
            <text:p>56.198</text:p>
          </table:table-cell>
          <table:table-cell/>
          <table:table-cell office:value-type="float" office:value="310144" calcext:value-type="float">
            <text:p>310144</text:p>
          </table:table-cell>
          <table:table-cell office:value-type="float" office:value="138289" calcext:value-type="float">
            <text:p>138289</text:p>
          </table:table-cell>
          <table:table-cell/>
          <table:table-cell table:formula="of:=[.F111]/[.B111]" office:value-type="float" office:value="48856.9628229364" calcext:value-type="float">
            <text:p>48856.9628229364</text:p>
          </table:table-cell>
          <table:table-cell table:formula="of:=[.F111]/[.C111]" office:value-type="float" office:value="713.141932131212" calcext:value-type="float">
            <text:p>713.141932131212</text:p>
          </table:table-cell>
          <table:table-cell table:formula="of:=[.F111]/[.D111]" office:value-type="float" office:value="5518.77291006797" calcext:value-type="float">
            <text:p>5518.77291006797</text:p>
          </table:table-cell>
        </table:table-row>
        <table:table-row table:style-name="ro1">
          <table:table-cell/>
          <table:table-cell office:value-type="float" office:value="48.919" calcext:value-type="float">
            <text:p>48.919</text:p>
          </table:table-cell>
          <table:table-cell office:value-type="float" office:value="3571.632" calcext:value-type="float">
            <text:p>3571.632</text:p>
          </table:table-cell>
          <table:table-cell office:value-type="float" office:value="463.145" calcext:value-type="float">
            <text:p>463.145</text:p>
          </table:table-cell>
          <table:table-cell/>
          <table:table-cell office:value-type="float" office:value="891520" calcext:value-type="float">
            <text:p>891520</text:p>
          </table:table-cell>
          <table:table-cell office:value-type="float" office:value="352821" calcext:value-type="float">
            <text:p>352821</text:p>
          </table:table-cell>
          <table:table-cell/>
          <table:table-cell table:formula="of:=[.F112]/[.B112]" office:value-type="float" office:value="18224.4117827429" calcext:value-type="float">
            <text:p>18224.4117827429</text:p>
          </table:table-cell>
          <table:table-cell table:formula="of:=[.F112]/[.C112]" office:value-type="float" office:value="249.611382135674" calcext:value-type="float">
            <text:p>249.611382135674</text:p>
          </table:table-cell>
          <table:table-cell table:formula="of:=[.F112]/[.D112]" office:value-type="float" office:value="1924.92631897138" calcext:value-type="float">
            <text:p>1924.92631897138</text:p>
          </table:table-cell>
        </table:table-row>
        <table:table-row table:style-name="ro1">
          <table:table-cell/>
          <table:table-cell office:value-type="float" office:value="10.34" calcext:value-type="float">
            <text:p>10.34</text:p>
          </table:table-cell>
          <table:table-cell office:value-type="float" office:value="1364.611" calcext:value-type="float">
            <text:p>1364.611</text:p>
          </table:table-cell>
          <table:table-cell office:value-type="float" office:value="95.902" calcext:value-type="float">
            <text:p>95.902</text:p>
          </table:table-cell>
          <table:table-cell/>
          <table:table-cell office:value-type="float" office:value="398451" calcext:value-type="float">
            <text:p>398451</text:p>
          </table:table-cell>
          <table:table-cell office:value-type="float" office:value="176062" calcext:value-type="float">
            <text:p>176062</text:p>
          </table:table-cell>
          <table:table-cell/>
          <table:table-cell table:formula="of:=[.F113]/[.B113]" office:value-type="float" office:value="38534.912959381" calcext:value-type="float">
            <text:p>38534.912959381</text:p>
          </table:table-cell>
          <table:table-cell table:formula="of:=[.F113]/[.C113]" office:value-type="float" office:value="291.988705938909" calcext:value-type="float">
            <text:p>291.988705938909</text:p>
          </table:table-cell>
          <table:table-cell table:formula="of:=[.F113]/[.D113]" office:value-type="float" office:value="4154.77258034243" calcext:value-type="float">
            <text:p>4154.77258034243</text:p>
          </table:table-cell>
        </table:table-row>
        <table:table-row table:style-name="ro1">
          <table:table-cell/>
          <table:table-cell office:value-type="float" office:value="13.015" calcext:value-type="float">
            <text:p>13.015</text:p>
          </table:table-cell>
          <table:table-cell office:value-type="float" office:value="1182.051" calcext:value-type="float">
            <text:p>1182.051</text:p>
          </table:table-cell>
          <table:table-cell office:value-type="float" office:value="149.125" calcext:value-type="float">
            <text:p>149.125</text:p>
          </table:table-cell>
          <table:table-cell/>
          <table:table-cell office:value-type="float" office:value="500480" calcext:value-type="float">
            <text:p>500480</text:p>
          </table:table-cell>
          <table:table-cell office:value-type="float" office:value="174144" calcext:value-type="float">
            <text:p>174144</text:p>
          </table:table-cell>
          <table:table-cell/>
          <table:table-cell table:formula="of:=[.F114]/[.B114]" office:value-type="float" office:value="38454.091432962" calcext:value-type="float">
            <text:p>38454.091432962</text:p>
          </table:table-cell>
          <table:table-cell table:formula="of:=[.F114]/[.C114]" office:value-type="float" office:value="423.399667188641" calcext:value-type="float">
            <text:p>423.399667188641</text:p>
          </table:table-cell>
          <table:table-cell table:formula="of:=[.F114]/[.D114]" office:value-type="float" office:value="3356.11064543169" calcext:value-type="float">
            <text:p>3356.11064543169</text:p>
          </table:table-cell>
        </table:table-row>
        <table:table-row table:style-name="ro1">
          <table:table-cell/>
          <table:table-cell office:value-type="float" office:value="2.331" calcext:value-type="float">
            <text:p>2.331</text:p>
          </table:table-cell>
          <table:table-cell office:value-type="float" office:value="228.473" calcext:value-type="float">
            <text:p>228.473</text:p>
          </table:table-cell>
          <table:table-cell office:value-type="float" office:value="29.579" calcext:value-type="float">
            <text:p>29.579</text:p>
          </table:table-cell>
          <table:table-cell/>
          <table:table-cell office:value-type="float" office:value="238716" calcext:value-type="float">
            <text:p>238716</text:p>
          </table:table-cell>
          <table:table-cell office:value-type="float" office:value="82696" calcext:value-type="float">
            <text:p>82696</text:p>
          </table:table-cell>
          <table:table-cell/>
          <table:table-cell table:formula="of:=[.F115]/[.B115]" office:value-type="float" office:value="102409.266409266" calcext:value-type="float">
            <text:p>102409.266409266</text:p>
          </table:table-cell>
          <table:table-cell table:formula="of:=[.F115]/[.C115]" office:value-type="float" office:value="1044.83243096558" calcext:value-type="float">
            <text:p>1044.83243096558</text:p>
          </table:table-cell>
          <table:table-cell table:formula="of:=[.F115]/[.D115]" office:value-type="float" office:value="8070.45539064877" calcext:value-type="float">
            <text:p>8070.45539064877</text:p>
          </table:table-cell>
        </table:table-row>
        <table:table-row table:style-name="ro1">
          <table:table-cell/>
          <table:table-cell office:value-type="float" office:value="30.977" calcext:value-type="float">
            <text:p>30.977</text:p>
          </table:table-cell>
          <table:table-cell office:value-type="float" office:value="3040.327" calcext:value-type="float">
            <text:p>3040.327</text:p>
          </table:table-cell>
          <table:table-cell office:value-type="float" office:value="351.036" calcext:value-type="float">
            <text:p>351.036</text:p>
          </table:table-cell>
          <table:table-cell/>
          <table:table-cell office:value-type="float" office:value="743589" calcext:value-type="float">
            <text:p>743589</text:p>
          </table:table-cell>
          <table:table-cell office:value-type="float" office:value="273506" calcext:value-type="float">
            <text:p>273506</text:p>
          </table:table-cell>
          <table:table-cell/>
          <table:table-cell table:formula="of:=[.F116]/[.B116]" office:value-type="float" office:value="24004.5517642122" calcext:value-type="float">
            <text:p>24004.5517642122</text:p>
          </table:table-cell>
          <table:table-cell table:formula="of:=[.F116]/[.C116]" office:value-type="float" office:value="244.575336797654" calcext:value-type="float">
            <text:p>244.575336797654</text:p>
          </table:table-cell>
          <table:table-cell table:formula="of:=[.F116]/[.D116]" office:value-type="float" office:value="2118.26992103374" calcext:value-type="float">
            <text:p>2118.26992103374</text:p>
          </table:table-cell>
        </table:table-row>
        <table:table-row table:style-name="ro1">
          <table:table-cell/>
          <table:table-cell office:value-type="float" office:value="3.287" calcext:value-type="float">
            <text:p>3.287</text:p>
          </table:table-cell>
          <table:table-cell office:value-type="float" office:value="299.269" calcext:value-type="float">
            <text:p>299.269</text:p>
          </table:table-cell>
          <table:table-cell office:value-type="float" office:value="41.526" calcext:value-type="float">
            <text:p>41.526</text:p>
          </table:table-cell>
          <table:table-cell/>
          <table:table-cell office:value-type="float" office:value="263741" calcext:value-type="float">
            <text:p>263741</text:p>
          </table:table-cell>
          <table:table-cell office:value-type="float" office:value="93704" calcext:value-type="float">
            <text:p>93704</text:p>
          </table:table-cell>
          <table:table-cell/>
          <table:table-cell table:formula="of:=[.F117]/[.B117]" office:value-type="float" office:value="80237.6026772133" calcext:value-type="float">
            <text:p>80237.6026772133</text:p>
          </table:table-cell>
          <table:table-cell table:formula="of:=[.F117]/[.C117]" office:value-type="float" office:value="881.284062164808" calcext:value-type="float">
            <text:p>881.284062164808</text:p>
          </table:table-cell>
          <table:table-cell table:formula="of:=[.F117]/[.D117]" office:value-type="float" office:value="6351.2257380918" calcext:value-type="float">
            <text:p>6351.2257380918</text:p>
          </table:table-cell>
        </table:table-row>
        <table:table-row table:style-name="ro1">
          <table:table-cell/>
          <table:table-cell office:value-type="float" office:value="73.884" calcext:value-type="float">
            <text:p>73.884</text:p>
          </table:table-cell>
          <table:table-cell office:value-type="float" office:value="6744.727" calcext:value-type="float">
            <text:p>6744.727</text:p>
          </table:table-cell>
          <table:table-cell office:value-type="float" office:value="887.24" calcext:value-type="float">
            <text:p>887.24</text:p>
          </table:table-cell>
          <table:table-cell/>
          <table:table-cell office:value-type="float" office:value="1145341" calcext:value-type="float">
            <text:p>1145341</text:p>
          </table:table-cell>
          <table:table-cell office:value-type="float" office:value="420968" calcext:value-type="float">
            <text:p>420968</text:p>
          </table:table-cell>
          <table:table-cell/>
          <table:table-cell table:formula="of:=[.F118]/[.B118]" office:value-type="float" office:value="15501.8813274863" calcext:value-type="float">
            <text:p>15501.8813274863</text:p>
          </table:table-cell>
          <table:table-cell table:formula="of:=[.F118]/[.C118]" office:value-type="float" office:value="169.812803394415" calcext:value-type="float">
            <text:p>169.812803394415</text:p>
          </table:table-cell>
          <table:table-cell table:formula="of:=[.F118]/[.D118]" office:value-type="float" office:value="1290.90325052973" calcext:value-type="float">
            <text:p>1290.90325052973</text:p>
          </table:table-cell>
        </table:table-row>
        <table:table-row table:style-name="ro1">
          <table:table-cell/>
          <table:table-cell office:value-type="float" office:value="12.397" calcext:value-type="float">
            <text:p>12.397</text:p>
          </table:table-cell>
          <table:table-cell office:value-type="float" office:value="1592.254" calcext:value-type="float">
            <text:p>1592.254</text:p>
          </table:table-cell>
          <table:table-cell office:value-type="float" office:value="135.687" calcext:value-type="float">
            <text:p>135.687</text:p>
          </table:table-cell>
          <table:table-cell/>
          <table:table-cell office:value-type="float" office:value="478992" calcext:value-type="float">
            <text:p>478992</text:p>
          </table:table-cell>
          <table:table-cell office:value-type="float" office:value="172813" calcext:value-type="float">
            <text:p>172813</text:p>
          </table:table-cell>
          <table:table-cell/>
          <table:table-cell table:formula="of:=[.F119]/[.B119]" office:value-type="float" office:value="38637.7349358716" calcext:value-type="float">
            <text:p>38637.7349358716</text:p>
          </table:table-cell>
          <table:table-cell table:formula="of:=[.F119]/[.C119]" office:value-type="float" office:value="300.826375691316" calcext:value-type="float">
            <text:p>300.826375691316</text:p>
          </table:table-cell>
          <table:table-cell table:formula="of:=[.F119]/[.D119]" office:value-type="float" office:value="3530.12447765814" calcext:value-type="float">
            <text:p>3530.12447765814</text:p>
          </table:table-cell>
        </table:table-row>
        <table:table-row table:style-name="ro1">
          <table:table-cell/>
          <table:table-cell office:value-type="float" office:value="2.703" calcext:value-type="float">
            <text:p>2.703</text:p>
          </table:table-cell>
          <table:table-cell office:value-type="float" office:value="176.01" calcext:value-type="float">
            <text:p>176.01</text:p>
          </table:table-cell>
          <table:table-cell office:value-type="float" office:value="26.725" calcext:value-type="float">
            <text:p>26.725</text:p>
          </table:table-cell>
          <table:table-cell/>
          <table:table-cell office:value-type="float" office:value="214490" calcext:value-type="float">
            <text:p>214490</text:p>
          </table:table-cell>
          <table:table-cell office:value-type="float" office:value="87021" calcext:value-type="float">
            <text:p>87021</text:p>
          </table:table-cell>
          <table:table-cell/>
          <table:table-cell table:formula="of:=[.F120]/[.B120]" office:value-type="float" office:value="79352.5712171661" calcext:value-type="float">
            <text:p>79352.5712171661</text:p>
          </table:table-cell>
          <table:table-cell table:formula="of:=[.F120]/[.C120]" office:value-type="float" office:value="1218.62394182149" calcext:value-type="float">
            <text:p>1218.62394182149</text:p>
          </table:table-cell>
          <table:table-cell table:formula="of:=[.F120]/[.D120]" office:value-type="float" office:value="8025.81852198316" calcext:value-type="float">
            <text:p>8025.81852198316</text:p>
          </table:table-cell>
        </table:table-row>
        <table:table-row table:style-name="ro1">
          <table:table-cell/>
          <table:table-cell office:value-type="float" office:value="3.511" calcext:value-type="float">
            <text:p>3.511</text:p>
          </table:table-cell>
          <table:table-cell office:value-type="float" office:value="249.188" calcext:value-type="float">
            <text:p>249.188</text:p>
          </table:table-cell>
          <table:table-cell office:value-type="float" office:value="38.679" calcext:value-type="float">
            <text:p>38.679</text:p>
          </table:table-cell>
          <table:table-cell/>
          <table:table-cell office:value-type="float" office:value="256836" calcext:value-type="float">
            <text:p>256836</text:p>
          </table:table-cell>
          <table:table-cell office:value-type="float" office:value="96286" calcext:value-type="float">
            <text:p>96286</text:p>
          </table:table-cell>
          <table:table-cell/>
          <table:table-cell table:formula="of:=[.F121]/[.B121]" office:value-type="float" office:value="73151.808601538" calcext:value-type="float">
            <text:p>73151.808601538</text:p>
          </table:table-cell>
          <table:table-cell table:formula="of:=[.F121]/[.C121]" office:value-type="float" office:value="1030.69168659807" calcext:value-type="float">
            <text:p>1030.69168659807</text:p>
          </table:table-cell>
          <table:table-cell table:formula="of:=[.F121]/[.D121]" office:value-type="float" office:value="6640.19235243931" calcext:value-type="float">
            <text:p>6640.19235243931</text:p>
          </table:table-cell>
        </table:table-row>
        <table:table-row table:style-name="ro1">
          <table:table-cell/>
          <table:table-cell office:value-type="float" office:value="12.643" calcext:value-type="float">
            <text:p>12.643</text:p>
          </table:table-cell>
          <table:table-cell office:value-type="float" office:value="918.171" calcext:value-type="float">
            <text:p>918.171</text:p>
          </table:table-cell>
          <table:table-cell office:value-type="float" office:value="159.425" calcext:value-type="float">
            <text:p>159.425</text:p>
          </table:table-cell>
          <table:table-cell/>
          <table:table-cell office:value-type="float" office:value="495127" calcext:value-type="float">
            <text:p>495127</text:p>
          </table:table-cell>
          <table:table-cell office:value-type="float" office:value="170966" calcext:value-type="float">
            <text:p>170966</text:p>
          </table:table-cell>
          <table:table-cell/>
          <table:table-cell table:formula="of:=[.F122]/[.B122]" office:value-type="float" office:value="39162.1450605078" calcext:value-type="float">
            <text:p>39162.1450605078</text:p>
          </table:table-cell>
          <table:table-cell table:formula="of:=[.F122]/[.C122]" office:value-type="float" office:value="539.253581304572" calcext:value-type="float">
            <text:p>539.253581304572</text:p>
          </table:table-cell>
          <table:table-cell table:formula="of:=[.F122]/[.D122]" office:value-type="float" office:value="3105.70487690136" calcext:value-type="float">
            <text:p>3105.70487690136</text:p>
          </table:table-cell>
        </table:table-row>
        <table:table-row table:style-name="ro1">
          <table:table-cell/>
          <table:table-cell office:value-type="float" office:value="19.965" calcext:value-type="float">
            <text:p>19.965</text:p>
          </table:table-cell>
          <table:table-cell office:value-type="float" office:value="1764.43" calcext:value-type="float">
            <text:p>1764.43</text:p>
          </table:table-cell>
          <table:table-cell office:value-type="float" office:value="220.008" calcext:value-type="float">
            <text:p>220.008</text:p>
          </table:table-cell>
          <table:table-cell/>
          <table:table-cell office:value-type="float" office:value="601918" calcext:value-type="float">
            <text:p>601918</text:p>
          </table:table-cell>
          <table:table-cell office:value-type="float" office:value="215114" calcext:value-type="float">
            <text:p>215114</text:p>
          </table:table-cell>
          <table:table-cell/>
          <table:table-cell table:formula="of:=[.F123]/[.B123]" office:value-type="float" office:value="30148.6601552717" calcext:value-type="float">
            <text:p>30148.6601552717</text:p>
          </table:table-cell>
          <table:table-cell table:formula="of:=[.F123]/[.C123]" office:value-type="float" office:value="341.140198250993" calcext:value-type="float">
            <text:p>341.140198250993</text:p>
          </table:table-cell>
          <table:table-cell table:formula="of:=[.F123]/[.D123]" office:value-type="float" office:value="2735.8914221301" calcext:value-type="float">
            <text:p>2735.8914221301</text:p>
          </table:table-cell>
        </table:table-row>
        <table:table-row table:style-name="ro1">
          <table:table-cell/>
          <table:table-cell office:value-type="float" office:value="11.138" calcext:value-type="float">
            <text:p>11.138</text:p>
          </table:table-cell>
          <table:table-cell office:value-type="float" office:value="804.609" calcext:value-type="float">
            <text:p>804.609</text:p>
          </table:table-cell>
          <table:table-cell office:value-type="float" office:value="126.23" calcext:value-type="float">
            <text:p>126.23</text:p>
          </table:table-cell>
          <table:table-cell/>
          <table:table-cell office:value-type="float" office:value="456934" calcext:value-type="float">
            <text:p>456934</text:p>
          </table:table-cell>
          <table:table-cell office:value-type="float" office:value="165116" calcext:value-type="float">
            <text:p>165116</text:p>
          </table:table-cell>
          <table:table-cell/>
          <table:table-cell table:formula="of:=[.F124]/[.B124]" office:value-type="float" office:value="41024.7800323218" calcext:value-type="float">
            <text:p>41024.7800323218</text:p>
          </table:table-cell>
          <table:table-cell table:formula="of:=[.F124]/[.C124]" office:value-type="float" office:value="567.895710835946" calcext:value-type="float">
            <text:p>567.895710835946</text:p>
          </table:table-cell>
          <table:table-cell table:formula="of:=[.F124]/[.D124]" office:value-type="float" office:value="3619.85264992474" calcext:value-type="float">
            <text:p>3619.85264992474</text:p>
          </table:table-cell>
        </table:table-row>
        <table:table-row table:style-name="ro1">
          <table:table-cell/>
          <table:table-cell office:value-type="float" office:value="36.004" calcext:value-type="float">
            <text:p>36.004</text:p>
          </table:table-cell>
          <table:table-cell office:value-type="float" office:value="2735.646" calcext:value-type="float">
            <text:p>2735.646</text:p>
          </table:table-cell>
          <table:table-cell office:value-type="float" office:value="462.243" calcext:value-type="float">
            <text:p>462.243</text:p>
          </table:table-cell>
          <table:table-cell/>
          <table:table-cell office:value-type="float" office:value="816367" calcext:value-type="float">
            <text:p>816367</text:p>
          </table:table-cell>
          <table:table-cell office:value-type="float" office:value="286158" calcext:value-type="float">
            <text:p>286158</text:p>
          </table:table-cell>
          <table:table-cell/>
          <table:table-cell table:formula="of:=[.F125]/[.B125]" office:value-type="float" office:value="22674.3417398067" calcext:value-type="float">
            <text:p>22674.3417398067</text:p>
          </table:table-cell>
          <table:table-cell table:formula="of:=[.F125]/[.C125]" office:value-type="float" office:value="298.418362609782" calcext:value-type="float">
            <text:p>298.418362609782</text:p>
          </table:table-cell>
          <table:table-cell table:formula="of:=[.F125]/[.D125]" office:value-type="float" office:value="1766.09921621312" calcext:value-type="float">
            <text:p>1766.09921621312</text:p>
          </table:table-cell>
        </table:table-row>
        <table:table-row table:style-name="ro1">
          <table:table-cell/>
          <table:table-cell office:value-type="float" office:value="16.594" calcext:value-type="float">
            <text:p>16.594</text:p>
          </table:table-cell>
          <table:table-cell office:value-type="float" office:value="1109.425" calcext:value-type="float">
            <text:p>1109.425</text:p>
          </table:table-cell>
          <table:table-cell office:value-type="float" office:value="233.924" calcext:value-type="float">
            <text:p>233.924</text:p>
          </table:table-cell>
          <table:table-cell/>
          <table:table-cell office:value-type="float" office:value="524517" calcext:value-type="float">
            <text:p>524517</text:p>
          </table:table-cell>
          <table:table-cell office:value-type="float" office:value="216180" calcext:value-type="float">
            <text:p>216180</text:p>
          </table:table-cell>
          <table:table-cell/>
          <table:table-cell table:formula="of:=[.F126]/[.B126]" office:value-type="float" office:value="31608.8345185007" calcext:value-type="float">
            <text:p>31608.8345185007</text:p>
          </table:table-cell>
          <table:table-cell table:formula="of:=[.F126]/[.C126]" office:value-type="float" office:value="472.782747819817" calcext:value-type="float">
            <text:p>472.782747819817</text:p>
          </table:table-cell>
          <table:table-cell table:formula="of:=[.F126]/[.D126]" office:value-type="float" office:value="2242.25389442725" calcext:value-type="float">
            <text:p>2242.25389442725</text:p>
          </table:table-cell>
        </table:table-row>
        <table:table-row table:style-name="ro1">
          <table:table-cell/>
          <table:table-cell office:value-type="float" office:value="8.451" calcext:value-type="float">
            <text:p>8.451</text:p>
          </table:table-cell>
          <table:table-cell office:value-type="float" office:value="794.597" calcext:value-type="float">
            <text:p>794.597</text:p>
          </table:table-cell>
          <table:table-cell office:value-type="float" office:value="114.325" calcext:value-type="float">
            <text:p>114.325</text:p>
          </table:table-cell>
          <table:table-cell/>
          <table:table-cell office:value-type="float" office:value="416382" calcext:value-type="float">
            <text:p>416382</text:p>
          </table:table-cell>
          <table:table-cell office:value-type="float" office:value="153162" calcext:value-type="float">
            <text:p>153162</text:p>
          </table:table-cell>
          <table:table-cell/>
          <table:table-cell table:formula="of:=[.F127]/[.B127]" office:value-type="float" office:value="49270.1455449059" calcext:value-type="float">
            <text:p>49270.1455449059</text:p>
          </table:table-cell>
          <table:table-cell table:formula="of:=[.F127]/[.C127]" office:value-type="float" office:value="524.016576956621" calcext:value-type="float">
            <text:p>524.016576956621</text:p>
          </table:table-cell>
          <table:table-cell table:formula="of:=[.F127]/[.D127]" office:value-type="float" office:value="3642.09053137984" calcext:value-type="float">
            <text:p>3642.09053137984</text:p>
          </table:table-cell>
        </table:table-row>
        <table:table-row table:style-name="ro1">
          <table:table-cell/>
          <table:table-cell office:value-type="float" office:value="1.527" calcext:value-type="float">
            <text:p>1.527</text:p>
          </table:table-cell>
          <table:table-cell office:value-type="float" office:value="175.384" calcext:value-type="float">
            <text:p>175.384</text:p>
          </table:table-cell>
          <table:table-cell office:value-type="float" office:value="19.448" calcext:value-type="float">
            <text:p>19.448</text:p>
          </table:table-cell>
          <table:table-cell/>
          <table:table-cell office:value-type="float" office:value="189184" calcext:value-type="float">
            <text:p>189184</text:p>
          </table:table-cell>
          <table:table-cell office:value-type="float" office:value="65590" calcext:value-type="float">
            <text:p>65590</text:p>
          </table:table-cell>
          <table:table-cell/>
          <table:table-cell table:formula="of:=[.F128]/[.B128]" office:value-type="float" office:value="123892.599869024" calcext:value-type="float">
            <text:p>123892.599869024</text:p>
          </table:table-cell>
          <table:table-cell table:formula="of:=[.F128]/[.C128]" office:value-type="float" office:value="1078.68448661223" calcext:value-type="float">
            <text:p>1078.68448661223</text:p>
          </table:table-cell>
          <table:table-cell table:formula="of:=[.F128]/[.D128]" office:value-type="float" office:value="9727.68408062526" calcext:value-type="float">
            <text:p>9727.68408062526</text:p>
          </table:table-cell>
        </table:table-row>
        <table:table-row table:style-name="ro1">
          <table:table-cell/>
          <table:table-cell office:value-type="float" office:value="9.195" calcext:value-type="float">
            <text:p>9.195</text:p>
          </table:table-cell>
          <table:table-cell office:value-type="float" office:value="1151.143" calcext:value-type="float">
            <text:p>1151.143</text:p>
          </table:table-cell>
          <table:table-cell office:value-type="float" office:value="129.691" calcext:value-type="float">
            <text:p>129.691</text:p>
          </table:table-cell>
          <table:table-cell/>
          <table:table-cell office:value-type="float" office:value="425278" calcext:value-type="float">
            <text:p>425278</text:p>
          </table:table-cell>
          <table:table-cell office:value-type="float" office:value="145758" calcext:value-type="float">
            <text:p>145758</text:p>
          </table:table-cell>
          <table:table-cell/>
          <table:table-cell table:formula="of:=[.F129]/[.B129]" office:value-type="float" office:value="46251.0059815117" calcext:value-type="float">
            <text:p>46251.0059815117</text:p>
          </table:table-cell>
          <table:table-cell table:formula="of:=[.F129]/[.C129]" office:value-type="float" office:value="369.439765520009" calcext:value-type="float">
            <text:p>369.439765520009</text:p>
          </table:table-cell>
          <table:table-cell table:formula="of:=[.F129]/[.D129]" office:value-type="float" office:value="3279.16355028491" calcext:value-type="float">
            <text:p>3279.1635502849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95.353" calcext:value-type="float">
            <text:p>595.353</text:p>
          </table:table-cell>
          <table:table-cell office:value-type="float" office:value="83.601" calcext:value-type="float">
            <text:p>83.601</text:p>
          </table:table-cell>
          <table:table-cell/>
          <table:table-cell office:value-type="float" office:value="373961" calcext:value-type="float">
            <text:p>373961</text:p>
          </table:table-cell>
          <table:table-cell office:value-type="float" office:value="133634" calcext:value-type="float">
            <text:p>133634</text:p>
          </table:table-cell>
          <table:table-cell/>
          <table:table-cell table:formula="of:=[.F130]/[.B130]" office:value-type="float" office:value="53423" calcext:value-type="float">
            <text:p>53423</text:p>
          </table:table-cell>
          <table:table-cell table:formula="of:=[.F130]/[.C130]" office:value-type="float" office:value="628.133225162215" calcext:value-type="float">
            <text:p>628.133225162215</text:p>
          </table:table-cell>
          <table:table-cell table:formula="of:=[.F130]/[.D130]" office:value-type="float" office:value="4473.16419660052" calcext:value-type="float">
            <text:p>4473.16419660052</text:p>
          </table:table-cell>
        </table:table-row>
        <table:table-row table:style-name="ro1">
          <table:table-cell/>
          <table:table-cell office:value-type="float" office:value="62.522" calcext:value-type="float">
            <text:p>62.522</text:p>
          </table:table-cell>
          <table:table-cell office:value-type="float" office:value="9385.616" calcext:value-type="float">
            <text:p>9385.616</text:p>
          </table:table-cell>
          <table:table-cell office:value-type="float" office:value="655.051" calcext:value-type="float">
            <text:p>655.051</text:p>
          </table:table-cell>
          <table:table-cell/>
          <table:table-cell office:value-type="float" office:value="1054832" calcext:value-type="float">
            <text:p>1054832</text:p>
          </table:table-cell>
          <table:table-cell office:value-type="float" office:value="380842" calcext:value-type="float">
            <text:p>380842</text:p>
          </table:table-cell>
          <table:table-cell/>
          <table:table-cell table:formula="of:=[.F131]/[.B131]" office:value-type="float" office:value="16871.3732766066" calcext:value-type="float">
            <text:p>16871.3732766066</text:p>
          </table:table-cell>
          <table:table-cell table:formula="of:=[.F131]/[.C131]" office:value-type="float" office:value="112.388147991565" calcext:value-type="float">
            <text:p>112.388147991565</text:p>
          </table:table-cell>
          <table:table-cell table:formula="of:=[.F131]/[.D131]" office:value-type="float" office:value="1610.30515181261" calcext:value-type="float">
            <text:p>1610.30515181261</text:p>
          </table:table-cell>
        </table:table-row>
        <table:table-row table:style-name="ro1">
          <table:table-cell/>
          <table:table-cell office:value-type="float" office:value="12.142" calcext:value-type="float">
            <text:p>12.142</text:p>
          </table:table-cell>
          <table:table-cell office:value-type="float" office:value="1426.602" calcext:value-type="float">
            <text:p>1426.602</text:p>
          </table:table-cell>
          <table:table-cell office:value-type="float" office:value="151.327" calcext:value-type="float">
            <text:p>151.327</text:p>
          </table:table-cell>
          <table:table-cell/>
          <table:table-cell office:value-type="float" office:value="471755" calcext:value-type="float">
            <text:p>471755</text:p>
          </table:table-cell>
          <table:table-cell office:value-type="float" office:value="172236" calcext:value-type="float">
            <text:p>172236</text:p>
          </table:table-cell>
          <table:table-cell/>
          <table:table-cell table:formula="of:=[.F132]/[.B132]" office:value-type="float" office:value="38853.1543403064" calcext:value-type="float">
            <text:p>38853.1543403064</text:p>
          </table:table-cell>
          <table:table-cell table:formula="of:=[.F132]/[.C132]" office:value-type="float" office:value="330.68438148832" calcext:value-type="float">
            <text:p>330.68438148832</text:p>
          </table:table-cell>
          <table:table-cell table:formula="of:=[.F132]/[.D132]" office:value-type="float" office:value="3117.45425469348" calcext:value-type="float">
            <text:p>3117.45425469348</text:p>
          </table:table-cell>
        </table:table-row>
        <table:table-row table:style-name="ro1">
          <table:table-cell/>
          <table:table-cell office:value-type="float" office:value="27.117" calcext:value-type="float">
            <text:p>27.117</text:p>
          </table:table-cell>
          <table:table-cell office:value-type="float" office:value="1815.785" calcext:value-type="float">
            <text:p>1815.785</text:p>
          </table:table-cell>
          <table:table-cell office:value-type="float" office:value="290.661" calcext:value-type="float">
            <text:p>290.661</text:p>
          </table:table-cell>
          <table:table-cell/>
          <table:table-cell office:value-type="float" office:value="643818" calcext:value-type="float">
            <text:p>643818</text:p>
          </table:table-cell>
          <table:table-cell office:value-type="float" office:value="277574" calcext:value-type="float">
            <text:p>277574</text:p>
          </table:table-cell>
          <table:table-cell/>
          <table:table-cell table:formula="of:=[.F133]/[.B133]" office:value-type="float" office:value="23742.2281225799" calcext:value-type="float">
            <text:p>23742.2281225799</text:p>
          </table:table-cell>
          <table:table-cell table:formula="of:=[.F133]/[.C133]" office:value-type="float" office:value="354.567308354238" calcext:value-type="float">
            <text:p>354.567308354238</text:p>
          </table:table-cell>
          <table:table-cell table:formula="of:=[.F133]/[.D133]" office:value-type="float" office:value="2215.01336608627" calcext:value-type="float">
            <text:p>2215.01336608627</text:p>
          </table:table-cell>
        </table:table-row>
        <table:table-row table:style-name="ro1">
          <table:table-cell/>
          <table:table-cell office:value-type="float" office:value="56.259" calcext:value-type="float">
            <text:p>56.259</text:p>
          </table:table-cell>
          <table:table-cell office:value-type="float" office:value="3883.351" calcext:value-type="float">
            <text:p>3883.351</text:p>
          </table:table-cell>
          <table:table-cell office:value-type="float" office:value="664.094" calcext:value-type="float">
            <text:p>664.094</text:p>
          </table:table-cell>
          <table:table-cell/>
          <table:table-cell office:value-type="float" office:value="978983" calcext:value-type="float">
            <text:p>978983</text:p>
          </table:table-cell>
          <table:table-cell office:value-type="float" office:value="369300" calcext:value-type="float">
            <text:p>369300</text:p>
          </table:table-cell>
          <table:table-cell/>
          <table:table-cell table:formula="of:=[.F134]/[.B134]" office:value-type="float" office:value="17401.3580049414" calcext:value-type="float">
            <text:p>17401.3580049414</text:p>
          </table:table-cell>
          <table:table-cell table:formula="of:=[.F134]/[.C134]" office:value-type="float" office:value="252.097479728204" calcext:value-type="float">
            <text:p>252.097479728204</text:p>
          </table:table-cell>
          <table:table-cell table:formula="of:=[.F134]/[.D134]" office:value-type="float" office:value="1474.16329615988" calcext:value-type="float">
            <text:p>1474.16329615988</text:p>
          </table:table-cell>
        </table:table-row>
        <table:table-row table:style-name="ro1">
          <table:table-cell/>
          <table:table-cell office:value-type="float" office:value="46.627" calcext:value-type="float">
            <text:p>46.627</text:p>
          </table:table-cell>
          <table:table-cell office:value-type="float" office:value="3816.984" calcext:value-type="float">
            <text:p>3816.984</text:p>
          </table:table-cell>
          <table:table-cell office:value-type="float" office:value="603.812" calcext:value-type="float">
            <text:p>603.812</text:p>
          </table:table-cell>
          <table:table-cell/>
          <table:table-cell office:value-type="float" office:value="913219" calcext:value-type="float">
            <text:p>913219</text:p>
          </table:table-cell>
          <table:table-cell office:value-type="float" office:value="335118" calcext:value-type="float">
            <text:p>335118</text:p>
          </table:table-cell>
          <table:table-cell/>
          <table:table-cell table:formula="of:=[.F135]/[.B135]" office:value-type="float" office:value="19585.6263538293" calcext:value-type="float">
            <text:p>19585.6263538293</text:p>
          </table:table-cell>
          <table:table-cell table:formula="of:=[.F135]/[.C135]" office:value-type="float" office:value="239.251461363212" calcext:value-type="float">
            <text:p>239.251461363212</text:p>
          </table:table-cell>
          <table:table-cell table:formula="of:=[.F135]/[.D135]" office:value-type="float" office:value="1512.42274085311" calcext:value-type="float">
            <text:p>1512.42274085311</text:p>
          </table:table-cell>
        </table:table-row>
        <table:table-row table:style-name="ro1">
          <table:table-cell/>
          <table:table-cell office:value-type="float" office:value="6.693" calcext:value-type="float">
            <text:p>6.693</text:p>
          </table:table-cell>
          <table:table-cell office:value-type="float" office:value="784.26" calcext:value-type="float">
            <text:p>784.26</text:p>
          </table:table-cell>
          <table:table-cell office:value-type="float" office:value="66.494" calcext:value-type="float">
            <text:p>66.494</text:p>
          </table:table-cell>
          <table:table-cell/>
          <table:table-cell office:value-type="float" office:value="326514" calcext:value-type="float">
            <text:p>326514</text:p>
          </table:table-cell>
          <table:table-cell office:value-type="float" office:value="138338" calcext:value-type="float">
            <text:p>138338</text:p>
          </table:table-cell>
          <table:table-cell/>
          <table:table-cell table:formula="of:=[.F136]/[.B136]" office:value-type="float" office:value="48784.4016136262" calcext:value-type="float">
            <text:p>48784.4016136262</text:p>
          </table:table-cell>
          <table:table-cell table:formula="of:=[.F136]/[.C136]" office:value-type="float" office:value="416.333868870018" calcext:value-type="float">
            <text:p>416.333868870018</text:p>
          </table:table-cell>
          <table:table-cell table:formula="of:=[.F136]/[.D136]" office:value-type="float" office:value="4910.42800854212" calcext:value-type="float">
            <text:p>4910.42800854212</text:p>
          </table:table-cell>
        </table:table-row>
        <table:table-row table:style-name="ro1">
          <table:table-cell/>
          <table:table-cell office:value-type="float" office:value="38.819" calcext:value-type="float">
            <text:p>38.819</text:p>
          </table:table-cell>
          <table:table-cell office:value-type="float" office:value="2606.936" calcext:value-type="float">
            <text:p>2606.936</text:p>
          </table:table-cell>
          <table:table-cell office:value-type="float" office:value="427.859" calcext:value-type="float">
            <text:p>427.859</text:p>
          </table:table-cell>
          <table:table-cell/>
          <table:table-cell office:value-type="float" office:value="811960" calcext:value-type="float">
            <text:p>811960</text:p>
          </table:table-cell>
          <table:table-cell office:value-type="float" office:value="314312" calcext:value-type="float">
            <text:p>314312</text:p>
          </table:table-cell>
          <table:table-cell/>
          <table:table-cell table:formula="of:=[.F137]/[.B137]" office:value-type="float" office:value="20916.5614776269" calcext:value-type="float">
            <text:p>20916.5614776269</text:p>
          </table:table-cell>
          <table:table-cell table:formula="of:=[.F137]/[.C137]" office:value-type="float" office:value="311.46142444617" calcext:value-type="float">
            <text:p>311.46142444617</text:p>
          </table:table-cell>
          <table:table-cell table:formula="of:=[.F137]/[.D137]" office:value-type="float" office:value="1897.72798982842" calcext:value-type="float">
            <text:p>1897.72798982842</text:p>
          </table:table-cell>
        </table:table-row>
        <table:table-row table:style-name="ro1">
          <table:table-cell/>
          <table:table-cell office:value-type="float" office:value="13.775" calcext:value-type="float">
            <text:p>13.775</text:p>
          </table:table-cell>
          <table:table-cell office:value-type="float" office:value="921.465" calcext:value-type="float">
            <text:p>921.465</text:p>
          </table:table-cell>
          <table:table-cell office:value-type="float" office:value="147.965" calcext:value-type="float">
            <text:p>147.965</text:p>
          </table:table-cell>
          <table:table-cell/>
          <table:table-cell office:value-type="float" office:value="498587" calcext:value-type="float">
            <text:p>498587</text:p>
          </table:table-cell>
          <table:table-cell office:value-type="float" office:value="185242" calcext:value-type="float">
            <text:p>185242</text:p>
          </table:table-cell>
          <table:table-cell/>
          <table:table-cell table:formula="of:=[.F138]/[.B138]" office:value-type="float" office:value="36195.0635208711" calcext:value-type="float">
            <text:p>36195.0635208711</text:p>
          </table:table-cell>
          <table:table-cell table:formula="of:=[.F138]/[.C138]" office:value-type="float" office:value="541.080778976955" calcext:value-type="float">
            <text:p>541.080778976955</text:p>
          </table:table-cell>
          <table:table-cell table:formula="of:=[.F138]/[.D138]" office:value-type="float" office:value="3369.62795255635" calcext:value-type="float">
            <text:p>3369.62795255635</text:p>
          </table:table-cell>
        </table:table-row>
        <table:table-row table:style-name="ro1">
          <table:table-cell/>
          <table:table-cell office:value-type="float" office:value="31.539" calcext:value-type="float">
            <text:p>31.539</text:p>
          </table:table-cell>
          <table:table-cell office:value-type="float" office:value="2293.41" calcext:value-type="float">
            <text:p>2293.41</text:p>
          </table:table-cell>
          <table:table-cell office:value-type="float" office:value="409.987" calcext:value-type="float">
            <text:p>409.987</text:p>
          </table:table-cell>
          <table:table-cell/>
          <table:table-cell office:value-type="float" office:value="736180" calcext:value-type="float">
            <text:p>736180</text:p>
          </table:table-cell>
          <table:table-cell office:value-type="float" office:value="283642" calcext:value-type="float">
            <text:p>283642</text:p>
          </table:table-cell>
          <table:table-cell/>
          <table:table-cell table:formula="of:=[.F139]/[.B139]" office:value-type="float" office:value="23341.8941627826" calcext:value-type="float">
            <text:p>23341.8941627826</text:p>
          </table:table-cell>
          <table:table-cell table:formula="of:=[.F139]/[.C139]" office:value-type="float" office:value="320.99798989278" calcext:value-type="float">
            <text:p>320.99798989278</text:p>
          </table:table-cell>
          <table:table-cell table:formula="of:=[.F139]/[.D139]" office:value-type="float" office:value="1795.61790983617" calcext:value-type="float">
            <text:p>1795.61790983617</text:p>
          </table:table-cell>
        </table:table-row>
        <table:table-row table:style-name="ro1">
          <table:table-cell/>
          <table:table-cell office:value-type="float" office:value="27.894" calcext:value-type="float">
            <text:p>27.894</text:p>
          </table:table-cell>
          <table:table-cell office:value-type="float" office:value="1948.879" calcext:value-type="float">
            <text:p>1948.879</text:p>
          </table:table-cell>
          <table:table-cell office:value-type="float" office:value="310.428" calcext:value-type="float">
            <text:p>310.428</text:p>
          </table:table-cell>
          <table:table-cell/>
          <table:table-cell office:value-type="float" office:value="717160" calcext:value-type="float">
            <text:p>717160</text:p>
          </table:table-cell>
          <table:table-cell office:value-type="float" office:value="253404" calcext:value-type="float">
            <text:p>253404</text:p>
          </table:table-cell>
          <table:table-cell/>
          <table:table-cell table:formula="of:=[.F140]/[.B140]" office:value-type="float" office:value="25710.1885710189" calcext:value-type="float">
            <text:p>25710.1885710189</text:p>
          </table:table-cell>
          <table:table-cell table:formula="of:=[.F140]/[.C140]" office:value-type="float" office:value="367.985903691302" calcext:value-type="float">
            <text:p>367.985903691302</text:p>
          </table:table-cell>
          <table:table-cell table:formula="of:=[.F140]/[.D140]" office:value-type="float" office:value="2310.22974731661" calcext:value-type="float">
            <text:p>2310.22974731661</text:p>
          </table:table-cell>
        </table:table-row>
        <table:table-row table:style-name="ro1">
          <table:table-cell/>
          <table:table-cell office:value-type="float" office:value="2.631" calcext:value-type="float">
            <text:p>2.631</text:p>
          </table:table-cell>
          <table:table-cell office:value-type="float" office:value="188.71" calcext:value-type="float">
            <text:p>188.71</text:p>
          </table:table-cell>
          <table:table-cell office:value-type="float" office:value="26.998" calcext:value-type="float">
            <text:p>26.998</text:p>
          </table:table-cell>
          <table:table-cell/>
          <table:table-cell office:value-type="float" office:value="204023" calcext:value-type="float">
            <text:p>204023</text:p>
          </table:table-cell>
          <table:table-cell office:value-type="float" office:value="96744" calcext:value-type="float">
            <text:p>96744</text:p>
          </table:table-cell>
          <table:table-cell/>
          <table:table-cell table:formula="of:=[.F141]/[.B141]" office:value-type="float" office:value="77545.8000760167" calcext:value-type="float">
            <text:p>77545.8000760167</text:p>
          </table:table-cell>
          <table:table-cell table:formula="of:=[.F141]/[.C141]" office:value-type="float" office:value="1081.14567325526" calcext:value-type="float">
            <text:p>1081.14567325526</text:p>
          </table:table-cell>
          <table:table-cell table:formula="of:=[.F141]/[.D141]" office:value-type="float" office:value="7556.96718275428" calcext:value-type="float">
            <text:p>7556.96718275428</text:p>
          </table:table-cell>
        </table:table-row>
        <table:table-row table:style-name="ro1">
          <table:table-cell/>
          <table:table-cell office:value-type="float" office:value="44.641" calcext:value-type="float">
            <text:p>44.641</text:p>
          </table:table-cell>
          <table:table-cell office:value-type="float" office:value="3273.75" calcext:value-type="float">
            <text:p>3273.75</text:p>
          </table:table-cell>
          <table:table-cell office:value-type="float" office:value="507.705" calcext:value-type="float">
            <text:p>507.705</text:p>
          </table:table-cell>
          <table:table-cell/>
          <table:table-cell office:value-type="float" office:value="873877" calcext:value-type="float">
            <text:p>873877</text:p>
          </table:table-cell>
          <table:table-cell office:value-type="float" office:value="332466" calcext:value-type="float">
            <text:p>332466</text:p>
          </table:table-cell>
          <table:table-cell/>
          <table:table-cell table:formula="of:=[.F142]/[.B142]" office:value-type="float" office:value="19575.6591474205" calcext:value-type="float">
            <text:p>19575.6591474205</text:p>
          </table:table-cell>
          <table:table-cell table:formula="of:=[.F142]/[.C142]" office:value-type="float" office:value="266.93455517373" calcext:value-type="float">
            <text:p>266.93455517373</text:p>
          </table:table-cell>
          <table:table-cell table:formula="of:=[.F142]/[.D142]" office:value-type="float" office:value="1721.22984804168" calcext:value-type="float">
            <text:p>1721.22984804168</text:p>
          </table:table-cell>
        </table:table-row>
        <table:table-row table:style-name="ro1">
          <table:table-cell/>
          <table:table-cell office:value-type="float" office:value="15.292" calcext:value-type="float">
            <text:p>15.292</text:p>
          </table:table-cell>
          <table:table-cell office:value-type="float" office:value="1323.644" calcext:value-type="float">
            <text:p>1323.644</text:p>
          </table:table-cell>
          <table:table-cell office:value-type="float" office:value="172.634" calcext:value-type="float">
            <text:p>172.634</text:p>
          </table:table-cell>
          <table:table-cell/>
          <table:table-cell office:value-type="float" office:value="532744" calcext:value-type="float">
            <text:p>532744</text:p>
          </table:table-cell>
          <table:table-cell office:value-type="float" office:value="190148" calcext:value-type="float">
            <text:p>190148</text:p>
          </table:table-cell>
          <table:table-cell/>
          <table:table-cell table:formula="of:=[.F143]/[.B143]" office:value-type="float" office:value="34838.0852733455" calcext:value-type="float">
            <text:p>34838.0852733455</text:p>
          </table:table-cell>
          <table:table-cell table:formula="of:=[.F143]/[.C143]" office:value-type="float" office:value="402.482842818764" calcext:value-type="float">
            <text:p>402.482842818764</text:p>
          </table:table-cell>
          <table:table-cell table:formula="of:=[.F143]/[.D143]" office:value-type="float" office:value="3085.97379426996" calcext:value-type="float">
            <text:p>3085.97379426996</text:p>
          </table:table-cell>
        </table:table-row>
        <table:table-row table:style-name="ro1">
          <table:table-cell/>
          <table:table-cell office:value-type="float" office:value="24.336" calcext:value-type="float">
            <text:p>24.336</text:p>
          </table:table-cell>
          <table:table-cell office:value-type="float" office:value="1534.201" calcext:value-type="float">
            <text:p>1534.201</text:p>
          </table:table-cell>
          <table:table-cell office:value-type="float" office:value="241.852" calcext:value-type="float">
            <text:p>241.852</text:p>
          </table:table-cell>
          <table:table-cell/>
          <table:table-cell office:value-type="float" office:value="619419" calcext:value-type="float">
            <text:p>619419</text:p>
          </table:table-cell>
          <table:table-cell office:value-type="float" office:value="261133" calcext:value-type="float">
            <text:p>261133</text:p>
          </table:table-cell>
          <table:table-cell/>
          <table:table-cell table:formula="of:=[.F144]/[.B144]" office:value-type="float" office:value="25452.7859960552" calcext:value-type="float">
            <text:p>25452.7859960552</text:p>
          </table:table-cell>
          <table:table-cell table:formula="of:=[.F144]/[.C144]" office:value-type="float" office:value="403.740448611362" calcext:value-type="float">
            <text:p>403.740448611362</text:p>
          </table:table-cell>
          <table:table-cell table:formula="of:=[.F144]/[.D144]" office:value-type="float" office:value="2561.14896713693" calcext:value-type="float">
            <text:p>2561.14896713693</text:p>
          </table:table-cell>
        </table:table-row>
        <table:table-row table:style-name="ro1">
          <table:table-cell/>
          <table:table-cell office:value-type="float" office:value="4.912" calcext:value-type="float">
            <text:p>4.912</text:p>
          </table:table-cell>
          <table:table-cell office:value-type="float" office:value="375.682" calcext:value-type="float">
            <text:p>375.682</text:p>
          </table:table-cell>
          <table:table-cell office:value-type="float" office:value="48.154" calcext:value-type="float">
            <text:p>48.154</text:p>
          </table:table-cell>
          <table:table-cell/>
          <table:table-cell office:value-type="float" office:value="290352" calcext:value-type="float">
            <text:p>290352</text:p>
          </table:table-cell>
          <table:table-cell office:value-type="float" office:value="120418" calcext:value-type="float">
            <text:p>120418</text:p>
          </table:table-cell>
          <table:table-cell/>
          <table:table-cell table:formula="of:=[.F145]/[.B145]" office:value-type="float" office:value="59110.7491856678" calcext:value-type="float">
            <text:p>59110.7491856678</text:p>
          </table:table-cell>
          <table:table-cell table:formula="of:=[.F145]/[.C145]" office:value-type="float" office:value="772.866413615771" calcext:value-type="float">
            <text:p>772.866413615771</text:p>
          </table:table-cell>
          <table:table-cell table:formula="of:=[.F145]/[.D145]" office:value-type="float" office:value="6029.65485733272" calcext:value-type="float">
            <text:p>6029.65485733272</text:p>
          </table:table-cell>
        </table:table-row>
        <table:table-row table:style-name="ro1">
          <table:table-cell/>
          <table:table-cell office:value-type="float" office:value="79.55" calcext:value-type="float">
            <text:p>79.55</text:p>
          </table:table-cell>
          <table:table-cell office:value-type="float" office:value="25362.989" calcext:value-type="float">
            <text:p>25362.989</text:p>
          </table:table-cell>
          <table:table-cell office:value-type="float" office:value="930.979" calcext:value-type="float">
            <text:p>930.979</text:p>
          </table:table-cell>
          <table:table-cell/>
          <table:table-cell office:value-type="float" office:value="1178258" calcext:value-type="float">
            <text:p>1178258</text:p>
          </table:table-cell>
          <table:table-cell office:value-type="float" office:value="434290" calcext:value-type="float">
            <text:p>434290</text:p>
          </table:table-cell>
          <table:table-cell/>
          <table:table-cell table:formula="of:=[.F146]/[.B146]" office:value-type="float" office:value="14811.539912005" calcext:value-type="float">
            <text:p>14811.539912005</text:p>
          </table:table-cell>
          <table:table-cell table:formula="of:=[.F146]/[.C146]" office:value-type="float" office:value="46.4558021927147" calcext:value-type="float">
            <text:p>46.4558021927147</text:p>
          </table:table-cell>
          <table:table-cell table:formula="of:=[.F146]/[.D146]" office:value-type="float" office:value="1265.61179145824" calcext:value-type="float">
            <text:p>1265.61179145824</text:p>
          </table:table-cell>
        </table:table-row>
        <table:table-row table:style-name="ro1">
          <table:table-cell/>
          <table:table-cell office:value-type="float" office:value="43.909" calcext:value-type="float">
            <text:p>43.909</text:p>
          </table:table-cell>
          <table:table-cell office:value-type="float" office:value="3444.202" calcext:value-type="float">
            <text:p>3444.202</text:p>
          </table:table-cell>
          <table:table-cell office:value-type="float" office:value="519.833" calcext:value-type="float">
            <text:p>519.833</text:p>
          </table:table-cell>
          <table:table-cell/>
          <table:table-cell office:value-type="float" office:value="889902" calcext:value-type="float">
            <text:p>889902</text:p>
          </table:table-cell>
          <table:table-cell office:value-type="float" office:value="317530" calcext:value-type="float">
            <text:p>317530</text:p>
          </table:table-cell>
          <table:table-cell/>
          <table:table-cell table:formula="of:=[.F147]/[.B147]" office:value-type="float" office:value="20266.9612152406" calcext:value-type="float">
            <text:p>20266.9612152406</text:p>
          </table:table-cell>
          <table:table-cell table:formula="of:=[.F147]/[.C147]" office:value-type="float" office:value="258.376831556337" calcext:value-type="float">
            <text:p>258.376831556337</text:p>
          </table:table-cell>
          <table:table-cell table:formula="of:=[.F147]/[.D147]" office:value-type="float" office:value="1711.8997831996" calcext:value-type="float">
            <text:p>1711.8997831996</text:p>
          </table:table-cell>
        </table:table-row>
        <table:table-row table:style-name="ro1">
          <table:table-cell/>
          <table:table-cell office:value-type="float" office:value="6.29" calcext:value-type="float">
            <text:p>6.29</text:p>
          </table:table-cell>
          <table:table-cell office:value-type="float" office:value="1772.643" calcext:value-type="float">
            <text:p>1772.643</text:p>
          </table:table-cell>
          <table:table-cell office:value-type="float" office:value="63.205" calcext:value-type="float">
            <text:p>63.205</text:p>
          </table:table-cell>
          <table:table-cell/>
          <table:table-cell office:value-type="float" office:value="317117" calcext:value-type="float">
            <text:p>317117</text:p>
          </table:table-cell>
          <table:table-cell office:value-type="float" office:value="136197" calcext:value-type="float">
            <text:p>136197</text:p>
          </table:table-cell>
          <table:table-cell/>
          <table:table-cell table:formula="of:=[.F148]/[.B148]" office:value-type="float" office:value="50416.0572337043" calcext:value-type="float">
            <text:p>50416.0572337043</text:p>
          </table:table-cell>
          <table:table-cell table:formula="of:=[.F148]/[.C148]" office:value-type="float" office:value="178.895017214408" calcext:value-type="float">
            <text:p>178.895017214408</text:p>
          </table:table-cell>
          <table:table-cell table:formula="of:=[.F148]/[.D148]" office:value-type="float" office:value="5017.27711415236" calcext:value-type="float">
            <text:p>5017.27711415236</text:p>
          </table:table-cell>
        </table:table-row>
        <table:table-row table:style-name="ro1">
          <table:table-cell/>
          <table:table-cell office:value-type="float" office:value="11.706" calcext:value-type="float">
            <text:p>11.706</text:p>
          </table:table-cell>
          <table:table-cell office:value-type="float" office:value="1376.936" calcext:value-type="float">
            <text:p>1376.936</text:p>
          </table:table-cell>
          <table:table-cell office:value-type="float" office:value="141.278" calcext:value-type="float">
            <text:p>141.278</text:p>
          </table:table-cell>
          <table:table-cell/>
          <table:table-cell office:value-type="float" office:value="467694" calcext:value-type="float">
            <text:p>467694</text:p>
          </table:table-cell>
          <table:table-cell office:value-type="float" office:value="168118" calcext:value-type="float">
            <text:p>168118</text:p>
          </table:table-cell>
          <table:table-cell/>
          <table:table-cell table:formula="of:=[.F149]/[.B149]" office:value-type="float" office:value="39953.3572526909" calcext:value-type="float">
            <text:p>39953.3572526909</text:p>
          </table:table-cell>
          <table:table-cell table:formula="of:=[.F149]/[.C149]" office:value-type="float" office:value="339.662845622455" calcext:value-type="float">
            <text:p>339.662845622455</text:p>
          </table:table-cell>
          <table:table-cell table:formula="of:=[.F149]/[.D149]" office:value-type="float" office:value="3310.45173346169" calcext:value-type="float">
            <text:p>3310.45173346169</text:p>
          </table:table-cell>
        </table:table-row>
        <table:table-row table:style-name="ro1">
          <table:table-cell/>
          <table:table-cell office:value-type="float" office:value="63.396" calcext:value-type="float">
            <text:p>63.396</text:p>
          </table:table-cell>
          <table:table-cell office:value-type="float" office:value="10502.953" calcext:value-type="float">
            <text:p>10502.953</text:p>
          </table:table-cell>
          <table:table-cell office:value-type="float" office:value="828.124" calcext:value-type="float">
            <text:p>828.124</text:p>
          </table:table-cell>
          <table:table-cell/>
          <table:table-cell office:value-type="float" office:value="1091701" calcext:value-type="float">
            <text:p>1091701</text:p>
          </table:table-cell>
          <table:table-cell office:value-type="float" office:value="372454" calcext:value-type="float">
            <text:p>372454</text:p>
          </table:table-cell>
          <table:table-cell/>
          <table:table-cell table:formula="of:=[.F150]/[.B150]" office:value-type="float" office:value="17220.345132185" calcext:value-type="float">
            <text:p>17220.345132185</text:p>
          </table:table-cell>
          <table:table-cell table:formula="of:=[.F150]/[.C150]" office:value-type="float" office:value="103.94229127751" calcext:value-type="float">
            <text:p>103.94229127751</text:p>
          </table:table-cell>
          <table:table-cell table:formula="of:=[.F150]/[.D150]" office:value-type="float" office:value="1318.28204471794" calcext:value-type="float">
            <text:p>1318.28204471794</text:p>
          </table:table-cell>
        </table:table-row>
        <table:table-row table:style-name="ro1">
          <table:table-cell/>
          <table:table-cell office:value-type="float" office:value="5.681" calcext:value-type="float">
            <text:p>5.681</text:p>
          </table:table-cell>
          <table:table-cell office:value-type="float" office:value="437.841" calcext:value-type="float">
            <text:p>437.841</text:p>
          </table:table-cell>
          <table:table-cell office:value-type="float" office:value="68.56" calcext:value-type="float">
            <text:p>68.56</text:p>
          </table:table-cell>
          <table:table-cell/>
          <table:table-cell office:value-type="float" office:value="327075" calcext:value-type="float">
            <text:p>327075</text:p>
          </table:table-cell>
          <table:table-cell office:value-type="float" office:value="119478" calcext:value-type="float">
            <text:p>119478</text:p>
          </table:table-cell>
          <table:table-cell/>
          <table:table-cell table:formula="of:=[.F151]/[.B151]" office:value-type="float" office:value="57573.4905826439" calcext:value-type="float">
            <text:p>57573.4905826439</text:p>
          </table:table-cell>
          <table:table-cell table:formula="of:=[.F151]/[.C151]" office:value-type="float" office:value="747.017753019932" calcext:value-type="float">
            <text:p>747.017753019932</text:p>
          </table:table-cell>
          <table:table-cell table:formula="of:=[.F151]/[.D151]" office:value-type="float" office:value="4770.63885647608" calcext:value-type="float">
            <text:p>4770.63885647608</text:p>
          </table:table-cell>
        </table:table-row>
        <table:table-row table:style-name="ro1">
          <table:table-cell/>
          <table:table-cell office:value-type="float" office:value="2.929" calcext:value-type="float">
            <text:p>2.929</text:p>
          </table:table-cell>
          <table:table-cell office:value-type="float" office:value="301.397" calcext:value-type="float">
            <text:p>301.397</text:p>
          </table:table-cell>
          <table:table-cell office:value-type="float" office:value="32.228" calcext:value-type="float">
            <text:p>32.228</text:p>
          </table:table-cell>
          <table:table-cell/>
          <table:table-cell office:value-type="float" office:value="239319" calcext:value-type="float">
            <text:p>239319</text:p>
          </table:table-cell>
          <table:table-cell office:value-type="float" office:value="83592" calcext:value-type="float">
            <text:p>83592</text:p>
          </table:table-cell>
          <table:table-cell/>
          <table:table-cell table:formula="of:=[.F152]/[.B152]" office:value-type="float" office:value="81706.7258449983" calcext:value-type="float">
            <text:p>81706.7258449983</text:p>
          </table:table-cell>
          <table:table-cell table:formula="of:=[.F152]/[.C152]" office:value-type="float" office:value="794.032455532072" calcext:value-type="float">
            <text:p>794.032455532072</text:p>
          </table:table-cell>
          <table:table-cell table:formula="of:=[.F152]/[.D152]" office:value-type="float" office:value="7425.80985478466" calcext:value-type="float">
            <text:p>7425.80985478466</text:p>
          </table:table-cell>
        </table:table-row>
        <table:table-row table:style-name="ro1">
          <table:table-cell/>
          <table:table-cell office:value-type="float" office:value="14.596" calcext:value-type="float">
            <text:p>14.596</text:p>
          </table:table-cell>
          <table:table-cell office:value-type="float" office:value="1020.271" calcext:value-type="float">
            <text:p>1020.271</text:p>
          </table:table-cell>
          <table:table-cell office:value-type="float" office:value="158.209" calcext:value-type="float">
            <text:p>158.209</text:p>
          </table:table-cell>
          <table:table-cell/>
          <table:table-cell office:value-type="float" office:value="482959" calcext:value-type="float">
            <text:p>482959</text:p>
          </table:table-cell>
          <table:table-cell office:value-type="float" office:value="202776" calcext:value-type="float">
            <text:p>202776</text:p>
          </table:table-cell>
          <table:table-cell/>
          <table:table-cell table:formula="of:=[.F153]/[.B153]" office:value-type="float" office:value="33088.4488901069" calcext:value-type="float">
            <text:p>33088.4488901069</text:p>
          </table:table-cell>
          <table:table-cell table:formula="of:=[.F153]/[.C153]" office:value-type="float" office:value="473.363449514884" calcext:value-type="float">
            <text:p>473.363449514884</text:p>
          </table:table-cell>
          <table:table-cell table:formula="of:=[.F153]/[.D153]" office:value-type="float" office:value="3052.66451339684" calcext:value-type="float">
            <text:p>3052.66451339684</text:p>
          </table:table-cell>
        </table:table-row>
        <table:table-row table:style-name="ro1">
          <table:table-cell/>
          <table:table-cell office:value-type="float" office:value="0.586" calcext:value-type="float">
            <text:p>0.586</text:p>
          </table:table-cell>
          <table:table-cell office:value-type="float" office:value="30.016" calcext:value-type="float">
            <text:p>30.016</text:p>
          </table:table-cell>
          <table:table-cell office:value-type="float" office:value="4.191" calcext:value-type="float">
            <text:p>4.191</text:p>
          </table:table-cell>
          <table:table-cell/>
          <table:table-cell office:value-type="float" office:value="90853" calcext:value-type="float">
            <text:p>90853</text:p>
          </table:table-cell>
          <table:table-cell office:value-type="float" office:value="42764" calcext:value-type="float">
            <text:p>42764</text:p>
          </table:table-cell>
          <table:table-cell/>
          <table:table-cell table:formula="of:=[.F154]/[.B154]" office:value-type="float" office:value="155039.249146758" calcext:value-type="float">
            <text:p>155039.249146758</text:p>
          </table:table-cell>
          <table:table-cell table:formula="of:=[.F154]/[.C154]" office:value-type="float" office:value="3026.81902985075" calcext:value-type="float">
            <text:p>3026.81902985075</text:p>
          </table:table-cell>
          <table:table-cell table:formula="of:=[.F154]/[.D154]" office:value-type="float" office:value="21678.119780482" calcext:value-type="float">
            <text:p>21678.119780482</text:p>
          </table:table-cell>
        </table:table-row>
        <table:table-row table:style-name="ro1">
          <table:table-cell/>
          <table:table-cell office:value-type="float" office:value="56.056" calcext:value-type="float">
            <text:p>56.056</text:p>
          </table:table-cell>
          <table:table-cell office:value-type="float" office:value="4041.178" calcext:value-type="float">
            <text:p>4041.178</text:p>
          </table:table-cell>
          <table:table-cell office:value-type="float" office:value="1089.908" calcext:value-type="float">
            <text:p>1089.908</text:p>
          </table:table-cell>
          <table:table-cell/>
          <table:table-cell office:value-type="float" office:value="1027815" calcext:value-type="float">
            <text:p>1027815</text:p>
          </table:table-cell>
          <table:table-cell office:value-type="float" office:value="355920" calcext:value-type="float">
            <text:p>355920</text:p>
          </table:table-cell>
          <table:table-cell/>
          <table:table-cell table:formula="of:=[.F155]/[.B155]" office:value-type="float" office:value="18335.5037819324" calcext:value-type="float">
            <text:p>18335.5037819324</text:p>
          </table:table-cell>
          <table:table-cell table:formula="of:=[.F155]/[.C155]" office:value-type="float" office:value="254.335493264588" calcext:value-type="float">
            <text:p>254.335493264588</text:p>
          </table:table-cell>
          <table:table-cell table:formula="of:=[.F155]/[.D155]" office:value-type="float" office:value="943.029136404174" calcext:value-type="float">
            <text:p>943.029136404174</text:p>
          </table:table-cell>
        </table:table-row>
        <table:table-row table:style-name="ro1">
          <table:table-cell/>
          <table:table-cell office:value-type="float" office:value="12.46" calcext:value-type="float">
            <text:p>12.46</text:p>
          </table:table-cell>
          <table:table-cell office:value-type="float" office:value="947.454" calcext:value-type="float">
            <text:p>947.454</text:p>
          </table:table-cell>
          <table:table-cell office:value-type="float" office:value="145.185" calcext:value-type="float">
            <text:p>145.185</text:p>
          </table:table-cell>
          <table:table-cell/>
          <table:table-cell office:value-type="float" office:value="461796" calcext:value-type="float">
            <text:p>461796</text:p>
          </table:table-cell>
          <table:table-cell office:value-type="float" office:value="180032" calcext:value-type="float">
            <text:p>180032</text:p>
          </table:table-cell>
          <table:table-cell/>
          <table:table-cell table:formula="of:=[.F156]/[.B156]" office:value-type="float" office:value="37062.27929374" calcext:value-type="float">
            <text:p>37062.27929374</text:p>
          </table:table-cell>
          <table:table-cell table:formula="of:=[.F156]/[.C156]" office:value-type="float" office:value="487.407304206853" calcext:value-type="float">
            <text:p>487.407304206853</text:p>
          </table:table-cell>
          <table:table-cell table:formula="of:=[.F156]/[.D156]" office:value-type="float" office:value="3180.74181217068" calcext:value-type="float">
            <text:p>3180.74181217068</text:p>
          </table:table-cell>
        </table:table-row>
        <table:table-row table:style-name="ro1">
          <table:table-cell/>
          <table:table-cell office:value-type="float" office:value="44.215" calcext:value-type="float">
            <text:p>44.215</text:p>
          </table:table-cell>
          <table:table-cell office:value-type="float" office:value="3625.961" calcext:value-type="float">
            <text:p>3625.961</text:p>
          </table:table-cell>
          <table:table-cell office:value-type="float" office:value="566.425" calcext:value-type="float">
            <text:p>566.425</text:p>
          </table:table-cell>
          <table:table-cell/>
          <table:table-cell office:value-type="float" office:value="838417" calcext:value-type="float">
            <text:p>838417</text:p>
          </table:table-cell>
          <table:table-cell office:value-type="float" office:value="339115" calcext:value-type="float">
            <text:p>339115</text:p>
          </table:table-cell>
          <table:table-cell/>
          <table:table-cell table:formula="of:=[.F157]/[.B157]" office:value-type="float" office:value="18962.2752459573" calcext:value-type="float">
            <text:p>18962.2752459573</text:p>
          </table:table-cell>
          <table:table-cell table:formula="of:=[.F157]/[.C157]" office:value-type="float" office:value="231.226149426318" calcext:value-type="float">
            <text:p>231.226149426318</text:p>
          </table:table-cell>
          <table:table-cell table:formula="of:=[.F157]/[.D157]" office:value-type="float" office:value="1480.19066955025" calcext:value-type="float">
            <text:p>1480.19066955025</text:p>
          </table:table-cell>
        </table:table-row>
        <table:table-row table:style-name="ro1">
          <table:table-cell/>
          <table:table-cell office:value-type="float" office:value="5.226" calcext:value-type="float">
            <text:p>5.226</text:p>
          </table:table-cell>
          <table:table-cell office:value-type="float" office:value="714.253" calcext:value-type="float">
            <text:p>714.253</text:p>
          </table:table-cell>
          <table:table-cell office:value-type="float" office:value="53.943" calcext:value-type="float">
            <text:p>53.943</text:p>
          </table:table-cell>
          <table:table-cell/>
          <table:table-cell office:value-type="float" office:value="299373" calcext:value-type="float">
            <text:p>299373</text:p>
          </table:table-cell>
          <table:table-cell office:value-type="float" office:value="120239" calcext:value-type="float">
            <text:p>120239</text:p>
          </table:table-cell>
          <table:table-cell/>
          <table:table-cell table:formula="of:=[.F158]/[.B158]" office:value-type="float" office:value="57285.3042479908" calcext:value-type="float">
            <text:p>57285.3042479908</text:p>
          </table:table-cell>
          <table:table-cell table:formula="of:=[.F158]/[.C158]" office:value-type="float" office:value="419.141396675968" calcext:value-type="float">
            <text:p>419.141396675968</text:p>
          </table:table-cell>
          <table:table-cell table:formula="of:=[.F158]/[.D158]" office:value-type="float" office:value="5549.80256937879" calcext:value-type="float">
            <text:p>5549.80256937879</text:p>
          </table:table-cell>
        </table:table-row>
        <table:table-row table:style-name="ro1">
          <table:table-cell/>
          <table:table-cell office:value-type="float" office:value="87.734" calcext:value-type="float">
            <text:p>87.734</text:p>
          </table:table-cell>
          <table:table-cell office:value-type="float" office:value="18428.02" calcext:value-type="float">
            <text:p>18428.02</text:p>
          </table:table-cell>
          <table:table-cell office:value-type="float" office:value="825.646" calcext:value-type="float">
            <text:p>825.646</text:p>
          </table:table-cell>
          <table:table-cell/>
          <table:table-cell office:value-type="float" office:value="1196120" calcext:value-type="float">
            <text:p>1196120</text:p>
          </table:table-cell>
          <table:table-cell office:value-type="float" office:value="471834" calcext:value-type="float">
            <text:p>471834</text:p>
          </table:table-cell>
          <table:table-cell/>
          <table:table-cell table:formula="of:=[.F159]/[.B159]" office:value-type="float" office:value="13633.4830282445" calcext:value-type="float">
            <text:p>13633.4830282445</text:p>
          </table:table-cell>
          <table:table-cell table:formula="of:=[.F159]/[.C159]" office:value-type="float" office:value="64.9076786328645" calcext:value-type="float">
            <text:p>64.9076786328645</text:p>
          </table:table-cell>
          <table:table-cell table:formula="of:=[.F159]/[.D159]" office:value-type="float" office:value="1448.70804194534" calcext:value-type="float">
            <text:p>1448.70804194534</text:p>
          </table:table-cell>
        </table:table-row>
        <table:table-row table:style-name="ro1">
          <table:table-cell/>
          <table:table-cell office:value-type="float" office:value="58.811" calcext:value-type="float">
            <text:p>58.811</text:p>
          </table:table-cell>
          <table:table-cell office:value-type="float" office:value="5390.076" calcext:value-type="float">
            <text:p>5390.076</text:p>
          </table:table-cell>
          <table:table-cell office:value-type="float" office:value="869.285" calcext:value-type="float">
            <text:p>869.285</text:p>
          </table:table-cell>
          <table:table-cell/>
          <table:table-cell office:value-type="float" office:value="1028090" calcext:value-type="float">
            <text:p>1028090</text:p>
          </table:table-cell>
          <table:table-cell office:value-type="float" office:value="368338" calcext:value-type="float">
            <text:p>368338</text:p>
          </table:table-cell>
          <table:table-cell/>
          <table:table-cell table:formula="of:=[.F160]/[.B160]" office:value-type="float" office:value="17481.253506997" calcext:value-type="float">
            <text:p>17481.253506997</text:p>
          </table:table-cell>
          <table:table-cell table:formula="of:=[.F160]/[.C160]" office:value-type="float" office:value="190.737570305131" calcext:value-type="float">
            <text:p>190.737570305131</text:p>
          </table:table-cell>
          <table:table-cell table:formula="of:=[.F160]/[.D160]" office:value-type="float" office:value="1182.68462011883" calcext:value-type="float">
            <text:p>1182.68462011883</text:p>
          </table:table-cell>
        </table:table-row>
        <table:table-row table:style-name="ro1">
          <table:table-cell/>
          <table:table-cell office:value-type="float" office:value="18.405" calcext:value-type="float">
            <text:p>18.405</text:p>
          </table:table-cell>
          <table:table-cell office:value-type="float" office:value="1687.159" calcext:value-type="float">
            <text:p>1687.159</text:p>
          </table:table-cell>
          <table:table-cell office:value-type="float" office:value="237.251" calcext:value-type="float">
            <text:p>237.251</text:p>
          </table:table-cell>
          <table:table-cell/>
          <table:table-cell office:value-type="float" office:value="602078" calcext:value-type="float">
            <text:p>602078</text:p>
          </table:table-cell>
          <table:table-cell office:value-type="float" office:value="207822" calcext:value-type="float">
            <text:p>207822</text:p>
          </table:table-cell>
          <table:table-cell/>
          <table:table-cell table:formula="of:=[.F161]/[.B161]" office:value-type="float" office:value="32712.7411029611" calcext:value-type="float">
            <text:p>32712.7411029611</text:p>
          </table:table-cell>
          <table:table-cell table:formula="of:=[.F161]/[.C161]" office:value-type="float" office:value="356.859074930104" calcext:value-type="float">
            <text:p>356.859074930104</text:p>
          </table:table-cell>
          <table:table-cell table:formula="of:=[.F161]/[.D161]" office:value-type="float" office:value="2537.72586838412" calcext:value-type="float">
            <text:p>2537.72586838412</text:p>
          </table:table-cell>
        </table:table-row>
        <table:table-row table:style-name="ro1">
          <table:table-cell/>
          <table:table-cell office:value-type="float" office:value="20.535" calcext:value-type="float">
            <text:p>20.535</text:p>
          </table:table-cell>
          <table:table-cell office:value-type="float" office:value="1745.441" calcext:value-type="float">
            <text:p>1745.441</text:p>
          </table:table-cell>
          <table:table-cell office:value-type="float" office:value="242.168" calcext:value-type="float">
            <text:p>242.168</text:p>
          </table:table-cell>
          <table:table-cell/>
          <table:table-cell office:value-type="float" office:value="619381" calcext:value-type="float">
            <text:p>619381</text:p>
          </table:table-cell>
          <table:table-cell office:value-type="float" office:value="225660" calcext:value-type="float">
            <text:p>225660</text:p>
          </table:table-cell>
          <table:table-cell/>
          <table:table-cell table:formula="of:=[.F162]/[.B162]" office:value-type="float" office:value="30162.2108595082" calcext:value-type="float">
            <text:p>30162.2108595082</text:p>
          </table:table-cell>
          <table:table-cell table:formula="of:=[.F162]/[.C162]" office:value-type="float" office:value="354.856451750589" calcext:value-type="float">
            <text:p>354.856451750589</text:p>
          </table:table-cell>
          <table:table-cell table:formula="of:=[.F162]/[.D162]" office:value-type="float" office:value="2557.6500611146" calcext:value-type="float">
            <text:p>2557.6500611146</text:p>
          </table:table-cell>
        </table:table-row>
        <table:table-row table:style-name="ro1">
          <table:table-cell/>
          <table:table-cell office:value-type="float" office:value="5.134" calcext:value-type="float">
            <text:p>5.134</text:p>
          </table:table-cell>
          <table:table-cell office:value-type="float" office:value="1112.314" calcext:value-type="float">
            <text:p>1112.314</text:p>
          </table:table-cell>
          <table:table-cell office:value-type="float" office:value="56.389" calcext:value-type="float">
            <text:p>56.389</text:p>
          </table:table-cell>
          <table:table-cell/>
          <table:table-cell office:value-type="float" office:value="312748" calcext:value-type="float">
            <text:p>312748</text:p>
          </table:table-cell>
          <table:table-cell office:value-type="float" office:value="112794" calcext:value-type="float">
            <text:p>112794</text:p>
          </table:table-cell>
          <table:table-cell/>
          <table:table-cell table:formula="of:=[.F163]/[.B163]" office:value-type="float" office:value="60917.0237631476" calcext:value-type="float">
            <text:p>60917.0237631476</text:p>
          </table:table-cell>
          <table:table-cell table:formula="of:=[.F163]/[.C163]" office:value-type="float" office:value="281.168806649921" calcext:value-type="float">
            <text:p>281.168806649921</text:p>
          </table:table-cell>
          <table:table-cell table:formula="of:=[.F163]/[.D163]" office:value-type="float" office:value="5546.25902214971" calcext:value-type="float">
            <text:p>5546.25902214971</text:p>
          </table:table-cell>
        </table:table-row>
        <table:table-row table:style-name="ro1">
          <table:table-cell/>
          <table:table-cell office:value-type="float" office:value="119.438" calcext:value-type="float">
            <text:p>119.438</text:p>
          </table:table-cell>
          <table:table-cell office:value-type="float" office:value="8689.914" calcext:value-type="float">
            <text:p>8689.914</text:p>
          </table:table-cell>
          <table:table-cell office:value-type="float" office:value="1418.532" calcext:value-type="float">
            <text:p>1418.532</text:p>
          </table:table-cell>
          <table:table-cell/>
          <table:table-cell office:value-type="float" office:value="1459413" calcext:value-type="float">
            <text:p>1459413</text:p>
          </table:table-cell>
          <table:table-cell office:value-type="float" office:value="527696" calcext:value-type="float">
            <text:p>527696</text:p>
          </table:table-cell>
          <table:table-cell/>
          <table:table-cell table:formula="of:=[.F164]/[.B164]" office:value-type="float" office:value="12219.0006530585" calcext:value-type="float">
            <text:p>12219.0006530585</text:p>
          </table:table-cell>
          <table:table-cell table:formula="of:=[.F164]/[.C164]" office:value-type="float" office:value="167.943319116852" calcext:value-type="float">
            <text:p>167.943319116852</text:p>
          </table:table-cell>
          <table:table-cell table:formula="of:=[.F164]/[.D164]" office:value-type="float" office:value="1028.81923002089" calcext:value-type="float">
            <text:p>1028.81923002089</text:p>
          </table:table-cell>
        </table:table-row>
        <table:table-row table:style-name="ro1">
          <table:table-cell/>
          <table:table-cell office:value-type="float" office:value="30.844" calcext:value-type="float">
            <text:p>30.844</text:p>
          </table:table-cell>
          <table:table-cell office:value-type="float" office:value="2313.436" calcext:value-type="float">
            <text:p>2313.436</text:p>
          </table:table-cell>
          <table:table-cell office:value-type="float" office:value="387.928" calcext:value-type="float">
            <text:p>387.928</text:p>
          </table:table-cell>
          <table:table-cell/>
          <table:table-cell office:value-type="float" office:value="755711" calcext:value-type="float">
            <text:p>755711</text:p>
          </table:table-cell>
          <table:table-cell office:value-type="float" office:value="267032" calcext:value-type="float">
            <text:p>267032</text:p>
          </table:table-cell>
          <table:table-cell/>
          <table:table-cell table:formula="of:=[.F165]/[.B165]" office:value-type="float" office:value="24501.0699001427" calcext:value-type="float">
            <text:p>24501.0699001427</text:p>
          </table:table-cell>
          <table:table-cell table:formula="of:=[.F165]/[.C165]" office:value-type="float" office:value="326.661727404605" calcext:value-type="float">
            <text:p>326.661727404605</text:p>
          </table:table-cell>
          <table:table-cell table:formula="of:=[.F165]/[.D165]" office:value-type="float" office:value="1948.0702604607" calcext:value-type="float">
            <text:p>1948.0702604607</text:p>
          </table:table-cell>
        </table:table-row>
        <table:table-row table:style-name="ro1">
          <table:table-cell/>
          <table:table-cell office:value-type="float" office:value="27.783" calcext:value-type="float">
            <text:p>27.783</text:p>
          </table:table-cell>
          <table:table-cell office:value-type="float" office:value="1441.167" calcext:value-type="float">
            <text:p>1441.167</text:p>
          </table:table-cell>
          <table:table-cell office:value-type="float" office:value="252.23" calcext:value-type="float">
            <text:p>252.23</text:p>
          </table:table-cell>
          <table:table-cell/>
          <table:table-cell office:value-type="float" office:value="590598" calcext:value-type="float">
            <text:p>590598</text:p>
          </table:table-cell>
          <table:table-cell office:value-type="float" office:value="303373" calcext:value-type="float">
            <text:p>303373</text:p>
          </table:table-cell>
          <table:table-cell/>
          <table:table-cell table:formula="of:=[.F166]/[.B166]" office:value-type="float" office:value="21257.5315840622" calcext:value-type="float">
            <text:p>21257.5315840622</text:p>
          </table:table-cell>
          <table:table-cell table:formula="of:=[.F166]/[.C166]" office:value-type="float" office:value="409.805386884379" calcext:value-type="float">
            <text:p>409.805386884379</text:p>
          </table:table-cell>
          <table:table-cell table:formula="of:=[.F166]/[.D166]" office:value-type="float" office:value="2341.50576854458" calcext:value-type="float">
            <text:p>2341.50576854458</text:p>
          </table:table-cell>
        </table:table-row>
        <table:table-row table:style-name="ro1">
          <table:table-cell/>
          <table:table-cell office:value-type="float" office:value="21.471" calcext:value-type="float">
            <text:p>21.471</text:p>
          </table:table-cell>
          <table:table-cell office:value-type="float" office:value="1621.459" calcext:value-type="float">
            <text:p>1621.459</text:p>
          </table:table-cell>
          <table:table-cell office:value-type="float" office:value="269.32" calcext:value-type="float">
            <text:p>269.32</text:p>
          </table:table-cell>
          <table:table-cell/>
          <table:table-cell office:value-type="float" office:value="588286" calcext:value-type="float">
            <text:p>588286</text:p>
          </table:table-cell>
          <table:table-cell office:value-type="float" office:value="243284" calcext:value-type="float">
            <text:p>243284</text:p>
          </table:table-cell>
          <table:table-cell/>
          <table:table-cell table:formula="of:=[.F167]/[.B167]" office:value-type="float" office:value="27399.0964556844" calcext:value-type="float">
            <text:p>27399.0964556844</text:p>
          </table:table-cell>
          <table:table-cell table:formula="of:=[.F167]/[.C167]" office:value-type="float" office:value="362.812750738687" calcext:value-type="float">
            <text:p>362.812750738687</text:p>
          </table:table-cell>
          <table:table-cell table:formula="of:=[.F167]/[.D167]" office:value-type="float" office:value="2184.33833358087" calcext:value-type="float">
            <text:p>2184.33833358087</text:p>
          </table:table-cell>
        </table:table-row>
        <table:table-row table:style-name="ro1">
          <table:table-cell/>
          <table:table-cell office:value-type="float" office:value="26.686" calcext:value-type="float">
            <text:p>26.686</text:p>
          </table:table-cell>
          <table:table-cell office:value-type="float" office:value="2008.228" calcext:value-type="float">
            <text:p>2008.228</text:p>
          </table:table-cell>
          <table:table-cell office:value-type="float" office:value="323.781" calcext:value-type="float">
            <text:p>323.781</text:p>
          </table:table-cell>
          <table:table-cell/>
          <table:table-cell office:value-type="float" office:value="690159" calcext:value-type="float">
            <text:p>690159</text:p>
          </table:table-cell>
          <table:table-cell office:value-type="float" office:value="255760" calcext:value-type="float">
            <text:p>255760</text:p>
          </table:table-cell>
          <table:table-cell/>
          <table:table-cell table:formula="of:=[.F168]/[.B168]" office:value-type="float" office:value="25862.2123960129" calcext:value-type="float">
            <text:p>25862.2123960129</text:p>
          </table:table-cell>
          <table:table-cell table:formula="of:=[.F168]/[.C168]" office:value-type="float" office:value="343.665659476912" calcext:value-type="float">
            <text:p>343.665659476912</text:p>
          </table:table-cell>
          <table:table-cell table:formula="of:=[.F168]/[.D168]" office:value-type="float" office:value="2131.56114781287" calcext:value-type="float">
            <text:p>2131.56114781287</text:p>
          </table:table-cell>
        </table:table-row>
        <table:table-row table:style-name="ro1">
          <table:table-cell/>
          <table:table-cell office:value-type="float" office:value="12.477" calcext:value-type="float">
            <text:p>12.477</text:p>
          </table:table-cell>
          <table:table-cell office:value-type="float" office:value="1128.99" calcext:value-type="float">
            <text:p>1128.99</text:p>
          </table:table-cell>
          <table:table-cell office:value-type="float" office:value="139.879" calcext:value-type="float">
            <text:p>139.879</text:p>
          </table:table-cell>
          <table:table-cell/>
          <table:table-cell office:value-type="float" office:value="463955" calcext:value-type="float">
            <text:p>463955</text:p>
          </table:table-cell>
          <table:table-cell office:value-type="float" office:value="179262" calcext:value-type="float">
            <text:p>179262</text:p>
          </table:table-cell>
          <table:table-cell/>
          <table:table-cell table:formula="of:=[.F169]/[.B169]" office:value-type="float" office:value="37184.8200689268" calcext:value-type="float">
            <text:p>37184.8200689268</text:p>
          </table:table-cell>
          <table:table-cell table:formula="of:=[.F169]/[.C169]" office:value-type="float" office:value="410.94695258594" calcext:value-type="float">
            <text:p>410.94695258594</text:p>
          </table:table-cell>
          <table:table-cell table:formula="of:=[.F169]/[.D169]" office:value-type="float" office:value="3316.83097534298" calcext:value-type="float">
            <text:p>3316.83097534298</text:p>
          </table:table-cell>
        </table:table-row>
        <table:table-row table:style-name="ro1">
          <table:table-cell/>
          <table:table-cell office:value-type="float" office:value="33.651" calcext:value-type="float">
            <text:p>33.651</text:p>
          </table:table-cell>
          <table:table-cell office:value-type="float" office:value="6467.447" calcext:value-type="float">
            <text:p>6467.447</text:p>
          </table:table-cell>
          <table:table-cell office:value-type="float" office:value="465.46" calcext:value-type="float">
            <text:p>465.46</text:p>
          </table:table-cell>
          <table:table-cell/>
          <table:table-cell office:value-type="float" office:value="801676" calcext:value-type="float">
            <text:p>801676</text:p>
          </table:table-cell>
          <table:table-cell office:value-type="float" office:value="277380" calcext:value-type="float">
            <text:p>277380</text:p>
          </table:table-cell>
          <table:table-cell/>
          <table:table-cell table:formula="of:=[.F170]/[.B170]" office:value-type="float" office:value="23823.2444801046" calcext:value-type="float">
            <text:p>23823.2444801046</text:p>
          </table:table-cell>
          <table:table-cell table:formula="of:=[.F170]/[.C170]" office:value-type="float" office:value="123.955557733987" calcext:value-type="float">
            <text:p>123.955557733987</text:p>
          </table:table-cell>
          <table:table-cell table:formula="of:=[.F170]/[.D170]" office:value-type="float" office:value="1722.33059768831" calcext:value-type="float">
            <text:p>1722.33059768831</text:p>
          </table:table-cell>
        </table:table-row>
        <table:table-row table:style-name="ro1">
          <table:table-cell/>
          <table:table-cell office:value-type="float" office:value="125.947" calcext:value-type="float">
            <text:p>125.947</text:p>
          </table:table-cell>
          <table:table-cell office:value-type="float" office:value="8260.819" calcext:value-type="float">
            <text:p>8260.819</text:p>
          </table:table-cell>
          <table:table-cell office:value-type="float" office:value="1613.803" calcext:value-type="float">
            <text:p>1613.803</text:p>
          </table:table-cell>
          <table:table-cell/>
          <table:table-cell office:value-type="float" office:value="1441498" calcext:value-type="float">
            <text:p>1441498</text:p>
          </table:table-cell>
          <table:table-cell office:value-type="float" office:value="556482" calcext:value-type="float">
            <text:p>556482</text:p>
          </table:table-cell>
          <table:table-cell/>
          <table:table-cell table:formula="of:=[.F171]/[.B171]" office:value-type="float" office:value="11445.2745996332" calcext:value-type="float">
            <text:p>11445.2745996332</text:p>
          </table:table-cell>
          <table:table-cell table:formula="of:=[.F171]/[.C171]" office:value-type="float" office:value="174.498194428422" calcext:value-type="float">
            <text:p>174.498194428422</text:p>
          </table:table-cell>
          <table:table-cell table:formula="of:=[.F171]/[.D171]" office:value-type="float" office:value="893.230462454215" calcext:value-type="float">
            <text:p>893.230462454215</text:p>
          </table:table-cell>
        </table:table-row>
        <table:table-row table:style-name="ro1">
          <table:table-cell/>
          <table:table-cell office:value-type="float" office:value="0.754" calcext:value-type="float">
            <text:p>0.754</text:p>
          </table:table-cell>
          <table:table-cell office:value-type="float" office:value="56.89" calcext:value-type="float">
            <text:p>56.89</text:p>
          </table:table-cell>
          <table:table-cell office:value-type="float" office:value="6.904" calcext:value-type="float">
            <text:p>6.904</text:p>
          </table:table-cell>
          <table:table-cell/>
          <table:table-cell office:value-type="float" office:value="116981" calcext:value-type="float">
            <text:p>116981</text:p>
          </table:table-cell>
          <table:table-cell office:value-type="float" office:value="47942" calcext:value-type="float">
            <text:p>47942</text:p>
          </table:table-cell>
          <table:table-cell/>
          <table:table-cell table:formula="of:=[.F172]/[.B172]" office:value-type="float" office:value="155147.214854111" calcext:value-type="float">
            <text:p>155147.214854111</text:p>
          </table:table-cell>
          <table:table-cell table:formula="of:=[.F172]/[.C172]" office:value-type="float" office:value="2056.26647917033" calcext:value-type="float">
            <text:p>2056.26647917033</text:p>
          </table:table-cell>
          <table:table-cell table:formula="of:=[.F172]/[.D172]" office:value-type="float" office:value="16943.9455388181" calcext:value-type="float">
            <text:p>16943.9455388181</text:p>
          </table:table-cell>
        </table:table-row>
        <table:table-row table:style-name="ro1">
          <table:table-cell/>
          <table:table-cell office:value-type="float" office:value="17.513" calcext:value-type="float">
            <text:p>17.513</text:p>
          </table:table-cell>
          <table:table-cell office:value-type="float" office:value="3982.075" calcext:value-type="float">
            <text:p>3982.075</text:p>
          </table:table-cell>
          <table:table-cell office:value-type="float" office:value="193.973" calcext:value-type="float">
            <text:p>193.973</text:p>
          </table:table-cell>
          <table:table-cell/>
          <table:table-cell office:value-type="float" office:value="551846" calcext:value-type="float">
            <text:p>551846</text:p>
          </table:table-cell>
          <table:table-cell office:value-type="float" office:value="212036" calcext:value-type="float">
            <text:p>212036</text:p>
          </table:table-cell>
          <table:table-cell/>
          <table:table-cell table:formula="of:=[.F173]/[.B173]" office:value-type="float" office:value="31510.6492319991" calcext:value-type="float">
            <text:p>31510.6492319991</text:p>
          </table:table-cell>
          <table:table-cell table:formula="of:=[.F173]/[.C173]" office:value-type="float" office:value="138.582522930884" calcext:value-type="float">
            <text:p>138.582522930884</text:p>
          </table:table-cell>
          <table:table-cell table:formula="of:=[.F173]/[.D173]" office:value-type="float" office:value="2844.9629587623" calcext:value-type="float">
            <text:p>2844.9629587623</text:p>
          </table:table-cell>
        </table:table-row>
        <table:table-row table:style-name="ro1">
          <table:table-cell/>
          <table:table-cell office:value-type="float" office:value="46.38" calcext:value-type="float">
            <text:p>46.38</text:p>
          </table:table-cell>
          <table:table-cell office:value-type="float" office:value="12777.556" calcext:value-type="float">
            <text:p>12777.556</text:p>
          </table:table-cell>
          <table:table-cell office:value-type="float" office:value="553.707" calcext:value-type="float">
            <text:p>553.707</text:p>
          </table:table-cell>
          <table:table-cell/>
          <table:table-cell office:value-type="float" office:value="902233" calcext:value-type="float">
            <text:p>902233</text:p>
          </table:table-cell>
          <table:table-cell office:value-type="float" office:value="338535" calcext:value-type="float">
            <text:p>338535</text:p>
          </table:table-cell>
          <table:table-cell/>
          <table:table-cell table:formula="of:=[.F174]/[.B174]" office:value-type="float" office:value="19453.0616645106" calcext:value-type="float">
            <text:p>19453.0616645106</text:p>
          </table:table-cell>
          <table:table-cell table:formula="of:=[.F174]/[.C174]" office:value-type="float" office:value="70.6107646877071" calcext:value-type="float">
            <text:p>70.6107646877071</text:p>
          </table:table-cell>
          <table:table-cell table:formula="of:=[.F174]/[.D174]" office:value-type="float" office:value="1629.44120265772" calcext:value-type="float">
            <text:p>1629.44120265772</text:p>
          </table:table-cell>
        </table:table-row>
        <table:table-row table:style-name="ro1">
          <table:table-cell/>
          <table:table-cell office:value-type="float" office:value="11.018" calcext:value-type="float">
            <text:p>11.018</text:p>
          </table:table-cell>
          <table:table-cell office:value-type="float" office:value="973.619" calcext:value-type="float">
            <text:p>973.619</text:p>
          </table:table-cell>
          <table:table-cell office:value-type="float" office:value="131.648" calcext:value-type="float">
            <text:p>131.648</text:p>
          </table:table-cell>
          <table:table-cell/>
          <table:table-cell office:value-type="float" office:value="466786" calcext:value-type="float">
            <text:p>466786</text:p>
          </table:table-cell>
          <table:table-cell office:value-type="float" office:value="156628" calcext:value-type="float">
            <text:p>156628</text:p>
          </table:table-cell>
          <table:table-cell/>
          <table:table-cell table:formula="of:=[.F175]/[.B175]" office:value-type="float" office:value="42365.7651116355" calcext:value-type="float">
            <text:p>42365.7651116355</text:p>
          </table:table-cell>
          <table:table-cell table:formula="of:=[.F175]/[.C175]" office:value-type="float" office:value="479.43394695461" calcext:value-type="float">
            <text:p>479.43394695461</text:p>
          </table:table-cell>
          <table:table-cell table:formula="of:=[.F175]/[.D175]" office:value-type="float" office:value="3545.71280991736" calcext:value-type="float">
            <text:p>3545.71280991736</text:p>
          </table:table-cell>
        </table:table-row>
        <table:table-row table:style-name="ro1">
          <table:table-cell/>
          <table:table-cell office:value-type="float" office:value="35.544" calcext:value-type="float">
            <text:p>35.544</text:p>
          </table:table-cell>
          <table:table-cell office:value-type="float" office:value="2394.898" calcext:value-type="float">
            <text:p>2394.898</text:p>
          </table:table-cell>
          <table:table-cell office:value-type="float" office:value="439.905" calcext:value-type="float">
            <text:p>439.905</text:p>
          </table:table-cell>
          <table:table-cell/>
          <table:table-cell office:value-type="float" office:value="747210" calcext:value-type="float">
            <text:p>747210</text:p>
          </table:table-cell>
          <table:table-cell office:value-type="float" office:value="307830" calcext:value-type="float">
            <text:p>307830</text:p>
          </table:table-cell>
          <table:table-cell/>
          <table:table-cell table:formula="of:=[.F176]/[.B176]" office:value-type="float" office:value="21022.113436867" calcext:value-type="float">
            <text:p>21022.113436867</text:p>
          </table:table-cell>
          <table:table-cell table:formula="of:=[.F176]/[.C176]" office:value-type="float" office:value="312.000761619075" calcext:value-type="float">
            <text:p>312.000761619075</text:p>
          </table:table-cell>
          <table:table-cell table:formula="of:=[.F176]/[.D176]" office:value-type="float" office:value="1698.57128243598" calcext:value-type="float">
            <text:p>1698.57128243598</text:p>
          </table:table-cell>
        </table:table-row>
        <table:table-row table:style-name="ro1">
          <table:table-cell/>
          <table:table-cell office:value-type="float" office:value="0.801" calcext:value-type="float">
            <text:p>0.801</text:p>
          </table:table-cell>
          <table:table-cell office:value-type="float" office:value="102.146" calcext:value-type="float">
            <text:p>102.146</text:p>
          </table:table-cell>
          <table:table-cell office:value-type="float" office:value="8.024" calcext:value-type="float">
            <text:p>8.024</text:p>
          </table:table-cell>
          <table:table-cell/>
          <table:table-cell office:value-type="float" office:value="126300" calcext:value-type="float">
            <text:p>126300</text:p>
          </table:table-cell>
          <table:table-cell office:value-type="float" office:value="50784" calcext:value-type="float">
            <text:p>50784</text:p>
          </table:table-cell>
          <table:table-cell/>
          <table:table-cell table:formula="of:=[.F177]/[.B177]" office:value-type="float" office:value="157677.902621723" calcext:value-type="float">
            <text:p>157677.902621723</text:p>
          </table:table-cell>
          <table:table-cell table:formula="of:=[.F177]/[.C177]" office:value-type="float" office:value="1236.46545141268" calcext:value-type="float">
            <text:p>1236.46545141268</text:p>
          </table:table-cell>
          <table:table-cell table:formula="of:=[.F177]/[.D177]" office:value-type="float" office:value="15740.2791625125" calcext:value-type="float">
            <text:p>15740.2791625125</text:p>
          </table:table-cell>
        </table:table-row>
        <table:table-row table:style-name="ro1">
          <table:table-cell/>
          <table:table-cell office:value-type="float" office:value="6.835" calcext:value-type="float">
            <text:p>6.835</text:p>
          </table:table-cell>
          <table:table-cell office:value-type="float" office:value="552.301" calcext:value-type="float">
            <text:p>552.301</text:p>
          </table:table-cell>
          <table:table-cell office:value-type="float" office:value="80.429" calcext:value-type="float">
            <text:p>80.429</text:p>
          </table:table-cell>
          <table:table-cell/>
          <table:table-cell office:value-type="float" office:value="363988" calcext:value-type="float">
            <text:p>363988</text:p>
          </table:table-cell>
          <table:table-cell office:value-type="float" office:value="129586" calcext:value-type="float">
            <text:p>129586</text:p>
          </table:table-cell>
          <table:table-cell/>
          <table:table-cell table:formula="of:=[.F178]/[.B178]" office:value-type="float" office:value="53253.5479151427" calcext:value-type="float">
            <text:p>53253.5479151427</text:p>
          </table:table-cell>
          <table:table-cell table:formula="of:=[.F178]/[.C178]" office:value-type="float" office:value="659.039183343865" calcext:value-type="float">
            <text:p>659.039183343865</text:p>
          </table:table-cell>
          <table:table-cell table:formula="of:=[.F178]/[.D178]" office:value-type="float" office:value="4525.58156883711" calcext:value-type="float">
            <text:p>4525.58156883711</text:p>
          </table:table-cell>
        </table:table-row>
        <table:table-row table:style-name="ro1">
          <table:table-cell/>
          <table:table-cell office:value-type="float" office:value="33.053" calcext:value-type="float">
            <text:p>33.053</text:p>
          </table:table-cell>
          <table:table-cell office:value-type="float" office:value="2726.396" calcext:value-type="float">
            <text:p>2726.396</text:p>
          </table:table-cell>
          <table:table-cell office:value-type="float" office:value="423.563" calcext:value-type="float">
            <text:p>423.563</text:p>
          </table:table-cell>
          <table:table-cell/>
          <table:table-cell office:value-type="float" office:value="778292" calcext:value-type="float">
            <text:p>778292</text:p>
          </table:table-cell>
          <table:table-cell office:value-type="float" office:value="278462" calcext:value-type="float">
            <text:p>278462</text:p>
          </table:table-cell>
          <table:table-cell/>
          <table:table-cell table:formula="of:=[.F179]/[.B179]" office:value-type="float" office:value="23546.7884912111" calcext:value-type="float">
            <text:p>23546.7884912111</text:p>
          </table:table-cell>
          <table:table-cell table:formula="of:=[.F179]/[.C179]" office:value-type="float" office:value="285.465500976381" calcext:value-type="float">
            <text:p>285.465500976381</text:p>
          </table:table-cell>
          <table:table-cell table:formula="of:=[.F179]/[.D179]" office:value-type="float" office:value="1837.48816586907" calcext:value-type="float">
            <text:p>1837.48816586907</text:p>
          </table:table-cell>
        </table:table-row>
        <table:table-row table:style-name="ro1">
          <table:table-cell/>
          <table:table-cell office:value-type="float" office:value="25.945" calcext:value-type="float">
            <text:p>25.945</text:p>
          </table:table-cell>
          <table:table-cell office:value-type="float" office:value="2285.045" calcext:value-type="float">
            <text:p>2285.045</text:p>
          </table:table-cell>
          <table:table-cell office:value-type="float" office:value="299.146" calcext:value-type="float">
            <text:p>299.146</text:p>
          </table:table-cell>
          <table:table-cell/>
          <table:table-cell office:value-type="float" office:value="664289" calcext:value-type="float">
            <text:p>664289</text:p>
          </table:table-cell>
          <table:table-cell office:value-type="float" office:value="256208" calcext:value-type="float">
            <text:p>256208</text:p>
          </table:table-cell>
          <table:table-cell/>
          <table:table-cell table:formula="of:=[.F180]/[.B180]" office:value-type="float" office:value="25603.7386779726" calcext:value-type="float">
            <text:p>25603.7386779726</text:p>
          </table:table-cell>
          <table:table-cell table:formula="of:=[.F180]/[.C180]" office:value-type="float" office:value="290.711561479096" calcext:value-type="float">
            <text:p>290.711561479096</text:p>
          </table:table-cell>
          <table:table-cell table:formula="of:=[.F180]/[.D180]" office:value-type="float" office:value="2220.61802598062" calcext:value-type="float">
            <text:p>2220.61802598062</text:p>
          </table:table-cell>
        </table:table-row>
        <table:table-row table:style-name="ro1">
          <table:table-cell/>
          <table:table-cell office:value-type="float" office:value="0.999" calcext:value-type="float">
            <text:p>0.999</text:p>
          </table:table-cell>
          <table:table-cell office:value-type="float" office:value="46.333" calcext:value-type="float">
            <text:p>46.333</text:p>
          </table:table-cell>
          <table:table-cell office:value-type="float" office:value="6.923" calcext:value-type="float">
            <text:p>6.923</text:p>
          </table:table-cell>
          <table:table-cell/>
          <table:table-cell office:value-type="float" office:value="110536" calcext:value-type="float">
            <text:p>110536</text:p>
          </table:table-cell>
          <table:table-cell office:value-type="float" office:value="68062" calcext:value-type="float">
            <text:p>68062</text:p>
          </table:table-cell>
          <table:table-cell/>
          <table:table-cell table:formula="of:=[.F181]/[.B181]" office:value-type="float" office:value="110646.646646647" calcext:value-type="float">
            <text:p>110646.646646647</text:p>
          </table:table-cell>
          <table:table-cell table:formula="of:=[.F181]/[.C181]" office:value-type="float" office:value="2385.68622795847" calcext:value-type="float">
            <text:p>2385.68622795847</text:p>
          </table:table-cell>
          <table:table-cell table:formula="of:=[.F181]/[.D181]" office:value-type="float" office:value="15966.4885165391" calcext:value-type="float">
            <text:p>15966.4885165391</text:p>
          </table:table-cell>
        </table:table-row>
        <table:table-row table:style-name="ro1">
          <table:table-cell/>
          <table:table-cell office:value-type="float" office:value="6.923" calcext:value-type="float">
            <text:p>6.923</text:p>
          </table:table-cell>
          <table:table-cell office:value-type="float" office:value="604.655" calcext:value-type="float">
            <text:p>604.655</text:p>
          </table:table-cell>
          <table:table-cell office:value-type="float" office:value="85.712" calcext:value-type="float">
            <text:p>85.712</text:p>
          </table:table-cell>
          <table:table-cell/>
          <table:table-cell office:value-type="float" office:value="360056" calcext:value-type="float">
            <text:p>360056</text:p>
          </table:table-cell>
          <table:table-cell office:value-type="float" office:value="131454" calcext:value-type="float">
            <text:p>131454</text:p>
          </table:table-cell>
          <table:table-cell/>
          <table:table-cell table:formula="of:=[.F182]/[.B182]" office:value-type="float" office:value="52008.666762964" calcext:value-type="float">
            <text:p>52008.666762964</text:p>
          </table:table-cell>
          <table:table-cell table:formula="of:=[.F182]/[.C182]" office:value-type="float" office:value="595.473451803094" calcext:value-type="float">
            <text:p>595.473451803094</text:p>
          </table:table-cell>
          <table:table-cell table:formula="of:=[.F182]/[.D182]" office:value-type="float" office:value="4200.76535374277" calcext:value-type="float">
            <text:p>4200.76535374277</text:p>
          </table:table-cell>
        </table:table-row>
        <table:table-row table:style-name="ro1">
          <table:table-cell/>
          <table:table-cell office:value-type="float" office:value="6.78" calcext:value-type="float">
            <text:p>6.78</text:p>
          </table:table-cell>
          <table:table-cell office:value-type="float" office:value="496.235" calcext:value-type="float">
            <text:p>496.235</text:p>
          </table:table-cell>
          <table:table-cell office:value-type="float" office:value="82.613" calcext:value-type="float">
            <text:p>82.613</text:p>
          </table:table-cell>
          <table:table-cell/>
          <table:table-cell office:value-type="float" office:value="336677" calcext:value-type="float">
            <text:p>336677</text:p>
          </table:table-cell>
          <table:table-cell office:value-type="float" office:value="138380" calcext:value-type="float">
            <text:p>138380</text:p>
          </table:table-cell>
          <table:table-cell/>
          <table:table-cell table:formula="of:=[.F183]/[.B183]" office:value-type="float" office:value="49657.3746312684" calcext:value-type="float">
            <text:p>49657.3746312684</text:p>
          </table:table-cell>
          <table:table-cell table:formula="of:=[.F183]/[.C183]" office:value-type="float" office:value="678.462825072798" calcext:value-type="float">
            <text:p>678.462825072798</text:p>
          </table:table-cell>
          <table:table-cell table:formula="of:=[.F183]/[.D183]" office:value-type="float" office:value="4075.35133695665" calcext:value-type="float">
            <text:p>4075.35133695665</text:p>
          </table:table-cell>
        </table:table-row>
        <table:table-row table:style-name="ro1">
          <table:table-cell/>
          <table:table-cell office:value-type="float" office:value="3.091" calcext:value-type="float">
            <text:p>3.091</text:p>
          </table:table-cell>
          <table:table-cell office:value-type="float" office:value="266.924" calcext:value-type="float">
            <text:p>266.924</text:p>
          </table:table-cell>
          <table:table-cell office:value-type="float" office:value="45.326" calcext:value-type="float">
            <text:p>45.326</text:p>
          </table:table-cell>
          <table:table-cell/>
          <table:table-cell office:value-type="float" office:value="249111" calcext:value-type="float">
            <text:p>249111</text:p>
          </table:table-cell>
          <table:table-cell office:value-type="float" office:value="90286" calcext:value-type="float">
            <text:p>90286</text:p>
          </table:table-cell>
          <table:table-cell/>
          <table:table-cell table:formula="of:=[.F184]/[.B184]" office:value-type="float" office:value="80592.3649304432" calcext:value-type="float">
            <text:p>80592.3649304432</text:p>
          </table:table-cell>
          <table:table-cell table:formula="of:=[.F184]/[.C184]" office:value-type="float" office:value="933.265648649054" calcext:value-type="float">
            <text:p>933.265648649054</text:p>
          </table:table-cell>
          <table:table-cell table:formula="of:=[.F184]/[.D184]" office:value-type="float" office:value="5495.98464457486" calcext:value-type="float">
            <text:p>5495.98464457486</text:p>
          </table:table-cell>
        </table:table-row>
        <table:table-row table:style-name="ro1">
          <table:table-cell/>
          <table:table-cell office:value-type="float" office:value="39.061" calcext:value-type="float">
            <text:p>39.061</text:p>
          </table:table-cell>
          <table:table-cell office:value-type="float" office:value="13990.014" calcext:value-type="float">
            <text:p>13990.014</text:p>
          </table:table-cell>
          <table:table-cell office:value-type="float" office:value="548.838" calcext:value-type="float">
            <text:p>548.838</text:p>
          </table:table-cell>
          <table:table-cell/>
          <table:table-cell office:value-type="float" office:value="875327" calcext:value-type="float">
            <text:p>875327</text:p>
          </table:table-cell>
          <table:table-cell office:value-type="float" office:value="295158" calcext:value-type="float">
            <text:p>295158</text:p>
          </table:table-cell>
          <table:table-cell/>
          <table:table-cell table:formula="of:=[.F185]/[.B185]" office:value-type="float" office:value="22409.2317144978" calcext:value-type="float">
            <text:p>22409.2317144978</text:p>
          </table:table-cell>
          <table:table-cell table:formula="of:=[.F185]/[.C185]" office:value-type="float" office:value="62.5679859934379" calcext:value-type="float">
            <text:p>62.5679859934379</text:p>
          </table:table-cell>
          <table:table-cell table:formula="of:=[.F185]/[.D185]" office:value-type="float" office:value="1594.87316840306" calcext:value-type="float">
            <text:p>1594.87316840306</text:p>
          </table:table-cell>
        </table:table-row>
        <table:table-row table:style-name="ro1">
          <table:table-cell/>
          <table:table-cell office:value-type="float" office:value="75.49" calcext:value-type="float">
            <text:p>75.49</text:p>
          </table:table-cell>
          <table:table-cell office:value-type="float" office:value="26821.959" calcext:value-type="float">
            <text:p>26821.959</text:p>
          </table:table-cell>
          <table:table-cell office:value-type="float" office:value="1115.013" calcext:value-type="float">
            <text:p>1115.013</text:p>
          </table:table-cell>
          <table:table-cell/>
          <table:table-cell office:value-type="float" office:value="1193248" calcext:value-type="float">
            <text:p>1193248</text:p>
          </table:table-cell>
          <table:table-cell office:value-type="float" office:value="409306" calcext:value-type="float">
            <text:p>409306</text:p>
          </table:table-cell>
          <table:table-cell/>
          <table:table-cell table:formula="of:=[.F186]/[.B186]" office:value-type="float" office:value="15806.7028745529" calcext:value-type="float">
            <text:p>15806.7028745529</text:p>
          </table:table-cell>
          <table:table-cell table:formula="of:=[.F186]/[.C186]" office:value-type="float" office:value="44.4877273878467" calcext:value-type="float">
            <text:p>44.4877273878467</text:p>
          </table:table-cell>
          <table:table-cell table:formula="of:=[.F186]/[.D186]" office:value-type="float" office:value="1070.16510121407" calcext:value-type="float">
            <text:p>1070.16510121407</text:p>
          </table:table-cell>
        </table:table-row>
        <table:table-row table:style-name="ro1">
          <table:table-cell/>
          <table:table-cell office:value-type="float" office:value="20.329" calcext:value-type="float">
            <text:p>20.329</text:p>
          </table:table-cell>
          <table:table-cell office:value-type="float" office:value="3844.607" calcext:value-type="float">
            <text:p>3844.607</text:p>
          </table:table-cell>
          <table:table-cell office:value-type="float" office:value="223.138" calcext:value-type="float">
            <text:p>223.138</text:p>
          </table:table-cell>
          <table:table-cell/>
          <table:table-cell office:value-type="float" office:value="601150" calcext:value-type="float">
            <text:p>601150</text:p>
          </table:table-cell>
          <table:table-cell office:value-type="float" office:value="223577" calcext:value-type="float">
            <text:p>223577</text:p>
          </table:table-cell>
          <table:table-cell/>
          <table:table-cell table:formula="of:=[.F187]/[.B187]" office:value-type="float" office:value="29571.0561267155" calcext:value-type="float">
            <text:p>29571.0561267155</text:p>
          </table:table-cell>
          <table:table-cell table:formula="of:=[.F187]/[.C187]" office:value-type="float" office:value="156.36188562316" calcext:value-type="float">
            <text:p>156.36188562316</text:p>
          </table:table-cell>
          <table:table-cell table:formula="of:=[.F187]/[.D187]" office:value-type="float" office:value="2694.07272629494" calcext:value-type="float">
            <text:p>2694.07272629494</text:p>
          </table:table-cell>
        </table:table-row>
        <table:table-row table:style-name="ro1">
          <table:table-cell/>
          <table:table-cell office:value-type="float" office:value="9.956" calcext:value-type="float">
            <text:p>9.956</text:p>
          </table:table-cell>
          <table:table-cell office:value-type="float" office:value="857.698" calcext:value-type="float">
            <text:p>857.698</text:p>
          </table:table-cell>
          <table:table-cell office:value-type="float" office:value="128.981" calcext:value-type="float">
            <text:p>128.981</text:p>
          </table:table-cell>
          <table:table-cell/>
          <table:table-cell office:value-type="float" office:value="434112" calcext:value-type="float">
            <text:p>434112</text:p>
          </table:table-cell>
          <table:table-cell office:value-type="float" office:value="148352" calcext:value-type="float">
            <text:p>148352</text:p>
          </table:table-cell>
          <table:table-cell/>
          <table:table-cell table:formula="of:=[.F188]/[.B188]" office:value-type="float" office:value="43603.0534351145" calcext:value-type="float">
            <text:p>43603.0534351145</text:p>
          </table:table-cell>
          <table:table-cell table:formula="of:=[.F188]/[.C188]" office:value-type="float" office:value="506.136192459351" calcext:value-type="float">
            <text:p>506.136192459351</text:p>
          </table:table-cell>
          <table:table-cell table:formula="of:=[.F188]/[.D188]" office:value-type="float" office:value="3365.70502632171" calcext:value-type="float">
            <text:p>3365.70502632171</text:p>
          </table:table-cell>
        </table:table-row>
        <table:table-row table:style-name="ro1">
          <table:table-cell/>
          <table:table-cell office:value-type="float" office:value="42.138" calcext:value-type="float">
            <text:p>42.138</text:p>
          </table:table-cell>
          <table:table-cell office:value-type="float" office:value="3387.93" calcext:value-type="float">
            <text:p>3387.93</text:p>
          </table:table-cell>
          <table:table-cell office:value-type="float" office:value="479.518" calcext:value-type="float">
            <text:p>479.518</text:p>
          </table:table-cell>
          <table:table-cell/>
          <table:table-cell office:value-type="float" office:value="868703" calcext:value-type="float">
            <text:p>868703</text:p>
          </table:table-cell>
          <table:table-cell office:value-type="float" office:value="318380" calcext:value-type="float">
            <text:p>318380</text:p>
          </table:table-cell>
          <table:table-cell/>
          <table:table-cell table:formula="of:=[.F189]/[.B189]" office:value-type="float" office:value="20615.6675684655" calcext:value-type="float">
            <text:p>20615.6675684655</text:p>
          </table:table-cell>
          <table:table-cell table:formula="of:=[.F189]/[.C189]" office:value-type="float" office:value="256.41114190671" calcext:value-type="float">
            <text:p>256.41114190671</text:p>
          </table:table-cell>
          <table:table-cell table:formula="of:=[.F189]/[.D189]" office:value-type="float" office:value="1811.61708215333" calcext:value-type="float">
            <text:p>1811.61708215333</text:p>
          </table:table-cell>
        </table:table-row>
        <table:table-row table:style-name="ro1">
          <table:table-cell/>
          <table:table-cell office:value-type="float" office:value="49.548" calcext:value-type="float">
            <text:p>49.548</text:p>
          </table:table-cell>
          <table:table-cell office:value-type="float" office:value="8352.109" calcext:value-type="float">
            <text:p>8352.109</text:p>
          </table:table-cell>
          <table:table-cell office:value-type="float" office:value="635.395" calcext:value-type="float">
            <text:p>635.395</text:p>
          </table:table-cell>
          <table:table-cell/>
          <table:table-cell office:value-type="float" office:value="878501" calcext:value-type="float">
            <text:p>878501</text:p>
          </table:table-cell>
          <table:table-cell office:value-type="float" office:value="364904" calcext:value-type="float">
            <text:p>364904</text:p>
          </table:table-cell>
          <table:table-cell/>
          <table:table-cell table:formula="of:=[.F190]/[.B190]" office:value-type="float" office:value="17730.3019294422" calcext:value-type="float">
            <text:p>17730.3019294422</text:p>
          </table:table-cell>
          <table:table-cell table:formula="of:=[.F190]/[.C190]" office:value-type="float" office:value="105.183133984482" calcext:value-type="float">
            <text:p>105.183133984482</text:p>
          </table:table-cell>
          <table:table-cell table:formula="of:=[.F190]/[.D190]" office:value-type="float" office:value="1382.60609542096" calcext:value-type="float">
            <text:p>1382.60609542096</text:p>
          </table:table-cell>
        </table:table-row>
        <table:table-row table:style-name="ro1">
          <table:table-cell/>
          <table:table-cell office:value-type="float" office:value="34.296" calcext:value-type="float">
            <text:p>34.296</text:p>
          </table:table-cell>
          <table:table-cell office:value-type="float" office:value="2394.616" calcext:value-type="float">
            <text:p>2394.616</text:p>
          </table:table-cell>
          <table:table-cell office:value-type="float" office:value="464.653" calcext:value-type="float">
            <text:p>464.653</text:p>
          </table:table-cell>
          <table:table-cell/>
          <table:table-cell office:value-type="float" office:value="786181" calcext:value-type="float">
            <text:p>786181</text:p>
          </table:table-cell>
          <table:table-cell office:value-type="float" office:value="286937" calcext:value-type="float">
            <text:p>286937</text:p>
          </table:table-cell>
          <table:table-cell/>
          <table:table-cell table:formula="of:=[.F191]/[.B191]" office:value-type="float" office:value="22923.4021460229" calcext:value-type="float">
            <text:p>22923.4021460229</text:p>
          </table:table-cell>
          <table:table-cell table:formula="of:=[.F191]/[.C191]" office:value-type="float" office:value="328.311929762434" calcext:value-type="float">
            <text:p>328.311929762434</text:p>
          </table:table-cell>
          <table:table-cell table:formula="of:=[.F191]/[.D191]" office:value-type="float" office:value="1691.9744411421" calcext:value-type="float">
            <text:p>1691.9744411421</text:p>
          </table:table-cell>
        </table:table-row>
        <table:table-row table:style-name="ro1">
          <table:table-cell/>
          <table:table-cell office:value-type="float" office:value="0.228" calcext:value-type="float">
            <text:p>0.228</text:p>
          </table:table-cell>
          <table:table-cell office:value-type="float" office:value="24.076" calcext:value-type="float">
            <text:p>24.076</text:p>
          </table:table-cell>
          <table:table-cell office:value-type="float" office:value="2.568" calcext:value-type="float">
            <text:p>2.568</text:p>
          </table:table-cell>
          <table:table-cell/>
          <table:table-cell office:value-type="float" office:value="66304" calcext:value-type="float">
            <text:p>66304</text:p>
          </table:table-cell>
          <table:table-cell office:value-type="float" office:value="27374" calcext:value-type="float">
            <text:p>27374</text:p>
          </table:table-cell>
          <table:table-cell/>
          <table:table-cell table:formula="of:=[.F192]/[.B192]" office:value-type="float" office:value="290807.01754386" calcext:value-type="float">
            <text:p>290807.01754386</text:p>
          </table:table-cell>
          <table:table-cell table:formula="of:=[.F192]/[.C192]" office:value-type="float" office:value="2753.9458381791" calcext:value-type="float">
            <text:p>2753.9458381791</text:p>
          </table:table-cell>
          <table:table-cell table:formula="of:=[.F192]/[.D192]" office:value-type="float" office:value="25819.3146417445" calcext:value-type="float">
            <text:p>25819.3146417445</text:p>
          </table:table-cell>
        </table:table-row>
        <table:table-row table:style-name="ro1">
          <table:table-cell/>
          <table:table-cell office:value-type="float" office:value="27.889" calcext:value-type="float">
            <text:p>27.889</text:p>
          </table:table-cell>
          <table:table-cell office:value-type="float" office:value="2730.609" calcext:value-type="float">
            <text:p>2730.609</text:p>
          </table:table-cell>
          <table:table-cell office:value-type="float" office:value="374.234" calcext:value-type="float">
            <text:p>374.234</text:p>
          </table:table-cell>
          <table:table-cell/>
          <table:table-cell office:value-type="float" office:value="729391" calcext:value-type="float">
            <text:p>729391</text:p>
          </table:table-cell>
          <table:table-cell office:value-type="float" office:value="252058" calcext:value-type="float">
            <text:p>252058</text:p>
          </table:table-cell>
          <table:table-cell/>
          <table:table-cell table:formula="of:=[.F193]/[.B193]" office:value-type="float" office:value="26153.3579547492" calcext:value-type="float">
            <text:p>26153.3579547492</text:p>
          </table:table-cell>
          <table:table-cell table:formula="of:=[.F193]/[.C193]" office:value-type="float" office:value="267.116602926307" calcext:value-type="float">
            <text:p>267.116602926307</text:p>
          </table:table-cell>
          <table:table-cell table:formula="of:=[.F193]/[.D193]" office:value-type="float" office:value="1949.0238727641" calcext:value-type="float">
            <text:p>1949.0238727641</text:p>
          </table:table-cell>
        </table:table-row>
        <table:table-row table:style-name="ro1">
          <table:table-cell/>
          <table:table-cell office:value-type="float" office:value="4.156" calcext:value-type="float">
            <text:p>4.156</text:p>
          </table:table-cell>
          <table:table-cell office:value-type="float" office:value="552.192" calcext:value-type="float">
            <text:p>552.192</text:p>
          </table:table-cell>
          <table:table-cell office:value-type="float" office:value="44.513" calcext:value-type="float">
            <text:p>44.513</text:p>
          </table:table-cell>
          <table:table-cell/>
          <table:table-cell office:value-type="float" office:value="275161" calcext:value-type="float">
            <text:p>275161</text:p>
          </table:table-cell>
          <table:table-cell office:value-type="float" office:value="105346" calcext:value-type="float">
            <text:p>105346</text:p>
          </table:table-cell>
          <table:table-cell/>
          <table:table-cell table:formula="of:=[.F194]/[.B194]" office:value-type="float" office:value="66208.1328200193" calcext:value-type="float">
            <text:p>66208.1328200193</text:p>
          </table:table-cell>
          <table:table-cell table:formula="of:=[.F194]/[.C194]" office:value-type="float" office:value="498.306748377376" calcext:value-type="float">
            <text:p>498.306748377376</text:p>
          </table:table-cell>
          <table:table-cell table:formula="of:=[.F194]/[.D194]" office:value-type="float" office:value="6181.58740143329" calcext:value-type="float">
            <text:p>6181.58740143329</text:p>
          </table:table-cell>
        </table:table-row>
        <table:table-row table:style-name="ro1">
          <table:table-cell/>
          <table:table-cell office:value-type="float" office:value="30.96" calcext:value-type="float">
            <text:p>30.96</text:p>
          </table:table-cell>
          <table:table-cell office:value-type="float" office:value="3277.986" calcext:value-type="float">
            <text:p>3277.986</text:p>
          </table:table-cell>
          <table:table-cell office:value-type="float" office:value="362.95" calcext:value-type="float">
            <text:p>362.95</text:p>
          </table:table-cell>
          <table:table-cell/>
          <table:table-cell office:value-type="float" office:value="770048" calcext:value-type="float">
            <text:p>770048</text:p>
          </table:table-cell>
          <table:table-cell office:value-type="float" office:value="267474" calcext:value-type="float">
            <text:p>267474</text:p>
          </table:table-cell>
          <table:table-cell/>
          <table:table-cell table:formula="of:=[.F195]/[.B195]" office:value-type="float" office:value="24872.3514211886" calcext:value-type="float">
            <text:p>24872.3514211886</text:p>
          </table:table-cell>
          <table:table-cell table:formula="of:=[.F195]/[.C195]" office:value-type="float" office:value="234.914975231743" calcext:value-type="float">
            <text:p>234.914975231743</text:p>
          </table:table-cell>
          <table:table-cell table:formula="of:=[.F195]/[.D195]" office:value-type="float" office:value="2121.63658906185" calcext:value-type="float">
            <text:p>2121.63658906185</text:p>
          </table:table-cell>
        </table:table-row>
        <table:table-row table:style-name="ro1">
          <table:table-cell/>
          <table:table-cell office:value-type="float" office:value="30.015" calcext:value-type="float">
            <text:p>30.015</text:p>
          </table:table-cell>
          <table:table-cell office:value-type="float" office:value="2459.949" calcext:value-type="float">
            <text:p>2459.949</text:p>
          </table:table-cell>
          <table:table-cell office:value-type="float" office:value="392.854" calcext:value-type="float">
            <text:p>392.854</text:p>
          </table:table-cell>
          <table:table-cell/>
          <table:table-cell office:value-type="float" office:value="743478" calcext:value-type="float">
            <text:p>743478</text:p>
          </table:table-cell>
          <table:table-cell office:value-type="float" office:value="264976" calcext:value-type="float">
            <text:p>264976</text:p>
          </table:table-cell>
          <table:table-cell/>
          <table:table-cell table:formula="of:=[.F196]/[.B196]" office:value-type="float" office:value="24770.2148925537" calcext:value-type="float">
            <text:p>24770.2148925537</text:p>
          </table:table-cell>
          <table:table-cell table:formula="of:=[.F196]/[.C196]" office:value-type="float" office:value="302.233095076361" calcext:value-type="float">
            <text:p>302.233095076361</text:p>
          </table:table-cell>
          <table:table-cell table:formula="of:=[.F196]/[.D196]" office:value-type="float" office:value="1892.50459458221" calcext:value-type="float">
            <text:p>1892.50459458221</text:p>
          </table:table-cell>
        </table:table-row>
        <table:table-row table:style-name="ro1">
          <table:table-cell/>
          <table:table-cell office:value-type="float" office:value="9.721" calcext:value-type="float">
            <text:p>9.721</text:p>
          </table:table-cell>
          <table:table-cell office:value-type="float" office:value="531.477" calcext:value-type="float">
            <text:p>531.477</text:p>
          </table:table-cell>
          <table:table-cell office:value-type="float" office:value="96.521" calcext:value-type="float">
            <text:p>96.521</text:p>
          </table:table-cell>
          <table:table-cell/>
          <table:table-cell office:value-type="float" office:value="376636" calcext:value-type="float">
            <text:p>376636</text:p>
          </table:table-cell>
          <table:table-cell office:value-type="float" office:value="174476" calcext:value-type="float">
            <text:p>174476</text:p>
          </table:table-cell>
          <table:table-cell/>
          <table:table-cell table:formula="of:=[.F197]/[.B197]" office:value-type="float" office:value="38744.5736035387" calcext:value-type="float">
            <text:p>38744.5736035387</text:p>
          </table:table-cell>
          <table:table-cell table:formula="of:=[.F197]/[.C197]" office:value-type="float" office:value="708.659076498136" calcext:value-type="float">
            <text:p>708.659076498136</text:p>
          </table:table-cell>
          <table:table-cell table:formula="of:=[.F197]/[.D197]" office:value-type="float" office:value="3902.11456574217" calcext:value-type="float">
            <text:p>3902.11456574217</text:p>
          </table:table-cell>
        </table:table-row>
        <table:table-row table:style-name="ro1">
          <table:table-cell/>
          <table:table-cell office:value-type="float" office:value="0.919" calcext:value-type="float">
            <text:p>0.919</text:p>
          </table:table-cell>
          <table:table-cell office:value-type="float" office:value="78.751" calcext:value-type="float">
            <text:p>78.751</text:p>
          </table:table-cell>
          <table:table-cell office:value-type="float" office:value="10.145" calcext:value-type="float">
            <text:p>10.145</text:p>
          </table:table-cell>
          <table:table-cell/>
          <table:table-cell office:value-type="float" office:value="136379" calcext:value-type="float">
            <text:p>136379</text:p>
          </table:table-cell>
          <table:table-cell office:value-type="float" office:value="48552" calcext:value-type="float">
            <text:p>48552</text:p>
          </table:table-cell>
          <table:table-cell/>
          <table:table-cell table:formula="of:=[.F198]/[.B198]" office:value-type="float" office:value="148399.347116431" calcext:value-type="float">
            <text:p>148399.347116431</text:p>
          </table:table-cell>
          <table:table-cell table:formula="of:=[.F198]/[.C198]" office:value-type="float" office:value="1731.77483460527" calcext:value-type="float">
            <text:p>1731.77483460527</text:p>
          </table:table-cell>
          <table:table-cell table:formula="of:=[.F198]/[.D198]" office:value-type="float" office:value="13442.9768358797" calcext:value-type="float">
            <text:p>13442.9768358797</text:p>
          </table:table-cell>
        </table:table-row>
        <table:table-row table:style-name="ro1">
          <table:table-cell/>
          <table:table-cell office:value-type="float" office:value="3.039" calcext:value-type="float">
            <text:p>3.039</text:p>
          </table:table-cell>
          <table:table-cell office:value-type="float" office:value="325.149" calcext:value-type="float">
            <text:p>325.149</text:p>
          </table:table-cell>
          <table:table-cell office:value-type="float" office:value="34.27" calcext:value-type="float">
            <text:p>34.27</text:p>
          </table:table-cell>
          <table:table-cell/>
          <table:table-cell office:value-type="float" office:value="244734" calcext:value-type="float">
            <text:p>244734</text:p>
          </table:table-cell>
          <table:table-cell office:value-type="float" office:value="86704" calcext:value-type="float">
            <text:p>86704</text:p>
          </table:table-cell>
          <table:table-cell/>
          <table:table-cell table:formula="of:=[.F199]/[.B199]" office:value-type="float" office:value="80531.0957551826" calcext:value-type="float">
            <text:p>80531.0957551826</text:p>
          </table:table-cell>
          <table:table-cell table:formula="of:=[.F199]/[.C199]" office:value-type="float" office:value="752.682616277461" calcext:value-type="float">
            <text:p>752.682616277461</text:p>
          </table:table-cell>
          <table:table-cell table:formula="of:=[.F199]/[.D199]" office:value-type="float" office:value="7141.34811788736" calcext:value-type="float">
            <text:p>7141.34811788736</text:p>
          </table:table-cell>
        </table:table-row>
        <table:table-row table:style-name="ro1">
          <table:table-cell/>
          <table:table-cell office:value-type="float" office:value="24.073" calcext:value-type="float">
            <text:p>24.073</text:p>
          </table:table-cell>
          <table:table-cell office:value-type="float" office:value="1698.779" calcext:value-type="float">
            <text:p>1698.779</text:p>
          </table:table-cell>
          <table:table-cell office:value-type="float" office:value="227.672" calcext:value-type="float">
            <text:p>227.672</text:p>
          </table:table-cell>
          <table:table-cell/>
          <table:table-cell office:value-type="float" office:value="644176" calcext:value-type="float">
            <text:p>644176</text:p>
          </table:table-cell>
          <table:table-cell office:value-type="float" office:value="249896" calcext:value-type="float">
            <text:p>249896</text:p>
          </table:table-cell>
          <table:table-cell/>
          <table:table-cell table:formula="of:=[.F200]/[.B200]" office:value-type="float" office:value="26759.273875296" calcext:value-type="float">
            <text:p>26759.273875296</text:p>
          </table:table-cell>
          <table:table-cell table:formula="of:=[.F200]/[.C200]" office:value-type="float" office:value="379.199413225617" calcext:value-type="float">
            <text:p>379.199413225617</text:p>
          </table:table-cell>
          <table:table-cell table:formula="of:=[.F200]/[.D200]" office:value-type="float" office:value="2829.40370357356" calcext:value-type="float">
            <text:p>2829.40370357356</text:p>
          </table:table-cell>
        </table:table-row>
        <table:table-row table:style-name="ro1">
          <table:table-cell/>
          <table:table-cell office:value-type="float" office:value="6.348" calcext:value-type="float">
            <text:p>6.348</text:p>
          </table:table-cell>
          <table:table-cell office:value-type="float" office:value="476.133" calcext:value-type="float">
            <text:p>476.133</text:p>
          </table:table-cell>
          <table:table-cell office:value-type="float" office:value="74.52" calcext:value-type="float">
            <text:p>74.52</text:p>
          </table:table-cell>
          <table:table-cell/>
          <table:table-cell office:value-type="float" office:value="346406" calcext:value-type="float">
            <text:p>346406</text:p>
          </table:table-cell>
          <table:table-cell office:value-type="float" office:value="126232" calcext:value-type="float">
            <text:p>126232</text:p>
          </table:table-cell>
          <table:table-cell/>
          <table:table-cell table:formula="of:=[.F201]/[.B201]" office:value-type="float" office:value="54569.3131695022" calcext:value-type="float">
            <text:p>54569.3131695022</text:p>
          </table:table-cell>
          <table:table-cell table:formula="of:=[.F201]/[.C201]" office:value-type="float" office:value="727.540414127985" calcext:value-type="float">
            <text:p>727.540414127985</text:p>
          </table:table-cell>
          <table:table-cell table:formula="of:=[.F201]/[.D201]" office:value-type="float" office:value="4648.49704777241" calcext:value-type="float">
            <text:p>4648.49704777241</text:p>
          </table:table-cell>
        </table:table-row>
        <table:table-row table:style-name="ro1">
          <table:table-cell/>
          <table:table-cell office:value-type="float" office:value="24.451" calcext:value-type="float">
            <text:p>24.451</text:p>
          </table:table-cell>
          <table:table-cell office:value-type="float" office:value="1739.783" calcext:value-type="float">
            <text:p>1739.783</text:p>
          </table:table-cell>
          <table:table-cell office:value-type="float" office:value="227.992" calcext:value-type="float">
            <text:p>227.992</text:p>
          </table:table-cell>
          <table:table-cell/>
          <table:table-cell office:value-type="float" office:value="598031" calcext:value-type="float">
            <text:p>598031</text:p>
          </table:table-cell>
          <table:table-cell office:value-type="float" office:value="270536" calcext:value-type="float">
            <text:p>270536</text:p>
          </table:table-cell>
          <table:table-cell/>
          <table:table-cell table:formula="of:=[.F202]/[.B202]" office:value-type="float" office:value="24458.3452619525" calcext:value-type="float">
            <text:p>24458.3452619525</text:p>
          </table:table-cell>
          <table:table-cell table:formula="of:=[.F202]/[.C202]" office:value-type="float" office:value="343.738845591663" calcext:value-type="float">
            <text:p>343.738845591663</text:p>
          </table:table-cell>
          <table:table-cell table:formula="of:=[.F202]/[.D202]" office:value-type="float" office:value="2623.03501877259" calcext:value-type="float">
            <text:p>2623.03501877259</text:p>
          </table:table-cell>
        </table:table-row>
        <table:table-row table:style-name="ro1">
          <table:table-cell/>
          <table:table-cell office:value-type="float" office:value="9.507" calcext:value-type="float">
            <text:p>9.507</text:p>
          </table:table-cell>
          <table:table-cell office:value-type="float" office:value="620.366" calcext:value-type="float">
            <text:p>620.366</text:p>
          </table:table-cell>
          <table:table-cell office:value-type="float" office:value="99.441" calcext:value-type="float">
            <text:p>99.441</text:p>
          </table:table-cell>
          <table:table-cell/>
          <table:table-cell office:value-type="float" office:value="402229" calcext:value-type="float">
            <text:p>402229</text:p>
          </table:table-cell>
          <table:table-cell office:value-type="float" office:value="161307" calcext:value-type="float">
            <text:p>161307</text:p>
          </table:table-cell>
          <table:table-cell/>
          <table:table-cell table:formula="of:=[.F203]/[.B203]" office:value-type="float" office:value="42308.7198906069" calcext:value-type="float">
            <text:p>42308.7198906069</text:p>
          </table:table-cell>
          <table:table-cell table:formula="of:=[.F203]/[.C203]" office:value-type="float" office:value="648.37370197593" calcext:value-type="float">
            <text:p>648.37370197593</text:p>
          </table:table-cell>
          <table:table-cell table:formula="of:=[.F203]/[.D203]" office:value-type="float" office:value="4044.90099657083" calcext:value-type="float">
            <text:p>4044.90099657083</text:p>
          </table:table-cell>
        </table:table-row>
        <table:table-row table:style-name="ro1">
          <table:table-cell/>
          <table:table-cell office:value-type="float" office:value="55.499" calcext:value-type="float">
            <text:p>55.499</text:p>
          </table:table-cell>
          <table:table-cell office:value-type="float" office:value="4257.403" calcext:value-type="float">
            <text:p>4257.403</text:p>
          </table:table-cell>
          <table:table-cell office:value-type="float" office:value="686.981" calcext:value-type="float">
            <text:p>686.981</text:p>
          </table:table-cell>
          <table:table-cell/>
          <table:table-cell office:value-type="float" office:value="1003588" calcext:value-type="float">
            <text:p>1003588</text:p>
          </table:table-cell>
          <table:table-cell office:value-type="float" office:value="362029" calcext:value-type="float">
            <text:p>362029</text:p>
          </table:table-cell>
          <table:table-cell/>
          <table:table-cell table:formula="of:=[.F204]/[.B204]" office:value-type="float" office:value="18082.9924863511" calcext:value-type="float">
            <text:p>18082.9924863511</text:p>
          </table:table-cell>
          <table:table-cell table:formula="of:=[.F204]/[.C204]" office:value-type="float" office:value="235.727742945641" calcext:value-type="float">
            <text:p>235.727742945641</text:p>
          </table:table-cell>
          <table:table-cell table:formula="of:=[.F204]/[.D204]" office:value-type="float" office:value="1460.86718555535" calcext:value-type="float">
            <text:p>1460.86718555535</text:p>
          </table:table-cell>
        </table:table-row>
        <table:table-row table:style-name="ro1">
          <table:table-cell/>
          <table:table-cell office:value-type="float" office:value="10.137" calcext:value-type="float">
            <text:p>10.137</text:p>
          </table:table-cell>
          <table:table-cell office:value-type="float" office:value="971.121" calcext:value-type="float">
            <text:p>971.121</text:p>
          </table:table-cell>
          <table:table-cell office:value-type="float" office:value="139.748" calcext:value-type="float">
            <text:p>139.748</text:p>
          </table:table-cell>
          <table:table-cell/>
          <table:table-cell office:value-type="float" office:value="444111" calcext:value-type="float">
            <text:p>444111</text:p>
          </table:table-cell>
          <table:table-cell office:value-type="float" office:value="155280" calcext:value-type="float">
            <text:p>155280</text:p>
          </table:table-cell>
          <table:table-cell/>
          <table:table-cell table:formula="of:=[.F205]/[.B205]" office:value-type="float" office:value="43810.8907960935" calcext:value-type="float">
            <text:p>43810.8907960935</text:p>
          </table:table-cell>
          <table:table-cell table:formula="of:=[.F205]/[.C205]" office:value-type="float" office:value="457.317883147414" calcext:value-type="float">
            <text:p>457.317883147414</text:p>
          </table:table-cell>
          <table:table-cell table:formula="of:=[.F205]/[.D205]" office:value-type="float" office:value="3177.94172367404" calcext:value-type="float">
            <text:p>3177.94172367404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11.402" calcext:value-type="float">
            <text:p>11.402</text:p>
          </table:table-cell>
          <table:table-cell office:value-type="float" office:value="1.234" calcext:value-type="float">
            <text:p>1.234</text:p>
          </table:table-cell>
          <table:table-cell/>
          <table:table-cell office:value-type="float" office:value="52864" calcext:value-type="float">
            <text:p>52864</text:p>
          </table:table-cell>
          <table:table-cell office:value-type="float" office:value="22402" calcext:value-type="float">
            <text:p>22402</text:p>
          </table:table-cell>
          <table:table-cell/>
          <table:table-cell table:formula="of:=[.F206]/[.B206]" office:value-type="float" office:value="352426.666666667" calcext:value-type="float">
            <text:p>352426.666666667</text:p>
          </table:table-cell>
          <table:table-cell table:formula="of:=[.F206]/[.C206]" office:value-type="float" office:value="4636.37958252938" calcext:value-type="float">
            <text:p>4636.37958252938</text:p>
          </table:table-cell>
          <table:table-cell table:formula="of:=[.F206]/[.D206]" office:value-type="float" office:value="42839.546191248" calcext:value-type="float">
            <text:p>42839.546191248</text:p>
          </table:table-cell>
        </table:table-row>
        <table:table-row table:style-name="ro1">
          <table:table-cell/>
          <table:table-cell office:value-type="float" office:value="0.061" calcext:value-type="float">
            <text:p>0.061</text:p>
          </table:table-cell>
          <table:table-cell office:value-type="float" office:value="3.112" calcext:value-type="float">
            <text:p>3.112</text:p>
          </table:table-cell>
          <table:table-cell office:value-type="float" office:value="0.555" calcext:value-type="float">
            <text:p>0.555</text:p>
          </table:table-cell>
          <table:table-cell/>
          <table:table-cell office:value-type="float" office:value="27638" calcext:value-type="float">
            <text:p>27638</text:p>
          </table:table-cell>
          <table:table-cell office:value-type="float" office:value="15902" calcext:value-type="float">
            <text:p>15902</text:p>
          </table:table-cell>
          <table:table-cell/>
          <table:table-cell table:formula="of:=[.F207]/[.B207]" office:value-type="float" office:value="453081.967213115" calcext:value-type="float">
            <text:p>453081.967213115</text:p>
          </table:table-cell>
          <table:table-cell table:formula="of:=[.F207]/[.C207]" office:value-type="float" office:value="8881.10539845758" calcext:value-type="float">
            <text:p>8881.10539845758</text:p>
          </table:table-cell>
          <table:table-cell table:formula="of:=[.F207]/[.D207]" office:value-type="float" office:value="49798.1981981982" calcext:value-type="float">
            <text:p>49798.1981981982</text:p>
          </table:table-cell>
        </table:table-row>
        <table:table-row table:style-name="ro1">
          <table:table-cell/>
          <table:table-cell office:value-type="float" office:value="6.519" calcext:value-type="float">
            <text:p>6.519</text:p>
          </table:table-cell>
          <table:table-cell office:value-type="float" office:value="565.883" calcext:value-type="float">
            <text:p>565.883</text:p>
          </table:table-cell>
          <table:table-cell office:value-type="float" office:value="80.649" calcext:value-type="float">
            <text:p>80.649</text:p>
          </table:table-cell>
          <table:table-cell/>
          <table:table-cell office:value-type="float" office:value="354009" calcext:value-type="float">
            <text:p>354009</text:p>
          </table:table-cell>
          <table:table-cell office:value-type="float" office:value="128422" calcext:value-type="float">
            <text:p>128422</text:p>
          </table:table-cell>
          <table:table-cell/>
          <table:table-cell table:formula="of:=[.F208]/[.B208]" office:value-type="float" office:value="54304.1877588587" calcext:value-type="float">
            <text:p>54304.1877588587</text:p>
          </table:table-cell>
          <table:table-cell table:formula="of:=[.F208]/[.C208]" office:value-type="float" office:value="625.586914609557" calcext:value-type="float">
            <text:p>625.586914609557</text:p>
          </table:table-cell>
          <table:table-cell table:formula="of:=[.F208]/[.D208]" office:value-type="float" office:value="4389.5026596734" calcext:value-type="float">
            <text:p>4389.5026596734</text:p>
          </table:table-cell>
        </table:table-row>
        <table:table-row table:style-name="ro1">
          <table:table-cell/>
          <table:table-cell office:value-type="float" office:value="1.23" calcext:value-type="float">
            <text:p>1.23</text:p>
          </table:table-cell>
          <table:table-cell office:value-type="float" office:value="188.924" calcext:value-type="float">
            <text:p>188.924</text:p>
          </table:table-cell>
          <table:table-cell office:value-type="float" office:value="14.086" calcext:value-type="float">
            <text:p>14.086</text:p>
          </table:table-cell>
          <table:table-cell/>
          <table:table-cell office:value-type="float" office:value="161652" calcext:value-type="float">
            <text:p>161652</text:p>
          </table:table-cell>
          <table:table-cell office:value-type="float" office:value="61316" calcext:value-type="float">
            <text:p>61316</text:p>
          </table:table-cell>
          <table:table-cell/>
          <table:table-cell table:formula="of:=[.F209]/[.B209]" office:value-type="float" office:value="131424.390243902" calcext:value-type="float">
            <text:p>131424.390243902</text:p>
          </table:table-cell>
          <table:table-cell table:formula="of:=[.F209]/[.C209]" office:value-type="float" office:value="855.645656454447" calcext:value-type="float">
            <text:p>855.645656454447</text:p>
          </table:table-cell>
          <table:table-cell table:formula="of:=[.F209]/[.D209]" office:value-type="float" office:value="11476.0755359932" calcext:value-type="float">
            <text:p>11476.0755359932</text:p>
          </table:table-cell>
        </table:table-row>
        <table:table-row table:style-name="ro1">
          <table:table-cell/>
          <table:table-cell office:value-type="float" office:value="25.456" calcext:value-type="float">
            <text:p>25.456</text:p>
          </table:table-cell>
          <table:table-cell office:value-type="float" office:value="1775.884" calcext:value-type="float">
            <text:p>1775.884</text:p>
          </table:table-cell>
          <table:table-cell office:value-type="float" office:value="308.137" calcext:value-type="float">
            <text:p>308.137</text:p>
          </table:table-cell>
          <table:table-cell/>
          <table:table-cell office:value-type="float" office:value="683746" calcext:value-type="float">
            <text:p>683746</text:p>
          </table:table-cell>
          <table:table-cell office:value-type="float" office:value="248578" calcext:value-type="float">
            <text:p>248578</text:p>
          </table:table-cell>
          <table:table-cell/>
          <table:table-cell table:formula="of:=[.F210]/[.B210]" office:value-type="float" office:value="26859.9151477058" calcext:value-type="float">
            <text:p>26859.9151477058</text:p>
          </table:table-cell>
          <table:table-cell table:formula="of:=[.F210]/[.C210]" office:value-type="float" office:value="385.017264641159" calcext:value-type="float">
            <text:p>385.017264641159</text:p>
          </table:table-cell>
          <table:table-cell table:formula="of:=[.F210]/[.D210]" office:value-type="float" office:value="2218.96753716691" calcext:value-type="float">
            <text:p>2218.96753716691</text:p>
          </table:table-cell>
        </table:table-row>
        <table:table-row table:style-name="ro1">
          <table:table-cell/>
          <table:table-cell office:value-type="float" office:value="3.116" calcext:value-type="float">
            <text:p>3.116</text:p>
          </table:table-cell>
          <table:table-cell office:value-type="float" office:value="216.96" calcext:value-type="float">
            <text:p>216.96</text:p>
          </table:table-cell>
          <table:table-cell office:value-type="float" office:value="35.018" calcext:value-type="float">
            <text:p>35.018</text:p>
          </table:table-cell>
          <table:table-cell/>
          <table:table-cell office:value-type="float" office:value="234066" calcext:value-type="float">
            <text:p>234066</text:p>
          </table:table-cell>
          <table:table-cell office:value-type="float" office:value="99680" calcext:value-type="float">
            <text:p>99680</text:p>
          </table:table-cell>
          <table:table-cell/>
          <table:table-cell table:formula="of:=[.F211]/[.B211]" office:value-type="float" office:value="75117.458279846" calcext:value-type="float">
            <text:p>75117.458279846</text:p>
          </table:table-cell>
          <table:table-cell table:formula="of:=[.F211]/[.C211]" office:value-type="float" office:value="1078.84402654867" calcext:value-type="float">
            <text:p>1078.84402654867</text:p>
          </table:table-cell>
          <table:table-cell table:formula="of:=[.F211]/[.D211]" office:value-type="float" office:value="6684.1624307499" calcext:value-type="float">
            <text:p>6684.1624307499</text:p>
          </table:table-cell>
        </table:table-row>
        <table:table-row table:style-name="ro1">
          <table:table-cell/>
          <table:table-cell office:value-type="float" office:value="22.685" calcext:value-type="float">
            <text:p>22.685</text:p>
          </table:table-cell>
          <table:table-cell office:value-type="float" office:value="2159.506" calcext:value-type="float">
            <text:p>2159.506</text:p>
          </table:table-cell>
          <table:table-cell office:value-type="float" office:value="260.416" calcext:value-type="float">
            <text:p>260.416</text:p>
          </table:table-cell>
          <table:table-cell/>
          <table:table-cell office:value-type="float" office:value="619524" calcext:value-type="float">
            <text:p>619524</text:p>
          </table:table-cell>
          <table:table-cell office:value-type="float" office:value="240759" calcext:value-type="float">
            <text:p>240759</text:p>
          </table:table-cell>
          <table:table-cell/>
          <table:table-cell table:formula="of:=[.F212]/[.B212]" office:value-type="float" office:value="27309.8523253251" calcext:value-type="float">
            <text:p>27309.8523253251</text:p>
          </table:table-cell>
          <table:table-cell table:formula="of:=[.F212]/[.C212]" office:value-type="float" office:value="286.882277706105" calcext:value-type="float">
            <text:p>286.882277706105</text:p>
          </table:table-cell>
          <table:table-cell table:formula="of:=[.F212]/[.D212]" office:value-type="float" office:value="2378.97825018432" calcext:value-type="float">
            <text:p>2378.97825018432</text:p>
          </table:table-cell>
        </table:table-row>
        <table:table-row table:style-name="ro1">
          <table:table-cell/>
          <table:table-cell office:value-type="float" office:value="34.998" calcext:value-type="float">
            <text:p>34.998</text:p>
          </table:table-cell>
          <table:table-cell office:value-type="float" office:value="9908.346" calcext:value-type="float">
            <text:p>9908.346</text:p>
          </table:table-cell>
          <table:table-cell office:value-type="float" office:value="443.528" calcext:value-type="float">
            <text:p>443.528</text:p>
          </table:table-cell>
          <table:table-cell/>
          <table:table-cell office:value-type="float" office:value="821829" calcext:value-type="float">
            <text:p>821829</text:p>
          </table:table-cell>
          <table:table-cell office:value-type="float" office:value="279808" calcext:value-type="float">
            <text:p>279808</text:p>
          </table:table-cell>
          <table:table-cell/>
          <table:table-cell table:formula="of:=[.F213]/[.B213]" office:value-type="float" office:value="23482.1704097377" calcext:value-type="float">
            <text:p>23482.1704097377</text:p>
          </table:table-cell>
          <table:table-cell table:formula="of:=[.F213]/[.C213]" office:value-type="float" office:value="82.9431067506121" calcext:value-type="float">
            <text:p>82.9431067506121</text:p>
          </table:table-cell>
          <table:table-cell table:formula="of:=[.F213]/[.D213]" office:value-type="float" office:value="1852.93600404033" calcext:value-type="float">
            <text:p>1852.93600404033</text:p>
          </table:table-cell>
        </table:table-row>
        <table:table-row table:style-name="ro1">
          <table:table-cell/>
          <table:table-cell office:value-type="float" office:value="1.667" calcext:value-type="float">
            <text:p>1.667</text:p>
          </table:table-cell>
          <table:table-cell office:value-type="float" office:value="131.67" calcext:value-type="float">
            <text:p>131.67</text:p>
          </table:table-cell>
          <table:table-cell office:value-type="float" office:value="18.799" calcext:value-type="float">
            <text:p>18.799</text:p>
          </table:table-cell>
          <table:table-cell/>
          <table:table-cell office:value-type="float" office:value="176167" calcext:value-type="float">
            <text:p>176167</text:p>
          </table:table-cell>
          <table:table-cell office:value-type="float" office:value="68542" calcext:value-type="float">
            <text:p>68542</text:p>
          </table:table-cell>
          <table:table-cell/>
          <table:table-cell table:formula="of:=[.F214]/[.B214]" office:value-type="float" office:value="105679.064187163" calcext:value-type="float">
            <text:p>105679.064187163</text:p>
          </table:table-cell>
          <table:table-cell table:formula="of:=[.F214]/[.C214]" office:value-type="float" office:value="1337.9433432065" calcext:value-type="float">
            <text:p>1337.9433432065</text:p>
          </table:table-cell>
          <table:table-cell table:formula="of:=[.F214]/[.D214]" office:value-type="float" office:value="9371.08356827491" calcext:value-type="float">
            <text:p>9371.08356827491</text:p>
          </table:table-cell>
        </table:table-row>
        <table:table-row table:style-name="ro1">
          <table:table-cell/>
          <table:table-cell office:value-type="float" office:value="3.677" calcext:value-type="float">
            <text:p>3.677</text:p>
          </table:table-cell>
          <table:table-cell office:value-type="float" office:value="531.085" calcext:value-type="float">
            <text:p>531.085</text:p>
          </table:table-cell>
          <table:table-cell office:value-type="float" office:value="42.981" calcext:value-type="float">
            <text:p>42.981</text:p>
          </table:table-cell>
          <table:table-cell/>
          <table:table-cell office:value-type="float" office:value="260264" calcext:value-type="float">
            <text:p>260264</text:p>
          </table:table-cell>
          <table:table-cell office:value-type="float" office:value="100558" calcext:value-type="float">
            <text:p>100558</text:p>
          </table:table-cell>
          <table:table-cell/>
          <table:table-cell table:formula="of:=[.F215]/[.B215]" office:value-type="float" office:value="70781.6154473756" calcext:value-type="float">
            <text:p>70781.6154473756</text:p>
          </table:table-cell>
          <table:table-cell table:formula="of:=[.F215]/[.C215]" office:value-type="float" office:value="490.06091303652" calcext:value-type="float">
            <text:p>490.06091303652</text:p>
          </table:table-cell>
          <table:table-cell table:formula="of:=[.F215]/[.D215]" office:value-type="float" office:value="6055.32677229474" calcext:value-type="float">
            <text:p>6055.32677229474</text:p>
          </table:table-cell>
        </table:table-row>
        <table:table-row table:style-name="ro1">
          <table:table-cell/>
          <table:table-cell office:value-type="float" office:value="50.289" calcext:value-type="float">
            <text:p>50.289</text:p>
          </table:table-cell>
          <table:table-cell office:value-type="float" office:value="3184.398" calcext:value-type="float">
            <text:p>3184.398</text:p>
          </table:table-cell>
          <table:table-cell office:value-type="float" office:value="556.786" calcext:value-type="float">
            <text:p>556.786</text:p>
          </table:table-cell>
          <table:table-cell/>
          <table:table-cell office:value-type="float" office:value="903187" calcext:value-type="float">
            <text:p>903187</text:p>
          </table:table-cell>
          <table:table-cell office:value-type="float" office:value="359786" calcext:value-type="float">
            <text:p>359786</text:p>
          </table:table-cell>
          <table:table-cell/>
          <table:table-cell table:formula="of:=[.F216]/[.B216]" office:value-type="float" office:value="17959.9315953787" calcext:value-type="float">
            <text:p>17959.9315953787</text:p>
          </table:table-cell>
          <table:table-cell table:formula="of:=[.F216]/[.C216]" office:value-type="float" office:value="283.628805193321" calcext:value-type="float">
            <text:p>283.628805193321</text:p>
          </table:table-cell>
          <table:table-cell table:formula="of:=[.F216]/[.D216]" office:value-type="float" office:value="1622.143875744" calcext:value-type="float">
            <text:p>1622.143875744</text:p>
          </table:table-cell>
        </table:table-row>
        <table:table-row table:style-name="ro1">
          <table:table-cell/>
          <table:table-cell office:value-type="float" office:value="1.006" calcext:value-type="float">
            <text:p>1.006</text:p>
          </table:table-cell>
          <table:table-cell office:value-type="float" office:value="94.154" calcext:value-type="float">
            <text:p>94.154</text:p>
          </table:table-cell>
          <table:table-cell office:value-type="float" office:value="10.356" calcext:value-type="float">
            <text:p>10.356</text:p>
          </table:table-cell>
          <table:table-cell/>
          <table:table-cell office:value-type="float" office:value="139686" calcext:value-type="float">
            <text:p>139686</text:p>
          </table:table-cell>
          <table:table-cell office:value-type="float" office:value="51698" calcext:value-type="float">
            <text:p>51698</text:p>
          </table:table-cell>
          <table:table-cell/>
          <table:table-cell table:formula="of:=[.F217]/[.B217]" office:value-type="float" office:value="138852.882703777" calcext:value-type="float">
            <text:p>138852.882703777</text:p>
          </table:table-cell>
          <table:table-cell table:formula="of:=[.F217]/[.C217]" office:value-type="float" office:value="1483.59071308707" calcext:value-type="float">
            <text:p>1483.59071308707</text:p>
          </table:table-cell>
          <table:table-cell table:formula="of:=[.F217]/[.D217]" office:value-type="float" office:value="13488.4125144844" calcext:value-type="float">
            <text:p>13488.4125144844</text:p>
          </table:table-cell>
        </table:table-row>
        <table:table-row table:style-name="ro1">
          <table:table-cell/>
          <table:table-cell office:value-type="float" office:value="22.669" calcext:value-type="float">
            <text:p>22.669</text:p>
          </table:table-cell>
          <table:table-cell office:value-type="float" office:value="1517.124" calcext:value-type="float">
            <text:p>1517.124</text:p>
          </table:table-cell>
          <table:table-cell office:value-type="float" office:value="237.779" calcext:value-type="float">
            <text:p>237.779</text:p>
          </table:table-cell>
          <table:table-cell/>
          <table:table-cell office:value-type="float" office:value="606004" calcext:value-type="float">
            <text:p>606004</text:p>
          </table:table-cell>
          <table:table-cell office:value-type="float" office:value="245154" calcext:value-type="float">
            <text:p>245154</text:p>
          </table:table-cell>
          <table:table-cell/>
          <table:table-cell table:formula="of:=[.F218]/[.B218]" office:value-type="float" office:value="26732.718690723" calcext:value-type="float">
            <text:p>26732.718690723</text:p>
          </table:table-cell>
          <table:table-cell table:formula="of:=[.F218]/[.C218]" office:value-type="float" office:value="399.442629607072" calcext:value-type="float">
            <text:p>399.442629607072</text:p>
          </table:table-cell>
          <table:table-cell table:formula="of:=[.F218]/[.D218]" office:value-type="float" office:value="2548.60185298113" calcext:value-type="float">
            <text:p>2548.60185298113</text:p>
          </table:table-cell>
        </table:table-row>
        <table:table-row table:style-name="ro1">
          <table:table-cell/>
          <table:table-cell office:value-type="float" office:value="15.548" calcext:value-type="float">
            <text:p>15.548</text:p>
          </table:table-cell>
          <table:table-cell office:value-type="float" office:value="1394.013" calcext:value-type="float">
            <text:p>1394.013</text:p>
          </table:table-cell>
          <table:table-cell office:value-type="float" office:value="210.182" calcext:value-type="float">
            <text:p>210.182</text:p>
          </table:table-cell>
          <table:table-cell/>
          <table:table-cell office:value-type="float" office:value="538207" calcext:value-type="float">
            <text:p>538207</text:p>
          </table:table-cell>
          <table:table-cell office:value-type="float" office:value="197262" calcext:value-type="float">
            <text:p>197262</text:p>
          </table:table-cell>
          <table:table-cell/>
          <table:table-cell table:formula="of:=[.F219]/[.B219]" office:value-type="float" office:value="34615.8348340623" calcext:value-type="float">
            <text:p>34615.8348340623</text:p>
          </table:table-cell>
          <table:table-cell table:formula="of:=[.F219]/[.C219]" office:value-type="float" office:value="386.084634791785" calcext:value-type="float">
            <text:p>386.084634791785</text:p>
          </table:table-cell>
          <table:table-cell table:formula="of:=[.F219]/[.D219]" office:value-type="float" office:value="2560.67122779306" calcext:value-type="float">
            <text:p>2560.67122779306</text:p>
          </table:table-cell>
        </table:table-row>
        <table:table-row table:style-name="ro1">
          <table:table-cell/>
          <table:table-cell office:value-type="float" office:value="3.164" calcext:value-type="float">
            <text:p>3.164</text:p>
          </table:table-cell>
          <table:table-cell office:value-type="float" office:value="297.25" calcext:value-type="float">
            <text:p>297.25</text:p>
          </table:table-cell>
          <table:table-cell office:value-type="float" office:value="33.992" calcext:value-type="float">
            <text:p>33.992</text:p>
          </table:table-cell>
          <table:table-cell/>
          <table:table-cell office:value-type="float" office:value="258360" calcext:value-type="float">
            <text:p>258360</text:p>
          </table:table-cell>
          <table:table-cell office:value-type="float" office:value="92723" calcext:value-type="float">
            <text:p>92723</text:p>
          </table:table-cell>
          <table:table-cell/>
          <table:table-cell table:formula="of:=[.F220]/[.B220]" office:value-type="float" office:value="81656.1314791403" calcext:value-type="float">
            <text:p>81656.1314791403</text:p>
          </table:table-cell>
          <table:table-cell table:formula="of:=[.F220]/[.C220]" office:value-type="float" office:value="869.167367535744" calcext:value-type="float">
            <text:p>869.167367535744</text:p>
          </table:table-cell>
          <table:table-cell table:formula="of:=[.F220]/[.D220]" office:value-type="float" office:value="7600.6119086844" calcext:value-type="float">
            <text:p>7600.6119086844</text:p>
          </table:table-cell>
        </table:table-row>
        <table:table-row table:style-name="ro1">
          <table:table-cell/>
          <table:table-cell office:value-type="float" office:value="27.564" calcext:value-type="float">
            <text:p>27.564</text:p>
          </table:table-cell>
          <table:table-cell office:value-type="float" office:value="1982.047" calcext:value-type="float">
            <text:p>1982.047</text:p>
          </table:table-cell>
          <table:table-cell office:value-type="float" office:value="358.123" calcext:value-type="float">
            <text:p>358.123</text:p>
          </table:table-cell>
          <table:table-cell/>
          <table:table-cell office:value-type="float" office:value="698230" calcext:value-type="float">
            <text:p>698230</text:p>
          </table:table-cell>
          <table:table-cell office:value-type="float" office:value="260108" calcext:value-type="float">
            <text:p>260108</text:p>
          </table:table-cell>
          <table:table-cell/>
          <table:table-cell table:formula="of:=[.F221]/[.B221]" office:value-type="float" office:value="25331.2291394573" calcext:value-type="float">
            <text:p>25331.2291394573</text:p>
          </table:table-cell>
          <table:table-cell table:formula="of:=[.F221]/[.C221]" office:value-type="float" office:value="352.277216433314" calcext:value-type="float">
            <text:p>352.277216433314</text:p>
          </table:table-cell>
          <table:table-cell table:formula="of:=[.F221]/[.D221]" office:value-type="float" office:value="1949.69326181228" calcext:value-type="float">
            <text:p>1949.69326181228</text:p>
          </table:table-cell>
        </table:table-row>
        <table:table-row table:style-name="ro1">
          <table:table-cell/>
          <table:table-cell office:value-type="float" office:value="36.097" calcext:value-type="float">
            <text:p>36.097</text:p>
          </table:table-cell>
          <table:table-cell office:value-type="float" office:value="4162.825" calcext:value-type="float">
            <text:p>4162.825</text:p>
          </table:table-cell>
          <table:table-cell office:value-type="float" office:value="343.834" calcext:value-type="float">
            <text:p>343.834</text:p>
          </table:table-cell>
          <table:table-cell/>
          <table:table-cell office:value-type="float" office:value="722994" calcext:value-type="float">
            <text:p>722994</text:p>
          </table:table-cell>
          <table:table-cell office:value-type="float" office:value="326482" calcext:value-type="float">
            <text:p>326482</text:p>
          </table:table-cell>
          <table:table-cell/>
          <table:table-cell table:formula="of:=[.F222]/[.B222]" office:value-type="float" office:value="20029.1991024185" calcext:value-type="float">
            <text:p>20029.1991024185</text:p>
          </table:table-cell>
          <table:table-cell table:formula="of:=[.F222]/[.C222]" office:value-type="float" office:value="173.678691753797" calcext:value-type="float">
            <text:p>173.678691753797</text:p>
          </table:table-cell>
          <table:table-cell table:formula="of:=[.F222]/[.D222]" office:value-type="float" office:value="2102.74143918286" calcext:value-type="float">
            <text:p>2102.74143918286</text:p>
          </table:table-cell>
        </table:table-row>
        <table:table-row table:style-name="ro1">
          <table:table-cell/>
          <table:table-cell office:value-type="float" office:value="28.122" calcext:value-type="float">
            <text:p>28.122</text:p>
          </table:table-cell>
          <table:table-cell office:value-type="float" office:value="4036.248" calcext:value-type="float">
            <text:p>4036.248</text:p>
          </table:table-cell>
          <table:table-cell office:value-type="float" office:value="320.085" calcext:value-type="float">
            <text:p>320.085</text:p>
          </table:table-cell>
          <table:table-cell/>
          <table:table-cell office:value-type="float" office:value="724692" calcext:value-type="float">
            <text:p>724692</text:p>
          </table:table-cell>
          <table:table-cell office:value-type="float" office:value="257128" calcext:value-type="float">
            <text:p>257128</text:p>
          </table:table-cell>
          <table:table-cell/>
          <table:table-cell table:formula="of:=[.F223]/[.B223]" office:value-type="float" office:value="25769.5754213783" calcext:value-type="float">
            <text:p>25769.5754213783</text:p>
          </table:table-cell>
          <table:table-cell table:formula="of:=[.F223]/[.C223]" office:value-type="float" office:value="179.545954559779" calcext:value-type="float">
            <text:p>179.545954559779</text:p>
          </table:table-cell>
          <table:table-cell table:formula="of:=[.F223]/[.D223]" office:value-type="float" office:value="2264.06110876798" calcext:value-type="float">
            <text:p>2264.06110876798</text:p>
          </table:table-cell>
        </table:table-row>
        <table:table-row table:style-name="ro1">
          <table:table-cell/>
          <table:table-cell office:value-type="float" office:value="28.885" calcext:value-type="float">
            <text:p>28.885</text:p>
          </table:table-cell>
          <table:table-cell office:value-type="float" office:value="2359.207" calcext:value-type="float">
            <text:p>2359.207</text:p>
          </table:table-cell>
          <table:table-cell office:value-type="float" office:value="320.761" calcext:value-type="float">
            <text:p>320.761</text:p>
          </table:table-cell>
          <table:table-cell/>
          <table:table-cell office:value-type="float" office:value="703310" calcext:value-type="float">
            <text:p>703310</text:p>
          </table:table-cell>
          <table:table-cell office:value-type="float" office:value="272774" calcext:value-type="float">
            <text:p>272774</text:p>
          </table:table-cell>
          <table:table-cell/>
          <table:table-cell table:formula="of:=[.F224]/[.B224]" office:value-type="float" office:value="24348.623853211" calcext:value-type="float">
            <text:p>24348.623853211</text:p>
          </table:table-cell>
          <table:table-cell table:formula="of:=[.F224]/[.C224]" office:value-type="float" office:value="298.112882845804" calcext:value-type="float">
            <text:p>298.112882845804</text:p>
          </table:table-cell>
          <table:table-cell table:formula="of:=[.F224]/[.D224]" office:value-type="float" office:value="2192.62940320051" calcext:value-type="float">
            <text:p>2192.62940320051</text:p>
          </table:table-cell>
        </table:table-row>
        <table:table-row table:style-name="ro1">
          <table:table-cell/>
          <table:table-cell office:value-type="float" office:value="4.026" calcext:value-type="float">
            <text:p>4.026</text:p>
          </table:table-cell>
          <table:table-cell office:value-type="float" office:value="253.743" calcext:value-type="float">
            <text:p>253.743</text:p>
          </table:table-cell>
          <table:table-cell office:value-type="float" office:value="36.276" calcext:value-type="float">
            <text:p>36.276</text:p>
          </table:table-cell>
          <table:table-cell/>
          <table:table-cell office:value-type="float" office:value="245199" calcext:value-type="float">
            <text:p>245199</text:p>
          </table:table-cell>
          <table:table-cell office:value-type="float" office:value="112060" calcext:value-type="float">
            <text:p>112060</text:p>
          </table:table-cell>
          <table:table-cell/>
          <table:table-cell table:formula="of:=[.F225]/[.B225]" office:value-type="float" office:value="60903.8748137109" calcext:value-type="float">
            <text:p>60903.8748137109</text:p>
          </table:table-cell>
          <table:table-cell table:formula="of:=[.F225]/[.C225]" office:value-type="float" office:value="966.328135160379" calcext:value-type="float">
            <text:p>966.328135160379</text:p>
          </table:table-cell>
          <table:table-cell table:formula="of:=[.F225]/[.D225]" office:value-type="float" office:value="6759.26232219649" calcext:value-type="float">
            <text:p>6759.26232219649</text:p>
          </table:table-cell>
        </table:table-row>
        <table:table-row table:style-name="ro1">
          <table:table-cell/>
          <table:table-cell office:value-type="float" office:value="25.233" calcext:value-type="float">
            <text:p>25.233</text:p>
          </table:table-cell>
          <table:table-cell office:value-type="float" office:value="1535.174" calcext:value-type="float">
            <text:p>1535.174</text:p>
          </table:table-cell>
          <table:table-cell office:value-type="float" office:value="277.84" calcext:value-type="float">
            <text:p>277.84</text:p>
          </table:table-cell>
          <table:table-cell/>
          <table:table-cell office:value-type="float" office:value="629951" calcext:value-type="float">
            <text:p>629951</text:p>
          </table:table-cell>
          <table:table-cell office:value-type="float" office:value="264516" calcext:value-type="float">
            <text:p>264516</text:p>
          </table:table-cell>
          <table:table-cell/>
          <table:table-cell table:formula="of:=[.F226]/[.B226]" office:value-type="float" office:value="24965.3628185313" calcext:value-type="float">
            <text:p>24965.3628185313</text:p>
          </table:table-cell>
          <table:table-cell table:formula="of:=[.F226]/[.C226]" office:value-type="float" office:value="410.345016265257" calcext:value-type="float">
            <text:p>410.345016265257</text:p>
          </table:table-cell>
          <table:table-cell table:formula="of:=[.F226]/[.D226]" office:value-type="float" office:value="2267.31572127843" calcext:value-type="float">
            <text:p>2267.31572127843</text:p>
          </table:table-cell>
        </table:table-row>
        <table:table-row table:style-name="ro1">
          <table:table-cell/>
          <table:table-cell office:value-type="float" office:value="32.375" calcext:value-type="float">
            <text:p>32.375</text:p>
          </table:table-cell>
          <table:table-cell office:value-type="float" office:value="5006.162" calcext:value-type="float">
            <text:p>5006.162</text:p>
          </table:table-cell>
          <table:table-cell office:value-type="float" office:value="378.08" calcext:value-type="float">
            <text:p>378.08</text:p>
          </table:table-cell>
          <table:table-cell/>
          <table:table-cell office:value-type="float" office:value="782326" calcext:value-type="float">
            <text:p>782326</text:p>
          </table:table-cell>
          <table:table-cell office:value-type="float" office:value="277413" calcext:value-type="float">
            <text:p>277413</text:p>
          </table:table-cell>
          <table:table-cell/>
          <table:table-cell table:formula="of:=[.F227]/[.B227]" office:value-type="float" office:value="24164.5096525097" calcext:value-type="float">
            <text:p>24164.5096525097</text:p>
          </table:table-cell>
          <table:table-cell table:formula="of:=[.F227]/[.C227]" office:value-type="float" office:value="156.272609635885" calcext:value-type="float">
            <text:p>156.272609635885</text:p>
          </table:table-cell>
          <table:table-cell table:formula="of:=[.F227]/[.D227]" office:value-type="float" office:value="2069.20757511638" calcext:value-type="float">
            <text:p>2069.20757511638</text:p>
          </table:table-cell>
        </table:table-row>
        <table:table-row table:style-name="ro1">
          <table:table-cell/>
          <table:table-cell office:value-type="float" office:value="19.917" calcext:value-type="float">
            <text:p>19.917</text:p>
          </table:table-cell>
          <table:table-cell office:value-type="float" office:value="1415.736" calcext:value-type="float">
            <text:p>1415.736</text:p>
          </table:table-cell>
          <table:table-cell office:value-type="float" office:value="255.422" calcext:value-type="float">
            <text:p>255.422</text:p>
          </table:table-cell>
          <table:table-cell/>
          <table:table-cell office:value-type="float" office:value="567763" calcext:value-type="float">
            <text:p>567763</text:p>
          </table:table-cell>
          <table:table-cell office:value-type="float" office:value="234711" calcext:value-type="float">
            <text:p>234711</text:p>
          </table:table-cell>
          <table:table-cell/>
          <table:table-cell table:formula="of:=[.F228]/[.B228]" office:value-type="float" office:value="28506.4517748657" calcext:value-type="float">
            <text:p>28506.4517748657</text:p>
          </table:table-cell>
          <table:table-cell table:formula="of:=[.F228]/[.C228]" office:value-type="float" office:value="401.037340295083" calcext:value-type="float">
            <text:p>401.037340295083</text:p>
          </table:table-cell>
          <table:table-cell table:formula="of:=[.F228]/[.D228]" office:value-type="float" office:value="2222.84298141898" calcext:value-type="float">
            <text:p>2222.84298141898</text:p>
          </table:table-cell>
        </table:table-row>
        <table:table-row table:style-name="ro1">
          <table:table-cell/>
          <table:table-cell office:value-type="float" office:value="5.095" calcext:value-type="float">
            <text:p>5.095</text:p>
          </table:table-cell>
          <table:table-cell office:value-type="float" office:value="260.282" calcext:value-type="float">
            <text:p>260.282</text:p>
          </table:table-cell>
          <table:table-cell office:value-type="float" office:value="42.263" calcext:value-type="float">
            <text:p>42.263</text:p>
          </table:table-cell>
          <table:table-cell/>
          <table:table-cell office:value-type="float" office:value="267317" calcext:value-type="float">
            <text:p>267317</text:p>
          </table:table-cell>
          <table:table-cell office:value-type="float" office:value="131308" calcext:value-type="float">
            <text:p>131308</text:p>
          </table:table-cell>
          <table:table-cell/>
          <table:table-cell table:formula="of:=[.F229]/[.B229]" office:value-type="float" office:value="52466.5358194308" calcext:value-type="float">
            <text:p>52466.5358194308</text:p>
          </table:table-cell>
          <table:table-cell table:formula="of:=[.F229]/[.C229]" office:value-type="float" office:value="1027.02837691427" calcext:value-type="float">
            <text:p>1027.02837691427</text:p>
          </table:table-cell>
          <table:table-cell table:formula="of:=[.F229]/[.D229]" office:value-type="float" office:value="6325.08340628919" calcext:value-type="float">
            <text:p>6325.08340628919</text:p>
          </table:table-cell>
        </table:table-row>
        <table:table-row table:style-name="ro1">
          <table:table-cell/>
          <table:table-cell office:value-type="float" office:value="9.571" calcext:value-type="float">
            <text:p>9.571</text:p>
          </table:table-cell>
          <table:table-cell office:value-type="float" office:value="790.312" calcext:value-type="float">
            <text:p>790.312</text:p>
          </table:table-cell>
          <table:table-cell office:value-type="float" office:value="97.461" calcext:value-type="float">
            <text:p>97.461</text:p>
          </table:table-cell>
          <table:table-cell/>
          <table:table-cell office:value-type="float" office:value="416004" calcext:value-type="float">
            <text:p>416004</text:p>
          </table:table-cell>
          <table:table-cell office:value-type="float" office:value="153919" calcext:value-type="float">
            <text:p>153919</text:p>
          </table:table-cell>
          <table:table-cell/>
          <table:table-cell table:formula="of:=[.F230]/[.B230]" office:value-type="float" office:value="43465.0506739108" calcext:value-type="float">
            <text:p>43465.0506739108</text:p>
          </table:table-cell>
          <table:table-cell table:formula="of:=[.F230]/[.C230]" office:value-type="float" office:value="526.379455202502" calcext:value-type="float">
            <text:p>526.379455202502</text:p>
          </table:table-cell>
          <table:table-cell table:formula="of:=[.F230]/[.D230]" office:value-type="float" office:value="4268.41505833102" calcext:value-type="float">
            <text:p>4268.41505833102</text:p>
          </table:table-cell>
        </table:table-row>
        <table:table-row table:style-name="ro1">
          <table:table-cell/>
          <table:table-cell office:value-type="float" office:value="11.059" calcext:value-type="float">
            <text:p>11.059</text:p>
          </table:table-cell>
          <table:table-cell office:value-type="float" office:value="2348.117" calcext:value-type="float">
            <text:p>2348.117</text:p>
          </table:table-cell>
          <table:table-cell office:value-type="float" office:value="112.171" calcext:value-type="float">
            <text:p>112.171</text:p>
          </table:table-cell>
          <table:table-cell/>
          <table:table-cell office:value-type="float" office:value="442172" calcext:value-type="float">
            <text:p>442172</text:p>
          </table:table-cell>
          <table:table-cell office:value-type="float" office:value="168834" calcext:value-type="float">
            <text:p>168834</text:p>
          </table:table-cell>
          <table:table-cell/>
          <table:table-cell table:formula="of:=[.F231]/[.B231]" office:value-type="float" office:value="39983.0002712723" calcext:value-type="float">
            <text:p>39983.0002712723</text:p>
          </table:table-cell>
          <table:table-cell table:formula="of:=[.F231]/[.C231]" office:value-type="float" office:value="188.309185615538" calcext:value-type="float">
            <text:p>188.309185615538</text:p>
          </table:table-cell>
          <table:table-cell table:formula="of:=[.F231]/[.D231]" office:value-type="float" office:value="3941.9457792121" calcext:value-type="float">
            <text:p>3941.9457792121</text:p>
          </table:table-cell>
        </table:table-row>
        <table:table-row table:style-name="ro1">
          <table:table-cell/>
          <table:table-cell office:value-type="float" office:value="13.851" calcext:value-type="float">
            <text:p>13.851</text:p>
          </table:table-cell>
          <table:table-cell office:value-type="float" office:value="1143.397" calcext:value-type="float">
            <text:p>1143.397</text:p>
          </table:table-cell>
          <table:table-cell office:value-type="float" office:value="137.668" calcext:value-type="float">
            <text:p>137.668</text:p>
          </table:table-cell>
          <table:table-cell/>
          <table:table-cell office:value-type="float" office:value="462395" calcext:value-type="float">
            <text:p>462395</text:p>
          </table:table-cell>
          <table:table-cell office:value-type="float" office:value="191580" calcext:value-type="float">
            <text:p>191580</text:p>
          </table:table-cell>
          <table:table-cell/>
          <table:table-cell table:formula="of:=[.F232]/[.B232]" office:value-type="float" office:value="33383.5102158689" calcext:value-type="float">
            <text:p>33383.5102158689</text:p>
          </table:table-cell>
          <table:table-cell table:formula="of:=[.F232]/[.C232]" office:value-type="float" office:value="404.40459437973" calcext:value-type="float">
            <text:p>404.40459437973</text:p>
          </table:table-cell>
          <table:table-cell table:formula="of:=[.F232]/[.D232]" office:value-type="float" office:value="3358.76892233489" calcext:value-type="float">
            <text:p>3358.76892233489</text:p>
          </table:table-cell>
        </table:table-row>
        <table:table-row table:style-name="ro1">
          <table:table-cell/>
          <table:table-cell office:value-type="float" office:value="10.848" calcext:value-type="float">
            <text:p>10.848</text:p>
          </table:table-cell>
          <table:table-cell office:value-type="float" office:value="981.302" calcext:value-type="float">
            <text:p>981.302</text:p>
          </table:table-cell>
          <table:table-cell office:value-type="float" office:value="108.456" calcext:value-type="float">
            <text:p>108.456</text:p>
          </table:table-cell>
          <table:table-cell/>
          <table:table-cell office:value-type="float" office:value="447296" calcext:value-type="float">
            <text:p>447296</text:p>
          </table:table-cell>
          <table:table-cell office:value-type="float" office:value="163152" calcext:value-type="float">
            <text:p>163152</text:p>
          </table:table-cell>
          <table:table-cell/>
          <table:table-cell table:formula="of:=[.F233]/[.B233]" office:value-type="float" office:value="41233.0383480826" calcext:value-type="float">
            <text:p>41233.0383480826</text:p>
          </table:table-cell>
          <table:table-cell table:formula="of:=[.F233]/[.C233]" office:value-type="float" office:value="455.818901826349" calcext:value-type="float">
            <text:p>455.818901826349</text:p>
          </table:table-cell>
          <table:table-cell table:formula="of:=[.F233]/[.D233]" office:value-type="float" office:value="4124.21627203659" calcext:value-type="float">
            <text:p>4124.21627203659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1.611" calcext:value-type="float">
            <text:p>1.611</text:p>
          </table:table-cell>
          <table:table-cell office:value-type="float" office:value="0.227" calcext:value-type="float">
            <text:p>0.227</text:p>
          </table:table-cell>
          <table:table-cell/>
          <table:table-cell office:value-type="float" office:value="11490" calcext:value-type="float">
            <text:p>11490</text:p>
          </table:table-cell>
          <table:table-cell office:value-type="float" office:value="7340" calcext:value-type="float">
            <text:p>7340</text:p>
          </table:table-cell>
          <table:table-cell/>
          <table:table-cell table:formula="of:=[.F234]/[.B234]" office:value-type="float" office:value="459600" calcext:value-type="float">
            <text:p>459600</text:p>
          </table:table-cell>
          <table:table-cell table:formula="of:=[.F234]/[.C234]" office:value-type="float" office:value="7132.21601489758" calcext:value-type="float">
            <text:p>7132.21601489758</text:p>
          </table:table-cell>
          <table:table-cell table:formula="of:=[.F234]/[.D234]" office:value-type="float" office:value="50616.7400881057" calcext:value-type="float">
            <text:p>50616.7400881057</text:p>
          </table:table-cell>
        </table:table-row>
        <table:table-row table:style-name="ro1">
          <table:table-cell/>
          <table:table-cell office:value-type="float" office:value="39.722" calcext:value-type="float">
            <text:p>39.722</text:p>
          </table:table-cell>
          <table:table-cell office:value-type="float" office:value="3170" calcext:value-type="float">
            <text:p>3170</text:p>
          </table:table-cell>
          <table:table-cell office:value-type="float" office:value="483.102" calcext:value-type="float">
            <text:p>483.102</text:p>
          </table:table-cell>
          <table:table-cell/>
          <table:table-cell office:value-type="float" office:value="840839" calcext:value-type="float">
            <text:p>840839</text:p>
          </table:table-cell>
          <table:table-cell office:value-type="float" office:value="309001" calcext:value-type="float">
            <text:p>309001</text:p>
          </table:table-cell>
          <table:table-cell/>
          <table:table-cell table:formula="of:=[.F235]/[.B235]" office:value-type="float" office:value="21168.0932480741" calcext:value-type="float">
            <text:p>21168.0932480741</text:p>
          </table:table-cell>
          <table:table-cell table:formula="of:=[.F235]/[.C235]" office:value-type="float" office:value="265.248895899054" calcext:value-type="float">
            <text:p>265.248895899054</text:p>
          </table:table-cell>
          <table:table-cell table:formula="of:=[.F235]/[.D235]" office:value-type="float" office:value="1740.49993583136" calcext:value-type="float">
            <text:p>1740.49993583136</text:p>
          </table:table-cell>
        </table:table-row>
        <table:table-row table:style-name="ro1">
          <table:table-cell/>
          <table:table-cell office:value-type="float" office:value="7.036" calcext:value-type="float">
            <text:p>7.036</text:p>
          </table:table-cell>
          <table:table-cell office:value-type="float" office:value="822.282" calcext:value-type="float">
            <text:p>822.282</text:p>
          </table:table-cell>
          <table:table-cell office:value-type="float" office:value="72.692" calcext:value-type="float">
            <text:p>72.692</text:p>
          </table:table-cell>
          <table:table-cell/>
          <table:table-cell office:value-type="float" office:value="353084" calcext:value-type="float">
            <text:p>353084</text:p>
          </table:table-cell>
          <table:table-cell office:value-type="float" office:value="136548" calcext:value-type="float">
            <text:p>136548</text:p>
          </table:table-cell>
          <table:table-cell/>
          <table:table-cell table:formula="of:=[.F236]/[.B236]" office:value-type="float" office:value="50182.4900511654" calcext:value-type="float">
            <text:p>50182.4900511654</text:p>
          </table:table-cell>
          <table:table-cell table:formula="of:=[.F236]/[.C236]" office:value-type="float" office:value="429.395268289954" calcext:value-type="float">
            <text:p>429.395268289954</text:p>
          </table:table-cell>
          <table:table-cell table:formula="of:=[.F236]/[.D236]" office:value-type="float" office:value="4857.26077147417" calcext:value-type="float">
            <text:p>4857.26077147417</text:p>
          </table:table-cell>
        </table:table-row>
        <table:table-row table:style-name="ro1">
          <table:table-cell/>
          <table:table-cell office:value-type="float" office:value="43.51" calcext:value-type="float">
            <text:p>43.51</text:p>
          </table:table-cell>
          <table:table-cell office:value-type="float" office:value="3962.653" calcext:value-type="float">
            <text:p>3962.653</text:p>
          </table:table-cell>
          <table:table-cell office:value-type="float" office:value="570.032" calcext:value-type="float">
            <text:p>570.032</text:p>
          </table:table-cell>
          <table:table-cell/>
          <table:table-cell office:value-type="float" office:value="850371" calcext:value-type="float">
            <text:p>850371</text:p>
          </table:table-cell>
          <table:table-cell office:value-type="float" office:value="335850" calcext:value-type="float">
            <text:p>335850</text:p>
          </table:table-cell>
          <table:table-cell/>
          <table:table-cell table:formula="of:=[.F237]/[.B237]" office:value-type="float" office:value="19544.2656860492" calcext:value-type="float">
            <text:p>19544.2656860492</text:p>
          </table:table-cell>
          <table:table-cell table:formula="of:=[.F237]/[.C237]" office:value-type="float" office:value="214.596382776892" calcext:value-type="float">
            <text:p>214.596382776892</text:p>
          </table:table-cell>
          <table:table-cell table:formula="of:=[.F237]/[.D237]" office:value-type="float" office:value="1491.7951974626" calcext:value-type="float">
            <text:p>1491.7951974626</text:p>
          </table:table-cell>
        </table:table-row>
        <table:table-row table:style-name="ro1">
          <table:table-cell/>
          <table:table-cell office:value-type="float" office:value="0.821" calcext:value-type="float">
            <text:p>0.821</text:p>
          </table:table-cell>
          <table:table-cell office:value-type="float" office:value="64.273" calcext:value-type="float">
            <text:p>64.273</text:p>
          </table:table-cell>
          <table:table-cell office:value-type="float" office:value="9.368" calcext:value-type="float">
            <text:p>9.368</text:p>
          </table:table-cell>
          <table:table-cell/>
          <table:table-cell office:value-type="float" office:value="127540" calcext:value-type="float">
            <text:p>127540</text:p>
          </table:table-cell>
          <table:table-cell office:value-type="float" office:value="45802" calcext:value-type="float">
            <text:p>45802</text:p>
          </table:table-cell>
          <table:table-cell/>
          <table:table-cell table:formula="of:=[.F238]/[.B238]" office:value-type="float" office:value="155347.137637028" calcext:value-type="float">
            <text:p>155347.137637028</text:p>
          </table:table-cell>
          <table:table-cell table:formula="of:=[.F238]/[.C238]" office:value-type="float" office:value="1984.3480154964" calcext:value-type="float">
            <text:p>1984.3480154964</text:p>
          </table:table-cell>
          <table:table-cell table:formula="of:=[.F238]/[.D238]" office:value-type="float" office:value="13614.4321093083" calcext:value-type="float">
            <text:p>13614.4321093083</text:p>
          </table:table-cell>
        </table:table-row>
        <table:table-row table:style-name="ro1">
          <table:table-cell/>
          <table:table-cell office:value-type="float" office:value="37.103" calcext:value-type="float">
            <text:p>37.103</text:p>
          </table:table-cell>
          <table:table-cell office:value-type="float" office:value="3382.662" calcext:value-type="float">
            <text:p>3382.662</text:p>
          </table:table-cell>
          <table:table-cell office:value-type="float" office:value="547.099" calcext:value-type="float">
            <text:p>547.099</text:p>
          </table:table-cell>
          <table:table-cell/>
          <table:table-cell office:value-type="float" office:value="794575" calcext:value-type="float">
            <text:p>794575</text:p>
          </table:table-cell>
          <table:table-cell office:value-type="float" office:value="306784" calcext:value-type="float">
            <text:p>306784</text:p>
          </table:table-cell>
          <table:table-cell/>
          <table:table-cell table:formula="of:=[.F239]/[.B239]" office:value-type="float" office:value="21415.3842007385" calcext:value-type="float">
            <text:p>21415.3842007385</text:p>
          </table:table-cell>
          <table:table-cell table:formula="of:=[.F239]/[.C239]" office:value-type="float" office:value="234.896362687138" calcext:value-type="float">
            <text:p>234.896362687138</text:p>
          </table:table-cell>
          <table:table-cell table:formula="of:=[.F239]/[.D239]" office:value-type="float" office:value="1452.34226346603" calcext:value-type="float">
            <text:p>1452.34226346603</text:p>
          </table:table-cell>
        </table:table-row>
        <table:table-row table:style-name="ro1">
          <table:table-cell/>
          <table:table-cell office:value-type="float" office:value="2.548" calcext:value-type="float">
            <text:p>2.548</text:p>
          </table:table-cell>
          <table:table-cell office:value-type="float" office:value="240.895" calcext:value-type="float">
            <text:p>240.895</text:p>
          </table:table-cell>
          <table:table-cell office:value-type="float" office:value="32.9" calcext:value-type="float">
            <text:p>32.9</text:p>
          </table:table-cell>
          <table:table-cell/>
          <table:table-cell office:value-type="float" office:value="232463" calcext:value-type="float">
            <text:p>232463</text:p>
          </table:table-cell>
          <table:table-cell office:value-type="float" office:value="84522" calcext:value-type="float">
            <text:p>84522</text:p>
          </table:table-cell>
          <table:table-cell/>
          <table:table-cell table:formula="of:=[.F240]/[.B240]" office:value-type="float" office:value="91233.5164835165" calcext:value-type="float">
            <text:p>91233.5164835165</text:p>
          </table:table-cell>
          <table:table-cell table:formula="of:=[.F240]/[.C240]" office:value-type="float" office:value="964.997197949314" calcext:value-type="float">
            <text:p>964.997197949314</text:p>
          </table:table-cell>
          <table:table-cell table:formula="of:=[.F240]/[.D240]" office:value-type="float" office:value="7065.74468085106" calcext:value-type="float">
            <text:p>7065.74468085106</text:p>
          </table:table-cell>
        </table:table-row>
        <table:table-row table:style-name="ro1">
          <table:table-cell/>
          <table:table-cell office:value-type="float" office:value="17.705" calcext:value-type="float">
            <text:p>17.705</text:p>
          </table:table-cell>
          <table:table-cell office:value-type="float" office:value="1385.314" calcext:value-type="float">
            <text:p>1385.314</text:p>
          </table:table-cell>
          <table:table-cell office:value-type="float" office:value="198.618" calcext:value-type="float">
            <text:p>198.618</text:p>
          </table:table-cell>
          <table:table-cell/>
          <table:table-cell office:value-type="float" office:value="551257" calcext:value-type="float">
            <text:p>551257</text:p>
          </table:table-cell>
          <table:table-cell office:value-type="float" office:value="211461" calcext:value-type="float">
            <text:p>211461</text:p>
          </table:table-cell>
          <table:table-cell/>
          <table:table-cell table:formula="of:=[.F241]/[.B241]" office:value-type="float" office:value="31135.6678904264" calcext:value-type="float">
            <text:p>31135.6678904264</text:p>
          </table:table-cell>
          <table:table-cell table:formula="of:=[.F241]/[.C241]" office:value-type="float" office:value="397.929278127558" calcext:value-type="float">
            <text:p>397.929278127558</text:p>
          </table:table-cell>
          <table:table-cell table:formula="of:=[.F241]/[.D241]" office:value-type="float" office:value="2775.46345245647" calcext:value-type="float">
            <text:p>2775.46345245647</text:p>
          </table:table-cell>
        </table:table-row>
        <table:table-row table:style-name="ro1">
          <table:table-cell/>
          <table:table-cell office:value-type="float" office:value="4.302" calcext:value-type="float">
            <text:p>4.302</text:p>
          </table:table-cell>
          <table:table-cell office:value-type="float" office:value="278.08" calcext:value-type="float">
            <text:p>278.08</text:p>
          </table:table-cell>
          <table:table-cell office:value-type="float" office:value="37.378" calcext:value-type="float">
            <text:p>37.378</text:p>
          </table:table-cell>
          <table:table-cell/>
          <table:table-cell office:value-type="float" office:value="251350" calcext:value-type="float">
            <text:p>251350</text:p>
          </table:table-cell>
          <table:table-cell office:value-type="float" office:value="118488" calcext:value-type="float">
            <text:p>118488</text:p>
          </table:table-cell>
          <table:table-cell/>
          <table:table-cell table:formula="of:=[.F242]/[.B242]" office:value-type="float" office:value="58426.3133426313" calcext:value-type="float">
            <text:p>58426.3133426313</text:p>
          </table:table-cell>
          <table:table-cell table:formula="of:=[.F242]/[.C242]" office:value-type="float" office:value="903.876582278481" calcext:value-type="float">
            <text:p>903.876582278481</text:p>
          </table:table-cell>
          <table:table-cell table:formula="of:=[.F242]/[.D242]" office:value-type="float" office:value="6724.54384932313" calcext:value-type="float">
            <text:p>6724.54384932313</text:p>
          </table:table-cell>
        </table:table-row>
        <table:table-row table:style-name="ro1">
          <table:table-cell/>
          <table:table-cell office:value-type="float" office:value="2.733" calcext:value-type="float">
            <text:p>2.733</text:p>
          </table:table-cell>
          <table:table-cell office:value-type="float" office:value="199.08" calcext:value-type="float">
            <text:p>199.08</text:p>
          </table:table-cell>
          <table:table-cell office:value-type="float" office:value="26.697" calcext:value-type="float">
            <text:p>26.697</text:p>
          </table:table-cell>
          <table:table-cell/>
          <table:table-cell office:value-type="float" office:value="212822" calcext:value-type="float">
            <text:p>212822</text:p>
          </table:table-cell>
          <table:table-cell office:value-type="float" office:value="91624" calcext:value-type="float">
            <text:p>91624</text:p>
          </table:table-cell>
          <table:table-cell/>
          <table:table-cell table:formula="of:=[.F243]/[.B243]" office:value-type="float" office:value="77871.2038053421" calcext:value-type="float">
            <text:p>77871.2038053421</text:p>
          </table:table-cell>
          <table:table-cell table:formula="of:=[.F243]/[.C243]" office:value-type="float" office:value="1069.02752662246" calcext:value-type="float">
            <text:p>1069.02752662246</text:p>
          </table:table-cell>
          <table:table-cell table:formula="of:=[.F243]/[.D243]" office:value-type="float" office:value="7971.75712626887" calcext:value-type="float">
            <text:p>7971.75712626887</text:p>
          </table:table-cell>
        </table:table-row>
        <table:table-row table:style-name="ro1">
          <table:table-cell/>
          <table:table-cell office:value-type="float" office:value="12.735" calcext:value-type="float">
            <text:p>12.735</text:p>
          </table:table-cell>
          <table:table-cell office:value-type="float" office:value="1091.876" calcext:value-type="float">
            <text:p>1091.876</text:p>
          </table:table-cell>
          <table:table-cell office:value-type="float" office:value="158.104" calcext:value-type="float">
            <text:p>158.104</text:p>
          </table:table-cell>
          <table:table-cell/>
          <table:table-cell office:value-type="float" office:value="480710" calcext:value-type="float">
            <text:p>480710</text:p>
          </table:table-cell>
          <table:table-cell office:value-type="float" office:value="177380" calcext:value-type="float">
            <text:p>177380</text:p>
          </table:table-cell>
          <table:table-cell/>
          <table:table-cell table:formula="of:=[.F244]/[.B244]" office:value-type="float" office:value="37747.153513938" calcext:value-type="float">
            <text:p>37747.153513938</text:p>
          </table:table-cell>
          <table:table-cell table:formula="of:=[.F244]/[.C244]" office:value-type="float" office:value="440.260615674307" calcext:value-type="float">
            <text:p>440.260615674307</text:p>
          </table:table-cell>
          <table:table-cell table:formula="of:=[.F244]/[.D244]" office:value-type="float" office:value="3040.46703435713" calcext:value-type="float">
            <text:p>3040.46703435713</text:p>
          </table:table-cell>
        </table:table-row>
        <table:table-row table:style-name="ro1">
          <table:table-cell/>
          <table:table-cell office:value-type="float" office:value="0.433" calcext:value-type="float">
            <text:p>0.433</text:p>
          </table:table-cell>
          <table:table-cell office:value-type="float" office:value="42.772" calcext:value-type="float">
            <text:p>42.772</text:p>
          </table:table-cell>
          <table:table-cell office:value-type="float" office:value="3.356" calcext:value-type="float">
            <text:p>3.356</text:p>
          </table:table-cell>
          <table:table-cell/>
          <table:table-cell office:value-type="float" office:value="78146" calcext:value-type="float">
            <text:p>78146</text:p>
          </table:table-cell>
          <table:table-cell office:value-type="float" office:value="46050" calcext:value-type="float">
            <text:p>46050</text:p>
          </table:table-cell>
          <table:table-cell/>
          <table:table-cell table:formula="of:=[.F245]/[.B245]" office:value-type="float" office:value="180475.750577367" calcext:value-type="float">
            <text:p>180475.750577367</text:p>
          </table:table-cell>
          <table:table-cell table:formula="of:=[.F245]/[.C245]" office:value-type="float" office:value="1827.03637893949" calcext:value-type="float">
            <text:p>1827.03637893949</text:p>
          </table:table-cell>
          <table:table-cell table:formula="of:=[.F245]/[.D245]" office:value-type="float" office:value="23285.4588796186" calcext:value-type="float">
            <text:p>23285.4588796186</text:p>
          </table:table-cell>
        </table:table-row>
        <table:table-row table:style-name="ro1">
          <table:table-cell/>
          <table:table-cell office:value-type="float" office:value="23.657" calcext:value-type="float">
            <text:p>23.657</text:p>
          </table:table-cell>
          <table:table-cell office:value-type="float" office:value="1938.864" calcext:value-type="float">
            <text:p>1938.864</text:p>
          </table:table-cell>
          <table:table-cell office:value-type="float" office:value="271.024" calcext:value-type="float">
            <text:p>271.024</text:p>
          </table:table-cell>
          <table:table-cell/>
          <table:table-cell office:value-type="float" office:value="642190" calcext:value-type="float">
            <text:p>642190</text:p>
          </table:table-cell>
          <table:table-cell office:value-type="float" office:value="247906" calcext:value-type="float">
            <text:p>247906</text:p>
          </table:table-cell>
          <table:table-cell/>
          <table:table-cell table:formula="of:=[.F246]/[.B246]" office:value-type="float" office:value="27145.8764847614" calcext:value-type="float">
            <text:p>27145.8764847614</text:p>
          </table:table-cell>
          <table:table-cell table:formula="of:=[.F246]/[.C246]" office:value-type="float" office:value="331.21972453973" calcext:value-type="float">
            <text:p>331.21972453973</text:p>
          </table:table-cell>
          <table:table-cell table:formula="of:=[.F246]/[.D246]" office:value-type="float" office:value="2369.49495247653" calcext:value-type="float">
            <text:p>2369.49495247653</text:p>
          </table:table-cell>
        </table:table-row>
        <table:table-row table:style-name="ro1">
          <table:table-cell/>
          <table:table-cell office:value-type="float" office:value="6.077" calcext:value-type="float">
            <text:p>6.077</text:p>
          </table:table-cell>
          <table:table-cell office:value-type="float" office:value="519.319" calcext:value-type="float">
            <text:p>519.319</text:p>
          </table:table-cell>
          <table:table-cell office:value-type="float" office:value="71.489" calcext:value-type="float">
            <text:p>71.489</text:p>
          </table:table-cell>
          <table:table-cell/>
          <table:table-cell office:value-type="float" office:value="331229" calcext:value-type="float">
            <text:p>331229</text:p>
          </table:table-cell>
          <table:table-cell office:value-type="float" office:value="125108" calcext:value-type="float">
            <text:p>125108</text:p>
          </table:table-cell>
          <table:table-cell/>
          <table:table-cell table:formula="of:=[.F247]/[.B247]" office:value-type="float" office:value="54505.3480335692" calcext:value-type="float">
            <text:p>54505.3480335692</text:p>
          </table:table-cell>
          <table:table-cell table:formula="of:=[.F247]/[.C247]" office:value-type="float" office:value="637.814137360659" calcext:value-type="float">
            <text:p>637.814137360659</text:p>
          </table:table-cell>
          <table:table-cell table:formula="of:=[.F247]/[.D247]" office:value-type="float" office:value="4633.28623984109" calcext:value-type="float">
            <text:p>4633.28623984109</text:p>
          </table:table-cell>
        </table:table-row>
        <table:table-row table:style-name="ro1">
          <table:table-cell/>
          <table:table-cell office:value-type="float" office:value="0.428" calcext:value-type="float">
            <text:p>0.428</text:p>
          </table:table-cell>
          <table:table-cell office:value-type="float" office:value="43.564" calcext:value-type="float">
            <text:p>43.564</text:p>
          </table:table-cell>
          <table:table-cell office:value-type="float" office:value="4.666" calcext:value-type="float">
            <text:p>4.666</text:p>
          </table:table-cell>
          <table:table-cell/>
          <table:table-cell office:value-type="float" office:value="89556" calcext:value-type="float">
            <text:p>89556</text:p>
          </table:table-cell>
          <table:table-cell office:value-type="float" office:value="36514" calcext:value-type="float">
            <text:p>36514</text:p>
          </table:table-cell>
          <table:table-cell/>
          <table:table-cell table:formula="of:=[.F248]/[.B248]" office:value-type="float" office:value="209242.990654206" calcext:value-type="float">
            <text:p>209242.990654206</text:p>
          </table:table-cell>
          <table:table-cell table:formula="of:=[.F248]/[.C248]" office:value-type="float" office:value="2055.73409236985" calcext:value-type="float">
            <text:p>2055.73409236985</text:p>
          </table:table-cell>
          <table:table-cell table:formula="of:=[.F248]/[.D248]" office:value-type="float" office:value="19193.3133304758" calcext:value-type="float">
            <text:p>19193.3133304758</text:p>
          </table:table-cell>
        </table:table-row>
        <table:table-row table:style-name="ro1">
          <table:table-cell/>
          <table:table-cell office:value-type="float" office:value="30.952" calcext:value-type="float">
            <text:p>30.952</text:p>
          </table:table-cell>
          <table:table-cell office:value-type="float" office:value="2091.826" calcext:value-type="float">
            <text:p>2091.826</text:p>
          </table:table-cell>
          <table:table-cell office:value-type="float" office:value="321.051" calcext:value-type="float">
            <text:p>321.051</text:p>
          </table:table-cell>
          <table:table-cell/>
          <table:table-cell office:value-type="float" office:value="676745" calcext:value-type="float">
            <text:p>676745</text:p>
          </table:table-cell>
          <table:table-cell office:value-type="float" office:value="294434" calcext:value-type="float">
            <text:p>294434</text:p>
          </table:table-cell>
          <table:table-cell/>
          <table:table-cell table:formula="of:=[.F249]/[.B249]" office:value-type="float" office:value="21864.3383303179" calcext:value-type="float">
            <text:p>21864.3383303179</text:p>
          </table:table-cell>
          <table:table-cell table:formula="of:=[.F249]/[.C249]" office:value-type="float" office:value="323.518782154921" calcext:value-type="float">
            <text:p>323.518782154921</text:p>
          </table:table-cell>
          <table:table-cell table:formula="of:=[.F249]/[.D249]" office:value-type="float" office:value="2107.90497459905" calcext:value-type="float">
            <text:p>2107.90497459905</text:p>
          </table:table-cell>
        </table:table-row>
        <table:table-row table:style-name="ro1">
          <table:table-cell/>
          <table:table-cell office:value-type="float" office:value="25.809" calcext:value-type="float">
            <text:p>25.809</text:p>
          </table:table-cell>
          <table:table-cell office:value-type="float" office:value="1566.505" calcext:value-type="float">
            <text:p>1566.505</text:p>
          </table:table-cell>
          <table:table-cell office:value-type="float" office:value="242.944" calcext:value-type="float">
            <text:p>242.944</text:p>
          </table:table-cell>
          <table:table-cell/>
          <table:table-cell office:value-type="float" office:value="607982" calcext:value-type="float">
            <text:p>607982</text:p>
          </table:table-cell>
          <table:table-cell office:value-type="float" office:value="279267" calcext:value-type="float">
            <text:p>279267</text:p>
          </table:table-cell>
          <table:table-cell/>
          <table:table-cell table:formula="of:=[.F250]/[.B250]" office:value-type="float" office:value="23556.9762485954" calcext:value-type="float">
            <text:p>23556.9762485954</text:p>
          </table:table-cell>
          <table:table-cell table:formula="of:=[.F250]/[.C250]" office:value-type="float" office:value="388.113667048621" calcext:value-type="float">
            <text:p>388.113667048621</text:p>
          </table:table-cell>
          <table:table-cell table:formula="of:=[.F250]/[.D250]" office:value-type="float" office:value="2502.56026080084" calcext:value-type="float">
            <text:p>2502.56026080084</text:p>
          </table:table-cell>
        </table:table-row>
        <table:table-row table:style-name="ro1">
          <table:table-cell/>
          <table:table-cell office:value-type="float" office:value="29.866" calcext:value-type="float">
            <text:p>29.866</text:p>
          </table:table-cell>
          <table:table-cell office:value-type="float" office:value="2129.955" calcext:value-type="float">
            <text:p>2129.955</text:p>
          </table:table-cell>
          <table:table-cell office:value-type="float" office:value="284.543" calcext:value-type="float">
            <text:p>284.543</text:p>
          </table:table-cell>
          <table:table-cell/>
          <table:table-cell office:value-type="float" office:value="698188" calcext:value-type="float">
            <text:p>698188</text:p>
          </table:table-cell>
          <table:table-cell office:value-type="float" office:value="282934" calcext:value-type="float">
            <text:p>282934</text:p>
          </table:table-cell>
          <table:table-cell/>
          <table:table-cell table:formula="of:=[.F251]/[.B251]" office:value-type="float" office:value="23377.3521730396" calcext:value-type="float">
            <text:p>23377.3521730396</text:p>
          </table:table-cell>
          <table:table-cell table:formula="of:=[.F251]/[.C251]" office:value-type="float" office:value="327.794718667765" calcext:value-type="float">
            <text:p>327.794718667765</text:p>
          </table:table-cell>
          <table:table-cell table:formula="of:=[.F251]/[.D251]" office:value-type="float" office:value="2453.71701289436" calcext:value-type="float">
            <text:p>2453.71701289436</text:p>
          </table:table-cell>
        </table:table-row>
        <table:table-row table:style-name="ro1">
          <table:table-cell/>
          <table:table-cell office:value-type="float" office:value="9.813" calcext:value-type="float">
            <text:p>9.813</text:p>
          </table:table-cell>
          <table:table-cell office:value-type="float" office:value="948.49" calcext:value-type="float">
            <text:p>948.49</text:p>
          </table:table-cell>
          <table:table-cell office:value-type="float" office:value="132.062" calcext:value-type="float">
            <text:p>132.062</text:p>
          </table:table-cell>
          <table:table-cell/>
          <table:table-cell office:value-type="float" office:value="467522" calcext:value-type="float">
            <text:p>467522</text:p>
          </table:table-cell>
          <table:table-cell office:value-type="float" office:value="164468" calcext:value-type="float">
            <text:p>164468</text:p>
          </table:table-cell>
          <table:table-cell/>
          <table:table-cell table:formula="of:=[.F252]/[.B252]" office:value-type="float" office:value="47643.1264648935" calcext:value-type="float">
            <text:p>47643.1264648935</text:p>
          </table:table-cell>
          <table:table-cell table:formula="of:=[.F252]/[.C252]" office:value-type="float" office:value="492.911891532858" calcext:value-type="float">
            <text:p>492.911891532858</text:p>
          </table:table-cell>
          <table:table-cell table:formula="of:=[.F252]/[.D252]" office:value-type="float" office:value="3540.17052596508" calcext:value-type="float">
            <text:p>3540.17052596508</text:p>
          </table:table-cell>
        </table:table-row>
        <table:table-row table:style-name="ro1">
          <table:table-cell/>
          <table:table-cell office:value-type="float" office:value="2.196" calcext:value-type="float">
            <text:p>2.196</text:p>
          </table:table-cell>
          <table:table-cell office:value-type="float" office:value="276.558" calcext:value-type="float">
            <text:p>276.558</text:p>
          </table:table-cell>
          <table:table-cell office:value-type="float" office:value="31.468" calcext:value-type="float">
            <text:p>31.468</text:p>
          </table:table-cell>
          <table:table-cell/>
          <table:table-cell office:value-type="float" office:value="230437" calcext:value-type="float">
            <text:p>230437</text:p>
          </table:table-cell>
          <table:table-cell office:value-type="float" office:value="81432" calcext:value-type="float">
            <text:p>81432</text:p>
          </table:table-cell>
          <table:table-cell/>
          <table:table-cell table:formula="of:=[.F253]/[.B253]" office:value-type="float" office:value="104934.881602914" calcext:value-type="float">
            <text:p>104934.881602914</text:p>
          </table:table-cell>
          <table:table-cell table:formula="of:=[.F253]/[.C253]" office:value-type="float" office:value="833.232088748111" calcext:value-type="float">
            <text:p>833.232088748111</text:p>
          </table:table-cell>
          <table:table-cell table:formula="of:=[.F253]/[.D253]" office:value-type="float" office:value="7322.89945341299" calcext:value-type="float">
            <text:p>7322.89945341299</text:p>
          </table:table-cell>
        </table:table-row>
        <table:table-row table:style-name="ro1">
          <table:table-cell/>
          <table:table-cell office:value-type="float" office:value="3.551" calcext:value-type="float">
            <text:p>3.551</text:p>
          </table:table-cell>
          <table:table-cell office:value-type="float" office:value="228.707" calcext:value-type="float">
            <text:p>228.707</text:p>
          </table:table-cell>
          <table:table-cell office:value-type="float" office:value="35.768" calcext:value-type="float">
            <text:p>35.768</text:p>
          </table:table-cell>
          <table:table-cell/>
          <table:table-cell office:value-type="float" office:value="231133" calcext:value-type="float">
            <text:p>231133</text:p>
          </table:table-cell>
          <table:table-cell office:value-type="float" office:value="107138" calcext:value-type="float">
            <text:p>107138</text:p>
          </table:table-cell>
          <table:table-cell/>
          <table:table-cell table:formula="of:=[.F254]/[.B254]" office:value-type="float" office:value="65089.552238806" calcext:value-type="float">
            <text:p>65089.552238806</text:p>
          </table:table-cell>
          <table:table-cell table:formula="of:=[.F254]/[.C254]" office:value-type="float" office:value="1010.60745845121" calcext:value-type="float">
            <text:p>1010.60745845121</text:p>
          </table:table-cell>
          <table:table-cell table:formula="of:=[.F254]/[.D254]" office:value-type="float" office:value="6462.00514426303" calcext:value-type="float">
            <text:p>6462.00514426303</text:p>
          </table:table-cell>
        </table:table-row>
        <table:table-row table:style-name="ro1">
          <table:table-cell/>
          <table:table-cell office:value-type="float" office:value="0.631" calcext:value-type="float">
            <text:p>0.631</text:p>
          </table:table-cell>
          <table:table-cell office:value-type="float" office:value="49.12" calcext:value-type="float">
            <text:p>49.12</text:p>
          </table:table-cell>
          <table:table-cell office:value-type="float" office:value="7.923" calcext:value-type="float">
            <text:p>7.923</text:p>
          </table:table-cell>
          <table:table-cell/>
          <table:table-cell office:value-type="float" office:value="108366" calcext:value-type="float">
            <text:p>108366</text:p>
          </table:table-cell>
          <table:table-cell office:value-type="float" office:value="51140" calcext:value-type="float">
            <text:p>51140</text:p>
          </table:table-cell>
          <table:table-cell/>
          <table:table-cell table:formula="of:=[.F255]/[.B255]" office:value-type="float" office:value="171736.925515055" calcext:value-type="float">
            <text:p>171736.925515055</text:p>
          </table:table-cell>
          <table:table-cell table:formula="of:=[.F255]/[.C255]" office:value-type="float" office:value="2206.14820846906" calcext:value-type="float">
            <text:p>2206.14820846906</text:p>
          </table:table-cell>
          <table:table-cell table:formula="of:=[.F255]/[.D255]" office:value-type="float" office:value="13677.3949261643" calcext:value-type="float">
            <text:p>13677.3949261643</text:p>
          </table:table-cell>
        </table:table-row>
        <table:table-row table:style-name="ro1">
          <table:table-cell/>
          <table:table-cell office:value-type="float" office:value="0.674" calcext:value-type="float">
            <text:p>0.674</text:p>
          </table:table-cell>
          <table:table-cell office:value-type="float" office:value="196.374" calcext:value-type="float">
            <text:p>196.374</text:p>
          </table:table-cell>
          <table:table-cell office:value-type="float" office:value="10.005" calcext:value-type="float">
            <text:p>10.005</text:p>
          </table:table-cell>
          <table:table-cell/>
          <table:table-cell office:value-type="float" office:value="130141" calcext:value-type="float">
            <text:p>130141</text:p>
          </table:table-cell>
          <table:table-cell office:value-type="float" office:value="49972" calcext:value-type="float">
            <text:p>49972</text:p>
          </table:table-cell>
          <table:table-cell/>
          <table:table-cell table:formula="of:=[.F256]/[.B256]" office:value-type="float" office:value="193087.537091988" calcext:value-type="float">
            <text:p>193087.537091988</text:p>
          </table:table-cell>
          <table:table-cell table:formula="of:=[.F256]/[.C256]" office:value-type="float" office:value="662.720115697597" calcext:value-type="float">
            <text:p>662.720115697597</text:p>
          </table:table-cell>
          <table:table-cell table:formula="of:=[.F256]/[.D256]" office:value-type="float" office:value="13007.5962018991" calcext:value-type="float">
            <text:p>13007.5962018991</text:p>
          </table:table-cell>
        </table:table-row>
        <table:table-row table:style-name="ro1">
          <table:table-cell/>
          <table:table-cell office:value-type="float" office:value="0.841" calcext:value-type="float">
            <text:p>0.841</text:p>
          </table:table-cell>
          <table:table-cell office:value-type="float" office:value="51.102" calcext:value-type="float">
            <text:p>51.102</text:p>
          </table:table-cell>
          <table:table-cell office:value-type="float" office:value="6.706" calcext:value-type="float">
            <text:p>6.706</text:p>
          </table:table-cell>
          <table:table-cell/>
          <table:table-cell office:value-type="float" office:value="112096" calcext:value-type="float">
            <text:p>112096</text:p>
          </table:table-cell>
          <table:table-cell office:value-type="float" office:value="65518" calcext:value-type="float">
            <text:p>65518</text:p>
          </table:table-cell>
          <table:table-cell/>
          <table:table-cell table:formula="of:=[.F257]/[.B257]" office:value-type="float" office:value="133288.941736029" calcext:value-type="float">
            <text:p>133288.941736029</text:p>
          </table:table-cell>
          <table:table-cell table:formula="of:=[.F257]/[.C257]" office:value-type="float" office:value="2193.57363703965" calcext:value-type="float">
            <text:p>2193.57363703965</text:p>
          </table:table-cell>
          <table:table-cell table:formula="of:=[.F257]/[.D257]" office:value-type="float" office:value="16715.7769161945" calcext:value-type="float">
            <text:p>16715.7769161945</text:p>
          </table:table-cell>
        </table:table-row>
        <table:table-row table:style-name="ro1">
          <table:table-cell/>
          <table:table-cell office:value-type="float" office:value="3.587" calcext:value-type="float">
            <text:p>3.587</text:p>
          </table:table-cell>
          <table:table-cell office:value-type="float" office:value="241.335" calcext:value-type="float">
            <text:p>241.335</text:p>
          </table:table-cell>
          <table:table-cell office:value-type="float" office:value="38.409" calcext:value-type="float">
            <text:p>38.409</text:p>
          </table:table-cell>
          <table:table-cell/>
          <table:table-cell office:value-type="float" office:value="234511" calcext:value-type="float">
            <text:p>234511</text:p>
          </table:table-cell>
          <table:table-cell office:value-type="float" office:value="117820" calcext:value-type="float">
            <text:p>117820</text:p>
          </table:table-cell>
          <table:table-cell/>
          <table:table-cell table:formula="of:=[.F258]/[.B258]" office:value-type="float" office:value="65378.031781433" calcext:value-type="float">
            <text:p>65378.031781433</text:p>
          </table:table-cell>
          <table:table-cell table:formula="of:=[.F258]/[.C258]" office:value-type="float" office:value="971.723952182651" calcext:value-type="float">
            <text:p>971.723952182651</text:p>
          </table:table-cell>
          <table:table-cell table:formula="of:=[.F258]/[.D258]" office:value-type="float" office:value="6105.626285506" calcext:value-type="float">
            <text:p>6105.626285506</text:p>
          </table:table-cell>
        </table:table-row>
        <table:table-row table:style-name="ro1">
          <table:table-cell/>
          <table:table-cell office:value-type="float" office:value="1.171" calcext:value-type="float">
            <text:p>1.171</text:p>
          </table:table-cell>
          <table:table-cell office:value-type="float" office:value="491.24" calcext:value-type="float">
            <text:p>491.24</text:p>
          </table:table-cell>
          <table:table-cell office:value-type="float" office:value="13.334" calcext:value-type="float">
            <text:p>13.334</text:p>
          </table:table-cell>
          <table:table-cell/>
          <table:table-cell office:value-type="float" office:value="157434" calcext:value-type="float">
            <text:p>157434</text:p>
          </table:table-cell>
          <table:table-cell office:value-type="float" office:value="60442" calcext:value-type="float">
            <text:p>60442</text:p>
          </table:table-cell>
          <table:table-cell/>
          <table:table-cell table:formula="of:=[.F259]/[.B259]" office:value-type="float" office:value="134444.064901793" calcext:value-type="float">
            <text:p>134444.064901793</text:p>
          </table:table-cell>
          <table:table-cell table:formula="of:=[.F259]/[.C259]" office:value-type="float" office:value="320.482859701979" calcext:value-type="float">
            <text:p>320.482859701979</text:p>
          </table:table-cell>
          <table:table-cell table:formula="of:=[.F259]/[.D259]" office:value-type="float" office:value="11806.9596520174" calcext:value-type="float">
            <text:p>11806.9596520174</text:p>
          </table:table-cell>
        </table:table-row>
        <table:table-row table:style-name="ro1">
          <table:table-cell/>
          <table:table-cell office:value-type="float" office:value="17.345" calcext:value-type="float">
            <text:p>17.345</text:p>
          </table:table-cell>
          <table:table-cell office:value-type="float" office:value="1338.243" calcext:value-type="float">
            <text:p>1338.243</text:p>
          </table:table-cell>
          <table:table-cell office:value-type="float" office:value="238.438" calcext:value-type="float">
            <text:p>238.438</text:p>
          </table:table-cell>
          <table:table-cell/>
          <table:table-cell office:value-type="float" office:value="570691" calcext:value-type="float">
            <text:p>570691</text:p>
          </table:table-cell>
          <table:table-cell office:value-type="float" office:value="206798" calcext:value-type="float">
            <text:p>206798</text:p>
          </table:table-cell>
          <table:table-cell/>
          <table:table-cell table:formula="of:=[.F260]/[.B260]" office:value-type="float" office:value="32902.3349668492" calcext:value-type="float">
            <text:p>32902.3349668492</text:p>
          </table:table-cell>
          <table:table-cell table:formula="of:=[.F260]/[.C260]" office:value-type="float" office:value="426.447961991955" calcext:value-type="float">
            <text:p>426.447961991955</text:p>
          </table:table-cell>
          <table:table-cell table:formula="of:=[.F260]/[.D260]" office:value-type="float" office:value="2393.45657990757" calcext:value-type="float">
            <text:p>2393.45657990757</text:p>
          </table:table-cell>
        </table:table-row>
        <table:table-row table:style-name="ro1">
          <table:table-cell/>
          <table:table-cell office:value-type="float" office:value="0.379" calcext:value-type="float">
            <text:p>0.379</text:p>
          </table:table-cell>
          <table:table-cell office:value-type="float" office:value="37.659" calcext:value-type="float">
            <text:p>37.659</text:p>
          </table:table-cell>
          <table:table-cell office:value-type="float" office:value="4.056" calcext:value-type="float">
            <text:p>4.056</text:p>
          </table:table-cell>
          <table:table-cell/>
          <table:table-cell office:value-type="float" office:value="87115" calcext:value-type="float">
            <text:p>87115</text:p>
          </table:table-cell>
          <table:table-cell office:value-type="float" office:value="42258" calcext:value-type="float">
            <text:p>42258</text:p>
          </table:table-cell>
          <table:table-cell/>
          <table:table-cell table:formula="of:=[.F261]/[.B261]" office:value-type="float" office:value="229854.881266491" calcext:value-type="float">
            <text:p>229854.881266491</text:p>
          </table:table-cell>
          <table:table-cell table:formula="of:=[.F261]/[.C261]" office:value-type="float" office:value="2313.25845083513" calcext:value-type="float">
            <text:p>2313.25845083513</text:p>
          </table:table-cell>
          <table:table-cell table:formula="of:=[.F261]/[.D261]" office:value-type="float" office:value="21478.057199211" calcext:value-type="float">
            <text:p>21478.057199211</text:p>
          </table:table-cell>
        </table:table-row>
        <table:table-row table:style-name="ro1">
          <table:table-cell/>
          <table:table-cell office:value-type="float" office:value="4.205" calcext:value-type="float">
            <text:p>4.205</text:p>
          </table:table-cell>
          <table:table-cell office:value-type="float" office:value="258.44" calcext:value-type="float">
            <text:p>258.44</text:p>
          </table:table-cell>
          <table:table-cell office:value-type="float" office:value="45.701" calcext:value-type="float">
            <text:p>45.701</text:p>
          </table:table-cell>
          <table:table-cell/>
          <table:table-cell office:value-type="float" office:value="277653" calcext:value-type="float">
            <text:p>277653</text:p>
          </table:table-cell>
          <table:table-cell office:value-type="float" office:value="109578" calcext:value-type="float">
            <text:p>109578</text:p>
          </table:table-cell>
          <table:table-cell/>
          <table:table-cell table:formula="of:=[.F262]/[.B262]" office:value-type="float" office:value="66029.2508917955" calcext:value-type="float">
            <text:p>66029.2508917955</text:p>
          </table:table-cell>
          <table:table-cell table:formula="of:=[.F262]/[.C262]" office:value-type="float" office:value="1074.34220708869" calcext:value-type="float">
            <text:p>1074.34220708869</text:p>
          </table:table-cell>
          <table:table-cell table:formula="of:=[.F262]/[.D262]" office:value-type="float" office:value="6075.42504540382" calcext:value-type="float">
            <text:p>6075.42504540382</text:p>
          </table:table-cell>
        </table:table-row>
        <table:table-row table:style-name="ro1">
          <table:table-cell/>
          <table:table-cell office:value-type="float" office:value="6.874" calcext:value-type="float">
            <text:p>6.874</text:p>
          </table:table-cell>
          <table:table-cell office:value-type="float" office:value="489.196" calcext:value-type="float">
            <text:p>489.196</text:p>
          </table:table-cell>
          <table:table-cell office:value-type="float" office:value="81.264" calcext:value-type="float">
            <text:p>81.264</text:p>
          </table:table-cell>
          <table:table-cell/>
          <table:table-cell office:value-type="float" office:value="351754" calcext:value-type="float">
            <text:p>351754</text:p>
          </table:table-cell>
          <table:table-cell office:value-type="float" office:value="133978" calcext:value-type="float">
            <text:p>133978</text:p>
          </table:table-cell>
          <table:table-cell/>
          <table:table-cell table:formula="of:=[.F263]/[.B263]" office:value-type="float" office:value="51171.6613325575" calcext:value-type="float">
            <text:p>51171.6613325575</text:p>
          </table:table-cell>
          <table:table-cell table:formula="of:=[.F263]/[.C263]" office:value-type="float" office:value="719.045127106518" calcext:value-type="float">
            <text:p>719.045127106518</text:p>
          </table:table-cell>
          <table:table-cell table:formula="of:=[.F263]/[.D263]" office:value-type="float" office:value="4328.53416026777" calcext:value-type="float">
            <text:p>4328.53416026777</text:p>
          </table:table-cell>
        </table:table-row>
        <table:table-row table:style-name="ro1">
          <table:table-cell/>
          <table:table-cell office:value-type="float" office:value="3.061" calcext:value-type="float">
            <text:p>3.061</text:p>
          </table:table-cell>
          <table:table-cell office:value-type="float" office:value="222.279" calcext:value-type="float">
            <text:p>222.279</text:p>
          </table:table-cell>
          <table:table-cell office:value-type="float" office:value="30.846" calcext:value-type="float">
            <text:p>30.846</text:p>
          </table:table-cell>
          <table:table-cell/>
          <table:table-cell office:value-type="float" office:value="225489" calcext:value-type="float">
            <text:p>225489</text:p>
          </table:table-cell>
          <table:table-cell office:value-type="float" office:value="99162" calcext:value-type="float">
            <text:p>99162</text:p>
          </table:table-cell>
          <table:table-cell/>
          <table:table-cell table:formula="of:=[.F264]/[.B264]" office:value-type="float" office:value="73665.1421104214" calcext:value-type="float">
            <text:p>73665.1421104214</text:p>
          </table:table-cell>
          <table:table-cell table:formula="of:=[.F264]/[.C264]" office:value-type="float" office:value="1014.44131024523" calcext:value-type="float">
            <text:p>1014.44131024523</text:p>
          </table:table-cell>
          <table:table-cell table:formula="of:=[.F264]/[.D264]" office:value-type="float" office:value="7310.15366660183" calcext:value-type="float">
            <text:p>7310.15366660183</text:p>
          </table:table-cell>
        </table:table-row>
        <table:table-row table:style-name="ro1">
          <table:table-cell/>
          <table:table-cell office:value-type="float" office:value="2.155" calcext:value-type="float">
            <text:p>2.155</text:p>
          </table:table-cell>
          <table:table-cell office:value-type="float" office:value="156.732" calcext:value-type="float">
            <text:p>156.732</text:p>
          </table:table-cell>
          <table:table-cell office:value-type="float" office:value="23.821" calcext:value-type="float">
            <text:p>23.821</text:p>
          </table:table-cell>
          <table:table-cell/>
          <table:table-cell office:value-type="float" office:value="197906" calcext:value-type="float">
            <text:p>197906</text:p>
          </table:table-cell>
          <table:table-cell office:value-type="float" office:value="89544" calcext:value-type="float">
            <text:p>89544</text:p>
          </table:table-cell>
          <table:table-cell/>
          <table:table-cell table:formula="of:=[.F265]/[.B265]" office:value-type="float" office:value="91835.7308584687" calcext:value-type="float">
            <text:p>91835.7308584687</text:p>
          </table:table-cell>
          <table:table-cell table:formula="of:=[.F265]/[.C265]" office:value-type="float" office:value="1262.70321312814" calcext:value-type="float">
            <text:p>1262.70321312814</text:p>
          </table:table-cell>
          <table:table-cell table:formula="of:=[.F265]/[.D265]" office:value-type="float" office:value="8308.04752109483" calcext:value-type="float">
            <text:p>8308.04752109483</text:p>
          </table:table-cell>
        </table:table-row>
        <table:table-row table:style-name="ro1">
          <table:table-cell/>
          <table:table-cell office:value-type="float" office:value="1.575" calcext:value-type="float">
            <text:p>1.575</text:p>
          </table:table-cell>
          <table:table-cell office:value-type="float" office:value="134.021" calcext:value-type="float">
            <text:p>134.021</text:p>
          </table:table-cell>
          <table:table-cell office:value-type="float" office:value="17.128" calcext:value-type="float">
            <text:p>17.128</text:p>
          </table:table-cell>
          <table:table-cell/>
          <table:table-cell office:value-type="float" office:value="169232" calcext:value-type="float">
            <text:p>169232</text:p>
          </table:table-cell>
          <table:table-cell office:value-type="float" office:value="72806" calcext:value-type="float">
            <text:p>72806</text:p>
          </table:table-cell>
          <table:table-cell/>
          <table:table-cell table:formula="of:=[.F266]/[.B266]" office:value-type="float" office:value="107448.888888889" calcext:value-type="float">
            <text:p>107448.888888889</text:p>
          </table:table-cell>
          <table:table-cell table:formula="of:=[.F266]/[.C266]" office:value-type="float" office:value="1262.72748300639" calcext:value-type="float">
            <text:p>1262.72748300639</text:p>
          </table:table-cell>
          <table:table-cell table:formula="of:=[.F266]/[.D266]" office:value-type="float" office:value="9880.42970574498" calcext:value-type="float">
            <text:p>9880.42970574498</text:p>
          </table:table-cell>
        </table:table-row>
        <table:table-row table:style-name="ro1">
          <table:table-cell/>
          <table:table-cell office:value-type="float" office:value="0.398" calcext:value-type="float">
            <text:p>0.398</text:p>
          </table:table-cell>
          <table:table-cell office:value-type="float" office:value="34.833" calcext:value-type="float">
            <text:p>34.833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97264" calcext:value-type="float">
            <text:p>97264</text:p>
          </table:table-cell>
          <table:table-cell office:value-type="float" office:value="37242" calcext:value-type="float">
            <text:p>37242</text:p>
          </table:table-cell>
          <table:table-cell/>
          <table:table-cell table:formula="of:=[.F267]/[.B267]" office:value-type="float" office:value="244381.909547739" calcext:value-type="float">
            <text:p>244381.909547739</text:p>
          </table:table-cell>
          <table:table-cell table:formula="of:=[.F267]/[.C267]" office:value-type="float" office:value="2792.29466310682" calcext:value-type="float">
            <text:p>2792.29466310682</text:p>
          </table:table-cell>
          <table:table-cell table:formula="of:=[.F267]/[.D267]" office:value-type="float" office:value="20263.3333333333" calcext:value-type="float">
            <text:p>20263.3333333333</text:p>
          </table:table-cell>
        </table:table-row>
        <table:table-row table:style-name="ro1">
          <table:table-cell/>
          <table:table-cell office:value-type="float" office:value="0.345" calcext:value-type="float">
            <text:p>0.345</text:p>
          </table:table-cell>
          <table:table-cell office:value-type="float" office:value="27.768" calcext:value-type="float">
            <text:p>27.768</text:p>
          </table:table-cell>
          <table:table-cell office:value-type="float" office:value="2.576" calcext:value-type="float">
            <text:p>2.576</text:p>
          </table:table-cell>
          <table:table-cell/>
          <table:table-cell office:value-type="float" office:value="74696" calcext:value-type="float">
            <text:p>74696</text:p>
          </table:table-cell>
          <table:table-cell office:value-type="float" office:value="41376" calcext:value-type="float">
            <text:p>41376</text:p>
          </table:table-cell>
          <table:table-cell/>
          <table:table-cell table:formula="of:=[.F268]/[.B268]" office:value-type="float" office:value="216510.144927536" calcext:value-type="float">
            <text:p>216510.144927536</text:p>
          </table:table-cell>
          <table:table-cell table:formula="of:=[.F268]/[.C268]" office:value-type="float" office:value="2690.00288101412" calcext:value-type="float">
            <text:p>2690.00288101412</text:p>
          </table:table-cell>
          <table:table-cell table:formula="of:=[.F268]/[.D268]" office:value-type="float" office:value="28996.8944099379" calcext:value-type="float">
            <text:p>28996.8944099379</text:p>
          </table:table-cell>
        </table:table-row>
        <table:table-row table:style-name="ro1">
          <table:table-cell/>
          <table:table-cell office:value-type="float" office:value="5.196" calcext:value-type="float">
            <text:p>5.196</text:p>
          </table:table-cell>
          <table:table-cell office:value-type="float" office:value="377.042" calcext:value-type="float">
            <text:p>377.042</text:p>
          </table:table-cell>
          <table:table-cell office:value-type="float" office:value="54.79" calcext:value-type="float">
            <text:p>54.79</text:p>
          </table:table-cell>
          <table:table-cell/>
          <table:table-cell office:value-type="float" office:value="306730" calcext:value-type="float">
            <text:p>306730</text:p>
          </table:table-cell>
          <table:table-cell office:value-type="float" office:value="133390" calcext:value-type="float">
            <text:p>133390</text:p>
          </table:table-cell>
          <table:table-cell/>
          <table:table-cell table:formula="of:=[.F269]/[.B269]" office:value-type="float" office:value="59031.94765204" calcext:value-type="float">
            <text:p>59031.94765204</text:p>
          </table:table-cell>
          <table:table-cell table:formula="of:=[.F269]/[.C269]" office:value-type="float" office:value="813.516796537256" calcext:value-type="float">
            <text:p>813.516796537256</text:p>
          </table:table-cell>
          <table:table-cell table:formula="of:=[.F269]/[.D269]" office:value-type="float" office:value="5598.28435845957" calcext:value-type="float">
            <text:p>5598.28435845957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25.589" calcext:value-type="float">
            <text:p>25.589</text:p>
          </table:table-cell>
          <table:table-cell office:value-type="float" office:value="3.01" calcext:value-type="float">
            <text:p>3.01</text:p>
          </table:table-cell>
          <table:table-cell/>
          <table:table-cell office:value-type="float" office:value="75313" calcext:value-type="float">
            <text:p>75313</text:p>
          </table:table-cell>
          <table:table-cell office:value-type="float" office:value="32844" calcext:value-type="float">
            <text:p>32844</text:p>
          </table:table-cell>
          <table:table-cell/>
          <table:table-cell table:formula="of:=[.F270]/[.B270]" office:value-type="float" office:value="295345.098039216" calcext:value-type="float">
            <text:p>295345.098039216</text:p>
          </table:table-cell>
          <table:table-cell table:formula="of:=[.F270]/[.C270]" office:value-type="float" office:value="2943.17870960178" calcext:value-type="float">
            <text:p>2943.17870960178</text:p>
          </table:table-cell>
          <table:table-cell table:formula="of:=[.F270]/[.D270]" office:value-type="float" office:value="25020.9302325581" calcext:value-type="float">
            <text:p>25020.9302325581</text:p>
          </table:table-cell>
        </table:table-row>
        <table:table-row table:style-name="ro1">
          <table:table-cell/>
          <table:table-cell office:value-type="float" office:value="0.247" calcext:value-type="float">
            <text:p>0.247</text:p>
          </table:table-cell>
          <table:table-cell office:value-type="float" office:value="18.987" calcext:value-type="float">
            <text:p>18.987</text:p>
          </table:table-cell>
          <table:table-cell office:value-type="float" office:value="2.999" calcext:value-type="float">
            <text:p>2.999</text:p>
          </table:table-cell>
          <table:table-cell/>
          <table:table-cell office:value-type="float" office:value="67948" calcext:value-type="float">
            <text:p>67948</text:p>
          </table:table-cell>
          <table:table-cell office:value-type="float" office:value="28962" calcext:value-type="float">
            <text:p>28962</text:p>
          </table:table-cell>
          <table:table-cell/>
          <table:table-cell table:formula="of:=[.F271]/[.B271]" office:value-type="float" office:value="275093.117408907" calcext:value-type="float">
            <text:p>275093.117408907</text:p>
          </table:table-cell>
          <table:table-cell table:formula="of:=[.F271]/[.C271]" office:value-type="float" office:value="3578.65908253015" calcext:value-type="float">
            <text:p>3578.65908253015</text:p>
          </table:table-cell>
          <table:table-cell table:formula="of:=[.F271]/[.D271]" office:value-type="float" office:value="22656.8856285428" calcext:value-type="float">
            <text:p>22656.8856285428</text:p>
          </table:table-cell>
        </table:table-row>
        <table:table-row table:style-name="ro1">
          <table:table-cell/>
          <table:table-cell office:value-type="float" office:value="0.919" calcext:value-type="float">
            <text:p>0.919</text:p>
          </table:table-cell>
          <table:table-cell office:value-type="float" office:value="92.767" calcext:value-type="float">
            <text:p>92.767</text:p>
          </table:table-cell>
          <table:table-cell office:value-type="float" office:value="8.913" calcext:value-type="float">
            <text:p>8.913</text:p>
          </table:table-cell>
          <table:table-cell/>
          <table:table-cell office:value-type="float" office:value="128697" calcext:value-type="float">
            <text:p>128697</text:p>
          </table:table-cell>
          <table:table-cell office:value-type="float" office:value="60314" calcext:value-type="float">
            <text:p>60314</text:p>
          </table:table-cell>
          <table:table-cell/>
          <table:table-cell table:formula="of:=[.F272]/[.B272]" office:value-type="float" office:value="140040.261153428" calcext:value-type="float">
            <text:p>140040.261153428</text:p>
          </table:table-cell>
          <table:table-cell table:formula="of:=[.F272]/[.C272]" office:value-type="float" office:value="1387.31445449352" calcext:value-type="float">
            <text:p>1387.31445449352</text:p>
          </table:table-cell>
          <table:table-cell table:formula="of:=[.F272]/[.D272]" office:value-type="float" office:value="14439.2460451027" calcext:value-type="float">
            <text:p>14439.2460451027</text:p>
          </table:table-cell>
        </table:table-row>
        <table:table-row table:style-name="ro1">
          <table:table-cell/>
          <table:table-cell office:value-type="float" office:value="0.148" calcext:value-type="float">
            <text:p>0.148</text:p>
          </table:table-cell>
          <table:table-cell office:value-type="float" office:value="9.38" calcext:value-type="float">
            <text:p>9.38</text:p>
          </table:table-cell>
          <table:table-cell office:value-type="float" office:value="1.202" calcext:value-type="float">
            <text:p>1.202</text:p>
          </table:table-cell>
          <table:table-cell/>
          <table:table-cell office:value-type="float" office:value="49122" calcext:value-type="float">
            <text:p>49122</text:p>
          </table:table-cell>
          <table:table-cell office:value-type="float" office:value="20996" calcext:value-type="float">
            <text:p>20996</text:p>
          </table:table-cell>
          <table:table-cell/>
          <table:table-cell table:formula="of:=[.F273]/[.B273]" office:value-type="float" office:value="331905.405405405" calcext:value-type="float">
            <text:p>331905.405405405</text:p>
          </table:table-cell>
          <table:table-cell table:formula="of:=[.F273]/[.C273]" office:value-type="float" office:value="5236.88699360341" calcext:value-type="float">
            <text:p>5236.88699360341</text:p>
          </table:table-cell>
          <table:table-cell table:formula="of:=[.F273]/[.D273]" office:value-type="float" office:value="40866.8885191348" calcext:value-type="float">
            <text:p>40866.8885191348</text:p>
          </table:table-cell>
        </table:table-row>
        <table:table-row table:style-name="ro1">
          <table:table-cell/>
          <table:table-cell office:value-type="float" office:value="9.624" calcext:value-type="float">
            <text:p>9.624</text:p>
          </table:table-cell>
          <table:table-cell office:value-type="float" office:value="650.092" calcext:value-type="float">
            <text:p>650.092</text:p>
          </table:table-cell>
          <table:table-cell office:value-type="float" office:value="109.689" calcext:value-type="float">
            <text:p>109.689</text:p>
          </table:table-cell>
          <table:table-cell/>
          <table:table-cell office:value-type="float" office:value="411164" calcext:value-type="float">
            <text:p>411164</text:p>
          </table:table-cell>
          <table:table-cell office:value-type="float" office:value="158177" calcext:value-type="float">
            <text:p>158177</text:p>
          </table:table-cell>
          <table:table-cell/>
          <table:table-cell table:formula="of:=[.F274]/[.B274]" office:value-type="float" office:value="42722.7763923525" calcext:value-type="float">
            <text:p>42722.7763923525</text:p>
          </table:table-cell>
          <table:table-cell table:formula="of:=[.F274]/[.C274]" office:value-type="float" office:value="632.470481101136" calcext:value-type="float">
            <text:p>632.470481101136</text:p>
          </table:table-cell>
          <table:table-cell table:formula="of:=[.F274]/[.D274]" office:value-type="float" office:value="3748.4524428156" calcext:value-type="float">
            <text:p>3748.4524428156</text:p>
          </table:table-cell>
        </table:table-row>
        <table:table-row table:style-name="ro1">
          <table:table-cell/>
          <table:table-cell office:value-type="float" office:value="0.683" calcext:value-type="float">
            <text:p>0.683</text:p>
          </table:table-cell>
          <table:table-cell office:value-type="float" office:value="52.851" calcext:value-type="float">
            <text:p>52.851</text:p>
          </table:table-cell>
          <table:table-cell office:value-type="float" office:value="7.201" calcext:value-type="float">
            <text:p>7.201</text:p>
          </table:table-cell>
          <table:table-cell/>
          <table:table-cell office:value-type="float" office:value="115360" calcext:value-type="float">
            <text:p>115360</text:p>
          </table:table-cell>
          <table:table-cell office:value-type="float" office:value="57068" calcext:value-type="float">
            <text:p>57068</text:p>
          </table:table-cell>
          <table:table-cell/>
          <table:table-cell table:formula="of:=[.F275]/[.B275]" office:value-type="float" office:value="168901.903367496" calcext:value-type="float">
            <text:p>168901.903367496</text:p>
          </table:table-cell>
          <table:table-cell table:formula="of:=[.F275]/[.C275]" office:value-type="float" office:value="2182.74015628843" calcext:value-type="float">
            <text:p>2182.74015628843</text:p>
          </table:table-cell>
          <table:table-cell table:formula="of:=[.F275]/[.D275]" office:value-type="float" office:value="16019.997222608" calcext:value-type="float">
            <text:p>16019.997222608</text:p>
          </table:table-cell>
        </table:table-row>
        <table:table-row table:style-name="ro1">
          <table:table-cell/>
          <table:table-cell office:value-type="float" office:value="2.778" calcext:value-type="float">
            <text:p>2.778</text:p>
          </table:table-cell>
          <table:table-cell office:value-type="float" office:value="420.165" calcext:value-type="float">
            <text:p>420.165</text:p>
          </table:table-cell>
          <table:table-cell office:value-type="float" office:value="28.741" calcext:value-type="float">
            <text:p>28.741</text:p>
          </table:table-cell>
          <table:table-cell/>
          <table:table-cell office:value-type="float" office:value="224336" calcext:value-type="float">
            <text:p>224336</text:p>
          </table:table-cell>
          <table:table-cell office:value-type="float" office:value="88492" calcext:value-type="float">
            <text:p>88492</text:p>
          </table:table-cell>
          <table:table-cell/>
          <table:table-cell table:formula="of:=[.F276]/[.B276]" office:value-type="float" office:value="80754.4996400288" calcext:value-type="float">
            <text:p>80754.4996400288</text:p>
          </table:table-cell>
          <table:table-cell table:formula="of:=[.F276]/[.C276]" office:value-type="float" office:value="533.923577642117" calcext:value-type="float">
            <text:p>533.923577642117</text:p>
          </table:table-cell>
          <table:table-cell table:formula="of:=[.F276]/[.D276]" office:value-type="float" office:value="7805.43474478967" calcext:value-type="float">
            <text:p>7805.43474478967</text:p>
          </table:table-cell>
        </table:table-row>
        <table:table-row table:style-name="ro1">
          <table:table-cell/>
          <table:table-cell office:value-type="float" office:value="0.207" calcext:value-type="float">
            <text:p>0.207</text:p>
          </table:table-cell>
          <table:table-cell office:value-type="float" office:value="12.687" calcext:value-type="float">
            <text:p>12.687</text:p>
          </table:table-cell>
          <table:table-cell office:value-type="float" office:value="1.669" calcext:value-type="float">
            <text:p>1.669</text:p>
          </table:table-cell>
          <table:table-cell/>
          <table:table-cell office:value-type="float" office:value="58196" calcext:value-type="float">
            <text:p>58196</text:p>
          </table:table-cell>
          <table:table-cell office:value-type="float" office:value="30770" calcext:value-type="float">
            <text:p>30770</text:p>
          </table:table-cell>
          <table:table-cell/>
          <table:table-cell table:formula="of:=[.F277]/[.B277]" office:value-type="float" office:value="281140.096618357" calcext:value-type="float">
            <text:p>281140.096618357</text:p>
          </table:table-cell>
          <table:table-cell table:formula="of:=[.F277]/[.C277]" office:value-type="float" office:value="4587.05761803421" calcext:value-type="float">
            <text:p>4587.05761803421</text:p>
          </table:table-cell>
          <table:table-cell table:formula="of:=[.F277]/[.D277]" office:value-type="float" office:value="34868.7837028161" calcext:value-type="float">
            <text:p>34868.7837028161</text:p>
          </table:table-cell>
        </table:table-row>
        <table:table-row table:style-name="ro1">
          <table:table-cell/>
          <table:table-cell office:value-type="float" office:value="3.287" calcext:value-type="float">
            <text:p>3.287</text:p>
          </table:table-cell>
          <table:table-cell office:value-type="float" office:value="1361.479" calcext:value-type="float">
            <text:p>1361.479</text:p>
          </table:table-cell>
          <table:table-cell office:value-type="float" office:value="36.853" calcext:value-type="float">
            <text:p>36.853</text:p>
          </table:table-cell>
          <table:table-cell/>
          <table:table-cell office:value-type="float" office:value="257350" calcext:value-type="float">
            <text:p>257350</text:p>
          </table:table-cell>
          <table:table-cell office:value-type="float" office:value="89573" calcext:value-type="float">
            <text:p>89573</text:p>
          </table:table-cell>
          <table:table-cell/>
          <table:table-cell table:formula="of:=[.F278]/[.B278]" office:value-type="float" office:value="78293.2765439611" calcext:value-type="float">
            <text:p>78293.2765439611</text:p>
          </table:table-cell>
          <table:table-cell table:formula="of:=[.F278]/[.C278]" office:value-type="float" office:value="189.022379338939" calcext:value-type="float">
            <text:p>189.022379338939</text:p>
          </table:table-cell>
          <table:table-cell table:formula="of:=[.F278]/[.D278]" office:value-type="float" office:value="6983.14926871625" calcext:value-type="float">
            <text:p>6983.14926871625</text:p>
          </table:table-cell>
        </table:table-row>
        <table:table-row table:style-name="ro1">
          <table:table-cell/>
          <table:table-cell office:value-type="float" office:value="0.788" calcext:value-type="float">
            <text:p>0.788</text:p>
          </table:table-cell>
          <table:table-cell office:value-type="float" office:value="102.026" calcext:value-type="float">
            <text:p>102.026</text:p>
          </table:table-cell>
          <table:table-cell office:value-type="float" office:value="9.55" calcext:value-type="float">
            <text:p>9.55</text:p>
          </table:table-cell>
          <table:table-cell/>
          <table:table-cell office:value-type="float" office:value="133627" calcext:value-type="float">
            <text:p>133627</text:p>
          </table:table-cell>
          <table:table-cell office:value-type="float" office:value="49583" calcext:value-type="float">
            <text:p>49583</text:p>
          </table:table-cell>
          <table:table-cell/>
          <table:table-cell table:formula="of:=[.F279]/[.B279]" office:value-type="float" office:value="169577.411167513" calcext:value-type="float">
            <text:p>169577.411167513</text:p>
          </table:table-cell>
          <table:table-cell table:formula="of:=[.F279]/[.C279]" office:value-type="float" office:value="1309.73477348911" calcext:value-type="float">
            <text:p>1309.73477348911</text:p>
          </table:table-cell>
          <table:table-cell table:formula="of:=[.F279]/[.D279]" office:value-type="float" office:value="13992.3560209424" calcext:value-type="float">
            <text:p>13992.3560209424</text:p>
          </table:table-cell>
        </table:table-row>
        <table:table-row table:style-name="ro1">
          <table:table-cell/>
          <table:table-cell office:value-type="float" office:value="3.511" calcext:value-type="float">
            <text:p>3.511</text:p>
          </table:table-cell>
          <table:table-cell office:value-type="float" office:value="619.785" calcext:value-type="float">
            <text:p>619.785</text:p>
          </table:table-cell>
          <table:table-cell office:value-type="float" office:value="45.808" calcext:value-type="float">
            <text:p>45.808</text:p>
          </table:table-cell>
          <table:table-cell/>
          <table:table-cell office:value-type="float" office:value="262834" calcext:value-type="float">
            <text:p>262834</text:p>
          </table:table-cell>
          <table:table-cell office:value-type="float" office:value="94718" calcext:value-type="float">
            <text:p>94718</text:p>
          </table:table-cell>
          <table:table-cell/>
          <table:table-cell table:formula="of:=[.F280]/[.B280]" office:value-type="float" office:value="74860.1538023355" calcext:value-type="float">
            <text:p>74860.1538023355</text:p>
          </table:table-cell>
          <table:table-cell table:formula="of:=[.F280]/[.C280]" office:value-type="float" office:value="424.072863977024" calcext:value-type="float">
            <text:p>424.072863977024</text:p>
          </table:table-cell>
          <table:table-cell table:formula="of:=[.F280]/[.D280]" office:value-type="float" office:value="5737.73140062871" calcext:value-type="float">
            <text:p>5737.73140062871</text:p>
          </table:table-cell>
        </table:table-row>
        <table:table-row table:style-name="ro1">
          <table:table-cell/>
          <table:table-cell office:value-type="float" office:value="27.645" calcext:value-type="float">
            <text:p>27.645</text:p>
          </table:table-cell>
          <table:table-cell office:value-type="float" office:value="2769.257" calcext:value-type="float">
            <text:p>2769.257</text:p>
          </table:table-cell>
          <table:table-cell office:value-type="float" office:value="362.802" calcext:value-type="float">
            <text:p>362.802</text:p>
          </table:table-cell>
          <table:table-cell/>
          <table:table-cell office:value-type="float" office:value="693677" calcext:value-type="float">
            <text:p>693677</text:p>
          </table:table-cell>
          <table:table-cell office:value-type="float" office:value="265068" calcext:value-type="float">
            <text:p>265068</text:p>
          </table:table-cell>
          <table:table-cell/>
          <table:table-cell table:formula="of:=[.F281]/[.B281]" office:value-type="float" office:value="25092.3132573702" calcext:value-type="float">
            <text:p>25092.3132573702</text:p>
          </table:table-cell>
          <table:table-cell table:formula="of:=[.F281]/[.C281]" office:value-type="float" office:value="250.492099505391" calcext:value-type="float">
            <text:p>250.492099505391</text:p>
          </table:table-cell>
          <table:table-cell table:formula="of:=[.F281]/[.D281]" office:value-type="float" office:value="1911.99883131846" calcext:value-type="float">
            <text:p>1911.99883131846</text:p>
          </table:table-cell>
        </table:table-row>
        <table:table-row table:style-name="ro1">
          <table:table-cell/>
          <table:table-cell office:value-type="float" office:value="7.831" calcext:value-type="float">
            <text:p>7.831</text:p>
          </table:table-cell>
          <table:table-cell office:value-type="float" office:value="1044.785" calcext:value-type="float">
            <text:p>1044.785</text:p>
          </table:table-cell>
          <table:table-cell office:value-type="float" office:value="87.99" calcext:value-type="float">
            <text:p>87.99</text:p>
          </table:table-cell>
          <table:table-cell/>
          <table:table-cell office:value-type="float" office:value="386585" calcext:value-type="float">
            <text:p>386585</text:p>
          </table:table-cell>
          <table:table-cell office:value-type="float" office:value="138526" calcext:value-type="float">
            <text:p>138526</text:p>
          </table:table-cell>
          <table:table-cell/>
          <table:table-cell table:formula="of:=[.F282]/[.B282]" office:value-type="float" office:value="49365.9813561486" calcext:value-type="float">
            <text:p>49365.9813561486</text:p>
          </table:table-cell>
          <table:table-cell table:formula="of:=[.F282]/[.C282]" office:value-type="float" office:value="370.013926310198" calcext:value-type="float">
            <text:p>370.013926310198</text:p>
          </table:table-cell>
          <table:table-cell table:formula="of:=[.F282]/[.D282]" office:value-type="float" office:value="4393.51062620752" calcext:value-type="float">
            <text:p>4393.51062620752</text:p>
          </table:table-cell>
        </table:table-row>
        <table:table-row table:style-name="ro1">
          <table:table-cell/>
          <table:table-cell office:value-type="float" office:value="0.076" calcext:value-type="float">
            <text:p>0.076</text:p>
          </table:table-cell>
          <table:table-cell office:value-type="float" office:value="8.062" calcext:value-type="float">
            <text:p>8.062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40726" calcext:value-type="float">
            <text:p>40726</text:p>
          </table:table-cell>
          <table:table-cell office:value-type="float" office:value="15987" calcext:value-type="float">
            <text:p>15987</text:p>
          </table:table-cell>
          <table:table-cell/>
          <table:table-cell table:formula="of:=[.F283]/[.B283]" office:value-type="float" office:value="535868.421052632" calcext:value-type="float">
            <text:p>535868.421052632</text:p>
          </table:table-cell>
          <table:table-cell table:formula="of:=[.F283]/[.C283]" office:value-type="float" office:value="5051.60009923096" calcext:value-type="float">
            <text:p>5051.60009923096</text:p>
          </table:table-cell>
          <table:table-cell table:formula="of:=[.F283]/[.D283]" office:value-type="float" office:value="52212.8205128205" calcext:value-type="float">
            <text:p>52212.8205128205</text:p>
          </table:table-cell>
        </table:table-row>
        <table:table-row table:style-name="ro1">
          <table:table-cell/>
          <table:table-cell office:value-type="float" office:value="7.04" calcext:value-type="float">
            <text:p>7.04</text:p>
          </table:table-cell>
          <table:table-cell office:value-type="float" office:value="542.396" calcext:value-type="float">
            <text:p>542.396</text:p>
          </table:table-cell>
          <table:table-cell office:value-type="float" office:value="75.925" calcext:value-type="float">
            <text:p>75.925</text:p>
          </table:table-cell>
          <table:table-cell/>
          <table:table-cell office:value-type="float" office:value="361907" calcext:value-type="float">
            <text:p>361907</text:p>
          </table:table-cell>
          <table:table-cell office:value-type="float" office:value="132884" calcext:value-type="float">
            <text:p>132884</text:p>
          </table:table-cell>
          <table:table-cell/>
          <table:table-cell table:formula="of:=[.F284]/[.B284]" office:value-type="float" office:value="51407.2443181818" calcext:value-type="float">
            <text:p>51407.2443181818</text:p>
          </table:table-cell>
          <table:table-cell table:formula="of:=[.F284]/[.C284]" office:value-type="float" office:value="667.237590247716" calcext:value-type="float">
            <text:p>667.237590247716</text:p>
          </table:table-cell>
          <table:table-cell table:formula="of:=[.F284]/[.D284]" office:value-type="float" office:value="4766.63812973329" calcext:value-type="float">
            <text:p>4766.63812973329</text:p>
          </table:table-cell>
        </table:table-row>
        <table:table-row table:style-name="ro1">
          <table:table-cell/>
          <table:table-cell office:value-type="float" office:value="0.293" calcext:value-type="float">
            <text:p>0.293</text:p>
          </table:table-cell>
          <table:table-cell office:value-type="float" office:value="14.121" calcext:value-type="float">
            <text:p>14.121</text:p>
          </table:table-cell>
          <table:table-cell office:value-type="float" office:value="1.87" calcext:value-type="float">
            <text:p>1.87</text:p>
          </table:table-cell>
          <table:table-cell/>
          <table:table-cell office:value-type="float" office:value="62608" calcext:value-type="float">
            <text:p>62608</text:p>
          </table:table-cell>
          <table:table-cell office:value-type="float" office:value="30468" calcext:value-type="float">
            <text:p>30468</text:p>
          </table:table-cell>
          <table:table-cell/>
          <table:table-cell table:formula="of:=[.F285]/[.B285]" office:value-type="float" office:value="213679.180887372" calcext:value-type="float">
            <text:p>213679.180887372</text:p>
          </table:table-cell>
          <table:table-cell table:formula="of:=[.F285]/[.C285]" office:value-type="float" office:value="4433.68033425395" calcext:value-type="float">
            <text:p>4433.68033425395</text:p>
          </table:table-cell>
          <table:table-cell table:formula="of:=[.F285]/[.D285]" office:value-type="float" office:value="33480.2139037433" calcext:value-type="float">
            <text:p>33480.2139037433</text:p>
          </table:table-cell>
        </table:table-row>
        <table:table-row table:style-name="ro1">
          <table:table-cell/>
          <table:table-cell office:value-type="float" office:value="0.104" calcext:value-type="float">
            <text:p>0.104</text:p>
          </table:table-cell>
          <table:table-cell office:value-type="float" office:value="6.485" calcext:value-type="float">
            <text:p>6.485</text:p>
          </table:table-cell>
          <table:table-cell office:value-type="float" office:value="0.948" calcext:value-type="float">
            <text:p>0.948</text:p>
          </table:table-cell>
          <table:table-cell/>
          <table:table-cell office:value-type="float" office:value="44249" calcext:value-type="float">
            <text:p>44249</text:p>
          </table:table-cell>
          <table:table-cell office:value-type="float" office:value="16946" calcext:value-type="float">
            <text:p>16946</text:p>
          </table:table-cell>
          <table:table-cell/>
          <table:table-cell table:formula="of:=[.F286]/[.B286]" office:value-type="float" office:value="425471.153846154" calcext:value-type="float">
            <text:p>425471.153846154</text:p>
          </table:table-cell>
          <table:table-cell table:formula="of:=[.F286]/[.C286]" office:value-type="float" office:value="6823.28450269854" calcext:value-type="float">
            <text:p>6823.28450269854</text:p>
          </table:table-cell>
          <table:table-cell table:formula="of:=[.F286]/[.D286]" office:value-type="float" office:value="46676.1603375527" calcext:value-type="float">
            <text:p>46676.1603375527</text:p>
          </table:table-cell>
        </table:table-row>
        <table:table-row table:style-name="ro1">
          <table:table-cell/>
          <table:table-cell office:value-type="float" office:value="1.556" calcext:value-type="float">
            <text:p>1.556</text:p>
          </table:table-cell>
          <table:table-cell office:value-type="float" office:value="124.472" calcext:value-type="float">
            <text:p>124.472</text:p>
          </table:table-cell>
          <table:table-cell office:value-type="float" office:value="15.494" calcext:value-type="float">
            <text:p>15.494</text:p>
          </table:table-cell>
          <table:table-cell/>
          <table:table-cell office:value-type="float" office:value="156193" calcext:value-type="float">
            <text:p>156193</text:p>
          </table:table-cell>
          <table:table-cell office:value-type="float" office:value="74988" calcext:value-type="float">
            <text:p>74988</text:p>
          </table:table-cell>
          <table:table-cell/>
          <table:table-cell table:formula="of:=[.F287]/[.B287]" office:value-type="float" office:value="100381.105398458" calcext:value-type="float">
            <text:p>100381.105398458</text:p>
          </table:table-cell>
          <table:table-cell table:formula="of:=[.F287]/[.C287]" office:value-type="float" office:value="1254.84446301176" calcext:value-type="float">
            <text:p>1254.84446301176</text:p>
          </table:table-cell>
          <table:table-cell table:formula="of:=[.F287]/[.D287]" office:value-type="float" office:value="10080.870014199" calcext:value-type="float">
            <text:p>10080.870014199</text:p>
          </table:table-cell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6.409" calcext:value-type="float">
            <text:p>26.409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83292" calcext:value-type="float">
            <text:p>83292</text:p>
          </table:table-cell>
          <table:table-cell office:value-type="float" office:value="44164" calcext:value-type="float">
            <text:p>44164</text:p>
          </table:table-cell>
          <table:table-cell/>
          <table:table-cell table:formula="of:=[.F288]/[.B288]" office:value-type="float" office:value="189300" calcext:value-type="float">
            <text:p>189300</text:p>
          </table:table-cell>
          <table:table-cell table:formula="of:=[.F288]/[.C288]" office:value-type="float" office:value="3153.92479836419" calcext:value-type="float">
            <text:p>3153.92479836419</text:p>
          </table:table-cell>
          <table:table-cell table:formula="of:=[.F288]/[.D288]" office:value-type="float" office:value="22572.3577235772" calcext:value-type="float">
            <text:p>22572.3577235772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11.253" calcext:value-type="float">
            <text:p>11.253</text:p>
          </table:table-cell>
          <table:table-cell office:value-type="float" office:value="1.759" calcext:value-type="float">
            <text:p>1.759</text:p>
          </table:table-cell>
          <table:table-cell/>
          <table:table-cell office:value-type="float" office:value="58553" calcext:value-type="float">
            <text:p>58553</text:p>
          </table:table-cell>
          <table:table-cell office:value-type="float" office:value="24036" calcext:value-type="float">
            <text:p>24036</text:p>
          </table:table-cell>
          <table:table-cell/>
          <table:table-cell table:formula="of:=[.F289]/[.B289]" office:value-type="float" office:value="377761.290322581" calcext:value-type="float">
            <text:p>377761.290322581</text:p>
          </table:table-cell>
          <table:table-cell table:formula="of:=[.F289]/[.C289]" office:value-type="float" office:value="5203.32355816227" calcext:value-type="float">
            <text:p>5203.32355816227</text:p>
          </table:table-cell>
          <table:table-cell table:formula="of:=[.F289]/[.D289]" office:value-type="float" office:value="33287.6634451393" calcext:value-type="float">
            <text:p>33287.6634451393</text:p>
          </table:table-cell>
        </table:table-row>
        <table:table-row table:style-name="ro1">
          <table:table-cell/>
          <table:table-cell office:value-type="float" office:value="0.586" calcext:value-type="float">
            <text:p>0.586</text:p>
          </table:table-cell>
          <table:table-cell office:value-type="float" office:value="48.054" calcext:value-type="float">
            <text:p>48.054</text:p>
          </table:table-cell>
          <table:table-cell office:value-type="float" office:value="6.039" calcext:value-type="float">
            <text:p>6.039</text:p>
          </table:table-cell>
          <table:table-cell/>
          <table:table-cell office:value-type="float" office:value="108939" calcext:value-type="float">
            <text:p>108939</text:p>
          </table:table-cell>
          <table:table-cell office:value-type="float" office:value="44796" calcext:value-type="float">
            <text:p>44796</text:p>
          </table:table-cell>
          <table:table-cell/>
          <table:table-cell table:formula="of:=[.F290]/[.B290]" office:value-type="float" office:value="185902.730375427" calcext:value-type="float">
            <text:p>185902.730375427</text:p>
          </table:table-cell>
          <table:table-cell table:formula="of:=[.F290]/[.C290]" office:value-type="float" office:value="2267.0121113747" calcext:value-type="float">
            <text:p>2267.0121113747</text:p>
          </table:table-cell>
          <table:table-cell table:formula="of:=[.F290]/[.D290]" office:value-type="float" office:value="18039.2449080974" calcext:value-type="float">
            <text:p>18039.2449080974</text:p>
          </table:table-cell>
        </table:table-row>
        <table:table-row table:style-name="ro1">
          <table:table-cell/>
          <table:table-cell office:value-type="float" office:value="2.864" calcext:value-type="float">
            <text:p>2.864</text:p>
          </table:table-cell>
          <table:table-cell office:value-type="float" office:value="472.158" calcext:value-type="float">
            <text:p>472.158</text:p>
          </table:table-cell>
          <table:table-cell office:value-type="float" office:value="35.884" calcext:value-type="float">
            <text:p>35.884</text:p>
          </table:table-cell>
          <table:table-cell/>
          <table:table-cell office:value-type="float" office:value="240174" calcext:value-type="float">
            <text:p>240174</text:p>
          </table:table-cell>
          <table:table-cell office:value-type="float" office:value="86546" calcext:value-type="float">
            <text:p>86546</text:p>
          </table:table-cell>
          <table:table-cell/>
          <table:table-cell table:formula="of:=[.F291]/[.B291]" office:value-type="float" office:value="83859.6368715084" calcext:value-type="float">
            <text:p>83859.6368715084</text:p>
          </table:table-cell>
          <table:table-cell table:formula="of:=[.F291]/[.C291]" office:value-type="float" office:value="508.672944226297" calcext:value-type="float">
            <text:p>508.672944226297</text:p>
          </table:table-cell>
          <table:table-cell table:formula="of:=[.F291]/[.D291]" office:value-type="float" office:value="6693.06654776502" calcext:value-type="float">
            <text:p>6693.06654776502</text:p>
          </table:table-cell>
        </table:table-row>
        <table:table-row table:style-name="ro1">
          <table:table-cell/>
          <table:table-cell office:value-type="float" office:value="1.084" calcext:value-type="float">
            <text:p>1.084</text:p>
          </table:table-cell>
          <table:table-cell office:value-type="float" office:value="85.908" calcext:value-type="float">
            <text:p>85.908</text:p>
          </table:table-cell>
          <table:table-cell office:value-type="float" office:value="9.992" calcext:value-type="float">
            <text:p>9.992</text:p>
          </table:table-cell>
          <table:table-cell/>
          <table:table-cell office:value-type="float" office:value="145720" calcext:value-type="float">
            <text:p>145720</text:p>
          </table:table-cell>
          <table:table-cell office:value-type="float" office:value="57494" calcext:value-type="float">
            <text:p>57494</text:p>
          </table:table-cell>
          <table:table-cell/>
          <table:table-cell table:formula="of:=[.F292]/[.B292]" office:value-type="float" office:value="134428.044280443" calcext:value-type="float">
            <text:p>134428.044280443</text:p>
          </table:table-cell>
          <table:table-cell table:formula="of:=[.F292]/[.C292]" office:value-type="float" office:value="1696.23317968059" calcext:value-type="float">
            <text:p>1696.23317968059</text:p>
          </table:table-cell>
          <table:table-cell table:formula="of:=[.F292]/[.D292]" office:value-type="float" office:value="14583.6669335468" calcext:value-type="float">
            <text:p>14583.6669335468</text:p>
          </table:table-cell>
        </table:table-row>
        <table:table-row table:style-name="ro1">
          <table:table-cell/>
          <table:table-cell office:value-type="float" office:value="3.059" calcext:value-type="float">
            <text:p>3.059</text:p>
          </table:table-cell>
          <table:table-cell office:value-type="float" office:value="169.857" calcext:value-type="float">
            <text:p>169.857</text:p>
          </table:table-cell>
          <table:table-cell office:value-type="float" office:value="28.256" calcext:value-type="float">
            <text:p>28.256</text:p>
          </table:table-cell>
          <table:table-cell/>
          <table:table-cell office:value-type="float" office:value="215597" calcext:value-type="float">
            <text:p>215597</text:p>
          </table:table-cell>
          <table:table-cell office:value-type="float" office:value="100129" calcext:value-type="float">
            <text:p>100129</text:p>
          </table:table-cell>
          <table:table-cell/>
          <table:table-cell table:formula="of:=[.F293]/[.B293]" office:value-type="float" office:value="70479.5684864335" calcext:value-type="float">
            <text:p>70479.5684864335</text:p>
          </table:table-cell>
          <table:table-cell table:formula="of:=[.F293]/[.C293]" office:value-type="float" office:value="1269.28534002131" calcext:value-type="float">
            <text:p>1269.28534002131</text:p>
          </table:table-cell>
          <table:table-cell table:formula="of:=[.F293]/[.D293]" office:value-type="float" office:value="7630.13165345413" calcext:value-type="float">
            <text:p>7630.13165345413</text:p>
          </table:table-cell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office:value-type="float" office:value="30.14" calcext:value-type="float">
            <text:p>30.14</text:p>
          </table:table-cell>
          <table:table-cell office:value-type="float" office:value="3.725" calcext:value-type="float">
            <text:p>3.725</text:p>
          </table:table-cell>
          <table:table-cell/>
          <table:table-cell office:value-type="float" office:value="83831" calcext:value-type="float">
            <text:p>83831</text:p>
          </table:table-cell>
          <table:table-cell office:value-type="float" office:value="49330" calcext:value-type="float">
            <text:p>49330</text:p>
          </table:table-cell>
          <table:table-cell/>
          <table:table-cell table:formula="of:=[.F294]/[.B294]" office:value-type="float" office:value="166662.027833002" calcext:value-type="float">
            <text:p>166662.027833002</text:p>
          </table:table-cell>
          <table:table-cell table:formula="of:=[.F294]/[.C294]" office:value-type="float" office:value="2781.38686131387" calcext:value-type="float">
            <text:p>2781.38686131387</text:p>
          </table:table-cell>
          <table:table-cell table:formula="of:=[.F294]/[.D294]" office:value-type="float" office:value="22504.966442953" calcext:value-type="float">
            <text:p>22504.966442953</text:p>
          </table:table-cell>
        </table:table-row>
        <table:table-row table:style-name="ro1">
          <table:table-cell/>
          <table:table-cell office:value-type="float" office:value="0.515" calcext:value-type="float">
            <text:p>0.515</text:p>
          </table:table-cell>
          <table:table-cell office:value-type="float" office:value="42.14" calcext:value-type="float">
            <text:p>42.14</text:p>
          </table:table-cell>
          <table:table-cell office:value-type="float" office:value="6.643" calcext:value-type="float">
            <text:p>6.643</text:p>
          </table:table-cell>
          <table:table-cell/>
          <table:table-cell office:value-type="float" office:value="105992" calcext:value-type="float">
            <text:p>105992</text:p>
          </table:table-cell>
          <table:table-cell office:value-type="float" office:value="45296" calcext:value-type="float">
            <text:p>45296</text:p>
          </table:table-cell>
          <table:table-cell/>
          <table:table-cell table:formula="of:=[.F295]/[.B295]" office:value-type="float" office:value="205809.708737864" calcext:value-type="float">
            <text:p>205809.708737864</text:p>
          </table:table-cell>
          <table:table-cell table:formula="of:=[.F295]/[.C295]" office:value-type="float" office:value="2515.23493118178" calcext:value-type="float">
            <text:p>2515.23493118178</text:p>
          </table:table-cell>
          <table:table-cell table:formula="of:=[.F295]/[.D295]" office:value-type="float" office:value="15955.4418184555" calcext:value-type="float">
            <text:p>15955.4418184555</text:p>
          </table:table-cell>
        </table:table-row>
        <table:table-row table:style-name="ro1">
          <table:table-cell/>
          <table:table-cell office:value-type="float" office:value="6.897" calcext:value-type="float">
            <text:p>6.897</text:p>
          </table:table-cell>
          <table:table-cell office:value-type="float" office:value="981.864" calcext:value-type="float">
            <text:p>981.864</text:p>
          </table:table-cell>
          <table:table-cell office:value-type="float" office:value="72.967" calcext:value-type="float">
            <text:p>72.967</text:p>
          </table:table-cell>
          <table:table-cell/>
          <table:table-cell office:value-type="float" office:value="361584" calcext:value-type="float">
            <text:p>361584</text:p>
          </table:table-cell>
          <table:table-cell office:value-type="float" office:value="136048" calcext:value-type="float">
            <text:p>136048</text:p>
          </table:table-cell>
          <table:table-cell/>
          <table:table-cell table:formula="of:=[.F296]/[.B296]" office:value-type="float" office:value="52426.272292301" calcext:value-type="float">
            <text:p>52426.272292301</text:p>
          </table:table-cell>
          <table:table-cell table:formula="of:=[.F296]/[.C296]" office:value-type="float" office:value="368.262814401995" calcext:value-type="float">
            <text:p>368.262814401995</text:p>
          </table:table-cell>
          <table:table-cell table:formula="of:=[.F296]/[.D296]" office:value-type="float" office:value="4955.44561240013" calcext:value-type="float">
            <text:p>4955.44561240013</text:p>
          </table:table-cell>
        </table:table-row>
        <table:table-row table:style-name="ro1">
          <table:table-cell/>
          <table:table-cell office:value-type="float" office:value="0.003" calcext:value-type="float">
            <text:p>0.003</text:p>
          </table:table-cell>
          <table:table-cell office:value-type="float" office:value="0.389" calcext:value-type="float">
            <text:p>0.389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float" office:value="2713" calcext:value-type="float">
            <text:p>2713</text:p>
          </table:table-cell>
          <table:table-cell office:value-type="float" office:value="1708" calcext:value-type="float">
            <text:p>1708</text:p>
          </table:table-cell>
          <table:table-cell/>
          <table:table-cell table:formula="of:=[.F297]/[.B297]" office:value-type="float" office:value="904333.333333333" calcext:value-type="float">
            <text:p>904333.333333333</text:p>
          </table:table-cell>
          <table:table-cell table:formula="of:=[.F297]/[.C297]" office:value-type="float" office:value="6974.29305912596" calcext:value-type="float">
            <text:p>6974.29305912596</text:p>
          </table:table-cell>
          <table:table-cell table:formula="of:=[.F297]/[.D297]" office:value-type="float" office:value="18331.0810810811" calcext:value-type="float">
            <text:p>18331.0810810811</text:p>
          </table:table-cell>
        </table:table-row>
        <table:table-row table:style-name="ro1">
          <table:table-cell/>
          <table:table-cell office:value-type="float" office:value="1.806" calcext:value-type="float">
            <text:p>1.806</text:p>
          </table:table-cell>
          <table:table-cell office:value-type="float" office:value="219.022" calcext:value-type="float">
            <text:p>219.022</text:p>
          </table:table-cell>
          <table:table-cell office:value-type="float" office:value="18.751" calcext:value-type="float">
            <text:p>18.751</text:p>
          </table:table-cell>
          <table:table-cell/>
          <table:table-cell office:value-type="float" office:value="177003" calcext:value-type="float">
            <text:p>177003</text:p>
          </table:table-cell>
          <table:table-cell office:value-type="float" office:value="76004" calcext:value-type="float">
            <text:p>76004</text:p>
          </table:table-cell>
          <table:table-cell/>
          <table:table-cell table:formula="of:=[.F298]/[.B298]" office:value-type="float" office:value="98008.3056478405" calcext:value-type="float">
            <text:p>98008.3056478405</text:p>
          </table:table-cell>
          <table:table-cell table:formula="of:=[.F298]/[.C298]" office:value-type="float" office:value="808.151692524039" calcext:value-type="float">
            <text:p>808.151692524039</text:p>
          </table:table-cell>
          <table:table-cell table:formula="of:=[.F298]/[.D298]" office:value-type="float" office:value="9439.65655165058" calcext:value-type="float">
            <text:p>9439.65655165058</text:p>
          </table:table-cell>
        </table:table-row>
        <table:table-row table:style-name="ro1">
          <table:table-cell/>
          <table:table-cell office:value-type="float" office:value="14.281" calcext:value-type="float">
            <text:p>14.281</text:p>
          </table:table-cell>
          <table:table-cell office:value-type="float" office:value="888.191" calcext:value-type="float">
            <text:p>888.191</text:p>
          </table:table-cell>
          <table:table-cell office:value-type="float" office:value="191.464" calcext:value-type="float">
            <text:p>191.464</text:p>
          </table:table-cell>
          <table:table-cell/>
          <table:table-cell office:value-type="float" office:value="468679" calcext:value-type="float">
            <text:p>468679</text:p>
          </table:table-cell>
          <table:table-cell office:value-type="float" office:value="204962" calcext:value-type="float">
            <text:p>204962</text:p>
          </table:table-cell>
          <table:table-cell/>
          <table:table-cell table:formula="of:=[.F299]/[.B299]" office:value-type="float" office:value="32818.3600588194" calcext:value-type="float">
            <text:p>32818.3600588194</text:p>
          </table:table-cell>
          <table:table-cell table:formula="of:=[.F299]/[.C299]" office:value-type="float" office:value="527.678168321904" calcext:value-type="float">
            <text:p>527.678168321904</text:p>
          </table:table-cell>
          <table:table-cell table:formula="of:=[.F299]/[.D299]" office:value-type="float" office:value="2447.87009568378" calcext:value-type="float">
            <text:p>2447.87009568378</text:p>
          </table:table-cell>
        </table:table-row>
        <table:table-row table:style-name="ro1">
          <table:table-cell/>
          <table:table-cell office:value-type="float" office:value="0.967" calcext:value-type="float">
            <text:p>0.967</text:p>
          </table:table-cell>
          <table:table-cell office:value-type="float" office:value="38.536" calcext:value-type="float">
            <text:p>38.536</text:p>
          </table:table-cell>
          <table:table-cell office:value-type="float" office:value="6.101" calcext:value-type="float">
            <text:p>6.101</text:p>
          </table:table-cell>
          <table:table-cell/>
          <table:table-cell office:value-type="float" office:value="106152" calcext:value-type="float">
            <text:p>106152</text:p>
          </table:table-cell>
          <table:table-cell office:value-type="float" office:value="69892" calcext:value-type="float">
            <text:p>69892</text:p>
          </table:table-cell>
          <table:table-cell/>
          <table:table-cell table:formula="of:=[.F300]/[.B300]" office:value-type="float" office:value="109774.560496381" calcext:value-type="float">
            <text:p>109774.560496381</text:p>
          </table:table-cell>
          <table:table-cell table:formula="of:=[.F300]/[.C300]" office:value-type="float" office:value="2754.61905750467" calcext:value-type="float">
            <text:p>2754.61905750467</text:p>
          </table:table-cell>
          <table:table-cell table:formula="of:=[.F300]/[.D300]" office:value-type="float" office:value="17399.1148991969" calcext:value-type="float">
            <text:p>17399.1148991969</text:p>
          </table:table-cell>
        </table:table-row>
        <table:table-row table:style-name="ro1">
          <table:table-cell/>
          <table:table-cell office:value-type="float" office:value="3.269" calcext:value-type="float">
            <text:p>3.269</text:p>
          </table:table-cell>
          <table:table-cell office:value-type="float" office:value="150.922" calcext:value-type="float">
            <text:p>150.922</text:p>
          </table:table-cell>
          <table:table-cell office:value-type="float" office:value="21.953" calcext:value-type="float">
            <text:p>21.953</text:p>
          </table:table-cell>
          <table:table-cell/>
          <table:table-cell office:value-type="float" office:value="194333" calcext:value-type="float">
            <text:p>194333</text:p>
          </table:table-cell>
          <table:table-cell office:value-type="float" office:value="123946" calcext:value-type="float">
            <text:p>123946</text:p>
          </table:table-cell>
          <table:table-cell/>
          <table:table-cell table:formula="of:=[.F301]/[.B301]" office:value-type="float" office:value="59447.2315692872" calcext:value-type="float">
            <text:p>59447.2315692872</text:p>
          </table:table-cell>
          <table:table-cell table:formula="of:=[.F301]/[.C301]" office:value-type="float" office:value="1287.63864777832" calcext:value-type="float">
            <text:p>1287.63864777832</text:p>
          </table:table-cell>
          <table:table-cell table:formula="of:=[.F301]/[.D301]" office:value-type="float" office:value="8852.22976358584" calcext:value-type="float">
            <text:p>8852.22976358584</text:p>
          </table:table-cell>
        </table:table-row>
        <table:table-row table:style-name="ro1">
          <table:table-cell/>
          <table:table-cell office:value-type="float" office:value="1.467" calcext:value-type="float">
            <text:p>1.467</text:p>
          </table:table-cell>
          <table:table-cell office:value-type="float" office:value="332.163" calcext:value-type="float">
            <text:p>332.163</text:p>
          </table:table-cell>
          <table:table-cell office:value-type="float" office:value="18.934" calcext:value-type="float">
            <text:p>18.934</text:p>
          </table:table-cell>
          <table:table-cell/>
          <table:table-cell office:value-type="float" office:value="187252" calcext:value-type="float">
            <text:p>187252</text:p>
          </table:table-cell>
          <table:table-cell office:value-type="float" office:value="67614" calcext:value-type="float">
            <text:p>67614</text:p>
          </table:table-cell>
          <table:table-cell/>
          <table:table-cell table:formula="of:=[.F302]/[.B302]" office:value-type="float" office:value="127642.808452624" calcext:value-type="float">
            <text:p>127642.808452624</text:p>
          </table:table-cell>
          <table:table-cell table:formula="of:=[.F302]/[.C302]" office:value-type="float" office:value="563.735274548941" calcext:value-type="float">
            <text:p>563.735274548941</text:p>
          </table:table-cell>
          <table:table-cell table:formula="of:=[.F302]/[.D302]" office:value-type="float" office:value="9889.72219288053" calcext:value-type="float">
            <text:p>9889.72219288053</text:p>
          </table:table-cell>
        </table:table-row>
        <table:table-row table:style-name="ro1">
          <table:table-cell/>
          <table:table-cell office:value-type="float" office:value="0.535" calcext:value-type="float">
            <text:p>0.535</text:p>
          </table:table-cell>
          <table:table-cell office:value-type="float" office:value="86.245" calcext:value-type="float">
            <text:p>86.245</text:p>
          </table:table-cell>
          <table:table-cell office:value-type="float" office:value="5.599" calcext:value-type="float">
            <text:p>5.599</text:p>
          </table:table-cell>
          <table:table-cell/>
          <table:table-cell office:value-type="float" office:value="105272" calcext:value-type="float">
            <text:p>105272</text:p>
          </table:table-cell>
          <table:table-cell office:value-type="float" office:value="36668" calcext:value-type="float">
            <text:p>36668</text:p>
          </table:table-cell>
          <table:table-cell/>
          <table:table-cell table:formula="of:=[.F303]/[.B303]" office:value-type="float" office:value="196770.093457944" calcext:value-type="float">
            <text:p>196770.093457944</text:p>
          </table:table-cell>
          <table:table-cell table:formula="of:=[.F303]/[.C303]" office:value-type="float" office:value="1220.61568786596" calcext:value-type="float">
            <text:p>1220.61568786596</text:p>
          </table:table-cell>
          <table:table-cell table:formula="of:=[.F303]/[.D303]" office:value-type="float" office:value="18801.9289158778" calcext:value-type="float">
            <text:p>18801.9289158778</text:p>
          </table:table-cell>
        </table:table-row>
        <table:table-row table:style-name="ro1">
          <table:table-cell/>
          <table:table-cell office:value-type="float" office:value="0.269" calcext:value-type="float">
            <text:p>0.269</text:p>
          </table:table-cell>
          <table:table-cell office:value-type="float" office:value="20.532" calcext:value-type="float">
            <text:p>20.532</text:p>
          </table:table-cell>
          <table:table-cell office:value-type="float" office:value="2.535" calcext:value-type="float">
            <text:p>2.535</text:p>
          </table:table-cell>
          <table:table-cell/>
          <table:table-cell office:value-type="float" office:value="70077" calcext:value-type="float">
            <text:p>70077</text:p>
          </table:table-cell>
          <table:table-cell office:value-type="float" office:value="27472" calcext:value-type="float">
            <text:p>27472</text:p>
          </table:table-cell>
          <table:table-cell/>
          <table:table-cell table:formula="of:=[.F304]/[.B304]" office:value-type="float" office:value="260509.293680297" calcext:value-type="float">
            <text:p>260509.293680297</text:p>
          </table:table-cell>
          <table:table-cell table:formula="of:=[.F304]/[.C304]" office:value-type="float" office:value="3413.06253652835" calcext:value-type="float">
            <text:p>3413.06253652835</text:p>
          </table:table-cell>
          <table:table-cell table:formula="of:=[.F304]/[.D304]" office:value-type="float" office:value="27643.7869822485" calcext:value-type="float">
            <text:p>27643.7869822485</text:p>
          </table:table-cell>
        </table:table-row>
        <table:table-row table:style-name="ro1">
          <table:table-cell/>
          <table:table-cell office:value-type="float" office:value="0.068" calcext:value-type="float">
            <text:p>0.068</text:p>
          </table:table-cell>
          <table:table-cell office:value-type="float" office:value="2.749" calcext:value-type="float">
            <text:p>2.749</text:p>
          </table:table-cell>
          <table:table-cell office:value-type="float" office:value="0.394" calcext:value-type="float">
            <text:p>0.394</text:p>
          </table:table-cell>
          <table:table-cell/>
          <table:table-cell office:value-type="float" office:value="21272" calcext:value-type="float">
            <text:p>21272</text:p>
          </table:table-cell>
          <table:table-cell office:value-type="float" office:value="14436" calcext:value-type="float">
            <text:p>14436</text:p>
          </table:table-cell>
          <table:table-cell/>
          <table:table-cell table:formula="of:=[.F305]/[.B305]" office:value-type="float" office:value="312823.529411765" calcext:value-type="float">
            <text:p>312823.529411765</text:p>
          </table:table-cell>
          <table:table-cell table:formula="of:=[.F305]/[.C305]" office:value-type="float" office:value="7738.08657693707" calcext:value-type="float">
            <text:p>7738.08657693707</text:p>
          </table:table-cell>
          <table:table-cell table:formula="of:=[.F305]/[.D305]" office:value-type="float" office:value="53989.847715736" calcext:value-type="float">
            <text:p>53989.847715736</text:p>
          </table:table-cell>
        </table:table-row>
        <table:table-row table:style-name="ro1">
          <table:table-cell/>
          <table:table-cell office:value-type="float" office:value="0.164" calcext:value-type="float">
            <text:p>0.164</text:p>
          </table:table-cell>
          <table:table-cell office:value-type="float" office:value="11.261" calcext:value-type="float">
            <text:p>11.261</text:p>
          </table:table-cell>
          <table:table-cell office:value-type="float" office:value="1.514" calcext:value-type="float">
            <text:p>1.514</text:p>
          </table:table-cell>
          <table:table-cell/>
          <table:table-cell office:value-type="float" office:value="51850" calcext:value-type="float">
            <text:p>51850</text:p>
          </table:table-cell>
          <table:table-cell office:value-type="float" office:value="21604" calcext:value-type="float">
            <text:p>21604</text:p>
          </table:table-cell>
          <table:table-cell/>
          <table:table-cell table:formula="of:=[.F306]/[.B306]" office:value-type="float" office:value="316158.536585366" calcext:value-type="float">
            <text:p>316158.536585366</text:p>
          </table:table-cell>
          <table:table-cell table:formula="of:=[.F306]/[.C306]" office:value-type="float" office:value="4604.38682177427" calcext:value-type="float">
            <text:p>4604.38682177427</text:p>
          </table:table-cell>
          <table:table-cell table:formula="of:=[.F306]/[.D306]" office:value-type="float" office:value="34247.0277410832" calcext:value-type="float">
            <text:p>34247.0277410832</text:p>
          </table:table-cell>
        </table:table-row>
        <table:table-row table:style-name="ro1">
          <table:table-cell/>
          <table:table-cell office:value-type="float" office:value="0.266" calcext:value-type="float">
            <text:p>0.266</text:p>
          </table:table-cell>
          <table:table-cell office:value-type="float" office:value="20.919" calcext:value-type="float">
            <text:p>20.919</text:p>
          </table:table-cell>
          <table:table-cell office:value-type="float" office:value="3.148" calcext:value-type="float">
            <text:p>3.148</text:p>
          </table:table-cell>
          <table:table-cell/>
          <table:table-cell office:value-type="float" office:value="77173" calcext:value-type="float">
            <text:p>77173</text:p>
          </table:table-cell>
          <table:table-cell office:value-type="float" office:value="30540" calcext:value-type="float">
            <text:p>30540</text:p>
          </table:table-cell>
          <table:table-cell/>
          <table:table-cell table:formula="of:=[.F307]/[.B307]" office:value-type="float" office:value="290124.060150376" calcext:value-type="float">
            <text:p>290124.060150376</text:p>
          </table:table-cell>
          <table:table-cell table:formula="of:=[.F307]/[.C307]" office:value-type="float" office:value="3689.13427984129" calcext:value-type="float">
            <text:p>3689.13427984129</text:p>
          </table:table-cell>
          <table:table-cell table:formula="of:=[.F307]/[.D307]" office:value-type="float" office:value="24514.9301143583" calcext:value-type="float">
            <text:p>24514.9301143583</text:p>
          </table:table-cell>
        </table:table-row>
        <table:table-row table:style-name="ro1">
          <table:table-cell/>
          <table:table-cell office:value-type="float" office:value="0.113" calcext:value-type="float">
            <text:p>0.113</text:p>
          </table:table-cell>
          <table:table-cell office:value-type="float" office:value="4.351" calcext:value-type="float">
            <text:p>4.351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37848" calcext:value-type="float">
            <text:p>37848</text:p>
          </table:table-cell>
          <table:table-cell office:value-type="float" office:value="23546" calcext:value-type="float">
            <text:p>23546</text:p>
          </table:table-cell>
          <table:table-cell/>
          <table:table-cell table:formula="of:=[.F308]/[.B308]" office:value-type="float" office:value="334938.053097345" calcext:value-type="float">
            <text:p>334938.053097345</text:p>
          </table:table-cell>
          <table:table-cell table:formula="of:=[.F308]/[.C308]" office:value-type="float" office:value="8698.68995633188" calcext:value-type="float">
            <text:p>8698.68995633188</text:p>
          </table:table-cell>
          <table:table-cell table:formula="of:=[.F308]/[.D308]" office:value-type="float" office:value="71411.320754717" calcext:value-type="float">
            <text:p>71411.320754717</text:p>
          </table:table-cell>
        </table:table-row>
        <table:table-row table:style-name="ro1">
          <table:table-cell/>
          <table:table-cell office:value-type="float" office:value="0.488" calcext:value-type="float">
            <text:p>0.488</text:p>
          </table:table-cell>
          <table:table-cell office:value-type="float" office:value="47.17" calcext:value-type="float">
            <text:p>47.17</text:p>
          </table:table-cell>
          <table:table-cell office:value-type="float" office:value="5.788" calcext:value-type="float">
            <text:p>5.788</text:p>
          </table:table-cell>
          <table:table-cell/>
          <table:table-cell office:value-type="float" office:value="101380" calcext:value-type="float">
            <text:p>101380</text:p>
          </table:table-cell>
          <table:table-cell office:value-type="float" office:value="36662" calcext:value-type="float">
            <text:p>36662</text:p>
          </table:table-cell>
          <table:table-cell/>
          <table:table-cell table:formula="of:=[.F309]/[.B309]" office:value-type="float" office:value="207745.901639344" calcext:value-type="float">
            <text:p>207745.901639344</text:p>
          </table:table-cell>
          <table:table-cell table:formula="of:=[.F309]/[.C309]" office:value-type="float" office:value="2149.24740301039" calcext:value-type="float">
            <text:p>2149.24740301039</text:p>
          </table:table-cell>
          <table:table-cell table:formula="of:=[.F309]/[.D309]" office:value-type="float" office:value="17515.5494125777" calcext:value-type="float">
            <text:p>17515.5494125777</text:p>
          </table:table-cell>
        </table:table-row>
        <table:table-row table:style-name="ro1">
          <table:table-cell/>
          <table:table-cell office:value-type="float" office:value="2.119" calcext:value-type="float">
            <text:p>2.119</text:p>
          </table:table-cell>
          <table:table-cell office:value-type="float" office:value="155.388" calcext:value-type="float">
            <text:p>155.388</text:p>
          </table:table-cell>
          <table:table-cell office:value-type="float" office:value="21.916" calcext:value-type="float">
            <text:p>21.916</text:p>
          </table:table-cell>
          <table:table-cell/>
          <table:table-cell office:value-type="float" office:value="196122" calcext:value-type="float">
            <text:p>196122</text:p>
          </table:table-cell>
          <table:table-cell office:value-type="float" office:value="76638" calcext:value-type="float">
            <text:p>76638</text:p>
          </table:table-cell>
          <table:table-cell/>
          <table:table-cell table:formula="of:=[.F310]/[.B310]" office:value-type="float" office:value="92554.0349221331" calcext:value-type="float">
            <text:p>92554.0349221331</text:p>
          </table:table-cell>
          <table:table-cell table:formula="of:=[.F310]/[.C310]" office:value-type="float" office:value="1262.14379488764" calcext:value-type="float">
            <text:p>1262.14379488764</text:p>
          </table:table-cell>
          <table:table-cell table:formula="of:=[.F310]/[.D310]" office:value-type="float" office:value="8948.80452637343" calcext:value-type="float">
            <text:p>8948.80452637343</text:p>
          </table:table-cell>
        </table:table-row>
        <table:table-row table:style-name="ro1">
          <table:table-cell/>
          <table:table-cell office:value-type="float" office:value="1.464" calcext:value-type="float">
            <text:p>1.464</text:p>
          </table:table-cell>
          <table:table-cell office:value-type="float" office:value="143.507" calcext:value-type="float">
            <text:p>143.507</text:p>
          </table:table-cell>
          <table:table-cell office:value-type="float" office:value="13.761" calcext:value-type="float">
            <text:p>13.761</text:p>
          </table:table-cell>
          <table:table-cell/>
          <table:table-cell office:value-type="float" office:value="164464" calcext:value-type="float">
            <text:p>164464</text:p>
          </table:table-cell>
          <table:table-cell office:value-type="float" office:value="64188" calcext:value-type="float">
            <text:p>64188</text:p>
          </table:table-cell>
          <table:table-cell/>
          <table:table-cell table:formula="of:=[.F311]/[.B311]" office:value-type="float" office:value="112338.797814208" calcext:value-type="float">
            <text:p>112338.797814208</text:p>
          </table:table-cell>
          <table:table-cell table:formula="of:=[.F311]/[.C311]" office:value-type="float" office:value="1146.03468820336" calcext:value-type="float">
            <text:p>1146.03468820336</text:p>
          </table:table-cell>
          <table:table-cell table:formula="of:=[.F311]/[.D311]" office:value-type="float" office:value="11951.4570162052" calcext:value-type="float">
            <text:p>11951.4570162052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5.151" calcext:value-type="float">
            <text:p>5.151</text:p>
          </table:table-cell>
          <table:table-cell office:value-type="float" office:value="0.649" calcext:value-type="float">
            <text:p>0.649</text:p>
          </table:table-cell>
          <table:table-cell/>
          <table:table-cell office:value-type="float" office:value="34743" calcext:value-type="float">
            <text:p>34743</text:p>
          </table:table-cell>
          <table:table-cell office:value-type="float" office:value="16202" calcext:value-type="float">
            <text:p>16202</text:p>
          </table:table-cell>
          <table:table-cell/>
          <table:table-cell table:formula="of:=[.F312]/[.B312]" office:value-type="float" office:value="408741.176470588" calcext:value-type="float">
            <text:p>408741.176470588</text:p>
          </table:table-cell>
          <table:table-cell table:formula="of:=[.F312]/[.C312]" office:value-type="float" office:value="6744.90390215492" calcext:value-type="float">
            <text:p>6744.90390215492</text:p>
          </table:table-cell>
          <table:table-cell table:formula="of:=[.F312]/[.D312]" office:value-type="float" office:value="53533.1278890601" calcext:value-type="float">
            <text:p>53533.1278890601</text:p>
          </table:table-cell>
        </table:table-row>
        <table:table-row table:style-name="ro1">
          <table:table-cell/>
          <table:table-cell office:value-type="float" office:value="0.437" calcext:value-type="float">
            <text:p>0.437</text:p>
          </table:table-cell>
          <table:table-cell office:value-type="float" office:value="26.521" calcext:value-type="float">
            <text:p>26.521</text:p>
          </table:table-cell>
          <table:table-cell office:value-type="float" office:value="4.009" calcext:value-type="float">
            <text:p>4.009</text:p>
          </table:table-cell>
          <table:table-cell/>
          <table:table-cell office:value-type="float" office:value="84514" calcext:value-type="float">
            <text:p>84514</text:p>
          </table:table-cell>
          <table:table-cell office:value-type="float" office:value="39142" calcext:value-type="float">
            <text:p>39142</text:p>
          </table:table-cell>
          <table:table-cell/>
          <table:table-cell table:formula="of:=[.F313]/[.B313]" office:value-type="float" office:value="193395.881006865" calcext:value-type="float">
            <text:p>193395.881006865</text:p>
          </table:table-cell>
          <table:table-cell table:formula="of:=[.F313]/[.C313]" office:value-type="float" office:value="3186.68225180046" calcext:value-type="float">
            <text:p>3186.68225180046</text:p>
          </table:table-cell>
          <table:table-cell table:formula="of:=[.F313]/[.D313]" office:value-type="float" office:value="21081.0675979047" calcext:value-type="float">
            <text:p>21081.0675979047</text:p>
          </table:table-cell>
        </table:table-row>
        <table:table-row table:style-name="ro1">
          <table:table-cell/>
          <table:table-cell office:value-type="float" office:value="0.355" calcext:value-type="float">
            <text:p>0.355</text:p>
          </table:table-cell>
          <table:table-cell office:value-type="float" office:value="32.78" calcext:value-type="float">
            <text:p>32.78</text:p>
          </table:table-cell>
          <table:table-cell office:value-type="float" office:value="3.674" calcext:value-type="float">
            <text:p>3.674</text:p>
          </table:table-cell>
          <table:table-cell/>
          <table:table-cell office:value-type="float" office:value="83986" calcext:value-type="float">
            <text:p>83986</text:p>
          </table:table-cell>
          <table:table-cell office:value-type="float" office:value="32044" calcext:value-type="float">
            <text:p>32044</text:p>
          </table:table-cell>
          <table:table-cell/>
          <table:table-cell table:formula="of:=[.F314]/[.B314]" office:value-type="float" office:value="236580.281690141" calcext:value-type="float">
            <text:p>236580.281690141</text:p>
          </table:table-cell>
          <table:table-cell table:formula="of:=[.F314]/[.C314]" office:value-type="float" office:value="2562.1110433191" calcext:value-type="float">
            <text:p>2562.1110433191</text:p>
          </table:table-cell>
          <table:table-cell table:formula="of:=[.F314]/[.D314]" office:value-type="float" office:value="22859.5536200327" calcext:value-type="float">
            <text:p>22859.5536200327</text:p>
          </table:table-cell>
        </table:table-row>
        <table:table-row table:style-name="ro1">
          <table:table-cell/>
          <table:table-cell office:value-type="float" office:value="0.429" calcext:value-type="float">
            <text:p>0.429</text:p>
          </table:table-cell>
          <table:table-cell office:value-type="float" office:value="28.187" calcext:value-type="float">
            <text:p>28.187</text:p>
          </table:table-cell>
          <table:table-cell office:value-type="float" office:value="3.417" calcext:value-type="float">
            <text:p>3.417</text:p>
          </table:table-cell>
          <table:table-cell/>
          <table:table-cell office:value-type="float" office:value="78104" calcext:value-type="float">
            <text:p>78104</text:p>
          </table:table-cell>
          <table:table-cell office:value-type="float" office:value="41544" calcext:value-type="float">
            <text:p>41544</text:p>
          </table:table-cell>
          <table:table-cell/>
          <table:table-cell table:formula="of:=[.F315]/[.B315]" office:value-type="float" office:value="182060.606060606" calcext:value-type="float">
            <text:p>182060.606060606</text:p>
          </table:table-cell>
          <table:table-cell table:formula="of:=[.F315]/[.C315]" office:value-type="float" office:value="2770.92276581403" calcext:value-type="float">
            <text:p>2770.92276581403</text:p>
          </table:table-cell>
          <table:table-cell table:formula="of:=[.F315]/[.D315]" office:value-type="float" office:value="22857.4773192859" calcext:value-type="float">
            <text:p>22857.4773192859</text:p>
          </table:table-cell>
        </table:table-row>
        <table:table-row table:style-name="ro1">
          <table:table-cell/>
          <table:table-cell office:value-type="float" office:value="0.663" calcext:value-type="float">
            <text:p>0.663</text:p>
          </table:table-cell>
          <table:table-cell office:value-type="float" office:value="65.143" calcext:value-type="float">
            <text:p>65.143</text:p>
          </table:table-cell>
          <table:table-cell office:value-type="float" office:value="7.359" calcext:value-type="float">
            <text:p>7.359</text:p>
          </table:table-cell>
          <table:table-cell/>
          <table:table-cell office:value-type="float" office:value="118835" calcext:value-type="float">
            <text:p>118835</text:p>
          </table:table-cell>
          <table:table-cell office:value-type="float" office:value="46242" calcext:value-type="float">
            <text:p>46242</text:p>
          </table:table-cell>
          <table:table-cell/>
          <table:table-cell table:formula="of:=[.F316]/[.B316]" office:value-type="float" office:value="179238.310708899" calcext:value-type="float">
            <text:p>179238.310708899</text:p>
          </table:table-cell>
          <table:table-cell table:formula="of:=[.F316]/[.C316]" office:value-type="float" office:value="1824.21749075112" calcext:value-type="float">
            <text:p>1824.21749075112</text:p>
          </table:table-cell>
          <table:table-cell table:formula="of:=[.F316]/[.D316]" office:value-type="float" office:value="16148.2538388368" calcext:value-type="float">
            <text:p>16148.2538388368</text:p>
          </table:table-cell>
        </table:table-row>
        <table:table-row table:style-name="ro1">
          <table:table-cell/>
          <table:table-cell office:value-type="float" office:value="1.658" calcext:value-type="float">
            <text:p>1.658</text:p>
          </table:table-cell>
          <table:table-cell office:value-type="float" office:value="222.692" calcext:value-type="float">
            <text:p>222.692</text:p>
          </table:table-cell>
          <table:table-cell office:value-type="float" office:value="17.863" calcext:value-type="float">
            <text:p>17.863</text:p>
          </table:table-cell>
          <table:table-cell/>
          <table:table-cell office:value-type="float" office:value="177390" calcext:value-type="float">
            <text:p>177390</text:p>
          </table:table-cell>
          <table:table-cell office:value-type="float" office:value="71472" calcext:value-type="float">
            <text:p>71472</text:p>
          </table:table-cell>
          <table:table-cell/>
          <table:table-cell table:formula="of:=[.F317]/[.B317]" office:value-type="float" office:value="106990.349819059" calcext:value-type="float">
            <text:p>106990.349819059</text:p>
          </table:table-cell>
          <table:table-cell table:formula="of:=[.F317]/[.C317]" office:value-type="float" office:value="796.571048802831" calcext:value-type="float">
            <text:p>796.571048802831</text:p>
          </table:table-cell>
          <table:table-cell table:formula="of:=[.F317]/[.D317]" office:value-type="float" office:value="9930.58276885182" calcext:value-type="float">
            <text:p>9930.58276885182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18.526" calcext:value-type="float">
            <text:p>18.526</text:p>
          </table:table-cell>
          <table:table-cell office:value-type="float" office:value="3.256" calcext:value-type="float">
            <text:p>3.256</text:p>
          </table:table-cell>
          <table:table-cell/>
          <table:table-cell office:value-type="float" office:value="68485" calcext:value-type="float">
            <text:p>68485</text:p>
          </table:table-cell>
          <table:table-cell office:value-type="float" office:value="38081" calcext:value-type="float">
            <text:p>38081</text:p>
          </table:table-cell>
          <table:table-cell/>
          <table:table-cell table:formula="of:=[.F318]/[.B318]" office:value-type="float" office:value="228283.333333333" calcext:value-type="float">
            <text:p>228283.333333333</text:p>
          </table:table-cell>
          <table:table-cell table:formula="of:=[.F318]/[.C318]" office:value-type="float" office:value="3696.69653460002" calcext:value-type="float">
            <text:p>3696.69653460002</text:p>
          </table:table-cell>
          <table:table-cell table:formula="of:=[.F318]/[.D318]" office:value-type="float" office:value="21033.4766584767" calcext:value-type="float">
            <text:p>21033.4766584767</text:p>
          </table:table-cell>
        </table:table-row>
        <table:table-row table:style-name="ro1">
          <table:table-cell/>
          <table:table-cell office:value-type="float" office:value="0.086" calcext:value-type="float">
            <text:p>0.086</text:p>
          </table:table-cell>
          <table:table-cell office:value-type="float" office:value="4.082" calcext:value-type="float">
            <text:p>4.082</text:p>
          </table:table-cell>
          <table:table-cell office:value-type="float" office:value="0.594" calcext:value-type="float">
            <text:p>0.594</text:p>
          </table:table-cell>
          <table:table-cell/>
          <table:table-cell office:value-type="float" office:value="33675" calcext:value-type="float">
            <text:p>33675</text:p>
          </table:table-cell>
          <table:table-cell office:value-type="float" office:value="18078" calcext:value-type="float">
            <text:p>18078</text:p>
          </table:table-cell>
          <table:table-cell/>
          <table:table-cell table:formula="of:=[.F319]/[.B319]" office:value-type="float" office:value="391569.76744186" calcext:value-type="float">
            <text:p>391569.76744186</text:p>
          </table:table-cell>
          <table:table-cell table:formula="of:=[.F319]/[.C319]" office:value-type="float" office:value="8249.63253307202" calcext:value-type="float">
            <text:p>8249.63253307202</text:p>
          </table:table-cell>
          <table:table-cell table:formula="of:=[.F319]/[.D319]" office:value-type="float" office:value="56691.9191919192" calcext:value-type="float">
            <text:p>56691.9191919192</text:p>
          </table:table-cell>
        </table:table-row>
        <table:table-row table:style-name="ro1">
          <table:table-cell/>
          <table:table-cell office:value-type="float" office:value="1.602" calcext:value-type="float">
            <text:p>1.602</text:p>
          </table:table-cell>
          <table:table-cell office:value-type="float" office:value="175.097" calcext:value-type="float">
            <text:p>175.097</text:p>
          </table:table-cell>
          <table:table-cell office:value-type="float" office:value="17.014" calcext:value-type="float">
            <text:p>17.014</text:p>
          </table:table-cell>
          <table:table-cell/>
          <table:table-cell office:value-type="float" office:value="179464" calcext:value-type="float">
            <text:p>179464</text:p>
          </table:table-cell>
          <table:table-cell office:value-type="float" office:value="65030" calcext:value-type="float">
            <text:p>65030</text:p>
          </table:table-cell>
          <table:table-cell/>
          <table:table-cell table:formula="of:=[.F320]/[.B320]" office:value-type="float" office:value="112024.968789014" calcext:value-type="float">
            <text:p>112024.968789014</text:p>
          </table:table-cell>
          <table:table-cell table:formula="of:=[.F320]/[.C320]" office:value-type="float" office:value="1024.94046157273" calcext:value-type="float">
            <text:p>1024.94046157273</text:p>
          </table:table-cell>
          <table:table-cell table:formula="of:=[.F320]/[.D320]" office:value-type="float" office:value="10548.0192782415" calcext:value-type="float">
            <text:p>10548.0192782415</text:p>
          </table:table-cell>
        </table:table-row>
        <table:table-row table:style-name="ro1">
          <table:table-cell/>
          <table:table-cell office:value-type="float" office:value="1.294" calcext:value-type="float">
            <text:p>1.294</text:p>
          </table:table-cell>
          <table:table-cell office:value-type="float" office:value="97.024" calcext:value-type="float">
            <text:p>97.024</text:p>
          </table:table-cell>
          <table:table-cell office:value-type="float" office:value="13.901" calcext:value-type="float">
            <text:p>13.901</text:p>
          </table:table-cell>
          <table:table-cell/>
          <table:table-cell office:value-type="float" office:value="154998" calcext:value-type="float">
            <text:p>154998</text:p>
          </table:table-cell>
          <table:table-cell office:value-type="float" office:value="67824" calcext:value-type="float">
            <text:p>67824</text:p>
          </table:table-cell>
          <table:table-cell/>
          <table:table-cell table:formula="of:=[.F321]/[.B321]" office:value-type="float" office:value="119782.071097372" calcext:value-type="float">
            <text:p>119782.071097372</text:p>
          </table:table-cell>
          <table:table-cell table:formula="of:=[.F321]/[.C321]" office:value-type="float" office:value="1597.52226253298" calcext:value-type="float">
            <text:p>1597.52226253298</text:p>
          </table:table-cell>
          <table:table-cell table:formula="of:=[.F321]/[.D321]" office:value-type="float" office:value="11150.1330839508" calcext:value-type="float">
            <text:p>11150.1330839508</text:p>
          </table:table-cell>
        </table:table-row>
        <table:table-row table:style-name="ro1">
          <table:table-cell/>
          <table:table-cell office:value-type="float" office:value="3.714" calcext:value-type="float">
            <text:p>3.714</text:p>
          </table:table-cell>
          <table:table-cell office:value-type="float" office:value="300.068" calcext:value-type="float">
            <text:p>300.068</text:p>
          </table:table-cell>
          <table:table-cell office:value-type="float" office:value="40.486" calcext:value-type="float">
            <text:p>40.486</text:p>
          </table:table-cell>
          <table:table-cell/>
          <table:table-cell office:value-type="float" office:value="267115" calcext:value-type="float">
            <text:p>267115</text:p>
          </table:table-cell>
          <table:table-cell office:value-type="float" office:value="100598" calcext:value-type="float">
            <text:p>100598</text:p>
          </table:table-cell>
          <table:table-cell/>
          <table:table-cell table:formula="of:=[.F322]/[.B322]" office:value-type="float" office:value="71921.1093161012" calcext:value-type="float">
            <text:p>71921.1093161012</text:p>
          </table:table-cell>
          <table:table-cell table:formula="of:=[.F322]/[.C322]" office:value-type="float" office:value="890.181558846662" calcext:value-type="float">
            <text:p>890.181558846662</text:p>
          </table:table-cell>
          <table:table-cell table:formula="of:=[.F322]/[.D322]" office:value-type="float" office:value="6597.71278960628" calcext:value-type="float">
            <text:p>6597.71278960628</text:p>
          </table:table-cell>
        </table:table-row>
        <table:table-row table:style-name="ro1">
          <table:table-cell/>
          <table:table-cell office:value-type="float" office:value="0.588" calcext:value-type="float">
            <text:p>0.588</text:p>
          </table:table-cell>
          <table:table-cell office:value-type="float" office:value="113.163" calcext:value-type="float">
            <text:p>113.163</text:p>
          </table:table-cell>
          <table:table-cell office:value-type="float" office:value="7.83" calcext:value-type="float">
            <text:p>7.83</text:p>
          </table:table-cell>
          <table:table-cell/>
          <table:table-cell office:value-type="float" office:value="117778" calcext:value-type="float">
            <text:p>117778</text:p>
          </table:table-cell>
          <table:table-cell office:value-type="float" office:value="42000" calcext:value-type="float">
            <text:p>42000</text:p>
          </table:table-cell>
          <table:table-cell/>
          <table:table-cell table:formula="of:=[.F323]/[.B323]" office:value-type="float" office:value="200302.721088435" calcext:value-type="float">
            <text:p>200302.721088435</text:p>
          </table:table-cell>
          <table:table-cell table:formula="of:=[.F323]/[.C323]" office:value-type="float" office:value="1040.78188100351" calcext:value-type="float">
            <text:p>1040.78188100351</text:p>
          </table:table-cell>
          <table:table-cell table:formula="of:=[.F323]/[.D323]" office:value-type="float" office:value="15041.8901660281" calcext:value-type="float">
            <text:p>15041.8901660281</text:p>
          </table:table-cell>
        </table:table-row>
        <table:table-row table:style-name="ro1">
          <table:table-cell/>
          <table:table-cell office:value-type="float" office:value="0.277" calcext:value-type="float">
            <text:p>0.277</text:p>
          </table:table-cell>
          <table:table-cell office:value-type="float" office:value="17.45" calcext:value-type="float">
            <text:p>17.45</text:p>
          </table:table-cell>
          <table:table-cell office:value-type="float" office:value="2.558" calcext:value-type="float">
            <text:p>2.558</text:p>
          </table:table-cell>
          <table:table-cell/>
          <table:table-cell office:value-type="float" office:value="65743" calcext:value-type="float">
            <text:p>65743</text:p>
          </table:table-cell>
          <table:table-cell office:value-type="float" office:value="33850" calcext:value-type="float">
            <text:p>33850</text:p>
          </table:table-cell>
          <table:table-cell/>
          <table:table-cell table:formula="of:=[.F324]/[.B324]" office:value-type="float" office:value="237339.350180505" calcext:value-type="float">
            <text:p>237339.350180505</text:p>
          </table:table-cell>
          <table:table-cell table:formula="of:=[.F324]/[.C324]" office:value-type="float" office:value="3767.50716332378" calcext:value-type="float">
            <text:p>3767.50716332378</text:p>
          </table:table-cell>
          <table:table-cell table:formula="of:=[.F324]/[.D324]" office:value-type="float" office:value="25700.9382329945" calcext:value-type="float">
            <text:p>25700.9382329945</text:p>
          </table:table-cell>
        </table:table-row>
        <table:table-row table:style-name="ro1">
          <table:table-cell/>
          <table:table-cell office:value-type="float" office:value="7.629" calcext:value-type="float">
            <text:p>7.629</text:p>
          </table:table-cell>
          <table:table-cell office:value-type="float" office:value="670.32" calcext:value-type="float">
            <text:p>670.32</text:p>
          </table:table-cell>
          <table:table-cell office:value-type="float" office:value="88.706" calcext:value-type="float">
            <text:p>88.706</text:p>
          </table:table-cell>
          <table:table-cell/>
          <table:table-cell office:value-type="float" office:value="367254" calcext:value-type="float">
            <text:p>367254</text:p>
          </table:table-cell>
          <table:table-cell office:value-type="float" office:value="141640" calcext:value-type="float">
            <text:p>141640</text:p>
          </table:table-cell>
          <table:table-cell/>
          <table:table-cell table:formula="of:=[.F325]/[.B325]" office:value-type="float" office:value="48139.2056626032" calcext:value-type="float">
            <text:p>48139.2056626032</text:p>
          </table:table-cell>
          <table:table-cell table:formula="of:=[.F325]/[.C325]" office:value-type="float" office:value="547.878625134264" calcext:value-type="float">
            <text:p>547.878625134264</text:p>
          </table:table-cell>
          <table:table-cell table:formula="of:=[.F325]/[.D325]" office:value-type="float" office:value="4140.12580885171" calcext:value-type="float">
            <text:p>4140.12580885171</text:p>
          </table:table-cell>
        </table:table-row>
        <table:table-row table:style-name="ro1">
          <table:table-cell/>
          <table:table-cell office:value-type="float" office:value="6.247" calcext:value-type="float">
            <text:p>6.247</text:p>
          </table:table-cell>
          <table:table-cell office:value-type="float" office:value="892.936" calcext:value-type="float">
            <text:p>892.936</text:p>
          </table:table-cell>
          <table:table-cell office:value-type="float" office:value="80.307" calcext:value-type="float">
            <text:p>80.307</text:p>
          </table:table-cell>
          <table:table-cell/>
          <table:table-cell office:value-type="float" office:value="340183" calcext:value-type="float">
            <text:p>340183</text:p>
          </table:table-cell>
          <table:table-cell office:value-type="float" office:value="127501" calcext:value-type="float">
            <text:p>127501</text:p>
          </table:table-cell>
          <table:table-cell/>
          <table:table-cell table:formula="of:=[.F326]/[.B326]" office:value-type="float" office:value="54455.4186009284" calcext:value-type="float">
            <text:p>54455.4186009284</text:p>
          </table:table-cell>
          <table:table-cell table:formula="of:=[.F326]/[.C326]" office:value-type="float" office:value="380.97131261367" calcext:value-type="float">
            <text:p>380.97131261367</text:p>
          </table:table-cell>
          <table:table-cell table:formula="of:=[.F326]/[.D326]" office:value-type="float" office:value="4236.03172824287" calcext:value-type="float">
            <text:p>4236.03172824287</text:p>
          </table:table-cell>
        </table:table-row>
        <table:table-row table:style-name="ro1">
          <table:table-cell/>
          <table:table-cell office:value-type="float" office:value="0.939" calcext:value-type="float">
            <text:p>0.939</text:p>
          </table:table-cell>
          <table:table-cell office:value-type="float" office:value="124.247" calcext:value-type="float">
            <text:p>124.247</text:p>
          </table:table-cell>
          <table:table-cell office:value-type="float" office:value="12.766" calcext:value-type="float">
            <text:p>12.766</text:p>
          </table:table-cell>
          <table:table-cell/>
          <table:table-cell office:value-type="float" office:value="148704" calcext:value-type="float">
            <text:p>148704</text:p>
          </table:table-cell>
          <table:table-cell office:value-type="float" office:value="54038" calcext:value-type="float">
            <text:p>54038</text:p>
          </table:table-cell>
          <table:table-cell/>
          <table:table-cell table:formula="of:=[.F327]/[.B327]" office:value-type="float" office:value="158364.217252396" calcext:value-type="float">
            <text:p>158364.217252396</text:p>
          </table:table-cell>
          <table:table-cell table:formula="of:=[.F327]/[.C327]" office:value-type="float" office:value="1196.84177485171" calcext:value-type="float">
            <text:p>1196.84177485171</text:p>
          </table:table-cell>
          <table:table-cell table:formula="of:=[.F327]/[.D327]" office:value-type="float" office:value="11648.4411718628" calcext:value-type="float">
            <text:p>11648.4411718628</text:p>
          </table:table-cell>
        </table:table-row>
        <table:table-row table:style-name="ro1">
          <table:table-cell/>
          <table:table-cell office:value-type="float" office:value="1.66" calcext:value-type="float">
            <text:p>1.66</text:p>
          </table:table-cell>
          <table:table-cell office:value-type="float" office:value="118.844" calcext:value-type="float">
            <text:p>118.844</text:p>
          </table:table-cell>
          <table:table-cell office:value-type="float" office:value="17.952" calcext:value-type="float">
            <text:p>17.952</text:p>
          </table:table-cell>
          <table:table-cell/>
          <table:table-cell office:value-type="float" office:value="177020" calcext:value-type="float">
            <text:p>177020</text:p>
          </table:table-cell>
          <table:table-cell office:value-type="float" office:value="68302" calcext:value-type="float">
            <text:p>68302</text:p>
          </table:table-cell>
          <table:table-cell/>
          <table:table-cell table:formula="of:=[.F328]/[.B328]" office:value-type="float" office:value="106638.554216867" calcext:value-type="float">
            <text:p>106638.554216867</text:p>
          </table:table-cell>
          <table:table-cell table:formula="of:=[.F328]/[.C328]" office:value-type="float" office:value="1489.51566759786" calcext:value-type="float">
            <text:p>1489.51566759786</text:p>
          </table:table-cell>
          <table:table-cell table:formula="of:=[.F328]/[.D328]" office:value-type="float" office:value="9860.73975044563" calcext:value-type="float">
            <text:p>9860.73975044563</text:p>
          </table:table-cell>
        </table:table-row>
        <table:table-row table:style-name="ro1">
          <table:table-cell/>
          <table:table-cell office:value-type="float" office:value="0.865" calcext:value-type="float">
            <text:p>0.865</text:p>
          </table:table-cell>
          <table:table-cell office:value-type="float" office:value="65.6" calcext:value-type="float">
            <text:p>65.6</text:p>
          </table:table-cell>
          <table:table-cell office:value-type="float" office:value="9.179" calcext:value-type="float">
            <text:p>9.179</text:p>
          </table:table-cell>
          <table:table-cell/>
          <table:table-cell office:value-type="float" office:value="134104" calcext:value-type="float">
            <text:p>134104</text:p>
          </table:table-cell>
          <table:table-cell office:value-type="float" office:value="58798" calcext:value-type="float">
            <text:p>58798</text:p>
          </table:table-cell>
          <table:table-cell/>
          <table:table-cell table:formula="of:=[.F329]/[.B329]" office:value-type="float" office:value="155033.526011561" calcext:value-type="float">
            <text:p>155033.526011561</text:p>
          </table:table-cell>
          <table:table-cell table:formula="of:=[.F329]/[.C329]" office:value-type="float" office:value="2044.26829268293" calcext:value-type="float">
            <text:p>2044.26829268293</text:p>
          </table:table-cell>
          <table:table-cell table:formula="of:=[.F329]/[.D329]" office:value-type="float" office:value="14609.870356248" calcext:value-type="float">
            <text:p>14609.870356248</text:p>
          </table:table-cell>
        </table:table-row>
        <table:table-row table:style-name="ro1">
          <table:table-cell/>
          <table:table-cell office:value-type="float" office:value="0.654" calcext:value-type="float">
            <text:p>0.654</text:p>
          </table:table-cell>
          <table:table-cell office:value-type="float" office:value="55.478" calcext:value-type="float">
            <text:p>55.478</text:p>
          </table:table-cell>
          <table:table-cell office:value-type="float" office:value="7.891" calcext:value-type="float">
            <text:p>7.891</text:p>
          </table:table-cell>
          <table:table-cell/>
          <table:table-cell office:value-type="float" office:value="121918" calcext:value-type="float">
            <text:p>121918</text:p>
          </table:table-cell>
          <table:table-cell office:value-type="float" office:value="47022" calcext:value-type="float">
            <text:p>47022</text:p>
          </table:table-cell>
          <table:table-cell/>
          <table:table-cell table:formula="of:=[.F330]/[.B330]" office:value-type="float" office:value="186418.960244648" calcext:value-type="float">
            <text:p>186418.960244648</text:p>
          </table:table-cell>
          <table:table-cell table:formula="of:=[.F330]/[.C330]" office:value-type="float" office:value="2197.59183820614" calcext:value-type="float">
            <text:p>2197.59183820614</text:p>
          </table:table-cell>
          <table:table-cell table:formula="of:=[.F330]/[.D330]" office:value-type="float" office:value="15450.2597896338" calcext:value-type="float">
            <text:p>15450.2597896338</text:p>
          </table:table-cell>
        </table:table-row>
        <table:table-row table:style-name="ro1">
          <table:table-cell/>
          <table:table-cell office:value-type="float" office:value="2.218" calcext:value-type="float">
            <text:p>2.218</text:p>
          </table:table-cell>
          <table:table-cell office:value-type="float" office:value="182.41" calcext:value-type="float">
            <text:p>182.41</text:p>
          </table:table-cell>
          <table:table-cell office:value-type="float" office:value="23.706" calcext:value-type="float">
            <text:p>23.706</text:p>
          </table:table-cell>
          <table:table-cell/>
          <table:table-cell office:value-type="float" office:value="195372" calcext:value-type="float">
            <text:p>195372</text:p>
          </table:table-cell>
          <table:table-cell office:value-type="float" office:value="82522" calcext:value-type="float">
            <text:p>82522</text:p>
          </table:table-cell>
          <table:table-cell/>
          <table:table-cell table:formula="of:=[.F331]/[.B331]" office:value-type="float" office:value="88084.7610459874" calcext:value-type="float">
            <text:p>88084.7610459874</text:p>
          </table:table-cell>
          <table:table-cell table:formula="of:=[.F331]/[.C331]" office:value-type="float" office:value="1071.05970067431" calcext:value-type="float">
            <text:p>1071.05970067431</text:p>
          </table:table-cell>
          <table:table-cell table:formula="of:=[.F331]/[.D331]" office:value-type="float" office:value="8241.45785876993" calcext:value-type="float">
            <text:p>8241.45785876993</text:p>
          </table:table-cell>
        </table:table-row>
        <table:table-row table:style-name="ro1">
          <table:table-cell/>
          <table:table-cell office:value-type="float" office:value="5.886" calcext:value-type="float">
            <text:p>5.886</text:p>
          </table:table-cell>
          <table:table-cell office:value-type="float" office:value="778.784" calcext:value-type="float">
            <text:p>778.784</text:p>
          </table:table-cell>
          <table:table-cell office:value-type="float" office:value="61.326" calcext:value-type="float">
            <text:p>61.326</text:p>
          </table:table-cell>
          <table:table-cell/>
          <table:table-cell office:value-type="float" office:value="313995" calcext:value-type="float">
            <text:p>313995</text:p>
          </table:table-cell>
          <table:table-cell office:value-type="float" office:value="127737" calcext:value-type="float">
            <text:p>127737</text:p>
          </table:table-cell>
          <table:table-cell/>
          <table:table-cell table:formula="of:=[.F332]/[.B332]" office:value-type="float" office:value="53346.0754332314" calcext:value-type="float">
            <text:p>53346.0754332314</text:p>
          </table:table-cell>
          <table:table-cell table:formula="of:=[.F332]/[.C332]" office:value-type="float" office:value="403.186249332292" calcext:value-type="float">
            <text:p>403.186249332292</text:p>
          </table:table-cell>
          <table:table-cell table:formula="of:=[.F332]/[.D332]" office:value-type="float" office:value="5120.09588102925" calcext:value-type="float">
            <text:p>5120.09588102925</text:p>
          </table:table-cell>
        </table:table-row>
        <table:table-row table:style-name="ro1">
          <table:table-cell/>
          <table:table-cell office:value-type="float" office:value="0.589" calcext:value-type="float">
            <text:p>0.589</text:p>
          </table:table-cell>
          <table:table-cell office:value-type="float" office:value="30.666" calcext:value-type="float">
            <text:p>30.666</text:p>
          </table:table-cell>
          <table:table-cell office:value-type="float" office:value="4.554" calcext:value-type="float">
            <text:p>4.554</text:p>
          </table:table-cell>
          <table:table-cell/>
          <table:table-cell office:value-type="float" office:value="93683" calcext:value-type="float">
            <text:p>93683</text:p>
          </table:table-cell>
          <table:table-cell office:value-type="float" office:value="55156" calcext:value-type="float">
            <text:p>55156</text:p>
          </table:table-cell>
          <table:table-cell/>
          <table:table-cell table:formula="of:=[.F333]/[.B333]" office:value-type="float" office:value="159054.329371817" calcext:value-type="float">
            <text:p>159054.329371817</text:p>
          </table:table-cell>
          <table:table-cell table:formula="of:=[.F333]/[.C333]" office:value-type="float" office:value="3054.94684667058" calcext:value-type="float">
            <text:p>3054.94684667058</text:p>
          </table:table-cell>
          <table:table-cell table:formula="of:=[.F333]/[.D333]" office:value-type="float" office:value="20571.5854194115" calcext:value-type="float">
            <text:p>20571.5854194115</text:p>
          </table:table-cell>
        </table:table-row>
        <table:table-row table:style-name="ro1">
          <table:table-cell/>
          <table:table-cell office:value-type="float" office:value="1.082" calcext:value-type="float">
            <text:p>1.082</text:p>
          </table:table-cell>
          <table:table-cell office:value-type="float" office:value="102.809" calcext:value-type="float">
            <text:p>102.809</text:p>
          </table:table-cell>
          <table:table-cell office:value-type="float" office:value="15.367" calcext:value-type="float">
            <text:p>15.367</text:p>
          </table:table-cell>
          <table:table-cell/>
          <table:table-cell office:value-type="float" office:value="161901" calcext:value-type="float">
            <text:p>161901</text:p>
          </table:table-cell>
          <table:table-cell office:value-type="float" office:value="57960" calcext:value-type="float">
            <text:p>57960</text:p>
          </table:table-cell>
          <table:table-cell/>
          <table:table-cell table:formula="of:=[.F334]/[.B334]" office:value-type="float" office:value="149631.23844732" calcext:value-type="float">
            <text:p>149631.23844732</text:p>
          </table:table-cell>
          <table:table-cell table:formula="of:=[.F334]/[.C334]" office:value-type="float" office:value="1574.77458199185" calcext:value-type="float">
            <text:p>1574.77458199185</text:p>
          </table:table-cell>
          <table:table-cell table:formula="of:=[.F334]/[.D334]" office:value-type="float" office:value="10535.6282943971" calcext:value-type="float">
            <text:p>10535.6282943971</text:p>
          </table:table-cell>
        </table:table-row>
        <table:table-row table:style-name="ro1">
          <table:table-cell/>
          <table:table-cell office:value-type="float" office:value="0.131" calcext:value-type="float">
            <text:p>0.131</text:p>
          </table:table-cell>
          <table:table-cell office:value-type="float" office:value="4.029" calcext:value-type="float">
            <text:p>4.029</text:p>
          </table:table-cell>
          <table:table-cell office:value-type="float" office:value="0.736" calcext:value-type="float">
            <text:p>0.736</text:p>
          </table:table-cell>
          <table:table-cell/>
          <table:table-cell office:value-type="float" office:value="35057" calcext:value-type="float">
            <text:p>35057</text:p>
          </table:table-cell>
          <table:table-cell office:value-type="float" office:value="22864" calcext:value-type="float">
            <text:p>22864</text:p>
          </table:table-cell>
          <table:table-cell/>
          <table:table-cell table:formula="of:=[.F335]/[.B335]" office:value-type="float" office:value="267610.687022901" calcext:value-type="float">
            <text:p>267610.687022901</text:p>
          </table:table-cell>
          <table:table-cell table:formula="of:=[.F335]/[.C335]" office:value-type="float" office:value="8701.16654256639" calcext:value-type="float">
            <text:p>8701.16654256639</text:p>
          </table:table-cell>
          <table:table-cell table:formula="of:=[.F335]/[.D335]" office:value-type="float" office:value="47631.7934782609" calcext:value-type="float">
            <text:p>47631.7934782609</text:p>
          </table:table-cell>
        </table:table-row>
        <table:table-row table:style-name="ro1">
          <table:table-cell/>
          <table:table-cell office:value-type="float" office:value="9.502" calcext:value-type="float">
            <text:p>9.502</text:p>
          </table:table-cell>
          <table:table-cell office:value-type="float" office:value="759.627" calcext:value-type="float">
            <text:p>759.627</text:p>
          </table:table-cell>
          <table:table-cell office:value-type="float" office:value="99.109" calcext:value-type="float">
            <text:p>99.109</text:p>
          </table:table-cell>
          <table:table-cell/>
          <table:table-cell office:value-type="float" office:value="400930" calcext:value-type="float">
            <text:p>400930</text:p>
          </table:table-cell>
          <table:table-cell office:value-type="float" office:value="158743" calcext:value-type="float">
            <text:p>158743</text:p>
          </table:table-cell>
          <table:table-cell/>
          <table:table-cell table:formula="of:=[.F336]/[.B336]" office:value-type="float" office:value="42194.2748894969" calcext:value-type="float">
            <text:p>42194.2748894969</text:p>
          </table:table-cell>
          <table:table-cell table:formula="of:=[.F336]/[.C336]" office:value-type="float" office:value="527.798511637949" calcext:value-type="float">
            <text:p>527.798511637949</text:p>
          </table:table-cell>
          <table:table-cell table:formula="of:=[.F336]/[.D336]" office:value-type="float" office:value="4045.34401517521" calcext:value-type="float">
            <text:p>4045.34401517521</text:p>
          </table:table-cell>
        </table:table-row>
        <table:table-row table:style-name="ro1">
          <table:table-cell/>
          <table:table-cell office:value-type="float" office:value="6.192" calcext:value-type="float">
            <text:p>6.192</text:p>
          </table:table-cell>
          <table:table-cell office:value-type="float" office:value="550.509" calcext:value-type="float">
            <text:p>550.509</text:p>
          </table:table-cell>
          <table:table-cell office:value-type="float" office:value="78.311" calcext:value-type="float">
            <text:p>78.311</text:p>
          </table:table-cell>
          <table:table-cell/>
          <table:table-cell office:value-type="float" office:value="343781" calcext:value-type="float">
            <text:p>343781</text:p>
          </table:table-cell>
          <table:table-cell office:value-type="float" office:value="125142" calcext:value-type="float">
            <text:p>125142</text:p>
          </table:table-cell>
          <table:table-cell/>
          <table:table-cell table:formula="of:=[.F337]/[.B337]" office:value-type="float" office:value="55520.1873385013" calcext:value-type="float">
            <text:p>55520.1873385013</text:p>
          </table:table-cell>
          <table:table-cell table:formula="of:=[.F337]/[.C337]" office:value-type="float" office:value="624.478437228093" calcext:value-type="float">
            <text:p>624.478437228093</text:p>
          </table:table-cell>
          <table:table-cell table:formula="of:=[.F337]/[.D337]" office:value-type="float" office:value="4389.94521842398" calcext:value-type="float">
            <text:p>4389.94521842398</text:p>
          </table:table-cell>
        </table:table-row>
        <table:table-row table:style-name="ro1">
          <table:table-cell/>
          <table:table-cell office:value-type="float" office:value="0.564" calcext:value-type="float">
            <text:p>0.564</text:p>
          </table:table-cell>
          <table:table-cell office:value-type="float" office:value="42.534" calcext:value-type="float">
            <text:p>42.534</text:p>
          </table:table-cell>
          <table:table-cell office:value-type="float" office:value="5.611" calcext:value-type="float">
            <text:p>5.611</text:p>
          </table:table-cell>
          <table:table-cell/>
          <table:table-cell office:value-type="float" office:value="104591" calcext:value-type="float">
            <text:p>104591</text:p>
          </table:table-cell>
          <table:table-cell office:value-type="float" office:value="51626" calcext:value-type="float">
            <text:p>51626</text:p>
          </table:table-cell>
          <table:table-cell/>
          <table:table-cell table:formula="of:=[.F338]/[.B338]" office:value-type="float" office:value="185445.035460993" calcext:value-type="float">
            <text:p>185445.035460993</text:p>
          </table:table-cell>
          <table:table-cell table:formula="of:=[.F338]/[.C338]" office:value-type="float" office:value="2458.99750787605" calcext:value-type="float">
            <text:p>2458.99750787605</text:p>
          </table:table-cell>
          <table:table-cell table:formula="of:=[.F338]/[.D338]" office:value-type="float" office:value="18640.3493138478" calcext:value-type="float">
            <text:p>18640.3493138478</text:p>
          </table:table-cell>
        </table:table-row>
        <table:table-row table:style-name="ro1">
          <table:table-cell/>
          <table:table-cell office:value-type="float" office:value="1.107" calcext:value-type="float">
            <text:p>1.107</text:p>
          </table:table-cell>
          <table:table-cell office:value-type="float" office:value="63.461" calcext:value-type="float">
            <text:p>63.461</text:p>
          </table:table-cell>
          <table:table-cell office:value-type="float" office:value="8.813" calcext:value-type="float">
            <text:p>8.813</text:p>
          </table:table-cell>
          <table:table-cell/>
          <table:table-cell office:value-type="float" office:value="133768" calcext:value-type="float">
            <text:p>133768</text:p>
          </table:table-cell>
          <table:table-cell office:value-type="float" office:value="71698" calcext:value-type="float">
            <text:p>71698</text:p>
          </table:table-cell>
          <table:table-cell/>
          <table:table-cell table:formula="of:=[.F339]/[.B339]" office:value-type="float" office:value="120838.301716351" calcext:value-type="float">
            <text:p>120838.301716351</text:p>
          </table:table-cell>
          <table:table-cell table:formula="of:=[.F339]/[.C339]" office:value-type="float" office:value="2107.87727895873" calcext:value-type="float">
            <text:p>2107.87727895873</text:p>
          </table:table-cell>
          <table:table-cell table:formula="of:=[.F339]/[.D339]" office:value-type="float" office:value="15178.4863270169" calcext:value-type="float">
            <text:p>15178.4863270169</text:p>
          </table:table-cell>
        </table:table-row>
        <table:table-row table:style-name="ro1">
          <table:table-cell/>
          <table:table-cell office:value-type="float" office:value="0.759" calcext:value-type="float">
            <text:p>0.759</text:p>
          </table:table-cell>
          <table:table-cell office:value-type="float" office:value="245.014" calcext:value-type="float">
            <text:p>245.014</text:p>
          </table:table-cell>
          <table:table-cell office:value-type="float" office:value="7.509" calcext:value-type="float">
            <text:p>7.509</text:p>
          </table:table-cell>
          <table:table-cell/>
          <table:table-cell office:value-type="float" office:value="121740" calcext:value-type="float">
            <text:p>121740</text:p>
          </table:table-cell>
          <table:table-cell office:value-type="float" office:value="54528" calcext:value-type="float">
            <text:p>54528</text:p>
          </table:table-cell>
          <table:table-cell/>
          <table:table-cell table:formula="of:=[.F340]/[.B340]" office:value-type="float" office:value="160395.256916996" calcext:value-type="float">
            <text:p>160395.256916996</text:p>
          </table:table-cell>
          <table:table-cell table:formula="of:=[.F340]/[.C340]" office:value-type="float" office:value="496.869566637009" calcext:value-type="float">
            <text:p>496.869566637009</text:p>
          </table:table-cell>
          <table:table-cell table:formula="of:=[.F340]/[.D340]" office:value-type="float" office:value="16212.5449460647" calcext:value-type="float">
            <text:p>16212.5449460647</text:p>
          </table:table-cell>
        </table:table-row>
        <table:table-row table:style-name="ro1">
          <table:table-cell/>
          <table:table-cell office:value-type="float" office:value="11.153" calcext:value-type="float">
            <text:p>11.153</text:p>
          </table:table-cell>
          <table:table-cell office:value-type="float" office:value="739.114" calcext:value-type="float">
            <text:p>739.114</text:p>
          </table:table-cell>
          <table:table-cell office:value-type="float" office:value="111.084" calcext:value-type="float">
            <text:p>111.084</text:p>
          </table:table-cell>
          <table:table-cell/>
          <table:table-cell office:value-type="float" office:value="421182" calcext:value-type="float">
            <text:p>421182</text:p>
          </table:table-cell>
          <table:table-cell office:value-type="float" office:value="183168" calcext:value-type="float">
            <text:p>183168</text:p>
          </table:table-cell>
          <table:table-cell/>
          <table:table-cell table:formula="of:=[.F341]/[.B341]" office:value-type="float" office:value="37764.0096834932" calcext:value-type="float">
            <text:p>37764.0096834932</text:p>
          </table:table-cell>
          <table:table-cell table:formula="of:=[.F341]/[.C341]" office:value-type="float" office:value="569.847141307024" calcext:value-type="float">
            <text:p>569.847141307024</text:p>
          </table:table-cell>
          <table:table-cell table:formula="of:=[.F341]/[.D341]" office:value-type="float" office:value="3791.5631414065" calcext:value-type="float">
            <text:p>3791.5631414065</text:p>
          </table:table-cell>
        </table:table-row>
        <table:table-row table:style-name="ro1">
          <table:table-cell/>
          <table:table-cell office:value-type="float" office:value="11.543" calcext:value-type="float">
            <text:p>11.543</text:p>
          </table:table-cell>
          <table:table-cell office:value-type="float" office:value="1057.528" calcext:value-type="float">
            <text:p>1057.528</text:p>
          </table:table-cell>
          <table:table-cell office:value-type="float" office:value="122.629" calcext:value-type="float">
            <text:p>122.629</text:p>
          </table:table-cell>
          <table:table-cell/>
          <table:table-cell office:value-type="float" office:value="450065" calcext:value-type="float">
            <text:p>450065</text:p>
          </table:table-cell>
          <table:table-cell office:value-type="float" office:value="172058" calcext:value-type="float">
            <text:p>172058</text:p>
          </table:table-cell>
          <table:table-cell/>
          <table:table-cell table:formula="of:=[.F342]/[.B342]" office:value-type="float" office:value="38990.2971497878" calcext:value-type="float">
            <text:p>38990.2971497878</text:p>
          </table:table-cell>
          <table:table-cell table:formula="of:=[.F342]/[.C342]" office:value-type="float" office:value="425.582112246673" calcext:value-type="float">
            <text:p>425.582112246673</text:p>
          </table:table-cell>
          <table:table-cell table:formula="of:=[.F342]/[.D342]" office:value-type="float" office:value="3670.13512301332" calcext:value-type="float">
            <text:p>3670.13512301332</text:p>
          </table:table-cell>
        </table:table-row>
        <table:table-row table:style-name="ro1">
          <table:table-cell/>
          <table:table-cell office:value-type="float" office:value="2.459" calcext:value-type="float">
            <text:p>2.459</text:p>
          </table:table-cell>
          <table:table-cell office:value-type="float" office:value="177.1" calcext:value-type="float">
            <text:p>177.1</text:p>
          </table:table-cell>
          <table:table-cell office:value-type="float" office:value="25.233" calcext:value-type="float">
            <text:p>25.233</text:p>
          </table:table-cell>
          <table:table-cell/>
          <table:table-cell office:value-type="float" office:value="210608" calcext:value-type="float">
            <text:p>210608</text:p>
          </table:table-cell>
          <table:table-cell office:value-type="float" office:value="84056" calcext:value-type="float">
            <text:p>84056</text:p>
          </table:table-cell>
          <table:table-cell/>
          <table:table-cell table:formula="of:=[.F343]/[.B343]" office:value-type="float" office:value="85647.8243188288" calcext:value-type="float">
            <text:p>85647.8243188288</text:p>
          </table:table-cell>
          <table:table-cell table:formula="of:=[.F343]/[.C343]" office:value-type="float" office:value="1189.20383963862" calcext:value-type="float">
            <text:p>1189.20383963862</text:p>
          </table:table-cell>
          <table:table-cell table:formula="of:=[.F343]/[.D343]" office:value-type="float" office:value="8346.53033725677" calcext:value-type="float">
            <text:p>8346.53033725677</text:p>
          </table:table-cell>
        </table:table-row>
        <table:table-row table:style-name="ro1">
          <table:table-cell/>
          <table:table-cell office:value-type="float" office:value="9.923" calcext:value-type="float">
            <text:p>9.923</text:p>
          </table:table-cell>
          <table:table-cell office:value-type="float" office:value="717.956" calcext:value-type="float">
            <text:p>717.956</text:p>
          </table:table-cell>
          <table:table-cell office:value-type="float" office:value="107.635" calcext:value-type="float">
            <text:p>107.635</text:p>
          </table:table-cell>
          <table:table-cell/>
          <table:table-cell office:value-type="float" office:value="417476" calcext:value-type="float">
            <text:p>417476</text:p>
          </table:table-cell>
          <table:table-cell office:value-type="float" office:value="160112" calcext:value-type="float">
            <text:p>160112</text:p>
          </table:table-cell>
          <table:table-cell/>
          <table:table-cell table:formula="of:=[.F344]/[.B344]" office:value-type="float" office:value="42071.5509422554" calcext:value-type="float">
            <text:p>42071.5509422554</text:p>
          </table:table-cell>
          <table:table-cell table:formula="of:=[.F344]/[.C344]" office:value-type="float" office:value="581.47853071776" calcext:value-type="float">
            <text:p>581.47853071776</text:p>
          </table:table-cell>
          <table:table-cell table:formula="of:=[.F344]/[.D344]" office:value-type="float" office:value="3878.62684071166" calcext:value-type="float">
            <text:p>3878.62684071166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20.706" calcext:value-type="float">
            <text:p>20.706</text:p>
          </table:table-cell>
          <table:table-cell office:value-type="float" office:value="2.369" calcext:value-type="float">
            <text:p>2.369</text:p>
          </table:table-cell>
          <table:table-cell/>
          <table:table-cell office:value-type="float" office:value="67547" calcext:value-type="float">
            <text:p>67547</text:p>
          </table:table-cell>
          <table:table-cell office:value-type="float" office:value="34656" calcext:value-type="float">
            <text:p>34656</text:p>
          </table:table-cell>
          <table:table-cell/>
          <table:table-cell table:formula="of:=[.F345]/[.B345]" office:value-type="float" office:value="211084.375" calcext:value-type="float">
            <text:p>211084.375</text:p>
          </table:table-cell>
          <table:table-cell table:formula="of:=[.F345]/[.C345]" office:value-type="float" office:value="3262.19453298561" calcext:value-type="float">
            <text:p>3262.19453298561</text:p>
          </table:table-cell>
          <table:table-cell table:formula="of:=[.F345]/[.D345]" office:value-type="float" office:value="28512.8746306458" calcext:value-type="float">
            <text:p>28512.8746306458</text:p>
          </table:table-cell>
        </table:table-row>
        <table:table-row table:style-name="ro1">
          <table:table-cell/>
          <table:table-cell office:value-type="float" office:value="11.258" calcext:value-type="float">
            <text:p>11.258</text:p>
          </table:table-cell>
          <table:table-cell office:value-type="float" office:value="964.443" calcext:value-type="float">
            <text:p>964.443</text:p>
          </table:table-cell>
          <table:table-cell office:value-type="float" office:value="118.315" calcext:value-type="float">
            <text:p>118.315</text:p>
          </table:table-cell>
          <table:table-cell/>
          <table:table-cell office:value-type="float" office:value="453768" calcext:value-type="float">
            <text:p>453768</text:p>
          </table:table-cell>
          <table:table-cell office:value-type="float" office:value="172466" calcext:value-type="float">
            <text:p>172466</text:p>
          </table:table-cell>
          <table:table-cell/>
          <table:table-cell table:formula="of:=[.F346]/[.B346]" office:value-type="float" office:value="40306.2710961094" calcext:value-type="float">
            <text:p>40306.2710961094</text:p>
          </table:table-cell>
          <table:table-cell table:formula="of:=[.F346]/[.C346]" office:value-type="float" office:value="470.497478855671" calcext:value-type="float">
            <text:p>470.497478855671</text:p>
          </table:table-cell>
          <table:table-cell table:formula="of:=[.F346]/[.D346]" office:value-type="float" office:value="3835.25334911043" calcext:value-type="float">
            <text:p>3835.25334911043</text:p>
          </table:table-cell>
        </table:table-row>
        <table:table-row table:style-name="ro1">
          <table:table-cell/>
          <table:table-cell office:value-type="float" office:value="0.982" calcext:value-type="float">
            <text:p>0.982</text:p>
          </table:table-cell>
          <table:table-cell office:value-type="float" office:value="89.9" calcext:value-type="float">
            <text:p>89.9</text:p>
          </table:table-cell>
          <table:table-cell office:value-type="float" office:value="10.757" calcext:value-type="float">
            <text:p>10.757</text:p>
          </table:table-cell>
          <table:table-cell/>
          <table:table-cell office:value-type="float" office:value="147520" calcext:value-type="float">
            <text:p>147520</text:p>
          </table:table-cell>
          <table:table-cell office:value-type="float" office:value="50984" calcext:value-type="float">
            <text:p>50984</text:p>
          </table:table-cell>
          <table:table-cell/>
          <table:table-cell table:formula="of:=[.F347]/[.B347]" office:value-type="float" office:value="150224.032586558" calcext:value-type="float">
            <text:p>150224.032586558</text:p>
          </table:table-cell>
          <table:table-cell table:formula="of:=[.F347]/[.C347]" office:value-type="float" office:value="1640.93437152392" calcext:value-type="float">
            <text:p>1640.93437152392</text:p>
          </table:table-cell>
          <table:table-cell table:formula="of:=[.F347]/[.D347]" office:value-type="float" office:value="13713.8607418425" calcext:value-type="float">
            <text:p>13713.8607418425</text:p>
          </table:table-cell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 office:value-type="float" office:value="111.893" calcext:value-type="float">
            <text:p>111.893</text:p>
          </table:table-cell>
          <table:table-cell office:value-type="float" office:value="10.942" calcext:value-type="float">
            <text:p>10.942</text:p>
          </table:table-cell>
          <table:table-cell/>
          <table:table-cell office:value-type="float" office:value="137291" calcext:value-type="float">
            <text:p>137291</text:p>
          </table:table-cell>
          <table:table-cell office:value-type="float" office:value="47226" calcext:value-type="float">
            <text:p>47226</text:p>
          </table:table-cell>
          <table:table-cell/>
          <table:table-cell table:formula="of:=[.F348]/[.B348]" office:value-type="float" office:value="177149.677419355" calcext:value-type="float">
            <text:p>177149.677419355</text:p>
          </table:table-cell>
          <table:table-cell table:formula="of:=[.F348]/[.C348]" office:value-type="float" office:value="1226.98470860554" calcext:value-type="float">
            <text:p>1226.98470860554</text:p>
          </table:table-cell>
          <table:table-cell table:formula="of:=[.F348]/[.D348]" office:value-type="float" office:value="12547.1577408152" calcext:value-type="float">
            <text:p>12547.1577408152</text:p>
          </table:table-cell>
        </table:table-row>
        <table:table-row table:style-name="ro1">
          <table:table-cell/>
          <table:table-cell office:value-type="float" office:value="9.106" calcext:value-type="float">
            <text:p>9.106</text:p>
          </table:table-cell>
          <table:table-cell office:value-type="float" office:value="581.742" calcext:value-type="float">
            <text:p>581.742</text:p>
          </table:table-cell>
          <table:table-cell office:value-type="float" office:value="88.769" calcext:value-type="float">
            <text:p>88.769</text:p>
          </table:table-cell>
          <table:table-cell/>
          <table:table-cell office:value-type="float" office:value="384022" calcext:value-type="float">
            <text:p>384022</text:p>
          </table:table-cell>
          <table:table-cell office:value-type="float" office:value="164028" calcext:value-type="float">
            <text:p>164028</text:p>
          </table:table-cell>
          <table:table-cell/>
          <table:table-cell table:formula="of:=[.F349]/[.B349]" office:value-type="float" office:value="42172.4137931034" calcext:value-type="float">
            <text:p>42172.4137931034</text:p>
          </table:table-cell>
          <table:table-cell table:formula="of:=[.F349]/[.C349]" office:value-type="float" office:value="660.12424751866" calcext:value-type="float">
            <text:p>660.12424751866</text:p>
          </table:table-cell>
          <table:table-cell table:formula="of:=[.F349]/[.D349]" office:value-type="float" office:value="4326.08230350685" calcext:value-type="float">
            <text:p>4326.08230350685</text:p>
          </table:table-cell>
        </table:table-row>
        <table:table-row table:style-name="ro1">
          <table:table-cell/>
          <table:table-cell office:value-type="float" office:value="0.189" calcext:value-type="float">
            <text:p>0.189</text:p>
          </table:table-cell>
          <table:table-cell office:value-type="float" office:value="11.444" calcext:value-type="float">
            <text:p>11.444</text:p>
          </table:table-cell>
          <table:table-cell office:value-type="float" office:value="1.431" calcext:value-type="float">
            <text:p>1.431</text:p>
          </table:table-cell>
          <table:table-cell/>
          <table:table-cell office:value-type="float" office:value="53922" calcext:value-type="float">
            <text:p>53922</text:p>
          </table:table-cell>
          <table:table-cell office:value-type="float" office:value="29268" calcext:value-type="float">
            <text:p>29268</text:p>
          </table:table-cell>
          <table:table-cell/>
          <table:table-cell table:formula="of:=[.F350]/[.B350]" office:value-type="float" office:value="285301.587301587" calcext:value-type="float">
            <text:p>285301.587301587</text:p>
          </table:table-cell>
          <table:table-cell table:formula="of:=[.F350]/[.C350]" office:value-type="float" office:value="4711.81405103111" calcext:value-type="float">
            <text:p>4711.81405103111</text:p>
          </table:table-cell>
          <table:table-cell table:formula="of:=[.F350]/[.D350]" office:value-type="float" office:value="37681.3417190776" calcext:value-type="float">
            <text:p>37681.3417190776</text:p>
          </table:table-cell>
        </table:table-row>
        <table:table-row table:style-name="ro1">
          <table:table-cell/>
          <table:table-cell office:value-type="float" office:value="10.523" calcext:value-type="float">
            <text:p>10.523</text:p>
          </table:table-cell>
          <table:table-cell office:value-type="float" office:value="735.265" calcext:value-type="float">
            <text:p>735.265</text:p>
          </table:table-cell>
          <table:table-cell office:value-type="float" office:value="105.872" calcext:value-type="float">
            <text:p>105.872</text:p>
          </table:table-cell>
          <table:table-cell/>
          <table:table-cell office:value-type="float" office:value="411531" calcext:value-type="float">
            <text:p>411531</text:p>
          </table:table-cell>
          <table:table-cell office:value-type="float" office:value="178674" calcext:value-type="float">
            <text:p>178674</text:p>
          </table:table-cell>
          <table:table-cell/>
          <table:table-cell table:formula="of:=[.F351]/[.B351]" office:value-type="float" office:value="39107.7639456429" calcext:value-type="float">
            <text:p>39107.7639456429</text:p>
          </table:table-cell>
          <table:table-cell table:formula="of:=[.F351]/[.C351]" office:value-type="float" office:value="559.704324291242" calcext:value-type="float">
            <text:p>559.704324291242</text:p>
          </table:table-cell>
          <table:table-cell table:formula="of:=[.F351]/[.D351]" office:value-type="float" office:value="3887.06173492519" calcext:value-type="float">
            <text:p>3887.06173492519</text:p>
          </table:table-cell>
        </table:table-row>
        <table:table-row table:style-name="ro1">
          <table:table-cell/>
          <table:table-cell office:value-type="float" office:value="13.992" calcext:value-type="float">
            <text:p>13.992</text:p>
          </table:table-cell>
          <table:table-cell office:value-type="float" office:value="891.301" calcext:value-type="float">
            <text:p>891.301</text:p>
          </table:table-cell>
          <table:table-cell office:value-type="float" office:value="129.949" calcext:value-type="float">
            <text:p>129.949</text:p>
          </table:table-cell>
          <table:table-cell/>
          <table:table-cell office:value-type="float" office:value="467114" calcext:value-type="float">
            <text:p>467114</text:p>
          </table:table-cell>
          <table:table-cell office:value-type="float" office:value="198669" calcext:value-type="float">
            <text:p>198669</text:p>
          </table:table-cell>
          <table:table-cell/>
          <table:table-cell table:formula="of:=[.F352]/[.B352]" office:value-type="float" office:value="33384.3624928531" calcext:value-type="float">
            <text:p>33384.3624928531</text:p>
          </table:table-cell>
          <table:table-cell table:formula="of:=[.F352]/[.C352]" office:value-type="float" office:value="524.081090450925" calcext:value-type="float">
            <text:p>524.081090450925</text:p>
          </table:table-cell>
          <table:table-cell table:formula="of:=[.F352]/[.D352]" office:value-type="float" office:value="3594.59480257639" calcext:value-type="float">
            <text:p>3594.59480257639</text:p>
          </table:table-cell>
        </table:table-row>
        <table:table-row table:style-name="ro1">
          <table:table-cell/>
          <table:table-cell office:value-type="float" office:value="1.056" calcext:value-type="float">
            <text:p>1.056</text:p>
          </table:table-cell>
          <table:table-cell office:value-type="float" office:value="118.391" calcext:value-type="float">
            <text:p>118.391</text:p>
          </table:table-cell>
          <table:table-cell office:value-type="float" office:value="11.589" calcext:value-type="float">
            <text:p>11.589</text:p>
          </table:table-cell>
          <table:table-cell/>
          <table:table-cell office:value-type="float" office:value="146966" calcext:value-type="float">
            <text:p>146966</text:p>
          </table:table-cell>
          <table:table-cell office:value-type="float" office:value="53144" calcext:value-type="float">
            <text:p>53144</text:p>
          </table:table-cell>
          <table:table-cell/>
          <table:table-cell table:formula="of:=[.F353]/[.B353]" office:value-type="float" office:value="139172.348484848" calcext:value-type="float">
            <text:p>139172.348484848</text:p>
          </table:table-cell>
          <table:table-cell table:formula="of:=[.F353]/[.C353]" office:value-type="float" office:value="1241.36125212221" calcext:value-type="float">
            <text:p>1241.36125212221</text:p>
          </table:table-cell>
          <table:table-cell table:formula="of:=[.F353]/[.D353]" office:value-type="float" office:value="12681.5083268617" calcext:value-type="float">
            <text:p>12681.5083268617</text:p>
          </table:table-cell>
        </table:table-row>
        <table:table-row table:style-name="ro1">
          <table:table-cell/>
          <table:table-cell office:value-type="float" office:value="7.462" calcext:value-type="float">
            <text:p>7.462</text:p>
          </table:table-cell>
          <table:table-cell office:value-type="float" office:value="526.685" calcext:value-type="float">
            <text:p>526.685</text:p>
          </table:table-cell>
          <table:table-cell office:value-type="float" office:value="92.7" calcext:value-type="float">
            <text:p>92.7</text:p>
          </table:table-cell>
          <table:table-cell/>
          <table:table-cell office:value-type="float" office:value="369201" calcext:value-type="float">
            <text:p>369201</text:p>
          </table:table-cell>
          <table:table-cell office:value-type="float" office:value="138940" calcext:value-type="float">
            <text:p>138940</text:p>
          </table:table-cell>
          <table:table-cell/>
          <table:table-cell table:formula="of:=[.F354]/[.B354]" office:value-type="float" office:value="49477.4859287054" calcext:value-type="float">
            <text:p>49477.4859287054</text:p>
          </table:table-cell>
          <table:table-cell table:formula="of:=[.F354]/[.C354]" office:value-type="float" office:value="700.990155405983" calcext:value-type="float">
            <text:p>700.990155405983</text:p>
          </table:table-cell>
          <table:table-cell table:formula="of:=[.F354]/[.D354]" office:value-type="float" office:value="3982.75080906149" calcext:value-type="float">
            <text:p>3982.75080906149</text:p>
          </table:table-cell>
        </table:table-row>
        <table:table-row table:style-name="ro1">
          <table:table-cell/>
          <table:table-cell office:value-type="float" office:value="7.151" calcext:value-type="float">
            <text:p>7.151</text:p>
          </table:table-cell>
          <table:table-cell office:value-type="float" office:value="508.411" calcext:value-type="float">
            <text:p>508.411</text:p>
          </table:table-cell>
          <table:table-cell office:value-type="float" office:value="79.999" calcext:value-type="float">
            <text:p>79.999</text:p>
          </table:table-cell>
          <table:table-cell/>
          <table:table-cell office:value-type="float" office:value="355964" calcext:value-type="float">
            <text:p>355964</text:p>
          </table:table-cell>
          <table:table-cell office:value-type="float" office:value="142164" calcext:value-type="float">
            <text:p>142164</text:p>
          </table:table-cell>
          <table:table-cell/>
          <table:table-cell table:formula="of:=[.F355]/[.B355]" office:value-type="float" office:value="49778.2128373654" calcext:value-type="float">
            <text:p>49778.2128373654</text:p>
          </table:table-cell>
          <table:table-cell table:formula="of:=[.F355]/[.C355]" office:value-type="float" office:value="700.150075431098" calcext:value-type="float">
            <text:p>700.150075431098</text:p>
          </table:table-cell>
          <table:table-cell table:formula="of:=[.F355]/[.D355]" office:value-type="float" office:value="4449.60562007025" calcext:value-type="float">
            <text:p>4449.60562007025</text:p>
          </table:table-cell>
        </table:table-row>
        <table:table-row table:style-name="ro1">
          <table:table-cell/>
          <table:table-cell office:value-type="float" office:value="1.137" calcext:value-type="float">
            <text:p>1.137</text:p>
          </table:table-cell>
          <table:table-cell office:value-type="float" office:value="82.068" calcext:value-type="float">
            <text:p>82.068</text:p>
          </table:table-cell>
          <table:table-cell office:value-type="float" office:value="13.06" calcext:value-type="float">
            <text:p>13.06</text:p>
          </table:table-cell>
          <table:table-cell/>
          <table:table-cell office:value-type="float" office:value="129389" calcext:value-type="float">
            <text:p>129389</text:p>
          </table:table-cell>
          <table:table-cell office:value-type="float" office:value="64414" calcext:value-type="float">
            <text:p>64414</text:p>
          </table:table-cell>
          <table:table-cell/>
          <table:table-cell table:formula="of:=[.F356]/[.B356]" office:value-type="float" office:value="113798.592788039" calcext:value-type="float">
            <text:p>113798.592788039</text:p>
          </table:table-cell>
          <table:table-cell table:formula="of:=[.F356]/[.C356]" office:value-type="float" office:value="1576.60720378223" calcext:value-type="float">
            <text:p>1576.60720378223</text:p>
          </table:table-cell>
          <table:table-cell table:formula="of:=[.F356]/[.D356]" office:value-type="float" office:value="9907.2741194487" calcext:value-type="float">
            <text:p>9907.2741194487</text:p>
          </table:table-cell>
        </table:table-row>
        <table:table-row table:style-name="ro1">
          <table:table-cell/>
          <table:table-cell office:value-type="float" office:value="10.213" calcext:value-type="float">
            <text:p>10.213</text:p>
          </table:table-cell>
          <table:table-cell office:value-type="float" office:value="1494.088" calcext:value-type="float">
            <text:p>1494.088</text:p>
          </table:table-cell>
          <table:table-cell office:value-type="float" office:value="144.593" calcext:value-type="float">
            <text:p>144.593</text:p>
          </table:table-cell>
          <table:table-cell/>
          <table:table-cell office:value-type="float" office:value="447079" calcext:value-type="float">
            <text:p>447079</text:p>
          </table:table-cell>
          <table:table-cell office:value-type="float" office:value="158401" calcext:value-type="float">
            <text:p>158401</text:p>
          </table:table-cell>
          <table:table-cell/>
          <table:table-cell table:formula="of:=[.F357]/[.B357]" office:value-type="float" office:value="43775.4822285323" calcext:value-type="float">
            <text:p>43775.4822285323</text:p>
          </table:table-cell>
          <table:table-cell table:formula="of:=[.F357]/[.C357]" office:value-type="float" office:value="299.232039879846" calcext:value-type="float">
            <text:p>299.232039879846</text:p>
          </table:table-cell>
          <table:table-cell table:formula="of:=[.F357]/[.D357]" office:value-type="float" office:value="3091.98232279571" calcext:value-type="float">
            <text:p>3091.98232279571</text:p>
          </table:table-cell>
        </table:table-row>
        <table:table-row table:style-name="ro1">
          <table:table-cell/>
          <table:table-cell office:value-type="float" office:value="0.538" calcext:value-type="float">
            <text:p>0.538</text:p>
          </table:table-cell>
          <table:table-cell office:value-type="float" office:value="39.327" calcext:value-type="float">
            <text:p>39.327</text:p>
          </table:table-cell>
          <table:table-cell office:value-type="float" office:value="4.491" calcext:value-type="float">
            <text:p>4.491</text:p>
          </table:table-cell>
          <table:table-cell/>
          <table:table-cell office:value-type="float" office:value="91085" calcext:value-type="float">
            <text:p>91085</text:p>
          </table:table-cell>
          <table:table-cell office:value-type="float" office:value="46906" calcext:value-type="float">
            <text:p>46906</text:p>
          </table:table-cell>
          <table:table-cell/>
          <table:table-cell table:formula="of:=[.F358]/[.B358]" office:value-type="float" office:value="169302.973977695" calcext:value-type="float">
            <text:p>169302.973977695</text:p>
          </table:table-cell>
          <table:table-cell table:formula="of:=[.F358]/[.C358]" office:value-type="float" office:value="2316.09326925522" calcext:value-type="float">
            <text:p>2316.09326925522</text:p>
          </table:table-cell>
          <table:table-cell table:formula="of:=[.F358]/[.D358]" office:value-type="float" office:value="20281.6744600312" calcext:value-type="float">
            <text:p>20281.6744600312</text:p>
          </table:table-cell>
        </table:table-row>
        <table:table-row table:style-name="ro1">
          <table:table-cell/>
          <table:table-cell office:value-type="float" office:value="0.091" calcext:value-type="float">
            <text:p>0.091</text:p>
          </table:table-cell>
          <table:table-cell office:value-type="float" office:value="7.543" calcext:value-type="float">
            <text:p>7.543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39909" calcext:value-type="float">
            <text:p>39909</text:p>
          </table:table-cell>
          <table:table-cell office:value-type="float" office:value="21996" calcext:value-type="float">
            <text:p>21996</text:p>
          </table:table-cell>
          <table:table-cell/>
          <table:table-cell table:formula="of:=[.F359]/[.B359]" office:value-type="float" office:value="438560.43956044" calcext:value-type="float">
            <text:p>438560.43956044</text:p>
          </table:table-cell>
          <table:table-cell table:formula="of:=[.F359]/[.C359]" office:value-type="float" office:value="5290.86570330107" calcext:value-type="float">
            <text:p>5290.86570330107</text:p>
          </table:table-cell>
          <table:table-cell table:formula="of:=[.F359]/[.D359]" office:value-type="float" office:value="52511.8421052632" calcext:value-type="float">
            <text:p>52511.8421052632</text:p>
          </table:table-cell>
        </table:table-row>
        <table:table-row table:style-name="ro1">
          <table:table-cell/>
          <table:table-cell office:value-type="float" office:value="0.396" calcext:value-type="float">
            <text:p>0.396</text:p>
          </table:table-cell>
          <table:table-cell office:value-type="float" office:value="33.132" calcext:value-type="float">
            <text:p>33.132</text:p>
          </table:table-cell>
          <table:table-cell office:value-type="float" office:value="4.217" calcext:value-type="float">
            <text:p>4.217</text:p>
          </table:table-cell>
          <table:table-cell/>
          <table:table-cell office:value-type="float" office:value="84935" calcext:value-type="float">
            <text:p>84935</text:p>
          </table:table-cell>
          <table:table-cell office:value-type="float" office:value="40176" calcext:value-type="float">
            <text:p>40176</text:p>
          </table:table-cell>
          <table:table-cell/>
          <table:table-cell table:formula="of:=[.F360]/[.B360]" office:value-type="float" office:value="214482.323232323" calcext:value-type="float">
            <text:p>214482.323232323</text:p>
          </table:table-cell>
          <table:table-cell table:formula="of:=[.F360]/[.C360]" office:value-type="float" office:value="2563.53374381263" calcext:value-type="float">
            <text:p>2563.53374381263</text:p>
          </table:table-cell>
          <table:table-cell table:formula="of:=[.F360]/[.D360]" office:value-type="float" office:value="20141.0955655679" calcext:value-type="float">
            <text:p>20141.0955655679</text:p>
          </table:table-cell>
        </table:table-row>
        <table:table-row table:style-name="ro1">
          <table:table-cell/>
          <table:table-cell office:value-type="float" office:value="0.628" calcext:value-type="float">
            <text:p>0.628</text:p>
          </table:table-cell>
          <table:table-cell office:value-type="float" office:value="45.184" calcext:value-type="float">
            <text:p>45.184</text:p>
          </table:table-cell>
          <table:table-cell office:value-type="float" office:value="5.424" calcext:value-type="float">
            <text:p>5.424</text:p>
          </table:table-cell>
          <table:table-cell/>
          <table:table-cell office:value-type="float" office:value="108136" calcext:value-type="float">
            <text:p>108136</text:p>
          </table:table-cell>
          <table:table-cell office:value-type="float" office:value="43460" calcext:value-type="float">
            <text:p>43460</text:p>
          </table:table-cell>
          <table:table-cell/>
          <table:table-cell table:formula="of:=[.F361]/[.B361]" office:value-type="float" office:value="172191.082802548" calcext:value-type="float">
            <text:p>172191.082802548</text:p>
          </table:table-cell>
          <table:table-cell table:formula="of:=[.F361]/[.C361]" office:value-type="float" office:value="2393.23654390935" calcext:value-type="float">
            <text:p>2393.23654390935</text:p>
          </table:table-cell>
          <table:table-cell table:formula="of:=[.F361]/[.D361]" office:value-type="float" office:value="19936.5781710914" calcext:value-type="float">
            <text:p>19936.5781710914</text:p>
          </table:table-cell>
        </table:table-row>
        <table:table-row table:style-name="ro1">
          <table:table-cell/>
          <table:table-cell office:value-type="float" office:value="3.009" calcext:value-type="float">
            <text:p>3.009</text:p>
          </table:table-cell>
          <table:table-cell office:value-type="float" office:value="215.416" calcext:value-type="float">
            <text:p>215.416</text:p>
          </table:table-cell>
          <table:table-cell office:value-type="float" office:value="33.157" calcext:value-type="float">
            <text:p>33.157</text:p>
          </table:table-cell>
          <table:table-cell/>
          <table:table-cell office:value-type="float" office:value="239610" calcext:value-type="float">
            <text:p>239610</text:p>
          </table:table-cell>
          <table:table-cell office:value-type="float" office:value="97214" calcext:value-type="float">
            <text:p>97214</text:p>
          </table:table-cell>
          <table:table-cell/>
          <table:table-cell table:formula="of:=[.F362]/[.B362]" office:value-type="float" office:value="79631.1066799601" calcext:value-type="float">
            <text:p>79631.1066799601</text:p>
          </table:table-cell>
          <table:table-cell table:formula="of:=[.F362]/[.C362]" office:value-type="float" office:value="1112.31292011735" calcext:value-type="float">
            <text:p>1112.31292011735</text:p>
          </table:table-cell>
          <table:table-cell table:formula="of:=[.F362]/[.D362]" office:value-type="float" office:value="7226.52833489158" calcext:value-type="float">
            <text:p>7226.52833489158</text:p>
          </table:table-cell>
        </table:table-row>
        <table:table-row table:style-name="ro1">
          <table:table-cell/>
          <table:table-cell office:value-type="float" office:value="15.228" calcext:value-type="float">
            <text:p>15.228</text:p>
          </table:table-cell>
          <table:table-cell office:value-type="float" office:value="2653.053" calcext:value-type="float">
            <text:p>2653.053</text:p>
          </table:table-cell>
          <table:table-cell office:value-type="float" office:value="145.701" calcext:value-type="float">
            <text:p>145.701</text:p>
          </table:table-cell>
          <table:table-cell/>
          <table:table-cell office:value-type="float" office:value="488024" calcext:value-type="float">
            <text:p>488024</text:p>
          </table:table-cell>
          <table:table-cell office:value-type="float" office:value="209995" calcext:value-type="float">
            <text:p>209995</text:p>
          </table:table-cell>
          <table:table-cell/>
          <table:table-cell table:formula="of:=[.F363]/[.B363]" office:value-type="float" office:value="32047.8066719201" calcext:value-type="float">
            <text:p>32047.8066719201</text:p>
          </table:table-cell>
          <table:table-cell table:formula="of:=[.F363]/[.C363]" office:value-type="float" office:value="183.948077931349" calcext:value-type="float">
            <text:p>183.948077931349</text:p>
          </table:table-cell>
          <table:table-cell table:formula="of:=[.F363]/[.D363]" office:value-type="float" office:value="3349.48970837537" calcext:value-type="float">
            <text:p>3349.48970837537</text:p>
          </table:table-cell>
        </table:table-row>
        <table:table-row table:style-name="ro1">
          <table:table-cell/>
          <table:table-cell office:value-type="float" office:value="2.468" calcext:value-type="float">
            <text:p>2.468</text:p>
          </table:table-cell>
          <table:table-cell office:value-type="float" office:value="304.098" calcext:value-type="float">
            <text:p>304.098</text:p>
          </table:table-cell>
          <table:table-cell office:value-type="float" office:value="30.551" calcext:value-type="float">
            <text:p>30.551</text:p>
          </table:table-cell>
          <table:table-cell/>
          <table:table-cell office:value-type="float" office:value="228899" calcext:value-type="float">
            <text:p>228899</text:p>
          </table:table-cell>
          <table:table-cell office:value-type="float" office:value="77292" calcext:value-type="float">
            <text:p>77292</text:p>
          </table:table-cell>
          <table:table-cell/>
          <table:table-cell table:formula="of:=[.F364]/[.B364]" office:value-type="float" office:value="92746.7585089141" calcext:value-type="float">
            <text:p>92746.7585089141</text:p>
          </table:table-cell>
          <table:table-cell table:formula="of:=[.F364]/[.C364]" office:value-type="float" office:value="752.714585429697" calcext:value-type="float">
            <text:p>752.714585429697</text:p>
          </table:table-cell>
          <table:table-cell table:formula="of:=[.F364]/[.D364]" office:value-type="float" office:value="7492.35704232267" calcext:value-type="float">
            <text:p>7492.35704232267</text:p>
          </table:table-cell>
        </table:table-row>
        <table:table-row table:style-name="ro1">
          <table:table-cell/>
          <table:table-cell office:value-type="float" office:value="0.444" calcext:value-type="float">
            <text:p>0.444</text:p>
          </table:table-cell>
          <table:table-cell office:value-type="float" office:value="34.206" calcext:value-type="float">
            <text:p>34.206</text:p>
          </table:table-cell>
          <table:table-cell office:value-type="float" office:value="5.14" calcext:value-type="float">
            <text:p>5.14</text:p>
          </table:table-cell>
          <table:table-cell/>
          <table:table-cell office:value-type="float" office:value="102359" calcext:value-type="float">
            <text:p>102359</text:p>
          </table:table-cell>
          <table:table-cell office:value-type="float" office:value="36638" calcext:value-type="float">
            <text:p>36638</text:p>
          </table:table-cell>
          <table:table-cell/>
          <table:table-cell table:formula="of:=[.F365]/[.B365]" office:value-type="float" office:value="230538.288288288" calcext:value-type="float">
            <text:p>230538.288288288</text:p>
          </table:table-cell>
          <table:table-cell table:formula="of:=[.F365]/[.C365]" office:value-type="float" office:value="2992.42822896568" calcext:value-type="float">
            <text:p>2992.42822896568</text:p>
          </table:table-cell>
          <table:table-cell table:formula="of:=[.F365]/[.D365]" office:value-type="float" office:value="19914.2023346304" calcext:value-type="float">
            <text:p>19914.2023346304</text:p>
          </table:table-cell>
        </table:table-row>
        <table:table-row table:style-name="ro1">
          <table:table-cell/>
          <table:table-cell office:value-type="float" office:value="0.267" calcext:value-type="float">
            <text:p>0.267</text:p>
          </table:table-cell>
          <table:table-cell office:value-type="float" office:value="11.865" calcext:value-type="float">
            <text:p>11.865</text:p>
          </table:table-cell>
          <table:table-cell office:value-type="float" office:value="1.488" calcext:value-type="float">
            <text:p>1.488</text:p>
          </table:table-cell>
          <table:table-cell/>
          <table:table-cell office:value-type="float" office:value="56752" calcext:value-type="float">
            <text:p>56752</text:p>
          </table:table-cell>
          <table:table-cell office:value-type="float" office:value="38936" calcext:value-type="float">
            <text:p>38936</text:p>
          </table:table-cell>
          <table:table-cell/>
          <table:table-cell table:formula="of:=[.F366]/[.B366]" office:value-type="float" office:value="212554.307116105" calcext:value-type="float">
            <text:p>212554.307116105</text:p>
          </table:table-cell>
          <table:table-cell table:formula="of:=[.F366]/[.C366]" office:value-type="float" office:value="4783.14369995786" calcext:value-type="float">
            <text:p>4783.14369995786</text:p>
          </table:table-cell>
          <table:table-cell table:formula="of:=[.F366]/[.D366]" office:value-type="float" office:value="38139.7849462366" calcext:value-type="float">
            <text:p>38139.7849462366</text:p>
          </table:table-cell>
        </table:table-row>
        <table:table-row table:style-name="ro1">
          <table:table-cell/>
          <table:table-cell office:value-type="float" office:value="4.592" calcext:value-type="float">
            <text:p>4.592</text:p>
          </table:table-cell>
          <table:table-cell office:value-type="float" office:value="272.401" calcext:value-type="float">
            <text:p>272.401</text:p>
          </table:table-cell>
          <table:table-cell office:value-type="float" office:value="40.274" calcext:value-type="float">
            <text:p>40.274</text:p>
          </table:table-cell>
          <table:table-cell/>
          <table:table-cell office:value-type="float" office:value="261400" calcext:value-type="float">
            <text:p>261400</text:p>
          </table:table-cell>
          <table:table-cell office:value-type="float" office:value="120525" calcext:value-type="float">
            <text:p>120525</text:p>
          </table:table-cell>
          <table:table-cell/>
          <table:table-cell table:formula="of:=[.F367]/[.B367]" office:value-type="float" office:value="56925.0871080139" calcext:value-type="float">
            <text:p>56925.0871080139</text:p>
          </table:table-cell>
          <table:table-cell table:formula="of:=[.F367]/[.C367]" office:value-type="float" office:value="959.614685702329" calcext:value-type="float">
            <text:p>959.614685702329</text:p>
          </table:table-cell>
          <table:table-cell table:formula="of:=[.F367]/[.D367]" office:value-type="float" office:value="6490.53980235388" calcext:value-type="float">
            <text:p>6490.53980235388</text:p>
          </table:table-cell>
        </table:table-row>
        <table:table-row table:style-name="ro1">
          <table:table-cell/>
          <table:table-cell office:value-type="float" office:value="6.47" calcext:value-type="float">
            <text:p>6.47</text:p>
          </table:table-cell>
          <table:table-cell office:value-type="float" office:value="503.727" calcext:value-type="float">
            <text:p>503.727</text:p>
          </table:table-cell>
          <table:table-cell office:value-type="float" office:value="70.958" calcext:value-type="float">
            <text:p>70.958</text:p>
          </table:table-cell>
          <table:table-cell/>
          <table:table-cell office:value-type="float" office:value="331035" calcext:value-type="float">
            <text:p>331035</text:p>
          </table:table-cell>
          <table:table-cell office:value-type="float" office:value="133708" calcext:value-type="float">
            <text:p>133708</text:p>
          </table:table-cell>
          <table:table-cell/>
          <table:table-cell table:formula="of:=[.F368]/[.B368]" office:value-type="float" office:value="51164.6058732612" calcext:value-type="float">
            <text:p>51164.6058732612</text:p>
          </table:table-cell>
          <table:table-cell table:formula="of:=[.F368]/[.C368]" office:value-type="float" office:value="657.171444056007" calcext:value-type="float">
            <text:p>657.171444056007</text:p>
          </table:table-cell>
          <table:table-cell table:formula="of:=[.F368]/[.D368]" office:value-type="float" office:value="4665.22449899941" calcext:value-type="float">
            <text:p>4665.22449899941</text:p>
          </table:table-cell>
        </table:table-row>
        <table:table-row table:style-name="ro1">
          <table:table-cell/>
          <table:table-cell office:value-type="float" office:value="6.978" calcext:value-type="float">
            <text:p>6.978</text:p>
          </table:table-cell>
          <table:table-cell office:value-type="float" office:value="537.674" calcext:value-type="float">
            <text:p>537.674</text:p>
          </table:table-cell>
          <table:table-cell office:value-type="float" office:value="81.367" calcext:value-type="float">
            <text:p>81.367</text:p>
          </table:table-cell>
          <table:table-cell/>
          <table:table-cell office:value-type="float" office:value="350987" calcext:value-type="float">
            <text:p>350987</text:p>
          </table:table-cell>
          <table:table-cell office:value-type="float" office:value="141010" calcext:value-type="float">
            <text:p>141010</text:p>
          </table:table-cell>
          <table:table-cell/>
          <table:table-cell table:formula="of:=[.F369]/[.B369]" office:value-type="float" office:value="50299.082831757" calcext:value-type="float">
            <text:p>50299.082831757</text:p>
          </table:table-cell>
          <table:table-cell table:formula="of:=[.F369]/[.C369]" office:value-type="float" office:value="652.787748710185" calcext:value-type="float">
            <text:p>652.787748710185</text:p>
          </table:table-cell>
          <table:table-cell table:formula="of:=[.F369]/[.D369]" office:value-type="float" office:value="4313.6283751398" calcext:value-type="float">
            <text:p>4313.6283751398</text:p>
          </table:table-cell>
        </table:table-row>
        <table:table-row table:style-name="ro1">
          <table:table-cell/>
          <table:table-cell office:value-type="float" office:value="7.178" calcext:value-type="float">
            <text:p>7.178</text:p>
          </table:table-cell>
          <table:table-cell office:value-type="float" office:value="524.6" calcext:value-type="float">
            <text:p>524.6</text:p>
          </table:table-cell>
          <table:table-cell office:value-type="float" office:value="81.211" calcext:value-type="float">
            <text:p>81.211</text:p>
          </table:table-cell>
          <table:table-cell/>
          <table:table-cell office:value-type="float" office:value="370052" calcext:value-type="float">
            <text:p>370052</text:p>
          </table:table-cell>
          <table:table-cell office:value-type="float" office:value="134978" calcext:value-type="float">
            <text:p>134978</text:p>
          </table:table-cell>
          <table:table-cell/>
          <table:table-cell table:formula="of:=[.F370]/[.B370]" office:value-type="float" office:value="51553.6361103371" calcext:value-type="float">
            <text:p>51553.6361103371</text:p>
          </table:table-cell>
          <table:table-cell table:formula="of:=[.F370]/[.C370]" office:value-type="float" office:value="705.398398780023" calcext:value-type="float">
            <text:p>705.398398780023</text:p>
          </table:table-cell>
          <table:table-cell table:formula="of:=[.F370]/[.D370]" office:value-type="float" office:value="4556.67335705754" calcext:value-type="float">
            <text:p>4556.67335705754</text:p>
          </table:table-cell>
        </table:table-row>
        <table:table-row table:style-name="ro1">
          <table:table-cell/>
          <table:table-cell office:value-type="float" office:value="25.072" calcext:value-type="float">
            <text:p>25.072</text:p>
          </table:table-cell>
          <table:table-cell office:value-type="float" office:value="5952.177" calcext:value-type="float">
            <text:p>5952.177</text:p>
          </table:table-cell>
          <table:table-cell office:value-type="float" office:value="343.774" calcext:value-type="float">
            <text:p>343.774</text:p>
          </table:table-cell>
          <table:table-cell/>
          <table:table-cell office:value-type="float" office:value="679079" calcext:value-type="float">
            <text:p>679079</text:p>
          </table:table-cell>
          <table:table-cell office:value-type="float" office:value="244892" calcext:value-type="float">
            <text:p>244892</text:p>
          </table:table-cell>
          <table:table-cell/>
          <table:table-cell table:formula="of:=[.F371]/[.B371]" office:value-type="float" office:value="27085.1547543076" calcext:value-type="float">
            <text:p>27085.1547543076</text:p>
          </table:table-cell>
          <table:table-cell table:formula="of:=[.F371]/[.C371]" office:value-type="float" office:value="114.089181151703" calcext:value-type="float">
            <text:p>114.089181151703</text:p>
          </table:table-cell>
          <table:table-cell table:formula="of:=[.F371]/[.D371]" office:value-type="float" office:value="1975.36462908771" calcext:value-type="float">
            <text:p>1975.36462908771</text:p>
          </table:table-cell>
        </table:table-row>
        <table:table-row table:style-name="ro1">
          <table:table-cell/>
          <table:table-cell office:value-type="float" office:value="10.053" calcext:value-type="float">
            <text:p>10.053</text:p>
          </table:table-cell>
          <table:table-cell office:value-type="float" office:value="1709.057" calcext:value-type="float">
            <text:p>1709.057</text:p>
          </table:table-cell>
          <table:table-cell office:value-type="float" office:value="101.39" calcext:value-type="float">
            <text:p>101.39</text:p>
          </table:table-cell>
          <table:table-cell/>
          <table:table-cell office:value-type="float" office:value="407213" calcext:value-type="float">
            <text:p>407213</text:p>
          </table:table-cell>
          <table:table-cell office:value-type="float" office:value="168448" calcext:value-type="float">
            <text:p>168448</text:p>
          </table:table-cell>
          <table:table-cell/>
          <table:table-cell table:formula="of:=[.F372]/[.B372]" office:value-type="float" office:value="40506.6149408137" calcext:value-type="float">
            <text:p>40506.6149408137</text:p>
          </table:table-cell>
          <table:table-cell table:formula="of:=[.F372]/[.C372]" office:value-type="float" office:value="238.267652863538" calcext:value-type="float">
            <text:p>238.267652863538</text:p>
          </table:table-cell>
          <table:table-cell table:formula="of:=[.F372]/[.D372]" office:value-type="float" office:value="4016.30338297663" calcext:value-type="float">
            <text:p>4016.30338297663</text:p>
          </table:table-cell>
        </table:table-row>
        <table:table-row table:style-name="ro1">
          <table:table-cell/>
          <table:table-cell office:value-type="float" office:value="7.733" calcext:value-type="float">
            <text:p>7.733</text:p>
          </table:table-cell>
          <table:table-cell office:value-type="float" office:value="1341.019" calcext:value-type="float">
            <text:p>1341.019</text:p>
          </table:table-cell>
          <table:table-cell office:value-type="float" office:value="80.698" calcext:value-type="float">
            <text:p>80.698</text:p>
          </table:table-cell>
          <table:table-cell/>
          <table:table-cell office:value-type="float" office:value="370866" calcext:value-type="float">
            <text:p>370866</text:p>
          </table:table-cell>
          <table:table-cell office:value-type="float" office:value="142283" calcext:value-type="float">
            <text:p>142283</text:p>
          </table:table-cell>
          <table:table-cell/>
          <table:table-cell table:formula="of:=[.F373]/[.B373]" office:value-type="float" office:value="47958.8775378249" calcext:value-type="float">
            <text:p>47958.8775378249</text:p>
          </table:table-cell>
          <table:table-cell table:formula="of:=[.F373]/[.C373]" office:value-type="float" office:value="276.555365733073" calcext:value-type="float">
            <text:p>276.555365733073</text:p>
          </table:table-cell>
          <table:table-cell table:formula="of:=[.F373]/[.D373]" office:value-type="float" office:value="4595.72727948648" calcext:value-type="float">
            <text:p>4595.72727948648</text:p>
          </table:table-cell>
        </table:table-row>
        <table:table-row table:style-name="ro1">
          <table:table-cell/>
          <table:table-cell office:value-type="float" office:value="33.957" calcext:value-type="float">
            <text:p>33.957</text:p>
          </table:table-cell>
          <table:table-cell office:value-type="float" office:value="2939.958" calcext:value-type="float">
            <text:p>2939.958</text:p>
          </table:table-cell>
          <table:table-cell office:value-type="float" office:value="431.626" calcext:value-type="float">
            <text:p>431.626</text:p>
          </table:table-cell>
          <table:table-cell/>
          <table:table-cell office:value-type="float" office:value="789128" calcext:value-type="float">
            <text:p>789128</text:p>
          </table:table-cell>
          <table:table-cell office:value-type="float" office:value="280091" calcext:value-type="float">
            <text:p>280091</text:p>
          </table:table-cell>
          <table:table-cell/>
          <table:table-cell table:formula="of:=[.F374]/[.B374]" office:value-type="float" office:value="23239.0376063845" calcext:value-type="float">
            <text:p>23239.0376063845</text:p>
          </table:table-cell>
          <table:table-cell table:formula="of:=[.F374]/[.C374]" office:value-type="float" office:value="268.414718849725" calcext:value-type="float">
            <text:p>268.414718849725</text:p>
          </table:table-cell>
          <table:table-cell table:formula="of:=[.F374]/[.D374]" office:value-type="float" office:value="1828.26799127022" calcext:value-type="float">
            <text:p>1828.26799127022</text:p>
          </table:table-cell>
        </table:table-row>
        <table:table-row table:style-name="ro1">
          <table:table-cell/>
          <table:table-cell office:value-type="float" office:value="0.126" calcext:value-type="float">
            <text:p>0.126</text:p>
          </table:table-cell>
          <table:table-cell office:value-type="float" office:value="6.473" calcext:value-type="float">
            <text:p>6.473</text:p>
          </table:table-cell>
          <table:table-cell office:value-type="float" office:value="0.807" calcext:value-type="float">
            <text:p>0.807</text:p>
          </table:table-cell>
          <table:table-cell/>
          <table:table-cell office:value-type="float" office:value="44189" calcext:value-type="float">
            <text:p>44189</text:p>
          </table:table-cell>
          <table:table-cell office:value-type="float" office:value="18336" calcext:value-type="float">
            <text:p>18336</text:p>
          </table:table-cell>
          <table:table-cell/>
          <table:table-cell table:formula="of:=[.F375]/[.B375]" office:value-type="float" office:value="350706.349206349" calcext:value-type="float">
            <text:p>350706.349206349</text:p>
          </table:table-cell>
          <table:table-cell table:formula="of:=[.F375]/[.C375]" office:value-type="float" office:value="6826.66460682836" calcext:value-type="float">
            <text:p>6826.66460682836</text:p>
          </table:table-cell>
          <table:table-cell table:formula="of:=[.F375]/[.D375]" office:value-type="float" office:value="54757.1251548947" calcext:value-type="float">
            <text:p>54757.1251548947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16.313" calcext:value-type="float">
            <text:p>16.313</text:p>
          </table:table-cell>
          <table:table-cell office:value-type="float" office:value="2.435" calcext:value-type="float">
            <text:p>2.435</text:p>
          </table:table-cell>
          <table:table-cell/>
          <table:table-cell office:value-type="float" office:value="67297" calcext:value-type="float">
            <text:p>67297</text:p>
          </table:table-cell>
          <table:table-cell office:value-type="float" office:value="29184" calcext:value-type="float">
            <text:p>29184</text:p>
          </table:table-cell>
          <table:table-cell/>
          <table:table-cell table:formula="of:=[.F376]/[.B376]" office:value-type="float" office:value="274681.632653061" calcext:value-type="float">
            <text:p>274681.632653061</text:p>
          </table:table-cell>
          <table:table-cell table:formula="of:=[.F376]/[.C376]" office:value-type="float" office:value="4125.36014221786" calcext:value-type="float">
            <text:p>4125.36014221786</text:p>
          </table:table-cell>
          <table:table-cell table:formula="of:=[.F376]/[.D376]" office:value-type="float" office:value="27637.3716632444" calcext:value-type="float">
            <text:p>27637.3716632444</text:p>
          </table:table-cell>
        </table:table-row>
        <table:table-row table:style-name="ro1">
          <table:table-cell/>
          <table:table-cell office:value-type="float" office:value="5.09" calcext:value-type="float">
            <text:p>5.09</text:p>
          </table:table-cell>
          <table:table-cell office:value-type="float" office:value="313.091" calcext:value-type="float">
            <text:p>313.091</text:p>
          </table:table-cell>
          <table:table-cell office:value-type="float" office:value="54.943" calcext:value-type="float">
            <text:p>54.943</text:p>
          </table:table-cell>
          <table:table-cell/>
          <table:table-cell office:value-type="float" office:value="278731" calcext:value-type="float">
            <text:p>278731</text:p>
          </table:table-cell>
          <table:table-cell office:value-type="float" office:value="127202" calcext:value-type="float">
            <text:p>127202</text:p>
          </table:table-cell>
          <table:table-cell/>
          <table:table-cell table:formula="of:=[.F377]/[.B377]" office:value-type="float" office:value="54760.510805501" calcext:value-type="float">
            <text:p>54760.510805501</text:p>
          </table:table-cell>
          <table:table-cell table:formula="of:=[.F377]/[.C377]" office:value-type="float" office:value="890.255548706287" calcext:value-type="float">
            <text:p>890.255548706287</text:p>
          </table:table-cell>
          <table:table-cell table:formula="of:=[.F377]/[.D377]" office:value-type="float" office:value="5073.09393371312" calcext:value-type="float">
            <text:p>5073.09393371312</text:p>
          </table:table-cell>
        </table:table-row>
        <table:table-row table:style-name="ro1">
          <table:table-cell/>
          <table:table-cell office:value-type="float" office:value="0.941" calcext:value-type="float">
            <text:p>0.941</text:p>
          </table:table-cell>
          <table:table-cell office:value-type="float" office:value="68.887" calcext:value-type="float">
            <text:p>68.887</text:p>
          </table:table-cell>
          <table:table-cell office:value-type="float" office:value="9.108" calcext:value-type="float">
            <text:p>9.108</text:p>
          </table:table-cell>
          <table:table-cell/>
          <table:table-cell office:value-type="float" office:value="121976" calcext:value-type="float">
            <text:p>121976</text:p>
          </table:table-cell>
          <table:table-cell office:value-type="float" office:value="61976" calcext:value-type="float">
            <text:p>61976</text:p>
          </table:table-cell>
          <table:table-cell/>
          <table:table-cell table:formula="of:=[.F378]/[.B378]" office:value-type="float" office:value="129623.804463337" calcext:value-type="float">
            <text:p>129623.804463337</text:p>
          </table:table-cell>
          <table:table-cell table:formula="of:=[.F378]/[.C378]" office:value-type="float" office:value="1770.66790541031" calcext:value-type="float">
            <text:p>1770.66790541031</text:p>
          </table:table-cell>
          <table:table-cell table:formula="of:=[.F378]/[.D378]" office:value-type="float" office:value="13392.1826965305" calcext:value-type="float">
            <text:p>13392.1826965305</text:p>
          </table:table-cell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float" office:value="1.796" calcext:value-type="float">
            <text:p>1.796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float" office:value="12983" calcext:value-type="float">
            <text:p>12983</text:p>
          </table:table-cell>
          <table:table-cell office:value-type="float" office:value="8808" calcext:value-type="float">
            <text:p>8808</text:p>
          </table:table-cell>
          <table:table-cell/>
          <table:table-cell table:formula="of:=[.F379]/[.B379]" office:value-type="float" office:value="405718.75" calcext:value-type="float">
            <text:p>405718.75</text:p>
          </table:table-cell>
          <table:table-cell table:formula="of:=[.F379]/[.C379]" office:value-type="float" office:value="7228.84187082405" calcext:value-type="float">
            <text:p>7228.84187082405</text:p>
          </table:table-cell>
          <table:table-cell table:formula="of:=[.F379]/[.D379]" office:value-type="float" office:value="44010.1694915254" calcext:value-type="float">
            <text:p>44010.1694915254</text:p>
          </table:table-cell>
        </table:table-row>
        <table:table-row table:style-name="ro1">
          <table:table-cell/>
          <table:table-cell office:value-type="float" office:value="12.687" calcext:value-type="float">
            <text:p>12.687</text:p>
          </table:table-cell>
          <table:table-cell office:value-type="float" office:value="1256.826" calcext:value-type="float">
            <text:p>1256.826</text:p>
          </table:table-cell>
          <table:table-cell office:value-type="float" office:value="122.919" calcext:value-type="float">
            <text:p>122.919</text:p>
          </table:table-cell>
          <table:table-cell/>
          <table:table-cell office:value-type="float" office:value="479336" calcext:value-type="float">
            <text:p>479336</text:p>
          </table:table-cell>
          <table:table-cell office:value-type="float" office:value="183428" calcext:value-type="float">
            <text:p>183428</text:p>
          </table:table-cell>
          <table:table-cell/>
          <table:table-cell table:formula="of:=[.F380]/[.B380]" office:value-type="float" office:value="37781.6662725625" calcext:value-type="float">
            <text:p>37781.6662725625</text:p>
          </table:table-cell>
          <table:table-cell table:formula="of:=[.F380]/[.C380]" office:value-type="float" office:value="381.386126639646" calcext:value-type="float">
            <text:p>381.386126639646</text:p>
          </table:table-cell>
          <table:table-cell table:formula="of:=[.F380]/[.D380]" office:value-type="float" office:value="3899.60868539445" calcext:value-type="float">
            <text:p>3899.60868539445</text:p>
          </table:table-cell>
        </table:table-row>
        <table:table-row table:style-name="ro1">
          <table:table-cell/>
          <table:table-cell office:value-type="float" office:value="2.614" calcext:value-type="float">
            <text:p>2.614</text:p>
          </table:table-cell>
          <table:table-cell office:value-type="float" office:value="198.713" calcext:value-type="float">
            <text:p>198.713</text:p>
          </table:table-cell>
          <table:table-cell office:value-type="float" office:value="27.474" calcext:value-type="float">
            <text:p>27.474</text:p>
          </table:table-cell>
          <table:table-cell/>
          <table:table-cell office:value-type="float" office:value="226520" calcext:value-type="float">
            <text:p>226520</text:p>
          </table:table-cell>
          <table:table-cell office:value-type="float" office:value="88438" calcext:value-type="float">
            <text:p>88438</text:p>
          </table:table-cell>
          <table:table-cell/>
          <table:table-cell table:formula="of:=[.F381]/[.B381]" office:value-type="float" office:value="86656.4651874522" calcext:value-type="float">
            <text:p>86656.4651874522</text:p>
          </table:table-cell>
          <table:table-cell table:formula="of:=[.F381]/[.C381]" office:value-type="float" office:value="1139.93548484498" calcext:value-type="float">
            <text:p>1139.93548484498</text:p>
          </table:table-cell>
          <table:table-cell table:formula="of:=[.F381]/[.D381]" office:value-type="float" office:value="8244.88607410643" calcext:value-type="float">
            <text:p>8244.88607410643</text:p>
          </table:table-cell>
        </table:table-row>
        <table:table-row table:style-name="ro1">
          <table:table-cell/>
          <table:table-cell office:value-type="float" office:value="3.083" calcext:value-type="float">
            <text:p>3.083</text:p>
          </table:table-cell>
          <table:table-cell office:value-type="float" office:value="325.193" calcext:value-type="float">
            <text:p>325.193</text:p>
          </table:table-cell>
          <table:table-cell office:value-type="float" office:value="36.261" calcext:value-type="float">
            <text:p>36.261</text:p>
          </table:table-cell>
          <table:table-cell/>
          <table:table-cell office:value-type="float" office:value="247390" calcext:value-type="float">
            <text:p>247390</text:p>
          </table:table-cell>
          <table:table-cell office:value-type="float" office:value="92993" calcext:value-type="float">
            <text:p>92993</text:p>
          </table:table-cell>
          <table:table-cell/>
          <table:table-cell table:formula="of:=[.F382]/[.B382]" office:value-type="float" office:value="80243.2695426533" calcext:value-type="float">
            <text:p>80243.2695426533</text:p>
          </table:table-cell>
          <table:table-cell table:formula="of:=[.F382]/[.C382]" office:value-type="float" office:value="760.748232588032" calcext:value-type="float">
            <text:p>760.748232588032</text:p>
          </table:table-cell>
          <table:table-cell table:formula="of:=[.F382]/[.D382]" office:value-type="float" office:value="6822.48145390364" calcext:value-type="float">
            <text:p>6822.48145390364</text:p>
          </table:table-cell>
        </table:table-row>
        <table:table-row table:style-name="ro1">
          <table:table-cell/>
          <table:table-cell office:value-type="float" office:value="17.248" calcext:value-type="float">
            <text:p>17.248</text:p>
          </table:table-cell>
          <table:table-cell office:value-type="float" office:value="1612.619" calcext:value-type="float">
            <text:p>1612.619</text:p>
          </table:table-cell>
          <table:table-cell office:value-type="float" office:value="207.982" calcext:value-type="float">
            <text:p>207.982</text:p>
          </table:table-cell>
          <table:table-cell/>
          <table:table-cell office:value-type="float" office:value="535830" calcext:value-type="float">
            <text:p>535830</text:p>
          </table:table-cell>
          <table:table-cell office:value-type="float" office:value="211914" calcext:value-type="float">
            <text:p>211914</text:p>
          </table:table-cell>
          <table:table-cell/>
          <table:table-cell table:formula="of:=[.F383]/[.B383]" office:value-type="float" office:value="31066.2105751391" calcext:value-type="float">
            <text:p>31066.2105751391</text:p>
          </table:table-cell>
          <table:table-cell table:formula="of:=[.F383]/[.C383]" office:value-type="float" office:value="332.273153175053" calcext:value-type="float">
            <text:p>332.273153175053</text:p>
          </table:table-cell>
          <table:table-cell table:formula="of:=[.F383]/[.D383]" office:value-type="float" office:value="2576.32872075468" calcext:value-type="float">
            <text:p>2576.32872075468</text:p>
          </table:table-cell>
        </table:table-row>
        <table:table-row table:style-name="ro1">
          <table:table-cell/>
          <table:table-cell office:value-type="float" office:value="2.147" calcext:value-type="float">
            <text:p>2.147</text:p>
          </table:table-cell>
          <table:table-cell office:value-type="float" office:value="176.94" calcext:value-type="float">
            <text:p>176.94</text:p>
          </table:table-cell>
          <table:table-cell office:value-type="float" office:value="26.007" calcext:value-type="float">
            <text:p>26.007</text:p>
          </table:table-cell>
          <table:table-cell/>
          <table:table-cell office:value-type="float" office:value="219492" calcext:value-type="float">
            <text:p>219492</text:p>
          </table:table-cell>
          <table:table-cell office:value-type="float" office:value="81390" calcext:value-type="float">
            <text:p>81390</text:p>
          </table:table-cell>
          <table:table-cell/>
          <table:table-cell table:formula="of:=[.F384]/[.B384]" office:value-type="float" office:value="102231.951560317" calcext:value-type="float">
            <text:p>102231.951560317</text:p>
          </table:table-cell>
          <table:table-cell table:formula="of:=[.F384]/[.C384]" office:value-type="float" office:value="1240.48830111902" calcext:value-type="float">
            <text:p>1240.48830111902</text:p>
          </table:table-cell>
          <table:table-cell table:formula="of:=[.F384]/[.D384]" office:value-type="float" office:value="8439.72776560157" calcext:value-type="float">
            <text:p>8439.72776560157</text:p>
          </table:table-cell>
        </table:table-row>
        <table:table-row table:style-name="ro1">
          <table:table-cell/>
          <table:table-cell office:value-type="float" office:value="8.221" calcext:value-type="float">
            <text:p>8.221</text:p>
          </table:table-cell>
          <table:table-cell office:value-type="float" office:value="497.813" calcext:value-type="float">
            <text:p>497.813</text:p>
          </table:table-cell>
          <table:table-cell office:value-type="float" office:value="71.521" calcext:value-type="float">
            <text:p>71.521</text:p>
          </table:table-cell>
          <table:table-cell/>
          <table:table-cell office:value-type="float" office:value="340344" calcext:value-type="float">
            <text:p>340344</text:p>
          </table:table-cell>
          <table:table-cell office:value-type="float" office:value="160421" calcext:value-type="float">
            <text:p>160421</text:p>
          </table:table-cell>
          <table:table-cell/>
          <table:table-cell table:formula="of:=[.F385]/[.B385]" office:value-type="float" office:value="41399.3431456027" calcext:value-type="float">
            <text:p>41399.3431456027</text:p>
          </table:table-cell>
          <table:table-cell table:formula="of:=[.F385]/[.C385]" office:value-type="float" office:value="683.678409362552" calcext:value-type="float">
            <text:p>683.678409362552</text:p>
          </table:table-cell>
          <table:table-cell table:formula="of:=[.F385]/[.D385]" office:value-type="float" office:value="4758.65829616476" calcext:value-type="float">
            <text:p>4758.65829616476</text:p>
          </table:table-cell>
        </table:table-row>
        <table:table-row table:style-name="ro1">
          <table:table-cell/>
          <table:table-cell office:value-type="float" office:value="0.736" calcext:value-type="float">
            <text:p>0.736</text:p>
          </table:table-cell>
          <table:table-cell office:value-type="float" office:value="38.644" calcext:value-type="float">
            <text:p>38.644</text:p>
          </table:table-cell>
          <table:table-cell office:value-type="float" office:value="5.49" calcext:value-type="float">
            <text:p>5.49</text:p>
          </table:table-cell>
          <table:table-cell/>
          <table:table-cell office:value-type="float" office:value="104128" calcext:value-type="float">
            <text:p>104128</text:p>
          </table:table-cell>
          <table:table-cell office:value-type="float" office:value="61346" calcext:value-type="float">
            <text:p>61346</text:p>
          </table:table-cell>
          <table:table-cell/>
          <table:table-cell table:formula="of:=[.F386]/[.B386]" office:value-type="float" office:value="141478.260869565" calcext:value-type="float">
            <text:p>141478.260869565</text:p>
          </table:table-cell>
          <table:table-cell table:formula="of:=[.F386]/[.C386]" office:value-type="float" office:value="2694.54507814926" calcext:value-type="float">
            <text:p>2694.54507814926</text:p>
          </table:table-cell>
          <table:table-cell table:formula="of:=[.F386]/[.D386]" office:value-type="float" office:value="18966.8488160291" calcext:value-type="float">
            <text:p>18966.8488160291</text:p>
          </table:table-cell>
        </table:table-row>
        <table:table-row table:style-name="ro1">
          <table:table-cell/>
          <table:table-cell office:value-type="float" office:value="2.715" calcext:value-type="float">
            <text:p>2.715</text:p>
          </table:table-cell>
          <table:table-cell office:value-type="float" office:value="691.421" calcext:value-type="float">
            <text:p>691.421</text:p>
          </table:table-cell>
          <table:table-cell office:value-type="float" office:value="27.256" calcext:value-type="float">
            <text:p>27.256</text:p>
          </table:table-cell>
          <table:table-cell/>
          <table:table-cell office:value-type="float" office:value="217912" calcext:value-type="float">
            <text:p>217912</text:p>
          </table:table-cell>
          <table:table-cell office:value-type="float" office:value="87073" calcext:value-type="float">
            <text:p>87073</text:p>
          </table:table-cell>
          <table:table-cell/>
          <table:table-cell table:formula="of:=[.F387]/[.B387]" office:value-type="float" office:value="80262.2467771639" calcext:value-type="float">
            <text:p>80262.2467771639</text:p>
          </table:table-cell>
          <table:table-cell table:formula="of:=[.F387]/[.C387]" office:value-type="float" office:value="315.165434662818" calcext:value-type="float">
            <text:p>315.165434662818</text:p>
          </table:table-cell>
          <table:table-cell table:formula="of:=[.F387]/[.D387]" office:value-type="float" office:value="7995.01027296742" calcext:value-type="float">
            <text:p>7995.01027296742</text:p>
          </table:table-cell>
        </table:table-row>
        <table:table-row table:style-name="ro1">
          <table:table-cell/>
          <table:table-cell office:value-type="float" office:value="32.412" calcext:value-type="float">
            <text:p>32.412</text:p>
          </table:table-cell>
          <table:table-cell office:value-type="float" office:value="1661.08" calcext:value-type="float">
            <text:p>1661.08</text:p>
          </table:table-cell>
          <table:table-cell office:value-type="float" office:value="272.956" calcext:value-type="float">
            <text:p>272.956</text:p>
          </table:table-cell>
          <table:table-cell/>
          <table:table-cell office:value-type="float" office:value="614047" calcext:value-type="float">
            <text:p>614047</text:p>
          </table:table-cell>
          <table:table-cell office:value-type="float" office:value="345700" calcext:value-type="float">
            <text:p>345700</text:p>
          </table:table-cell>
          <table:table-cell/>
          <table:table-cell table:formula="of:=[.F388]/[.B388]" office:value-type="float" office:value="18945.0512155992" calcext:value-type="float">
            <text:p>18945.0512155992</text:p>
          </table:table-cell>
          <table:table-cell table:formula="of:=[.F388]/[.C388]" office:value-type="float" office:value="369.667324872974" calcext:value-type="float">
            <text:p>369.667324872974</text:p>
          </table:table-cell>
          <table:table-cell table:formula="of:=[.F388]/[.D388]" office:value-type="float" office:value="2249.61898621023" calcext:value-type="float">
            <text:p>2249.61898621023</text:p>
          </table:table-cell>
        </table:table-row>
        <table:table-row table:style-name="ro1">
          <table:table-cell/>
          <table:table-cell office:value-type="float" office:value="12.949" calcext:value-type="float">
            <text:p>12.949</text:p>
          </table:table-cell>
          <table:table-cell office:value-type="float" office:value="861.823" calcext:value-type="float">
            <text:p>861.823</text:p>
          </table:table-cell>
          <table:table-cell office:value-type="float" office:value="152.52" calcext:value-type="float">
            <text:p>152.52</text:p>
          </table:table-cell>
          <table:table-cell/>
          <table:table-cell office:value-type="float" office:value="467750" calcext:value-type="float">
            <text:p>467750</text:p>
          </table:table-cell>
          <table:table-cell office:value-type="float" office:value="190674" calcext:value-type="float">
            <text:p>190674</text:p>
          </table:table-cell>
          <table:table-cell/>
          <table:table-cell table:formula="of:=[.F389]/[.B389]" office:value-type="float" office:value="36122.4805004247" calcext:value-type="float">
            <text:p>36122.4805004247</text:p>
          </table:table-cell>
          <table:table-cell table:formula="of:=[.F389]/[.C389]" office:value-type="float" office:value="542.744855962303" calcext:value-type="float">
            <text:p>542.744855962303</text:p>
          </table:table-cell>
          <table:table-cell table:formula="of:=[.F389]/[.D389]" office:value-type="float" office:value="3066.81091004458" calcext:value-type="float">
            <text:p>3066.81091004458</text:p>
          </table:table-cell>
        </table:table-row>
        <table:table-row table:style-name="ro1">
          <table:table-cell/>
          <table:table-cell office:value-type="float" office:value="19.947" calcext:value-type="float">
            <text:p>19.947</text:p>
          </table:table-cell>
          <table:table-cell office:value-type="float" office:value="1555.544" calcext:value-type="float">
            <text:p>1555.544</text:p>
          </table:table-cell>
          <table:table-cell office:value-type="float" office:value="319.413" calcext:value-type="float">
            <text:p>319.413</text:p>
          </table:table-cell>
          <table:table-cell/>
          <table:table-cell office:value-type="float" office:value="597203" calcext:value-type="float">
            <text:p>597203</text:p>
          </table:table-cell>
          <table:table-cell office:value-type="float" office:value="224918" calcext:value-type="float">
            <text:p>224918</text:p>
          </table:table-cell>
          <table:table-cell/>
          <table:table-cell table:formula="of:=[.F390]/[.B390]" office:value-type="float" office:value="29939.489647566" calcext:value-type="float">
            <text:p>29939.489647566</text:p>
          </table:table-cell>
          <table:table-cell table:formula="of:=[.F390]/[.C390]" office:value-type="float" office:value="383.919066255921" calcext:value-type="float">
            <text:p>383.919066255921</text:p>
          </table:table-cell>
          <table:table-cell table:formula="of:=[.F390]/[.D390]" office:value-type="float" office:value="1869.68908591698" calcext:value-type="float">
            <text:p>1869.68908591698</text:p>
          </table:table-cell>
        </table:table-row>
        <table:table-row table:style-name="ro1">
          <table:table-cell/>
          <table:table-cell office:value-type="float" office:value="14.131" calcext:value-type="float">
            <text:p>14.131</text:p>
          </table:table-cell>
          <table:table-cell office:value-type="float" office:value="1006.309" calcext:value-type="float">
            <text:p>1006.309</text:p>
          </table:table-cell>
          <table:table-cell office:value-type="float" office:value="188.637" calcext:value-type="float">
            <text:p>188.637</text:p>
          </table:table-cell>
          <table:table-cell/>
          <table:table-cell office:value-type="float" office:value="505866" calcext:value-type="float">
            <text:p>505866</text:p>
          </table:table-cell>
          <table:table-cell office:value-type="float" office:value="190310" calcext:value-type="float">
            <text:p>190310</text:p>
          </table:table-cell>
          <table:table-cell/>
          <table:table-cell table:formula="of:=[.F391]/[.B391]" office:value-type="float" office:value="35798.3157596773" calcext:value-type="float">
            <text:p>35798.3157596773</text:p>
          </table:table-cell>
          <table:table-cell table:formula="of:=[.F391]/[.C391]" office:value-type="float" office:value="502.694500396995" calcext:value-type="float">
            <text:p>502.694500396995</text:p>
          </table:table-cell>
          <table:table-cell table:formula="of:=[.F391]/[.D391]" office:value-type="float" office:value="2681.6902304426" calcext:value-type="float">
            <text:p>2681.6902304426</text:p>
          </table:table-cell>
        </table:table-row>
        <table:table-row table:style-name="ro1">
          <table:table-cell/>
          <table:table-cell office:value-type="float" office:value="3.075" calcext:value-type="float">
            <text:p>3.075</text:p>
          </table:table-cell>
          <table:table-cell office:value-type="float" office:value="227.002" calcext:value-type="float">
            <text:p>227.002</text:p>
          </table:table-cell>
          <table:table-cell office:value-type="float" office:value="39.833" calcext:value-type="float">
            <text:p>39.833</text:p>
          </table:table-cell>
          <table:table-cell/>
          <table:table-cell office:value-type="float" office:value="236880" calcext:value-type="float">
            <text:p>236880</text:p>
          </table:table-cell>
          <table:table-cell office:value-type="float" office:value="90726" calcext:value-type="float">
            <text:p>90726</text:p>
          </table:table-cell>
          <table:table-cell/>
          <table:table-cell table:formula="of:=[.F392]/[.B392]" office:value-type="float" office:value="77034.1463414634" calcext:value-type="float">
            <text:p>77034.1463414634</text:p>
          </table:table-cell>
          <table:table-cell table:formula="of:=[.F392]/[.C392]" office:value-type="float" office:value="1043.51503510982" calcext:value-type="float">
            <text:p>1043.51503510982</text:p>
          </table:table-cell>
          <table:table-cell table:formula="of:=[.F392]/[.D392]" office:value-type="float" office:value="5946.82800692893" calcext:value-type="float">
            <text:p>5946.82800692893</text:p>
          </table:table-cell>
        </table:table-row>
        <table:table-row table:style-name="ro1">
          <table:table-cell/>
          <table:table-cell office:value-type="float" office:value="0.369" calcext:value-type="float">
            <text:p>0.369</text:p>
          </table:table-cell>
          <table:table-cell office:value-type="float" office:value="49.73" calcext:value-type="float">
            <text:p>49.73</text:p>
          </table:table-cell>
          <table:table-cell office:value-type="float" office:value="3.976" calcext:value-type="float">
            <text:p>3.976</text:p>
          </table:table-cell>
          <table:table-cell/>
          <table:table-cell office:value-type="float" office:value="89302" calcext:value-type="float">
            <text:p>89302</text:p>
          </table:table-cell>
          <table:table-cell office:value-type="float" office:value="36764" calcext:value-type="float">
            <text:p>36764</text:p>
          </table:table-cell>
          <table:table-cell/>
          <table:table-cell table:formula="of:=[.F393]/[.B393]" office:value-type="float" office:value="242010.840108401" calcext:value-type="float">
            <text:p>242010.840108401</text:p>
          </table:table-cell>
          <table:table-cell table:formula="of:=[.F393]/[.C393]" office:value-type="float" office:value="1795.73697969033" calcext:value-type="float">
            <text:p>1795.73697969033</text:p>
          </table:table-cell>
          <table:table-cell table:formula="of:=[.F393]/[.D393]" office:value-type="float" office:value="22460.2615694165" calcext:value-type="float">
            <text:p>22460.2615694165</text:p>
          </table:table-cell>
        </table:table-row>
        <table:table-row table:style-name="ro1">
          <table:table-cell/>
          <table:table-cell office:value-type="float" office:value="2.432" calcext:value-type="float">
            <text:p>2.432</text:p>
          </table:table-cell>
          <table:table-cell office:value-type="float" office:value="207.049" calcext:value-type="float">
            <text:p>207.049</text:p>
          </table:table-cell>
          <table:table-cell office:value-type="float" office:value="32.09" calcext:value-type="float">
            <text:p>32.09</text:p>
          </table:table-cell>
          <table:table-cell/>
          <table:table-cell office:value-type="float" office:value="223060" calcext:value-type="float">
            <text:p>223060</text:p>
          </table:table-cell>
          <table:table-cell office:value-type="float" office:value="78002" calcext:value-type="float">
            <text:p>78002</text:p>
          </table:table-cell>
          <table:table-cell/>
          <table:table-cell table:formula="of:=[.F394]/[.B394]" office:value-type="float" office:value="91718.75" calcext:value-type="float">
            <text:p>91718.75</text:p>
          </table:table-cell>
          <table:table-cell table:formula="of:=[.F394]/[.C394]" office:value-type="float" office:value="1077.32952103125" calcext:value-type="float">
            <text:p>1077.32952103125</text:p>
          </table:table-cell>
          <table:table-cell table:formula="of:=[.F394]/[.D394]" office:value-type="float" office:value="6951.07510127766" calcext:value-type="float">
            <text:p>6951.07510127766</text:p>
          </table:table-cell>
        </table:table-row>
        <table:table-row table:style-name="ro1">
          <table:table-cell/>
          <table:table-cell office:value-type="float" office:value="0.522" calcext:value-type="float">
            <text:p>0.522</text:p>
          </table:table-cell>
          <table:table-cell office:value-type="float" office:value="44.22" calcext:value-type="float">
            <text:p>44.22</text:p>
          </table:table-cell>
          <table:table-cell office:value-type="float" office:value="5.468" calcext:value-type="float">
            <text:p>5.468</text:p>
          </table:table-cell>
          <table:table-cell/>
          <table:table-cell office:value-type="float" office:value="103327" calcext:value-type="float">
            <text:p>103327</text:p>
          </table:table-cell>
          <table:table-cell office:value-type="float" office:value="46326" calcext:value-type="float">
            <text:p>46326</text:p>
          </table:table-cell>
          <table:table-cell/>
          <table:table-cell table:formula="of:=[.F395]/[.B395]" office:value-type="float" office:value="197944.444444444" calcext:value-type="float">
            <text:p>197944.444444444</text:p>
          </table:table-cell>
          <table:table-cell table:formula="of:=[.F395]/[.C395]" office:value-type="float" office:value="2336.65762098598" calcext:value-type="float">
            <text:p>2336.65762098598</text:p>
          </table:table-cell>
          <table:table-cell table:formula="of:=[.F395]/[.D395]" office:value-type="float" office:value="18896.671543526" calcext:value-type="float">
            <text:p>18896.671543526</text:p>
          </table:table-cell>
        </table:table-row>
        <table:table-row table:style-name="ro1">
          <table:table-cell/>
          <table:table-cell office:value-type="float" office:value="7.044" calcext:value-type="float">
            <text:p>7.044</text:p>
          </table:table-cell>
          <table:table-cell office:value-type="float" office:value="573.064" calcext:value-type="float">
            <text:p>573.064</text:p>
          </table:table-cell>
          <table:table-cell office:value-type="float" office:value="81.427" calcext:value-type="float">
            <text:p>81.427</text:p>
          </table:table-cell>
          <table:table-cell/>
          <table:table-cell office:value-type="float" office:value="368377" calcext:value-type="float">
            <text:p>368377</text:p>
          </table:table-cell>
          <table:table-cell office:value-type="float" office:value="130544" calcext:value-type="float">
            <text:p>130544</text:p>
          </table:table-cell>
          <table:table-cell/>
          <table:table-cell table:formula="of:=[.F396]/[.B396]" office:value-type="float" office:value="52296.5644520159" calcext:value-type="float">
            <text:p>52296.5644520159</text:p>
          </table:table-cell>
          <table:table-cell table:formula="of:=[.F396]/[.C396]" office:value-type="float" office:value="642.819999162397" calcext:value-type="float">
            <text:p>642.819999162397</text:p>
          </table:table-cell>
          <table:table-cell table:formula="of:=[.F396]/[.D396]" office:value-type="float" office:value="4524.01537573532" calcext:value-type="float">
            <text:p>4524.01537573532</text:p>
          </table:table-cell>
        </table:table-row>
        <table:table-row table:style-name="ro1">
          <table:table-cell/>
          <table:table-cell office:value-type="float" office:value="0.283" calcext:value-type="float">
            <text:p>0.283</text:p>
          </table:table-cell>
          <table:table-cell office:value-type="float" office:value="23.219" calcext:value-type="float">
            <text:p>23.219</text:p>
          </table:table-cell>
          <table:table-cell office:value-type="float" office:value="3.173" calcext:value-type="float">
            <text:p>3.173</text:p>
          </table:table-cell>
          <table:table-cell/>
          <table:table-cell office:value-type="float" office:value="77863" calcext:value-type="float">
            <text:p>77863</text:p>
          </table:table-cell>
          <table:table-cell office:value-type="float" office:value="28852" calcext:value-type="float">
            <text:p>28852</text:p>
          </table:table-cell>
          <table:table-cell/>
          <table:table-cell table:formula="of:=[.F397]/[.B397]" office:value-type="float" office:value="275134.275618375" calcext:value-type="float">
            <text:p>275134.275618375</text:p>
          </table:table-cell>
          <table:table-cell table:formula="of:=[.F397]/[.C397]" office:value-type="float" office:value="3353.41745983892" calcext:value-type="float">
            <text:p>3353.41745983892</text:p>
          </table:table-cell>
          <table:table-cell table:formula="of:=[.F397]/[.D397]" office:value-type="float" office:value="24539.237314844" calcext:value-type="float">
            <text:p>24539.237314844</text:p>
          </table:table-cell>
        </table:table-row>
        <table:table-row table:style-name="ro1">
          <table:table-cell/>
          <table:table-cell office:value-type="float" office:value="0.233" calcext:value-type="float">
            <text:p>0.233</text:p>
          </table:table-cell>
          <table:table-cell office:value-type="float" office:value="13.036" calcext:value-type="float">
            <text:p>13.036</text:p>
          </table:table-cell>
          <table:table-cell office:value-type="float" office:value="1.99" calcext:value-type="float">
            <text:p>1.99</text:p>
          </table:table-cell>
          <table:table-cell/>
          <table:table-cell office:value-type="float" office:value="62537" calcext:value-type="float">
            <text:p>62537</text:p>
          </table:table-cell>
          <table:table-cell office:value-type="float" office:value="33414" calcext:value-type="float">
            <text:p>33414</text:p>
          </table:table-cell>
          <table:table-cell/>
          <table:table-cell table:formula="of:=[.F398]/[.B398]" office:value-type="float" office:value="268399.141630901" calcext:value-type="float">
            <text:p>268399.141630901</text:p>
          </table:table-cell>
          <table:table-cell table:formula="of:=[.F398]/[.C398]" office:value-type="float" office:value="4797.25375882173" calcext:value-type="float">
            <text:p>4797.25375882173</text:p>
          </table:table-cell>
          <table:table-cell table:formula="of:=[.F398]/[.D398]" office:value-type="float" office:value="31425.6281407035" calcext:value-type="float">
            <text:p>31425.6281407035</text:p>
          </table:table-cell>
        </table:table-row>
        <table:table-row table:style-name="ro1">
          <table:table-cell/>
          <table:table-cell office:value-type="float" office:value="19.123" calcext:value-type="float">
            <text:p>19.123</text:p>
          </table:table-cell>
          <table:table-cell office:value-type="float" office:value="1597.969" calcext:value-type="float">
            <text:p>1597.969</text:p>
          </table:table-cell>
          <table:table-cell office:value-type="float" office:value="201.138" calcext:value-type="float">
            <text:p>201.138</text:p>
          </table:table-cell>
          <table:table-cell/>
          <table:table-cell office:value-type="float" office:value="608768" calcext:value-type="float">
            <text:p>608768</text:p>
          </table:table-cell>
          <table:table-cell office:value-type="float" office:value="209820" calcext:value-type="float">
            <text:p>209820</text:p>
          </table:table-cell>
          <table:table-cell/>
          <table:table-cell table:formula="of:=[.F399]/[.B399]" office:value-type="float" office:value="31834.3356167965" calcext:value-type="float">
            <text:p>31834.3356167965</text:p>
          </table:table-cell>
          <table:table-cell table:formula="of:=[.F399]/[.C399]" office:value-type="float" office:value="380.963585651536" calcext:value-type="float">
            <text:p>380.963585651536</text:p>
          </table:table-cell>
          <table:table-cell table:formula="of:=[.F399]/[.D399]" office:value-type="float" office:value="3026.61854050453" calcext:value-type="float">
            <text:p>3026.61854050453</text:p>
          </table:table-cell>
        </table:table-row>
        <table:table-row table:style-name="ro1">
          <table:table-cell/>
          <table:table-cell office:value-type="float" office:value="0.068" calcext:value-type="float">
            <text:p>0.068</text:p>
          </table:table-cell>
          <table:table-cell office:value-type="float" office:value="4.493" calcext:value-type="float">
            <text:p>4.493</text:p>
          </table:table-cell>
          <table:table-cell office:value-type="float" office:value="0.555" calcext:value-type="float">
            <text:p>0.555</text:p>
          </table:table-cell>
          <table:table-cell/>
          <table:table-cell office:value-type="float" office:value="33542" calcext:value-type="float">
            <text:p>33542</text:p>
          </table:table-cell>
          <table:table-cell office:value-type="float" office:value="15482" calcext:value-type="float">
            <text:p>15482</text:p>
          </table:table-cell>
          <table:table-cell/>
          <table:table-cell table:formula="of:=[.F400]/[.B400]" office:value-type="float" office:value="493264.705882353" calcext:value-type="float">
            <text:p>493264.705882353</text:p>
          </table:table-cell>
          <table:table-cell table:formula="of:=[.F400]/[.C400]" office:value-type="float" office:value="7465.39060761184" calcext:value-type="float">
            <text:p>7465.39060761184</text:p>
          </table:table-cell>
          <table:table-cell table:formula="of:=[.F400]/[.D400]" office:value-type="float" office:value="60436.036036036" calcext:value-type="float">
            <text:p>60436.036036036</text:p>
          </table:table-cell>
        </table:table-row>
        <table:table-row table:style-name="ro1">
          <table:table-cell/>
          <table:table-cell office:value-type="float" office:value="0.547" calcext:value-type="float">
            <text:p>0.547</text:p>
          </table:table-cell>
          <table:table-cell office:value-type="float" office:value="37.187" calcext:value-type="float">
            <text:p>37.187</text:p>
          </table:table-cell>
          <table:table-cell office:value-type="float" office:value="5.242" calcext:value-type="float">
            <text:p>5.242</text:p>
          </table:table-cell>
          <table:table-cell/>
          <table:table-cell office:value-type="float" office:value="99235" calcext:value-type="float">
            <text:p>99235</text:p>
          </table:table-cell>
          <table:table-cell office:value-type="float" office:value="48761" calcext:value-type="float">
            <text:p>48761</text:p>
          </table:table-cell>
          <table:table-cell/>
          <table:table-cell table:formula="of:=[.F401]/[.B401]" office:value-type="float" office:value="181416.819012797" calcext:value-type="float">
            <text:p>181416.819012797</text:p>
          </table:table-cell>
          <table:table-cell table:formula="of:=[.F401]/[.C401]" office:value-type="float" office:value="2668.54008121118" calcext:value-type="float">
            <text:p>2668.54008121118</text:p>
          </table:table-cell>
          <table:table-cell table:formula="of:=[.F401]/[.D401]" office:value-type="float" office:value="18930.7516215185" calcext:value-type="float">
            <text:p>18930.7516215185</text:p>
          </table:table-cell>
        </table:table-row>
        <table:table-row table:style-name="ro1">
          <table:table-cell/>
          <table:table-cell office:value-type="float" office:value="2.518" calcext:value-type="float">
            <text:p>2.518</text:p>
          </table:table-cell>
          <table:table-cell office:value-type="float" office:value="196.909" calcext:value-type="float">
            <text:p>196.909</text:p>
          </table:table-cell>
          <table:table-cell office:value-type="float" office:value="27.871" calcext:value-type="float">
            <text:p>27.871</text:p>
          </table:table-cell>
          <table:table-cell/>
          <table:table-cell office:value-type="float" office:value="219957" calcext:value-type="float">
            <text:p>219957</text:p>
          </table:table-cell>
          <table:table-cell office:value-type="float" office:value="83583" calcext:value-type="float">
            <text:p>83583</text:p>
          </table:table-cell>
          <table:table-cell/>
          <table:table-cell table:formula="of:=[.F402]/[.B402]" office:value-type="float" office:value="87353.8522637014" calcext:value-type="float">
            <text:p>87353.8522637014</text:p>
          </table:table-cell>
          <table:table-cell table:formula="of:=[.F402]/[.C402]" office:value-type="float" office:value="1117.04899217405" calcext:value-type="float">
            <text:p>1117.04899217405</text:p>
          </table:table-cell>
          <table:table-cell table:formula="of:=[.F402]/[.D402]" office:value-type="float" office:value="7891.96656022389" calcext:value-type="float">
            <text:p>7891.96656022389</text:p>
          </table:table-cell>
        </table:table-row>
        <table:table-row table:style-name="ro1">
          <table:table-cell/>
          <table:table-cell office:value-type="float" office:value="0.868" calcext:value-type="float">
            <text:p>0.868</text:p>
          </table:table-cell>
          <table:table-cell office:value-type="float" office:value="86.015" calcext:value-type="float">
            <text:p>86.015</text:p>
          </table:table-cell>
          <table:table-cell office:value-type="float" office:value="12.069" calcext:value-type="float">
            <text:p>12.069</text:p>
          </table:table-cell>
          <table:table-cell/>
          <table:table-cell office:value-type="float" office:value="144497" calcext:value-type="float">
            <text:p>144497</text:p>
          </table:table-cell>
          <table:table-cell office:value-type="float" office:value="49620" calcext:value-type="float">
            <text:p>49620</text:p>
          </table:table-cell>
          <table:table-cell/>
          <table:table-cell table:formula="of:=[.F403]/[.B403]" office:value-type="float" office:value="166471.198156682" calcext:value-type="float">
            <text:p>166471.198156682</text:p>
          </table:table-cell>
          <table:table-cell table:formula="of:=[.F403]/[.C403]" office:value-type="float" office:value="1679.9046677905" calcext:value-type="float">
            <text:p>1679.9046677905</text:p>
          </table:table-cell>
          <table:table-cell table:formula="of:=[.F403]/[.D403]" office:value-type="float" office:value="11972.5743640732" calcext:value-type="float">
            <text:p>11972.5743640732</text:p>
          </table:table-cell>
        </table:table-row>
        <table:table-row table:style-name="ro1">
          <table:table-cell/>
          <table:table-cell office:value-type="float" office:value="5.352" calcext:value-type="float">
            <text:p>5.352</text:p>
          </table:table-cell>
          <table:table-cell office:value-type="float" office:value="636.581" calcext:value-type="float">
            <text:p>636.581</text:p>
          </table:table-cell>
          <table:table-cell office:value-type="float" office:value="52.34" calcext:value-type="float">
            <text:p>52.34</text:p>
          </table:table-cell>
          <table:table-cell/>
          <table:table-cell office:value-type="float" office:value="292162" calcext:value-type="float">
            <text:p>292162</text:p>
          </table:table-cell>
          <table:table-cell office:value-type="float" office:value="128602" calcext:value-type="float">
            <text:p>128602</text:p>
          </table:table-cell>
          <table:table-cell/>
          <table:table-cell table:formula="of:=[.F404]/[.B404]" office:value-type="float" office:value="54589.312406577" calcext:value-type="float">
            <text:p>54589.312406577</text:p>
          </table:table-cell>
          <table:table-cell table:formula="of:=[.F404]/[.C404]" office:value-type="float" office:value="458.954948388343" calcext:value-type="float">
            <text:p>458.954948388343</text:p>
          </table:table-cell>
          <table:table-cell table:formula="of:=[.F404]/[.D404]" office:value-type="float" office:value="5582.00229270157" calcext:value-type="float">
            <text:p>5582.00229270157</text:p>
          </table:table-cell>
        </table:table-row>
        <table:table-row table:style-name="ro1">
          <table:table-cell/>
          <table:table-cell office:value-type="float" office:value="2.302" calcext:value-type="float">
            <text:p>2.302</text:p>
          </table:table-cell>
          <table:table-cell office:value-type="float" office:value="115.396" calcext:value-type="float">
            <text:p>115.396</text:p>
          </table:table-cell>
          <table:table-cell office:value-type="float" office:value="17.53" calcext:value-type="float">
            <text:p>17.53</text:p>
          </table:table-cell>
          <table:table-cell/>
          <table:table-cell office:value-type="float" office:value="171286" calcext:value-type="float">
            <text:p>171286</text:p>
          </table:table-cell>
          <table:table-cell office:value-type="float" office:value="96300" calcext:value-type="float">
            <text:p>96300</text:p>
          </table:table-cell>
          <table:table-cell/>
          <table:table-cell table:formula="of:=[.F405]/[.B405]" office:value-type="float" office:value="74407.4717636837" calcext:value-type="float">
            <text:p>74407.4717636837</text:p>
          </table:table-cell>
          <table:table-cell table:formula="of:=[.F405]/[.C405]" office:value-type="float" office:value="1484.33221255503" calcext:value-type="float">
            <text:p>1484.33221255503</text:p>
          </table:table-cell>
          <table:table-cell table:formula="of:=[.F405]/[.D405]" office:value-type="float" office:value="9771.02110667427" calcext:value-type="float">
            <text:p>9771.02110667427</text:p>
          </table:table-cell>
        </table:table-row>
        <table:table-row table:style-name="ro1">
          <table:table-cell/>
          <table:table-cell office:value-type="float" office:value="1.754" calcext:value-type="float">
            <text:p>1.754</text:p>
          </table:table-cell>
          <table:table-cell office:value-type="float" office:value="148.889" calcext:value-type="float">
            <text:p>148.889</text:p>
          </table:table-cell>
          <table:table-cell office:value-type="float" office:value="19.856" calcext:value-type="float">
            <text:p>19.856</text:p>
          </table:table-cell>
          <table:table-cell/>
          <table:table-cell office:value-type="float" office:value="177741" calcext:value-type="float">
            <text:p>177741</text:p>
          </table:table-cell>
          <table:table-cell office:value-type="float" office:value="81414" calcext:value-type="float">
            <text:p>81414</text:p>
          </table:table-cell>
          <table:table-cell/>
          <table:table-cell table:formula="of:=[.F406]/[.B406]" office:value-type="float" office:value="101334.663625998" calcext:value-type="float">
            <text:p>101334.663625998</text:p>
          </table:table-cell>
          <table:table-cell table:formula="of:=[.F406]/[.C406]" office:value-type="float" office:value="1193.78194493885" calcext:value-type="float">
            <text:p>1193.78194493885</text:p>
          </table:table-cell>
          <table:table-cell table:formula="of:=[.F406]/[.D406]" office:value-type="float" office:value="8951.50080580177" calcext:value-type="float">
            <text:p>8951.50080580177</text:p>
          </table:table-cell>
        </table:table-row>
        <table:table-row table:style-name="ro1">
          <table:table-cell/>
          <table:table-cell office:value-type="float" office:value="15.292" calcext:value-type="float">
            <text:p>15.292</text:p>
          </table:table-cell>
          <table:table-cell office:value-type="float" office:value="1243.326" calcext:value-type="float">
            <text:p>1243.326</text:p>
          </table:table-cell>
          <table:table-cell office:value-type="float" office:value="195.721" calcext:value-type="float">
            <text:p>195.721</text:p>
          </table:table-cell>
          <table:table-cell/>
          <table:table-cell office:value-type="float" office:value="537123" calcext:value-type="float">
            <text:p>537123</text:p>
          </table:table-cell>
          <table:table-cell office:value-type="float" office:value="196292" calcext:value-type="float">
            <text:p>196292</text:p>
          </table:table-cell>
          <table:table-cell/>
          <table:table-cell table:formula="of:=[.F407]/[.B407]" office:value-type="float" office:value="35124.4441538059" calcext:value-type="float">
            <text:p>35124.4441538059</text:p>
          </table:table-cell>
          <table:table-cell table:formula="of:=[.F407]/[.C407]" office:value-type="float" office:value="432.004960887169" calcext:value-type="float">
            <text:p>432.004960887169</text:p>
          </table:table-cell>
          <table:table-cell table:formula="of:=[.F407]/[.D407]" office:value-type="float" office:value="2744.32993904589" calcext:value-type="float">
            <text:p>2744.32993904589</text:p>
          </table:table-cell>
        </table:table-row>
        <table:table-row table:style-name="ro1">
          <table:table-cell/>
          <table:table-cell office:value-type="float" office:value="1.493" calcext:value-type="float">
            <text:p>1.493</text:p>
          </table:table-cell>
          <table:table-cell office:value-type="float" office:value="129.385" calcext:value-type="float">
            <text:p>129.385</text:p>
          </table:table-cell>
          <table:table-cell office:value-type="float" office:value="17.315" calcext:value-type="float">
            <text:p>17.315</text:p>
          </table:table-cell>
          <table:table-cell/>
          <table:table-cell office:value-type="float" office:value="173966" calcext:value-type="float">
            <text:p>173966</text:p>
          </table:table-cell>
          <table:table-cell office:value-type="float" office:value="63556" calcext:value-type="float">
            <text:p>63556</text:p>
          </table:table-cell>
          <table:table-cell/>
          <table:table-cell table:formula="of:=[.F408]/[.B408]" office:value-type="float" office:value="116521.098459478" calcext:value-type="float">
            <text:p>116521.098459478</text:p>
          </table:table-cell>
          <table:table-cell table:formula="of:=[.F408]/[.C408]" office:value-type="float" office:value="1344.56080689415" calcext:value-type="float">
            <text:p>1344.56080689415</text:p>
          </table:table-cell>
          <table:table-cell table:formula="of:=[.F408]/[.D408]" office:value-type="float" office:value="10047.1267686977" calcext:value-type="float">
            <text:p>10047.1267686977</text:p>
          </table:table-cell>
        </table:table-row>
        <table:table-row table:style-name="ro1">
          <table:table-cell/>
          <table:table-cell office:value-type="float" office:value="1.122" calcext:value-type="float">
            <text:p>1.122</text:p>
          </table:table-cell>
          <table:table-cell office:value-type="float" office:value="103.784" calcext:value-type="float">
            <text:p>103.784</text:p>
          </table:table-cell>
          <table:table-cell office:value-type="float" office:value="13.726" calcext:value-type="float">
            <text:p>13.726</text:p>
          </table:table-cell>
          <table:table-cell/>
          <table:table-cell office:value-type="float" office:value="156322" calcext:value-type="float">
            <text:p>156322</text:p>
          </table:table-cell>
          <table:table-cell office:value-type="float" office:value="63412" calcext:value-type="float">
            <text:p>63412</text:p>
          </table:table-cell>
          <table:table-cell/>
          <table:table-cell table:formula="of:=[.F409]/[.B409]" office:value-type="float" office:value="139324.420677362" calcext:value-type="float">
            <text:p>139324.420677362</text:p>
          </table:table-cell>
          <table:table-cell table:formula="of:=[.F409]/[.C409]" office:value-type="float" office:value="1506.22446619903" calcext:value-type="float">
            <text:p>1506.22446619903</text:p>
          </table:table-cell>
          <table:table-cell table:formula="of:=[.F409]/[.D409]" office:value-type="float" office:value="11388.7512749526" calcext:value-type="float">
            <text:p>11388.7512749526</text:p>
          </table:table-cell>
        </table:table-row>
        <table:table-row table:style-name="ro1">
          <table:table-cell/>
          <table:table-cell office:value-type="float" office:value="4.622" calcext:value-type="float">
            <text:p>4.622</text:p>
          </table:table-cell>
          <table:table-cell office:value-type="float" office:value="377.078" calcext:value-type="float">
            <text:p>377.078</text:p>
          </table:table-cell>
          <table:table-cell office:value-type="float" office:value="54.66" calcext:value-type="float">
            <text:p>54.66</text:p>
          </table:table-cell>
          <table:table-cell/>
          <table:table-cell office:value-type="float" office:value="293369" calcext:value-type="float">
            <text:p>293369</text:p>
          </table:table-cell>
          <table:table-cell office:value-type="float" office:value="109709" calcext:value-type="float">
            <text:p>109709</text:p>
          </table:table-cell>
          <table:table-cell/>
          <table:table-cell table:formula="of:=[.F410]/[.B410]" office:value-type="float" office:value="63472.3063608827" calcext:value-type="float">
            <text:p>63472.3063608827</text:p>
          </table:table-cell>
          <table:table-cell table:formula="of:=[.F410]/[.C410]" office:value-type="float" office:value="778.006141965323" calcext:value-type="float">
            <text:p>778.006141965323</text:p>
          </table:table-cell>
          <table:table-cell table:formula="of:=[.F410]/[.D410]" office:value-type="float" office:value="5367.16062934504" calcext:value-type="float">
            <text:p>5367.16062934504</text:p>
          </table:table-cell>
        </table:table-row>
        <table:table-row table:style-name="ro1">
          <table:table-cell/>
          <table:table-cell office:value-type="float" office:value="1.936" calcext:value-type="float">
            <text:p>1.936</text:p>
          </table:table-cell>
          <table:table-cell office:value-type="float" office:value="126.173" calcext:value-type="float">
            <text:p>126.173</text:p>
          </table:table-cell>
          <table:table-cell office:value-type="float" office:value="24.154" calcext:value-type="float">
            <text:p>24.154</text:p>
          </table:table-cell>
          <table:table-cell/>
          <table:table-cell office:value-type="float" office:value="176696" calcext:value-type="float">
            <text:p>176696</text:p>
          </table:table-cell>
          <table:table-cell office:value-type="float" office:value="91222" calcext:value-type="float">
            <text:p>91222</text:p>
          </table:table-cell>
          <table:table-cell/>
          <table:table-cell table:formula="of:=[.F411]/[.B411]" office:value-type="float" office:value="91268.5950413223" calcext:value-type="float">
            <text:p>91268.5950413223</text:p>
          </table:table-cell>
          <table:table-cell table:formula="of:=[.F411]/[.C411]" office:value-type="float" office:value="1400.42639867484" calcext:value-type="float">
            <text:p>1400.42639867484</text:p>
          </table:table-cell>
          <table:table-cell table:formula="of:=[.F411]/[.D411]" office:value-type="float" office:value="7315.39289558665" calcext:value-type="float">
            <text:p>7315.39289558665</text:p>
          </table:table-cell>
        </table:table-row>
        <table:table-row table:style-name="ro1">
          <table:table-cell/>
          <table:table-cell office:value-type="float" office:value="3.396" calcext:value-type="float">
            <text:p>3.396</text:p>
          </table:table-cell>
          <table:table-cell office:value-type="float" office:value="326.484" calcext:value-type="float">
            <text:p>326.484</text:p>
          </table:table-cell>
          <table:table-cell office:value-type="float" office:value="46.673" calcext:value-type="float">
            <text:p>46.673</text:p>
          </table:table-cell>
          <table:table-cell/>
          <table:table-cell office:value-type="float" office:value="279148" calcext:value-type="float">
            <text:p>279148</text:p>
          </table:table-cell>
          <table:table-cell office:value-type="float" office:value="101008" calcext:value-type="float">
            <text:p>101008</text:p>
          </table:table-cell>
          <table:table-cell/>
          <table:table-cell table:formula="of:=[.F412]/[.B412]" office:value-type="float" office:value="82199.0577149588" calcext:value-type="float">
            <text:p>82199.0577149588</text:p>
          </table:table-cell>
          <table:table-cell table:formula="of:=[.F412]/[.C412]" office:value-type="float" office:value="855.012803077639" calcext:value-type="float">
            <text:p>855.012803077639</text:p>
          </table:table-cell>
          <table:table-cell table:formula="of:=[.F412]/[.D412]" office:value-type="float" office:value="5980.93115934266" calcext:value-type="float">
            <text:p>5980.93115934266</text:p>
          </table:table-cell>
        </table:table-row>
        <table:table-row table:style-name="ro1">
          <table:table-cell/>
          <table:table-cell office:value-type="float" office:value="6.395" calcext:value-type="float">
            <text:p>6.395</text:p>
          </table:table-cell>
          <table:table-cell office:value-type="float" office:value="554.255" calcext:value-type="float">
            <text:p>554.255</text:p>
          </table:table-cell>
          <table:table-cell office:value-type="float" office:value="81.84" calcext:value-type="float">
            <text:p>81.84</text:p>
          </table:table-cell>
          <table:table-cell/>
          <table:table-cell office:value-type="float" office:value="341442" calcext:value-type="float">
            <text:p>341442</text:p>
          </table:table-cell>
          <table:table-cell office:value-type="float" office:value="131818" calcext:value-type="float">
            <text:p>131818</text:p>
          </table:table-cell>
          <table:table-cell/>
          <table:table-cell table:formula="of:=[.F413]/[.B413]" office:value-type="float" office:value="53392.0250195465" calcext:value-type="float">
            <text:p>53392.0250195465</text:p>
          </table:table-cell>
          <table:table-cell table:formula="of:=[.F413]/[.C413]" office:value-type="float" office:value="616.037744359546" calcext:value-type="float">
            <text:p>616.037744359546</text:p>
          </table:table-cell>
          <table:table-cell table:formula="of:=[.F413]/[.D413]" office:value-type="float" office:value="4172.06744868035" calcext:value-type="float">
            <text:p>4172.06744868035</text:p>
          </table:table-cell>
        </table:table-row>
        <table:table-row table:style-name="ro1">
          <table:table-cell/>
          <table:table-cell office:value-type="float" office:value="1.163" calcext:value-type="float">
            <text:p>1.163</text:p>
          </table:table-cell>
          <table:table-cell office:value-type="float" office:value="96.806" calcext:value-type="float">
            <text:p>96.806</text:p>
          </table:table-cell>
          <table:table-cell office:value-type="float" office:value="13.692" calcext:value-type="float">
            <text:p>13.692</text:p>
          </table:table-cell>
          <table:table-cell/>
          <table:table-cell office:value-type="float" office:value="161175" calcext:value-type="float">
            <text:p>161175</text:p>
          </table:table-cell>
          <table:table-cell office:value-type="float" office:value="61296" calcext:value-type="float">
            <text:p>61296</text:p>
          </table:table-cell>
          <table:table-cell/>
          <table:table-cell table:formula="of:=[.F414]/[.B414]" office:value-type="float" office:value="138585.554600172" calcext:value-type="float">
            <text:p>138585.554600172</text:p>
          </table:table-cell>
          <table:table-cell table:formula="of:=[.F414]/[.C414]" office:value-type="float" office:value="1664.92779373179" calcext:value-type="float">
            <text:p>1664.92779373179</text:p>
          </table:table-cell>
          <table:table-cell table:formula="of:=[.F414]/[.D414]" office:value-type="float" office:value="11771.472392638" calcext:value-type="float">
            <text:p>11771.472392638</text:p>
          </table:table-cell>
        </table:table-row>
        <table:table-row table:style-name="ro1">
          <table:table-cell/>
          <table:table-cell office:value-type="float" office:value="0.081" calcext:value-type="float">
            <text:p>0.081</text:p>
          </table:table-cell>
          <table:table-cell office:value-type="float" office:value="4.949" calcext:value-type="float">
            <text:p>4.949</text:p>
          </table:table-cell>
          <table:table-cell office:value-type="float" office:value="0.511" calcext:value-type="float">
            <text:p>0.511</text:p>
          </table:table-cell>
          <table:table-cell/>
          <table:table-cell office:value-type="float" office:value="33894" calcext:value-type="float">
            <text:p>33894</text:p>
          </table:table-cell>
          <table:table-cell office:value-type="float" office:value="14444" calcext:value-type="float">
            <text:p>14444</text:p>
          </table:table-cell>
          <table:table-cell/>
          <table:table-cell table:formula="of:=[.F415]/[.B415]" office:value-type="float" office:value="418444.444444444" calcext:value-type="float">
            <text:p>418444.444444444</text:p>
          </table:table-cell>
          <table:table-cell table:formula="of:=[.F415]/[.C415]" office:value-type="float" office:value="6848.65629420085" calcext:value-type="float">
            <text:p>6848.65629420085</text:p>
          </table:table-cell>
          <table:table-cell table:formula="of:=[.F415]/[.D415]" office:value-type="float" office:value="66328.7671232877" calcext:value-type="float">
            <text:p>66328.7671232877</text:p>
          </table:table-cell>
        </table:table-row>
        <table:table-row table:style-name="ro1">
          <table:table-cell/>
          <table:table-cell office:value-type="float" office:value="13.049" calcext:value-type="float">
            <text:p>13.049</text:p>
          </table:table-cell>
          <table:table-cell office:value-type="float" office:value="930.744" calcext:value-type="float">
            <text:p>930.744</text:p>
          </table:table-cell>
          <table:table-cell office:value-type="float" office:value="132.495" calcext:value-type="float">
            <text:p>132.495</text:p>
          </table:table-cell>
          <table:table-cell/>
          <table:table-cell office:value-type="float" office:value="433031" calcext:value-type="float">
            <text:p>433031</text:p>
          </table:table-cell>
          <table:table-cell office:value-type="float" office:value="200998" calcext:value-type="float">
            <text:p>200998</text:p>
          </table:table-cell>
          <table:table-cell/>
          <table:table-cell table:formula="of:=[.F416]/[.B416]" office:value-type="float" office:value="33184.9950187754" calcext:value-type="float">
            <text:p>33184.9950187754</text:p>
          </table:table-cell>
          <table:table-cell table:formula="of:=[.F416]/[.C416]" office:value-type="float" office:value="465.252529159468" calcext:value-type="float">
            <text:p>465.252529159468</text:p>
          </table:table-cell>
          <table:table-cell table:formula="of:=[.F416]/[.D416]" office:value-type="float" office:value="3268.28182195555" calcext:value-type="float">
            <text:p>3268.28182195555</text:p>
          </table:table-cell>
        </table:table-row>
        <table:table-row table:style-name="ro1">
          <table:table-cell/>
          <table:table-cell office:value-type="float" office:value="2.113" calcext:value-type="float">
            <text:p>2.113</text:p>
          </table:table-cell>
          <table:table-cell office:value-type="float" office:value="200.211" calcext:value-type="float">
            <text:p>200.211</text:p>
          </table:table-cell>
          <table:table-cell office:value-type="float" office:value="27.998" calcext:value-type="float">
            <text:p>27.998</text:p>
          </table:table-cell>
          <table:table-cell/>
          <table:table-cell office:value-type="float" office:value="221259" calcext:value-type="float">
            <text:p>221259</text:p>
          </table:table-cell>
          <table:table-cell office:value-type="float" office:value="82812" calcext:value-type="float">
            <text:p>82812</text:p>
          </table:table-cell>
          <table:table-cell/>
          <table:table-cell table:formula="of:=[.F417]/[.B417]" office:value-type="float" office:value="104713.20397539" calcext:value-type="float">
            <text:p>104713.20397539</text:p>
          </table:table-cell>
          <table:table-cell table:formula="of:=[.F417]/[.C417]" office:value-type="float" office:value="1105.1290888113" calcext:value-type="float">
            <text:p>1105.1290888113</text:p>
          </table:table-cell>
          <table:table-cell table:formula="of:=[.F417]/[.D417]" office:value-type="float" office:value="7902.67161940139" calcext:value-type="float">
            <text:p>7902.67161940139</text:p>
          </table:table-cell>
        </table:table-row>
        <table:table-row table:style-name="ro1">
          <table:table-cell/>
          <table:table-cell office:value-type="float" office:value="0.641" calcext:value-type="float">
            <text:p>0.641</text:p>
          </table:table-cell>
          <table:table-cell office:value-type="float" office:value="34.097" calcext:value-type="float">
            <text:p>34.097</text:p>
          </table:table-cell>
          <table:table-cell office:value-type="float" office:value="6.54" calcext:value-type="float">
            <text:p>6.54</text:p>
          </table:table-cell>
          <table:table-cell/>
          <table:table-cell office:value-type="float" office:value="95516" calcext:value-type="float">
            <text:p>95516</text:p>
          </table:table-cell>
          <table:table-cell office:value-type="float" office:value="53982" calcext:value-type="float">
            <text:p>53982</text:p>
          </table:table-cell>
          <table:table-cell/>
          <table:table-cell table:formula="of:=[.F418]/[.B418]" office:value-type="float" office:value="149010.920436817" calcext:value-type="float">
            <text:p>149010.920436817</text:p>
          </table:table-cell>
          <table:table-cell table:formula="of:=[.F418]/[.C418]" office:value-type="float" office:value="2801.3021673461" calcext:value-type="float">
            <text:p>2801.3021673461</text:p>
          </table:table-cell>
          <table:table-cell table:formula="of:=[.F418]/[.D418]" office:value-type="float" office:value="14604.8929663609" calcext:value-type="float">
            <text:p>14604.8929663609</text:p>
          </table:table-cell>
        </table:table-row>
        <table:table-row table:style-name="ro1">
          <table:table-cell/>
          <table:table-cell office:value-type="float" office:value="8.729" calcext:value-type="float">
            <text:p>8.729</text:p>
          </table:table-cell>
          <table:table-cell office:value-type="float" office:value="694.075" calcext:value-type="float">
            <text:p>694.075</text:p>
          </table:table-cell>
          <table:table-cell office:value-type="float" office:value="94.98" calcext:value-type="float">
            <text:p>94.98</text:p>
          </table:table-cell>
          <table:table-cell/>
          <table:table-cell office:value-type="float" office:value="406500" calcext:value-type="float">
            <text:p>406500</text:p>
          </table:table-cell>
          <table:table-cell office:value-type="float" office:value="146892" calcext:value-type="float">
            <text:p>146892</text:p>
          </table:table-cell>
          <table:table-cell/>
          <table:table-cell table:formula="of:=[.F419]/[.B419]" office:value-type="float" office:value="46568.9082369114" calcext:value-type="float">
            <text:p>46568.9082369114</text:p>
          </table:table-cell>
          <table:table-cell table:formula="of:=[.F419]/[.C419]" office:value-type="float" office:value="585.671577279112" calcext:value-type="float">
            <text:p>585.671577279112</text:p>
          </table:table-cell>
          <table:table-cell table:formula="of:=[.F419]/[.D419]" office:value-type="float" office:value="4279.84838913455" calcext:value-type="float">
            <text:p>4279.84838913455</text:p>
          </table:table-cell>
        </table:table-row>
        <table:table-row table:style-name="ro1">
          <table:table-cell/>
          <table:table-cell office:value-type="float" office:value="3.178" calcext:value-type="float">
            <text:p>3.178</text:p>
          </table:table-cell>
          <table:table-cell office:value-type="float" office:value="135.439" calcext:value-type="float">
            <text:p>135.439</text:p>
          </table:table-cell>
          <table:table-cell office:value-type="float" office:value="23.9" calcext:value-type="float">
            <text:p>23.9</text:p>
          </table:table-cell>
          <table:table-cell/>
          <table:table-cell office:value-type="float" office:value="192298" calcext:value-type="float">
            <text:p>192298</text:p>
          </table:table-cell>
          <table:table-cell office:value-type="float" office:value="127416" calcext:value-type="float">
            <text:p>127416</text:p>
          </table:table-cell>
          <table:table-cell/>
          <table:table-cell table:formula="of:=[.F420]/[.B420]" office:value-type="float" office:value="60509.1252359975" calcext:value-type="float">
            <text:p>60509.1252359975</text:p>
          </table:table-cell>
          <table:table-cell table:formula="of:=[.F420]/[.C420]" office:value-type="float" office:value="1419.81260936658" calcext:value-type="float">
            <text:p>1419.81260936658</text:p>
          </table:table-cell>
          <table:table-cell table:formula="of:=[.F420]/[.D420]" office:value-type="float" office:value="8045.94142259414" calcext:value-type="float">
            <text:p>8045.94142259414</text:p>
          </table:table-cell>
        </table:table-row>
        <table:table-row table:style-name="ro1">
          <table:table-cell/>
          <table:table-cell office:value-type="float" office:value="4.595" calcext:value-type="float">
            <text:p>4.595</text:p>
          </table:table-cell>
          <table:table-cell office:value-type="float" office:value="263.919" calcext:value-type="float">
            <text:p>263.919</text:p>
          </table:table-cell>
          <table:table-cell office:value-type="float" office:value="42.876" calcext:value-type="float">
            <text:p>42.876</text:p>
          </table:table-cell>
          <table:table-cell/>
          <table:table-cell office:value-type="float" office:value="259267" calcext:value-type="float">
            <text:p>259267</text:p>
          </table:table-cell>
          <table:table-cell office:value-type="float" office:value="122667" calcext:value-type="float">
            <text:p>122667</text:p>
          </table:table-cell>
          <table:table-cell/>
          <table:table-cell table:formula="of:=[.F421]/[.B421]" office:value-type="float" office:value="56423.7214363439" calcext:value-type="float">
            <text:p>56423.7214363439</text:p>
          </table:table-cell>
          <table:table-cell table:formula="of:=[.F421]/[.C421]" office:value-type="float" office:value="982.373379711199" calcext:value-type="float">
            <text:p>982.373379711199</text:p>
          </table:table-cell>
          <table:table-cell table:formula="of:=[.F421]/[.D421]" office:value-type="float" office:value="6046.90269614703" calcext:value-type="float">
            <text:p>6046.90269614703</text:p>
          </table:table-cell>
        </table:table-row>
        <table:table-row table:style-name="ro1">
          <table:table-cell/>
          <table:table-cell office:value-type="float" office:value="1.305" calcext:value-type="float">
            <text:p>1.305</text:p>
          </table:table-cell>
          <table:table-cell office:value-type="float" office:value="194.023" calcext:value-type="float">
            <text:p>194.023</text:p>
          </table:table-cell>
          <table:table-cell office:value-type="float" office:value="15.954" calcext:value-type="float">
            <text:p>15.954</text:p>
          </table:table-cell>
          <table:table-cell/>
          <table:table-cell office:value-type="float" office:value="168222" calcext:value-type="float">
            <text:p>168222</text:p>
          </table:table-cell>
          <table:table-cell office:value-type="float" office:value="61808" calcext:value-type="float">
            <text:p>61808</text:p>
          </table:table-cell>
          <table:table-cell/>
          <table:table-cell table:formula="of:=[.F422]/[.B422]" office:value-type="float" office:value="128905.747126437" calcext:value-type="float">
            <text:p>128905.747126437</text:p>
          </table:table-cell>
          <table:table-cell table:formula="of:=[.F422]/[.C422]" office:value-type="float" office:value="867.020920200183" calcext:value-type="float">
            <text:p>867.020920200183</text:p>
          </table:table-cell>
          <table:table-cell table:formula="of:=[.F422]/[.D422]" office:value-type="float" office:value="10544.1895449417" calcext:value-type="float">
            <text:p>10544.1895449417</text:p>
          </table:table-cell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 office:value-type="float" office:value="55.74" calcext:value-type="float">
            <text:p>55.74</text:p>
          </table:table-cell>
          <table:table-cell office:value-type="float" office:value="8.918" calcext:value-type="float">
            <text:p>8.918</text:p>
          </table:table-cell>
          <table:table-cell/>
          <table:table-cell office:value-type="float" office:value="127935" calcext:value-type="float">
            <text:p>127935</text:p>
          </table:table-cell>
          <table:table-cell office:value-type="float" office:value="51534" calcext:value-type="float">
            <text:p>51534</text:p>
          </table:table-cell>
          <table:table-cell/>
          <table:table-cell table:formula="of:=[.F423]/[.B423]" office:value-type="float" office:value="157168.304668305" calcext:value-type="float">
            <text:p>157168.304668305</text:p>
          </table:table-cell>
          <table:table-cell table:formula="of:=[.F423]/[.C423]" office:value-type="float" office:value="2295.20990312164" calcext:value-type="float">
            <text:p>2295.20990312164</text:p>
          </table:table-cell>
          <table:table-cell table:formula="of:=[.F423]/[.D423]" office:value-type="float" office:value="14345.7053150931" calcext:value-type="float">
            <text:p>14345.7053150931</text:p>
          </table:table-cell>
        </table:table-row>
        <table:table-row table:style-name="ro1">
          <table:table-cell/>
          <table:table-cell office:value-type="float" office:value="0.333" calcext:value-type="float">
            <text:p>0.333</text:p>
          </table:table-cell>
          <table:table-cell office:value-type="float" office:value="22.908" calcext:value-type="float">
            <text:p>22.908</text:p>
          </table:table-cell>
          <table:table-cell office:value-type="float" office:value="2.991" calcext:value-type="float">
            <text:p>2.991</text:p>
          </table:table-cell>
          <table:table-cell/>
          <table:table-cell office:value-type="float" office:value="77728" calcext:value-type="float">
            <text:p>77728</text:p>
          </table:table-cell>
          <table:table-cell office:value-type="float" office:value="41267" calcext:value-type="float">
            <text:p>41267</text:p>
          </table:table-cell>
          <table:table-cell/>
          <table:table-cell table:formula="of:=[.F424]/[.B424]" office:value-type="float" office:value="233417.417417417" calcext:value-type="float">
            <text:p>233417.417417417</text:p>
          </table:table-cell>
          <table:table-cell table:formula="of:=[.F424]/[.C424]" office:value-type="float" office:value="3393.05046272045" calcext:value-type="float">
            <text:p>3393.05046272045</text:p>
          </table:table-cell>
          <table:table-cell table:formula="of:=[.F424]/[.D424]" office:value-type="float" office:value="25987.2952189903" calcext:value-type="float">
            <text:p>25987.2952189903</text:p>
          </table:table-cell>
        </table:table-row>
        <table:table-row table:style-name="ro1">
          <table:table-cell/>
          <table:table-cell office:value-type="float" office:value="1.087" calcext:value-type="float">
            <text:p>1.087</text:p>
          </table:table-cell>
          <table:table-cell office:value-type="float" office:value="83.04" calcext:value-type="float">
            <text:p>83.04</text:p>
          </table:table-cell>
          <table:table-cell office:value-type="float" office:value="13.404" calcext:value-type="float">
            <text:p>13.404</text:p>
          </table:table-cell>
          <table:table-cell/>
          <table:table-cell office:value-type="float" office:value="147170" calcext:value-type="float">
            <text:p>147170</text:p>
          </table:table-cell>
          <table:table-cell office:value-type="float" office:value="62102" calcext:value-type="float">
            <text:p>62102</text:p>
          </table:table-cell>
          <table:table-cell/>
          <table:table-cell table:formula="of:=[.F425]/[.B425]" office:value-type="float" office:value="135390.984360626" calcext:value-type="float">
            <text:p>135390.984360626</text:p>
          </table:table-cell>
          <table:table-cell table:formula="of:=[.F425]/[.C425]" office:value-type="float" office:value="1772.27842003854" calcext:value-type="float">
            <text:p>1772.27842003854</text:p>
          </table:table-cell>
          <table:table-cell table:formula="of:=[.F425]/[.D425]" office:value-type="float" office:value="10979.5583407938" calcext:value-type="float">
            <text:p>10979.5583407938</text:p>
          </table:table-cell>
        </table:table-row>
        <table:table-row table:style-name="ro1">
          <table:table-cell/>
          <table:table-cell office:value-type="float" office:value="0.013" calcext:value-type="float">
            <text:p>0.013</text:p>
          </table:table-cell>
          <table:table-cell office:value-type="float" office:value="1.125" calcext:value-type="float">
            <text:p>1.125</text:p>
          </table:table-cell>
          <table:table-cell office:value-type="float" office:value="0.188" calcext:value-type="float">
            <text:p>0.188</text:p>
          </table:table-cell>
          <table:table-cell/>
          <table:table-cell office:value-type="float" office:value="9855" calcext:value-type="float">
            <text:p>9855</text:p>
          </table:table-cell>
          <table:table-cell office:value-type="float" office:value="5928" calcext:value-type="float">
            <text:p>5928</text:p>
          </table:table-cell>
          <table:table-cell/>
          <table:table-cell table:formula="of:=[.F426]/[.B426]" office:value-type="float" office:value="758076.923076923" calcext:value-type="float">
            <text:p>758076.923076923</text:p>
          </table:table-cell>
          <table:table-cell table:formula="of:=[.F426]/[.C426]" office:value-type="float" office:value="8760" calcext:value-type="float">
            <text:p>8760</text:p>
          </table:table-cell>
          <table:table-cell table:formula="of:=[.F426]/[.D426]" office:value-type="float" office:value="52420.2127659575" calcext:value-type="float">
            <text:p>52420.2127659575</text:p>
          </table:table-cell>
        </table:table-row>
        <table:table-row table:style-name="ro1">
          <table:table-cell/>
          <table:table-cell office:value-type="float" office:value="22.661" calcext:value-type="float">
            <text:p>22.661</text:p>
          </table:table-cell>
          <table:table-cell office:value-type="float" office:value="1451.24" calcext:value-type="float">
            <text:p>1451.24</text:p>
          </table:table-cell>
          <table:table-cell office:value-type="float" office:value="199.228" calcext:value-type="float">
            <text:p>199.228</text:p>
          </table:table-cell>
          <table:table-cell/>
          <table:table-cell office:value-type="float" office:value="552314" calcext:value-type="float">
            <text:p>552314</text:p>
          </table:table-cell>
          <table:table-cell office:value-type="float" office:value="278492" calcext:value-type="float">
            <text:p>278492</text:p>
          </table:table-cell>
          <table:table-cell/>
          <table:table-cell table:formula="of:=[.F427]/[.B427]" office:value-type="float" office:value="24372.8873394819" calcext:value-type="float">
            <text:p>24372.8873394819</text:p>
          </table:table-cell>
          <table:table-cell table:formula="of:=[.F427]/[.C427]" office:value-type="float" office:value="380.580744742427" calcext:value-type="float">
            <text:p>380.580744742427</text:p>
          </table:table-cell>
          <table:table-cell table:formula="of:=[.F427]/[.D427]" office:value-type="float" office:value="2772.27096592848" calcext:value-type="float">
            <text:p>2772.27096592848</text:p>
          </table:table-cell>
        </table:table-row>
        <table:table-row table:style-name="ro1">
          <table:table-cell/>
          <table:table-cell office:value-type="float" office:value="4.534" calcext:value-type="float">
            <text:p>4.534</text:p>
          </table:table-cell>
          <table:table-cell office:value-type="float" office:value="412.056" calcext:value-type="float">
            <text:p>412.056</text:p>
          </table:table-cell>
          <table:table-cell office:value-type="float" office:value="48.241" calcext:value-type="float">
            <text:p>48.241</text:p>
          </table:table-cell>
          <table:table-cell/>
          <table:table-cell office:value-type="float" office:value="282831" calcext:value-type="float">
            <text:p>282831</text:p>
          </table:table-cell>
          <table:table-cell office:value-type="float" office:value="113648" calcext:value-type="float">
            <text:p>113648</text:p>
          </table:table-cell>
          <table:table-cell/>
          <table:table-cell table:formula="of:=[.F428]/[.B428]" office:value-type="float" office:value="62380.0176444641" calcext:value-type="float">
            <text:p>62380.0176444641</text:p>
          </table:table-cell>
          <table:table-cell table:formula="of:=[.F428]/[.C428]" office:value-type="float" office:value="686.389714019454" calcext:value-type="float">
            <text:p>686.389714019454</text:p>
          </table:table-cell>
          <table:table-cell table:formula="of:=[.F428]/[.D428]" office:value-type="float" office:value="5862.87597686615" calcext:value-type="float">
            <text:p>5862.87597686615</text:p>
          </table:table-cell>
        </table:table-row>
        <table:table-row table:style-name="ro1">
          <table:table-cell/>
          <table:table-cell office:value-type="float" office:value="0.341" calcext:value-type="float">
            <text:p>0.341</text:p>
          </table:table-cell>
          <table:table-cell office:value-type="float" office:value="57.219" calcext:value-type="float">
            <text:p>57.219</text:p>
          </table:table-cell>
          <table:table-cell office:value-type="float" office:value="4.991" calcext:value-type="float">
            <text:p>4.991</text:p>
          </table:table-cell>
          <table:table-cell/>
          <table:table-cell office:value-type="float" office:value="86946" calcext:value-type="float">
            <text:p>86946</text:p>
          </table:table-cell>
          <table:table-cell office:value-type="float" office:value="34388" calcext:value-type="float">
            <text:p>34388</text:p>
          </table:table-cell>
          <table:table-cell/>
          <table:table-cell table:formula="of:=[.F429]/[.B429]" office:value-type="float" office:value="254973.607038123" calcext:value-type="float">
            <text:p>254973.607038123</text:p>
          </table:table-cell>
          <table:table-cell table:formula="of:=[.F429]/[.C429]" office:value-type="float" office:value="1519.53022597389" calcext:value-type="float">
            <text:p>1519.53022597389</text:p>
          </table:table-cell>
          <table:table-cell table:formula="of:=[.F429]/[.D429]" office:value-type="float" office:value="17420.5570026047" calcext:value-type="float">
            <text:p>17420.5570026047</text:p>
          </table:table-cell>
        </table:table-row>
        <table:table-row table:style-name="ro1">
          <table:table-cell/>
          <table:table-cell office:value-type="float" office:value="1.39" calcext:value-type="float">
            <text:p>1.39</text:p>
          </table:table-cell>
          <table:table-cell office:value-type="float" office:value="124.858" calcext:value-type="float">
            <text:p>124.858</text:p>
          </table:table-cell>
          <table:table-cell office:value-type="float" office:value="16.034" calcext:value-type="float">
            <text:p>16.034</text:p>
          </table:table-cell>
          <table:table-cell/>
          <table:table-cell office:value-type="float" office:value="164725" calcext:value-type="float">
            <text:p>164725</text:p>
          </table:table-cell>
          <table:table-cell office:value-type="float" office:value="62666" calcext:value-type="float">
            <text:p>62666</text:p>
          </table:table-cell>
          <table:table-cell/>
          <table:table-cell table:formula="of:=[.F430]/[.B430]" office:value-type="float" office:value="118507.194244604" calcext:value-type="float">
            <text:p>118507.194244604</text:p>
          </table:table-cell>
          <table:table-cell table:formula="of:=[.F430]/[.C430]" office:value-type="float" office:value="1319.29872334973" calcext:value-type="float">
            <text:p>1319.29872334973</text:p>
          </table:table-cell>
          <table:table-cell table:formula="of:=[.F430]/[.D430]" office:value-type="float" office:value="10273.4813521267" calcext:value-type="float">
            <text:p>10273.4813521267</text:p>
          </table:table-cell>
        </table:table-row>
        <table:table-row table:style-name="ro1">
          <table:table-cell/>
          <table:table-cell office:value-type="float" office:value="2.421" calcext:value-type="float">
            <text:p>2.421</text:p>
          </table:table-cell>
          <table:table-cell office:value-type="float" office:value="187.901" calcext:value-type="float">
            <text:p>187.901</text:p>
          </table:table-cell>
          <table:table-cell office:value-type="float" office:value="30.614" calcext:value-type="float">
            <text:p>30.614</text:p>
          </table:table-cell>
          <table:table-cell/>
          <table:table-cell office:value-type="float" office:value="211006" calcext:value-type="float">
            <text:p>211006</text:p>
          </table:table-cell>
          <table:table-cell office:value-type="float" office:value="82314" calcext:value-type="float">
            <text:p>82314</text:p>
          </table:table-cell>
          <table:table-cell/>
          <table:table-cell table:formula="of:=[.F431]/[.B431]" office:value-type="float" office:value="87156.546881454" calcext:value-type="float">
            <text:p>87156.546881454</text:p>
          </table:table-cell>
          <table:table-cell table:formula="of:=[.F431]/[.C431]" office:value-type="float" office:value="1122.96368832524" calcext:value-type="float">
            <text:p>1122.96368832524</text:p>
          </table:table-cell>
          <table:table-cell table:formula="of:=[.F431]/[.D431]" office:value-type="float" office:value="6892.46749853008" calcext:value-type="float">
            <text:p>6892.46749853008</text:p>
          </table:table-cell>
        </table:table-row>
        <table:table-row table:style-name="ro1">
          <table:table-cell/>
          <table:table-cell office:value-type="float" office:value="1.708" calcext:value-type="float">
            <text:p>1.708</text:p>
          </table:table-cell>
          <table:table-cell office:value-type="float" office:value="159.428" calcext:value-type="float">
            <text:p>159.428</text:p>
          </table:table-cell>
          <table:table-cell office:value-type="float" office:value="20.499" calcext:value-type="float">
            <text:p>20.499</text:p>
          </table:table-cell>
          <table:table-cell/>
          <table:table-cell office:value-type="float" office:value="191555" calcext:value-type="float">
            <text:p>191555</text:p>
          </table:table-cell>
          <table:table-cell office:value-type="float" office:value="68404" calcext:value-type="float">
            <text:p>68404</text:p>
          </table:table-cell>
          <table:table-cell/>
          <table:table-cell table:formula="of:=[.F432]/[.B432]" office:value-type="float" office:value="112151.639344262" calcext:value-type="float">
            <text:p>112151.639344262</text:p>
          </table:table-cell>
          <table:table-cell table:formula="of:=[.F432]/[.C432]" office:value-type="float" office:value="1201.5141631332" calcext:value-type="float">
            <text:p>1201.5141631332</text:p>
          </table:table-cell>
          <table:table-cell table:formula="of:=[.F432]/[.D432]" office:value-type="float" office:value="9344.60217571589" calcext:value-type="float">
            <text:p>9344.60217571589</text:p>
          </table:table-cell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 office:value-type="float" office:value="148.14" calcext:value-type="float">
            <text:p>148.14</text:p>
          </table:table-cell>
          <table:table-cell office:value-type="float" office:value="14.166" calcext:value-type="float">
            <text:p>14.166</text:p>
          </table:table-cell>
          <table:table-cell/>
          <table:table-cell office:value-type="float" office:value="157578" calcext:value-type="float">
            <text:p>157578</text:p>
          </table:table-cell>
          <table:table-cell office:value-type="float" office:value="63299" calcext:value-type="float">
            <text:p>63299</text:p>
          </table:table-cell>
          <table:table-cell/>
          <table:table-cell table:formula="of:=[.F433]/[.B433]" office:value-type="float" office:value="116724.444444444" calcext:value-type="float">
            <text:p>116724.444444444</text:p>
          </table:table-cell>
          <table:table-cell table:formula="of:=[.F433]/[.C433]" office:value-type="float" office:value="1063.71000405022" calcext:value-type="float">
            <text:p>1063.71000405022</text:p>
          </table:table-cell>
          <table:table-cell table:formula="of:=[.F433]/[.D433]" office:value-type="float" office:value="11123.6764083016" calcext:value-type="float">
            <text:p>11123.6764083016</text:p>
          </table:table-cell>
        </table:table-row>
        <table:table-row table:style-name="ro1">
          <table:table-cell/>
          <table:table-cell office:value-type="float" office:value="2.931" calcext:value-type="float">
            <text:p>2.931</text:p>
          </table:table-cell>
          <table:table-cell office:value-type="float" office:value="235.271" calcext:value-type="float">
            <text:p>235.271</text:p>
          </table:table-cell>
          <table:table-cell office:value-type="float" office:value="35.98" calcext:value-type="float">
            <text:p>35.98</text:p>
          </table:table-cell>
          <table:table-cell/>
          <table:table-cell office:value-type="float" office:value="248644" calcext:value-type="float">
            <text:p>248644</text:p>
          </table:table-cell>
          <table:table-cell office:value-type="float" office:value="87474" calcext:value-type="float">
            <text:p>87474</text:p>
          </table:table-cell>
          <table:table-cell/>
          <table:table-cell table:formula="of:=[.F434]/[.B434]" office:value-type="float" office:value="84832.4803821221" calcext:value-type="float">
            <text:p>84832.4803821221</text:p>
          </table:table-cell>
          <table:table-cell table:formula="of:=[.F434]/[.C434]" office:value-type="float" office:value="1056.840834612" calcext:value-type="float">
            <text:p>1056.840834612</text:p>
          </table:table-cell>
          <table:table-cell table:formula="of:=[.F434]/[.D434]" office:value-type="float" office:value="6910.61700944969" calcext:value-type="float">
            <text:p>6910.61700944969</text:p>
          </table:table-cell>
        </table:table-row>
        <table:table-row table:style-name="ro1">
          <table:table-cell/>
          <table:table-cell office:value-type="float" office:value="5.114" calcext:value-type="float">
            <text:p>5.114</text:p>
          </table:table-cell>
          <table:table-cell office:value-type="float" office:value="261.192" calcext:value-type="float">
            <text:p>261.192</text:p>
          </table:table-cell>
          <table:table-cell office:value-type="float" office:value="37.859" calcext:value-type="float">
            <text:p>37.859</text:p>
          </table:table-cell>
          <table:table-cell/>
          <table:table-cell office:value-type="float" office:value="254623" calcext:value-type="float">
            <text:p>254623</text:p>
          </table:table-cell>
          <table:table-cell office:value-type="float" office:value="139442" calcext:value-type="float">
            <text:p>139442</text:p>
          </table:table-cell>
          <table:table-cell/>
          <table:table-cell table:formula="of:=[.F435]/[.B435]" office:value-type="float" office:value="49789.4016425499" calcext:value-type="float">
            <text:p>49789.4016425499</text:p>
          </table:table-cell>
          <table:table-cell table:formula="of:=[.F435]/[.C435]" office:value-type="float" office:value="974.849918833655" calcext:value-type="float">
            <text:p>974.849918833655</text:p>
          </table:table-cell>
          <table:table-cell table:formula="of:=[.F435]/[.D435]" office:value-type="float" office:value="6725.56063287461" calcext:value-type="float">
            <text:p>6725.56063287461</text:p>
          </table:table-cell>
        </table:table-row>
        <table:table-row table:style-name="ro1">
          <table:table-cell/>
          <table:table-cell office:value-type="float" office:value="0.423" calcext:value-type="float">
            <text:p>0.423</text:p>
          </table:table-cell>
          <table:table-cell office:value-type="float" office:value="31.281" calcext:value-type="float">
            <text:p>31.281</text:p>
          </table:table-cell>
          <table:table-cell office:value-type="float" office:value="4.383" calcext:value-type="float">
            <text:p>4.383</text:p>
          </table:table-cell>
          <table:table-cell/>
          <table:table-cell office:value-type="float" office:value="91042" calcext:value-type="float">
            <text:p>91042</text:p>
          </table:table-cell>
          <table:table-cell office:value-type="float" office:value="36090" calcext:value-type="float">
            <text:p>36090</text:p>
          </table:table-cell>
          <table:table-cell/>
          <table:table-cell table:formula="of:=[.F436]/[.B436]" office:value-type="float" office:value="215229.314420804" calcext:value-type="float">
            <text:p>215229.314420804</text:p>
          </table:table-cell>
          <table:table-cell table:formula="of:=[.F436]/[.C436]" office:value-type="float" office:value="2910.45682682779" calcext:value-type="float">
            <text:p>2910.45682682779</text:p>
          </table:table-cell>
          <table:table-cell table:formula="of:=[.F436]/[.D436]" office:value-type="float" office:value="20771.6176135067" calcext:value-type="float">
            <text:p>20771.6176135067</text:p>
          </table:table-cell>
        </table:table-row>
        <table:table-row table:style-name="ro1">
          <table:table-cell/>
          <table:table-cell office:value-type="float" office:value="1.522" calcext:value-type="float">
            <text:p>1.522</text:p>
          </table:table-cell>
          <table:table-cell office:value-type="float" office:value="103.266" calcext:value-type="float">
            <text:p>103.266</text:p>
          </table:table-cell>
          <table:table-cell office:value-type="float" office:value="16.135" calcext:value-type="float">
            <text:p>16.135</text:p>
          </table:table-cell>
          <table:table-cell/>
          <table:table-cell office:value-type="float" office:value="152783" calcext:value-type="float">
            <text:p>152783</text:p>
          </table:table-cell>
          <table:table-cell office:value-type="float" office:value="83770" calcext:value-type="float">
            <text:p>83770</text:p>
          </table:table-cell>
          <table:table-cell/>
          <table:table-cell table:formula="of:=[.F437]/[.B437]" office:value-type="float" office:value="100383.048620237" calcext:value-type="float">
            <text:p>100383.048620237</text:p>
          </table:table-cell>
          <table:table-cell table:formula="of:=[.F437]/[.C437]" office:value-type="float" office:value="1479.50922859412" calcext:value-type="float">
            <text:p>1479.50922859412</text:p>
          </table:table-cell>
          <table:table-cell table:formula="of:=[.F437]/[.D437]" office:value-type="float" office:value="9469.04245429191" calcext:value-type="float">
            <text:p>9469.04245429191</text:p>
          </table:table-cell>
        </table:table-row>
        <table:table-row table:style-name="ro1">
          <table:table-cell/>
          <table:table-cell office:value-type="float" office:value="5.958" calcext:value-type="float">
            <text:p>5.958</text:p>
          </table:table-cell>
          <table:table-cell office:value-type="float" office:value="510.361" calcext:value-type="float">
            <text:p>510.361</text:p>
          </table:table-cell>
          <table:table-cell office:value-type="float" office:value="69.778" calcext:value-type="float">
            <text:p>69.778</text:p>
          </table:table-cell>
          <table:table-cell/>
          <table:table-cell office:value-type="float" office:value="340960" calcext:value-type="float">
            <text:p>340960</text:p>
          </table:table-cell>
          <table:table-cell office:value-type="float" office:value="122084" calcext:value-type="float">
            <text:p>122084</text:p>
          </table:table-cell>
          <table:table-cell/>
          <table:table-cell table:formula="of:=[.F438]/[.B438]" office:value-type="float" office:value="57227.2574689493" calcext:value-type="float">
            <text:p>57227.2574689493</text:p>
          </table:table-cell>
          <table:table-cell table:formula="of:=[.F438]/[.C438]" office:value-type="float" office:value="668.076126506532" calcext:value-type="float">
            <text:p>668.076126506532</text:p>
          </table:table-cell>
          <table:table-cell table:formula="of:=[.F438]/[.D438]" office:value-type="float" office:value="4886.35386511508" calcext:value-type="float">
            <text:p>4886.35386511508</text:p>
          </table:table-cell>
        </table:table-row>
        <table:table-row table:style-name="ro1">
          <table:table-cell/>
          <table:table-cell office:value-type="float" office:value="0.262" calcext:value-type="float">
            <text:p>0.262</text:p>
          </table:table-cell>
          <table:table-cell office:value-type="float" office:value="17.376" calcext:value-type="float">
            <text:p>17.376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float" office:value="58725" calcext:value-type="float">
            <text:p>58725</text:p>
          </table:table-cell>
          <table:table-cell office:value-type="float" office:value="31438" calcext:value-type="float">
            <text:p>31438</text:p>
          </table:table-cell>
          <table:table-cell/>
          <table:table-cell table:formula="of:=[.F439]/[.B439]" office:value-type="float" office:value="224141.221374046" calcext:value-type="float">
            <text:p>224141.221374046</text:p>
          </table:table-cell>
          <table:table-cell table:formula="of:=[.F439]/[.C439]" office:value-type="float" office:value="3379.66160220994" calcext:value-type="float">
            <text:p>3379.66160220994</text:p>
          </table:table-cell>
          <table:table-cell table:formula="of:=[.F439]/[.D439]" office:value-type="float" office:value="32807.2625698324" calcext:value-type="float">
            <text:p>32807.2625698324</text:p>
          </table:table-cell>
        </table:table-row>
        <table:table-row table:style-name="ro1">
          <table:table-cell/>
          <table:table-cell office:value-type="float" office:value="14.15" calcext:value-type="float">
            <text:p>14.15</text:p>
          </table:table-cell>
          <table:table-cell office:value-type="float" office:value="926.54" calcext:value-type="float">
            <text:p>926.54</text:p>
          </table:table-cell>
          <table:table-cell office:value-type="float" office:value="145.817" calcext:value-type="float">
            <text:p>145.817</text:p>
          </table:table-cell>
          <table:table-cell/>
          <table:table-cell office:value-type="float" office:value="488217" calcext:value-type="float">
            <text:p>488217</text:p>
          </table:table-cell>
          <table:table-cell office:value-type="float" office:value="217694" calcext:value-type="float">
            <text:p>217694</text:p>
          </table:table-cell>
          <table:table-cell/>
          <table:table-cell table:formula="of:=[.F440]/[.B440]" office:value-type="float" office:value="34502.9681978799" calcext:value-type="float">
            <text:p>34502.9681978799</text:p>
          </table:table-cell>
          <table:table-cell table:formula="of:=[.F440]/[.C440]" office:value-type="float" office:value="526.924903404062" calcext:value-type="float">
            <text:p>526.924903404062</text:p>
          </table:table-cell>
          <table:table-cell table:formula="of:=[.F440]/[.D440]" office:value-type="float" office:value="3348.14870694089" calcext:value-type="float">
            <text:p>3348.14870694089</text:p>
          </table:table-cell>
        </table:table-row>
        <table:table-row table:style-name="ro1">
          <table:table-cell/>
          <table:table-cell office:value-type="float" office:value="4.685" calcext:value-type="float">
            <text:p>4.685</text:p>
          </table:table-cell>
          <table:table-cell office:value-type="float" office:value="397.967" calcext:value-type="float">
            <text:p>397.967</text:p>
          </table:table-cell>
          <table:table-cell office:value-type="float" office:value="62.309" calcext:value-type="float">
            <text:p>62.309</text:p>
          </table:table-cell>
          <table:table-cell/>
          <table:table-cell office:value-type="float" office:value="308668" calcext:value-type="float">
            <text:p>308668</text:p>
          </table:table-cell>
          <table:table-cell office:value-type="float" office:value="110355" calcext:value-type="float">
            <text:p>110355</text:p>
          </table:table-cell>
          <table:table-cell/>
          <table:table-cell table:formula="of:=[.F441]/[.B441]" office:value-type="float" office:value="65884.3116328709" calcext:value-type="float">
            <text:p>65884.3116328709</text:p>
          </table:table-cell>
          <table:table-cell table:formula="of:=[.F441]/[.C441]" office:value-type="float" office:value="775.612048235155" calcext:value-type="float">
            <text:p>775.612048235155</text:p>
          </table:table-cell>
          <table:table-cell table:formula="of:=[.F441]/[.D441]" office:value-type="float" office:value="4953.82689499109" calcext:value-type="float">
            <text:p>4953.82689499109</text:p>
          </table:table-cell>
        </table:table-row>
        <table:table-row table:style-name="ro1">
          <table:table-cell/>
          <table:table-cell office:value-type="float" office:value="1.33" calcext:value-type="float">
            <text:p>1.33</text:p>
          </table:table-cell>
          <table:table-cell office:value-type="float" office:value="105.459" calcext:value-type="float">
            <text:p>105.459</text:p>
          </table:table-cell>
          <table:table-cell office:value-type="float" office:value="12.173" calcext:value-type="float">
            <text:p>12.173</text:p>
          </table:table-cell>
          <table:table-cell/>
          <table:table-cell office:value-type="float" office:value="155784" calcext:value-type="float">
            <text:p>155784</text:p>
          </table:table-cell>
          <table:table-cell office:value-type="float" office:value="64814" calcext:value-type="float">
            <text:p>64814</text:p>
          </table:table-cell>
          <table:table-cell/>
          <table:table-cell table:formula="of:=[.F442]/[.B442]" office:value-type="float" office:value="117130.827067669" calcext:value-type="float">
            <text:p>117130.827067669</text:p>
          </table:table-cell>
          <table:table-cell table:formula="of:=[.F442]/[.C442]" office:value-type="float" office:value="1477.19967001394" calcext:value-type="float">
            <text:p>1477.19967001394</text:p>
          </table:table-cell>
          <table:table-cell table:formula="of:=[.F442]/[.D442]" office:value-type="float" office:value="12797.5026698431" calcext:value-type="float">
            <text:p>12797.5026698431</text:p>
          </table:table-cell>
        </table:table-row>
        <table:table-row table:style-name="ro1">
          <table:table-cell/>
          <table:table-cell office:value-type="float" office:value="0.151" calcext:value-type="float">
            <text:p>0.151</text:p>
          </table:table-cell>
          <table:table-cell office:value-type="float" office:value="9.896" calcext:value-type="float">
            <text:p>9.896</text:p>
          </table:table-cell>
          <table:table-cell office:value-type="float" office:value="1.256" calcext:value-type="float">
            <text:p>1.256</text:p>
          </table:table-cell>
          <table:table-cell/>
          <table:table-cell office:value-type="float" office:value="53340" calcext:value-type="float">
            <text:p>53340</text:p>
          </table:table-cell>
          <table:table-cell office:value-type="float" office:value="24090" calcext:value-type="float">
            <text:p>24090</text:p>
          </table:table-cell>
          <table:table-cell/>
          <table:table-cell table:formula="of:=[.F443]/[.B443]" office:value-type="float" office:value="353245.033112583" calcext:value-type="float">
            <text:p>353245.033112583</text:p>
          </table:table-cell>
          <table:table-cell table:formula="of:=[.F443]/[.C443]" office:value-type="float" office:value="5390.05658852061" calcext:value-type="float">
            <text:p>5390.05658852061</text:p>
          </table:table-cell>
          <table:table-cell table:formula="of:=[.F443]/[.D443]" office:value-type="float" office:value="42468.152866242" calcext:value-type="float">
            <text:p>42468.152866242</text:p>
          </table:table-cell>
        </table:table-row>
        <table:table-row table:style-name="ro1">
          <table:table-cell/>
          <table:table-cell office:value-type="float" office:value="0.679" calcext:value-type="float">
            <text:p>0.679</text:p>
          </table:table-cell>
          <table:table-cell office:value-type="float" office:value="58.09" calcext:value-type="float">
            <text:p>58.09</text:p>
          </table:table-cell>
          <table:table-cell office:value-type="float" office:value="8.74" calcext:value-type="float">
            <text:p>8.74</text:p>
          </table:table-cell>
          <table:table-cell/>
          <table:table-cell office:value-type="float" office:value="131541" calcext:value-type="float">
            <text:p>131541</text:p>
          </table:table-cell>
          <table:table-cell office:value-type="float" office:value="46430" calcext:value-type="float">
            <text:p>46430</text:p>
          </table:table-cell>
          <table:table-cell/>
          <table:table-cell table:formula="of:=[.F444]/[.B444]" office:value-type="float" office:value="193727.540500736" calcext:value-type="float">
            <text:p>193727.540500736</text:p>
          </table:table-cell>
          <table:table-cell table:formula="of:=[.F444]/[.C444]" office:value-type="float" office:value="2264.43449819246" calcext:value-type="float">
            <text:p>2264.43449819246</text:p>
          </table:table-cell>
          <table:table-cell table:formula="of:=[.F444]/[.D444]" office:value-type="float" office:value="15050.4576659039" calcext:value-type="float">
            <text:p>15050.4576659039</text:p>
          </table:table-cell>
        </table:table-row>
        <table:table-row table:style-name="ro1">
          <table:table-cell/>
          <table:table-cell office:value-type="float" office:value="3.992" calcext:value-type="float">
            <text:p>3.992</text:p>
          </table:table-cell>
          <table:table-cell office:value-type="float" office:value="254.419" calcext:value-type="float">
            <text:p>254.419</text:p>
          </table:table-cell>
          <table:table-cell office:value-type="float" office:value="39.17" calcext:value-type="float">
            <text:p>39.17</text:p>
          </table:table-cell>
          <table:table-cell/>
          <table:table-cell office:value-type="float" office:value="257137" calcext:value-type="float">
            <text:p>257137</text:p>
          </table:table-cell>
          <table:table-cell office:value-type="float" office:value="110226" calcext:value-type="float">
            <text:p>110226</text:p>
          </table:table-cell>
          <table:table-cell/>
          <table:table-cell table:formula="of:=[.F445]/[.B445]" office:value-type="float" office:value="64413.0761523046" calcext:value-type="float">
            <text:p>64413.0761523046</text:p>
          </table:table-cell>
          <table:table-cell table:formula="of:=[.F445]/[.C445]" office:value-type="float" office:value="1010.68316438631" calcext:value-type="float">
            <text:p>1010.68316438631</text:p>
          </table:table-cell>
          <table:table-cell table:formula="of:=[.F445]/[.D445]" office:value-type="float" office:value="6564.6413071228" calcext:value-type="float">
            <text:p>6564.6413071228</text:p>
          </table:table-cell>
        </table:table-row>
        <table:table-row table:style-name="ro1">
          <table:table-cell/>
          <table:table-cell office:value-type="float" office:value="4.406" calcext:value-type="float">
            <text:p>4.406</text:p>
          </table:table-cell>
          <table:table-cell office:value-type="float" office:value="484.419" calcext:value-type="float">
            <text:p>484.419</text:p>
          </table:table-cell>
          <table:table-cell office:value-type="float" office:value="54.243" calcext:value-type="float">
            <text:p>54.243</text:p>
          </table:table-cell>
          <table:table-cell/>
          <table:table-cell office:value-type="float" office:value="286755" calcext:value-type="float">
            <text:p>286755</text:p>
          </table:table-cell>
          <table:table-cell office:value-type="float" office:value="112084" calcext:value-type="float">
            <text:p>112084</text:p>
          </table:table-cell>
          <table:table-cell/>
          <table:table-cell table:formula="of:=[.F446]/[.B446]" office:value-type="float" office:value="65082.8415796641" calcext:value-type="float">
            <text:p>65082.8415796641</text:p>
          </table:table-cell>
          <table:table-cell table:formula="of:=[.F446]/[.C446]" office:value-type="float" office:value="591.956550011457" calcext:value-type="float">
            <text:p>591.956550011457</text:p>
          </table:table-cell>
          <table:table-cell table:formula="of:=[.F446]/[.D446]" office:value-type="float" office:value="5286.48857917151" calcext:value-type="float">
            <text:p>5286.48857917151</text:p>
          </table:table-cell>
        </table:table-row>
        <table:table-row table:style-name="ro1">
          <table:table-cell/>
          <table:table-cell office:value-type="float" office:value="27.666" calcext:value-type="float">
            <text:p>27.666</text:p>
          </table:table-cell>
          <table:table-cell office:value-type="float" office:value="1920.676" calcext:value-type="float">
            <text:p>1920.676</text:p>
          </table:table-cell>
          <table:table-cell office:value-type="float" office:value="328.129" calcext:value-type="float">
            <text:p>328.129</text:p>
          </table:table-cell>
          <table:table-cell/>
          <table:table-cell office:value-type="float" office:value="688578" calcext:value-type="float">
            <text:p>688578</text:p>
          </table:table-cell>
          <table:table-cell office:value-type="float" office:value="267790" calcext:value-type="float">
            <text:p>267790</text:p>
          </table:table-cell>
          <table:table-cell/>
          <table:table-cell table:formula="of:=[.F447]/[.B447]" office:value-type="float" office:value="24888.9611797875" calcext:value-type="float">
            <text:p>24888.9611797875</text:p>
          </table:table-cell>
          <table:table-cell table:formula="of:=[.F447]/[.C447]" office:value-type="float" office:value="358.508150255431" calcext:value-type="float">
            <text:p>358.508150255431</text:p>
          </table:table-cell>
          <table:table-cell table:formula="of:=[.F447]/[.D447]" office:value-type="float" office:value="2098.49784688339" calcext:value-type="float">
            <text:p>2098.49784688339</text:p>
          </table:table-cell>
        </table:table-row>
        <table:table-row table:style-name="ro1">
          <table:table-cell/>
          <table:table-cell office:value-type="float" office:value="2.994" calcext:value-type="float">
            <text:p>2.994</text:p>
          </table:table-cell>
          <table:table-cell office:value-type="float" office:value="241.248" calcext:value-type="float">
            <text:p>241.248</text:p>
          </table:table-cell>
          <table:table-cell office:value-type="float" office:value="25.263" calcext:value-type="float">
            <text:p>25.263</text:p>
          </table:table-cell>
          <table:table-cell/>
          <table:table-cell office:value-type="float" office:value="212268" calcext:value-type="float">
            <text:p>212268</text:p>
          </table:table-cell>
          <table:table-cell office:value-type="float" office:value="110638" calcext:value-type="float">
            <text:p>110638</text:p>
          </table:table-cell>
          <table:table-cell/>
          <table:table-cell table:formula="of:=[.F448]/[.B448]" office:value-type="float" office:value="70897.7955911824" calcext:value-type="float">
            <text:p>70897.7955911824</text:p>
          </table:table-cell>
          <table:table-cell table:formula="of:=[.F448]/[.C448]" office:value-type="float" office:value="879.874651810585" calcext:value-type="float">
            <text:p>879.874651810585</text:p>
          </table:table-cell>
          <table:table-cell table:formula="of:=[.F448]/[.D448]" office:value-type="float" office:value="8402.32751454697" calcext:value-type="float">
            <text:p>8402.32751454697</text:p>
          </table:table-cell>
        </table:table-row>
        <table:table-row table:style-name="ro1">
          <table:table-cell/>
          <table:table-cell office:value-type="float" office:value="12.615" calcext:value-type="float">
            <text:p>12.615</text:p>
          </table:table-cell>
          <table:table-cell office:value-type="float" office:value="833.489" calcext:value-type="float">
            <text:p>833.489</text:p>
          </table:table-cell>
          <table:table-cell office:value-type="float" office:value="114.789" calcext:value-type="float">
            <text:p>114.789</text:p>
          </table:table-cell>
          <table:table-cell/>
          <table:table-cell office:value-type="float" office:value="433464" calcext:value-type="float">
            <text:p>433464</text:p>
          </table:table-cell>
          <table:table-cell office:value-type="float" office:value="196318" calcext:value-type="float">
            <text:p>196318</text:p>
          </table:table-cell>
          <table:table-cell/>
          <table:table-cell table:formula="of:=[.F449]/[.B449]" office:value-type="float" office:value="34360.9988109394" calcext:value-type="float">
            <text:p>34360.9988109394</text:p>
          </table:table-cell>
          <table:table-cell table:formula="of:=[.F449]/[.C449]" office:value-type="float" office:value="520.059652856846" calcext:value-type="float">
            <text:p>520.059652856846</text:p>
          </table:table-cell>
          <table:table-cell table:formula="of:=[.F449]/[.D449]" office:value-type="float" office:value="3776.18064448684" calcext:value-type="float">
            <text:p>3776.18064448684</text:p>
          </table:table-cell>
        </table:table-row>
        <table:table-row table:style-name="ro1">
          <table:table-cell/>
          <table:table-cell office:value-type="float" office:value="3.192" calcext:value-type="float">
            <text:p>3.192</text:p>
          </table:table-cell>
          <table:table-cell office:value-type="float" office:value="184.407" calcext:value-type="float">
            <text:p>184.407</text:p>
          </table:table-cell>
          <table:table-cell office:value-type="float" office:value="25.565" calcext:value-type="float">
            <text:p>25.565</text:p>
          </table:table-cell>
          <table:table-cell/>
          <table:table-cell office:value-type="float" office:value="213167" calcext:value-type="float">
            <text:p>213167</text:p>
          </table:table-cell>
          <table:table-cell office:value-type="float" office:value="106596" calcext:value-type="float">
            <text:p>106596</text:p>
          </table:table-cell>
          <table:table-cell/>
          <table:table-cell table:formula="of:=[.F450]/[.B450]" office:value-type="float" office:value="66781.64160401" calcext:value-type="float">
            <text:p>66781.64160401</text:p>
          </table:table-cell>
          <table:table-cell table:formula="of:=[.F450]/[.C450]" office:value-type="float" office:value="1155.95937247501" calcext:value-type="float">
            <text:p>1155.95937247501</text:p>
          </table:table-cell>
          <table:table-cell table:formula="of:=[.F450]/[.D450]" office:value-type="float" office:value="8338.23586935263" calcext:value-type="float">
            <text:p>8338.23586935263</text:p>
          </table:table-cell>
        </table:table-row>
        <table:table-row table:style-name="ro1">
          <table:table-cell/>
          <table:table-cell office:value-type="float" office:value="10.363" calcext:value-type="float">
            <text:p>10.363</text:p>
          </table:table-cell>
          <table:table-cell office:value-type="float" office:value="1076.399" calcext:value-type="float">
            <text:p>1076.399</text:p>
          </table:table-cell>
          <table:table-cell office:value-type="float" office:value="113.396" calcext:value-type="float">
            <text:p>113.396</text:p>
          </table:table-cell>
          <table:table-cell/>
          <table:table-cell office:value-type="float" office:value="437140" calcext:value-type="float">
            <text:p>437140</text:p>
          </table:table-cell>
          <table:table-cell office:value-type="float" office:value="158940" calcext:value-type="float">
            <text:p>158940</text:p>
          </table:table-cell>
          <table:table-cell/>
          <table:table-cell table:formula="of:=[.F451]/[.B451]" office:value-type="float" office:value="42182.7656084146" calcext:value-type="float">
            <text:p>42182.7656084146</text:p>
          </table:table-cell>
          <table:table-cell table:formula="of:=[.F451]/[.C451]" office:value-type="float" office:value="406.113346444952" calcext:value-type="float">
            <text:p>406.113346444952</text:p>
          </table:table-cell>
          <table:table-cell table:formula="of:=[.F451]/[.D451]" office:value-type="float" office:value="3854.98606652792" calcext:value-type="float">
            <text:p>3854.98606652792</text:p>
          </table:table-cell>
        </table:table-row>
        <table:table-row table:style-name="ro1">
          <table:table-cell/>
          <table:table-cell office:value-type="float" office:value="2.102" calcext:value-type="float">
            <text:p>2.102</text:p>
          </table:table-cell>
          <table:table-cell office:value-type="float" office:value="152.354" calcext:value-type="float">
            <text:p>152.354</text:p>
          </table:table-cell>
          <table:table-cell office:value-type="float" office:value="26.454" calcext:value-type="float">
            <text:p>26.454</text:p>
          </table:table-cell>
          <table:table-cell/>
          <table:table-cell office:value-type="float" office:value="199053" calcext:value-type="float">
            <text:p>199053</text:p>
          </table:table-cell>
          <table:table-cell office:value-type="float" office:value="76008" calcext:value-type="float">
            <text:p>76008</text:p>
          </table:table-cell>
          <table:table-cell/>
          <table:table-cell table:formula="of:=[.F452]/[.B452]" office:value-type="float" office:value="94696.9552806851" calcext:value-type="float">
            <text:p>94696.9552806851</text:p>
          </table:table-cell>
          <table:table-cell table:formula="of:=[.F452]/[.C452]" office:value-type="float" office:value="1306.51640258871" calcext:value-type="float">
            <text:p>1306.51640258871</text:p>
          </table:table-cell>
          <table:table-cell table:formula="of:=[.F452]/[.D452]" office:value-type="float" office:value="7524.4953504196" calcext:value-type="float">
            <text:p>7524.4953504196</text:p>
          </table:table-cell>
        </table:table-row>
        <table:table-row table:style-name="ro1">
          <table:table-cell/>
          <table:table-cell office:value-type="float" office:value="0.021" calcext:value-type="float">
            <text:p>0.021</text:p>
          </table:table-cell>
          <table:table-cell office:value-type="float" office:value="1.485" calcext:value-type="float">
            <text:p>1.485</text:p>
          </table:table-cell>
          <table:table-cell office:value-type="float" office:value="0.345" calcext:value-type="float">
            <text:p>0.345</text:p>
          </table:table-cell>
          <table:table-cell/>
          <table:table-cell office:value-type="float" office:value="11405" calcext:value-type="float">
            <text:p>11405</text:p>
          </table:table-cell>
          <table:table-cell office:value-type="float" office:value="6908" calcext:value-type="float">
            <text:p>6908</text:p>
          </table:table-cell>
          <table:table-cell/>
          <table:table-cell table:formula="of:=[.F453]/[.B453]" office:value-type="float" office:value="543095.238095238" calcext:value-type="float">
            <text:p>543095.238095238</text:p>
          </table:table-cell>
          <table:table-cell table:formula="of:=[.F453]/[.C453]" office:value-type="float" office:value="7680.13468013468" calcext:value-type="float">
            <text:p>7680.13468013468</text:p>
          </table:table-cell>
          <table:table-cell table:formula="of:=[.F453]/[.D453]" office:value-type="float" office:value="33057.9710144928" calcext:value-type="float">
            <text:p>33057.9710144928</text:p>
          </table:table-cell>
        </table:table-row>
        <table:table-row table:style-name="ro1">
          <table:table-cell/>
          <table:table-cell office:value-type="float" office:value="1.963" calcext:value-type="float">
            <text:p>1.963</text:p>
          </table:table-cell>
          <table:table-cell office:value-type="float" office:value="129.49" calcext:value-type="float">
            <text:p>129.49</text:p>
          </table:table-cell>
          <table:table-cell office:value-type="float" office:value="19.95" calcext:value-type="float">
            <text:p>19.95</text:p>
          </table:table-cell>
          <table:table-cell/>
          <table:table-cell office:value-type="float" office:value="183216" calcext:value-type="float">
            <text:p>183216</text:p>
          </table:table-cell>
          <table:table-cell office:value-type="float" office:value="77784" calcext:value-type="float">
            <text:p>77784</text:p>
          </table:table-cell>
          <table:table-cell/>
          <table:table-cell table:formula="of:=[.F454]/[.B454]" office:value-type="float" office:value="93334.691798268" calcext:value-type="float">
            <text:p>93334.691798268</text:p>
          </table:table-cell>
          <table:table-cell table:formula="of:=[.F454]/[.C454]" office:value-type="float" office:value="1414.90462583983" calcext:value-type="float">
            <text:p>1414.90462583983</text:p>
          </table:table-cell>
          <table:table-cell table:formula="of:=[.F454]/[.D454]" office:value-type="float" office:value="9183.75939849624" calcext:value-type="float">
            <text:p>9183.75939849624</text:p>
          </table:table-cell>
        </table:table-row>
        <table:table-row table:style-name="ro1">
          <table:table-cell/>
          <table:table-cell office:value-type="float" office:value="0.071" calcext:value-type="float">
            <text:p>0.071</text:p>
          </table:table-cell>
          <table:table-cell office:value-type="float" office:value="4.095" calcext:value-type="float">
            <text:p>4.095</text:p>
          </table:table-cell>
          <table:table-cell office:value-type="float" office:value="0.585" calcext:value-type="float">
            <text:p>0.585</text:p>
          </table:table-cell>
          <table:table-cell/>
          <table:table-cell office:value-type="float" office:value="34551" calcext:value-type="float">
            <text:p>34551</text:p>
          </table:table-cell>
          <table:table-cell office:value-type="float" office:value="15994" calcext:value-type="float">
            <text:p>15994</text:p>
          </table:table-cell>
          <table:table-cell/>
          <table:table-cell table:formula="of:=[.F455]/[.B455]" office:value-type="float" office:value="486633.802816901" calcext:value-type="float">
            <text:p>486633.802816901</text:p>
          </table:table-cell>
          <table:table-cell table:formula="of:=[.F455]/[.C455]" office:value-type="float" office:value="8437.36263736264" calcext:value-type="float">
            <text:p>8437.36263736264</text:p>
          </table:table-cell>
          <table:table-cell table:formula="of:=[.F455]/[.D455]" office:value-type="float" office:value="59061.5384615385" calcext:value-type="float">
            <text:p>59061.5384615385</text:p>
          </table:table-cell>
        </table:table-row>
        <table:table-row table:style-name="ro1">
          <table:table-cell/>
          <table:table-cell office:value-type="float" office:value="0.109" calcext:value-type="float">
            <text:p>0.109</text:p>
          </table:table-cell>
          <table:table-cell office:value-type="float" office:value="4.197" calcext:value-type="float">
            <text:p>4.197</text:p>
          </table:table-cell>
          <table:table-cell office:value-type="float" office:value="0.666" calcext:value-type="float">
            <text:p>0.666</text:p>
          </table:table-cell>
          <table:table-cell/>
          <table:table-cell office:value-type="float" office:value="37370" calcext:value-type="float">
            <text:p>37370</text:p>
          </table:table-cell>
          <table:table-cell office:value-type="float" office:value="19682" calcext:value-type="float">
            <text:p>19682</text:p>
          </table:table-cell>
          <table:table-cell/>
          <table:table-cell table:formula="of:=[.F456]/[.B456]" office:value-type="float" office:value="342844.036697248" calcext:value-type="float">
            <text:p>342844.036697248</text:p>
          </table:table-cell>
          <table:table-cell table:formula="of:=[.F456]/[.C456]" office:value-type="float" office:value="8903.97903264236" calcext:value-type="float">
            <text:p>8903.97903264236</text:p>
          </table:table-cell>
          <table:table-cell table:formula="of:=[.F456]/[.D456]" office:value-type="float" office:value="56111.1111111111" calcext:value-type="float">
            <text:p>56111.1111111111</text:p>
          </table:table-cell>
        </table:table-row>
        <table:table-row table:style-name="ro1">
          <table:table-cell/>
          <table:table-cell office:value-type="float" office:value="2.651" calcext:value-type="float">
            <text:p>2.651</text:p>
          </table:table-cell>
          <table:table-cell office:value-type="float" office:value="404.035" calcext:value-type="float">
            <text:p>404.035</text:p>
          </table:table-cell>
          <table:table-cell office:value-type="float" office:value="30.658" calcext:value-type="float">
            <text:p>30.658</text:p>
          </table:table-cell>
          <table:table-cell/>
          <table:table-cell office:value-type="float" office:value="227597" calcext:value-type="float">
            <text:p>227597</text:p>
          </table:table-cell>
          <table:table-cell office:value-type="float" office:value="84594" calcext:value-type="float">
            <text:p>84594</text:p>
          </table:table-cell>
          <table:table-cell/>
          <table:table-cell table:formula="of:=[.F457]/[.B457]" office:value-type="float" office:value="85853.262919653" calcext:value-type="float">
            <text:p>85853.262919653</text:p>
          </table:table-cell>
          <table:table-cell table:formula="of:=[.F457]/[.C457]" office:value-type="float" office:value="563.310109272712" calcext:value-type="float">
            <text:p>563.310109272712</text:p>
          </table:table-cell>
          <table:table-cell table:formula="of:=[.F457]/[.D457]" office:value-type="float" office:value="7423.73931763324" calcext:value-type="float">
            <text:p>7423.73931763324</text:p>
          </table:table-cell>
        </table:table-row>
        <table:table-row table:style-name="ro1">
          <table:table-cell/>
          <table:table-cell office:value-type="float" office:value="25.687" calcext:value-type="float">
            <text:p>25.687</text:p>
          </table:table-cell>
          <table:table-cell office:value-type="float" office:value="2226.863" calcext:value-type="float">
            <text:p>2226.863</text:p>
          </table:table-cell>
          <table:table-cell office:value-type="float" office:value="211.852" calcext:value-type="float">
            <text:p>211.852</text:p>
          </table:table-cell>
          <table:table-cell/>
          <table:table-cell office:value-type="float" office:value="609440" calcext:value-type="float">
            <text:p>609440</text:p>
          </table:table-cell>
          <table:table-cell office:value-type="float" office:value="277944" calcext:value-type="float">
            <text:p>277944</text:p>
          </table:table-cell>
          <table:table-cell/>
          <table:table-cell table:formula="of:=[.F458]/[.B458]" office:value-type="float" office:value="23725.6199634056" calcext:value-type="float">
            <text:p>23725.6199634056</text:p>
          </table:table-cell>
          <table:table-cell table:formula="of:=[.F458]/[.C458]" office:value-type="float" office:value="273.676467748577" calcext:value-type="float">
            <text:p>273.676467748577</text:p>
          </table:table-cell>
          <table:table-cell table:formula="of:=[.F458]/[.D458]" office:value-type="float" office:value="2876.72526103129" calcext:value-type="float">
            <text:p>2876.72526103129</text:p>
          </table:table-cell>
        </table:table-row>
        <table:table-row table:style-name="ro1">
          <table:table-cell/>
          <table:table-cell office:value-type="float" office:value="0.106" calcext:value-type="float">
            <text:p>0.106</text:p>
          </table:table-cell>
          <table:table-cell office:value-type="float" office:value="5.177" calcext:value-type="float">
            <text:p>5.177</text:p>
          </table:table-cell>
          <table:table-cell office:value-type="float" office:value="0.668" calcext:value-type="float">
            <text:p>0.668</text:p>
          </table:table-cell>
          <table:table-cell/>
          <table:table-cell office:value-type="float" office:value="39514" calcext:value-type="float">
            <text:p>39514</text:p>
          </table:table-cell>
          <table:table-cell office:value-type="float" office:value="17296" calcext:value-type="float">
            <text:p>17296</text:p>
          </table:table-cell>
          <table:table-cell/>
          <table:table-cell table:formula="of:=[.F459]/[.B459]" office:value-type="float" office:value="372773.58490566" calcext:value-type="float">
            <text:p>372773.58490566</text:p>
          </table:table-cell>
          <table:table-cell table:formula="of:=[.F459]/[.C459]" office:value-type="float" office:value="7632.60575622948" calcext:value-type="float">
            <text:p>7632.60575622948</text:p>
          </table:table-cell>
          <table:table-cell table:formula="of:=[.F459]/[.D459]" office:value-type="float" office:value="59152.6946107784" calcext:value-type="float">
            <text:p>59152.6946107784</text:p>
          </table:table-cell>
        </table:table-row>
        <table:table-row table:style-name="ro1">
          <table:table-cell/>
          <table:table-cell office:value-type="float" office:value="1.566" calcext:value-type="float">
            <text:p>1.566</text:p>
          </table:table-cell>
          <table:table-cell office:value-type="float" office:value="78.542" calcext:value-type="float">
            <text:p>78.542</text:p>
          </table:table-cell>
          <table:table-cell office:value-type="float" office:value="11.293" calcext:value-type="float">
            <text:p>11.293</text:p>
          </table:table-cell>
          <table:table-cell/>
          <table:table-cell office:value-type="float" office:value="143734" calcext:value-type="float">
            <text:p>143734</text:p>
          </table:table-cell>
          <table:table-cell office:value-type="float" office:value="85578" calcext:value-type="float">
            <text:p>85578</text:p>
          </table:table-cell>
          <table:table-cell/>
          <table:table-cell table:formula="of:=[.F460]/[.B460]" office:value-type="float" office:value="91784.1634738186" calcext:value-type="float">
            <text:p>91784.1634738186</text:p>
          </table:table-cell>
          <table:table-cell table:formula="of:=[.F460]/[.C460]" office:value-type="float" office:value="1830.02724656872" calcext:value-type="float">
            <text:p>1830.02724656872</text:p>
          </table:table-cell>
          <table:table-cell table:formula="of:=[.F460]/[.D460]" office:value-type="float" office:value="12727.707429381" calcext:value-type="float">
            <text:p>12727.707429381</text:p>
          </table:table-cell>
        </table:table-row>
        <table:table-row table:style-name="ro1">
          <table:table-cell/>
          <table:table-cell office:value-type="float" office:value="26.422" calcext:value-type="float">
            <text:p>26.422</text:p>
          </table:table-cell>
          <table:table-cell office:value-type="float" office:value="2125" calcext:value-type="float">
            <text:p>2125</text:p>
          </table:table-cell>
          <table:table-cell office:value-type="float" office:value="317.568" calcext:value-type="float">
            <text:p>317.568</text:p>
          </table:table-cell>
          <table:table-cell/>
          <table:table-cell office:value-type="float" office:value="682228" calcext:value-type="float">
            <text:p>682228</text:p>
          </table:table-cell>
          <table:table-cell office:value-type="float" office:value="254824" calcext:value-type="float">
            <text:p>254824</text:p>
          </table:table-cell>
          <table:table-cell/>
          <table:table-cell table:formula="of:=[.F461]/[.B461]" office:value-type="float" office:value="25820.4526530921" calcext:value-type="float">
            <text:p>25820.4526530921</text:p>
          </table:table-cell>
          <table:table-cell table:formula="of:=[.F461]/[.C461]" office:value-type="float" office:value="321.048470588235" calcext:value-type="float">
            <text:p>321.048470588235</text:p>
          </table:table-cell>
          <table:table-cell table:formula="of:=[.F461]/[.D461]" office:value-type="float" office:value="2148.28950020153" calcext:value-type="float">
            <text:p>2148.28950020153</text:p>
          </table:table-cell>
        </table:table-row>
        <table:table-row table:style-name="ro1">
          <table:table-cell/>
          <table:table-cell office:value-type="float" office:value="7.002" calcext:value-type="float">
            <text:p>7.002</text:p>
          </table:table-cell>
          <table:table-cell office:value-type="float" office:value="638.697" calcext:value-type="float">
            <text:p>638.697</text:p>
          </table:table-cell>
          <table:table-cell office:value-type="float" office:value="91.339" calcext:value-type="float">
            <text:p>91.339</text:p>
          </table:table-cell>
          <table:table-cell/>
          <table:table-cell office:value-type="float" office:value="362093" calcext:value-type="float">
            <text:p>362093</text:p>
          </table:table-cell>
          <table:table-cell office:value-type="float" office:value="136588" calcext:value-type="float">
            <text:p>136588</text:p>
          </table:table-cell>
          <table:table-cell/>
          <table:table-cell table:formula="of:=[.F462]/[.B462]" office:value-type="float" office:value="51712.7963439017" calcext:value-type="float">
            <text:p>51712.7963439017</text:p>
          </table:table-cell>
          <table:table-cell table:formula="of:=[.F462]/[.C462]" office:value-type="float" office:value="566.924535421334" calcext:value-type="float">
            <text:p>566.924535421334</text:p>
          </table:table-cell>
          <table:table-cell table:formula="of:=[.F462]/[.D462]" office:value-type="float" office:value="3964.27593908407" calcext:value-type="float">
            <text:p>3964.27593908407</text:p>
          </table:table-cell>
        </table:table-row>
        <table:table-row table:style-name="ro1">
          <table:table-cell/>
          <table:table-cell office:value-type="float" office:value="10.715" calcext:value-type="float">
            <text:p>10.715</text:p>
          </table:table-cell>
          <table:table-cell office:value-type="float" office:value="811.655" calcext:value-type="float">
            <text:p>811.655</text:p>
          </table:table-cell>
          <table:table-cell office:value-type="float" office:value="117.488" calcext:value-type="float">
            <text:p>117.488</text:p>
          </table:table-cell>
          <table:table-cell/>
          <table:table-cell office:value-type="float" office:value="426484" calcext:value-type="float">
            <text:p>426484</text:p>
          </table:table-cell>
          <table:table-cell office:value-type="float" office:value="173442" calcext:value-type="float">
            <text:p>173442</text:p>
          </table:table-cell>
          <table:table-cell/>
          <table:table-cell table:formula="of:=[.F463]/[.B463]" office:value-type="float" office:value="39802.5198320112" calcext:value-type="float">
            <text:p>39802.5198320112</text:p>
          </table:table-cell>
          <table:table-cell table:formula="of:=[.F463]/[.C463]" office:value-type="float" office:value="525.449852461945" calcext:value-type="float">
            <text:p>525.449852461945</text:p>
          </table:table-cell>
          <table:table-cell table:formula="of:=[.F463]/[.D463]" office:value-type="float" office:value="3630.02178945935" calcext:value-type="float">
            <text:p>3630.02178945935</text:p>
          </table:table-cell>
        </table:table-row>
        <table:table-row table:style-name="ro1">
          <table:table-cell/>
          <table:table-cell office:value-type="float" office:value="0.086" calcext:value-type="float">
            <text:p>0.086</text:p>
          </table:table-cell>
          <table:table-cell office:value-type="float" office:value="3.942" calcext:value-type="float">
            <text:p>3.942</text:p>
          </table:table-cell>
          <table:table-cell office:value-type="float" office:value="0.524" calcext:value-type="float">
            <text:p>0.524</text:p>
          </table:table-cell>
          <table:table-cell/>
          <table:table-cell office:value-type="float" office:value="31901" calcext:value-type="float">
            <text:p>31901</text:p>
          </table:table-cell>
          <table:table-cell office:value-type="float" office:value="13182" calcext:value-type="float">
            <text:p>13182</text:p>
          </table:table-cell>
          <table:table-cell/>
          <table:table-cell table:formula="of:=[.F464]/[.B464]" office:value-type="float" office:value="370941.860465116" calcext:value-type="float">
            <text:p>370941.860465116</text:p>
          </table:table-cell>
          <table:table-cell table:formula="of:=[.F464]/[.C464]" office:value-type="float" office:value="8092.59259259259" calcext:value-type="float">
            <text:p>8092.59259259259</text:p>
          </table:table-cell>
          <table:table-cell table:formula="of:=[.F464]/[.D464]" office:value-type="float" office:value="60879.7709923664" calcext:value-type="float">
            <text:p>60879.7709923664</text:p>
          </table:table-cell>
        </table:table-row>
        <table:table-row table:style-name="ro1">
          <table:table-cell/>
          <table:table-cell office:value-type="float" office:value="0.111" calcext:value-type="float">
            <text:p>0.111</text:p>
          </table:table-cell>
          <table:table-cell office:value-type="float" office:value="8.946" calcext:value-type="float">
            <text:p>8.946</text:p>
          </table:table-cell>
          <table:table-cell office:value-type="float" office:value="1.258" calcext:value-type="float">
            <text:p>1.258</text:p>
          </table:table-cell>
          <table:table-cell/>
          <table:table-cell office:value-type="float" office:value="49900" calcext:value-type="float">
            <text:p>49900</text:p>
          </table:table-cell>
          <table:table-cell office:value-type="float" office:value="21094" calcext:value-type="float">
            <text:p>21094</text:p>
          </table:table-cell>
          <table:table-cell/>
          <table:table-cell table:formula="of:=[.F465]/[.B465]" office:value-type="float" office:value="449549.54954955" calcext:value-type="float">
            <text:p>449549.54954955</text:p>
          </table:table-cell>
          <table:table-cell table:formula="of:=[.F465]/[.C465]" office:value-type="float" office:value="5577.91191594009" calcext:value-type="float">
            <text:p>5577.91191594009</text:p>
          </table:table-cell>
          <table:table-cell table:formula="of:=[.F465]/[.D465]" office:value-type="float" office:value="39666.1367249603" calcext:value-type="float">
            <text:p>39666.1367249603</text:p>
          </table:table-cell>
        </table:table-row>
        <table:table-row table:style-name="ro1">
          <table:table-cell/>
          <table:table-cell office:value-type="float" office:value="2.583" calcext:value-type="float">
            <text:p>2.583</text:p>
          </table:table-cell>
          <table:table-cell office:value-type="float" office:value="260.657" calcext:value-type="float">
            <text:p>260.657</text:p>
          </table:table-cell>
          <table:table-cell office:value-type="float" office:value="23.722" calcext:value-type="float">
            <text:p>23.722</text:p>
          </table:table-cell>
          <table:table-cell/>
          <table:table-cell office:value-type="float" office:value="201294" calcext:value-type="float">
            <text:p>201294</text:p>
          </table:table-cell>
          <table:table-cell office:value-type="float" office:value="91643" calcext:value-type="float">
            <text:p>91643</text:p>
          </table:table-cell>
          <table:table-cell/>
          <table:table-cell table:formula="of:=[.F466]/[.B466]" office:value-type="float" office:value="77930.3135888502" calcext:value-type="float">
            <text:p>77930.3135888502</text:p>
          </table:table-cell>
          <table:table-cell table:formula="of:=[.F466]/[.C466]" office:value-type="float" office:value="772.25626014264" calcext:value-type="float">
            <text:p>772.25626014264</text:p>
          </table:table-cell>
          <table:table-cell table:formula="of:=[.F466]/[.D466]" office:value-type="float" office:value="8485.54084815783" calcext:value-type="float">
            <text:p>8485.54084815783</text:p>
          </table:table-cell>
        </table:table-row>
        <table:table-row table:style-name="ro1">
          <table:table-cell/>
          <table:table-cell office:value-type="float" office:value="0.093" calcext:value-type="float">
            <text:p>0.093</text:p>
          </table:table-cell>
          <table:table-cell office:value-type="float" office:value="3.712" calcext:value-type="float">
            <text:p>3.712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29478" calcext:value-type="float">
            <text:p>29478</text:p>
          </table:table-cell>
          <table:table-cell office:value-type="float" office:value="16316" calcext:value-type="float">
            <text:p>16316</text:p>
          </table:table-cell>
          <table:table-cell/>
          <table:table-cell table:formula="of:=[.F467]/[.B467]" office:value-type="float" office:value="316967.741935484" calcext:value-type="float">
            <text:p>316967.741935484</text:p>
          </table:table-cell>
          <table:table-cell table:formula="of:=[.F467]/[.C467]" office:value-type="float" office:value="7941.27155172414" calcext:value-type="float">
            <text:p>7941.27155172414</text:p>
          </table:table-cell>
          <table:table-cell table:formula="of:=[.F467]/[.D467]" office:value-type="float" office:value="60159.1836734694" calcext:value-type="float">
            <text:p>60159.1836734694</text:p>
          </table:table-cell>
        </table:table-row>
        <table:table-row table:style-name="ro1">
          <table:table-cell/>
          <table:table-cell office:value-type="float" office:value="5.286" calcext:value-type="float">
            <text:p>5.286</text:p>
          </table:table-cell>
          <table:table-cell office:value-type="float" office:value="388.46" calcext:value-type="float">
            <text:p>388.46</text:p>
          </table:table-cell>
          <table:table-cell office:value-type="float" office:value="56.32" calcext:value-type="float">
            <text:p>56.32</text:p>
          </table:table-cell>
          <table:table-cell/>
          <table:table-cell office:value-type="float" office:value="310812" calcext:value-type="float">
            <text:p>310812</text:p>
          </table:table-cell>
          <table:table-cell office:value-type="float" office:value="118076" calcext:value-type="float">
            <text:p>118076</text:p>
          </table:table-cell>
          <table:table-cell/>
          <table:table-cell table:formula="of:=[.F468]/[.B468]" office:value-type="float" office:value="58799.0919409762" calcext:value-type="float">
            <text:p>58799.0919409762</text:p>
          </table:table-cell>
          <table:table-cell table:formula="of:=[.F468]/[.C468]" office:value-type="float" office:value="800.113267775318" calcext:value-type="float">
            <text:p>800.113267775318</text:p>
          </table:table-cell>
          <table:table-cell table:formula="of:=[.F468]/[.D468]" office:value-type="float" office:value="5518.67897727273" calcext:value-type="float">
            <text:p>5518.67897727273</text:p>
          </table:table-cell>
        </table:table-row>
        <table:table-row table:style-name="ro1">
          <table:table-cell/>
          <table:table-cell office:value-type="float" office:value="2.36" calcext:value-type="float">
            <text:p>2.36</text:p>
          </table:table-cell>
          <table:table-cell office:value-type="float" office:value="660.101" calcext:value-type="float">
            <text:p>660.101</text:p>
          </table:table-cell>
          <table:table-cell office:value-type="float" office:value="25.264" calcext:value-type="float">
            <text:p>25.264</text:p>
          </table:table-cell>
          <table:table-cell/>
          <table:table-cell office:value-type="float" office:value="204614" calcext:value-type="float">
            <text:p>204614</text:p>
          </table:table-cell>
          <table:table-cell office:value-type="float" office:value="79356" calcext:value-type="float">
            <text:p>79356</text:p>
          </table:table-cell>
          <table:table-cell/>
          <table:table-cell table:formula="of:=[.F469]/[.B469]" office:value-type="float" office:value="86700.8474576271" calcext:value-type="float">
            <text:p>86700.8474576271</text:p>
          </table:table-cell>
          <table:table-cell table:formula="of:=[.F469]/[.C469]" office:value-type="float" office:value="309.973776740226" calcext:value-type="float">
            <text:p>309.973776740226</text:p>
          </table:table-cell>
          <table:table-cell table:formula="of:=[.F469]/[.D469]" office:value-type="float" office:value="8099.03419886004" calcext:value-type="float">
            <text:p>8099.03419886004</text:p>
          </table:table-cell>
        </table:table-row>
        <table:table-row table:style-name="ro1">
          <table:table-cell/>
          <table:table-cell office:value-type="float" office:value="0.943" calcext:value-type="float">
            <text:p>0.943</text:p>
          </table:table-cell>
          <table:table-cell office:value-type="float" office:value="95.778" calcext:value-type="float">
            <text:p>95.778</text:p>
          </table:table-cell>
          <table:table-cell office:value-type="float" office:value="11.614" calcext:value-type="float">
            <text:p>11.614</text:p>
          </table:table-cell>
          <table:table-cell/>
          <table:table-cell office:value-type="float" office:value="139498" calcext:value-type="float">
            <text:p>139498</text:p>
          </table:table-cell>
          <table:table-cell office:value-type="float" office:value="56726" calcext:value-type="float">
            <text:p>56726</text:p>
          </table:table-cell>
          <table:table-cell/>
          <table:table-cell table:formula="of:=[.F470]/[.B470]" office:value-type="float" office:value="147930.010604454" calcext:value-type="float">
            <text:p>147930.010604454</text:p>
          </table:table-cell>
          <table:table-cell table:formula="of:=[.F470]/[.C470]" office:value-type="float" office:value="1456.47225876506" calcext:value-type="float">
            <text:p>1456.47225876506</text:p>
          </table:table-cell>
          <table:table-cell table:formula="of:=[.F470]/[.D470]" office:value-type="float" office:value="12011.1933872912" calcext:value-type="float">
            <text:p>12011.1933872912</text:p>
          </table:table-cell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26.919" calcext:value-type="float">
            <text:p>26.919</text:p>
          </table:table-cell>
          <table:table-cell office:value-type="float" office:value="3.519" calcext:value-type="float">
            <text:p>3.519</text:p>
          </table:table-cell>
          <table:table-cell/>
          <table:table-cell office:value-type="float" office:value="83984" calcext:value-type="float">
            <text:p>83984</text:p>
          </table:table-cell>
          <table:table-cell office:value-type="float" office:value="48506" calcext:value-type="float">
            <text:p>48506</text:p>
          </table:table-cell>
          <table:table-cell/>
          <table:table-cell table:formula="of:=[.F471]/[.B471]" office:value-type="float" office:value="179837.259100642" calcext:value-type="float">
            <text:p>179837.259100642</text:p>
          </table:table-cell>
          <table:table-cell table:formula="of:=[.F471]/[.C471]" office:value-type="float" office:value="3119.87815297745" calcext:value-type="float">
            <text:p>3119.87815297745</text:p>
          </table:table-cell>
          <table:table-cell table:formula="of:=[.F471]/[.D471]" office:value-type="float" office:value="23865.8709860756" calcext:value-type="float">
            <text:p>23865.8709860756</text:p>
          </table:table-cell>
        </table:table-row>
        <table:table-row table:style-name="ro1">
          <table:table-cell/>
          <table:table-cell office:value-type="float" office:value="0.935" calcext:value-type="float">
            <text:p>0.935</text:p>
          </table:table-cell>
          <table:table-cell office:value-type="float" office:value="121.658" calcext:value-type="float">
            <text:p>121.658</text:p>
          </table:table-cell>
          <table:table-cell office:value-type="float" office:value="10.497" calcext:value-type="float">
            <text:p>10.497</text:p>
          </table:table-cell>
          <table:table-cell/>
          <table:table-cell office:value-type="float" office:value="132466" calcext:value-type="float">
            <text:p>132466</text:p>
          </table:table-cell>
          <table:table-cell office:value-type="float" office:value="52550" calcext:value-type="float">
            <text:p>52550</text:p>
          </table:table-cell>
          <table:table-cell/>
          <table:table-cell table:formula="of:=[.F472]/[.B472]" office:value-type="float" office:value="141674.86631016" calcext:value-type="float">
            <text:p>141674.86631016</text:p>
          </table:table-cell>
          <table:table-cell table:formula="of:=[.F472]/[.C472]" office:value-type="float" office:value="1088.83920498446" calcext:value-type="float">
            <text:p>1088.83920498446</text:p>
          </table:table-cell>
          <table:table-cell table:formula="of:=[.F472]/[.D472]" office:value-type="float" office:value="12619.4150709727" calcext:value-type="float">
            <text:p>12619.4150709727</text:p>
          </table:table-cell>
        </table:table-row>
        <table:table-row table:style-name="ro1">
          <table:table-cell/>
          <table:table-cell office:value-type="float" office:value="3.602" calcext:value-type="float">
            <text:p>3.602</text:p>
          </table:table-cell>
          <table:table-cell office:value-type="float" office:value="274.25" calcext:value-type="float">
            <text:p>274.25</text:p>
          </table:table-cell>
          <table:table-cell office:value-type="float" office:value="45.473" calcext:value-type="float">
            <text:p>45.473</text:p>
          </table:table-cell>
          <table:table-cell/>
          <table:table-cell office:value-type="float" office:value="254466" calcext:value-type="float">
            <text:p>254466</text:p>
          </table:table-cell>
          <table:table-cell office:value-type="float" office:value="100072" calcext:value-type="float">
            <text:p>100072</text:p>
          </table:table-cell>
          <table:table-cell/>
          <table:table-cell table:formula="of:=[.F473]/[.B473]" office:value-type="float" office:value="70645.7523598001" calcext:value-type="float">
            <text:p>70645.7523598001</text:p>
          </table:table-cell>
          <table:table-cell table:formula="of:=[.F473]/[.C473]" office:value-type="float" office:value="927.861440291705" calcext:value-type="float">
            <text:p>927.861440291705</text:p>
          </table:table-cell>
          <table:table-cell table:formula="of:=[.F473]/[.D473]" office:value-type="float" office:value="5595.98003210696" calcext:value-type="float">
            <text:p>5595.98003210696</text:p>
          </table:table-cell>
        </table:table-row>
        <table:table-row table:style-name="ro1">
          <table:table-cell/>
          <table:table-cell office:value-type="float" office:value="0.508" calcext:value-type="float">
            <text:p>0.508</text:p>
          </table:table-cell>
          <table:table-cell office:value-type="float" office:value="26.234" calcext:value-type="float">
            <text:p>26.234</text:p>
          </table:table-cell>
          <table:table-cell office:value-type="float" office:value="3.881" calcext:value-type="float">
            <text:p>3.881</text:p>
          </table:table-cell>
          <table:table-cell/>
          <table:table-cell office:value-type="float" office:value="82489" calcext:value-type="float">
            <text:p>82489</text:p>
          </table:table-cell>
          <table:table-cell office:value-type="float" office:value="51432" calcext:value-type="float">
            <text:p>51432</text:p>
          </table:table-cell>
          <table:table-cell/>
          <table:table-cell table:formula="of:=[.F474]/[.B474]" office:value-type="float" office:value="162379.921259843" calcext:value-type="float">
            <text:p>162379.921259843</text:p>
          </table:table-cell>
          <table:table-cell table:formula="of:=[.F474]/[.C474]" office:value-type="float" office:value="3144.35465426546" calcext:value-type="float">
            <text:p>3144.35465426546</text:p>
          </table:table-cell>
          <table:table-cell table:formula="of:=[.F474]/[.D474]" office:value-type="float" office:value="21254.5735635146" calcext:value-type="float">
            <text:p>21254.5735635146</text:p>
          </table:table-cell>
        </table:table-row>
        <table:table-row table:style-name="ro1">
          <table:table-cell/>
          <table:table-cell office:value-type="float" office:value="32.247" calcext:value-type="float">
            <text:p>32.247</text:p>
          </table:table-cell>
          <table:table-cell office:value-type="float" office:value="2022.779" calcext:value-type="float">
            <text:p>2022.779</text:p>
          </table:table-cell>
          <table:table-cell office:value-type="float" office:value="319.349" calcext:value-type="float">
            <text:p>319.349</text:p>
          </table:table-cell>
          <table:table-cell/>
          <table:table-cell office:value-type="float" office:value="674837" calcext:value-type="float">
            <text:p>674837</text:p>
          </table:table-cell>
          <table:table-cell office:value-type="float" office:value="313554" calcext:value-type="float">
            <text:p>313554</text:p>
          </table:table-cell>
          <table:table-cell/>
          <table:table-cell table:formula="of:=[.F475]/[.B475]" office:value-type="float" office:value="20927.1250038763" calcext:value-type="float">
            <text:p>20927.1250038763</text:p>
          </table:table-cell>
          <table:table-cell table:formula="of:=[.F475]/[.C475]" office:value-type="float" office:value="333.618749255356" calcext:value-type="float">
            <text:p>333.618749255356</text:p>
          </table:table-cell>
          <table:table-cell table:formula="of:=[.F475]/[.D475]" office:value-type="float" office:value="2113.16459422137" calcext:value-type="float">
            <text:p>2113.16459422137</text:p>
          </table:table-cell>
        </table:table-row>
        <table:table-row table:style-name="ro1">
          <table:table-cell/>
          <table:table-cell office:value-type="float" office:value="9.001" calcext:value-type="float">
            <text:p>9.001</text:p>
          </table:table-cell>
          <table:table-cell office:value-type="float" office:value="709.63" calcext:value-type="float">
            <text:p>709.63</text:p>
          </table:table-cell>
          <table:table-cell office:value-type="float" office:value="105.026" calcext:value-type="float">
            <text:p>105.026</text:p>
          </table:table-cell>
          <table:table-cell/>
          <table:table-cell office:value-type="float" office:value="390771" calcext:value-type="float">
            <text:p>390771</text:p>
          </table:table-cell>
          <table:table-cell office:value-type="float" office:value="158358" calcext:value-type="float">
            <text:p>158358</text:p>
          </table:table-cell>
          <table:table-cell/>
          <table:table-cell table:formula="of:=[.F476]/[.B476]" office:value-type="float" office:value="43414.1762026442" calcext:value-type="float">
            <text:p>43414.1762026442</text:p>
          </table:table-cell>
          <table:table-cell table:formula="of:=[.F476]/[.C476]" office:value-type="float" office:value="550.668658314897" calcext:value-type="float">
            <text:p>550.668658314897</text:p>
          </table:table-cell>
          <table:table-cell table:formula="of:=[.F476]/[.D476]" office:value-type="float" office:value="3720.707253442" calcext:value-type="float">
            <text:p>3720.707253442</text:p>
          </table:table-cell>
        </table:table-row>
        <table:table-row table:style-name="ro1">
          <table:table-cell/>
          <table:table-cell office:value-type="float" office:value="0.278" calcext:value-type="float">
            <text:p>0.278</text:p>
          </table:table-cell>
          <table:table-cell office:value-type="float" office:value="17.841" calcext:value-type="float">
            <text:p>17.841</text:p>
          </table:table-cell>
          <table:table-cell office:value-type="float" office:value="3.195" calcext:value-type="float">
            <text:p>3.195</text:p>
          </table:table-cell>
          <table:table-cell/>
          <table:table-cell office:value-type="float" office:value="68816" calcext:value-type="float">
            <text:p>68816</text:p>
          </table:table-cell>
          <table:table-cell office:value-type="float" office:value="29878" calcext:value-type="float">
            <text:p>29878</text:p>
          </table:table-cell>
          <table:table-cell/>
          <table:table-cell table:formula="of:=[.F477]/[.B477]" office:value-type="float" office:value="247539.568345324" calcext:value-type="float">
            <text:p>247539.568345324</text:p>
          </table:table-cell>
          <table:table-cell table:formula="of:=[.F477]/[.C477]" office:value-type="float" office:value="3857.18289333557" calcext:value-type="float">
            <text:p>3857.18289333557</text:p>
          </table:table-cell>
          <table:table-cell table:formula="of:=[.F477]/[.D477]" office:value-type="float" office:value="21538.6541471049" calcext:value-type="float">
            <text:p>21538.6541471049</text:p>
          </table:table-cell>
        </table:table-row>
        <table:table-row table:style-name="ro1">
          <table:table-cell/>
          <table:table-cell office:value-type="float" office:value="0.226" calcext:value-type="float">
            <text:p>0.226</text:p>
          </table:table-cell>
          <table:table-cell office:value-type="float" office:value="13.289" calcext:value-type="float">
            <text:p>13.289</text:p>
          </table:table-cell>
          <table:table-cell office:value-type="float" office:value="1.712" calcext:value-type="float">
            <text:p>1.712</text:p>
          </table:table-cell>
          <table:table-cell/>
          <table:table-cell office:value-type="float" office:value="57353" calcext:value-type="float">
            <text:p>57353</text:p>
          </table:table-cell>
          <table:table-cell office:value-type="float" office:value="26924" calcext:value-type="float">
            <text:p>26924</text:p>
          </table:table-cell>
          <table:table-cell/>
          <table:table-cell table:formula="of:=[.F478]/[.B478]" office:value-type="float" office:value="253774.336283186" calcext:value-type="float">
            <text:p>253774.336283186</text:p>
          </table:table-cell>
          <table:table-cell table:formula="of:=[.F478]/[.C478]" office:value-type="float" office:value="4315.82511851908" calcext:value-type="float">
            <text:p>4315.82511851908</text:p>
          </table:table-cell>
          <table:table-cell table:formula="of:=[.F478]/[.D478]" office:value-type="float" office:value="33500.5841121495" calcext:value-type="float">
            <text:p>33500.5841121495</text:p>
          </table:table-cell>
        </table:table-row>
        <table:table-row table:style-name="ro1">
          <table:table-cell/>
          <table:table-cell office:value-type="float" office:value="16.373" calcext:value-type="float">
            <text:p>16.373</text:p>
          </table:table-cell>
          <table:table-cell office:value-type="float" office:value="1110.422" calcext:value-type="float">
            <text:p>1110.422</text:p>
          </table:table-cell>
          <table:table-cell office:value-type="float" office:value="170.415" calcext:value-type="float">
            <text:p>170.415</text:p>
          </table:table-cell>
          <table:table-cell/>
          <table:table-cell office:value-type="float" office:value="519903" calcext:value-type="float">
            <text:p>519903</text:p>
          </table:table-cell>
          <table:table-cell office:value-type="float" office:value="208889" calcext:value-type="float">
            <text:p>208889</text:p>
          </table:table-cell>
          <table:table-cell/>
          <table:table-cell table:formula="of:=[.F479]/[.B479]" office:value-type="float" office:value="31753.6798387589" calcext:value-type="float">
            <text:p>31753.6798387589</text:p>
          </table:table-cell>
          <table:table-cell table:formula="of:=[.F479]/[.C479]" office:value-type="float" office:value="468.203079549937" calcext:value-type="float">
            <text:p>468.203079549937</text:p>
          </table:table-cell>
          <table:table-cell table:formula="of:=[.F479]/[.D479]" office:value-type="float" office:value="3050.80538684975" calcext:value-type="float">
            <text:p>3050.8053868497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23.685" calcext:value-type="float">
            <text:p>23.685</text:p>
          </table:table-cell>
          <table:table-cell office:value-type="float" office:value="1.714" calcext:value-type="float">
            <text:p>1.714</text:p>
          </table:table-cell>
          <table:table-cell/>
          <table:table-cell office:value-type="float" office:value="61144" calcext:value-type="float">
            <text:p>61144</text:p>
          </table:table-cell>
          <table:table-cell office:value-type="float" office:value="23676" calcext:value-type="float">
            <text:p>23676</text:p>
          </table:table-cell>
          <table:table-cell/>
          <table:table-cell table:formula="of:=[.F480]/[.B480]" office:value-type="float" office:value="339688.888888889" calcext:value-type="float">
            <text:p>339688.888888889</text:p>
          </table:table-cell>
          <table:table-cell table:formula="of:=[.F480]/[.C480]" office:value-type="float" office:value="2581.54950390543" calcext:value-type="float">
            <text:p>2581.54950390543</text:p>
          </table:table-cell>
          <table:table-cell table:formula="of:=[.F480]/[.D480]" office:value-type="float" office:value="35673.2788798133" calcext:value-type="float">
            <text:p>35673.2788798133</text:p>
          </table:table-cell>
        </table:table-row>
        <table:table-row table:style-name="ro1">
          <table:table-cell/>
          <table:table-cell office:value-type="float" office:value="2.261" calcext:value-type="float">
            <text:p>2.261</text:p>
          </table:table-cell>
          <table:table-cell office:value-type="float" office:value="197.721" calcext:value-type="float">
            <text:p>197.721</text:p>
          </table:table-cell>
          <table:table-cell office:value-type="float" office:value="27.028" calcext:value-type="float">
            <text:p>27.028</text:p>
          </table:table-cell>
          <table:table-cell/>
          <table:table-cell office:value-type="float" office:value="214076" calcext:value-type="float">
            <text:p>214076</text:p>
          </table:table-cell>
          <table:table-cell office:value-type="float" office:value="83583" calcext:value-type="float">
            <text:p>83583</text:p>
          </table:table-cell>
          <table:table-cell/>
          <table:table-cell table:formula="of:=[.F481]/[.B481]" office:value-type="float" office:value="94681.9991154356" calcext:value-type="float">
            <text:p>94681.9991154356</text:p>
          </table:table-cell>
          <table:table-cell table:formula="of:=[.F481]/[.C481]" office:value-type="float" office:value="1082.71756667223" calcext:value-type="float">
            <text:p>1082.71756667223</text:p>
          </table:table-cell>
          <table:table-cell table:formula="of:=[.F481]/[.D481]" office:value-type="float" office:value="7920.526861033" calcext:value-type="float">
            <text:p>7920.526861033</text:p>
          </table:table-cell>
        </table:table-row>
        <table:table-row table:style-name="ro1">
          <table:table-cell/>
          <table:table-cell office:value-type="float" office:value="30.926" calcext:value-type="float">
            <text:p>30.926</text:p>
          </table:table-cell>
          <table:table-cell office:value-type="float" office:value="2078.652" calcext:value-type="float">
            <text:p>2078.652</text:p>
          </table:table-cell>
          <table:table-cell office:value-type="float" office:value="383.892" calcext:value-type="float">
            <text:p>383.892</text:p>
          </table:table-cell>
          <table:table-cell/>
          <table:table-cell office:value-type="float" office:value="672894" calcext:value-type="float">
            <text:p>672894</text:p>
          </table:table-cell>
          <table:table-cell office:value-type="float" office:value="304248" calcext:value-type="float">
            <text:p>304248</text:p>
          </table:table-cell>
          <table:table-cell/>
          <table:table-cell table:formula="of:=[.F482]/[.B482]" office:value-type="float" office:value="21758.1969863545" calcext:value-type="float">
            <text:p>21758.1969863545</text:p>
          </table:table-cell>
          <table:table-cell table:formula="of:=[.F482]/[.C482]" office:value-type="float" office:value="323.71652397804" calcext:value-type="float">
            <text:p>323.71652397804</text:p>
          </table:table-cell>
          <table:table-cell table:formula="of:=[.F482]/[.D482]" office:value-type="float" office:value="1752.82110593604" calcext:value-type="float">
            <text:p>1752.82110593604</text:p>
          </table:table-cell>
        </table:table-row>
        <table:table-row table:style-name="ro1">
          <table:table-cell/>
          <table:table-cell office:value-type="float" office:value="0.882" calcext:value-type="float">
            <text:p>0.882</text:p>
          </table:table-cell>
          <table:table-cell office:value-type="float" office:value="49.803" calcext:value-type="float">
            <text:p>49.803</text:p>
          </table:table-cell>
          <table:table-cell office:value-type="float" office:value="6.369" calcext:value-type="float">
            <text:p>6.369</text:p>
          </table:table-cell>
          <table:table-cell/>
          <table:table-cell office:value-type="float" office:value="112208" calcext:value-type="float">
            <text:p>112208</text:p>
          </table:table-cell>
          <table:table-cell office:value-type="float" office:value="61770" calcext:value-type="float">
            <text:p>61770</text:p>
          </table:table-cell>
          <table:table-cell/>
          <table:table-cell table:formula="of:=[.F483]/[.B483]" office:value-type="float" office:value="127219.954648526" calcext:value-type="float">
            <text:p>127219.954648526</text:p>
          </table:table-cell>
          <table:table-cell table:formula="of:=[.F483]/[.C483]" office:value-type="float" office:value="2253.03696564464" calcext:value-type="float">
            <text:p>2253.03696564464</text:p>
          </table:table-cell>
          <table:table-cell table:formula="of:=[.F483]/[.D483]" office:value-type="float" office:value="17617.8363950385" calcext:value-type="float">
            <text:p>17617.8363950385</text:p>
          </table:table-cell>
        </table:table-row>
        <table:table-row table:style-name="ro1">
          <table:table-cell/>
          <table:table-cell office:value-type="float" office:value="1.427" calcext:value-type="float">
            <text:p>1.427</text:p>
          </table:table-cell>
          <table:table-cell office:value-type="float" office:value="104.54" calcext:value-type="float">
            <text:p>104.54</text:p>
          </table:table-cell>
          <table:table-cell office:value-type="float" office:value="15.876" calcext:value-type="float">
            <text:p>15.876</text:p>
          </table:table-cell>
          <table:table-cell/>
          <table:table-cell office:value-type="float" office:value="171950" calcext:value-type="float">
            <text:p>171950</text:p>
          </table:table-cell>
          <table:table-cell office:value-type="float" office:value="66682" calcext:value-type="float">
            <text:p>66682</text:p>
          </table:table-cell>
          <table:table-cell/>
          <table:table-cell table:formula="of:=[.F484]/[.B484]" office:value-type="float" office:value="120497.547302032" calcext:value-type="float">
            <text:p>120497.547302032</text:p>
          </table:table-cell>
          <table:table-cell table:formula="of:=[.F484]/[.C484]" office:value-type="float" office:value="1644.82494738856" calcext:value-type="float">
            <text:p>1644.82494738856</text:p>
          </table:table-cell>
          <table:table-cell table:formula="of:=[.F484]/[.D484]" office:value-type="float" office:value="10830.8138070043" calcext:value-type="float">
            <text:p>10830.8138070043</text:p>
          </table:table-cell>
        </table:table-row>
        <table:table-row table:style-name="ro1">
          <table:table-cell/>
          <table:table-cell office:value-type="float" office:value="0.273" calcext:value-type="float">
            <text:p>0.273</text:p>
          </table:table-cell>
          <table:table-cell office:value-type="float" office:value="29.402" calcext:value-type="float">
            <text:p>29.402</text:p>
          </table:table-cell>
          <table:table-cell office:value-type="float" office:value="3.07" calcext:value-type="float">
            <text:p>3.07</text:p>
          </table:table-cell>
          <table:table-cell/>
          <table:table-cell office:value-type="float" office:value="76603" calcext:value-type="float">
            <text:p>76603</text:p>
          </table:table-cell>
          <table:table-cell office:value-type="float" office:value="30878" calcext:value-type="float">
            <text:p>30878</text:p>
          </table:table-cell>
          <table:table-cell/>
          <table:table-cell table:formula="of:=[.F485]/[.B485]" office:value-type="float" office:value="280597.06959707" calcext:value-type="float">
            <text:p>280597.06959707</text:p>
          </table:table-cell>
          <table:table-cell table:formula="of:=[.F485]/[.C485]" office:value-type="float" office:value="2605.36698183797" calcext:value-type="float">
            <text:p>2605.36698183797</text:p>
          </table:table-cell>
          <table:table-cell table:formula="of:=[.F485]/[.D485]" office:value-type="float" office:value="24952.1172638436" calcext:value-type="float">
            <text:p>24952.1172638436</text:p>
          </table:table-cell>
        </table:table-row>
        <table:table-row table:style-name="ro1">
          <table:table-cell/>
          <table:table-cell office:value-type="float" office:value="1.462" calcext:value-type="float">
            <text:p>1.462</text:p>
          </table:table-cell>
          <table:table-cell office:value-type="float" office:value="154.589" calcext:value-type="float">
            <text:p>154.589</text:p>
          </table:table-cell>
          <table:table-cell office:value-type="float" office:value="16.312" calcext:value-type="float">
            <text:p>16.312</text:p>
          </table:table-cell>
          <table:table-cell/>
          <table:table-cell office:value-type="float" office:value="172061" calcext:value-type="float">
            <text:p>172061</text:p>
          </table:table-cell>
          <table:table-cell office:value-type="float" office:value="63369" calcext:value-type="float">
            <text:p>63369</text:p>
          </table:table-cell>
          <table:table-cell/>
          <table:table-cell table:formula="of:=[.F486]/[.B486]" office:value-type="float" office:value="117688.78248974" calcext:value-type="float">
            <text:p>117688.78248974</text:p>
          </table:table-cell>
          <table:table-cell table:formula="of:=[.F486]/[.C486]" office:value-type="float" office:value="1113.02227195984" calcext:value-type="float">
            <text:p>1113.02227195984</text:p>
          </table:table-cell>
          <table:table-cell table:formula="of:=[.F486]/[.D486]" office:value-type="float" office:value="10548.1240804316" calcext:value-type="float">
            <text:p>10548.1240804316</text:p>
          </table:table-cell>
        </table:table-row>
        <table:table-row table:style-name="ro1">
          <table:table-cell/>
          <table:table-cell office:value-type="float" office:value="0.134" calcext:value-type="float">
            <text:p>0.134</text:p>
          </table:table-cell>
          <table:table-cell office:value-type="float" office:value="6.61" calcext:value-type="float">
            <text:p>6.61</text:p>
          </table:table-cell>
          <table:table-cell office:value-type="float" office:value="0.745" calcext:value-type="float">
            <text:p>0.745</text:p>
          </table:table-cell>
          <table:table-cell/>
          <table:table-cell office:value-type="float" office:value="41575" calcext:value-type="float">
            <text:p>41575</text:p>
          </table:table-cell>
          <table:table-cell office:value-type="float" office:value="19348" calcext:value-type="float">
            <text:p>19348</text:p>
          </table:table-cell>
          <table:table-cell/>
          <table:table-cell table:formula="of:=[.F487]/[.B487]" office:value-type="float" office:value="310261.194029851" calcext:value-type="float">
            <text:p>310261.194029851</text:p>
          </table:table-cell>
          <table:table-cell table:formula="of:=[.F487]/[.C487]" office:value-type="float" office:value="6289.71255673222" calcext:value-type="float">
            <text:p>6289.71255673222</text:p>
          </table:table-cell>
          <table:table-cell table:formula="of:=[.F487]/[.D487]" office:value-type="float" office:value="55805.3691275168" calcext:value-type="float">
            <text:p>55805.3691275168</text:p>
          </table:table-cell>
        </table:table-row>
        <table:table-row table:style-name="ro1">
          <table:table-cell/>
          <table:table-cell office:value-type="float" office:value="0.099" calcext:value-type="float">
            <text:p>0.099</text:p>
          </table:table-cell>
          <table:table-cell office:value-type="float" office:value="5.369" calcext:value-type="float">
            <text:p>5.369</text:p>
          </table:table-cell>
          <table:table-cell office:value-type="float" office:value="0.627" calcext:value-type="float">
            <text:p>0.627</text:p>
          </table:table-cell>
          <table:table-cell/>
          <table:table-cell office:value-type="float" office:value="36718" calcext:value-type="float">
            <text:p>36718</text:p>
          </table:table-cell>
          <table:table-cell office:value-type="float" office:value="20404" calcext:value-type="float">
            <text:p>20404</text:p>
          </table:table-cell>
          <table:table-cell/>
          <table:table-cell table:formula="of:=[.F488]/[.B488]" office:value-type="float" office:value="370888.888888889" calcext:value-type="float">
            <text:p>370888.888888889</text:p>
          </table:table-cell>
          <table:table-cell table:formula="of:=[.F488]/[.C488]" office:value-type="float" office:value="6838.88992363569" calcext:value-type="float">
            <text:p>6838.88992363569</text:p>
          </table:table-cell>
          <table:table-cell table:formula="of:=[.F488]/[.D488]" office:value-type="float" office:value="58561.4035087719" calcext:value-type="float">
            <text:p>58561.4035087719</text:p>
          </table:table-cell>
        </table:table-row>
        <table:table-row table:style-name="ro1">
          <table:table-cell/>
          <table:table-cell office:value-type="float" office:value="0.084" calcext:value-type="float">
            <text:p>0.084</text:p>
          </table:table-cell>
          <table:table-cell office:value-type="float" office:value="3.861" calcext:value-type="float">
            <text:p>3.861</text:p>
          </table:table-cell>
          <table:table-cell office:value-type="float" office:value="0.412" calcext:value-type="float">
            <text:p>0.412</text:p>
          </table:table-cell>
          <table:table-cell/>
          <table:table-cell office:value-type="float" office:value="33629" calcext:value-type="float">
            <text:p>33629</text:p>
          </table:table-cell>
          <table:table-cell office:value-type="float" office:value="14798" calcext:value-type="float">
            <text:p>14798</text:p>
          </table:table-cell>
          <table:table-cell/>
          <table:table-cell table:formula="of:=[.F489]/[.B489]" office:value-type="float" office:value="400345.238095238" calcext:value-type="float">
            <text:p>400345.238095238</text:p>
          </table:table-cell>
          <table:table-cell table:formula="of:=[.F489]/[.C489]" office:value-type="float" office:value="8709.91970991971" calcext:value-type="float">
            <text:p>8709.91970991971</text:p>
          </table:table-cell>
          <table:table-cell table:formula="of:=[.F489]/[.D489]" office:value-type="float" office:value="81623.786407767" calcext:value-type="float">
            <text:p>81623.786407767</text:p>
          </table:table-cell>
        </table:table-row>
        <table:table-row table:style-name="ro1">
          <table:table-cell/>
          <table:table-cell office:value-type="float" office:value="1.108" calcext:value-type="float">
            <text:p>1.108</text:p>
          </table:table-cell>
          <table:table-cell office:value-type="float" office:value="201.862" calcext:value-type="float">
            <text:p>201.862</text:p>
          </table:table-cell>
          <table:table-cell office:value-type="float" office:value="12.995" calcext:value-type="float">
            <text:p>12.995</text:p>
          </table:table-cell>
          <table:table-cell/>
          <table:table-cell office:value-type="float" office:value="153762" calcext:value-type="float">
            <text:p>153762</text:p>
          </table:table-cell>
          <table:table-cell office:value-type="float" office:value="54652" calcext:value-type="float">
            <text:p>54652</text:p>
          </table:table-cell>
          <table:table-cell/>
          <table:table-cell table:formula="of:=[.F490]/[.B490]" office:value-type="float" office:value="138774.368231047" calcext:value-type="float">
            <text:p>138774.368231047</text:p>
          </table:table-cell>
          <table:table-cell table:formula="of:=[.F490]/[.C490]" office:value-type="float" office:value="761.718401680356" calcext:value-type="float">
            <text:p>761.718401680356</text:p>
          </table:table-cell>
          <table:table-cell table:formula="of:=[.F490]/[.D490]" office:value-type="float" office:value="11832.3970757984" calcext:value-type="float">
            <text:p>11832.3970757984</text:p>
          </table:table-cell>
        </table:table-row>
        <table:table-row table:style-name="ro1">
          <table:table-cell/>
          <table:table-cell office:value-type="float" office:value="5.925" calcext:value-type="float">
            <text:p>5.925</text:p>
          </table:table-cell>
          <table:table-cell office:value-type="float" office:value="382.939" calcext:value-type="float">
            <text:p>382.939</text:p>
          </table:table-cell>
          <table:table-cell office:value-type="float" office:value="64.867" calcext:value-type="float">
            <text:p>64.867</text:p>
          </table:table-cell>
          <table:table-cell/>
          <table:table-cell office:value-type="float" office:value="310894" calcext:value-type="float">
            <text:p>310894</text:p>
          </table:table-cell>
          <table:table-cell office:value-type="float" office:value="131600" calcext:value-type="float">
            <text:p>131600</text:p>
          </table:table-cell>
          <table:table-cell/>
          <table:table-cell table:formula="of:=[.F491]/[.B491]" office:value-type="float" office:value="52471.5611814346" calcext:value-type="float">
            <text:p>52471.5611814346</text:p>
          </table:table-cell>
          <table:table-cell table:formula="of:=[.F491]/[.C491]" office:value-type="float" office:value="811.862986010827" calcext:value-type="float">
            <text:p>811.862986010827</text:p>
          </table:table-cell>
          <table:table-cell table:formula="of:=[.F491]/[.D491]" office:value-type="float" office:value="4792.79140394962" calcext:value-type="float">
            <text:p>4792.79140394962</text:p>
          </table:table-cell>
        </table:table-row>
        <table:table-row table:style-name="ro1">
          <table:table-cell/>
          <table:table-cell office:value-type="float" office:value="2.068" calcext:value-type="float">
            <text:p>2.068</text:p>
          </table:table-cell>
          <table:table-cell office:value-type="float" office:value="197.091" calcext:value-type="float">
            <text:p>197.091</text:p>
          </table:table-cell>
          <table:table-cell office:value-type="float" office:value="26.941" calcext:value-type="float">
            <text:p>26.941</text:p>
          </table:table-cell>
          <table:table-cell/>
          <table:table-cell office:value-type="float" office:value="214139" calcext:value-type="float">
            <text:p>214139</text:p>
          </table:table-cell>
          <table:table-cell office:value-type="float" office:value="75080" calcext:value-type="float">
            <text:p>75080</text:p>
          </table:table-cell>
          <table:table-cell/>
          <table:table-cell table:formula="of:=[.F492]/[.B492]" office:value-type="float" office:value="103548.839458414" calcext:value-type="float">
            <text:p>103548.839458414</text:p>
          </table:table-cell>
          <table:table-cell table:formula="of:=[.F492]/[.C492]" office:value-type="float" office:value="1086.4981150839" calcext:value-type="float">
            <text:p>1086.4981150839</text:p>
          </table:table-cell>
          <table:table-cell table:formula="of:=[.F492]/[.D492]" office:value-type="float" office:value="7948.44289373075" calcext:value-type="float">
            <text:p>7948.44289373075</text:p>
          </table:table-cell>
        </table:table-row>
        <table:table-row table:style-name="ro1">
          <table:table-cell/>
          <table:table-cell office:value-type="float" office:value="9.923" calcext:value-type="float">
            <text:p>9.923</text:p>
          </table:table-cell>
          <table:table-cell office:value-type="float" office:value="777.965" calcext:value-type="float">
            <text:p>777.965</text:p>
          </table:table-cell>
          <table:table-cell office:value-type="float" office:value="113.773" calcext:value-type="float">
            <text:p>113.773</text:p>
          </table:table-cell>
          <table:table-cell/>
          <table:table-cell office:value-type="float" office:value="433488" calcext:value-type="float">
            <text:p>433488</text:p>
          </table:table-cell>
          <table:table-cell office:value-type="float" office:value="155760" calcext:value-type="float">
            <text:p>155760</text:p>
          </table:table-cell>
          <table:table-cell/>
          <table:table-cell table:formula="of:=[.F493]/[.B493]" office:value-type="float" office:value="43685.1758540764" calcext:value-type="float">
            <text:p>43685.1758540764</text:p>
          </table:table-cell>
          <table:table-cell table:formula="of:=[.F493]/[.C493]" office:value-type="float" office:value="557.207586459545" calcext:value-type="float">
            <text:p>557.207586459545</text:p>
          </table:table-cell>
          <table:table-cell table:formula="of:=[.F493]/[.D493]" office:value-type="float" office:value="3810.11311998453" calcext:value-type="float">
            <text:p>3810.11311998453</text:p>
          </table:table-cell>
        </table:table-row>
        <table:table-row table:style-name="ro1">
          <table:table-cell/>
          <table:table-cell office:value-type="float" office:value="1.958" calcext:value-type="float">
            <text:p>1.958</text:p>
          </table:table-cell>
          <table:table-cell office:value-type="float" office:value="191.709" calcext:value-type="float">
            <text:p>191.709</text:p>
          </table:table-cell>
          <table:table-cell office:value-type="float" office:value="24.018" calcext:value-type="float">
            <text:p>24.018</text:p>
          </table:table-cell>
          <table:table-cell/>
          <table:table-cell office:value-type="float" office:value="198822" calcext:value-type="float">
            <text:p>198822</text:p>
          </table:table-cell>
          <table:table-cell office:value-type="float" office:value="71304" calcext:value-type="float">
            <text:p>71304</text:p>
          </table:table-cell>
          <table:table-cell/>
          <table:table-cell table:formula="of:=[.F494]/[.B494]" office:value-type="float" office:value="101543.411644535" calcext:value-type="float">
            <text:p>101543.411644535</text:p>
          </table:table-cell>
          <table:table-cell table:formula="of:=[.F494]/[.C494]" office:value-type="float" office:value="1037.10310940018" calcext:value-type="float">
            <text:p>1037.10310940018</text:p>
          </table:table-cell>
          <table:table-cell table:formula="of:=[.F494]/[.D494]" office:value-type="float" office:value="8278.04146889833" calcext:value-type="float">
            <text:p>8278.04146889833</text:p>
          </table:table-cell>
        </table:table-row>
        <table:table-row table:style-name="ro1">
          <table:table-cell/>
          <table:table-cell office:value-type="float" office:value="1.048" calcext:value-type="float">
            <text:p>1.048</text:p>
          </table:table-cell>
          <table:table-cell office:value-type="float" office:value="90.849" calcext:value-type="float">
            <text:p>90.849</text:p>
          </table:table-cell>
          <table:table-cell office:value-type="float" office:value="12.942" calcext:value-type="float">
            <text:p>12.942</text:p>
          </table:table-cell>
          <table:table-cell/>
          <table:table-cell office:value-type="float" office:value="150101" calcext:value-type="float">
            <text:p>150101</text:p>
          </table:table-cell>
          <table:table-cell office:value-type="float" office:value="53681" calcext:value-type="float">
            <text:p>53681</text:p>
          </table:table-cell>
          <table:table-cell/>
          <table:table-cell table:formula="of:=[.F495]/[.B495]" office:value-type="float" office:value="143226.145038168" calcext:value-type="float">
            <text:p>143226.145038168</text:p>
          </table:table-cell>
          <table:table-cell table:formula="of:=[.F495]/[.C495]" office:value-type="float" office:value="1652.20310625323" calcext:value-type="float">
            <text:p>1652.20310625323</text:p>
          </table:table-cell>
          <table:table-cell table:formula="of:=[.F495]/[.D495]" office:value-type="float" office:value="11597.975583372" calcext:value-type="float">
            <text:p>11597.975583372</text:p>
          </table:table-cell>
        </table:table-row>
        <table:table-row table:style-name="ro1">
          <table:table-cell/>
          <table:table-cell office:value-type="float" office:value="0.196" calcext:value-type="float">
            <text:p>0.196</text:p>
          </table:table-cell>
          <table:table-cell office:value-type="float" office:value="13.684" calcext:value-type="float">
            <text:p>13.684</text:p>
          </table:table-cell>
          <table:table-cell office:value-type="float" office:value="1.587" calcext:value-type="float">
            <text:p>1.587</text:p>
          </table:table-cell>
          <table:table-cell/>
          <table:table-cell office:value-type="float" office:value="56848" calcext:value-type="float">
            <text:p>56848</text:p>
          </table:table-cell>
          <table:table-cell office:value-type="float" office:value="27136" calcext:value-type="float">
            <text:p>27136</text:p>
          </table:table-cell>
          <table:table-cell/>
          <table:table-cell table:formula="of:=[.F496]/[.B496]" office:value-type="float" office:value="290040.816326531" calcext:value-type="float">
            <text:p>290040.816326531</text:p>
          </table:table-cell>
          <table:table-cell table:formula="of:=[.F496]/[.C496]" office:value-type="float" office:value="4154.34083601286" calcext:value-type="float">
            <text:p>4154.34083601286</text:p>
          </table:table-cell>
          <table:table-cell table:formula="of:=[.F496]/[.D496]" office:value-type="float" office:value="35821.0459987398" calcext:value-type="float">
            <text:p>35821.0459987398</text:p>
          </table:table-cell>
        </table:table-row>
        <table:table-row table:style-name="ro1">
          <table:table-cell/>
          <table:table-cell office:value-type="float" office:value="1.562" calcext:value-type="float">
            <text:p>1.562</text:p>
          </table:table-cell>
          <table:table-cell office:value-type="float" office:value="183.73" calcext:value-type="float">
            <text:p>183.73</text:p>
          </table:table-cell>
          <table:table-cell office:value-type="float" office:value="22.513" calcext:value-type="float">
            <text:p>22.513</text:p>
          </table:table-cell>
          <table:table-cell/>
          <table:table-cell office:value-type="float" office:value="185599" calcext:value-type="float">
            <text:p>185599</text:p>
          </table:table-cell>
          <table:table-cell office:value-type="float" office:value="75898" calcext:value-type="float">
            <text:p>75898</text:p>
          </table:table-cell>
          <table:table-cell/>
          <table:table-cell table:formula="of:=[.F497]/[.B497]" office:value-type="float" office:value="118821.38284251" calcext:value-type="float">
            <text:p>118821.38284251</text:p>
          </table:table-cell>
          <table:table-cell table:formula="of:=[.F497]/[.C497]" office:value-type="float" office:value="1010.17253578621" calcext:value-type="float">
            <text:p>1010.17253578621</text:p>
          </table:table-cell>
          <table:table-cell table:formula="of:=[.F497]/[.D497]" office:value-type="float" office:value="8244.08119753032" calcext:value-type="float">
            <text:p>8244.08119753032</text:p>
          </table:table-cell>
        </table:table-row>
        <table:table-row table:style-name="ro1">
          <table:table-cell/>
          <table:table-cell office:value-type="float" office:value="0.665" calcext:value-type="float">
            <text:p>0.665</text:p>
          </table:table-cell>
          <table:table-cell office:value-type="float" office:value="54.541" calcext:value-type="float">
            <text:p>54.541</text:p>
          </table:table-cell>
          <table:table-cell office:value-type="float" office:value="6.945" calcext:value-type="float">
            <text:p>6.945</text:p>
          </table:table-cell>
          <table:table-cell/>
          <table:table-cell office:value-type="float" office:value="113111" calcext:value-type="float">
            <text:p>113111</text:p>
          </table:table-cell>
          <table:table-cell office:value-type="float" office:value="44014" calcext:value-type="float">
            <text:p>44014</text:p>
          </table:table-cell>
          <table:table-cell/>
          <table:table-cell table:formula="of:=[.F498]/[.B498]" office:value-type="float" office:value="170091.729323308" calcext:value-type="float">
            <text:p>170091.729323308</text:p>
          </table:table-cell>
          <table:table-cell table:formula="of:=[.F498]/[.C498]" office:value-type="float" office:value="2073.87103280101" calcext:value-type="float">
            <text:p>2073.87103280101</text:p>
          </table:table-cell>
          <table:table-cell table:formula="of:=[.F498]/[.D498]" office:value-type="float" office:value="16286.6810655148" calcext:value-type="float">
            <text:p>16286.6810655148</text:p>
          </table:table-cell>
        </table:table-row>
        <table:table-row table:style-name="ro1">
          <table:table-cell/>
          <table:table-cell office:value-type="float" office:value="8.131" calcext:value-type="float">
            <text:p>8.131</text:p>
          </table:table-cell>
          <table:table-cell office:value-type="float" office:value="2540.339" calcext:value-type="float">
            <text:p>2540.339</text:p>
          </table:table-cell>
          <table:table-cell office:value-type="float" office:value="95.266" calcext:value-type="float">
            <text:p>95.266</text:p>
          </table:table-cell>
          <table:table-cell/>
          <table:table-cell office:value-type="float" office:value="381534" calcext:value-type="float">
            <text:p>381534</text:p>
          </table:table-cell>
          <table:table-cell office:value-type="float" office:value="146250" calcext:value-type="float">
            <text:p>146250</text:p>
          </table:table-cell>
          <table:table-cell/>
          <table:table-cell table:formula="of:=[.F499]/[.B499]" office:value-type="float" office:value="46923.3796580986" calcext:value-type="float">
            <text:p>46923.3796580986</text:p>
          </table:table-cell>
          <table:table-cell table:formula="of:=[.F499]/[.C499]" office:value-type="float" office:value="150.190191151653" calcext:value-type="float">
            <text:p>150.190191151653</text:p>
          </table:table-cell>
          <table:table-cell table:formula="of:=[.F499]/[.D499]" office:value-type="float" office:value="4004.93355446854" calcext:value-type="float">
            <text:p>4004.93355446854</text:p>
          </table:table-cell>
        </table:table-row>
        <table:table-row table:style-name="ro1">
          <table:table-cell/>
          <table:table-cell office:value-type="float" office:value="0.109" calcext:value-type="float">
            <text:p>0.109</text:p>
          </table:table-cell>
          <table:table-cell office:value-type="float" office:value="6.987" calcext:value-type="float">
            <text:p>6.987</text:p>
          </table:table-cell>
          <table:table-cell office:value-type="float" office:value="1.096" calcext:value-type="float">
            <text:p>1.096</text:p>
          </table:table-cell>
          <table:table-cell/>
          <table:table-cell office:value-type="float" office:value="44983" calcext:value-type="float">
            <text:p>44983</text:p>
          </table:table-cell>
          <table:table-cell office:value-type="float" office:value="17518" calcext:value-type="float">
            <text:p>17518</text:p>
          </table:table-cell>
          <table:table-cell/>
          <table:table-cell table:formula="of:=[.F500]/[.B500]" office:value-type="float" office:value="412688.073394495" calcext:value-type="float">
            <text:p>412688.073394495</text:p>
          </table:table-cell>
          <table:table-cell table:formula="of:=[.F500]/[.C500]" office:value-type="float" office:value="6438.09932732217" calcext:value-type="float">
            <text:p>6438.09932732217</text:p>
          </table:table-cell>
          <table:table-cell table:formula="of:=[.F500]/[.D500]" office:value-type="float" office:value="41042.8832116788" calcext:value-type="float">
            <text:p>41042.8832116788</text:p>
          </table:table-cell>
        </table:table-row>
        <table:table-row table:style-name="ro1">
          <table:table-cell/>
          <table:table-cell office:value-type="float" office:value="13.515" calcext:value-type="float">
            <text:p>13.515</text:p>
          </table:table-cell>
          <table:table-cell office:value-type="float" office:value="1246.837" calcext:value-type="float">
            <text:p>1246.837</text:p>
          </table:table-cell>
          <table:table-cell office:value-type="float" office:value="152.132" calcext:value-type="float">
            <text:p>152.132</text:p>
          </table:table-cell>
          <table:table-cell/>
          <table:table-cell office:value-type="float" office:value="477969" calcext:value-type="float">
            <text:p>477969</text:p>
          </table:table-cell>
          <table:table-cell office:value-type="float" office:value="189573" calcext:value-type="float">
            <text:p>189573</text:p>
          </table:table-cell>
          <table:table-cell/>
          <table:table-cell table:formula="of:=[.F501]/[.B501]" office:value-type="float" office:value="35365.8157602664" calcext:value-type="float">
            <text:p>35365.8157602664</text:p>
          </table:table-cell>
          <table:table-cell table:formula="of:=[.F501]/[.C501]" office:value-type="float" office:value="383.34521673643" calcext:value-type="float">
            <text:p>383.34521673643</text:p>
          </table:table-cell>
          <table:table-cell table:formula="of:=[.F501]/[.D501]" office:value-type="float" office:value="3141.80448557831" calcext:value-type="float">
            <text:p>3141.80448557831</text:p>
          </table:table-cell>
        </table:table-row>
        <table:table-row table:style-name="ro1">
          <table:table-cell/>
          <table:table-cell office:value-type="float" office:value="6.394" calcext:value-type="float">
            <text:p>6.394</text:p>
          </table:table-cell>
          <table:table-cell office:value-type="float" office:value="553.442" calcext:value-type="float">
            <text:p>553.442</text:p>
          </table:table-cell>
          <table:table-cell office:value-type="float" office:value="80.057" calcext:value-type="float">
            <text:p>80.057</text:p>
          </table:table-cell>
          <table:table-cell/>
          <table:table-cell office:value-type="float" office:value="350766" calcext:value-type="float">
            <text:p>350766</text:p>
          </table:table-cell>
          <table:table-cell office:value-type="float" office:value="125597" calcext:value-type="float">
            <text:p>125597</text:p>
          </table:table-cell>
          <table:table-cell/>
          <table:table-cell table:formula="of:=[.F502]/[.B502]" office:value-type="float" office:value="54858.617453863" calcext:value-type="float">
            <text:p>54858.617453863</text:p>
          </table:table-cell>
          <table:table-cell table:formula="of:=[.F502]/[.C502]" office:value-type="float" office:value="633.789990640392" calcext:value-type="float">
            <text:p>633.789990640392</text:p>
          </table:table-cell>
          <table:table-cell table:formula="of:=[.F502]/[.D502]" office:value-type="float" office:value="4381.45321458461" calcext:value-type="float">
            <text:p>4381.45321458461</text:p>
          </table:table-cell>
        </table:table-row>
        <table:table-row table:style-name="ro1">
          <table:table-cell/>
          <table:table-cell office:value-type="float" office:value="1.763" calcext:value-type="float">
            <text:p>1.763</text:p>
          </table:table-cell>
          <table:table-cell office:value-type="float" office:value="112.472" calcext:value-type="float">
            <text:p>112.472</text:p>
          </table:table-cell>
          <table:table-cell office:value-type="float" office:value="15.575" calcext:value-type="float">
            <text:p>15.575</text:p>
          </table:table-cell>
          <table:table-cell/>
          <table:table-cell office:value-type="float" office:value="163844" calcext:value-type="float">
            <text:p>163844</text:p>
          </table:table-cell>
          <table:table-cell office:value-type="float" office:value="78170" calcext:value-type="float">
            <text:p>78170</text:p>
          </table:table-cell>
          <table:table-cell/>
          <table:table-cell table:formula="of:=[.F503]/[.B503]" office:value-type="float" office:value="92934.7702779353" calcext:value-type="float">
            <text:p>92934.7702779353</text:p>
          </table:table-cell>
          <table:table-cell table:formula="of:=[.F503]/[.C503]" office:value-type="float" office:value="1456.75368091614" calcext:value-type="float">
            <text:p>1456.75368091614</text:p>
          </table:table-cell>
          <table:table-cell table:formula="of:=[.F503]/[.D503]" office:value-type="float" office:value="10519.6789727127" calcext:value-type="float">
            <text:p>10519.6789727127</text:p>
          </table:table-cell>
        </table:table-row>
        <table:table-row table:style-name="ro1">
          <table:table-cell/>
          <table:table-cell office:value-type="float" office:value="4.947" calcext:value-type="float">
            <text:p>4.947</text:p>
          </table:table-cell>
          <table:table-cell office:value-type="float" office:value="1333.824" calcext:value-type="float">
            <text:p>1333.824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267728" calcext:value-type="float">
            <text:p>267728</text:p>
          </table:table-cell>
          <table:table-cell office:value-type="float" office:value="127402" calcext:value-type="float">
            <text:p>127402</text:p>
          </table:table-cell>
          <table:table-cell/>
          <table:table-cell table:formula="of:=[.F504]/[.B504]" office:value-type="float" office:value="54119.2642005256" calcext:value-type="float">
            <text:p>54119.2642005256</text:p>
          </table:table-cell>
          <table:table-cell table:formula="of:=[.F504]/[.C504]" office:value-type="float" office:value="200.722134254594" calcext:value-type="float">
            <text:p>200.722134254594</text:p>
          </table:table-cell>
          <table:table-cell table:formula="of:=[.F504]/[.D504]" office:value-type="float" office:value="7295.0408719346" calcext:value-type="float">
            <text:p>7295.0408719346</text:p>
          </table:table-cell>
        </table:table-row>
        <table:table-row table:style-name="ro1">
          <table:table-cell/>
          <table:table-cell office:value-type="float" office:value="6.513" calcext:value-type="float">
            <text:p>6.513</text:p>
          </table:table-cell>
          <table:table-cell office:value-type="float" office:value="502.687" calcext:value-type="float">
            <text:p>502.687</text:p>
          </table:table-cell>
          <table:table-cell office:value-type="float" office:value="67.224" calcext:value-type="float">
            <text:p>67.224</text:p>
          </table:table-cell>
          <table:table-cell/>
          <table:table-cell office:value-type="float" office:value="336116" calcext:value-type="float">
            <text:p>336116</text:p>
          </table:table-cell>
          <table:table-cell office:value-type="float" office:value="132895" calcext:value-type="float">
            <text:p>132895</text:p>
          </table:table-cell>
          <table:table-cell/>
          <table:table-cell table:formula="of:=[.F505]/[.B505]" office:value-type="float" office:value="51606.9399662214" calcext:value-type="float">
            <text:p>51606.9399662214</text:p>
          </table:table-cell>
          <table:table-cell table:formula="of:=[.F505]/[.C505]" office:value-type="float" office:value="668.638735435768" calcext:value-type="float">
            <text:p>668.638735435768</text:p>
          </table:table-cell>
          <table:table-cell table:formula="of:=[.F505]/[.D505]" office:value-type="float" office:value="4999.94049744139" calcext:value-type="float">
            <text:p>4999.94049744139</text:p>
          </table:table-cell>
        </table:table-row>
        <table:table-row table:style-name="ro1">
          <table:table-cell/>
          <table:table-cell office:value-type="float" office:value="1.626" calcext:value-type="float">
            <text:p>1.626</text:p>
          </table:table-cell>
          <table:table-cell office:value-type="float" office:value="128.525" calcext:value-type="float">
            <text:p>128.525</text:p>
          </table:table-cell>
          <table:table-cell office:value-type="float" office:value="18.578" calcext:value-type="float">
            <text:p>18.578</text:p>
          </table:table-cell>
          <table:table-cell/>
          <table:table-cell office:value-type="float" office:value="178275" calcext:value-type="float">
            <text:p>178275</text:p>
          </table:table-cell>
          <table:table-cell office:value-type="float" office:value="70730" calcext:value-type="float">
            <text:p>70730</text:p>
          </table:table-cell>
          <table:table-cell/>
          <table:table-cell table:formula="of:=[.F506]/[.B506]" office:value-type="float" office:value="109640.221402214" calcext:value-type="float">
            <text:p>109640.221402214</text:p>
          </table:table-cell>
          <table:table-cell table:formula="of:=[.F506]/[.C506]" office:value-type="float" office:value="1387.08422485898" calcext:value-type="float">
            <text:p>1387.08422485898</text:p>
          </table:table-cell>
          <table:table-cell table:formula="of:=[.F506]/[.D506]" office:value-type="float" office:value="9596.02755947896" calcext:value-type="float">
            <text:p>9596.02755947896</text:p>
          </table:table-cell>
        </table:table-row>
        <table:table-row table:style-name="ro1">
          <table:table-cell/>
          <table:table-cell office:value-type="float" office:value="1.939" calcext:value-type="float">
            <text:p>1.939</text:p>
          </table:table-cell>
          <table:table-cell office:value-type="float" office:value="113.884" calcext:value-type="float">
            <text:p>113.884</text:p>
          </table:table-cell>
          <table:table-cell office:value-type="float" office:value="18.883" calcext:value-type="float">
            <text:p>18.883</text:p>
          </table:table-cell>
          <table:table-cell/>
          <table:table-cell office:value-type="float" office:value="171246" calcext:value-type="float">
            <text:p>171246</text:p>
          </table:table-cell>
          <table:table-cell office:value-type="float" office:value="84466" calcext:value-type="float">
            <text:p>84466</text:p>
          </table:table-cell>
          <table:table-cell/>
          <table:table-cell table:formula="of:=[.F507]/[.B507]" office:value-type="float" office:value="88316.6580711707" calcext:value-type="float">
            <text:p>88316.6580711707</text:p>
          </table:table-cell>
          <table:table-cell table:formula="of:=[.F507]/[.C507]" office:value-type="float" office:value="1503.68796319062" calcext:value-type="float">
            <text:p>1503.68796319062</text:p>
          </table:table-cell>
          <table:table-cell table:formula="of:=[.F507]/[.D507]" office:value-type="float" office:value="9068.7920351639" calcext:value-type="float">
            <text:p>9068.7920351639</text:p>
          </table:table-cell>
        </table:table-row>
        <table:table-row table:style-name="ro1">
          <table:table-cell/>
          <table:table-cell office:value-type="float" office:value="19.37" calcext:value-type="float">
            <text:p>19.37</text:p>
          </table:table-cell>
          <table:table-cell office:value-type="float" office:value="2596.026" calcext:value-type="float">
            <text:p>2596.026</text:p>
          </table:table-cell>
          <table:table-cell office:value-type="float" office:value="258.721" calcext:value-type="float">
            <text:p>258.721</text:p>
          </table:table-cell>
          <table:table-cell/>
          <table:table-cell office:value-type="float" office:value="591427" calcext:value-type="float">
            <text:p>591427</text:p>
          </table:table-cell>
          <table:table-cell office:value-type="float" office:value="217316" calcext:value-type="float">
            <text:p>217316</text:p>
          </table:table-cell>
          <table:table-cell/>
          <table:table-cell table:formula="of:=[.F508]/[.B508]" office:value-type="float" office:value="30533.1440371709" calcext:value-type="float">
            <text:p>30533.1440371709</text:p>
          </table:table-cell>
          <table:table-cell table:formula="of:=[.F508]/[.C508]" office:value-type="float" office:value="227.820137394618" calcext:value-type="float">
            <text:p>227.820137394618</text:p>
          </table:table-cell>
          <table:table-cell table:formula="of:=[.F508]/[.D508]" office:value-type="float" office:value="2285.96441726802" calcext:value-type="float">
            <text:p>2285.96441726802</text:p>
          </table:table-cell>
        </table:table-row>
        <table:table-row table:style-name="ro1">
          <table:table-cell/>
          <table:table-cell office:value-type="float" office:value="14.317" calcext:value-type="float">
            <text:p>14.317</text:p>
          </table:table-cell>
          <table:table-cell office:value-type="float" office:value="4624.751" calcext:value-type="float">
            <text:p>4624.751</text:p>
          </table:table-cell>
          <table:table-cell office:value-type="float" office:value="157.588" calcext:value-type="float">
            <text:p>157.588</text:p>
          </table:table-cell>
          <table:table-cell/>
          <table:table-cell office:value-type="float" office:value="506493" calcext:value-type="float">
            <text:p>506493</text:p>
          </table:table-cell>
          <table:table-cell office:value-type="float" office:value="187754" calcext:value-type="float">
            <text:p>187754</text:p>
          </table:table-cell>
          <table:table-cell/>
          <table:table-cell table:formula="of:=[.F509]/[.B509]" office:value-type="float" office:value="35377.0342948942" calcext:value-type="float">
            <text:p>35377.0342948942</text:p>
          </table:table-cell>
          <table:table-cell table:formula="of:=[.F509]/[.C509]" office:value-type="float" office:value="109.517896206736" calcext:value-type="float">
            <text:p>109.517896206736</text:p>
          </table:table-cell>
          <table:table-cell table:formula="of:=[.F509]/[.D509]" office:value-type="float" office:value="3214.03279437521" calcext:value-type="float">
            <text:p>3214.03279437521</text:p>
          </table:table-cell>
        </table:table-row>
        <table:table-row table:style-name="ro1">
          <table:table-cell/>
          <table:table-cell office:value-type="float" office:value="2.726" calcext:value-type="float">
            <text:p>2.726</text:p>
          </table:table-cell>
          <table:table-cell office:value-type="float" office:value="267.976" calcext:value-type="float">
            <text:p>267.976</text:p>
          </table:table-cell>
          <table:table-cell office:value-type="float" office:value="32.286" calcext:value-type="float">
            <text:p>32.286</text:p>
          </table:table-cell>
          <table:table-cell/>
          <table:table-cell office:value-type="float" office:value="231205" calcext:value-type="float">
            <text:p>231205</text:p>
          </table:table-cell>
          <table:table-cell office:value-type="float" office:value="84652" calcext:value-type="float">
            <text:p>84652</text:p>
          </table:table-cell>
          <table:table-cell/>
          <table:table-cell table:formula="of:=[.F510]/[.B510]" office:value-type="float" office:value="84814.7468818782" calcext:value-type="float">
            <text:p>84814.7468818782</text:p>
          </table:table-cell>
          <table:table-cell table:formula="of:=[.F510]/[.C510]" office:value-type="float" office:value="862.782487983998" calcext:value-type="float">
            <text:p>862.782487983998</text:p>
          </table:table-cell>
          <table:table-cell table:formula="of:=[.F510]/[.D510]" office:value-type="float" office:value="7161.15344111999" calcext:value-type="float">
            <text:p>7161.15344111999</text:p>
          </table:table-cell>
        </table:table-row>
        <table:table-row table:style-name="ro1">
          <table:table-cell/>
          <table:table-cell office:value-type="float" office:value="6.088" calcext:value-type="float">
            <text:p>6.088</text:p>
          </table:table-cell>
          <table:table-cell office:value-type="float" office:value="387.099" calcext:value-type="float">
            <text:p>387.099</text:p>
          </table:table-cell>
          <table:table-cell office:value-type="float" office:value="68.212" calcext:value-type="float">
            <text:p>68.212</text:p>
          </table:table-cell>
          <table:table-cell/>
          <table:table-cell office:value-type="float" office:value="338312" calcext:value-type="float">
            <text:p>338312</text:p>
          </table:table-cell>
          <table:table-cell office:value-type="float" office:value="124668" calcext:value-type="float">
            <text:p>124668</text:p>
          </table:table-cell>
          <table:table-cell/>
          <table:table-cell table:formula="of:=[.F511]/[.B511]" office:value-type="float" office:value="55570.3022339028" calcext:value-type="float">
            <text:p>55570.3022339028</text:p>
          </table:table-cell>
          <table:table-cell table:formula="of:=[.F511]/[.C511]" office:value-type="float" office:value="873.967641352729" calcext:value-type="float">
            <text:p>873.967641352729</text:p>
          </table:table-cell>
          <table:table-cell table:formula="of:=[.F511]/[.D511]" office:value-type="float" office:value="4959.71383334311" calcext:value-type="float">
            <text:p>4959.71383334311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69.036" calcext:value-type="float">
            <text:p>69.036</text:p>
          </table:table-cell>
          <table:table-cell office:value-type="float" office:value="8.844" calcext:value-type="float">
            <text:p>8.844</text:p>
          </table:table-cell>
          <table:table-cell/>
          <table:table-cell office:value-type="float" office:value="130259" calcext:value-type="float">
            <text:p>130259</text:p>
          </table:table-cell>
          <table:table-cell office:value-type="float" office:value="51462" calcext:value-type="float">
            <text:p>51462</text:p>
          </table:table-cell>
          <table:table-cell/>
          <table:table-cell table:formula="of:=[.F512]/[.B512]" office:value-type="float" office:value="162823.75" calcext:value-type="float">
            <text:p>162823.75</text:p>
          </table:table-cell>
          <table:table-cell table:formula="of:=[.F512]/[.C512]" office:value-type="float" office:value="1886.82716263978" calcext:value-type="float">
            <text:p>1886.82716263978</text:p>
          </table:table-cell>
          <table:table-cell table:formula="of:=[.F512]/[.D512]" office:value-type="float" office:value="14728.5165083673" calcext:value-type="float">
            <text:p>14728.5165083673</text:p>
          </table:table-cell>
        </table:table-row>
        <table:table-row table:style-name="ro1">
          <table:table-cell/>
          <table:table-cell office:value-type="float" office:value="28.073" calcext:value-type="float">
            <text:p>28.073</text:p>
          </table:table-cell>
          <table:table-cell office:value-type="float" office:value="2520.354" calcext:value-type="float">
            <text:p>2520.354</text:p>
          </table:table-cell>
          <table:table-cell office:value-type="float" office:value="329.112" calcext:value-type="float">
            <text:p>329.112</text:p>
          </table:table-cell>
          <table:table-cell/>
          <table:table-cell office:value-type="float" office:value="718145" calcext:value-type="float">
            <text:p>718145</text:p>
          </table:table-cell>
          <table:table-cell office:value-type="float" office:value="256726" calcext:value-type="float">
            <text:p>256726</text:p>
          </table:table-cell>
          <table:table-cell/>
          <table:table-cell table:formula="of:=[.F513]/[.B513]" office:value-type="float" office:value="25581.3415025113" calcext:value-type="float">
            <text:p>25581.3415025113</text:p>
          </table:table-cell>
          <table:table-cell table:formula="of:=[.F513]/[.C513]" office:value-type="float" office:value="284.938147577682" calcext:value-type="float">
            <text:p>284.938147577682</text:p>
          </table:table-cell>
          <table:table-cell table:formula="of:=[.F513]/[.D513]" office:value-type="float" office:value="2182.06871824789" calcext:value-type="float">
            <text:p>2182.06871824789</text:p>
          </table:table-cell>
        </table:table-row>
        <table:table-row table:style-name="ro1">
          <table:table-cell/>
          <table:table-cell office:value-type="float" office:value="2.762" calcext:value-type="float">
            <text:p>2.762</text:p>
          </table:table-cell>
          <table:table-cell office:value-type="float" office:value="234.306" calcext:value-type="float">
            <text:p>234.306</text:p>
          </table:table-cell>
          <table:table-cell office:value-type="float" office:value="32.113" calcext:value-type="float">
            <text:p>32.113</text:p>
          </table:table-cell>
          <table:table-cell/>
          <table:table-cell office:value-type="float" office:value="239368" calcext:value-type="float">
            <text:p>239368</text:p>
          </table:table-cell>
          <table:table-cell office:value-type="float" office:value="82178" calcext:value-type="float">
            <text:p>82178</text:p>
          </table:table-cell>
          <table:table-cell/>
          <table:table-cell table:formula="of:=[.F514]/[.B514]" office:value-type="float" office:value="86664.735698769" calcext:value-type="float">
            <text:p>86664.735698769</text:p>
          </table:table-cell>
          <table:table-cell table:formula="of:=[.F514]/[.C514]" office:value-type="float" office:value="1021.60422695108" calcext:value-type="float">
            <text:p>1021.60422695108</text:p>
          </table:table-cell>
          <table:table-cell table:formula="of:=[.F514]/[.D514]" office:value-type="float" office:value="7453.92831563541" calcext:value-type="float">
            <text:p>7453.92831563541</text:p>
          </table:table-cell>
        </table:table-row>
        <table:table-row table:style-name="ro1">
          <table:table-cell/>
          <table:table-cell office:value-type="float" office:value="0.889" calcext:value-type="float">
            <text:p>0.889</text:p>
          </table:table-cell>
          <table:table-cell office:value-type="float" office:value="94.63" calcext:value-type="float">
            <text:p>94.63</text:p>
          </table:table-cell>
          <table:table-cell office:value-type="float" office:value="14.903" calcext:value-type="float">
            <text:p>14.903</text:p>
          </table:table-cell>
          <table:table-cell/>
          <table:table-cell office:value-type="float" office:value="149372" calcext:value-type="float">
            <text:p>149372</text:p>
          </table:table-cell>
          <table:table-cell office:value-type="float" office:value="54399" calcext:value-type="float">
            <text:p>54399</text:p>
          </table:table-cell>
          <table:table-cell/>
          <table:table-cell table:formula="of:=[.F515]/[.B515]" office:value-type="float" office:value="168022.497187852" calcext:value-type="float">
            <text:p>168022.497187852</text:p>
          </table:table-cell>
          <table:table-cell table:formula="of:=[.F515]/[.C515]" office:value-type="float" office:value="1578.48462432632" calcext:value-type="float">
            <text:p>1578.48462432632</text:p>
          </table:table-cell>
          <table:table-cell table:formula="of:=[.F515]/[.D515]" office:value-type="float" office:value="10022.9483996511" calcext:value-type="float">
            <text:p>10022.9483996511</text:p>
          </table:table-cell>
        </table:table-row>
        <table:table-row table:style-name="ro1">
          <table:table-cell/>
          <table:table-cell office:value-type="float" office:value="20.519" calcext:value-type="float">
            <text:p>20.519</text:p>
          </table:table-cell>
          <table:table-cell office:value-type="float" office:value="1678.222" calcext:value-type="float">
            <text:p>1678.222</text:p>
          </table:table-cell>
          <table:table-cell office:value-type="float" office:value="230.158" calcext:value-type="float">
            <text:p>230.158</text:p>
          </table:table-cell>
          <table:table-cell/>
          <table:table-cell office:value-type="float" office:value="594498" calcext:value-type="float">
            <text:p>594498</text:p>
          </table:table-cell>
          <table:table-cell office:value-type="float" office:value="226676" calcext:value-type="float">
            <text:p>226676</text:p>
          </table:table-cell>
          <table:table-cell/>
          <table:table-cell table:formula="of:=[.F516]/[.B516]" office:value-type="float" office:value="28973.0493688776" calcext:value-type="float">
            <text:p>28973.0493688776</text:p>
          </table:table-cell>
          <table:table-cell table:formula="of:=[.F516]/[.C516]" office:value-type="float" office:value="354.242764068163" calcext:value-type="float">
            <text:p>354.242764068163</text:p>
          </table:table-cell>
          <table:table-cell table:formula="of:=[.F516]/[.D516]" office:value-type="float" office:value="2582.99950468808" calcext:value-type="float">
            <text:p>2582.99950468808</text:p>
          </table:table-cell>
        </table:table-row>
        <table:table-row table:style-name="ro1">
          <table:table-cell/>
          <table:table-cell office:value-type="float" office:value="0.937" calcext:value-type="float">
            <text:p>0.937</text:p>
          </table:table-cell>
          <table:table-cell office:value-type="float" office:value="124.947" calcext:value-type="float">
            <text:p>124.947</text:p>
          </table:table-cell>
          <table:table-cell office:value-type="float" office:value="11.64" calcext:value-type="float">
            <text:p>11.64</text:p>
          </table:table-cell>
          <table:table-cell/>
          <table:table-cell office:value-type="float" office:value="143396" calcext:value-type="float">
            <text:p>143396</text:p>
          </table:table-cell>
          <table:table-cell office:value-type="float" office:value="58024" calcext:value-type="float">
            <text:p>58024</text:p>
          </table:table-cell>
          <table:table-cell/>
          <table:table-cell table:formula="of:=[.F517]/[.B517]" office:value-type="float" office:value="153037.353255069" calcext:value-type="float">
            <text:p>153037.353255069</text:p>
          </table:table-cell>
          <table:table-cell table:formula="of:=[.F517]/[.C517]" office:value-type="float" office:value="1147.65460555275" calcext:value-type="float">
            <text:p>1147.65460555275</text:p>
          </table:table-cell>
          <table:table-cell table:formula="of:=[.F517]/[.D517]" office:value-type="float" office:value="12319.2439862543" calcext:value-type="float">
            <text:p>12319.2439862543</text:p>
          </table:table-cell>
        </table:table-row>
        <table:table-row table:style-name="ro1">
          <table:table-cell/>
          <table:table-cell office:value-type="float" office:value="8.717" calcext:value-type="float">
            <text:p>8.717</text:p>
          </table:table-cell>
          <table:table-cell office:value-type="float" office:value="1057.922" calcext:value-type="float">
            <text:p>1057.922</text:p>
          </table:table-cell>
          <table:table-cell office:value-type="float" office:value="64.414" calcext:value-type="float">
            <text:p>64.414</text:p>
          </table:table-cell>
          <table:table-cell/>
          <table:table-cell office:value-type="float" office:value="334276" calcext:value-type="float">
            <text:p>334276</text:p>
          </table:table-cell>
          <table:table-cell office:value-type="float" office:value="175324" calcext:value-type="float">
            <text:p>175324</text:p>
          </table:table-cell>
          <table:table-cell/>
          <table:table-cell table:formula="of:=[.F518]/[.B518]" office:value-type="float" office:value="38347.5966502237" calcext:value-type="float">
            <text:p>38347.5966502237</text:p>
          </table:table-cell>
          <table:table-cell table:formula="of:=[.F518]/[.C518]" office:value-type="float" office:value="315.974145541921" calcext:value-type="float">
            <text:p>315.974145541921</text:p>
          </table:table-cell>
          <table:table-cell table:formula="of:=[.F518]/[.D518]" office:value-type="float" office:value="5189.49296736734" calcext:value-type="float">
            <text:p>5189.49296736734</text:p>
          </table:table-cell>
        </table:table-row>
        <table:table-row table:style-name="ro1">
          <table:table-cell/>
          <table:table-cell office:value-type="float" office:value="13.627" calcext:value-type="float">
            <text:p>13.627</text:p>
          </table:table-cell>
          <table:table-cell office:value-type="float" office:value="890.315" calcext:value-type="float">
            <text:p>890.315</text:p>
          </table:table-cell>
          <table:table-cell office:value-type="float" office:value="142.126" calcext:value-type="float">
            <text:p>142.126</text:p>
          </table:table-cell>
          <table:table-cell/>
          <table:table-cell office:value-type="float" office:value="483958" calcext:value-type="float">
            <text:p>483958</text:p>
          </table:table-cell>
          <table:table-cell office:value-type="float" office:value="187653" calcext:value-type="float">
            <text:p>187653</text:p>
          </table:table-cell>
          <table:table-cell/>
          <table:table-cell table:formula="of:=[.F519]/[.B519]" office:value-type="float" office:value="35514.6400528363" calcext:value-type="float">
            <text:p>35514.6400528363</text:p>
          </table:table-cell>
          <table:table-cell table:formula="of:=[.F519]/[.C519]" office:value-type="float" office:value="543.580642806198" calcext:value-type="float">
            <text:p>543.580642806198</text:p>
          </table:table-cell>
          <table:table-cell table:formula="of:=[.F519]/[.D519]" office:value-type="float" office:value="3405.1334731154" calcext:value-type="float">
            <text:p>3405.1334731154</text:p>
          </table:table-cell>
        </table:table-row>
        <table:table-row table:style-name="ro1">
          <table:table-cell/>
          <table:table-cell office:value-type="float" office:value="0.852" calcext:value-type="float">
            <text:p>0.852</text:p>
          </table:table-cell>
          <table:table-cell office:value-type="float" office:value="73.163" calcext:value-type="float">
            <text:p>73.163</text:p>
          </table:table-cell>
          <table:table-cell office:value-type="float" office:value="9.379" calcext:value-type="float">
            <text:p>9.379</text:p>
          </table:table-cell>
          <table:table-cell/>
          <table:table-cell office:value-type="float" office:value="129460" calcext:value-type="float">
            <text:p>129460</text:p>
          </table:table-cell>
          <table:table-cell office:value-type="float" office:value="49324" calcext:value-type="float">
            <text:p>49324</text:p>
          </table:table-cell>
          <table:table-cell/>
          <table:table-cell table:formula="of:=[.F520]/[.B520]" office:value-type="float" office:value="151948.356807512" calcext:value-type="float">
            <text:p>151948.356807512</text:p>
          </table:table-cell>
          <table:table-cell table:formula="of:=[.F520]/[.C520]" office:value-type="float" office:value="1769.47364104807" calcext:value-type="float">
            <text:p>1769.47364104807</text:p>
          </table:table-cell>
          <table:table-cell table:formula="of:=[.F520]/[.D520]" office:value-type="float" office:value="13803.177311014" calcext:value-type="float">
            <text:p>13803.177311014</text:p>
          </table:table-cell>
        </table:table-row>
        <table:table-row table:style-name="ro1">
          <table:table-cell/>
          <table:table-cell office:value-type="float" office:value="9.213" calcext:value-type="float">
            <text:p>9.213</text:p>
          </table:table-cell>
          <table:table-cell office:value-type="float" office:value="3275.347" calcext:value-type="float">
            <text:p>3275.347</text:p>
          </table:table-cell>
          <table:table-cell office:value-type="float" office:value="99.198" calcext:value-type="float">
            <text:p>99.198</text:p>
          </table:table-cell>
          <table:table-cell/>
          <table:table-cell office:value-type="float" office:value="405614" calcext:value-type="float">
            <text:p>405614</text:p>
          </table:table-cell>
          <table:table-cell office:value-type="float" office:value="152200" calcext:value-type="float">
            <text:p>152200</text:p>
          </table:table-cell>
          <table:table-cell/>
          <table:table-cell table:formula="of:=[.F521]/[.B521]" office:value-type="float" office:value="44026.2672310865" calcext:value-type="float">
            <text:p>44026.2672310865</text:p>
          </table:table-cell>
          <table:table-cell table:formula="of:=[.F521]/[.C521]" office:value-type="float" office:value="123.838481846351" calcext:value-type="float">
            <text:p>123.838481846351</text:p>
          </table:table-cell>
          <table:table-cell table:formula="of:=[.F521]/[.D521]" office:value-type="float" office:value="4088.93324462187" calcext:value-type="float">
            <text:p>4088.93324462187</text:p>
          </table:table-cell>
        </table:table-row>
        <table:table-row table:style-name="ro1">
          <table:table-cell/>
          <table:table-cell office:value-type="float" office:value="0.122" calcext:value-type="float">
            <text:p>0.122</text:p>
          </table:table-cell>
          <table:table-cell office:value-type="float" office:value="5.151" calcext:value-type="float">
            <text:p>5.151</text:p>
          </table:table-cell>
          <table:table-cell office:value-type="float" office:value="0.685" calcext:value-type="float">
            <text:p>0.685</text:p>
          </table:table-cell>
          <table:table-cell/>
          <table:table-cell office:value-type="float" office:value="36390" calcext:value-type="float">
            <text:p>36390</text:p>
          </table:table-cell>
          <table:table-cell office:value-type="float" office:value="19164" calcext:value-type="float">
            <text:p>19164</text:p>
          </table:table-cell>
          <table:table-cell/>
          <table:table-cell table:formula="of:=[.F522]/[.B522]" office:value-type="float" office:value="298278.68852459" calcext:value-type="float">
            <text:p>298278.68852459</text:p>
          </table:table-cell>
          <table:table-cell table:formula="of:=[.F522]/[.C522]" office:value-type="float" office:value="7064.64764123471" calcext:value-type="float">
            <text:p>7064.64764123471</text:p>
          </table:table-cell>
          <table:table-cell table:formula="of:=[.F522]/[.D522]" office:value-type="float" office:value="53124.0875912409" calcext:value-type="float">
            <text:p>53124.0875912409</text:p>
          </table:table-cell>
        </table:table-row>
        <table:table-row table:style-name="ro1">
          <table:table-cell/>
          <table:table-cell office:value-type="float" office:value="4.978" calcext:value-type="float">
            <text:p>4.978</text:p>
          </table:table-cell>
          <table:table-cell office:value-type="float" office:value="368.889" calcext:value-type="float">
            <text:p>368.889</text:p>
          </table:table-cell>
          <table:table-cell office:value-type="float" office:value="47.523" calcext:value-type="float">
            <text:p>47.523</text:p>
          </table:table-cell>
          <table:table-cell/>
          <table:table-cell office:value-type="float" office:value="287888" calcext:value-type="float">
            <text:p>287888</text:p>
          </table:table-cell>
          <table:table-cell office:value-type="float" office:value="121215" calcext:value-type="float">
            <text:p>121215</text:p>
          </table:table-cell>
          <table:table-cell/>
          <table:table-cell table:formula="of:=[.F523]/[.B523]" office:value-type="float" office:value="57832.0610687023" calcext:value-type="float">
            <text:p>57832.0610687023</text:p>
          </table:table-cell>
          <table:table-cell table:formula="of:=[.F523]/[.C523]" office:value-type="float" office:value="780.419042042457" calcext:value-type="float">
            <text:p>780.419042042457</text:p>
          </table:table-cell>
          <table:table-cell table:formula="of:=[.F523]/[.D523]" office:value-type="float" office:value="6057.86671716853" calcext:value-type="float">
            <text:p>6057.86671716853</text:p>
          </table:table-cell>
        </table:table-row>
        <table:table-row table:style-name="ro1">
          <table:table-cell/>
          <table:table-cell office:value-type="float" office:value="4.389" calcext:value-type="float">
            <text:p>4.389</text:p>
          </table:table-cell>
          <table:table-cell office:value-type="float" office:value="334.176" calcext:value-type="float">
            <text:p>334.176</text:p>
          </table:table-cell>
          <table:table-cell office:value-type="float" office:value="45.912" calcext:value-type="float">
            <text:p>45.912</text:p>
          </table:table-cell>
          <table:table-cell/>
          <table:table-cell office:value-type="float" office:value="270598" calcext:value-type="float">
            <text:p>270598</text:p>
          </table:table-cell>
          <table:table-cell office:value-type="float" office:value="116648" calcext:value-type="float">
            <text:p>116648</text:p>
          </table:table-cell>
          <table:table-cell/>
          <table:table-cell table:formula="of:=[.F524]/[.B524]" office:value-type="float" office:value="61653.6796536797" calcext:value-type="float">
            <text:p>61653.6796536797</text:p>
          </table:table-cell>
          <table:table-cell table:formula="of:=[.F524]/[.C524]" office:value-type="float" office:value="809.746959685914" calcext:value-type="float">
            <text:p>809.746959685914</text:p>
          </table:table-cell>
          <table:table-cell table:formula="of:=[.F524]/[.D524]" office:value-type="float" office:value="5893.8403903119" calcext:value-type="float">
            <text:p>5893.8403903119</text:p>
          </table:table-cell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 office:value-type="float" office:value="65.417" calcext:value-type="float">
            <text:p>65.417</text:p>
          </table:table-cell>
          <table:table-cell office:value-type="float" office:value="9.762" calcext:value-type="float">
            <text:p>9.762</text:p>
          </table:table-cell>
          <table:table-cell/>
          <table:table-cell office:value-type="float" office:value="130668" calcext:value-type="float">
            <text:p>130668</text:p>
          </table:table-cell>
          <table:table-cell office:value-type="float" office:value="57744" calcext:value-type="float">
            <text:p>57744</text:p>
          </table:table-cell>
          <table:table-cell/>
          <table:table-cell table:formula="of:=[.F525]/[.B525]" office:value-type="float" office:value="161119.605425401" calcext:value-type="float">
            <text:p>161119.605425401</text:p>
          </table:table-cell>
          <table:table-cell table:formula="of:=[.F525]/[.C525]" office:value-type="float" office:value="1997.46243331244" calcext:value-type="float">
            <text:p>1997.46243331244</text:p>
          </table:table-cell>
          <table:table-cell table:formula="of:=[.F525]/[.D525]" office:value-type="float" office:value="13385.3718500307" calcext:value-type="float">
            <text:p>13385.3718500307</text:p>
          </table:table-cell>
        </table:table-row>
        <table:table-row table:style-name="ro1">
          <table:table-cell/>
          <table:table-cell office:value-type="float" office:value="0.108" calcext:value-type="float">
            <text:p>0.108</text:p>
          </table:table-cell>
          <table:table-cell office:value-type="float" office:value="4.329" calcext:value-type="float">
            <text:p>4.329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37659" calcext:value-type="float">
            <text:p>37659</text:p>
          </table:table-cell>
          <table:table-cell office:value-type="float" office:value="21300" calcext:value-type="float">
            <text:p>21300</text:p>
          </table:table-cell>
          <table:table-cell/>
          <table:table-cell table:formula="of:=[.F526]/[.B526]" office:value-type="float" office:value="348694.444444444" calcext:value-type="float">
            <text:p>348694.444444444</text:p>
          </table:table-cell>
          <table:table-cell table:formula="of:=[.F526]/[.C526]" office:value-type="float" office:value="8699.2376992377" calcext:value-type="float">
            <text:p>8699.2376992377</text:p>
          </table:table-cell>
          <table:table-cell table:formula="of:=[.F526]/[.D526]" office:value-type="float" office:value="51587.6712328767" calcext:value-type="float">
            <text:p>51587.6712328767</text:p>
          </table:table-cell>
        </table:table-row>
        <table:table-row table:style-name="ro1">
          <table:table-cell/>
          <table:table-cell office:value-type="float" office:value="10.447" calcext:value-type="float">
            <text:p>10.447</text:p>
          </table:table-cell>
          <table:table-cell office:value-type="float" office:value="1736.761" calcext:value-type="float">
            <text:p>1736.761</text:p>
          </table:table-cell>
          <table:table-cell office:value-type="float" office:value="99.173" calcext:value-type="float">
            <text:p>99.173</text:p>
          </table:table-cell>
          <table:table-cell/>
          <table:table-cell office:value-type="float" office:value="418640" calcext:value-type="float">
            <text:p>418640</text:p>
          </table:table-cell>
          <table:table-cell office:value-type="float" office:value="168732" calcext:value-type="float">
            <text:p>168732</text:p>
          </table:table-cell>
          <table:table-cell/>
          <table:table-cell table:formula="of:=[.F527]/[.B527]" office:value-type="float" office:value="40072.7481573658" calcext:value-type="float">
            <text:p>40072.7481573658</text:p>
          </table:table-cell>
          <table:table-cell table:formula="of:=[.F527]/[.C527]" office:value-type="float" office:value="241.046407651945" calcext:value-type="float">
            <text:p>241.046407651945</text:p>
          </table:table-cell>
          <table:table-cell table:formula="of:=[.F527]/[.D527]" office:value-type="float" office:value="4221.31023564882" calcext:value-type="float">
            <text:p>4221.31023564882</text:p>
          </table:table-cell>
        </table:table-row>
        <table:table-row table:style-name="ro1">
          <table:table-cell/>
          <table:table-cell office:value-type="float" office:value="3.09" calcext:value-type="float">
            <text:p>3.09</text:p>
          </table:table-cell>
          <table:table-cell office:value-type="float" office:value="402.986" calcext:value-type="float">
            <text:p>402.986</text:p>
          </table:table-cell>
          <table:table-cell office:value-type="float" office:value="42.567" calcext:value-type="float">
            <text:p>42.567</text:p>
          </table:table-cell>
          <table:table-cell/>
          <table:table-cell office:value-type="float" office:value="259589" calcext:value-type="float">
            <text:p>259589</text:p>
          </table:table-cell>
          <table:table-cell office:value-type="float" office:value="95805" calcext:value-type="float">
            <text:p>95805</text:p>
          </table:table-cell>
          <table:table-cell/>
          <table:table-cell table:formula="of:=[.F528]/[.B528]" office:value-type="float" office:value="84009.3851132686" calcext:value-type="float">
            <text:p>84009.3851132686</text:p>
          </table:table-cell>
          <table:table-cell table:formula="of:=[.F528]/[.C528]" office:value-type="float" office:value="644.163817105309" calcext:value-type="float">
            <text:p>644.163817105309</text:p>
          </table:table-cell>
          <table:table-cell table:formula="of:=[.F528]/[.D528]" office:value-type="float" office:value="6098.36258134235" calcext:value-type="float">
            <text:p>6098.36258134235</text:p>
          </table:table-cell>
        </table:table-row>
        <table:table-row table:style-name="ro1">
          <table:table-cell/>
          <table:table-cell office:value-type="float" office:value="0.408" calcext:value-type="float">
            <text:p>0.408</text:p>
          </table:table-cell>
          <table:table-cell office:value-type="float" office:value="33.695" calcext:value-type="float">
            <text:p>33.695</text:p>
          </table:table-cell>
          <table:table-cell office:value-type="float" office:value="4.286" calcext:value-type="float">
            <text:p>4.286</text:p>
          </table:table-cell>
          <table:table-cell/>
          <table:table-cell office:value-type="float" office:value="89890" calcext:value-type="float">
            <text:p>89890</text:p>
          </table:table-cell>
          <table:table-cell office:value-type="float" office:value="36156" calcext:value-type="float">
            <text:p>36156</text:p>
          </table:table-cell>
          <table:table-cell/>
          <table:table-cell table:formula="of:=[.F529]/[.B529]" office:value-type="float" office:value="220318.62745098" calcext:value-type="float">
            <text:p>220318.62745098</text:p>
          </table:table-cell>
          <table:table-cell table:formula="of:=[.F529]/[.C529]" office:value-type="float" office:value="2667.75485977148" calcext:value-type="float">
            <text:p>2667.75485977148</text:p>
          </table:table-cell>
          <table:table-cell table:formula="of:=[.F529]/[.D529]" office:value-type="float" office:value="20972.9351376575" calcext:value-type="float">
            <text:p>20972.9351376575</text:p>
          </table:table-cell>
        </table:table-row>
        <table:table-row table:style-name="ro1">
          <table:table-cell/>
          <table:table-cell office:value-type="float" office:value="38.054" calcext:value-type="float">
            <text:p>38.054</text:p>
          </table:table-cell>
          <table:table-cell office:value-type="float" office:value="14822.437" calcext:value-type="float">
            <text:p>14822.437</text:p>
          </table:table-cell>
          <table:table-cell office:value-type="float" office:value="528.815" calcext:value-type="float">
            <text:p>528.815</text:p>
          </table:table-cell>
          <table:table-cell/>
          <table:table-cell office:value-type="float" office:value="850132" calcext:value-type="float">
            <text:p>850132</text:p>
          </table:table-cell>
          <table:table-cell office:value-type="float" office:value="294172" calcext:value-type="float">
            <text:p>294172</text:p>
          </table:table-cell>
          <table:table-cell/>
          <table:table-cell table:formula="of:=[.F530]/[.B530]" office:value-type="float" office:value="22340.1482104378" calcext:value-type="float">
            <text:p>22340.1482104378</text:p>
          </table:table-cell>
          <table:table-cell table:formula="of:=[.F530]/[.C530]" office:value-type="float" office:value="57.3544013039151" calcext:value-type="float">
            <text:p>57.3544013039151</text:p>
          </table:table-cell>
          <table:table-cell table:formula="of:=[.F530]/[.D530]" office:value-type="float" office:value="1607.61703053053" calcext:value-type="float">
            <text:p>1607.61703053053</text:p>
          </table:table-cell>
        </table:table-row>
        <table:table-row table:style-name="ro1">
          <table:table-cell/>
          <table:table-cell office:value-type="float" office:value="3.617" calcext:value-type="float">
            <text:p>3.617</text:p>
          </table:table-cell>
          <table:table-cell office:value-type="float" office:value="301.906" calcext:value-type="float">
            <text:p>301.906</text:p>
          </table:table-cell>
          <table:table-cell office:value-type="float" office:value="41.583" calcext:value-type="float">
            <text:p>41.583</text:p>
          </table:table-cell>
          <table:table-cell/>
          <table:table-cell office:value-type="float" office:value="268996" calcext:value-type="float">
            <text:p>268996</text:p>
          </table:table-cell>
          <table:table-cell office:value-type="float" office:value="97176" calcext:value-type="float">
            <text:p>97176</text:p>
          </table:table-cell>
          <table:table-cell/>
          <table:table-cell table:formula="of:=[.F531]/[.B531]" office:value-type="float" office:value="74369.9198230578" calcext:value-type="float">
            <text:p>74369.9198230578</text:p>
          </table:table-cell>
          <table:table-cell table:formula="of:=[.F531]/[.C531]" office:value-type="float" office:value="890.992560598332" calcext:value-type="float">
            <text:p>890.992560598332</text:p>
          </table:table-cell>
          <table:table-cell table:formula="of:=[.F531]/[.D531]" office:value-type="float" office:value="6468.89353822476" calcext:value-type="float">
            <text:p>6468.89353822476</text:p>
          </table:table-cell>
        </table:table-row>
        <table:table-row table:style-name="ro1">
          <table:table-cell/>
          <table:table-cell office:value-type="float" office:value="13.521" calcext:value-type="float">
            <text:p>13.521</text:p>
          </table:table-cell>
          <table:table-cell office:value-type="float" office:value="1146.247" calcext:value-type="float">
            <text:p>1146.247</text:p>
          </table:table-cell>
          <table:table-cell office:value-type="float" office:value="172.657" calcext:value-type="float">
            <text:p>172.657</text:p>
          </table:table-cell>
          <table:table-cell/>
          <table:table-cell office:value-type="float" office:value="498523" calcext:value-type="float">
            <text:p>498523</text:p>
          </table:table-cell>
          <table:table-cell office:value-type="float" office:value="181126" calcext:value-type="float">
            <text:p>181126</text:p>
          </table:table-cell>
          <table:table-cell/>
          <table:table-cell table:formula="of:=[.F532]/[.B532]" office:value-type="float" office:value="36870.2758671696" calcext:value-type="float">
            <text:p>36870.2758671696</text:p>
          </table:table-cell>
          <table:table-cell table:formula="of:=[.F532]/[.C532]" office:value-type="float" office:value="434.917605018814" calcext:value-type="float">
            <text:p>434.917605018814</text:p>
          </table:table-cell>
          <table:table-cell table:formula="of:=[.F532]/[.D532]" office:value-type="float" office:value="2887.3604892938" calcext:value-type="float">
            <text:p>2887.3604892938</text:p>
          </table:table-cell>
        </table:table-row>
        <table:table-row table:style-name="ro1">
          <table:table-cell/>
          <table:table-cell office:value-type="float" office:value="17.118" calcext:value-type="float">
            <text:p>17.118</text:p>
          </table:table-cell>
          <table:table-cell office:value-type="float" office:value="1721.151" calcext:value-type="float">
            <text:p>1721.151</text:p>
          </table:table-cell>
          <table:table-cell office:value-type="float" office:value="171.849" calcext:value-type="float">
            <text:p>171.849</text:p>
          </table:table-cell>
          <table:table-cell/>
          <table:table-cell office:value-type="float" office:value="522173" calcext:value-type="float">
            <text:p>522173</text:p>
          </table:table-cell>
          <table:table-cell office:value-type="float" office:value="218540" calcext:value-type="float">
            <text:p>218540</text:p>
          </table:table-cell>
          <table:table-cell/>
          <table:table-cell table:formula="of:=[.F533]/[.B533]" office:value-type="float" office:value="30504.3229349223" calcext:value-type="float">
            <text:p>30504.3229349223</text:p>
          </table:table-cell>
          <table:table-cell table:formula="of:=[.F533]/[.C533]" office:value-type="float" office:value="303.385931856066" calcext:value-type="float">
            <text:p>303.385931856066</text:p>
          </table:table-cell>
          <table:table-cell table:formula="of:=[.F533]/[.D533]" office:value-type="float" office:value="3038.55710536576" calcext:value-type="float">
            <text:p>3038.55710536576</text:p>
          </table:table-cell>
        </table:table-row>
        <table:table-row table:style-name="ro1">
          <table:table-cell/>
          <table:table-cell office:value-type="float" office:value="6.609" calcext:value-type="float">
            <text:p>6.609</text:p>
          </table:table-cell>
          <table:table-cell office:value-type="float" office:value="1159.259" calcext:value-type="float">
            <text:p>1159.259</text:p>
          </table:table-cell>
          <table:table-cell office:value-type="float" office:value="66.809" calcext:value-type="float">
            <text:p>66.809</text:p>
          </table:table-cell>
          <table:table-cell/>
          <table:table-cell office:value-type="float" office:value="344976" calcext:value-type="float">
            <text:p>344976</text:p>
          </table:table-cell>
          <table:table-cell office:value-type="float" office:value="132450" calcext:value-type="float">
            <text:p>132450</text:p>
          </table:table-cell>
          <table:table-cell/>
          <table:table-cell table:formula="of:=[.F534]/[.B534]" office:value-type="float" office:value="52197.911938266" calcext:value-type="float">
            <text:p>52197.911938266</text:p>
          </table:table-cell>
          <table:table-cell table:formula="of:=[.F534]/[.C534]" office:value-type="float" office:value="297.583197542568" calcext:value-type="float">
            <text:p>297.583197542568</text:p>
          </table:table-cell>
          <table:table-cell table:formula="of:=[.F534]/[.D534]" office:value-type="float" office:value="5163.61568052209" calcext:value-type="float">
            <text:p>5163.61568052209</text:p>
          </table:table-cell>
        </table:table-row>
        <table:table-row table:style-name="ro1">
          <table:table-cell/>
          <table:table-cell office:value-type="float" office:value="5.678" calcext:value-type="float">
            <text:p>5.678</text:p>
          </table:table-cell>
          <table:table-cell office:value-type="float" office:value="353.618" calcext:value-type="float">
            <text:p>353.618</text:p>
          </table:table-cell>
          <table:table-cell office:value-type="float" office:value="46.716" calcext:value-type="float">
            <text:p>46.716</text:p>
          </table:table-cell>
          <table:table-cell/>
          <table:table-cell office:value-type="float" office:value="268242" calcext:value-type="float">
            <text:p>268242</text:p>
          </table:table-cell>
          <table:table-cell office:value-type="float" office:value="144638" calcext:value-type="float">
            <text:p>144638</text:p>
          </table:table-cell>
          <table:table-cell/>
          <table:table-cell table:formula="of:=[.F535]/[.B535]" office:value-type="float" office:value="47242.3388517084" calcext:value-type="float">
            <text:p>47242.3388517084</text:p>
          </table:table-cell>
          <table:table-cell table:formula="of:=[.F535]/[.C535]" office:value-type="float" office:value="758.564326476593" calcext:value-type="float">
            <text:p>758.564326476593</text:p>
          </table:table-cell>
          <table:table-cell table:formula="of:=[.F535]/[.D535]" office:value-type="float" office:value="5741.97277164141" calcext:value-type="float">
            <text:p>5741.97277164141</text:p>
          </table:table-cell>
        </table:table-row>
        <table:table-row table:style-name="ro1">
          <table:table-cell/>
          <table:table-cell office:value-type="float" office:value="7.534" calcext:value-type="float">
            <text:p>7.534</text:p>
          </table:table-cell>
          <table:table-cell office:value-type="float" office:value="569.175" calcext:value-type="float">
            <text:p>569.175</text:p>
          </table:table-cell>
          <table:table-cell office:value-type="float" office:value="86.876" calcext:value-type="float">
            <text:p>86.876</text:p>
          </table:table-cell>
          <table:table-cell/>
          <table:table-cell office:value-type="float" office:value="374680" calcext:value-type="float">
            <text:p>374680</text:p>
          </table:table-cell>
          <table:table-cell office:value-type="float" office:value="136986" calcext:value-type="float">
            <text:p>136986</text:p>
          </table:table-cell>
          <table:table-cell/>
          <table:table-cell table:formula="of:=[.F536]/[.B536]" office:value-type="float" office:value="49731.8821343244" calcext:value-type="float">
            <text:p>49731.8821343244</text:p>
          </table:table-cell>
          <table:table-cell table:formula="of:=[.F536]/[.C536]" office:value-type="float" office:value="658.28611586946" calcext:value-type="float">
            <text:p>658.28611586946</text:p>
          </table:table-cell>
          <table:table-cell table:formula="of:=[.F536]/[.D536]" office:value-type="float" office:value="4312.81366545421" calcext:value-type="float">
            <text:p>4312.81366545421</text:p>
          </table:table-cell>
        </table:table-row>
        <table:table-row table:style-name="ro1">
          <table:table-cell/>
          <table:table-cell office:value-type="float" office:value="15.058" calcext:value-type="float">
            <text:p>15.058</text:p>
          </table:table-cell>
          <table:table-cell office:value-type="float" office:value="1178.572" calcext:value-type="float">
            <text:p>1178.572</text:p>
          </table:table-cell>
          <table:table-cell office:value-type="float" office:value="158.398" calcext:value-type="float">
            <text:p>158.398</text:p>
          </table:table-cell>
          <table:table-cell/>
          <table:table-cell office:value-type="float" office:value="525872" calcext:value-type="float">
            <text:p>525872</text:p>
          </table:table-cell>
          <table:table-cell office:value-type="float" office:value="192199" calcext:value-type="float">
            <text:p>192199</text:p>
          </table:table-cell>
          <table:table-cell/>
          <table:table-cell table:formula="of:=[.F537]/[.B537]" office:value-type="float" office:value="34923.0973568867" calcext:value-type="float">
            <text:p>34923.0973568867</text:p>
          </table:table-cell>
          <table:table-cell table:formula="of:=[.F537]/[.C537]" office:value-type="float" office:value="446.194207905839" calcext:value-type="float">
            <text:p>446.194207905839</text:p>
          </table:table-cell>
          <table:table-cell table:formula="of:=[.F537]/[.D537]" office:value-type="float" office:value="3319.9409083448" calcext:value-type="float">
            <text:p>3319.9409083448</text:p>
          </table:table-cell>
        </table:table-row>
        <table:table-row table:style-name="ro1">
          <table:table-cell/>
          <table:table-cell office:value-type="float" office:value="0.154" calcext:value-type="float">
            <text:p>0.154</text:p>
          </table:table-cell>
          <table:table-cell office:value-type="float" office:value="6.87" calcext:value-type="float">
            <text:p>6.87</text:p>
          </table:table-cell>
          <table:table-cell office:value-type="float" office:value="0.996" calcext:value-type="float">
            <text:p>0.996</text:p>
          </table:table-cell>
          <table:table-cell/>
          <table:table-cell office:value-type="float" office:value="44076" calcext:value-type="float">
            <text:p>44076</text:p>
          </table:table-cell>
          <table:table-cell office:value-type="float" office:value="30236" calcext:value-type="float">
            <text:p>30236</text:p>
          </table:table-cell>
          <table:table-cell/>
          <table:table-cell table:formula="of:=[.F538]/[.B538]" office:value-type="float" office:value="286207.792207792" calcext:value-type="float">
            <text:p>286207.792207792</text:p>
          </table:table-cell>
          <table:table-cell table:formula="of:=[.F538]/[.C538]" office:value-type="float" office:value="6415.72052401747" calcext:value-type="float">
            <text:p>6415.72052401747</text:p>
          </table:table-cell>
          <table:table-cell table:formula="of:=[.F538]/[.D538]" office:value-type="float" office:value="44253.0120481928" calcext:value-type="float">
            <text:p>44253.0120481928</text:p>
          </table:table-cell>
        </table:table-row>
        <table:table-row table:style-name="ro1">
          <table:table-cell/>
          <table:table-cell office:value-type="float" office:value="0.979" calcext:value-type="float">
            <text:p>0.979</text:p>
          </table:table-cell>
          <table:table-cell office:value-type="float" office:value="109.288" calcext:value-type="float">
            <text:p>109.288</text:p>
          </table:table-cell>
          <table:table-cell office:value-type="float" office:value="14.58" calcext:value-type="float">
            <text:p>14.58</text:p>
          </table:table-cell>
          <table:table-cell/>
          <table:table-cell office:value-type="float" office:value="156594" calcext:value-type="float">
            <text:p>156594</text:p>
          </table:table-cell>
          <table:table-cell office:value-type="float" office:value="59530" calcext:value-type="float">
            <text:p>59530</text:p>
          </table:table-cell>
          <table:table-cell/>
          <table:table-cell table:formula="of:=[.F539]/[.B539]" office:value-type="float" office:value="159953.013278856" calcext:value-type="float">
            <text:p>159953.013278856</text:p>
          </table:table-cell>
          <table:table-cell table:formula="of:=[.F539]/[.C539]" office:value-type="float" office:value="1432.85630627333" calcext:value-type="float">
            <text:p>1432.85630627333</text:p>
          </table:table-cell>
          <table:table-cell table:formula="of:=[.F539]/[.D539]" office:value-type="float" office:value="10740.329218107" calcext:value-type="float">
            <text:p>10740.329218107</text:p>
          </table:table-cell>
        </table:table-row>
        <table:table-row table:style-name="ro1">
          <table:table-cell/>
          <table:table-cell office:value-type="float" office:value="0.318" calcext:value-type="float">
            <text:p>0.318</text:p>
          </table:table-cell>
          <table:table-cell office:value-type="float" office:value="24.206" calcext:value-type="float">
            <text:p>24.206</text:p>
          </table:table-cell>
          <table:table-cell office:value-type="float" office:value="3.747" calcext:value-type="float">
            <text:p>3.747</text:p>
          </table:table-cell>
          <table:table-cell/>
          <table:table-cell office:value-type="float" office:value="85425" calcext:value-type="float">
            <text:p>85425</text:p>
          </table:table-cell>
          <table:table-cell office:value-type="float" office:value="33202" calcext:value-type="float">
            <text:p>33202</text:p>
          </table:table-cell>
          <table:table-cell/>
          <table:table-cell table:formula="of:=[.F540]/[.B540]" office:value-type="float" office:value="268632.075471698" calcext:value-type="float">
            <text:p>268632.075471698</text:p>
          </table:table-cell>
          <table:table-cell table:formula="of:=[.F540]/[.C540]" office:value-type="float" office:value="3529.08369825663" calcext:value-type="float">
            <text:p>3529.08369825663</text:p>
          </table:table-cell>
          <table:table-cell table:formula="of:=[.F540]/[.D540]" office:value-type="float" office:value="22798.2385908727" calcext:value-type="float">
            <text:p>22798.2385908727</text:p>
          </table:table-cell>
        </table:table-row>
        <table:table-row table:style-name="ro1">
          <table:table-cell/>
          <table:table-cell office:value-type="float" office:value="0.929" calcext:value-type="float">
            <text:p>0.929</text:p>
          </table:table-cell>
          <table:table-cell office:value-type="float" office:value="53.439" calcext:value-type="float">
            <text:p>53.439</text:p>
          </table:table-cell>
          <table:table-cell office:value-type="float" office:value="7.415" calcext:value-type="float">
            <text:p>7.415</text:p>
          </table:table-cell>
          <table:table-cell/>
          <table:table-cell office:value-type="float" office:value="111985" calcext:value-type="float">
            <text:p>111985</text:p>
          </table:table-cell>
          <table:table-cell office:value-type="float" office:value="76280" calcext:value-type="float">
            <text:p>76280</text:p>
          </table:table-cell>
          <table:table-cell/>
          <table:table-cell table:formula="of:=[.F541]/[.B541]" office:value-type="float" office:value="120543.595263724" calcext:value-type="float">
            <text:p>120543.595263724</text:p>
          </table:table-cell>
          <table:table-cell table:formula="of:=[.F541]/[.C541]" office:value-type="float" office:value="2095.5669080634" calcext:value-type="float">
            <text:p>2095.5669080634</text:p>
          </table:table-cell>
          <table:table-cell table:formula="of:=[.F541]/[.D541]" office:value-type="float" office:value="15102.4949426837" calcext:value-type="float">
            <text:p>15102.4949426837</text:p>
          </table:table-cell>
        </table:table-row>
        <table:table-row table:style-name="ro1">
          <table:table-cell/>
          <table:table-cell office:value-type="float" office:value="9.711" calcext:value-type="float">
            <text:p>9.711</text:p>
          </table:table-cell>
          <table:table-cell office:value-type="float" office:value="720.354" calcext:value-type="float">
            <text:p>720.354</text:p>
          </table:table-cell>
          <table:table-cell office:value-type="float" office:value="119.631" calcext:value-type="float">
            <text:p>119.631</text:p>
          </table:table-cell>
          <table:table-cell/>
          <table:table-cell office:value-type="float" office:value="417140" calcext:value-type="float">
            <text:p>417140</text:p>
          </table:table-cell>
          <table:table-cell office:value-type="float" office:value="158646" calcext:value-type="float">
            <text:p>158646</text:p>
          </table:table-cell>
          <table:table-cell/>
          <table:table-cell table:formula="of:=[.F542]/[.B542]" office:value-type="float" office:value="42955.4113891463" calcext:value-type="float">
            <text:p>42955.4113891463</text:p>
          </table:table-cell>
          <table:table-cell table:formula="of:=[.F542]/[.C542]" office:value-type="float" office:value="579.076398548491" calcext:value-type="float">
            <text:p>579.076398548491</text:p>
          </table:table-cell>
          <table:table-cell table:formula="of:=[.F542]/[.D542]" office:value-type="float" office:value="3486.88884988005" calcext:value-type="float">
            <text:p>3486.88884988005</text:p>
          </table:table-cell>
        </table:table-row>
        <table:table-row table:style-name="ro1">
          <table:table-cell/>
          <table:table-cell office:value-type="float" office:value="1.502" calcext:value-type="float">
            <text:p>1.502</text:p>
          </table:table-cell>
          <table:table-cell office:value-type="float" office:value="214.458" calcext:value-type="float">
            <text:p>214.458</text:p>
          </table:table-cell>
          <table:table-cell office:value-type="float" office:value="21.273" calcext:value-type="float">
            <text:p>21.273</text:p>
          </table:table-cell>
          <table:table-cell/>
          <table:table-cell office:value-type="float" office:value="181545" calcext:value-type="float">
            <text:p>181545</text:p>
          </table:table-cell>
          <table:table-cell office:value-type="float" office:value="64099" calcext:value-type="float">
            <text:p>64099</text:p>
          </table:table-cell>
          <table:table-cell/>
          <table:table-cell table:formula="of:=[.F543]/[.B543]" office:value-type="float" office:value="120868.841544607" calcext:value-type="float">
            <text:p>120868.841544607</text:p>
          </table:table-cell>
          <table:table-cell table:formula="of:=[.F543]/[.C543]" office:value-type="float" office:value="846.529390370142" calcext:value-type="float">
            <text:p>846.529390370142</text:p>
          </table:table-cell>
          <table:table-cell table:formula="of:=[.F543]/[.D543]" office:value-type="float" office:value="8534.05725567621" calcext:value-type="float">
            <text:p>8534.05725567621</text:p>
          </table:table-cell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38.733" calcext:value-type="float">
            <text:p>38.733</text:p>
          </table:table-cell>
          <table:table-cell office:value-type="float" office:value="6.139" calcext:value-type="float">
            <text:p>6.139</text:p>
          </table:table-cell>
          <table:table-cell/>
          <table:table-cell office:value-type="float" office:value="103252" calcext:value-type="float">
            <text:p>103252</text:p>
          </table:table-cell>
          <table:table-cell office:value-type="float" office:value="39044" calcext:value-type="float">
            <text:p>39044</text:p>
          </table:table-cell>
          <table:table-cell/>
          <table:table-cell table:formula="of:=[.F544]/[.B544]" office:value-type="float" office:value="224460.869565217" calcext:value-type="float">
            <text:p>224460.869565217</text:p>
          </table:table-cell>
          <table:table-cell table:formula="of:=[.F544]/[.C544]" office:value-type="float" office:value="2665.73722665427" calcext:value-type="float">
            <text:p>2665.73722665427</text:p>
          </table:table-cell>
          <table:table-cell table:formula="of:=[.F544]/[.D544]" office:value-type="float" office:value="16819.0258999837" calcext:value-type="float">
            <text:p>16819.0258999837</text:p>
          </table:table-cell>
        </table:table-row>
        <table:table-row table:style-name="ro1">
          <table:table-cell/>
          <table:table-cell office:value-type="float" office:value="4.922" calcext:value-type="float">
            <text:p>4.922</text:p>
          </table:table-cell>
          <table:table-cell office:value-type="float" office:value="564.751" calcext:value-type="float">
            <text:p>564.751</text:p>
          </table:table-cell>
          <table:table-cell office:value-type="float" office:value="47.037" calcext:value-type="float">
            <text:p>47.037</text:p>
          </table:table-cell>
          <table:table-cell/>
          <table:table-cell office:value-type="float" office:value="280680" calcext:value-type="float">
            <text:p>280680</text:p>
          </table:table-cell>
          <table:table-cell office:value-type="float" office:value="121904" calcext:value-type="float">
            <text:p>121904</text:p>
          </table:table-cell>
          <table:table-cell/>
          <table:table-cell table:formula="of:=[.F545]/[.B545]" office:value-type="float" office:value="57025.5993498578" calcext:value-type="float">
            <text:p>57025.5993498578</text:p>
          </table:table-cell>
          <table:table-cell table:formula="of:=[.F545]/[.C545]" office:value-type="float" office:value="496.997791947248" calcext:value-type="float">
            <text:p>496.997791947248</text:p>
          </table:table-cell>
          <table:table-cell table:formula="of:=[.F545]/[.D545]" office:value-type="float" office:value="5967.21729702149" calcext:value-type="float">
            <text:p>5967.21729702149</text:p>
          </table:table-cell>
        </table:table-row>
        <table:table-row table:style-name="ro1">
          <table:table-cell/>
          <table:table-cell office:value-type="float" office:value="0.232" calcext:value-type="float">
            <text:p>0.232</text:p>
          </table:table-cell>
          <table:table-cell office:value-type="float" office:value="11.678" calcext:value-type="float">
            <text:p>11.678</text:p>
          </table:table-cell>
          <table:table-cell office:value-type="float" office:value="1.505" calcext:value-type="float">
            <text:p>1.505</text:p>
          </table:table-cell>
          <table:table-cell/>
          <table:table-cell office:value-type="float" office:value="56271" calcext:value-type="float">
            <text:p>56271</text:p>
          </table:table-cell>
          <table:table-cell office:value-type="float" office:value="32362" calcext:value-type="float">
            <text:p>32362</text:p>
          </table:table-cell>
          <table:table-cell/>
          <table:table-cell table:formula="of:=[.F546]/[.B546]" office:value-type="float" office:value="242547.413793103" calcext:value-type="float">
            <text:p>242547.413793103</text:p>
          </table:table-cell>
          <table:table-cell table:formula="of:=[.F546]/[.C546]" office:value-type="float" office:value="4818.54769652338" calcext:value-type="float">
            <text:p>4818.54769652338</text:p>
          </table:table-cell>
          <table:table-cell table:formula="of:=[.F546]/[.D546]" office:value-type="float" office:value="37389.3687707641" calcext:value-type="float">
            <text:p>37389.3687707641</text:p>
          </table:table-cell>
        </table:table-row>
        <table:table-row table:style-name="ro1">
          <table:table-cell/>
          <table:table-cell office:value-type="float" office:value="4.614" calcext:value-type="float">
            <text:p>4.614</text:p>
          </table:table-cell>
          <table:table-cell office:value-type="float" office:value="387.865" calcext:value-type="float">
            <text:p>387.865</text:p>
          </table:table-cell>
          <table:table-cell office:value-type="float" office:value="59.836" calcext:value-type="float">
            <text:p>59.836</text:p>
          </table:table-cell>
          <table:table-cell/>
          <table:table-cell office:value-type="float" office:value="303434" calcext:value-type="float">
            <text:p>303434</text:p>
          </table:table-cell>
          <table:table-cell office:value-type="float" office:value="111166" calcext:value-type="float">
            <text:p>111166</text:p>
          </table:table-cell>
          <table:table-cell/>
          <table:table-cell table:formula="of:=[.F547]/[.B547]" office:value-type="float" office:value="65763.762462072" calcext:value-type="float">
            <text:p>65763.762462072</text:p>
          </table:table-cell>
          <table:table-cell table:formula="of:=[.F547]/[.C547]" office:value-type="float" office:value="782.318590231137" calcext:value-type="float">
            <text:p>782.318590231137</text:p>
          </table:table-cell>
          <table:table-cell table:formula="of:=[.F547]/[.D547]" office:value-type="float" office:value="5071.09432448693" calcext:value-type="float">
            <text:p>5071.09432448693</text:p>
          </table:table-cell>
        </table:table-row>
        <table:table-row table:style-name="ro1">
          <table:table-cell/>
          <table:table-cell office:value-type="float" office:value="3.521" calcext:value-type="float">
            <text:p>3.521</text:p>
          </table:table-cell>
          <table:table-cell office:value-type="float" office:value="226.131" calcext:value-type="float">
            <text:p>226.131</text:p>
          </table:table-cell>
          <table:table-cell office:value-type="float" office:value="34.702" calcext:value-type="float">
            <text:p>34.702</text:p>
          </table:table-cell>
          <table:table-cell/>
          <table:table-cell office:value-type="float" office:value="240012" calcext:value-type="float">
            <text:p>240012</text:p>
          </table:table-cell>
          <table:table-cell office:value-type="float" office:value="101254" calcext:value-type="float">
            <text:p>101254</text:p>
          </table:table-cell>
          <table:table-cell/>
          <table:table-cell table:formula="of:=[.F548]/[.B548]" office:value-type="float" office:value="68165.861971031" calcext:value-type="float">
            <text:p>68165.861971031</text:p>
          </table:table-cell>
          <table:table-cell table:formula="of:=[.F548]/[.C548]" office:value-type="float" office:value="1061.38477254335" calcext:value-type="float">
            <text:p>1061.38477254335</text:p>
          </table:table-cell>
          <table:table-cell table:formula="of:=[.F548]/[.D548]" office:value-type="float" office:value="6916.37369604057" calcext:value-type="float">
            <text:p>6916.37369604057</text:p>
          </table:table-cell>
        </table:table-row>
        <table:table-row table:style-name="ro1">
          <table:table-cell/>
          <table:table-cell office:value-type="float" office:value="10.928" calcext:value-type="float">
            <text:p>10.928</text:p>
          </table:table-cell>
          <table:table-cell office:value-type="float" office:value="894.397" calcext:value-type="float">
            <text:p>894.397</text:p>
          </table:table-cell>
          <table:table-cell office:value-type="float" office:value="130.871" calcext:value-type="float">
            <text:p>130.871</text:p>
          </table:table-cell>
          <table:table-cell/>
          <table:table-cell office:value-type="float" office:value="453623" calcext:value-type="float">
            <text:p>453623</text:p>
          </table:table-cell>
          <table:table-cell office:value-type="float" office:value="162578" calcext:value-type="float">
            <text:p>162578</text:p>
          </table:table-cell>
          <table:table-cell/>
          <table:table-cell table:formula="of:=[.F549]/[.B549]" office:value-type="float" office:value="41510.1573938507" calcext:value-type="float">
            <text:p>41510.1573938507</text:p>
          </table:table-cell>
          <table:table-cell table:formula="of:=[.F549]/[.C549]" office:value-type="float" office:value="507.183051821507" calcext:value-type="float">
            <text:p>507.183051821507</text:p>
          </table:table-cell>
          <table:table-cell table:formula="of:=[.F549]/[.D549]" office:value-type="float" office:value="3466.18425778056" calcext:value-type="float">
            <text:p>3466.18425778056</text:p>
          </table:table-cell>
        </table:table-row>
        <table:table-row table:style-name="ro1">
          <table:table-cell/>
          <table:table-cell office:value-type="float" office:value="0.862" calcext:value-type="float">
            <text:p>0.862</text:p>
          </table:table-cell>
          <table:table-cell office:value-type="float" office:value="89.894" calcext:value-type="float">
            <text:p>89.894</text:p>
          </table:table-cell>
          <table:table-cell office:value-type="float" office:value="11.305" calcext:value-type="float">
            <text:p>11.305</text:p>
          </table:table-cell>
          <table:table-cell/>
          <table:table-cell office:value-type="float" office:value="136645" calcext:value-type="float">
            <text:p>136645</text:p>
          </table:table-cell>
          <table:table-cell office:value-type="float" office:value="56824" calcext:value-type="float">
            <text:p>56824</text:p>
          </table:table-cell>
          <table:table-cell/>
          <table:table-cell table:formula="of:=[.F550]/[.B550]" office:value-type="float" office:value="158520.881670534" calcext:value-type="float">
            <text:p>158520.881670534</text:p>
          </table:table-cell>
          <table:table-cell table:formula="of:=[.F550]/[.C550]" office:value-type="float" office:value="1520.06808018333" calcext:value-type="float">
            <text:p>1520.06808018333</text:p>
          </table:table-cell>
          <table:table-cell table:formula="of:=[.F550]/[.D550]" office:value-type="float" office:value="12087.1295886776" calcext:value-type="float">
            <text:p>12087.1295886776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3.395" calcext:value-type="float">
            <text:p>3.395</text:p>
          </table:table-cell>
          <table:table-cell office:value-type="float" office:value="0.414" calcext:value-type="float">
            <text:p>0.414</text:p>
          </table:table-cell>
          <table:table-cell/>
          <table:table-cell office:value-type="float" office:value="32784" calcext:value-type="float">
            <text:p>32784</text:p>
          </table:table-cell>
          <table:table-cell office:value-type="float" office:value="19946" calcext:value-type="float">
            <text:p>19946</text:p>
          </table:table-cell>
          <table:table-cell/>
          <table:table-cell table:formula="of:=[.F551]/[.B551]" office:value-type="float" office:value="437120" calcext:value-type="float">
            <text:p>437120</text:p>
          </table:table-cell>
          <table:table-cell table:formula="of:=[.F551]/[.C551]" office:value-type="float" office:value="9656.55375552283" calcext:value-type="float">
            <text:p>9656.55375552283</text:p>
          </table:table-cell>
          <table:table-cell table:formula="of:=[.F551]/[.D551]" office:value-type="float" office:value="79188.4057971014" calcext:value-type="float">
            <text:p>79188.4057971014</text:p>
          </table:table-cell>
        </table:table-row>
        <table:table-row table:style-name="ro1">
          <table:table-cell/>
          <table:table-cell office:value-type="float" office:value="6.563" calcext:value-type="float">
            <text:p>6.563</text:p>
          </table:table-cell>
          <table:table-cell office:value-type="float" office:value="495.897" calcext:value-type="float">
            <text:p>495.897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float" office:value="349713" calcext:value-type="float">
            <text:p>349713</text:p>
          </table:table-cell>
          <table:table-cell office:value-type="float" office:value="128104" calcext:value-type="float">
            <text:p>128104</text:p>
          </table:table-cell>
          <table:table-cell/>
          <table:table-cell table:formula="of:=[.F552]/[.B552]" office:value-type="float" office:value="53285.540149322" calcext:value-type="float">
            <text:p>53285.540149322</text:p>
          </table:table-cell>
          <table:table-cell table:formula="of:=[.F552]/[.C552]" office:value-type="float" office:value="705.212977694965" calcext:value-type="float">
            <text:p>705.212977694965</text:p>
          </table:table-cell>
          <table:table-cell table:formula="of:=[.F552]/[.D552]" office:value-type="float" office:value="4466.32183908046" calcext:value-type="float">
            <text:p>4466.32183908046</text:p>
          </table:table-cell>
        </table:table-row>
        <table:table-row table:style-name="ro1">
          <table:table-cell/>
          <table:table-cell office:value-type="float" office:value="0.146" calcext:value-type="float">
            <text:p>0.146</text:p>
          </table:table-cell>
          <table:table-cell office:value-type="float" office:value="11.422" calcext:value-type="float">
            <text:p>11.422</text:p>
          </table:table-cell>
          <table:table-cell office:value-type="float" office:value="1.602" calcext:value-type="float">
            <text:p>1.602</text:p>
          </table:table-cell>
          <table:table-cell/>
          <table:table-cell office:value-type="float" office:value="56892" calcext:value-type="float">
            <text:p>56892</text:p>
          </table:table-cell>
          <table:table-cell office:value-type="float" office:value="20224" calcext:value-type="float">
            <text:p>20224</text:p>
          </table:table-cell>
          <table:table-cell/>
          <table:table-cell table:formula="of:=[.F553]/[.B553]" office:value-type="float" office:value="389671.232876712" calcext:value-type="float">
            <text:p>389671.232876712</text:p>
          </table:table-cell>
          <table:table-cell table:formula="of:=[.F553]/[.C553]" office:value-type="float" office:value="4980.9140255647" calcext:value-type="float">
            <text:p>4980.9140255647</text:p>
          </table:table-cell>
          <table:table-cell table:formula="of:=[.F553]/[.D553]" office:value-type="float" office:value="35513.1086142322" calcext:value-type="float">
            <text:p>35513.1086142322</text:p>
          </table:table-cell>
        </table:table-row>
        <table:table-row table:style-name="ro1">
          <table:table-cell/>
          <table:table-cell office:value-type="float" office:value="15.78" calcext:value-type="float">
            <text:p>15.78</text:p>
          </table:table-cell>
          <table:table-cell office:value-type="float" office:value="1412.093" calcext:value-type="float">
            <text:p>1412.093</text:p>
          </table:table-cell>
          <table:table-cell office:value-type="float" office:value="182.746" calcext:value-type="float">
            <text:p>182.746</text:p>
          </table:table-cell>
          <table:table-cell/>
          <table:table-cell office:value-type="float" office:value="525405" calcext:value-type="float">
            <text:p>525405</text:p>
          </table:table-cell>
          <table:table-cell office:value-type="float" office:value="198577" calcext:value-type="float">
            <text:p>198577</text:p>
          </table:table-cell>
          <table:table-cell/>
          <table:table-cell table:formula="of:=[.F554]/[.B554]" office:value-type="float" office:value="33295.6273764259" calcext:value-type="float">
            <text:p>33295.6273764259</text:p>
          </table:table-cell>
          <table:table-cell table:formula="of:=[.F554]/[.C554]" office:value-type="float" office:value="372.075351977526" calcext:value-type="float">
            <text:p>372.075351977526</text:p>
          </table:table-cell>
          <table:table-cell table:formula="of:=[.F554]/[.D554]" office:value-type="float" office:value="2875.05608877896" calcext:value-type="float">
            <text:p>2875.05608877896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500.674" calcext:value-type="float">
            <text:p>500.674</text:p>
          </table:table-cell>
          <table:table-cell office:value-type="float" office:value="59.271" calcext:value-type="float">
            <text:p>59.271</text:p>
          </table:table-cell>
          <table:table-cell/>
          <table:table-cell office:value-type="float" office:value="322724" calcext:value-type="float">
            <text:p>322724</text:p>
          </table:table-cell>
          <table:table-cell office:value-type="float" office:value="118658" calcext:value-type="float">
            <text:p>118658</text:p>
          </table:table-cell>
          <table:table-cell/>
          <table:table-cell table:formula="of:=[.F555]/[.B555]" office:value-type="float" office:value="57629.2857142857" calcext:value-type="float">
            <text:p>57629.2857142857</text:p>
          </table:table-cell>
          <table:table-cell table:formula="of:=[.F555]/[.C555]" office:value-type="float" office:value="644.579107363274" calcext:value-type="float">
            <text:p>644.579107363274</text:p>
          </table:table-cell>
          <table:table-cell table:formula="of:=[.F555]/[.D555]" office:value-type="float" office:value="5444.88873142009" calcext:value-type="float">
            <text:p>5444.88873142009</text:p>
          </table:table-cell>
        </table:table-row>
        <table:table-row table:style-name="ro1">
          <table:table-cell/>
          <table:table-cell office:value-type="float" office:value="0.72" calcext:value-type="float">
            <text:p>0.72</text:p>
          </table:table-cell>
          <table:table-cell office:value-type="float" office:value="68.993" calcext:value-type="float">
            <text:p>68.993</text:p>
          </table:table-cell>
          <table:table-cell office:value-type="float" office:value="6.491" calcext:value-type="float">
            <text:p>6.491</text:p>
          </table:table-cell>
          <table:table-cell/>
          <table:table-cell office:value-type="float" office:value="104920" calcext:value-type="float">
            <text:p>104920</text:p>
          </table:table-cell>
          <table:table-cell office:value-type="float" office:value="52170" calcext:value-type="float">
            <text:p>52170</text:p>
          </table:table-cell>
          <table:table-cell/>
          <table:table-cell table:formula="of:=[.F556]/[.B556]" office:value-type="float" office:value="145722.222222222" calcext:value-type="float">
            <text:p>145722.222222222</text:p>
          </table:table-cell>
          <table:table-cell table:formula="of:=[.F556]/[.C556]" office:value-type="float" office:value="1520.73398750598" calcext:value-type="float">
            <text:p>1520.73398750598</text:p>
          </table:table-cell>
          <table:table-cell table:formula="of:=[.F556]/[.D556]" office:value-type="float" office:value="16163.9192728393" calcext:value-type="float">
            <text:p>16163.9192728393</text:p>
          </table:table-cell>
        </table:table-row>
        <table:table-row table:style-name="ro1">
          <table:table-cell/>
          <table:table-cell office:value-type="float" office:value="3.376" calcext:value-type="float">
            <text:p>3.376</text:p>
          </table:table-cell>
          <table:table-cell office:value-type="float" office:value="242.974" calcext:value-type="float">
            <text:p>242.974</text:p>
          </table:table-cell>
          <table:table-cell office:value-type="float" office:value="40.36" calcext:value-type="float">
            <text:p>40.36</text:p>
          </table:table-cell>
          <table:table-cell/>
          <table:table-cell office:value-type="float" office:value="252725" calcext:value-type="float">
            <text:p>252725</text:p>
          </table:table-cell>
          <table:table-cell office:value-type="float" office:value="107352" calcext:value-type="float">
            <text:p>107352</text:p>
          </table:table-cell>
          <table:table-cell/>
          <table:table-cell table:formula="of:=[.F557]/[.B557]" office:value-type="float" office:value="74859.3009478673" calcext:value-type="float">
            <text:p>74859.3009478673</text:p>
          </table:table-cell>
          <table:table-cell table:formula="of:=[.F557]/[.C557]" office:value-type="float" office:value="1040.13186596097" calcext:value-type="float">
            <text:p>1040.13186596097</text:p>
          </table:table-cell>
          <table:table-cell table:formula="of:=[.F557]/[.D557]" office:value-type="float" office:value="6261.76907829534" calcext:value-type="float">
            <text:p>6261.76907829534</text:p>
          </table:table-cell>
        </table:table-row>
        <table:table-row table:style-name="ro1">
          <table:table-cell/>
          <table:table-cell office:value-type="float" office:value="1.328" calcext:value-type="float">
            <text:p>1.328</text:p>
          </table:table-cell>
          <table:table-cell office:value-type="float" office:value="119.106" calcext:value-type="float">
            <text:p>119.106</text:p>
          </table:table-cell>
          <table:table-cell office:value-type="float" office:value="15.085" calcext:value-type="float">
            <text:p>15.085</text:p>
          </table:table-cell>
          <table:table-cell/>
          <table:table-cell office:value-type="float" office:value="168683" calcext:value-type="float">
            <text:p>168683</text:p>
          </table:table-cell>
          <table:table-cell office:value-type="float" office:value="57232" calcext:value-type="float">
            <text:p>57232</text:p>
          </table:table-cell>
          <table:table-cell/>
          <table:table-cell table:formula="of:=[.F558]/[.B558]" office:value-type="float" office:value="127020.331325301" calcext:value-type="float">
            <text:p>127020.331325301</text:p>
          </table:table-cell>
          <table:table-cell table:formula="of:=[.F558]/[.C558]" office:value-type="float" office:value="1416.24267459238" calcext:value-type="float">
            <text:p>1416.24267459238</text:p>
          </table:table-cell>
          <table:table-cell table:formula="of:=[.F558]/[.D558]" office:value-type="float" office:value="11182.1677162744" calcext:value-type="float">
            <text:p>11182.1677162744</text:p>
          </table:table-cell>
        </table:table-row>
        <table:table-row table:style-name="ro1">
          <table:table-cell/>
          <table:table-cell office:value-type="float" office:value="6.378" calcext:value-type="float">
            <text:p>6.378</text:p>
          </table:table-cell>
          <table:table-cell office:value-type="float" office:value="517.284" calcext:value-type="float">
            <text:p>517.284</text:p>
          </table:table-cell>
          <table:table-cell office:value-type="float" office:value="87.861" calcext:value-type="float">
            <text:p>87.861</text:p>
          </table:table-cell>
          <table:table-cell/>
          <table:table-cell office:value-type="float" office:value="359411" calcext:value-type="float">
            <text:p>359411</text:p>
          </table:table-cell>
          <table:table-cell office:value-type="float" office:value="122518" calcext:value-type="float">
            <text:p>122518</text:p>
          </table:table-cell>
          <table:table-cell/>
          <table:table-cell table:formula="of:=[.F559]/[.B559]" office:value-type="float" office:value="56351.677641894" calcext:value-type="float">
            <text:p>56351.677641894</text:p>
          </table:table-cell>
          <table:table-cell table:formula="of:=[.F559]/[.C559]" office:value-type="float" office:value="694.804014815846" calcext:value-type="float">
            <text:p>694.804014815846</text:p>
          </table:table-cell>
          <table:table-cell table:formula="of:=[.F559]/[.D559]" office:value-type="float" office:value="4090.6773198575" calcext:value-type="float">
            <text:p>4090.6773198575</text:p>
          </table:table-cell>
        </table:table-row>
        <table:table-row table:style-name="ro1">
          <table:table-cell/>
          <table:table-cell office:value-type="float" office:value="1.006" calcext:value-type="float">
            <text:p>1.006</text:p>
          </table:table-cell>
          <table:table-cell office:value-type="float" office:value="90.994" calcext:value-type="float">
            <text:p>90.994</text:p>
          </table:table-cell>
          <table:table-cell office:value-type="float" office:value="13.312" calcext:value-type="float">
            <text:p>13.312</text:p>
          </table:table-cell>
          <table:table-cell/>
          <table:table-cell office:value-type="float" office:value="145961" calcext:value-type="float">
            <text:p>145961</text:p>
          </table:table-cell>
          <table:table-cell office:value-type="float" office:value="58574" calcext:value-type="float">
            <text:p>58574</text:p>
          </table:table-cell>
          <table:table-cell/>
          <table:table-cell table:formula="of:=[.F560]/[.B560]" office:value-type="float" office:value="145090.457256461" calcext:value-type="float">
            <text:p>145090.457256461</text:p>
          </table:table-cell>
          <table:table-cell table:formula="of:=[.F560]/[.C560]" office:value-type="float" office:value="1604.07279600853" calcext:value-type="float">
            <text:p>1604.07279600853</text:p>
          </table:table-cell>
          <table:table-cell table:formula="of:=[.F560]/[.D560]" office:value-type="float" office:value="10964.6183894231" calcext:value-type="float">
            <text:p>10964.6183894231</text:p>
          </table:table-cell>
        </table:table-row>
        <table:table-row table:style-name="ro1">
          <table:table-cell/>
          <table:table-cell office:value-type="float" office:value="0.053" calcext:value-type="float">
            <text:p>0.053</text:p>
          </table:table-cell>
          <table:table-cell office:value-type="float" office:value="2.866" calcext:value-type="float">
            <text:p>2.866</text:p>
          </table:table-cell>
          <table:table-cell office:value-type="float" office:value="0.398" calcext:value-type="float">
            <text:p>0.398</text:p>
          </table:table-cell>
          <table:table-cell/>
          <table:table-cell office:value-type="float" office:value="25765" calcext:value-type="float">
            <text:p>25765</text:p>
          </table:table-cell>
          <table:table-cell office:value-type="float" office:value="9844" calcext:value-type="float">
            <text:p>9844</text:p>
          </table:table-cell>
          <table:table-cell/>
          <table:table-cell table:formula="of:=[.F561]/[.B561]" office:value-type="float" office:value="486132.075471698" calcext:value-type="float">
            <text:p>486132.075471698</text:p>
          </table:table-cell>
          <table:table-cell table:formula="of:=[.F561]/[.C561]" office:value-type="float" office:value="8989.88136775994" calcext:value-type="float">
            <text:p>8989.88136775994</text:p>
          </table:table-cell>
          <table:table-cell table:formula="of:=[.F561]/[.D561]" office:value-type="float" office:value="64736.1809045226" calcext:value-type="float">
            <text:p>64736.1809045226</text:p>
          </table:table-cell>
        </table:table-row>
        <table:table-row table:style-name="ro1">
          <table:table-cell/>
          <table:table-cell office:value-type="float" office:value="4.038" calcext:value-type="float">
            <text:p>4.038</text:p>
          </table:table-cell>
          <table:table-cell office:value-type="float" office:value="382.628" calcext:value-type="float">
            <text:p>382.628</text:p>
          </table:table-cell>
          <table:table-cell office:value-type="float" office:value="54.837" calcext:value-type="float">
            <text:p>54.837</text:p>
          </table:table-cell>
          <table:table-cell/>
          <table:table-cell office:value-type="float" office:value="297937" calcext:value-type="float">
            <text:p>297937</text:p>
          </table:table-cell>
          <table:table-cell office:value-type="float" office:value="115113" calcext:value-type="float">
            <text:p>115113</text:p>
          </table:table-cell>
          <table:table-cell/>
          <table:table-cell table:formula="of:=[.F562]/[.B562]" office:value-type="float" office:value="73783.3085685983" calcext:value-type="float">
            <text:p>73783.3085685983</text:p>
          </table:table-cell>
          <table:table-cell table:formula="of:=[.F562]/[.C562]" office:value-type="float" office:value="778.659690351987" calcext:value-type="float">
            <text:p>778.659690351987</text:p>
          </table:table-cell>
          <table:table-cell table:formula="of:=[.F562]/[.D562]" office:value-type="float" office:value="5433.13820960301" calcext:value-type="float">
            <text:p>5433.13820960301</text:p>
          </table:table-cell>
        </table:table-row>
        <table:table-row table:style-name="ro1">
          <table:table-cell/>
          <table:table-cell office:value-type="float" office:value="1.115" calcext:value-type="float">
            <text:p>1.115</text:p>
          </table:table-cell>
          <table:table-cell office:value-type="float" office:value="93.519" calcext:value-type="float">
            <text:p>93.519</text:p>
          </table:table-cell>
          <table:table-cell office:value-type="float" office:value="15.189" calcext:value-type="float">
            <text:p>15.189</text:p>
          </table:table-cell>
          <table:table-cell/>
          <table:table-cell office:value-type="float" office:value="153086" calcext:value-type="float">
            <text:p>153086</text:p>
          </table:table-cell>
          <table:table-cell office:value-type="float" office:value="60371" calcext:value-type="float">
            <text:p>60371</text:p>
          </table:table-cell>
          <table:table-cell/>
          <table:table-cell table:formula="of:=[.F563]/[.B563]" office:value-type="float" office:value="137296.860986547" calcext:value-type="float">
            <text:p>137296.860986547</text:p>
          </table:table-cell>
          <table:table-cell table:formula="of:=[.F563]/[.C563]" office:value-type="float" office:value="1636.95078005539" calcext:value-type="float">
            <text:p>1636.95078005539</text:p>
          </table:table-cell>
          <table:table-cell table:formula="of:=[.F563]/[.D563]" office:value-type="float" office:value="10078.7411942853" calcext:value-type="float">
            <text:p>10078.7411942853</text:p>
          </table:table-cell>
        </table:table-row>
        <table:table-row table:style-name="ro1">
          <table:table-cell/>
          <table:table-cell office:value-type="float" office:value="2.326" calcext:value-type="float">
            <text:p>2.326</text:p>
          </table:table-cell>
          <table:table-cell office:value-type="float" office:value="195.556" calcext:value-type="float">
            <text:p>195.556</text:p>
          </table:table-cell>
          <table:table-cell office:value-type="float" office:value="30.371" calcext:value-type="float">
            <text:p>30.371</text:p>
          </table:table-cell>
          <table:table-cell/>
          <table:table-cell office:value-type="float" office:value="215732" calcext:value-type="float">
            <text:p>215732</text:p>
          </table:table-cell>
          <table:table-cell office:value-type="float" office:value="79066" calcext:value-type="float">
            <text:p>79066</text:p>
          </table:table-cell>
          <table:table-cell/>
          <table:table-cell table:formula="of:=[.F564]/[.B564]" office:value-type="float" office:value="92748.0653482373" calcext:value-type="float">
            <text:p>92748.0653482373</text:p>
          </table:table-cell>
          <table:table-cell table:formula="of:=[.F564]/[.C564]" office:value-type="float" office:value="1103.17249278979" calcext:value-type="float">
            <text:p>1103.17249278979</text:p>
          </table:table-cell>
          <table:table-cell table:formula="of:=[.F564]/[.D564]" office:value-type="float" office:value="7103.22346975734" calcext:value-type="float">
            <text:p>7103.22346975734</text:p>
          </table:table-cell>
        </table:table-row>
        <table:table-row table:style-name="ro1">
          <table:table-cell/>
          <table:table-cell office:value-type="float" office:value="0.878" calcext:value-type="float">
            <text:p>0.878</text:p>
          </table:table-cell>
          <table:table-cell office:value-type="float" office:value="77.244" calcext:value-type="float">
            <text:p>77.244</text:p>
          </table:table-cell>
          <table:table-cell office:value-type="float" office:value="6.985" calcext:value-type="float">
            <text:p>6.985</text:p>
          </table:table-cell>
          <table:table-cell/>
          <table:table-cell office:value-type="float" office:value="119424" calcext:value-type="float">
            <text:p>119424</text:p>
          </table:table-cell>
          <table:table-cell office:value-type="float" office:value="46556" calcext:value-type="float">
            <text:p>46556</text:p>
          </table:table-cell>
          <table:table-cell/>
          <table:table-cell table:formula="of:=[.F565]/[.B565]" office:value-type="float" office:value="136018.223234624" calcext:value-type="float">
            <text:p>136018.223234624</text:p>
          </table:table-cell>
          <table:table-cell table:formula="of:=[.F565]/[.C565]" office:value-type="float" office:value="1546.06183004505" calcext:value-type="float">
            <text:p>1546.06183004505</text:p>
          </table:table-cell>
          <table:table-cell table:formula="of:=[.F565]/[.D565]" office:value-type="float" office:value="17097.2083035075" calcext:value-type="float">
            <text:p>17097.2083035075</text:p>
          </table:table-cell>
        </table:table-row>
        <table:table-row table:style-name="ro1">
          <table:table-cell/>
          <table:table-cell office:value-type="float" office:value="5.355" calcext:value-type="float">
            <text:p>5.355</text:p>
          </table:table-cell>
          <table:table-cell office:value-type="float" office:value="362.449" calcext:value-type="float">
            <text:p>362.449</text:p>
          </table:table-cell>
          <table:table-cell office:value-type="float" office:value="45.256" calcext:value-type="float">
            <text:p>45.256</text:p>
          </table:table-cell>
          <table:table-cell/>
          <table:table-cell office:value-type="float" office:value="276601" calcext:value-type="float">
            <text:p>276601</text:p>
          </table:table-cell>
          <table:table-cell office:value-type="float" office:value="132461" calcext:value-type="float">
            <text:p>132461</text:p>
          </table:table-cell>
          <table:table-cell/>
          <table:table-cell table:formula="of:=[.F566]/[.B566]" office:value-type="float" office:value="51652.847805789" calcext:value-type="float">
            <text:p>51652.847805789</text:p>
          </table:table-cell>
          <table:table-cell table:formula="of:=[.F566]/[.C566]" office:value-type="float" office:value="763.144607931047" calcext:value-type="float">
            <text:p>763.144607931047</text:p>
          </table:table-cell>
          <table:table-cell table:formula="of:=[.F566]/[.D566]" office:value-type="float" office:value="6111.91886158741" calcext:value-type="float">
            <text:p>6111.91886158741</text:p>
          </table:table-cell>
        </table:table-row>
        <table:table-row table:style-name="ro1">
          <table:table-cell/>
          <table:table-cell office:value-type="float" office:value="2.116" calcext:value-type="float">
            <text:p>2.116</text:p>
          </table:table-cell>
          <table:table-cell office:value-type="float" office:value="201.04" calcext:value-type="float">
            <text:p>201.04</text:p>
          </table:table-cell>
          <table:table-cell office:value-type="float" office:value="29.263" calcext:value-type="float">
            <text:p>29.263</text:p>
          </table:table-cell>
          <table:table-cell/>
          <table:table-cell office:value-type="float" office:value="213439" calcext:value-type="float">
            <text:p>213439</text:p>
          </table:table-cell>
          <table:table-cell office:value-type="float" office:value="73944" calcext:value-type="float">
            <text:p>73944</text:p>
          </table:table-cell>
          <table:table-cell/>
          <table:table-cell table:formula="of:=[.F567]/[.B567]" office:value-type="float" office:value="100869.092627599" calcext:value-type="float">
            <text:p>100869.092627599</text:p>
          </table:table-cell>
          <table:table-cell table:formula="of:=[.F567]/[.C567]" office:value-type="float" office:value="1061.6742936729" calcext:value-type="float">
            <text:p>1061.6742936729</text:p>
          </table:table-cell>
          <table:table-cell table:formula="of:=[.F567]/[.D567]" office:value-type="float" office:value="7293.81813211222" calcext:value-type="float">
            <text:p>7293.81813211222</text:p>
          </table:table-cell>
        </table:table-row>
        <table:table-row table:style-name="ro1">
          <table:table-cell/>
          <table:table-cell office:value-type="float" office:value="9.397" calcext:value-type="float">
            <text:p>9.397</text:p>
          </table:table-cell>
          <table:table-cell office:value-type="float" office:value="1833.795" calcext:value-type="float">
            <text:p>1833.795</text:p>
          </table:table-cell>
          <table:table-cell office:value-type="float" office:value="88.364" calcext:value-type="float">
            <text:p>88.364</text:p>
          </table:table-cell>
          <table:table-cell/>
          <table:table-cell office:value-type="float" office:value="371302" calcext:value-type="float">
            <text:p>371302</text:p>
          </table:table-cell>
          <table:table-cell office:value-type="float" office:value="173084" calcext:value-type="float">
            <text:p>173084</text:p>
          </table:table-cell>
          <table:table-cell/>
          <table:table-cell table:formula="of:=[.F568]/[.B568]" office:value-type="float" office:value="39512.82324146" calcext:value-type="float">
            <text:p>39512.82324146</text:p>
          </table:table-cell>
          <table:table-cell table:formula="of:=[.F568]/[.C568]" office:value-type="float" office:value="202.477376151642" calcext:value-type="float">
            <text:p>202.477376151642</text:p>
          </table:table-cell>
          <table:table-cell table:formula="of:=[.F568]/[.D568]" office:value-type="float" office:value="4201.96007423838" calcext:value-type="float">
            <text:p>4201.96007423838</text:p>
          </table:table-cell>
        </table:table-row>
        <table:table-row table:style-name="ro1">
          <table:table-cell/>
          <table:table-cell office:value-type="float" office:value="0.184" calcext:value-type="float">
            <text:p>0.184</text:p>
          </table:table-cell>
          <table:table-cell office:value-type="float" office:value="14.278" calcext:value-type="float">
            <text:p>14.278</text:p>
          </table:table-cell>
          <table:table-cell office:value-type="float" office:value="1.792" calcext:value-type="float">
            <text:p>1.792</text:p>
          </table:table-cell>
          <table:table-cell/>
          <table:table-cell office:value-type="float" office:value="60511" calcext:value-type="float">
            <text:p>60511</text:p>
          </table:table-cell>
          <table:table-cell office:value-type="float" office:value="26066" calcext:value-type="float">
            <text:p>26066</text:p>
          </table:table-cell>
          <table:table-cell/>
          <table:table-cell table:formula="of:=[.F569]/[.B569]" office:value-type="float" office:value="328864.130434783" calcext:value-type="float">
            <text:p>328864.130434783</text:p>
          </table:table-cell>
          <table:table-cell table:formula="of:=[.F569]/[.C569]" office:value-type="float" office:value="4238.05855161787" calcext:value-type="float">
            <text:p>4238.05855161787</text:p>
          </table:table-cell>
          <table:table-cell table:formula="of:=[.F569]/[.D569]" office:value-type="float" office:value="33767.2991071429" calcext:value-type="float">
            <text:p>33767.2991071429</text:p>
          </table:table-cell>
        </table:table-row>
        <table:table-row table:style-name="ro1">
          <table:table-cell/>
          <table:table-cell office:value-type="float" office:value="1.24" calcext:value-type="float">
            <text:p>1.24</text:p>
          </table:table-cell>
          <table:table-cell office:value-type="float" office:value="180.329" calcext:value-type="float">
            <text:p>180.329</text:p>
          </table:table-cell>
          <table:table-cell office:value-type="float" office:value="13.923" calcext:value-type="float">
            <text:p>13.923</text:p>
          </table:table-cell>
          <table:table-cell/>
          <table:table-cell office:value-type="float" office:value="150730" calcext:value-type="float">
            <text:p>150730</text:p>
          </table:table-cell>
          <table:table-cell office:value-type="float" office:value="62922" calcext:value-type="float">
            <text:p>62922</text:p>
          </table:table-cell>
          <table:table-cell/>
          <table:table-cell table:formula="of:=[.F570]/[.B570]" office:value-type="float" office:value="121556.451612903" calcext:value-type="float">
            <text:p>121556.451612903</text:p>
          </table:table-cell>
          <table:table-cell table:formula="of:=[.F570]/[.C570]" office:value-type="float" office:value="835.861120507517" calcext:value-type="float">
            <text:p>835.861120507517</text:p>
          </table:table-cell>
          <table:table-cell table:formula="of:=[.F570]/[.D570]" office:value-type="float" office:value="10825.9714142067" calcext:value-type="float">
            <text:p>10825.9714142067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164.419" calcext:value-type="float">
            <text:p>164.419</text:p>
          </table:table-cell>
          <table:table-cell office:value-type="float" office:value="27.693" calcext:value-type="float">
            <text:p>27.693</text:p>
          </table:table-cell>
          <table:table-cell/>
          <table:table-cell office:value-type="float" office:value="201767" calcext:value-type="float">
            <text:p>201767</text:p>
          </table:table-cell>
          <table:table-cell office:value-type="float" office:value="90458" calcext:value-type="float">
            <text:p>90458</text:p>
          </table:table-cell>
          <table:table-cell/>
          <table:table-cell table:formula="of:=[.F571]/[.B571]" office:value-type="float" office:value="77602.6923076923" calcext:value-type="float">
            <text:p>77602.6923076923</text:p>
          </table:table-cell>
          <table:table-cell table:formula="of:=[.F571]/[.C571]" office:value-type="float" office:value="1227.15136328527" calcext:value-type="float">
            <text:p>1227.15136328527</text:p>
          </table:table-cell>
          <table:table-cell table:formula="of:=[.F571]/[.D571]" office:value-type="float" office:value="7285.84840934532" calcext:value-type="float">
            <text:p>7285.84840934532</text:p>
          </table:table-cell>
        </table:table-row>
        <table:table-row table:style-name="ro1">
          <table:table-cell/>
          <table:table-cell office:value-type="float" office:value="9.502" calcext:value-type="float">
            <text:p>9.502</text:p>
          </table:table-cell>
          <table:table-cell office:value-type="float" office:value="787.799" calcext:value-type="float">
            <text:p>787.799</text:p>
          </table:table-cell>
          <table:table-cell office:value-type="float" office:value="110.299" calcext:value-type="float">
            <text:p>110.299</text:p>
          </table:table-cell>
          <table:table-cell/>
          <table:table-cell office:value-type="float" office:value="415513" calcext:value-type="float">
            <text:p>415513</text:p>
          </table:table-cell>
          <table:table-cell office:value-type="float" office:value="155114" calcext:value-type="float">
            <text:p>155114</text:p>
          </table:table-cell>
          <table:table-cell/>
          <table:table-cell table:formula="of:=[.F572]/[.B572]" office:value-type="float" office:value="43729.0044201221" calcext:value-type="float">
            <text:p>43729.0044201221</text:p>
          </table:table-cell>
          <table:table-cell table:formula="of:=[.F572]/[.C572]" office:value-type="float" office:value="527.435297582251" calcext:value-type="float">
            <text:p>527.435297582251</text:p>
          </table:table-cell>
          <table:table-cell table:formula="of:=[.F572]/[.D572]" office:value-type="float" office:value="3767.15110744431" calcext:value-type="float">
            <text:p>3767.15110744431</text:p>
          </table:table-cell>
        </table:table-row>
        <table:table-row table:style-name="ro1">
          <table:table-cell/>
          <table:table-cell office:value-type="float" office:value="4.834" calcext:value-type="float">
            <text:p>4.834</text:p>
          </table:table-cell>
          <table:table-cell office:value-type="float" office:value="346.229" calcext:value-type="float">
            <text:p>346.229</text:p>
          </table:table-cell>
          <table:table-cell office:value-type="float" office:value="46.904" calcext:value-type="float">
            <text:p>46.904</text:p>
          </table:table-cell>
          <table:table-cell/>
          <table:table-cell office:value-type="float" office:value="292160" calcext:value-type="float">
            <text:p>292160</text:p>
          </table:table-cell>
          <table:table-cell office:value-type="float" office:value="117388" calcext:value-type="float">
            <text:p>117388</text:p>
          </table:table-cell>
          <table:table-cell/>
          <table:table-cell table:formula="of:=[.F573]/[.B573]" office:value-type="float" office:value="60438.5601985933" calcext:value-type="float">
            <text:p>60438.5601985933</text:p>
          </table:table-cell>
          <table:table-cell table:formula="of:=[.F573]/[.C573]" office:value-type="float" office:value="843.834571916275" calcext:value-type="float">
            <text:p>843.834571916275</text:p>
          </table:table-cell>
          <table:table-cell table:formula="of:=[.F573]/[.D573]" office:value-type="float" office:value="6228.89305816135" calcext:value-type="float">
            <text:p>6228.89305816135</text:p>
          </table:table-cell>
        </table:table-row>
        <table:table-row table:style-name="ro1">
          <table:table-cell/>
          <table:table-cell office:value-type="float" office:value="4.708" calcext:value-type="float">
            <text:p>4.708</text:p>
          </table:table-cell>
          <table:table-cell office:value-type="float" office:value="1127.003" calcext:value-type="float">
            <text:p>1127.003</text:p>
          </table:table-cell>
          <table:table-cell office:value-type="float" office:value="54.389" calcext:value-type="float">
            <text:p>54.389</text:p>
          </table:table-cell>
          <table:table-cell/>
          <table:table-cell office:value-type="float" office:value="301377" calcext:value-type="float">
            <text:p>301377</text:p>
          </table:table-cell>
          <table:table-cell office:value-type="float" office:value="109406" calcext:value-type="float">
            <text:p>109406</text:p>
          </table:table-cell>
          <table:table-cell/>
          <table:table-cell table:formula="of:=[.F574]/[.B574]" office:value-type="float" office:value="64013.8062871708" calcext:value-type="float">
            <text:p>64013.8062871708</text:p>
          </table:table-cell>
          <table:table-cell table:formula="of:=[.F574]/[.C574]" office:value-type="float" office:value="267.414549916904" calcext:value-type="float">
            <text:p>267.414549916904</text:p>
          </table:table-cell>
          <table:table-cell table:formula="of:=[.F574]/[.D574]" office:value-type="float" office:value="5541.13883321995" calcext:value-type="float">
            <text:p>5541.13883321995</text:p>
          </table:table-cell>
        </table:table-row>
        <table:table-row table:style-name="ro1">
          <table:table-cell/>
          <table:table-cell office:value-type="float" office:value="0.939" calcext:value-type="float">
            <text:p>0.939</text:p>
          </table:table-cell>
          <table:table-cell office:value-type="float" office:value="61.928" calcext:value-type="float">
            <text:p>61.928</text:p>
          </table:table-cell>
          <table:table-cell office:value-type="float" office:value="9.961" calcext:value-type="float">
            <text:p>9.961</text:p>
          </table:table-cell>
          <table:table-cell/>
          <table:table-cell office:value-type="float" office:value="132120" calcext:value-type="float">
            <text:p>132120</text:p>
          </table:table-cell>
          <table:table-cell office:value-type="float" office:value="64916" calcext:value-type="float">
            <text:p>64916</text:p>
          </table:table-cell>
          <table:table-cell/>
          <table:table-cell table:formula="of:=[.F575]/[.B575]" office:value-type="float" office:value="140702.875399361" calcext:value-type="float">
            <text:p>140702.875399361</text:p>
          </table:table-cell>
          <table:table-cell table:formula="of:=[.F575]/[.C575]" office:value-type="float" office:value="2133.44529130603" calcext:value-type="float">
            <text:p>2133.44529130603</text:p>
          </table:table-cell>
          <table:table-cell table:formula="of:=[.F575]/[.D575]" office:value-type="float" office:value="13263.7285413111" calcext:value-type="float">
            <text:p>13263.7285413111</text:p>
          </table:table-cell>
        </table:table-row>
        <table:table-row table:style-name="ro1">
          <table:table-cell/>
          <table:table-cell office:value-type="float" office:value="2.736" calcext:value-type="float">
            <text:p>2.736</text:p>
          </table:table-cell>
          <table:table-cell office:value-type="float" office:value="204.424" calcext:value-type="float">
            <text:p>204.424</text:p>
          </table:table-cell>
          <table:table-cell office:value-type="float" office:value="31.313" calcext:value-type="float">
            <text:p>31.313</text:p>
          </table:table-cell>
          <table:table-cell/>
          <table:table-cell office:value-type="float" office:value="224180" calcext:value-type="float">
            <text:p>224180</text:p>
          </table:table-cell>
          <table:table-cell office:value-type="float" office:value="90772" calcext:value-type="float">
            <text:p>90772</text:p>
          </table:table-cell>
          <table:table-cell/>
          <table:table-cell table:formula="of:=[.F576]/[.B576]" office:value-type="float" office:value="81937.134502924" calcext:value-type="float">
            <text:p>81937.134502924</text:p>
          </table:table-cell>
          <table:table-cell table:formula="of:=[.F576]/[.C576]" office:value-type="float" office:value="1096.64227292294" calcext:value-type="float">
            <text:p>1096.64227292294</text:p>
          </table:table-cell>
          <table:table-cell table:formula="of:=[.F576]/[.D576]" office:value-type="float" office:value="7159.32679717689" calcext:value-type="float">
            <text:p>7159.32679717689</text:p>
          </table:table-cell>
        </table:table-row>
        <table:table-row table:style-name="ro1">
          <table:table-cell/>
          <table:table-cell office:value-type="float" office:value="2.266" calcext:value-type="float">
            <text:p>2.266</text:p>
          </table:table-cell>
          <table:table-cell office:value-type="float" office:value="275.018" calcext:value-type="float">
            <text:p>275.018</text:p>
          </table:table-cell>
          <table:table-cell office:value-type="float" office:value="21.002" calcext:value-type="float">
            <text:p>21.002</text:p>
          </table:table-cell>
          <table:table-cell/>
          <table:table-cell office:value-type="float" office:value="193524" calcext:value-type="float">
            <text:p>193524</text:p>
          </table:table-cell>
          <table:table-cell office:value-type="float" office:value="82266" calcext:value-type="float">
            <text:p>82266</text:p>
          </table:table-cell>
          <table:table-cell/>
          <table:table-cell table:formula="of:=[.F577]/[.B577]" office:value-type="float" office:value="85403.3539276258" calcext:value-type="float">
            <text:p>85403.3539276258</text:p>
          </table:table-cell>
          <table:table-cell table:formula="of:=[.F577]/[.C577]" office:value-type="float" office:value="703.677577467657" calcext:value-type="float">
            <text:p>703.677577467657</text:p>
          </table:table-cell>
          <table:table-cell table:formula="of:=[.F577]/[.D577]" office:value-type="float" office:value="9214.55099514332" calcext:value-type="float">
            <text:p>9214.55099514332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16.516" calcext:value-type="float">
            <text:p>16.516</text:p>
          </table:table-cell>
          <table:table-cell office:value-type="float" office:value="2.257" calcext:value-type="float">
            <text:p>2.257</text:p>
          </table:table-cell>
          <table:table-cell/>
          <table:table-cell office:value-type="float" office:value="66113" calcext:value-type="float">
            <text:p>66113</text:p>
          </table:table-cell>
          <table:table-cell office:value-type="float" office:value="26118" calcext:value-type="float">
            <text:p>26118</text:p>
          </table:table-cell>
          <table:table-cell/>
          <table:table-cell table:formula="of:=[.F578]/[.B578]" office:value-type="float" office:value="293835.555555556" calcext:value-type="float">
            <text:p>293835.555555556</text:p>
          </table:table-cell>
          <table:table-cell table:formula="of:=[.F578]/[.C578]" office:value-type="float" office:value="4002.96682005328" calcext:value-type="float">
            <text:p>4002.96682005328</text:p>
          </table:table-cell>
          <table:table-cell table:formula="of:=[.F578]/[.D578]" office:value-type="float" office:value="29292.4235711121" calcext:value-type="float">
            <text:p>29292.4235711121</text:p>
          </table:table-cell>
        </table:table-row>
        <table:table-row table:style-name="ro1">
          <table:table-cell/>
          <table:table-cell office:value-type="float" office:value="2.87" calcext:value-type="float">
            <text:p>2.87</text:p>
          </table:table-cell>
          <table:table-cell office:value-type="float" office:value="174.784" calcext:value-type="float">
            <text:p>174.784</text:p>
          </table:table-cell>
          <table:table-cell office:value-type="float" office:value="26.674" calcext:value-type="float">
            <text:p>26.674</text:p>
          </table:table-cell>
          <table:table-cell/>
          <table:table-cell office:value-type="float" office:value="208190" calcext:value-type="float">
            <text:p>208190</text:p>
          </table:table-cell>
          <table:table-cell office:value-type="float" office:value="102222" calcext:value-type="float">
            <text:p>102222</text:p>
          </table:table-cell>
          <table:table-cell/>
          <table:table-cell table:formula="of:=[.F579]/[.B579]" office:value-type="float" office:value="72540.0696864112" calcext:value-type="float">
            <text:p>72540.0696864112</text:p>
          </table:table-cell>
          <table:table-cell table:formula="of:=[.F579]/[.C579]" office:value-type="float" office:value="1191.12733430978" calcext:value-type="float">
            <text:p>1191.12733430978</text:p>
          </table:table-cell>
          <table:table-cell table:formula="of:=[.F579]/[.D579]" office:value-type="float" office:value="7804.97863087651" calcext:value-type="float">
            <text:p>7804.97863087651</text:p>
          </table:table-cell>
        </table:table-row>
        <table:table-row table:style-name="ro1">
          <table:table-cell/>
          <table:table-cell office:value-type="float" office:value="0.253" calcext:value-type="float">
            <text:p>0.253</text:p>
          </table:table-cell>
          <table:table-cell office:value-type="float" office:value="19.883" calcext:value-type="float">
            <text:p>19.883</text:p>
          </table:table-cell>
          <table:table-cell office:value-type="float" office:value="2.365" calcext:value-type="float">
            <text:p>2.365</text:p>
          </table:table-cell>
          <table:table-cell/>
          <table:table-cell office:value-type="float" office:value="64312" calcext:value-type="float">
            <text:p>64312</text:p>
          </table:table-cell>
          <table:table-cell office:value-type="float" office:value="35804" calcext:value-type="float">
            <text:p>35804</text:p>
          </table:table-cell>
          <table:table-cell/>
          <table:table-cell table:formula="of:=[.F580]/[.B580]" office:value-type="float" office:value="254197.628458498" calcext:value-type="float">
            <text:p>254197.628458498</text:p>
          </table:table-cell>
          <table:table-cell table:formula="of:=[.F580]/[.C580]" office:value-type="float" office:value="3234.52195342755" calcext:value-type="float">
            <text:p>3234.52195342755</text:p>
          </table:table-cell>
          <table:table-cell table:formula="of:=[.F580]/[.D580]" office:value-type="float" office:value="27193.2346723044" calcext:value-type="float">
            <text:p>27193.2346723044</text:p>
          </table:table-cell>
        </table:table-row>
        <table:table-row table:style-name="ro1">
          <table:table-cell/>
          <table:table-cell office:value-type="float" office:value="2.831" calcext:value-type="float">
            <text:p>2.831</text:p>
          </table:table-cell>
          <table:table-cell office:value-type="float" office:value="250.217" calcext:value-type="float">
            <text:p>250.217</text:p>
          </table:table-cell>
          <table:table-cell office:value-type="float" office:value="33.198" calcext:value-type="float">
            <text:p>33.198</text:p>
          </table:table-cell>
          <table:table-cell/>
          <table:table-cell office:value-type="float" office:value="230825" calcext:value-type="float">
            <text:p>230825</text:p>
          </table:table-cell>
          <table:table-cell office:value-type="float" office:value="88661" calcext:value-type="float">
            <text:p>88661</text:p>
          </table:table-cell>
          <table:table-cell/>
          <table:table-cell table:formula="of:=[.F581]/[.B581]" office:value-type="float" office:value="81534.793359237" calcext:value-type="float">
            <text:p>81534.793359237</text:p>
          </table:table-cell>
          <table:table-cell table:formula="of:=[.F581]/[.C581]" office:value-type="float" office:value="922.49927063309" calcext:value-type="float">
            <text:p>922.49927063309</text:p>
          </table:table-cell>
          <table:table-cell table:formula="of:=[.F581]/[.D581]" office:value-type="float" office:value="6952.97909512621" calcext:value-type="float">
            <text:p>6952.97909512621</text:p>
          </table:table-cell>
        </table:table-row>
        <table:table-row table:style-name="ro1">
          <table:table-cell/>
          <table:table-cell office:value-type="float" office:value="5.057" calcext:value-type="float">
            <text:p>5.057</text:p>
          </table:table-cell>
          <table:table-cell office:value-type="float" office:value="439.697" calcext:value-type="float">
            <text:p>439.697</text:p>
          </table:table-cell>
          <table:table-cell office:value-type="float" office:value="55.486" calcext:value-type="float">
            <text:p>55.486</text:p>
          </table:table-cell>
          <table:table-cell/>
          <table:table-cell office:value-type="float" office:value="294791" calcext:value-type="float">
            <text:p>294791</text:p>
          </table:table-cell>
          <table:table-cell office:value-type="float" office:value="118564" calcext:value-type="float">
            <text:p>118564</text:p>
          </table:table-cell>
          <table:table-cell/>
          <table:table-cell table:formula="of:=[.F582]/[.B582]" office:value-type="float" office:value="58293.6523630611" calcext:value-type="float">
            <text:p>58293.6523630611</text:p>
          </table:table-cell>
          <table:table-cell table:formula="of:=[.F582]/[.C582]" office:value-type="float" office:value="670.441235669109" calcext:value-type="float">
            <text:p>670.441235669109</text:p>
          </table:table-cell>
          <table:table-cell table:formula="of:=[.F582]/[.D582]" office:value-type="float" office:value="5312.88973795192" calcext:value-type="float">
            <text:p>5312.88973795192</text:p>
          </table:table-cell>
        </table:table-row>
        <table:table-row table:style-name="ro1">
          <table:table-cell/>
          <table:table-cell office:value-type="float" office:value="16.454" calcext:value-type="float">
            <text:p>16.454</text:p>
          </table:table-cell>
          <table:table-cell office:value-type="float" office:value="2302.953" calcext:value-type="float">
            <text:p>2302.953</text:p>
          </table:table-cell>
          <table:table-cell office:value-type="float" office:value="182.606" calcext:value-type="float">
            <text:p>182.606</text:p>
          </table:table-cell>
          <table:table-cell/>
          <table:table-cell office:value-type="float" office:value="553977" calcext:value-type="float">
            <text:p>553977</text:p>
          </table:table-cell>
          <table:table-cell office:value-type="float" office:value="198606" calcext:value-type="float">
            <text:p>198606</text:p>
          </table:table-cell>
          <table:table-cell/>
          <table:table-cell table:formula="of:=[.F583]/[.B583]" office:value-type="float" office:value="33668.2265710465" calcext:value-type="float">
            <text:p>33668.2265710465</text:p>
          </table:table-cell>
          <table:table-cell table:formula="of:=[.F583]/[.C583]" office:value-type="float" office:value="240.550719011634" calcext:value-type="float">
            <text:p>240.550719011634</text:p>
          </table:table-cell>
          <table:table-cell table:formula="of:=[.F583]/[.D583]" office:value-type="float" office:value="3033.72835503762" calcext:value-type="float">
            <text:p>3033.72835503762</text:p>
          </table:table-cell>
        </table:table-row>
        <table:table-row table:style-name="ro1">
          <table:table-cell/>
          <table:table-cell office:value-type="float" office:value="1.104" calcext:value-type="float">
            <text:p>1.104</text:p>
          </table:table-cell>
          <table:table-cell office:value-type="float" office:value="83.08" calcext:value-type="float">
            <text:p>83.08</text:p>
          </table:table-cell>
          <table:table-cell office:value-type="float" office:value="12.986" calcext:value-type="float">
            <text:p>12.986</text:p>
          </table:table-cell>
          <table:table-cell/>
          <table:table-cell office:value-type="float" office:value="152913" calcext:value-type="float">
            <text:p>152913</text:p>
          </table:table-cell>
          <table:table-cell office:value-type="float" office:value="64060" calcext:value-type="float">
            <text:p>64060</text:p>
          </table:table-cell>
          <table:table-cell/>
          <table:table-cell table:formula="of:=[.F584]/[.B584]" office:value-type="float" office:value="138508.152173913" calcext:value-type="float">
            <text:p>138508.152173913</text:p>
          </table:table-cell>
          <table:table-cell table:formula="of:=[.F584]/[.C584]" office:value-type="float" office:value="1840.55127587867" calcext:value-type="float">
            <text:p>1840.55127587867</text:p>
          </table:table-cell>
          <table:table-cell table:formula="of:=[.F584]/[.D584]" office:value-type="float" office:value="11775.2194671184" calcext:value-type="float">
            <text:p>11775.2194671184</text:p>
          </table:table-cell>
        </table:table-row>
        <table:table-row table:style-name="ro1">
          <table:table-cell/>
          <table:table-cell office:value-type="float" office:value="20.895" calcext:value-type="float">
            <text:p>20.895</text:p>
          </table:table-cell>
          <table:table-cell office:value-type="float" office:value="3917.899" calcext:value-type="float">
            <text:p>3917.899</text:p>
          </table:table-cell>
          <table:table-cell office:value-type="float" office:value="191.232" calcext:value-type="float">
            <text:p>191.232</text:p>
          </table:table-cell>
          <table:table-cell/>
          <table:table-cell office:value-type="float" office:value="526505" calcext:value-type="float">
            <text:p>526505</text:p>
          </table:table-cell>
          <table:table-cell office:value-type="float" office:value="262774" calcext:value-type="float">
            <text:p>262774</text:p>
          </table:table-cell>
          <table:table-cell/>
          <table:table-cell table:formula="of:=[.F585]/[.B585]" office:value-type="float" office:value="25197.6549413735" calcext:value-type="float">
            <text:p>25197.6549413735</text:p>
          </table:table-cell>
          <table:table-cell table:formula="of:=[.F585]/[.C585]" office:value-type="float" office:value="134.38452599212" calcext:value-type="float">
            <text:p>134.38452599212</text:p>
          </table:table-cell>
          <table:table-cell table:formula="of:=[.F585]/[.D585]" office:value-type="float" office:value="2753.22644745649" calcext:value-type="float">
            <text:p>2753.22644745649</text:p>
          </table:table-cell>
        </table:table-row>
        <table:table-row table:style-name="ro1">
          <table:table-cell/>
          <table:table-cell office:value-type="float" office:value="3.723" calcext:value-type="float">
            <text:p>3.723</text:p>
          </table:table-cell>
          <table:table-cell office:value-type="float" office:value="297.807" calcext:value-type="float">
            <text:p>297.807</text:p>
          </table:table-cell>
          <table:table-cell office:value-type="float" office:value="42.291" calcext:value-type="float">
            <text:p>42.291</text:p>
          </table:table-cell>
          <table:table-cell/>
          <table:table-cell office:value-type="float" office:value="264150" calcext:value-type="float">
            <text:p>264150</text:p>
          </table:table-cell>
          <table:table-cell office:value-type="float" office:value="99704" calcext:value-type="float">
            <text:p>99704</text:p>
          </table:table-cell>
          <table:table-cell/>
          <table:table-cell table:formula="of:=[.F586]/[.B586]" office:value-type="float" office:value="70950.8460918614" calcext:value-type="float">
            <text:p>70950.8460918614</text:p>
          </table:table-cell>
          <table:table-cell table:formula="of:=[.F586]/[.C586]" office:value-type="float" office:value="886.983851957812" calcext:value-type="float">
            <text:p>886.983851957812</text:p>
          </table:table-cell>
          <table:table-cell table:formula="of:=[.F586]/[.D586]" office:value-type="float" office:value="6246.00978931688" calcext:value-type="float">
            <text:p>6246.00978931688</text:p>
          </table:table-cell>
        </table:table-row>
        <table:table-row table:style-name="ro1">
          <table:table-cell/>
          <table:table-cell office:value-type="float" office:value="13.506" calcext:value-type="float">
            <text:p>13.506</text:p>
          </table:table-cell>
          <table:table-cell office:value-type="float" office:value="2045.929" calcext:value-type="float">
            <text:p>2045.929</text:p>
          </table:table-cell>
          <table:table-cell office:value-type="float" office:value="156.497" calcext:value-type="float">
            <text:p>156.497</text:p>
          </table:table-cell>
          <table:table-cell/>
          <table:table-cell office:value-type="float" office:value="497500" calcext:value-type="float">
            <text:p>497500</text:p>
          </table:table-cell>
          <table:table-cell office:value-type="float" office:value="181617" calcext:value-type="float">
            <text:p>181617</text:p>
          </table:table-cell>
          <table:table-cell/>
          <table:table-cell table:formula="of:=[.F587]/[.B587]" office:value-type="float" office:value="36835.4805271731" calcext:value-type="float">
            <text:p>36835.4805271731</text:p>
          </table:table-cell>
          <table:table-cell table:formula="of:=[.F587]/[.C587]" office:value-type="float" office:value="243.165818559686" calcext:value-type="float">
            <text:p>243.165818559686</text:p>
          </table:table-cell>
          <table:table-cell table:formula="of:=[.F587]/[.D587]" office:value-type="float" office:value="3178.97467683087" calcext:value-type="float">
            <text:p>3178.97467683087</text:p>
          </table:table-cell>
        </table:table-row>
        <table:table-row table:style-name="ro1">
          <table:table-cell/>
          <table:table-cell office:value-type="float" office:value="8.754" calcext:value-type="float">
            <text:p>8.754</text:p>
          </table:table-cell>
          <table:table-cell office:value-type="float" office:value="654.673" calcext:value-type="float">
            <text:p>654.673</text:p>
          </table:table-cell>
          <table:table-cell office:value-type="float" office:value="94.22" calcext:value-type="float">
            <text:p>94.22</text:p>
          </table:table-cell>
          <table:table-cell/>
          <table:table-cell office:value-type="float" office:value="400319" calcext:value-type="float">
            <text:p>400319</text:p>
          </table:table-cell>
          <table:table-cell office:value-type="float" office:value="150095" calcext:value-type="float">
            <text:p>150095</text:p>
          </table:table-cell>
          <table:table-cell/>
          <table:table-cell table:formula="of:=[.F588]/[.B588]" office:value-type="float" office:value="45729.8377884396" calcext:value-type="float">
            <text:p>45729.8377884396</text:p>
          </table:table-cell>
          <table:table-cell table:formula="of:=[.F588]/[.C588]" office:value-type="float" office:value="611.479318682762" calcext:value-type="float">
            <text:p>611.479318682762</text:p>
          </table:table-cell>
          <table:table-cell table:formula="of:=[.F588]/[.D588]" office:value-type="float" office:value="4248.76883888771" calcext:value-type="float">
            <text:p>4248.76883888771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1.579" calcext:value-type="float">
            <text:p>1.579</text:p>
          </table:table-cell>
          <table:table-cell office:value-type="float" office:value="0.311" calcext:value-type="float">
            <text:p>0.311</text:p>
          </table:table-cell>
          <table:table-cell/>
          <table:table-cell office:value-type="float" office:value="13446" calcext:value-type="float">
            <text:p>13446</text:p>
          </table:table-cell>
          <table:table-cell office:value-type="float" office:value="7474" calcext:value-type="float">
            <text:p>7474</text:p>
          </table:table-cell>
          <table:table-cell/>
          <table:table-cell table:formula="of:=[.F589]/[.B589]" office:value-type="float" office:value="672300" calcext:value-type="float">
            <text:p>672300</text:p>
          </table:table-cell>
          <table:table-cell table:formula="of:=[.F589]/[.C589]" office:value-type="float" office:value="8515.51614946168" calcext:value-type="float">
            <text:p>8515.51614946168</text:p>
          </table:table-cell>
          <table:table-cell table:formula="of:=[.F589]/[.D589]" office:value-type="float" office:value="43234.7266881029" calcext:value-type="float">
            <text:p>43234.7266881029</text:p>
          </table:table-cell>
        </table:table-row>
        <table:table-row table:style-name="ro1">
          <table:table-cell/>
          <table:table-cell office:value-type="float" office:value="1.505" calcext:value-type="float">
            <text:p>1.505</text:p>
          </table:table-cell>
          <table:table-cell office:value-type="float" office:value="100.381" calcext:value-type="float">
            <text:p>100.381</text:p>
          </table:table-cell>
          <table:table-cell office:value-type="float" office:value="15.612" calcext:value-type="float">
            <text:p>15.612</text:p>
          </table:table-cell>
          <table:table-cell/>
          <table:table-cell office:value-type="float" office:value="165079" calcext:value-type="float">
            <text:p>165079</text:p>
          </table:table-cell>
          <table:table-cell office:value-type="float" office:value="74484" calcext:value-type="float">
            <text:p>74484</text:p>
          </table:table-cell>
          <table:table-cell/>
          <table:table-cell table:formula="of:=[.F590]/[.B590]" office:value-type="float" office:value="109687.043189369" calcext:value-type="float">
            <text:p>109687.043189369</text:p>
          </table:table-cell>
          <table:table-cell table:formula="of:=[.F590]/[.C590]" office:value-type="float" office:value="1644.52436218009" calcext:value-type="float">
            <text:p>1644.52436218009</text:p>
          </table:table-cell>
          <table:table-cell table:formula="of:=[.F590]/[.D590]" office:value-type="float" office:value="10573.8534460671" calcext:value-type="float">
            <text:p>10573.8534460671</text:p>
          </table:table-cell>
        </table:table-row>
        <table:table-row table:style-name="ro1">
          <table:table-cell/>
          <table:table-cell office:value-type="float" office:value="0.459" calcext:value-type="float">
            <text:p>0.459</text:p>
          </table:table-cell>
          <table:table-cell office:value-type="float" office:value="168.477" calcext:value-type="float">
            <text:p>168.477</text:p>
          </table:table-cell>
          <table:table-cell office:value-type="float" office:value="4.388" calcext:value-type="float">
            <text:p>4.388</text:p>
          </table:table-cell>
          <table:table-cell/>
          <table:table-cell office:value-type="float" office:value="99760" calcext:value-type="float">
            <text:p>99760</text:p>
          </table:table-cell>
          <table:table-cell office:value-type="float" office:value="40136" calcext:value-type="float">
            <text:p>40136</text:p>
          </table:table-cell>
          <table:table-cell/>
          <table:table-cell table:formula="of:=[.F591]/[.B591]" office:value-type="float" office:value="217342.047930283" calcext:value-type="float">
            <text:p>217342.047930283</text:p>
          </table:table-cell>
          <table:table-cell table:formula="of:=[.F591]/[.C591]" office:value-type="float" office:value="592.128302379553" calcext:value-type="float">
            <text:p>592.128302379553</text:p>
          </table:table-cell>
          <table:table-cell table:formula="of:=[.F591]/[.D591]" office:value-type="float" office:value="22734.7310847767" calcext:value-type="float">
            <text:p>22734.7310847767</text:p>
          </table:table-cell>
        </table:table-row>
        <table:table-row table:style-name="ro1">
          <table:table-cell/>
          <table:table-cell office:value-type="float" office:value="0.396" calcext:value-type="float">
            <text:p>0.396</text:p>
          </table:table-cell>
          <table:table-cell office:value-type="float" office:value="33.634" calcext:value-type="float">
            <text:p>33.634</text:p>
          </table:table-cell>
          <table:table-cell office:value-type="float" office:value="4.459" calcext:value-type="float">
            <text:p>4.459</text:p>
          </table:table-cell>
          <table:table-cell/>
          <table:table-cell office:value-type="float" office:value="92406" calcext:value-type="float">
            <text:p>92406</text:p>
          </table:table-cell>
          <table:table-cell office:value-type="float" office:value="42812" calcext:value-type="float">
            <text:p>42812</text:p>
          </table:table-cell>
          <table:table-cell/>
          <table:table-cell table:formula="of:=[.F592]/[.B592]" office:value-type="float" office:value="233348.484848485" calcext:value-type="float">
            <text:p>233348.484848485</text:p>
          </table:table-cell>
          <table:table-cell table:formula="of:=[.F592]/[.C592]" office:value-type="float" office:value="2747.39846583814" calcext:value-type="float">
            <text:p>2747.39846583814</text:p>
          </table:table-cell>
          <table:table-cell table:formula="of:=[.F592]/[.D592]" office:value-type="float" office:value="20723.4806010316" calcext:value-type="float">
            <text:p>20723.4806010316</text:p>
          </table:table-cell>
        </table:table-row>
        <table:table-row table:style-name="ro1">
          <table:table-cell/>
          <table:table-cell office:value-type="float" office:value="12.152" calcext:value-type="float">
            <text:p>12.152</text:p>
          </table:table-cell>
          <table:table-cell office:value-type="float" office:value="853.103" calcext:value-type="float">
            <text:p>853.103</text:p>
          </table:table-cell>
          <table:table-cell office:value-type="float" office:value="138.15" calcext:value-type="float">
            <text:p>138.15</text:p>
          </table:table-cell>
          <table:table-cell/>
          <table:table-cell office:value-type="float" office:value="478661" calcext:value-type="float">
            <text:p>478661</text:p>
          </table:table-cell>
          <table:table-cell office:value-type="float" office:value="174116" calcext:value-type="float">
            <text:p>174116</text:p>
          </table:table-cell>
          <table:table-cell/>
          <table:table-cell table:formula="of:=[.F593]/[.B593]" office:value-type="float" office:value="39389.4832126399" calcext:value-type="float">
            <text:p>39389.4832126399</text:p>
          </table:table-cell>
          <table:table-cell table:formula="of:=[.F593]/[.C593]" office:value-type="float" office:value="561.082307763541" calcext:value-type="float">
            <text:p>561.082307763541</text:p>
          </table:table-cell>
          <table:table-cell table:formula="of:=[.F593]/[.D593]" office:value-type="float" office:value="3464.79189287007" calcext:value-type="float">
            <text:p>3464.79189287007</text:p>
          </table:table-cell>
        </table:table-row>
        <table:table-row table:style-name="ro1">
          <table:table-cell/>
          <table:table-cell office:value-type="float" office:value="6.846" calcext:value-type="float">
            <text:p>6.846</text:p>
          </table:table-cell>
          <table:table-cell office:value-type="float" office:value="507.899" calcext:value-type="float">
            <text:p>507.899</text:p>
          </table:table-cell>
          <table:table-cell office:value-type="float" office:value="62.692" calcext:value-type="float">
            <text:p>62.692</text:p>
          </table:table-cell>
          <table:table-cell/>
          <table:table-cell office:value-type="float" office:value="323645" calcext:value-type="float">
            <text:p>323645</text:p>
          </table:table-cell>
          <table:table-cell office:value-type="float" office:value="142578" calcext:value-type="float">
            <text:p>142578</text:p>
          </table:table-cell>
          <table:table-cell/>
          <table:table-cell table:formula="of:=[.F594]/[.B594]" office:value-type="float" office:value="47275.0511247444" calcext:value-type="float">
            <text:p>47275.0511247444</text:p>
          </table:table-cell>
          <table:table-cell table:formula="of:=[.F594]/[.C594]" office:value-type="float" office:value="637.223148696887" calcext:value-type="float">
            <text:p>637.223148696887</text:p>
          </table:table-cell>
          <table:table-cell table:formula="of:=[.F594]/[.D594]" office:value-type="float" office:value="5162.4609200536" calcext:value-type="float">
            <text:p>5162.4609200536</text:p>
          </table:table-cell>
        </table:table-row>
        <table:table-row table:style-name="ro1">
          <table:table-cell/>
          <table:table-cell office:value-type="float" office:value="10.344" calcext:value-type="float">
            <text:p>10.344</text:p>
          </table:table-cell>
          <table:table-cell office:value-type="float" office:value="733.731" calcext:value-type="float">
            <text:p>733.731</text:p>
          </table:table-cell>
          <table:table-cell office:value-type="float" office:value="119.856" calcext:value-type="float">
            <text:p>119.856</text:p>
          </table:table-cell>
          <table:table-cell/>
          <table:table-cell office:value-type="float" office:value="417211" calcext:value-type="float">
            <text:p>417211</text:p>
          </table:table-cell>
          <table:table-cell office:value-type="float" office:value="167602" calcext:value-type="float">
            <text:p>167602</text:p>
          </table:table-cell>
          <table:table-cell/>
          <table:table-cell table:formula="of:=[.F595]/[.B595]" office:value-type="float" office:value="40333.6233565352" calcext:value-type="float">
            <text:p>40333.6233565352</text:p>
          </table:table-cell>
          <table:table-cell table:formula="of:=[.F595]/[.C595]" office:value-type="float" office:value="568.615746097684" calcext:value-type="float">
            <text:p>568.615746097684</text:p>
          </table:table-cell>
          <table:table-cell table:formula="of:=[.F595]/[.D595]" office:value-type="float" office:value="3480.93545588039" calcext:value-type="float">
            <text:p>3480.93545588039</text:p>
          </table:table-cell>
        </table:table-row>
        <table:table-row table:style-name="ro1">
          <table:table-cell/>
          <table:table-cell office:value-type="float" office:value="2.936" calcext:value-type="float">
            <text:p>2.936</text:p>
          </table:table-cell>
          <table:table-cell office:value-type="float" office:value="176.865" calcext:value-type="float">
            <text:p>176.865</text:p>
          </table:table-cell>
          <table:table-cell office:value-type="float" office:value="31.219" calcext:value-type="float">
            <text:p>31.219</text:p>
          </table:table-cell>
          <table:table-cell/>
          <table:table-cell office:value-type="float" office:value="228593" calcext:value-type="float">
            <text:p>228593</text:p>
          </table:table-cell>
          <table:table-cell office:value-type="float" office:value="92792" calcext:value-type="float">
            <text:p>92792</text:p>
          </table:table-cell>
          <table:table-cell/>
          <table:table-cell table:formula="of:=[.F596]/[.B596]" office:value-type="float" office:value="77858.651226158" calcext:value-type="float">
            <text:p>77858.651226158</text:p>
          </table:table-cell>
          <table:table-cell table:formula="of:=[.F596]/[.C596]" office:value-type="float" office:value="1292.47165917508" calcext:value-type="float">
            <text:p>1292.47165917508</text:p>
          </table:table-cell>
          <table:table-cell table:formula="of:=[.F596]/[.D596]" office:value-type="float" office:value="7322.23966174445" calcext:value-type="float">
            <text:p>7322.23966174445</text:p>
          </table:table-cell>
        </table:table-row>
        <table:table-row table:style-name="ro1">
          <table:table-cell/>
          <table:table-cell office:value-type="float" office:value="2.584" calcext:value-type="float">
            <text:p>2.584</text:p>
          </table:table-cell>
          <table:table-cell office:value-type="float" office:value="266.412" calcext:value-type="float">
            <text:p>266.412</text:p>
          </table:table-cell>
          <table:table-cell office:value-type="float" office:value="31.786" calcext:value-type="float">
            <text:p>31.786</text:p>
          </table:table-cell>
          <table:table-cell/>
          <table:table-cell office:value-type="float" office:value="230566" calcext:value-type="float">
            <text:p>230566</text:p>
          </table:table-cell>
          <table:table-cell office:value-type="float" office:value="82038" calcext:value-type="float">
            <text:p>82038</text:p>
          </table:table-cell>
          <table:table-cell/>
          <table:table-cell table:formula="of:=[.F597]/[.B597]" office:value-type="float" office:value="89228.3281733746" calcext:value-type="float">
            <text:p>89228.3281733746</text:p>
          </table:table-cell>
          <table:table-cell table:formula="of:=[.F597]/[.C597]" office:value-type="float" office:value="865.449003798628" calcext:value-type="float">
            <text:p>865.449003798628</text:p>
          </table:table-cell>
          <table:table-cell table:formula="of:=[.F597]/[.D597]" office:value-type="float" office:value="7253.69659598565" calcext:value-type="float">
            <text:p>7253.69659598565</text:p>
          </table:table-cell>
        </table:table-row>
        <table:table-row table:style-name="ro1">
          <table:table-cell/>
          <table:table-cell office:value-type="float" office:value="1.426" calcext:value-type="float">
            <text:p>1.426</text:p>
          </table:table-cell>
          <table:table-cell office:value-type="float" office:value="227.42" calcext:value-type="float">
            <text:p>227.42</text:p>
          </table:table-cell>
          <table:table-cell office:value-type="float" office:value="14.301" calcext:value-type="float">
            <text:p>14.301</text:p>
          </table:table-cell>
          <table:table-cell/>
          <table:table-cell office:value-type="float" office:value="159926" calcext:value-type="float">
            <text:p>159926</text:p>
          </table:table-cell>
          <table:table-cell office:value-type="float" office:value="63620" calcext:value-type="float">
            <text:p>63620</text:p>
          </table:table-cell>
          <table:table-cell/>
          <table:table-cell table:formula="of:=[.F598]/[.B598]" office:value-type="float" office:value="112150.070126227" calcext:value-type="float">
            <text:p>112150.070126227</text:p>
          </table:table-cell>
          <table:table-cell table:formula="of:=[.F598]/[.C598]" office:value-type="float" office:value="703.218714273151" calcext:value-type="float">
            <text:p>703.218714273151</text:p>
          </table:table-cell>
          <table:table-cell table:formula="of:=[.F598]/[.D598]" office:value-type="float" office:value="11182.8543458499" calcext:value-type="float">
            <text:p>11182.8543458499</text:p>
          </table:table-cell>
        </table:table-row>
        <table:table-row table:style-name="ro1">
          <table:table-cell/>
          <table:table-cell office:value-type="float" office:value="0.363" calcext:value-type="float">
            <text:p>0.363</text:p>
          </table:table-cell>
          <table:table-cell office:value-type="float" office:value="24.994" calcext:value-type="float">
            <text:p>24.994</text:p>
          </table:table-cell>
          <table:table-cell office:value-type="float" office:value="3.378" calcext:value-type="float">
            <text:p>3.378</text:p>
          </table:table-cell>
          <table:table-cell/>
          <table:table-cell office:value-type="float" office:value="75479" calcext:value-type="float">
            <text:p>75479</text:p>
          </table:table-cell>
          <table:table-cell office:value-type="float" office:value="37256" calcext:value-type="float">
            <text:p>37256</text:p>
          </table:table-cell>
          <table:table-cell/>
          <table:table-cell table:formula="of:=[.F599]/[.B599]" office:value-type="float" office:value="207931.129476584" calcext:value-type="float">
            <text:p>207931.129476584</text:p>
          </table:table-cell>
          <table:table-cell table:formula="of:=[.F599]/[.C599]" office:value-type="float" office:value="3019.88477234536" calcext:value-type="float">
            <text:p>3019.88477234536</text:p>
          </table:table-cell>
          <table:table-cell table:formula="of:=[.F599]/[.D599]" office:value-type="float" office:value="22344.2865600947" calcext:value-type="float">
            <text:p>22344.2865600947</text:p>
          </table:table-cell>
        </table:table-row>
        <table:table-row table:style-name="ro1">
          <table:table-cell/>
          <table:table-cell office:value-type="float" office:value="6.466" calcext:value-type="float">
            <text:p>6.466</text:p>
          </table:table-cell>
          <table:table-cell office:value-type="float" office:value="1204.526" calcext:value-type="float">
            <text:p>1204.526</text:p>
          </table:table-cell>
          <table:table-cell office:value-type="float" office:value="73.774" calcext:value-type="float">
            <text:p>73.774</text:p>
          </table:table-cell>
          <table:table-cell/>
          <table:table-cell office:value-type="float" office:value="348702" calcext:value-type="float">
            <text:p>348702</text:p>
          </table:table-cell>
          <table:table-cell office:value-type="float" office:value="126392" calcext:value-type="float">
            <text:p>126392</text:p>
          </table:table-cell>
          <table:table-cell/>
          <table:table-cell table:formula="of:=[.F600]/[.B600]" office:value-type="float" office:value="53928.549334983" calcext:value-type="float">
            <text:p>53928.549334983</text:p>
          </table:table-cell>
          <table:table-cell table:formula="of:=[.F600]/[.C600]" office:value-type="float" office:value="289.493128417319" calcext:value-type="float">
            <text:p>289.493128417319</text:p>
          </table:table-cell>
          <table:table-cell table:formula="of:=[.F600]/[.D600]" office:value-type="float" office:value="4726.62455607667" calcext:value-type="float">
            <text:p>4726.62455607667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18.9" calcext:value-type="float">
            <text:p>18.9</text:p>
          </table:table-cell>
          <table:table-cell office:value-type="float" office:value="1.843" calcext:value-type="float">
            <text:p>1.843</text:p>
          </table:table-cell>
          <table:table-cell/>
          <table:table-cell office:value-type="float" office:value="60907" calcext:value-type="float">
            <text:p>60907</text:p>
          </table:table-cell>
          <table:table-cell office:value-type="float" office:value="23654" calcext:value-type="float">
            <text:p>23654</text:p>
          </table:table-cell>
          <table:table-cell/>
          <table:table-cell table:formula="of:=[.F601]/[.B601]" office:value-type="float" office:value="358276.470588235" calcext:value-type="float">
            <text:p>358276.470588235</text:p>
          </table:table-cell>
          <table:table-cell table:formula="of:=[.F601]/[.C601]" office:value-type="float" office:value="3222.59259259259" calcext:value-type="float">
            <text:p>3222.59259259259</text:p>
          </table:table-cell>
          <table:table-cell table:formula="of:=[.F601]/[.D601]" office:value-type="float" office:value="33047.7482365708" calcext:value-type="float">
            <text:p>33047.7482365708</text:p>
          </table:table-cell>
        </table:table-row>
        <table:table-row table:style-name="ro1">
          <table:table-cell/>
          <table:table-cell office:value-type="float" office:value="3.001" calcext:value-type="float">
            <text:p>3.001</text:p>
          </table:table-cell>
          <table:table-cell office:value-type="float" office:value="247.058" calcext:value-type="float">
            <text:p>247.058</text:p>
          </table:table-cell>
          <table:table-cell office:value-type="float" office:value="33.262" calcext:value-type="float">
            <text:p>33.262</text:p>
          </table:table-cell>
          <table:table-cell/>
          <table:table-cell office:value-type="float" office:value="231301" calcext:value-type="float">
            <text:p>231301</text:p>
          </table:table-cell>
          <table:table-cell office:value-type="float" office:value="102758" calcext:value-type="float">
            <text:p>102758</text:p>
          </table:table-cell>
          <table:table-cell/>
          <table:table-cell table:formula="of:=[.F602]/[.B602]" office:value-type="float" office:value="77074.6417860713" calcext:value-type="float">
            <text:p>77074.6417860713</text:p>
          </table:table-cell>
          <table:table-cell table:formula="of:=[.F602]/[.C602]" office:value-type="float" office:value="936.221454071514" calcext:value-type="float">
            <text:p>936.221454071514</text:p>
          </table:table-cell>
          <table:table-cell table:formula="of:=[.F602]/[.D602]" office:value-type="float" office:value="6953.91137033251" calcext:value-type="float">
            <text:p>6953.91137033251</text:p>
          </table:table-cell>
        </table:table-row>
        <table:table-row table:style-name="ro1">
          <table:table-cell/>
          <table:table-cell office:value-type="float" office:value="1.884" calcext:value-type="float">
            <text:p>1.884</text:p>
          </table:table-cell>
          <table:table-cell office:value-type="float" office:value="137.217" calcext:value-type="float">
            <text:p>137.217</text:p>
          </table:table-cell>
          <table:table-cell office:value-type="float" office:value="20.272" calcext:value-type="float">
            <text:p>20.272</text:p>
          </table:table-cell>
          <table:table-cell/>
          <table:table-cell office:value-type="float" office:value="186973" calcext:value-type="float">
            <text:p>186973</text:p>
          </table:table-cell>
          <table:table-cell office:value-type="float" office:value="79532" calcext:value-type="float">
            <text:p>79532</text:p>
          </table:table-cell>
          <table:table-cell/>
          <table:table-cell table:formula="of:=[.F603]/[.B603]" office:value-type="float" office:value="99242.5690021231" calcext:value-type="float">
            <text:p>99242.5690021231</text:p>
          </table:table-cell>
          <table:table-cell table:formula="of:=[.F603]/[.C603]" office:value-type="float" office:value="1362.6081316455" calcext:value-type="float">
            <text:p>1362.6081316455</text:p>
          </table:table-cell>
          <table:table-cell table:formula="of:=[.F603]/[.D603]" office:value-type="float" office:value="9223.21428571429" calcext:value-type="float">
            <text:p>9223.21428571429</text:p>
          </table:table-cell>
        </table:table-row>
        <table:table-row table:style-name="ro1">
          <table:table-cell/>
          <table:table-cell office:value-type="float" office:value="0.741" calcext:value-type="float">
            <text:p>0.741</text:p>
          </table:table-cell>
          <table:table-cell office:value-type="float" office:value="69.305" calcext:value-type="float">
            <text:p>69.305</text:p>
          </table:table-cell>
          <table:table-cell office:value-type="float" office:value="11.571" calcext:value-type="float">
            <text:p>11.571</text:p>
          </table:table-cell>
          <table:table-cell/>
          <table:table-cell office:value-type="float" office:value="137868" calcext:value-type="float">
            <text:p>137868</text:p>
          </table:table-cell>
          <table:table-cell office:value-type="float" office:value="50708" calcext:value-type="float">
            <text:p>50708</text:p>
          </table:table-cell>
          <table:table-cell/>
          <table:table-cell table:formula="of:=[.F604]/[.B604]" office:value-type="float" office:value="186056.680161943" calcext:value-type="float">
            <text:p>186056.680161943</text:p>
          </table:table-cell>
          <table:table-cell table:formula="of:=[.F604]/[.C604]" office:value-type="float" office:value="1989.29370175312" calcext:value-type="float">
            <text:p>1989.29370175312</text:p>
          </table:table-cell>
          <table:table-cell table:formula="of:=[.F604]/[.D604]" office:value-type="float" office:value="11914.9598133264" calcext:value-type="float">
            <text:p>11914.9598133264</text:p>
          </table:table-cell>
        </table:table-row>
        <table:table-row table:style-name="ro1">
          <table:table-cell/>
          <table:table-cell office:value-type="float" office:value="0.268" calcext:value-type="float">
            <text:p>0.268</text:p>
          </table:table-cell>
          <table:table-cell office:value-type="float" office:value="18.599" calcext:value-type="float">
            <text:p>18.599</text:p>
          </table:table-cell>
          <table:table-cell office:value-type="float" office:value="2.907" calcext:value-type="float">
            <text:p>2.907</text:p>
          </table:table-cell>
          <table:table-cell/>
          <table:table-cell office:value-type="float" office:value="68766" calcext:value-type="float">
            <text:p>68766</text:p>
          </table:table-cell>
          <table:table-cell office:value-type="float" office:value="33374" calcext:value-type="float">
            <text:p>33374</text:p>
          </table:table-cell>
          <table:table-cell/>
          <table:table-cell table:formula="of:=[.F605]/[.B605]" office:value-type="float" office:value="256589.552238806" calcext:value-type="float">
            <text:p>256589.552238806</text:p>
          </table:table-cell>
          <table:table-cell table:formula="of:=[.F605]/[.C605]" office:value-type="float" office:value="3697.29555352438" calcext:value-type="float">
            <text:p>3697.29555352438</text:p>
          </table:table-cell>
          <table:table-cell table:formula="of:=[.F605]/[.D605]" office:value-type="float" office:value="23655.3147574819" calcext:value-type="float">
            <text:p>23655.3147574819</text:p>
          </table:table-cell>
        </table:table-row>
        <table:table-row table:style-name="ro1">
          <table:table-cell/>
          <table:table-cell office:value-type="float" office:value="6.414" calcext:value-type="float">
            <text:p>6.414</text:p>
          </table:table-cell>
          <table:table-cell office:value-type="float" office:value="655.173" calcext:value-type="float">
            <text:p>655.173</text:p>
          </table:table-cell>
          <table:table-cell office:value-type="float" office:value="74.637" calcext:value-type="float">
            <text:p>74.637</text:p>
          </table:table-cell>
          <table:table-cell/>
          <table:table-cell office:value-type="float" office:value="348798" calcext:value-type="float">
            <text:p>348798</text:p>
          </table:table-cell>
          <table:table-cell office:value-type="float" office:value="127052" calcext:value-type="float">
            <text:p>127052</text:p>
          </table:table-cell>
          <table:table-cell/>
          <table:table-cell table:formula="of:=[.F606]/[.B606]" office:value-type="float" office:value="54380.7296538821" calcext:value-type="float">
            <text:p>54380.7296538821</text:p>
          </table:table-cell>
          <table:table-cell table:formula="of:=[.F606]/[.C606]" office:value-type="float" office:value="532.375418400941" calcext:value-type="float">
            <text:p>532.375418400941</text:p>
          </table:table-cell>
          <table:table-cell table:formula="of:=[.F606]/[.D606]" office:value-type="float" office:value="4673.25857148599" calcext:value-type="float">
            <text:p>4673.25857148599</text:p>
          </table:table-cell>
        </table:table-row>
        <table:table-row table:style-name="ro1">
          <table:table-cell/>
          <table:table-cell office:value-type="float" office:value="0.036" calcext:value-type="float">
            <text:p>0.036</text:p>
          </table:table-cell>
          <table:table-cell office:value-type="float" office:value="2.311" calcext:value-type="float">
            <text:p>2.311</text:p>
          </table:table-cell>
          <table:table-cell office:value-type="float" office:value="0.287" calcext:value-type="float">
            <text:p>0.287</text:p>
          </table:table-cell>
          <table:table-cell/>
          <table:table-cell office:value-type="float" office:value="17621" calcext:value-type="float">
            <text:p>17621</text:p>
          </table:table-cell>
          <table:table-cell office:value-type="float" office:value="10788" calcext:value-type="float">
            <text:p>10788</text:p>
          </table:table-cell>
          <table:table-cell/>
          <table:table-cell table:formula="of:=[.F607]/[.B607]" office:value-type="float" office:value="489472.222222222" calcext:value-type="float">
            <text:p>489472.222222222</text:p>
          </table:table-cell>
          <table:table-cell table:formula="of:=[.F607]/[.C607]" office:value-type="float" office:value="7624.8377325833" calcext:value-type="float">
            <text:p>7624.8377325833</text:p>
          </table:table-cell>
          <table:table-cell table:formula="of:=[.F607]/[.D607]" office:value-type="float" office:value="61397.212543554" calcext:value-type="float">
            <text:p>61397.212543554</text:p>
          </table:table-cell>
        </table:table-row>
        <table:table-row table:style-name="ro1">
          <table:table-cell/>
          <table:table-cell office:value-type="float" office:value="0.614" calcext:value-type="float">
            <text:p>0.614</text:p>
          </table:table-cell>
          <table:table-cell office:value-type="float" office:value="205.59" calcext:value-type="float">
            <text:p>205.59</text:p>
          </table:table-cell>
          <table:table-cell office:value-type="float" office:value="6.974" calcext:value-type="float">
            <text:p>6.974</text:p>
          </table:table-cell>
          <table:table-cell/>
          <table:table-cell office:value-type="float" office:value="113405" calcext:value-type="float">
            <text:p>113405</text:p>
          </table:table-cell>
          <table:table-cell office:value-type="float" office:value="42121" calcext:value-type="float">
            <text:p>42121</text:p>
          </table:table-cell>
          <table:table-cell/>
          <table:table-cell table:formula="of:=[.F608]/[.B608]" office:value-type="float" office:value="184698.697068404" calcext:value-type="float">
            <text:p>184698.697068404</text:p>
          </table:table-cell>
          <table:table-cell table:formula="of:=[.F608]/[.C608]" office:value-type="float" office:value="551.607568461501" calcext:value-type="float">
            <text:p>551.607568461501</text:p>
          </table:table-cell>
          <table:table-cell table:formula="of:=[.F608]/[.D608]" office:value-type="float" office:value="16261.1127043304" calcext:value-type="float">
            <text:p>16261.1127043304</text:p>
          </table:table-cell>
        </table:table-row>
        <table:table-row table:style-name="ro1">
          <table:table-cell/>
          <table:table-cell office:value-type="float" office:value="11.734" calcext:value-type="float">
            <text:p>11.734</text:p>
          </table:table-cell>
          <table:table-cell office:value-type="float" office:value="904.651" calcext:value-type="float">
            <text:p>904.651</text:p>
          </table:table-cell>
          <table:table-cell office:value-type="float" office:value="125.092" calcext:value-type="float">
            <text:p>125.092</text:p>
          </table:table-cell>
          <table:table-cell/>
          <table:table-cell office:value-type="float" office:value="446217" calcext:value-type="float">
            <text:p>446217</text:p>
          </table:table-cell>
          <table:table-cell office:value-type="float" office:value="175070" calcext:value-type="float">
            <text:p>175070</text:p>
          </table:table-cell>
          <table:table-cell/>
          <table:table-cell table:formula="of:=[.F609]/[.B609]" office:value-type="float" office:value="38027.6972899267" calcext:value-type="float">
            <text:p>38027.6972899267</text:p>
          </table:table-cell>
          <table:table-cell table:formula="of:=[.F609]/[.C609]" office:value-type="float" office:value="493.247672306779" calcext:value-type="float">
            <text:p>493.247672306779</text:p>
          </table:table-cell>
          <table:table-cell table:formula="of:=[.F609]/[.D609]" office:value-type="float" office:value="3567.11060659355" calcext:value-type="float">
            <text:p>3567.11060659355</text:p>
          </table:table-cell>
        </table:table-row>
        <table:table-row table:style-name="ro1">
          <table:table-cell/>
          <table:table-cell office:value-type="float" office:value="1.936" calcext:value-type="float">
            <text:p>1.936</text:p>
          </table:table-cell>
          <table:table-cell office:value-type="float" office:value="195.879" calcext:value-type="float">
            <text:p>195.879</text:p>
          </table:table-cell>
          <table:table-cell office:value-type="float" office:value="24.007" calcext:value-type="float">
            <text:p>24.007</text:p>
          </table:table-cell>
          <table:table-cell/>
          <table:table-cell office:value-type="float" office:value="190680" calcext:value-type="float">
            <text:p>190680</text:p>
          </table:table-cell>
          <table:table-cell office:value-type="float" office:value="74264" calcext:value-type="float">
            <text:p>74264</text:p>
          </table:table-cell>
          <table:table-cell/>
          <table:table-cell table:formula="of:=[.F610]/[.B610]" office:value-type="float" office:value="98491.7355371901" calcext:value-type="float">
            <text:p>98491.7355371901</text:p>
          </table:table-cell>
          <table:table-cell table:formula="of:=[.F610]/[.C610]" office:value-type="float" office:value="973.45810423782" calcext:value-type="float">
            <text:p>973.45810423782</text:p>
          </table:table-cell>
          <table:table-cell table:formula="of:=[.F610]/[.D610]" office:value-type="float" office:value="7942.683384013" calcext:value-type="float">
            <text:p>7942.683384013</text:p>
          </table:table-cell>
        </table:table-row>
        <table:table-row table:style-name="ro1">
          <table:table-cell/>
          <table:table-cell office:value-type="float" office:value="0.483" calcext:value-type="float">
            <text:p>0.483</text:p>
          </table:table-cell>
          <table:table-cell office:value-type="float" office:value="30.454" calcext:value-type="float">
            <text:p>30.454</text:p>
          </table:table-cell>
          <table:table-cell office:value-type="float" office:value="4.112" calcext:value-type="float">
            <text:p>4.112</text:p>
          </table:table-cell>
          <table:table-cell/>
          <table:table-cell office:value-type="float" office:value="89259" calcext:value-type="float">
            <text:p>89259</text:p>
          </table:table-cell>
          <table:table-cell office:value-type="float" office:value="39756" calcext:value-type="float">
            <text:p>39756</text:p>
          </table:table-cell>
          <table:table-cell/>
          <table:table-cell table:formula="of:=[.F611]/[.B611]" office:value-type="float" office:value="184801.242236025" calcext:value-type="float">
            <text:p>184801.242236025</text:p>
          </table:table-cell>
          <table:table-cell table:formula="of:=[.F611]/[.C611]" office:value-type="float" office:value="2930.94503185132" calcext:value-type="float">
            <text:p>2930.94503185132</text:p>
          </table:table-cell>
          <table:table-cell table:formula="of:=[.F611]/[.D611]" office:value-type="float" office:value="21706.9552529183" calcext:value-type="float">
            <text:p>21706.9552529183</text:p>
          </table:table-cell>
        </table:table-row>
        <table:table-row table:style-name="ro1">
          <table:table-cell/>
          <table:table-cell office:value-type="float" office:value="1.612" calcext:value-type="float">
            <text:p>1.612</text:p>
          </table:table-cell>
          <table:table-cell office:value-type="float" office:value="108.059" calcext:value-type="float">
            <text:p>108.059</text:p>
          </table:table-cell>
          <table:table-cell office:value-type="float" office:value="13.882" calcext:value-type="float">
            <text:p>13.882</text:p>
          </table:table-cell>
          <table:table-cell/>
          <table:table-cell office:value-type="float" office:value="156104" calcext:value-type="float">
            <text:p>156104</text:p>
          </table:table-cell>
          <table:table-cell office:value-type="float" office:value="73950" calcext:value-type="float">
            <text:p>73950</text:p>
          </table:table-cell>
          <table:table-cell/>
          <table:table-cell table:formula="of:=[.F612]/[.B612]" office:value-type="float" office:value="96838.7096774194" calcext:value-type="float">
            <text:p>96838.7096774194</text:p>
          </table:table-cell>
          <table:table-cell table:formula="of:=[.F612]/[.C612]" office:value-type="float" office:value="1444.61821782545" calcext:value-type="float">
            <text:p>1444.61821782545</text:p>
          </table:table-cell>
          <table:table-cell table:formula="of:=[.F612]/[.D612]" office:value-type="float" office:value="11245.065552514" calcext:value-type="float">
            <text:p>11245.065552514</text:p>
          </table:table-cell>
        </table:table-row>
        <table:table-row table:style-name="ro1">
          <table:table-cell/>
          <table:table-cell office:value-type="float" office:value="0.369" calcext:value-type="float">
            <text:p>0.369</text:p>
          </table:table-cell>
          <table:table-cell office:value-type="float" office:value="28.575" calcext:value-type="float">
            <text:p>28.575</text:p>
          </table:table-cell>
          <table:table-cell office:value-type="float" office:value="3.823" calcext:value-type="float">
            <text:p>3.823</text:p>
          </table:table-cell>
          <table:table-cell/>
          <table:table-cell office:value-type="float" office:value="87432" calcext:value-type="float">
            <text:p>87432</text:p>
          </table:table-cell>
          <table:table-cell office:value-type="float" office:value="33287" calcext:value-type="float">
            <text:p>33287</text:p>
          </table:table-cell>
          <table:table-cell/>
          <table:table-cell table:formula="of:=[.F613]/[.B613]" office:value-type="float" office:value="236943.089430894" calcext:value-type="float">
            <text:p>236943.089430894</text:p>
          </table:table-cell>
          <table:table-cell table:formula="of:=[.F613]/[.C613]" office:value-type="float" office:value="3059.7375328084" calcext:value-type="float">
            <text:p>3059.7375328084</text:p>
          </table:table-cell>
          <table:table-cell table:formula="of:=[.F613]/[.D613]" office:value-type="float" office:value="22869.9973842532" calcext:value-type="float">
            <text:p>22869.9973842532</text:p>
          </table:table-cell>
        </table:table-row>
        <table:table-row table:style-name="ro1">
          <table:table-cell/>
          <table:table-cell office:value-type="float" office:value="5.486" calcext:value-type="float">
            <text:p>5.486</text:p>
          </table:table-cell>
          <table:table-cell office:value-type="float" office:value="642.454" calcext:value-type="float">
            <text:p>642.454</text:p>
          </table:table-cell>
          <table:table-cell office:value-type="float" office:value="63.067" calcext:value-type="float">
            <text:p>63.067</text:p>
          </table:table-cell>
          <table:table-cell/>
          <table:table-cell office:value-type="float" office:value="309688" calcext:value-type="float">
            <text:p>309688</text:p>
          </table:table-cell>
          <table:table-cell office:value-type="float" office:value="125038" calcext:value-type="float">
            <text:p>125038</text:p>
          </table:table-cell>
          <table:table-cell/>
          <table:table-cell table:formula="of:=[.F614]/[.B614]" office:value-type="float" office:value="56450.6015311703" calcext:value-type="float">
            <text:p>56450.6015311703</text:p>
          </table:table-cell>
          <table:table-cell table:formula="of:=[.F614]/[.C614]" office:value-type="float" office:value="482.039181015294" calcext:value-type="float">
            <text:p>482.039181015294</text:p>
          </table:table-cell>
          <table:table-cell table:formula="of:=[.F614]/[.D614]" office:value-type="float" office:value="4910.46030412101" calcext:value-type="float">
            <text:p>4910.46030412101</text:p>
          </table:table-cell>
        </table:table-row>
        <table:table-row table:style-name="ro1">
          <table:table-cell/>
          <table:table-cell office:value-type="float" office:value="8.428" calcext:value-type="float">
            <text:p>8.428</text:p>
          </table:table-cell>
          <table:table-cell office:value-type="float" office:value="652.467" calcext:value-type="float">
            <text:p>652.467</text:p>
          </table:table-cell>
          <table:table-cell office:value-type="float" office:value="107.266" calcext:value-type="float">
            <text:p>107.266</text:p>
          </table:table-cell>
          <table:table-cell/>
          <table:table-cell office:value-type="float" office:value="396116" calcext:value-type="float">
            <text:p>396116</text:p>
          </table:table-cell>
          <table:table-cell office:value-type="float" office:value="146300" calcext:value-type="float">
            <text:p>146300</text:p>
          </table:table-cell>
          <table:table-cell/>
          <table:table-cell table:formula="of:=[.F615]/[.B615]" office:value-type="float" office:value="47000" calcext:value-type="float">
            <text:p>47000</text:p>
          </table:table-cell>
          <table:table-cell table:formula="of:=[.F615]/[.C615]" office:value-type="float" office:value="607.105033664538" calcext:value-type="float">
            <text:p>607.105033664538</text:p>
          </table:table-cell>
          <table:table-cell table:formula="of:=[.F615]/[.D615]" office:value-type="float" office:value="3692.8383644398" calcext:value-type="float">
            <text:p>3692.8383644398</text:p>
          </table:table-cell>
        </table:table-row>
        <table:table-row table:style-name="ro1">
          <table:table-cell/>
          <table:table-cell office:value-type="float" office:value="3.39" calcext:value-type="float">
            <text:p>3.39</text:p>
          </table:table-cell>
          <table:table-cell office:value-type="float" office:value="255.966" calcext:value-type="float">
            <text:p>255.966</text:p>
          </table:table-cell>
          <table:table-cell office:value-type="float" office:value="32.364" calcext:value-type="float">
            <text:p>32.364</text:p>
          </table:table-cell>
          <table:table-cell/>
          <table:table-cell office:value-type="float" office:value="240060" calcext:value-type="float">
            <text:p>240060</text:p>
          </table:table-cell>
          <table:table-cell office:value-type="float" office:value="98176" calcext:value-type="float">
            <text:p>98176</text:p>
          </table:table-cell>
          <table:table-cell/>
          <table:table-cell table:formula="of:=[.F616]/[.B616]" office:value-type="float" office:value="70814.1592920354" calcext:value-type="float">
            <text:p>70814.1592920354</text:p>
          </table:table-cell>
          <table:table-cell table:formula="of:=[.F616]/[.C616]" office:value-type="float" office:value="937.858934389724" calcext:value-type="float">
            <text:p>937.858934389724</text:p>
          </table:table-cell>
          <table:table-cell table:formula="of:=[.F616]/[.D616]" office:value-type="float" office:value="7417.50092695588" calcext:value-type="float">
            <text:p>7417.50092695588</text:p>
          </table:table-cell>
        </table:table-row>
        <table:table-row table:style-name="ro1">
          <table:table-cell/>
          <table:table-cell office:value-type="float" office:value="0.014" calcext:value-type="float">
            <text:p>0.014</text:p>
          </table:table-cell>
          <table:table-cell office:value-type="float" office:value="1.425" calcext:value-type="float">
            <text:p>1.425</text:p>
          </table:table-cell>
          <table:table-cell office:value-type="float" office:value="0.233" calcext:value-type="float">
            <text:p>0.233</text:p>
          </table:table-cell>
          <table:table-cell/>
          <table:table-cell office:value-type="float" office:value="11504" calcext:value-type="float">
            <text:p>11504</text:p>
          </table:table-cell>
          <table:table-cell office:value-type="float" office:value="7618" calcext:value-type="float">
            <text:p>7618</text:p>
          </table:table-cell>
          <table:table-cell/>
          <table:table-cell table:formula="of:=[.F617]/[.B617]" office:value-type="float" office:value="821714.285714286" calcext:value-type="float">
            <text:p>821714.285714286</text:p>
          </table:table-cell>
          <table:table-cell table:formula="of:=[.F617]/[.C617]" office:value-type="float" office:value="8072.98245614035" calcext:value-type="float">
            <text:p>8072.98245614035</text:p>
          </table:table-cell>
          <table:table-cell table:formula="of:=[.F617]/[.D617]" office:value-type="float" office:value="49373.3905579399" calcext:value-type="float">
            <text:p>49373.3905579399</text:p>
          </table:table-cell>
        </table:table-row>
        <table:table-row table:style-name="ro1">
          <table:table-cell/>
          <table:table-cell office:value-type="float" office:value="6.996" calcext:value-type="float">
            <text:p>6.996</text:p>
          </table:table-cell>
          <table:table-cell office:value-type="float" office:value="527.462" calcext:value-type="float">
            <text:p>527.462</text:p>
          </table:table-cell>
          <table:table-cell office:value-type="float" office:value="83.211" calcext:value-type="float">
            <text:p>83.211</text:p>
          </table:table-cell>
          <table:table-cell/>
          <table:table-cell office:value-type="float" office:value="356169" calcext:value-type="float">
            <text:p>356169</text:p>
          </table:table-cell>
          <table:table-cell office:value-type="float" office:value="134196" calcext:value-type="float">
            <text:p>134196</text:p>
          </table:table-cell>
          <table:table-cell/>
          <table:table-cell table:formula="of:=[.F618]/[.B618]" office:value-type="float" office:value="50910.3773584906" calcext:value-type="float">
            <text:p>50910.3773584906</text:p>
          </table:table-cell>
          <table:table-cell table:formula="of:=[.F618]/[.C618]" office:value-type="float" office:value="675.250539375348" calcext:value-type="float">
            <text:p>675.250539375348</text:p>
          </table:table-cell>
          <table:table-cell table:formula="of:=[.F618]/[.D618]" office:value-type="float" office:value="4280.311497278" calcext:value-type="float">
            <text:p>4280.311497278</text:p>
          </table:table-cell>
        </table:table-row>
        <table:table-row table:style-name="ro1">
          <table:table-cell/>
          <table:table-cell office:value-type="float" office:value="1.984" calcext:value-type="float">
            <text:p>1.984</text:p>
          </table:table-cell>
          <table:table-cell office:value-type="float" office:value="168.419" calcext:value-type="float">
            <text:p>168.419</text:p>
          </table:table-cell>
          <table:table-cell office:value-type="float" office:value="24.125" calcext:value-type="float">
            <text:p>24.125</text:p>
          </table:table-cell>
          <table:table-cell/>
          <table:table-cell office:value-type="float" office:value="200397" calcext:value-type="float">
            <text:p>200397</text:p>
          </table:table-cell>
          <table:table-cell office:value-type="float" office:value="74026" calcext:value-type="float">
            <text:p>74026</text:p>
          </table:table-cell>
          <table:table-cell/>
          <table:table-cell table:formula="of:=[.F619]/[.B619]" office:value-type="float" office:value="101006.552419355" calcext:value-type="float">
            <text:p>101006.552419355</text:p>
          </table:table-cell>
          <table:table-cell table:formula="of:=[.F619]/[.C619]" office:value-type="float" office:value="1189.87168906121" calcext:value-type="float">
            <text:p>1189.87168906121</text:p>
          </table:table-cell>
          <table:table-cell table:formula="of:=[.F619]/[.D619]" office:value-type="float" office:value="8306.61139896373" calcext:value-type="float">
            <text:p>8306.61139896373</text:p>
          </table:table-cell>
        </table:table-row>
        <table:table-row table:style-name="ro1">
          <table:table-cell/>
          <table:table-cell office:value-type="float" office:value="11.324" calcext:value-type="float">
            <text:p>11.324</text:p>
          </table:table-cell>
          <table:table-cell office:value-type="float" office:value="2319.691" calcext:value-type="float">
            <text:p>2319.691</text:p>
          </table:table-cell>
          <table:table-cell office:value-type="float" office:value="125.563" calcext:value-type="float">
            <text:p>125.563</text:p>
          </table:table-cell>
          <table:table-cell/>
          <table:table-cell office:value-type="float" office:value="449606" calcext:value-type="float">
            <text:p>449606</text:p>
          </table:table-cell>
          <table:table-cell office:value-type="float" office:value="168668" calcext:value-type="float">
            <text:p>168668</text:p>
          </table:table-cell>
          <table:table-cell/>
          <table:table-cell table:formula="of:=[.F620]/[.B620]" office:value-type="float" office:value="39703.8149063935" calcext:value-type="float">
            <text:p>39703.8149063935</text:p>
          </table:table-cell>
          <table:table-cell table:formula="of:=[.F620]/[.C620]" office:value-type="float" office:value="193.821504674545" calcext:value-type="float">
            <text:p>193.821504674545</text:p>
          </table:table-cell>
          <table:table-cell table:formula="of:=[.F620]/[.D620]" office:value-type="float" office:value="3580.72043516004" calcext:value-type="float">
            <text:p>3580.72043516004</text:p>
          </table:table-cell>
        </table:table-row>
        <table:table-row table:style-name="ro1">
          <table:table-cell/>
          <table:table-cell office:value-type="float" office:value="23.839" calcext:value-type="float">
            <text:p>23.839</text:p>
          </table:table-cell>
          <table:table-cell office:value-type="float" office:value="2687.588" calcext:value-type="float">
            <text:p>2687.588</text:p>
          </table:table-cell>
          <table:table-cell office:value-type="float" office:value="403.113" calcext:value-type="float">
            <text:p>403.113</text:p>
          </table:table-cell>
          <table:table-cell/>
          <table:table-cell office:value-type="float" office:value="673387" calcext:value-type="float">
            <text:p>673387</text:p>
          </table:table-cell>
          <table:table-cell office:value-type="float" office:value="240550" calcext:value-type="float">
            <text:p>240550</text:p>
          </table:table-cell>
          <table:table-cell/>
          <table:table-cell table:formula="of:=[.F621]/[.B621]" office:value-type="float" office:value="28247.2838625781" calcext:value-type="float">
            <text:p>28247.2838625781</text:p>
          </table:table-cell>
          <table:table-cell table:formula="of:=[.F621]/[.C621]" office:value-type="float" office:value="250.55440045126" calcext:value-type="float">
            <text:p>250.55440045126</text:p>
          </table:table-cell>
          <table:table-cell table:formula="of:=[.F621]/[.D621]" office:value-type="float" office:value="1670.46708987306" calcext:value-type="float">
            <text:p>1670.46708987306</text:p>
          </table:table-cell>
        </table:table-row>
        <table:table-row table:style-name="ro1">
          <table:table-cell/>
          <table:table-cell office:value-type="float" office:value="4.456" calcext:value-type="float">
            <text:p>4.456</text:p>
          </table:table-cell>
          <table:table-cell office:value-type="float" office:value="349.017" calcext:value-type="float">
            <text:p>349.017</text:p>
          </table:table-cell>
          <table:table-cell office:value-type="float" office:value="49.579" calcext:value-type="float">
            <text:p>49.579</text:p>
          </table:table-cell>
          <table:table-cell/>
          <table:table-cell office:value-type="float" office:value="284855" calcext:value-type="float">
            <text:p>284855</text:p>
          </table:table-cell>
          <table:table-cell office:value-type="float" office:value="110722" calcext:value-type="float">
            <text:p>110722</text:p>
          </table:table-cell>
          <table:table-cell/>
          <table:table-cell table:formula="of:=[.F622]/[.B622]" office:value-type="float" office:value="63926.1669658887" calcext:value-type="float">
            <text:p>63926.1669658887</text:p>
          </table:table-cell>
          <table:table-cell table:formula="of:=[.F622]/[.C622]" office:value-type="float" office:value="816.163682571336" calcext:value-type="float">
            <text:p>816.163682571336</text:p>
          </table:table-cell>
          <table:table-cell table:formula="of:=[.F622]/[.D622]" office:value-type="float" office:value="5745.4769156296" calcext:value-type="float">
            <text:p>5745.4769156296</text:p>
          </table:table-cell>
        </table:table-row>
        <table:table-row table:style-name="ro1">
          <table:table-cell/>
          <table:table-cell office:value-type="float" office:value="11.427" calcext:value-type="float">
            <text:p>11.427</text:p>
          </table:table-cell>
          <table:table-cell office:value-type="float" office:value="911.737" calcext:value-type="float">
            <text:p>911.737</text:p>
          </table:table-cell>
          <table:table-cell office:value-type="float" office:value="113.774" calcext:value-type="float">
            <text:p>113.774</text:p>
          </table:table-cell>
          <table:table-cell/>
          <table:table-cell office:value-type="float" office:value="438212" calcext:value-type="float">
            <text:p>438212</text:p>
          </table:table-cell>
          <table:table-cell office:value-type="float" office:value="176377" calcext:value-type="float">
            <text:p>176377</text:p>
          </table:table-cell>
          <table:table-cell/>
          <table:table-cell table:formula="of:=[.F623]/[.B623]" office:value-type="float" office:value="38348.8229631574" calcext:value-type="float">
            <text:p>38348.8229631574</text:p>
          </table:table-cell>
          <table:table-cell table:formula="of:=[.F623]/[.C623]" office:value-type="float" office:value="480.634217981721" calcext:value-type="float">
            <text:p>480.634217981721</text:p>
          </table:table-cell>
          <table:table-cell table:formula="of:=[.F623]/[.D623]" office:value-type="float" office:value="3851.60054142423" calcext:value-type="float">
            <text:p>3851.60054142423</text:p>
          </table:table-cell>
        </table:table-row>
        <table:table-row table:style-name="ro1">
          <table:table-cell/>
          <table:table-cell office:value-type="float" office:value="0.196" calcext:value-type="float">
            <text:p>0.196</text:p>
          </table:table-cell>
          <table:table-cell office:value-type="float" office:value="10.209" calcext:value-type="float">
            <text:p>10.209</text:p>
          </table:table-cell>
          <table:table-cell office:value-type="float" office:value="1.626" calcext:value-type="float">
            <text:p>1.626</text:p>
          </table:table-cell>
          <table:table-cell/>
          <table:table-cell office:value-type="float" office:value="56138" calcext:value-type="float">
            <text:p>56138</text:p>
          </table:table-cell>
          <table:table-cell office:value-type="float" office:value="31298" calcext:value-type="float">
            <text:p>31298</text:p>
          </table:table-cell>
          <table:table-cell/>
          <table:table-cell table:formula="of:=[.F624]/[.B624]" office:value-type="float" office:value="286418.367346939" calcext:value-type="float">
            <text:p>286418.367346939</text:p>
          </table:table-cell>
          <table:table-cell table:formula="of:=[.F624]/[.C624]" office:value-type="float" office:value="5498.8735429523" calcext:value-type="float">
            <text:p>5498.8735429523</text:p>
          </table:table-cell>
          <table:table-cell table:formula="of:=[.F624]/[.D624]" office:value-type="float" office:value="34525.2152521525" calcext:value-type="float">
            <text:p>34525.2152521525</text:p>
          </table:table-cell>
        </table:table-row>
        <table:table-row table:style-name="ro1">
          <table:table-cell/>
          <table:table-cell office:value-type="float" office:value="3.436" calcext:value-type="float">
            <text:p>3.436</text:p>
          </table:table-cell>
          <table:table-cell office:value-type="float" office:value="286.195" calcext:value-type="float">
            <text:p>286.195</text:p>
          </table:table-cell>
          <table:table-cell office:value-type="float" office:value="44.073" calcext:value-type="float">
            <text:p>44.073</text:p>
          </table:table-cell>
          <table:table-cell/>
          <table:table-cell office:value-type="float" office:value="269119" calcext:value-type="float">
            <text:p>269119</text:p>
          </table:table-cell>
          <table:table-cell office:value-type="float" office:value="95022" calcext:value-type="float">
            <text:p>95022</text:p>
          </table:table-cell>
          <table:table-cell/>
          <table:table-cell table:formula="of:=[.F625]/[.B625]" office:value-type="float" office:value="78323.3410942957" calcext:value-type="float">
            <text:p>78323.3410942957</text:p>
          </table:table-cell>
          <table:table-cell table:formula="of:=[.F625]/[.C625]" office:value-type="float" office:value="940.334387393211" calcext:value-type="float">
            <text:p>940.334387393211</text:p>
          </table:table-cell>
          <table:table-cell table:formula="of:=[.F625]/[.D625]" office:value-type="float" office:value="6106.21015133982" calcext:value-type="float">
            <text:p>6106.21015133982</text:p>
          </table:table-cell>
        </table:table-row>
        <table:table-row table:style-name="ro1">
          <table:table-cell/>
          <table:table-cell office:value-type="float" office:value="1.622" calcext:value-type="float">
            <text:p>1.622</text:p>
          </table:table-cell>
          <table:table-cell office:value-type="float" office:value="445.196" calcext:value-type="float">
            <text:p>445.196</text:p>
          </table:table-cell>
          <table:table-cell office:value-type="float" office:value="22.82" calcext:value-type="float">
            <text:p>22.82</text:p>
          </table:table-cell>
          <table:table-cell/>
          <table:table-cell office:value-type="float" office:value="196356" calcext:value-type="float">
            <text:p>196356</text:p>
          </table:table-cell>
          <table:table-cell office:value-type="float" office:value="69594" calcext:value-type="float">
            <text:p>69594</text:p>
          </table:table-cell>
          <table:table-cell/>
          <table:table-cell table:formula="of:=[.F626]/[.B626]" office:value-type="float" office:value="121057.953144266" calcext:value-type="float">
            <text:p>121057.953144266</text:p>
          </table:table-cell>
          <table:table-cell table:formula="of:=[.F626]/[.C626]" office:value-type="float" office:value="441.055175697895" calcext:value-type="float">
            <text:p>441.055175697895</text:p>
          </table:table-cell>
          <table:table-cell table:formula="of:=[.F626]/[.D626]" office:value-type="float" office:value="8604.5574057844" calcext:value-type="float">
            <text:p>8604.5574057844</text:p>
          </table:table-cell>
        </table:table-row>
        <table:table-row table:style-name="ro1">
          <table:table-cell/>
          <table:table-cell office:value-type="float" office:value="1.486" calcext:value-type="float">
            <text:p>1.486</text:p>
          </table:table-cell>
          <table:table-cell office:value-type="float" office:value="68.902" calcext:value-type="float">
            <text:p>68.902</text:p>
          </table:table-cell>
          <table:table-cell office:value-type="float" office:value="8.494" calcext:value-type="float">
            <text:p>8.494</text:p>
          </table:table-cell>
          <table:table-cell/>
          <table:table-cell office:value-type="float" office:value="126883" calcext:value-type="float">
            <text:p>126883</text:p>
          </table:table-cell>
          <table:table-cell office:value-type="float" office:value="83774" calcext:value-type="float">
            <text:p>83774</text:p>
          </table:table-cell>
          <table:table-cell/>
          <table:table-cell table:formula="of:=[.F627]/[.B627]" office:value-type="float" office:value="85385.598923284" calcext:value-type="float">
            <text:p>85385.598923284</text:p>
          </table:table-cell>
          <table:table-cell table:formula="of:=[.F627]/[.C627]" office:value-type="float" office:value="1841.4995210589" calcext:value-type="float">
            <text:p>1841.4995210589</text:p>
          </table:table-cell>
          <table:table-cell table:formula="of:=[.F627]/[.D627]" office:value-type="float" office:value="14937.9562043796" calcext:value-type="float">
            <text:p>14937.9562043796</text:p>
          </table:table-cell>
        </table:table-row>
        <table:table-row table:style-name="ro1">
          <table:table-cell/>
          <table:table-cell office:value-type="float" office:value="4.313" calcext:value-type="float">
            <text:p>4.313</text:p>
          </table:table-cell>
          <table:table-cell office:value-type="float" office:value="272.381" calcext:value-type="float">
            <text:p>272.381</text:p>
          </table:table-cell>
          <table:table-cell office:value-type="float" office:value="50.859" calcext:value-type="float">
            <text:p>50.859</text:p>
          </table:table-cell>
          <table:table-cell/>
          <table:table-cell office:value-type="float" office:value="281678" calcext:value-type="float">
            <text:p>281678</text:p>
          </table:table-cell>
          <table:table-cell office:value-type="float" office:value="110074" calcext:value-type="float">
            <text:p>110074</text:p>
          </table:table-cell>
          <table:table-cell/>
          <table:table-cell table:formula="of:=[.F628]/[.B628]" office:value-type="float" office:value="65309.0656155808" calcext:value-type="float">
            <text:p>65309.0656155808</text:p>
          </table:table-cell>
          <table:table-cell table:formula="of:=[.F628]/[.C628]" office:value-type="float" office:value="1034.13233669015" calcext:value-type="float">
            <text:p>1034.13233669015</text:p>
          </table:table-cell>
          <table:table-cell table:formula="of:=[.F628]/[.D628]" office:value-type="float" office:value="5538.4101142374" calcext:value-type="float">
            <text:p>5538.4101142374</text:p>
          </table:table-cell>
        </table:table-row>
        <table:table-row table:style-name="ro1">
          <table:table-cell/>
          <table:table-cell office:value-type="float" office:value="18.868" calcext:value-type="float">
            <text:p>18.868</text:p>
          </table:table-cell>
          <table:table-cell office:value-type="float" office:value="1456.965" calcext:value-type="float">
            <text:p>1456.965</text:p>
          </table:table-cell>
          <table:table-cell office:value-type="float" office:value="204.337" calcext:value-type="float">
            <text:p>204.337</text:p>
          </table:table-cell>
          <table:table-cell/>
          <table:table-cell office:value-type="float" office:value="564294" calcext:value-type="float">
            <text:p>564294</text:p>
          </table:table-cell>
          <table:table-cell office:value-type="float" office:value="223022" calcext:value-type="float">
            <text:p>223022</text:p>
          </table:table-cell>
          <table:table-cell/>
          <table:table-cell table:formula="of:=[.F629]/[.B629]" office:value-type="float" office:value="29907.4623701505" calcext:value-type="float">
            <text:p>29907.4623701505</text:p>
          </table:table-cell>
          <table:table-cell table:formula="of:=[.F629]/[.C629]" office:value-type="float" office:value="387.307862577344" calcext:value-type="float">
            <text:p>387.307862577344</text:p>
          </table:table-cell>
          <table:table-cell table:formula="of:=[.F629]/[.D629]" office:value-type="float" office:value="2761.58502865365" calcext:value-type="float">
            <text:p>2761.58502865365</text:p>
          </table:table-cell>
        </table:table-row>
        <table:table-row table:style-name="ro1">
          <table:table-cell/>
          <table:table-cell office:value-type="float" office:value="0.863" calcext:value-type="float">
            <text:p>0.863</text:p>
          </table:table-cell>
          <table:table-cell office:value-type="float" office:value="61.006" calcext:value-type="float">
            <text:p>61.006</text:p>
          </table:table-cell>
          <table:table-cell office:value-type="float" office:value="8.178" calcext:value-type="float">
            <text:p>8.178</text:p>
          </table:table-cell>
          <table:table-cell/>
          <table:table-cell office:value-type="float" office:value="131520" calcext:value-type="float">
            <text:p>131520</text:p>
          </table:table-cell>
          <table:table-cell office:value-type="float" office:value="48972" calcext:value-type="float">
            <text:p>48972</text:p>
          </table:table-cell>
          <table:table-cell/>
          <table:table-cell table:formula="of:=[.F630]/[.B630]" office:value-type="float" office:value="152398.609501738" calcext:value-type="float">
            <text:p>152398.609501738</text:p>
          </table:table-cell>
          <table:table-cell table:formula="of:=[.F630]/[.C630]" office:value-type="float" office:value="2155.85352260433" calcext:value-type="float">
            <text:p>2155.85352260433</text:p>
          </table:table-cell>
          <table:table-cell table:formula="of:=[.F630]/[.D630]" office:value-type="float" office:value="16082.1716801174" calcext:value-type="float">
            <text:p>16082.1716801174</text:p>
          </table:table-cell>
        </table:table-row>
        <table:table-row table:style-name="ro1">
          <table:table-cell/>
          <table:table-cell office:value-type="float" office:value="15.123" calcext:value-type="float">
            <text:p>15.123</text:p>
          </table:table-cell>
          <table:table-cell office:value-type="float" office:value="1348.102" calcext:value-type="float">
            <text:p>1348.102</text:p>
          </table:table-cell>
          <table:table-cell office:value-type="float" office:value="173.306" calcext:value-type="float">
            <text:p>173.306</text:p>
          </table:table-cell>
          <table:table-cell/>
          <table:table-cell office:value-type="float" office:value="530072" calcext:value-type="float">
            <text:p>530072</text:p>
          </table:table-cell>
          <table:table-cell office:value-type="float" office:value="191722" calcext:value-type="float">
            <text:p>191722</text:p>
          </table:table-cell>
          <table:table-cell/>
          <table:table-cell table:formula="of:=[.F631]/[.B631]" office:value-type="float" office:value="35050.7174502414" calcext:value-type="float">
            <text:p>35050.7174502414</text:p>
          </table:table-cell>
          <table:table-cell table:formula="of:=[.F631]/[.C631]" office:value-type="float" office:value="393.198734220408" calcext:value-type="float">
            <text:p>393.198734220408</text:p>
          </table:table-cell>
          <table:table-cell table:formula="of:=[.F631]/[.D631]" office:value-type="float" office:value="3058.59000842441" calcext:value-type="float">
            <text:p>3058.59000842441</text:p>
          </table:table-cell>
        </table:table-row>
        <table:table-row table:style-name="ro1">
          <table:table-cell/>
          <table:table-cell office:value-type="float" office:value="20.279" calcext:value-type="float">
            <text:p>20.279</text:p>
          </table:table-cell>
          <table:table-cell office:value-type="float" office:value="1659.485" calcext:value-type="float">
            <text:p>1659.485</text:p>
          </table:table-cell>
          <table:table-cell office:value-type="float" office:value="268.954" calcext:value-type="float">
            <text:p>268.954</text:p>
          </table:table-cell>
          <table:table-cell/>
          <table:table-cell office:value-type="float" office:value="612035" calcext:value-type="float">
            <text:p>612035</text:p>
          </table:table-cell>
          <table:table-cell office:value-type="float" office:value="221486" calcext:value-type="float">
            <text:p>221486</text:p>
          </table:table-cell>
          <table:table-cell/>
          <table:table-cell table:formula="of:=[.F632]/[.B632]" office:value-type="float" office:value="30180.7288327827" calcext:value-type="float">
            <text:p>30180.7288327827</text:p>
          </table:table-cell>
          <table:table-cell table:formula="of:=[.F632]/[.C632]" office:value-type="float" office:value="368.81020316544" calcext:value-type="float">
            <text:p>368.81020316544</text:p>
          </table:table-cell>
          <table:table-cell table:formula="of:=[.F632]/[.D632]" office:value-type="float" office:value="2275.61218647055" calcext:value-type="float">
            <text:p>2275.61218647055</text:p>
          </table:table-cell>
        </table:table-row>
        <table:table-row table:style-name="ro1">
          <table:table-cell/>
          <table:table-cell office:value-type="float" office:value="0.096" calcext:value-type="float">
            <text:p>0.096</text:p>
          </table:table-cell>
          <table:table-cell office:value-type="float" office:value="13.404" calcext:value-type="float">
            <text:p>13.404</text:p>
          </table:table-cell>
          <table:table-cell office:value-type="float" office:value="0.998" calcext:value-type="float">
            <text:p>0.998</text:p>
          </table:table-cell>
          <table:table-cell/>
          <table:table-cell office:value-type="float" office:value="44913" calcext:value-type="float">
            <text:p>44913</text:p>
          </table:table-cell>
          <table:table-cell office:value-type="float" office:value="16164" calcext:value-type="float">
            <text:p>16164</text:p>
          </table:table-cell>
          <table:table-cell/>
          <table:table-cell table:formula="of:=[.F633]/[.B633]" office:value-type="float" office:value="467843.75" calcext:value-type="float">
            <text:p>467843.75</text:p>
          </table:table-cell>
          <table:table-cell table:formula="of:=[.F633]/[.C633]" office:value-type="float" office:value="3350.71620411817" calcext:value-type="float">
            <text:p>3350.71620411817</text:p>
          </table:table-cell>
          <table:table-cell table:formula="of:=[.F633]/[.D633]" office:value-type="float" office:value="45003.006012024" calcext:value-type="float">
            <text:p>45003.006012024</text:p>
          </table:table-cell>
        </table:table-row>
        <table:table-row table:style-name="ro1">
          <table:table-cell/>
          <table:table-cell office:value-type="float" office:value="7.463" calcext:value-type="float">
            <text:p>7.463</text:p>
          </table:table-cell>
          <table:table-cell office:value-type="float" office:value="2931.859" calcext:value-type="float">
            <text:p>2931.859</text:p>
          </table:table-cell>
          <table:table-cell office:value-type="float" office:value="89.996" calcext:value-type="float">
            <text:p>89.996</text:p>
          </table:table-cell>
          <table:table-cell/>
          <table:table-cell office:value-type="float" office:value="379517" calcext:value-type="float">
            <text:p>379517</text:p>
          </table:table-cell>
          <table:table-cell office:value-type="float" office:value="135550" calcext:value-type="float">
            <text:p>135550</text:p>
          </table:table-cell>
          <table:table-cell/>
          <table:table-cell table:formula="of:=[.F634]/[.B634]" office:value-type="float" office:value="50853.1421680289" calcext:value-type="float">
            <text:p>50853.1421680289</text:p>
          </table:table-cell>
          <table:table-cell table:formula="of:=[.F634]/[.C634]" office:value-type="float" office:value="129.445856707297" calcext:value-type="float">
            <text:p>129.445856707297</text:p>
          </table:table-cell>
          <table:table-cell table:formula="of:=[.F634]/[.D634]" office:value-type="float" office:value="4217.04297968799" calcext:value-type="float">
            <text:p>4217.04297968799</text:p>
          </table:table-cell>
        </table:table-row>
        <table:table-row table:style-name="ro1">
          <table:table-cell/>
          <table:table-cell office:value-type="float" office:value="5.872" calcext:value-type="float">
            <text:p>5.872</text:p>
          </table:table-cell>
          <table:table-cell office:value-type="float" office:value="457.189" calcext:value-type="float">
            <text:p>457.189</text:p>
          </table:table-cell>
          <table:table-cell office:value-type="float" office:value="69.384" calcext:value-type="float">
            <text:p>69.384</text:p>
          </table:table-cell>
          <table:table-cell/>
          <table:table-cell office:value-type="float" office:value="337044" calcext:value-type="float">
            <text:p>337044</text:p>
          </table:table-cell>
          <table:table-cell office:value-type="float" office:value="121858" calcext:value-type="float">
            <text:p>121858</text:p>
          </table:table-cell>
          <table:table-cell/>
          <table:table-cell table:formula="of:=[.F635]/[.B635]" office:value-type="float" office:value="57398.5013623978" calcext:value-type="float">
            <text:p>57398.5013623978</text:p>
          </table:table-cell>
          <table:table-cell table:formula="of:=[.F635]/[.C635]" office:value-type="float" office:value="737.209337932452" calcext:value-type="float">
            <text:p>737.209337932452</text:p>
          </table:table-cell>
          <table:table-cell table:formula="of:=[.F635]/[.D635]" office:value-type="float" office:value="4857.6617087513" calcext:value-type="float">
            <text:p>4857.6617087513</text:p>
          </table:table-cell>
        </table:table-row>
        <table:table-row table:style-name="ro1">
          <table:table-cell/>
          <table:table-cell office:value-type="float" office:value="0.049" calcext:value-type="float">
            <text:p>0.049</text:p>
          </table:table-cell>
          <table:table-cell office:value-type="float" office:value="2.169" calcext:value-type="float">
            <text:p>2.169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float" office:value="16071" calcext:value-type="float">
            <text:p>16071</text:p>
          </table:table-cell>
          <table:table-cell office:value-type="float" office:value="10818" calcext:value-type="float">
            <text:p>10818</text:p>
          </table:table-cell>
          <table:table-cell/>
          <table:table-cell table:formula="of:=[.F636]/[.B636]" office:value-type="float" office:value="327979.591836735" calcext:value-type="float">
            <text:p>327979.591836735</text:p>
          </table:table-cell>
          <table:table-cell table:formula="of:=[.F636]/[.C636]" office:value-type="float" office:value="7409.40525587829" calcext:value-type="float">
            <text:p>7409.40525587829</text:p>
          </table:table-cell>
          <table:table-cell table:formula="of:=[.F636]/[.D636]" office:value-type="float" office:value="57809.3525179856" calcext:value-type="float">
            <text:p>57809.3525179856</text:p>
          </table:table-cell>
        </table:table-row>
        <table:table-row table:style-name="ro1">
          <table:table-cell/>
          <table:table-cell office:value-type="float" office:value="0.616" calcext:value-type="float">
            <text:p>0.616</text:p>
          </table:table-cell>
          <table:table-cell office:value-type="float" office:value="52.552" calcext:value-type="float">
            <text:p>52.552</text:p>
          </table:table-cell>
          <table:table-cell office:value-type="float" office:value="8.191" calcext:value-type="float">
            <text:p>8.191</text:p>
          </table:table-cell>
          <table:table-cell/>
          <table:table-cell office:value-type="float" office:value="121738" calcext:value-type="float">
            <text:p>121738</text:p>
          </table:table-cell>
          <table:table-cell office:value-type="float" office:value="45184" calcext:value-type="float">
            <text:p>45184</text:p>
          </table:table-cell>
          <table:table-cell/>
          <table:table-cell table:formula="of:=[.F637]/[.B637]" office:value-type="float" office:value="197626.623376623" calcext:value-type="float">
            <text:p>197626.623376623</text:p>
          </table:table-cell>
          <table:table-cell table:formula="of:=[.F637]/[.C637]" office:value-type="float" office:value="2316.52458517278" calcext:value-type="float">
            <text:p>2316.52458517278</text:p>
          </table:table-cell>
          <table:table-cell table:formula="of:=[.F637]/[.D637]" office:value-type="float" office:value="14862.4099621536" calcext:value-type="float">
            <text:p>14862.4099621536</text:p>
          </table:table-cell>
        </table:table-row>
        <table:table-row table:style-name="ro1">
          <table:table-cell/>
          <table:table-cell office:value-type="float" office:value="2.981" calcext:value-type="float">
            <text:p>2.981</text:p>
          </table:table-cell>
          <table:table-cell office:value-type="float" office:value="242.592" calcext:value-type="float">
            <text:p>242.592</text:p>
          </table:table-cell>
          <table:table-cell office:value-type="float" office:value="30.626" calcext:value-type="float">
            <text:p>30.626</text:p>
          </table:table-cell>
          <table:table-cell/>
          <table:table-cell office:value-type="float" office:value="233632" calcext:value-type="float">
            <text:p>233632</text:p>
          </table:table-cell>
          <table:table-cell office:value-type="float" office:value="89052" calcext:value-type="float">
            <text:p>89052</text:p>
          </table:table-cell>
          <table:table-cell/>
          <table:table-cell table:formula="of:=[.F638]/[.B638]" office:value-type="float" office:value="78373.7001006374" calcext:value-type="float">
            <text:p>78373.7001006374</text:p>
          </table:table-cell>
          <table:table-cell table:formula="of:=[.F638]/[.C638]" office:value-type="float" office:value="963.065558633426" calcext:value-type="float">
            <text:p>963.065558633426</text:p>
          </table:table-cell>
          <table:table-cell table:formula="of:=[.F638]/[.D638]" office:value-type="float" office:value="7628.55090446026" calcext:value-type="float">
            <text:p>7628.55090446026</text:p>
          </table:table-cell>
        </table:table-row>
        <table:table-row table:style-name="ro1">
          <table:table-cell/>
          <table:table-cell office:value-type="float" office:value="10.297" calcext:value-type="float">
            <text:p>10.297</text:p>
          </table:table-cell>
          <table:table-cell office:value-type="float" office:value="618.944" calcext:value-type="float">
            <text:p>618.944</text:p>
          </table:table-cell>
          <table:table-cell office:value-type="float" office:value="91.431" calcext:value-type="float">
            <text:p>91.431</text:p>
          </table:table-cell>
          <table:table-cell/>
          <table:table-cell office:value-type="float" office:value="385098" calcext:value-type="float">
            <text:p>385098</text:p>
          </table:table-cell>
          <table:table-cell office:value-type="float" office:value="178611" calcext:value-type="float">
            <text:p>178611</text:p>
          </table:table-cell>
          <table:table-cell/>
          <table:table-cell table:formula="of:=[.F639]/[.B639]" office:value-type="float" office:value="37399.0482664854" calcext:value-type="float">
            <text:p>37399.0482664854</text:p>
          </table:table-cell>
          <table:table-cell table:formula="of:=[.F639]/[.C639]" office:value-type="float" office:value="622.185528900838" calcext:value-type="float">
            <text:p>622.185528900838</text:p>
          </table:table-cell>
          <table:table-cell table:formula="of:=[.F639]/[.D639]" office:value-type="float" office:value="4211.89749647275" calcext:value-type="float">
            <text:p>4211.89749647275</text:p>
          </table:table-cell>
        </table:table-row>
        <table:table-row table:style-name="ro1">
          <table:table-cell/>
          <table:table-cell office:value-type="float" office:value="4.021" calcext:value-type="float">
            <text:p>4.021</text:p>
          </table:table-cell>
          <table:table-cell office:value-type="float" office:value="244.253" calcext:value-type="float">
            <text:p>244.253</text:p>
          </table:table-cell>
          <table:table-cell office:value-type="float" office:value="46.665" calcext:value-type="float">
            <text:p>46.665</text:p>
          </table:table-cell>
          <table:table-cell/>
          <table:table-cell office:value-type="float" office:value="279889" calcext:value-type="float">
            <text:p>279889</text:p>
          </table:table-cell>
          <table:table-cell office:value-type="float" office:value="100996" calcext:value-type="float">
            <text:p>100996</text:p>
          </table:table-cell>
          <table:table-cell/>
          <table:table-cell table:formula="of:=[.F640]/[.B640]" office:value-type="float" office:value="69606.8142253171" calcext:value-type="float">
            <text:p>69606.8142253171</text:p>
          </table:table-cell>
          <table:table-cell table:formula="of:=[.F640]/[.C640]" office:value-type="float" office:value="1145.89790094697" calcext:value-type="float">
            <text:p>1145.89790094697</text:p>
          </table:table-cell>
          <table:table-cell table:formula="of:=[.F640]/[.D640]" office:value-type="float" office:value="5997.83563698704" calcext:value-type="float">
            <text:p>5997.83563698704</text:p>
          </table:table-cell>
        </table:table-row>
        <table:table-row table:style-name="ro1">
          <table:table-cell/>
          <table:table-cell office:value-type="float" office:value="26.422" calcext:value-type="float">
            <text:p>26.422</text:p>
          </table:table-cell>
          <table:table-cell office:value-type="float" office:value="2798.036" calcext:value-type="float">
            <text:p>2798.036</text:p>
          </table:table-cell>
          <table:table-cell office:value-type="float" office:value="320.264" calcext:value-type="float">
            <text:p>320.264</text:p>
          </table:table-cell>
          <table:table-cell/>
          <table:table-cell office:value-type="float" office:value="680739" calcext:value-type="float">
            <text:p>680739</text:p>
          </table:table-cell>
          <table:table-cell office:value-type="float" office:value="256694" calcext:value-type="float">
            <text:p>256694</text:p>
          </table:table-cell>
          <table:table-cell/>
          <table:table-cell table:formula="of:=[.F641]/[.B641]" office:value-type="float" office:value="25764.0981000681" calcext:value-type="float">
            <text:p>25764.0981000681</text:p>
          </table:table-cell>
          <table:table-cell table:formula="of:=[.F641]/[.C641]" office:value-type="float" office:value="243.291723194412" calcext:value-type="float">
            <text:p>243.291723194412</text:p>
          </table:table-cell>
          <table:table-cell table:formula="of:=[.F641]/[.D641]" office:value-type="float" office:value="2125.55579147204" calcext:value-type="float">
            <text:p>2125.55579147204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15.439" calcext:value-type="float">
            <text:p>15.439</text:p>
          </table:table-cell>
          <table:table-cell office:value-type="float" office:value="1.669" calcext:value-type="float">
            <text:p>1.669</text:p>
          </table:table-cell>
          <table:table-cell/>
          <table:table-cell office:value-type="float" office:value="59618" calcext:value-type="float">
            <text:p>59618</text:p>
          </table:table-cell>
          <table:table-cell office:value-type="float" office:value="23942" calcext:value-type="float">
            <text:p>23942</text:p>
          </table:table-cell>
          <table:table-cell/>
          <table:table-cell table:formula="of:=[.F642]/[.B642]" office:value-type="float" office:value="253693.617021277" calcext:value-type="float">
            <text:p>253693.617021277</text:p>
          </table:table-cell>
          <table:table-cell table:formula="of:=[.F642]/[.C642]" office:value-type="float" office:value="3861.51952846687" calcext:value-type="float">
            <text:p>3861.51952846687</text:p>
          </table:table-cell>
          <table:table-cell table:formula="of:=[.F642]/[.D642]" office:value-type="float" office:value="35720.7908927501" calcext:value-type="float">
            <text:p>35720.7908927501</text:p>
          </table:table-cell>
        </table:table-row>
        <table:table-row table:style-name="ro1">
          <table:table-cell/>
          <table:table-cell office:value-type="float" office:value="0.282" calcext:value-type="float">
            <text:p>0.282</text:p>
          </table:table-cell>
          <table:table-cell office:value-type="float" office:value="32.538" calcext:value-type="float">
            <text:p>32.538</text:p>
          </table:table-cell>
          <table:table-cell office:value-type="float" office:value="3.458" calcext:value-type="float">
            <text:p>3.458</text:p>
          </table:table-cell>
          <table:table-cell/>
          <table:table-cell office:value-type="float" office:value="82791" calcext:value-type="float">
            <text:p>82791</text:p>
          </table:table-cell>
          <table:table-cell office:value-type="float" office:value="31108" calcext:value-type="float">
            <text:p>31108</text:p>
          </table:table-cell>
          <table:table-cell/>
          <table:table-cell table:formula="of:=[.F643]/[.B643]" office:value-type="float" office:value="293585.106382979" calcext:value-type="float">
            <text:p>293585.106382979</text:p>
          </table:table-cell>
          <table:table-cell table:formula="of:=[.F643]/[.C643]" office:value-type="float" office:value="2544.44034667158" calcext:value-type="float">
            <text:p>2544.44034667158</text:p>
          </table:table-cell>
          <table:table-cell table:formula="of:=[.F643]/[.D643]" office:value-type="float" office:value="23941.8739155581" calcext:value-type="float">
            <text:p>23941.8739155581</text:p>
          </table:table-cell>
        </table:table-row>
        <table:table-row table:style-name="ro1">
          <table:table-cell/>
          <table:table-cell office:value-type="float" office:value="6.286" calcext:value-type="float">
            <text:p>6.286</text:p>
          </table:table-cell>
          <table:table-cell office:value-type="float" office:value="452.575" calcext:value-type="float">
            <text:p>452.575</text:p>
          </table:table-cell>
          <table:table-cell office:value-type="float" office:value="71.348" calcext:value-type="float">
            <text:p>71.348</text:p>
          </table:table-cell>
          <table:table-cell/>
          <table:table-cell office:value-type="float" office:value="334940" calcext:value-type="float">
            <text:p>334940</text:p>
          </table:table-cell>
          <table:table-cell office:value-type="float" office:value="132320" calcext:value-type="float">
            <text:p>132320</text:p>
          </table:table-cell>
          <table:table-cell/>
          <table:table-cell table:formula="of:=[.F644]/[.B644]" office:value-type="float" office:value="53283.4871142221" calcext:value-type="float">
            <text:p>53283.4871142221</text:p>
          </table:table-cell>
          <table:table-cell table:formula="of:=[.F644]/[.C644]" office:value-type="float" office:value="740.07623045904" calcext:value-type="float">
            <text:p>740.07623045904</text:p>
          </table:table-cell>
          <table:table-cell table:formula="of:=[.F644]/[.D644]" office:value-type="float" office:value="4694.45534562987" calcext:value-type="float">
            <text:p>4694.45534562987</text:p>
          </table:table-cell>
        </table:table-row>
        <table:table-row table:style-name="ro1">
          <table:table-cell/>
          <table:table-cell office:value-type="float" office:value="1.475" calcext:value-type="float">
            <text:p>1.475</text:p>
          </table:table-cell>
          <table:table-cell office:value-type="float" office:value="72.885" calcext:value-type="float">
            <text:p>72.885</text:p>
          </table:table-cell>
          <table:table-cell office:value-type="float" office:value="9.523" calcext:value-type="float">
            <text:p>9.523</text:p>
          </table:table-cell>
          <table:table-cell/>
          <table:table-cell office:value-type="float" office:value="129309" calcext:value-type="float">
            <text:p>129309</text:p>
          </table:table-cell>
          <table:table-cell office:value-type="float" office:value="78942" calcext:value-type="float">
            <text:p>78942</text:p>
          </table:table-cell>
          <table:table-cell/>
          <table:table-cell table:formula="of:=[.F645]/[.B645]" office:value-type="float" office:value="87667.1186440678" calcext:value-type="float">
            <text:p>87667.1186440678</text:p>
          </table:table-cell>
          <table:table-cell table:formula="of:=[.F645]/[.C645]" office:value-type="float" office:value="1774.15105988887" calcext:value-type="float">
            <text:p>1774.15105988887</text:p>
          </table:table-cell>
          <table:table-cell table:formula="of:=[.F645]/[.D645]" office:value-type="float" office:value="13578.5991809304" calcext:value-type="float">
            <text:p>13578.5991809304</text:p>
          </table:table-cell>
        </table:table-row>
        <table:table-row table:style-name="ro1">
          <table:table-cell/>
          <table:table-cell office:value-type="float" office:value="0.421" calcext:value-type="float">
            <text:p>0.421</text:p>
          </table:table-cell>
          <table:table-cell office:value-type="float" office:value="46.281" calcext:value-type="float">
            <text:p>46.281</text:p>
          </table:table-cell>
          <table:table-cell office:value-type="float" office:value="4.218" calcext:value-type="float">
            <text:p>4.218</text:p>
          </table:table-cell>
          <table:table-cell/>
          <table:table-cell office:value-type="float" office:value="90280" calcext:value-type="float">
            <text:p>90280</text:p>
          </table:table-cell>
          <table:table-cell office:value-type="float" office:value="41562" calcext:value-type="float">
            <text:p>41562</text:p>
          </table:table-cell>
          <table:table-cell/>
          <table:table-cell table:formula="of:=[.F646]/[.B646]" office:value-type="float" office:value="214441.805225653" calcext:value-type="float">
            <text:p>214441.805225653</text:p>
          </table:table-cell>
          <table:table-cell table:formula="of:=[.F646]/[.C646]" office:value-type="float" office:value="1950.69250880491" calcext:value-type="float">
            <text:p>1950.69250880491</text:p>
          </table:table-cell>
          <table:table-cell table:formula="of:=[.F646]/[.D646]" office:value-type="float" office:value="21403.5087719298" calcext:value-type="float">
            <text:p>21403.5087719298</text:p>
          </table:table-cell>
        </table:table-row>
        <table:table-row table:style-name="ro1">
          <table:table-cell/>
          <table:table-cell office:value-type="float" office:value="1.72" calcext:value-type="float">
            <text:p>1.72</text:p>
          </table:table-cell>
          <table:table-cell office:value-type="float" office:value="169.587" calcext:value-type="float">
            <text:p>169.587</text:p>
          </table:table-cell>
          <table:table-cell office:value-type="float" office:value="11.668" calcext:value-type="float">
            <text:p>11.668</text:p>
          </table:table-cell>
          <table:table-cell/>
          <table:table-cell office:value-type="float" office:value="152096" calcext:value-type="float">
            <text:p>152096</text:p>
          </table:table-cell>
          <table:table-cell office:value-type="float" office:value="84426" calcext:value-type="float">
            <text:p>84426</text:p>
          </table:table-cell>
          <table:table-cell/>
          <table:table-cell table:formula="of:=[.F647]/[.B647]" office:value-type="float" office:value="88427.9069767442" calcext:value-type="float">
            <text:p>88427.9069767442</text:p>
          </table:table-cell>
          <table:table-cell table:formula="of:=[.F647]/[.C647]" office:value-type="float" office:value="896.861198087118" calcext:value-type="float">
            <text:p>896.861198087118</text:p>
          </table:table-cell>
          <table:table-cell table:formula="of:=[.F647]/[.D647]" office:value-type="float" office:value="13035.3102502571" calcext:value-type="float">
            <text:p>13035.3102502571</text:p>
          </table:table-cell>
        </table:table-row>
        <table:table-row table:style-name="ro1">
          <table:table-cell/>
          <table:table-cell office:value-type="float" office:value="6.618" calcext:value-type="float">
            <text:p>6.618</text:p>
          </table:table-cell>
          <table:table-cell office:value-type="float" office:value="423.24" calcext:value-type="float">
            <text:p>423.24</text:p>
          </table:table-cell>
          <table:table-cell office:value-type="float" office:value="68.439" calcext:value-type="float">
            <text:p>68.439</text:p>
          </table:table-cell>
          <table:table-cell/>
          <table:table-cell office:value-type="float" office:value="315655" calcext:value-type="float">
            <text:p>315655</text:p>
          </table:table-cell>
          <table:table-cell office:value-type="float" office:value="148198" calcext:value-type="float">
            <text:p>148198</text:p>
          </table:table-cell>
          <table:table-cell/>
          <table:table-cell table:formula="of:=[.F648]/[.B648]" office:value-type="float" office:value="47696.4339679662" calcext:value-type="float">
            <text:p>47696.4339679662</text:p>
          </table:table-cell>
          <table:table-cell table:formula="of:=[.F648]/[.C648]" office:value-type="float" office:value="745.80616198847" calcext:value-type="float">
            <text:p>745.80616198847</text:p>
          </table:table-cell>
          <table:table-cell table:formula="of:=[.F648]/[.D648]" office:value-type="float" office:value="4612.20941276173" calcext:value-type="float">
            <text:p>4612.20941276173</text:p>
          </table:table-cell>
        </table:table-row>
        <table:table-row table:style-name="ro1">
          <table:table-cell/>
          <table:table-cell office:value-type="float" office:value="32.066" calcext:value-type="float">
            <text:p>32.066</text:p>
          </table:table-cell>
          <table:table-cell office:value-type="float" office:value="6772.406" calcext:value-type="float">
            <text:p>6772.406</text:p>
          </table:table-cell>
          <table:table-cell office:value-type="float" office:value="384.614" calcext:value-type="float">
            <text:p>384.614</text:p>
          </table:table-cell>
          <table:table-cell/>
          <table:table-cell office:value-type="float" office:value="735731" calcext:value-type="float">
            <text:p>735731</text:p>
          </table:table-cell>
          <table:table-cell office:value-type="float" office:value="287552" calcext:value-type="float">
            <text:p>287552</text:p>
          </table:table-cell>
          <table:table-cell/>
          <table:table-cell table:formula="of:=[.F649]/[.B649]" office:value-type="float" office:value="22944.2711906692" calcext:value-type="float">
            <text:p>22944.2711906692</text:p>
          </table:table-cell>
          <table:table-cell table:formula="of:=[.F649]/[.C649]" office:value-type="float" office:value="108.636576129665" calcext:value-type="float">
            <text:p>108.636576129665</text:p>
          </table:table-cell>
          <table:table-cell table:formula="of:=[.F649]/[.D649]" office:value-type="float" office:value="1912.90748646695" calcext:value-type="float">
            <text:p>1912.90748646695</text:p>
          </table:table-cell>
        </table:table-row>
        <table:table-row table:style-name="ro1">
          <table:table-cell/>
          <table:table-cell office:value-type="float" office:value="0.439" calcext:value-type="float">
            <text:p>0.439</text:p>
          </table:table-cell>
          <table:table-cell office:value-type="float" office:value="29.825" calcext:value-type="float">
            <text:p>29.825</text:p>
          </table:table-cell>
          <table:table-cell office:value-type="float" office:value="3.53" calcext:value-type="float">
            <text:p>3.53</text:p>
          </table:table-cell>
          <table:table-cell/>
          <table:table-cell office:value-type="float" office:value="79322" calcext:value-type="float">
            <text:p>79322</text:p>
          </table:table-cell>
          <table:table-cell office:value-type="float" office:value="50346" calcext:value-type="float">
            <text:p>50346</text:p>
          </table:table-cell>
          <table:table-cell/>
          <table:table-cell table:formula="of:=[.F650]/[.B650]" office:value-type="float" office:value="180687.927107062" calcext:value-type="float">
            <text:p>180687.927107062</text:p>
          </table:table-cell>
          <table:table-cell table:formula="of:=[.F650]/[.C650]" office:value-type="float" office:value="2659.58088851635" calcext:value-type="float">
            <text:p>2659.58088851635</text:p>
          </table:table-cell>
          <table:table-cell table:formula="of:=[.F650]/[.D650]" office:value-type="float" office:value="22470.821529745" calcext:value-type="float">
            <text:p>22470.821529745</text:p>
          </table:table-cell>
        </table:table-row>
        <table:table-row table:style-name="ro1">
          <table:table-cell/>
          <table:table-cell office:value-type="float" office:value="2.849" calcext:value-type="float">
            <text:p>2.849</text:p>
          </table:table-cell>
          <table:table-cell office:value-type="float" office:value="307.929" calcext:value-type="float">
            <text:p>307.929</text:p>
          </table:table-cell>
          <table:table-cell office:value-type="float" office:value="30.379" calcext:value-type="float">
            <text:p>30.379</text:p>
          </table:table-cell>
          <table:table-cell/>
          <table:table-cell office:value-type="float" office:value="231994" calcext:value-type="float">
            <text:p>231994</text:p>
          </table:table-cell>
          <table:table-cell office:value-type="float" office:value="93054" calcext:value-type="float">
            <text:p>93054</text:p>
          </table:table-cell>
          <table:table-cell/>
          <table:table-cell table:formula="of:=[.F651]/[.B651]" office:value-type="float" office:value="81429.9754299754" calcext:value-type="float">
            <text:p>81429.9754299754</text:p>
          </table:table-cell>
          <table:table-cell table:formula="of:=[.F651]/[.C651]" office:value-type="float" office:value="753.400946322042" calcext:value-type="float">
            <text:p>753.400946322042</text:p>
          </table:table-cell>
          <table:table-cell table:formula="of:=[.F651]/[.D651]" office:value-type="float" office:value="7636.65690114882" calcext:value-type="float">
            <text:p>7636.65690114882</text:p>
          </table:table-cell>
        </table:table-row>
        <table:table-row table:style-name="ro1">
          <table:table-cell/>
          <table:table-cell office:value-type="float" office:value="0.057" calcext:value-type="float">
            <text:p>0.057</text:p>
          </table:table-cell>
          <table:table-cell office:value-type="float" office:value="3.694" calcext:value-type="float">
            <text:p>3.694</text:p>
          </table:table-cell>
          <table:table-cell office:value-type="float" office:value="0.672" calcext:value-type="float">
            <text:p>0.672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11418" calcext:value-type="float">
            <text:p>11418</text:p>
          </table:table-cell>
          <table:table-cell/>
          <table:table-cell table:formula="of:=[.F652]/[.B652]" office:value-type="float" office:value="524666.666666667" calcext:value-type="float">
            <text:p>524666.666666667</text:p>
          </table:table-cell>
          <table:table-cell table:formula="of:=[.F652]/[.C652]" office:value-type="float" office:value="8095.83107742285" calcext:value-type="float">
            <text:p>8095.83107742285</text:p>
          </table:table-cell>
          <table:table-cell table:formula="of:=[.F652]/[.D652]" office:value-type="float" office:value="44502.9761904762" calcext:value-type="float">
            <text:p>44502.9761904762</text:p>
          </table:table-cell>
        </table:table-row>
        <table:table-row table:style-name="ro1">
          <table:table-cell/>
          <table:table-cell office:value-type="float" office:value="6.02" calcext:value-type="float">
            <text:p>6.02</text:p>
          </table:table-cell>
          <table:table-cell office:value-type="float" office:value="593.403" calcext:value-type="float">
            <text:p>593.403</text:p>
          </table:table-cell>
          <table:table-cell office:value-type="float" office:value="66.218" calcext:value-type="float">
            <text:p>66.218</text:p>
          </table:table-cell>
          <table:table-cell/>
          <table:table-cell office:value-type="float" office:value="336534" calcext:value-type="float">
            <text:p>336534</text:p>
          </table:table-cell>
          <table:table-cell office:value-type="float" office:value="127194" calcext:value-type="float">
            <text:p>127194</text:p>
          </table:table-cell>
          <table:table-cell/>
          <table:table-cell table:formula="of:=[.F653]/[.B653]" office:value-type="float" office:value="55902.657807309" calcext:value-type="float">
            <text:p>55902.657807309</text:p>
          </table:table-cell>
          <table:table-cell table:formula="of:=[.F653]/[.C653]" office:value-type="float" office:value="567.125545371358" calcext:value-type="float">
            <text:p>567.125545371358</text:p>
          </table:table-cell>
          <table:table-cell table:formula="of:=[.F653]/[.D653]" office:value-type="float" office:value="5082.21329547857" calcext:value-type="float">
            <text:p>5082.21329547857</text:p>
          </table:table-cell>
        </table:table-row>
        <table:table-row table:style-name="ro1">
          <table:table-cell/>
          <table:table-cell office:value-type="float" office:value="16.005" calcext:value-type="float">
            <text:p>16.005</text:p>
          </table:table-cell>
          <table:table-cell office:value-type="float" office:value="1309.552" calcext:value-type="float">
            <text:p>1309.552</text:p>
          </table:table-cell>
          <table:table-cell office:value-type="float" office:value="227.932" calcext:value-type="float">
            <text:p>227.932</text:p>
          </table:table-cell>
          <table:table-cell/>
          <table:table-cell office:value-type="float" office:value="547885" calcext:value-type="float">
            <text:p>547885</text:p>
          </table:table-cell>
          <table:table-cell office:value-type="float" office:value="196528" calcext:value-type="float">
            <text:p>196528</text:p>
          </table:table-cell>
          <table:table-cell/>
          <table:table-cell table:formula="of:=[.F654]/[.B654]" office:value-type="float" office:value="34232.1149640737" calcext:value-type="float">
            <text:p>34232.1149640737</text:p>
          </table:table-cell>
          <table:table-cell table:formula="of:=[.F654]/[.C654]" office:value-type="float" office:value="418.375902598751" calcext:value-type="float">
            <text:p>418.375902598751</text:p>
          </table:table-cell>
          <table:table-cell table:formula="of:=[.F654]/[.D654]" office:value-type="float" office:value="2403.72128529561" calcext:value-type="float">
            <text:p>2403.72128529561</text:p>
          </table:table-cell>
        </table:table-row>
        <table:table-row table:style-name="ro1">
          <table:table-cell/>
          <table:table-cell office:value-type="float" office:value="18.029" calcext:value-type="float">
            <text:p>18.029</text:p>
          </table:table-cell>
          <table:table-cell office:value-type="float" office:value="1492.734" calcext:value-type="float">
            <text:p>1492.734</text:p>
          </table:table-cell>
          <table:table-cell office:value-type="float" office:value="229.865" calcext:value-type="float">
            <text:p>229.865</text:p>
          </table:table-cell>
          <table:table-cell/>
          <table:table-cell office:value-type="float" office:value="589492" calcext:value-type="float">
            <text:p>589492</text:p>
          </table:table-cell>
          <table:table-cell office:value-type="float" office:value="211084" calcext:value-type="float">
            <text:p>211084</text:p>
          </table:table-cell>
          <table:table-cell/>
          <table:table-cell table:formula="of:=[.F655]/[.B655]" office:value-type="float" office:value="32696.8772533141" calcext:value-type="float">
            <text:p>32696.8772533141</text:p>
          </table:table-cell>
          <table:table-cell table:formula="of:=[.F655]/[.C655]" office:value-type="float" office:value="394.907599076594" calcext:value-type="float">
            <text:p>394.907599076594</text:p>
          </table:table-cell>
          <table:table-cell table:formula="of:=[.F655]/[.D655]" office:value-type="float" office:value="2564.51395384247" calcext:value-type="float">
            <text:p>2564.51395384247</text:p>
          </table:table-cell>
        </table:table-row>
        <table:table-row table:style-name="ro1">
          <table:table-cell/>
          <table:table-cell office:value-type="float" office:value="12.104" calcext:value-type="float">
            <text:p>12.104</text:p>
          </table:table-cell>
          <table:table-cell office:value-type="float" office:value="1161.914" calcext:value-type="float">
            <text:p>1161.914</text:p>
          </table:table-cell>
          <table:table-cell office:value-type="float" office:value="179.261" calcext:value-type="float">
            <text:p>179.261</text:p>
          </table:table-cell>
          <table:table-cell/>
          <table:table-cell office:value-type="float" office:value="516336" calcext:value-type="float">
            <text:p>516336</text:p>
          </table:table-cell>
          <table:table-cell office:value-type="float" office:value="187430" calcext:value-type="float">
            <text:p>187430</text:p>
          </table:table-cell>
          <table:table-cell/>
          <table:table-cell table:formula="of:=[.F656]/[.B656]" office:value-type="float" office:value="42658.2947785856" calcext:value-type="float">
            <text:p>42658.2947785856</text:p>
          </table:table-cell>
          <table:table-cell table:formula="of:=[.F656]/[.C656]" office:value-type="float" office:value="444.384007766496" calcext:value-type="float">
            <text:p>444.384007766496</text:p>
          </table:table-cell>
          <table:table-cell table:formula="of:=[.F656]/[.D656]" office:value-type="float" office:value="2880.35880643308" calcext:value-type="float">
            <text:p>2880.35880643308</text:p>
          </table:table-cell>
        </table:table-row>
        <table:table-row table:style-name="ro1">
          <table:table-cell/>
          <table:table-cell office:value-type="float" office:value="1.305" calcext:value-type="float">
            <text:p>1.305</text:p>
          </table:table-cell>
          <table:table-cell office:value-type="float" office:value="112.988" calcext:value-type="float">
            <text:p>112.988</text:p>
          </table:table-cell>
          <table:table-cell office:value-type="float" office:value="16.824" calcext:value-type="float">
            <text:p>16.824</text:p>
          </table:table-cell>
          <table:table-cell/>
          <table:table-cell office:value-type="float" office:value="169905" calcext:value-type="float">
            <text:p>169905</text:p>
          </table:table-cell>
          <table:table-cell office:value-type="float" office:value="63678" calcext:value-type="float">
            <text:p>63678</text:p>
          </table:table-cell>
          <table:table-cell/>
          <table:table-cell table:formula="of:=[.F657]/[.B657]" office:value-type="float" office:value="130195.402298851" calcext:value-type="float">
            <text:p>130195.402298851</text:p>
          </table:table-cell>
          <table:table-cell table:formula="of:=[.F657]/[.C657]" office:value-type="float" office:value="1503.74376039933" calcext:value-type="float">
            <text:p>1503.74376039933</text:p>
          </table:table-cell>
          <table:table-cell table:formula="of:=[.F657]/[.D657]" office:value-type="float" office:value="10098.9657631954" calcext:value-type="float">
            <text:p>10098.9657631954</text:p>
          </table:table-cell>
        </table:table-row>
        <table:table-row table:style-name="ro1">
          <table:table-cell/>
          <table:table-cell office:value-type="float" office:value="0.293" calcext:value-type="float">
            <text:p>0.293</text:p>
          </table:table-cell>
          <table:table-cell office:value-type="float" office:value="16.03" calcext:value-type="float">
            <text:p>16.03</text:p>
          </table:table-cell>
          <table:table-cell office:value-type="float" office:value="1.944" calcext:value-type="float">
            <text:p>1.944</text:p>
          </table:table-cell>
          <table:table-cell/>
          <table:table-cell office:value-type="float" office:value="66464" calcext:value-type="float">
            <text:p>66464</text:p>
          </table:table-cell>
          <table:table-cell office:value-type="float" office:value="29358" calcext:value-type="float">
            <text:p>29358</text:p>
          </table:table-cell>
          <table:table-cell/>
          <table:table-cell table:formula="of:=[.F658]/[.B658]" office:value-type="float" office:value="226839.590443686" calcext:value-type="float">
            <text:p>226839.590443686</text:p>
          </table:table-cell>
          <table:table-cell table:formula="of:=[.F658]/[.C658]" office:value-type="float" office:value="4146.22582657517" calcext:value-type="float">
            <text:p>4146.22582657517</text:p>
          </table:table-cell>
          <table:table-cell table:formula="of:=[.F658]/[.D658]" office:value-type="float" office:value="34189.3004115226" calcext:value-type="float">
            <text:p>34189.3004115226</text:p>
          </table:table-cell>
        </table:table-row>
        <table:table-row table:style-name="ro1">
          <table:table-cell/>
          <table:table-cell office:value-type="float" office:value="3.244" calcext:value-type="float">
            <text:p>3.244</text:p>
          </table:table-cell>
          <table:table-cell office:value-type="float" office:value="302.278" calcext:value-type="float">
            <text:p>302.278</text:p>
          </table:table-cell>
          <table:table-cell office:value-type="float" office:value="35.878" calcext:value-type="float">
            <text:p>35.878</text:p>
          </table:table-cell>
          <table:table-cell/>
          <table:table-cell office:value-type="float" office:value="238318" calcext:value-type="float">
            <text:p>238318</text:p>
          </table:table-cell>
          <table:table-cell office:value-type="float" office:value="110784" calcext:value-type="float">
            <text:p>110784</text:p>
          </table:table-cell>
          <table:table-cell/>
          <table:table-cell table:formula="of:=[.F659]/[.B659]" office:value-type="float" office:value="73464.2416769421" calcext:value-type="float">
            <text:p>73464.2416769421</text:p>
          </table:table-cell>
          <table:table-cell table:formula="of:=[.F659]/[.C659]" office:value-type="float" office:value="788.406698469621" calcext:value-type="float">
            <text:p>788.406698469621</text:p>
          </table:table-cell>
          <table:table-cell table:formula="of:=[.F659]/[.D659]" office:value-type="float" office:value="6642.45498634261" calcext:value-type="float">
            <text:p>6642.45498634261</text:p>
          </table:table-cell>
        </table:table-row>
        <table:table-row table:style-name="ro1">
          <table:table-cell/>
          <table:table-cell office:value-type="float" office:value="1.195" calcext:value-type="float">
            <text:p>1.195</text:p>
          </table:table-cell>
          <table:table-cell office:value-type="float" office:value="477.386" calcext:value-type="float">
            <text:p>477.386</text:p>
          </table:table-cell>
          <table:table-cell office:value-type="float" office:value="14.719" calcext:value-type="float">
            <text:p>14.719</text:p>
          </table:table-cell>
          <table:table-cell/>
          <table:table-cell office:value-type="float" office:value="163010" calcext:value-type="float">
            <text:p>163010</text:p>
          </table:table-cell>
          <table:table-cell office:value-type="float" office:value="59408" calcext:value-type="float">
            <text:p>59408</text:p>
          </table:table-cell>
          <table:table-cell/>
          <table:table-cell table:formula="of:=[.F660]/[.B660]" office:value-type="float" office:value="136410.041841004" calcext:value-type="float">
            <text:p>136410.041841004</text:p>
          </table:table-cell>
          <table:table-cell table:formula="of:=[.F660]/[.C660]" office:value-type="float" office:value="341.463721181601" calcext:value-type="float">
            <text:p>341.463721181601</text:p>
          </table:table-cell>
          <table:table-cell table:formula="of:=[.F660]/[.D660]" office:value-type="float" office:value="11074.8012772607" calcext:value-type="float">
            <text:p>11074.8012772607</text:p>
          </table:table-cell>
        </table:table-row>
        <table:table-row table:style-name="ro1">
          <table:table-cell/>
          <table:table-cell office:value-type="float" office:value="4.828" calcext:value-type="float">
            <text:p>4.828</text:p>
          </table:table-cell>
          <table:table-cell office:value-type="float" office:value="405.315" calcext:value-type="float">
            <text:p>405.315</text:p>
          </table:table-cell>
          <table:table-cell office:value-type="float" office:value="53.911" calcext:value-type="float">
            <text:p>53.911</text:p>
          </table:table-cell>
          <table:table-cell/>
          <table:table-cell office:value-type="float" office:value="302839" calcext:value-type="float">
            <text:p>302839</text:p>
          </table:table-cell>
          <table:table-cell office:value-type="float" office:value="109066" calcext:value-type="float">
            <text:p>109066</text:p>
          </table:table-cell>
          <table:table-cell/>
          <table:table-cell table:formula="of:=[.F661]/[.B661]" office:value-type="float" office:value="62725.5592377796" calcext:value-type="float">
            <text:p>62725.5592377796</text:p>
          </table:table-cell>
          <table:table-cell table:formula="of:=[.F661]/[.C661]" office:value-type="float" office:value="747.169485461925" calcext:value-type="float">
            <text:p>747.169485461925</text:p>
          </table:table-cell>
          <table:table-cell table:formula="of:=[.F661]/[.D661]" office:value-type="float" office:value="5617.38791712267" calcext:value-type="float">
            <text:p>5617.38791712267</text:p>
          </table:table-cell>
        </table:table-row>
        <table:table-row table:style-name="ro1">
          <table:table-cell/>
          <table:table-cell office:value-type="float" office:value="17.397" calcext:value-type="float">
            <text:p>17.397</text:p>
          </table:table-cell>
          <table:table-cell office:value-type="float" office:value="2559.053" calcext:value-type="float">
            <text:p>2559.053</text:p>
          </table:table-cell>
          <table:table-cell office:value-type="float" office:value="200.111" calcext:value-type="float">
            <text:p>200.111</text:p>
          </table:table-cell>
          <table:table-cell/>
          <table:table-cell office:value-type="float" office:value="560180" calcext:value-type="float">
            <text:p>560180</text:p>
          </table:table-cell>
          <table:table-cell office:value-type="float" office:value="211690" calcext:value-type="float">
            <text:p>211690</text:p>
          </table:table-cell>
          <table:table-cell/>
          <table:table-cell table:formula="of:=[.F662]/[.B662]" office:value-type="float" office:value="32199.8045640053" calcext:value-type="float">
            <text:p>32199.8045640053</text:p>
          </table:table-cell>
          <table:table-cell table:formula="of:=[.F662]/[.C662]" office:value-type="float" office:value="218.901288875221" calcext:value-type="float">
            <text:p>218.901288875221</text:p>
          </table:table-cell>
          <table:table-cell table:formula="of:=[.F662]/[.D662]" office:value-type="float" office:value="2799.34636276866" calcext:value-type="float">
            <text:p>2799.34636276866</text:p>
          </table:table-cell>
        </table:table-row>
        <table:table-row table:style-name="ro1">
          <table:table-cell/>
          <table:table-cell office:value-type="float" office:value="29.456" calcext:value-type="float">
            <text:p>29.456</text:p>
          </table:table-cell>
          <table:table-cell office:value-type="float" office:value="4933.227" calcext:value-type="float">
            <text:p>4933.227</text:p>
          </table:table-cell>
          <table:table-cell office:value-type="float" office:value="279.274" calcext:value-type="float">
            <text:p>279.274</text:p>
          </table:table-cell>
          <table:table-cell/>
          <table:table-cell office:value-type="float" office:value="648291" calcext:value-type="float">
            <text:p>648291</text:p>
          </table:table-cell>
          <table:table-cell office:value-type="float" office:value="295279" calcext:value-type="float">
            <text:p>295279</text:p>
          </table:table-cell>
          <table:table-cell/>
          <table:table-cell table:formula="of:=[.F663]/[.B663]" office:value-type="float" office:value="22008.7927756654" calcext:value-type="float">
            <text:p>22008.7927756654</text:p>
          </table:table-cell>
          <table:table-cell table:formula="of:=[.F663]/[.C663]" office:value-type="float" office:value="131.413170324414" calcext:value-type="float">
            <text:p>131.413170324414</text:p>
          </table:table-cell>
          <table:table-cell table:formula="of:=[.F663]/[.D663]" office:value-type="float" office:value="2321.34391314623" calcext:value-type="float">
            <text:p>2321.34391314623</text:p>
          </table:table-cell>
        </table:table-row>
        <table:table-row table:style-name="ro1">
          <table:table-cell/>
          <table:table-cell office:value-type="float" office:value="11.733" calcext:value-type="float">
            <text:p>11.733</text:p>
          </table:table-cell>
          <table:table-cell office:value-type="float" office:value="1074.574" calcext:value-type="float">
            <text:p>1074.574</text:p>
          </table:table-cell>
          <table:table-cell office:value-type="float" office:value="140.693" calcext:value-type="float">
            <text:p>140.693</text:p>
          </table:table-cell>
          <table:table-cell/>
          <table:table-cell office:value-type="float" office:value="482968" calcext:value-type="float">
            <text:p>482968</text:p>
          </table:table-cell>
          <table:table-cell office:value-type="float" office:value="166862" calcext:value-type="float">
            <text:p>166862</text:p>
          </table:table-cell>
          <table:table-cell/>
          <table:table-cell table:formula="of:=[.F664]/[.B664]" office:value-type="float" office:value="41163.2148640586" calcext:value-type="float">
            <text:p>41163.2148640586</text:p>
          </table:table-cell>
          <table:table-cell table:formula="of:=[.F664]/[.C664]" office:value-type="float" office:value="449.450666031376" calcext:value-type="float">
            <text:p>449.450666031376</text:p>
          </table:table-cell>
          <table:table-cell table:formula="of:=[.F664]/[.D664]" office:value-type="float" office:value="3432.77917167165" calcext:value-type="float">
            <text:p>3432.77917167165</text:p>
          </table:table-cell>
        </table:table-row>
        <table:table-row table:style-name="ro1">
          <table:table-cell/>
          <table:table-cell office:value-type="float" office:value="6.884" calcext:value-type="float">
            <text:p>6.884</text:p>
          </table:table-cell>
          <table:table-cell office:value-type="float" office:value="358.517" calcext:value-type="float">
            <text:p>358.517</text:p>
          </table:table-cell>
          <table:table-cell office:value-type="float" office:value="53.073" calcext:value-type="float">
            <text:p>53.073</text:p>
          </table:table-cell>
          <table:table-cell/>
          <table:table-cell office:value-type="float" office:value="289454" calcext:value-type="float">
            <text:p>289454</text:p>
          </table:table-cell>
          <table:table-cell office:value-type="float" office:value="162152" calcext:value-type="float">
            <text:p>162152</text:p>
          </table:table-cell>
          <table:table-cell/>
          <table:table-cell table:formula="of:=[.F665]/[.B665]" office:value-type="float" office:value="42047.3561882626" calcext:value-type="float">
            <text:p>42047.3561882626</text:p>
          </table:table-cell>
          <table:table-cell table:formula="of:=[.F665]/[.C665]" office:value-type="float" office:value="807.364783259929" calcext:value-type="float">
            <text:p>807.364783259929</text:p>
          </table:table-cell>
          <table:table-cell table:formula="of:=[.F665]/[.D665]" office:value-type="float" office:value="5453.88427260566" calcext:value-type="float">
            <text:p>5453.88427260566</text:p>
          </table:table-cell>
        </table:table-row>
        <table:table-row table:style-name="ro1">
          <table:table-cell/>
          <table:table-cell office:value-type="float" office:value="9.041" calcext:value-type="float">
            <text:p>9.041</text:p>
          </table:table-cell>
          <table:table-cell office:value-type="float" office:value="3307.743" calcext:value-type="float">
            <text:p>3307.743</text:p>
          </table:table-cell>
          <table:table-cell office:value-type="float" office:value="99.003" calcext:value-type="float">
            <text:p>99.003</text:p>
          </table:table-cell>
          <table:table-cell/>
          <table:table-cell office:value-type="float" office:value="411344" calcext:value-type="float">
            <text:p>411344</text:p>
          </table:table-cell>
          <table:table-cell office:value-type="float" office:value="151616" calcext:value-type="float">
            <text:p>151616</text:p>
          </table:table-cell>
          <table:table-cell/>
          <table:table-cell table:formula="of:=[.F666]/[.B666]" office:value-type="float" office:value="45497.6219444752" calcext:value-type="float">
            <text:p>45497.6219444752</text:p>
          </table:table-cell>
          <table:table-cell table:formula="of:=[.F666]/[.C666]" office:value-type="float" office:value="124.357908096246" calcext:value-type="float">
            <text:p>124.357908096246</text:p>
          </table:table-cell>
          <table:table-cell table:formula="of:=[.F666]/[.D666]" office:value-type="float" office:value="4154.86399402038" calcext:value-type="float">
            <text:p>4154.86399402038</text:p>
          </table:table-cell>
        </table:table-row>
        <table:table-row table:style-name="ro1">
          <table:table-cell/>
          <table:table-cell office:value-type="float" office:value="6.442" calcext:value-type="float">
            <text:p>6.442</text:p>
          </table:table-cell>
          <table:table-cell office:value-type="float" office:value="509.392" calcext:value-type="float">
            <text:p>509.392</text:p>
          </table:table-cell>
          <table:table-cell office:value-type="float" office:value="76.996" calcext:value-type="float">
            <text:p>76.996</text:p>
          </table:table-cell>
          <table:table-cell/>
          <table:table-cell office:value-type="float" office:value="354194" calcext:value-type="float">
            <text:p>354194</text:p>
          </table:table-cell>
          <table:table-cell office:value-type="float" office:value="124782" calcext:value-type="float">
            <text:p>124782</text:p>
          </table:table-cell>
          <table:table-cell/>
          <table:table-cell table:formula="of:=[.F667]/[.B667]" office:value-type="float" office:value="54981.993169823" calcext:value-type="float">
            <text:p>54981.993169823</text:p>
          </table:table-cell>
          <table:table-cell table:formula="of:=[.F667]/[.C667]" office:value-type="float" office:value="695.326978044414" calcext:value-type="float">
            <text:p>695.326978044414</text:p>
          </table:table-cell>
          <table:table-cell table:formula="of:=[.F667]/[.D667]" office:value-type="float" office:value="4600.16104732713" calcext:value-type="float">
            <text:p>4600.16104732713</text:p>
          </table:table-cell>
        </table:table-row>
        <table:table-row table:style-name="ro1">
          <table:table-cell/>
          <table:table-cell office:value-type="float" office:value="0.575" calcext:value-type="float">
            <text:p>0.575</text:p>
          </table:table-cell>
          <table:table-cell office:value-type="float" office:value="63.062" calcext:value-type="float">
            <text:p>63.062</text:p>
          </table:table-cell>
          <table:table-cell office:value-type="float" office:value="6.481" calcext:value-type="float">
            <text:p>6.481</text:p>
          </table:table-cell>
          <table:table-cell/>
          <table:table-cell office:value-type="float" office:value="111522" calcext:value-type="float">
            <text:p>111522</text:p>
          </table:table-cell>
          <table:table-cell office:value-type="float" office:value="41762" calcext:value-type="float">
            <text:p>41762</text:p>
          </table:table-cell>
          <table:table-cell/>
          <table:table-cell table:formula="of:=[.F668]/[.B668]" office:value-type="float" office:value="193951.304347826" calcext:value-type="float">
            <text:p>193951.304347826</text:p>
          </table:table-cell>
          <table:table-cell table:formula="of:=[.F668]/[.C668]" office:value-type="float" office:value="1768.4500967302" calcext:value-type="float">
            <text:p>1768.4500967302</text:p>
          </table:table-cell>
          <table:table-cell table:formula="of:=[.F668]/[.D668]" office:value-type="float" office:value="17207.5297022065" calcext:value-type="float">
            <text:p>17207.5297022065</text:p>
          </table:table-cell>
        </table:table-row>
        <table:table-row table:style-name="ro1">
          <table:table-cell/>
          <table:table-cell office:value-type="float" office:value="0.391" calcext:value-type="float">
            <text:p>0.391</text:p>
          </table:table-cell>
          <table:table-cell office:value-type="float" office:value="32.446" calcext:value-type="float">
            <text:p>32.446</text:p>
          </table:table-cell>
          <table:table-cell office:value-type="float" office:value="3.984" calcext:value-type="float">
            <text:p>3.984</text:p>
          </table:table-cell>
          <table:table-cell/>
          <table:table-cell office:value-type="float" office:value="87632" calcext:value-type="float">
            <text:p>87632</text:p>
          </table:table-cell>
          <table:table-cell office:value-type="float" office:value="38060" calcext:value-type="float">
            <text:p>38060</text:p>
          </table:table-cell>
          <table:table-cell/>
          <table:table-cell table:formula="of:=[.F669]/[.B669]" office:value-type="float" office:value="224122.762148338" calcext:value-type="float">
            <text:p>224122.762148338</text:p>
          </table:table-cell>
          <table:table-cell table:formula="of:=[.F669]/[.C669]" office:value-type="float" office:value="2700.85680823522" calcext:value-type="float">
            <text:p>2700.85680823522</text:p>
          </table:table-cell>
          <table:table-cell table:formula="of:=[.F669]/[.D669]" office:value-type="float" office:value="21995.983935743" calcext:value-type="float">
            <text:p>21995.983935743</text:p>
          </table:table-cell>
        </table:table-row>
        <table:table-row table:style-name="ro1">
          <table:table-cell/>
          <table:table-cell office:value-type="float" office:value="2.732" calcext:value-type="float">
            <text:p>2.732</text:p>
          </table:table-cell>
          <table:table-cell office:value-type="float" office:value="200.976" calcext:value-type="float">
            <text:p>200.976</text:p>
          </table:table-cell>
          <table:table-cell office:value-type="float" office:value="33.564" calcext:value-type="float">
            <text:p>33.564</text:p>
          </table:table-cell>
          <table:table-cell/>
          <table:table-cell office:value-type="float" office:value="234165" calcext:value-type="float">
            <text:p>234165</text:p>
          </table:table-cell>
          <table:table-cell office:value-type="float" office:value="87127" calcext:value-type="float">
            <text:p>87127</text:p>
          </table:table-cell>
          <table:table-cell/>
          <table:table-cell table:formula="of:=[.F670]/[.B670]" office:value-type="float" office:value="85711.9326500732" calcext:value-type="float">
            <text:p>85711.9326500732</text:p>
          </table:table-cell>
          <table:table-cell table:formula="of:=[.F670]/[.C670]" office:value-type="float" office:value="1165.13912108909" calcext:value-type="float">
            <text:p>1165.13912108909</text:p>
          </table:table-cell>
          <table:table-cell table:formula="of:=[.F670]/[.D670]" office:value-type="float" office:value="6976.67143367894" calcext:value-type="float">
            <text:p>6976.67143367894</text:p>
          </table:table-cell>
        </table:table-row>
        <table:table-row table:style-name="ro1">
          <table:table-cell/>
          <table:table-cell office:value-type="float" office:value="0.338" calcext:value-type="float">
            <text:p>0.338</text:p>
          </table:table-cell>
          <table:table-cell office:value-type="float" office:value="34.711" calcext:value-type="float">
            <text:p>34.711</text:p>
          </table:table-cell>
          <table:table-cell office:value-type="float" office:value="4.259" calcext:value-type="float">
            <text:p>4.259</text:p>
          </table:table-cell>
          <table:table-cell/>
          <table:table-cell office:value-type="float" office:value="91804" calcext:value-type="float">
            <text:p>91804</text:p>
          </table:table-cell>
          <table:table-cell office:value-type="float" office:value="32332" calcext:value-type="float">
            <text:p>32332</text:p>
          </table:table-cell>
          <table:table-cell/>
          <table:table-cell table:formula="of:=[.F671]/[.B671]" office:value-type="float" office:value="271609.467455621" calcext:value-type="float">
            <text:p>271609.467455621</text:p>
          </table:table-cell>
          <table:table-cell table:formula="of:=[.F671]/[.C671]" office:value-type="float" office:value="2644.81000259284" calcext:value-type="float">
            <text:p>2644.81000259284</text:p>
          </table:table-cell>
          <table:table-cell table:formula="of:=[.F671]/[.D671]" office:value-type="float" office:value="21555.2946701104" calcext:value-type="float">
            <text:p>21555.2946701104</text:p>
          </table:table-cell>
        </table:table-row>
        <table:table-row table:style-name="ro1">
          <table:table-cell/>
          <table:table-cell office:value-type="float" office:value="0.518" calcext:value-type="float">
            <text:p>0.518</text:p>
          </table:table-cell>
          <table:table-cell office:value-type="float" office:value="49.242" calcext:value-type="float">
            <text:p>49.242</text:p>
          </table:table-cell>
          <table:table-cell office:value-type="float" office:value="7.702" calcext:value-type="float">
            <text:p>7.702</text:p>
          </table:table-cell>
          <table:table-cell/>
          <table:table-cell office:value-type="float" office:value="111187" calcext:value-type="float">
            <text:p>111187</text:p>
          </table:table-cell>
          <table:table-cell office:value-type="float" office:value="39294" calcext:value-type="float">
            <text:p>39294</text:p>
          </table:table-cell>
          <table:table-cell/>
          <table:table-cell table:formula="of:=[.F672]/[.B672]" office:value-type="float" office:value="214646.718146718" calcext:value-type="float">
            <text:p>214646.718146718</text:p>
          </table:table-cell>
          <table:table-cell table:formula="of:=[.F672]/[.C672]" office:value-type="float" office:value="2257.9708379026" calcext:value-type="float">
            <text:p>2257.9708379026</text:p>
          </table:table-cell>
          <table:table-cell table:formula="of:=[.F672]/[.D672]" office:value-type="float" office:value="14436.1204881849" calcext:value-type="float">
            <text:p>14436.1204881849</text:p>
          </table:table-cell>
        </table:table-row>
        <table:table-row table:style-name="ro1">
          <table:table-cell/>
          <table:table-cell office:value-type="float" office:value="3.52" calcext:value-type="float">
            <text:p>3.52</text:p>
          </table:table-cell>
          <table:table-cell office:value-type="float" office:value="426.271" calcext:value-type="float">
            <text:p>426.271</text:p>
          </table:table-cell>
          <table:table-cell office:value-type="float" office:value="26.692" calcext:value-type="float">
            <text:p>26.692</text:p>
          </table:table-cell>
          <table:table-cell/>
          <table:table-cell office:value-type="float" office:value="212702" calcext:value-type="float">
            <text:p>212702</text:p>
          </table:table-cell>
          <table:table-cell office:value-type="float" office:value="117726" calcext:value-type="float">
            <text:p>117726</text:p>
          </table:table-cell>
          <table:table-cell/>
          <table:table-cell table:formula="of:=[.F673]/[.B673]" office:value-type="float" office:value="60426.7045454546" calcext:value-type="float">
            <text:p>60426.7045454546</text:p>
          </table:table-cell>
          <table:table-cell table:formula="of:=[.F673]/[.C673]" office:value-type="float" office:value="498.98304130471" calcext:value-type="float">
            <text:p>498.98304130471</text:p>
          </table:table-cell>
          <table:table-cell table:formula="of:=[.F673]/[.D673]" office:value-type="float" office:value="7968.7546830511" calcext:value-type="float">
            <text:p>7968.7546830511</text:p>
          </table:table-cell>
        </table:table-row>
        <table:table-row table:style-name="ro1">
          <table:table-cell/>
          <table:table-cell office:value-type="float" office:value="3.373" calcext:value-type="float">
            <text:p>3.373</text:p>
          </table:table-cell>
          <table:table-cell office:value-type="float" office:value="466.096" calcext:value-type="float">
            <text:p>466.096</text:p>
          </table:table-cell>
          <table:table-cell office:value-type="float" office:value="31.835" calcext:value-type="float">
            <text:p>31.835</text:p>
          </table:table-cell>
          <table:table-cell/>
          <table:table-cell office:value-type="float" office:value="219192" calcext:value-type="float">
            <text:p>219192</text:p>
          </table:table-cell>
          <table:table-cell office:value-type="float" office:value="107760" calcext:value-type="float">
            <text:p>107760</text:p>
          </table:table-cell>
          <table:table-cell/>
          <table:table-cell table:formula="of:=[.F674]/[.B674]" office:value-type="float" office:value="64984.2869848799" calcext:value-type="float">
            <text:p>64984.2869848799</text:p>
          </table:table-cell>
          <table:table-cell table:formula="of:=[.F674]/[.C674]" office:value-type="float" office:value="470.272218598744" calcext:value-type="float">
            <text:p>470.272218598744</text:p>
          </table:table-cell>
          <table:table-cell table:formula="of:=[.F674]/[.D674]" office:value-type="float" office:value="6885.25208104288" calcext:value-type="float">
            <text:p>6885.25208104288</text:p>
          </table:table-cell>
        </table:table-row>
        <table:table-row table:style-name="ro1">
          <table:table-cell/>
          <table:table-cell office:value-type="float" office:value="13.515" calcext:value-type="float">
            <text:p>13.515</text:p>
          </table:table-cell>
          <table:table-cell office:value-type="float" office:value="1913.637" calcext:value-type="float">
            <text:p>1913.637</text:p>
          </table:table-cell>
          <table:table-cell office:value-type="float" office:value="203.21" calcext:value-type="float">
            <text:p>203.21</text:p>
          </table:table-cell>
          <table:table-cell/>
          <table:table-cell office:value-type="float" office:value="506078" calcext:value-type="float">
            <text:p>506078</text:p>
          </table:table-cell>
          <table:table-cell office:value-type="float" office:value="180516" calcext:value-type="float">
            <text:p>180516</text:p>
          </table:table-cell>
          <table:table-cell/>
          <table:table-cell table:formula="of:=[.F675]/[.B675]" office:value-type="float" office:value="37445.6529781724" calcext:value-type="float">
            <text:p>37445.6529781724</text:p>
          </table:table-cell>
          <table:table-cell table:formula="of:=[.F675]/[.C675]" office:value-type="float" office:value="264.458724408025" calcext:value-type="float">
            <text:p>264.458724408025</text:p>
          </table:table-cell>
          <table:table-cell table:formula="of:=[.F675]/[.D675]" office:value-type="float" office:value="2490.41877860341" calcext:value-type="float">
            <text:p>2490.41877860341</text:p>
          </table:table-cell>
        </table:table-row>
        <table:table-row table:style-name="ro1">
          <table:table-cell/>
          <table:table-cell office:value-type="float" office:value="3.402" calcext:value-type="float">
            <text:p>3.402</text:p>
          </table:table-cell>
          <table:table-cell office:value-type="float" office:value="213.346" calcext:value-type="float">
            <text:p>213.346</text:p>
          </table:table-cell>
          <table:table-cell office:value-type="float" office:value="28.768" calcext:value-type="float">
            <text:p>28.768</text:p>
          </table:table-cell>
          <table:table-cell/>
          <table:table-cell office:value-type="float" office:value="230424" calcext:value-type="float">
            <text:p>230424</text:p>
          </table:table-cell>
          <table:table-cell office:value-type="float" office:value="102692" calcext:value-type="float">
            <text:p>102692</text:p>
          </table:table-cell>
          <table:table-cell/>
          <table:table-cell table:formula="of:=[.F676]/[.B676]" office:value-type="float" office:value="67731.9223985891" calcext:value-type="float">
            <text:p>67731.9223985891</text:p>
          </table:table-cell>
          <table:table-cell table:formula="of:=[.F676]/[.C676]" office:value-type="float" office:value="1080.0483721279" calcext:value-type="float">
            <text:p>1080.0483721279</text:p>
          </table:table-cell>
          <table:table-cell table:formula="of:=[.F676]/[.D676]" office:value-type="float" office:value="8009.73303670745" calcext:value-type="float">
            <text:p>8009.73303670745</text:p>
          </table:table-cell>
        </table:table-row>
        <table:table-row table:style-name="ro1">
          <table:table-cell/>
          <table:table-cell office:value-type="float" office:value="1.798" calcext:value-type="float">
            <text:p>1.798</text:p>
          </table:table-cell>
          <table:table-cell office:value-type="float" office:value="143.04" calcext:value-type="float">
            <text:p>143.04</text:p>
          </table:table-cell>
          <table:table-cell office:value-type="float" office:value="16.845" calcext:value-type="float">
            <text:p>16.845</text:p>
          </table:table-cell>
          <table:table-cell/>
          <table:table-cell office:value-type="float" office:value="173644" calcext:value-type="float">
            <text:p>173644</text:p>
          </table:table-cell>
          <table:table-cell office:value-type="float" office:value="87874" calcext:value-type="float">
            <text:p>87874</text:p>
          </table:table-cell>
          <table:table-cell/>
          <table:table-cell table:formula="of:=[.F677]/[.B677]" office:value-type="float" office:value="96576.1957730812" calcext:value-type="float">
            <text:p>96576.1957730812</text:p>
          </table:table-cell>
          <table:table-cell table:formula="of:=[.F677]/[.C677]" office:value-type="float" office:value="1213.95413870246" calcext:value-type="float">
            <text:p>1213.95413870246</text:p>
          </table:table-cell>
          <table:table-cell table:formula="of:=[.F677]/[.D677]" office:value-type="float" office:value="10308.3407539329" calcext:value-type="float">
            <text:p>10308.3407539329</text:p>
          </table:table-cell>
        </table:table-row>
        <table:table-row table:style-name="ro1">
          <table:table-cell/>
          <table:table-cell office:value-type="float" office:value="13.128" calcext:value-type="float">
            <text:p>13.128</text:p>
          </table:table-cell>
          <table:table-cell office:value-type="float" office:value="2551.135" calcext:value-type="float">
            <text:p>2551.135</text:p>
          </table:table-cell>
          <table:table-cell office:value-type="float" office:value="159.312" calcext:value-type="float">
            <text:p>159.312</text:p>
          </table:table-cell>
          <table:table-cell/>
          <table:table-cell office:value-type="float" office:value="492514" calcext:value-type="float">
            <text:p>492514</text:p>
          </table:table-cell>
          <table:table-cell office:value-type="float" office:value="180848" calcext:value-type="float">
            <text:p>180848</text:p>
          </table:table-cell>
          <table:table-cell/>
          <table:table-cell table:formula="of:=[.F678]/[.B678]" office:value-type="float" office:value="37516.3010359537" calcext:value-type="float">
            <text:p>37516.3010359537</text:p>
          </table:table-cell>
          <table:table-cell table:formula="of:=[.F678]/[.C678]" office:value-type="float" office:value="193.05681588783" calcext:value-type="float">
            <text:p>193.05681588783</text:p>
          </table:table-cell>
          <table:table-cell table:formula="of:=[.F678]/[.D678]" office:value-type="float" office:value="3091.50597569549" calcext:value-type="float">
            <text:p>3091.50597569549</text:p>
          </table:table-cell>
        </table:table-row>
        <table:table-row table:style-name="ro1">
          <table:table-cell/>
          <table:table-cell office:value-type="float" office:value="4.836" calcext:value-type="float">
            <text:p>4.836</text:p>
          </table:table-cell>
          <table:table-cell office:value-type="float" office:value="412.889" calcext:value-type="float">
            <text:p>412.889</text:p>
          </table:table-cell>
          <table:table-cell office:value-type="float" office:value="54.201" calcext:value-type="float">
            <text:p>54.201</text:p>
          </table:table-cell>
          <table:table-cell/>
          <table:table-cell office:value-type="float" office:value="298863" calcext:value-type="float">
            <text:p>298863</text:p>
          </table:table-cell>
          <table:table-cell office:value-type="float" office:value="111211" calcext:value-type="float">
            <text:p>111211</text:p>
          </table:table-cell>
          <table:table-cell/>
          <table:table-cell table:formula="of:=[.F679]/[.B679]" office:value-type="float" office:value="61799.6277915633" calcext:value-type="float">
            <text:p>61799.6277915633</text:p>
          </table:table-cell>
          <table:table-cell table:formula="of:=[.F679]/[.C679]" office:value-type="float" office:value="723.833766460235" calcext:value-type="float">
            <text:p>723.833766460235</text:p>
          </table:table-cell>
          <table:table-cell table:formula="of:=[.F679]/[.D679]" office:value-type="float" office:value="5513.97575690485" calcext:value-type="float">
            <text:p>5513.97575690485</text:p>
          </table:table-cell>
        </table:table-row>
        <table:table-row table:style-name="ro1">
          <table:table-cell/>
          <table:table-cell office:value-type="float" office:value="2.371" calcext:value-type="float">
            <text:p>2.371</text:p>
          </table:table-cell>
          <table:table-cell office:value-type="float" office:value="190.863" calcext:value-type="float">
            <text:p>190.863</text:p>
          </table:table-cell>
          <table:table-cell office:value-type="float" office:value="29.563" calcext:value-type="float">
            <text:p>29.563</text:p>
          </table:table-cell>
          <table:table-cell/>
          <table:table-cell office:value-type="float" office:value="217303" calcext:value-type="float">
            <text:p>217303</text:p>
          </table:table-cell>
          <table:table-cell office:value-type="float" office:value="78308" calcext:value-type="float">
            <text:p>78308</text:p>
          </table:table-cell>
          <table:table-cell/>
          <table:table-cell table:formula="of:=[.F680]/[.B680]" office:value-type="float" office:value="91650.3584985238" calcext:value-type="float">
            <text:p>91650.3584985238</text:p>
          </table:table-cell>
          <table:table-cell table:formula="of:=[.F680]/[.C680]" office:value-type="float" office:value="1138.52868287725" calcext:value-type="float">
            <text:p>1138.52868287725</text:p>
          </table:table-cell>
          <table:table-cell table:formula="of:=[.F680]/[.D680]" office:value-type="float" office:value="7350.50569969218" calcext:value-type="float">
            <text:p>7350.50569969218</text:p>
          </table:table-cell>
        </table:table-row>
        <table:table-row table:style-name="ro1">
          <table:table-cell/>
          <table:table-cell office:value-type="float" office:value="9.526" calcext:value-type="float">
            <text:p>9.526</text:p>
          </table:table-cell>
          <table:table-cell office:value-type="float" office:value="707.629" calcext:value-type="float">
            <text:p>707.629</text:p>
          </table:table-cell>
          <table:table-cell office:value-type="float" office:value="117.966" calcext:value-type="float">
            <text:p>117.966</text:p>
          </table:table-cell>
          <table:table-cell/>
          <table:table-cell office:value-type="float" office:value="430696" calcext:value-type="float">
            <text:p>430696</text:p>
          </table:table-cell>
          <table:table-cell office:value-type="float" office:value="149654" calcext:value-type="float">
            <text:p>149654</text:p>
          </table:table-cell>
          <table:table-cell/>
          <table:table-cell table:formula="of:=[.F681]/[.B681]" office:value-type="float" office:value="45212.6810833508" calcext:value-type="float">
            <text:p>45212.6810833508</text:p>
          </table:table-cell>
          <table:table-cell table:formula="of:=[.F681]/[.C681]" office:value-type="float" office:value="608.646621322755" calcext:value-type="float">
            <text:p>608.646621322755</text:p>
          </table:table-cell>
          <table:table-cell table:formula="of:=[.F681]/[.D681]" office:value-type="float" office:value="3651.01808995812" calcext:value-type="float">
            <text:p>3651.01808995812</text:p>
          </table:table-cell>
        </table:table-row>
        <table:table-row table:style-name="ro1">
          <table:table-cell/>
          <table:table-cell office:value-type="float" office:value="2.771" calcext:value-type="float">
            <text:p>2.771</text:p>
          </table:table-cell>
          <table:table-cell office:value-type="float" office:value="210.14" calcext:value-type="float">
            <text:p>210.14</text:p>
          </table:table-cell>
          <table:table-cell office:value-type="float" office:value="25.283" calcext:value-type="float">
            <text:p>25.283</text:p>
          </table:table-cell>
          <table:table-cell/>
          <table:table-cell office:value-type="float" office:value="216384" calcext:value-type="float">
            <text:p>216384</text:p>
          </table:table-cell>
          <table:table-cell office:value-type="float" office:value="95844" calcext:value-type="float">
            <text:p>95844</text:p>
          </table:table-cell>
          <table:table-cell/>
          <table:table-cell table:formula="of:=[.F682]/[.B682]" office:value-type="float" office:value="78088.7766149405" calcext:value-type="float">
            <text:p>78088.7766149405</text:p>
          </table:table-cell>
          <table:table-cell table:formula="of:=[.F682]/[.C682]" office:value-type="float" office:value="1029.71352431712" calcext:value-type="float">
            <text:p>1029.71352431712</text:p>
          </table:table-cell>
          <table:table-cell table:formula="of:=[.F682]/[.D682]" office:value-type="float" office:value="8558.47802871495" calcext:value-type="float">
            <text:p>8558.47802871495</text:p>
          </table:table-cell>
        </table:table-row>
        <table:table-row table:style-name="ro1">
          <table:table-cell/>
          <table:table-cell office:value-type="float" office:value="11.262" calcext:value-type="float">
            <text:p>11.262</text:p>
          </table:table-cell>
          <table:table-cell office:value-type="float" office:value="845.507" calcext:value-type="float">
            <text:p>845.507</text:p>
          </table:table-cell>
          <table:table-cell office:value-type="float" office:value="122.219" calcext:value-type="float">
            <text:p>122.219</text:p>
          </table:table-cell>
          <table:table-cell/>
          <table:table-cell office:value-type="float" office:value="439571" calcext:value-type="float">
            <text:p>439571</text:p>
          </table:table-cell>
          <table:table-cell office:value-type="float" office:value="174372" calcext:value-type="float">
            <text:p>174372</text:p>
          </table:table-cell>
          <table:table-cell/>
          <table:table-cell table:formula="of:=[.F683]/[.B683]" office:value-type="float" office:value="39031.344343811" calcext:value-type="float">
            <text:p>39031.344343811</text:p>
          </table:table-cell>
          <table:table-cell table:formula="of:=[.F683]/[.C683]" office:value-type="float" office:value="519.890432604343" calcext:value-type="float">
            <text:p>519.890432604343</text:p>
          </table:table-cell>
          <table:table-cell table:formula="of:=[.F683]/[.D683]" office:value-type="float" office:value="3596.58481905432" calcext:value-type="float">
            <text:p>3596.58481905432</text:p>
          </table:table-cell>
        </table:table-row>
        <table:table-row table:style-name="ro1">
          <table:table-cell/>
          <table:table-cell office:value-type="float" office:value="2.134" calcext:value-type="float">
            <text:p>2.134</text:p>
          </table:table-cell>
          <table:table-cell office:value-type="float" office:value="179.016" calcext:value-type="float">
            <text:p>179.016</text:p>
          </table:table-cell>
          <table:table-cell office:value-type="float" office:value="28.544" calcext:value-type="float">
            <text:p>28.544</text:p>
          </table:table-cell>
          <table:table-cell/>
          <table:table-cell office:value-type="float" office:value="203881" calcext:value-type="float">
            <text:p>203881</text:p>
          </table:table-cell>
          <table:table-cell office:value-type="float" office:value="79908" calcext:value-type="float">
            <text:p>79908</text:p>
          </table:table-cell>
          <table:table-cell/>
          <table:table-cell table:formula="of:=[.F684]/[.B684]" office:value-type="float" office:value="95539.3626991565" calcext:value-type="float">
            <text:p>95539.3626991565</text:p>
          </table:table-cell>
          <table:table-cell table:formula="of:=[.F684]/[.C684]" office:value-type="float" office:value="1138.89819904366" calcext:value-type="float">
            <text:p>1138.89819904366</text:p>
          </table:table-cell>
          <table:table-cell table:formula="of:=[.F684]/[.D684]" office:value-type="float" office:value="7142.69198430493" calcext:value-type="float">
            <text:p>7142.69198430493</text:p>
          </table:table-cell>
        </table:table-row>
        <table:table-row table:style-name="ro1">
          <table:table-cell/>
          <table:table-cell office:value-type="float" office:value="5.268" calcext:value-type="float">
            <text:p>5.268</text:p>
          </table:table-cell>
          <table:table-cell office:value-type="float" office:value="815.051" calcext:value-type="float">
            <text:p>815.051</text:p>
          </table:table-cell>
          <table:table-cell office:value-type="float" office:value="57.73" calcext:value-type="float">
            <text:p>57.73</text:p>
          </table:table-cell>
          <table:table-cell/>
          <table:table-cell office:value-type="float" office:value="308530" calcext:value-type="float">
            <text:p>308530</text:p>
          </table:table-cell>
          <table:table-cell office:value-type="float" office:value="116504" calcext:value-type="float">
            <text:p>116504</text:p>
          </table:table-cell>
          <table:table-cell/>
          <table:table-cell table:formula="of:=[.F685]/[.B685]" office:value-type="float" office:value="58566.8185269552" calcext:value-type="float">
            <text:p>58566.8185269552</text:p>
          </table:table-cell>
          <table:table-cell table:formula="of:=[.F685]/[.C685]" office:value-type="float" office:value="378.540729353132" calcext:value-type="float">
            <text:p>378.540729353132</text:p>
          </table:table-cell>
          <table:table-cell table:formula="of:=[.F685]/[.D685]" office:value-type="float" office:value="5344.36168369998" calcext:value-type="float">
            <text:p>5344.36168369998</text:p>
          </table:table-cell>
        </table:table-row>
        <table:table-row table:style-name="ro1">
          <table:table-cell/>
          <table:table-cell office:value-type="float" office:value="8.853" calcext:value-type="float">
            <text:p>8.853</text:p>
          </table:table-cell>
          <table:table-cell office:value-type="float" office:value="784.672" calcext:value-type="float">
            <text:p>784.672</text:p>
          </table:table-cell>
          <table:table-cell office:value-type="float" office:value="96.085" calcext:value-type="float">
            <text:p>96.085</text:p>
          </table:table-cell>
          <table:table-cell/>
          <table:table-cell office:value-type="float" office:value="385840" calcext:value-type="float">
            <text:p>385840</text:p>
          </table:table-cell>
          <table:table-cell office:value-type="float" office:value="154216" calcext:value-type="float">
            <text:p>154216</text:p>
          </table:table-cell>
          <table:table-cell/>
          <table:table-cell table:formula="of:=[.F686]/[.B686]" office:value-type="float" office:value="43582.966226138" calcext:value-type="float">
            <text:p>43582.966226138</text:p>
          </table:table-cell>
          <table:table-cell table:formula="of:=[.F686]/[.C686]" office:value-type="float" office:value="491.721381672852" calcext:value-type="float">
            <text:p>491.721381672852</text:p>
          </table:table-cell>
          <table:table-cell table:formula="of:=[.F686]/[.D686]" office:value-type="float" office:value="4015.61117760316" calcext:value-type="float">
            <text:p>4015.61117760316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2.501" calcext:value-type="float">
            <text:p>2.501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18343" calcext:value-type="float">
            <text:p>18343</text:p>
          </table:table-cell>
          <table:table-cell office:value-type="float" office:value="11610" calcext:value-type="float">
            <text:p>11610</text:p>
          </table:table-cell>
          <table:table-cell/>
          <table:table-cell table:formula="of:=[.F687]/[.B687]" office:value-type="float" office:value="366860" calcext:value-type="float">
            <text:p>366860</text:p>
          </table:table-cell>
          <table:table-cell table:formula="of:=[.F687]/[.C687]" office:value-type="float" office:value="7334.26629348261" calcext:value-type="float">
            <text:p>7334.26629348261</text:p>
          </table:table-cell>
          <table:table-cell table:formula="of:=[.F687]/[.D687]" office:value-type="float" office:value="47033.3333333333" calcext:value-type="float">
            <text:p>47033.3333333333</text:p>
          </table:table-cell>
        </table:table-row>
        <table:table-row table:style-name="ro1">
          <table:table-cell/>
          <table:table-cell office:value-type="float" office:value="4.191" calcext:value-type="float">
            <text:p>4.191</text:p>
          </table:table-cell>
          <table:table-cell office:value-type="float" office:value="602.264" calcext:value-type="float">
            <text:p>602.264</text:p>
          </table:table-cell>
          <table:table-cell office:value-type="float" office:value="40.346" calcext:value-type="float">
            <text:p>40.346</text:p>
          </table:table-cell>
          <table:table-cell/>
          <table:table-cell office:value-type="float" office:value="285424" calcext:value-type="float">
            <text:p>285424</text:p>
          </table:table-cell>
          <table:table-cell office:value-type="float" office:value="103058" calcext:value-type="float">
            <text:p>103058</text:p>
          </table:table-cell>
          <table:table-cell/>
          <table:table-cell table:formula="of:=[.F688]/[.B688]" office:value-type="float" office:value="68104.0324504891" calcext:value-type="float">
            <text:p>68104.0324504891</text:p>
          </table:table-cell>
          <table:table-cell table:formula="of:=[.F688]/[.C688]" office:value-type="float" office:value="473.918414515893" calcext:value-type="float">
            <text:p>473.918414515893</text:p>
          </table:table-cell>
          <table:table-cell table:formula="of:=[.F688]/[.D688]" office:value-type="float" office:value="7074.40638477173" calcext:value-type="float">
            <text:p>7074.40638477173</text:p>
          </table:table-cell>
        </table:table-row>
        <table:table-row table:style-name="ro1">
          <table:table-cell/>
          <table:table-cell office:value-type="float" office:value="0.989" calcext:value-type="float">
            <text:p>0.989</text:p>
          </table:table-cell>
          <table:table-cell office:value-type="float" office:value="62.851" calcext:value-type="float">
            <text:p>62.851</text:p>
          </table:table-cell>
          <table:table-cell office:value-type="float" office:value="9.802" calcext:value-type="float">
            <text:p>9.802</text:p>
          </table:table-cell>
          <table:table-cell/>
          <table:table-cell office:value-type="float" office:value="123801" calcext:value-type="float">
            <text:p>123801</text:p>
          </table:table-cell>
          <table:table-cell office:value-type="float" office:value="66198" calcext:value-type="float">
            <text:p>66198</text:p>
          </table:table-cell>
          <table:table-cell/>
          <table:table-cell table:formula="of:=[.F689]/[.B689]" office:value-type="float" office:value="125177.957532861" calcext:value-type="float">
            <text:p>125177.957532861</text:p>
          </table:table-cell>
          <table:table-cell table:formula="of:=[.F689]/[.C689]" office:value-type="float" office:value="1969.75386230927" calcext:value-type="float">
            <text:p>1969.75386230927</text:p>
          </table:table-cell>
          <table:table-cell table:formula="of:=[.F689]/[.D689]" office:value-type="float" office:value="12630.1775147929" calcext:value-type="float">
            <text:p>12630.1775147929</text:p>
          </table:table-cell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office:value-type="float" office:value="24.964" calcext:value-type="float">
            <text:p>24.964</text:p>
          </table:table-cell>
          <table:table-cell office:value-type="float" office:value="3.368" calcext:value-type="float">
            <text:p>3.368</text:p>
          </table:table-cell>
          <table:table-cell/>
          <table:table-cell office:value-type="float" office:value="81401" calcext:value-type="float">
            <text:p>81401</text:p>
          </table:table-cell>
          <table:table-cell office:value-type="float" office:value="34286" calcext:value-type="float">
            <text:p>34286</text:p>
          </table:table-cell>
          <table:table-cell/>
          <table:table-cell table:formula="of:=[.F690]/[.B690]" office:value-type="float" office:value="250464.615384615" calcext:value-type="float">
            <text:p>250464.615384615</text:p>
          </table:table-cell>
          <table:table-cell table:formula="of:=[.F690]/[.C690]" office:value-type="float" office:value="3260.73545906105" calcext:value-type="float">
            <text:p>3260.73545906105</text:p>
          </table:table-cell>
          <table:table-cell table:formula="of:=[.F690]/[.D690]" office:value-type="float" office:value="24168.9429928741" calcext:value-type="float">
            <text:p>24168.9429928741</text:p>
          </table:table-cell>
        </table:table-row>
        <table:table-row table:style-name="ro1">
          <table:table-cell/>
          <table:table-cell office:value-type="float" office:value="0.252" calcext:value-type="float">
            <text:p>0.252</text:p>
          </table:table-cell>
          <table:table-cell office:value-type="float" office:value="24.335" calcext:value-type="float">
            <text:p>24.335</text:p>
          </table:table-cell>
          <table:table-cell office:value-type="float" office:value="3.281" calcext:value-type="float">
            <text:p>3.281</text:p>
          </table:table-cell>
          <table:table-cell/>
          <table:table-cell office:value-type="float" office:value="80742" calcext:value-type="float">
            <text:p>80742</text:p>
          </table:table-cell>
          <table:table-cell office:value-type="float" office:value="29585" calcext:value-type="float">
            <text:p>29585</text:p>
          </table:table-cell>
          <table:table-cell/>
          <table:table-cell table:formula="of:=[.F691]/[.B691]" office:value-type="float" office:value="320404.761904762" calcext:value-type="float">
            <text:p>320404.761904762</text:p>
          </table:table-cell>
          <table:table-cell table:formula="of:=[.F691]/[.C691]" office:value-type="float" office:value="3317.937127594" calcext:value-type="float">
            <text:p>3317.937127594</text:p>
          </table:table-cell>
          <table:table-cell table:formula="of:=[.F691]/[.D691]" office:value-type="float" office:value="24608.9606827187" calcext:value-type="float">
            <text:p>24608.9606827187</text:p>
          </table:table-cell>
        </table:table-row>
        <table:table-row table:style-name="ro1">
          <table:table-cell/>
          <table:table-cell office:value-type="float" office:value="21.265" calcext:value-type="float">
            <text:p>21.265</text:p>
          </table:table-cell>
          <table:table-cell office:value-type="float" office:value="4770.065" calcext:value-type="float">
            <text:p>4770.065</text:p>
          </table:table-cell>
          <table:table-cell office:value-type="float" office:value="269.053" calcext:value-type="float">
            <text:p>269.053</text:p>
          </table:table-cell>
          <table:table-cell/>
          <table:table-cell office:value-type="float" office:value="616603" calcext:value-type="float">
            <text:p>616603</text:p>
          </table:table-cell>
          <table:table-cell office:value-type="float" office:value="225574" calcext:value-type="float">
            <text:p>225574</text:p>
          </table:table-cell>
          <table:table-cell/>
          <table:table-cell table:formula="of:=[.F692]/[.B692]" office:value-type="float" office:value="28996.1438984246" calcext:value-type="float">
            <text:p>28996.1438984246</text:p>
          </table:table-cell>
          <table:table-cell table:formula="of:=[.F692]/[.C692]" office:value-type="float" office:value="129.265114835961" calcext:value-type="float">
            <text:p>129.265114835961</text:p>
          </table:table-cell>
          <table:table-cell table:formula="of:=[.F692]/[.D692]" office:value-type="float" office:value="2291.75292600343" calcext:value-type="float">
            <text:p>2291.75292600343</text:p>
          </table:table-cell>
        </table:table-row>
        <table:table-row table:style-name="ro1">
          <table:table-cell/>
          <table:table-cell office:value-type="float" office:value="0.054" calcext:value-type="float">
            <text:p>0.054</text:p>
          </table:table-cell>
          <table:table-cell office:value-type="float" office:value="3.002" calcext:value-type="float">
            <text:p>3.002</text:p>
          </table:table-cell>
          <table:table-cell office:value-type="float" office:value="0.381" calcext:value-type="float">
            <text:p>0.381</text:p>
          </table:table-cell>
          <table:table-cell/>
          <table:table-cell office:value-type="float" office:value="28026" calcext:value-type="float">
            <text:p>28026</text:p>
          </table:table-cell>
          <table:table-cell office:value-type="float" office:value="14632" calcext:value-type="float">
            <text:p>14632</text:p>
          </table:table-cell>
          <table:table-cell/>
          <table:table-cell table:formula="of:=[.F693]/[.B693]" office:value-type="float" office:value="519000" calcext:value-type="float">
            <text:p>519000</text:p>
          </table:table-cell>
          <table:table-cell table:formula="of:=[.F693]/[.C693]" office:value-type="float" office:value="9335.77614923385" calcext:value-type="float">
            <text:p>9335.77614923385</text:p>
          </table:table-cell>
          <table:table-cell table:formula="of:=[.F693]/[.D693]" office:value-type="float" office:value="73559.0551181102" calcext:value-type="float">
            <text:p>73559.0551181102</text:p>
          </table:table-cell>
        </table:table-row>
        <table:table-row table:style-name="ro1">
          <table:table-cell/>
          <table:table-cell office:value-type="float" office:value="6.844" calcext:value-type="float">
            <text:p>6.844</text:p>
          </table:table-cell>
          <table:table-cell office:value-type="float" office:value="1796.207" calcext:value-type="float">
            <text:p>1796.207</text:p>
          </table:table-cell>
          <table:table-cell office:value-type="float" office:value="77.697" calcext:value-type="float">
            <text:p>77.697</text:p>
          </table:table-cell>
          <table:table-cell/>
          <table:table-cell office:value-type="float" office:value="359282" calcext:value-type="float">
            <text:p>359282</text:p>
          </table:table-cell>
          <table:table-cell office:value-type="float" office:value="131121" calcext:value-type="float">
            <text:p>131121</text:p>
          </table:table-cell>
          <table:table-cell/>
          <table:table-cell table:formula="of:=[.F694]/[.B694]" office:value-type="float" office:value="52495.9088252484" calcext:value-type="float">
            <text:p>52495.9088252484</text:p>
          </table:table-cell>
          <table:table-cell table:formula="of:=[.F694]/[.C694]" office:value-type="float" office:value="200.02260318549" calcext:value-type="float">
            <text:p>200.02260318549</text:p>
          </table:table-cell>
          <table:table-cell table:formula="of:=[.F694]/[.D694]" office:value-type="float" office:value="4624.14250228452" calcext:value-type="float">
            <text:p>4624.14250228452</text:p>
          </table:table-cell>
        </table:table-row>
        <table:table-row table:style-name="ro1">
          <table:table-cell/>
          <table:table-cell office:value-type="float" office:value="0.859" calcext:value-type="float">
            <text:p>0.859</text:p>
          </table:table-cell>
          <table:table-cell office:value-type="float" office:value="73.202" calcext:value-type="float">
            <text:p>73.202</text:p>
          </table:table-cell>
          <table:table-cell office:value-type="float" office:value="9.901" calcext:value-type="float">
            <text:p>9.901</text:p>
          </table:table-cell>
          <table:table-cell/>
          <table:table-cell office:value-type="float" office:value="133193" calcext:value-type="float">
            <text:p>133193</text:p>
          </table:table-cell>
          <table:table-cell office:value-type="float" office:value="56771" calcext:value-type="float">
            <text:p>56771</text:p>
          </table:table-cell>
          <table:table-cell/>
          <table:table-cell table:formula="of:=[.F695]/[.B695]" office:value-type="float" office:value="155055.878928987" calcext:value-type="float">
            <text:p>155055.878928987</text:p>
          </table:table-cell>
          <table:table-cell table:formula="of:=[.F695]/[.C695]" office:value-type="float" office:value="1819.52678888555" calcext:value-type="float">
            <text:p>1819.52678888555</text:p>
          </table:table-cell>
          <table:table-cell table:formula="of:=[.F695]/[.D695]" office:value-type="float" office:value="13452.4795475205" calcext:value-type="float">
            <text:p>13452.4795475205</text:p>
          </table:table-cell>
        </table:table-row>
        <table:table-row table:style-name="ro1">
          <table:table-cell/>
          <table:table-cell office:value-type="float" office:value="5.715" calcext:value-type="float">
            <text:p>5.715</text:p>
          </table:table-cell>
          <table:table-cell office:value-type="float" office:value="911.702" calcext:value-type="float">
            <text:p>911.702</text:p>
          </table:table-cell>
          <table:table-cell office:value-type="float" office:value="62.618" calcext:value-type="float">
            <text:p>62.618</text:p>
          </table:table-cell>
          <table:table-cell/>
          <table:table-cell office:value-type="float" office:value="329408" calcext:value-type="float">
            <text:p>329408</text:p>
          </table:table-cell>
          <table:table-cell office:value-type="float" office:value="118686" calcext:value-type="float">
            <text:p>118686</text:p>
          </table:table-cell>
          <table:table-cell/>
          <table:table-cell table:formula="of:=[.F696]/[.B696]" office:value-type="float" office:value="57639.1951006124" calcext:value-type="float">
            <text:p>57639.1951006124</text:p>
          </table:table-cell>
          <table:table-cell table:formula="of:=[.F696]/[.C696]" office:value-type="float" office:value="361.31104242395" calcext:value-type="float">
            <text:p>361.31104242395</text:p>
          </table:table-cell>
          <table:table-cell table:formula="of:=[.F696]/[.D696]" office:value-type="float" office:value="5260.59599476189" calcext:value-type="float">
            <text:p>5260.59599476189</text:p>
          </table:table-cell>
        </table:table-row>
        <table:table-row table:style-name="ro1">
          <table:table-cell/>
          <table:table-cell office:value-type="float" office:value="20.497" calcext:value-type="float">
            <text:p>20.497</text:p>
          </table:table-cell>
          <table:table-cell office:value-type="float" office:value="2149.034" calcext:value-type="float">
            <text:p>2149.034</text:p>
          </table:table-cell>
          <table:table-cell office:value-type="float" office:value="219.773" calcext:value-type="float">
            <text:p>219.773</text:p>
          </table:table-cell>
          <table:table-cell/>
          <table:table-cell office:value-type="float" office:value="594840" calcext:value-type="float">
            <text:p>594840</text:p>
          </table:table-cell>
          <table:table-cell office:value-type="float" office:value="228114" calcext:value-type="float">
            <text:p>228114</text:p>
          </table:table-cell>
          <table:table-cell/>
          <table:table-cell table:formula="of:=[.F697]/[.B697]" office:value-type="float" office:value="29020.8323169244" calcext:value-type="float">
            <text:p>29020.8323169244</text:p>
          </table:table-cell>
          <table:table-cell table:formula="of:=[.F697]/[.C697]" office:value-type="float" office:value="276.794131688936" calcext:value-type="float">
            <text:p>276.794131688936</text:p>
          </table:table-cell>
          <table:table-cell table:formula="of:=[.F697]/[.D697]" office:value-type="float" office:value="2706.61091216846" calcext:value-type="float">
            <text:p>2706.61091216846</text:p>
          </table:table-cell>
        </table:table-row>
        <table:table-row table:style-name="ro1">
          <table:table-cell/>
          <table:table-cell office:value-type="float" office:value="2.668" calcext:value-type="float">
            <text:p>2.668</text:p>
          </table:table-cell>
          <table:table-cell office:value-type="float" office:value="204.193" calcext:value-type="float">
            <text:p>204.193</text:p>
          </table:table-cell>
          <table:table-cell office:value-type="float" office:value="27.449" calcext:value-type="float">
            <text:p>27.449</text:p>
          </table:table-cell>
          <table:table-cell/>
          <table:table-cell office:value-type="float" office:value="219214" calcext:value-type="float">
            <text:p>219214</text:p>
          </table:table-cell>
          <table:table-cell office:value-type="float" office:value="87144" calcext:value-type="float">
            <text:p>87144</text:p>
          </table:table-cell>
          <table:table-cell/>
          <table:table-cell table:formula="of:=[.F698]/[.B698]" office:value-type="float" office:value="82164.167916042" calcext:value-type="float">
            <text:p>82164.167916042</text:p>
          </table:table-cell>
          <table:table-cell table:formula="of:=[.F698]/[.C698]" office:value-type="float" office:value="1073.56275680361" calcext:value-type="float">
            <text:p>1073.56275680361</text:p>
          </table:table-cell>
          <table:table-cell table:formula="of:=[.F698]/[.D698]" office:value-type="float" office:value="7986.22900652118" calcext:value-type="float">
            <text:p>7986.22900652118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1.138" calcext:value-type="float">
            <text:p>1.138</text:p>
          </table:table-cell>
          <table:table-cell office:value-type="float" office:value="0.182" calcext:value-type="float">
            <text:p>0.182</text:p>
          </table:table-cell>
          <table:table-cell/>
          <table:table-cell office:value-type="float" office:value="7299" calcext:value-type="float">
            <text:p>7299</text:p>
          </table:table-cell>
          <table:table-cell office:value-type="float" office:value="5042" calcext:value-type="float">
            <text:p>5042</text:p>
          </table:table-cell>
          <table:table-cell/>
          <table:table-cell table:formula="of:=[.F699]/[.B699]" office:value-type="float" office:value="486600" calcext:value-type="float">
            <text:p>486600</text:p>
          </table:table-cell>
          <table:table-cell table:formula="of:=[.F699]/[.C699]" office:value-type="float" office:value="6413.88400702988" calcext:value-type="float">
            <text:p>6413.88400702988</text:p>
          </table:table-cell>
          <table:table-cell table:formula="of:=[.F699]/[.D699]" office:value-type="float" office:value="40104.3956043956" calcext:value-type="float">
            <text:p>40104.3956043956</text:p>
          </table:table-cell>
        </table:table-row>
        <table:table-row table:style-name="ro1">
          <table:table-cell/>
          <table:table-cell office:value-type="float" office:value="11.985" calcext:value-type="float">
            <text:p>11.985</text:p>
          </table:table-cell>
          <table:table-cell office:value-type="float" office:value="2514.99" calcext:value-type="float">
            <text:p>2514.99</text:p>
          </table:table-cell>
          <table:table-cell office:value-type="float" office:value="141.581" calcext:value-type="float">
            <text:p>141.581</text:p>
          </table:table-cell>
          <table:table-cell/>
          <table:table-cell office:value-type="float" office:value="470988" calcext:value-type="float">
            <text:p>470988</text:p>
          </table:table-cell>
          <table:table-cell office:value-type="float" office:value="170411" calcext:value-type="float">
            <text:p>170411</text:p>
          </table:table-cell>
          <table:table-cell/>
          <table:table-cell table:formula="of:=[.F700]/[.B700]" office:value-type="float" office:value="39298.1226533166" calcext:value-type="float">
            <text:p>39298.1226533166</text:p>
          </table:table-cell>
          <table:table-cell table:formula="of:=[.F700]/[.C700]" office:value-type="float" office:value="187.272315198072" calcext:value-type="float">
            <text:p>187.272315198072</text:p>
          </table:table-cell>
          <table:table-cell table:formula="of:=[.F700]/[.D700]" office:value-type="float" office:value="3326.63281089977" calcext:value-type="float">
            <text:p>3326.63281089977</text:p>
          </table:table-cell>
        </table:table-row>
        <table:table-row table:style-name="ro1">
          <table:table-cell/>
          <table:table-cell office:value-type="float" office:value="2.314" calcext:value-type="float">
            <text:p>2.314</text:p>
          </table:table-cell>
          <table:table-cell office:value-type="float" office:value="208.084" calcext:value-type="float">
            <text:p>208.084</text:p>
          </table:table-cell>
          <table:table-cell office:value-type="float" office:value="32.372" calcext:value-type="float">
            <text:p>32.372</text:p>
          </table:table-cell>
          <table:table-cell/>
          <table:table-cell office:value-type="float" office:value="218252" calcext:value-type="float">
            <text:p>218252</text:p>
          </table:table-cell>
          <table:table-cell office:value-type="float" office:value="82626" calcext:value-type="float">
            <text:p>82626</text:p>
          </table:table-cell>
          <table:table-cell/>
          <table:table-cell table:formula="of:=[.F701]/[.B701]" office:value-type="float" office:value="94318.0639585134" calcext:value-type="float">
            <text:p>94318.0639585134</text:p>
          </table:table-cell>
          <table:table-cell table:formula="of:=[.F701]/[.C701]" office:value-type="float" office:value="1048.86488149017" calcext:value-type="float">
            <text:p>1048.86488149017</text:p>
          </table:table-cell>
          <table:table-cell table:formula="of:=[.F701]/[.D701]" office:value-type="float" office:value="6741.99925861856" calcext:value-type="float">
            <text:p>6741.99925861856</text:p>
          </table:table-cell>
        </table:table-row>
        <table:table-row table:style-name="ro1">
          <table:table-cell/>
          <table:table-cell office:value-type="float" office:value="4.984" calcext:value-type="float">
            <text:p>4.984</text:p>
          </table:table-cell>
          <table:table-cell office:value-type="float" office:value="1081.993" calcext:value-type="float">
            <text:p>1081.993</text:p>
          </table:table-cell>
          <table:table-cell office:value-type="float" office:value="62.69" calcext:value-type="float">
            <text:p>62.69</text:p>
          </table:table-cell>
          <table:table-cell/>
          <table:table-cell office:value-type="float" office:value="316469" calcext:value-type="float">
            <text:p>316469</text:p>
          </table:table-cell>
          <table:table-cell office:value-type="float" office:value="113883" calcext:value-type="float">
            <text:p>113883</text:p>
          </table:table-cell>
          <table:table-cell/>
          <table:table-cell table:formula="of:=[.F702]/[.B702]" office:value-type="float" office:value="63496.9903691814" calcext:value-type="float">
            <text:p>63496.9903691814</text:p>
          </table:table-cell>
          <table:table-cell table:formula="of:=[.F702]/[.C702]" office:value-type="float" office:value="292.487104814911" calcext:value-type="float">
            <text:p>292.487104814911</text:p>
          </table:table-cell>
          <table:table-cell table:formula="of:=[.F702]/[.D702]" office:value-type="float" office:value="5048.15760089328" calcext:value-type="float">
            <text:p>5048.15760089328</text:p>
          </table:table-cell>
        </table:table-row>
        <table:table-row table:style-name="ro1">
          <table:table-cell/>
          <table:table-cell office:value-type="float" office:value="15.84" calcext:value-type="float">
            <text:p>15.84</text:p>
          </table:table-cell>
          <table:table-cell office:value-type="float" office:value="1468.999" calcext:value-type="float">
            <text:p>1468.999</text:p>
          </table:table-cell>
          <table:table-cell office:value-type="float" office:value="226.245" calcext:value-type="float">
            <text:p>226.245</text:p>
          </table:table-cell>
          <table:table-cell/>
          <table:table-cell office:value-type="float" office:value="565223" calcext:value-type="float">
            <text:p>565223</text:p>
          </table:table-cell>
          <table:table-cell office:value-type="float" office:value="191936" calcext:value-type="float">
            <text:p>191936</text:p>
          </table:table-cell>
          <table:table-cell/>
          <table:table-cell table:formula="of:=[.F703]/[.B703]" office:value-type="float" office:value="35683.2702020202" calcext:value-type="float">
            <text:p>35683.2702020202</text:p>
          </table:table-cell>
          <table:table-cell table:formula="of:=[.F703]/[.C703]" office:value-type="float" office:value="384.767450488394" calcext:value-type="float">
            <text:p>384.767450488394</text:p>
          </table:table-cell>
          <table:table-cell table:formula="of:=[.F703]/[.D703]" office:value-type="float" office:value="2498.2784149926" calcext:value-type="float">
            <text:p>2498.2784149926</text:p>
          </table:table-cell>
        </table:table-row>
        <table:table-row table:style-name="ro1">
          <table:table-cell/>
          <table:table-cell office:value-type="float" office:value="34.201" calcext:value-type="float">
            <text:p>34.201</text:p>
          </table:table-cell>
          <table:table-cell office:value-type="float" office:value="2448.91" calcext:value-type="float">
            <text:p>2448.91</text:p>
          </table:table-cell>
          <table:table-cell office:value-type="float" office:value="352.024" calcext:value-type="float">
            <text:p>352.024</text:p>
          </table:table-cell>
          <table:table-cell/>
          <table:table-cell office:value-type="float" office:value="720497" calcext:value-type="float">
            <text:p>720497</text:p>
          </table:table-cell>
          <table:table-cell office:value-type="float" office:value="314463" calcext:value-type="float">
            <text:p>314463</text:p>
          </table:table-cell>
          <table:table-cell/>
          <table:table-cell table:formula="of:=[.F704]/[.B704]" office:value-type="float" office:value="21066.5477617614" calcext:value-type="float">
            <text:p>21066.5477617614</text:p>
          </table:table-cell>
          <table:table-cell table:formula="of:=[.F704]/[.C704]" office:value-type="float" office:value="294.21130217117" calcext:value-type="float">
            <text:p>294.21130217117</text:p>
          </table:table-cell>
          <table:table-cell table:formula="of:=[.F704]/[.D704]" office:value-type="float" office:value="2046.72692770947" calcext:value-type="float">
            <text:p>2046.72692770947</text:p>
          </table:table-cell>
        </table:table-row>
        <table:table-row table:style-name="ro1">
          <table:table-cell/>
          <table:table-cell office:value-type="float" office:value="4.057" calcext:value-type="float">
            <text:p>4.057</text:p>
          </table:table-cell>
          <table:table-cell office:value-type="float" office:value="299.033" calcext:value-type="float">
            <text:p>299.033</text:p>
          </table:table-cell>
          <table:table-cell office:value-type="float" office:value="42.063" calcext:value-type="float">
            <text:p>42.063</text:p>
          </table:table-cell>
          <table:table-cell/>
          <table:table-cell office:value-type="float" office:value="265299" calcext:value-type="float">
            <text:p>265299</text:p>
          </table:table-cell>
          <table:table-cell office:value-type="float" office:value="105786" calcext:value-type="float">
            <text:p>105786</text:p>
          </table:table-cell>
          <table:table-cell/>
          <table:table-cell table:formula="of:=[.F705]/[.B705]" office:value-type="float" office:value="65392.9011584915" calcext:value-type="float">
            <text:p>65392.9011584915</text:p>
          </table:table-cell>
          <table:table-cell table:formula="of:=[.F705]/[.C705]" office:value-type="float" office:value="887.1897081593" calcext:value-type="float">
            <text:p>887.1897081593</text:p>
          </table:table-cell>
          <table:table-cell table:formula="of:=[.F705]/[.D705]" office:value-type="float" office:value="6307.18208401683" calcext:value-type="float">
            <text:p>6307.18208401683</text:p>
          </table:table-cell>
        </table:table-row>
        <table:table-row table:style-name="ro1">
          <table:table-cell/>
          <table:table-cell office:value-type="float" office:value="2.074" calcext:value-type="float">
            <text:p>2.074</text:p>
          </table:table-cell>
          <table:table-cell office:value-type="float" office:value="176.636" calcext:value-type="float">
            <text:p>176.636</text:p>
          </table:table-cell>
          <table:table-cell office:value-type="float" office:value="24.188" calcext:value-type="float">
            <text:p>24.188</text:p>
          </table:table-cell>
          <table:table-cell/>
          <table:table-cell office:value-type="float" office:value="194263" calcext:value-type="float">
            <text:p>194263</text:p>
          </table:table-cell>
          <table:table-cell office:value-type="float" office:value="91226" calcext:value-type="float">
            <text:p>91226</text:p>
          </table:table-cell>
          <table:table-cell/>
          <table:table-cell table:formula="of:=[.F706]/[.B706]" office:value-type="float" office:value="93665.8630665381" calcext:value-type="float">
            <text:p>93665.8630665381</text:p>
          </table:table-cell>
          <table:table-cell table:formula="of:=[.F706]/[.C706]" office:value-type="float" office:value="1099.79279422088" calcext:value-type="float">
            <text:p>1099.79279422088</text:p>
          </table:table-cell>
          <table:table-cell table:formula="of:=[.F706]/[.D706]" office:value-type="float" office:value="8031.37919629568" calcext:value-type="float">
            <text:p>8031.37919629568</text:p>
          </table:table-cell>
        </table:table-row>
        <table:table-row table:style-name="ro1">
          <table:table-cell/>
          <table:table-cell office:value-type="float" office:value="6.383" calcext:value-type="float">
            <text:p>6.383</text:p>
          </table:table-cell>
          <table:table-cell office:value-type="float" office:value="575.978" calcext:value-type="float">
            <text:p>575.978</text:p>
          </table:table-cell>
          <table:table-cell office:value-type="float" office:value="84.498" calcext:value-type="float">
            <text:p>84.498</text:p>
          </table:table-cell>
          <table:table-cell/>
          <table:table-cell office:value-type="float" office:value="351188" calcext:value-type="float">
            <text:p>351188</text:p>
          </table:table-cell>
          <table:table-cell office:value-type="float" office:value="123014" calcext:value-type="float">
            <text:p>123014</text:p>
          </table:table-cell>
          <table:table-cell/>
          <table:table-cell table:formula="of:=[.F707]/[.B707]" office:value-type="float" office:value="55019.2699357669" calcext:value-type="float">
            <text:p>55019.2699357669</text:p>
          </table:table-cell>
          <table:table-cell table:formula="of:=[.F707]/[.C707]" office:value-type="float" office:value="609.72467698419" calcext:value-type="float">
            <text:p>609.72467698419</text:p>
          </table:table-cell>
          <table:table-cell table:formula="of:=[.F707]/[.D707]" office:value-type="float" office:value="4156.16937678998" calcext:value-type="float">
            <text:p>4156.16937678998</text:p>
          </table:table-cell>
        </table:table-row>
        <table:table-row table:style-name="ro1">
          <table:table-cell/>
          <table:table-cell office:value-type="float" office:value="0.334" calcext:value-type="float">
            <text:p>0.334</text:p>
          </table:table-cell>
          <table:table-cell office:value-type="float" office:value="26.369" calcext:value-type="float">
            <text:p>26.369</text:p>
          </table:table-cell>
          <table:table-cell office:value-type="float" office:value="3.202" calcext:value-type="float">
            <text:p>3.202</text:p>
          </table:table-cell>
          <table:table-cell/>
          <table:table-cell office:value-type="float" office:value="80106" calcext:value-type="float">
            <text:p>80106</text:p>
          </table:table-cell>
          <table:table-cell office:value-type="float" office:value="36406" calcext:value-type="float">
            <text:p>36406</text:p>
          </table:table-cell>
          <table:table-cell/>
          <table:table-cell table:formula="of:=[.F708]/[.B708]" office:value-type="float" office:value="239838.323353293" calcext:value-type="float">
            <text:p>239838.323353293</text:p>
          </table:table-cell>
          <table:table-cell table:formula="of:=[.F708]/[.C708]" office:value-type="float" office:value="3037.88539572983" calcext:value-type="float">
            <text:p>3037.88539572983</text:p>
          </table:table-cell>
          <table:table-cell table:formula="of:=[.F708]/[.D708]" office:value-type="float" office:value="25017.4890693317" calcext:value-type="float">
            <text:p>25017.4890693317</text:p>
          </table:table-cell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 office:value-type="float" office:value="31.89" calcext:value-type="float">
            <text:p>31.89</text:p>
          </table:table-cell>
          <table:table-cell office:value-type="float" office:value="3.824" calcext:value-type="float">
            <text:p>3.824</text:p>
          </table:table-cell>
          <table:table-cell/>
          <table:table-cell office:value-type="float" office:value="83197" calcext:value-type="float">
            <text:p>83197</text:p>
          </table:table-cell>
          <table:table-cell office:value-type="float" office:value="30850" calcext:value-type="float">
            <text:p>30850</text:p>
          </table:table-cell>
          <table:table-cell/>
          <table:table-cell table:formula="of:=[.F709]/[.B709]" office:value-type="float" office:value="252112.121212121" calcext:value-type="float">
            <text:p>252112.121212121</text:p>
          </table:table-cell>
          <table:table-cell table:formula="of:=[.F709]/[.C709]" office:value-type="float" office:value="2608.87425525243" calcext:value-type="float">
            <text:p>2608.87425525243</text:p>
          </table:table-cell>
          <table:table-cell table:formula="of:=[.F709]/[.D709]" office:value-type="float" office:value="21756.5376569038" calcext:value-type="float">
            <text:p>21756.5376569038</text:p>
          </table:table-cell>
        </table:table-row>
        <table:table-row table:style-name="ro1">
          <table:table-cell/>
          <table:table-cell office:value-type="float" office:value="6.912" calcext:value-type="float">
            <text:p>6.912</text:p>
          </table:table-cell>
          <table:table-cell office:value-type="float" office:value="481.862" calcext:value-type="float">
            <text:p>481.862</text:p>
          </table:table-cell>
          <table:table-cell office:value-type="float" office:value="70.525" calcext:value-type="float">
            <text:p>70.525</text:p>
          </table:table-cell>
          <table:table-cell/>
          <table:table-cell office:value-type="float" office:value="339978" calcext:value-type="float">
            <text:p>339978</text:p>
          </table:table-cell>
          <table:table-cell office:value-type="float" office:value="139353" calcext:value-type="float">
            <text:p>139353</text:p>
          </table:table-cell>
          <table:table-cell/>
          <table:table-cell table:formula="of:=[.F710]/[.B710]" office:value-type="float" office:value="49186.6319444444" calcext:value-type="float">
            <text:p>49186.6319444444</text:p>
          </table:table-cell>
          <table:table-cell table:formula="of:=[.F710]/[.C710]" office:value-type="float" office:value="705.55055181774" calcext:value-type="float">
            <text:p>705.55055181774</text:p>
          </table:table-cell>
          <table:table-cell table:formula="of:=[.F710]/[.D710]" office:value-type="float" office:value="4820.67352002836" calcext:value-type="float">
            <text:p>4820.67352002836</text:p>
          </table:table-cell>
        </table:table-row>
        <table:table-row table:style-name="ro1">
          <table:table-cell/>
          <table:table-cell office:value-type="float" office:value="10.932" calcext:value-type="float">
            <text:p>10.932</text:p>
          </table:table-cell>
          <table:table-cell office:value-type="float" office:value="4167.252" calcext:value-type="float">
            <text:p>4167.252</text:p>
          </table:table-cell>
          <table:table-cell office:value-type="float" office:value="126.324" calcext:value-type="float">
            <text:p>126.324</text:p>
          </table:table-cell>
          <table:table-cell/>
          <table:table-cell office:value-type="float" office:value="448782" calcext:value-type="float">
            <text:p>448782</text:p>
          </table:table-cell>
          <table:table-cell office:value-type="float" office:value="164951" calcext:value-type="float">
            <text:p>164951</text:p>
          </table:table-cell>
          <table:table-cell/>
          <table:table-cell table:formula="of:=[.F711]/[.B711]" office:value-type="float" office:value="41052.1405049396" calcext:value-type="float">
            <text:p>41052.1405049396</text:p>
          </table:table-cell>
          <table:table-cell table:formula="of:=[.F711]/[.C711]" office:value-type="float" office:value="107.692551350386" calcext:value-type="float">
            <text:p>107.692551350386</text:p>
          </table:table-cell>
          <table:table-cell table:formula="of:=[.F711]/[.D711]" office:value-type="float" office:value="3552.62657927235" calcext:value-type="float">
            <text:p>3552.62657927235</text:p>
          </table:table-cell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 office:value-type="float" office:value="65.756" calcext:value-type="float">
            <text:p>65.756</text:p>
          </table:table-cell>
          <table:table-cell office:value-type="float" office:value="9.557" calcext:value-type="float">
            <text:p>9.557</text:p>
          </table:table-cell>
          <table:table-cell/>
          <table:table-cell office:value-type="float" office:value="121189" calcext:value-type="float">
            <text:p>121189</text:p>
          </table:table-cell>
          <table:table-cell office:value-type="float" office:value="56978" calcext:value-type="float">
            <text:p>56978</text:p>
          </table:table-cell>
          <table:table-cell/>
          <table:table-cell table:formula="of:=[.F712]/[.B712]" office:value-type="float" office:value="150920.298879203" calcext:value-type="float">
            <text:p>150920.298879203</text:p>
          </table:table-cell>
          <table:table-cell table:formula="of:=[.F712]/[.C712]" office:value-type="float" office:value="1843.01052375449" calcext:value-type="float">
            <text:p>1843.01052375449</text:p>
          </table:table-cell>
          <table:table-cell table:formula="of:=[.F712]/[.D712]" office:value-type="float" office:value="12680.6529245579" calcext:value-type="float">
            <text:p>12680.6529245579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14.55" calcext:value-type="float">
            <text:p>14.55</text:p>
          </table:table-cell>
          <table:table-cell office:value-type="float" office:value="1.804" calcext:value-type="float">
            <text:p>1.804</text:p>
          </table:table-cell>
          <table:table-cell/>
          <table:table-cell office:value-type="float" office:value="61606" calcext:value-type="float">
            <text:p>61606</text:p>
          </table:table-cell>
          <table:table-cell office:value-type="float" office:value="29198" calcext:value-type="float">
            <text:p>29198</text:p>
          </table:table-cell>
          <table:table-cell/>
          <table:table-cell table:formula="of:=[.F713]/[.B713]" office:value-type="float" office:value="315928.205128205" calcext:value-type="float">
            <text:p>315928.205128205</text:p>
          </table:table-cell>
          <table:table-cell table:formula="of:=[.F713]/[.C713]" office:value-type="float" office:value="4234.08934707904" calcext:value-type="float">
            <text:p>4234.08934707904</text:p>
          </table:table-cell>
          <table:table-cell table:formula="of:=[.F713]/[.D713]" office:value-type="float" office:value="34149.667405765" calcext:value-type="float">
            <text:p>34149.667405765</text:p>
          </table:table-cell>
        </table:table-row>
        <table:table-row table:style-name="ro1">
          <table:table-cell/>
          <table:table-cell office:value-type="float" office:value="14.352" calcext:value-type="float">
            <text:p>14.352</text:p>
          </table:table-cell>
          <table:table-cell office:value-type="float" office:value="1627.435" calcext:value-type="float">
            <text:p>1627.435</text:p>
          </table:table-cell>
          <table:table-cell office:value-type="float" office:value="132.712" calcext:value-type="float">
            <text:p>132.712</text:p>
          </table:table-cell>
          <table:table-cell/>
          <table:table-cell office:value-type="float" office:value="498176" calcext:value-type="float">
            <text:p>498176</text:p>
          </table:table-cell>
          <table:table-cell office:value-type="float" office:value="192244" calcext:value-type="float">
            <text:p>192244</text:p>
          </table:table-cell>
          <table:table-cell/>
          <table:table-cell table:formula="of:=[.F714]/[.B714]" office:value-type="float" office:value="34711.259754738" calcext:value-type="float">
            <text:p>34711.259754738</text:p>
          </table:table-cell>
          <table:table-cell table:formula="of:=[.F714]/[.C714]" office:value-type="float" office:value="306.111150368525" calcext:value-type="float">
            <text:p>306.111150368525</text:p>
          </table:table-cell>
          <table:table-cell table:formula="of:=[.F714]/[.D714]" office:value-type="float" office:value="3753.81276749653" calcext:value-type="float">
            <text:p>3753.81276749653</text:p>
          </table:table-cell>
        </table:table-row>
        <table:table-row table:style-name="ro1">
          <table:table-cell/>
          <table:table-cell office:value-type="float" office:value="1.066" calcext:value-type="float">
            <text:p>1.066</text:p>
          </table:table-cell>
          <table:table-cell office:value-type="float" office:value="184.862" calcext:value-type="float">
            <text:p>184.86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4941" calcext:value-type="float">
            <text:p>134941</text:p>
          </table:table-cell>
          <table:table-cell office:value-type="float" office:value="61074" calcext:value-type="float">
            <text:p>61074</text:p>
          </table:table-cell>
          <table:table-cell/>
          <table:table-cell table:formula="of:=[.F715]/[.B715]" office:value-type="float" office:value="126586.303939962" calcext:value-type="float">
            <text:p>126586.303939962</text:p>
          </table:table-cell>
          <table:table-cell table:formula="of:=[.F715]/[.C715]" office:value-type="float" office:value="729.95531802101" calcext:value-type="float">
            <text:p>729.95531802101</text:p>
          </table:table-cell>
          <table:table-cell table:formula="of:=[.F715]/[.D715]" office:value-type="float" office:value="12267.3636363636" calcext:value-type="float">
            <text:p>12267.3636363636</text:p>
          </table:table-cell>
        </table:table-row>
        <table:table-row table:style-name="ro1">
          <table:table-cell/>
          <table:table-cell office:value-type="float" office:value="2.834" calcext:value-type="float">
            <text:p>2.834</text:p>
          </table:table-cell>
          <table:table-cell office:value-type="float" office:value="265.135" calcext:value-type="float">
            <text:p>265.135</text:p>
          </table:table-cell>
          <table:table-cell office:value-type="float" office:value="30.133" calcext:value-type="float">
            <text:p>30.133</text:p>
          </table:table-cell>
          <table:table-cell/>
          <table:table-cell office:value-type="float" office:value="221702" calcext:value-type="float">
            <text:p>221702</text:p>
          </table:table-cell>
          <table:table-cell office:value-type="float" office:value="89524" calcext:value-type="float">
            <text:p>89524</text:p>
          </table:table-cell>
          <table:table-cell/>
          <table:table-cell table:formula="of:=[.F716]/[.B716]" office:value-type="float" office:value="78229.3577981651" calcext:value-type="float">
            <text:p>78229.3577981651</text:p>
          </table:table-cell>
          <table:table-cell table:formula="of:=[.F716]/[.C716]" office:value-type="float" office:value="836.185339544006" calcext:value-type="float">
            <text:p>836.185339544006</text:p>
          </table:table-cell>
          <table:table-cell table:formula="of:=[.F716]/[.D716]" office:value-type="float" office:value="7357.44864434341" calcext:value-type="float">
            <text:p>7357.44864434341</text:p>
          </table:table-cell>
        </table:table-row>
        <table:table-row table:style-name="ro1">
          <table:table-cell/>
          <table:table-cell office:value-type="float" office:value="10.315" calcext:value-type="float">
            <text:p>10.315</text:p>
          </table:table-cell>
          <table:table-cell office:value-type="float" office:value="1187.211" calcext:value-type="float">
            <text:p>1187.21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436290" calcext:value-type="float">
            <text:p>436290</text:p>
          </table:table-cell>
          <table:table-cell office:value-type="float" office:value="160648" calcext:value-type="float">
            <text:p>160648</text:p>
          </table:table-cell>
          <table:table-cell/>
          <table:table-cell table:formula="of:=[.F717]/[.B717]" office:value-type="float" office:value="42296.6553562773" calcext:value-type="float">
            <text:p>42296.6553562773</text:p>
          </table:table-cell>
          <table:table-cell table:formula="of:=[.F717]/[.C717]" office:value-type="float" office:value="367.491541099265" calcext:value-type="float">
            <text:p>367.491541099265</text:p>
          </table:table-cell>
          <table:table-cell table:formula="of:=[.F717]/[.D717]" office:value-type="float" office:value="3072.46478873239" calcext:value-type="float">
            <text:p>3072.46478873239</text:p>
          </table:table-cell>
        </table:table-row>
        <table:table-row table:style-name="ro1">
          <table:table-cell/>
          <table:table-cell office:value-type="float" office:value="0.395" calcext:value-type="float">
            <text:p>0.395</text:p>
          </table:table-cell>
          <table:table-cell office:value-type="float" office:value="45.201" calcext:value-type="float">
            <text:p>45.201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01875" calcext:value-type="float">
            <text:p>101875</text:p>
          </table:table-cell>
          <table:table-cell office:value-type="float" office:value="38240" calcext:value-type="float">
            <text:p>38240</text:p>
          </table:table-cell>
          <table:table-cell/>
          <table:table-cell table:formula="of:=[.F718]/[.B718]" office:value-type="float" office:value="257911.392405063" calcext:value-type="float">
            <text:p>257911.392405063</text:p>
          </table:table-cell>
          <table:table-cell table:formula="of:=[.F718]/[.C718]" office:value-type="float" office:value="2253.82181810137" calcext:value-type="float">
            <text:p>2253.82181810137</text:p>
          </table:table-cell>
          <table:table-cell table:formula="of:=[.F718]/[.D718]" office:value-type="float" office:value="18522.7272727273" calcext:value-type="float">
            <text:p>18522.7272727273</text:p>
          </table:table-cell>
        </table:table-row>
        <table:table-row table:style-name="ro1">
          <table:table-cell/>
          <table:table-cell office:value-type="float" office:value="0.039" calcext:value-type="float">
            <text:p>0.039</text:p>
          </table:table-cell>
          <table:table-cell office:value-type="float" office:value="2.813" calcext:value-type="float">
            <text:p>2.813</text:p>
          </table:table-cell>
          <table:table-cell office:value-type="float" office:value="0.382" calcext:value-type="float">
            <text:p>0.382</text:p>
          </table:table-cell>
          <table:table-cell/>
          <table:table-cell office:value-type="float" office:value="21127" calcext:value-type="float">
            <text:p>21127</text:p>
          </table:table-cell>
          <table:table-cell office:value-type="float" office:value="11492" calcext:value-type="float">
            <text:p>11492</text:p>
          </table:table-cell>
          <table:table-cell/>
          <table:table-cell table:formula="of:=[.F719]/[.B719]" office:value-type="float" office:value="541717.948717949" calcext:value-type="float">
            <text:p>541717.948717949</text:p>
          </table:table-cell>
          <table:table-cell table:formula="of:=[.F719]/[.C719]" office:value-type="float" office:value="7510.48702452897" calcext:value-type="float">
            <text:p>7510.48702452897</text:p>
          </table:table-cell>
          <table:table-cell table:formula="of:=[.F719]/[.D719]" office:value-type="float" office:value="55306.2827225131" calcext:value-type="float">
            <text:p>55306.2827225131</text:p>
          </table:table-cell>
        </table:table-row>
        <table:table-row table:style-name="ro1">
          <table:table-cell/>
          <table:table-cell office:value-type="float" office:value="28.561" calcext:value-type="float">
            <text:p>28.561</text:p>
          </table:table-cell>
          <table:table-cell office:value-type="float" office:value="3086.689" calcext:value-type="float">
            <text:p>3086.689</text:p>
          </table:table-cell>
          <table:table-cell office:value-type="float" office:value="297.109" calcext:value-type="float">
            <text:p>297.109</text:p>
          </table:table-cell>
          <table:table-cell/>
          <table:table-cell office:value-type="float" office:value="682810" calcext:value-type="float">
            <text:p>682810</text:p>
          </table:table-cell>
          <table:table-cell office:value-type="float" office:value="278808" calcext:value-type="float">
            <text:p>278808</text:p>
          </table:table-cell>
          <table:table-cell/>
          <table:table-cell table:formula="of:=[.F720]/[.B720]" office:value-type="float" office:value="23907.0760827702" calcext:value-type="float">
            <text:p>23907.0760827702</text:p>
          </table:table-cell>
          <table:table-cell table:formula="of:=[.F720]/[.C720]" office:value-type="float" office:value="221.211142424779" calcext:value-type="float">
            <text:p>221.211142424779</text:p>
          </table:table-cell>
          <table:table-cell table:formula="of:=[.F720]/[.D720]" office:value-type="float" office:value="2298.18012917818" calcext:value-type="float">
            <text:p>2298.18012917818</text:p>
          </table:table-cell>
        </table:table-row>
        <table:table-row table:style-name="ro1">
          <table:table-cell/>
          <table:table-cell office:value-type="float" office:value="2.624" calcext:value-type="float">
            <text:p>2.624</text:p>
          </table:table-cell>
          <table:table-cell office:value-type="float" office:value="230.594" calcext:value-type="float">
            <text:p>230.594</text:p>
          </table:table-cell>
          <table:table-cell office:value-type="float" office:value="29.644" calcext:value-type="float">
            <text:p>29.644</text:p>
          </table:table-cell>
          <table:table-cell/>
          <table:table-cell office:value-type="float" office:value="216404" calcext:value-type="float">
            <text:p>216404</text:p>
          </table:table-cell>
          <table:table-cell office:value-type="float" office:value="94950" calcext:value-type="float">
            <text:p>94950</text:p>
          </table:table-cell>
          <table:table-cell/>
          <table:table-cell table:formula="of:=[.F721]/[.B721]" office:value-type="float" office:value="82471.0365853658" calcext:value-type="float">
            <text:p>82471.0365853658</text:p>
          </table:table-cell>
          <table:table-cell table:formula="of:=[.F721]/[.C721]" office:value-type="float" office:value="938.46327311205" calcext:value-type="float">
            <text:p>938.46327311205</text:p>
          </table:table-cell>
          <table:table-cell table:formula="of:=[.F721]/[.D721]" office:value-type="float" office:value="7300.09445418972" calcext:value-type="float">
            <text:p>7300.09445418972</text:p>
          </table:table-cell>
        </table:table-row>
        <table:table-row table:style-name="ro1">
          <table:table-cell/>
          <table:table-cell office:value-type="float" office:value="2.792" calcext:value-type="float">
            <text:p>2.792</text:p>
          </table:table-cell>
          <table:table-cell office:value-type="float" office:value="249.128" calcext:value-type="float">
            <text:p>249.128</text:p>
          </table:table-cell>
          <table:table-cell office:value-type="float" office:value="33.508" calcext:value-type="float">
            <text:p>33.508</text:p>
          </table:table-cell>
          <table:table-cell/>
          <table:table-cell office:value-type="float" office:value="241282" calcext:value-type="float">
            <text:p>241282</text:p>
          </table:table-cell>
          <table:table-cell office:value-type="float" office:value="84232" calcext:value-type="float">
            <text:p>84232</text:p>
          </table:table-cell>
          <table:table-cell/>
          <table:table-cell table:formula="of:=[.F722]/[.B722]" office:value-type="float" office:value="86419.0544412608" calcext:value-type="float">
            <text:p>86419.0544412608</text:p>
          </table:table-cell>
          <table:table-cell table:formula="of:=[.F722]/[.C722]" office:value-type="float" office:value="968.506149449279" calcext:value-type="float">
            <text:p>968.506149449279</text:p>
          </table:table-cell>
          <table:table-cell table:formula="of:=[.F722]/[.D722]" office:value-type="float" office:value="7200.72818431419" calcext:value-type="float">
            <text:p>7200.72818431419</text:p>
          </table:table-cell>
        </table:table-row>
        <table:table-row table:style-name="ro1">
          <table:table-cell/>
          <table:table-cell office:value-type="float" office:value="13.013" calcext:value-type="float">
            <text:p>13.013</text:p>
          </table:table-cell>
          <table:table-cell office:value-type="float" office:value="2688.5" calcext:value-type="float">
            <text:p>2688.5</text:p>
          </table:table-cell>
          <table:table-cell office:value-type="float" office:value="176.051" calcext:value-type="float">
            <text:p>176.051</text:p>
          </table:table-cell>
          <table:table-cell/>
          <table:table-cell office:value-type="float" office:value="491540" calcext:value-type="float">
            <text:p>491540</text:p>
          </table:table-cell>
          <table:table-cell office:value-type="float" office:value="176998" calcext:value-type="float">
            <text:p>176998</text:p>
          </table:table-cell>
          <table:table-cell/>
          <table:table-cell table:formula="of:=[.F723]/[.B723]" office:value-type="float" office:value="37772.9962345347" calcext:value-type="float">
            <text:p>37772.9962345347</text:p>
          </table:table-cell>
          <table:table-cell table:formula="of:=[.F723]/[.C723]" office:value-type="float" office:value="182.83057466989" calcext:value-type="float">
            <text:p>182.83057466989</text:p>
          </table:table-cell>
          <table:table-cell table:formula="of:=[.F723]/[.D723]" office:value-type="float" office:value="2792.03185440583" calcext:value-type="float">
            <text:p>2792.03185440583</text:p>
          </table:table-cell>
        </table:table-row>
        <table:table-row table:style-name="ro1">
          <table:table-cell/>
          <table:table-cell office:value-type="float" office:value="0.378" calcext:value-type="float">
            <text:p>0.378</text:p>
          </table:table-cell>
          <table:table-cell office:value-type="float" office:value="22.917" calcext:value-type="float">
            <text:p>22.917</text:p>
          </table:table-cell>
          <table:table-cell office:value-type="float" office:value="2.606" calcext:value-type="float">
            <text:p>2.606</text:p>
          </table:table-cell>
          <table:table-cell/>
          <table:table-cell office:value-type="float" office:value="74806" calcext:value-type="float">
            <text:p>74806</text:p>
          </table:table-cell>
          <table:table-cell office:value-type="float" office:value="41090" calcext:value-type="float">
            <text:p>41090</text:p>
          </table:table-cell>
          <table:table-cell/>
          <table:table-cell table:formula="of:=[.F724]/[.B724]" office:value-type="float" office:value="197899.470899471" calcext:value-type="float">
            <text:p>197899.470899471</text:p>
          </table:table-cell>
          <table:table-cell table:formula="of:=[.F724]/[.C724]" office:value-type="float" office:value="3264.21433870053" calcext:value-type="float">
            <text:p>3264.21433870053</text:p>
          </table:table-cell>
          <table:table-cell table:formula="of:=[.F724]/[.D724]" office:value-type="float" office:value="28705.2954719877" calcext:value-type="float">
            <text:p>28705.2954719877</text:p>
          </table:table-cell>
        </table:table-row>
        <table:table-row table:style-name="ro1">
          <table:table-cell/>
          <table:table-cell office:value-type="float" office:value="12.082" calcext:value-type="float">
            <text:p>12.082</text:p>
          </table:table-cell>
          <table:table-cell office:value-type="float" office:value="940.21" calcext:value-type="float">
            <text:p>940.21</text:p>
          </table:table-cell>
          <table:table-cell office:value-type="float" office:value="128.356" calcext:value-type="float">
            <text:p>128.356</text:p>
          </table:table-cell>
          <table:table-cell/>
          <table:table-cell office:value-type="float" office:value="466529" calcext:value-type="float">
            <text:p>466529</text:p>
          </table:table-cell>
          <table:table-cell office:value-type="float" office:value="174550" calcext:value-type="float">
            <text:p>174550</text:p>
          </table:table-cell>
          <table:table-cell/>
          <table:table-cell table:formula="of:=[.F725]/[.B725]" office:value-type="float" office:value="38613.5573580533" calcext:value-type="float">
            <text:p>38613.5573580533</text:p>
          </table:table-cell>
          <table:table-cell table:formula="of:=[.F725]/[.C725]" office:value-type="float" office:value="496.196594377852" calcext:value-type="float">
            <text:p>496.196594377852</text:p>
          </table:table-cell>
          <table:table-cell table:formula="of:=[.F725]/[.D725]" office:value-type="float" office:value="3634.64894512138" calcext:value-type="float">
            <text:p>3634.64894512138</text:p>
          </table:table-cell>
        </table:table-row>
        <table:table-row table:style-name="ro1">
          <table:table-cell/>
          <table:table-cell office:value-type="float" office:value="1.49" calcext:value-type="float">
            <text:p>1.49</text:p>
          </table:table-cell>
          <table:table-cell office:value-type="float" office:value="137.154" calcext:value-type="float">
            <text:p>137.154</text:p>
          </table:table-cell>
          <table:table-cell office:value-type="float" office:value="12.409" calcext:value-type="float">
            <text:p>12.409</text:p>
          </table:table-cell>
          <table:table-cell/>
          <table:table-cell office:value-type="float" office:value="151280" calcext:value-type="float">
            <text:p>151280</text:p>
          </table:table-cell>
          <table:table-cell office:value-type="float" office:value="71208" calcext:value-type="float">
            <text:p>71208</text:p>
          </table:table-cell>
          <table:table-cell/>
          <table:table-cell table:formula="of:=[.F726]/[.B726]" office:value-type="float" office:value="101530.201342282" calcext:value-type="float">
            <text:p>101530.201342282</text:p>
          </table:table-cell>
          <table:table-cell table:formula="of:=[.F726]/[.C726]" office:value-type="float" office:value="1102.99371509398" calcext:value-type="float">
            <text:p>1102.99371509398</text:p>
          </table:table-cell>
          <table:table-cell table:formula="of:=[.F726]/[.D726]" office:value-type="float" office:value="12191.1515835281" calcext:value-type="float">
            <text:p>12191.1515835281</text:p>
          </table:table-cell>
        </table:table-row>
        <table:table-row table:style-name="ro1">
          <table:table-cell/>
          <table:table-cell office:value-type="float" office:value="0.642" calcext:value-type="float">
            <text:p>0.642</text:p>
          </table:table-cell>
          <table:table-cell office:value-type="float" office:value="333.239" calcext:value-type="float">
            <text:p>333.239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123058" calcext:value-type="float">
            <text:p>123058</text:p>
          </table:table-cell>
          <table:table-cell office:value-type="float" office:value="44803" calcext:value-type="float">
            <text:p>44803</text:p>
          </table:table-cell>
          <table:table-cell/>
          <table:table-cell table:formula="of:=[.F727]/[.B727]" office:value-type="float" office:value="191679.127725857" calcext:value-type="float">
            <text:p>191679.127725857</text:p>
          </table:table-cell>
          <table:table-cell table:formula="of:=[.F727]/[.C727]" office:value-type="float" office:value="369.278505817146" calcext:value-type="float">
            <text:p>369.278505817146</text:p>
          </table:table-cell>
          <table:table-cell table:formula="of:=[.F727]/[.D727]" office:value-type="float" office:value="15420.8020050125" calcext:value-type="float">
            <text:p>15420.8020050125</text:p>
          </table:table-cell>
        </table:table-row>
        <table:table-row table:style-name="ro1">
          <table:table-cell/>
          <table:table-cell office:value-type="float" office:value="2.178" calcext:value-type="float">
            <text:p>2.178</text:p>
          </table:table-cell>
          <table:table-cell office:value-type="float" office:value="195.96" calcext:value-type="float">
            <text:p>195.96</text:p>
          </table:table-cell>
          <table:table-cell office:value-type="float" office:value="17.794" calcext:value-type="float">
            <text:p>17.794</text:p>
          </table:table-cell>
          <table:table-cell/>
          <table:table-cell office:value-type="float" office:value="177677" calcext:value-type="float">
            <text:p>177677</text:p>
          </table:table-cell>
          <table:table-cell office:value-type="float" office:value="93684" calcext:value-type="float">
            <text:p>93684</text:p>
          </table:table-cell>
          <table:table-cell/>
          <table:table-cell table:formula="of:=[.F728]/[.B728]" office:value-type="float" office:value="81578.0532598714" calcext:value-type="float">
            <text:p>81578.0532598714</text:p>
          </table:table-cell>
          <table:table-cell table:formula="of:=[.F728]/[.C728]" office:value-type="float" office:value="906.700347009594" calcext:value-type="float">
            <text:p>906.700347009594</text:p>
          </table:table-cell>
          <table:table-cell table:formula="of:=[.F728]/[.D728]" office:value-type="float" office:value="9985.21973699" calcext:value-type="float">
            <text:p>9985.21973699</text:p>
          </table:table-cell>
        </table:table-row>
        <table:table-row table:style-name="ro1">
          <table:table-cell/>
          <table:table-cell office:value-type="float" office:value="5.253" calcext:value-type="float">
            <text:p>5.253</text:p>
          </table:table-cell>
          <table:table-cell office:value-type="float" office:value="420.511" calcext:value-type="float">
            <text:p>420.511</text:p>
          </table:table-cell>
          <table:table-cell office:value-type="float" office:value="58.365" calcext:value-type="float">
            <text:p>58.365</text:p>
          </table:table-cell>
          <table:table-cell/>
          <table:table-cell office:value-type="float" office:value="302233" calcext:value-type="float">
            <text:p>302233</text:p>
          </table:table-cell>
          <table:table-cell office:value-type="float" office:value="120797" calcext:value-type="float">
            <text:p>120797</text:p>
          </table:table-cell>
          <table:table-cell/>
          <table:table-cell table:formula="of:=[.F729]/[.B729]" office:value-type="float" office:value="57535.313154388" calcext:value-type="float">
            <text:p>57535.313154388</text:p>
          </table:table-cell>
          <table:table-cell table:formula="of:=[.F729]/[.C729]" office:value-type="float" office:value="718.727928639203" calcext:value-type="float">
            <text:p>718.727928639203</text:p>
          </table:table-cell>
          <table:table-cell table:formula="of:=[.F729]/[.D729]" office:value-type="float" office:value="5178.326051572" calcext:value-type="float">
            <text:p>5178.326051572</text:p>
          </table:table-cell>
        </table:table-row>
        <table:table-row table:style-name="ro1">
          <table:table-cell/>
          <table:table-cell office:value-type="float" office:value="2.578" calcext:value-type="float">
            <text:p>2.578</text:p>
          </table:table-cell>
          <table:table-cell office:value-type="float" office:value="228.17" calcext:value-type="float">
            <text:p>228.17</text:p>
          </table:table-cell>
          <table:table-cell office:value-type="float" office:value="29.784" calcext:value-type="float">
            <text:p>29.784</text:p>
          </table:table-cell>
          <table:table-cell/>
          <table:table-cell office:value-type="float" office:value="225340" calcext:value-type="float">
            <text:p>225340</text:p>
          </table:table-cell>
          <table:table-cell office:value-type="float" office:value="84884" calcext:value-type="float">
            <text:p>84884</text:p>
          </table:table-cell>
          <table:table-cell/>
          <table:table-cell table:formula="of:=[.F730]/[.B730]" office:value-type="float" office:value="87408.8440651668" calcext:value-type="float">
            <text:p>87408.8440651668</text:p>
          </table:table-cell>
          <table:table-cell table:formula="of:=[.F730]/[.C730]" office:value-type="float" office:value="987.596967173599" calcext:value-type="float">
            <text:p>987.596967173599</text:p>
          </table:table-cell>
          <table:table-cell table:formula="of:=[.F730]/[.D730]" office:value-type="float" office:value="7565.80714477572" calcext:value-type="float">
            <text:p>7565.80714477572</text:p>
          </table:table-cell>
        </table:table-row>
        <table:table-row table:style-name="ro1">
          <table:table-cell/>
          <table:table-cell office:value-type="float" office:value="0.69" calcext:value-type="float">
            <text:p>0.69</text:p>
          </table:table-cell>
          <table:table-cell office:value-type="float" office:value="46.36" calcext:value-type="float">
            <text:p>46.36</text:p>
          </table:table-cell>
          <table:table-cell office:value-type="float" office:value="5.389" calcext:value-type="float">
            <text:p>5.389</text:p>
          </table:table-cell>
          <table:table-cell/>
          <table:table-cell office:value-type="float" office:value="99079" calcext:value-type="float">
            <text:p>99079</text:p>
          </table:table-cell>
          <table:table-cell office:value-type="float" office:value="60580" calcext:value-type="float">
            <text:p>60580</text:p>
          </table:table-cell>
          <table:table-cell/>
          <table:table-cell table:formula="of:=[.F731]/[.B731]" office:value-type="float" office:value="143592.753623188" calcext:value-type="float">
            <text:p>143592.753623188</text:p>
          </table:table-cell>
          <table:table-cell table:formula="of:=[.F731]/[.C731]" office:value-type="float" office:value="2137.16566005177" calcext:value-type="float">
            <text:p>2137.16566005177</text:p>
          </table:table-cell>
          <table:table-cell table:formula="of:=[.F731]/[.D731]" office:value-type="float" office:value="18385.4147337168" calcext:value-type="float">
            <text:p>18385.4147337168</text:p>
          </table:table-cell>
        </table:table-row>
        <table:table-row table:style-name="ro1">
          <table:table-cell/>
          <table:table-cell office:value-type="float" office:value="5.858" calcext:value-type="float">
            <text:p>5.858</text:p>
          </table:table-cell>
          <table:table-cell office:value-type="float" office:value="1305.999" calcext:value-type="float">
            <text:p>1305.999</text:p>
          </table:table-cell>
          <table:table-cell office:value-type="float" office:value="58.674" calcext:value-type="float">
            <text:p>58.674</text:p>
          </table:table-cell>
          <table:table-cell/>
          <table:table-cell office:value-type="float" office:value="319189" calcext:value-type="float">
            <text:p>319189</text:p>
          </table:table-cell>
          <table:table-cell office:value-type="float" office:value="127950" calcext:value-type="float">
            <text:p>127950</text:p>
          </table:table-cell>
          <table:table-cell/>
          <table:table-cell table:formula="of:=[.F732]/[.B732]" office:value-type="float" office:value="54487.7091157392" calcext:value-type="float">
            <text:p>54487.7091157392</text:p>
          </table:table-cell>
          <table:table-cell table:formula="of:=[.F732]/[.C732]" office:value-type="float" office:value="244.4021779496" calcext:value-type="float">
            <text:p>244.4021779496</text:p>
          </table:table-cell>
          <table:table-cell table:formula="of:=[.F732]/[.D732]" office:value-type="float" office:value="5440.04158571088" calcext:value-type="float">
            <text:p>5440.04158571088</text:p>
          </table:table-cell>
        </table:table-row>
        <table:table-row table:style-name="ro1">
          <table:table-cell/>
          <table:table-cell office:value-type="float" office:value="45.081" calcext:value-type="float">
            <text:p>45.081</text:p>
          </table:table-cell>
          <table:table-cell office:value-type="float" office:value="6932.026" calcext:value-type="float">
            <text:p>6932.026</text:p>
          </table:table-cell>
          <table:table-cell office:value-type="float" office:value="577.259" calcext:value-type="float">
            <text:p>577.259</text:p>
          </table:table-cell>
          <table:table-cell/>
          <table:table-cell office:value-type="float" office:value="898894" calcext:value-type="float">
            <text:p>898894</text:p>
          </table:table-cell>
          <table:table-cell office:value-type="float" office:value="326308" calcext:value-type="float">
            <text:p>326308</text:p>
          </table:table-cell>
          <table:table-cell/>
          <table:table-cell table:formula="of:=[.F733]/[.B733]" office:value-type="float" office:value="19939.5310663029" calcext:value-type="float">
            <text:p>19939.5310663029</text:p>
          </table:table-cell>
          <table:table-cell table:formula="of:=[.F733]/[.C733]" office:value-type="float" office:value="129.672623847631" calcext:value-type="float">
            <text:p>129.672623847631</text:p>
          </table:table-cell>
          <table:table-cell table:formula="of:=[.F733]/[.D733]" office:value-type="float" office:value="1557.17624151377" calcext:value-type="float">
            <text:p>1557.17624151377</text:p>
          </table:table-cell>
        </table:table-row>
        <table:table-row table:style-name="ro1">
          <table:table-cell/>
          <table:table-cell office:value-type="float" office:value="1.036" calcext:value-type="float">
            <text:p>1.036</text:p>
          </table:table-cell>
          <table:table-cell office:value-type="float" office:value="78.381" calcext:value-type="float">
            <text:p>78.381</text:p>
          </table:table-cell>
          <table:table-cell office:value-type="float" office:value="11.084" calcext:value-type="float">
            <text:p>11.084</text:p>
          </table:table-cell>
          <table:table-cell/>
          <table:table-cell office:value-type="float" office:value="140005" calcext:value-type="float">
            <text:p>140005</text:p>
          </table:table-cell>
          <table:table-cell office:value-type="float" office:value="56028" calcext:value-type="float">
            <text:p>56028</text:p>
          </table:table-cell>
          <table:table-cell/>
          <table:table-cell table:formula="of:=[.F734]/[.B734]" office:value-type="float" office:value="135139.961389961" calcext:value-type="float">
            <text:p>135139.961389961</text:p>
          </table:table-cell>
          <table:table-cell table:formula="of:=[.F734]/[.C734]" office:value-type="float" office:value="1786.21094397877" calcext:value-type="float">
            <text:p>1786.21094397877</text:p>
          </table:table-cell>
          <table:table-cell table:formula="of:=[.F734]/[.D734]" office:value-type="float" office:value="12631.2702995309" calcext:value-type="float">
            <text:p>12631.2702995309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2.831" calcext:value-type="float">
            <text:p>2.831</text:p>
          </table:table-cell>
          <table:table-cell office:value-type="float" office:value="0.403" calcext:value-type="float">
            <text:p>0.403</text:p>
          </table:table-cell>
          <table:table-cell/>
          <table:table-cell office:value-type="float" office:value="23749" calcext:value-type="float">
            <text:p>23749</text:p>
          </table:table-cell>
          <table:table-cell office:value-type="float" office:value="14654" calcext:value-type="float">
            <text:p>14654</text:p>
          </table:table-cell>
          <table:table-cell/>
          <table:table-cell table:formula="of:=[.F735]/[.B735]" office:value-type="float" office:value="365369.230769231" calcext:value-type="float">
            <text:p>365369.230769231</text:p>
          </table:table-cell>
          <table:table-cell table:formula="of:=[.F735]/[.C735]" office:value-type="float" office:value="8388.90851289297" calcext:value-type="float">
            <text:p>8388.90851289297</text:p>
          </table:table-cell>
          <table:table-cell table:formula="of:=[.F735]/[.D735]" office:value-type="float" office:value="58930.5210918114" calcext:value-type="float">
            <text:p>58930.5210918114</text:p>
          </table:table-cell>
        </table:table-row>
        <table:table-row table:style-name="ro1">
          <table:table-cell/>
          <table:table-cell office:value-type="float" office:value="2.742" calcext:value-type="float">
            <text:p>2.742</text:p>
          </table:table-cell>
          <table:table-cell office:value-type="float" office:value="394.292" calcext:value-type="float">
            <text:p>394.292</text:p>
          </table:table-cell>
          <table:table-cell office:value-type="float" office:value="30.362" calcext:value-type="float">
            <text:p>30.362</text:p>
          </table:table-cell>
          <table:table-cell/>
          <table:table-cell office:value-type="float" office:value="234024" calcext:value-type="float">
            <text:p>234024</text:p>
          </table:table-cell>
          <table:table-cell office:value-type="float" office:value="83873" calcext:value-type="float">
            <text:p>83873</text:p>
          </table:table-cell>
          <table:table-cell/>
          <table:table-cell table:formula="of:=[.F736]/[.B736]" office:value-type="float" office:value="85347.9212253829" calcext:value-type="float">
            <text:p>85347.9212253829</text:p>
          </table:table-cell>
          <table:table-cell table:formula="of:=[.F736]/[.C736]" office:value-type="float" office:value="593.529668367606" calcext:value-type="float">
            <text:p>593.529668367606</text:p>
          </table:table-cell>
          <table:table-cell table:formula="of:=[.F736]/[.D736]" office:value-type="float" office:value="7707.79263553126" calcext:value-type="float">
            <text:p>7707.79263553126</text:p>
          </table:table-cell>
        </table:table-row>
        <table:table-row table:style-name="ro1">
          <table:table-cell/>
          <table:table-cell office:value-type="float" office:value="9.787" calcext:value-type="float">
            <text:p>9.787</text:p>
          </table:table-cell>
          <table:table-cell office:value-type="float" office:value="692.948" calcext:value-type="float">
            <text:p>692.948</text:p>
          </table:table-cell>
          <table:table-cell office:value-type="float" office:value="112.131" calcext:value-type="float">
            <text:p>112.131</text:p>
          </table:table-cell>
          <table:table-cell/>
          <table:table-cell office:value-type="float" office:value="424660" calcext:value-type="float">
            <text:p>424660</text:p>
          </table:table-cell>
          <table:table-cell office:value-type="float" office:value="157238" calcext:value-type="float">
            <text:p>157238</text:p>
          </table:table-cell>
          <table:table-cell/>
          <table:table-cell table:formula="of:=[.F737]/[.B737]" office:value-type="float" office:value="43390.2115050577" calcext:value-type="float">
            <text:p>43390.2115050577</text:p>
          </table:table-cell>
          <table:table-cell table:formula="of:=[.F737]/[.C737]" office:value-type="float" office:value="612.830977216184" calcext:value-type="float">
            <text:p>612.830977216184</text:p>
          </table:table-cell>
          <table:table-cell table:formula="of:=[.F737]/[.D737]" office:value-type="float" office:value="3787.17749774817" calcext:value-type="float">
            <text:p>3787.17749774817</text:p>
          </table:table-cell>
        </table:table-row>
        <table:table-row table:style-name="ro1">
          <table:table-cell/>
          <table:table-cell office:value-type="float" office:value="0.442" calcext:value-type="float">
            <text:p>0.442</text:p>
          </table:table-cell>
          <table:table-cell office:value-type="float" office:value="36.412" calcext:value-type="float">
            <text:p>36.412</text:p>
          </table:table-cell>
          <table:table-cell office:value-type="float" office:value="4.545" calcext:value-type="float">
            <text:p>4.545</text:p>
          </table:table-cell>
          <table:table-cell/>
          <table:table-cell office:value-type="float" office:value="93407" calcext:value-type="float">
            <text:p>93407</text:p>
          </table:table-cell>
          <table:table-cell office:value-type="float" office:value="36390" calcext:value-type="float">
            <text:p>36390</text:p>
          </table:table-cell>
          <table:table-cell/>
          <table:table-cell table:formula="of:=[.F738]/[.B738]" office:value-type="float" office:value="211328.054298643" calcext:value-type="float">
            <text:p>211328.054298643</text:p>
          </table:table-cell>
          <table:table-cell table:formula="of:=[.F738]/[.C738]" office:value-type="float" office:value="2565.28067669999" calcext:value-type="float">
            <text:p>2565.28067669999</text:p>
          </table:table-cell>
          <table:table-cell table:formula="of:=[.F738]/[.D738]" office:value-type="float" office:value="20551.595159516" calcext:value-type="float">
            <text:p>20551.595159516</text:p>
          </table:table-cell>
        </table:table-row>
        <table:table-row table:style-name="ro1">
          <table:table-cell/>
          <table:table-cell office:value-type="float" office:value="0.486" calcext:value-type="float">
            <text:p>0.486</text:p>
          </table:table-cell>
          <table:table-cell office:value-type="float" office:value="38.297" calcext:value-type="float">
            <text:p>38.297</text:p>
          </table:table-cell>
          <table:table-cell office:value-type="float" office:value="4.12" calcext:value-type="float">
            <text:p>4.12</text:p>
          </table:table-cell>
          <table:table-cell/>
          <table:table-cell office:value-type="float" office:value="88903" calcext:value-type="float">
            <text:p>88903</text:p>
          </table:table-cell>
          <table:table-cell office:value-type="float" office:value="40310" calcext:value-type="float">
            <text:p>40310</text:p>
          </table:table-cell>
          <table:table-cell/>
          <table:table-cell table:formula="of:=[.F739]/[.B739]" office:value-type="float" office:value="182927.983539095" calcext:value-type="float">
            <text:p>182927.983539095</text:p>
          </table:table-cell>
          <table:table-cell table:formula="of:=[.F739]/[.C739]" office:value-type="float" office:value="2321.40898764916" calcext:value-type="float">
            <text:p>2321.40898764916</text:p>
          </table:table-cell>
          <table:table-cell table:formula="of:=[.F739]/[.D739]" office:value-type="float" office:value="21578.3980582524" calcext:value-type="float">
            <text:p>21578.3980582524</text:p>
          </table:table-cell>
        </table:table-row>
        <table:table-row table:style-name="ro1">
          <table:table-cell/>
          <table:table-cell office:value-type="float" office:value="4.799" calcext:value-type="float">
            <text:p>4.799</text:p>
          </table:table-cell>
          <table:table-cell office:value-type="float" office:value="354.215" calcext:value-type="float">
            <text:p>354.215</text:p>
          </table:table-cell>
          <table:table-cell office:value-type="float" office:value="59.957" calcext:value-type="float">
            <text:p>59.957</text:p>
          </table:table-cell>
          <table:table-cell/>
          <table:table-cell office:value-type="float" office:value="294468" calcext:value-type="float">
            <text:p>294468</text:p>
          </table:table-cell>
          <table:table-cell office:value-type="float" office:value="114196" calcext:value-type="float">
            <text:p>114196</text:p>
          </table:table-cell>
          <table:table-cell/>
          <table:table-cell table:formula="of:=[.F740]/[.B740]" office:value-type="float" office:value="61360.2833923734" calcext:value-type="float">
            <text:p>61360.2833923734</text:p>
          </table:table-cell>
          <table:table-cell table:formula="of:=[.F740]/[.C740]" office:value-type="float" office:value="831.325607328882" calcext:value-type="float">
            <text:p>831.325607328882</text:p>
          </table:table-cell>
          <table:table-cell table:formula="of:=[.F740]/[.D740]" office:value-type="float" office:value="4911.31977917508" calcext:value-type="float">
            <text:p>4911.31977917508</text:p>
          </table:table-cell>
        </table:table-row>
        <table:table-row table:style-name="ro1">
          <table:table-cell/>
          <table:table-cell office:value-type="float" office:value="2.685" calcext:value-type="float">
            <text:p>2.685</text:p>
          </table:table-cell>
          <table:table-cell office:value-type="float" office:value="155.646" calcext:value-type="float">
            <text:p>155.646</text:p>
          </table:table-cell>
          <table:table-cell office:value-type="float" office:value="22.625" calcext:value-type="float">
            <text:p>22.625</text:p>
          </table:table-cell>
          <table:table-cell/>
          <table:table-cell office:value-type="float" office:value="185586" calcext:value-type="float">
            <text:p>185586</text:p>
          </table:table-cell>
          <table:table-cell office:value-type="float" office:value="100630" calcext:value-type="float">
            <text:p>100630</text:p>
          </table:table-cell>
          <table:table-cell/>
          <table:table-cell table:formula="of:=[.F741]/[.B741]" office:value-type="float" office:value="69119.5530726257" calcext:value-type="float">
            <text:p>69119.5530726257</text:p>
          </table:table-cell>
          <table:table-cell table:formula="of:=[.F741]/[.C741]" office:value-type="float" office:value="1192.3595852126" calcext:value-type="float">
            <text:p>1192.3595852126</text:p>
          </table:table-cell>
          <table:table-cell table:formula="of:=[.F741]/[.D741]" office:value-type="float" office:value="8202.69613259669" calcext:value-type="float">
            <text:p>8202.69613259669</text:p>
          </table:table-cell>
        </table:table-row>
        <table:table-row table:style-name="ro1">
          <table:table-cell/>
          <table:table-cell office:value-type="float" office:value="0.845" calcext:value-type="float">
            <text:p>0.845</text:p>
          </table:table-cell>
          <table:table-cell office:value-type="float" office:value="87.572" calcext:value-type="float">
            <text:p>87.572</text:p>
          </table:table-cell>
          <table:table-cell office:value-type="float" office:value="9.709" calcext:value-type="float">
            <text:p>9.709</text:p>
          </table:table-cell>
          <table:table-cell/>
          <table:table-cell office:value-type="float" office:value="143120" calcext:value-type="float">
            <text:p>143120</text:p>
          </table:table-cell>
          <table:table-cell office:value-type="float" office:value="50474" calcext:value-type="float">
            <text:p>50474</text:p>
          </table:table-cell>
          <table:table-cell/>
          <table:table-cell table:formula="of:=[.F742]/[.B742]" office:value-type="float" office:value="169372.781065089" calcext:value-type="float">
            <text:p>169372.781065089</text:p>
          </table:table-cell>
          <table:table-cell table:formula="of:=[.F742]/[.C742]" office:value-type="float" office:value="1634.31233727676" calcext:value-type="float">
            <text:p>1634.31233727676</text:p>
          </table:table-cell>
          <table:table-cell table:formula="of:=[.F742]/[.D742]" office:value-type="float" office:value="14740.9619940262" calcext:value-type="float">
            <text:p>14740.9619940262</text:p>
          </table:table-cell>
        </table:table-row>
        <table:table-row table:style-name="ro1">
          <table:table-cell/>
          <table:table-cell office:value-type="float" office:value="0.579" calcext:value-type="float">
            <text:p>0.579</text:p>
          </table:table-cell>
          <table:table-cell office:value-type="float" office:value="48.544" calcext:value-type="float">
            <text:p>48.544</text:p>
          </table:table-cell>
          <table:table-cell office:value-type="float" office:value="6.401" calcext:value-type="float">
            <text:p>6.401</text:p>
          </table:table-cell>
          <table:table-cell/>
          <table:table-cell office:value-type="float" office:value="114114" calcext:value-type="float">
            <text:p>114114</text:p>
          </table:table-cell>
          <table:table-cell office:value-type="float" office:value="41212" calcext:value-type="float">
            <text:p>41212</text:p>
          </table:table-cell>
          <table:table-cell/>
          <table:table-cell table:formula="of:=[.F743]/[.B743]" office:value-type="float" office:value="197088.082901554" calcext:value-type="float">
            <text:p>197088.082901554</text:p>
          </table:table-cell>
          <table:table-cell table:formula="of:=[.F743]/[.C743]" office:value-type="float" office:value="2350.73335530653" calcext:value-type="float">
            <text:p>2350.73335530653</text:p>
          </table:table-cell>
          <table:table-cell table:formula="of:=[.F743]/[.D743]" office:value-type="float" office:value="17827.5269489142" calcext:value-type="float">
            <text:p>17827.5269489142</text:p>
          </table:table-cell>
        </table:table-row>
        <table:table-row table:style-name="ro1">
          <table:table-cell/>
          <table:table-cell office:value-type="float" office:value="3.878" calcext:value-type="float">
            <text:p>3.878</text:p>
          </table:table-cell>
          <table:table-cell office:value-type="float" office:value="255.765" calcext:value-type="float">
            <text:p>255.765</text:p>
          </table:table-cell>
          <table:table-cell office:value-type="float" office:value="42.73" calcext:value-type="float">
            <text:p>42.73</text:p>
          </table:table-cell>
          <table:table-cell/>
          <table:table-cell office:value-type="float" office:value="260066" calcext:value-type="float">
            <text:p>260066</text:p>
          </table:table-cell>
          <table:table-cell office:value-type="float" office:value="104368" calcext:value-type="float">
            <text:p>104368</text:p>
          </table:table-cell>
          <table:table-cell/>
          <table:table-cell table:formula="of:=[.F744]/[.B744]" office:value-type="float" office:value="67061.8875709128" calcext:value-type="float">
            <text:p>67061.8875709128</text:p>
          </table:table-cell>
          <table:table-cell table:formula="of:=[.F744]/[.C744]" office:value-type="float" office:value="1016.81621801263" calcext:value-type="float">
            <text:p>1016.81621801263</text:p>
          </table:table-cell>
          <table:table-cell table:formula="of:=[.F744]/[.D744]" office:value-type="float" office:value="6086.26257898432" calcext:value-type="float">
            <text:p>6086.26257898432</text:p>
          </table:table-cell>
        </table:table-row>
        <table:table-row table:style-name="ro1">
          <table:table-cell/>
          <table:table-cell office:value-type="float" office:value="7.57" calcext:value-type="float">
            <text:p>7.57</text:p>
          </table:table-cell>
          <table:table-cell office:value-type="float" office:value="568.554" calcext:value-type="float">
            <text:p>568.554</text:p>
          </table:table-cell>
          <table:table-cell office:value-type="float" office:value="86.716" calcext:value-type="float">
            <text:p>86.716</text:p>
          </table:table-cell>
          <table:table-cell/>
          <table:table-cell office:value-type="float" office:value="372528" calcext:value-type="float">
            <text:p>372528</text:p>
          </table:table-cell>
          <table:table-cell office:value-type="float" office:value="140288" calcext:value-type="float">
            <text:p>140288</text:p>
          </table:table-cell>
          <table:table-cell/>
          <table:table-cell table:formula="of:=[.F745]/[.B745]" office:value-type="float" office:value="49211.0964332893" calcext:value-type="float">
            <text:p>49211.0964332893</text:p>
          </table:table-cell>
          <table:table-cell table:formula="of:=[.F745]/[.C745]" office:value-type="float" office:value="655.22008463576" calcext:value-type="float">
            <text:p>655.22008463576</text:p>
          </table:table-cell>
          <table:table-cell table:formula="of:=[.F745]/[.D745]" office:value-type="float" office:value="4295.95461045251" calcext:value-type="float">
            <text:p>4295.95461045251</text:p>
          </table:table-cell>
        </table:table-row>
        <table:table-row table:style-name="ro1">
          <table:table-cell/>
          <table:table-cell office:value-type="float" office:value="3.572" calcext:value-type="float">
            <text:p>3.572</text:p>
          </table:table-cell>
          <table:table-cell office:value-type="float" office:value="1140.623" calcext:value-type="float">
            <text:p>1140.623</text:p>
          </table:table-cell>
          <table:table-cell office:value-type="float" office:value="39.326" calcext:value-type="float">
            <text:p>39.326</text:p>
          </table:table-cell>
          <table:table-cell/>
          <table:table-cell office:value-type="float" office:value="269435" calcext:value-type="float">
            <text:p>269435</text:p>
          </table:table-cell>
          <table:table-cell office:value-type="float" office:value="92577" calcext:value-type="float">
            <text:p>92577</text:p>
          </table:table-cell>
          <table:table-cell/>
          <table:table-cell table:formula="of:=[.F746]/[.B746]" office:value-type="float" office:value="75429.7312430011" calcext:value-type="float">
            <text:p>75429.7312430011</text:p>
          </table:table-cell>
          <table:table-cell table:formula="of:=[.F746]/[.C746]" office:value-type="float" office:value="236.217400490784" calcext:value-type="float">
            <text:p>236.217400490784</text:p>
          </table:table-cell>
          <table:table-cell table:formula="of:=[.F746]/[.D746]" office:value-type="float" office:value="6851.31973757819" calcext:value-type="float">
            <text:p>6851.31973757819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33.833" calcext:value-type="float">
            <text:p>33.833</text:p>
          </table:table-cell>
          <table:table-cell office:value-type="float" office:value="2.952" calcext:value-type="float">
            <text:p>2.952</text:p>
          </table:table-cell>
          <table:table-cell/>
          <table:table-cell office:value-type="float" office:value="78871" calcext:value-type="float">
            <text:p>78871</text:p>
          </table:table-cell>
          <table:table-cell office:value-type="float" office:value="34930" calcext:value-type="float">
            <text:p>34930</text:p>
          </table:table-cell>
          <table:table-cell/>
          <table:table-cell table:formula="of:=[.F747]/[.B747]" office:value-type="float" office:value="246471.875" calcext:value-type="float">
            <text:p>246471.875</text:p>
          </table:table-cell>
          <table:table-cell table:formula="of:=[.F747]/[.C747]" office:value-type="float" office:value="2331.18552892147" calcext:value-type="float">
            <text:p>2331.18552892147</text:p>
          </table:table-cell>
          <table:table-cell table:formula="of:=[.F747]/[.D747]" office:value-type="float" office:value="26717.8184281843" calcext:value-type="float">
            <text:p>26717.8184281843</text:p>
          </table:table-cell>
        </table:table-row>
        <table:table-row table:style-name="ro1">
          <table:table-cell/>
          <table:table-cell office:value-type="float" office:value="1.685" calcext:value-type="float">
            <text:p>1.685</text:p>
          </table:table-cell>
          <table:table-cell office:value-type="float" office:value="125.508" calcext:value-type="float">
            <text:p>125.508</text:p>
          </table:table-cell>
          <table:table-cell office:value-type="float" office:value="19.578" calcext:value-type="float">
            <text:p>19.578</text:p>
          </table:table-cell>
          <table:table-cell/>
          <table:table-cell office:value-type="float" office:value="182367" calcext:value-type="float">
            <text:p>182367</text:p>
          </table:table-cell>
          <table:table-cell office:value-type="float" office:value="71512" calcext:value-type="float">
            <text:p>71512</text:p>
          </table:table-cell>
          <table:table-cell/>
          <table:table-cell table:formula="of:=[.F748]/[.B748]" office:value-type="float" office:value="108229.673590504" calcext:value-type="float">
            <text:p>108229.673590504</text:p>
          </table:table-cell>
          <table:table-cell table:formula="of:=[.F748]/[.C748]" office:value-type="float" office:value="1453.03088249355" calcext:value-type="float">
            <text:p>1453.03088249355</text:p>
          </table:table-cell>
          <table:table-cell table:formula="of:=[.F748]/[.D748]" office:value-type="float" office:value="9314.89426907754" calcext:value-type="float">
            <text:p>9314.89426907754</text:p>
          </table:table-cell>
        </table:table-row>
        <table:table-row table:style-name="ro1">
          <table:table-cell/>
          <table:table-cell office:value-type="float" office:value="1.697" calcext:value-type="float">
            <text:p>1.697</text:p>
          </table:table-cell>
          <table:table-cell office:value-type="float" office:value="130.067" calcext:value-type="float">
            <text:p>130.067</text:p>
          </table:table-cell>
          <table:table-cell office:value-type="float" office:value="17.647" calcext:value-type="float">
            <text:p>17.647</text:p>
          </table:table-cell>
          <table:table-cell/>
          <table:table-cell office:value-type="float" office:value="178267" calcext:value-type="float">
            <text:p>178267</text:p>
          </table:table-cell>
          <table:table-cell office:value-type="float" office:value="73180" calcext:value-type="float">
            <text:p>73180</text:p>
          </table:table-cell>
          <table:table-cell/>
          <table:table-cell table:formula="of:=[.F749]/[.B749]" office:value-type="float" office:value="105048.320565704" calcext:value-type="float">
            <text:p>105048.320565704</text:p>
          </table:table-cell>
          <table:table-cell table:formula="of:=[.F749]/[.C749]" office:value-type="float" office:value="1370.57824044531" calcext:value-type="float">
            <text:p>1370.57824044531</text:p>
          </table:table-cell>
          <table:table-cell table:formula="of:=[.F749]/[.D749]" office:value-type="float" office:value="10101.8303394345" calcext:value-type="float">
            <text:p>10101.8303394345</text:p>
          </table:table-cell>
        </table:table-row>
        <table:table-row table:style-name="ro1">
          <table:table-cell/>
          <table:table-cell office:value-type="float" office:value="5.967" calcext:value-type="float">
            <text:p>5.967</text:p>
          </table:table-cell>
          <table:table-cell office:value-type="float" office:value="408.566" calcext:value-type="float">
            <text:p>408.566</text:p>
          </table:table-cell>
          <table:table-cell office:value-type="float" office:value="65.545" calcext:value-type="float">
            <text:p>65.545</text:p>
          </table:table-cell>
          <table:table-cell/>
          <table:table-cell office:value-type="float" office:value="319236" calcext:value-type="float">
            <text:p>319236</text:p>
          </table:table-cell>
          <table:table-cell office:value-type="float" office:value="127966" calcext:value-type="float">
            <text:p>127966</text:p>
          </table:table-cell>
          <table:table-cell/>
          <table:table-cell table:formula="of:=[.F750]/[.B750]" office:value-type="float" office:value="53500.2513826043" calcext:value-type="float">
            <text:p>53500.2513826043</text:p>
          </table:table-cell>
          <table:table-cell table:formula="of:=[.F750]/[.C750]" office:value-type="float" office:value="781.357234816407" calcext:value-type="float">
            <text:p>781.357234816407</text:p>
          </table:table-cell>
          <table:table-cell table:formula="of:=[.F750]/[.D750]" office:value-type="float" office:value="4870.4859256999" calcext:value-type="float">
            <text:p>4870.4859256999</text:p>
          </table:table-cell>
        </table:table-row>
        <table:table-row table:style-name="ro1">
          <table:table-cell/>
          <table:table-cell office:value-type="float" office:value="7.641" calcext:value-type="float">
            <text:p>7.641</text:p>
          </table:table-cell>
          <table:table-cell office:value-type="float" office:value="468.261" calcext:value-type="float">
            <text:p>468.261</text:p>
          </table:table-cell>
          <table:table-cell office:value-type="float" office:value="68.277" calcext:value-type="float">
            <text:p>68.277</text:p>
          </table:table-cell>
          <table:table-cell/>
          <table:table-cell office:value-type="float" office:value="344702" calcext:value-type="float">
            <text:p>344702</text:p>
          </table:table-cell>
          <table:table-cell office:value-type="float" office:value="149405" calcext:value-type="float">
            <text:p>149405</text:p>
          </table:table-cell>
          <table:table-cell/>
          <table:table-cell table:formula="of:=[.F751]/[.B751]" office:value-type="float" office:value="45112.1580944903" calcext:value-type="float">
            <text:p>45112.1580944903</text:p>
          </table:table-cell>
          <table:table-cell table:formula="of:=[.F751]/[.C751]" office:value-type="float" office:value="736.132199777475" calcext:value-type="float">
            <text:p>736.132199777475</text:p>
          </table:table-cell>
          <table:table-cell table:formula="of:=[.F751]/[.D751]" office:value-type="float" office:value="5048.58151354043" calcext:value-type="float">
            <text:p>5048.58151354043</text:p>
          </table:table-cell>
        </table:table-row>
        <table:table-row table:style-name="ro1">
          <table:table-cell/>
          <table:table-cell office:value-type="float" office:value="6.486" calcext:value-type="float">
            <text:p>6.486</text:p>
          </table:table-cell>
          <table:table-cell office:value-type="float" office:value="656.033" calcext:value-type="float">
            <text:p>656.033</text:p>
          </table:table-cell>
          <table:table-cell office:value-type="float" office:value="75.189" calcext:value-type="float">
            <text:p>75.189</text:p>
          </table:table-cell>
          <table:table-cell/>
          <table:table-cell office:value-type="float" office:value="351385" calcext:value-type="float">
            <text:p>351385</text:p>
          </table:table-cell>
          <table:table-cell office:value-type="float" office:value="128704" calcext:value-type="float">
            <text:p>128704</text:p>
          </table:table-cell>
          <table:table-cell/>
          <table:table-cell table:formula="of:=[.F752]/[.B752]" office:value-type="float" office:value="54175.9173604687" calcext:value-type="float">
            <text:p>54175.9173604687</text:p>
          </table:table-cell>
          <table:table-cell table:formula="of:=[.F752]/[.C752]" office:value-type="float" office:value="535.620921508522" calcext:value-type="float">
            <text:p>535.620921508522</text:p>
          </table:table-cell>
          <table:table-cell table:formula="of:=[.F752]/[.D752]" office:value-type="float" office:value="4673.35647501629" calcext:value-type="float">
            <text:p>4673.35647501629</text:p>
          </table:table-cell>
        </table:table-row>
        <table:table-row table:style-name="ro1">
          <table:table-cell/>
          <table:table-cell office:value-type="float" office:value="2.358" calcext:value-type="float">
            <text:p>2.358</text:p>
          </table:table-cell>
          <table:table-cell office:value-type="float" office:value="144.062" calcext:value-type="float">
            <text:p>144.062</text:p>
          </table:table-cell>
          <table:table-cell office:value-type="float" office:value="26.082" calcext:value-type="float">
            <text:p>26.082</text:p>
          </table:table-cell>
          <table:table-cell/>
          <table:table-cell office:value-type="float" office:value="212261" calcext:value-type="float">
            <text:p>212261</text:p>
          </table:table-cell>
          <table:table-cell office:value-type="float" office:value="91840" calcext:value-type="float">
            <text:p>91840</text:p>
          </table:table-cell>
          <table:table-cell/>
          <table:table-cell table:formula="of:=[.F753]/[.B753]" office:value-type="float" office:value="90017.3876166243" calcext:value-type="float">
            <text:p>90017.3876166243</text:p>
          </table:table-cell>
          <table:table-cell table:formula="of:=[.F753]/[.C753]" office:value-type="float" office:value="1473.40034151962" calcext:value-type="float">
            <text:p>1473.40034151962</text:p>
          </table:table-cell>
          <table:table-cell table:formula="of:=[.F753]/[.D753]" office:value-type="float" office:value="8138.217928073" calcext:value-type="float">
            <text:p>8138.217928073</text:p>
          </table:table-cell>
        </table:table-row>
        <table:table-row table:style-name="ro1">
          <table:table-cell/>
          <table:table-cell office:value-type="float" office:value="17.784" calcext:value-type="float">
            <text:p>17.784</text:p>
          </table:table-cell>
          <table:table-cell office:value-type="float" office:value="5905.181" calcext:value-type="float">
            <text:p>5905.181</text:p>
          </table:table-cell>
          <table:table-cell office:value-type="float" office:value="221.597" calcext:value-type="float">
            <text:p>221.597</text:p>
          </table:table-cell>
          <table:table-cell/>
          <table:table-cell office:value-type="float" office:value="592676" calcext:value-type="float">
            <text:p>592676</text:p>
          </table:table-cell>
          <table:table-cell office:value-type="float" office:value="202772" calcext:value-type="float">
            <text:p>202772</text:p>
          </table:table-cell>
          <table:table-cell/>
          <table:table-cell table:formula="of:=[.F754]/[.B754]" office:value-type="float" office:value="33326.3607737292" calcext:value-type="float">
            <text:p>33326.3607737292</text:p>
          </table:table-cell>
          <table:table-cell table:formula="of:=[.F754]/[.C754]" office:value-type="float" office:value="100.365424870127" calcext:value-type="float">
            <text:p>100.365424870127</text:p>
          </table:table-cell>
          <table:table-cell table:formula="of:=[.F754]/[.D754]" office:value-type="float" office:value="2674.56689395615" calcext:value-type="float">
            <text:p>2674.56689395615</text:p>
          </table:table-cell>
        </table:table-row>
        <table:table-row table:style-name="ro1">
          <table:table-cell/>
          <table:table-cell office:value-type="float" office:value="14.526" calcext:value-type="float">
            <text:p>14.526</text:p>
          </table:table-cell>
          <table:table-cell office:value-type="float" office:value="1007.798" calcext:value-type="float">
            <text:p>1007.798</text:p>
          </table:table-cell>
          <table:table-cell office:value-type="float" office:value="153.734" calcext:value-type="float">
            <text:p>153.734</text:p>
          </table:table-cell>
          <table:table-cell/>
          <table:table-cell office:value-type="float" office:value="479259" calcext:value-type="float">
            <text:p>479259</text:p>
          </table:table-cell>
          <table:table-cell office:value-type="float" office:value="202594" calcext:value-type="float">
            <text:p>202594</text:p>
          </table:table-cell>
          <table:table-cell/>
          <table:table-cell table:formula="of:=[.F755]/[.B755]" office:value-type="float" office:value="32993.1846344486" calcext:value-type="float">
            <text:p>32993.1846344486</text:p>
          </table:table-cell>
          <table:table-cell table:formula="of:=[.F755]/[.C755]" office:value-type="float" office:value="475.550655984632" calcext:value-type="float">
            <text:p>475.550655984632</text:p>
          </table:table-cell>
          <table:table-cell table:formula="of:=[.F755]/[.D755]" office:value-type="float" office:value="3117.4561255155" calcext:value-type="float">
            <text:p>3117.4561255155</text:p>
          </table:table-cell>
        </table:table-row>
        <table:table-row table:style-name="ro1">
          <table:table-cell/>
          <table:table-cell office:value-type="float" office:value="0.273" calcext:value-type="float">
            <text:p>0.273</text:p>
          </table:table-cell>
          <table:table-cell office:value-type="float" office:value="25.549" calcext:value-type="float">
            <text:p>25.549</text:p>
          </table:table-cell>
          <table:table-cell office:value-type="float" office:value="3.321" calcext:value-type="float">
            <text:p>3.321</text:p>
          </table:table-cell>
          <table:table-cell/>
          <table:table-cell office:value-type="float" office:value="80616" calcext:value-type="float">
            <text:p>80616</text:p>
          </table:table-cell>
          <table:table-cell office:value-type="float" office:value="29408" calcext:value-type="float">
            <text:p>29408</text:p>
          </table:table-cell>
          <table:table-cell/>
          <table:table-cell table:formula="of:=[.F756]/[.B756]" office:value-type="float" office:value="295296.703296703" calcext:value-type="float">
            <text:p>295296.703296703</text:p>
          </table:table-cell>
          <table:table-cell table:formula="of:=[.F756]/[.C756]" office:value-type="float" office:value="3155.34854593135" calcext:value-type="float">
            <text:p>3155.34854593135</text:p>
          </table:table-cell>
          <table:table-cell table:formula="of:=[.F756]/[.D756]" office:value-type="float" office:value="24274.6160794941" calcext:value-type="float">
            <text:p>24274.6160794941</text:p>
          </table:table-cell>
        </table:table-row>
        <table:table-row table:style-name="ro1">
          <table:table-cell/>
          <table:table-cell office:value-type="float" office:value="0.063" calcext:value-type="float">
            <text:p>0.063</text:p>
          </table:table-cell>
          <table:table-cell office:value-type="float" office:value="4.075" calcext:value-type="float">
            <text:p>4.075</text:p>
          </table:table-cell>
          <table:table-cell office:value-type="float" office:value="0.389" calcext:value-type="float">
            <text:p>0.389</text:p>
          </table:table-cell>
          <table:table-cell/>
          <table:table-cell office:value-type="float" office:value="27296" calcext:value-type="float">
            <text:p>27296</text:p>
          </table:table-cell>
          <table:table-cell office:value-type="float" office:value="17082" calcext:value-type="float">
            <text:p>17082</text:p>
          </table:table-cell>
          <table:table-cell/>
          <table:table-cell table:formula="of:=[.F757]/[.B757]" office:value-type="float" office:value="433269.841269841" calcext:value-type="float">
            <text:p>433269.841269841</text:p>
          </table:table-cell>
          <table:table-cell table:formula="of:=[.F757]/[.C757]" office:value-type="float" office:value="6698.40490797546" calcext:value-type="float">
            <text:p>6698.40490797546</text:p>
          </table:table-cell>
          <table:table-cell table:formula="of:=[.F757]/[.D757]" office:value-type="float" office:value="70169.6658097686" calcext:value-type="float">
            <text:p>70169.6658097686</text:p>
          </table:table-cell>
        </table:table-row>
        <table:table-row table:style-name="ro1">
          <table:table-cell/>
          <table:table-cell office:value-type="float" office:value="11.184" calcext:value-type="float">
            <text:p>11.184</text:p>
          </table:table-cell>
          <table:table-cell office:value-type="float" office:value="1046.535" calcext:value-type="float">
            <text:p>1046.535</text:p>
          </table:table-cell>
          <table:table-cell office:value-type="float" office:value="133.694" calcext:value-type="float">
            <text:p>133.694</text:p>
          </table:table-cell>
          <table:table-cell/>
          <table:table-cell office:value-type="float" office:value="460379" calcext:value-type="float">
            <text:p>460379</text:p>
          </table:table-cell>
          <table:table-cell office:value-type="float" office:value="163188" calcext:value-type="float">
            <text:p>163188</text:p>
          </table:table-cell>
          <table:table-cell/>
          <table:table-cell table:formula="of:=[.F758]/[.B758]" office:value-type="float" office:value="41164.073676681" calcext:value-type="float">
            <text:p>41164.073676681</text:p>
          </table:table-cell>
          <table:table-cell table:formula="of:=[.F758]/[.C758]" office:value-type="float" office:value="439.907886501646" calcext:value-type="float">
            <text:p>439.907886501646</text:p>
          </table:table-cell>
          <table:table-cell table:formula="of:=[.F758]/[.D758]" office:value-type="float" office:value="3443.52775741619" calcext:value-type="float">
            <text:p>3443.52775741619</text:p>
          </table:table-cell>
        </table:table-row>
        <table:table-row table:style-name="ro1">
          <table:table-cell/>
          <table:table-cell office:value-type="float" office:value="4.521" calcext:value-type="float">
            <text:p>4.521</text:p>
          </table:table-cell>
          <table:table-cell office:value-type="float" office:value="743.221" calcext:value-type="float">
            <text:p>743.221</text:p>
          </table:table-cell>
          <table:table-cell office:value-type="float" office:value="54.197" calcext:value-type="float">
            <text:p>54.197</text:p>
          </table:table-cell>
          <table:table-cell/>
          <table:table-cell office:value-type="float" office:value="302399" calcext:value-type="float">
            <text:p>302399</text:p>
          </table:table-cell>
          <table:table-cell office:value-type="float" office:value="107763" calcext:value-type="float">
            <text:p>107763</text:p>
          </table:table-cell>
          <table:table-cell/>
          <table:table-cell table:formula="of:=[.F759]/[.B759]" office:value-type="float" office:value="66887.6354788764" calcext:value-type="float">
            <text:p>66887.6354788764</text:p>
          </table:table-cell>
          <table:table-cell table:formula="of:=[.F759]/[.C759]" office:value-type="float" office:value="406.87628578848" calcext:value-type="float">
            <text:p>406.87628578848</text:p>
          </table:table-cell>
          <table:table-cell table:formula="of:=[.F759]/[.D759]" office:value-type="float" office:value="5579.62617857077" calcext:value-type="float">
            <text:p>5579.62617857077</text:p>
          </table:table-cell>
        </table:table-row>
        <table:table-row table:style-name="ro1">
          <table:table-cell/>
          <table:table-cell office:value-type="float" office:value="2.88" calcext:value-type="float">
            <text:p>2.88</text:p>
          </table:table-cell>
          <table:table-cell office:value-type="float" office:value="303.241" calcext:value-type="float">
            <text:p>303.241</text:p>
          </table:table-cell>
          <table:table-cell office:value-type="float" office:value="36.53" calcext:value-type="float">
            <text:p>36.53</text:p>
          </table:table-cell>
          <table:table-cell/>
          <table:table-cell office:value-type="float" office:value="234003" calcext:value-type="float">
            <text:p>234003</text:p>
          </table:table-cell>
          <table:table-cell office:value-type="float" office:value="87694" calcext:value-type="float">
            <text:p>87694</text:p>
          </table:table-cell>
          <table:table-cell/>
          <table:table-cell table:formula="of:=[.F760]/[.B760]" office:value-type="float" office:value="81251.0416666667" calcext:value-type="float">
            <text:p>81251.0416666667</text:p>
          </table:table-cell>
          <table:table-cell table:formula="of:=[.F760]/[.C760]" office:value-type="float" office:value="771.67335551591" calcext:value-type="float">
            <text:p>771.67335551591</text:p>
          </table:table-cell>
          <table:table-cell table:formula="of:=[.F760]/[.D760]" office:value-type="float" office:value="6405.77607445935" calcext:value-type="float">
            <text:p>6405.77607445935</text:p>
          </table:table-cell>
        </table:table-row>
        <table:table-row table:style-name="ro1">
          <table:table-cell/>
          <table:table-cell office:value-type="float" office:value="9.518" calcext:value-type="float">
            <text:p>9.518</text:p>
          </table:table-cell>
          <table:table-cell office:value-type="float" office:value="1495.046" calcext:value-type="float">
            <text:p>1495.046</text:p>
          </table:table-cell>
          <table:table-cell office:value-type="float" office:value="110.17" calcext:value-type="float">
            <text:p>110.17</text:p>
          </table:table-cell>
          <table:table-cell/>
          <table:table-cell office:value-type="float" office:value="424234" calcext:value-type="float">
            <text:p>424234</text:p>
          </table:table-cell>
          <table:table-cell office:value-type="float" office:value="154074" calcext:value-type="float">
            <text:p>154074</text:p>
          </table:table-cell>
          <table:table-cell/>
          <table:table-cell table:formula="of:=[.F761]/[.B761]" office:value-type="float" office:value="44571.7587728514" calcext:value-type="float">
            <text:p>44571.7587728514</text:p>
          </table:table-cell>
          <table:table-cell table:formula="of:=[.F761]/[.C761]" office:value-type="float" office:value="283.759830801193" calcext:value-type="float">
            <text:p>283.759830801193</text:p>
          </table:table-cell>
          <table:table-cell table:formula="of:=[.F761]/[.D761]" office:value-type="float" office:value="3850.7216120541" calcext:value-type="float">
            <text:p>3850.7216120541</text:p>
          </table:table-cell>
        </table:table-row>
        <table:table-row table:style-name="ro1">
          <table:table-cell/>
          <table:table-cell office:value-type="float" office:value="0.841" calcext:value-type="float">
            <text:p>0.841</text:p>
          </table:table-cell>
          <table:table-cell office:value-type="float" office:value="59.231" calcext:value-type="float">
            <text:p>59.231</text:p>
          </table:table-cell>
          <table:table-cell office:value-type="float" office:value="8.297" calcext:value-type="float">
            <text:p>8.297</text:p>
          </table:table-cell>
          <table:table-cell/>
          <table:table-cell office:value-type="float" office:value="129095" calcext:value-type="float">
            <text:p>129095</text:p>
          </table:table-cell>
          <table:table-cell office:value-type="float" office:value="52124" calcext:value-type="float">
            <text:p>52124</text:p>
          </table:table-cell>
          <table:table-cell/>
          <table:table-cell table:formula="of:=[.F762]/[.B762]" office:value-type="float" office:value="153501.783590963" calcext:value-type="float">
            <text:p>153501.783590963</text:p>
          </table:table-cell>
          <table:table-cell table:formula="of:=[.F762]/[.C762]" office:value-type="float" office:value="2179.51748239942" calcext:value-type="float">
            <text:p>2179.51748239942</text:p>
          </table:table-cell>
          <table:table-cell table:formula="of:=[.F762]/[.D762]" office:value-type="float" office:value="15559.238278896" calcext:value-type="float">
            <text:p>15559.238278896</text:p>
          </table:table-cell>
        </table:table-row>
        <table:table-row table:style-name="ro1">
          <table:table-cell/>
          <table:table-cell office:value-type="float" office:value="10.193" calcext:value-type="float">
            <text:p>10.193</text:p>
          </table:table-cell>
          <table:table-cell office:value-type="float" office:value="2063.534" calcext:value-type="float">
            <text:p>2063.534</text:p>
          </table:table-cell>
          <table:table-cell office:value-type="float" office:value="111.956" calcext:value-type="float">
            <text:p>111.956</text:p>
          </table:table-cell>
          <table:table-cell/>
          <table:table-cell office:value-type="float" office:value="431564" calcext:value-type="float">
            <text:p>431564</text:p>
          </table:table-cell>
          <table:table-cell office:value-type="float" office:value="159066" calcext:value-type="float">
            <text:p>159066</text:p>
          </table:table-cell>
          <table:table-cell/>
          <table:table-cell table:formula="of:=[.F763]/[.B763]" office:value-type="float" office:value="42339.252428137" calcext:value-type="float">
            <text:p>42339.252428137</text:p>
          </table:table-cell>
          <table:table-cell table:formula="of:=[.F763]/[.C763]" office:value-type="float" office:value="209.138303512324" calcext:value-type="float">
            <text:p>209.138303512324</text:p>
          </table:table-cell>
          <table:table-cell table:formula="of:=[.F763]/[.D763]" office:value-type="float" office:value="3854.76437171746" calcext:value-type="float">
            <text:p>3854.76437171746</text:p>
          </table:table-cell>
        </table:table-row>
        <table:table-row table:style-name="ro1">
          <table:table-cell/>
          <table:table-cell office:value-type="float" office:value="1.198" calcext:value-type="float">
            <text:p>1.198</text:p>
          </table:table-cell>
          <table:table-cell office:value-type="float" office:value="46.937" calcext:value-type="float">
            <text:p>46.937</text:p>
          </table:table-cell>
          <table:table-cell office:value-type="float" office:value="7.304" calcext:value-type="float">
            <text:p>7.304</text:p>
          </table:table-cell>
          <table:table-cell/>
          <table:table-cell office:value-type="float" office:value="113736" calcext:value-type="float">
            <text:p>113736</text:p>
          </table:table-cell>
          <table:table-cell office:value-type="float" office:value="76222" calcext:value-type="float">
            <text:p>76222</text:p>
          </table:table-cell>
          <table:table-cell/>
          <table:table-cell table:formula="of:=[.F764]/[.B764]" office:value-type="float" office:value="94938.2303839733" calcext:value-type="float">
            <text:p>94938.2303839733</text:p>
          </table:table-cell>
          <table:table-cell table:formula="of:=[.F764]/[.C764]" office:value-type="float" office:value="2423.16296312078" calcext:value-type="float">
            <text:p>2423.16296312078</text:p>
          </table:table-cell>
          <table:table-cell table:formula="of:=[.F764]/[.D764]" office:value-type="float" office:value="15571.7415115005" calcext:value-type="float">
            <text:p>15571.7415115005</text:p>
          </table:table-cell>
        </table:table-row>
        <table:table-row table:style-name="ro1">
          <table:table-cell/>
          <table:table-cell office:value-type="float" office:value="8.292" calcext:value-type="float">
            <text:p>8.292</text:p>
          </table:table-cell>
          <table:table-cell office:value-type="float" office:value="670.068" calcext:value-type="float">
            <text:p>670.068</text:p>
          </table:table-cell>
          <table:table-cell office:value-type="float" office:value="85.159" calcext:value-type="float">
            <text:p>85.159</text:p>
          </table:table-cell>
          <table:table-cell/>
          <table:table-cell office:value-type="float" office:value="369304" calcext:value-type="float">
            <text:p>369304</text:p>
          </table:table-cell>
          <table:table-cell office:value-type="float" office:value="158468" calcext:value-type="float">
            <text:p>158468</text:p>
          </table:table-cell>
          <table:table-cell/>
          <table:table-cell table:formula="of:=[.F765]/[.B765]" office:value-type="float" office:value="44537.3854317414" calcext:value-type="float">
            <text:p>44537.3854317414</text:p>
          </table:table-cell>
          <table:table-cell table:formula="of:=[.F765]/[.C765]" office:value-type="float" office:value="551.144062990622" calcext:value-type="float">
            <text:p>551.144062990622</text:p>
          </table:table-cell>
          <table:table-cell table:formula="of:=[.F765]/[.D765]" office:value-type="float" office:value="4336.64087178102" calcext:value-type="float">
            <text:p>4336.64087178102</text:p>
          </table:table-cell>
        </table:table-row>
        <table:table-row table:style-name="ro1">
          <table:table-cell/>
          <table:table-cell office:value-type="float" office:value="0.104" calcext:value-type="float">
            <text:p>0.104</text:p>
          </table:table-cell>
          <table:table-cell office:value-type="float" office:value="4.596" calcext:value-type="float">
            <text:p>4.596</text:p>
          </table:table-cell>
          <table:table-cell office:value-type="float" office:value="0.661" calcext:value-type="float">
            <text:p>0.661</text:p>
          </table:table-cell>
          <table:table-cell/>
          <table:table-cell office:value-type="float" office:value="38639" calcext:value-type="float">
            <text:p>38639</text:p>
          </table:table-cell>
          <table:table-cell office:value-type="float" office:value="19556" calcext:value-type="float">
            <text:p>19556</text:p>
          </table:table-cell>
          <table:table-cell/>
          <table:table-cell table:formula="of:=[.F766]/[.B766]" office:value-type="float" office:value="371528.846153846" calcext:value-type="float">
            <text:p>371528.846153846</text:p>
          </table:table-cell>
          <table:table-cell table:formula="of:=[.F766]/[.C766]" office:value-type="float" office:value="8407.09312445605" calcext:value-type="float">
            <text:p>8407.09312445605</text:p>
          </table:table-cell>
          <table:table-cell table:formula="of:=[.F766]/[.D766]" office:value-type="float" office:value="58455.3706505295" calcext:value-type="float">
            <text:p>58455.3706505295</text:p>
          </table:table-cell>
        </table:table-row>
        <table:table-row table:style-name="ro1">
          <table:table-cell/>
          <table:table-cell office:value-type="float" office:value="13.442" calcext:value-type="float">
            <text:p>13.442</text:p>
          </table:table-cell>
          <table:table-cell office:value-type="float" office:value="3696.581" calcext:value-type="float">
            <text:p>3696.581</text:p>
          </table:table-cell>
          <table:table-cell office:value-type="float" office:value="137.582" calcext:value-type="float">
            <text:p>137.582</text:p>
          </table:table-cell>
          <table:table-cell/>
          <table:table-cell office:value-type="float" office:value="485876" calcext:value-type="float">
            <text:p>485876</text:p>
          </table:table-cell>
          <table:table-cell office:value-type="float" office:value="185692" calcext:value-type="float">
            <text:p>185692</text:p>
          </table:table-cell>
          <table:table-cell/>
          <table:table-cell table:formula="of:=[.F767]/[.B767]" office:value-type="float" office:value="36146.109209939" calcext:value-type="float">
            <text:p>36146.109209939</text:p>
          </table:table-cell>
          <table:table-cell table:formula="of:=[.F767]/[.C767]" office:value-type="float" office:value="131.439294851107" calcext:value-type="float">
            <text:p>131.439294851107</text:p>
          </table:table-cell>
          <table:table-cell table:formula="of:=[.F767]/[.D767]" office:value-type="float" office:value="3531.53755578491" calcext:value-type="float">
            <text:p>3531.53755578491</text:p>
          </table:table-cell>
        </table:table-row>
        <table:table-row table:style-name="ro1">
          <table:table-cell/>
          <table:table-cell office:value-type="float" office:value="6.073" calcext:value-type="float">
            <text:p>6.073</text:p>
          </table:table-cell>
          <table:table-cell office:value-type="float" office:value="436.959" calcext:value-type="float">
            <text:p>436.959</text:p>
          </table:table-cell>
          <table:table-cell office:value-type="float" office:value="69.684" calcext:value-type="float">
            <text:p>69.684</text:p>
          </table:table-cell>
          <table:table-cell/>
          <table:table-cell office:value-type="float" office:value="336580" calcext:value-type="float">
            <text:p>336580</text:p>
          </table:table-cell>
          <table:table-cell office:value-type="float" office:value="127688" calcext:value-type="float">
            <text:p>127688</text:p>
          </table:table-cell>
          <table:table-cell/>
          <table:table-cell table:formula="of:=[.F768]/[.B768]" office:value-type="float" office:value="55422.3612712004" calcext:value-type="float">
            <text:p>55422.3612712004</text:p>
          </table:table-cell>
          <table:table-cell table:formula="of:=[.F768]/[.C768]" office:value-type="float" office:value="770.278218322543" calcext:value-type="float">
            <text:p>770.278218322543</text:p>
          </table:table-cell>
          <table:table-cell table:formula="of:=[.F768]/[.D768]" office:value-type="float" office:value="4830.09012111819" calcext:value-type="float">
            <text:p>4830.09012111819</text:p>
          </table:table-cell>
        </table:table-row>
        <table:table-row table:style-name="ro1">
          <table:table-cell/>
          <table:table-cell office:value-type="float" office:value="3.739" calcext:value-type="float">
            <text:p>3.739</text:p>
          </table:table-cell>
          <table:table-cell office:value-type="float" office:value="208.829" calcext:value-type="float">
            <text:p>208.829</text:p>
          </table:table-cell>
          <table:table-cell office:value-type="float" office:value="35.837" calcext:value-type="float">
            <text:p>35.837</text:p>
          </table:table-cell>
          <table:table-cell/>
          <table:table-cell office:value-type="float" office:value="238585" calcext:value-type="float">
            <text:p>238585</text:p>
          </table:table-cell>
          <table:table-cell office:value-type="float" office:value="110924" calcext:value-type="float">
            <text:p>110924</text:p>
          </table:table-cell>
          <table:table-cell/>
          <table:table-cell table:formula="of:=[.F769]/[.B769]" office:value-type="float" office:value="63809.8422037978" calcext:value-type="float">
            <text:p>63809.8422037978</text:p>
          </table:table-cell>
          <table:table-cell table:formula="of:=[.F769]/[.C769]" office:value-type="float" office:value="1142.48978829569" calcext:value-type="float">
            <text:p>1142.48978829569</text:p>
          </table:table-cell>
          <table:table-cell table:formula="of:=[.F769]/[.D769]" office:value-type="float" office:value="6657.50481346095" calcext:value-type="float">
            <text:p>6657.50481346095</text:p>
          </table:table-cell>
        </table:table-row>
        <table:table-row table:style-name="ro1">
          <table:table-cell/>
          <table:table-cell office:value-type="float" office:value="3.943" calcext:value-type="float">
            <text:p>3.943</text:p>
          </table:table-cell>
          <table:table-cell office:value-type="float" office:value="307.486" calcext:value-type="float">
            <text:p>307.486</text:p>
          </table:table-cell>
          <table:table-cell office:value-type="float" office:value="51.804" calcext:value-type="float">
            <text:p>51.804</text:p>
          </table:table-cell>
          <table:table-cell/>
          <table:table-cell office:value-type="float" office:value="278622" calcext:value-type="float">
            <text:p>278622</text:p>
          </table:table-cell>
          <table:table-cell office:value-type="float" office:value="102062" calcext:value-type="float">
            <text:p>102062</text:p>
          </table:table-cell>
          <table:table-cell/>
          <table:table-cell table:formula="of:=[.F770]/[.B770]" office:value-type="float" office:value="70662.4397666751" calcext:value-type="float">
            <text:p>70662.4397666751</text:p>
          </table:table-cell>
          <table:table-cell table:formula="of:=[.F770]/[.C770]" office:value-type="float" office:value="906.129059534418" calcext:value-type="float">
            <text:p>906.129059534418</text:p>
          </table:table-cell>
          <table:table-cell table:formula="of:=[.F770]/[.D770]" office:value-type="float" office:value="5378.38776928423" calcext:value-type="float">
            <text:p>5378.38776928423</text:p>
          </table:table-cell>
        </table:table-row>
        <table:table-row table:style-name="ro1">
          <table:table-cell/>
          <table:table-cell office:value-type="float" office:value="2.093" calcext:value-type="float">
            <text:p>2.093</text:p>
          </table:table-cell>
          <table:table-cell office:value-type="float" office:value="130.219" calcext:value-type="float">
            <text:p>130.219</text:p>
          </table:table-cell>
          <table:table-cell office:value-type="float" office:value="19.773" calcext:value-type="float">
            <text:p>19.773</text:p>
          </table:table-cell>
          <table:table-cell/>
          <table:table-cell office:value-type="float" office:value="183466" calcext:value-type="float">
            <text:p>183466</text:p>
          </table:table-cell>
          <table:table-cell office:value-type="float" office:value="84006" calcext:value-type="float">
            <text:p>84006</text:p>
          </table:table-cell>
          <table:table-cell/>
          <table:table-cell table:formula="of:=[.F771]/[.B771]" office:value-type="float" office:value="87656.9517439083" calcext:value-type="float">
            <text:p>87656.9517439083</text:p>
          </table:table-cell>
          <table:table-cell table:formula="of:=[.F771]/[.C771]" office:value-type="float" office:value="1408.90346262834" calcext:value-type="float">
            <text:p>1408.90346262834</text:p>
          </table:table-cell>
          <table:table-cell table:formula="of:=[.F771]/[.D771]" office:value-type="float" office:value="9278.61224902645" calcext:value-type="float">
            <text:p>9278.61224902645</text:p>
          </table:table-cell>
        </table:table-row>
        <table:table-row table:style-name="ro1">
          <table:table-cell/>
          <table:table-cell office:value-type="float" office:value="9.935" calcext:value-type="float">
            <text:p>9.935</text:p>
          </table:table-cell>
          <table:table-cell office:value-type="float" office:value="883.822" calcext:value-type="float">
            <text:p>883.822</text:p>
          </table:table-cell>
          <table:table-cell office:value-type="float" office:value="115.591" calcext:value-type="float">
            <text:p>115.591</text:p>
          </table:table-cell>
          <table:table-cell/>
          <table:table-cell office:value-type="float" office:value="430355" calcext:value-type="float">
            <text:p>430355</text:p>
          </table:table-cell>
          <table:table-cell office:value-type="float" office:value="157742" calcext:value-type="float">
            <text:p>157742</text:p>
          </table:table-cell>
          <table:table-cell/>
          <table:table-cell table:formula="of:=[.F772]/[.B772]" office:value-type="float" office:value="43317.0608958229" calcext:value-type="float">
            <text:p>43317.0608958229</text:p>
          </table:table-cell>
          <table:table-cell table:formula="of:=[.F772]/[.C772]" office:value-type="float" office:value="486.924969054855" calcext:value-type="float">
            <text:p>486.924969054855</text:p>
          </table:table-cell>
          <table:table-cell table:formula="of:=[.F772]/[.D772]" office:value-type="float" office:value="3723.08397712625" calcext:value-type="float">
            <text:p>3723.08397712625</text:p>
          </table:table-cell>
        </table:table-row>
        <table:table-row table:style-name="ro1">
          <table:table-cell/>
          <table:table-cell office:value-type="float" office:value="0.61" calcext:value-type="float">
            <text:p>0.61</text:p>
          </table:table-cell>
          <table:table-cell office:value-type="float" office:value="64.635" calcext:value-type="float">
            <text:p>64.635</text:p>
          </table:table-cell>
          <table:table-cell office:value-type="float" office:value="8.153" calcext:value-type="float">
            <text:p>8.153</text:p>
          </table:table-cell>
          <table:table-cell/>
          <table:table-cell office:value-type="float" office:value="120150" calcext:value-type="float">
            <text:p>120150</text:p>
          </table:table-cell>
          <table:table-cell office:value-type="float" office:value="47408" calcext:value-type="float">
            <text:p>47408</text:p>
          </table:table-cell>
          <table:table-cell/>
          <table:table-cell table:formula="of:=[.F773]/[.B773]" office:value-type="float" office:value="196967.213114754" calcext:value-type="float">
            <text:p>196967.213114754</text:p>
          </table:table-cell>
          <table:table-cell table:formula="of:=[.F773]/[.C773]" office:value-type="float" office:value="1858.89997679276" calcext:value-type="float">
            <text:p>1858.89997679276</text:p>
          </table:table-cell>
          <table:table-cell table:formula="of:=[.F773]/[.D773]" office:value-type="float" office:value="14736.9066601251" calcext:value-type="float">
            <text:p>14736.9066601251</text:p>
          </table:table-cell>
        </table:table-row>
        <table:table-row table:style-name="ro1">
          <table:table-cell/>
          <table:table-cell office:value-type="float" office:value="3.516" calcext:value-type="float">
            <text:p>3.516</text:p>
          </table:table-cell>
          <table:table-cell office:value-type="float" office:value="257.88" calcext:value-type="float">
            <text:p>257.88</text:p>
          </table:table-cell>
          <table:table-cell office:value-type="float" office:value="35.045" calcext:value-type="float">
            <text:p>35.045</text:p>
          </table:table-cell>
          <table:table-cell/>
          <table:table-cell office:value-type="float" office:value="251884" calcext:value-type="float">
            <text:p>251884</text:p>
          </table:table-cell>
          <table:table-cell office:value-type="float" office:value="99600" calcext:value-type="float">
            <text:p>99600</text:p>
          </table:table-cell>
          <table:table-cell/>
          <table:table-cell table:formula="of:=[.F774]/[.B774]" office:value-type="float" office:value="71639.3629124005" calcext:value-type="float">
            <text:p>71639.3629124005</text:p>
          </table:table-cell>
          <table:table-cell table:formula="of:=[.F774]/[.C774]" office:value-type="float" office:value="976.748875445944" calcext:value-type="float">
            <text:p>976.748875445944</text:p>
          </table:table-cell>
          <table:table-cell table:formula="of:=[.F774]/[.D774]" office:value-type="float" office:value="7187.44471393922" calcext:value-type="float">
            <text:p>7187.44471393922</text:p>
          </table:table-cell>
        </table:table-row>
        <table:table-row table:style-name="ro1">
          <table:table-cell/>
          <table:table-cell office:value-type="float" office:value="8.679" calcext:value-type="float">
            <text:p>8.679</text:p>
          </table:table-cell>
          <table:table-cell office:value-type="float" office:value="675.514" calcext:value-type="float">
            <text:p>675.514</text:p>
          </table:table-cell>
          <table:table-cell office:value-type="float" office:value="92.483" calcext:value-type="float">
            <text:p>92.483</text:p>
          </table:table-cell>
          <table:table-cell/>
          <table:table-cell office:value-type="float" office:value="388895" calcext:value-type="float">
            <text:p>388895</text:p>
          </table:table-cell>
          <table:table-cell office:value-type="float" office:value="151952" calcext:value-type="float">
            <text:p>151952</text:p>
          </table:table-cell>
          <table:table-cell/>
          <table:table-cell table:formula="of:=[.F775]/[.B775]" office:value-type="float" office:value="44808.7337250835" calcext:value-type="float">
            <text:p>44808.7337250835</text:p>
          </table:table-cell>
          <table:table-cell table:formula="of:=[.F775]/[.C775]" office:value-type="float" office:value="575.702354059279" calcext:value-type="float">
            <text:p>575.702354059279</text:p>
          </table:table-cell>
          <table:table-cell table:formula="of:=[.F775]/[.D775]" office:value-type="float" office:value="4205.04308900014" calcext:value-type="float">
            <text:p>4205.04308900014</text:p>
          </table:table-cell>
        </table:table-row>
        <table:table-row table:style-name="ro1">
          <table:table-cell/>
          <table:table-cell office:value-type="float" office:value="0.136" calcext:value-type="float">
            <text:p>0.136</text:p>
          </table:table-cell>
          <table:table-cell office:value-type="float" office:value="5.684" calcext:value-type="float">
            <text:p>5.684</text:p>
          </table:table-cell>
          <table:table-cell office:value-type="float" office:value="0.879" calcext:value-type="float">
            <text:p>0.879</text:p>
          </table:table-cell>
          <table:table-cell/>
          <table:table-cell office:value-type="float" office:value="42476" calcext:value-type="float">
            <text:p>42476</text:p>
          </table:table-cell>
          <table:table-cell office:value-type="float" office:value="23966" calcext:value-type="float">
            <text:p>23966</text:p>
          </table:table-cell>
          <table:table-cell/>
          <table:table-cell table:formula="of:=[.F776]/[.B776]" office:value-type="float" office:value="312323.529411765" calcext:value-type="float">
            <text:p>312323.529411765</text:p>
          </table:table-cell>
          <table:table-cell table:formula="of:=[.F776]/[.C776]" office:value-type="float" office:value="7472.90640394089" calcext:value-type="float">
            <text:p>7472.90640394089</text:p>
          </table:table-cell>
          <table:table-cell table:formula="of:=[.F776]/[.D776]" office:value-type="float" office:value="48323.0944254835" calcext:value-type="float">
            <text:p>48323.0944254835</text:p>
          </table:table-cell>
        </table:table-row>
        <table:table-row table:style-name="ro1">
          <table:table-cell/>
          <table:table-cell office:value-type="float" office:value="30.339" calcext:value-type="float">
            <text:p>30.339</text:p>
          </table:table-cell>
          <table:table-cell office:value-type="float" office:value="2318.897" calcext:value-type="float">
            <text:p>2318.897</text:p>
          </table:table-cell>
          <table:table-cell office:value-type="float" office:value="374.288" calcext:value-type="float">
            <text:p>374.288</text:p>
          </table:table-cell>
          <table:table-cell/>
          <table:table-cell office:value-type="float" office:value="726767" calcext:value-type="float">
            <text:p>726767</text:p>
          </table:table-cell>
          <table:table-cell office:value-type="float" office:value="273807" calcext:value-type="float">
            <text:p>273807</text:p>
          </table:table-cell>
          <table:table-cell/>
          <table:table-cell table:formula="of:=[.F777]/[.B777]" office:value-type="float" office:value="23954.8765615215" calcext:value-type="float">
            <text:p>23954.8765615215</text:p>
          </table:table-cell>
          <table:table-cell table:formula="of:=[.F777]/[.C777]" office:value-type="float" office:value="313.410643077291" calcext:value-type="float">
            <text:p>313.410643077291</text:p>
          </table:table-cell>
          <table:table-cell table:formula="of:=[.F777]/[.D777]" office:value-type="float" office:value="1941.73203522421" calcext:value-type="float">
            <text:p>1941.73203522421</text:p>
          </table:table-cell>
        </table:table-row>
        <table:table-row table:style-name="ro1">
          <table:table-cell/>
          <table:table-cell office:value-type="float" office:value="8.314" calcext:value-type="float">
            <text:p>8.314</text:p>
          </table:table-cell>
          <table:table-cell office:value-type="float" office:value="1353.771" calcext:value-type="float">
            <text:p>1353.771</text:p>
          </table:table-cell>
          <table:table-cell office:value-type="float" office:value="92.642" calcext:value-type="float">
            <text:p>92.642</text:p>
          </table:table-cell>
          <table:table-cell/>
          <table:table-cell office:value-type="float" office:value="382122" calcext:value-type="float">
            <text:p>382122</text:p>
          </table:table-cell>
          <table:table-cell office:value-type="float" office:value="147112" calcext:value-type="float">
            <text:p>147112</text:p>
          </table:table-cell>
          <table:table-cell/>
          <table:table-cell table:formula="of:=[.F778]/[.B778]" office:value-type="float" office:value="45961.2701467404" calcext:value-type="float">
            <text:p>45961.2701467404</text:p>
          </table:table-cell>
          <table:table-cell table:formula="of:=[.F778]/[.C778]" office:value-type="float" office:value="282.264873453487" calcext:value-type="float">
            <text:p>282.264873453487</text:p>
          </table:table-cell>
          <table:table-cell table:formula="of:=[.F778]/[.D778]" office:value-type="float" office:value="4124.71665119492" calcext:value-type="float">
            <text:p>4124.71665119492</text:p>
          </table:table-cell>
        </table:table-row>
        <table:table-row table:style-name="ro1">
          <table:table-cell/>
          <table:table-cell office:value-type="float" office:value="0.338" calcext:value-type="float">
            <text:p>0.338</text:p>
          </table:table-cell>
          <table:table-cell office:value-type="float" office:value="27.444" calcext:value-type="float">
            <text:p>27.444</text:p>
          </table:table-cell>
          <table:table-cell office:value-type="float" office:value="2.687" calcext:value-type="float">
            <text:p>2.687</text:p>
          </table:table-cell>
          <table:table-cell/>
          <table:table-cell office:value-type="float" office:value="75002" calcext:value-type="float">
            <text:p>75002</text:p>
          </table:table-cell>
          <table:table-cell office:value-type="float" office:value="33482" calcext:value-type="float">
            <text:p>33482</text:p>
          </table:table-cell>
          <table:table-cell/>
          <table:table-cell table:formula="of:=[.F779]/[.B779]" office:value-type="float" office:value="221899.408284024" calcext:value-type="float">
            <text:p>221899.408284024</text:p>
          </table:table-cell>
          <table:table-cell table:formula="of:=[.F779]/[.C779]" office:value-type="float" office:value="2732.91065442355" calcext:value-type="float">
            <text:p>2732.91065442355</text:p>
          </table:table-cell>
          <table:table-cell table:formula="of:=[.F779]/[.D779]" office:value-type="float" office:value="27912.9140305173" calcext:value-type="float">
            <text:p>27912.9140305173</text:p>
          </table:table-cell>
        </table:table-row>
        <table:table-row table:style-name="ro1">
          <table:table-cell/>
          <table:table-cell office:value-type="float" office:value="2.361" calcext:value-type="float">
            <text:p>2.361</text:p>
          </table:table-cell>
          <table:table-cell office:value-type="float" office:value="156.15" calcext:value-type="float">
            <text:p>156.15</text:p>
          </table:table-cell>
          <table:table-cell office:value-type="float" office:value="27.711" calcext:value-type="float">
            <text:p>27.711</text:p>
          </table:table-cell>
          <table:table-cell/>
          <table:table-cell office:value-type="float" office:value="200389" calcext:value-type="float">
            <text:p>200389</text:p>
          </table:table-cell>
          <table:table-cell office:value-type="float" office:value="82227" calcext:value-type="float">
            <text:p>82227</text:p>
          </table:table-cell>
          <table:table-cell/>
          <table:table-cell table:formula="of:=[.F780]/[.B780]" office:value-type="float" office:value="84874.6293943245" calcext:value-type="float">
            <text:p>84874.6293943245</text:p>
          </table:table-cell>
          <table:table-cell table:formula="of:=[.F780]/[.C780]" office:value-type="float" office:value="1283.31091898815" calcext:value-type="float">
            <text:p>1283.31091898815</text:p>
          </table:table-cell>
          <table:table-cell table:formula="of:=[.F780]/[.D780]" office:value-type="float" office:value="7231.38825737072" calcext:value-type="float">
            <text:p>7231.38825737072</text:p>
          </table:table-cell>
        </table:table-row>
        <table:table-row table:style-name="ro1">
          <table:table-cell/>
          <table:table-cell office:value-type="float" office:value="3.476" calcext:value-type="float">
            <text:p>3.476</text:p>
          </table:table-cell>
          <table:table-cell office:value-type="float" office:value="256.26" calcext:value-type="float">
            <text:p>256.26</text:p>
          </table:table-cell>
          <table:table-cell office:value-type="float" office:value="37.379" calcext:value-type="float">
            <text:p>37.379</text:p>
          </table:table-cell>
          <table:table-cell/>
          <table:table-cell office:value-type="float" office:value="252537" calcext:value-type="float">
            <text:p>252537</text:p>
          </table:table-cell>
          <table:table-cell office:value-type="float" office:value="98290" calcext:value-type="float">
            <text:p>98290</text:p>
          </table:table-cell>
          <table:table-cell/>
          <table:table-cell table:formula="of:=[.F781]/[.B781]" office:value-type="float" office:value="72651.6110471807" calcext:value-type="float">
            <text:p>72651.6110471807</text:p>
          </table:table-cell>
          <table:table-cell table:formula="of:=[.F781]/[.C781]" office:value-type="float" office:value="985.47178646687" calcext:value-type="float">
            <text:p>985.47178646687</text:p>
          </table:table-cell>
          <table:table-cell table:formula="of:=[.F781]/[.D781]" office:value-type="float" office:value="6756.11974638166" calcext:value-type="float">
            <text:p>6756.11974638166</text:p>
          </table:table-cell>
        </table:table-row>
        <table:table-row table:style-name="ro1">
          <table:table-cell/>
          <table:table-cell office:value-type="float" office:value="4.644" calcext:value-type="float">
            <text:p>4.644</text:p>
          </table:table-cell>
          <table:table-cell office:value-type="float" office:value="287.566" calcext:value-type="float">
            <text:p>287.566</text:p>
          </table:table-cell>
          <table:table-cell office:value-type="float" office:value="47.169" calcext:value-type="float">
            <text:p>47.169</text:p>
          </table:table-cell>
          <table:table-cell/>
          <table:table-cell office:value-type="float" office:value="273165" calcext:value-type="float">
            <text:p>273165</text:p>
          </table:table-cell>
          <table:table-cell office:value-type="float" office:value="118046" calcext:value-type="float">
            <text:p>118046</text:p>
          </table:table-cell>
          <table:table-cell/>
          <table:table-cell table:formula="of:=[.F782]/[.B782]" office:value-type="float" office:value="58821.0594315246" calcext:value-type="float">
            <text:p>58821.0594315246</text:p>
          </table:table-cell>
          <table:table-cell table:formula="of:=[.F782]/[.C782]" office:value-type="float" office:value="949.921061599772" calcext:value-type="float">
            <text:p>949.921061599772</text:p>
          </table:table-cell>
          <table:table-cell table:formula="of:=[.F782]/[.D782]" office:value-type="float" office:value="5791.19760859887" calcext:value-type="float">
            <text:p>5791.19760859887</text:p>
          </table:table-cell>
        </table:table-row>
        <table:table-row table:style-name="ro1">
          <table:table-cell/>
          <table:table-cell office:value-type="float" office:value="0.366" calcext:value-type="float">
            <text:p>0.366</text:p>
          </table:table-cell>
          <table:table-cell office:value-type="float" office:value="28.302" calcext:value-type="float">
            <text:p>28.302</text:p>
          </table:table-cell>
          <table:table-cell office:value-type="float" office:value="4.674" calcext:value-type="float">
            <text:p>4.674</text:p>
          </table:table-cell>
          <table:table-cell/>
          <table:table-cell office:value-type="float" office:value="86982" calcext:value-type="float">
            <text:p>86982</text:p>
          </table:table-cell>
          <table:table-cell office:value-type="float" office:value="35806" calcext:value-type="float">
            <text:p>35806</text:p>
          </table:table-cell>
          <table:table-cell/>
          <table:table-cell table:formula="of:=[.F783]/[.B783]" office:value-type="float" office:value="237655.737704918" calcext:value-type="float">
            <text:p>237655.737704918</text:p>
          </table:table-cell>
          <table:table-cell table:formula="of:=[.F783]/[.C783]" office:value-type="float" office:value="3073.35170659317" calcext:value-type="float">
            <text:p>3073.35170659317</text:p>
          </table:table-cell>
          <table:table-cell table:formula="of:=[.F783]/[.D783]" office:value-type="float" office:value="18609.756097561" calcext:value-type="float">
            <text:p>18609.756097561</text:p>
          </table:table-cell>
        </table:table-row>
        <table:table-row table:style-name="ro1">
          <table:table-cell/>
          <table:table-cell office:value-type="float" office:value="12.177" calcext:value-type="float">
            <text:p>12.177</text:p>
          </table:table-cell>
          <table:table-cell office:value-type="float" office:value="862.633" calcext:value-type="float">
            <text:p>862.633</text:p>
          </table:table-cell>
          <table:table-cell office:value-type="float" office:value="152.481" calcext:value-type="float">
            <text:p>152.481</text:p>
          </table:table-cell>
          <table:table-cell/>
          <table:table-cell office:value-type="float" office:value="473954" calcext:value-type="float">
            <text:p>473954</text:p>
          </table:table-cell>
          <table:table-cell office:value-type="float" office:value="176102" calcext:value-type="float">
            <text:p>176102</text:p>
          </table:table-cell>
          <table:table-cell/>
          <table:table-cell table:formula="of:=[.F784]/[.B784]" office:value-type="float" office:value="38922.0661903589" calcext:value-type="float">
            <text:p>38922.0661903589</text:p>
          </table:table-cell>
          <table:table-cell table:formula="of:=[.F784]/[.C784]" office:value-type="float" office:value="549.427160797234" calcext:value-type="float">
            <text:p>549.427160797234</text:p>
          </table:table-cell>
          <table:table-cell table:formula="of:=[.F784]/[.D784]" office:value-type="float" office:value="3108.28234337393" calcext:value-type="float">
            <text:p>3108.28234337393</text:p>
          </table:table-cell>
        </table:table-row>
        <table:table-row table:style-name="ro1">
          <table:table-cell/>
          <table:table-cell office:value-type="float" office:value="8.075" calcext:value-type="float">
            <text:p>8.075</text:p>
          </table:table-cell>
          <table:table-cell office:value-type="float" office:value="638.065" calcext:value-type="float">
            <text:p>638.065</text:p>
          </table:table-cell>
          <table:table-cell office:value-type="float" office:value="87.485" calcext:value-type="float">
            <text:p>87.485</text:p>
          </table:table-cell>
          <table:table-cell/>
          <table:table-cell office:value-type="float" office:value="359928" calcext:value-type="float">
            <text:p>359928</text:p>
          </table:table-cell>
          <table:table-cell office:value-type="float" office:value="153169" calcext:value-type="float">
            <text:p>153169</text:p>
          </table:table-cell>
          <table:table-cell/>
          <table:table-cell table:formula="of:=[.F785]/[.B785]" office:value-type="float" office:value="44573.1269349845" calcext:value-type="float">
            <text:p>44573.1269349845</text:p>
          </table:table-cell>
          <table:table-cell table:formula="of:=[.F785]/[.C785]" office:value-type="float" office:value="564.092999929474" calcext:value-type="float">
            <text:p>564.092999929474</text:p>
          </table:table-cell>
          <table:table-cell table:formula="of:=[.F785]/[.D785]" office:value-type="float" office:value="4114.16814311025" calcext:value-type="float">
            <text:p>4114.16814311025</text:p>
          </table:table-cell>
        </table:table-row>
        <table:table-row table:style-name="ro1">
          <table:table-cell/>
          <table:table-cell office:value-type="float" office:value="13.567" calcext:value-type="float">
            <text:p>13.567</text:p>
          </table:table-cell>
          <table:table-cell office:value-type="float" office:value="1029.752" calcext:value-type="float">
            <text:p>1029.752</text:p>
          </table:table-cell>
          <table:table-cell office:value-type="float" office:value="157.622" calcext:value-type="float">
            <text:p>157.622</text:p>
          </table:table-cell>
          <table:table-cell/>
          <table:table-cell office:value-type="float" office:value="504294" calcext:value-type="float">
            <text:p>504294</text:p>
          </table:table-cell>
          <table:table-cell office:value-type="float" office:value="182955" calcext:value-type="float">
            <text:p>182955</text:p>
          </table:table-cell>
          <table:table-cell/>
          <table:table-cell table:formula="of:=[.F786]/[.B786]" office:value-type="float" office:value="37170.6346281418" calcext:value-type="float">
            <text:p>37170.6346281418</text:p>
          </table:table-cell>
          <table:table-cell table:formula="of:=[.F786]/[.C786]" office:value-type="float" office:value="489.723739308105" calcext:value-type="float">
            <text:p>489.723739308105</text:p>
          </table:table-cell>
          <table:table-cell table:formula="of:=[.F786]/[.D786]" office:value-type="float" office:value="3199.3884102473" calcext:value-type="float">
            <text:p>3199.3884102473</text:p>
          </table:table-cell>
        </table:table-row>
        <table:table-row table:style-name="ro1">
          <table:table-cell/>
          <table:table-cell office:value-type="float" office:value="6.239" calcext:value-type="float">
            <text:p>6.239</text:p>
          </table:table-cell>
          <table:table-cell office:value-type="float" office:value="450.915" calcext:value-type="float">
            <text:p>450.915</text:p>
          </table:table-cell>
          <table:table-cell office:value-type="float" office:value="68.187" calcext:value-type="float">
            <text:p>68.187</text:p>
          </table:table-cell>
          <table:table-cell/>
          <table:table-cell office:value-type="float" office:value="339626" calcext:value-type="float">
            <text:p>339626</text:p>
          </table:table-cell>
          <table:table-cell office:value-type="float" office:value="128812" calcext:value-type="float">
            <text:p>128812</text:p>
          </table:table-cell>
          <table:table-cell/>
          <table:table-cell table:formula="of:=[.F787]/[.B787]" office:value-type="float" office:value="54435.9673024523" calcext:value-type="float">
            <text:p>54435.9673024523</text:p>
          </table:table-cell>
          <table:table-cell table:formula="of:=[.F787]/[.C787]" office:value-type="float" office:value="753.19295210849" calcext:value-type="float">
            <text:p>753.19295210849</text:p>
          </table:table-cell>
          <table:table-cell table:formula="of:=[.F787]/[.D787]" office:value-type="float" office:value="4980.80279232112" calcext:value-type="float">
            <text:p>4980.80279232112</text:p>
          </table:table-cell>
        </table:table-row>
        <table:table-row table:style-name="ro1">
          <table:table-cell/>
          <table:table-cell office:value-type="float" office:value="13.72" calcext:value-type="float">
            <text:p>13.72</text:p>
          </table:table-cell>
          <table:table-cell office:value-type="float" office:value="901.563" calcext:value-type="float">
            <text:p>901.563</text:p>
          </table:table-cell>
          <table:table-cell office:value-type="float" office:value="146.198" calcext:value-type="float">
            <text:p>146.198</text:p>
          </table:table-cell>
          <table:table-cell/>
          <table:table-cell office:value-type="float" office:value="459201" calcext:value-type="float">
            <text:p>459201</text:p>
          </table:table-cell>
          <table:table-cell office:value-type="float" office:value="200934" calcext:value-type="float">
            <text:p>200934</text:p>
          </table:table-cell>
          <table:table-cell/>
          <table:table-cell table:formula="of:=[.F788]/[.B788]" office:value-type="float" office:value="33469.4606413994" calcext:value-type="float">
            <text:p>33469.4606413994</text:p>
          </table:table-cell>
          <table:table-cell table:formula="of:=[.F788]/[.C788]" office:value-type="float" office:value="509.338781649203" calcext:value-type="float">
            <text:p>509.338781649203</text:p>
          </table:table-cell>
          <table:table-cell table:formula="of:=[.F788]/[.D788]" office:value-type="float" office:value="3140.95268061123" calcext:value-type="float">
            <text:p>3140.95268061123</text:p>
          </table:table-cell>
        </table:table-row>
        <table:table-row table:style-name="ro1">
          <table:table-cell/>
          <table:table-cell office:value-type="float" office:value="3.273" calcext:value-type="float">
            <text:p>3.273</text:p>
          </table:table-cell>
          <table:table-cell office:value-type="float" office:value="220.79" calcext:value-type="float">
            <text:p>220.79</text:p>
          </table:table-cell>
          <table:table-cell office:value-type="float" office:value="35.95" calcext:value-type="float">
            <text:p>35.95</text:p>
          </table:table-cell>
          <table:table-cell/>
          <table:table-cell office:value-type="float" office:value="232844" calcext:value-type="float">
            <text:p>232844</text:p>
          </table:table-cell>
          <table:table-cell office:value-type="float" office:value="100044" calcext:value-type="float">
            <text:p>100044</text:p>
          </table:table-cell>
          <table:table-cell/>
          <table:table-cell table:formula="of:=[.F789]/[.B789]" office:value-type="float" office:value="71140.8493736633" calcext:value-type="float">
            <text:p>71140.8493736633</text:p>
          </table:table-cell>
          <table:table-cell table:formula="of:=[.F789]/[.C789]" office:value-type="float" office:value="1054.59486389782" calcext:value-type="float">
            <text:p>1054.59486389782</text:p>
          </table:table-cell>
          <table:table-cell table:formula="of:=[.F789]/[.D789]" office:value-type="float" office:value="6476.88456189152" calcext:value-type="float">
            <text:p>6476.88456189152</text:p>
          </table:table-cell>
        </table:table-row>
        <table:table-row table:style-name="ro1">
          <table:table-cell/>
          <table:table-cell office:value-type="float" office:value="0.314" calcext:value-type="float">
            <text:p>0.314</text:p>
          </table:table-cell>
          <table:table-cell office:value-type="float" office:value="16.807" calcext:value-type="float">
            <text:p>16.807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float" office:value="63894" calcext:value-type="float">
            <text:p>63894</text:p>
          </table:table-cell>
          <table:table-cell office:value-type="float" office:value="42088" calcext:value-type="float">
            <text:p>42088</text:p>
          </table:table-cell>
          <table:table-cell/>
          <table:table-cell table:formula="of:=[.F790]/[.B790]" office:value-type="float" office:value="203484.076433121" calcext:value-type="float">
            <text:p>203484.076433121</text:p>
          </table:table-cell>
          <table:table-cell table:formula="of:=[.F790]/[.C790]" office:value-type="float" office:value="3801.63027310049" calcext:value-type="float">
            <text:p>3801.63027310049</text:p>
          </table:table-cell>
          <table:table-cell table:formula="of:=[.F790]/[.D790]" office:value-type="float" office:value="28781.0810810811" calcext:value-type="float">
            <text:p>28781.0810810811</text:p>
          </table:table-cell>
        </table:table-row>
        <table:table-row table:style-name="ro1">
          <table:table-cell/>
          <table:table-cell office:value-type="float" office:value="0.782" calcext:value-type="float">
            <text:p>0.782</text:p>
          </table:table-cell>
          <table:table-cell office:value-type="float" office:value="64.196" calcext:value-type="float">
            <text:p>64.196</text:p>
          </table:table-cell>
          <table:table-cell office:value-type="float" office:value="8.914" calcext:value-type="float">
            <text:p>8.914</text:p>
          </table:table-cell>
          <table:table-cell/>
          <table:table-cell office:value-type="float" office:value="125954" calcext:value-type="float">
            <text:p>125954</text:p>
          </table:table-cell>
          <table:table-cell office:value-type="float" office:value="52342" calcext:value-type="float">
            <text:p>52342</text:p>
          </table:table-cell>
          <table:table-cell/>
          <table:table-cell table:formula="of:=[.F791]/[.B791]" office:value-type="float" office:value="161066.496163683" calcext:value-type="float">
            <text:p>161066.496163683</text:p>
          </table:table-cell>
          <table:table-cell table:formula="of:=[.F791]/[.C791]" office:value-type="float" office:value="1962.02255592249" calcext:value-type="float">
            <text:p>1962.02255592249</text:p>
          </table:table-cell>
          <table:table-cell table:formula="of:=[.F791]/[.D791]" office:value-type="float" office:value="14129.9080098721" calcext:value-type="float">
            <text:p>14129.9080098721</text:p>
          </table:table-cell>
        </table:table-row>
        <table:table-row table:style-name="ro1">
          <table:table-cell/>
          <table:table-cell office:value-type="float" office:value="0.224" calcext:value-type="float">
            <text:p>0.224</text:p>
          </table:table-cell>
          <table:table-cell office:value-type="float" office:value="17.064" calcext:value-type="float">
            <text:p>17.064</text:p>
          </table:table-cell>
          <table:table-cell office:value-type="float" office:value="2.498" calcext:value-type="float">
            <text:p>2.498</text:p>
          </table:table-cell>
          <table:table-cell/>
          <table:table-cell office:value-type="float" office:value="70723" calcext:value-type="float">
            <text:p>70723</text:p>
          </table:table-cell>
          <table:table-cell office:value-type="float" office:value="28130" calcext:value-type="float">
            <text:p>28130</text:p>
          </table:table-cell>
          <table:table-cell/>
          <table:table-cell table:formula="of:=[.F792]/[.B792]" office:value-type="float" office:value="315727.678571429" calcext:value-type="float">
            <text:p>315727.678571429</text:p>
          </table:table-cell>
          <table:table-cell table:formula="of:=[.F792]/[.C792]" office:value-type="float" office:value="4144.57337083919" calcext:value-type="float">
            <text:p>4144.57337083919</text:p>
          </table:table-cell>
          <table:table-cell table:formula="of:=[.F792]/[.D792]" office:value-type="float" office:value="28311.8494795837" calcext:value-type="float">
            <text:p>28311.8494795837</text:p>
          </table:table-cell>
        </table:table-row>
        <table:table-row table:style-name="ro1">
          <table:table-cell/>
          <table:table-cell office:value-type="float" office:value="4.398" calcext:value-type="float">
            <text:p>4.398</text:p>
          </table:table-cell>
          <table:table-cell office:value-type="float" office:value="800.314" calcext:value-type="float">
            <text:p>800.314</text:p>
          </table:table-cell>
          <table:table-cell office:value-type="float" office:value="40.617" calcext:value-type="float">
            <text:p>40.617</text:p>
          </table:table-cell>
          <table:table-cell/>
          <table:table-cell office:value-type="float" office:value="262365" calcext:value-type="float">
            <text:p>262365</text:p>
          </table:table-cell>
          <table:table-cell office:value-type="float" office:value="115514" calcext:value-type="float">
            <text:p>115514</text:p>
          </table:table-cell>
          <table:table-cell/>
          <table:table-cell table:formula="of:=[.F793]/[.B793]" office:value-type="float" office:value="59655.5252387449" calcext:value-type="float">
            <text:p>59655.5252387449</text:p>
          </table:table-cell>
          <table:table-cell table:formula="of:=[.F793]/[.C793]" office:value-type="float" office:value="327.827577675762" calcext:value-type="float">
            <text:p>327.827577675762</text:p>
          </table:table-cell>
          <table:table-cell table:formula="of:=[.F793]/[.D793]" office:value-type="float" office:value="6459.48740675087" calcext:value-type="float">
            <text:p>6459.48740675087</text:p>
          </table:table-cell>
        </table:table-row>
        <table:table-row table:style-name="ro1">
          <table:table-cell/>
          <table:table-cell office:value-type="float" office:value="5.125" calcext:value-type="float">
            <text:p>5.125</text:p>
          </table:table-cell>
          <table:table-cell office:value-type="float" office:value="398.207" calcext:value-type="float">
            <text:p>398.207</text:p>
          </table:table-cell>
          <table:table-cell office:value-type="float" office:value="61.486" calcext:value-type="float">
            <text:p>61.486</text:p>
          </table:table-cell>
          <table:table-cell/>
          <table:table-cell office:value-type="float" office:value="313331" calcext:value-type="float">
            <text:p>313331</text:p>
          </table:table-cell>
          <table:table-cell office:value-type="float" office:value="112124" calcext:value-type="float">
            <text:p>112124</text:p>
          </table:table-cell>
          <table:table-cell/>
          <table:table-cell table:formula="of:=[.F794]/[.B794]" office:value-type="float" office:value="61137.756097561" calcext:value-type="float">
            <text:p>61137.756097561</text:p>
          </table:table-cell>
          <table:table-cell table:formula="of:=[.F794]/[.C794]" office:value-type="float" office:value="786.854575635285" calcext:value-type="float">
            <text:p>786.854575635285</text:p>
          </table:table-cell>
          <table:table-cell table:formula="of:=[.F794]/[.D794]" office:value-type="float" office:value="5095.97306703965" calcext:value-type="float">
            <text:p>5095.97306703965</text:p>
          </table:table-cell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 office:value-type="float" office:value="71.473" calcext:value-type="float">
            <text:p>71.473</text:p>
          </table:table-cell>
          <table:table-cell office:value-type="float" office:value="10.465" calcext:value-type="float">
            <text:p>10.465</text:p>
          </table:table-cell>
          <table:table-cell/>
          <table:table-cell office:value-type="float" office:value="130087" calcext:value-type="float">
            <text:p>130087</text:p>
          </table:table-cell>
          <table:table-cell office:value-type="float" office:value="57794" calcext:value-type="float">
            <text:p>57794</text:p>
          </table:table-cell>
          <table:table-cell/>
          <table:table-cell table:formula="of:=[.F795]/[.B795]" office:value-type="float" office:value="154497.624703088" calcext:value-type="float">
            <text:p>154497.624703088</text:p>
          </table:table-cell>
          <table:table-cell table:formula="of:=[.F795]/[.C795]" office:value-type="float" office:value="1820.08590656612" calcext:value-type="float">
            <text:p>1820.08590656612</text:p>
          </table:table-cell>
          <table:table-cell table:formula="of:=[.F795]/[.D795]" office:value-type="float" office:value="12430.6736741519" calcext:value-type="float">
            <text:p>12430.6736741519</text:p>
          </table:table-cell>
        </table:table-row>
        <table:table-row table:style-name="ro1">
          <table:table-cell/>
          <table:table-cell office:value-type="float" office:value="6.743" calcext:value-type="float">
            <text:p>6.743</text:p>
          </table:table-cell>
          <table:table-cell office:value-type="float" office:value="471.865" calcext:value-type="float">
            <text:p>471.865</text:p>
          </table:table-cell>
          <table:table-cell office:value-type="float" office:value="86.827" calcext:value-type="float">
            <text:p>86.827</text:p>
          </table:table-cell>
          <table:table-cell/>
          <table:table-cell office:value-type="float" office:value="320392" calcext:value-type="float">
            <text:p>320392</text:p>
          </table:table-cell>
          <table:table-cell office:value-type="float" office:value="147940" calcext:value-type="float">
            <text:p>147940</text:p>
          </table:table-cell>
          <table:table-cell/>
          <table:table-cell table:formula="of:=[.F796]/[.B796]" office:value-type="float" office:value="47514.7560433042" calcext:value-type="float">
            <text:p>47514.7560433042</text:p>
          </table:table-cell>
          <table:table-cell table:formula="of:=[.F796]/[.C796]" office:value-type="float" office:value="678.990813050343" calcext:value-type="float">
            <text:p>678.990813050343</text:p>
          </table:table-cell>
          <table:table-cell table:formula="of:=[.F796]/[.D796]" office:value-type="float" office:value="3690.00426134728" calcext:value-type="float">
            <text:p>3690.00426134728</text:p>
          </table:table-cell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88.619" calcext:value-type="float">
            <text:p>88.619</text:p>
          </table:table-cell>
          <table:table-cell office:value-type="float" office:value="12.031" calcext:value-type="float">
            <text:p>12.031</text:p>
          </table:table-cell>
          <table:table-cell/>
          <table:table-cell office:value-type="float" office:value="150514" calcext:value-type="float">
            <text:p>150514</text:p>
          </table:table-cell>
          <table:table-cell office:value-type="float" office:value="54826" calcext:value-type="float">
            <text:p>54826</text:p>
          </table:table-cell>
          <table:table-cell/>
          <table:table-cell table:formula="of:=[.F797]/[.B797]" office:value-type="float" office:value="134387.5" calcext:value-type="float">
            <text:p>134387.5</text:p>
          </table:table-cell>
          <table:table-cell table:formula="of:=[.F797]/[.C797]" office:value-type="float" office:value="1698.43938658753" calcext:value-type="float">
            <text:p>1698.43938658753</text:p>
          </table:table-cell>
          <table:table-cell table:formula="of:=[.F797]/[.D797]" office:value-type="float" office:value="12510.5145041975" calcext:value-type="float">
            <text:p>12510.5145041975</text:p>
          </table:table-cell>
        </table:table-row>
        <table:table-row table:style-name="ro1">
          <table:table-cell/>
          <table:table-cell office:value-type="float" office:value="2.12" calcext:value-type="float">
            <text:p>2.12</text:p>
          </table:table-cell>
          <table:table-cell office:value-type="float" office:value="178.422" calcext:value-type="float">
            <text:p>178.422</text:p>
          </table:table-cell>
          <table:table-cell office:value-type="float" office:value="24.79" calcext:value-type="float">
            <text:p>24.79</text:p>
          </table:table-cell>
          <table:table-cell/>
          <table:table-cell office:value-type="float" office:value="201797" calcext:value-type="float">
            <text:p>201797</text:p>
          </table:table-cell>
          <table:table-cell office:value-type="float" office:value="75433" calcext:value-type="float">
            <text:p>75433</text:p>
          </table:table-cell>
          <table:table-cell/>
          <table:table-cell table:formula="of:=[.F798]/[.B798]" office:value-type="float" office:value="95187.2641509434" calcext:value-type="float">
            <text:p>95187.2641509434</text:p>
          </table:table-cell>
          <table:table-cell table:formula="of:=[.F798]/[.C798]" office:value-type="float" office:value="1131.00962885743" calcext:value-type="float">
            <text:p>1131.00962885743</text:p>
          </table:table-cell>
          <table:table-cell table:formula="of:=[.F798]/[.D798]" office:value-type="float" office:value="8140.25816861638" calcext:value-type="float">
            <text:p>8140.25816861638</text:p>
          </table:table-cell>
        </table:table-row>
        <table:table-row table:style-name="ro1">
          <table:table-cell/>
          <table:table-cell office:value-type="float" office:value="4.195" calcext:value-type="float">
            <text:p>4.195</text:p>
          </table:table-cell>
          <table:table-cell office:value-type="float" office:value="394.039" calcext:value-type="float">
            <text:p>394.039</text:p>
          </table:table-cell>
          <table:table-cell office:value-type="float" office:value="58.318" calcext:value-type="float">
            <text:p>58.318</text:p>
          </table:table-cell>
          <table:table-cell/>
          <table:table-cell office:value-type="float" office:value="310142" calcext:value-type="float">
            <text:p>310142</text:p>
          </table:table-cell>
          <table:table-cell office:value-type="float" office:value="109006" calcext:value-type="float">
            <text:p>109006</text:p>
          </table:table-cell>
          <table:table-cell/>
          <table:table-cell table:formula="of:=[.F799]/[.B799]" office:value-type="float" office:value="73931.346841478" calcext:value-type="float">
            <text:p>73931.346841478</text:p>
          </table:table-cell>
          <table:table-cell table:formula="of:=[.F799]/[.C799]" office:value-type="float" office:value="787.084527166093" calcext:value-type="float">
            <text:p>787.084527166093</text:p>
          </table:table-cell>
          <table:table-cell table:formula="of:=[.F799]/[.D799]" office:value-type="float" office:value="5318.11790527796" calcext:value-type="float">
            <text:p>5318.11790527796</text:p>
          </table:table-cell>
        </table:table-row>
        <table:table-row table:style-name="ro1">
          <table:table-cell/>
          <table:table-cell office:value-type="float" office:value="3.982" calcext:value-type="float">
            <text:p>3.982</text:p>
          </table:table-cell>
          <table:table-cell office:value-type="float" office:value="433.579" calcext:value-type="float">
            <text:p>433.579</text:p>
          </table:table-cell>
          <table:table-cell office:value-type="float" office:value="57.457" calcext:value-type="float">
            <text:p>57.457</text:p>
          </table:table-cell>
          <table:table-cell/>
          <table:table-cell office:value-type="float" office:value="297676" calcext:value-type="float">
            <text:p>297676</text:p>
          </table:table-cell>
          <table:table-cell office:value-type="float" office:value="107306" calcext:value-type="float">
            <text:p>107306</text:p>
          </table:table-cell>
          <table:table-cell/>
          <table:table-cell table:formula="of:=[.F800]/[.B800]" office:value-type="float" office:value="74755.3992968358" calcext:value-type="float">
            <text:p>74755.3992968358</text:p>
          </table:table-cell>
          <table:table-cell table:formula="of:=[.F800]/[.C800]" office:value-type="float" office:value="686.555391289707" calcext:value-type="float">
            <text:p>686.555391289707</text:p>
          </table:table-cell>
          <table:table-cell table:formula="of:=[.F800]/[.D800]" office:value-type="float" office:value="5180.84828654472" calcext:value-type="float">
            <text:p>5180.84828654472</text:p>
          </table:table-cell>
        </table:table-row>
        <table:table-row table:style-name="ro1">
          <table:table-cell/>
          <table:table-cell office:value-type="float" office:value="0.152" calcext:value-type="float">
            <text:p>0.152</text:p>
          </table:table-cell>
          <table:table-cell office:value-type="float" office:value="12.705" calcext:value-type="float">
            <text:p>12.705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55992" calcext:value-type="float">
            <text:p>55992</text:p>
          </table:table-cell>
          <table:table-cell office:value-type="float" office:value="25010" calcext:value-type="float">
            <text:p>25010</text:p>
          </table:table-cell>
          <table:table-cell/>
          <table:table-cell table:formula="of:=[.F801]/[.B801]" office:value-type="float" office:value="368368.421052632" calcext:value-type="float">
            <text:p>368368.421052632</text:p>
          </table:table-cell>
          <table:table-cell table:formula="of:=[.F801]/[.C801]" office:value-type="float" office:value="4407.08382526564" calcext:value-type="float">
            <text:p>4407.08382526564</text:p>
          </table:table-cell>
          <table:table-cell table:formula="of:=[.F801]/[.D801]" office:value-type="float" office:value="37578.5234899329" calcext:value-type="float">
            <text:p>37578.5234899329</text:p>
          </table:table-cell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 office:value-type="float" office:value="132.445" calcext:value-type="float">
            <text:p>132.445</text:p>
          </table:table-cell>
          <table:table-cell office:value-type="float" office:value="10.623" calcext:value-type="float">
            <text:p>10.623</text:p>
          </table:table-cell>
          <table:table-cell/>
          <table:table-cell office:value-type="float" office:value="134344" calcext:value-type="float">
            <text:p>134344</text:p>
          </table:table-cell>
          <table:table-cell office:value-type="float" office:value="52420" calcext:value-type="float">
            <text:p>52420</text:p>
          </table:table-cell>
          <table:table-cell/>
          <table:table-cell table:formula="of:=[.F802]/[.B802]" office:value-type="float" office:value="160698.564593301" calcext:value-type="float">
            <text:p>160698.564593301</text:p>
          </table:table-cell>
          <table:table-cell table:formula="of:=[.F802]/[.C802]" office:value-type="float" office:value="1014.33802710559" calcext:value-type="float">
            <text:p>1014.33802710559</text:p>
          </table:table-cell>
          <table:table-cell table:formula="of:=[.F802]/[.D802]" office:value-type="float" office:value="12646.521698202" calcext:value-type="float">
            <text:p>12646.521698202</text:p>
          </table:table-cell>
        </table:table-row>
        <table:table-row table:style-name="ro1">
          <table:table-cell/>
          <table:table-cell office:value-type="float" office:value="3.97" calcext:value-type="float">
            <text:p>3.97</text:p>
          </table:table-cell>
          <table:table-cell office:value-type="float" office:value="300.922" calcext:value-type="float">
            <text:p>300.922</text:p>
          </table:table-cell>
          <table:table-cell office:value-type="float" office:value="44.116" calcext:value-type="float">
            <text:p>44.116</text:p>
          </table:table-cell>
          <table:table-cell/>
          <table:table-cell office:value-type="float" office:value="261599" calcext:value-type="float">
            <text:p>261599</text:p>
          </table:table-cell>
          <table:table-cell office:value-type="float" office:value="104070" calcext:value-type="float">
            <text:p>104070</text:p>
          </table:table-cell>
          <table:table-cell/>
          <table:table-cell table:formula="of:=[.F803]/[.B803]" office:value-type="float" office:value="65893.9546599496" calcext:value-type="float">
            <text:p>65893.9546599496</text:p>
          </table:table-cell>
          <table:table-cell table:formula="of:=[.F803]/[.C803]" office:value-type="float" office:value="869.324941346927" calcext:value-type="float">
            <text:p>869.324941346927</text:p>
          </table:table-cell>
          <table:table-cell table:formula="of:=[.F803]/[.D803]" office:value-type="float" office:value="5929.79871248527" calcext:value-type="float">
            <text:p>5929.79871248527</text:p>
          </table:table-cell>
        </table:table-row>
        <table:table-row table:style-name="ro1">
          <table:table-cell/>
          <table:table-cell office:value-type="float" office:value="9.167" calcext:value-type="float">
            <text:p>9.167</text:p>
          </table:table-cell>
          <table:table-cell office:value-type="float" office:value="2150.178" calcext:value-type="float">
            <text:p>2150.178</text:p>
          </table:table-cell>
          <table:table-cell office:value-type="float" office:value="82.455" calcext:value-type="float">
            <text:p>82.455</text:p>
          </table:table-cell>
          <table:table-cell/>
          <table:table-cell office:value-type="float" office:value="365058" calcext:value-type="float">
            <text:p>365058</text:p>
          </table:table-cell>
          <table:table-cell office:value-type="float" office:value="169702" calcext:value-type="float">
            <text:p>169702</text:p>
          </table:table-cell>
          <table:table-cell/>
          <table:table-cell table:formula="of:=[.F804]/[.B804]" office:value-type="float" office:value="39823.0609796007" calcext:value-type="float">
            <text:p>39823.0609796007</text:p>
          </table:table-cell>
          <table:table-cell table:formula="of:=[.F804]/[.C804]" office:value-type="float" office:value="169.780362369999" calcext:value-type="float">
            <text:p>169.780362369999</text:p>
          </table:table-cell>
          <table:table-cell table:formula="of:=[.F804]/[.D804]" office:value-type="float" office:value="4427.36037838821" calcext:value-type="float">
            <text:p>4427.36037838821</text:p>
          </table:table-cell>
        </table:table-row>
        <table:table-row table:style-name="ro1">
          <table:table-cell/>
          <table:table-cell office:value-type="float" office:value="17.267" calcext:value-type="float">
            <text:p>17.267</text:p>
          </table:table-cell>
          <table:table-cell office:value-type="float" office:value="3356.804" calcext:value-type="float">
            <text:p>3356.804</text:p>
          </table:table-cell>
          <table:table-cell office:value-type="float" office:value="167.92" calcext:value-type="float">
            <text:p>167.92</text:p>
          </table:table-cell>
          <table:table-cell/>
          <table:table-cell office:value-type="float" office:value="541168" calcext:value-type="float">
            <text:p>541168</text:p>
          </table:table-cell>
          <table:table-cell office:value-type="float" office:value="210714" calcext:value-type="float">
            <text:p>210714</text:p>
          </table:table-cell>
          <table:table-cell/>
          <table:table-cell table:formula="of:=[.F805]/[.B805]" office:value-type="float" office:value="31341.1710198645" calcext:value-type="float">
            <text:p>31341.1710198645</text:p>
          </table:table-cell>
          <table:table-cell table:formula="of:=[.F805]/[.C805]" office:value-type="float" office:value="161.215251173438" calcext:value-type="float">
            <text:p>161.215251173438</text:p>
          </table:table-cell>
          <table:table-cell table:formula="of:=[.F805]/[.D805]" office:value-type="float" office:value="3222.77274892806" calcext:value-type="float">
            <text:p>3222.77274892806</text:p>
          </table:table-cell>
        </table:table-row>
        <table:table-row table:style-name="ro1">
          <table:table-cell/>
          <table:table-cell office:value-type="float" office:value="2.273" calcext:value-type="float">
            <text:p>2.273</text:p>
          </table:table-cell>
          <table:table-cell office:value-type="float" office:value="179.326" calcext:value-type="float">
            <text:p>179.326</text:p>
          </table:table-cell>
          <table:table-cell office:value-type="float" office:value="23.038" calcext:value-type="float">
            <text:p>23.038</text:p>
          </table:table-cell>
          <table:table-cell/>
          <table:table-cell office:value-type="float" office:value="200226" calcext:value-type="float">
            <text:p>200226</text:p>
          </table:table-cell>
          <table:table-cell office:value-type="float" office:value="87694" calcext:value-type="float">
            <text:p>87694</text:p>
          </table:table-cell>
          <table:table-cell/>
          <table:table-cell table:formula="of:=[.F806]/[.B806]" office:value-type="float" office:value="88088.8693356797" calcext:value-type="float">
            <text:p>88088.8693356797</text:p>
          </table:table-cell>
          <table:table-cell table:formula="of:=[.F806]/[.C806]" office:value-type="float" office:value="1116.54751681296" calcext:value-type="float">
            <text:p>1116.54751681296</text:p>
          </table:table-cell>
          <table:table-cell table:formula="of:=[.F806]/[.D806]" office:value-type="float" office:value="8691.11902074833" calcext:value-type="float">
            <text:p>8691.11902074833</text:p>
          </table:table-cell>
        </table:table-row>
        <table:table-row table:style-name="ro1">
          <table:table-cell/>
          <table:table-cell office:value-type="float" office:value="19.121" calcext:value-type="float">
            <text:p>19.121</text:p>
          </table:table-cell>
          <table:table-cell office:value-type="float" office:value="5696.176" calcext:value-type="float">
            <text:p>5696.176</text:p>
          </table:table-cell>
          <table:table-cell office:value-type="float" office:value="210.343" calcext:value-type="float">
            <text:p>210.343</text:p>
          </table:table-cell>
          <table:table-cell/>
          <table:table-cell office:value-type="float" office:value="591115" calcext:value-type="float">
            <text:p>591115</text:p>
          </table:table-cell>
          <table:table-cell office:value-type="float" office:value="216660" calcext:value-type="float">
            <text:p>216660</text:p>
          </table:table-cell>
          <table:table-cell/>
          <table:table-cell table:formula="of:=[.F807]/[.B807]" office:value-type="float" office:value="30914.4396213587" calcext:value-type="float">
            <text:p>30914.4396213587</text:p>
          </table:table-cell>
          <table:table-cell table:formula="of:=[.F807]/[.C807]" office:value-type="float" office:value="103.774005578479" calcext:value-type="float">
            <text:p>103.774005578479</text:p>
          </table:table-cell>
          <table:table-cell table:formula="of:=[.F807]/[.D807]" office:value-type="float" office:value="2810.24326932677" calcext:value-type="float">
            <text:p>2810.24326932677</text:p>
          </table:table-cell>
        </table:table-row>
        <table:table-row table:style-name="ro1">
          <table:table-cell/>
          <table:table-cell office:value-type="float" office:value="0.079" calcext:value-type="float">
            <text:p>0.079</text:p>
          </table:table-cell>
          <table:table-cell office:value-type="float" office:value="7.539" calcext:value-type="float">
            <text:p>7.539</text:p>
          </table:table-cell>
          <table:table-cell office:value-type="float" office:value="0.607" calcext:value-type="float">
            <text:p>0.607</text:p>
          </table:table-cell>
          <table:table-cell/>
          <table:table-cell office:value-type="float" office:value="38331" calcext:value-type="float">
            <text:p>38331</text:p>
          </table:table-cell>
          <table:table-cell office:value-type="float" office:value="14976" calcext:value-type="float">
            <text:p>14976</text:p>
          </table:table-cell>
          <table:table-cell/>
          <table:table-cell table:formula="of:=[.F808]/[.B808]" office:value-type="float" office:value="485202.53164557" calcext:value-type="float">
            <text:p>485202.53164557</text:p>
          </table:table-cell>
          <table:table-cell table:formula="of:=[.F808]/[.C808]" office:value-type="float" office:value="5084.36132113012" calcext:value-type="float">
            <text:p>5084.36132113012</text:p>
          </table:table-cell>
          <table:table-cell table:formula="of:=[.F808]/[.D808]" office:value-type="float" office:value="63148.2701812191" calcext:value-type="float">
            <text:p>63148.2701812191</text:p>
          </table:table-cell>
        </table:table-row>
        <table:table-row table:style-name="ro1">
          <table:table-cell/>
          <table:table-cell office:value-type="float" office:value="25.188" calcext:value-type="float">
            <text:p>25.188</text:p>
          </table:table-cell>
          <table:table-cell office:value-type="float" office:value="2286.447" calcext:value-type="float">
            <text:p>2286.447</text:p>
          </table:table-cell>
          <table:table-cell office:value-type="float" office:value="304.94" calcext:value-type="float">
            <text:p>304.94</text:p>
          </table:table-cell>
          <table:table-cell/>
          <table:table-cell office:value-type="float" office:value="688031" calcext:value-type="float">
            <text:p>688031</text:p>
          </table:table-cell>
          <table:table-cell office:value-type="float" office:value="241421" calcext:value-type="float">
            <text:p>241421</text:p>
          </table:table-cell>
          <table:table-cell/>
          <table:table-cell table:formula="of:=[.F809]/[.B809]" office:value-type="float" office:value="27315.8249960299" calcext:value-type="float">
            <text:p>27315.8249960299</text:p>
          </table:table-cell>
          <table:table-cell table:formula="of:=[.F809]/[.C809]" office:value-type="float" office:value="300.917099762207" calcext:value-type="float">
            <text:p>300.917099762207</text:p>
          </table:table-cell>
          <table:table-cell table:formula="of:=[.F809]/[.D809]" office:value-type="float" office:value="2256.2832032531" calcext:value-type="float">
            <text:p>2256.2832032531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12.798" calcext:value-type="float">
            <text:p>12.798</text:p>
          </table:table-cell>
          <table:table-cell office:value-type="float" office:value="1.496" calcext:value-type="float">
            <text:p>1.496</text:p>
          </table:table-cell>
          <table:table-cell/>
          <table:table-cell office:value-type="float" office:value="55622" calcext:value-type="float">
            <text:p>55622</text:p>
          </table:table-cell>
          <table:table-cell office:value-type="float" office:value="20458" calcext:value-type="float">
            <text:p>20458</text:p>
          </table:table-cell>
          <table:table-cell/>
          <table:table-cell table:formula="of:=[.F810]/[.B810]" office:value-type="float" office:value="337103.03030303" calcext:value-type="float">
            <text:p>337103.03030303</text:p>
          </table:table-cell>
          <table:table-cell table:formula="of:=[.F810]/[.C810]" office:value-type="float" office:value="4346.14783559931" calcext:value-type="float">
            <text:p>4346.14783559931</text:p>
          </table:table-cell>
          <table:table-cell table:formula="of:=[.F810]/[.D810]" office:value-type="float" office:value="37180.4812834225" calcext:value-type="float">
            <text:p>37180.4812834225</text:p>
          </table:table-cell>
        </table:table-row>
        <table:table-row table:style-name="ro1">
          <table:table-cell/>
          <table:table-cell office:value-type="float" office:value="8.892" calcext:value-type="float">
            <text:p>8.892</text:p>
          </table:table-cell>
          <table:table-cell office:value-type="float" office:value="690.273" calcext:value-type="float">
            <text:p>690.273</text:p>
          </table:table-cell>
          <table:table-cell office:value-type="float" office:value="101.616" calcext:value-type="float">
            <text:p>101.616</text:p>
          </table:table-cell>
          <table:table-cell/>
          <table:table-cell office:value-type="float" office:value="406479" calcext:value-type="float">
            <text:p>406479</text:p>
          </table:table-cell>
          <table:table-cell office:value-type="float" office:value="149462" calcext:value-type="float">
            <text:p>149462</text:p>
          </table:table-cell>
          <table:table-cell/>
          <table:table-cell table:formula="of:=[.F811]/[.B811]" office:value-type="float" office:value="45712.8879892038" calcext:value-type="float">
            <text:p>45712.8879892038</text:p>
          </table:table-cell>
          <table:table-cell table:formula="of:=[.F811]/[.C811]" office:value-type="float" office:value="588.867013485969" calcext:value-type="float">
            <text:p>588.867013485969</text:p>
          </table:table-cell>
          <table:table-cell table:formula="of:=[.F811]/[.D811]" office:value-type="float" office:value="4000.14761454889" calcext:value-type="float">
            <text:p>4000.14761454889</text:p>
          </table:table-cell>
        </table:table-row>
        <table:table-row table:style-name="ro1">
          <table:table-cell/>
          <table:table-cell office:value-type="float" office:value="11.556" calcext:value-type="float">
            <text:p>11.556</text:p>
          </table:table-cell>
          <table:table-cell office:value-type="float" office:value="2607.149" calcext:value-type="float">
            <text:p>2607.149</text:p>
          </table:table-cell>
          <table:table-cell office:value-type="float" office:value="140.576" calcext:value-type="float">
            <text:p>140.576</text:p>
          </table:table-cell>
          <table:table-cell/>
          <table:table-cell office:value-type="float" office:value="416140" calcext:value-type="float">
            <text:p>416140</text:p>
          </table:table-cell>
          <table:table-cell office:value-type="float" office:value="187386" calcext:value-type="float">
            <text:p>187386</text:p>
          </table:table-cell>
          <table:table-cell/>
          <table:table-cell table:formula="of:=[.F812]/[.B812]" office:value-type="float" office:value="36010.7303565247" calcext:value-type="float">
            <text:p>36010.7303565247</text:p>
          </table:table-cell>
          <table:table-cell table:formula="of:=[.F812]/[.C812]" office:value-type="float" office:value="159.614966386655" calcext:value-type="float">
            <text:p>159.614966386655</text:p>
          </table:table-cell>
          <table:table-cell table:formula="of:=[.F812]/[.D812]" office:value-type="float" office:value="2960.24926018666" calcext:value-type="float">
            <text:p>2960.24926018666</text:p>
          </table:table-cell>
        </table:table-row>
        <table:table-row table:style-name="ro1">
          <table:table-cell/>
          <table:table-cell office:value-type="float" office:value="6.95" calcext:value-type="float">
            <text:p>6.95</text:p>
          </table:table-cell>
          <table:table-cell office:value-type="float" office:value="510.204" calcext:value-type="float">
            <text:p>510.204</text:p>
          </table:table-cell>
          <table:table-cell office:value-type="float" office:value="75.338" calcext:value-type="float">
            <text:p>75.338</text:p>
          </table:table-cell>
          <table:table-cell/>
          <table:table-cell office:value-type="float" office:value="365264" calcext:value-type="float">
            <text:p>365264</text:p>
          </table:table-cell>
          <table:table-cell office:value-type="float" office:value="130838" calcext:value-type="float">
            <text:p>130838</text:p>
          </table:table-cell>
          <table:table-cell/>
          <table:table-cell table:formula="of:=[.F813]/[.B813]" office:value-type="float" office:value="52555.9712230216" calcext:value-type="float">
            <text:p>52555.9712230216</text:p>
          </table:table-cell>
          <table:table-cell table:formula="of:=[.F813]/[.C813]" office:value-type="float" office:value="715.917554546809" calcext:value-type="float">
            <text:p>715.917554546809</text:p>
          </table:table-cell>
          <table:table-cell table:formula="of:=[.F813]/[.D813]" office:value-type="float" office:value="4848.33682869203" calcext:value-type="float">
            <text:p>4848.33682869203</text:p>
          </table:table-cell>
        </table:table-row>
        <table:table-row table:style-name="ro1">
          <table:table-cell/>
          <table:table-cell office:value-type="float" office:value="2.69" calcext:value-type="float">
            <text:p>2.69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33.645" calcext:value-type="float">
            <text:p>33.645</text:p>
          </table:table-cell>
          <table:table-cell/>
          <table:table-cell office:value-type="float" office:value="214709" calcext:value-type="float">
            <text:p>214709</text:p>
          </table:table-cell>
          <table:table-cell office:value-type="float" office:value="93532" calcext:value-type="float">
            <text:p>93532</text:p>
          </table:table-cell>
          <table:table-cell/>
          <table:table-cell table:formula="of:=[.F814]/[.B814]" office:value-type="float" office:value="79817.4721189591" calcext:value-type="float">
            <text:p>79817.4721189591</text:p>
          </table:table-cell>
          <table:table-cell table:formula="of:=[.F814]/[.C814]" office:value-type="float" office:value="1213.07946552162" calcext:value-type="float">
            <text:p>1213.07946552162</text:p>
          </table:table-cell>
          <table:table-cell table:formula="of:=[.F814]/[.D814]" office:value-type="float" office:value="6381.60202110269" calcext:value-type="float">
            <text:p>6381.60202110269</text:p>
          </table:table-cell>
        </table:table-row>
        <table:table-row table:style-name="ro1">
          <table:table-cell/>
          <table:table-cell office:value-type="float" office:value="2.012" calcext:value-type="float">
            <text:p>2.012</text:p>
          </table:table-cell>
          <table:table-cell office:value-type="float" office:value="163.805" calcext:value-type="float">
            <text:p>163.805</text:p>
          </table:table-cell>
          <table:table-cell office:value-type="float" office:value="21.728" calcext:value-type="float">
            <text:p>21.728</text:p>
          </table:table-cell>
          <table:table-cell/>
          <table:table-cell office:value-type="float" office:value="184312" calcext:value-type="float">
            <text:p>184312</text:p>
          </table:table-cell>
          <table:table-cell office:value-type="float" office:value="77644" calcext:value-type="float">
            <text:p>77644</text:p>
          </table:table-cell>
          <table:table-cell/>
          <table:table-cell table:formula="of:=[.F815]/[.B815]" office:value-type="float" office:value="91606.3618290258" calcext:value-type="float">
            <text:p>91606.3618290258</text:p>
          </table:table-cell>
          <table:table-cell table:formula="of:=[.F815]/[.C815]" office:value-type="float" office:value="1125.19153871982" calcext:value-type="float">
            <text:p>1125.19153871982</text:p>
          </table:table-cell>
          <table:table-cell table:formula="of:=[.F815]/[.D815]" office:value-type="float" office:value="8482.69513991163" calcext:value-type="float">
            <text:p>8482.69513991163</text:p>
          </table:table-cell>
        </table:table-row>
        <table:table-row table:style-name="ro1">
          <table:table-cell/>
          <table:table-cell office:value-type="float" office:value="2.611" calcext:value-type="float">
            <text:p>2.611</text:p>
          </table:table-cell>
          <table:table-cell office:value-type="float" office:value="403.838" calcext:value-type="float">
            <text:p>403.838</text:p>
          </table:table-cell>
          <table:table-cell office:value-type="float" office:value="34.033" calcext:value-type="float">
            <text:p>34.033</text:p>
          </table:table-cell>
          <table:table-cell/>
          <table:table-cell office:value-type="float" office:value="227627" calcext:value-type="float">
            <text:p>227627</text:p>
          </table:table-cell>
          <table:table-cell office:value-type="float" office:value="84482" calcext:value-type="float">
            <text:p>84482</text:p>
          </table:table-cell>
          <table:table-cell/>
          <table:table-cell table:formula="of:=[.F816]/[.B816]" office:value-type="float" office:value="87180.0076599004" calcext:value-type="float">
            <text:p>87180.0076599004</text:p>
          </table:table-cell>
          <table:table-cell table:formula="of:=[.F816]/[.C816]" office:value-type="float" office:value="563.659190071266" calcext:value-type="float">
            <text:p>563.659190071266</text:p>
          </table:table-cell>
          <table:table-cell table:formula="of:=[.F816]/[.D816]" office:value-type="float" office:value="6688.42006288015" calcext:value-type="float">
            <text:p>6688.42006288015</text:p>
          </table:table-cell>
        </table:table-row>
        <table:table-row table:style-name="ro1">
          <table:table-cell/>
          <table:table-cell office:value-type="float" office:value="0.705" calcext:value-type="float">
            <text:p>0.705</text:p>
          </table:table-cell>
          <table:table-cell office:value-type="float" office:value="62.266" calcext:value-type="float">
            <text:p>62.266</text:p>
          </table:table-cell>
          <table:table-cell office:value-type="float" office:value="8.743" calcext:value-type="float">
            <text:p>8.743</text:p>
          </table:table-cell>
          <table:table-cell/>
          <table:table-cell office:value-type="float" office:value="127379" calcext:value-type="float">
            <text:p>127379</text:p>
          </table:table-cell>
          <table:table-cell office:value-type="float" office:value="44070" calcext:value-type="float">
            <text:p>44070</text:p>
          </table:table-cell>
          <table:table-cell/>
          <table:table-cell table:formula="of:=[.F817]/[.B817]" office:value-type="float" office:value="180679.432624113" calcext:value-type="float">
            <text:p>180679.432624113</text:p>
          </table:table-cell>
          <table:table-cell table:formula="of:=[.F817]/[.C817]" office:value-type="float" office:value="2045.72318761443" calcext:value-type="float">
            <text:p>2045.72318761443</text:p>
          </table:table-cell>
          <table:table-cell table:formula="of:=[.F817]/[.D817]" office:value-type="float" office:value="14569.2554043235" calcext:value-type="float">
            <text:p>14569.2554043235</text:p>
          </table:table-cell>
        </table:table-row>
        <table:table-row table:style-name="ro1">
          <table:table-cell/>
          <table:table-cell office:value-type="float" office:value="6.78" calcext:value-type="float">
            <text:p>6.78</text:p>
          </table:table-cell>
          <table:table-cell office:value-type="float" office:value="532.298" calcext:value-type="float">
            <text:p>532.298</text:p>
          </table:table-cell>
          <table:table-cell office:value-type="float" office:value="86.638" calcext:value-type="float">
            <text:p>86.638</text:p>
          </table:table-cell>
          <table:table-cell/>
          <table:table-cell office:value-type="float" office:value="359490" calcext:value-type="float">
            <text:p>359490</text:p>
          </table:table-cell>
          <table:table-cell office:value-type="float" office:value="133861" calcext:value-type="float">
            <text:p>133861</text:p>
          </table:table-cell>
          <table:table-cell/>
          <table:table-cell table:formula="of:=[.F818]/[.B818]" office:value-type="float" office:value="53022.1238938053" calcext:value-type="float">
            <text:p>53022.1238938053</text:p>
          </table:table-cell>
          <table:table-cell table:formula="of:=[.F818]/[.C818]" office:value-type="float" office:value="675.354782471473" calcext:value-type="float">
            <text:p>675.354782471473</text:p>
          </table:table-cell>
          <table:table-cell table:formula="of:=[.F818]/[.D818]" office:value-type="float" office:value="4149.33401048039" calcext:value-type="float">
            <text:p>4149.33401048039</text:p>
          </table:table-cell>
        </table:table-row>
        <table:table-row table:style-name="ro1">
          <table:table-cell/>
          <table:table-cell office:value-type="float" office:value="0.582" calcext:value-type="float">
            <text:p>0.582</text:p>
          </table:table-cell>
          <table:table-cell office:value-type="float" office:value="65.118" calcext:value-type="float">
            <text:p>65.118</text:p>
          </table:table-cell>
          <table:table-cell office:value-type="float" office:value="9.104" calcext:value-type="float">
            <text:p>9.104</text:p>
          </table:table-cell>
          <table:table-cell/>
          <table:table-cell office:value-type="float" office:value="119005" calcext:value-type="float">
            <text:p>119005</text:p>
          </table:table-cell>
          <table:table-cell office:value-type="float" office:value="40796" calcext:value-type="float">
            <text:p>40796</text:p>
          </table:table-cell>
          <table:table-cell/>
          <table:table-cell table:formula="of:=[.F819]/[.B819]" office:value-type="float" office:value="204475.945017182" calcext:value-type="float">
            <text:p>204475.945017182</text:p>
          </table:table-cell>
          <table:table-cell table:formula="of:=[.F819]/[.C819]" office:value-type="float" office:value="1827.52848674714" calcext:value-type="float">
            <text:p>1827.52848674714</text:p>
          </table:table-cell>
          <table:table-cell table:formula="of:=[.F819]/[.D819]" office:value-type="float" office:value="13071.7267135325" calcext:value-type="float">
            <text:p>13071.7267135325</text:p>
          </table:table-cell>
        </table:table-row>
        <table:table-row table:style-name="ro1">
          <table:table-cell/>
          <table:table-cell office:value-type="float" office:value="0.189" calcext:value-type="float">
            <text:p>0.189</text:p>
          </table:table-cell>
          <table:table-cell office:value-type="float" office:value="13.357" calcext:value-type="float">
            <text:p>13.357</text:p>
          </table:table-cell>
          <table:table-cell office:value-type="float" office:value="1.897" calcext:value-type="float">
            <text:p>1.897</text:p>
          </table:table-cell>
          <table:table-cell/>
          <table:table-cell office:value-type="float" office:value="58696" calcext:value-type="float">
            <text:p>58696</text:p>
          </table:table-cell>
          <table:table-cell office:value-type="float" office:value="26546" calcext:value-type="float">
            <text:p>26546</text:p>
          </table:table-cell>
          <table:table-cell/>
          <table:table-cell table:formula="of:=[.F820]/[.B820]" office:value-type="float" office:value="310560.846560847" calcext:value-type="float">
            <text:p>310560.846560847</text:p>
          </table:table-cell>
          <table:table-cell table:formula="of:=[.F820]/[.C820]" office:value-type="float" office:value="4394.39994010631" calcext:value-type="float">
            <text:p>4394.39994010631</text:p>
          </table:table-cell>
          <table:table-cell table:formula="of:=[.F820]/[.D820]" office:value-type="float" office:value="30941.4865577227" calcext:value-type="float">
            <text:p>30941.4865577227</text:p>
          </table:table-cell>
        </table:table-row>
        <table:table-row table:style-name="ro1">
          <table:table-cell/>
          <table:table-cell office:value-type="float" office:value="1.329" calcext:value-type="float">
            <text:p>1.329</text:p>
          </table:table-cell>
          <table:table-cell office:value-type="float" office:value="225.029" calcext:value-type="float">
            <text:p>225.029</text:p>
          </table:table-cell>
          <table:table-cell office:value-type="float" office:value="18.224" calcext:value-type="float">
            <text:p>18.224</text:p>
          </table:table-cell>
          <table:table-cell/>
          <table:table-cell office:value-type="float" office:value="176523" calcext:value-type="float">
            <text:p>176523</text:p>
          </table:table-cell>
          <table:table-cell office:value-type="float" office:value="66260" calcext:value-type="float">
            <text:p>66260</text:p>
          </table:table-cell>
          <table:table-cell/>
          <table:table-cell table:formula="of:=[.F821]/[.B821]" office:value-type="float" office:value="132823.927765237" calcext:value-type="float">
            <text:p>132823.927765237</text:p>
          </table:table-cell>
          <table:table-cell table:formula="of:=[.F821]/[.C821]" office:value-type="float" office:value="784.445560349999" calcext:value-type="float">
            <text:p>784.445560349999</text:p>
          </table:table-cell>
          <table:table-cell table:formula="of:=[.F821]/[.D821]" office:value-type="float" office:value="9686.29280070237" calcext:value-type="float">
            <text:p>9686.29280070237</text:p>
          </table:table-cell>
        </table:table-row>
        <table:table-row table:style-name="ro1">
          <table:table-cell/>
          <table:table-cell office:value-type="float" office:value="10.804" calcext:value-type="float">
            <text:p>10.804</text:p>
          </table:table-cell>
          <table:table-cell office:value-type="float" office:value="1865.141" calcext:value-type="float">
            <text:p>1865.141</text:p>
          </table:table-cell>
          <table:table-cell office:value-type="float" office:value="148.303" calcext:value-type="float">
            <text:p>148.303</text:p>
          </table:table-cell>
          <table:table-cell/>
          <table:table-cell office:value-type="float" office:value="447528" calcext:value-type="float">
            <text:p>447528</text:p>
          </table:table-cell>
          <table:table-cell office:value-type="float" office:value="162637" calcext:value-type="float">
            <text:p>162637</text:p>
          </table:table-cell>
          <table:table-cell/>
          <table:table-cell table:formula="of:=[.F822]/[.B822]" office:value-type="float" office:value="41422.4361347649" calcext:value-type="float">
            <text:p>41422.4361347649</text:p>
          </table:table-cell>
          <table:table-cell table:formula="of:=[.F822]/[.C822]" office:value-type="float" office:value="239.943253619968" calcext:value-type="float">
            <text:p>239.943253619968</text:p>
          </table:table-cell>
          <table:table-cell table:formula="of:=[.F822]/[.D822]" office:value-type="float" office:value="3017.65979110335" calcext:value-type="float">
            <text:p>3017.65979110335</text:p>
          </table:table-cell>
        </table:table-row>
        <table:table-row table:style-name="ro1">
          <table:table-cell/>
          <table:table-cell office:value-type="float" office:value="10.384" calcext:value-type="float">
            <text:p>10.384</text:p>
          </table:table-cell>
          <table:table-cell office:value-type="float" office:value="1396.397" calcext:value-type="float">
            <text:p>1396.397</text:p>
          </table:table-cell>
          <table:table-cell office:value-type="float" office:value="114.562" calcext:value-type="float">
            <text:p>114.562</text:p>
          </table:table-cell>
          <table:table-cell/>
          <table:table-cell office:value-type="float" office:value="433461" calcext:value-type="float">
            <text:p>433461</text:p>
          </table:table-cell>
          <table:table-cell office:value-type="float" office:value="160928" calcext:value-type="float">
            <text:p>160928</text:p>
          </table:table-cell>
          <table:table-cell/>
          <table:table-cell table:formula="of:=[.F823]/[.B823]" office:value-type="float" office:value="41743.1625577812" calcext:value-type="float">
            <text:p>41743.1625577812</text:p>
          </table:table-cell>
          <table:table-cell table:formula="of:=[.F823]/[.C823]" office:value-type="float" office:value="310.413872272713" calcext:value-type="float">
            <text:p>310.413872272713</text:p>
          </table:table-cell>
          <table:table-cell table:formula="of:=[.F823]/[.D823]" office:value-type="float" office:value="3783.63680801662" calcext:value-type="float">
            <text:p>3783.63680801662</text:p>
          </table:table-cell>
        </table:table-row>
        <table:table-row table:style-name="ro1">
          <table:table-cell/>
          <table:table-cell office:value-type="float" office:value="3.861" calcext:value-type="float">
            <text:p>3.861</text:p>
          </table:table-cell>
          <table:table-cell office:value-type="float" office:value="276.815" calcext:value-type="float">
            <text:p>276.815</text:p>
          </table:table-cell>
          <table:table-cell office:value-type="float" office:value="35.935" calcext:value-type="float">
            <text:p>35.935</text:p>
          </table:table-cell>
          <table:table-cell/>
          <table:table-cell office:value-type="float" office:value="243599" calcext:value-type="float">
            <text:p>243599</text:p>
          </table:table-cell>
          <table:table-cell office:value-type="float" office:value="111480" calcext:value-type="float">
            <text:p>111480</text:p>
          </table:table-cell>
          <table:table-cell/>
          <table:table-cell table:formula="of:=[.F824]/[.B824]" office:value-type="float" office:value="63092.2040922041" calcext:value-type="float">
            <text:p>63092.2040922041</text:p>
          </table:table-cell>
          <table:table-cell table:formula="of:=[.F824]/[.C824]" office:value-type="float" office:value="880.006502537796" calcext:value-type="float">
            <text:p>880.006502537796</text:p>
          </table:table-cell>
          <table:table-cell table:formula="of:=[.F824]/[.D824]" office:value-type="float" office:value="6778.87853068039" calcext:value-type="float">
            <text:p>6778.87853068039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52.078" calcext:value-type="float">
            <text:p>52.078</text:p>
          </table:table-cell>
          <table:table-cell office:value-type="float" office:value="8.06" calcext:value-type="float">
            <text:p>8.06</text:p>
          </table:table-cell>
          <table:table-cell/>
          <table:table-cell office:value-type="float" office:value="118011" calcext:value-type="float">
            <text:p>118011</text:p>
          </table:table-cell>
          <table:table-cell office:value-type="float" office:value="41820" calcext:value-type="float">
            <text:p>41820</text:p>
          </table:table-cell>
          <table:table-cell/>
          <table:table-cell table:formula="of:=[.F825]/[.B825]" office:value-type="float" office:value="210733.928571429" calcext:value-type="float">
            <text:p>210733.928571429</text:p>
          </table:table-cell>
          <table:table-cell table:formula="of:=[.F825]/[.C825]" office:value-type="float" office:value="2266.04324282807" calcext:value-type="float">
            <text:p>2266.04324282807</text:p>
          </table:table-cell>
          <table:table-cell table:formula="of:=[.F825]/[.D825]" office:value-type="float" office:value="14641.5632754342" calcext:value-type="float">
            <text:p>14641.5632754342</text:p>
          </table:table-cell>
        </table:table-row>
        <table:table-row table:style-name="ro1">
          <table:table-cell/>
          <table:table-cell office:value-type="float" office:value="1.221" calcext:value-type="float">
            <text:p>1.221</text:p>
          </table:table-cell>
          <table:table-cell office:value-type="float" office:value="143.702" calcext:value-type="float">
            <text:p>143.702</text:p>
          </table:table-cell>
          <table:table-cell office:value-type="float" office:value="15.703" calcext:value-type="float">
            <text:p>15.703</text:p>
          </table:table-cell>
          <table:table-cell/>
          <table:table-cell office:value-type="float" office:value="167340" calcext:value-type="float">
            <text:p>167340</text:p>
          </table:table-cell>
          <table:table-cell office:value-type="float" office:value="64824" calcext:value-type="float">
            <text:p>64824</text:p>
          </table:table-cell>
          <table:table-cell/>
          <table:table-cell table:formula="of:=[.F826]/[.B826]" office:value-type="float" office:value="137051.597051597" calcext:value-type="float">
            <text:p>137051.597051597</text:p>
          </table:table-cell>
          <table:table-cell table:formula="of:=[.F826]/[.C826]" office:value-type="float" office:value="1164.49318729036" calcext:value-type="float">
            <text:p>1164.49318729036</text:p>
          </table:table-cell>
          <table:table-cell table:formula="of:=[.F826]/[.D826]" office:value-type="float" office:value="10656.562440298" calcext:value-type="float">
            <text:p>10656.562440298</text:p>
          </table:table-cell>
        </table:table-row>
        <table:table-row table:style-name="ro1">
          <table:table-cell/>
          <table:table-cell office:value-type="float" office:value="0.318" calcext:value-type="float">
            <text:p>0.318</text:p>
          </table:table-cell>
          <table:table-cell office:value-type="float" office:value="40.298" calcext:value-type="float">
            <text:p>40.298</text:p>
          </table:table-cell>
          <table:table-cell office:value-type="float" office:value="2.798" calcext:value-type="float">
            <text:p>2.798</text:p>
          </table:table-cell>
          <table:table-cell/>
          <table:table-cell office:value-type="float" office:value="76461" calcext:value-type="float">
            <text:p>76461</text:p>
          </table:table-cell>
          <table:table-cell office:value-type="float" office:value="32160" calcext:value-type="float">
            <text:p>32160</text:p>
          </table:table-cell>
          <table:table-cell/>
          <table:table-cell table:formula="of:=[.F827]/[.B827]" office:value-type="float" office:value="240443.396226415" calcext:value-type="float">
            <text:p>240443.396226415</text:p>
          </table:table-cell>
          <table:table-cell table:formula="of:=[.F827]/[.C827]" office:value-type="float" office:value="1897.38944860787" calcext:value-type="float">
            <text:p>1897.38944860787</text:p>
          </table:table-cell>
          <table:table-cell table:formula="of:=[.F827]/[.D827]" office:value-type="float" office:value="27327.0192994996" calcext:value-type="float">
            <text:p>27327.0192994996</text:p>
          </table:table-cell>
        </table:table-row>
        <table:table-row table:style-name="ro1">
          <table:table-cell/>
          <table:table-cell office:value-type="float" office:value="5.236" calcext:value-type="float">
            <text:p>5.236</text:p>
          </table:table-cell>
          <table:table-cell office:value-type="float" office:value="918.276" calcext:value-type="float">
            <text:p>918.276</text:p>
          </table:table-cell>
          <table:table-cell office:value-type="float" office:value="60.292" calcext:value-type="float">
            <text:p>60.292</text:p>
          </table:table-cell>
          <table:table-cell/>
          <table:table-cell office:value-type="float" office:value="318346" calcext:value-type="float">
            <text:p>318346</text:p>
          </table:table-cell>
          <table:table-cell office:value-type="float" office:value="112190" calcext:value-type="float">
            <text:p>112190</text:p>
          </table:table-cell>
          <table:table-cell/>
          <table:table-cell table:formula="of:=[.F828]/[.B828]" office:value-type="float" office:value="60799.4652406417" calcext:value-type="float">
            <text:p>60799.4652406417</text:p>
          </table:table-cell>
          <table:table-cell table:formula="of:=[.F828]/[.C828]" office:value-type="float" office:value="346.677905117851" calcext:value-type="float">
            <text:p>346.677905117851</text:p>
          </table:table-cell>
          <table:table-cell table:formula="of:=[.F828]/[.D828]" office:value-type="float" office:value="5280.07032442115" calcext:value-type="float">
            <text:p>5280.07032442115</text:p>
          </table:table-cell>
        </table:table-row>
        <table:table-row table:style-name="ro1">
          <table:table-cell/>
          <table:table-cell office:value-type="float" office:value="22.92" calcext:value-type="float">
            <text:p>22.92</text:p>
          </table:table-cell>
          <table:table-cell office:value-type="float" office:value="1441.911" calcext:value-type="float">
            <text:p>1441.911</text:p>
          </table:table-cell>
          <table:table-cell office:value-type="float" office:value="245.618" calcext:value-type="float">
            <text:p>245.618</text:p>
          </table:table-cell>
          <table:table-cell/>
          <table:table-cell office:value-type="float" office:value="603129" calcext:value-type="float">
            <text:p>603129</text:p>
          </table:table-cell>
          <table:table-cell office:value-type="float" office:value="251104" calcext:value-type="float">
            <text:p>251104</text:p>
          </table:table-cell>
          <table:table-cell/>
          <table:table-cell table:formula="of:=[.F829]/[.B829]" office:value-type="float" office:value="26314.5287958115" calcext:value-type="float">
            <text:p>26314.5287958115</text:p>
          </table:table-cell>
          <table:table-cell table:formula="of:=[.F829]/[.C829]" office:value-type="float" office:value="418.284484964745" calcext:value-type="float">
            <text:p>418.284484964745</text:p>
          </table:table-cell>
          <table:table-cell table:formula="of:=[.F829]/[.D829]" office:value-type="float" office:value="2455.55700315123" calcext:value-type="float">
            <text:p>2455.55700315123</text:p>
          </table:table-cell>
        </table:table-row>
        <table:table-row table:style-name="ro1">
          <table:table-cell/>
          <table:table-cell office:value-type="float" office:value="2.145" calcext:value-type="float">
            <text:p>2.145</text:p>
          </table:table-cell>
          <table:table-cell office:value-type="float" office:value="332.796" calcext:value-type="float">
            <text:p>332.796</text:p>
          </table:table-cell>
          <table:table-cell office:value-type="float" office:value="20.444" calcext:value-type="float">
            <text:p>20.444</text:p>
          </table:table-cell>
          <table:table-cell/>
          <table:table-cell office:value-type="float" office:value="189233" calcext:value-type="float">
            <text:p>189233</text:p>
          </table:table-cell>
          <table:table-cell office:value-type="float" office:value="80530" calcext:value-type="float">
            <text:p>80530</text:p>
          </table:table-cell>
          <table:table-cell/>
          <table:table-cell table:formula="of:=[.F830]/[.B830]" office:value-type="float" office:value="88220.5128205128" calcext:value-type="float">
            <text:p>88220.5128205128</text:p>
          </table:table-cell>
          <table:table-cell table:formula="of:=[.F830]/[.C830]" office:value-type="float" office:value="568.615608360677" calcext:value-type="float">
            <text:p>568.615608360677</text:p>
          </table:table-cell>
          <table:table-cell table:formula="of:=[.F830]/[.D830]" office:value-type="float" office:value="9256.16317746038" calcext:value-type="float">
            <text:p>9256.16317746038</text:p>
          </table:table-cell>
        </table:table-row>
        <table:table-row table:style-name="ro1">
          <table:table-cell/>
          <table:table-cell office:value-type="float" office:value="0.416" calcext:value-type="float">
            <text:p>0.416</text:p>
          </table:table-cell>
          <table:table-cell office:value-type="float" office:value="27.042" calcext:value-type="float">
            <text:p>27.042</text:p>
          </table:table-cell>
          <table:table-cell office:value-type="float" office:value="3.968" calcext:value-type="float">
            <text:p>3.968</text:p>
          </table:table-cell>
          <table:table-cell/>
          <table:table-cell office:value-type="float" office:value="82773" calcext:value-type="float">
            <text:p>82773</text:p>
          </table:table-cell>
          <table:table-cell office:value-type="float" office:value="41392" calcext:value-type="float">
            <text:p>41392</text:p>
          </table:table-cell>
          <table:table-cell/>
          <table:table-cell table:formula="of:=[.F831]/[.B831]" office:value-type="float" office:value="198973.557692308" calcext:value-type="float">
            <text:p>198973.557692308</text:p>
          </table:table-cell>
          <table:table-cell table:formula="of:=[.F831]/[.C831]" office:value-type="float" office:value="3060.9052584868" calcext:value-type="float">
            <text:p>3060.9052584868</text:p>
          </table:table-cell>
          <table:table-cell table:formula="of:=[.F831]/[.D831]" office:value-type="float" office:value="20860.1310483871" calcext:value-type="float">
            <text:p>20860.1310483871</text:p>
          </table:table-cell>
        </table:table-row>
        <table:table-row table:style-name="ro1">
          <table:table-cell/>
          <table:table-cell office:value-type="float" office:value="13.835" calcext:value-type="float">
            <text:p>13.835</text:p>
          </table:table-cell>
          <table:table-cell office:value-type="float" office:value="1656.631" calcext:value-type="float">
            <text:p>1656.631</text:p>
          </table:table-cell>
          <table:table-cell office:value-type="float" office:value="171.572" calcext:value-type="float">
            <text:p>171.572</text:p>
          </table:table-cell>
          <table:table-cell/>
          <table:table-cell office:value-type="float" office:value="481334" calcext:value-type="float">
            <text:p>481334</text:p>
          </table:table-cell>
          <table:table-cell office:value-type="float" office:value="192733" calcext:value-type="float">
            <text:p>192733</text:p>
          </table:table-cell>
          <table:table-cell/>
          <table:table-cell table:formula="of:=[.F832]/[.B832]" office:value-type="float" office:value="34791.0372244308" calcext:value-type="float">
            <text:p>34791.0372244308</text:p>
          </table:table-cell>
          <table:table-cell table:formula="of:=[.F832]/[.C832]" office:value-type="float" office:value="290.549917271861" calcext:value-type="float">
            <text:p>290.549917271861</text:p>
          </table:table-cell>
          <table:table-cell table:formula="of:=[.F832]/[.D832]" office:value-type="float" office:value="2805.43445317418" calcext:value-type="float">
            <text:p>2805.43445317418</text:p>
          </table:table-cell>
        </table:table-row>
        <table:table-row table:style-name="ro1">
          <table:table-cell/>
          <table:table-cell office:value-type="float" office:value="12.78" calcext:value-type="float">
            <text:p>12.78</text:p>
          </table:table-cell>
          <table:table-cell office:value-type="float" office:value="1381.338" calcext:value-type="float">
            <text:p>1381.338</text:p>
          </table:table-cell>
          <table:table-cell office:value-type="float" office:value="173.608" calcext:value-type="float">
            <text:p>173.608</text:p>
          </table:table-cell>
          <table:table-cell/>
          <table:table-cell office:value-type="float" office:value="490230" calcext:value-type="float">
            <text:p>490230</text:p>
          </table:table-cell>
          <table:table-cell office:value-type="float" office:value="175547" calcext:value-type="float">
            <text:p>175547</text:p>
          </table:table-cell>
          <table:table-cell/>
          <table:table-cell table:formula="of:=[.F833]/[.B833]" office:value-type="float" office:value="38359.1549295775" calcext:value-type="float">
            <text:p>38359.1549295775</text:p>
          </table:table-cell>
          <table:table-cell table:formula="of:=[.F833]/[.C833]" office:value-type="float" office:value="354.895036551517" calcext:value-type="float">
            <text:p>354.895036551517</text:p>
          </table:table-cell>
          <table:table-cell table:formula="of:=[.F833]/[.D833]" office:value-type="float" office:value="2823.7754020552" calcext:value-type="float">
            <text:p>2823.7754020552</text:p>
          </table:table-cell>
        </table:table-row>
        <table:table-row table:style-name="ro1">
          <table:table-cell/>
          <table:table-cell office:value-type="float" office:value="29.782" calcext:value-type="float">
            <text:p>29.782</text:p>
          </table:table-cell>
          <table:table-cell office:value-type="float" office:value="2700.934" calcext:value-type="float">
            <text:p>2700.934</text:p>
          </table:table-cell>
          <table:table-cell office:value-type="float" office:value="356.775" calcext:value-type="float">
            <text:p>356.775</text:p>
          </table:table-cell>
          <table:table-cell/>
          <table:table-cell office:value-type="float" office:value="732063" calcext:value-type="float">
            <text:p>732063</text:p>
          </table:table-cell>
          <table:table-cell office:value-type="float" office:value="270606" calcext:value-type="float">
            <text:p>270606</text:p>
          </table:table-cell>
          <table:table-cell/>
          <table:table-cell table:formula="of:=[.F834]/[.B834]" office:value-type="float" office:value="24580.7198979249" calcext:value-type="float">
            <text:p>24580.7198979249</text:p>
          </table:table-cell>
          <table:table-cell table:formula="of:=[.F834]/[.C834]" office:value-type="float" office:value="271.040684444714" calcext:value-type="float">
            <text:p>271.040684444714</text:p>
          </table:table-cell>
          <table:table-cell table:formula="of:=[.F834]/[.D834]" office:value-type="float" office:value="2051.88984654194" calcext:value-type="float">
            <text:p>2051.88984654194</text:p>
          </table:table-cell>
        </table:table-row>
        <table:table-row table:style-name="ro1">
          <table:table-cell/>
          <table:table-cell office:value-type="float" office:value="0.202" calcext:value-type="float">
            <text:p>0.202</text:p>
          </table:table-cell>
          <table:table-cell office:value-type="float" office:value="8.365" calcext:value-type="float">
            <text:p>8.365</text:p>
          </table:table-cell>
          <table:table-cell office:value-type="float" office:value="1.263" calcext:value-type="float">
            <text:p>1.263</text:p>
          </table:table-cell>
          <table:table-cell/>
          <table:table-cell office:value-type="float" office:value="49213" calcext:value-type="float">
            <text:p>49213</text:p>
          </table:table-cell>
          <table:table-cell office:value-type="float" office:value="20198" calcext:value-type="float">
            <text:p>20198</text:p>
          </table:table-cell>
          <table:table-cell/>
          <table:table-cell table:formula="of:=[.F835]/[.B835]" office:value-type="float" office:value="243628.712871287" calcext:value-type="float">
            <text:p>243628.712871287</text:p>
          </table:table-cell>
          <table:table-cell table:formula="of:=[.F835]/[.C835]" office:value-type="float" office:value="5883.20382546324" calcext:value-type="float">
            <text:p>5883.20382546324</text:p>
          </table:table-cell>
          <table:table-cell table:formula="of:=[.F835]/[.D835]" office:value-type="float" office:value="38965.1623119557" calcext:value-type="float">
            <text:p>38965.1623119557</text:p>
          </table:table-cell>
        </table:table-row>
        <table:table-row table:style-name="ro1">
          <table:table-cell/>
          <table:table-cell office:value-type="float" office:value="6.533" calcext:value-type="float">
            <text:p>6.533</text:p>
          </table:table-cell>
          <table:table-cell office:value-type="float" office:value="616.237" calcext:value-type="float">
            <text:p>616.237</text:p>
          </table:table-cell>
          <table:table-cell office:value-type="float" office:value="71.217" calcext:value-type="float">
            <text:p>71.217</text:p>
          </table:table-cell>
          <table:table-cell/>
          <table:table-cell office:value-type="float" office:value="345190" calcext:value-type="float">
            <text:p>345190</text:p>
          </table:table-cell>
          <table:table-cell office:value-type="float" office:value="130108" calcext:value-type="float">
            <text:p>130108</text:p>
          </table:table-cell>
          <table:table-cell/>
          <table:table-cell table:formula="of:=[.F836]/[.B836]" office:value-type="float" office:value="52837.8998928517" calcext:value-type="float">
            <text:p>52837.8998928517</text:p>
          </table:table-cell>
          <table:table-cell table:formula="of:=[.F836]/[.C836]" office:value-type="float" office:value="560.157861342308" calcext:value-type="float">
            <text:p>560.157861342308</text:p>
          </table:table-cell>
          <table:table-cell table:formula="of:=[.F836]/[.D836]" office:value-type="float" office:value="4847.01686395102" calcext:value-type="float">
            <text:p>4847.01686395102</text:p>
          </table:table-cell>
        </table:table-row>
        <table:table-row table:style-name="ro1">
          <table:table-cell/>
          <table:table-cell office:value-type="float" office:value="0.872" calcext:value-type="float">
            <text:p>0.872</text:p>
          </table:table-cell>
          <table:table-cell office:value-type="float" office:value="66.505" calcext:value-type="float">
            <text:p>66.505</text:p>
          </table:table-cell>
          <table:table-cell office:value-type="float" office:value="9.119" calcext:value-type="float">
            <text:p>9.119</text:p>
          </table:table-cell>
          <table:table-cell/>
          <table:table-cell office:value-type="float" office:value="134316" calcext:value-type="float">
            <text:p>134316</text:p>
          </table:table-cell>
          <table:table-cell office:value-type="float" office:value="51001" calcext:value-type="float">
            <text:p>51001</text:p>
          </table:table-cell>
          <table:table-cell/>
          <table:table-cell table:formula="of:=[.F837]/[.B837]" office:value-type="float" office:value="154032.110091743" calcext:value-type="float">
            <text:p>154032.110091743</text:p>
          </table:table-cell>
          <table:table-cell table:formula="of:=[.F837]/[.C837]" office:value-type="float" office:value="2019.63762123149" calcext:value-type="float">
            <text:p>2019.63762123149</text:p>
          </table:table-cell>
          <table:table-cell table:formula="of:=[.F837]/[.D837]" office:value-type="float" office:value="14729.2466279197" calcext:value-type="float">
            <text:p>14729.2466279197</text:p>
          </table:table-cell>
        </table:table-row>
        <table:table-row table:style-name="ro1">
          <table:table-cell/>
          <table:table-cell office:value-type="float" office:value="1.912" calcext:value-type="float">
            <text:p>1.912</text:p>
          </table:table-cell>
          <table:table-cell office:value-type="float" office:value="352.386" calcext:value-type="float">
            <text:p>352.386</text:p>
          </table:table-cell>
          <table:table-cell office:value-type="float" office:value="23.44" calcext:value-type="float">
            <text:p>23.44</text:p>
          </table:table-cell>
          <table:table-cell/>
          <table:table-cell office:value-type="float" office:value="178421" calcext:value-type="float">
            <text:p>178421</text:p>
          </table:table-cell>
          <table:table-cell office:value-type="float" office:value="77486" calcext:value-type="float">
            <text:p>77486</text:p>
          </table:table-cell>
          <table:table-cell/>
          <table:table-cell table:formula="of:=[.F838]/[.B838]" office:value-type="float" office:value="93316.4225941423" calcext:value-type="float">
            <text:p>93316.4225941423</text:p>
          </table:table-cell>
          <table:table-cell table:formula="of:=[.F838]/[.C838]" office:value-type="float" office:value="506.322612135556" calcext:value-type="float">
            <text:p>506.322612135556</text:p>
          </table:table-cell>
          <table:table-cell table:formula="of:=[.F838]/[.D838]" office:value-type="float" office:value="7611.81740614335" calcext:value-type="float">
            <text:p>7611.81740614335</text:p>
          </table:table-cell>
        </table:table-row>
        <table:table-row table:style-name="ro1">
          <table:table-cell/>
          <table:table-cell office:value-type="float" office:value="9.06" calcext:value-type="float">
            <text:p>9.06</text:p>
          </table:table-cell>
          <table:table-cell office:value-type="float" office:value="801.809" calcext:value-type="float">
            <text:p>801.809</text:p>
          </table:table-cell>
          <table:table-cell office:value-type="float" office:value="109.867" calcext:value-type="float">
            <text:p>109.867</text:p>
          </table:table-cell>
          <table:table-cell/>
          <table:table-cell office:value-type="float" office:value="409117" calcext:value-type="float">
            <text:p>409117</text:p>
          </table:table-cell>
          <table:table-cell office:value-type="float" office:value="150179" calcext:value-type="float">
            <text:p>150179</text:p>
          </table:table-cell>
          <table:table-cell/>
          <table:table-cell table:formula="of:=[.F839]/[.B839]" office:value-type="float" office:value="45156.4017660044" calcext:value-type="float">
            <text:p>45156.4017660044</text:p>
          </table:table-cell>
          <table:table-cell table:formula="of:=[.F839]/[.C839]" office:value-type="float" office:value="510.242464227765" calcext:value-type="float">
            <text:p>510.242464227765</text:p>
          </table:table-cell>
          <table:table-cell table:formula="of:=[.F839]/[.D839]" office:value-type="float" office:value="3723.74780416322" calcext:value-type="float">
            <text:p>3723.74780416322</text:p>
          </table:table-cell>
        </table:table-row>
        <table:table-row table:style-name="ro1">
          <table:table-cell/>
          <table:table-cell office:value-type="float" office:value="2.331" calcext:value-type="float">
            <text:p>2.331</text:p>
          </table:table-cell>
          <table:table-cell office:value-type="float" office:value="136.23" calcext:value-type="float">
            <text:p>136.23</text:p>
          </table:table-cell>
          <table:table-cell office:value-type="float" office:value="23.834" calcext:value-type="float">
            <text:p>23.834</text:p>
          </table:table-cell>
          <table:table-cell/>
          <table:table-cell office:value-type="float" office:value="193905" calcext:value-type="float">
            <text:p>193905</text:p>
          </table:table-cell>
          <table:table-cell office:value-type="float" office:value="86552" calcext:value-type="float">
            <text:p>86552</text:p>
          </table:table-cell>
          <table:table-cell/>
          <table:table-cell table:formula="of:=[.F840]/[.B840]" office:value-type="float" office:value="83185.3281853282" calcext:value-type="float">
            <text:p>83185.3281853282</text:p>
          </table:table-cell>
          <table:table-cell table:formula="of:=[.F840]/[.C840]" office:value-type="float" office:value="1423.36489759965" calcext:value-type="float">
            <text:p>1423.36489759965</text:p>
          </table:table-cell>
          <table:table-cell table:formula="of:=[.F840]/[.D840]" office:value-type="float" office:value="8135.64655534111" calcext:value-type="float">
            <text:p>8135.64655534111</text:p>
          </table:table-cell>
        </table:table-row>
        <table:table-row table:style-name="ro1">
          <table:table-cell/>
          <table:table-cell office:value-type="float" office:value="7.195" calcext:value-type="float">
            <text:p>7.195</text:p>
          </table:table-cell>
          <table:table-cell office:value-type="float" office:value="480.378" calcext:value-type="float">
            <text:p>480.378</text:p>
          </table:table-cell>
          <table:table-cell office:value-type="float" office:value="64.681" calcext:value-type="float">
            <text:p>64.681</text:p>
          </table:table-cell>
          <table:table-cell/>
          <table:table-cell office:value-type="float" office:value="325493" calcext:value-type="float">
            <text:p>325493</text:p>
          </table:table-cell>
          <table:table-cell office:value-type="float" office:value="150808" calcext:value-type="float">
            <text:p>150808</text:p>
          </table:table-cell>
          <table:table-cell/>
          <table:table-cell table:formula="of:=[.F841]/[.B841]" office:value-type="float" office:value="45238.7769284225" calcext:value-type="float">
            <text:p>45238.7769284225</text:p>
          </table:table-cell>
          <table:table-cell table:formula="of:=[.F841]/[.C841]" office:value-type="float" office:value="677.576824917045" calcext:value-type="float">
            <text:p>677.576824917045</text:p>
          </table:table-cell>
          <table:table-cell table:formula="of:=[.F841]/[.D841]" office:value-type="float" office:value="5032.28150461496" calcext:value-type="float">
            <text:p>5032.28150461496</text:p>
          </table:table-cell>
        </table:table-row>
        <table:table-row table:style-name="ro1">
          <table:table-cell/>
          <table:table-cell office:value-type="float" office:value="27.616" calcext:value-type="float">
            <text:p>27.616</text:p>
          </table:table-cell>
          <table:table-cell office:value-type="float" office:value="2519.732" calcext:value-type="float">
            <text:p>2519.732</text:p>
          </table:table-cell>
          <table:table-cell office:value-type="float" office:value="389.154" calcext:value-type="float">
            <text:p>389.154</text:p>
          </table:table-cell>
          <table:table-cell/>
          <table:table-cell office:value-type="float" office:value="716185" calcext:value-type="float">
            <text:p>716185</text:p>
          </table:table-cell>
          <table:table-cell office:value-type="float" office:value="256108" calcext:value-type="float">
            <text:p>256108</text:p>
          </table:table-cell>
          <table:table-cell/>
          <table:table-cell table:formula="of:=[.F842]/[.B842]" office:value-type="float" office:value="25933.6978563152" calcext:value-type="float">
            <text:p>25933.6978563152</text:p>
          </table:table-cell>
          <table:table-cell table:formula="of:=[.F842]/[.C842]" office:value-type="float" office:value="284.230624526735" calcext:value-type="float">
            <text:p>284.230624526735</text:p>
          </table:table-cell>
          <table:table-cell table:formula="of:=[.F842]/[.D842]" office:value-type="float" office:value="1840.36396901998" calcext:value-type="float">
            <text:p>1840.36396901998</text:p>
          </table:table-cell>
        </table:table-row>
        <table:table-row table:style-name="ro1">
          <table:table-cell/>
          <table:table-cell office:value-type="float" office:value="0.023" calcext:value-type="float">
            <text:p>0.023</text:p>
          </table:table-cell>
          <table:table-cell office:value-type="float" office:value="1.623" calcext:value-type="float">
            <text:p>1.623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float" office:value="12288" calcext:value-type="float">
            <text:p>12288</text:p>
          </table:table-cell>
          <table:table-cell office:value-type="float" office:value="9896" calcext:value-type="float">
            <text:p>9896</text:p>
          </table:table-cell>
          <table:table-cell/>
          <table:table-cell table:formula="of:=[.F843]/[.B843]" office:value-type="float" office:value="534260.869565217" calcext:value-type="float">
            <text:p>534260.869565217</text:p>
          </table:table-cell>
          <table:table-cell table:formula="of:=[.F843]/[.C843]" office:value-type="float" office:value="7571.16451016636" calcext:value-type="float">
            <text:p>7571.16451016636</text:p>
          </table:table-cell>
          <table:table-cell table:formula="of:=[.F843]/[.D843]" office:value-type="float" office:value="54613.3333333333" calcext:value-type="float">
            <text:p>54613.3333333333</text:p>
          </table:table-cell>
        </table:table-row>
        <table:table-row table:style-name="ro1">
          <table:table-cell/>
          <table:table-cell office:value-type="float" office:value="0.338" calcext:value-type="float">
            <text:p>0.338</text:p>
          </table:table-cell>
          <table:table-cell office:value-type="float" office:value="19.202" calcext:value-type="float">
            <text:p>19.202</text:p>
          </table:table-cell>
          <table:table-cell office:value-type="float" office:value="2.881" calcext:value-type="float">
            <text:p>2.881</text:p>
          </table:table-cell>
          <table:table-cell/>
          <table:table-cell office:value-type="float" office:value="71587" calcext:value-type="float">
            <text:p>71587</text:p>
          </table:table-cell>
          <table:table-cell office:value-type="float" office:value="38720" calcext:value-type="float">
            <text:p>38720</text:p>
          </table:table-cell>
          <table:table-cell/>
          <table:table-cell table:formula="of:=[.F844]/[.B844]" office:value-type="float" office:value="211795.857988166" calcext:value-type="float">
            <text:p>211795.857988166</text:p>
          </table:table-cell>
          <table:table-cell table:formula="of:=[.F844]/[.C844]" office:value-type="float" office:value="3728.10123945422" calcext:value-type="float">
            <text:p>3728.10123945422</text:p>
          </table:table-cell>
          <table:table-cell table:formula="of:=[.F844]/[.D844]" office:value-type="float" office:value="24847.9694550503" calcext:value-type="float">
            <text:p>24847.9694550503</text:p>
          </table:table-cell>
        </table:table-row>
        <table:table-row table:style-name="ro1">
          <table:table-cell/>
          <table:table-cell office:value-type="float" office:value="6.183" calcext:value-type="float">
            <text:p>6.183</text:p>
          </table:table-cell>
          <table:table-cell office:value-type="float" office:value="414.203" calcext:value-type="float">
            <text:p>414.203</text:p>
          </table:table-cell>
          <table:table-cell office:value-type="float" office:value="52.664" calcext:value-type="float">
            <text:p>52.664</text:p>
          </table:table-cell>
          <table:table-cell/>
          <table:table-cell office:value-type="float" office:value="326608" calcext:value-type="float">
            <text:p>326608</text:p>
          </table:table-cell>
          <table:table-cell office:value-type="float" office:value="131906" calcext:value-type="float">
            <text:p>131906</text:p>
          </table:table-cell>
          <table:table-cell/>
          <table:table-cell table:formula="of:=[.F845]/[.B845]" office:value-type="float" office:value="52823.548439269" calcext:value-type="float">
            <text:p>52823.548439269</text:p>
          </table:table-cell>
          <table:table-cell table:formula="of:=[.F845]/[.C845]" office:value-type="float" office:value="788.521570341113" calcext:value-type="float">
            <text:p>788.521570341113</text:p>
          </table:table-cell>
          <table:table-cell table:formula="of:=[.F845]/[.D845]" office:value-type="float" office:value="6201.73173325232" calcext:value-type="float">
            <text:p>6201.73173325232</text:p>
          </table:table-cell>
        </table:table-row>
        <table:table-row table:style-name="ro1">
          <table:table-cell/>
          <table:table-cell office:value-type="float" office:value="0.474" calcext:value-type="float">
            <text:p>0.474</text:p>
          </table:table-cell>
          <table:table-cell office:value-type="float" office:value="42.483" calcext:value-type="float">
            <text:p>42.483</text:p>
          </table:table-cell>
          <table:table-cell office:value-type="float" office:value="6.475" calcext:value-type="float">
            <text:p>6.475</text:p>
          </table:table-cell>
          <table:table-cell/>
          <table:table-cell office:value-type="float" office:value="102450" calcext:value-type="float">
            <text:p>102450</text:p>
          </table:table-cell>
          <table:table-cell office:value-type="float" office:value="37094" calcext:value-type="float">
            <text:p>37094</text:p>
          </table:table-cell>
          <table:table-cell/>
          <table:table-cell table:formula="of:=[.F846]/[.B846]" office:value-type="float" office:value="216139.240506329" calcext:value-type="float">
            <text:p>216139.240506329</text:p>
          </table:table-cell>
          <table:table-cell table:formula="of:=[.F846]/[.C846]" office:value-type="float" office:value="2411.55285643669" calcext:value-type="float">
            <text:p>2411.55285643669</text:p>
          </table:table-cell>
          <table:table-cell table:formula="of:=[.F846]/[.D846]" office:value-type="float" office:value="15822.3938223938" calcext:value-type="float">
            <text:p>15822.3938223938</text:p>
          </table:table-cell>
        </table:table-row>
        <table:table-row table:style-name="ro1">
          <table:table-cell/>
          <table:table-cell office:value-type="float" office:value="4.282" calcext:value-type="float">
            <text:p>4.282</text:p>
          </table:table-cell>
          <table:table-cell office:value-type="float" office:value="411.87" calcext:value-type="float">
            <text:p>411.87</text:p>
          </table:table-cell>
          <table:table-cell office:value-type="float" office:value="67.152" calcext:value-type="float">
            <text:p>67.152</text:p>
          </table:table-cell>
          <table:table-cell/>
          <table:table-cell office:value-type="float" office:value="306694" calcext:value-type="float">
            <text:p>306694</text:p>
          </table:table-cell>
          <table:table-cell office:value-type="float" office:value="120160" calcext:value-type="float">
            <text:p>120160</text:p>
          </table:table-cell>
          <table:table-cell/>
          <table:table-cell table:formula="of:=[.F847]/[.B847]" office:value-type="float" office:value="71624.0074731434" calcext:value-type="float">
            <text:p>71624.0074731434</text:p>
          </table:table-cell>
          <table:table-cell table:formula="of:=[.F847]/[.C847]" office:value-type="float" office:value="744.637871172943" calcext:value-type="float">
            <text:p>744.637871172943</text:p>
          </table:table-cell>
          <table:table-cell table:formula="of:=[.F847]/[.D847]" office:value-type="float" office:value="4567.16106742912" calcext:value-type="float">
            <text:p>4567.16106742912</text:p>
          </table:table-cell>
        </table:table-row>
        <table:table-row table:style-name="ro1">
          <table:table-cell/>
          <table:table-cell office:value-type="float" office:value="3.977" calcext:value-type="float">
            <text:p>3.977</text:p>
          </table:table-cell>
          <table:table-cell office:value-type="float" office:value="310.339" calcext:value-type="float">
            <text:p>310.339</text:p>
          </table:table-cell>
          <table:table-cell office:value-type="float" office:value="40.144" calcext:value-type="float">
            <text:p>40.144</text:p>
          </table:table-cell>
          <table:table-cell/>
          <table:table-cell office:value-type="float" office:value="253551" calcext:value-type="float">
            <text:p>253551</text:p>
          </table:table-cell>
          <table:table-cell office:value-type="float" office:value="111316" calcext:value-type="float">
            <text:p>111316</text:p>
          </table:table-cell>
          <table:table-cell/>
          <table:table-cell table:formula="of:=[.F848]/[.B848]" office:value-type="float" office:value="63754.3374402816" calcext:value-type="float">
            <text:p>63754.3374402816</text:p>
          </table:table-cell>
          <table:table-cell table:formula="of:=[.F848]/[.C848]" office:value-type="float" office:value="817.013008355379" calcext:value-type="float">
            <text:p>817.013008355379</text:p>
          </table:table-cell>
          <table:table-cell table:formula="of:=[.F848]/[.D848]" office:value-type="float" office:value="6316.03726584297" calcext:value-type="float">
            <text:p>6316.03726584297</text:p>
          </table:table-cell>
        </table:table-row>
        <table:table-row table:style-name="ro1">
          <table:table-cell/>
          <table:table-cell office:value-type="float" office:value="10.686" calcext:value-type="float">
            <text:p>10.686</text:p>
          </table:table-cell>
          <table:table-cell office:value-type="float" office:value="763.841" calcext:value-type="float">
            <text:p>763.841</text:p>
          </table:table-cell>
          <table:table-cell office:value-type="float" office:value="111.975" calcext:value-type="float">
            <text:p>111.975</text:p>
          </table:table-cell>
          <table:table-cell/>
          <table:table-cell office:value-type="float" office:value="424155" calcext:value-type="float">
            <text:p>424155</text:p>
          </table:table-cell>
          <table:table-cell office:value-type="float" office:value="169700" calcext:value-type="float">
            <text:p>169700</text:p>
          </table:table-cell>
          <table:table-cell/>
          <table:table-cell table:formula="of:=[.F849]/[.B849]" office:value-type="float" office:value="39692.5884334643" calcext:value-type="float">
            <text:p>39692.5884334643</text:p>
          </table:table-cell>
          <table:table-cell table:formula="of:=[.F849]/[.C849]" office:value-type="float" office:value="555.292266322441" calcext:value-type="float">
            <text:p>555.292266322441</text:p>
          </table:table-cell>
          <table:table-cell table:formula="of:=[.F849]/[.D849]" office:value-type="float" office:value="3787.94373744139" calcext:value-type="float">
            <text:p>3787.94373744139</text:p>
          </table:table-cell>
        </table:table-row>
        <table:table-row table:style-name="ro1">
          <table:table-cell/>
          <table:table-cell office:value-type="float" office:value="8.778" calcext:value-type="float">
            <text:p>8.778</text:p>
          </table:table-cell>
          <table:table-cell office:value-type="float" office:value="885.432" calcext:value-type="float">
            <text:p>885.432</text:p>
          </table:table-cell>
          <table:table-cell office:value-type="float" office:value="91.586" calcext:value-type="float">
            <text:p>91.586</text:p>
          </table:table-cell>
          <table:table-cell/>
          <table:table-cell office:value-type="float" office:value="392552" calcext:value-type="float">
            <text:p>392552</text:p>
          </table:table-cell>
          <table:table-cell office:value-type="float" office:value="167048" calcext:value-type="float">
            <text:p>167048</text:p>
          </table:table-cell>
          <table:table-cell/>
          <table:table-cell table:formula="of:=[.F850]/[.B850]" office:value-type="float" office:value="44719.9817726133" calcext:value-type="float">
            <text:p>44719.9817726133</text:p>
          </table:table-cell>
          <table:table-cell table:formula="of:=[.F850]/[.C850]" office:value-type="float" office:value="443.345169363655" calcext:value-type="float">
            <text:p>443.345169363655</text:p>
          </table:table-cell>
          <table:table-cell table:formula="of:=[.F850]/[.D850]" office:value-type="float" office:value="4286.15727294565" calcext:value-type="float">
            <text:p>4286.15727294565</text:p>
          </table:table-cell>
        </table:table-row>
        <table:table-row table:style-name="ro1">
          <table:table-cell/>
          <table:table-cell office:value-type="float" office:value="1.304" calcext:value-type="float">
            <text:p>1.304</text:p>
          </table:table-cell>
          <table:table-cell office:value-type="float" office:value="101.175" calcext:value-type="float">
            <text:p>101.175</text:p>
          </table:table-cell>
          <table:table-cell office:value-type="float" office:value="13.631" calcext:value-type="float">
            <text:p>13.631</text:p>
          </table:table-cell>
          <table:table-cell/>
          <table:table-cell office:value-type="float" office:value="157750" calcext:value-type="float">
            <text:p>157750</text:p>
          </table:table-cell>
          <table:table-cell office:value-type="float" office:value="60335" calcext:value-type="float">
            <text:p>60335</text:p>
          </table:table-cell>
          <table:table-cell/>
          <table:table-cell table:formula="of:=[.F851]/[.B851]" office:value-type="float" office:value="120973.926380368" calcext:value-type="float">
            <text:p>120973.926380368</text:p>
          </table:table-cell>
          <table:table-cell table:formula="of:=[.F851]/[.C851]" office:value-type="float" office:value="1559.17963923894" calcext:value-type="float">
            <text:p>1559.17963923894</text:p>
          </table:table-cell>
          <table:table-cell table:formula="of:=[.F851]/[.D851]" office:value-type="float" office:value="11572.8853348984" calcext:value-type="float">
            <text:p>11572.8853348984</text:p>
          </table:table-cell>
        </table:table-row>
        <table:table-row table:style-name="ro1">
          <table:table-cell/>
          <table:table-cell office:value-type="float" office:value="3.118" calcext:value-type="float">
            <text:p>3.118</text:p>
          </table:table-cell>
          <table:table-cell office:value-type="float" office:value="388.055" calcext:value-type="float">
            <text:p>388.055</text:p>
          </table:table-cell>
          <table:table-cell office:value-type="float" office:value="39.219" calcext:value-type="float">
            <text:p>39.219</text:p>
          </table:table-cell>
          <table:table-cell/>
          <table:table-cell office:value-type="float" office:value="252091" calcext:value-type="float">
            <text:p>252091</text:p>
          </table:table-cell>
          <table:table-cell office:value-type="float" office:value="90760" calcext:value-type="float">
            <text:p>90760</text:p>
          </table:table-cell>
          <table:table-cell/>
          <table:table-cell table:formula="of:=[.F852]/[.B852]" office:value-type="float" office:value="80850.2245028865" calcext:value-type="float">
            <text:p>80850.2245028865</text:p>
          </table:table-cell>
          <table:table-cell table:formula="of:=[.F852]/[.C852]" office:value-type="float" office:value="649.626985865406" calcext:value-type="float">
            <text:p>649.626985865406</text:p>
          </table:table-cell>
          <table:table-cell table:formula="of:=[.F852]/[.D852]" office:value-type="float" office:value="6427.77735281369" calcext:value-type="float">
            <text:p>6427.77735281369</text:p>
          </table:table-cell>
        </table:table-row>
        <table:table-row table:style-name="ro1">
          <table:table-cell/>
          <table:table-cell office:value-type="float" office:value="4.961" calcext:value-type="float">
            <text:p>4.961</text:p>
          </table:table-cell>
          <table:table-cell office:value-type="float" office:value="1275.781" calcext:value-type="float">
            <text:p>1275.781</text:p>
          </table:table-cell>
          <table:table-cell office:value-type="float" office:value="47.167" calcext:value-type="float">
            <text:p>47.167</text:p>
          </table:table-cell>
          <table:table-cell/>
          <table:table-cell office:value-type="float" office:value="295192" calcext:value-type="float">
            <text:p>295192</text:p>
          </table:table-cell>
          <table:table-cell office:value-type="float" office:value="116526" calcext:value-type="float">
            <text:p>116526</text:p>
          </table:table-cell>
          <table:table-cell/>
          <table:table-cell table:formula="of:=[.F853]/[.B853]" office:value-type="float" office:value="59502.5196532957" calcext:value-type="float">
            <text:p>59502.5196532957</text:p>
          </table:table-cell>
          <table:table-cell table:formula="of:=[.F853]/[.C853]" office:value-type="float" office:value="231.381404802235" calcext:value-type="float">
            <text:p>231.381404802235</text:p>
          </table:table-cell>
          <table:table-cell table:formula="of:=[.F853]/[.D853]" office:value-type="float" office:value="6258.44340322683" calcext:value-type="float">
            <text:p>6258.44340322683</text:p>
          </table:table-cell>
        </table:table-row>
        <table:table-row table:style-name="ro1">
          <table:table-cell/>
          <table:table-cell office:value-type="float" office:value="0.298" calcext:value-type="float">
            <text:p>0.298</text:p>
          </table:table-cell>
          <table:table-cell office:value-type="float" office:value="30.819" calcext:value-type="float">
            <text:p>30.819</text:p>
          </table:table-cell>
          <table:table-cell office:value-type="float" office:value="3.434" calcext:value-type="float">
            <text:p>3.434</text:p>
          </table:table-cell>
          <table:table-cell/>
          <table:table-cell office:value-type="float" office:value="79028" calcext:value-type="float">
            <text:p>79028</text:p>
          </table:table-cell>
          <table:table-cell office:value-type="float" office:value="29242" calcext:value-type="float">
            <text:p>29242</text:p>
          </table:table-cell>
          <table:table-cell/>
          <table:table-cell table:formula="of:=[.F854]/[.B854]" office:value-type="float" office:value="265194.630872483" calcext:value-type="float">
            <text:p>265194.630872483</text:p>
          </table:table-cell>
          <table:table-cell table:formula="of:=[.F854]/[.C854]" office:value-type="float" office:value="2564.2623057205" calcext:value-type="float">
            <text:p>2564.2623057205</text:p>
          </table:table-cell>
          <table:table-cell table:formula="of:=[.F854]/[.D854]" office:value-type="float" office:value="23013.3954571928" calcext:value-type="float">
            <text:p>23013.3954571928</text:p>
          </table:table-cell>
        </table:table-row>
        <table:table-row table:style-name="ro1">
          <table:table-cell/>
          <table:table-cell office:value-type="float" office:value="5.292" calcext:value-type="float">
            <text:p>5.292</text:p>
          </table:table-cell>
          <table:table-cell office:value-type="float" office:value="1550.342" calcext:value-type="float">
            <text:p>1550.342</text:p>
          </table:table-cell>
          <table:table-cell office:value-type="float" office:value="61.187" calcext:value-type="float">
            <text:p>61.187</text:p>
          </table:table-cell>
          <table:table-cell/>
          <table:table-cell office:value-type="float" office:value="320879" calcext:value-type="float">
            <text:p>320879</text:p>
          </table:table-cell>
          <table:table-cell office:value-type="float" office:value="115742" calcext:value-type="float">
            <text:p>115742</text:p>
          </table:table-cell>
          <table:table-cell/>
          <table:table-cell table:formula="of:=[.F855]/[.B855]" office:value-type="float" office:value="60634.731670446" calcext:value-type="float">
            <text:p>60634.731670446</text:p>
          </table:table-cell>
          <table:table-cell table:formula="of:=[.F855]/[.C855]" office:value-type="float" office:value="206.973042077167" calcext:value-type="float">
            <text:p>206.973042077167</text:p>
          </table:table-cell>
          <table:table-cell table:formula="of:=[.F855]/[.D855]" office:value-type="float" office:value="5244.2348864955" calcext:value-type="float">
            <text:p>5244.2348864955</text:p>
          </table:table-cell>
        </table:table-row>
        <table:table-row table:style-name="ro1">
          <table:table-cell/>
          <table:table-cell office:value-type="float" office:value="2.283" calcext:value-type="float">
            <text:p>2.283</text:p>
          </table:table-cell>
          <table:table-cell office:value-type="float" office:value="220.73" calcext:value-type="float">
            <text:p>220.73</text:p>
          </table:table-cell>
          <table:table-cell office:value-type="float" office:value="26.584" calcext:value-type="float">
            <text:p>26.584</text:p>
          </table:table-cell>
          <table:table-cell/>
          <table:table-cell office:value-type="float" office:value="209441" calcext:value-type="float">
            <text:p>209441</text:p>
          </table:table-cell>
          <table:table-cell office:value-type="float" office:value="79038" calcext:value-type="float">
            <text:p>79038</text:p>
          </table:table-cell>
          <table:table-cell/>
          <table:table-cell table:formula="of:=[.F856]/[.B856]" office:value-type="float" office:value="91739.3780113885" calcext:value-type="float">
            <text:p>91739.3780113885</text:p>
          </table:table-cell>
          <table:table-cell table:formula="of:=[.F856]/[.C856]" office:value-type="float" office:value="948.856068499977" calcext:value-type="float">
            <text:p>948.856068499977</text:p>
          </table:table-cell>
          <table:table-cell table:formula="of:=[.F856]/[.D856]" office:value-type="float" office:value="7878.4607282576" calcext:value-type="float">
            <text:p>7878.4607282576</text:p>
          </table:table-cell>
        </table:table-row>
        <table:table-row table:style-name="ro1">
          <table:table-cell/>
          <table:table-cell office:value-type="float" office:value="1.241" calcext:value-type="float">
            <text:p>1.241</text:p>
          </table:table-cell>
          <table:table-cell office:value-type="float" office:value="77.824" calcext:value-type="float">
            <text:p>77.824</text:p>
          </table:table-cell>
          <table:table-cell office:value-type="float" office:value="12.091" calcext:value-type="float">
            <text:p>12.091</text:p>
          </table:table-cell>
          <table:table-cell/>
          <table:table-cell office:value-type="float" office:value="144598" calcext:value-type="float">
            <text:p>144598</text:p>
          </table:table-cell>
          <table:table-cell office:value-type="float" office:value="65696" calcext:value-type="float">
            <text:p>65696</text:p>
          </table:table-cell>
          <table:table-cell/>
          <table:table-cell table:formula="of:=[.F857]/[.B857]" office:value-type="float" office:value="116517.324738114" calcext:value-type="float">
            <text:p>116517.324738114</text:p>
          </table:table-cell>
          <table:table-cell table:formula="of:=[.F857]/[.C857]" office:value-type="float" office:value="1858.01295230263" calcext:value-type="float">
            <text:p>1858.01295230263</text:p>
          </table:table-cell>
          <table:table-cell table:formula="of:=[.F857]/[.D857]" office:value-type="float" office:value="11959.1431643371" calcext:value-type="float">
            <text:p>11959.1431643371</text:p>
          </table:table-cell>
        </table:table-row>
        <table:table-row table:style-name="ro1">
          <table:table-cell/>
          <table:table-cell office:value-type="float" office:value="2.764" calcext:value-type="float">
            <text:p>2.764</text:p>
          </table:table-cell>
          <table:table-cell office:value-type="float" office:value="774.041" calcext:value-type="float">
            <text:p>774.041</text:p>
          </table:table-cell>
          <table:table-cell office:value-type="float" office:value="31.645" calcext:value-type="float">
            <text:p>31.645</text:p>
          </table:table-cell>
          <table:table-cell/>
          <table:table-cell office:value-type="float" office:value="220493" calcext:value-type="float">
            <text:p>220493</text:p>
          </table:table-cell>
          <table:table-cell office:value-type="float" office:value="88804" calcext:value-type="float">
            <text:p>88804</text:p>
          </table:table-cell>
          <table:table-cell/>
          <table:table-cell table:formula="of:=[.F858]/[.B858]" office:value-type="float" office:value="79773.1548480463" calcext:value-type="float">
            <text:p>79773.1548480463</text:p>
          </table:table-cell>
          <table:table-cell table:formula="of:=[.F858]/[.C858]" office:value-type="float" office:value="284.859587541228" calcext:value-type="float">
            <text:p>284.859587541228</text:p>
          </table:table-cell>
          <table:table-cell table:formula="of:=[.F858]/[.D858]" office:value-type="float" office:value="6967.70421867594" calcext:value-type="float">
            <text:p>6967.70421867594</text:p>
          </table:table-cell>
        </table:table-row>
        <table:table-row table:style-name="ro1">
          <table:table-cell/>
          <table:table-cell office:value-type="float" office:value="0.904" calcext:value-type="float">
            <text:p>0.904</text:p>
          </table:table-cell>
          <table:table-cell office:value-type="float" office:value="50.386" calcext:value-type="float">
            <text:p>50.386</text:p>
          </table:table-cell>
          <table:table-cell office:value-type="float" office:value="6.496" calcext:value-type="float">
            <text:p>6.496</text:p>
          </table:table-cell>
          <table:table-cell/>
          <table:table-cell office:value-type="float" office:value="102822" calcext:value-type="float">
            <text:p>102822</text:p>
          </table:table-cell>
          <table:table-cell office:value-type="float" office:value="72838" calcext:value-type="float">
            <text:p>72838</text:p>
          </table:table-cell>
          <table:table-cell/>
          <table:table-cell table:formula="of:=[.F859]/[.B859]" office:value-type="float" office:value="113741.150442478" calcext:value-type="float">
            <text:p>113741.150442478</text:p>
          </table:table-cell>
          <table:table-cell table:formula="of:=[.F859]/[.C859]" office:value-type="float" office:value="2040.68590481483" calcext:value-type="float">
            <text:p>2040.68590481483</text:p>
          </table:table-cell>
          <table:table-cell table:formula="of:=[.F859]/[.D859]" office:value-type="float" office:value="15828.5098522167" calcext:value-type="float">
            <text:p>15828.5098522167</text:p>
          </table:table-cell>
        </table:table-row>
        <table:table-row table:style-name="ro1">
          <table:table-cell/>
          <table:table-cell office:value-type="float" office:value="4.204" calcext:value-type="float">
            <text:p>4.204</text:p>
          </table:table-cell>
          <table:table-cell office:value-type="float" office:value="303.135" calcext:value-type="float">
            <text:p>303.135</text:p>
          </table:table-cell>
          <table:table-cell office:value-type="float" office:value="48.81" calcext:value-type="float">
            <text:p>48.81</text:p>
          </table:table-cell>
          <table:table-cell/>
          <table:table-cell office:value-type="float" office:value="286268" calcext:value-type="float">
            <text:p>286268</text:p>
          </table:table-cell>
          <table:table-cell office:value-type="float" office:value="104352" calcext:value-type="float">
            <text:p>104352</text:p>
          </table:table-cell>
          <table:table-cell/>
          <table:table-cell table:formula="of:=[.F860]/[.B860]" office:value-type="float" office:value="68094.1960038059" calcext:value-type="float">
            <text:p>68094.1960038059</text:p>
          </table:table-cell>
          <table:table-cell table:formula="of:=[.F860]/[.C860]" office:value-type="float" office:value="944.358124268065" calcext:value-type="float">
            <text:p>944.358124268065</text:p>
          </table:table-cell>
          <table:table-cell table:formula="of:=[.F860]/[.D860]" office:value-type="float" office:value="5864.94570784675" calcext:value-type="float">
            <text:p>5864.94570784675</text:p>
          </table:table-cell>
        </table:table-row>
        <table:table-row table:style-name="ro1">
          <table:table-cell/>
          <table:table-cell office:value-type="float" office:value="0.229" calcext:value-type="float">
            <text:p>0.229</text:p>
          </table:table-cell>
          <table:table-cell office:value-type="float" office:value="19.898" calcext:value-type="float">
            <text:p>19.898</text:p>
          </table:table-cell>
          <table:table-cell office:value-type="float" office:value="2.294" calcext:value-type="float">
            <text:p>2.294</text:p>
          </table:table-cell>
          <table:table-cell/>
          <table:table-cell office:value-type="float" office:value="68013" calcext:value-type="float">
            <text:p>68013</text:p>
          </table:table-cell>
          <table:table-cell office:value-type="float" office:value="30422" calcext:value-type="float">
            <text:p>30422</text:p>
          </table:table-cell>
          <table:table-cell/>
          <table:table-cell table:formula="of:=[.F861]/[.B861]" office:value-type="float" office:value="297000" calcext:value-type="float">
            <text:p>297000</text:p>
          </table:table-cell>
          <table:table-cell table:formula="of:=[.F861]/[.C861]" office:value-type="float" office:value="3418.08221931852" calcext:value-type="float">
            <text:p>3418.08221931852</text:p>
          </table:table-cell>
          <table:table-cell table:formula="of:=[.F861]/[.D861]" office:value-type="float" office:value="29648.2127288579" calcext:value-type="float">
            <text:p>29648.2127288579</text:p>
          </table:table-cell>
        </table:table-row>
        <table:table-row table:style-name="ro1">
          <table:table-cell/>
          <table:table-cell office:value-type="float" office:value="2.683" calcext:value-type="float">
            <text:p>2.683</text:p>
          </table:table-cell>
          <table:table-cell office:value-type="float" office:value="249.206" calcext:value-type="float">
            <text:p>249.206</text:p>
          </table:table-cell>
          <table:table-cell office:value-type="float" office:value="29.904" calcext:value-type="float">
            <text:p>29.904</text:p>
          </table:table-cell>
          <table:table-cell/>
          <table:table-cell office:value-type="float" office:value="233228" calcext:value-type="float">
            <text:p>233228</text:p>
          </table:table-cell>
          <table:table-cell office:value-type="float" office:value="83256" calcext:value-type="float">
            <text:p>83256</text:p>
          </table:table-cell>
          <table:table-cell/>
          <table:table-cell table:formula="of:=[.F862]/[.B862]" office:value-type="float" office:value="86928.065598211" calcext:value-type="float">
            <text:p>86928.065598211</text:p>
          </table:table-cell>
          <table:table-cell table:formula="of:=[.F862]/[.C862]" office:value-type="float" office:value="935.884368755166" calcext:value-type="float">
            <text:p>935.884368755166</text:p>
          </table:table-cell>
          <table:table-cell table:formula="of:=[.F862]/[.D862]" office:value-type="float" office:value="7799.22418405564" calcext:value-type="float">
            <text:p>7799.22418405564</text:p>
          </table:table-cell>
        </table:table-row>
        <table:table-row table:style-name="ro1">
          <table:table-cell/>
          <table:table-cell office:value-type="float" office:value="0.122" calcext:value-type="float">
            <text:p>0.122</text:p>
          </table:table-cell>
          <table:table-cell office:value-type="float" office:value="3.757" calcext:value-type="float">
            <text:p>3.757</text:p>
          </table:table-cell>
          <table:table-cell office:value-type="float" office:value="0.479" calcext:value-type="float">
            <text:p>0.479</text:p>
          </table:table-cell>
          <table:table-cell/>
          <table:table-cell office:value-type="float" office:value="34760" calcext:value-type="float">
            <text:p>34760</text:p>
          </table:table-cell>
          <table:table-cell office:value-type="float" office:value="16692" calcext:value-type="float">
            <text:p>16692</text:p>
          </table:table-cell>
          <table:table-cell/>
          <table:table-cell table:formula="of:=[.F863]/[.B863]" office:value-type="float" office:value="284918.032786885" calcext:value-type="float">
            <text:p>284918.032786885</text:p>
          </table:table-cell>
          <table:table-cell table:formula="of:=[.F863]/[.C863]" office:value-type="float" office:value="9252.06281607666" calcext:value-type="float">
            <text:p>9252.06281607666</text:p>
          </table:table-cell>
          <table:table-cell table:formula="of:=[.F863]/[.D863]" office:value-type="float" office:value="72567.8496868476" calcext:value-type="float">
            <text:p>72567.8496868476</text:p>
          </table:table-cell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83.722" calcext:value-type="float">
            <text:p>83.722</text:p>
          </table:table-cell>
          <table:table-cell office:value-type="float" office:value="5.904" calcext:value-type="float">
            <text:p>5.904</text:p>
          </table:table-cell>
          <table:table-cell/>
          <table:table-cell office:value-type="float" office:value="105374" calcext:value-type="float">
            <text:p>105374</text:p>
          </table:table-cell>
          <table:table-cell office:value-type="float" office:value="40060" calcext:value-type="float">
            <text:p>40060</text:p>
          </table:table-cell>
          <table:table-cell/>
          <table:table-cell table:formula="of:=[.F864]/[.B864]" office:value-type="float" office:value="229073.913043478" calcext:value-type="float">
            <text:p>229073.913043478</text:p>
          </table:table-cell>
          <table:table-cell table:formula="of:=[.F864]/[.C864]" office:value-type="float" office:value="1258.61780655025" calcext:value-type="float">
            <text:p>1258.61780655025</text:p>
          </table:table-cell>
          <table:table-cell table:formula="of:=[.F864]/[.D864]" office:value-type="float" office:value="17847.8997289973" calcext:value-type="float">
            <text:p>17847.8997289973</text:p>
          </table:table-cell>
        </table:table-row>
        <table:table-row table:style-name="ro1">
          <table:table-cell/>
          <table:table-cell office:value-type="float" office:value="6.843" calcext:value-type="float">
            <text:p>6.843</text:p>
          </table:table-cell>
          <table:table-cell office:value-type="float" office:value="472.365" calcext:value-type="float">
            <text:p>472.365</text:p>
          </table:table-cell>
          <table:table-cell office:value-type="float" office:value="59.439" calcext:value-type="float">
            <text:p>59.439</text:p>
          </table:table-cell>
          <table:table-cell/>
          <table:table-cell office:value-type="float" office:value="334016" calcext:value-type="float">
            <text:p>334016</text:p>
          </table:table-cell>
          <table:table-cell office:value-type="float" office:value="143775" calcext:value-type="float">
            <text:p>143775</text:p>
          </table:table-cell>
          <table:table-cell/>
          <table:table-cell table:formula="of:=[.F865]/[.B865]" office:value-type="float" office:value="48811.3400555312" calcext:value-type="float">
            <text:p>48811.3400555312</text:p>
          </table:table-cell>
          <table:table-cell table:formula="of:=[.F865]/[.C865]" office:value-type="float" office:value="707.114201941295" calcext:value-type="float">
            <text:p>707.114201941295</text:p>
          </table:table-cell>
          <table:table-cell table:formula="of:=[.F865]/[.D865]" office:value-type="float" office:value="5619.47542859066" calcext:value-type="float">
            <text:p>5619.47542859066</text:p>
          </table:table-cell>
        </table:table-row>
        <table:table-row table:style-name="ro1">
          <table:table-cell/>
          <table:table-cell office:value-type="float" office:value="0.668" calcext:value-type="float">
            <text:p>0.668</text:p>
          </table:table-cell>
          <table:table-cell office:value-type="float" office:value="51.43" calcext:value-type="float">
            <text:p>51.43</text:p>
          </table:table-cell>
          <table:table-cell office:value-type="float" office:value="8.936" calcext:value-type="float">
            <text:p>8.936</text:p>
          </table:table-cell>
          <table:table-cell/>
          <table:table-cell office:value-type="float" office:value="127384" calcext:value-type="float">
            <text:p>127384</text:p>
          </table:table-cell>
          <table:table-cell office:value-type="float" office:value="47508" calcext:value-type="float">
            <text:p>47508</text:p>
          </table:table-cell>
          <table:table-cell/>
          <table:table-cell table:formula="of:=[.F866]/[.B866]" office:value-type="float" office:value="190694.610778443" calcext:value-type="float">
            <text:p>190694.610778443</text:p>
          </table:table-cell>
          <table:table-cell table:formula="of:=[.F866]/[.C866]" office:value-type="float" office:value="2476.84230993584" calcext:value-type="float">
            <text:p>2476.84230993584</text:p>
          </table:table-cell>
          <table:table-cell table:formula="of:=[.F866]/[.D866]" office:value-type="float" office:value="14255.1477170994" calcext:value-type="float">
            <text:p>14255.1477170994</text:p>
          </table:table-cell>
        </table:table-row>
        <table:table-row table:style-name="ro1">
          <table:table-cell/>
          <table:table-cell office:value-type="float" office:value="17.246" calcext:value-type="float">
            <text:p>17.246</text:p>
          </table:table-cell>
          <table:table-cell office:value-type="float" office:value="1400.321" calcext:value-type="float">
            <text:p>1400.321</text:p>
          </table:table-cell>
          <table:table-cell office:value-type="float" office:value="194.392" calcext:value-type="float">
            <text:p>194.392</text:p>
          </table:table-cell>
          <table:table-cell/>
          <table:table-cell office:value-type="float" office:value="543342" calcext:value-type="float">
            <text:p>543342</text:p>
          </table:table-cell>
          <table:table-cell office:value-type="float" office:value="210030" calcext:value-type="float">
            <text:p>210030</text:p>
          </table:table-cell>
          <table:table-cell/>
          <table:table-cell table:formula="of:=[.F867]/[.B867]" office:value-type="float" office:value="31505.3925547953" calcext:value-type="float">
            <text:p>31505.3925547953</text:p>
          </table:table-cell>
          <table:table-cell table:formula="of:=[.F867]/[.C867]" office:value-type="float" office:value="388.012462856731" calcext:value-type="float">
            <text:p>388.012462856731</text:p>
          </table:table-cell>
          <table:table-cell table:formula="of:=[.F867]/[.D867]" office:value-type="float" office:value="2795.08415984197" calcext:value-type="float">
            <text:p>2795.08415984197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41" calcext:value-type="float">
            <text:p>41</text:p>
          </table:table-cell>
          <table:table-cell office:value-type="float" office:value="4.033" calcext:value-type="float">
            <text:p>4.033</text:p>
          </table:table-cell>
          <table:table-cell/>
          <table:table-cell office:value-type="float" office:value="91296" calcext:value-type="float">
            <text:p>91296</text:p>
          </table:table-cell>
          <table:table-cell office:value-type="float" office:value="37604" calcext:value-type="float">
            <text:p>37604</text:p>
          </table:table-cell>
          <table:table-cell/>
          <table:table-cell table:formula="of:=[.F868]/[.B868]" office:value-type="float" office:value="260845.714285714" calcext:value-type="float">
            <text:p>260845.714285714</text:p>
          </table:table-cell>
          <table:table-cell table:formula="of:=[.F868]/[.C868]" office:value-type="float" office:value="2226.73170731707" calcext:value-type="float">
            <text:p>2226.73170731707</text:p>
          </table:table-cell>
          <table:table-cell table:formula="of:=[.F868]/[.D868]" office:value-type="float" office:value="22637.2427473345" calcext:value-type="float">
            <text:p>22637.2427473345</text:p>
          </table:table-cell>
        </table:table-row>
        <table:table-row table:style-name="ro1">
          <table:table-cell/>
          <table:table-cell office:value-type="float" office:value="1.018" calcext:value-type="float">
            <text:p>1.018</text:p>
          </table:table-cell>
          <table:table-cell office:value-type="float" office:value="106.013" calcext:value-type="float">
            <text:p>106.013</text:p>
          </table:table-cell>
          <table:table-cell office:value-type="float" office:value="11.765" calcext:value-type="float">
            <text:p>11.765</text:p>
          </table:table-cell>
          <table:table-cell/>
          <table:table-cell office:value-type="float" office:value="136398" calcext:value-type="float">
            <text:p>136398</text:p>
          </table:table-cell>
          <table:table-cell office:value-type="float" office:value="60954" calcext:value-type="float">
            <text:p>60954</text:p>
          </table:table-cell>
          <table:table-cell/>
          <table:table-cell table:formula="of:=[.F869]/[.B869]" office:value-type="float" office:value="133986.247544204" calcext:value-type="float">
            <text:p>133986.247544204</text:p>
          </table:table-cell>
          <table:table-cell table:formula="of:=[.F869]/[.C869]" office:value-type="float" office:value="1286.61579240282" calcext:value-type="float">
            <text:p>1286.61579240282</text:p>
          </table:table-cell>
          <table:table-cell table:formula="of:=[.F869]/[.D869]" office:value-type="float" office:value="11593.540161496" calcext:value-type="float">
            <text:p>11593.540161496</text:p>
          </table:table-cell>
        </table:table-row>
        <table:table-row table:style-name="ro1">
          <table:table-cell/>
          <table:table-cell office:value-type="float" office:value="4.611" calcext:value-type="float">
            <text:p>4.611</text:p>
          </table:table-cell>
          <table:table-cell office:value-type="float" office:value="317.845" calcext:value-type="float">
            <text:p>317.845</text:p>
          </table:table-cell>
          <table:table-cell office:value-type="float" office:value="47.138" calcext:value-type="float">
            <text:p>47.138</text:p>
          </table:table-cell>
          <table:table-cell/>
          <table:table-cell office:value-type="float" office:value="281631" calcext:value-type="float">
            <text:p>281631</text:p>
          </table:table-cell>
          <table:table-cell office:value-type="float" office:value="115238" calcext:value-type="float">
            <text:p>115238</text:p>
          </table:table-cell>
          <table:table-cell/>
          <table:table-cell table:formula="of:=[.F870]/[.B870]" office:value-type="float" office:value="61078.0741704619" calcext:value-type="float">
            <text:p>61078.0741704619</text:p>
          </table:table-cell>
          <table:table-cell table:formula="of:=[.F870]/[.C870]" office:value-type="float" office:value="886.063961994054" calcext:value-type="float">
            <text:p>886.063961994054</text:p>
          </table:table-cell>
          <table:table-cell table:formula="of:=[.F870]/[.D870]" office:value-type="float" office:value="5974.60647460647" calcext:value-type="float">
            <text:p>5974.60647460647</text:p>
          </table:table-cell>
        </table:table-row>
        <table:table-row table:style-name="ro1">
          <table:table-cell/>
          <table:table-cell office:value-type="float" office:value="0.191" calcext:value-type="float">
            <text:p>0.191</text:p>
          </table:table-cell>
          <table:table-cell office:value-type="float" office:value="11.624" calcext:value-type="float">
            <text:p>11.624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61906" calcext:value-type="float">
            <text:p>61906</text:p>
          </table:table-cell>
          <table:table-cell office:value-type="float" office:value="24494" calcext:value-type="float">
            <text:p>24494</text:p>
          </table:table-cell>
          <table:table-cell/>
          <table:table-cell table:formula="of:=[.F871]/[.B871]" office:value-type="float" office:value="324115.183246073" calcext:value-type="float">
            <text:p>324115.183246073</text:p>
          </table:table-cell>
          <table:table-cell table:formula="of:=[.F871]/[.C871]" office:value-type="float" office:value="5325.70543702684" calcext:value-type="float">
            <text:p>5325.70543702684</text:p>
          </table:table-cell>
          <table:table-cell table:formula="of:=[.F871]/[.D871]" office:value-type="float" office:value="35374.8571428571" calcext:value-type="float">
            <text:p>35374.8571428571</text:p>
          </table:table-cell>
        </table:table-row>
        <table:table-row table:style-name="ro1">
          <table:table-cell/>
          <table:table-cell office:value-type="float" office:value="4.874" calcext:value-type="float">
            <text:p>4.874</text:p>
          </table:table-cell>
          <table:table-cell office:value-type="float" office:value="385.707" calcext:value-type="float">
            <text:p>385.707</text:p>
          </table:table-cell>
          <table:table-cell office:value-type="float" office:value="55.393" calcext:value-type="float">
            <text:p>55.393</text:p>
          </table:table-cell>
          <table:table-cell/>
          <table:table-cell office:value-type="float" office:value="310740" calcext:value-type="float">
            <text:p>310740</text:p>
          </table:table-cell>
          <table:table-cell office:value-type="float" office:value="114364" calcext:value-type="float">
            <text:p>114364</text:p>
          </table:table-cell>
          <table:table-cell/>
          <table:table-cell table:formula="of:=[.F872]/[.B872]" office:value-type="float" office:value="63754.6163315552" calcext:value-type="float">
            <text:p>63754.6163315552</text:p>
          </table:table-cell>
          <table:table-cell table:formula="of:=[.F872]/[.C872]" office:value-type="float" office:value="805.637439818308" calcext:value-type="float">
            <text:p>805.637439818308</text:p>
          </table:table-cell>
          <table:table-cell table:formula="of:=[.F872]/[.D872]" office:value-type="float" office:value="5609.73408192371" calcext:value-type="float">
            <text:p>5609.73408192371</text:p>
          </table:table-cell>
        </table:table-row>
        <table:table-row table:style-name="ro1">
          <table:table-cell/>
          <table:table-cell office:value-type="float" office:value="18.607" calcext:value-type="float">
            <text:p>18.607</text:p>
          </table:table-cell>
          <table:table-cell office:value-type="float" office:value="4622.423" calcext:value-type="float">
            <text:p>4622.423</text:p>
          </table:table-cell>
          <table:table-cell office:value-type="float" office:value="245.578" calcext:value-type="float">
            <text:p>245.578</text:p>
          </table:table-cell>
          <table:table-cell/>
          <table:table-cell office:value-type="float" office:value="597501" calcext:value-type="float">
            <text:p>597501</text:p>
          </table:table-cell>
          <table:table-cell office:value-type="float" office:value="207216" calcext:value-type="float">
            <text:p>207216</text:p>
          </table:table-cell>
          <table:table-cell/>
          <table:table-cell table:formula="of:=[.F873]/[.B873]" office:value-type="float" office:value="32111.624657387" calcext:value-type="float">
            <text:p>32111.624657387</text:p>
          </table:table-cell>
          <table:table-cell table:formula="of:=[.F873]/[.C873]" office:value-type="float" office:value="129.261428475931" calcext:value-type="float">
            <text:p>129.261428475931</text:p>
          </table:table-cell>
          <table:table-cell table:formula="of:=[.F873]/[.D873]" office:value-type="float" office:value="2433.03960452484" calcext:value-type="float">
            <text:p>2433.03960452484</text:p>
          </table:table-cell>
        </table:table-row>
        <table:table-row table:style-name="ro1">
          <table:table-cell/>
          <table:table-cell office:value-type="float" office:value="1.298" calcext:value-type="float">
            <text:p>1.298</text:p>
          </table:table-cell>
          <table:table-cell office:value-type="float" office:value="125.843" calcext:value-type="float">
            <text:p>125.843</text:p>
          </table:table-cell>
          <table:table-cell office:value-type="float" office:value="19.094" calcext:value-type="float">
            <text:p>19.094</text:p>
          </table:table-cell>
          <table:table-cell/>
          <table:table-cell office:value-type="float" office:value="164175" calcext:value-type="float">
            <text:p>164175</text:p>
          </table:table-cell>
          <table:table-cell office:value-type="float" office:value="66142" calcext:value-type="float">
            <text:p>66142</text:p>
          </table:table-cell>
          <table:table-cell/>
          <table:table-cell table:formula="of:=[.F874]/[.B874]" office:value-type="float" office:value="126483.050847458" calcext:value-type="float">
            <text:p>126483.050847458</text:p>
          </table:table-cell>
          <table:table-cell table:formula="of:=[.F874]/[.C874]" office:value-type="float" office:value="1304.60176569217" calcext:value-type="float">
            <text:p>1304.60176569217</text:p>
          </table:table-cell>
          <table:table-cell table:formula="of:=[.F874]/[.D874]" office:value-type="float" office:value="8598.25075940086" calcext:value-type="float">
            <text:p>8598.25075940086</text:p>
          </table:table-cell>
        </table:table-row>
        <table:table-row table:style-name="ro1">
          <table:table-cell/>
          <table:table-cell office:value-type="float" office:value="1.373" calcext:value-type="float">
            <text:p>1.373</text:p>
          </table:table-cell>
          <table:table-cell office:value-type="float" office:value="111.303" calcext:value-type="float">
            <text:p>111.303</text:p>
          </table:table-cell>
          <table:table-cell office:value-type="float" office:value="15.332" calcext:value-type="float">
            <text:p>15.332</text:p>
          </table:table-cell>
          <table:table-cell/>
          <table:table-cell office:value-type="float" office:value="166880" calcext:value-type="float">
            <text:p>166880</text:p>
          </table:table-cell>
          <table:table-cell office:value-type="float" office:value="63790" calcext:value-type="float">
            <text:p>63790</text:p>
          </table:table-cell>
          <table:table-cell/>
          <table:table-cell table:formula="of:=[.F875]/[.B875]" office:value-type="float" office:value="121544.064093227" calcext:value-type="float">
            <text:p>121544.064093227</text:p>
          </table:table-cell>
          <table:table-cell table:formula="of:=[.F875]/[.C875]" office:value-type="float" office:value="1499.33065595716" calcext:value-type="float">
            <text:p>1499.33065595716</text:p>
          </table:table-cell>
          <table:table-cell table:formula="of:=[.F875]/[.D875]" office:value-type="float" office:value="10884.4247325854" calcext:value-type="float">
            <text:p>10884.4247325854</text:p>
          </table:table-cell>
        </table:table-row>
        <table:table-row table:style-name="ro1">
          <table:table-cell/>
          <table:table-cell office:value-type="float" office:value="0.707" calcext:value-type="float">
            <text:p>0.707</text:p>
          </table:table-cell>
          <table:table-cell office:value-type="float" office:value="75.466" calcext:value-type="float">
            <text:p>75.466</text:p>
          </table:table-cell>
          <table:table-cell office:value-type="float" office:value="10.368" calcext:value-type="float">
            <text:p>10.368</text:p>
          </table:table-cell>
          <table:table-cell/>
          <table:table-cell office:value-type="float" office:value="134131" calcext:value-type="float">
            <text:p>134131</text:p>
          </table:table-cell>
          <table:table-cell office:value-type="float" office:value="50274" calcext:value-type="float">
            <text:p>50274</text:p>
          </table:table-cell>
          <table:table-cell/>
          <table:table-cell table:formula="of:=[.F876]/[.B876]" office:value-type="float" office:value="189718.528995757" calcext:value-type="float">
            <text:p>189718.528995757</text:p>
          </table:table-cell>
          <table:table-cell table:formula="of:=[.F876]/[.C876]" office:value-type="float" office:value="1777.36994143058" calcext:value-type="float">
            <text:p>1777.36994143058</text:p>
          </table:table-cell>
          <table:table-cell table:formula="of:=[.F876]/[.D876]" office:value-type="float" office:value="12937.0177469136" calcext:value-type="float">
            <text:p>12937.0177469136</text:p>
          </table:table-cell>
        </table:table-row>
        <table:table-row table:style-name="ro1">
          <table:table-cell/>
          <table:table-cell office:value-type="float" office:value="0.345" calcext:value-type="float">
            <text:p>0.345</text:p>
          </table:table-cell>
          <table:table-cell office:value-type="float" office:value="36.247" calcext:value-type="float">
            <text:p>36.247</text:p>
          </table:table-cell>
          <table:table-cell office:value-type="float" office:value="4.241" calcext:value-type="float">
            <text:p>4.241</text:p>
          </table:table-cell>
          <table:table-cell/>
          <table:table-cell office:value-type="float" office:value="91016" calcext:value-type="float">
            <text:p>91016</text:p>
          </table:table-cell>
          <table:table-cell office:value-type="float" office:value="33696" calcext:value-type="float">
            <text:p>33696</text:p>
          </table:table-cell>
          <table:table-cell/>
          <table:table-cell table:formula="of:=[.F877]/[.B877]" office:value-type="float" office:value="263814.492753623" calcext:value-type="float">
            <text:p>263814.492753623</text:p>
          </table:table-cell>
          <table:table-cell table:formula="of:=[.F877]/[.C877]" office:value-type="float" office:value="2510.99401329765" calcext:value-type="float">
            <text:p>2510.99401329765</text:p>
          </table:table-cell>
          <table:table-cell table:formula="of:=[.F877]/[.D877]" office:value-type="float" office:value="21460.9761848621" calcext:value-type="float">
            <text:p>21460.9761848621</text:p>
          </table:table-cell>
        </table:table-row>
        <table:table-row table:style-name="ro1">
          <table:table-cell/>
          <table:table-cell office:value-type="float" office:value="0.591" calcext:value-type="float">
            <text:p>0.591</text:p>
          </table:table-cell>
          <table:table-cell office:value-type="float" office:value="30.042" calcext:value-type="float">
            <text:p>30.042</text:p>
          </table:table-cell>
          <table:table-cell office:value-type="float" office:value="4.322" calcext:value-type="float">
            <text:p>4.322</text:p>
          </table:table-cell>
          <table:table-cell/>
          <table:table-cell office:value-type="float" office:value="86825" calcext:value-type="float">
            <text:p>86825</text:p>
          </table:table-cell>
          <table:table-cell office:value-type="float" office:value="57894" calcext:value-type="float">
            <text:p>57894</text:p>
          </table:table-cell>
          <table:table-cell/>
          <table:table-cell table:formula="of:=[.F878]/[.B878]" office:value-type="float" office:value="146912.013536379" calcext:value-type="float">
            <text:p>146912.013536379</text:p>
          </table:table-cell>
          <table:table-cell table:formula="of:=[.F878]/[.C878]" office:value-type="float" office:value="2890.12049796951" calcext:value-type="float">
            <text:p>2890.12049796951</text:p>
          </table:table-cell>
          <table:table-cell table:formula="of:=[.F878]/[.D878]" office:value-type="float" office:value="20089.0791300324" calcext:value-type="float">
            <text:p>20089.0791300324</text:p>
          </table:table-cell>
        </table:table-row>
        <table:table-row table:style-name="ro1">
          <table:table-cell/>
          <table:table-cell office:value-type="float" office:value="2.529" calcext:value-type="float">
            <text:p>2.529</text:p>
          </table:table-cell>
          <table:table-cell office:value-type="float" office:value="216.184" calcext:value-type="float">
            <text:p>216.184</text:p>
          </table:table-cell>
          <table:table-cell office:value-type="float" office:value="25.296" calcext:value-type="float">
            <text:p>25.296</text:p>
          </table:table-cell>
          <table:table-cell/>
          <table:table-cell office:value-type="float" office:value="214288" calcext:value-type="float">
            <text:p>214288</text:p>
          </table:table-cell>
          <table:table-cell office:value-type="float" office:value="83261" calcext:value-type="float">
            <text:p>83261</text:p>
          </table:table-cell>
          <table:table-cell/>
          <table:table-cell table:formula="of:=[.F879]/[.B879]" office:value-type="float" office:value="84732.3052589957" calcext:value-type="float">
            <text:p>84732.3052589957</text:p>
          </table:table-cell>
          <table:table-cell table:formula="of:=[.F879]/[.C879]" office:value-type="float" office:value="991.22969322429" calcext:value-type="float">
            <text:p>991.22969322429</text:p>
          </table:table-cell>
          <table:table-cell table:formula="of:=[.F879]/[.D879]" office:value-type="float" office:value="8471.22074636306" calcext:value-type="float">
            <text:p>8471.22074636306</text:p>
          </table:table-cell>
        </table:table-row>
        <table:table-row table:style-name="ro1">
          <table:table-cell/>
          <table:table-cell office:value-type="float" office:value="0.379" calcext:value-type="float">
            <text:p>0.379</text:p>
          </table:table-cell>
          <table:table-cell office:value-type="float" office:value="24.701" calcext:value-type="float">
            <text:p>24.701</text:p>
          </table:table-cell>
          <table:table-cell office:value-type="float" office:value="3.235" calcext:value-type="float">
            <text:p>3.235</text:p>
          </table:table-cell>
          <table:table-cell/>
          <table:table-cell office:value-type="float" office:value="76620" calcext:value-type="float">
            <text:p>76620</text:p>
          </table:table-cell>
          <table:table-cell office:value-type="float" office:value="39926" calcext:value-type="float">
            <text:p>39926</text:p>
          </table:table-cell>
          <table:table-cell/>
          <table:table-cell table:formula="of:=[.F880]/[.B880]" office:value-type="float" office:value="202163.588390501" calcext:value-type="float">
            <text:p>202163.588390501</text:p>
          </table:table-cell>
          <table:table-cell table:formula="of:=[.F880]/[.C880]" office:value-type="float" office:value="3101.89870855431" calcext:value-type="float">
            <text:p>3101.89870855431</text:p>
          </table:table-cell>
          <table:table-cell table:formula="of:=[.F880]/[.D880]" office:value-type="float" office:value="23684.6986089645" calcext:value-type="float">
            <text:p>23684.6986089645</text:p>
          </table:table-cell>
        </table:table-row>
        <table:table-row table:style-name="ro1">
          <table:table-cell/>
          <table:table-cell office:value-type="float" office:value="4.477" calcext:value-type="float">
            <text:p>4.477</text:p>
          </table:table-cell>
          <table:table-cell office:value-type="float" office:value="459.007" calcext:value-type="float">
            <text:p>459.007</text:p>
          </table:table-cell>
          <table:table-cell office:value-type="float" office:value="62.43" calcext:value-type="float">
            <text:p>62.43</text:p>
          </table:table-cell>
          <table:table-cell/>
          <table:table-cell office:value-type="float" office:value="321448" calcext:value-type="float">
            <text:p>321448</text:p>
          </table:table-cell>
          <table:table-cell office:value-type="float" office:value="114070" calcext:value-type="float">
            <text:p>114070</text:p>
          </table:table-cell>
          <table:table-cell/>
          <table:table-cell table:formula="of:=[.F881]/[.B881]" office:value-type="float" office:value="71799.8659816842" calcext:value-type="float">
            <text:p>71799.8659816842</text:p>
          </table:table-cell>
          <table:table-cell table:formula="of:=[.F881]/[.C881]" office:value-type="float" office:value="700.311759951373" calcext:value-type="float">
            <text:p>700.311759951373</text:p>
          </table:table-cell>
          <table:table-cell table:formula="of:=[.F881]/[.D881]" office:value-type="float" office:value="5148.93480698382" calcext:value-type="float">
            <text:p>5148.93480698382</text:p>
          </table:table-cell>
        </table:table-row>
        <table:table-row table:style-name="ro1">
          <table:table-cell/>
          <table:table-cell office:value-type="float" office:value="7.188" calcext:value-type="float">
            <text:p>7.188</text:p>
          </table:table-cell>
          <table:table-cell office:value-type="float" office:value="533.23" calcext:value-type="float">
            <text:p>533.23</text:p>
          </table:table-cell>
          <table:table-cell office:value-type="float" office:value="76.116" calcext:value-type="float">
            <text:p>76.116</text:p>
          </table:table-cell>
          <table:table-cell/>
          <table:table-cell office:value-type="float" office:value="342138" calcext:value-type="float">
            <text:p>342138</text:p>
          </table:table-cell>
          <table:table-cell office:value-type="float" office:value="144020" calcext:value-type="float">
            <text:p>144020</text:p>
          </table:table-cell>
          <table:table-cell/>
          <table:table-cell table:formula="of:=[.F882]/[.B882]" office:value-type="float" office:value="47598.4974958264" calcext:value-type="float">
            <text:p>47598.4974958264</text:p>
          </table:table-cell>
          <table:table-cell table:formula="of:=[.F882]/[.C882]" office:value-type="float" office:value="641.633066406616" calcext:value-type="float">
            <text:p>641.633066406616</text:p>
          </table:table-cell>
          <table:table-cell table:formula="of:=[.F882]/[.D882]" office:value-type="float" office:value="4494.95506857954" calcext:value-type="float">
            <text:p>4494.95506857954</text:p>
          </table:table-cell>
        </table:table-row>
        <table:table-row table:style-name="ro1">
          <table:table-cell/>
          <table:table-cell office:value-type="float" office:value="6.865" calcext:value-type="float">
            <text:p>6.865</text:p>
          </table:table-cell>
          <table:table-cell office:value-type="float" office:value="1100.328" calcext:value-type="float">
            <text:p>1100.328</text:p>
          </table:table-cell>
          <table:table-cell office:value-type="float" office:value="70.006" calcext:value-type="float">
            <text:p>70.006</text:p>
          </table:table-cell>
          <table:table-cell/>
          <table:table-cell office:value-type="float" office:value="328420" calcext:value-type="float">
            <text:p>328420</text:p>
          </table:table-cell>
          <table:table-cell office:value-type="float" office:value="142280" calcext:value-type="float">
            <text:p>142280</text:p>
          </table:table-cell>
          <table:table-cell/>
          <table:table-cell table:formula="of:=[.F883]/[.B883]" office:value-type="float" office:value="47839.7669337218" calcext:value-type="float">
            <text:p>47839.7669337218</text:p>
          </table:table-cell>
          <table:table-cell table:formula="of:=[.F883]/[.C883]" office:value-type="float" office:value="298.474636653798" calcext:value-type="float">
            <text:p>298.474636653798</text:p>
          </table:table-cell>
          <table:table-cell table:formula="of:=[.F883]/[.D883]" office:value-type="float" office:value="4691.31217324229" calcext:value-type="float">
            <text:p>4691.31217324229</text:p>
          </table:table-cell>
        </table:table-row>
        <table:table-row table:style-name="ro1">
          <table:table-cell/>
          <table:table-cell office:value-type="float" office:value="0.094" calcext:value-type="float">
            <text:p>0.094</text:p>
          </table:table-cell>
          <table:table-cell office:value-type="float" office:value="5.515" calcext:value-type="float">
            <text:p>5.515</text:p>
          </table:table-cell>
          <table:table-cell office:value-type="float" office:value="0.754" calcext:value-type="float">
            <text:p>0.754</text:p>
          </table:table-cell>
          <table:table-cell/>
          <table:table-cell office:value-type="float" office:value="39590" calcext:value-type="float">
            <text:p>39590</text:p>
          </table:table-cell>
          <table:table-cell office:value-type="float" office:value="17272" calcext:value-type="float">
            <text:p>17272</text:p>
          </table:table-cell>
          <table:table-cell/>
          <table:table-cell table:formula="of:=[.F884]/[.B884]" office:value-type="float" office:value="421170.212765957" calcext:value-type="float">
            <text:p>421170.212765957</text:p>
          </table:table-cell>
          <table:table-cell table:formula="of:=[.F884]/[.C884]" office:value-type="float" office:value="7178.60380779692" calcext:value-type="float">
            <text:p>7178.60380779692</text:p>
          </table:table-cell>
          <table:table-cell table:formula="of:=[.F884]/[.D884]" office:value-type="float" office:value="52506.6312997348" calcext:value-type="float">
            <text:p>52506.6312997348</text:p>
          </table:table-cell>
        </table:table-row>
        <table:table-row table:style-name="ro1">
          <table:table-cell/>
          <table:table-cell office:value-type="float" office:value="0.496" calcext:value-type="float">
            <text:p>0.496</text:p>
          </table:table-cell>
          <table:table-cell office:value-type="float" office:value="43.151" calcext:value-type="float">
            <text:p>43.151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float" office:value="104594" calcext:value-type="float">
            <text:p>104594</text:p>
          </table:table-cell>
          <table:table-cell office:value-type="float" office:value="43978" calcext:value-type="float">
            <text:p>43978</text:p>
          </table:table-cell>
          <table:table-cell/>
          <table:table-cell table:formula="of:=[.F885]/[.B885]" office:value-type="float" office:value="210875" calcext:value-type="float">
            <text:p>210875</text:p>
          </table:table-cell>
          <table:table-cell table:formula="of:=[.F885]/[.C885]" office:value-type="float" office:value="2423.90674607773" calcext:value-type="float">
            <text:p>2423.90674607773</text:p>
          </table:table-cell>
          <table:table-cell table:formula="of:=[.F885]/[.D885]" office:value-type="float" office:value="17259.7359735974" calcext:value-type="float">
            <text:p>17259.7359735974</text:p>
          </table:table-cell>
        </table:table-row>
        <table:table-row table:style-name="ro1">
          <table:table-cell/>
          <table:table-cell office:value-type="float" office:value="0.052" calcext:value-type="float">
            <text:p>0.052</text:p>
          </table:table-cell>
          <table:table-cell office:value-type="float" office:value="5.601" calcext:value-type="float">
            <text:p>5.601</text:p>
          </table:table-cell>
          <table:table-cell office:value-type="float" office:value="0.412" calcext:value-type="float">
            <text:p>0.412</text:p>
          </table:table-cell>
          <table:table-cell/>
          <table:table-cell office:value-type="float" office:value="26906" calcext:value-type="float">
            <text:p>26906</text:p>
          </table:table-cell>
          <table:table-cell office:value-type="float" office:value="15154" calcext:value-type="float">
            <text:p>15154</text:p>
          </table:table-cell>
          <table:table-cell/>
          <table:table-cell table:formula="of:=[.F886]/[.B886]" office:value-type="float" office:value="517423.076923077" calcext:value-type="float">
            <text:p>517423.076923077</text:p>
          </table:table-cell>
          <table:table-cell table:formula="of:=[.F886]/[.C886]" office:value-type="float" office:value="4803.785038386" calcext:value-type="float">
            <text:p>4803.785038386</text:p>
          </table:table-cell>
          <table:table-cell table:formula="of:=[.F886]/[.D886]" office:value-type="float" office:value="65305.8252427184" calcext:value-type="float">
            <text:p>65305.8252427184</text:p>
          </table:table-cell>
        </table:table-row>
        <table:table-row table:style-name="ro1">
          <table:table-cell/>
          <table:table-cell office:value-type="float" office:value="3.22" calcext:value-type="float">
            <text:p>3.22</text:p>
          </table:table-cell>
          <table:table-cell office:value-type="float" office:value="354.277" calcext:value-type="float">
            <text:p>354.277</text:p>
          </table:table-cell>
          <table:table-cell office:value-type="float" office:value="41.34" calcext:value-type="float">
            <text:p>41.34</text:p>
          </table:table-cell>
          <table:table-cell/>
          <table:table-cell office:value-type="float" office:value="249373" calcext:value-type="float">
            <text:p>249373</text:p>
          </table:table-cell>
          <table:table-cell office:value-type="float" office:value="90365" calcext:value-type="float">
            <text:p>90365</text:p>
          </table:table-cell>
          <table:table-cell/>
          <table:table-cell table:formula="of:=[.F887]/[.B887]" office:value-type="float" office:value="77445.0310559006" calcext:value-type="float">
            <text:p>77445.0310559006</text:p>
          </table:table-cell>
          <table:table-cell table:formula="of:=[.F887]/[.C887]" office:value-type="float" office:value="703.892716716016" calcext:value-type="float">
            <text:p>703.892716716016</text:p>
          </table:table-cell>
          <table:table-cell table:formula="of:=[.F887]/[.D887]" office:value-type="float" office:value="6032.24479922593" calcext:value-type="float">
            <text:p>6032.24479922593</text:p>
          </table:table-cell>
        </table:table-row>
        <table:table-row table:style-name="ro1">
          <table:table-cell/>
          <table:table-cell office:value-type="float" office:value="3.774" calcext:value-type="float">
            <text:p>3.774</text:p>
          </table:table-cell>
          <table:table-cell office:value-type="float" office:value="314.589" calcext:value-type="float">
            <text:p>314.589</text:p>
          </table:table-cell>
          <table:table-cell office:value-type="float" office:value="41.749" calcext:value-type="float">
            <text:p>41.749</text:p>
          </table:table-cell>
          <table:table-cell/>
          <table:table-cell office:value-type="float" office:value="262990" calcext:value-type="float">
            <text:p>262990</text:p>
          </table:table-cell>
          <table:table-cell office:value-type="float" office:value="98650" calcext:value-type="float">
            <text:p>98650</text:p>
          </table:table-cell>
          <table:table-cell/>
          <table:table-cell table:formula="of:=[.F888]/[.B888]" office:value-type="float" office:value="69684.6846846847" calcext:value-type="float">
            <text:p>69684.6846846847</text:p>
          </table:table-cell>
          <table:table-cell table:formula="of:=[.F888]/[.C888]" office:value-type="float" office:value="835.979643280598" calcext:value-type="float">
            <text:p>835.979643280598</text:p>
          </table:table-cell>
          <table:table-cell table:formula="of:=[.F888]/[.D888]" office:value-type="float" office:value="6299.31255838463" calcext:value-type="float">
            <text:p>6299.31255838463</text:p>
          </table:table-cell>
        </table:table-row>
        <table:table-row table:style-name="ro1">
          <table:table-cell/>
          <table:table-cell office:value-type="float" office:value="0.267" calcext:value-type="float">
            <text:p>0.267</text:p>
          </table:table-cell>
          <table:table-cell office:value-type="float" office:value="28.246" calcext:value-type="float">
            <text:p>28.246</text:p>
          </table:table-cell>
          <table:table-cell office:value-type="float" office:value="2.558" calcext:value-type="float">
            <text:p>2.558</text:p>
          </table:table-cell>
          <table:table-cell/>
          <table:table-cell office:value-type="float" office:value="73756" calcext:value-type="float">
            <text:p>73756</text:p>
          </table:table-cell>
          <table:table-cell office:value-type="float" office:value="32824" calcext:value-type="float">
            <text:p>32824</text:p>
          </table:table-cell>
          <table:table-cell/>
          <table:table-cell table:formula="of:=[.F889]/[.B889]" office:value-type="float" office:value="276239.700374532" calcext:value-type="float">
            <text:p>276239.700374532</text:p>
          </table:table-cell>
          <table:table-cell table:formula="of:=[.F889]/[.C889]" office:value-type="float" office:value="2611.20158606528" calcext:value-type="float">
            <text:p>2611.20158606528</text:p>
          </table:table-cell>
          <table:table-cell table:formula="of:=[.F889]/[.D889]" office:value-type="float" office:value="28833.4636434715" calcext:value-type="float">
            <text:p>28833.4636434715</text:p>
          </table:table-cell>
        </table:table-row>
        <table:table-row table:style-name="ro1">
          <table:table-cell/>
          <table:table-cell office:value-type="float" office:value="0.638" calcext:value-type="float">
            <text:p>0.638</text:p>
          </table:table-cell>
          <table:table-cell office:value-type="float" office:value="74.631" calcext:value-type="float">
            <text:p>74.631</text:p>
          </table:table-cell>
          <table:table-cell office:value-type="float" office:value="8.041" calcext:value-type="float">
            <text:p>8.041</text:p>
          </table:table-cell>
          <table:table-cell/>
          <table:table-cell office:value-type="float" office:value="120345" calcext:value-type="float">
            <text:p>120345</text:p>
          </table:table-cell>
          <table:table-cell office:value-type="float" office:value="46678" calcext:value-type="float">
            <text:p>46678</text:p>
          </table:table-cell>
          <table:table-cell/>
          <table:table-cell table:formula="of:=[.F890]/[.B890]" office:value-type="float" office:value="188628.526645768" calcext:value-type="float">
            <text:p>188628.526645768</text:p>
          </table:table-cell>
          <table:table-cell table:formula="of:=[.F890]/[.C890]" office:value-type="float" office:value="1612.53366563492" calcext:value-type="float">
            <text:p>1612.53366563492</text:p>
          </table:table-cell>
          <table:table-cell table:formula="of:=[.F890]/[.D890]" office:value-type="float" office:value="14966.4220868051" calcext:value-type="float">
            <text:p>14966.4220868051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23.477" calcext:value-type="float">
            <text:p>23.477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70469" calcext:value-type="float">
            <text:p>70469</text:p>
          </table:table-cell>
          <table:table-cell office:value-type="float" office:value="27974" calcext:value-type="float">
            <text:p>27974</text:p>
          </table:table-cell>
          <table:table-cell/>
          <table:table-cell table:formula="of:=[.F891]/[.B891]" office:value-type="float" office:value="281876" calcext:value-type="float">
            <text:p>281876</text:p>
          </table:table-cell>
          <table:table-cell table:formula="of:=[.F891]/[.C891]" office:value-type="float" office:value="3001.61860544363" calcext:value-type="float">
            <text:p>3001.61860544363</text:p>
          </table:table-cell>
          <table:table-cell table:formula="of:=[.F891]/[.D891]" office:value-type="float" office:value="30638.6956521739" calcext:value-type="float">
            <text:p>30638.6956521739</text:p>
          </table:table-cell>
        </table:table-row>
        <table:table-row table:style-name="ro1">
          <table:table-cell/>
          <table:table-cell office:value-type="float" office:value="0.414" calcext:value-type="float">
            <text:p>0.414</text:p>
          </table:table-cell>
          <table:table-cell office:value-type="float" office:value="55.268" calcext:value-type="float">
            <text:p>55.268</text:p>
          </table:table-cell>
          <table:table-cell office:value-type="float" office:value="6.071" calcext:value-type="float">
            <text:p>6.071</text:p>
          </table:table-cell>
          <table:table-cell/>
          <table:table-cell office:value-type="float" office:value="102725" calcext:value-type="float">
            <text:p>102725</text:p>
          </table:table-cell>
          <table:table-cell office:value-type="float" office:value="38908" calcext:value-type="float">
            <text:p>38908</text:p>
          </table:table-cell>
          <table:table-cell/>
          <table:table-cell table:formula="of:=[.F892]/[.B892]" office:value-type="float" office:value="248128.019323671" calcext:value-type="float">
            <text:p>248128.019323671</text:p>
          </table:table-cell>
          <table:table-cell table:formula="of:=[.F892]/[.C892]" office:value-type="float" office:value="1858.67047839618" calcext:value-type="float">
            <text:p>1858.67047839618</text:p>
          </table:table-cell>
          <table:table-cell table:formula="of:=[.F892]/[.D892]" office:value-type="float" office:value="16920.6061604349" calcext:value-type="float">
            <text:p>16920.6061604349</text:p>
          </table:table-cell>
        </table:table-row>
        <table:table-row table:style-name="ro1">
          <table:table-cell/>
          <table:table-cell office:value-type="float" office:value="1.133" calcext:value-type="float">
            <text:p>1.133</text:p>
          </table:table-cell>
          <table:table-cell office:value-type="float" office:value="103.071" calcext:value-type="float">
            <text:p>103.071</text:p>
          </table:table-cell>
          <table:table-cell office:value-type="float" office:value="13.543" calcext:value-type="float">
            <text:p>13.543</text:p>
          </table:table-cell>
          <table:table-cell/>
          <table:table-cell office:value-type="float" office:value="156591" calcext:value-type="float">
            <text:p>156591</text:p>
          </table:table-cell>
          <table:table-cell office:value-type="float" office:value="63034" calcext:value-type="float">
            <text:p>63034</text:p>
          </table:table-cell>
          <table:table-cell/>
          <table:table-cell table:formula="of:=[.F893]/[.B893]" office:value-type="float" office:value="138209.179170344" calcext:value-type="float">
            <text:p>138209.179170344</text:p>
          </table:table-cell>
          <table:table-cell table:formula="of:=[.F893]/[.C893]" office:value-type="float" office:value="1519.25371831068" calcext:value-type="float">
            <text:p>1519.25371831068</text:p>
          </table:table-cell>
          <table:table-cell table:formula="of:=[.F893]/[.D893]" office:value-type="float" office:value="11562.5046149302" calcext:value-type="float">
            <text:p>11562.5046149302</text:p>
          </table:table-cell>
        </table:table-row>
        <table:table-row table:style-name="ro1">
          <table:table-cell/>
          <table:table-cell office:value-type="float" office:value="0.572" calcext:value-type="float">
            <text:p>0.572</text:p>
          </table:table-cell>
          <table:table-cell office:value-type="float" office:value="52.44" calcext:value-type="float">
            <text:p>52.44</text:p>
          </table:table-cell>
          <table:table-cell office:value-type="float" office:value="5.868" calcext:value-type="float">
            <text:p>5.868</text:p>
          </table:table-cell>
          <table:table-cell/>
          <table:table-cell office:value-type="float" office:value="104087" calcext:value-type="float">
            <text:p>104087</text:p>
          </table:table-cell>
          <table:table-cell office:value-type="float" office:value="41384" calcext:value-type="float">
            <text:p>41384</text:p>
          </table:table-cell>
          <table:table-cell/>
          <table:table-cell table:formula="of:=[.F894]/[.B894]" office:value-type="float" office:value="181970.27972028" calcext:value-type="float">
            <text:p>181970.27972028</text:p>
          </table:table-cell>
          <table:table-cell table:formula="of:=[.F894]/[.C894]" office:value-type="float" office:value="1984.87795575896" calcext:value-type="float">
            <text:p>1984.87795575896</text:p>
          </table:table-cell>
          <table:table-cell table:formula="of:=[.F894]/[.D894]" office:value-type="float" office:value="17738.0708929789" calcext:value-type="float">
            <text:p>17738.0708929789</text:p>
          </table:table-cell>
        </table:table-row>
        <table:table-row table:style-name="ro1">
          <table:table-cell/>
          <table:table-cell office:value-type="float" office:value="9.161" calcext:value-type="float">
            <text:p>9.161</text:p>
          </table:table-cell>
          <table:table-cell office:value-type="float" office:value="584.605" calcext:value-type="float">
            <text:p>584.605</text:p>
          </table:table-cell>
          <table:table-cell office:value-type="float" office:value="75.812" calcext:value-type="float">
            <text:p>75.812</text:p>
          </table:table-cell>
          <table:table-cell/>
          <table:table-cell office:value-type="float" office:value="357193" calcext:value-type="float">
            <text:p>357193</text:p>
          </table:table-cell>
          <table:table-cell office:value-type="float" office:value="171757" calcext:value-type="float">
            <text:p>171757</text:p>
          </table:table-cell>
          <table:table-cell/>
          <table:table-cell table:formula="of:=[.F895]/[.B895]" office:value-type="float" office:value="38990.6123785613" calcext:value-type="float">
            <text:p>38990.6123785613</text:p>
          </table:table-cell>
          <table:table-cell table:formula="of:=[.F895]/[.C895]" office:value-type="float" office:value="610.998879585361" calcext:value-type="float">
            <text:p>610.998879585361</text:p>
          </table:table-cell>
          <table:table-cell table:formula="of:=[.F895]/[.D895]" office:value-type="float" office:value="4711.56281327494" calcext:value-type="float">
            <text:p>4711.56281327494</text:p>
          </table:table-cell>
        </table:table-row>
        <table:table-row table:style-name="ro1">
          <table:table-cell/>
          <table:table-cell office:value-type="float" office:value="1.753" calcext:value-type="float">
            <text:p>1.753</text:p>
          </table:table-cell>
          <table:table-cell office:value-type="float" office:value="128.559" calcext:value-type="float">
            <text:p>128.559</text:p>
          </table:table-cell>
          <table:table-cell office:value-type="float" office:value="21.317" calcext:value-type="float">
            <text:p>21.317</text:p>
          </table:table-cell>
          <table:table-cell/>
          <table:table-cell office:value-type="float" office:value="180171" calcext:value-type="float">
            <text:p>180171</text:p>
          </table:table-cell>
          <table:table-cell office:value-type="float" office:value="71284" calcext:value-type="float">
            <text:p>71284</text:p>
          </table:table-cell>
          <table:table-cell/>
          <table:table-cell table:formula="of:=[.F896]/[.B896]" office:value-type="float" office:value="102778.665145465" calcext:value-type="float">
            <text:p>102778.665145465</text:p>
          </table:table-cell>
          <table:table-cell table:formula="of:=[.F896]/[.C896]" office:value-type="float" office:value="1401.46547499592" calcext:value-type="float">
            <text:p>1401.46547499592</text:p>
          </table:table-cell>
          <table:table-cell table:formula="of:=[.F896]/[.D896]" office:value-type="float" office:value="8451.98667729981" calcext:value-type="float">
            <text:p>8451.98667729981</text:p>
          </table:table-cell>
        </table:table-row>
        <table:table-row table:style-name="ro1">
          <table:table-cell/>
          <table:table-cell office:value-type="float" office:value="0.495" calcext:value-type="float">
            <text:p>0.495</text:p>
          </table:table-cell>
          <table:table-cell office:value-type="float" office:value="62.49" calcext:value-type="float">
            <text:p>62.49</text:p>
          </table:table-cell>
          <table:table-cell office:value-type="float" office:value="5.042" calcext:value-type="float">
            <text:p>5.042</text:p>
          </table:table-cell>
          <table:table-cell/>
          <table:table-cell office:value-type="float" office:value="93686" calcext:value-type="float">
            <text:p>93686</text:p>
          </table:table-cell>
          <table:table-cell office:value-type="float" office:value="39320" calcext:value-type="float">
            <text:p>39320</text:p>
          </table:table-cell>
          <table:table-cell/>
          <table:table-cell table:formula="of:=[.F897]/[.B897]" office:value-type="float" office:value="189264.646464646" calcext:value-type="float">
            <text:p>189264.646464646</text:p>
          </table:table-cell>
          <table:table-cell table:formula="of:=[.F897]/[.C897]" office:value-type="float" office:value="1499.21587453993" calcext:value-type="float">
            <text:p>1499.21587453993</text:p>
          </table:table-cell>
          <table:table-cell table:formula="of:=[.F897]/[.D897]" office:value-type="float" office:value="18581.1186037287" calcext:value-type="float">
            <text:p>18581.1186037287</text:p>
          </table:table-cell>
        </table:table-row>
        <table:table-row table:style-name="ro1">
          <table:table-cell/>
          <table:table-cell office:value-type="float" office:value="4.953" calcext:value-type="float">
            <text:p>4.953</text:p>
          </table:table-cell>
          <table:table-cell office:value-type="float" office:value="487.504" calcext:value-type="float">
            <text:p>487.504</text:p>
          </table:table-cell>
          <table:table-cell office:value-type="float" office:value="68.256" calcext:value-type="float">
            <text:p>68.256</text:p>
          </table:table-cell>
          <table:table-cell/>
          <table:table-cell office:value-type="float" office:value="316209" calcext:value-type="float">
            <text:p>316209</text:p>
          </table:table-cell>
          <table:table-cell office:value-type="float" office:value="107004" calcext:value-type="float">
            <text:p>107004</text:p>
          </table:table-cell>
          <table:table-cell/>
          <table:table-cell table:formula="of:=[.F898]/[.B898]" office:value-type="float" office:value="63841.9139915203" calcext:value-type="float">
            <text:p>63841.9139915203</text:p>
          </table:table-cell>
          <table:table-cell table:formula="of:=[.F898]/[.C898]" office:value-type="float" office:value="648.628524073649" calcext:value-type="float">
            <text:p>648.628524073649</text:p>
          </table:table-cell>
          <table:table-cell table:formula="of:=[.F898]/[.D898]" office:value-type="float" office:value="4632.69163150492" calcext:value-type="float">
            <text:p>4632.69163150492</text:p>
          </table:table-cell>
        </table:table-row>
        <table:table-row table:style-name="ro1">
          <table:table-cell/>
          <table:table-cell office:value-type="float" office:value="24.85" calcext:value-type="float">
            <text:p>24.85</text:p>
          </table:table-cell>
          <table:table-cell office:value-type="float" office:value="1954.139" calcext:value-type="float">
            <text:p>1954.139</text:p>
          </table:table-cell>
          <table:table-cell office:value-type="float" office:value="280.257" calcext:value-type="float">
            <text:p>280.257</text:p>
          </table:table-cell>
          <table:table-cell/>
          <table:table-cell office:value-type="float" office:value="654420" calcext:value-type="float">
            <text:p>654420</text:p>
          </table:table-cell>
          <table:table-cell office:value-type="float" office:value="252715" calcext:value-type="float">
            <text:p>252715</text:p>
          </table:table-cell>
          <table:table-cell/>
          <table:table-cell table:formula="of:=[.F899]/[.B899]" office:value-type="float" office:value="26334.8088531187" calcext:value-type="float">
            <text:p>26334.8088531187</text:p>
          </table:table-cell>
          <table:table-cell table:formula="of:=[.F899]/[.C899]" office:value-type="float" office:value="334.889176256141" calcext:value-type="float">
            <text:p>334.889176256141</text:p>
          </table:table-cell>
          <table:table-cell table:formula="of:=[.F899]/[.D899]" office:value-type="float" office:value="2335.07102409574" calcext:value-type="float">
            <text:p>2335.07102409574</text:p>
          </table:table-cell>
        </table:table-row>
        <table:table-row table:style-name="ro1">
          <table:table-cell/>
          <table:table-cell office:value-type="float" office:value="11.281" calcext:value-type="float">
            <text:p>11.281</text:p>
          </table:table-cell>
          <table:table-cell office:value-type="float" office:value="1332.689" calcext:value-type="float">
            <text:p>1332.689</text:p>
          </table:table-cell>
          <table:table-cell office:value-type="float" office:value="137.142" calcext:value-type="float">
            <text:p>137.142</text:p>
          </table:table-cell>
          <table:table-cell/>
          <table:table-cell office:value-type="float" office:value="472364" calcext:value-type="float">
            <text:p>472364</text:p>
          </table:table-cell>
          <table:table-cell office:value-type="float" office:value="161935" calcext:value-type="float">
            <text:p>161935</text:p>
          </table:table-cell>
          <table:table-cell/>
          <table:table-cell table:formula="of:=[.F900]/[.B900]" office:value-type="float" office:value="41872.5290311143" calcext:value-type="float">
            <text:p>41872.5290311143</text:p>
          </table:table-cell>
          <table:table-cell table:formula="of:=[.F900]/[.C900]" office:value-type="float" office:value="354.444285200823" calcext:value-type="float">
            <text:p>354.444285200823</text:p>
          </table:table-cell>
          <table:table-cell table:formula="of:=[.F900]/[.D900]" office:value-type="float" office:value="3444.34236047309" calcext:value-type="float">
            <text:p>3444.34236047309</text:p>
          </table:table-cell>
        </table:table-row>
        <table:table-row table:style-name="ro1">
          <table:table-cell/>
          <table:table-cell office:value-type="float" office:value="33.498" calcext:value-type="float">
            <text:p>33.498</text:p>
          </table:table-cell>
          <table:table-cell office:value-type="float" office:value="3028.35" calcext:value-type="float">
            <text:p>3028.35</text:p>
          </table:table-cell>
          <table:table-cell office:value-type="float" office:value="415.401" calcext:value-type="float">
            <text:p>415.401</text:p>
          </table:table-cell>
          <table:table-cell/>
          <table:table-cell office:value-type="float" office:value="774426" calcext:value-type="float">
            <text:p>774426</text:p>
          </table:table-cell>
          <table:table-cell office:value-type="float" office:value="285626" calcext:value-type="float">
            <text:p>285626</text:p>
          </table:table-cell>
          <table:table-cell/>
          <table:table-cell table:formula="of:=[.F901]/[.B901]" office:value-type="float" office:value="23118.5742432384" calcext:value-type="float">
            <text:p>23118.5742432384</text:p>
          </table:table-cell>
          <table:table-cell table:formula="of:=[.F901]/[.C901]" office:value-type="float" office:value="255.725395017089" calcext:value-type="float">
            <text:p>255.725395017089</text:p>
          </table:table-cell>
          <table:table-cell table:formula="of:=[.F901]/[.D901]" office:value-type="float" office:value="1864.28535318885" calcext:value-type="float">
            <text:p>1864.28535318885</text:p>
          </table:table-cell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31.45" calcext:value-type="float">
            <text:p>31.45</text:p>
          </table:table-cell>
          <table:table-cell office:value-type="float" office:value="3.392" calcext:value-type="float">
            <text:p>3.392</text:p>
          </table:table-cell>
          <table:table-cell/>
          <table:table-cell office:value-type="float" office:value="82105" calcext:value-type="float">
            <text:p>82105</text:p>
          </table:table-cell>
          <table:table-cell office:value-type="float" office:value="33610" calcext:value-type="float">
            <text:p>33610</text:p>
          </table:table-cell>
          <table:table-cell/>
          <table:table-cell table:formula="of:=[.F902]/[.B902]" office:value-type="float" office:value="260650.793650794" calcext:value-type="float">
            <text:p>260650.793650794</text:p>
          </table:table-cell>
          <table:table-cell table:formula="of:=[.F902]/[.C902]" office:value-type="float" office:value="2610.65182829889" calcext:value-type="float">
            <text:p>2610.65182829889</text:p>
          </table:table-cell>
          <table:table-cell table:formula="of:=[.F902]/[.D902]" office:value-type="float" office:value="24205.483490566" calcext:value-type="float">
            <text:p>24205.483490566</text:p>
          </table:table-cell>
        </table:table-row>
        <table:table-row table:style-name="ro1">
          <table:table-cell/>
          <table:table-cell office:value-type="float" office:value="0.76" calcext:value-type="float">
            <text:p>0.76</text:p>
          </table:table-cell>
          <table:table-cell office:value-type="float" office:value="52.13" calcext:value-type="float">
            <text:p>52.13</text:p>
          </table:table-cell>
          <table:table-cell office:value-type="float" office:value="8.318" calcext:value-type="float">
            <text:p>8.318</text:p>
          </table:table-cell>
          <table:table-cell/>
          <table:table-cell office:value-type="float" office:value="122293" calcext:value-type="float">
            <text:p>122293</text:p>
          </table:table-cell>
          <table:table-cell office:value-type="float" office:value="51841" calcext:value-type="float">
            <text:p>51841</text:p>
          </table:table-cell>
          <table:table-cell/>
          <table:table-cell table:formula="of:=[.F903]/[.B903]" office:value-type="float" office:value="160911.842105263" calcext:value-type="float">
            <text:p>160911.842105263</text:p>
          </table:table-cell>
          <table:table-cell table:formula="of:=[.F903]/[.C903]" office:value-type="float" office:value="2345.92365240744" calcext:value-type="float">
            <text:p>2345.92365240744</text:p>
          </table:table-cell>
          <table:table-cell table:formula="of:=[.F903]/[.D903]" office:value-type="float" office:value="14702.2120702092" calcext:value-type="float">
            <text:p>14702.2120702092</text:p>
          </table:table-cell>
        </table:table-row>
        <table:table-row table:style-name="ro1">
          <table:table-cell/>
          <table:table-cell office:value-type="float" office:value="0.438" calcext:value-type="float">
            <text:p>0.438</text:p>
          </table:table-cell>
          <table:table-cell office:value-type="float" office:value="49.673" calcext:value-type="float">
            <text:p>49.673</text:p>
          </table:table-cell>
          <table:table-cell office:value-type="float" office:value="5.468" calcext:value-type="float">
            <text:p>5.468</text:p>
          </table:table-cell>
          <table:table-cell/>
          <table:table-cell office:value-type="float" office:value="101209" calcext:value-type="float">
            <text:p>101209</text:p>
          </table:table-cell>
          <table:table-cell office:value-type="float" office:value="37476" calcext:value-type="float">
            <text:p>37476</text:p>
          </table:table-cell>
          <table:table-cell/>
          <table:table-cell table:formula="of:=[.F904]/[.B904]" office:value-type="float" office:value="231070.776255708" calcext:value-type="float">
            <text:p>231070.776255708</text:p>
          </table:table-cell>
          <table:table-cell table:formula="of:=[.F904]/[.C904]" office:value-type="float" office:value="2037.50528456103" calcext:value-type="float">
            <text:p>2037.50528456103</text:p>
          </table:table-cell>
          <table:table-cell table:formula="of:=[.F904]/[.D904]" office:value-type="float" office:value="18509.3269934162" calcext:value-type="float">
            <text:p>18509.3269934162</text:p>
          </table:table-cell>
        </table:table-row>
        <table:table-row table:style-name="ro1">
          <table:table-cell/>
          <table:table-cell office:value-type="float" office:value="2.506" calcext:value-type="float">
            <text:p>2.506</text:p>
          </table:table-cell>
          <table:table-cell office:value-type="float" office:value="331.28" calcext:value-type="float">
            <text:p>331.28</text:p>
          </table:table-cell>
          <table:table-cell office:value-type="float" office:value="25.358" calcext:value-type="float">
            <text:p>25.358</text:p>
          </table:table-cell>
          <table:table-cell/>
          <table:table-cell office:value-type="float" office:value="213722" calcext:value-type="float">
            <text:p>213722</text:p>
          </table:table-cell>
          <table:table-cell office:value-type="float" office:value="84742" calcext:value-type="float">
            <text:p>84742</text:p>
          </table:table-cell>
          <table:table-cell/>
          <table:table-cell table:formula="of:=[.F905]/[.B905]" office:value-type="float" office:value="85284.1181165203" calcext:value-type="float">
            <text:p>85284.1181165203</text:p>
          </table:table-cell>
          <table:table-cell table:formula="of:=[.F905]/[.C905]" office:value-type="float" office:value="645.140062786767" calcext:value-type="float">
            <text:p>645.140062786767</text:p>
          </table:table-cell>
          <table:table-cell table:formula="of:=[.F905]/[.D905]" office:value-type="float" office:value="8428.18834292925" calcext:value-type="float">
            <text:p>8428.18834292925</text:p>
          </table:table-cell>
        </table:table-row>
        <table:table-row table:style-name="ro1">
          <table:table-cell/>
          <table:table-cell office:value-type="float" office:value="0.684" calcext:value-type="float">
            <text:p>0.684</text:p>
          </table:table-cell>
          <table:table-cell office:value-type="float" office:value="82.196" calcext:value-type="float">
            <text:p>82.196</text:p>
          </table:table-cell>
          <table:table-cell office:value-type="float" office:value="9.39" calcext:value-type="float">
            <text:p>9.39</text:p>
          </table:table-cell>
          <table:table-cell/>
          <table:table-cell office:value-type="float" office:value="129860" calcext:value-type="float">
            <text:p>129860</text:p>
          </table:table-cell>
          <table:table-cell office:value-type="float" office:value="45794" calcext:value-type="float">
            <text:p>45794</text:p>
          </table:table-cell>
          <table:table-cell/>
          <table:table-cell table:formula="of:=[.F906]/[.B906]" office:value-type="float" office:value="189853.801169591" calcext:value-type="float">
            <text:p>189853.801169591</text:p>
          </table:table-cell>
          <table:table-cell table:formula="of:=[.F906]/[.C906]" office:value-type="float" office:value="1579.88223271205" calcext:value-type="float">
            <text:p>1579.88223271205</text:p>
          </table:table-cell>
          <table:table-cell table:formula="of:=[.F906]/[.D906]" office:value-type="float" office:value="13829.6059637913" calcext:value-type="float">
            <text:p>13829.6059637913</text:p>
          </table:table-cell>
        </table:table-row>
        <table:table-row table:style-name="ro1">
          <table:table-cell/>
          <table:table-cell office:value-type="float" office:value="4.107" calcext:value-type="float">
            <text:p>4.107</text:p>
          </table:table-cell>
          <table:table-cell office:value-type="float" office:value="349.828" calcext:value-type="float">
            <text:p>349.828</text:p>
          </table:table-cell>
          <table:table-cell office:value-type="float" office:value="56.438" calcext:value-type="float">
            <text:p>56.438</text:p>
          </table:table-cell>
          <table:table-cell/>
          <table:table-cell office:value-type="float" office:value="281930" calcext:value-type="float">
            <text:p>281930</text:p>
          </table:table-cell>
          <table:table-cell office:value-type="float" office:value="111786" calcext:value-type="float">
            <text:p>111786</text:p>
          </table:table-cell>
          <table:table-cell/>
          <table:table-cell table:formula="of:=[.F907]/[.B907]" office:value-type="float" office:value="68646.2137813489" calcext:value-type="float">
            <text:p>68646.2137813489</text:p>
          </table:table-cell>
          <table:table-cell table:formula="of:=[.F907]/[.C907]" office:value-type="float" office:value="805.91033307797" calcext:value-type="float">
            <text:p>805.91033307797</text:p>
          </table:table-cell>
          <table:table-cell table:formula="of:=[.F907]/[.D907]" office:value-type="float" office:value="4995.3931748113" calcext:value-type="float">
            <text:p>4995.3931748113</text:p>
          </table:table-cell>
        </table:table-row>
        <table:table-row table:style-name="ro1">
          <table:table-cell/>
          <table:table-cell office:value-type="float" office:value="2.24" calcext:value-type="float">
            <text:p>2.24</text:p>
          </table:table-cell>
          <table:table-cell office:value-type="float" office:value="199.172" calcext:value-type="float">
            <text:p>199.172</text:p>
          </table:table-cell>
          <table:table-cell office:value-type="float" office:value="25.315" calcext:value-type="float">
            <text:p>25.315</text:p>
          </table:table-cell>
          <table:table-cell/>
          <table:table-cell office:value-type="float" office:value="191349" calcext:value-type="float">
            <text:p>191349</text:p>
          </table:table-cell>
          <table:table-cell office:value-type="float" office:value="85150" calcext:value-type="float">
            <text:p>85150</text:p>
          </table:table-cell>
          <table:table-cell/>
          <table:table-cell table:formula="of:=[.F908]/[.B908]" office:value-type="float" office:value="85423.6607142857" calcext:value-type="float">
            <text:p>85423.6607142857</text:p>
          </table:table-cell>
          <table:table-cell table:formula="of:=[.F908]/[.C908]" office:value-type="float" office:value="960.722390697488" calcext:value-type="float">
            <text:p>960.722390697488</text:p>
          </table:table-cell>
          <table:table-cell table:formula="of:=[.F908]/[.D908]" office:value-type="float" office:value="7558.72012640727" calcext:value-type="float">
            <text:p>7558.72012640727</text:p>
          </table:table-cell>
        </table:table-row>
        <table:table-row table:style-name="ro1">
          <table:table-cell/>
          <table:table-cell office:value-type="float" office:value="0.233" calcext:value-type="float">
            <text:p>0.233</text:p>
          </table:table-cell>
          <table:table-cell office:value-type="float" office:value="16.071" calcext:value-type="float">
            <text:p>16.071</text:p>
          </table:table-cell>
          <table:table-cell office:value-type="float" office:value="1.834" calcext:value-type="float">
            <text:p>1.834</text:p>
          </table:table-cell>
          <table:table-cell/>
          <table:table-cell office:value-type="float" office:value="62152" calcext:value-type="float">
            <text:p>62152</text:p>
          </table:table-cell>
          <table:table-cell office:value-type="float" office:value="33886" calcext:value-type="float">
            <text:p>33886</text:p>
          </table:table-cell>
          <table:table-cell/>
          <table:table-cell table:formula="of:=[.F909]/[.B909]" office:value-type="float" office:value="266746.78111588" calcext:value-type="float">
            <text:p>266746.78111588</text:p>
          </table:table-cell>
          <table:table-cell table:formula="of:=[.F909]/[.C909]" office:value-type="float" office:value="3867.33868458714" calcext:value-type="float">
            <text:p>3867.33868458714</text:p>
          </table:table-cell>
          <table:table-cell table:formula="of:=[.F909]/[.D909]" office:value-type="float" office:value="33888.7677208288" calcext:value-type="float">
            <text:p>33888.7677208288</text:p>
          </table:table-cell>
        </table:table-row>
        <table:table-row table:style-name="ro1">
          <table:table-cell/>
          <table:table-cell office:value-type="float" office:value="11.456" calcext:value-type="float">
            <text:p>11.456</text:p>
          </table:table-cell>
          <table:table-cell office:value-type="float" office:value="1034.393" calcext:value-type="float">
            <text:p>1034.393</text:p>
          </table:table-cell>
          <table:table-cell office:value-type="float" office:value="141.105" calcext:value-type="float">
            <text:p>141.105</text:p>
          </table:table-cell>
          <table:table-cell/>
          <table:table-cell office:value-type="float" office:value="467394" calcext:value-type="float">
            <text:p>467394</text:p>
          </table:table-cell>
          <table:table-cell office:value-type="float" office:value="164782" calcext:value-type="float">
            <text:p>164782</text:p>
          </table:table-cell>
          <table:table-cell/>
          <table:table-cell table:formula="of:=[.F910]/[.B910]" office:value-type="float" office:value="40799.0572625698" calcext:value-type="float">
            <text:p>40799.0572625698</text:p>
          </table:table-cell>
          <table:table-cell table:formula="of:=[.F910]/[.C910]" office:value-type="float" office:value="451.853405813845" calcext:value-type="float">
            <text:p>451.853405813845</text:p>
          </table:table-cell>
          <table:table-cell table:formula="of:=[.F910]/[.D910]" office:value-type="float" office:value="3312.38439459977" calcext:value-type="float">
            <text:p>3312.38439459977</text:p>
          </table:table-cell>
        </table:table-row>
        <table:table-row table:style-name="ro1">
          <table:table-cell/>
          <table:table-cell office:value-type="float" office:value="1.826" calcext:value-type="float">
            <text:p>1.826</text:p>
          </table:table-cell>
          <table:table-cell office:value-type="float" office:value="166.496" calcext:value-type="float">
            <text:p>166.496</text:p>
          </table:table-cell>
          <table:table-cell office:value-type="float" office:value="22.456" calcext:value-type="float">
            <text:p>22.456</text:p>
          </table:table-cell>
          <table:table-cell/>
          <table:table-cell office:value-type="float" office:value="189149" calcext:value-type="float">
            <text:p>189149</text:p>
          </table:table-cell>
          <table:table-cell office:value-type="float" office:value="74526" calcext:value-type="float">
            <text:p>74526</text:p>
          </table:table-cell>
          <table:table-cell/>
          <table:table-cell table:formula="of:=[.F911]/[.B911]" office:value-type="float" office:value="103586.527929901" calcext:value-type="float">
            <text:p>103586.527929901</text:p>
          </table:table-cell>
          <table:table-cell table:formula="of:=[.F911]/[.C911]" office:value-type="float" office:value="1136.05732269844" calcext:value-type="float">
            <text:p>1136.05732269844</text:p>
          </table:table-cell>
          <table:table-cell table:formula="of:=[.F911]/[.D911]" office:value-type="float" office:value="8423.09405058782" calcext:value-type="float">
            <text:p>8423.09405058782</text:p>
          </table:table-cell>
        </table:table-row>
        <table:table-row table:style-name="ro1">
          <table:table-cell/>
          <table:table-cell office:value-type="float" office:value="2.031" calcext:value-type="float">
            <text:p>2.031</text:p>
          </table:table-cell>
          <table:table-cell office:value-type="float" office:value="673.129" calcext:value-type="float">
            <text:p>673.129</text:p>
          </table:table-cell>
          <table:table-cell office:value-type="float" office:value="25.701" calcext:value-type="float">
            <text:p>25.701</text:p>
          </table:table-cell>
          <table:table-cell/>
          <table:table-cell office:value-type="float" office:value="206037" calcext:value-type="float">
            <text:p>206037</text:p>
          </table:table-cell>
          <table:table-cell office:value-type="float" office:value="71744" calcext:value-type="float">
            <text:p>71744</text:p>
          </table:table-cell>
          <table:table-cell/>
          <table:table-cell table:formula="of:=[.F912]/[.B912]" office:value-type="float" office:value="101446.085672083" calcext:value-type="float">
            <text:p>101446.085672083</text:p>
          </table:table-cell>
          <table:table-cell table:formula="of:=[.F912]/[.C912]" office:value-type="float" office:value="306.088431786478" calcext:value-type="float">
            <text:p>306.088431786478</text:p>
          </table:table-cell>
          <table:table-cell table:formula="of:=[.F912]/[.D912]" office:value-type="float" office:value="8016.69195751138" calcext:value-type="float">
            <text:p>8016.69195751138</text:p>
          </table:table-cell>
        </table:table-row>
        <table:table-row table:style-name="ro1">
          <table:table-cell/>
          <table:table-cell office:value-type="float" office:value="0.082" calcext:value-type="float">
            <text:p>0.082</text:p>
          </table:table-cell>
          <table:table-cell office:value-type="float" office:value="3.202" calcext:value-type="float">
            <text:p>3.202</text:p>
          </table:table-cell>
          <table:table-cell office:value-type="float" office:value="0.488" calcext:value-type="float">
            <text:p>0.488</text:p>
          </table:table-cell>
          <table:table-cell/>
          <table:table-cell office:value-type="float" office:value="31575" calcext:value-type="float">
            <text:p>31575</text:p>
          </table:table-cell>
          <table:table-cell office:value-type="float" office:value="16486" calcext:value-type="float">
            <text:p>16486</text:p>
          </table:table-cell>
          <table:table-cell/>
          <table:table-cell table:formula="of:=[.F913]/[.B913]" office:value-type="float" office:value="385060.975609756" calcext:value-type="float">
            <text:p>385060.975609756</text:p>
          </table:table-cell>
          <table:table-cell table:formula="of:=[.F913]/[.C913]" office:value-type="float" office:value="9861.02435977514" calcext:value-type="float">
            <text:p>9861.02435977514</text:p>
          </table:table-cell>
          <table:table-cell table:formula="of:=[.F913]/[.D913]" office:value-type="float" office:value="64702.868852459" calcext:value-type="float">
            <text:p>64702.868852459</text:p>
          </table:table-cell>
        </table:table-row>
        <table:table-row table:style-name="ro1">
          <table:table-cell/>
          <table:table-cell office:value-type="float" office:value="20.244" calcext:value-type="float">
            <text:p>20.244</text:p>
          </table:table-cell>
          <table:table-cell office:value-type="float" office:value="5814.496" calcext:value-type="float">
            <text:p>5814.496</text:p>
          </table:table-cell>
          <table:table-cell office:value-type="float" office:value="242.145" calcext:value-type="float">
            <text:p>242.145</text:p>
          </table:table-cell>
          <table:table-cell/>
          <table:table-cell office:value-type="float" office:value="604418" calcext:value-type="float">
            <text:p>604418</text:p>
          </table:table-cell>
          <table:table-cell office:value-type="float" office:value="223330" calcext:value-type="float">
            <text:p>223330</text:p>
          </table:table-cell>
          <table:table-cell/>
          <table:table-cell table:formula="of:=[.F914]/[.B914]" office:value-type="float" office:value="29856.6488836198" calcext:value-type="float">
            <text:p>29856.6488836198</text:p>
          </table:table-cell>
          <table:table-cell table:formula="of:=[.F914]/[.C914]" office:value-type="float" office:value="103.950196199292" calcext:value-type="float">
            <text:p>103.950196199292</text:p>
          </table:table-cell>
          <table:table-cell table:formula="of:=[.F914]/[.D914]" office:value-type="float" office:value="2496.09944454769" calcext:value-type="float">
            <text:p>2496.09944454769</text:p>
          </table:table-cell>
        </table:table-row>
        <table:table-row table:style-name="ro1">
          <table:table-cell/>
          <table:table-cell office:value-type="float" office:value="8.957" calcext:value-type="float">
            <text:p>8.957</text:p>
          </table:table-cell>
          <table:table-cell office:value-type="float" office:value="669.273" calcext:value-type="float">
            <text:p>669.273</text:p>
          </table:table-cell>
          <table:table-cell office:value-type="float" office:value="102.257" calcext:value-type="float">
            <text:p>102.257</text:p>
          </table:table-cell>
          <table:table-cell/>
          <table:table-cell office:value-type="float" office:value="399048" calcext:value-type="float">
            <text:p>399048</text:p>
          </table:table-cell>
          <table:table-cell office:value-type="float" office:value="155942" calcext:value-type="float">
            <text:p>155942</text:p>
          </table:table-cell>
          <table:table-cell/>
          <table:table-cell table:formula="of:=[.F915]/[.B915]" office:value-type="float" office:value="44551.5239477504" calcext:value-type="float">
            <text:p>44551.5239477504</text:p>
          </table:table-cell>
          <table:table-cell table:formula="of:=[.F915]/[.C915]" office:value-type="float" office:value="596.240995826815" calcext:value-type="float">
            <text:p>596.240995826815</text:p>
          </table:table-cell>
          <table:table-cell table:formula="of:=[.F915]/[.D915]" office:value-type="float" office:value="3902.40276949255" calcext:value-type="float">
            <text:p>3902.40276949255</text:p>
          </table:table-cell>
        </table:table-row>
        <table:table-row table:style-name="ro1">
          <table:table-cell/>
          <table:table-cell office:value-type="float" office:value="1.149" calcext:value-type="float">
            <text:p>1.149</text:p>
          </table:table-cell>
          <table:table-cell office:value-type="float" office:value="110.455" calcext:value-type="float">
            <text:p>110.455</text:p>
          </table:table-cell>
          <table:table-cell office:value-type="float" office:value="16.606" calcext:value-type="float">
            <text:p>16.606</text:p>
          </table:table-cell>
          <table:table-cell/>
          <table:table-cell office:value-type="float" office:value="157974" calcext:value-type="float">
            <text:p>157974</text:p>
          </table:table-cell>
          <table:table-cell office:value-type="float" office:value="62824" calcext:value-type="float">
            <text:p>62824</text:p>
          </table:table-cell>
          <table:table-cell/>
          <table:table-cell table:formula="of:=[.F916]/[.B916]" office:value-type="float" office:value="137488.250652742" calcext:value-type="float">
            <text:p>137488.250652742</text:p>
          </table:table-cell>
          <table:table-cell table:formula="of:=[.F916]/[.C916]" office:value-type="float" office:value="1430.211398307" calcext:value-type="float">
            <text:p>1430.211398307</text:p>
          </table:table-cell>
          <table:table-cell table:formula="of:=[.F916]/[.D916]" office:value-type="float" office:value="9513.06756594002" calcext:value-type="float">
            <text:p>9513.06756594002</text:p>
          </table:table-cell>
        </table:table-row>
        <table:table-row table:style-name="ro1">
          <table:table-cell/>
          <table:table-cell office:value-type="float" office:value="0.933" calcext:value-type="float">
            <text:p>0.933</text:p>
          </table:table-cell>
          <table:table-cell office:value-type="float" office:value="182.909" calcext:value-type="float">
            <text:p>182.909</text:p>
          </table:table-cell>
          <table:table-cell office:value-type="float" office:value="8.102" calcext:value-type="float">
            <text:p>8.102</text:p>
          </table:table-cell>
          <table:table-cell/>
          <table:table-cell office:value-type="float" office:value="129340" calcext:value-type="float">
            <text:p>129340</text:p>
          </table:table-cell>
          <table:table-cell office:value-type="float" office:value="53681" calcext:value-type="float">
            <text:p>53681</text:p>
          </table:table-cell>
          <table:table-cell/>
          <table:table-cell table:formula="of:=[.F917]/[.B917]" office:value-type="float" office:value="138628.081457663" calcext:value-type="float">
            <text:p>138628.081457663</text:p>
          </table:table-cell>
          <table:table-cell table:formula="of:=[.F917]/[.C917]" office:value-type="float" office:value="707.127588035581" calcext:value-type="float">
            <text:p>707.127588035581</text:p>
          </table:table-cell>
          <table:table-cell table:formula="of:=[.F917]/[.D917]" office:value-type="float" office:value="15963.9595161688" calcext:value-type="float">
            <text:p>15963.9595161688</text:p>
          </table:table-cell>
        </table:table-row>
        <table:table-row table:style-name="ro1">
          <table:table-cell/>
          <table:table-cell office:value-type="float" office:value="0.163" calcext:value-type="float">
            <text:p>0.163</text:p>
          </table:table-cell>
          <table:table-cell office:value-type="float" office:value="7.19" calcext:value-type="float">
            <text:p>7.19</text:p>
          </table:table-cell>
          <table:table-cell office:value-type="float" office:value="0.877" calcext:value-type="float">
            <text:p>0.877</text:p>
          </table:table-cell>
          <table:table-cell/>
          <table:table-cell office:value-type="float" office:value="45629" calcext:value-type="float">
            <text:p>45629</text:p>
          </table:table-cell>
          <table:table-cell office:value-type="float" office:value="19882" calcext:value-type="float">
            <text:p>19882</text:p>
          </table:table-cell>
          <table:table-cell/>
          <table:table-cell table:formula="of:=[.F918]/[.B918]" office:value-type="float" office:value="279932.515337423" calcext:value-type="float">
            <text:p>279932.515337423</text:p>
          </table:table-cell>
          <table:table-cell table:formula="of:=[.F918]/[.C918]" office:value-type="float" office:value="6346.1752433936" calcext:value-type="float">
            <text:p>6346.1752433936</text:p>
          </table:table-cell>
          <table:table-cell table:formula="of:=[.F918]/[.D918]" office:value-type="float" office:value="52028.5062713797" calcext:value-type="float">
            <text:p>52028.5062713797</text:p>
          </table:table-cell>
        </table:table-row>
        <table:table-row table:style-name="ro1">
          <table:table-cell/>
          <table:table-cell office:value-type="float" office:value="3.147" calcext:value-type="float">
            <text:p>3.147</text:p>
          </table:table-cell>
          <table:table-cell office:value-type="float" office:value="195.202" calcext:value-type="float">
            <text:p>195.202</text:p>
          </table:table-cell>
          <table:table-cell office:value-type="float" office:value="28.64" calcext:value-type="float">
            <text:p>28.64</text:p>
          </table:table-cell>
          <table:table-cell/>
          <table:table-cell office:value-type="float" office:value="213845" calcext:value-type="float">
            <text:p>213845</text:p>
          </table:table-cell>
          <table:table-cell office:value-type="float" office:value="102709" calcext:value-type="float">
            <text:p>102709</text:p>
          </table:table-cell>
          <table:table-cell/>
          <table:table-cell table:formula="of:=[.F919]/[.B919]" office:value-type="float" office:value="67952.0177947251" calcext:value-type="float">
            <text:p>67952.0177947251</text:p>
          </table:table-cell>
          <table:table-cell table:formula="of:=[.F919]/[.C919]" office:value-type="float" office:value="1095.50619358408" calcext:value-type="float">
            <text:p>1095.50619358408</text:p>
          </table:table-cell>
          <table:table-cell table:formula="of:=[.F919]/[.D919]" office:value-type="float" office:value="7466.65502793296" calcext:value-type="float">
            <text:p>7466.65502793296</text:p>
          </table:table-cell>
        </table:table-row>
        <table:table-row table:style-name="ro1">
          <table:table-cell/>
          <table:table-cell office:value-type="float" office:value="11.751" calcext:value-type="float">
            <text:p>11.751</text:p>
          </table:table-cell>
          <table:table-cell office:value-type="float" office:value="962.506" calcext:value-type="float">
            <text:p>962.506</text:p>
          </table:table-cell>
          <table:table-cell office:value-type="float" office:value="122.855" calcext:value-type="float">
            <text:p>122.855</text:p>
          </table:table-cell>
          <table:table-cell/>
          <table:table-cell office:value-type="float" office:value="438937" calcext:value-type="float">
            <text:p>438937</text:p>
          </table:table-cell>
          <table:table-cell office:value-type="float" office:value="179608" calcext:value-type="float">
            <text:p>179608</text:p>
          </table:table-cell>
          <table:table-cell/>
          <table:table-cell table:formula="of:=[.F920]/[.B920]" office:value-type="float" office:value="37353.1614330695" calcext:value-type="float">
            <text:p>37353.1614330695</text:p>
          </table:table-cell>
          <table:table-cell table:formula="of:=[.F920]/[.C920]" office:value-type="float" office:value="456.035598739125" calcext:value-type="float">
            <text:p>456.035598739125</text:p>
          </table:table-cell>
          <table:table-cell table:formula="of:=[.F920]/[.D920]" office:value-type="float" office:value="3572.80533962802" calcext:value-type="float">
            <text:p>3572.80533962802</text:p>
          </table:table-cell>
        </table:table-row>
        <table:table-row table:style-name="ro1">
          <table:table-cell/>
          <table:table-cell office:value-type="float" office:value="2.797" calcext:value-type="float">
            <text:p>2.797</text:p>
          </table:table-cell>
          <table:table-cell office:value-type="float" office:value="210.987" calcext:value-type="float">
            <text:p>210.987</text:p>
          </table:table-cell>
          <table:table-cell office:value-type="float" office:value="31.673" calcext:value-type="float">
            <text:p>31.673</text:p>
          </table:table-cell>
          <table:table-cell/>
          <table:table-cell office:value-type="float" office:value="225208" calcext:value-type="float">
            <text:p>225208</text:p>
          </table:table-cell>
          <table:table-cell office:value-type="float" office:value="88034" calcext:value-type="float">
            <text:p>88034</text:p>
          </table:table-cell>
          <table:table-cell/>
          <table:table-cell table:formula="of:=[.F921]/[.B921]" office:value-type="float" office:value="80517.6975330711" calcext:value-type="float">
            <text:p>80517.6975330711</text:p>
          </table:table-cell>
          <table:table-cell table:formula="of:=[.F921]/[.C921]" office:value-type="float" office:value="1067.4022570111" calcext:value-type="float">
            <text:p>1067.4022570111</text:p>
          </table:table-cell>
          <table:table-cell table:formula="of:=[.F921]/[.D921]" office:value-type="float" office:value="7110.40949704796" calcext:value-type="float">
            <text:p>7110.40949704796</text:p>
          </table:table-cell>
        </table:table-row>
        <table:table-row table:style-name="ro1">
          <table:table-cell/>
          <table:table-cell office:value-type="float" office:value="0.127" calcext:value-type="float">
            <text:p>0.127</text:p>
          </table:table-cell>
          <table:table-cell office:value-type="float" office:value="6.426" calcext:value-type="float">
            <text:p>6.426</text:p>
          </table:table-cell>
          <table:table-cell office:value-type="float" office:value="0.972" calcext:value-type="float">
            <text:p>0.972</text:p>
          </table:table-cell>
          <table:table-cell/>
          <table:table-cell office:value-type="float" office:value="46033" calcext:value-type="float">
            <text:p>46033</text:p>
          </table:table-cell>
          <table:table-cell office:value-type="float" office:value="20780" calcext:value-type="float">
            <text:p>20780</text:p>
          </table:table-cell>
          <table:table-cell/>
          <table:table-cell table:formula="of:=[.F922]/[.B922]" office:value-type="float" office:value="362464.566929134" calcext:value-type="float">
            <text:p>362464.566929134</text:p>
          </table:table-cell>
          <table:table-cell table:formula="of:=[.F922]/[.C922]" office:value-type="float" office:value="7163.55431061313" calcext:value-type="float">
            <text:p>7163.55431061313</text:p>
          </table:table-cell>
          <table:table-cell table:formula="of:=[.F922]/[.D922]" office:value-type="float" office:value="47359.0534979424" calcext:value-type="float">
            <text:p>47359.0534979424</text:p>
          </table:table-cell>
        </table:table-row>
        <table:table-row table:style-name="ro1">
          <table:table-cell/>
          <table:table-cell office:value-type="float" office:value="3.775" calcext:value-type="float">
            <text:p>3.775</text:p>
          </table:table-cell>
          <table:table-cell office:value-type="float" office:value="251.675" calcext:value-type="float">
            <text:p>251.675</text:p>
          </table:table-cell>
          <table:table-cell office:value-type="float" office:value="33.926" calcext:value-type="float">
            <text:p>33.926</text:p>
          </table:table-cell>
          <table:table-cell/>
          <table:table-cell office:value-type="float" office:value="232938" calcext:value-type="float">
            <text:p>232938</text:p>
          </table:table-cell>
          <table:table-cell office:value-type="float" office:value="124310" calcext:value-type="float">
            <text:p>124310</text:p>
          </table:table-cell>
          <table:table-cell/>
          <table:table-cell table:formula="of:=[.F923]/[.B923]" office:value-type="float" office:value="61705.4304635762" calcext:value-type="float">
            <text:p>61705.4304635762</text:p>
          </table:table-cell>
          <table:table-cell table:formula="of:=[.F923]/[.C923]" office:value-type="float" office:value="925.550809575842" calcext:value-type="float">
            <text:p>925.550809575842</text:p>
          </table:table-cell>
          <table:table-cell table:formula="of:=[.F923]/[.D923]" office:value-type="float" office:value="6866.06142781348" calcext:value-type="float">
            <text:p>6866.06142781348</text:p>
          </table:table-cell>
        </table:table-row>
        <table:table-row table:style-name="ro1">
          <table:table-cell/>
          <table:table-cell office:value-type="float" office:value="1.888" calcext:value-type="float">
            <text:p>1.888</text:p>
          </table:table-cell>
          <table:table-cell office:value-type="float" office:value="141.698" calcext:value-type="float">
            <text:p>141.698</text:p>
          </table:table-cell>
          <table:table-cell office:value-type="float" office:value="18.43" calcext:value-type="float">
            <text:p>18.43</text:p>
          </table:table-cell>
          <table:table-cell/>
          <table:table-cell office:value-type="float" office:value="179404" calcext:value-type="float">
            <text:p>179404</text:p>
          </table:table-cell>
          <table:table-cell office:value-type="float" office:value="88536" calcext:value-type="float">
            <text:p>88536</text:p>
          </table:table-cell>
          <table:table-cell/>
          <table:table-cell table:formula="of:=[.F924]/[.B924]" office:value-type="float" office:value="95023.3050847458" calcext:value-type="float">
            <text:p>95023.3050847458</text:p>
          </table:table-cell>
          <table:table-cell table:formula="of:=[.F924]/[.C924]" office:value-type="float" office:value="1266.101144688" calcext:value-type="float">
            <text:p>1266.101144688</text:p>
          </table:table-cell>
          <table:table-cell table:formula="of:=[.F924]/[.D924]" office:value-type="float" office:value="9734.34617471514" calcext:value-type="float">
            <text:p>9734.34617471514</text:p>
          </table:table-cell>
        </table:table-row>
        <table:table-row table:style-name="ro1">
          <table:table-cell/>
          <table:table-cell office:value-type="float" office:value="7.124" calcext:value-type="float">
            <text:p>7.124</text:p>
          </table:table-cell>
          <table:table-cell office:value-type="float" office:value="606.968" calcext:value-type="float">
            <text:p>606.968</text:p>
          </table:table-cell>
          <table:table-cell office:value-type="float" office:value="83.69" calcext:value-type="float">
            <text:p>83.69</text:p>
          </table:table-cell>
          <table:table-cell/>
          <table:table-cell office:value-type="float" office:value="353271" calcext:value-type="float">
            <text:p>353271</text:p>
          </table:table-cell>
          <table:table-cell office:value-type="float" office:value="140444" calcext:value-type="float">
            <text:p>140444</text:p>
          </table:table-cell>
          <table:table-cell/>
          <table:table-cell table:formula="of:=[.F925]/[.B925]" office:value-type="float" office:value="49588.8545760809" calcext:value-type="float">
            <text:p>49588.8545760809</text:p>
          </table:table-cell>
          <table:table-cell table:formula="of:=[.F925]/[.C925]" office:value-type="float" office:value="582.025741060484" calcext:value-type="float">
            <text:p>582.025741060484</text:p>
          </table:table-cell>
          <table:table-cell table:formula="of:=[.F925]/[.D925]" office:value-type="float" office:value="4221.18532680129" calcext:value-type="float">
            <text:p>4221.18532680129</text:p>
          </table:table-cell>
        </table:table-row>
        <table:table-row table:style-name="ro1">
          <table:table-cell/>
          <table:table-cell office:value-type="float" office:value="0.505" calcext:value-type="float">
            <text:p>0.505</text:p>
          </table:table-cell>
          <table:table-cell office:value-type="float" office:value="53.719" calcext:value-type="float">
            <text:p>53.719</text:p>
          </table:table-cell>
          <table:table-cell office:value-type="float" office:value="7.21" calcext:value-type="float">
            <text:p>7.21</text:p>
          </table:table-cell>
          <table:table-cell/>
          <table:table-cell office:value-type="float" office:value="114101" calcext:value-type="float">
            <text:p>114101</text:p>
          </table:table-cell>
          <table:table-cell office:value-type="float" office:value="41626" calcext:value-type="float">
            <text:p>41626</text:p>
          </table:table-cell>
          <table:table-cell/>
          <table:table-cell table:formula="of:=[.F926]/[.B926]" office:value-type="float" office:value="225942.574257426" calcext:value-type="float">
            <text:p>225942.574257426</text:p>
          </table:table-cell>
          <table:table-cell table:formula="of:=[.F926]/[.C926]" office:value-type="float" office:value="2124.03432677451" calcext:value-type="float">
            <text:p>2124.03432677451</text:p>
          </table:table-cell>
          <table:table-cell table:formula="of:=[.F926]/[.D926]" office:value-type="float" office:value="15825.3814147018" calcext:value-type="float">
            <text:p>15825.3814147018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8.277" calcext:value-type="float">
            <text:p>8.277</text:p>
          </table:table-cell>
          <table:table-cell office:value-type="float" office:value="1.245" calcext:value-type="float">
            <text:p>1.245</text:p>
          </table:table-cell>
          <table:table-cell/>
          <table:table-cell office:value-type="float" office:value="51430" calcext:value-type="float">
            <text:p>51430</text:p>
          </table:table-cell>
          <table:table-cell office:value-type="float" office:value="37942" calcext:value-type="float">
            <text:p>37942</text:p>
          </table:table-cell>
          <table:table-cell/>
          <table:table-cell table:formula="of:=[.F927]/[.B927]" office:value-type="float" office:value="244904.761904762" calcext:value-type="float">
            <text:p>244904.761904762</text:p>
          </table:table-cell>
          <table:table-cell table:formula="of:=[.F927]/[.C927]" office:value-type="float" office:value="6213.60396278845" calcext:value-type="float">
            <text:p>6213.60396278845</text:p>
          </table:table-cell>
          <table:table-cell table:formula="of:=[.F927]/[.D927]" office:value-type="float" office:value="41309.2369477912" calcext:value-type="float">
            <text:p>41309.2369477912</text:p>
          </table:table-cell>
        </table:table-row>
        <table:table-row table:style-name="ro1">
          <table:table-cell/>
          <table:table-cell office:value-type="float" office:value="0.061" calcext:value-type="float">
            <text:p>0.061</text:p>
          </table:table-cell>
          <table:table-cell office:value-type="float" office:value="5.324" calcext:value-type="float">
            <text:p>5.324</text:p>
          </table:table-cell>
          <table:table-cell office:value-type="float" office:value="0.473" calcext:value-type="float">
            <text:p>0.473</text:p>
          </table:table-cell>
          <table:table-cell/>
          <table:table-cell office:value-type="float" office:value="31343" calcext:value-type="float">
            <text:p>31343</text:p>
          </table:table-cell>
          <table:table-cell office:value-type="float" office:value="13516" calcext:value-type="float">
            <text:p>13516</text:p>
          </table:table-cell>
          <table:table-cell/>
          <table:table-cell table:formula="of:=[.F928]/[.B928]" office:value-type="float" office:value="513819.672131148" calcext:value-type="float">
            <text:p>513819.672131148</text:p>
          </table:table-cell>
          <table:table-cell table:formula="of:=[.F928]/[.C928]" office:value-type="float" office:value="5887.11495116454" calcext:value-type="float">
            <text:p>5887.11495116454</text:p>
          </table:table-cell>
          <table:table-cell table:formula="of:=[.F928]/[.D928]" office:value-type="float" office:value="66264.2706131078" calcext:value-type="float">
            <text:p>66264.2706131078</text:p>
          </table:table-cell>
        </table:table-row>
        <table:table-row table:style-name="ro1">
          <table:table-cell/>
          <table:table-cell office:value-type="float" office:value="2.277" calcext:value-type="float">
            <text:p>2.277</text:p>
          </table:table-cell>
          <table:table-cell office:value-type="float" office:value="352.859" calcext:value-type="float">
            <text:p>352.859</text:p>
          </table:table-cell>
          <table:table-cell office:value-type="float" office:value="23.649" calcext:value-type="float">
            <text:p>23.649</text:p>
          </table:table-cell>
          <table:table-cell/>
          <table:table-cell office:value-type="float" office:value="193273" calcext:value-type="float">
            <text:p>193273</text:p>
          </table:table-cell>
          <table:table-cell office:value-type="float" office:value="83608" calcext:value-type="float">
            <text:p>83608</text:p>
          </table:table-cell>
          <table:table-cell/>
          <table:table-cell table:formula="of:=[.F929]/[.B929]" office:value-type="float" office:value="84880.5445761967" calcext:value-type="float">
            <text:p>84880.5445761967</text:p>
          </table:table-cell>
          <table:table-cell table:formula="of:=[.F929]/[.C929]" office:value-type="float" office:value="547.73436415112" calcext:value-type="float">
            <text:p>547.73436415112</text:p>
          </table:table-cell>
          <table:table-cell table:formula="of:=[.F929]/[.D929]" office:value-type="float" office:value="8172.56543617066" calcext:value-type="float">
            <text:p>8172.56543617066</text:p>
          </table:table-cell>
        </table:table-row>
        <table:table-row table:style-name="ro1">
          <table:table-cell/>
          <table:table-cell office:value-type="float" office:value="1.907" calcext:value-type="float">
            <text:p>1.907</text:p>
          </table:table-cell>
          <table:table-cell office:value-type="float" office:value="159.453" calcext:value-type="float">
            <text:p>159.453</text:p>
          </table:table-cell>
          <table:table-cell office:value-type="float" office:value="24.113" calcext:value-type="float">
            <text:p>24.113</text:p>
          </table:table-cell>
          <table:table-cell/>
          <table:table-cell office:value-type="float" office:value="187629" calcext:value-type="float">
            <text:p>187629</text:p>
          </table:table-cell>
          <table:table-cell office:value-type="float" office:value="73984" calcext:value-type="float">
            <text:p>73984</text:p>
          </table:table-cell>
          <table:table-cell/>
          <table:table-cell table:formula="of:=[.F930]/[.B930]" office:value-type="float" office:value="98389.6171997902" calcext:value-type="float">
            <text:p>98389.6171997902</text:p>
          </table:table-cell>
          <table:table-cell table:formula="of:=[.F930]/[.C930]" office:value-type="float" office:value="1176.70410716638" calcext:value-type="float">
            <text:p>1176.70410716638</text:p>
          </table:table-cell>
          <table:table-cell table:formula="of:=[.F930]/[.D930]" office:value-type="float" office:value="7781.23833616721" calcext:value-type="float">
            <text:p>7781.23833616721</text:p>
          </table:table-cell>
        </table:table-row>
        <table:table-row table:style-name="ro1">
          <table:table-cell/>
          <table:table-cell office:value-type="float" office:value="15.489" calcext:value-type="float">
            <text:p>15.489</text:p>
          </table:table-cell>
          <table:table-cell office:value-type="float" office:value="1105.751" calcext:value-type="float">
            <text:p>1105.751</text:p>
          </table:table-cell>
          <table:table-cell office:value-type="float" office:value="166.592" calcext:value-type="float">
            <text:p>166.592</text:p>
          </table:table-cell>
          <table:table-cell/>
          <table:table-cell office:value-type="float" office:value="512603" calcext:value-type="float">
            <text:p>512603</text:p>
          </table:table-cell>
          <table:table-cell office:value-type="float" office:value="201888" calcext:value-type="float">
            <text:p>201888</text:p>
          </table:table-cell>
          <table:table-cell/>
          <table:table-cell table:formula="of:=[.F931]/[.B931]" office:value-type="float" office:value="33094.6478145781" calcext:value-type="float">
            <text:p>33094.6478145781</text:p>
          </table:table-cell>
          <table:table-cell table:formula="of:=[.F931]/[.C931]" office:value-type="float" office:value="463.579051703322" calcext:value-type="float">
            <text:p>463.579051703322</text:p>
          </table:table-cell>
          <table:table-cell table:formula="of:=[.F931]/[.D931]" office:value-type="float" office:value="3076.9964944295" calcext:value-type="float">
            <text:p>3076.9964944295</text:p>
          </table:table-cell>
        </table:table-row>
        <table:table-row table:style-name="ro1">
          <table:table-cell/>
          <table:table-cell office:value-type="float" office:value="3.101" calcext:value-type="float">
            <text:p>3.101</text:p>
          </table:table-cell>
          <table:table-cell office:value-type="float" office:value="409.323" calcext:value-type="float">
            <text:p>409.323</text:p>
          </table:table-cell>
          <table:table-cell office:value-type="float" office:value="36.432" calcext:value-type="float">
            <text:p>36.432</text:p>
          </table:table-cell>
          <table:table-cell/>
          <table:table-cell office:value-type="float" office:value="245589" calcext:value-type="float">
            <text:p>245589</text:p>
          </table:table-cell>
          <table:table-cell office:value-type="float" office:value="92600" calcext:value-type="float">
            <text:p>92600</text:p>
          </table:table-cell>
          <table:table-cell/>
          <table:table-cell table:formula="of:=[.F932]/[.B932]" office:value-type="float" office:value="79196.7107384715" calcext:value-type="float">
            <text:p>79196.7107384715</text:p>
          </table:table-cell>
          <table:table-cell table:formula="of:=[.F932]/[.C932]" office:value-type="float" office:value="599.988273319603" calcext:value-type="float">
            <text:p>599.988273319603</text:p>
          </table:table-cell>
          <table:table-cell table:formula="of:=[.F932]/[.D932]" office:value-type="float" office:value="6741.02437417655" calcext:value-type="float">
            <text:p>6741.02437417655</text:p>
          </table:table-cell>
        </table:table-row>
        <table:table-row table:style-name="ro1">
          <table:table-cell/>
          <table:table-cell office:value-type="float" office:value="5.415" calcext:value-type="float">
            <text:p>5.415</text:p>
          </table:table-cell>
          <table:table-cell office:value-type="float" office:value="536.32" calcext:value-type="float">
            <text:p>536.32</text:p>
          </table:table-cell>
          <table:table-cell office:value-type="float" office:value="64.649" calcext:value-type="float">
            <text:p>64.649</text:p>
          </table:table-cell>
          <table:table-cell/>
          <table:table-cell office:value-type="float" office:value="319741" calcext:value-type="float">
            <text:p>319741</text:p>
          </table:table-cell>
          <table:table-cell office:value-type="float" office:value="121650" calcext:value-type="float">
            <text:p>121650</text:p>
          </table:table-cell>
          <table:table-cell/>
          <table:table-cell table:formula="of:=[.F933]/[.B933]" office:value-type="float" office:value="59047.2760849492" calcext:value-type="float">
            <text:p>59047.2760849492</text:p>
          </table:table-cell>
          <table:table-cell table:formula="of:=[.F933]/[.C933]" office:value-type="float" office:value="596.175790572792" calcext:value-type="float">
            <text:p>596.175790572792</text:p>
          </table:table-cell>
          <table:table-cell table:formula="of:=[.F933]/[.D933]" office:value-type="float" office:value="4945.79962567093" calcext:value-type="float">
            <text:p>4945.79962567093</text:p>
          </table:table-cell>
        </table:table-row>
        <table:table-row table:style-name="ro1">
          <table:table-cell/>
          <table:table-cell office:value-type="float" office:value="0.183" calcext:value-type="float">
            <text:p>0.183</text:p>
          </table:table-cell>
          <table:table-cell office:value-type="float" office:value="11.746" calcext:value-type="float">
            <text:p>11.746</text:p>
          </table:table-cell>
          <table:table-cell office:value-type="float" office:value="1.177" calcext:value-type="float">
            <text:p>1.177</text:p>
          </table:table-cell>
          <table:table-cell/>
          <table:table-cell office:value-type="float" office:value="52334" calcext:value-type="float">
            <text:p>52334</text:p>
          </table:table-cell>
          <table:table-cell office:value-type="float" office:value="29200" calcext:value-type="float">
            <text:p>29200</text:p>
          </table:table-cell>
          <table:table-cell/>
          <table:table-cell table:formula="of:=[.F934]/[.B934]" office:value-type="float" office:value="285978.142076503" calcext:value-type="float">
            <text:p>285978.142076503</text:p>
          </table:table-cell>
          <table:table-cell table:formula="of:=[.F934]/[.C934]" office:value-type="float" office:value="4455.47420398434" calcext:value-type="float">
            <text:p>4455.47420398434</text:p>
          </table:table-cell>
          <table:table-cell table:formula="of:=[.F934]/[.D934]" office:value-type="float" office:value="44463.891248938" calcext:value-type="float">
            <text:p>44463.891248938</text:p>
          </table:table-cell>
        </table:table-row>
        <table:table-row table:style-name="ro1">
          <table:table-cell/>
          <table:table-cell office:value-type="float" office:value="1.586" calcext:value-type="float">
            <text:p>1.586</text:p>
          </table:table-cell>
          <table:table-cell office:value-type="float" office:value="140.19" calcext:value-type="float">
            <text:p>140.19</text:p>
          </table:table-cell>
          <table:table-cell office:value-type="float" office:value="20.164" calcext:value-type="float">
            <text:p>20.164</text:p>
          </table:table-cell>
          <table:table-cell/>
          <table:table-cell office:value-type="float" office:value="188785" calcext:value-type="float">
            <text:p>188785</text:p>
          </table:table-cell>
          <table:table-cell office:value-type="float" office:value="68745" calcext:value-type="float">
            <text:p>68745</text:p>
          </table:table-cell>
          <table:table-cell/>
          <table:table-cell table:formula="of:=[.F935]/[.B935]" office:value-type="float" office:value="119032.156368222" calcext:value-type="float">
            <text:p>119032.156368222</text:p>
          </table:table-cell>
          <table:table-cell table:formula="of:=[.F935]/[.C935]" office:value-type="float" office:value="1346.63670732577" calcext:value-type="float">
            <text:p>1346.63670732577</text:p>
          </table:table-cell>
          <table:table-cell table:formula="of:=[.F935]/[.D935]" office:value-type="float" office:value="9362.47768299941" calcext:value-type="float">
            <text:p>9362.47768299941</text:p>
          </table:table-cell>
        </table:table-row>
        <table:table-row table:style-name="ro1">
          <table:table-cell/>
          <table:table-cell office:value-type="float" office:value="0.313" calcext:value-type="float">
            <text:p>0.313</text:p>
          </table:table-cell>
          <table:table-cell office:value-type="float" office:value="22.751" calcext:value-type="float">
            <text:p>22.751</text:p>
          </table:table-cell>
          <table:table-cell office:value-type="float" office:value="3.157" calcext:value-type="float">
            <text:p>3.157</text:p>
          </table:table-cell>
          <table:table-cell/>
          <table:table-cell office:value-type="float" office:value="75811" calcext:value-type="float">
            <text:p>75811</text:p>
          </table:table-cell>
          <table:table-cell office:value-type="float" office:value="32762" calcext:value-type="float">
            <text:p>32762</text:p>
          </table:table-cell>
          <table:table-cell/>
          <table:table-cell table:formula="of:=[.F936]/[.B936]" office:value-type="float" office:value="242207.667731629" calcext:value-type="float">
            <text:p>242207.667731629</text:p>
          </table:table-cell>
          <table:table-cell table:formula="of:=[.F936]/[.C936]" office:value-type="float" office:value="3332.20517779438" calcext:value-type="float">
            <text:p>3332.20517779438</text:p>
          </table:table-cell>
          <table:table-cell table:formula="of:=[.F936]/[.D936]" office:value-type="float" office:value="24013.6205258156" calcext:value-type="float">
            <text:p>24013.6205258156</text:p>
          </table:table-cell>
        </table:table-row>
        <table:table-row table:style-name="ro1">
          <table:table-cell/>
          <table:table-cell office:value-type="float" office:value="0.691" calcext:value-type="float">
            <text:p>0.691</text:p>
          </table:table-cell>
          <table:table-cell office:value-type="float" office:value="58.368" calcext:value-type="float">
            <text:p>58.368</text:p>
          </table:table-cell>
          <table:table-cell office:value-type="float" office:value="8.718" calcext:value-type="float">
            <text:p>8.718</text:p>
          </table:table-cell>
          <table:table-cell/>
          <table:table-cell office:value-type="float" office:value="117257" calcext:value-type="float">
            <text:p>117257</text:p>
          </table:table-cell>
          <table:table-cell office:value-type="float" office:value="50340" calcext:value-type="float">
            <text:p>50340</text:p>
          </table:table-cell>
          <table:table-cell/>
          <table:table-cell table:formula="of:=[.F937]/[.B937]" office:value-type="float" office:value="169691.751085384" calcext:value-type="float">
            <text:p>169691.751085384</text:p>
          </table:table-cell>
          <table:table-cell table:formula="of:=[.F937]/[.C937]" office:value-type="float" office:value="2008.92612390351" calcext:value-type="float">
            <text:p>2008.92612390351</text:p>
          </table:table-cell>
          <table:table-cell table:formula="of:=[.F937]/[.D937]" office:value-type="float" office:value="13449.9885294792" calcext:value-type="float">
            <text:p>13449.9885294792</text:p>
          </table:table-cell>
        </table:table-row>
        <table:table-row table:style-name="ro1">
          <table:table-cell/>
          <table:table-cell office:value-type="float" office:value="1.492" calcext:value-type="float">
            <text:p>1.492</text:p>
          </table:table-cell>
          <table:table-cell office:value-type="float" office:value="127.56" calcext:value-type="float">
            <text:p>127.56</text:p>
          </table:table-cell>
          <table:table-cell office:value-type="float" office:value="17.777" calcext:value-type="float">
            <text:p>17.777</text:p>
          </table:table-cell>
          <table:table-cell/>
          <table:table-cell office:value-type="float" office:value="174143" calcext:value-type="float">
            <text:p>174143</text:p>
          </table:table-cell>
          <table:table-cell office:value-type="float" office:value="62408" calcext:value-type="float">
            <text:p>62408</text:p>
          </table:table-cell>
          <table:table-cell/>
          <table:table-cell table:formula="of:=[.F938]/[.B938]" office:value-type="float" office:value="116717.828418231" calcext:value-type="float">
            <text:p>116717.828418231</text:p>
          </table:table-cell>
          <table:table-cell table:formula="of:=[.F938]/[.C938]" office:value-type="float" office:value="1365.18501097523" calcext:value-type="float">
            <text:p>1365.18501097523</text:p>
          </table:table-cell>
          <table:table-cell table:formula="of:=[.F938]/[.D938]" office:value-type="float" office:value="9795.97232378917" calcext:value-type="float">
            <text:p>9795.97232378917</text:p>
          </table:table-cell>
        </table:table-row>
        <table:table-row table:style-name="ro1">
          <table:table-cell/>
          <table:table-cell office:value-type="float" office:value="11.403" calcext:value-type="float">
            <text:p>11.403</text:p>
          </table:table-cell>
          <table:table-cell office:value-type="float" office:value="897.035" calcext:value-type="float">
            <text:p>897.035</text:p>
          </table:table-cell>
          <table:table-cell office:value-type="float" office:value="133.671" calcext:value-type="float">
            <text:p>133.671</text:p>
          </table:table-cell>
          <table:table-cell/>
          <table:table-cell office:value-type="float" office:value="471617" calcext:value-type="float">
            <text:p>471617</text:p>
          </table:table-cell>
          <table:table-cell office:value-type="float" office:value="162193" calcext:value-type="float">
            <text:p>162193</text:p>
          </table:table-cell>
          <table:table-cell/>
          <table:table-cell table:formula="of:=[.F939]/[.B939]" office:value-type="float" office:value="41359.0283258792" calcext:value-type="float">
            <text:p>41359.0283258792</text:p>
          </table:table-cell>
          <table:table-cell table:formula="of:=[.F939]/[.C939]" office:value-type="float" office:value="525.750946172669" calcext:value-type="float">
            <text:p>525.750946172669</text:p>
          </table:table-cell>
          <table:table-cell table:formula="of:=[.F939]/[.D939]" office:value-type="float" office:value="3528.19235286637" calcext:value-type="float">
            <text:p>3528.19235286637</text:p>
          </table:table-cell>
        </table:table-row>
        <table:table-row table:style-name="ro1">
          <table:table-cell/>
          <table:table-cell office:value-type="float" office:value="3.004" calcext:value-type="float">
            <text:p>3.004</text:p>
          </table:table-cell>
          <table:table-cell office:value-type="float" office:value="180.034" calcext:value-type="float">
            <text:p>180.034</text:p>
          </table:table-cell>
          <table:table-cell office:value-type="float" office:value="24.634" calcext:value-type="float">
            <text:p>24.634</text:p>
          </table:table-cell>
          <table:table-cell/>
          <table:table-cell office:value-type="float" office:value="204230" calcext:value-type="float">
            <text:p>204230</text:p>
          </table:table-cell>
          <table:table-cell office:value-type="float" office:value="100666" calcext:value-type="float">
            <text:p>100666</text:p>
          </table:table-cell>
          <table:table-cell/>
          <table:table-cell table:formula="of:=[.F940]/[.B940]" office:value-type="float" office:value="67986.0186418109" calcext:value-type="float">
            <text:p>67986.0186418109</text:p>
          </table:table-cell>
          <table:table-cell table:formula="of:=[.F940]/[.C940]" office:value-type="float" office:value="1134.39683615317" calcext:value-type="float">
            <text:p>1134.39683615317</text:p>
          </table:table-cell>
          <table:table-cell table:formula="of:=[.F940]/[.D940]" office:value-type="float" office:value="8290.57400340992" calcext:value-type="float">
            <text:p>8290.57400340992</text:p>
          </table:table-cell>
        </table:table-row>
        <table:table-row table:style-name="ro1">
          <table:table-cell/>
          <table:table-cell office:value-type="float" office:value="2.289" calcext:value-type="float">
            <text:p>2.289</text:p>
          </table:table-cell>
          <table:table-cell office:value-type="float" office:value="506.161" calcext:value-type="float">
            <text:p>506.161</text:p>
          </table:table-cell>
          <table:table-cell office:value-type="float" office:value="28.807" calcext:value-type="float">
            <text:p>28.807</text:p>
          </table:table-cell>
          <table:table-cell/>
          <table:table-cell office:value-type="float" office:value="208047" calcext:value-type="float">
            <text:p>208047</text:p>
          </table:table-cell>
          <table:table-cell office:value-type="float" office:value="82842" calcext:value-type="float">
            <text:p>82842</text:p>
          </table:table-cell>
          <table:table-cell/>
          <table:table-cell table:formula="of:=[.F941]/[.B941]" office:value-type="float" office:value="90889.9082568807" calcext:value-type="float">
            <text:p>90889.9082568807</text:p>
          </table:table-cell>
          <table:table-cell table:formula="of:=[.F941]/[.C941]" office:value-type="float" office:value="411.029297002337" calcext:value-type="float">
            <text:p>411.029297002337</text:p>
          </table:table-cell>
          <table:table-cell table:formula="of:=[.F941]/[.D941]" office:value-type="float" office:value="7222.09879543167" calcext:value-type="float">
            <text:p>7222.09879543167</text:p>
          </table:table-cell>
        </table:table-row>
        <table:table-row table:style-name="ro1">
          <table:table-cell/>
          <table:table-cell office:value-type="float" office:value="3.459" calcext:value-type="float">
            <text:p>3.459</text:p>
          </table:table-cell>
          <table:table-cell office:value-type="float" office:value="280.794" calcext:value-type="float">
            <text:p>280.794</text:p>
          </table:table-cell>
          <table:table-cell office:value-type="float" office:value="38.257" calcext:value-type="float">
            <text:p>38.257</text:p>
          </table:table-cell>
          <table:table-cell/>
          <table:table-cell office:value-type="float" office:value="248890" calcext:value-type="float">
            <text:p>248890</text:p>
          </table:table-cell>
          <table:table-cell office:value-type="float" office:value="96111" calcext:value-type="float">
            <text:p>96111</text:p>
          </table:table-cell>
          <table:table-cell/>
          <table:table-cell table:formula="of:=[.F942]/[.B942]" office:value-type="float" office:value="71954.3220583984" calcext:value-type="float">
            <text:p>71954.3220583984</text:p>
          </table:table-cell>
          <table:table-cell table:formula="of:=[.F942]/[.C942]" office:value-type="float" office:value="886.379338589856" calcext:value-type="float">
            <text:p>886.379338589856</text:p>
          </table:table-cell>
          <table:table-cell table:formula="of:=[.F942]/[.D942]" office:value-type="float" office:value="6505.73751208929" calcext:value-type="float">
            <text:p>6505.73751208929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28.675" calcext:value-type="float">
            <text:p>28.675</text:p>
          </table:table-cell>
          <table:table-cell office:value-type="float" office:value="1.791" calcext:value-type="float">
            <text:p>1.791</text:p>
          </table:table-cell>
          <table:table-cell/>
          <table:table-cell office:value-type="float" office:value="62560" calcext:value-type="float">
            <text:p>62560</text:p>
          </table:table-cell>
          <table:table-cell office:value-type="float" office:value="22212" calcext:value-type="float">
            <text:p>22212</text:p>
          </table:table-cell>
          <table:table-cell/>
          <table:table-cell table:formula="of:=[.F943]/[.B943]" office:value-type="float" office:value="379151.515151515" calcext:value-type="float">
            <text:p>379151.515151515</text:p>
          </table:table-cell>
          <table:table-cell table:formula="of:=[.F943]/[.C943]" office:value-type="float" office:value="2181.69136878814" calcext:value-type="float">
            <text:p>2181.69136878814</text:p>
          </table:table-cell>
          <table:table-cell table:formula="of:=[.F943]/[.D943]" office:value-type="float" office:value="34930.206588498" calcext:value-type="float">
            <text:p>34930.206588498</text:p>
          </table:table-cell>
        </table:table-row>
        <table:table-row table:style-name="ro1">
          <table:table-cell/>
          <table:table-cell office:value-type="float" office:value="4.997" calcext:value-type="float">
            <text:p>4.997</text:p>
          </table:table-cell>
          <table:table-cell office:value-type="float" office:value="415.254" calcext:value-type="float">
            <text:p>415.254</text:p>
          </table:table-cell>
          <table:table-cell office:value-type="float" office:value="57.277" calcext:value-type="float">
            <text:p>57.277</text:p>
          </table:table-cell>
          <table:table-cell/>
          <table:table-cell office:value-type="float" office:value="303424" calcext:value-type="float">
            <text:p>303424</text:p>
          </table:table-cell>
          <table:table-cell office:value-type="float" office:value="114578" calcext:value-type="float">
            <text:p>114578</text:p>
          </table:table-cell>
          <table:table-cell/>
          <table:table-cell table:formula="of:=[.F944]/[.B944]" office:value-type="float" office:value="60721.2327396438" calcext:value-type="float">
            <text:p>60721.2327396438</text:p>
          </table:table-cell>
          <table:table-cell table:formula="of:=[.F944]/[.C944]" office:value-type="float" office:value="730.694948152215" calcext:value-type="float">
            <text:p>730.694948152215</text:p>
          </table:table-cell>
          <table:table-cell table:formula="of:=[.F944]/[.D944]" office:value-type="float" office:value="5297.48415594392" calcext:value-type="float">
            <text:p>5297.48415594392</text:p>
          </table:table-cell>
        </table:table-row>
        <table:table-row table:style-name="ro1">
          <table:table-cell/>
          <table:table-cell office:value-type="float" office:value="0.607" calcext:value-type="float">
            <text:p>0.607</text:p>
          </table:table-cell>
          <table:table-cell office:value-type="float" office:value="51.163" calcext:value-type="float">
            <text:p>51.163</text:p>
          </table:table-cell>
          <table:table-cell office:value-type="float" office:value="7.919" calcext:value-type="float">
            <text:p>7.919</text:p>
          </table:table-cell>
          <table:table-cell/>
          <table:table-cell office:value-type="float" office:value="115107" calcext:value-type="float">
            <text:p>115107</text:p>
          </table:table-cell>
          <table:table-cell office:value-type="float" office:value="44378" calcext:value-type="float">
            <text:p>44378</text:p>
          </table:table-cell>
          <table:table-cell/>
          <table:table-cell table:formula="of:=[.F945]/[.B945]" office:value-type="float" office:value="189632.619439868" calcext:value-type="float">
            <text:p>189632.619439868</text:p>
          </table:table-cell>
          <table:table-cell table:formula="of:=[.F945]/[.C945]" office:value-type="float" office:value="2249.80943259778" calcext:value-type="float">
            <text:p>2249.80943259778</text:p>
          </table:table-cell>
          <table:table-cell table:formula="of:=[.F945]/[.D945]" office:value-type="float" office:value="14535.5474176032" calcext:value-type="float">
            <text:p>14535.5474176032</text:p>
          </table:table-cell>
        </table:table-row>
        <table:table-row table:style-name="ro1">
          <table:table-cell/>
          <table:table-cell office:value-type="float" office:value="0.192" calcext:value-type="float">
            <text:p>0.192</text:p>
          </table:table-cell>
          <table:table-cell office:value-type="float" office:value="11.928" calcext:value-type="float">
            <text:p>11.928</text:p>
          </table:table-cell>
          <table:table-cell office:value-type="float" office:value="1.223" calcext:value-type="float">
            <text:p>1.223</text:p>
          </table:table-cell>
          <table:table-cell/>
          <table:table-cell office:value-type="float" office:value="52279" calcext:value-type="float">
            <text:p>52279</text:p>
          </table:table-cell>
          <table:table-cell office:value-type="float" office:value="23304" calcext:value-type="float">
            <text:p>23304</text:p>
          </table:table-cell>
          <table:table-cell/>
          <table:table-cell table:formula="of:=[.F946]/[.B946]" office:value-type="float" office:value="272286.458333333" calcext:value-type="float">
            <text:p>272286.458333333</text:p>
          </table:table-cell>
          <table:table-cell table:formula="of:=[.F946]/[.C946]" office:value-type="float" office:value="4382.88061703555" calcext:value-type="float">
            <text:p>4382.88061703555</text:p>
          </table:table-cell>
          <table:table-cell table:formula="of:=[.F946]/[.D946]" office:value-type="float" office:value="42746.5249386754" calcext:value-type="float">
            <text:p>42746.5249386754</text:p>
          </table:table-cell>
        </table:table-row>
        <table:table-row table:style-name="ro1">
          <table:table-cell/>
          <table:table-cell office:value-type="float" office:value="6.749" calcext:value-type="float">
            <text:p>6.749</text:p>
          </table:table-cell>
          <table:table-cell office:value-type="float" office:value="433.577" calcext:value-type="float">
            <text:p>433.577</text:p>
          </table:table-cell>
          <table:table-cell office:value-type="float" office:value="67.652" calcext:value-type="float">
            <text:p>67.652</text:p>
          </table:table-cell>
          <table:table-cell/>
          <table:table-cell office:value-type="float" office:value="329415" calcext:value-type="float">
            <text:p>329415</text:p>
          </table:table-cell>
          <table:table-cell office:value-type="float" office:value="145832" calcext:value-type="float">
            <text:p>145832</text:p>
          </table:table-cell>
          <table:table-cell/>
          <table:table-cell table:formula="of:=[.F947]/[.B947]" office:value-type="float" office:value="48809.4532523337" calcext:value-type="float">
            <text:p>48809.4532523337</text:p>
          </table:table-cell>
          <table:table-cell table:formula="of:=[.F947]/[.C947]" office:value-type="float" office:value="759.761241947797" calcext:value-type="float">
            <text:p>759.761241947797</text:p>
          </table:table-cell>
          <table:table-cell table:formula="of:=[.F947]/[.D947]" office:value-type="float" office:value="4869.25737598297" calcext:value-type="float">
            <text:p>4869.25737598297</text:p>
          </table:table-cell>
        </table:table-row>
        <table:table-row table:style-name="ro1">
          <table:table-cell/>
          <table:table-cell office:value-type="float" office:value="0.594" calcext:value-type="float">
            <text:p>0.594</text:p>
          </table:table-cell>
          <table:table-cell office:value-type="float" office:value="58.457" calcext:value-type="float">
            <text:p>58.457</text:p>
          </table:table-cell>
          <table:table-cell office:value-type="float" office:value="8.943" calcext:value-type="float">
            <text:p>8.943</text:p>
          </table:table-cell>
          <table:table-cell/>
          <table:table-cell office:value-type="float" office:value="124872" calcext:value-type="float">
            <text:p>124872</text:p>
          </table:table-cell>
          <table:table-cell office:value-type="float" office:value="45262" calcext:value-type="float">
            <text:p>45262</text:p>
          </table:table-cell>
          <table:table-cell/>
          <table:table-cell table:formula="of:=[.F948]/[.B948]" office:value-type="float" office:value="210222.222222222" calcext:value-type="float">
            <text:p>210222.222222222</text:p>
          </table:table-cell>
          <table:table-cell table:formula="of:=[.F948]/[.C948]" office:value-type="float" office:value="2136.1342525275" calcext:value-type="float">
            <text:p>2136.1342525275</text:p>
          </table:table-cell>
          <table:table-cell table:formula="of:=[.F948]/[.D948]" office:value-type="float" office:value="13963.0996309963" calcext:value-type="float">
            <text:p>13963.0996309963</text:p>
          </table:table-cell>
        </table:table-row>
        <table:table-row table:style-name="ro1">
          <table:table-cell/>
          <table:table-cell office:value-type="float" office:value="2.243" calcext:value-type="float">
            <text:p>2.243</text:p>
          </table:table-cell>
          <table:table-cell office:value-type="float" office:value="151.643" calcext:value-type="float">
            <text:p>151.643</text:p>
          </table:table-cell>
          <table:table-cell office:value-type="float" office:value="23.461" calcext:value-type="float">
            <text:p>23.461</text:p>
          </table:table-cell>
          <table:table-cell/>
          <table:table-cell office:value-type="float" office:value="200982" calcext:value-type="float">
            <text:p>200982</text:p>
          </table:table-cell>
          <table:table-cell office:value-type="float" office:value="85600" calcext:value-type="float">
            <text:p>85600</text:p>
          </table:table-cell>
          <table:table-cell/>
          <table:table-cell table:formula="of:=[.F949]/[.B949]" office:value-type="float" office:value="89604.1016495765" calcext:value-type="float">
            <text:p>89604.1016495765</text:p>
          </table:table-cell>
          <table:table-cell table:formula="of:=[.F949]/[.C949]" office:value-type="float" office:value="1325.36285881973" calcext:value-type="float">
            <text:p>1325.36285881973</text:p>
          </table:table-cell>
          <table:table-cell table:formula="of:=[.F949]/[.D949]" office:value-type="float" office:value="8566.64251310686" calcext:value-type="float">
            <text:p>8566.64251310686</text:p>
          </table:table-cell>
        </table:table-row>
        <table:table-row table:style-name="ro1">
          <table:table-cell/>
          <table:table-cell office:value-type="float" office:value="1.135" calcext:value-type="float">
            <text:p>1.135</text:p>
          </table:table-cell>
          <table:table-cell office:value-type="float" office:value="91.788" calcext:value-type="float">
            <text:p>91.788</text:p>
          </table:table-cell>
          <table:table-cell office:value-type="float" office:value="13.437" calcext:value-type="float">
            <text:p>13.437</text:p>
          </table:table-cell>
          <table:table-cell/>
          <table:table-cell office:value-type="float" office:value="149998" calcext:value-type="float">
            <text:p>149998</text:p>
          </table:table-cell>
          <table:table-cell office:value-type="float" office:value="58600" calcext:value-type="float">
            <text:p>58600</text:p>
          </table:table-cell>
          <table:table-cell/>
          <table:table-cell table:formula="of:=[.F950]/[.B950]" office:value-type="float" office:value="132156.828193833" calcext:value-type="float">
            <text:p>132156.828193833</text:p>
          </table:table-cell>
          <table:table-cell table:formula="of:=[.F950]/[.C950]" office:value-type="float" office:value="1634.17875975073" calcext:value-type="float">
            <text:p>1634.17875975073</text:p>
          </table:table-cell>
          <table:table-cell table:formula="of:=[.F950]/[.D950]" office:value-type="float" office:value="11163.0572300365" calcext:value-type="float">
            <text:p>11163.0572300365</text:p>
          </table:table-cell>
        </table:table-row>
        <table:table-row table:style-name="ro1">
          <table:table-cell/>
          <table:table-cell office:value-type="float" office:value="9.558" calcext:value-type="float">
            <text:p>9.558</text:p>
          </table:table-cell>
          <table:table-cell office:value-type="float" office:value="645.744" calcext:value-type="float">
            <text:p>645.744</text:p>
          </table:table-cell>
          <table:table-cell office:value-type="float" office:value="106.1" calcext:value-type="float">
            <text:p>106.1</text:p>
          </table:table-cell>
          <table:table-cell/>
          <table:table-cell office:value-type="float" office:value="406738" calcext:value-type="float">
            <text:p>406738</text:p>
          </table:table-cell>
          <table:table-cell office:value-type="float" office:value="164718" calcext:value-type="float">
            <text:p>164718</text:p>
          </table:table-cell>
          <table:table-cell/>
          <table:table-cell table:formula="of:=[.F951]/[.B951]" office:value-type="float" office:value="42554.7185603683" calcext:value-type="float">
            <text:p>42554.7185603683</text:p>
          </table:table-cell>
          <table:table-cell table:formula="of:=[.F951]/[.C951]" office:value-type="float" office:value="629.874996902797" calcext:value-type="float">
            <text:p>629.874996902797</text:p>
          </table:table-cell>
          <table:table-cell table:formula="of:=[.F951]/[.D951]" office:value-type="float" office:value="3833.53440150801" calcext:value-type="float">
            <text:p>3833.53440150801</text:p>
          </table:table-cell>
        </table:table-row>
        <table:table-row table:style-name="ro1">
          <table:table-cell/>
          <table:table-cell office:value-type="float" office:value="0.072" calcext:value-type="float">
            <text:p>0.072</text:p>
          </table:table-cell>
          <table:table-cell office:value-type="float" office:value="3.998" calcext:value-type="float">
            <text:p>3.998</text:p>
          </table:table-cell>
          <table:table-cell office:value-type="float" office:value="0.463" calcext:value-type="float">
            <text:p>0.463</text:p>
          </table:table-cell>
          <table:table-cell/>
          <table:table-cell office:value-type="float" office:value="28954" calcext:value-type="float">
            <text:p>28954</text:p>
          </table:table-cell>
          <table:table-cell office:value-type="float" office:value="15538" calcext:value-type="float">
            <text:p>15538</text:p>
          </table:table-cell>
          <table:table-cell/>
          <table:table-cell table:formula="of:=[.F952]/[.B952]" office:value-type="float" office:value="402138.888888889" calcext:value-type="float">
            <text:p>402138.888888889</text:p>
          </table:table-cell>
          <table:table-cell table:formula="of:=[.F952]/[.C952]" office:value-type="float" office:value="7242.12106053027" calcext:value-type="float">
            <text:p>7242.12106053027</text:p>
          </table:table-cell>
          <table:table-cell table:formula="of:=[.F952]/[.D952]" office:value-type="float" office:value="62535.6371490281" calcext:value-type="float">
            <text:p>62535.6371490281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3.961" calcext:value-type="float">
            <text:p>3.961</text:p>
          </table:table-cell>
          <table:table-cell office:value-type="float" office:value="0.466" calcext:value-type="float">
            <text:p>0.466</text:p>
          </table:table-cell>
          <table:table-cell/>
          <table:table-cell office:value-type="float" office:value="32746" calcext:value-type="float">
            <text:p>32746</text:p>
          </table:table-cell>
          <table:table-cell office:value-type="float" office:value="17610" calcext:value-type="float">
            <text:p>17610</text:p>
          </table:table-cell>
          <table:table-cell/>
          <table:table-cell table:formula="of:=[.F953]/[.B953]" office:value-type="float" office:value="344694.736842105" calcext:value-type="float">
            <text:p>344694.736842105</text:p>
          </table:table-cell>
          <table:table-cell table:formula="of:=[.F953]/[.C953]" office:value-type="float" office:value="8267.10426659935" calcext:value-type="float">
            <text:p>8267.10426659935</text:p>
          </table:table-cell>
          <table:table-cell table:formula="of:=[.F953]/[.D953]" office:value-type="float" office:value="70270.3862660944" calcext:value-type="float">
            <text:p>70270.3862660944</text:p>
          </table:table-cell>
        </table:table-row>
        <table:table-row table:style-name="ro1">
          <table:table-cell/>
          <table:table-cell office:value-type="float" office:value="0.579" calcext:value-type="float">
            <text:p>0.579</text:p>
          </table:table-cell>
          <table:table-cell office:value-type="float" office:value="153.959" calcext:value-type="float">
            <text:p>153.959</text:p>
          </table:table-cell>
          <table:table-cell office:value-type="float" office:value="6.765" calcext:value-type="float">
            <text:p>6.765</text:p>
          </table:table-cell>
          <table:table-cell/>
          <table:table-cell office:value-type="float" office:value="113707" calcext:value-type="float">
            <text:p>113707</text:p>
          </table:table-cell>
          <table:table-cell office:value-type="float" office:value="43530" calcext:value-type="float">
            <text:p>43530</text:p>
          </table:table-cell>
          <table:table-cell/>
          <table:table-cell table:formula="of:=[.F954]/[.B954]" office:value-type="float" office:value="196385.146804836" calcext:value-type="float">
            <text:p>196385.146804836</text:p>
          </table:table-cell>
          <table:table-cell table:formula="of:=[.F954]/[.C954]" office:value-type="float" office:value="738.553770809112" calcext:value-type="float">
            <text:p>738.553770809112</text:p>
          </table:table-cell>
          <table:table-cell table:formula="of:=[.F954]/[.D954]" office:value-type="float" office:value="16808.1300813008" calcext:value-type="float">
            <text:p>16808.1300813008</text:p>
          </table:table-cell>
        </table:table-row>
        <table:table-row table:style-name="ro1">
          <table:table-cell/>
          <table:table-cell office:value-type="float" office:value="21.455" calcext:value-type="float">
            <text:p>21.455</text:p>
          </table:table-cell>
          <table:table-cell office:value-type="float" office:value="2467.715" calcext:value-type="float">
            <text:p>2467.715</text:p>
          </table:table-cell>
          <table:table-cell office:value-type="float" office:value="236.198" calcext:value-type="float">
            <text:p>236.198</text:p>
          </table:table-cell>
          <table:table-cell/>
          <table:table-cell office:value-type="float" office:value="576612" calcext:value-type="float">
            <text:p>576612</text:p>
          </table:table-cell>
          <table:table-cell office:value-type="float" office:value="243268" calcext:value-type="float">
            <text:p>243268</text:p>
          </table:table-cell>
          <table:table-cell/>
          <table:table-cell table:formula="of:=[.F955]/[.B955]" office:value-type="float" office:value="26875.4136564903" calcext:value-type="float">
            <text:p>26875.4136564903</text:p>
          </table:table-cell>
          <table:table-cell table:formula="of:=[.F955]/[.C955]" office:value-type="float" office:value="233.662315137688" calcext:value-type="float">
            <text:p>233.662315137688</text:p>
          </table:table-cell>
          <table:table-cell table:formula="of:=[.F955]/[.D955]" office:value-type="float" office:value="2441.22304168537" calcext:value-type="float">
            <text:p>2441.22304168537</text:p>
          </table:table-cell>
        </table:table-row>
        <table:table-row table:style-name="ro1">
          <table:table-cell/>
          <table:table-cell office:value-type="float" office:value="0.099" calcext:value-type="float">
            <text:p>0.099</text:p>
          </table:table-cell>
          <table:table-cell office:value-type="float" office:value="3.415" calcext:value-type="float">
            <text:p>3.415</text:p>
          </table:table-cell>
          <table:table-cell office:value-type="float" office:value="0.516" calcext:value-type="float">
            <text:p>0.516</text:p>
          </table:table-cell>
          <table:table-cell/>
          <table:table-cell office:value-type="float" office:value="32230" calcext:value-type="float">
            <text:p>32230</text:p>
          </table:table-cell>
          <table:table-cell office:value-type="float" office:value="12656" calcext:value-type="float">
            <text:p>12656</text:p>
          </table:table-cell>
          <table:table-cell/>
          <table:table-cell table:formula="of:=[.F956]/[.B956]" office:value-type="float" office:value="325555.555555556" calcext:value-type="float">
            <text:p>325555.555555556</text:p>
          </table:table-cell>
          <table:table-cell table:formula="of:=[.F956]/[.C956]" office:value-type="float" office:value="9437.77452415813" calcext:value-type="float">
            <text:p>9437.77452415813</text:p>
          </table:table-cell>
          <table:table-cell table:formula="of:=[.F956]/[.D956]" office:value-type="float" office:value="62461.2403100775" calcext:value-type="float">
            <text:p>62461.2403100775</text:p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181.68" calcext:value-type="float">
            <text:p>181.68</text:p>
          </table:table-cell>
          <table:table-cell office:value-type="float" office:value="11.453" calcext:value-type="float">
            <text:p>11.453</text:p>
          </table:table-cell>
          <table:table-cell/>
          <table:table-cell office:value-type="float" office:value="142532" calcext:value-type="float">
            <text:p>142532</text:p>
          </table:table-cell>
          <table:table-cell office:value-type="float" office:value="51952" calcext:value-type="float">
            <text:p>51952</text:p>
          </table:table-cell>
          <table:table-cell/>
          <table:table-cell table:formula="of:=[.F957]/[.B957]" office:value-type="float" office:value="145440.816326531" calcext:value-type="float">
            <text:p>145440.816326531</text:p>
          </table:table-cell>
          <table:table-cell table:formula="of:=[.F957]/[.C957]" office:value-type="float" office:value="784.522236900044" calcext:value-type="float">
            <text:p>784.522236900044</text:p>
          </table:table-cell>
          <table:table-cell table:formula="of:=[.F957]/[.D957]" office:value-type="float" office:value="12444.9489216799" calcext:value-type="float">
            <text:p>12444.9489216799</text:p>
          </table:table-cell>
        </table:table-row>
        <table:table-row table:style-name="ro1">
          <table:table-cell/>
          <table:table-cell office:value-type="float" office:value="0.067" calcext:value-type="float">
            <text:p>0.067</text:p>
          </table:table-cell>
          <table:table-cell office:value-type="float" office:value="3.823" calcext:value-type="float">
            <text:p>3.823</text:p>
          </table:table-cell>
          <table:table-cell office:value-type="float" office:value="0.441" calcext:value-type="float">
            <text:p>0.441</text:p>
          </table:table-cell>
          <table:table-cell/>
          <table:table-cell office:value-type="float" office:value="33873" calcext:value-type="float">
            <text:p>33873</text:p>
          </table:table-cell>
          <table:table-cell office:value-type="float" office:value="13870" calcext:value-type="float">
            <text:p>13870</text:p>
          </table:table-cell>
          <table:table-cell/>
          <table:table-cell table:formula="of:=[.F958]/[.B958]" office:value-type="float" office:value="505567.164179104" calcext:value-type="float">
            <text:p>505567.164179104</text:p>
          </table:table-cell>
          <table:table-cell table:formula="of:=[.F958]/[.C958]" office:value-type="float" office:value="8860.31912110908" calcext:value-type="float">
            <text:p>8860.31912110908</text:p>
          </table:table-cell>
          <table:table-cell table:formula="of:=[.F958]/[.D958]" office:value-type="float" office:value="76809.5238095238" calcext:value-type="float">
            <text:p>76809.5238095238</text:p>
          </table:table-cell>
        </table:table-row>
        <table:table-row table:style-name="ro1">
          <table:table-cell/>
          <table:table-cell office:value-type="float" office:value="1.706" calcext:value-type="float">
            <text:p>1.706</text:p>
          </table:table-cell>
          <table:table-cell office:value-type="float" office:value="117.298" calcext:value-type="float">
            <text:p>117.298</text:p>
          </table:table-cell>
          <table:table-cell office:value-type="float" office:value="17.134" calcext:value-type="float">
            <text:p>17.134</text:p>
          </table:table-cell>
          <table:table-cell/>
          <table:table-cell office:value-type="float" office:value="173059" calcext:value-type="float">
            <text:p>173059</text:p>
          </table:table-cell>
          <table:table-cell office:value-type="float" office:value="74640" calcext:value-type="float">
            <text:p>74640</text:p>
          </table:table-cell>
          <table:table-cell/>
          <table:table-cell table:formula="of:=[.F959]/[.B959]" office:value-type="float" office:value="101441.383352872" calcext:value-type="float">
            <text:p>101441.383352872</text:p>
          </table:table-cell>
          <table:table-cell table:formula="of:=[.F959]/[.C959]" office:value-type="float" office:value="1475.3789493427" calcext:value-type="float">
            <text:p>1475.3789493427</text:p>
          </table:table-cell>
          <table:table-cell table:formula="of:=[.F959]/[.D959]" office:value-type="float" office:value="10100.3268355317" calcext:value-type="float">
            <text:p>10100.3268355317</text:p>
          </table:table-cell>
        </table:table-row>
        <table:table-row table:style-name="ro1">
          <table:table-cell/>
          <table:table-cell office:value-type="float" office:value="3.987" calcext:value-type="float">
            <text:p>3.987</text:p>
          </table:table-cell>
          <table:table-cell office:value-type="float" office:value="239.518" calcext:value-type="float">
            <text:p>239.518</text:p>
          </table:table-cell>
          <table:table-cell office:value-type="float" office:value="40.69" calcext:value-type="float">
            <text:p>40.69</text:p>
          </table:table-cell>
          <table:table-cell/>
          <table:table-cell office:value-type="float" office:value="254403" calcext:value-type="float">
            <text:p>254403</text:p>
          </table:table-cell>
          <table:table-cell office:value-type="float" office:value="110394" calcext:value-type="float">
            <text:p>110394</text:p>
          </table:table-cell>
          <table:table-cell/>
          <table:table-cell table:formula="of:=[.F960]/[.B960]" office:value-type="float" office:value="63808.1264108352" calcext:value-type="float">
            <text:p>63808.1264108352</text:p>
          </table:table-cell>
          <table:table-cell table:formula="of:=[.F960]/[.C960]" office:value-type="float" office:value="1062.14564249868" calcext:value-type="float">
            <text:p>1062.14564249868</text:p>
          </table:table-cell>
          <table:table-cell table:formula="of:=[.F960]/[.D960]" office:value-type="float" office:value="6252.22413369378" calcext:value-type="float">
            <text:p>6252.22413369378</text:p>
          </table:table-cell>
        </table:table-row>
        <table:table-row table:style-name="ro1">
          <table:table-cell/>
          <table:table-cell office:value-type="float" office:value="6.748" calcext:value-type="float">
            <text:p>6.748</text:p>
          </table:table-cell>
          <table:table-cell office:value-type="float" office:value="1766.904" calcext:value-type="float">
            <text:p>1766.904</text:p>
          </table:table-cell>
          <table:table-cell office:value-type="float" office:value="57.744" calcext:value-type="float">
            <text:p>57.744</text:p>
          </table:table-cell>
          <table:table-cell/>
          <table:table-cell office:value-type="float" office:value="309468" calcext:value-type="float">
            <text:p>309468</text:p>
          </table:table-cell>
          <table:table-cell office:value-type="float" office:value="148278" calcext:value-type="float">
            <text:p>148278</text:p>
          </table:table-cell>
          <table:table-cell/>
          <table:table-cell table:formula="of:=[.F961]/[.B961]" office:value-type="float" office:value="45860.6994665086" calcext:value-type="float">
            <text:p>45860.6994665086</text:p>
          </table:table-cell>
          <table:table-cell table:formula="of:=[.F961]/[.C961]" office:value-type="float" office:value="175.147036850899" calcext:value-type="float">
            <text:p>175.147036850899</text:p>
          </table:table-cell>
          <table:table-cell table:formula="of:=[.F961]/[.D961]" office:value-type="float" office:value="5359.31005818786" calcext:value-type="float">
            <text:p>5359.31005818786</text:p>
          </table:table-cell>
        </table:table-row>
        <table:table-row table:style-name="ro1">
          <table:table-cell/>
          <table:table-cell office:value-type="float" office:value="7.548" calcext:value-type="float">
            <text:p>7.548</text:p>
          </table:table-cell>
          <table:table-cell office:value-type="float" office:value="614.667" calcext:value-type="float">
            <text:p>614.667</text:p>
          </table:table-cell>
          <table:table-cell office:value-type="float" office:value="70.994" calcext:value-type="float">
            <text:p>70.994</text:p>
          </table:table-cell>
          <table:table-cell/>
          <table:table-cell office:value-type="float" office:value="332487" calcext:value-type="float">
            <text:p>332487</text:p>
          </table:table-cell>
          <table:table-cell office:value-type="float" office:value="155422" calcext:value-type="float">
            <text:p>155422</text:p>
          </table:table-cell>
          <table:table-cell/>
          <table:table-cell table:formula="of:=[.F962]/[.B962]" office:value-type="float" office:value="44049.6820349762" calcext:value-type="float">
            <text:p>44049.6820349762</text:p>
          </table:table-cell>
          <table:table-cell table:formula="of:=[.F962]/[.C962]" office:value-type="float" office:value="540.922157851324" calcext:value-type="float">
            <text:p>540.922157851324</text:p>
          </table:table-cell>
          <table:table-cell table:formula="of:=[.F962]/[.D962]" office:value-type="float" office:value="4683.31126574077" calcext:value-type="float">
            <text:p>4683.31126574077</text:p>
          </table:table-cell>
        </table:table-row>
        <table:table-row table:style-name="ro1">
          <table:table-cell/>
          <table:table-cell office:value-type="float" office:value="0.119" calcext:value-type="float">
            <text:p>0.119</text:p>
          </table:table-cell>
          <table:table-cell office:value-type="float" office:value="9.43" calcext:value-type="float">
            <text:p>9.43</text:p>
          </table:table-cell>
          <table:table-cell office:value-type="float" office:value="1.436" calcext:value-type="float">
            <text:p>1.436</text:p>
          </table:table-cell>
          <table:table-cell/>
          <table:table-cell office:value-type="float" office:value="52502" calcext:value-type="float">
            <text:p>52502</text:p>
          </table:table-cell>
          <table:table-cell office:value-type="float" office:value="18978" calcext:value-type="float">
            <text:p>18978</text:p>
          </table:table-cell>
          <table:table-cell/>
          <table:table-cell table:formula="of:=[.F963]/[.B963]" office:value-type="float" office:value="441193.277310924" calcext:value-type="float">
            <text:p>441193.277310924</text:p>
          </table:table-cell>
          <table:table-cell table:formula="of:=[.F963]/[.C963]" office:value-type="float" office:value="5567.55037115589" calcext:value-type="float">
            <text:p>5567.55037115589</text:p>
          </table:table-cell>
          <table:table-cell table:formula="of:=[.F963]/[.D963]" office:value-type="float" office:value="36561.2813370473" calcext:value-type="float">
            <text:p>36561.2813370473</text:p>
          </table:table-cell>
        </table:table-row>
        <table:table-row table:style-name="ro1">
          <table:table-cell/>
          <table:table-cell office:value-type="float" office:value="0.612" calcext:value-type="float">
            <text:p>0.612</text:p>
          </table:table-cell>
          <table:table-cell office:value-type="float" office:value="59.995" calcext:value-type="float">
            <text:p>59.995</text:p>
          </table:table-cell>
          <table:table-cell office:value-type="float" office:value="8.127" calcext:value-type="float">
            <text:p>8.127</text:p>
          </table:table-cell>
          <table:table-cell/>
          <table:table-cell office:value-type="float" office:value="118463" calcext:value-type="float">
            <text:p>118463</text:p>
          </table:table-cell>
          <table:table-cell office:value-type="float" office:value="44180" calcext:value-type="float">
            <text:p>44180</text:p>
          </table:table-cell>
          <table:table-cell/>
          <table:table-cell table:formula="of:=[.F964]/[.B964]" office:value-type="float" office:value="193566.993464052" calcext:value-type="float">
            <text:p>193566.993464052</text:p>
          </table:table-cell>
          <table:table-cell table:formula="of:=[.F964]/[.C964]" office:value-type="float" office:value="1974.54787898992" calcext:value-type="float">
            <text:p>1974.54787898992</text:p>
          </table:table-cell>
          <table:table-cell table:formula="of:=[.F964]/[.D964]" office:value-type="float" office:value="14576.4734834502" calcext:value-type="float">
            <text:p>14576.4734834502</text:p>
          </table:table-cell>
        </table:table-row>
        <table:table-row table:style-name="ro1">
          <table:table-cell/>
          <table:table-cell office:value-type="float" office:value="6.69" calcext:value-type="float">
            <text:p>6.69</text:p>
          </table:table-cell>
          <table:table-cell office:value-type="float" office:value="564.408" calcext:value-type="float">
            <text:p>564.408</text:p>
          </table:table-cell>
          <table:table-cell office:value-type="float" office:value="85.246" calcext:value-type="float">
            <text:p>85.246</text:p>
          </table:table-cell>
          <table:table-cell/>
          <table:table-cell office:value-type="float" office:value="363541" calcext:value-type="float">
            <text:p>363541</text:p>
          </table:table-cell>
          <table:table-cell office:value-type="float" office:value="139278" calcext:value-type="float">
            <text:p>139278</text:p>
          </table:table-cell>
          <table:table-cell/>
          <table:table-cell table:formula="of:=[.F965]/[.B965]" office:value-type="float" office:value="54340.956651719" calcext:value-type="float">
            <text:p>54340.956651719</text:p>
          </table:table-cell>
          <table:table-cell table:formula="of:=[.F965]/[.C965]" office:value-type="float" office:value="644.110289010786" calcext:value-type="float">
            <text:p>644.110289010786</text:p>
          </table:table-cell>
          <table:table-cell table:formula="of:=[.F965]/[.D965]" office:value-type="float" office:value="4264.61065621847" calcext:value-type="float">
            <text:p>4264.61065621847</text:p>
          </table:table-cell>
        </table:table-row>
        <table:table-row table:style-name="ro1">
          <table:table-cell/>
          <table:table-cell office:value-type="float" office:value="5.65" calcext:value-type="float">
            <text:p>5.65</text:p>
          </table:table-cell>
          <table:table-cell office:value-type="float" office:value="510.008" calcext:value-type="float">
            <text:p>510.008</text:p>
          </table:table-cell>
          <table:table-cell office:value-type="float" office:value="66.239" calcext:value-type="float">
            <text:p>66.239</text:p>
          </table:table-cell>
          <table:table-cell/>
          <table:table-cell office:value-type="float" office:value="325805" calcext:value-type="float">
            <text:p>325805</text:p>
          </table:table-cell>
          <table:table-cell office:value-type="float" office:value="122274" calcext:value-type="float">
            <text:p>122274</text:p>
          </table:table-cell>
          <table:table-cell/>
          <table:table-cell table:formula="of:=[.F966]/[.B966]" office:value-type="float" office:value="57664.6017699115" calcext:value-type="float">
            <text:p>57664.6017699115</text:p>
          </table:table-cell>
          <table:table-cell table:formula="of:=[.F966]/[.C966]" office:value-type="float" office:value="638.823312575489" calcext:value-type="float">
            <text:p>638.823312575489</text:p>
          </table:table-cell>
          <table:table-cell table:formula="of:=[.F966]/[.D966]" office:value-type="float" office:value="4918.62799861109" calcext:value-type="float">
            <text:p>4918.62799861109</text:p>
          </table:table-cell>
        </table:table-row>
        <table:table-row table:style-name="ro1">
          <table:table-cell/>
          <table:table-cell office:value-type="float" office:value="0.252" calcext:value-type="float">
            <text:p>0.252</text:p>
          </table:table-cell>
          <table:table-cell office:value-type="float" office:value="23.171" calcext:value-type="float">
            <text:p>23.171</text:p>
          </table:table-cell>
          <table:table-cell office:value-type="float" office:value="3.027" calcext:value-type="float">
            <text:p>3.027</text:p>
          </table:table-cell>
          <table:table-cell/>
          <table:table-cell office:value-type="float" office:value="76681" calcext:value-type="float">
            <text:p>76681</text:p>
          </table:table-cell>
          <table:table-cell office:value-type="float" office:value="31336" calcext:value-type="float">
            <text:p>31336</text:p>
          </table:table-cell>
          <table:table-cell/>
          <table:table-cell table:formula="of:=[.F967]/[.B967]" office:value-type="float" office:value="304289.682539683" calcext:value-type="float">
            <text:p>304289.682539683</text:p>
          </table:table-cell>
          <table:table-cell table:formula="of:=[.F967]/[.C967]" office:value-type="float" office:value="3309.35220750076" calcext:value-type="float">
            <text:p>3309.35220750076</text:p>
          </table:table-cell>
          <table:table-cell table:formula="of:=[.F967]/[.D967]" office:value-type="float" office:value="25332.3422530558" calcext:value-type="float">
            <text:p>25332.3422530558</text:p>
          </table:table-cell>
        </table:table-row>
        <table:table-row table:style-name="ro1">
          <table:table-cell/>
          <table:table-cell office:value-type="float" office:value="9.055" calcext:value-type="float">
            <text:p>9.055</text:p>
          </table:table-cell>
          <table:table-cell office:value-type="float" office:value="630.482" calcext:value-type="float">
            <text:p>630.482</text:p>
          </table:table-cell>
          <table:table-cell office:value-type="float" office:value="80.965" calcext:value-type="float">
            <text:p>80.965</text:p>
          </table:table-cell>
          <table:table-cell/>
          <table:table-cell office:value-type="float" office:value="334657" calcext:value-type="float">
            <text:p>334657</text:p>
          </table:table-cell>
          <table:table-cell office:value-type="float" office:value="182084" calcext:value-type="float">
            <text:p>182084</text:p>
          </table:table-cell>
          <table:table-cell/>
          <table:table-cell table:formula="of:=[.F968]/[.B968]" office:value-type="float" office:value="36958.2551076753" calcext:value-type="float">
            <text:p>36958.2551076753</text:p>
          </table:table-cell>
          <table:table-cell table:formula="of:=[.F968]/[.C968]" office:value-type="float" office:value="530.795486627691" calcext:value-type="float">
            <text:p>530.795486627691</text:p>
          </table:table-cell>
          <table:table-cell table:formula="of:=[.F968]/[.D968]" office:value-type="float" office:value="4133.35391835979" calcext:value-type="float">
            <text:p>4133.35391835979</text:p>
          </table:table-cell>
        </table:table-row>
        <table:table-row table:style-name="ro1">
          <table:table-cell/>
          <table:table-cell office:value-type="float" office:value="0.471" calcext:value-type="float">
            <text:p>0.471</text:p>
          </table:table-cell>
          <table:table-cell office:value-type="float" office:value="35.042" calcext:value-type="float">
            <text:p>35.042</text:p>
          </table:table-cell>
          <table:table-cell office:value-type="float" office:value="6.152" calcext:value-type="float">
            <text:p>6.152</text:p>
          </table:table-cell>
          <table:table-cell/>
          <table:table-cell office:value-type="float" office:value="103373" calcext:value-type="float">
            <text:p>103373</text:p>
          </table:table-cell>
          <table:table-cell office:value-type="float" office:value="41870" calcext:value-type="float">
            <text:p>41870</text:p>
          </table:table-cell>
          <table:table-cell/>
          <table:table-cell table:formula="of:=[.F969]/[.B969]" office:value-type="float" office:value="219475.583864119" calcext:value-type="float">
            <text:p>219475.583864119</text:p>
          </table:table-cell>
          <table:table-cell table:formula="of:=[.F969]/[.C969]" office:value-type="float" office:value="2949.97431653444" calcext:value-type="float">
            <text:p>2949.97431653444</text:p>
          </table:table-cell>
          <table:table-cell table:formula="of:=[.F969]/[.D969]" office:value-type="float" office:value="16803.1534460338" calcext:value-type="float">
            <text:p>16803.1534460338</text:p>
          </table:table-cell>
        </table:table-row>
        <table:table-row table:style-name="ro1">
          <table:table-cell/>
          <table:table-cell office:value-type="float" office:value="10.043" calcext:value-type="float">
            <text:p>10.043</text:p>
          </table:table-cell>
          <table:table-cell office:value-type="float" office:value="789.571" calcext:value-type="float">
            <text:p>789.571</text:p>
          </table:table-cell>
          <table:table-cell office:value-type="float" office:value="117.616" calcext:value-type="float">
            <text:p>117.616</text:p>
          </table:table-cell>
          <table:table-cell/>
          <table:table-cell office:value-type="float" office:value="427350" calcext:value-type="float">
            <text:p>427350</text:p>
          </table:table-cell>
          <table:table-cell office:value-type="float" office:value="159642" calcext:value-type="float">
            <text:p>159642</text:p>
          </table:table-cell>
          <table:table-cell/>
          <table:table-cell table:formula="of:=[.F970]/[.B970]" office:value-type="float" office:value="42552.0262869661" calcext:value-type="float">
            <text:p>42552.0262869661</text:p>
          </table:table-cell>
          <table:table-cell table:formula="of:=[.F970]/[.C970]" office:value-type="float" office:value="541.24328274468" calcext:value-type="float">
            <text:p>541.24328274468</text:p>
          </table:table-cell>
          <table:table-cell table:formula="of:=[.F970]/[.D970]" office:value-type="float" office:value="3633.43422663583" calcext:value-type="float">
            <text:p>3633.43422663583</text:p>
          </table:table-cell>
        </table:table-row>
        <table:table-row table:style-name="ro1">
          <table:table-cell/>
          <table:table-cell office:value-type="float" office:value="3.589" calcext:value-type="float">
            <text:p>3.589</text:p>
          </table:table-cell>
          <table:table-cell office:value-type="float" office:value="229.823" calcext:value-type="float">
            <text:p>229.823</text:p>
          </table:table-cell>
          <table:table-cell office:value-type="float" office:value="30.922" calcext:value-type="float">
            <text:p>30.922</text:p>
          </table:table-cell>
          <table:table-cell/>
          <table:table-cell office:value-type="float" office:value="236992" calcext:value-type="float">
            <text:p>236992</text:p>
          </table:table-cell>
          <table:table-cell office:value-type="float" office:value="106802" calcext:value-type="float">
            <text:p>106802</text:p>
          </table:table-cell>
          <table:table-cell/>
          <table:table-cell table:formula="of:=[.F971]/[.B971]" office:value-type="float" office:value="66032.8782390638" calcext:value-type="float">
            <text:p>66032.8782390638</text:p>
          </table:table-cell>
          <table:table-cell table:formula="of:=[.F971]/[.C971]" office:value-type="float" office:value="1031.19357070441" calcext:value-type="float">
            <text:p>1031.19357070441</text:p>
          </table:table-cell>
          <table:table-cell table:formula="of:=[.F971]/[.D971]" office:value-type="float" office:value="7664.18731000582" calcext:value-type="float">
            <text:p>7664.18731000582</text:p>
          </table:table-cell>
        </table:table-row>
        <table:table-row table:style-name="ro1">
          <table:table-cell/>
          <table:table-cell office:value-type="float" office:value="3.148" calcext:value-type="float">
            <text:p>3.148</text:p>
          </table:table-cell>
          <table:table-cell office:value-type="float" office:value="179.065" calcext:value-type="float">
            <text:p>179.065</text:p>
          </table:table-cell>
          <table:table-cell office:value-type="float" office:value="27.073" calcext:value-type="float">
            <text:p>27.073</text:p>
          </table:table-cell>
          <table:table-cell/>
          <table:table-cell office:value-type="float" office:value="215442" calcext:value-type="float">
            <text:p>215442</text:p>
          </table:table-cell>
          <table:table-cell office:value-type="float" office:value="109990" calcext:value-type="float">
            <text:p>109990</text:p>
          </table:table-cell>
          <table:table-cell/>
          <table:table-cell table:formula="of:=[.F972]/[.B972]" office:value-type="float" office:value="68437.7382465057" calcext:value-type="float">
            <text:p>68437.7382465057</text:p>
          </table:table-cell>
          <table:table-cell table:formula="of:=[.F972]/[.C972]" office:value-type="float" office:value="1203.14969424511" calcext:value-type="float">
            <text:p>1203.14969424511</text:p>
          </table:table-cell>
          <table:table-cell table:formula="of:=[.F972]/[.D972]" office:value-type="float" office:value="7957.81775200384" calcext:value-type="float">
            <text:p>7957.81775200384</text:p>
          </table:table-cell>
        </table:table-row>
        <table:table-row table:style-name="ro1">
          <table:table-cell/>
          <table:table-cell office:value-type="float" office:value="0.449" calcext:value-type="float">
            <text:p>0.449</text:p>
          </table:table-cell>
          <table:table-cell office:value-type="float" office:value="41.634" calcext:value-type="float">
            <text:p>41.634</text:p>
          </table:table-cell>
          <table:table-cell office:value-type="float" office:value="6.081" calcext:value-type="float">
            <text:p>6.081</text:p>
          </table:table-cell>
          <table:table-cell/>
          <table:table-cell office:value-type="float" office:value="103953" calcext:value-type="float">
            <text:p>103953</text:p>
          </table:table-cell>
          <table:table-cell office:value-type="float" office:value="38236" calcext:value-type="float">
            <text:p>38236</text:p>
          </table:table-cell>
          <table:table-cell/>
          <table:table-cell table:formula="of:=[.F973]/[.B973]" office:value-type="float" office:value="231521.158129176" calcext:value-type="float">
            <text:p>231521.158129176</text:p>
          </table:table-cell>
          <table:table-cell table:formula="of:=[.F973]/[.C973]" office:value-type="float" office:value="2496.82951433924" calcext:value-type="float">
            <text:p>2496.82951433924</text:p>
          </table:table-cell>
          <table:table-cell table:formula="of:=[.F973]/[.D973]" office:value-type="float" office:value="17094.7212629502" calcext:value-type="float">
            <text:p>17094.7212629502</text:p>
          </table:table-cell>
        </table:table-row>
        <table:table-row table:style-name="ro1">
          <table:table-cell/>
          <table:table-cell office:value-type="float" office:value="3.435" calcext:value-type="float">
            <text:p>3.435</text:p>
          </table:table-cell>
          <table:table-cell office:value-type="float" office:value="300.991" calcext:value-type="float">
            <text:p>300.991</text:p>
          </table:table-cell>
          <table:table-cell office:value-type="float" office:value="50.755" calcext:value-type="float">
            <text:p>50.755</text:p>
          </table:table-cell>
          <table:table-cell/>
          <table:table-cell office:value-type="float" office:value="272421" calcext:value-type="float">
            <text:p>272421</text:p>
          </table:table-cell>
          <table:table-cell office:value-type="float" office:value="103084" calcext:value-type="float">
            <text:p>103084</text:p>
          </table:table-cell>
          <table:table-cell/>
          <table:table-cell table:formula="of:=[.F974]/[.B974]" office:value-type="float" office:value="79307.423580786" calcext:value-type="float">
            <text:p>79307.423580786</text:p>
          </table:table-cell>
          <table:table-cell table:formula="of:=[.F974]/[.C974]" office:value-type="float" office:value="905.080218345399" calcext:value-type="float">
            <text:p>905.080218345399</text:p>
          </table:table-cell>
          <table:table-cell table:formula="of:=[.F974]/[.D974]" office:value-type="float" office:value="5367.37267264309" calcext:value-type="float">
            <text:p>5367.37267264309</text:p>
          </table:table-cell>
        </table:table-row>
        <table:table-row table:style-name="ro1">
          <table:table-cell/>
          <table:table-cell office:value-type="float" office:value="0.335" calcext:value-type="float">
            <text:p>0.335</text:p>
          </table:table-cell>
          <table:table-cell office:value-type="float" office:value="53.512" calcext:value-type="float">
            <text:p>53.512</text:p>
          </table:table-cell>
          <table:table-cell office:value-type="float" office:value="3.836" calcext:value-type="float">
            <text:p>3.836</text:p>
          </table:table-cell>
          <table:table-cell/>
          <table:table-cell office:value-type="float" office:value="83488" calcext:value-type="float">
            <text:p>83488</text:p>
          </table:table-cell>
          <table:table-cell office:value-type="float" office:value="33024" calcext:value-type="float">
            <text:p>33024</text:p>
          </table:table-cell>
          <table:table-cell/>
          <table:table-cell table:formula="of:=[.F975]/[.B975]" office:value-type="float" office:value="249217.910447761" calcext:value-type="float">
            <text:p>249217.910447761</text:p>
          </table:table-cell>
          <table:table-cell table:formula="of:=[.F975]/[.C975]" office:value-type="float" office:value="1560.1734190462" calcext:value-type="float">
            <text:p>1560.1734190462</text:p>
          </table:table-cell>
          <table:table-cell table:formula="of:=[.F975]/[.D975]" office:value-type="float" office:value="21764.3378519291" calcext:value-type="float">
            <text:p>21764.3378519291</text:p>
          </table:table-cell>
        </table:table-row>
        <table:table-row table:style-name="ro1">
          <table:table-cell/>
          <table:table-cell office:value-type="float" office:value="2.777" calcext:value-type="float">
            <text:p>2.777</text:p>
          </table:table-cell>
          <table:table-cell office:value-type="float" office:value="175.961" calcext:value-type="float">
            <text:p>175.961</text:p>
          </table:table-cell>
          <table:table-cell office:value-type="float" office:value="23.535" calcext:value-type="float">
            <text:p>23.535</text:p>
          </table:table-cell>
          <table:table-cell/>
          <table:table-cell office:value-type="float" office:value="201839" calcext:value-type="float">
            <text:p>201839</text:p>
          </table:table-cell>
          <table:table-cell office:value-type="float" office:value="96890" calcext:value-type="float">
            <text:p>96890</text:p>
          </table:table-cell>
          <table:table-cell/>
          <table:table-cell table:formula="of:=[.F976]/[.B976]" office:value-type="float" office:value="72682.3910694995" calcext:value-type="float">
            <text:p>72682.3910694995</text:p>
          </table:table-cell>
          <table:table-cell table:formula="of:=[.F976]/[.C976]" office:value-type="float" office:value="1147.06667954831" calcext:value-type="float">
            <text:p>1147.06667954831</text:p>
          </table:table-cell>
          <table:table-cell table:formula="of:=[.F976]/[.D976]" office:value-type="float" office:value="8576.12067134056" calcext:value-type="float">
            <text:p>8576.12067134056</text:p>
          </table:table-cell>
        </table:table-row>
        <table:table-row table:style-name="ro1">
          <table:table-cell/>
          <table:table-cell office:value-type="float" office:value="0.387" calcext:value-type="float">
            <text:p>0.387</text:p>
          </table:table-cell>
          <table:table-cell office:value-type="float" office:value="35.924" calcext:value-type="float">
            <text:p>35.924</text:p>
          </table:table-cell>
          <table:table-cell office:value-type="float" office:value="4.301" calcext:value-type="float">
            <text:p>4.301</text:p>
          </table:table-cell>
          <table:table-cell/>
          <table:table-cell office:value-type="float" office:value="91502" calcext:value-type="float">
            <text:p>91502</text:p>
          </table:table-cell>
          <table:table-cell office:value-type="float" office:value="34152" calcext:value-type="float">
            <text:p>34152</text:p>
          </table:table-cell>
          <table:table-cell/>
          <table:table-cell table:formula="of:=[.F977]/[.B977]" office:value-type="float" office:value="236439.276485788" calcext:value-type="float">
            <text:p>236439.276485788</text:p>
          </table:table-cell>
          <table:table-cell table:formula="of:=[.F977]/[.C977]" office:value-type="float" office:value="2547.09943213451" calcext:value-type="float">
            <text:p>2547.09943213451</text:p>
          </table:table-cell>
          <table:table-cell table:formula="of:=[.F977]/[.D977]" office:value-type="float" office:value="21274.5873052778" calcext:value-type="float">
            <text:p>21274.5873052778</text:p>
          </table:table-cell>
        </table:table-row>
        <table:table-row table:style-name="ro1">
          <table:table-cell/>
          <table:table-cell office:value-type="float" office:value="4.048" calcext:value-type="float">
            <text:p>4.048</text:p>
          </table:table-cell>
          <table:table-cell office:value-type="float" office:value="361.768" calcext:value-type="float">
            <text:p>361.768</text:p>
          </table:table-cell>
          <table:table-cell office:value-type="float" office:value="44.653" calcext:value-type="float">
            <text:p>44.653</text:p>
          </table:table-cell>
          <table:table-cell/>
          <table:table-cell office:value-type="float" office:value="269024" calcext:value-type="float">
            <text:p>269024</text:p>
          </table:table-cell>
          <table:table-cell office:value-type="float" office:value="106248" calcext:value-type="float">
            <text:p>106248</text:p>
          </table:table-cell>
          <table:table-cell/>
          <table:table-cell table:formula="of:=[.F978]/[.B978]" office:value-type="float" office:value="66458.4980237154" calcext:value-type="float">
            <text:p>66458.4980237154</text:p>
          </table:table-cell>
          <table:table-cell table:formula="of:=[.F978]/[.C978]" office:value-type="float" office:value="743.636805908759" calcext:value-type="float">
            <text:p>743.636805908759</text:p>
          </table:table-cell>
          <table:table-cell table:formula="of:=[.F978]/[.D978]" office:value-type="float" office:value="6024.76877253488" calcext:value-type="float">
            <text:p>6024.76877253488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15.701" calcext:value-type="float">
            <text:p>15.701</text:p>
          </table:table-cell>
          <table:table-cell office:value-type="float" office:value="2.445" calcext:value-type="float">
            <text:p>2.445</text:p>
          </table:table-cell>
          <table:table-cell/>
          <table:table-cell office:value-type="float" office:value="66436" calcext:value-type="float">
            <text:p>66436</text:p>
          </table:table-cell>
          <table:table-cell office:value-type="float" office:value="27768" calcext:value-type="float">
            <text:p>27768</text:p>
          </table:table-cell>
          <table:table-cell/>
          <table:table-cell table:formula="of:=[.F979]/[.B979]" office:value-type="float" office:value="271167.346938775" calcext:value-type="float">
            <text:p>271167.346938775</text:p>
          </table:table-cell>
          <table:table-cell table:formula="of:=[.F979]/[.C979]" office:value-type="float" office:value="4231.32284567862" calcext:value-type="float">
            <text:p>4231.32284567862</text:p>
          </table:table-cell>
          <table:table-cell table:formula="of:=[.F979]/[.D979]" office:value-type="float" office:value="27172.1881390593" calcext:value-type="float">
            <text:p>27172.1881390593</text:p>
          </table:table-cell>
        </table:table-row>
        <table:table-row table:style-name="ro1">
          <table:table-cell/>
          <table:table-cell office:value-type="float" office:value="6.162" calcext:value-type="float">
            <text:p>6.162</text:p>
          </table:table-cell>
          <table:table-cell office:value-type="float" office:value="492.485" calcext:value-type="float">
            <text:p>492.485</text:p>
          </table:table-cell>
          <table:table-cell office:value-type="float" office:value="59.077" calcext:value-type="float">
            <text:p>59.077</text:p>
          </table:table-cell>
          <table:table-cell/>
          <table:table-cell office:value-type="float" office:value="329992" calcext:value-type="float">
            <text:p>329992</text:p>
          </table:table-cell>
          <table:table-cell office:value-type="float" office:value="128412" calcext:value-type="float">
            <text:p>128412</text:p>
          </table:table-cell>
          <table:table-cell/>
          <table:table-cell table:formula="of:=[.F980]/[.B980]" office:value-type="float" office:value="53552.7426160338" calcext:value-type="float">
            <text:p>53552.7426160338</text:p>
          </table:table-cell>
          <table:table-cell table:formula="of:=[.F980]/[.C980]" office:value-type="float" office:value="670.054925530727" calcext:value-type="float">
            <text:p>670.054925530727</text:p>
          </table:table-cell>
          <table:table-cell table:formula="of:=[.F980]/[.D980]" office:value-type="float" office:value="5585.79481016301" calcext:value-type="float">
            <text:p>5585.79481016301</text:p>
          </table:table-cell>
        </table:table-row>
        <table:table-row table:style-name="ro1">
          <table:table-cell/>
          <table:table-cell office:value-type="float" office:value="0.644" calcext:value-type="float">
            <text:p>0.644</text:p>
          </table:table-cell>
          <table:table-cell office:value-type="float" office:value="262.465" calcext:value-type="float">
            <text:p>262.465</text:p>
          </table:table-cell>
          <table:table-cell office:value-type="float" office:value="7.722" calcext:value-type="float">
            <text:p>7.722</text:p>
          </table:table-cell>
          <table:table-cell/>
          <table:table-cell office:value-type="float" office:value="117220" calcext:value-type="float">
            <text:p>117220</text:p>
          </table:table-cell>
          <table:table-cell office:value-type="float" office:value="42016" calcext:value-type="float">
            <text:p>42016</text:p>
          </table:table-cell>
          <table:table-cell/>
          <table:table-cell table:formula="of:=[.F981]/[.B981]" office:value-type="float" office:value="182018.633540373" calcext:value-type="float">
            <text:p>182018.633540373</text:p>
          </table:table-cell>
          <table:table-cell table:formula="of:=[.F981]/[.C981]" office:value-type="float" office:value="446.611929209609" calcext:value-type="float">
            <text:p>446.611929209609</text:p>
          </table:table-cell>
          <table:table-cell table:formula="of:=[.F981]/[.D981]" office:value-type="float" office:value="15180.0051800052" calcext:value-type="float">
            <text:p>15180.0051800052</text:p>
          </table:table-cell>
        </table:table-row>
        <table:table-row table:style-name="ro1">
          <table:table-cell/>
          <table:table-cell office:value-type="float" office:value="0.074" calcext:value-type="float">
            <text:p>0.074</text:p>
          </table:table-cell>
          <table:table-cell office:value-type="float" office:value="3.536" calcext:value-type="float">
            <text:p>3.536</text:p>
          </table:table-cell>
          <table:table-cell office:value-type="float" office:value="0.464" calcext:value-type="float">
            <text:p>0.464</text:p>
          </table:table-cell>
          <table:table-cell/>
          <table:table-cell office:value-type="float" office:value="31369" calcext:value-type="float">
            <text:p>31369</text:p>
          </table:table-cell>
          <table:table-cell office:value-type="float" office:value="15478" calcext:value-type="float">
            <text:p>15478</text:p>
          </table:table-cell>
          <table:table-cell/>
          <table:table-cell table:formula="of:=[.F982]/[.B982]" office:value-type="float" office:value="423905.405405405" calcext:value-type="float">
            <text:p>423905.405405405</text:p>
          </table:table-cell>
          <table:table-cell table:formula="of:=[.F982]/[.C982]" office:value-type="float" office:value="8871.32352941176" calcext:value-type="float">
            <text:p>8871.32352941176</text:p>
          </table:table-cell>
          <table:table-cell table:formula="of:=[.F982]/[.D982]" office:value-type="float" office:value="67605.6034482759" calcext:value-type="float">
            <text:p>67605.6034482759</text:p>
          </table:table-cell>
        </table:table-row>
        <table:table-row table:style-name="ro1">
          <table:table-cell/>
          <table:table-cell office:value-type="float" office:value="2.863" calcext:value-type="float">
            <text:p>2.863</text:p>
          </table:table-cell>
          <table:table-cell office:value-type="float" office:value="222.857" calcext:value-type="float">
            <text:p>222.857</text:p>
          </table:table-cell>
          <table:table-cell office:value-type="float" office:value="29.612" calcext:value-type="float">
            <text:p>29.612</text:p>
          </table:table-cell>
          <table:table-cell/>
          <table:table-cell office:value-type="float" office:value="223023" calcext:value-type="float">
            <text:p>223023</text:p>
          </table:table-cell>
          <table:table-cell office:value-type="float" office:value="90062" calcext:value-type="float">
            <text:p>90062</text:p>
          </table:table-cell>
          <table:table-cell/>
          <table:table-cell table:formula="of:=[.F983]/[.B983]" office:value-type="float" office:value="77898.358365351" calcext:value-type="float">
            <text:p>77898.358365351</text:p>
          </table:table-cell>
          <table:table-cell table:formula="of:=[.F983]/[.C983]" office:value-type="float" office:value="1000.74487227235" calcext:value-type="float">
            <text:p>1000.74487227235</text:p>
          </table:table-cell>
          <table:table-cell table:formula="of:=[.F983]/[.D983]" office:value-type="float" office:value="7531.50749696069" calcext:value-type="float">
            <text:p>7531.50749696069</text:p>
          </table:table-cell>
        </table:table-row>
        <table:table-row table:style-name="ro1">
          <table:table-cell/>
          <table:table-cell office:value-type="float" office:value="0.497" calcext:value-type="float">
            <text:p>0.497</text:p>
          </table:table-cell>
          <table:table-cell office:value-type="float" office:value="31.189" calcext:value-type="float">
            <text:p>31.189</text:p>
          </table:table-cell>
          <table:table-cell office:value-type="float" office:value="4.548" calcext:value-type="float">
            <text:p>4.548</text:p>
          </table:table-cell>
          <table:table-cell/>
          <table:table-cell office:value-type="float" office:value="90251" calcext:value-type="float">
            <text:p>90251</text:p>
          </table:table-cell>
          <table:table-cell office:value-type="float" office:value="38452" calcext:value-type="float">
            <text:p>38452</text:p>
          </table:table-cell>
          <table:table-cell/>
          <table:table-cell table:formula="of:=[.F984]/[.B984]" office:value-type="float" office:value="181591.549295775" calcext:value-type="float">
            <text:p>181591.549295775</text:p>
          </table:table-cell>
          <table:table-cell table:formula="of:=[.F984]/[.C984]" office:value-type="float" office:value="2893.68046426625" calcext:value-type="float">
            <text:p>2893.68046426625</text:p>
          </table:table-cell>
          <table:table-cell table:formula="of:=[.F984]/[.D984]" office:value-type="float" office:value="19844.107299912" calcext:value-type="float">
            <text:p>19844.107299912</text:p>
          </table:table-cell>
        </table:table-row>
        <table:table-row table:style-name="ro1">
          <table:table-cell/>
          <table:table-cell office:value-type="float" office:value="0.344" calcext:value-type="float">
            <text:p>0.344</text:p>
          </table:table-cell>
          <table:table-cell office:value-type="float" office:value="28.18" calcext:value-type="float">
            <text:p>28.18</text:p>
          </table:table-cell>
          <table:table-cell office:value-type="float" office:value="3.924" calcext:value-type="float">
            <text:p>3.924</text:p>
          </table:table-cell>
          <table:table-cell/>
          <table:table-cell office:value-type="float" office:value="81469" calcext:value-type="float">
            <text:p>81469</text:p>
          </table:table-cell>
          <table:table-cell office:value-type="float" office:value="33764" calcext:value-type="float">
            <text:p>33764</text:p>
          </table:table-cell>
          <table:table-cell/>
          <table:table-cell table:formula="of:=[.F985]/[.B985]" office:value-type="float" office:value="236828.488372093" calcext:value-type="float">
            <text:p>236828.488372093</text:p>
          </table:table-cell>
          <table:table-cell table:formula="of:=[.F985]/[.C985]" office:value-type="float" office:value="2891.02200141945" calcext:value-type="float">
            <text:p>2891.02200141945</text:p>
          </table:table-cell>
          <table:table-cell table:formula="of:=[.F985]/[.D985]" office:value-type="float" office:value="20761.7227319062" calcext:value-type="float">
            <text:p>20761.7227319062</text:p>
          </table:table-cell>
        </table:table-row>
        <table:table-row table:style-name="ro1">
          <table:table-cell/>
          <table:table-cell office:value-type="float" office:value="2.09" calcext:value-type="float">
            <text:p>2.09</text:p>
          </table:table-cell>
          <table:table-cell office:value-type="float" office:value="427.19" calcext:value-type="float">
            <text:p>427.19</text:p>
          </table:table-cell>
          <table:table-cell office:value-type="float" office:value="23.148" calcext:value-type="float">
            <text:p>23.148</text:p>
          </table:table-cell>
          <table:table-cell/>
          <table:table-cell office:value-type="float" office:value="201681" calcext:value-type="float">
            <text:p>201681</text:p>
          </table:table-cell>
          <table:table-cell office:value-type="float" office:value="74334" calcext:value-type="float">
            <text:p>74334</text:p>
          </table:table-cell>
          <table:table-cell/>
          <table:table-cell table:formula="of:=[.F986]/[.B986]" office:value-type="float" office:value="96498.0861244019" calcext:value-type="float">
            <text:p>96498.0861244019</text:p>
          </table:table-cell>
          <table:table-cell table:formula="of:=[.F986]/[.C986]" office:value-type="float" office:value="472.110770383202" calcext:value-type="float">
            <text:p>472.110770383202</text:p>
          </table:table-cell>
          <table:table-cell table:formula="of:=[.F986]/[.D986]" office:value-type="float" office:value="8712.67496111975" calcext:value-type="float">
            <text:p>8712.67496111975</text:p>
          </table:table-cell>
        </table:table-row>
        <table:table-row table:style-name="ro1">
          <table:table-cell/>
          <table:table-cell office:value-type="float" office:value="7.996" calcext:value-type="float">
            <text:p>7.996</text:p>
          </table:table-cell>
          <table:table-cell office:value-type="float" office:value="2895.003" calcext:value-type="float">
            <text:p>2895.003</text:p>
          </table:table-cell>
          <table:table-cell office:value-type="float" office:value="83.328" calcext:value-type="float">
            <text:p>83.328</text:p>
          </table:table-cell>
          <table:table-cell/>
          <table:table-cell office:value-type="float" office:value="394472" calcext:value-type="float">
            <text:p>394472</text:p>
          </table:table-cell>
          <table:table-cell office:value-type="float" office:value="139355" calcext:value-type="float">
            <text:p>139355</text:p>
          </table:table-cell>
          <table:table-cell/>
          <table:table-cell table:formula="of:=[.F987]/[.B987]" office:value-type="float" office:value="49333.6668334167" calcext:value-type="float">
            <text:p>49333.6668334167</text:p>
          </table:table-cell>
          <table:table-cell table:formula="of:=[.F987]/[.C987]" office:value-type="float" office:value="136.259617002124" calcext:value-type="float">
            <text:p>136.259617002124</text:p>
          </table:table-cell>
          <table:table-cell table:formula="of:=[.F987]/[.D987]" office:value-type="float" office:value="4733.96697388633" calcext:value-type="float">
            <text:p>4733.96697388633</text:p>
          </table:table-cell>
        </table:table-row>
        <table:table-row table:style-name="ro1">
          <table:table-cell/>
          <table:table-cell office:value-type="float" office:value="0.79" calcext:value-type="float">
            <text:p>0.79</text:p>
          </table:table-cell>
          <table:table-cell office:value-type="float" office:value="224.688" calcext:value-type="float">
            <text:p>224.688</text:p>
          </table:table-cell>
          <table:table-cell office:value-type="float" office:value="9.184" calcext:value-type="float">
            <text:p>9.184</text:p>
          </table:table-cell>
          <table:table-cell/>
          <table:table-cell office:value-type="float" office:value="137842" calcext:value-type="float">
            <text:p>137842</text:p>
          </table:table-cell>
          <table:table-cell office:value-type="float" office:value="50798" calcext:value-type="float">
            <text:p>50798</text:p>
          </table:table-cell>
          <table:table-cell/>
          <table:table-cell table:formula="of:=[.F988]/[.B988]" office:value-type="float" office:value="174483.544303797" calcext:value-type="float">
            <text:p>174483.544303797</text:p>
          </table:table-cell>
          <table:table-cell table:formula="of:=[.F988]/[.C988]" office:value-type="float" office:value="613.481805881934" calcext:value-type="float">
            <text:p>613.481805881934</text:p>
          </table:table-cell>
          <table:table-cell table:formula="of:=[.F988]/[.D988]" office:value-type="float" office:value="15008.9285714286" calcext:value-type="float">
            <text:p>15008.9285714286</text:p>
          </table:table-cell>
        </table:table-row>
        <table:table-row table:style-name="ro1">
          <table:table-cell/>
          <table:table-cell office:value-type="float" office:value="1.813" calcext:value-type="float">
            <text:p>1.813</text:p>
          </table:table-cell>
          <table:table-cell office:value-type="float" office:value="352.775" calcext:value-type="float">
            <text:p>352.775</text:p>
          </table:table-cell>
          <table:table-cell office:value-type="float" office:value="20.454" calcext:value-type="float">
            <text:p>20.454</text:p>
          </table:table-cell>
          <table:table-cell/>
          <table:table-cell office:value-type="float" office:value="187536" calcext:value-type="float">
            <text:p>187536</text:p>
          </table:table-cell>
          <table:table-cell office:value-type="float" office:value="81398" calcext:value-type="float">
            <text:p>81398</text:p>
          </table:table-cell>
          <table:table-cell/>
          <table:table-cell table:formula="of:=[.F989]/[.B989]" office:value-type="float" office:value="103439.602868174" calcext:value-type="float">
            <text:p>103439.602868174</text:p>
          </table:table-cell>
          <table:table-cell table:formula="of:=[.F989]/[.C989]" office:value-type="float" office:value="531.602296081072" calcext:value-type="float">
            <text:p>531.602296081072</text:p>
          </table:table-cell>
          <table:table-cell table:formula="of:=[.F989]/[.D989]" office:value-type="float" office:value="9168.67116456439" calcext:value-type="float">
            <text:p>9168.67116456439</text:p>
          </table:table-cell>
        </table:table-row>
        <table:table-row table:style-name="ro1">
          <table:table-cell/>
          <table:table-cell office:value-type="float" office:value="7.919" calcext:value-type="float">
            <text:p>7.919</text:p>
          </table:table-cell>
          <table:table-cell office:value-type="float" office:value="3038.531" calcext:value-type="float">
            <text:p>3038.531</text:p>
          </table:table-cell>
          <table:table-cell office:value-type="float" office:value="93.006" calcext:value-type="float">
            <text:p>93.006</text:p>
          </table:table-cell>
          <table:table-cell/>
          <table:table-cell office:value-type="float" office:value="398447" calcext:value-type="float">
            <text:p>398447</text:p>
          </table:table-cell>
          <table:table-cell office:value-type="float" office:value="138109" calcext:value-type="float">
            <text:p>138109</text:p>
          </table:table-cell>
          <table:table-cell/>
          <table:table-cell table:formula="of:=[.F990]/[.B990]" office:value-type="float" office:value="50315.3175906049" calcext:value-type="float">
            <text:p>50315.3175906049</text:p>
          </table:table-cell>
          <table:table-cell table:formula="of:=[.F990]/[.C990]" office:value-type="float" office:value="131.131457931481" calcext:value-type="float">
            <text:p>131.131457931481</text:p>
          </table:table-cell>
          <table:table-cell table:formula="of:=[.F990]/[.D990]" office:value-type="float" office:value="4284.09995054083" calcext:value-type="float">
            <text:p>4284.09995054083</text:p>
          </table:table-cell>
        </table:table-row>
        <table:table-row table:style-name="ro1">
          <table:table-cell/>
          <table:table-cell office:value-type="float" office:value="2.516" calcext:value-type="float">
            <text:p>2.516</text:p>
          </table:table-cell>
          <table:table-cell office:value-type="float" office:value="275.785" calcext:value-type="float">
            <text:p>275.785</text:p>
          </table:table-cell>
          <table:table-cell office:value-type="float" office:value="31.262" calcext:value-type="float">
            <text:p>31.262</text:p>
          </table:table-cell>
          <table:table-cell/>
          <table:table-cell office:value-type="float" office:value="226322" calcext:value-type="float">
            <text:p>226322</text:p>
          </table:table-cell>
          <table:table-cell office:value-type="float" office:value="80447" calcext:value-type="float">
            <text:p>80447</text:p>
          </table:table-cell>
          <table:table-cell/>
          <table:table-cell table:formula="of:=[.F991]/[.B991]" office:value-type="float" office:value="89953.1001589825" calcext:value-type="float">
            <text:p>89953.1001589825</text:p>
          </table:table-cell>
          <table:table-cell table:formula="of:=[.F991]/[.C991]" office:value-type="float" office:value="820.646518121" calcext:value-type="float">
            <text:p>820.646518121</text:p>
          </table:table-cell>
          <table:table-cell table:formula="of:=[.F991]/[.D991]" office:value-type="float" office:value="7239.52402277525" calcext:value-type="float">
            <text:p>7239.52402277525</text:p>
          </table:table-cell>
        </table:table-row>
        <table:table-row table:style-name="ro1">
          <table:table-cell/>
          <table:table-cell office:value-type="float" office:value="9.801" calcext:value-type="float">
            <text:p>9.801</text:p>
          </table:table-cell>
          <table:table-cell office:value-type="float" office:value="804.293" calcext:value-type="float">
            <text:p>804.293</text:p>
          </table:table-cell>
          <table:table-cell office:value-type="float" office:value="134.777" calcext:value-type="float">
            <text:p>134.777</text:p>
          </table:table-cell>
          <table:table-cell/>
          <table:table-cell office:value-type="float" office:value="440210" calcext:value-type="float">
            <text:p>440210</text:p>
          </table:table-cell>
          <table:table-cell office:value-type="float" office:value="152342" calcext:value-type="float">
            <text:p>152342</text:p>
          </table:table-cell>
          <table:table-cell/>
          <table:table-cell table:formula="of:=[.F992]/[.B992]" office:value-type="float" office:value="44914.8046117743" calcext:value-type="float">
            <text:p>44914.8046117743</text:p>
          </table:table-cell>
          <table:table-cell table:formula="of:=[.F992]/[.C992]" office:value-type="float" office:value="547.3254149918" calcext:value-type="float">
            <text:p>547.3254149918</text:p>
          </table:table-cell>
          <table:table-cell table:formula="of:=[.F992]/[.D992]" office:value-type="float" office:value="3266.21011003361" calcext:value-type="float">
            <text:p>3266.21011003361</text:p>
          </table:table-cell>
        </table:table-row>
        <table:table-row table:style-name="ro1">
          <table:table-cell/>
          <table:table-cell office:value-type="float" office:value="10.565" calcext:value-type="float">
            <text:p>10.565</text:p>
          </table:table-cell>
          <table:table-cell office:value-type="float" office:value="594.871" calcext:value-type="float">
            <text:p>594.871</text:p>
          </table:table-cell>
          <table:table-cell office:value-type="float" office:value="77.667" calcext:value-type="float">
            <text:p>77.667</text:p>
          </table:table-cell>
          <table:table-cell/>
          <table:table-cell office:value-type="float" office:value="343053" calcext:value-type="float">
            <text:p>343053</text:p>
          </table:table-cell>
          <table:table-cell office:value-type="float" office:value="207933" calcext:value-type="float">
            <text:p>207933</text:p>
          </table:table-cell>
          <table:table-cell/>
          <table:table-cell table:formula="of:=[.F993]/[.B993]" office:value-type="float" office:value="32470.7051585424" calcext:value-type="float">
            <text:p>32470.7051585424</text:p>
          </table:table-cell>
          <table:table-cell table:formula="of:=[.F993]/[.C993]" office:value-type="float" office:value="576.684692983857" calcext:value-type="float">
            <text:p>576.684692983857</text:p>
          </table:table-cell>
          <table:table-cell table:formula="of:=[.F993]/[.D993]" office:value-type="float" office:value="4416.97245934567" calcext:value-type="float">
            <text:p>4416.97245934567</text:p>
          </table:table-cell>
        </table:table-row>
        <table:table-row table:style-name="ro1">
          <table:table-cell/>
          <table:table-cell office:value-type="float" office:value="0.159" calcext:value-type="float">
            <text:p>0.159</text:p>
          </table:table-cell>
          <table:table-cell office:value-type="float" office:value="13.089" calcext:value-type="float">
            <text:p>13.089</text:p>
          </table:table-cell>
          <table:table-cell office:value-type="float" office:value="1.673" calcext:value-type="float">
            <text:p>1.673</text:p>
          </table:table-cell>
          <table:table-cell/>
          <table:table-cell office:value-type="float" office:value="53542" calcext:value-type="float">
            <text:p>53542</text:p>
          </table:table-cell>
          <table:table-cell office:value-type="float" office:value="26238" calcext:value-type="float">
            <text:p>26238</text:p>
          </table:table-cell>
          <table:table-cell/>
          <table:table-cell table:formula="of:=[.F994]/[.B994]" office:value-type="float" office:value="336742.13836478" calcext:value-type="float">
            <text:p>336742.13836478</text:p>
          </table:table-cell>
          <table:table-cell table:formula="of:=[.F994]/[.C994]" office:value-type="float" office:value="4090.61043624417" calcext:value-type="float">
            <text:p>4090.61043624417</text:p>
          </table:table-cell>
          <table:table-cell table:formula="of:=[.F994]/[.D994]" office:value-type="float" office:value="32003.5863717872" calcext:value-type="float">
            <text:p>32003.5863717872</text:p>
          </table:table-cell>
        </table:table-row>
        <table:table-row table:style-name="ro1">
          <table:table-cell/>
          <table:table-cell office:value-type="float" office:value="0.133" calcext:value-type="float">
            <text:p>0.133</text:p>
          </table:table-cell>
          <table:table-cell office:value-type="float" office:value="6.706" calcext:value-type="float">
            <text:p>6.706</text:p>
          </table:table-cell>
          <table:table-cell office:value-type="float" office:value="1.123" calcext:value-type="float">
            <text:p>1.123</text:p>
          </table:table-cell>
          <table:table-cell/>
          <table:table-cell office:value-type="float" office:value="45644" calcext:value-type="float">
            <text:p>45644</text:p>
          </table:table-cell>
          <table:table-cell office:value-type="float" office:value="22946" calcext:value-type="float">
            <text:p>22946</text:p>
          </table:table-cell>
          <table:table-cell/>
          <table:table-cell table:formula="of:=[.F995]/[.B995]" office:value-type="float" office:value="343187.969924812" calcext:value-type="float">
            <text:p>343187.969924812</text:p>
          </table:table-cell>
          <table:table-cell table:formula="of:=[.F995]/[.C995]" office:value-type="float" office:value="6806.44199224575" calcext:value-type="float">
            <text:p>6806.44199224575</text:p>
          </table:table-cell>
          <table:table-cell table:formula="of:=[.F995]/[.D995]" office:value-type="float" office:value="40644.7016918967" calcext:value-type="float">
            <text:p>40644.7016918967</text:p>
          </table:table-cell>
        </table:table-row>
        <table:table-row table:style-name="ro1">
          <table:table-cell/>
          <table:table-cell office:value-type="float" office:value="0.409" calcext:value-type="float">
            <text:p>0.409</text:p>
          </table:table-cell>
          <table:table-cell office:value-type="float" office:value="24.359" calcext:value-type="float">
            <text:p>24.359</text:p>
          </table:table-cell>
          <table:table-cell office:value-type="float" office:value="3.505" calcext:value-type="float">
            <text:p>3.505</text:p>
          </table:table-cell>
          <table:table-cell/>
          <table:table-cell office:value-type="float" office:value="76626" calcext:value-type="float">
            <text:p>76626</text:p>
          </table:table-cell>
          <table:table-cell office:value-type="float" office:value="45687" calcext:value-type="float">
            <text:p>45687</text:p>
          </table:table-cell>
          <table:table-cell/>
          <table:table-cell table:formula="of:=[.F996]/[.B996]" office:value-type="float" office:value="187349.633251834" calcext:value-type="float">
            <text:p>187349.633251834</text:p>
          </table:table-cell>
          <table:table-cell table:formula="of:=[.F996]/[.C996]" office:value-type="float" office:value="3145.69563610986" calcext:value-type="float">
            <text:p>3145.69563610986</text:p>
          </table:table-cell>
          <table:table-cell table:formula="of:=[.F996]/[.D996]" office:value-type="float" office:value="21861.9115549215" calcext:value-type="float">
            <text:p>21861.9115549215</text:p>
          </table:table-cell>
        </table:table-row>
        <table:table-row table:style-name="ro1">
          <table:table-cell/>
          <table:table-cell office:value-type="float" office:value="10.26" calcext:value-type="float">
            <text:p>10.26</text:p>
          </table:table-cell>
          <table:table-cell office:value-type="float" office:value="790.307" calcext:value-type="float">
            <text:p>790.307</text:p>
          </table:table-cell>
          <table:table-cell office:value-type="float" office:value="120.582" calcext:value-type="float">
            <text:p>120.582</text:p>
          </table:table-cell>
          <table:table-cell/>
          <table:table-cell office:value-type="float" office:value="446120" calcext:value-type="float">
            <text:p>446120</text:p>
          </table:table-cell>
          <table:table-cell office:value-type="float" office:value="157250" calcext:value-type="float">
            <text:p>157250</text:p>
          </table:table-cell>
          <table:table-cell/>
          <table:table-cell table:formula="of:=[.F997]/[.B997]" office:value-type="float" office:value="43481.4814814815" calcext:value-type="float">
            <text:p>43481.4814814815</text:p>
          </table:table-cell>
          <table:table-cell table:formula="of:=[.F997]/[.C997]" office:value-type="float" office:value="564.489495854143" calcext:value-type="float">
            <text:p>564.489495854143</text:p>
          </table:table-cell>
          <table:table-cell table:formula="of:=[.F997]/[.D997]" office:value-type="float" office:value="3699.72301006784" calcext:value-type="float">
            <text:p>3699.72301006784</text:p>
          </table:table-cell>
        </table:table-row>
        <table:table-row table:style-name="ro1">
          <table:table-cell/>
          <table:table-cell office:value-type="float" office:value="2.482" calcext:value-type="float">
            <text:p>2.482</text:p>
          </table:table-cell>
          <table:table-cell office:value-type="float" office:value="375.964" calcext:value-type="float">
            <text:p>375.964</text:p>
          </table:table-cell>
          <table:table-cell office:value-type="float" office:value="26.859" calcext:value-type="float">
            <text:p>26.859</text:p>
          </table:table-cell>
          <table:table-cell/>
          <table:table-cell office:value-type="float" office:value="190137" calcext:value-type="float">
            <text:p>190137</text:p>
          </table:table-cell>
          <table:table-cell office:value-type="float" office:value="93326" calcext:value-type="float">
            <text:p>93326</text:p>
          </table:table-cell>
          <table:table-cell/>
          <table:table-cell table:formula="of:=[.F998]/[.B998]" office:value-type="float" office:value="76606.3658340048" calcext:value-type="float">
            <text:p>76606.3658340048</text:p>
          </table:table-cell>
          <table:table-cell table:formula="of:=[.F998]/[.C998]" office:value-type="float" office:value="505.731931780702" calcext:value-type="float">
            <text:p>505.731931780702</text:p>
          </table:table-cell>
          <table:table-cell table:formula="of:=[.F998]/[.D998]" office:value-type="float" office:value="7079.07963811013" calcext:value-type="float">
            <text:p>7079.07963811013</text:p>
          </table:table-cell>
        </table:table-row>
        <table:table-row table:style-name="ro1">
          <table:table-cell/>
          <table:table-cell office:value-type="float" office:value="0.922" calcext:value-type="float">
            <text:p>0.922</text:p>
          </table:table-cell>
          <table:table-cell office:value-type="float" office:value="210.548" calcext:value-type="float">
            <text:p>210.548</text:p>
          </table:table-cell>
          <table:table-cell office:value-type="float" office:value="11.989" calcext:value-type="float">
            <text:p>11.989</text:p>
          </table:table-cell>
          <table:table-cell/>
          <table:table-cell office:value-type="float" office:value="145639" calcext:value-type="float">
            <text:p>145639</text:p>
          </table:table-cell>
          <table:table-cell office:value-type="float" office:value="55248" calcext:value-type="float">
            <text:p>55248</text:p>
          </table:table-cell>
          <table:table-cell/>
          <table:table-cell table:formula="of:=[.F999]/[.B999]" office:value-type="float" office:value="157959.869848156" calcext:value-type="float">
            <text:p>157959.869848156</text:p>
          </table:table-cell>
          <table:table-cell table:formula="of:=[.F999]/[.C999]" office:value-type="float" office:value="691.714003457644" calcext:value-type="float">
            <text:p>691.714003457644</text:p>
          </table:table-cell>
          <table:table-cell table:formula="of:=[.F999]/[.D999]" office:value-type="float" office:value="12147.7187421803" calcext:value-type="float">
            <text:p>12147.7187421803</text:p>
          </table:table-cell>
        </table:table-row>
        <table:table-row table:style-name="ro1">
          <table:table-cell/>
          <table:table-cell office:value-type="float" office:value="15.051" calcext:value-type="float">
            <text:p>15.051</text:p>
          </table:table-cell>
          <table:table-cell office:value-type="float" office:value="1061.512" calcext:value-type="float">
            <text:p>1061.512</text:p>
          </table:table-cell>
          <table:table-cell office:value-type="float" office:value="142.804" calcext:value-type="float">
            <text:p>142.804</text:p>
          </table:table-cell>
          <table:table-cell/>
          <table:table-cell office:value-type="float" office:value="516696" calcext:value-type="float">
            <text:p>516696</text:p>
          </table:table-cell>
          <table:table-cell office:value-type="float" office:value="198744" calcext:value-type="float">
            <text:p>198744</text:p>
          </table:table-cell>
          <table:table-cell/>
          <table:table-cell table:formula="of:=[.F1000]/[.B1000]" office:value-type="float" office:value="34329.6790910903" calcext:value-type="float">
            <text:p>34329.6790910903</text:p>
          </table:table-cell>
          <table:table-cell table:formula="of:=[.F1000]/[.C1000]" office:value-type="float" office:value="486.754742292127" calcext:value-type="float">
            <text:p>486.754742292127</text:p>
          </table:table-cell>
          <table:table-cell table:formula="of:=[.F1000]/[.D1000]" office:value-type="float" office:value="3618.21797708748" calcext:value-type="float">
            <text:p>3618.21797708748</text:p>
          </table:table-cell>
        </table:table-row>
        <table:table-row table:style-name="ro1">
          <table:table-cell/>
          <table:table-cell office:value-type="float" office:value="2.191" calcext:value-type="float">
            <text:p>2.191</text:p>
          </table:table-cell>
          <table:table-cell office:value-type="float" office:value="291.011" calcext:value-type="float">
            <text:p>291.011</text:p>
          </table:table-cell>
          <table:table-cell office:value-type="float" office:value="16.373" calcext:value-type="float">
            <text:p>16.373</text:p>
          </table:table-cell>
          <table:table-cell/>
          <table:table-cell office:value-type="float" office:value="166501" calcext:value-type="float">
            <text:p>166501</text:p>
          </table:table-cell>
          <table:table-cell office:value-type="float" office:value="90130" calcext:value-type="float">
            <text:p>90130</text:p>
          </table:table-cell>
          <table:table-cell/>
          <table:table-cell table:formula="of:=[.F1001]/[.B1001]" office:value-type="float" office:value="75993.1538110452" calcext:value-type="float">
            <text:p>75993.1538110452</text:p>
          </table:table-cell>
          <table:table-cell table:formula="of:=[.F1001]/[.C1001]" office:value-type="float" office:value="572.14675733907" calcext:value-type="float">
            <text:p>572.14675733907</text:p>
          </table:table-cell>
          <table:table-cell table:formula="of:=[.F1001]/[.D1001]" office:value-type="float" office:value="10169.2420448299" calcext:value-type="float">
            <text:p>10169.2420448299</text:p>
          </table:table-cell>
        </table:table-row>
        <table:table-row table:style-name="ro1">
          <table:table-cell/>
          <table:table-cell office:value-type="float" office:value="2.115" calcext:value-type="float">
            <text:p>2.115</text:p>
          </table:table-cell>
          <table:table-cell office:value-type="float" office:value="195.103" calcext:value-type="float">
            <text:p>195.103</text:p>
          </table:table-cell>
          <table:table-cell office:value-type="float" office:value="27.387" calcext:value-type="float">
            <text:p>27.387</text:p>
          </table:table-cell>
          <table:table-cell/>
          <table:table-cell office:value-type="float" office:value="192526" calcext:value-type="float">
            <text:p>192526</text:p>
          </table:table-cell>
          <table:table-cell office:value-type="float" office:value="79540" calcext:value-type="float">
            <text:p>79540</text:p>
          </table:table-cell>
          <table:table-cell/>
          <table:table-cell table:formula="of:=[.F1002]/[.B1002]" office:value-type="float" office:value="91028.841607565" calcext:value-type="float">
            <text:p>91028.841607565</text:p>
          </table:table-cell>
          <table:table-cell table:formula="of:=[.F1002]/[.C1002]" office:value-type="float" office:value="986.791592133386" calcext:value-type="float">
            <text:p>986.791592133386</text:p>
          </table:table-cell>
          <table:table-cell table:formula="of:=[.F1002]/[.D1002]" office:value-type="float" office:value="7029.83167196115" calcext:value-type="float">
            <text:p>7029.83167196115</text:p>
          </table:table-cell>
        </table:table-row>
        <table:table-row table:style-name="ro1">
          <table:table-cell/>
          <table:table-cell office:value-type="float" office:value="5.405" calcext:value-type="float">
            <text:p>5.405</text:p>
          </table:table-cell>
          <table:table-cell office:value-type="float" office:value="469.066" calcext:value-type="float">
            <text:p>469.066</text:p>
          </table:table-cell>
          <table:table-cell office:value-type="float" office:value="58.13" calcext:value-type="float">
            <text:p>58.13</text:p>
          </table:table-cell>
          <table:table-cell/>
          <table:table-cell office:value-type="float" office:value="306063" calcext:value-type="float">
            <text:p>306063</text:p>
          </table:table-cell>
          <table:table-cell office:value-type="float" office:value="120172" calcext:value-type="float">
            <text:p>120172</text:p>
          </table:table-cell>
          <table:table-cell/>
          <table:table-cell table:formula="of:=[.F1003]/[.B1003]" office:value-type="float" office:value="56625.9019426457" calcext:value-type="float">
            <text:p>56625.9019426457</text:p>
          </table:table-cell>
          <table:table-cell table:formula="of:=[.F1003]/[.C1003]" office:value-type="float" office:value="652.494531686373" calcext:value-type="float">
            <text:p>652.494531686373</text:p>
          </table:table-cell>
          <table:table-cell table:formula="of:=[.F1003]/[.D1003]" office:value-type="float" office:value="5265.1470841218" calcext:value-type="float">
            <text:p>5265.1470841218</text:p>
          </table:table-cell>
        </table:table-row>
        <table:table-row table:style-name="ro1">
          <table:table-cell/>
          <table:table-cell office:value-type="float" office:value="1.437" calcext:value-type="float">
            <text:p>1.437</text:p>
          </table:table-cell>
          <table:table-cell office:value-type="float" office:value="123.699" calcext:value-type="float">
            <text:p>123.699</text:p>
          </table:table-cell>
          <table:table-cell office:value-type="float" office:value="16.25" calcext:value-type="float">
            <text:p>16.25</text:p>
          </table:table-cell>
          <table:table-cell/>
          <table:table-cell office:value-type="float" office:value="172004" calcext:value-type="float">
            <text:p>172004</text:p>
          </table:table-cell>
          <table:table-cell office:value-type="float" office:value="59620" calcext:value-type="float">
            <text:p>59620</text:p>
          </table:table-cell>
          <table:table-cell/>
          <table:table-cell table:formula="of:=[.F1004]/[.B1004]" office:value-type="float" office:value="119696.590118302" calcext:value-type="float">
            <text:p>119696.590118302</text:p>
          </table:table-cell>
          <table:table-cell table:formula="of:=[.F1004]/[.C1004]" office:value-type="float" office:value="1390.50436947752" calcext:value-type="float">
            <text:p>1390.50436947752</text:p>
          </table:table-cell>
          <table:table-cell table:formula="of:=[.F1004]/[.D1004]" office:value-type="float" office:value="10584.8615384615" calcext:value-type="float">
            <text:p>10584.8615384615</text:p>
          </table:table-cell>
        </table:table-row>
        <table:table-row table:style-name="ro1">
          <table:table-cell/>
          <table:table-cell office:value-type="float" office:value="1.486" calcext:value-type="float">
            <text:p>1.486</text:p>
          </table:table-cell>
          <table:table-cell office:value-type="float" office:value="171.935" calcext:value-type="float">
            <text:p>171.935</text:p>
          </table:table-cell>
          <table:table-cell office:value-type="float" office:value="19.895" calcext:value-type="float">
            <text:p>19.895</text:p>
          </table:table-cell>
          <table:table-cell/>
          <table:table-cell office:value-type="float" office:value="179403" calcext:value-type="float">
            <text:p>179403</text:p>
          </table:table-cell>
          <table:table-cell office:value-type="float" office:value="69190" calcext:value-type="float">
            <text:p>69190</text:p>
          </table:table-cell>
          <table:table-cell/>
          <table:table-cell table:formula="of:=[.F1005]/[.B1005]" office:value-type="float" office:value="120728.802153432" calcext:value-type="float">
            <text:p>120728.802153432</text:p>
          </table:table-cell>
          <table:table-cell table:formula="of:=[.F1005]/[.C1005]" office:value-type="float" office:value="1043.4350190479" calcext:value-type="float">
            <text:p>1043.4350190479</text:p>
          </table:table-cell>
          <table:table-cell table:formula="of:=[.F1005]/[.D1005]" office:value-type="float" office:value="9017.49183211862" calcext:value-type="float">
            <text:p>9017.49183211862</text:p>
          </table:table-cell>
        </table:table-row>
        <table:table-row table:style-name="ro1">
          <table:table-cell/>
          <table:table-cell office:value-type="float" office:value="9.878" calcext:value-type="float">
            <text:p>9.878</text:p>
          </table:table-cell>
          <table:table-cell office:value-type="float" office:value="794.357" calcext:value-type="float">
            <text:p>794.357</text:p>
          </table:table-cell>
          <table:table-cell office:value-type="float" office:value="142.119" calcext:value-type="float">
            <text:p>142.119</text:p>
          </table:table-cell>
          <table:table-cell/>
          <table:table-cell office:value-type="float" office:value="427483" calcext:value-type="float">
            <text:p>427483</text:p>
          </table:table-cell>
          <table:table-cell office:value-type="float" office:value="158023" calcext:value-type="float">
            <text:p>158023</text:p>
          </table:table-cell>
          <table:table-cell/>
          <table:table-cell table:formula="of:=[.F1006]/[.B1006]" office:value-type="float" office:value="43276.2705001012" calcext:value-type="float">
            <text:p>43276.2705001012</text:p>
          </table:table-cell>
          <table:table-cell table:formula="of:=[.F1006]/[.C1006]" office:value-type="float" office:value="538.149723612935" calcext:value-type="float">
            <text:p>538.149723612935</text:p>
          </table:table-cell>
          <table:table-cell table:formula="of:=[.F1006]/[.D1006]" office:value-type="float" office:value="3007.92293781971" calcext:value-type="float">
            <text:p>3007.92293781971</text:p>
          </table:table-cell>
        </table:table-row>
        <table:table-row table:style-name="ro1">
          <table:table-cell/>
          <table:table-cell office:value-type="float" office:value="0.222" calcext:value-type="float">
            <text:p>0.222</text:p>
          </table:table-cell>
          <table:table-cell office:value-type="float" office:value="31.267" calcext:value-type="float">
            <text:p>31.267</text:p>
          </table:table-cell>
          <table:table-cell office:value-type="float" office:value="2.651" calcext:value-type="float">
            <text:p>2.651</text:p>
          </table:table-cell>
          <table:table-cell/>
          <table:table-cell office:value-type="float" office:value="66585" calcext:value-type="float">
            <text:p>66585</text:p>
          </table:table-cell>
          <table:table-cell office:value-type="float" office:value="32226" calcext:value-type="float">
            <text:p>32226</text:p>
          </table:table-cell>
          <table:table-cell/>
          <table:table-cell table:formula="of:=[.F1007]/[.B1007]" office:value-type="float" office:value="299932.432432432" calcext:value-type="float">
            <text:p>299932.432432432</text:p>
          </table:table-cell>
          <table:table-cell table:formula="of:=[.F1007]/[.C1007]" office:value-type="float" office:value="2129.56151853392" calcext:value-type="float">
            <text:p>2129.56151853392</text:p>
          </table:table-cell>
          <table:table-cell table:formula="of:=[.F1007]/[.D1007]" office:value-type="float" office:value="25116.9370049038" calcext:value-type="float">
            <text:p>25116.9370049038</text:p>
          </table:table-cell>
        </table:table-row>
        <table:table-row table:style-name="ro1">
          <table:table-cell/>
          <table:table-cell office:value-type="float" office:value="10.254" calcext:value-type="float">
            <text:p>10.254</text:p>
          </table:table-cell>
          <table:table-cell office:value-type="float" office:value="786.109" calcext:value-type="float">
            <text:p>786.109</text:p>
          </table:table-cell>
          <table:table-cell office:value-type="float" office:value="91.497" calcext:value-type="float">
            <text:p>91.497</text:p>
          </table:table-cell>
          <table:table-cell/>
          <table:table-cell office:value-type="float" office:value="388154" calcext:value-type="float">
            <text:p>388154</text:p>
          </table:table-cell>
          <table:table-cell office:value-type="float" office:value="178251" calcext:value-type="float">
            <text:p>178251</text:p>
          </table:table-cell>
          <table:table-cell/>
          <table:table-cell table:formula="of:=[.F1008]/[.B1008]" office:value-type="float" office:value="37853.9106690072" calcext:value-type="float">
            <text:p>37853.9106690072</text:p>
          </table:table-cell>
          <table:table-cell table:formula="of:=[.F1008]/[.C1008]" office:value-type="float" office:value="493.766131668763" calcext:value-type="float">
            <text:p>493.766131668763</text:p>
          </table:table-cell>
          <table:table-cell table:formula="of:=[.F1008]/[.D1008]" office:value-type="float" office:value="4242.25930904838" calcext:value-type="float">
            <text:p>4242.25930904838</text:p>
          </table:table-cell>
        </table:table-row>
        <table:table-row table:style-name="ro1">
          <table:table-cell/>
          <table:table-cell office:value-type="float" office:value="0.397" calcext:value-type="float">
            <text:p>0.397</text:p>
          </table:table-cell>
          <table:table-cell office:value-type="float" office:value="33.464" calcext:value-type="float">
            <text:p>33.464</text:p>
          </table:table-cell>
          <table:table-cell office:value-type="float" office:value="3.631" calcext:value-type="float">
            <text:p>3.631</text:p>
          </table:table-cell>
          <table:table-cell/>
          <table:table-cell office:value-type="float" office:value="81917" calcext:value-type="float">
            <text:p>81917</text:p>
          </table:table-cell>
          <table:table-cell office:value-type="float" office:value="47302" calcext:value-type="float">
            <text:p>47302</text:p>
          </table:table-cell>
          <table:table-cell/>
          <table:table-cell table:formula="of:=[.F1009]/[.B1009]" office:value-type="float" office:value="206340.050377834" calcext:value-type="float">
            <text:p>206340.050377834</text:p>
          </table:table-cell>
          <table:table-cell table:formula="of:=[.F1009]/[.C1009]" office:value-type="float" office:value="2447.9141764284" calcext:value-type="float">
            <text:p>2447.9141764284</text:p>
          </table:table-cell>
          <table:table-cell table:formula="of:=[.F1009]/[.D1009]" office:value-type="float" office:value="22560.4516662077" calcext:value-type="float">
            <text:p>22560.4516662077</text:p>
          </table:table-cell>
        </table:table-row>
        <table:table-row table:style-name="ro1">
          <table:table-cell/>
          <table:table-cell office:value-type="float" office:value="1.359" calcext:value-type="float">
            <text:p>1.359</text:p>
          </table:table-cell>
          <table:table-cell office:value-type="float" office:value="140.849" calcext:value-type="float">
            <text:p>140.849</text:p>
          </table:table-cell>
          <table:table-cell office:value-type="float" office:value="21.324" calcext:value-type="float">
            <text:p>21.324</text:p>
          </table:table-cell>
          <table:table-cell/>
          <table:table-cell office:value-type="float" office:value="181826" calcext:value-type="float">
            <text:p>181826</text:p>
          </table:table-cell>
          <table:table-cell office:value-type="float" office:value="67990" calcext:value-type="float">
            <text:p>67990</text:p>
          </table:table-cell>
          <table:table-cell/>
          <table:table-cell table:formula="of:=[.F1010]/[.B1010]" office:value-type="float" office:value="133793.966151582" calcext:value-type="float">
            <text:p>133793.966151582</text:p>
          </table:table-cell>
          <table:table-cell table:formula="of:=[.F1010]/[.C1010]" office:value-type="float" office:value="1290.92858309253" calcext:value-type="float">
            <text:p>1290.92858309253</text:p>
          </table:table-cell>
          <table:table-cell table:formula="of:=[.F1010]/[.D1010]" office:value-type="float" office:value="8526.82423560307" calcext:value-type="float">
            <text:p>8526.82423560307</text:p>
          </table:table-cell>
        </table:table-row>
        <table:table-row table:style-name="ro1">
          <table:table-cell/>
          <table:table-cell office:value-type="float" office:value="0.956" calcext:value-type="float">
            <text:p>0.956</text:p>
          </table:table-cell>
          <table:table-cell office:value-type="float" office:value="69.175" calcext:value-type="float">
            <text:p>69.175</text:p>
          </table:table-cell>
          <table:table-cell office:value-type="float" office:value="10.731" calcext:value-type="float">
            <text:p>10.731</text:p>
          </table:table-cell>
          <table:table-cell/>
          <table:table-cell office:value-type="float" office:value="136437" calcext:value-type="float">
            <text:p>136437</text:p>
          </table:table-cell>
          <table:table-cell office:value-type="float" office:value="58043" calcext:value-type="float">
            <text:p>58043</text:p>
          </table:table-cell>
          <table:table-cell/>
          <table:table-cell table:formula="of:=[.F1011]/[.B1011]" office:value-type="float" office:value="142716.527196653" calcext:value-type="float">
            <text:p>142716.527196653</text:p>
          </table:table-cell>
          <table:table-cell table:formula="of:=[.F1011]/[.C1011]" office:value-type="float" office:value="1972.3455005421" calcext:value-type="float">
            <text:p>1972.3455005421</text:p>
          </table:table-cell>
          <table:table-cell table:formula="of:=[.F1011]/[.D1011]" office:value-type="float" office:value="12714.2857142857" calcext:value-type="float">
            <text:p>12714.2857142857</text:p>
          </table:table-cell>
        </table:table-row>
        <table:table-row table:style-name="ro1">
          <table:table-cell/>
          <table:table-cell office:value-type="float" office:value="3.759" calcext:value-type="float">
            <text:p>3.759</text:p>
          </table:table-cell>
          <table:table-cell office:value-type="float" office:value="307.151" calcext:value-type="float">
            <text:p>307.151</text:p>
          </table:table-cell>
          <table:table-cell office:value-type="float" office:value="49.111" calcext:value-type="float">
            <text:p>49.111</text:p>
          </table:table-cell>
          <table:table-cell/>
          <table:table-cell office:value-type="float" office:value="270803" calcext:value-type="float">
            <text:p>270803</text:p>
          </table:table-cell>
          <table:table-cell office:value-type="float" office:value="100160" calcext:value-type="float">
            <text:p>100160</text:p>
          </table:table-cell>
          <table:table-cell/>
          <table:table-cell table:formula="of:=[.F1012]/[.B1012]" office:value-type="float" office:value="72041.2343708433" calcext:value-type="float">
            <text:p>72041.2343708433</text:p>
          </table:table-cell>
          <table:table-cell table:formula="of:=[.F1012]/[.C1012]" office:value-type="float" office:value="881.66081178313" calcext:value-type="float">
            <text:p>881.66081178313</text:p>
          </table:table-cell>
          <table:table-cell table:formula="of:=[.F1012]/[.D1012]" office:value-type="float" office:value="5514.10071063509" calcext:value-type="float">
            <text:p>5514.10071063509</text:p>
          </table:table-cell>
        </table:table-row>
        <table:table-row table:style-name="ro1">
          <table:table-cell/>
          <table:table-cell office:value-type="float" office:value="0.926" calcext:value-type="float">
            <text:p>0.926</text:p>
          </table:table-cell>
          <table:table-cell office:value-type="float" office:value="100.806" calcext:value-type="float">
            <text:p>100.806</text:p>
          </table:table-cell>
          <table:table-cell office:value-type="float" office:value="11.444" calcext:value-type="float">
            <text:p>11.444</text:p>
          </table:table-cell>
          <table:table-cell/>
          <table:table-cell office:value-type="float" office:value="147624" calcext:value-type="float">
            <text:p>147624</text:p>
          </table:table-cell>
          <table:table-cell office:value-type="float" office:value="56246" calcext:value-type="float">
            <text:p>56246</text:p>
          </table:table-cell>
          <table:table-cell/>
          <table:table-cell table:formula="of:=[.F1013]/[.B1013]" office:value-type="float" office:value="159421.166306695" calcext:value-type="float">
            <text:p>159421.166306695</text:p>
          </table:table-cell>
          <table:table-cell table:formula="of:=[.F1013]/[.C1013]" office:value-type="float" office:value="1464.43664067615" calcext:value-type="float">
            <text:p>1464.43664067615</text:p>
          </table:table-cell>
          <table:table-cell table:formula="of:=[.F1013]/[.D1013]" office:value-type="float" office:value="12899.6854246767" calcext:value-type="float">
            <text:p>12899.6854246767</text:p>
          </table:table-cell>
        </table:table-row>
        <table:table-row table:style-name="ro1">
          <table:table-cell/>
          <table:table-cell office:value-type="float" office:value="6.399" calcext:value-type="float">
            <text:p>6.399</text:p>
          </table:table-cell>
          <table:table-cell office:value-type="float" office:value="373.301" calcext:value-type="float">
            <text:p>373.301</text:p>
          </table:table-cell>
          <table:table-cell office:value-type="float" office:value="51.826" calcext:value-type="float">
            <text:p>51.826</text:p>
          </table:table-cell>
          <table:table-cell/>
          <table:table-cell office:value-type="float" office:value="290678" calcext:value-type="float">
            <text:p>290678</text:p>
          </table:table-cell>
          <table:table-cell office:value-type="float" office:value="150762" calcext:value-type="float">
            <text:p>150762</text:p>
          </table:table-cell>
          <table:table-cell/>
          <table:table-cell table:formula="of:=[.F1014]/[.B1014]" office:value-type="float" office:value="45425.5352398812" calcext:value-type="float">
            <text:p>45425.5352398812</text:p>
          </table:table-cell>
          <table:table-cell table:formula="of:=[.F1014]/[.C1014]" office:value-type="float" office:value="778.66922403101" calcext:value-type="float">
            <text:p>778.66922403101</text:p>
          </table:table-cell>
          <table:table-cell table:formula="of:=[.F1014]/[.D1014]" office:value-type="float" office:value="5608.7292092772" calcext:value-type="float">
            <text:p>5608.7292092772</text:p>
          </table:table-cell>
        </table:table-row>
        <table:table-row table:style-name="ro1">
          <table:table-cell/>
          <table:table-cell office:value-type="float" office:value="0.223" calcext:value-type="float">
            <text:p>0.223</text:p>
          </table:table-cell>
          <table:table-cell office:value-type="float" office:value="9.089" calcext:value-type="float">
            <text:p>9.089</text:p>
          </table:table-cell>
          <table:table-cell office:value-type="float" office:value="1.283" calcext:value-type="float">
            <text:p>1.283</text:p>
          </table:table-cell>
          <table:table-cell/>
          <table:table-cell office:value-type="float" office:value="51431" calcext:value-type="float">
            <text:p>51431</text:p>
          </table:table-cell>
          <table:table-cell office:value-type="float" office:value="35614" calcext:value-type="float">
            <text:p>35614</text:p>
          </table:table-cell>
          <table:table-cell/>
          <table:table-cell table:formula="of:=[.F1015]/[.B1015]" office:value-type="float" office:value="230632.286995516" calcext:value-type="float">
            <text:p>230632.286995516</text:p>
          </table:table-cell>
          <table:table-cell table:formula="of:=[.F1015]/[.C1015]" office:value-type="float" office:value="5658.59830564418" calcext:value-type="float">
            <text:p>5658.59830564418</text:p>
          </table:table-cell>
          <table:table-cell table:formula="of:=[.F1015]/[.D1015]" office:value-type="float" office:value="40086.5159781762" calcext:value-type="float">
            <text:p>40086.5159781762</text:p>
          </table:table-cell>
        </table:table-row>
        <table:table-row table:style-name="ro1">
          <table:table-cell/>
          <table:table-cell office:value-type="float" office:value="25.952" calcext:value-type="float">
            <text:p>25.952</text:p>
          </table:table-cell>
          <table:table-cell office:value-type="float" office:value="2085.826" calcext:value-type="float">
            <text:p>2085.826</text:p>
          </table:table-cell>
          <table:table-cell office:value-type="float" office:value="301.386" calcext:value-type="float">
            <text:p>301.386</text:p>
          </table:table-cell>
          <table:table-cell/>
          <table:table-cell office:value-type="float" office:value="680662" calcext:value-type="float">
            <text:p>680662</text:p>
          </table:table-cell>
          <table:table-cell office:value-type="float" office:value="252478" calcext:value-type="float">
            <text:p>252478</text:p>
          </table:table-cell>
          <table:table-cell/>
          <table:table-cell table:formula="of:=[.F1016]/[.B1016]" office:value-type="float" office:value="26227.7281134402" calcext:value-type="float">
            <text:p>26227.7281134402</text:p>
          </table:table-cell>
          <table:table-cell table:formula="of:=[.F1016]/[.C1016]" office:value-type="float" office:value="326.32731589308" calcext:value-type="float">
            <text:p>326.32731589308</text:p>
          </table:table-cell>
          <table:table-cell table:formula="of:=[.F1016]/[.D1016]" office:value-type="float" office:value="2258.43934356606" calcext:value-type="float">
            <text:p>2258.43934356606</text:p>
          </table:table-cell>
        </table:table-row>
        <table:table-row table:style-name="ro1">
          <table:table-cell/>
          <table:table-cell office:value-type="float" office:value="11.712" calcext:value-type="float">
            <text:p>11.712</text:p>
          </table:table-cell>
          <table:table-cell office:value-type="float" office:value="823.369" calcext:value-type="float">
            <text:p>823.369</text:p>
          </table:table-cell>
          <table:table-cell office:value-type="float" office:value="118.526" calcext:value-type="float">
            <text:p>118.526</text:p>
          </table:table-cell>
          <table:table-cell/>
          <table:table-cell office:value-type="float" office:value="445551" calcext:value-type="float">
            <text:p>445551</text:p>
          </table:table-cell>
          <table:table-cell office:value-type="float" office:value="175008" calcext:value-type="float">
            <text:p>175008</text:p>
          </table:table-cell>
          <table:table-cell/>
          <table:table-cell table:formula="of:=[.F1017]/[.B1017]" office:value-type="float" office:value="38042.2643442623" calcext:value-type="float">
            <text:p>38042.2643442623</text:p>
          </table:table-cell>
          <table:table-cell table:formula="of:=[.F1017]/[.C1017]" office:value-type="float" office:value="541.131618994643" calcext:value-type="float">
            <text:p>541.131618994643</text:p>
          </table:table-cell>
          <table:table-cell table:formula="of:=[.F1017]/[.D1017]" office:value-type="float" office:value="3759.09926935862" calcext:value-type="float">
            <text:p>3759.09926935862</text:p>
          </table:table-cell>
        </table:table-row>
        <table:table-row table:style-name="ro1">
          <table:table-cell/>
          <table:table-cell office:value-type="float" office:value="5.007" calcext:value-type="float">
            <text:p>5.007</text:p>
          </table:table-cell>
          <table:table-cell office:value-type="float" office:value="430.712" calcext:value-type="float">
            <text:p>430.712</text:p>
          </table:table-cell>
          <table:table-cell office:value-type="float" office:value="50.626" calcext:value-type="float">
            <text:p>50.626</text:p>
          </table:table-cell>
          <table:table-cell/>
          <table:table-cell office:value-type="float" office:value="297800" calcext:value-type="float">
            <text:p>297800</text:p>
          </table:table-cell>
          <table:table-cell office:value-type="float" office:value="113474" calcext:value-type="float">
            <text:p>113474</text:p>
          </table:table-cell>
          <table:table-cell/>
          <table:table-cell table:formula="of:=[.F1018]/[.B1018]" office:value-type="float" office:value="59476.7325743959" calcext:value-type="float">
            <text:p>59476.7325743959</text:p>
          </table:table-cell>
          <table:table-cell table:formula="of:=[.F1018]/[.C1018]" office:value-type="float" office:value="691.413287765375" calcext:value-type="float">
            <text:p>691.413287765375</text:p>
          </table:table-cell>
          <table:table-cell table:formula="of:=[.F1018]/[.D1018]" office:value-type="float" office:value="5882.35294117647" calcext:value-type="float">
            <text:p>5882.35294117647</text:p>
          </table:table-cell>
        </table:table-row>
        <table:table-row table:style-name="ro1">
          <table:table-cell/>
          <table:table-cell office:value-type="float" office:value="8.011" calcext:value-type="float">
            <text:p>8.011</text:p>
          </table:table-cell>
          <table:table-cell office:value-type="float" office:value="584.03" calcext:value-type="float">
            <text:p>584.03</text:p>
          </table:table-cell>
          <table:table-cell office:value-type="float" office:value="93.565" calcext:value-type="float">
            <text:p>93.565</text:p>
          </table:table-cell>
          <table:table-cell/>
          <table:table-cell office:value-type="float" office:value="389297" calcext:value-type="float">
            <text:p>389297</text:p>
          </table:table-cell>
          <table:table-cell office:value-type="float" office:value="138896" calcext:value-type="float">
            <text:p>138896</text:p>
          </table:table-cell>
          <table:table-cell/>
          <table:table-cell table:formula="of:=[.F1019]/[.B1019]" office:value-type="float" office:value="48595.3064536263" calcext:value-type="float">
            <text:p>48595.3064536263</text:p>
          </table:table-cell>
          <table:table-cell table:formula="of:=[.F1019]/[.C1019]" office:value-type="float" office:value="666.570210434396" calcext:value-type="float">
            <text:p>666.570210434396</text:p>
          </table:table-cell>
          <table:table-cell table:formula="of:=[.F1019]/[.D1019]" office:value-type="float" office:value="4160.7118046278" calcext:value-type="float">
            <text:p>4160.7118046278</text:p>
          </table:table-cell>
        </table:table-row>
        <table:table-row table:style-name="ro1">
          <table:table-cell/>
          <table:table-cell office:value-type="float" office:value="5.711" calcext:value-type="float">
            <text:p>5.711</text:p>
          </table:table-cell>
          <table:table-cell office:value-type="float" office:value="409.045" calcext:value-type="float">
            <text:p>409.045</text:p>
          </table:table-cell>
          <table:table-cell office:value-type="float" office:value="62.284" calcext:value-type="float">
            <text:p>62.284</text:p>
          </table:table-cell>
          <table:table-cell/>
          <table:table-cell office:value-type="float" office:value="316941" calcext:value-type="float">
            <text:p>316941</text:p>
          </table:table-cell>
          <table:table-cell office:value-type="float" office:value="124652" calcext:value-type="float">
            <text:p>124652</text:p>
          </table:table-cell>
          <table:table-cell/>
          <table:table-cell table:formula="of:=[.F1020]/[.B1020]" office:value-type="float" office:value="55496.5855366836" calcext:value-type="float">
            <text:p>55496.5855366836</text:p>
          </table:table-cell>
          <table:table-cell table:formula="of:=[.F1020]/[.C1020]" office:value-type="float" office:value="774.83161999291" calcext:value-type="float">
            <text:p>774.83161999291</text:p>
          </table:table-cell>
          <table:table-cell table:formula="of:=[.F1020]/[.D1020]" office:value-type="float" office:value="5088.64234795453" calcext:value-type="float">
            <text:p>5088.64234795453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23.63" calcext:value-type="float">
            <text:p>23.63</text:p>
          </table:table-cell>
          <table:table-cell office:value-type="float" office:value="2.526" calcext:value-type="float">
            <text:p>2.526</text:p>
          </table:table-cell>
          <table:table-cell/>
          <table:table-cell office:value-type="float" office:value="71009" calcext:value-type="float">
            <text:p>71009</text:p>
          </table:table-cell>
          <table:table-cell office:value-type="float" office:value="27886" calcext:value-type="float">
            <text:p>27886</text:p>
          </table:table-cell>
          <table:table-cell/>
          <table:table-cell table:formula="of:=[.F1021]/[.B1021]" office:value-type="float" office:value="315595.555555556" calcext:value-type="float">
            <text:p>315595.555555556</text:p>
          </table:table-cell>
          <table:table-cell table:formula="of:=[.F1021]/[.C1021]" office:value-type="float" office:value="3005.03597122302" calcext:value-type="float">
            <text:p>3005.03597122302</text:p>
          </table:table-cell>
          <table:table-cell table:formula="of:=[.F1021]/[.D1021]" office:value-type="float" office:value="28111.2430720507" calcext:value-type="float">
            <text:p>28111.2430720507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5.936" calcext:value-type="float">
            <text:p>5.936</text:p>
          </table:table-cell>
          <table:table-cell office:value-type="float" office:value="0.864" calcext:value-type="float">
            <text:p>0.864</text:p>
          </table:table-cell>
          <table:table-cell/>
          <table:table-cell office:value-type="float" office:value="42228" calcext:value-type="float">
            <text:p>42228</text:p>
          </table:table-cell>
          <table:table-cell office:value-type="float" office:value="17494" calcext:value-type="float">
            <text:p>17494</text:p>
          </table:table-cell>
          <table:table-cell/>
          <table:table-cell table:formula="of:=[.F1022]/[.B1022]" office:value-type="float" office:value="383890.909090909" calcext:value-type="float">
            <text:p>383890.909090909</text:p>
          </table:table-cell>
          <table:table-cell table:formula="of:=[.F1022]/[.C1022]" office:value-type="float" office:value="7113.88140161725" calcext:value-type="float">
            <text:p>7113.88140161725</text:p>
          </table:table-cell>
          <table:table-cell table:formula="of:=[.F1022]/[.D1022]" office:value-type="float" office:value="48875" calcext:value-type="float">
            <text:p>48875</text:p>
          </table:table-cell>
        </table:table-row>
        <table:table-row table:style-name="ro1">
          <table:table-cell/>
          <table:table-cell office:value-type="float" office:value="28.132" calcext:value-type="float">
            <text:p>28.132</text:p>
          </table:table-cell>
          <table:table-cell office:value-type="float" office:value="2672.049" calcext:value-type="float">
            <text:p>2672.049</text:p>
          </table:table-cell>
          <table:table-cell office:value-type="float" office:value="326.559" calcext:value-type="float">
            <text:p>326.559</text:p>
          </table:table-cell>
          <table:table-cell/>
          <table:table-cell office:value-type="float" office:value="715266" calcext:value-type="float">
            <text:p>715266</text:p>
          </table:table-cell>
          <table:table-cell office:value-type="float" office:value="258004" calcext:value-type="float">
            <text:p>258004</text:p>
          </table:table-cell>
          <table:table-cell/>
          <table:table-cell table:formula="of:=[.F1023]/[.B1023]" office:value-type="float" office:value="25425.3519124129" calcext:value-type="float">
            <text:p>25425.3519124129</text:p>
          </table:table-cell>
          <table:table-cell table:formula="of:=[.F1023]/[.C1023]" office:value-type="float" office:value="267.684462373257" calcext:value-type="float">
            <text:p>267.684462373257</text:p>
          </table:table-cell>
          <table:table-cell table:formula="of:=[.F1023]/[.D1023]" office:value-type="float" office:value="2190.31170477617" calcext:value-type="float">
            <text:p>2190.31170477617</text:p>
          </table:table-cell>
        </table:table-row>
        <table:table-row table:style-name="ro1">
          <table:table-cell/>
          <table:table-cell office:value-type="float" office:value="1.931" calcext:value-type="float">
            <text:p>1.931</text:p>
          </table:table-cell>
          <table:table-cell office:value-type="float" office:value="133.532" calcext:value-type="float">
            <text:p>133.532</text:p>
          </table:table-cell>
          <table:table-cell office:value-type="float" office:value="19.885" calcext:value-type="float">
            <text:p>19.885</text:p>
          </table:table-cell>
          <table:table-cell/>
          <table:table-cell office:value-type="float" office:value="187086" calcext:value-type="float">
            <text:p>187086</text:p>
          </table:table-cell>
          <table:table-cell office:value-type="float" office:value="75462" calcext:value-type="float">
            <text:p>75462</text:p>
          </table:table-cell>
          <table:table-cell/>
          <table:table-cell table:formula="of:=[.F1024]/[.B1024]" office:value-type="float" office:value="96885.5515277058" calcext:value-type="float">
            <text:p>96885.5515277058</text:p>
          </table:table-cell>
          <table:table-cell table:formula="of:=[.F1024]/[.C1024]" office:value-type="float" office:value="1401.05742443759" calcext:value-type="float">
            <text:p>1401.05742443759</text:p>
          </table:table-cell>
          <table:table-cell table:formula="of:=[.F1024]/[.D1024]" office:value-type="float" office:value="9408.39829016847" calcext:value-type="float">
            <text:p>9408.39829016847</text:p>
          </table:table-cell>
        </table:table-row>
        <table:table-row table:style-name="ro1">
          <table:table-cell/>
          <table:table-cell office:value-type="float" office:value="0.251" calcext:value-type="float">
            <text:p>0.251</text:p>
          </table:table-cell>
          <table:table-cell office:value-type="float" office:value="22.354" calcext:value-type="float">
            <text:p>22.354</text:p>
          </table:table-cell>
          <table:table-cell office:value-type="float" office:value="2.611" calcext:value-type="float">
            <text:p>2.611</text:p>
          </table:table-cell>
          <table:table-cell/>
          <table:table-cell office:value-type="float" office:value="72391" calcext:value-type="float">
            <text:p>72391</text:p>
          </table:table-cell>
          <table:table-cell office:value-type="float" office:value="28196" calcext:value-type="float">
            <text:p>28196</text:p>
          </table:table-cell>
          <table:table-cell/>
          <table:table-cell table:formula="of:=[.F1025]/[.B1025]" office:value-type="float" office:value="288410.358565737" calcext:value-type="float">
            <text:p>288410.358565737</text:p>
          </table:table-cell>
          <table:table-cell table:formula="of:=[.F1025]/[.C1025]" office:value-type="float" office:value="3238.39133935761" calcext:value-type="float">
            <text:p>3238.39133935761</text:p>
          </table:table-cell>
          <table:table-cell table:formula="of:=[.F1025]/[.D1025]" office:value-type="float" office:value="27725.3925698966" calcext:value-type="float">
            <text:p>27725.3925698966</text:p>
          </table:table-cell>
        </table:table-row>
        <table:table-row table:style-name="ro1">
          <table:table-cell/>
          <table:table-cell office:value-type="float" office:value="1.27" calcext:value-type="float">
            <text:p>1.27</text:p>
          </table:table-cell>
          <table:table-cell office:value-type="float" office:value="96.741" calcext:value-type="float">
            <text:p>96.741</text:p>
          </table:table-cell>
          <table:table-cell office:value-type="float" office:value="16.117" calcext:value-type="float">
            <text:p>16.117</text:p>
          </table:table-cell>
          <table:table-cell/>
          <table:table-cell office:value-type="float" office:value="163050" calcext:value-type="float">
            <text:p>163050</text:p>
          </table:table-cell>
          <table:table-cell office:value-type="float" office:value="66512" calcext:value-type="float">
            <text:p>66512</text:p>
          </table:table-cell>
          <table:table-cell/>
          <table:table-cell table:formula="of:=[.F1026]/[.B1026]" office:value-type="float" office:value="128385.826771654" calcext:value-type="float">
            <text:p>128385.826771654</text:p>
          </table:table-cell>
          <table:table-cell table:formula="of:=[.F1026]/[.C1026]" office:value-type="float" office:value="1685.42810183893" calcext:value-type="float">
            <text:p>1685.42810183893</text:p>
          </table:table-cell>
          <table:table-cell table:formula="of:=[.F1026]/[.D1026]" office:value-type="float" office:value="10116.6470186759" calcext:value-type="float">
            <text:p>10116.6470186759</text:p>
          </table:table-cell>
        </table:table-row>
        <table:table-row table:style-name="ro1">
          <table:table-cell/>
          <table:table-cell office:value-type="float" office:value="10.093" calcext:value-type="float">
            <text:p>10.093</text:p>
          </table:table-cell>
          <table:table-cell office:value-type="float" office:value="991.704" calcext:value-type="float">
            <text:p>991.704</text:p>
          </table:table-cell>
          <table:table-cell office:value-type="float" office:value="129.234" calcext:value-type="float">
            <text:p>129.234</text:p>
          </table:table-cell>
          <table:table-cell/>
          <table:table-cell office:value-type="float" office:value="425985" calcext:value-type="float">
            <text:p>425985</text:p>
          </table:table-cell>
          <table:table-cell office:value-type="float" office:value="160958" calcext:value-type="float">
            <text:p>160958</text:p>
          </table:table-cell>
          <table:table-cell/>
          <table:table-cell table:formula="of:=[.F1027]/[.B1027]" office:value-type="float" office:value="42205.9843455861" calcext:value-type="float">
            <text:p>42205.9843455861</text:p>
          </table:table-cell>
          <table:table-cell table:formula="of:=[.F1027]/[.C1027]" office:value-type="float" office:value="429.548534643402" calcext:value-type="float">
            <text:p>429.548534643402</text:p>
          </table:table-cell>
          <table:table-cell table:formula="of:=[.F1027]/[.D1027]" office:value-type="float" office:value="3296.23009424764" calcext:value-type="float">
            <text:p>3296.23009424764</text:p>
          </table:table-cell>
        </table:table-row>
        <table:table-row table:style-name="ro1">
          <table:table-cell/>
          <table:table-cell office:value-type="float" office:value="7.279" calcext:value-type="float">
            <text:p>7.279</text:p>
          </table:table-cell>
          <table:table-cell office:value-type="float" office:value="609.33" calcext:value-type="float">
            <text:p>609.33</text:p>
          </table:table-cell>
          <table:table-cell office:value-type="float" office:value="82.192" calcext:value-type="float">
            <text:p>82.192</text:p>
          </table:table-cell>
          <table:table-cell/>
          <table:table-cell office:value-type="float" office:value="353707" calcext:value-type="float">
            <text:p>353707</text:p>
          </table:table-cell>
          <table:table-cell office:value-type="float" office:value="142840" calcext:value-type="float">
            <text:p>142840</text:p>
          </table:table-cell>
          <table:table-cell/>
          <table:table-cell table:formula="of:=[.F1028]/[.B1028]" office:value-type="float" office:value="48592.8012089573" calcext:value-type="float">
            <text:p>48592.8012089573</text:p>
          </table:table-cell>
          <table:table-cell table:formula="of:=[.F1028]/[.C1028]" office:value-type="float" office:value="580.485123003955" calcext:value-type="float">
            <text:p>580.485123003955</text:p>
          </table:table-cell>
          <table:table-cell table:formula="of:=[.F1028]/[.D1028]" office:value-type="float" office:value="4303.42369087016" calcext:value-type="float">
            <text:p>4303.42369087016</text:p>
          </table:table-cell>
        </table:table-row>
        <table:table-row table:style-name="ro1">
          <table:table-cell/>
          <table:table-cell office:value-type="float" office:value="0.312" calcext:value-type="float">
            <text:p>0.312</text:p>
          </table:table-cell>
          <table:table-cell office:value-type="float" office:value="16.241" calcext:value-type="float">
            <text:p>16.241</text:p>
          </table:table-cell>
          <table:table-cell office:value-type="float" office:value="2.304" calcext:value-type="float">
            <text:p>2.304</text:p>
          </table:table-cell>
          <table:table-cell/>
          <table:table-cell office:value-type="float" office:value="65317" calcext:value-type="float">
            <text:p>65317</text:p>
          </table:table-cell>
          <table:table-cell office:value-type="float" office:value="45882" calcext:value-type="float">
            <text:p>45882</text:p>
          </table:table-cell>
          <table:table-cell/>
          <table:table-cell table:formula="of:=[.F1029]/[.B1029]" office:value-type="float" office:value="209349.358974359" calcext:value-type="float">
            <text:p>209349.358974359</text:p>
          </table:table-cell>
          <table:table-cell table:formula="of:=[.F1029]/[.C1029]" office:value-type="float" office:value="4021.73511483283" calcext:value-type="float">
            <text:p>4021.73511483283</text:p>
          </table:table-cell>
          <table:table-cell table:formula="of:=[.F1029]/[.D1029]" office:value-type="float" office:value="28349.3923611111" calcext:value-type="float">
            <text:p>28349.3923611111</text:p>
          </table:table-cell>
        </table:table-row>
        <table:table-row table:style-name="ro1">
          <table:table-cell/>
          <table:table-cell office:value-type="float" office:value="8.346" calcext:value-type="float">
            <text:p>8.346</text:p>
          </table:table-cell>
          <table:table-cell office:value-type="float" office:value="703.411" calcext:value-type="float">
            <text:p>703.411</text:p>
          </table:table-cell>
          <table:table-cell office:value-type="float" office:value="100.941" calcext:value-type="float">
            <text:p>100.941</text:p>
          </table:table-cell>
          <table:table-cell/>
          <table:table-cell office:value-type="float" office:value="394548" calcext:value-type="float">
            <text:p>394548</text:p>
          </table:table-cell>
          <table:table-cell office:value-type="float" office:value="145408" calcext:value-type="float">
            <text:p>145408</text:p>
          </table:table-cell>
          <table:table-cell/>
          <table:table-cell table:formula="of:=[.F1030]/[.B1030]" office:value-type="float" office:value="47273.903666427" calcext:value-type="float">
            <text:p>47273.903666427</text:p>
          </table:table-cell>
          <table:table-cell table:formula="of:=[.F1030]/[.C1030]" office:value-type="float" office:value="560.906781383857" calcext:value-type="float">
            <text:p>560.906781383857</text:p>
          </table:table-cell>
          <table:table-cell table:formula="of:=[.F1030]/[.D1030]" office:value-type="float" office:value="3908.69914108241" calcext:value-type="float">
            <text:p>3908.69914108241</text:p>
          </table:table-cell>
        </table:table-row>
        <table:table-row table:style-name="ro1">
          <table:table-cell/>
          <table:table-cell office:value-type="float" office:value="4.571" calcext:value-type="float">
            <text:p>4.571</text:p>
          </table:table-cell>
          <table:table-cell office:value-type="float" office:value="425.628" calcext:value-type="float">
            <text:p>425.628</text:p>
          </table:table-cell>
          <table:table-cell office:value-type="float" office:value="57.485" calcext:value-type="float">
            <text:p>57.485</text:p>
          </table:table-cell>
          <table:table-cell/>
          <table:table-cell office:value-type="float" office:value="309621" calcext:value-type="float">
            <text:p>309621</text:p>
          </table:table-cell>
          <table:table-cell office:value-type="float" office:value="115014" calcext:value-type="float">
            <text:p>115014</text:p>
          </table:table-cell>
          <table:table-cell/>
          <table:table-cell table:formula="of:=[.F1031]/[.B1031]" office:value-type="float" office:value="67735.9439947495" calcext:value-type="float">
            <text:p>67735.9439947495</text:p>
          </table:table-cell>
          <table:table-cell table:formula="of:=[.F1031]/[.C1031]" office:value-type="float" office:value="727.445092898024" calcext:value-type="float">
            <text:p>727.445092898024</text:p>
          </table:table-cell>
          <table:table-cell table:formula="of:=[.F1031]/[.D1031]" office:value-type="float" office:value="5386.11811776985" calcext:value-type="float">
            <text:p>5386.11811776985</text:p>
          </table:table-cell>
        </table:table-row>
        <table:table-row table:style-name="ro1">
          <table:table-cell/>
          <table:table-cell office:value-type="float" office:value="0.429" calcext:value-type="float">
            <text:p>0.429</text:p>
          </table:table-cell>
          <table:table-cell office:value-type="float" office:value="21.717" calcext:value-type="float">
            <text:p>21.717</text:p>
          </table:table-cell>
          <table:table-cell office:value-type="float" office:value="3.525" calcext:value-type="float">
            <text:p>3.525</text:p>
          </table:table-cell>
          <table:table-cell/>
          <table:table-cell office:value-type="float" office:value="76385" calcext:value-type="float">
            <text:p>76385</text:p>
          </table:table-cell>
          <table:table-cell office:value-type="float" office:value="49134" calcext:value-type="float">
            <text:p>49134</text:p>
          </table:table-cell>
          <table:table-cell/>
          <table:table-cell table:formula="of:=[.F1032]/[.B1032]" office:value-type="float" office:value="178053.613053613" calcext:value-type="float">
            <text:p>178053.613053613</text:p>
          </table:table-cell>
          <table:table-cell table:formula="of:=[.F1032]/[.C1032]" office:value-type="float" office:value="3517.29060183267" calcext:value-type="float">
            <text:p>3517.29060183267</text:p>
          </table:table-cell>
          <table:table-cell table:formula="of:=[.F1032]/[.D1032]" office:value-type="float" office:value="21669.5035460993" calcext:value-type="float">
            <text:p>21669.5035460993</text:p>
          </table:table-cell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office:value-type="float" office:value="27.364" calcext:value-type="float">
            <text:p>27.364</text:p>
          </table:table-cell>
          <table:table-cell office:value-type="float" office:value="3.293" calcext:value-type="float">
            <text:p>3.293</text:p>
          </table:table-cell>
          <table:table-cell/>
          <table:table-cell office:value-type="float" office:value="78328" calcext:value-type="float">
            <text:p>78328</text:p>
          </table:table-cell>
          <table:table-cell office:value-type="float" office:value="29556" calcext:value-type="float">
            <text:p>29556</text:p>
          </table:table-cell>
          <table:table-cell/>
          <table:table-cell table:formula="of:=[.F1033]/[.B1033]" office:value-type="float" office:value="241009.230769231" calcext:value-type="float">
            <text:p>241009.230769231</text:p>
          </table:table-cell>
          <table:table-cell table:formula="of:=[.F1033]/[.C1033]" office:value-type="float" office:value="2862.44701067095" calcext:value-type="float">
            <text:p>2862.44701067095</text:p>
          </table:table-cell>
          <table:table-cell table:formula="of:=[.F1033]/[.D1033]" office:value-type="float" office:value="23786.2131794716" calcext:value-type="float">
            <text:p>23786.2131794716</text:p>
          </table:table-cell>
        </table:table-row>
        <table:table-row table:style-name="ro1">
          <table:table-cell/>
          <table:table-cell office:value-type="float" office:value="0.302" calcext:value-type="float">
            <text:p>0.302</text:p>
          </table:table-cell>
          <table:table-cell office:value-type="float" office:value="17.63" calcext:value-type="float">
            <text:p>17.63</text:p>
          </table:table-cell>
          <table:table-cell office:value-type="float" office:value="2.226" calcext:value-type="float">
            <text:p>2.226</text:p>
          </table:table-cell>
          <table:table-cell/>
          <table:table-cell office:value-type="float" office:value="67831" calcext:value-type="float">
            <text:p>67831</text:p>
          </table:table-cell>
          <table:table-cell office:value-type="float" office:value="34266" calcext:value-type="float">
            <text:p>34266</text:p>
          </table:table-cell>
          <table:table-cell/>
          <table:table-cell table:formula="of:=[.F1034]/[.B1034]" office:value-type="float" office:value="224605.960264901" calcext:value-type="float">
            <text:p>224605.960264901</text:p>
          </table:table-cell>
          <table:table-cell table:formula="of:=[.F1034]/[.C1034]" office:value-type="float" office:value="3847.47589336359" calcext:value-type="float">
            <text:p>3847.47589336359</text:p>
          </table:table-cell>
          <table:table-cell table:formula="of:=[.F1034]/[.D1034]" office:value-type="float" office:value="30472.1473495058" calcext:value-type="float">
            <text:p>30472.1473495058</text:p>
          </table:table-cell>
        </table:table-row>
        <table:table-row table:style-name="ro1">
          <table:table-cell/>
          <table:table-cell office:value-type="float" office:value="13.01" calcext:value-type="float">
            <text:p>13.01</text:p>
          </table:table-cell>
          <table:table-cell office:value-type="float" office:value="837.108" calcext:value-type="float">
            <text:p>837.108</text:p>
          </table:table-cell>
          <table:table-cell office:value-type="float" office:value="140.669" calcext:value-type="float">
            <text:p>140.669</text:p>
          </table:table-cell>
          <table:table-cell/>
          <table:table-cell office:value-type="float" office:value="457155" calcext:value-type="float">
            <text:p>457155</text:p>
          </table:table-cell>
          <table:table-cell office:value-type="float" office:value="191534" calcext:value-type="float">
            <text:p>191534</text:p>
          </table:table-cell>
          <table:table-cell/>
          <table:table-cell table:formula="of:=[.F1035]/[.B1035]" office:value-type="float" office:value="35138.7394312068" calcext:value-type="float">
            <text:p>35138.7394312068</text:p>
          </table:table-cell>
          <table:table-cell table:formula="of:=[.F1035]/[.C1035]" office:value-type="float" office:value="546.112329591881" calcext:value-type="float">
            <text:p>546.112329591881</text:p>
          </table:table-cell>
          <table:table-cell table:formula="of:=[.F1035]/[.D1035]" office:value-type="float" office:value="3249.86315392873" calcext:value-type="float">
            <text:p>3249.86315392873</text:p>
          </table:table-cell>
        </table:table-row>
        <table:table-row table:style-name="ro1">
          <table:table-cell/>
          <table:table-cell office:value-type="float" office:value="7.752" calcext:value-type="float">
            <text:p>7.752</text:p>
          </table:table-cell>
          <table:table-cell office:value-type="float" office:value="734.564" calcext:value-type="float">
            <text:p>734.564</text:p>
          </table:table-cell>
          <table:table-cell office:value-type="float" office:value="102.561" calcext:value-type="float">
            <text:p>102.561</text:p>
          </table:table-cell>
          <table:table-cell/>
          <table:table-cell office:value-type="float" office:value="386379" calcext:value-type="float">
            <text:p>386379</text:p>
          </table:table-cell>
          <table:table-cell office:value-type="float" office:value="141298" calcext:value-type="float">
            <text:p>141298</text:p>
          </table:table-cell>
          <table:table-cell/>
          <table:table-cell table:formula="of:=[.F1036]/[.B1036]" office:value-type="float" office:value="49842.4922600619" calcext:value-type="float">
            <text:p>49842.4922600619</text:p>
          </table:table-cell>
          <table:table-cell table:formula="of:=[.F1036]/[.C1036]" office:value-type="float" office:value="525.997734710658" calcext:value-type="float">
            <text:p>525.997734710658</text:p>
          </table:table-cell>
          <table:table-cell table:formula="of:=[.F1036]/[.D1036]" office:value-type="float" office:value="3767.30921110364" calcext:value-type="float">
            <text:p>3767.30921110364</text:p>
          </table:table-cell>
        </table:table-row>
        <table:table-row table:style-name="ro1">
          <table:table-cell/>
          <table:table-cell office:value-type="float" office:value="6.893" calcext:value-type="float">
            <text:p>6.893</text:p>
          </table:table-cell>
          <table:table-cell office:value-type="float" office:value="526.591" calcext:value-type="float">
            <text:p>526.591</text:p>
          </table:table-cell>
          <table:table-cell office:value-type="float" office:value="82.003" calcext:value-type="float">
            <text:p>82.003</text:p>
          </table:table-cell>
          <table:table-cell/>
          <table:table-cell office:value-type="float" office:value="354237" calcext:value-type="float">
            <text:p>354237</text:p>
          </table:table-cell>
          <table:table-cell office:value-type="float" office:value="135318" calcext:value-type="float">
            <text:p>135318</text:p>
          </table:table-cell>
          <table:table-cell/>
          <table:table-cell table:formula="of:=[.F1037]/[.B1037]" office:value-type="float" office:value="51390.8312781082" calcext:value-type="float">
            <text:p>51390.8312781082</text:p>
          </table:table-cell>
          <table:table-cell table:formula="of:=[.F1037]/[.C1037]" office:value-type="float" office:value="672.698545930333" calcext:value-type="float">
            <text:p>672.698545930333</text:p>
          </table:table-cell>
          <table:table-cell table:formula="of:=[.F1037]/[.D1037]" office:value-type="float" office:value="4319.80537297416" calcext:value-type="float">
            <text:p>4319.80537297416</text:p>
          </table:table-cell>
        </table:table-row>
        <table:table-row table:style-name="ro1">
          <table:table-cell/>
          <table:table-cell office:value-type="float" office:value="17.859" calcext:value-type="float">
            <text:p>17.859</text:p>
          </table:table-cell>
          <table:table-cell office:value-type="float" office:value="1505.774" calcext:value-type="float">
            <text:p>1505.774</text:p>
          </table:table-cell>
          <table:table-cell office:value-type="float" office:value="207.392" calcext:value-type="float">
            <text:p>207.392</text:p>
          </table:table-cell>
          <table:table-cell/>
          <table:table-cell office:value-type="float" office:value="595736" calcext:value-type="float">
            <text:p>595736</text:p>
          </table:table-cell>
          <table:table-cell office:value-type="float" office:value="204124" calcext:value-type="float">
            <text:p>204124</text:p>
          </table:table-cell>
          <table:table-cell/>
          <table:table-cell table:formula="of:=[.F1038]/[.B1038]" office:value-type="float" office:value="33357.7467943334" calcext:value-type="float">
            <text:p>33357.7467943334</text:p>
          </table:table-cell>
          <table:table-cell table:formula="of:=[.F1038]/[.C1038]" office:value-type="float" office:value="395.634404631771" calcext:value-type="float">
            <text:p>395.634404631771</text:p>
          </table:table-cell>
          <table:table-cell table:formula="of:=[.F1038]/[.D1038]" office:value-type="float" office:value="2872.51195803117" calcext:value-type="float">
            <text:p>2872.51195803117</text:p>
          </table:table-cell>
        </table:table-row>
        <table:table-row table:style-name="ro1">
          <table:table-cell/>
          <table:table-cell office:value-type="float" office:value="3.581" calcext:value-type="float">
            <text:p>3.581</text:p>
          </table:table-cell>
          <table:table-cell office:value-type="float" office:value="213.9" calcext:value-type="float">
            <text:p>213.9</text:p>
          </table:table-cell>
          <table:table-cell office:value-type="float" office:value="33.062" calcext:value-type="float">
            <text:p>33.062</text:p>
          </table:table-cell>
          <table:table-cell/>
          <table:table-cell office:value-type="float" office:value="226469" calcext:value-type="float">
            <text:p>226469</text:p>
          </table:table-cell>
          <table:table-cell office:value-type="float" office:value="110804" calcext:value-type="float">
            <text:p>110804</text:p>
          </table:table-cell>
          <table:table-cell/>
          <table:table-cell table:formula="of:=[.F1039]/[.B1039]" office:value-type="float" office:value="63241.8318905334" calcext:value-type="float">
            <text:p>63241.8318905334</text:p>
          </table:table-cell>
          <table:table-cell table:formula="of:=[.F1039]/[.C1039]" office:value-type="float" office:value="1058.76110331931" calcext:value-type="float">
            <text:p>1058.76110331931</text:p>
          </table:table-cell>
          <table:table-cell table:formula="of:=[.F1039]/[.D1039]" office:value-type="float" office:value="6849.82759663662" calcext:value-type="float">
            <text:p>6849.82759663662</text:p>
          </table:table-cell>
        </table:table-row>
        <table:table-row table:style-name="ro1">
          <table:table-cell/>
          <table:table-cell office:value-type="float" office:value="5.684" calcext:value-type="float">
            <text:p>5.684</text:p>
          </table:table-cell>
          <table:table-cell office:value-type="float" office:value="1143.498" calcext:value-type="float">
            <text:p>1143.498</text:p>
          </table:table-cell>
          <table:table-cell office:value-type="float" office:value="66.275" calcext:value-type="float">
            <text:p>66.275</text:p>
          </table:table-cell>
          <table:table-cell/>
          <table:table-cell office:value-type="float" office:value="329181" calcext:value-type="float">
            <text:p>329181</text:p>
          </table:table-cell>
          <table:table-cell office:value-type="float" office:value="121112" calcext:value-type="float">
            <text:p>121112</text:p>
          </table:table-cell>
          <table:table-cell/>
          <table:table-cell table:formula="of:=[.F1040]/[.B1040]" office:value-type="float" office:value="57913.6171710063" calcext:value-type="float">
            <text:p>57913.6171710063</text:p>
          </table:table-cell>
          <table:table-cell table:formula="of:=[.F1040]/[.C1040]" office:value-type="float" office:value="287.871950803587" calcext:value-type="float">
            <text:p>287.871950803587</text:p>
          </table:table-cell>
          <table:table-cell table:formula="of:=[.F1040]/[.D1040]" office:value-type="float" office:value="4966.89551112788" calcext:value-type="float">
            <text:p>4966.89551112788</text:p>
          </table:table-cell>
        </table:table-row>
        <table:table-row table:style-name="ro1">
          <table:table-cell/>
          <table:table-cell office:value-type="float" office:value="0.033" calcext:value-type="float">
            <text:p>0.033</text:p>
          </table:table-cell>
          <table:table-cell office:value-type="float" office:value="1.528" calcext:value-type="float">
            <text:p>1.528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float" office:value="13419" calcext:value-type="float">
            <text:p>13419</text:p>
          </table:table-cell>
          <table:table-cell office:value-type="float" office:value="10604" calcext:value-type="float">
            <text:p>10604</text:p>
          </table:table-cell>
          <table:table-cell/>
          <table:table-cell table:formula="of:=[.F1041]/[.B1041]" office:value-type="float" office:value="406636.363636364" calcext:value-type="float">
            <text:p>406636.363636364</text:p>
          </table:table-cell>
          <table:table-cell table:formula="of:=[.F1041]/[.C1041]" office:value-type="float" office:value="8782.06806282723" calcext:value-type="float">
            <text:p>8782.06806282723</text:p>
          </table:table-cell>
          <table:table-cell table:formula="of:=[.F1041]/[.D1041]" office:value-type="float" office:value="56860.1694915254" calcext:value-type="float">
            <text:p>56860.1694915254</text:p>
          </table:table-cell>
        </table:table-row>
        <table:table-row table:style-name="ro1">
          <table:table-cell/>
          <table:table-cell office:value-type="float" office:value="0.353" calcext:value-type="float">
            <text:p>0.353</text:p>
          </table:table-cell>
          <table:table-cell office:value-type="float" office:value="31.638" calcext:value-type="float">
            <text:p>31.638</text:p>
          </table:table-cell>
          <table:table-cell office:value-type="float" office:value="3.956" calcext:value-type="float">
            <text:p>3.956</text:p>
          </table:table-cell>
          <table:table-cell/>
          <table:table-cell office:value-type="float" office:value="92096" calcext:value-type="float">
            <text:p>92096</text:p>
          </table:table-cell>
          <table:table-cell office:value-type="float" office:value="33693" calcext:value-type="float">
            <text:p>33693</text:p>
          </table:table-cell>
          <table:table-cell/>
          <table:table-cell table:formula="of:=[.F1042]/[.B1042]" office:value-type="float" office:value="260895.184135977" calcext:value-type="float">
            <text:p>260895.184135977</text:p>
          </table:table-cell>
          <table:table-cell table:formula="of:=[.F1042]/[.C1042]" office:value-type="float" office:value="2910.92989443075" calcext:value-type="float">
            <text:p>2910.92989443075</text:p>
          </table:table-cell>
          <table:table-cell table:formula="of:=[.F1042]/[.D1042]" office:value-type="float" office:value="23280.0808897877" calcext:value-type="float">
            <text:p>23280.0808897877</text:p>
          </table:table-cell>
        </table:table-row>
        <table:table-row table:style-name="ro1">
          <table:table-cell/>
          <table:table-cell office:value-type="float" office:value="7.876" calcext:value-type="float">
            <text:p>7.876</text:p>
          </table:table-cell>
          <table:table-cell office:value-type="float" office:value="672.452" calcext:value-type="float">
            <text:p>672.452</text:p>
          </table:table-cell>
          <table:table-cell office:value-type="float" office:value="102.93" calcext:value-type="float">
            <text:p>102.93</text:p>
          </table:table-cell>
          <table:table-cell/>
          <table:table-cell office:value-type="float" office:value="376151" calcext:value-type="float">
            <text:p>376151</text:p>
          </table:table-cell>
          <table:table-cell office:value-type="float" office:value="155277" calcext:value-type="float">
            <text:p>155277</text:p>
          </table:table-cell>
          <table:table-cell/>
          <table:table-cell table:formula="of:=[.F1043]/[.B1043]" office:value-type="float" office:value="47759.1416962925" calcext:value-type="float">
            <text:p>47759.1416962925</text:p>
          </table:table-cell>
          <table:table-cell table:formula="of:=[.F1043]/[.C1043]" office:value-type="float" office:value="559.372267462956" calcext:value-type="float">
            <text:p>559.372267462956</text:p>
          </table:table-cell>
          <table:table-cell table:formula="of:=[.F1043]/[.D1043]" office:value-type="float" office:value="3654.43505294861" calcext:value-type="float">
            <text:p>3654.43505294861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5.71" calcext:value-type="float">
            <text:p>5.7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38505" calcext:value-type="float">
            <text:p>38505</text:p>
          </table:table-cell>
          <table:table-cell office:value-type="float" office:value="13734" calcext:value-type="float">
            <text:p>13734</text:p>
          </table:table-cell>
          <table:table-cell/>
          <table:table-cell table:formula="of:=[.F1044]/[.B1044]" office:value-type="float" office:value="550071.428571429" calcext:value-type="float">
            <text:p>550071.428571429</text:p>
          </table:table-cell>
          <table:table-cell table:formula="of:=[.F1044]/[.C1044]" office:value-type="float" office:value="6743.43257443082" calcext:value-type="float">
            <text:p>6743.43257443082</text:p>
          </table:table-cell>
          <table:table-cell table:formula="of:=[.F1044]/[.D1044]" office:value-type="float" office:value="45300" calcext:value-type="float">
            <text:p>45300</text:p>
          </table:table-cell>
        </table:table-row>
        <table:table-row table:style-name="ro1">
          <table:table-cell/>
          <table:table-cell office:value-type="float" office:value="3.489" calcext:value-type="float">
            <text:p>3.489</text:p>
          </table:table-cell>
          <table:table-cell office:value-type="float" office:value="262.584" calcext:value-type="float">
            <text:p>262.584</text:p>
          </table:table-cell>
          <table:table-cell office:value-type="float" office:value="40.06" calcext:value-type="float">
            <text:p>40.06</text:p>
          </table:table-cell>
          <table:table-cell/>
          <table:table-cell office:value-type="float" office:value="257596" calcext:value-type="float">
            <text:p>257596</text:p>
          </table:table-cell>
          <table:table-cell office:value-type="float" office:value="95560" calcext:value-type="float">
            <text:p>95560</text:p>
          </table:table-cell>
          <table:table-cell/>
          <table:table-cell table:formula="of:=[.F1045]/[.B1045]" office:value-type="float" office:value="73830.8971051877" calcext:value-type="float">
            <text:p>73830.8971051877</text:p>
          </table:table-cell>
          <table:table-cell table:formula="of:=[.F1045]/[.C1045]" office:value-type="float" office:value="981.004173902447" calcext:value-type="float">
            <text:p>981.004173902447</text:p>
          </table:table-cell>
          <table:table-cell table:formula="of:=[.F1045]/[.D1045]" office:value-type="float" office:value="6430.25461807289" calcext:value-type="float">
            <text:p>6430.25461807289</text:p>
          </table:table-cell>
        </table:table-row>
        <table:table-row table:style-name="ro1">
          <table:table-cell/>
          <table:table-cell office:value-type="float" office:value="0.186" calcext:value-type="float">
            <text:p>0.186</text:p>
          </table:table-cell>
          <table:table-cell office:value-type="float" office:value="12.437" calcext:value-type="float">
            <text:p>12.437</text:p>
          </table:table-cell>
          <table:table-cell office:value-type="float" office:value="1.826" calcext:value-type="float">
            <text:p>1.826</text:p>
          </table:table-cell>
          <table:table-cell/>
          <table:table-cell office:value-type="float" office:value="59450" calcext:value-type="float">
            <text:p>59450</text:p>
          </table:table-cell>
          <table:table-cell office:value-type="float" office:value="24947" calcext:value-type="float">
            <text:p>24947</text:p>
          </table:table-cell>
          <table:table-cell/>
          <table:table-cell table:formula="of:=[.F1046]/[.B1046]" office:value-type="float" office:value="319623.655913979" calcext:value-type="float">
            <text:p>319623.655913979</text:p>
          </table:table-cell>
          <table:table-cell table:formula="of:=[.F1046]/[.C1046]" office:value-type="float" office:value="4780.09166197636" calcext:value-type="float">
            <text:p>4780.09166197636</text:p>
          </table:table-cell>
          <table:table-cell table:formula="of:=[.F1046]/[.D1046]" office:value-type="float" office:value="32557.5027382256" calcext:value-type="float">
            <text:p>32557.5027382256</text:p>
          </table:table-cell>
        </table:table-row>
        <table:table-row table:style-name="ro1">
          <table:table-cell/>
          <table:table-cell office:value-type="float" office:value="6.631" calcext:value-type="float">
            <text:p>6.631</text:p>
          </table:table-cell>
          <table:table-cell office:value-type="float" office:value="570.641" calcext:value-type="float">
            <text:p>570.641</text:p>
          </table:table-cell>
          <table:table-cell office:value-type="float" office:value="76.301" calcext:value-type="float">
            <text:p>76.301</text:p>
          </table:table-cell>
          <table:table-cell/>
          <table:table-cell office:value-type="float" office:value="345507" calcext:value-type="float">
            <text:p>345507</text:p>
          </table:table-cell>
          <table:table-cell office:value-type="float" office:value="131698" calcext:value-type="float">
            <text:p>131698</text:p>
          </table:table-cell>
          <table:table-cell/>
          <table:table-cell table:formula="of:=[.F1047]/[.B1047]" office:value-type="float" office:value="52104.8107374453" calcext:value-type="float">
            <text:p>52104.8107374453</text:p>
          </table:table-cell>
          <table:table-cell table:formula="of:=[.F1047]/[.C1047]" office:value-type="float" office:value="605.471741427623" calcext:value-type="float">
            <text:p>605.471741427623</text:p>
          </table:table-cell>
          <table:table-cell table:formula="of:=[.F1047]/[.D1047]" office:value-type="float" office:value="4528.21063944116" calcext:value-type="float">
            <text:p>4528.21063944116</text:p>
          </table:table-cell>
        </table:table-row>
        <table:table-row table:style-name="ro1">
          <table:table-cell/>
          <table:table-cell office:value-type="float" office:value="0.373" calcext:value-type="float">
            <text:p>0.373</text:p>
          </table:table-cell>
          <table:table-cell office:value-type="float" office:value="23.225" calcext:value-type="float">
            <text:p>23.225</text:p>
          </table:table-cell>
          <table:table-cell office:value-type="float" office:value="3.276" calcext:value-type="float">
            <text:p>3.276</text:p>
          </table:table-cell>
          <table:table-cell/>
          <table:table-cell office:value-type="float" office:value="76444" calcext:value-type="float">
            <text:p>76444</text:p>
          </table:table-cell>
          <table:table-cell office:value-type="float" office:value="34380" calcext:value-type="float">
            <text:p>34380</text:p>
          </table:table-cell>
          <table:table-cell/>
          <table:table-cell table:formula="of:=[.F1048]/[.B1048]" office:value-type="float" office:value="204943.699731903" calcext:value-type="float">
            <text:p>204943.699731903</text:p>
          </table:table-cell>
          <table:table-cell table:formula="of:=[.F1048]/[.C1048]" office:value-type="float" office:value="3291.45317545748" calcext:value-type="float">
            <text:p>3291.45317545748</text:p>
          </table:table-cell>
          <table:table-cell table:formula="of:=[.F1048]/[.D1048]" office:value-type="float" office:value="23334.5543345543" calcext:value-type="float">
            <text:p>23334.5543345543</text:p>
          </table:table-cell>
        </table:table-row>
        <table:table-row table:style-name="ro1">
          <table:table-cell/>
          <table:table-cell office:value-type="float" office:value="4.461" calcext:value-type="float">
            <text:p>4.461</text:p>
          </table:table-cell>
          <table:table-cell office:value-type="float" office:value="311.666" calcext:value-type="float">
            <text:p>311.666</text:p>
          </table:table-cell>
          <table:table-cell office:value-type="float" office:value="50.044" calcext:value-type="float">
            <text:p>50.044</text:p>
          </table:table-cell>
          <table:table-cell/>
          <table:table-cell office:value-type="float" office:value="284586" calcext:value-type="float">
            <text:p>284586</text:p>
          </table:table-cell>
          <table:table-cell office:value-type="float" office:value="108048" calcext:value-type="float">
            <text:p>108048</text:p>
          </table:table-cell>
          <table:table-cell/>
          <table:table-cell table:formula="of:=[.F1049]/[.B1049]" office:value-type="float" office:value="63794.2165433759" calcext:value-type="float">
            <text:p>63794.2165433759</text:p>
          </table:table-cell>
          <table:table-cell table:formula="of:=[.F1049]/[.C1049]" office:value-type="float" office:value="913.112113608799" calcext:value-type="float">
            <text:p>913.112113608799</text:p>
          </table:table-cell>
          <table:table-cell table:formula="of:=[.F1049]/[.D1049]" office:value-type="float" office:value="5686.71569019263" calcext:value-type="float">
            <text:p>5686.71569019263</text:p>
          </table:table-cell>
        </table:table-row>
        <table:table-row table:style-name="ro1">
          <table:table-cell/>
          <table:table-cell office:value-type="float" office:value="0.083" calcext:value-type="float">
            <text:p>0.083</text:p>
          </table:table-cell>
          <table:table-cell office:value-type="float" office:value="4.498" calcext:value-type="float">
            <text:p>4.498</text:p>
          </table:table-cell>
          <table:table-cell office:value-type="float" office:value="0.519" calcext:value-type="float">
            <text:p>0.519</text:p>
          </table:table-cell>
          <table:table-cell/>
          <table:table-cell office:value-type="float" office:value="32957" calcext:value-type="float">
            <text:p>32957</text:p>
          </table:table-cell>
          <table:table-cell office:value-type="float" office:value="18762" calcext:value-type="float">
            <text:p>18762</text:p>
          </table:table-cell>
          <table:table-cell/>
          <table:table-cell table:formula="of:=[.F1050]/[.B1050]" office:value-type="float" office:value="397072.289156627" calcext:value-type="float">
            <text:p>397072.289156627</text:p>
          </table:table-cell>
          <table:table-cell table:formula="of:=[.F1050]/[.C1050]" office:value-type="float" office:value="7327.03423743886" calcext:value-type="float">
            <text:p>7327.03423743886</text:p>
          </table:table-cell>
          <table:table-cell table:formula="of:=[.F1050]/[.D1050]" office:value-type="float" office:value="63500.9633911368" calcext:value-type="float">
            <text:p>63500.9633911368</text:p>
          </table:table-cell>
        </table:table-row>
        <table:table-row table:style-name="ro1">
          <table:table-cell/>
          <table:table-cell office:value-type="float" office:value="24.848" calcext:value-type="float">
            <text:p>24.848</text:p>
          </table:table-cell>
          <table:table-cell office:value-type="float" office:value="1856.637" calcext:value-type="float">
            <text:p>1856.637</text:p>
          </table:table-cell>
          <table:table-cell office:value-type="float" office:value="264.057" calcext:value-type="float">
            <text:p>264.057</text:p>
          </table:table-cell>
          <table:table-cell/>
          <table:table-cell office:value-type="float" office:value="636375" calcext:value-type="float">
            <text:p>636375</text:p>
          </table:table-cell>
          <table:table-cell office:value-type="float" office:value="260348" calcext:value-type="float">
            <text:p>260348</text:p>
          </table:table-cell>
          <table:table-cell/>
          <table:table-cell table:formula="of:=[.F1051]/[.B1051]" office:value-type="float" office:value="25610.7131358661" calcext:value-type="float">
            <text:p>25610.7131358661</text:p>
          </table:table-cell>
          <table:table-cell table:formula="of:=[.F1051]/[.C1051]" office:value-type="float" office:value="342.756823223926" calcext:value-type="float">
            <text:p>342.756823223926</text:p>
          </table:table-cell>
          <table:table-cell table:formula="of:=[.F1051]/[.D1051]" office:value-type="float" office:value="2409.99102466513" calcext:value-type="float">
            <text:p>2409.99102466513</text:p>
          </table:table-cell>
        </table:table-row>
        <table:table-row table:style-name="ro1">
          <table:table-cell/>
          <table:table-cell office:value-type="float" office:value="5.611" calcext:value-type="float">
            <text:p>5.611</text:p>
          </table:table-cell>
          <table:table-cell office:value-type="float" office:value="304.925" calcext:value-type="float">
            <text:p>304.925</text:p>
          </table:table-cell>
          <table:table-cell office:value-type="float" office:value="60.321" calcext:value-type="float">
            <text:p>60.321</text:p>
          </table:table-cell>
          <table:table-cell/>
          <table:table-cell office:value-type="float" office:value="288774" calcext:value-type="float">
            <text:p>288774</text:p>
          </table:table-cell>
          <table:table-cell office:value-type="float" office:value="136058" calcext:value-type="float">
            <text:p>136058</text:p>
          </table:table-cell>
          <table:table-cell/>
          <table:table-cell table:formula="of:=[.F1052]/[.B1052]" office:value-type="float" office:value="51465.6923899483" calcext:value-type="float">
            <text:p>51465.6923899483</text:p>
          </table:table-cell>
          <table:table-cell table:formula="of:=[.F1052]/[.C1052]" office:value-type="float" office:value="947.032876936952" calcext:value-type="float">
            <text:p>947.032876936952</text:p>
          </table:table-cell>
          <table:table-cell table:formula="of:=[.F1052]/[.D1052]" office:value-type="float" office:value="4787.28800915104" calcext:value-type="float">
            <text:p>4787.28800915104</text:p>
          </table:table-cell>
        </table:table-row>
        <table:table-row table:style-name="ro1">
          <table:table-cell/>
          <table:table-cell office:value-type="float" office:value="0.063" calcext:value-type="float">
            <text:p>0.063</text:p>
          </table:table-cell>
          <table:table-cell office:value-type="float" office:value="3.494" calcext:value-type="float">
            <text:p>3.494</text:p>
          </table:table-cell>
          <table:table-cell office:value-type="float" office:value="0.409" calcext:value-type="float">
            <text:p>0.409</text:p>
          </table:table-cell>
          <table:table-cell/>
          <table:table-cell office:value-type="float" office:value="26039" calcext:value-type="float">
            <text:p>26039</text:p>
          </table:table-cell>
          <table:table-cell office:value-type="float" office:value="16142" calcext:value-type="float">
            <text:p>16142</text:p>
          </table:table-cell>
          <table:table-cell/>
          <table:table-cell table:formula="of:=[.F1053]/[.B1053]" office:value-type="float" office:value="413317.46031746" calcext:value-type="float">
            <text:p>413317.46031746</text:p>
          </table:table-cell>
          <table:table-cell table:formula="of:=[.F1053]/[.C1053]" office:value-type="float" office:value="7452.4899828277" calcext:value-type="float">
            <text:p>7452.4899828277</text:p>
          </table:table-cell>
          <table:table-cell table:formula="of:=[.F1053]/[.D1053]" office:value-type="float" office:value="63665.0366748166" calcext:value-type="float">
            <text:p>63665.0366748166</text:p>
          </table:table-cell>
        </table:table-row>
        <table:table-row table:style-name="ro1">
          <table:table-cell/>
          <table:table-cell office:value-type="float" office:value="7.449" calcext:value-type="float">
            <text:p>7.449</text:p>
          </table:table-cell>
          <table:table-cell office:value-type="float" office:value="562.195" calcext:value-type="float">
            <text:p>562.195</text:p>
          </table:table-cell>
          <table:table-cell office:value-type="float" office:value="85.321" calcext:value-type="float">
            <text:p>85.321</text:p>
          </table:table-cell>
          <table:table-cell/>
          <table:table-cell office:value-type="float" office:value="368966" calcext:value-type="float">
            <text:p>368966</text:p>
          </table:table-cell>
          <table:table-cell office:value-type="float" office:value="141302" calcext:value-type="float">
            <text:p>141302</text:p>
          </table:table-cell>
          <table:table-cell/>
          <table:table-cell table:formula="of:=[.F1054]/[.B1054]" office:value-type="float" office:value="49532.2862129145" calcext:value-type="float">
            <text:p>49532.2862129145</text:p>
          </table:table-cell>
          <table:table-cell table:formula="of:=[.F1054]/[.C1054]" office:value-type="float" office:value="656.295413513105" calcext:value-type="float">
            <text:p>656.295413513105</text:p>
          </table:table-cell>
          <table:table-cell table:formula="of:=[.F1054]/[.D1054]" office:value-type="float" office:value="4324.4453299891" calcext:value-type="float">
            <text:p>4324.4453299891</text:p>
          </table:table-cell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 office:value-type="float" office:value="72.029" calcext:value-type="float">
            <text:p>72.029</text:p>
          </table:table-cell>
          <table:table-cell office:value-type="float" office:value="12.193" calcext:value-type="float">
            <text:p>12.193</text:p>
          </table:table-cell>
          <table:table-cell/>
          <table:table-cell office:value-type="float" office:value="137469" calcext:value-type="float">
            <text:p>137469</text:p>
          </table:table-cell>
          <table:table-cell office:value-type="float" office:value="53956" calcext:value-type="float">
            <text:p>53956</text:p>
          </table:table-cell>
          <table:table-cell/>
          <table:table-cell table:formula="of:=[.F1055]/[.B1055]" office:value-type="float" office:value="166629.090909091" calcext:value-type="float">
            <text:p>166629.090909091</text:p>
          </table:table-cell>
          <table:table-cell table:formula="of:=[.F1055]/[.C1055]" office:value-type="float" office:value="1908.5229560316" calcext:value-type="float">
            <text:p>1908.5229560316</text:p>
          </table:table-cell>
          <table:table-cell table:formula="of:=[.F1055]/[.D1055]" office:value-type="float" office:value="11274.4197490363" calcext:value-type="float">
            <text:p>11274.4197490363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7.264" calcext:value-type="float">
            <text:p>7.264</text:p>
          </table:table-cell>
          <table:table-cell office:value-type="float" office:value="1.102" calcext:value-type="float">
            <text:p>1.102</text:p>
          </table:table-cell>
          <table:table-cell/>
          <table:table-cell office:value-type="float" office:value="45620" calcext:value-type="float">
            <text:p>45620</text:p>
          </table:table-cell>
          <table:table-cell office:value-type="float" office:value="19216" calcext:value-type="float">
            <text:p>19216</text:p>
          </table:table-cell>
          <table:table-cell/>
          <table:table-cell table:formula="of:=[.F1056]/[.B1056]" office:value-type="float" office:value="276484.848484848" calcext:value-type="float">
            <text:p>276484.848484848</text:p>
          </table:table-cell>
          <table:table-cell table:formula="of:=[.F1056]/[.C1056]" office:value-type="float" office:value="6280.28634361233" calcext:value-type="float">
            <text:p>6280.28634361233</text:p>
          </table:table-cell>
          <table:table-cell table:formula="of:=[.F1056]/[.D1056]" office:value-type="float" office:value="41397.4591651543" calcext:value-type="float">
            <text:p>41397.4591651543</text:p>
          </table:table-cell>
        </table:table-row>
        <table:table-row table:style-name="ro1">
          <table:table-cell/>
          <table:table-cell office:value-type="float" office:value="0.178" calcext:value-type="float">
            <text:p>0.178</text:p>
          </table:table-cell>
          <table:table-cell office:value-type="float" office:value="21.618" calcext:value-type="float">
            <text:p>21.618</text:p>
          </table:table-cell>
          <table:table-cell office:value-type="float" office:value="1.827" calcext:value-type="float">
            <text:p>1.827</text:p>
          </table:table-cell>
          <table:table-cell/>
          <table:table-cell office:value-type="float" office:value="61260" calcext:value-type="float">
            <text:p>61260</text:p>
          </table:table-cell>
          <table:table-cell office:value-type="float" office:value="24204" calcext:value-type="float">
            <text:p>24204</text:p>
          </table:table-cell>
          <table:table-cell/>
          <table:table-cell table:formula="of:=[.F1057]/[.B1057]" office:value-type="float" office:value="344157.303370787" calcext:value-type="float">
            <text:p>344157.303370787</text:p>
          </table:table-cell>
          <table:table-cell table:formula="of:=[.F1057]/[.C1057]" office:value-type="float" office:value="2833.74965306689" calcext:value-type="float">
            <text:p>2833.74965306689</text:p>
          </table:table-cell>
          <table:table-cell table:formula="of:=[.F1057]/[.D1057]" office:value-type="float" office:value="33530.3776683087" calcext:value-type="float">
            <text:p>33530.3776683087</text:p>
          </table:table-cell>
        </table:table-row>
        <table:table-row table:style-name="ro1">
          <table:table-cell/>
          <table:table-cell office:value-type="float" office:value="1.072" calcext:value-type="float">
            <text:p>1.072</text:p>
          </table:table-cell>
          <table:table-cell office:value-type="float" office:value="103.469" calcext:value-type="float">
            <text:p>103.469</text:p>
          </table:table-cell>
          <table:table-cell office:value-type="float" office:value="14.356" calcext:value-type="float">
            <text:p>14.356</text:p>
          </table:table-cell>
          <table:table-cell/>
          <table:table-cell office:value-type="float" office:value="156726" calcext:value-type="float">
            <text:p>156726</text:p>
          </table:table-cell>
          <table:table-cell office:value-type="float" office:value="59032" calcext:value-type="float">
            <text:p>59032</text:p>
          </table:table-cell>
          <table:table-cell/>
          <table:table-cell table:formula="of:=[.F1058]/[.B1058]" office:value-type="float" office:value="146199.626865672" calcext:value-type="float">
            <text:p>146199.626865672</text:p>
          </table:table-cell>
          <table:table-cell table:formula="of:=[.F1058]/[.C1058]" office:value-type="float" office:value="1514.71455218471" calcext:value-type="float">
            <text:p>1514.71455218471</text:p>
          </table:table-cell>
          <table:table-cell table:formula="of:=[.F1058]/[.D1058]" office:value-type="float" office:value="10917.107829479" calcext:value-type="float">
            <text:p>10917.107829479</text:p>
          </table:table-cell>
        </table:table-row>
        <table:table-row table:style-name="ro1">
          <table:table-cell/>
          <table:table-cell office:value-type="float" office:value="2.644" calcext:value-type="float">
            <text:p>2.644</text:p>
          </table:table-cell>
          <table:table-cell office:value-type="float" office:value="129.587" calcext:value-type="float">
            <text:p>129.587</text:p>
          </table:table-cell>
          <table:table-cell office:value-type="float" office:value="22.202" calcext:value-type="float">
            <text:p>22.202</text:p>
          </table:table-cell>
          <table:table-cell/>
          <table:table-cell office:value-type="float" office:value="189325" calcext:value-type="float">
            <text:p>189325</text:p>
          </table:table-cell>
          <table:table-cell office:value-type="float" office:value="103358" calcext:value-type="float">
            <text:p>103358</text:p>
          </table:table-cell>
          <table:table-cell/>
          <table:table-cell table:formula="of:=[.F1059]/[.B1059]" office:value-type="float" office:value="71605.5219364599" calcext:value-type="float">
            <text:p>71605.5219364599</text:p>
          </table:table-cell>
          <table:table-cell table:formula="of:=[.F1059]/[.C1059]" office:value-type="float" office:value="1460.98759906472" calcext:value-type="float">
            <text:p>1460.98759906472</text:p>
          </table:table-cell>
          <table:table-cell table:formula="of:=[.F1059]/[.D1059]" office:value-type="float" office:value="8527.38492027745" calcext:value-type="float">
            <text:p>8527.38492027745</text:p>
          </table:table-cell>
        </table:table-row>
        <table:table-row table:style-name="ro1">
          <table:table-cell/>
          <table:table-cell office:value-type="float" office:value="2.391" calcext:value-type="float">
            <text:p>2.391</text:p>
          </table:table-cell>
          <table:table-cell office:value-type="float" office:value="195.781" calcext:value-type="float">
            <text:p>195.781</text:p>
          </table:table-cell>
          <table:table-cell office:value-type="float" office:value="31.539" calcext:value-type="float">
            <text:p>31.539</text:p>
          </table:table-cell>
          <table:table-cell/>
          <table:table-cell office:value-type="float" office:value="223551" calcext:value-type="float">
            <text:p>223551</text:p>
          </table:table-cell>
          <table:table-cell office:value-type="float" office:value="76822" calcext:value-type="float">
            <text:p>76822</text:p>
          </table:table-cell>
          <table:table-cell/>
          <table:table-cell table:formula="of:=[.F1060]/[.B1060]" office:value-type="float" office:value="93496.8632371393" calcext:value-type="float">
            <text:p>93496.8632371393</text:p>
          </table:table-cell>
          <table:table-cell table:formula="of:=[.F1060]/[.C1060]" office:value-type="float" office:value="1141.84216037307" calcext:value-type="float">
            <text:p>1141.84216037307</text:p>
          </table:table-cell>
          <table:table-cell table:formula="of:=[.F1060]/[.D1060]" office:value-type="float" office:value="7088.0814230001" calcext:value-type="float">
            <text:p>7088.0814230001</text:p>
          </table:table-cell>
        </table:table-row>
        <table:table-row table:style-name="ro1">
          <table:table-cell/>
          <table:table-cell office:value-type="float" office:value="5.03" calcext:value-type="float">
            <text:p>5.03</text:p>
          </table:table-cell>
          <table:table-cell office:value-type="float" office:value="633.917" calcext:value-type="float">
            <text:p>633.917</text:p>
          </table:table-cell>
          <table:table-cell office:value-type="float" office:value="63.75" calcext:value-type="float">
            <text:p>63.75</text:p>
          </table:table-cell>
          <table:table-cell/>
          <table:table-cell office:value-type="float" office:value="309891" calcext:value-type="float">
            <text:p>309891</text:p>
          </table:table-cell>
          <table:table-cell office:value-type="float" office:value="112627" calcext:value-type="float">
            <text:p>112627</text:p>
          </table:table-cell>
          <table:table-cell/>
          <table:table-cell table:formula="of:=[.F1061]/[.B1061]" office:value-type="float" office:value="61608.5487077535" calcext:value-type="float">
            <text:p>61608.5487077535</text:p>
          </table:table-cell>
          <table:table-cell table:formula="of:=[.F1061]/[.C1061]" office:value-type="float" office:value="488.851064098297" calcext:value-type="float">
            <text:p>488.851064098297</text:p>
          </table:table-cell>
          <table:table-cell table:formula="of:=[.F1061]/[.D1061]" office:value-type="float" office:value="4861.03529411765" calcext:value-type="float">
            <text:p>4861.03529411765</text:p>
          </table:table-cell>
        </table:table-row>
        <table:table-row table:style-name="ro1">
          <table:table-cell/>
          <table:table-cell office:value-type="float" office:value="0.036" calcext:value-type="float">
            <text:p>0.036</text:p>
          </table:table-cell>
          <table:table-cell office:value-type="float" office:value="2.436" calcext:value-type="float">
            <text:p>2.436</text:p>
          </table:table-cell>
          <table:table-cell office:value-type="float" office:value="0.391" calcext:value-type="float">
            <text:p>0.391</text:p>
          </table:table-cell>
          <table:table-cell/>
          <table:table-cell office:value-type="float" office:value="21876" calcext:value-type="float">
            <text:p>21876</text:p>
          </table:table-cell>
          <table:table-cell office:value-type="float" office:value="10082" calcext:value-type="float">
            <text:p>10082</text:p>
          </table:table-cell>
          <table:table-cell/>
          <table:table-cell table:formula="of:=[.F1062]/[.B1062]" office:value-type="float" office:value="607666.666666667" calcext:value-type="float">
            <text:p>607666.666666667</text:p>
          </table:table-cell>
          <table:table-cell table:formula="of:=[.F1062]/[.C1062]" office:value-type="float" office:value="8980.29556650246" calcext:value-type="float">
            <text:p>8980.29556650246</text:p>
          </table:table-cell>
          <table:table-cell table:formula="of:=[.F1062]/[.D1062]" office:value-type="float" office:value="55948.8491048593" calcext:value-type="float">
            <text:p>55948.8491048593</text:p>
          </table:table-cell>
        </table:table-row>
        <table:table-row table:style-name="ro1">
          <table:table-cell/>
          <table:table-cell office:value-type="float" office:value="1.213" calcext:value-type="float">
            <text:p>1.213</text:p>
          </table:table-cell>
          <table:table-cell office:value-type="float" office:value="105.93" calcext:value-type="float">
            <text:p>105.93</text:p>
          </table:table-cell>
          <table:table-cell office:value-type="float" office:value="14.726" calcext:value-type="float">
            <text:p>14.726</text:p>
          </table:table-cell>
          <table:table-cell/>
          <table:table-cell office:value-type="float" office:value="162519" calcext:value-type="float">
            <text:p>162519</text:p>
          </table:table-cell>
          <table:table-cell office:value-type="float" office:value="63048" calcext:value-type="float">
            <text:p>63048</text:p>
          </table:table-cell>
          <table:table-cell/>
          <table:table-cell table:formula="of:=[.F1063]/[.B1063]" office:value-type="float" office:value="133981.038746908" calcext:value-type="float">
            <text:p>133981.038746908</text:p>
          </table:table-cell>
          <table:table-cell table:formula="of:=[.F1063]/[.C1063]" office:value-type="float" office:value="1534.21127159445" calcext:value-type="float">
            <text:p>1534.21127159445</text:p>
          </table:table-cell>
          <table:table-cell table:formula="of:=[.F1063]/[.D1063]" office:value-type="float" office:value="11036.1944859432" calcext:value-type="float">
            <text:p>11036.1944859432</text:p>
          </table:table-cell>
        </table:table-row>
        <table:table-row table:style-name="ro1">
          <table:table-cell/>
          <table:table-cell office:value-type="float" office:value="1.843" calcext:value-type="float">
            <text:p>1.843</text:p>
          </table:table-cell>
          <table:table-cell office:value-type="float" office:value="345.309" calcext:value-type="float">
            <text:p>345.309</text:p>
          </table:table-cell>
          <table:table-cell office:value-type="float" office:value="16.549" calcext:value-type="float">
            <text:p>16.549</text:p>
          </table:table-cell>
          <table:table-cell/>
          <table:table-cell office:value-type="float" office:value="177040" calcext:value-type="float">
            <text:p>177040</text:p>
          </table:table-cell>
          <table:table-cell office:value-type="float" office:value="77242" calcext:value-type="float">
            <text:p>77242</text:p>
          </table:table-cell>
          <table:table-cell/>
          <table:table-cell table:formula="of:=[.F1064]/[.B1064]" office:value-type="float" office:value="96060.7704829083" calcext:value-type="float">
            <text:p>96060.7704829083</text:p>
          </table:table-cell>
          <table:table-cell table:formula="of:=[.F1064]/[.C1064]" office:value-type="float" office:value="512.700219223941" calcext:value-type="float">
            <text:p>512.700219223941</text:p>
          </table:table-cell>
          <table:table-cell table:formula="of:=[.F1064]/[.D1064]" office:value-type="float" office:value="10697.9273672125" calcext:value-type="float">
            <text:p>10697.9273672125</text:p>
          </table:table-cell>
        </table:table-row>
        <table:table-row table:style-name="ro1">
          <table:table-cell/>
          <table:table-cell office:value-type="float" office:value="5.848" calcext:value-type="float">
            <text:p>5.848</text:p>
          </table:table-cell>
          <table:table-cell office:value-type="float" office:value="396.13" calcext:value-type="float">
            <text:p>396.13</text:p>
          </table:table-cell>
          <table:table-cell office:value-type="float" office:value="79.087" calcext:value-type="float">
            <text:p>79.087</text:p>
          </table:table-cell>
          <table:table-cell/>
          <table:table-cell office:value-type="float" office:value="316416" calcext:value-type="float">
            <text:p>316416</text:p>
          </table:table-cell>
          <table:table-cell office:value-type="float" office:value="129947" calcext:value-type="float">
            <text:p>129947</text:p>
          </table:table-cell>
          <table:table-cell/>
          <table:table-cell table:formula="of:=[.F1065]/[.B1065]" office:value-type="float" office:value="54106.7031463748" calcext:value-type="float">
            <text:p>54106.7031463748</text:p>
          </table:table-cell>
          <table:table-cell table:formula="of:=[.F1065]/[.C1065]" office:value-type="float" office:value="798.76808118547" calcext:value-type="float">
            <text:p>798.76808118547</text:p>
          </table:table-cell>
          <table:table-cell table:formula="of:=[.F1065]/[.D1065]" office:value-type="float" office:value="4000.85981261143" calcext:value-type="float">
            <text:p>4000.85981261143</text:p>
          </table:table-cell>
        </table:table-row>
        <table:table-row table:style-name="ro1">
          <table:table-cell/>
          <table:table-cell office:value-type="float" office:value="7.149" calcext:value-type="float">
            <text:p>7.149</text:p>
          </table:table-cell>
          <table:table-cell office:value-type="float" office:value="2291.854" calcext:value-type="float">
            <text:p>2291.854</text:p>
          </table:table-cell>
          <table:table-cell office:value-type="float" office:value="86.855" calcext:value-type="float">
            <text:p>86.855</text:p>
          </table:table-cell>
          <table:table-cell/>
          <table:table-cell office:value-type="float" office:value="360990" calcext:value-type="float">
            <text:p>360990</text:p>
          </table:table-cell>
          <table:table-cell office:value-type="float" office:value="133628" calcext:value-type="float">
            <text:p>133628</text:p>
          </table:table-cell>
          <table:table-cell/>
          <table:table-cell table:formula="of:=[.F1066]/[.B1066]" office:value-type="float" office:value="50495.1741502308" calcext:value-type="float">
            <text:p>50495.1741502308</text:p>
          </table:table-cell>
          <table:table-cell table:formula="of:=[.F1066]/[.C1066]" office:value-type="float" office:value="157.510033361637" calcext:value-type="float">
            <text:p>157.510033361637</text:p>
          </table:table-cell>
          <table:table-cell table:formula="of:=[.F1066]/[.D1066]" office:value-type="float" office:value="4156.23740717288" calcext:value-type="float">
            <text:p>4156.23740717288</text:p>
          </table:table-cell>
        </table:table-row>
        <table:table-row table:style-name="ro1">
          <table:table-cell/>
          <table:table-cell office:value-type="float" office:value="0.243" calcext:value-type="float">
            <text:p>0.243</text:p>
          </table:table-cell>
          <table:table-cell office:value-type="float" office:value="15.529" calcext:value-type="float">
            <text:p>15.529</text:p>
          </table:table-cell>
          <table:table-cell office:value-type="float" office:value="2.47" calcext:value-type="float">
            <text:p>2.47</text:p>
          </table:table-cell>
          <table:table-cell/>
          <table:table-cell office:value-type="float" office:value="68029" calcext:value-type="float">
            <text:p>68029</text:p>
          </table:table-cell>
          <table:table-cell office:value-type="float" office:value="31226" calcext:value-type="float">
            <text:p>31226</text:p>
          </table:table-cell>
          <table:table-cell/>
          <table:table-cell table:formula="of:=[.F1067]/[.B1067]" office:value-type="float" office:value="279954.732510288" calcext:value-type="float">
            <text:p>279954.732510288</text:p>
          </table:table-cell>
          <table:table-cell table:formula="of:=[.F1067]/[.C1067]" office:value-type="float" office:value="4380.77145984931" calcext:value-type="float">
            <text:p>4380.77145984931</text:p>
          </table:table-cell>
          <table:table-cell table:formula="of:=[.F1067]/[.D1067]" office:value-type="float" office:value="27542.1052631579" calcext:value-type="float">
            <text:p>27542.1052631579</text:p>
          </table:table-cell>
        </table:table-row>
        <table:table-row table:style-name="ro1">
          <table:table-cell/>
          <table:table-cell office:value-type="float" office:value="3.027" calcext:value-type="float">
            <text:p>3.027</text:p>
          </table:table-cell>
          <table:table-cell office:value-type="float" office:value="458.493" calcext:value-type="float">
            <text:p>458.493</text:p>
          </table:table-cell>
          <table:table-cell office:value-type="float" office:value="32.811" calcext:value-type="float">
            <text:p>32.811</text:p>
          </table:table-cell>
          <table:table-cell/>
          <table:table-cell office:value-type="float" office:value="245342" calcext:value-type="float">
            <text:p>245342</text:p>
          </table:table-cell>
          <table:table-cell office:value-type="float" office:value="85456" calcext:value-type="float">
            <text:p>85456</text:p>
          </table:table-cell>
          <table:table-cell/>
          <table:table-cell table:formula="of:=[.F1068]/[.B1068]" office:value-type="float" office:value="81051.2058143376" calcext:value-type="float">
            <text:p>81051.2058143376</text:p>
          </table:table-cell>
          <table:table-cell table:formula="of:=[.F1068]/[.C1068]" office:value-type="float" office:value="535.105225161562" calcext:value-type="float">
            <text:p>535.105225161562</text:p>
          </table:table-cell>
          <table:table-cell table:formula="of:=[.F1068]/[.D1068]" office:value-type="float" office:value="7477.43134924263" calcext:value-type="float">
            <text:p>7477.43134924263</text:p>
          </table:table-cell>
        </table:table-row>
        <table:table-row table:style-name="ro1">
          <table:table-cell/>
          <table:table-cell office:value-type="float" office:value="0.172" calcext:value-type="float">
            <text:p>0.172</text:p>
          </table:table-cell>
          <table:table-cell office:value-type="float" office:value="11.018" calcext:value-type="float">
            <text:p>11.018</text:p>
          </table:table-cell>
          <table:table-cell office:value-type="float" office:value="1.652" calcext:value-type="float">
            <text:p>1.652</text:p>
          </table:table-cell>
          <table:table-cell/>
          <table:table-cell office:value-type="float" office:value="55019" calcext:value-type="float">
            <text:p>55019</text:p>
          </table:table-cell>
          <table:table-cell office:value-type="float" office:value="23714" calcext:value-type="float">
            <text:p>23714</text:p>
          </table:table-cell>
          <table:table-cell/>
          <table:table-cell table:formula="of:=[.F1069]/[.B1069]" office:value-type="float" office:value="319877.906976744" calcext:value-type="float">
            <text:p>319877.906976744</text:p>
          </table:table-cell>
          <table:table-cell table:formula="of:=[.F1069]/[.C1069]" office:value-type="float" office:value="4993.55599927392" calcext:value-type="float">
            <text:p>4993.55599927392</text:p>
          </table:table-cell>
          <table:table-cell table:formula="of:=[.F1069]/[.D1069]" office:value-type="float" office:value="33304.4794188862" calcext:value-type="float">
            <text:p>33304.4794188862</text:p>
          </table:table-cell>
        </table:table-row>
        <table:table-row table:style-name="ro1">
          <table:table-cell/>
          <table:table-cell office:value-type="float" office:value="3.006" calcext:value-type="float">
            <text:p>3.006</text:p>
          </table:table-cell>
          <table:table-cell office:value-type="float" office:value="267.449" calcext:value-type="float">
            <text:p>267.449</text:p>
          </table:table-cell>
          <table:table-cell office:value-type="float" office:value="27.392" calcext:value-type="float">
            <text:p>27.392</text:p>
          </table:table-cell>
          <table:table-cell/>
          <table:table-cell office:value-type="float" office:value="208958" calcext:value-type="float">
            <text:p>208958</text:p>
          </table:table-cell>
          <table:table-cell office:value-type="float" office:value="99966" calcext:value-type="float">
            <text:p>99966</text:p>
          </table:table-cell>
          <table:table-cell/>
          <table:table-cell table:formula="of:=[.F1070]/[.B1070]" office:value-type="float" office:value="69513.6393878909" calcext:value-type="float">
            <text:p>69513.6393878909</text:p>
          </table:table-cell>
          <table:table-cell table:formula="of:=[.F1070]/[.C1070]" office:value-type="float" office:value="781.300360068649" calcext:value-type="float">
            <text:p>781.300360068649</text:p>
          </table:table-cell>
          <table:table-cell table:formula="of:=[.F1070]/[.D1070]" office:value-type="float" office:value="7628.4316588785" calcext:value-type="float">
            <text:p>7628.4316588785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16.204" calcext:value-type="float">
            <text:p>16.204</text:p>
          </table:table-cell>
          <table:table-cell office:value-type="float" office:value="2.33" calcext:value-type="float">
            <text:p>2.33</text:p>
          </table:table-cell>
          <table:table-cell/>
          <table:table-cell office:value-type="float" office:value="67925" calcext:value-type="float">
            <text:p>67925</text:p>
          </table:table-cell>
          <table:table-cell office:value-type="float" office:value="29874" calcext:value-type="float">
            <text:p>29874</text:p>
          </table:table-cell>
          <table:table-cell/>
          <table:table-cell table:formula="of:=[.F1071]/[.B1071]" office:value-type="float" office:value="251574.074074074" calcext:value-type="float">
            <text:p>251574.074074074</text:p>
          </table:table-cell>
          <table:table-cell table:formula="of:=[.F1071]/[.C1071]" office:value-type="float" office:value="4191.86620587509" calcext:value-type="float">
            <text:p>4191.86620587509</text:p>
          </table:table-cell>
          <table:table-cell table:formula="of:=[.F1071]/[.D1071]" office:value-type="float" office:value="29152.3605150215" calcext:value-type="float">
            <text:p>29152.3605150215</text:p>
          </table:table-cell>
        </table:table-row>
        <table:table-row table:style-name="ro1">
          <table:table-cell/>
          <table:table-cell office:value-type="float" office:value="0.555" calcext:value-type="float">
            <text:p>0.555</text:p>
          </table:table-cell>
          <table:table-cell office:value-type="float" office:value="55.183" calcext:value-type="float">
            <text:p>55.183</text:p>
          </table:table-cell>
          <table:table-cell office:value-type="float" office:value="6.509" calcext:value-type="float">
            <text:p>6.509</text:p>
          </table:table-cell>
          <table:table-cell/>
          <table:table-cell office:value-type="float" office:value="107547" calcext:value-type="float">
            <text:p>107547</text:p>
          </table:table-cell>
          <table:table-cell office:value-type="float" office:value="41402" calcext:value-type="float">
            <text:p>41402</text:p>
          </table:table-cell>
          <table:table-cell/>
          <table:table-cell table:formula="of:=[.F1072]/[.B1072]" office:value-type="float" office:value="193778.378378378" calcext:value-type="float">
            <text:p>193778.378378378</text:p>
          </table:table-cell>
          <table:table-cell table:formula="of:=[.F1072]/[.C1072]" office:value-type="float" office:value="1948.91542685247" calcext:value-type="float">
            <text:p>1948.91542685247</text:p>
          </table:table-cell>
          <table:table-cell table:formula="of:=[.F1072]/[.D1072]" office:value-type="float" office:value="16522.8145644492" calcext:value-type="float">
            <text:p>16522.8145644492</text:p>
          </table:table-cell>
        </table:table-row>
        <table:table-row table:style-name="ro1">
          <table:table-cell/>
          <table:table-cell office:value-type="float" office:value="2.352" calcext:value-type="float">
            <text:p>2.352</text:p>
          </table:table-cell>
          <table:table-cell office:value-type="float" office:value="172.111" calcext:value-type="float">
            <text:p>172.111</text:p>
          </table:table-cell>
          <table:table-cell office:value-type="float" office:value="24.574" calcext:value-type="float">
            <text:p>24.574</text:p>
          </table:table-cell>
          <table:table-cell/>
          <table:table-cell office:value-type="float" office:value="208959" calcext:value-type="float">
            <text:p>208959</text:p>
          </table:table-cell>
          <table:table-cell office:value-type="float" office:value="91242" calcext:value-type="float">
            <text:p>91242</text:p>
          </table:table-cell>
          <table:table-cell/>
          <table:table-cell table:formula="of:=[.F1073]/[.B1073]" office:value-type="float" office:value="88843.112244898" calcext:value-type="float">
            <text:p>88843.112244898</text:p>
          </table:table-cell>
          <table:table-cell table:formula="of:=[.F1073]/[.C1073]" office:value-type="float" office:value="1214.09439257224" calcext:value-type="float">
            <text:p>1214.09439257224</text:p>
          </table:table-cell>
          <table:table-cell table:formula="of:=[.F1073]/[.D1073]" office:value-type="float" office:value="8503.25547326443" calcext:value-type="float">
            <text:p>8503.25547326443</text:p>
          </table:table-cell>
        </table:table-row>
        <table:table-row table:style-name="ro1">
          <table:table-cell/>
          <table:table-cell office:value-type="float" office:value="1.601" calcext:value-type="float">
            <text:p>1.601</text:p>
          </table:table-cell>
          <table:table-cell office:value-type="float" office:value="264.327" calcext:value-type="float">
            <text:p>264.327</text:p>
          </table:table-cell>
          <table:table-cell office:value-type="float" office:value="11.952" calcext:value-type="float">
            <text:p>11.952</text:p>
          </table:table-cell>
          <table:table-cell/>
          <table:table-cell office:value-type="float" office:value="148276" calcext:value-type="float">
            <text:p>148276</text:p>
          </table:table-cell>
          <table:table-cell office:value-type="float" office:value="84956" calcext:value-type="float">
            <text:p>84956</text:p>
          </table:table-cell>
          <table:table-cell/>
          <table:table-cell table:formula="of:=[.F1074]/[.B1074]" office:value-type="float" office:value="92614.6158650843" calcext:value-type="float">
            <text:p>92614.6158650843</text:p>
          </table:table-cell>
          <table:table-cell table:formula="of:=[.F1074]/[.C1074]" office:value-type="float" office:value="560.956693792159" calcext:value-type="float">
            <text:p>560.956693792159</text:p>
          </table:table-cell>
          <table:table-cell table:formula="of:=[.F1074]/[.D1074]" office:value-type="float" office:value="12405.9571619813" calcext:value-type="float">
            <text:p>12405.9571619813</text:p>
          </table:table-cell>
        </table:table-row>
        <table:table-row table:style-name="ro1">
          <table:table-cell/>
          <table:table-cell office:value-type="float" office:value="9.119" calcext:value-type="float">
            <text:p>9.119</text:p>
          </table:table-cell>
          <table:table-cell office:value-type="float" office:value="879.567" calcext:value-type="float">
            <text:p>879.567</text:p>
          </table:table-cell>
          <table:table-cell office:value-type="float" office:value="102.81" calcext:value-type="float">
            <text:p>102.81</text:p>
          </table:table-cell>
          <table:table-cell/>
          <table:table-cell office:value-type="float" office:value="406732" calcext:value-type="float">
            <text:p>406732</text:p>
          </table:table-cell>
          <table:table-cell office:value-type="float" office:value="151906" calcext:value-type="float">
            <text:p>151906</text:p>
          </table:table-cell>
          <table:table-cell/>
          <table:table-cell table:formula="of:=[.F1075]/[.B1075]" office:value-type="float" office:value="44602.6976642176" calcext:value-type="float">
            <text:p>44602.6976642176</text:p>
          </table:table-cell>
          <table:table-cell table:formula="of:=[.F1075]/[.C1075]" office:value-type="float" office:value="462.422987674617" calcext:value-type="float">
            <text:p>462.422987674617</text:p>
          </table:table-cell>
          <table:table-cell table:formula="of:=[.F1075]/[.D1075]" office:value-type="float" office:value="3956.15212527964" calcext:value-type="float">
            <text:p>3956.15212527964</text:p>
          </table:table-cell>
        </table:table-row>
        <table:table-row table:style-name="ro1">
          <table:table-cell/>
          <table:table-cell office:value-type="float" office:value="0.069" calcext:value-type="float">
            <text:p>0.069</text:p>
          </table:table-cell>
          <table:table-cell office:value-type="float" office:value="4.596" calcext:value-type="float">
            <text:p>4.596</text:p>
          </table:table-cell>
          <table:table-cell office:value-type="float" office:value="0.467" calcext:value-type="float">
            <text:p>0.467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14894" calcext:value-type="float">
            <text:p>14894</text:p>
          </table:table-cell>
          <table:table-cell/>
          <table:table-cell table:formula="of:=[.F1076]/[.B1076]" office:value-type="float" office:value="407347.826086957" calcext:value-type="float">
            <text:p>407347.826086957</text:p>
          </table:table-cell>
          <table:table-cell table:formula="of:=[.F1076]/[.C1076]" office:value-type="float" office:value="6115.53524804178" calcext:value-type="float">
            <text:p>6115.53524804178</text:p>
          </table:table-cell>
          <table:table-cell table:formula="of:=[.F1076]/[.D1076]" office:value-type="float" office:value="60186.295503212" calcext:value-type="float">
            <text:p>60186.295503212</text:p>
          </table:table-cell>
        </table:table-row>
        <table:table-row table:style-name="ro1">
          <table:table-cell/>
          <table:table-cell office:value-type="float" office:value="0.592" calcext:value-type="float">
            <text:p>0.592</text:p>
          </table:table-cell>
          <table:table-cell office:value-type="float" office:value="106.066" calcext:value-type="float">
            <text:p>106.066</text:p>
          </table:table-cell>
          <table:table-cell office:value-type="float" office:value="8.367" calcext:value-type="float">
            <text:p>8.367</text:p>
          </table:table-cell>
          <table:table-cell/>
          <table:table-cell office:value-type="float" office:value="126968" calcext:value-type="float">
            <text:p>126968</text:p>
          </table:table-cell>
          <table:table-cell office:value-type="float" office:value="44732" calcext:value-type="float">
            <text:p>44732</text:p>
          </table:table-cell>
          <table:table-cell/>
          <table:table-cell table:formula="of:=[.F1077]/[.B1077]" office:value-type="float" office:value="214472.972972973" calcext:value-type="float">
            <text:p>214472.972972973</text:p>
          </table:table-cell>
          <table:table-cell table:formula="of:=[.F1077]/[.C1077]" office:value-type="float" office:value="1197.06597778742" calcext:value-type="float">
            <text:p>1197.06597778742</text:p>
          </table:table-cell>
          <table:table-cell table:formula="of:=[.F1077]/[.D1077]" office:value-type="float" office:value="15174.8535914904" calcext:value-type="float">
            <text:p>15174.8535914904</text:p>
          </table:table-cell>
        </table:table-row>
        <table:table-row table:style-name="ro1">
          <table:table-cell/>
          <table:table-cell office:value-type="float" office:value="8.737" calcext:value-type="float">
            <text:p>8.737</text:p>
          </table:table-cell>
          <table:table-cell office:value-type="float" office:value="1485.938" calcext:value-type="float">
            <text:p>1485.938</text:p>
          </table:table-cell>
          <table:table-cell office:value-type="float" office:value="107.314" calcext:value-type="float">
            <text:p>107.314</text:p>
          </table:table-cell>
          <table:table-cell/>
          <table:table-cell office:value-type="float" office:value="396968" calcext:value-type="float">
            <text:p>396968</text:p>
          </table:table-cell>
          <table:table-cell office:value-type="float" office:value="151518" calcext:value-type="float">
            <text:p>151518</text:p>
          </table:table-cell>
          <table:table-cell/>
          <table:table-cell table:formula="of:=[.F1078]/[.B1078]" office:value-type="float" office:value="45435.2752661097" calcext:value-type="float">
            <text:p>45435.2752661097</text:p>
          </table:table-cell>
          <table:table-cell table:formula="of:=[.F1078]/[.C1078]" office:value-type="float" office:value="267.149773409119" calcext:value-type="float">
            <text:p>267.149773409119</text:p>
          </table:table-cell>
          <table:table-cell table:formula="of:=[.F1078]/[.D1078]" office:value-type="float" office:value="3699.12592951525" calcext:value-type="float">
            <text:p>3699.12592951525</text:p>
          </table:table-cell>
        </table:table-row>
        <table:table-row table:style-name="ro1">
          <table:table-cell/>
          <table:table-cell office:value-type="float" office:value="4.599" calcext:value-type="float">
            <text:p>4.599</text:p>
          </table:table-cell>
          <table:table-cell office:value-type="float" office:value="1519.151" calcext:value-type="float">
            <text:p>1519.151</text:p>
          </table:table-cell>
          <table:table-cell office:value-type="float" office:value="50.822" calcext:value-type="float">
            <text:p>50.822</text:p>
          </table:table-cell>
          <table:table-cell/>
          <table:table-cell office:value-type="float" office:value="282802" calcext:value-type="float">
            <text:p>282802</text:p>
          </table:table-cell>
          <table:table-cell office:value-type="float" office:value="113172" calcext:value-type="float">
            <text:p>113172</text:p>
          </table:table-cell>
          <table:table-cell/>
          <table:table-cell table:formula="of:=[.F1079]/[.B1079]" office:value-type="float" office:value="61492.0634920635" calcext:value-type="float">
            <text:p>61492.0634920635</text:p>
          </table:table-cell>
          <table:table-cell table:formula="of:=[.F1079]/[.C1079]" office:value-type="float" office:value="186.157926368083" calcext:value-type="float">
            <text:p>186.157926368083</text:p>
          </table:table-cell>
          <table:table-cell table:formula="of:=[.F1079]/[.D1079]" office:value-type="float" office:value="5564.55865570029" calcext:value-type="float">
            <text:p>5564.55865570029</text:p>
          </table:table-cell>
        </table:table-row>
        <table:table-row table:style-name="ro1">
          <table:table-cell/>
          <table:table-cell office:value-type="float" office:value="6.998" calcext:value-type="float">
            <text:p>6.998</text:p>
          </table:table-cell>
          <table:table-cell office:value-type="float" office:value="548.934" calcext:value-type="float">
            <text:p>548.934</text:p>
          </table:table-cell>
          <table:table-cell office:value-type="float" office:value="90.536" calcext:value-type="float">
            <text:p>90.536</text:p>
          </table:table-cell>
          <table:table-cell/>
          <table:table-cell office:value-type="float" office:value="354075" calcext:value-type="float">
            <text:p>354075</text:p>
          </table:table-cell>
          <table:table-cell office:value-type="float" office:value="141378" calcext:value-type="float">
            <text:p>141378</text:p>
          </table:table-cell>
          <table:table-cell/>
          <table:table-cell table:formula="of:=[.F1080]/[.B1080]" office:value-type="float" office:value="50596.5990282938" calcext:value-type="float">
            <text:p>50596.5990282938</text:p>
          </table:table-cell>
          <table:table-cell table:formula="of:=[.F1080]/[.C1080]" office:value-type="float" office:value="645.02289892774" calcext:value-type="float">
            <text:p>645.02289892774</text:p>
          </table:table-cell>
          <table:table-cell table:formula="of:=[.F1080]/[.D1080]" office:value-type="float" office:value="3910.87523195193" calcext:value-type="float">
            <text:p>3910.87523195193</text:p>
          </table:table-cell>
        </table:table-row>
        <table:table-row table:style-name="ro1">
          <table:table-cell/>
          <table:table-cell office:value-type="float" office:value="2.748" calcext:value-type="float">
            <text:p>2.748</text:p>
          </table:table-cell>
          <table:table-cell office:value-type="float" office:value="209.944" calcext:value-type="float">
            <text:p>209.944</text:p>
          </table:table-cell>
          <table:table-cell office:value-type="float" office:value="33.721" calcext:value-type="float">
            <text:p>33.721</text:p>
          </table:table-cell>
          <table:table-cell/>
          <table:table-cell office:value-type="float" office:value="231390" calcext:value-type="float">
            <text:p>231390</text:p>
          </table:table-cell>
          <table:table-cell office:value-type="float" office:value="83578" calcext:value-type="float">
            <text:p>83578</text:p>
          </table:table-cell>
          <table:table-cell/>
          <table:table-cell table:formula="of:=[.F1081]/[.B1081]" office:value-type="float" office:value="84203.056768559" calcext:value-type="float">
            <text:p>84203.056768559</text:p>
          </table:table-cell>
          <table:table-cell table:formula="of:=[.F1081]/[.C1081]" office:value-type="float" office:value="1102.15104980376" calcext:value-type="float">
            <text:p>1102.15104980376</text:p>
          </table:table-cell>
          <table:table-cell table:formula="of:=[.F1081]/[.D1081]" office:value-type="float" office:value="6861.89614780107" calcext:value-type="float">
            <text:p>6861.89614780107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30.065" calcext:value-type="float">
            <text:p>30.065</text:p>
          </table:table-cell>
          <table:table-cell office:value-type="float" office:value="4.336" calcext:value-type="float">
            <text:p>4.336</text:p>
          </table:table-cell>
          <table:table-cell/>
          <table:table-cell office:value-type="float" office:value="91306" calcext:value-type="float">
            <text:p>91306</text:p>
          </table:table-cell>
          <table:table-cell office:value-type="float" office:value="32016" calcext:value-type="float">
            <text:p>32016</text:p>
          </table:table-cell>
          <table:table-cell/>
          <table:table-cell table:formula="of:=[.F1082]/[.B1082]" office:value-type="float" office:value="285331.25" calcext:value-type="float">
            <text:p>285331.25</text:p>
          </table:table-cell>
          <table:table-cell table:formula="of:=[.F1082]/[.C1082]" office:value-type="float" office:value="3036.95326791951" calcext:value-type="float">
            <text:p>3036.95326791951</text:p>
          </table:table-cell>
          <table:table-cell table:formula="of:=[.F1082]/[.D1082]" office:value-type="float" office:value="21057.6568265683" calcext:value-type="float">
            <text:p>21057.6568265683</text:p>
          </table:table-cell>
        </table:table-row>
        <table:table-row table:style-name="ro1">
          <table:table-cell/>
          <table:table-cell office:value-type="float" office:value="6.394" calcext:value-type="float">
            <text:p>6.394</text:p>
          </table:table-cell>
          <table:table-cell office:value-type="float" office:value="585.041" calcext:value-type="float">
            <text:p>585.041</text:p>
          </table:table-cell>
          <table:table-cell office:value-type="float" office:value="90.816" calcext:value-type="float">
            <text:p>90.816</text:p>
          </table:table-cell>
          <table:table-cell/>
          <table:table-cell office:value-type="float" office:value="353295" calcext:value-type="float">
            <text:p>353295</text:p>
          </table:table-cell>
          <table:table-cell office:value-type="float" office:value="125008" calcext:value-type="float">
            <text:p>125008</text:p>
          </table:table-cell>
          <table:table-cell/>
          <table:table-cell table:formula="of:=[.F1083]/[.B1083]" office:value-type="float" office:value="55254.1445104786" calcext:value-type="float">
            <text:p>55254.1445104786</text:p>
          </table:table-cell>
          <table:table-cell table:formula="of:=[.F1083]/[.C1083]" office:value-type="float" office:value="603.880753656581" calcext:value-type="float">
            <text:p>603.880753656581</text:p>
          </table:table-cell>
          <table:table-cell table:formula="of:=[.F1083]/[.D1083]" office:value-type="float" office:value="3890.22859408034" calcext:value-type="float">
            <text:p>3890.22859408034</text:p>
          </table:table-cell>
        </table:table-row>
        <table:table-row table:style-name="ro1">
          <table:table-cell/>
          <table:table-cell office:value-type="float" office:value="0.559" calcext:value-type="float">
            <text:p>0.559</text:p>
          </table:table-cell>
          <table:table-cell office:value-type="float" office:value="50.843" calcext:value-type="float">
            <text:p>50.843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91688" calcext:value-type="float">
            <text:p>91688</text:p>
          </table:table-cell>
          <table:table-cell office:value-type="float" office:value="50424" calcext:value-type="float">
            <text:p>50424</text:p>
          </table:table-cell>
          <table:table-cell/>
          <table:table-cell table:formula="of:=[.F1084]/[.B1084]" office:value-type="float" office:value="164021.466905188" calcext:value-type="float">
            <text:p>164021.466905188</text:p>
          </table:table-cell>
          <table:table-cell table:formula="of:=[.F1084]/[.C1084]" office:value-type="float" office:value="1803.35542749248" calcext:value-type="float">
            <text:p>1803.35542749248</text:p>
          </table:table-cell>
          <table:table-cell table:formula="of:=[.F1084]/[.D1084]" office:value-type="float" office:value="21882.5775656325" calcext:value-type="float">
            <text:p>21882.5775656325</text:p>
          </table:table-cell>
        </table:table-row>
        <table:table-row table:style-name="ro1">
          <table:table-cell/>
          <table:table-cell office:value-type="float" office:value="1.58" calcext:value-type="float">
            <text:p>1.58</text:p>
          </table:table-cell>
          <table:table-cell office:value-type="float" office:value="437.566" calcext:value-type="float">
            <text:p>437.566</text:p>
          </table:table-cell>
          <table:table-cell office:value-type="float" office:value="18.183" calcext:value-type="float">
            <text:p>18.183</text:p>
          </table:table-cell>
          <table:table-cell/>
          <table:table-cell office:value-type="float" office:value="178815" calcext:value-type="float">
            <text:p>178815</text:p>
          </table:table-cell>
          <table:table-cell office:value-type="float" office:value="64148" calcext:value-type="float">
            <text:p>64148</text:p>
          </table:table-cell>
          <table:table-cell/>
          <table:table-cell table:formula="of:=[.F1085]/[.B1085]" office:value-type="float" office:value="113174.050632911" calcext:value-type="float">
            <text:p>113174.050632911</text:p>
          </table:table-cell>
          <table:table-cell table:formula="of:=[.F1085]/[.C1085]" office:value-type="float" office:value="408.658350968768" calcext:value-type="float">
            <text:p>408.658350968768</text:p>
          </table:table-cell>
          <table:table-cell table:formula="of:=[.F1085]/[.D1085]" office:value-type="float" office:value="9834.18577792443" calcext:value-type="float">
            <text:p>9834.18577792443</text:p>
          </table:table-cell>
        </table:table-row>
        <table:table-row table:style-name="ro1">
          <table:table-cell/>
          <table:table-cell office:value-type="float" office:value="0.196" calcext:value-type="float">
            <text:p>0.196</text:p>
          </table:table-cell>
          <table:table-cell office:value-type="float" office:value="19.87" calcext:value-type="float">
            <text:p>19.87</text:p>
          </table:table-cell>
          <table:table-cell office:value-type="float" office:value="1.884" calcext:value-type="float">
            <text:p>1.884</text:p>
          </table:table-cell>
          <table:table-cell/>
          <table:table-cell office:value-type="float" office:value="62182" calcext:value-type="float">
            <text:p>62182</text:p>
          </table:table-cell>
          <table:table-cell office:value-type="float" office:value="25610" calcext:value-type="float">
            <text:p>25610</text:p>
          </table:table-cell>
          <table:table-cell/>
          <table:table-cell table:formula="of:=[.F1086]/[.B1086]" office:value-type="float" office:value="317255.102040816" calcext:value-type="float">
            <text:p>317255.102040816</text:p>
          </table:table-cell>
          <table:table-cell table:formula="of:=[.F1086]/[.C1086]" office:value-type="float" office:value="3129.44136889784" calcext:value-type="float">
            <text:p>3129.44136889784</text:p>
          </table:table-cell>
          <table:table-cell table:formula="of:=[.F1086]/[.D1086]" office:value-type="float" office:value="33005.3078556263" calcext:value-type="float">
            <text:p>33005.307855626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7.325" calcext:value-type="float">
            <text:p>347.325</text:p>
          </table:table-cell>
          <table:table-cell office:value-type="float" office:value="45.633" calcext:value-type="float">
            <text:p>45.633</text:p>
          </table:table-cell>
          <table:table-cell/>
          <table:table-cell office:value-type="float" office:value="277858" calcext:value-type="float">
            <text:p>277858</text:p>
          </table:table-cell>
          <table:table-cell office:value-type="float" office:value="101190" calcext:value-type="float">
            <text:p>101190</text:p>
          </table:table-cell>
          <table:table-cell/>
          <table:table-cell table:formula="of:=[.F1087]/[.B1087]" office:value-type="float" office:value="69464.5" calcext:value-type="float">
            <text:p>69464.5</text:p>
          </table:table-cell>
          <table:table-cell table:formula="of:=[.F1087]/[.C1087]" office:value-type="float" office:value="799.994241704455" calcext:value-type="float">
            <text:p>799.994241704455</text:p>
          </table:table-cell>
          <table:table-cell table:formula="of:=[.F1087]/[.D1087]" office:value-type="float" office:value="6088.97070102776" calcext:value-type="float">
            <text:p>6088.97070102776</text:p>
          </table:table-cell>
        </table:table-row>
        <table:table-row table:style-name="ro1">
          <table:table-cell/>
          <table:table-cell office:value-type="float" office:value="1.27" calcext:value-type="float">
            <text:p>1.27</text:p>
          </table:table-cell>
          <table:table-cell office:value-type="float" office:value="114.899" calcext:value-type="float">
            <text:p>114.899</text:p>
          </table:table-cell>
          <table:table-cell office:value-type="float" office:value="11.039" calcext:value-type="float">
            <text:p>11.039</text:p>
          </table:table-cell>
          <table:table-cell/>
          <table:table-cell office:value-type="float" office:value="141237" calcext:value-type="float">
            <text:p>141237</text:p>
          </table:table-cell>
          <table:table-cell office:value-type="float" office:value="67692" calcext:value-type="float">
            <text:p>67692</text:p>
          </table:table-cell>
          <table:table-cell/>
          <table:table-cell table:formula="of:=[.F1088]/[.B1088]" office:value-type="float" office:value="111210.236220472" calcext:value-type="float">
            <text:p>111210.236220472</text:p>
          </table:table-cell>
          <table:table-cell table:formula="of:=[.F1088]/[.C1088]" office:value-type="float" office:value="1229.22740841957" calcext:value-type="float">
            <text:p>1229.22740841957</text:p>
          </table:table-cell>
          <table:table-cell table:formula="of:=[.F1088]/[.D1088]" office:value-type="float" office:value="12794.3654316514" calcext:value-type="float">
            <text:p>12794.3654316514</text:p>
          </table:table-cell>
        </table:table-row>
        <table:table-row table:style-name="ro1">
          <table:table-cell/>
          <table:table-cell office:value-type="float" office:value="0.329" calcext:value-type="float">
            <text:p>0.329</text:p>
          </table:table-cell>
          <table:table-cell office:value-type="float" office:value="39.787" calcext:value-type="float">
            <text:p>39.787</text:p>
          </table:table-cell>
          <table:table-cell office:value-type="float" office:value="4.386" calcext:value-type="float">
            <text:p>4.386</text:p>
          </table:table-cell>
          <table:table-cell/>
          <table:table-cell office:value-type="float" office:value="89671" calcext:value-type="float">
            <text:p>89671</text:p>
          </table:table-cell>
          <table:table-cell office:value-type="float" office:value="33490" calcext:value-type="float">
            <text:p>33490</text:p>
          </table:table-cell>
          <table:table-cell/>
          <table:table-cell table:formula="of:=[.F1089]/[.B1089]" office:value-type="float" office:value="272556.23100304" calcext:value-type="float">
            <text:p>272556.23100304</text:p>
          </table:table-cell>
          <table:table-cell table:formula="of:=[.F1089]/[.C1089]" office:value-type="float" office:value="2253.77635911227" calcext:value-type="float">
            <text:p>2253.77635911227</text:p>
          </table:table-cell>
          <table:table-cell table:formula="of:=[.F1089]/[.D1089]" office:value-type="float" office:value="20444.8244414045" calcext:value-type="float">
            <text:p>20444.8244414045</text:p>
          </table:table-cell>
        </table:table-row>
        <table:table-row table:style-name="ro1">
          <table:table-cell/>
          <table:table-cell office:value-type="float" office:value="0.072" calcext:value-type="float">
            <text:p>0.072</text:p>
          </table:table-cell>
          <table:table-cell office:value-type="float" office:value="3.346" calcext:value-type="float">
            <text:p>3.346</text:p>
          </table:table-cell>
          <table:table-cell office:value-type="float" office:value="0.456" calcext:value-type="float">
            <text:p>0.456</text:p>
          </table:table-cell>
          <table:table-cell/>
          <table:table-cell office:value-type="float" office:value="29673" calcext:value-type="float">
            <text:p>29673</text:p>
          </table:table-cell>
          <table:table-cell office:value-type="float" office:value="19726" calcext:value-type="float">
            <text:p>19726</text:p>
          </table:table-cell>
          <table:table-cell/>
          <table:table-cell table:formula="of:=[.F1090]/[.B1090]" office:value-type="float" office:value="412125" calcext:value-type="float">
            <text:p>412125</text:p>
          </table:table-cell>
          <table:table-cell table:formula="of:=[.F1090]/[.C1090]" office:value-type="float" office:value="8868.20083682008" calcext:value-type="float">
            <text:p>8868.20083682008</text:p>
          </table:table-cell>
          <table:table-cell table:formula="of:=[.F1090]/[.D1090]" office:value-type="float" office:value="65072.3684210526" calcext:value-type="float">
            <text:p>65072.3684210526</text:p>
          </table:table-cell>
        </table:table-row>
        <table:table-row table:style-name="ro1">
          <table:table-cell/>
          <table:table-cell office:value-type="float" office:value="1.181" calcext:value-type="float">
            <text:p>1.181</text:p>
          </table:table-cell>
          <table:table-cell office:value-type="float" office:value="87.169" calcext:value-type="float">
            <text:p>87.169</text:p>
          </table:table-cell>
          <table:table-cell office:value-type="float" office:value="10.79" calcext:value-type="float">
            <text:p>10.79</text:p>
          </table:table-cell>
          <table:table-cell/>
          <table:table-cell office:value-type="float" office:value="149224" calcext:value-type="float">
            <text:p>149224</text:p>
          </table:table-cell>
          <table:table-cell office:value-type="float" office:value="57490" calcext:value-type="float">
            <text:p>57490</text:p>
          </table:table-cell>
          <table:table-cell/>
          <table:table-cell table:formula="of:=[.F1091]/[.B1091]" office:value-type="float" office:value="126353.937341236" calcext:value-type="float">
            <text:p>126353.937341236</text:p>
          </table:table-cell>
          <table:table-cell table:formula="of:=[.F1091]/[.C1091]" office:value-type="float" office:value="1711.89298948021" calcext:value-type="float">
            <text:p>1711.89298948021</text:p>
          </table:table-cell>
          <table:table-cell table:formula="of:=[.F1091]/[.D1091]" office:value-type="float" office:value="13829.8424467099" calcext:value-type="float">
            <text:p>13829.8424467099</text:p>
          </table:table-cell>
        </table:table-row>
        <table:table-row table:style-name="ro1">
          <table:table-cell/>
          <table:table-cell office:value-type="float" office:value="9.822" calcext:value-type="float">
            <text:p>9.822</text:p>
          </table:table-cell>
          <table:table-cell office:value-type="float" office:value="1715.884" calcext:value-type="float">
            <text:p>1715.884</text:p>
          </table:table-cell>
          <table:table-cell office:value-type="float" office:value="117.916" calcext:value-type="float">
            <text:p>117.916</text:p>
          </table:table-cell>
          <table:table-cell/>
          <table:table-cell office:value-type="float" office:value="443162" calcext:value-type="float">
            <text:p>443162</text:p>
          </table:table-cell>
          <table:table-cell office:value-type="float" office:value="149623" calcext:value-type="float">
            <text:p>149623</text:p>
          </table:table-cell>
          <table:table-cell/>
          <table:table-cell table:formula="of:=[.F1092]/[.B1092]" office:value-type="float" office:value="45119.3239666056" calcext:value-type="float">
            <text:p>45119.3239666056</text:p>
          </table:table-cell>
          <table:table-cell table:formula="of:=[.F1092]/[.C1092]" office:value-type="float" office:value="258.270372589289" calcext:value-type="float">
            <text:p>258.270372589289</text:p>
          </table:table-cell>
          <table:table-cell table:formula="of:=[.F1092]/[.D1092]" office:value-type="float" office:value="3758.28555921164" calcext:value-type="float">
            <text:p>3758.28555921164</text:p>
          </table:table-cell>
        </table:table-row>
        <table:table-row table:style-name="ro1">
          <table:table-cell/>
          <table:table-cell office:value-type="float" office:value="0.239" calcext:value-type="float">
            <text:p>0.239</text:p>
          </table:table-cell>
          <table:table-cell office:value-type="float" office:value="22.862" calcext:value-type="float">
            <text:p>22.862</text:p>
          </table:table-cell>
          <table:table-cell office:value-type="float" office:value="1.827" calcext:value-type="float">
            <text:p>1.827</text:p>
          </table:table-cell>
          <table:table-cell/>
          <table:table-cell office:value-type="float" office:value="60246" calcext:value-type="float">
            <text:p>60246</text:p>
          </table:table-cell>
          <table:table-cell office:value-type="float" office:value="25530" calcext:value-type="float">
            <text:p>25530</text:p>
          </table:table-cell>
          <table:table-cell/>
          <table:table-cell table:formula="of:=[.F1093]/[.B1093]" office:value-type="float" office:value="252075.313807531" calcext:value-type="float">
            <text:p>252075.313807531</text:p>
          </table:table-cell>
          <table:table-cell table:formula="of:=[.F1093]/[.C1093]" office:value-type="float" office:value="2635.20251946461" calcext:value-type="float">
            <text:p>2635.20251946461</text:p>
          </table:table-cell>
          <table:table-cell table:formula="of:=[.F1093]/[.D1093]" office:value-type="float" office:value="32975.3694581281" calcext:value-type="float">
            <text:p>32975.3694581281</text:p>
          </table:table-cell>
        </table:table-row>
        <table:table-row table:style-name="ro1">
          <table:table-cell/>
          <table:table-cell office:value-type="float" office:value="3.849" calcext:value-type="float">
            <text:p>3.849</text:p>
          </table:table-cell>
          <table:table-cell office:value-type="float" office:value="710.946" calcext:value-type="float">
            <text:p>710.946</text:p>
          </table:table-cell>
          <table:table-cell office:value-type="float" office:value="42.004" calcext:value-type="float">
            <text:p>42.004</text:p>
          </table:table-cell>
          <table:table-cell/>
          <table:table-cell office:value-type="float" office:value="273160" calcext:value-type="float">
            <text:p>273160</text:p>
          </table:table-cell>
          <table:table-cell office:value-type="float" office:value="97684" calcext:value-type="float">
            <text:p>97684</text:p>
          </table:table-cell>
          <table:table-cell/>
          <table:table-cell table:formula="of:=[.F1094]/[.B1094]" office:value-type="float" office:value="70969.0828786698" calcext:value-type="float">
            <text:p>70969.0828786698</text:p>
          </table:table-cell>
          <table:table-cell table:formula="of:=[.F1094]/[.C1094]" office:value-type="float" office:value="384.220461188332" calcext:value-type="float">
            <text:p>384.220461188332</text:p>
          </table:table-cell>
          <table:table-cell table:formula="of:=[.F1094]/[.D1094]" office:value-type="float" office:value="6503.19017236454" calcext:value-type="float">
            <text:p>6503.19017236454</text:p>
          </table:table-cell>
        </table:table-row>
        <table:table-row table:style-name="ro1">
          <table:table-cell/>
          <table:table-cell office:value-type="float" office:value="0.636" calcext:value-type="float">
            <text:p>0.636</text:p>
          </table:table-cell>
          <table:table-cell office:value-type="float" office:value="43.385" calcext:value-type="float">
            <text:p>43.385</text:p>
          </table:table-cell>
          <table:table-cell office:value-type="float" office:value="6.344" calcext:value-type="float">
            <text:p>6.344</text:p>
          </table:table-cell>
          <table:table-cell/>
          <table:table-cell office:value-type="float" office:value="107133" calcext:value-type="float">
            <text:p>107133</text:p>
          </table:table-cell>
          <table:table-cell office:value-type="float" office:value="50196" calcext:value-type="float">
            <text:p>50196</text:p>
          </table:table-cell>
          <table:table-cell/>
          <table:table-cell table:formula="of:=[.F1095]/[.B1095]" office:value-type="float" office:value="168448.113207547" calcext:value-type="float">
            <text:p>168448.113207547</text:p>
          </table:table-cell>
          <table:table-cell table:formula="of:=[.F1095]/[.C1095]" office:value-type="float" office:value="2469.35576812262" calcext:value-type="float">
            <text:p>2469.35576812262</text:p>
          </table:table-cell>
          <table:table-cell table:formula="of:=[.F1095]/[.D1095]" office:value-type="float" office:value="16887.2950819672" calcext:value-type="float">
            <text:p>16887.2950819672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10.571" calcext:value-type="float">
            <text:p>10.571</text:p>
          </table:table-cell>
          <table:table-cell office:value-type="float" office:value="1.233" calcext:value-type="float">
            <text:p>1.233</text:p>
          </table:table-cell>
          <table:table-cell/>
          <table:table-cell office:value-type="float" office:value="49250" calcext:value-type="float">
            <text:p>49250</text:p>
          </table:table-cell>
          <table:table-cell office:value-type="float" office:value="23962" calcext:value-type="float">
            <text:p>23962</text:p>
          </table:table-cell>
          <table:table-cell/>
          <table:table-cell table:formula="of:=[.F1096]/[.B1096]" office:value-type="float" office:value="364814.814814815" calcext:value-type="float">
            <text:p>364814.814814815</text:p>
          </table:table-cell>
          <table:table-cell table:formula="of:=[.F1096]/[.C1096]" office:value-type="float" office:value="4658.97266105383" calcext:value-type="float">
            <text:p>4658.97266105383</text:p>
          </table:table-cell>
          <table:table-cell table:formula="of:=[.F1096]/[.D1096]" office:value-type="float" office:value="39943.2278994323" calcext:value-type="float">
            <text:p>39943.2278994323</text:p>
          </table:table-cell>
        </table:table-row>
        <table:table-row table:style-name="ro1">
          <table:table-cell/>
          <table:table-cell office:value-type="float" office:value="11.36" calcext:value-type="float">
            <text:p>11.36</text:p>
          </table:table-cell>
          <table:table-cell office:value-type="float" office:value="1051.471" calcext:value-type="float">
            <text:p>1051.471</text:p>
          </table:table-cell>
          <table:table-cell office:value-type="float" office:value="177.991" calcext:value-type="float">
            <text:p>177.991</text:p>
          </table:table-cell>
          <table:table-cell/>
          <table:table-cell office:value-type="float" office:value="454082" calcext:value-type="float">
            <text:p>454082</text:p>
          </table:table-cell>
          <table:table-cell office:value-type="float" office:value="170422" calcext:value-type="float">
            <text:p>170422</text:p>
          </table:table-cell>
          <table:table-cell/>
          <table:table-cell table:formula="of:=[.F1097]/[.B1097]" office:value-type="float" office:value="39972.0070422535" calcext:value-type="float">
            <text:p>39972.0070422535</text:p>
          </table:table-cell>
          <table:table-cell table:formula="of:=[.F1097]/[.C1097]" office:value-type="float" office:value="431.854040672544" calcext:value-type="float">
            <text:p>431.854040672544</text:p>
          </table:table-cell>
          <table:table-cell table:formula="of:=[.F1097]/[.D1097]" office:value-type="float" office:value="2551.15146271441" calcext:value-type="float">
            <text:p>2551.15146271441</text:p>
          </table:table-cell>
        </table:table-row>
        <table:table-row table:style-name="ro1">
          <table:table-cell/>
          <table:table-cell office:value-type="float" office:value="9.126" calcext:value-type="float">
            <text:p>9.126</text:p>
          </table:table-cell>
          <table:table-cell office:value-type="float" office:value="608.062" calcext:value-type="float">
            <text:p>608.062</text:p>
          </table:table-cell>
          <table:table-cell office:value-type="float" office:value="105.098" calcext:value-type="float">
            <text:p>105.098</text:p>
          </table:table-cell>
          <table:table-cell/>
          <table:table-cell office:value-type="float" office:value="399297" calcext:value-type="float">
            <text:p>399297</text:p>
          </table:table-cell>
          <table:table-cell office:value-type="float" office:value="160788" calcext:value-type="float">
            <text:p>160788</text:p>
          </table:table-cell>
          <table:table-cell/>
          <table:table-cell table:formula="of:=[.F1098]/[.B1098]" office:value-type="float" office:value="43753.7804076266" calcext:value-type="float">
            <text:p>43753.7804076266</text:p>
          </table:table-cell>
          <table:table-cell table:formula="of:=[.F1098]/[.C1098]" office:value-type="float" office:value="656.671523627525" calcext:value-type="float">
            <text:p>656.671523627525</text:p>
          </table:table-cell>
          <table:table-cell table:formula="of:=[.F1098]/[.D1098]" office:value-type="float" office:value="3799.28257435917" calcext:value-type="float">
            <text:p>3799.28257435917</text:p>
          </table:table-cell>
        </table:table-row>
        <table:table-row table:style-name="ro1">
          <table:table-cell/>
          <table:table-cell office:value-type="float" office:value="1.993" calcext:value-type="float">
            <text:p>1.993</text:p>
          </table:table-cell>
          <table:table-cell office:value-type="float" office:value="142.065" calcext:value-type="float">
            <text:p>142.065</text:p>
          </table:table-cell>
          <table:table-cell office:value-type="float" office:value="19.708" calcext:value-type="float">
            <text:p>19.708</text:p>
          </table:table-cell>
          <table:table-cell/>
          <table:table-cell office:value-type="float" office:value="195056" calcext:value-type="float">
            <text:p>195056</text:p>
          </table:table-cell>
          <table:table-cell office:value-type="float" office:value="72330" calcext:value-type="float">
            <text:p>72330</text:p>
          </table:table-cell>
          <table:table-cell/>
          <table:table-cell table:formula="of:=[.F1099]/[.B1099]" office:value-type="float" office:value="97870.5469141997" calcext:value-type="float">
            <text:p>97870.5469141997</text:p>
          </table:table-cell>
          <table:table-cell table:formula="of:=[.F1099]/[.C1099]" office:value-type="float" office:value="1373.00531446873" calcext:value-type="float">
            <text:p>1373.00531446873</text:p>
          </table:table-cell>
          <table:table-cell table:formula="of:=[.F1099]/[.D1099]" office:value-type="float" office:value="9897.30058859347" calcext:value-type="float">
            <text:p>9897.30058859347</text:p>
          </table:table-cell>
        </table:table-row>
        <table:table-row table:style-name="ro1">
          <table:table-cell/>
          <table:table-cell office:value-type="float" office:value="32.656" calcext:value-type="float">
            <text:p>32.656</text:p>
          </table:table-cell>
          <table:table-cell office:value-type="float" office:value="2239.944" calcext:value-type="float">
            <text:p>2239.944</text:p>
          </table:table-cell>
          <table:table-cell office:value-type="float" office:value="338.35" calcext:value-type="float">
            <text:p>338.35</text:p>
          </table:table-cell>
          <table:table-cell/>
          <table:table-cell office:value-type="float" office:value="686423" calcext:value-type="float">
            <text:p>686423</text:p>
          </table:table-cell>
          <table:table-cell office:value-type="float" office:value="315226" calcext:value-type="float">
            <text:p>315226</text:p>
          </table:table-cell>
          <table:table-cell/>
          <table:table-cell table:formula="of:=[.F1100]/[.B1100]" office:value-type="float" office:value="21019.8125918667" calcext:value-type="float">
            <text:p>21019.8125918667</text:p>
          </table:table-cell>
          <table:table-cell table:formula="of:=[.F1100]/[.C1100]" office:value-type="float" office:value="306.446500448225" calcext:value-type="float">
            <text:p>306.446500448225</text:p>
          </table:table-cell>
          <table:table-cell table:formula="of:=[.F1100]/[.D1100]" office:value-type="float" office:value="2028.73651544259" calcext:value-type="float">
            <text:p>2028.73651544259</text:p>
          </table:table-cell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office:value-type="float" office:value="0.821" calcext:value-type="float">
            <text:p>0.821</text:p>
          </table:table-cell>
          <table:table-cell office:value-type="float" office:value="0.156" calcext:value-type="float">
            <text:p>0.156</text:p>
          </table:table-cell>
          <table:table-cell/>
          <table:table-cell office:value-type="float" office:value="5331" calcext:value-type="float">
            <text:p>5331</text:p>
          </table:table-cell>
          <table:table-cell office:value-type="float" office:value="3122" calcext:value-type="float">
            <text:p>3122</text:p>
          </table:table-cell>
          <table:table-cell/>
          <table:table-cell table:formula="of:=[.F1101]/[.B1101]" office:value-type="float" office:value="761571.428571429" calcext:value-type="float">
            <text:p>761571.428571429</text:p>
          </table:table-cell>
          <table:table-cell table:formula="of:=[.F1101]/[.C1101]" office:value-type="float" office:value="6493.30085261876" calcext:value-type="float">
            <text:p>6493.30085261876</text:p>
          </table:table-cell>
          <table:table-cell table:formula="of:=[.F1101]/[.D1101]" office:value-type="float" office:value="34173.0769230769" calcext:value-type="float">
            <text:p>34173.0769230769</text:p>
          </table:table-cell>
        </table:table-row>
        <table:table-row table:style-name="ro1">
          <table:table-cell/>
          <table:table-cell office:value-type="float" office:value="0.911" calcext:value-type="float">
            <text:p>0.911</text:p>
          </table:table-cell>
          <table:table-cell office:value-type="float" office:value="72.471" calcext:value-type="float">
            <text:p>72.471</text:p>
          </table:table-cell>
          <table:table-cell office:value-type="float" office:value="8.254" calcext:value-type="float">
            <text:p>8.254</text:p>
          </table:table-cell>
          <table:table-cell/>
          <table:table-cell office:value-type="float" office:value="124434" calcext:value-type="float">
            <text:p>124434</text:p>
          </table:table-cell>
          <table:table-cell office:value-type="float" office:value="63114" calcext:value-type="float">
            <text:p>63114</text:p>
          </table:table-cell>
          <table:table-cell/>
          <table:table-cell table:formula="of:=[.F1102]/[.B1102]" office:value-type="float" office:value="136590.559824369" calcext:value-type="float">
            <text:p>136590.559824369</text:p>
          </table:table-cell>
          <table:table-cell table:formula="of:=[.F1102]/[.C1102]" office:value-type="float" office:value="1717.01784161941" calcext:value-type="float">
            <text:p>1717.01784161941</text:p>
          </table:table-cell>
          <table:table-cell table:formula="of:=[.F1102]/[.D1102]" office:value-type="float" office:value="15075.5997092319" calcext:value-type="float">
            <text:p>15075.5997092319</text:p>
          </table:table-cell>
        </table:table-row>
        <table:table-row table:style-name="ro1">
          <table:table-cell/>
          <table:table-cell office:value-type="float" office:value="0.121" calcext:value-type="float">
            <text:p>0.121</text:p>
          </table:table-cell>
          <table:table-cell office:value-type="float" office:value="7.434" calcext:value-type="float">
            <text:p>7.434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44810" calcext:value-type="float">
            <text:p>44810</text:p>
          </table:table-cell>
          <table:table-cell office:value-type="float" office:value="23426" calcext:value-type="float">
            <text:p>23426</text:p>
          </table:table-cell>
          <table:table-cell/>
          <table:table-cell table:formula="of:=[.F1103]/[.B1103]" office:value-type="float" office:value="370330.578512397" calcext:value-type="float">
            <text:p>370330.578512397</text:p>
          </table:table-cell>
          <table:table-cell table:formula="of:=[.F1103]/[.C1103]" office:value-type="float" office:value="6027.71051923594" calcext:value-type="float">
            <text:p>6027.71051923594</text:p>
          </table:table-cell>
          <table:table-cell table:formula="of:=[.F1103]/[.D1103]" office:value-type="float" office:value="41878.5046728972" calcext:value-type="float">
            <text:p>41878.5046728972</text:p>
          </table:table-cell>
        </table:table-row>
        <table:table-row table:style-name="ro1">
          <table:table-cell/>
          <table:table-cell office:value-type="float" office:value="0.553" calcext:value-type="float">
            <text:p>0.553</text:p>
          </table:table-cell>
          <table:table-cell office:value-type="float" office:value="35.88" calcext:value-type="float">
            <text:p>35.88</text:p>
          </table:table-cell>
          <table:table-cell office:value-type="float" office:value="4.689" calcext:value-type="float">
            <text:p>4.689</text:p>
          </table:table-cell>
          <table:table-cell/>
          <table:table-cell office:value-type="float" office:value="95755" calcext:value-type="float">
            <text:p>95755</text:p>
          </table:table-cell>
          <table:table-cell office:value-type="float" office:value="43352" calcext:value-type="float">
            <text:p>43352</text:p>
          </table:table-cell>
          <table:table-cell/>
          <table:table-cell table:formula="of:=[.F1104]/[.B1104]" office:value-type="float" office:value="173155.515370705" calcext:value-type="float">
            <text:p>173155.515370705</text:p>
          </table:table-cell>
          <table:table-cell table:formula="of:=[.F1104]/[.C1104]" office:value-type="float" office:value="2668.75696767001" calcext:value-type="float">
            <text:p>2668.75696767001</text:p>
          </table:table-cell>
          <table:table-cell table:formula="of:=[.F1104]/[.D1104]" office:value-type="float" office:value="20421.1985497974" calcext:value-type="float">
            <text:p>20421.1985497974</text:p>
          </table:table-cell>
        </table:table-row>
        <table:table-row table:style-name="ro1">
          <table:table-cell/>
          <table:table-cell office:value-type="float" office:value="2.975" calcext:value-type="float">
            <text:p>2.975</text:p>
          </table:table-cell>
          <table:table-cell office:value-type="float" office:value="234.974" calcext:value-type="float">
            <text:p>234.974</text:p>
          </table:table-cell>
          <table:table-cell office:value-type="float" office:value="37.98" calcext:value-type="float">
            <text:p>37.98</text:p>
          </table:table-cell>
          <table:table-cell/>
          <table:table-cell office:value-type="float" office:value="244749" calcext:value-type="float">
            <text:p>244749</text:p>
          </table:table-cell>
          <table:table-cell office:value-type="float" office:value="85240" calcext:value-type="float">
            <text:p>85240</text:p>
          </table:table-cell>
          <table:table-cell/>
          <table:table-cell table:formula="of:=[.F1105]/[.B1105]" office:value-type="float" office:value="82268.5714285714" calcext:value-type="float">
            <text:p>82268.5714285714</text:p>
          </table:table-cell>
          <table:table-cell table:formula="of:=[.F1105]/[.C1105]" office:value-type="float" office:value="1041.60034727246" calcext:value-type="float">
            <text:p>1041.60034727246</text:p>
          </table:table-cell>
          <table:table-cell table:formula="of:=[.F1105]/[.D1105]" office:value-type="float" office:value="6444.15481832544" calcext:value-type="float">
            <text:p>6444.15481832544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float" office:value="160.484" calcext:value-type="float">
            <text:p>160.484</text:p>
          </table:table-cell>
          <table:table-cell office:value-type="float" office:value="18.875" calcext:value-type="float">
            <text:p>18.875</text:p>
          </table:table-cell>
          <table:table-cell/>
          <table:table-cell office:value-type="float" office:value="177251" calcext:value-type="float">
            <text:p>177251</text:p>
          </table:table-cell>
          <table:table-cell office:value-type="float" office:value="62532" calcext:value-type="float">
            <text:p>62532</text:p>
          </table:table-cell>
          <table:table-cell/>
          <table:table-cell table:formula="of:=[.F1106]/[.B1106]" office:value-type="float" office:value="136346.923076923" calcext:value-type="float">
            <text:p>136346.923076923</text:p>
          </table:table-cell>
          <table:table-cell table:formula="of:=[.F1106]/[.C1106]" office:value-type="float" office:value="1104.47770494255" calcext:value-type="float">
            <text:p>1104.47770494255</text:p>
          </table:table-cell>
          <table:table-cell table:formula="of:=[.F1106]/[.D1106]" office:value-type="float" office:value="9390.78145695364" calcext:value-type="float">
            <text:p>9390.78145695364</text:p>
          </table:table-cell>
        </table:table-row>
        <table:table-row table:style-name="ro1">
          <table:table-cell/>
          <table:table-cell office:value-type="float" office:value="3.293" calcext:value-type="float">
            <text:p>3.293</text:p>
          </table:table-cell>
          <table:table-cell office:value-type="float" office:value="274.828" calcext:value-type="float">
            <text:p>274.828</text:p>
          </table:table-cell>
          <table:table-cell office:value-type="float" office:value="37.111" calcext:value-type="float">
            <text:p>37.111</text:p>
          </table:table-cell>
          <table:table-cell/>
          <table:table-cell office:value-type="float" office:value="252231" calcext:value-type="float">
            <text:p>252231</text:p>
          </table:table-cell>
          <table:table-cell office:value-type="float" office:value="92726" calcext:value-type="float">
            <text:p>92726</text:p>
          </table:table-cell>
          <table:table-cell/>
          <table:table-cell table:formula="of:=[.F1107]/[.B1107]" office:value-type="float" office:value="76596.1129668995" calcext:value-type="float">
            <text:p>76596.1129668995</text:p>
          </table:table-cell>
          <table:table-cell table:formula="of:=[.F1107]/[.C1107]" office:value-type="float" office:value="917.777664575662" calcext:value-type="float">
            <text:p>917.777664575662</text:p>
          </table:table-cell>
          <table:table-cell table:formula="of:=[.F1107]/[.D1107]" office:value-type="float" office:value="6796.66406186845" calcext:value-type="float">
            <text:p>6796.66406186845</text:p>
          </table:table-cell>
        </table:table-row>
        <table:table-row table:style-name="ro1">
          <table:table-cell/>
          <table:table-cell office:value-type="float" office:value="2.083" calcext:value-type="float">
            <text:p>2.083</text:p>
          </table:table-cell>
          <table:table-cell office:value-type="float" office:value="201.974" calcext:value-type="float">
            <text:p>201.974</text:p>
          </table:table-cell>
          <table:table-cell office:value-type="float" office:value="23.153" calcext:value-type="float">
            <text:p>23.153</text:p>
          </table:table-cell>
          <table:table-cell/>
          <table:table-cell office:value-type="float" office:value="208352" calcext:value-type="float">
            <text:p>208352</text:p>
          </table:table-cell>
          <table:table-cell office:value-type="float" office:value="82017" calcext:value-type="float">
            <text:p>82017</text:p>
          </table:table-cell>
          <table:table-cell/>
          <table:table-cell table:formula="of:=[.F1108]/[.B1108]" office:value-type="float" office:value="100024.963994239" calcext:value-type="float">
            <text:p>100024.963994239</text:p>
          </table:table-cell>
          <table:table-cell table:formula="of:=[.F1108]/[.C1108]" office:value-type="float" office:value="1031.57832196223" calcext:value-type="float">
            <text:p>1031.57832196223</text:p>
          </table:table-cell>
          <table:table-cell table:formula="of:=[.F1108]/[.D1108]" office:value-type="float" office:value="8998.92022632056" calcext:value-type="float">
            <text:p>8998.92022632056</text:p>
          </table:table-cell>
        </table:table-row>
        <table:table-row table:style-name="ro1">
          <table:table-cell/>
          <table:table-cell office:value-type="float" office:value="4.405" calcext:value-type="float">
            <text:p>4.405</text:p>
          </table:table-cell>
          <table:table-cell office:value-type="float" office:value="329.388" calcext:value-type="float">
            <text:p>329.388</text:p>
          </table:table-cell>
          <table:table-cell office:value-type="float" office:value="50.933" calcext:value-type="float">
            <text:p>50.933</text:p>
          </table:table-cell>
          <table:table-cell/>
          <table:table-cell office:value-type="float" office:value="278088" calcext:value-type="float">
            <text:p>278088</text:p>
          </table:table-cell>
          <table:table-cell office:value-type="float" office:value="112480" calcext:value-type="float">
            <text:p>112480</text:p>
          </table:table-cell>
          <table:table-cell/>
          <table:table-cell table:formula="of:=[.F1109]/[.B1109]" office:value-type="float" office:value="63130.0794551646" calcext:value-type="float">
            <text:p>63130.0794551646</text:p>
          </table:table-cell>
          <table:table-cell table:formula="of:=[.F1109]/[.C1109]" office:value-type="float" office:value="844.256621370542" calcext:value-type="float">
            <text:p>844.256621370542</text:p>
          </table:table-cell>
          <table:table-cell table:formula="of:=[.F1109]/[.D1109]" office:value-type="float" office:value="5459.87866412738" calcext:value-type="float">
            <text:p>5459.87866412738</text:p>
          </table:table-cell>
        </table:table-row>
        <table:table-row table:style-name="ro1">
          <table:table-cell/>
          <table:table-cell office:value-type="float" office:value="2.539" calcext:value-type="float">
            <text:p>2.539</text:p>
          </table:table-cell>
          <table:table-cell office:value-type="float" office:value="376.193" calcext:value-type="float">
            <text:p>376.193</text:p>
          </table:table-cell>
          <table:table-cell office:value-type="float" office:value="24.24" calcext:value-type="float">
            <text:p>24.24</text:p>
          </table:table-cell>
          <table:table-cell/>
          <table:table-cell office:value-type="float" office:value="205509" calcext:value-type="float">
            <text:p>205509</text:p>
          </table:table-cell>
          <table:table-cell office:value-type="float" office:value="92004" calcext:value-type="float">
            <text:p>92004</text:p>
          </table:table-cell>
          <table:table-cell/>
          <table:table-cell table:formula="of:=[.F1110]/[.B1110]" office:value-type="float" office:value="80940.9216226861" calcext:value-type="float">
            <text:p>80940.9216226861</text:p>
          </table:table-cell>
          <table:table-cell table:formula="of:=[.F1110]/[.C1110]" office:value-type="float" office:value="546.286081878185" calcext:value-type="float">
            <text:p>546.286081878185</text:p>
          </table:table-cell>
          <table:table-cell table:formula="of:=[.F1110]/[.D1110]" office:value-type="float" office:value="8478.09405940594" calcext:value-type="float">
            <text:p>8478.09405940594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11.69" calcext:value-type="float">
            <text:p>11.69</text:p>
          </table:table-cell>
          <table:table-cell office:value-type="float" office:value="1.69" calcext:value-type="float">
            <text:p>1.69</text:p>
          </table:table-cell>
          <table:table-cell/>
          <table:table-cell office:value-type="float" office:value="60873" calcext:value-type="float">
            <text:p>60873</text:p>
          </table:table-cell>
          <table:table-cell office:value-type="float" office:value="26930" calcext:value-type="float">
            <text:p>26930</text:p>
          </table:table-cell>
          <table:table-cell/>
          <table:table-cell table:formula="of:=[.F1111]/[.B1111]" office:value-type="float" office:value="289871.428571429" calcext:value-type="float">
            <text:p>289871.428571429</text:p>
          </table:table-cell>
          <table:table-cell table:formula="of:=[.F1111]/[.C1111]" office:value-type="float" office:value="5207.27117194183" calcext:value-type="float">
            <text:p>5207.27117194183</text:p>
          </table:table-cell>
          <table:table-cell table:formula="of:=[.F1111]/[.D1111]" office:value-type="float" office:value="36019.5266272189" calcext:value-type="float">
            <text:p>36019.5266272189</text:p>
          </table:table-cell>
        </table:table-row>
        <table:table-row table:style-name="ro1">
          <table:table-cell/>
          <table:table-cell office:value-type="float" office:value="3.926" calcext:value-type="float">
            <text:p>3.926</text:p>
          </table:table-cell>
          <table:table-cell office:value-type="float" office:value="413.024" calcext:value-type="float">
            <text:p>413.024</text:p>
          </table:table-cell>
          <table:table-cell office:value-type="float" office:value="46.636" calcext:value-type="float">
            <text:p>46.636</text:p>
          </table:table-cell>
          <table:table-cell/>
          <table:table-cell office:value-type="float" office:value="283019" calcext:value-type="float">
            <text:p>283019</text:p>
          </table:table-cell>
          <table:table-cell office:value-type="float" office:value="108341" calcext:value-type="float">
            <text:p>108341</text:p>
          </table:table-cell>
          <table:table-cell/>
          <table:table-cell table:formula="of:=[.F1112]/[.B1112]" office:value-type="float" office:value="72088.385124809" calcext:value-type="float">
            <text:p>72088.385124809</text:p>
          </table:table-cell>
          <table:table-cell table:formula="of:=[.F1112]/[.C1112]" office:value-type="float" office:value="685.236209033858" calcext:value-type="float">
            <text:p>685.236209033858</text:p>
          </table:table-cell>
          <table:table-cell table:formula="of:=[.F1112]/[.D1112]" office:value-type="float" office:value="6068.68084741401" calcext:value-type="float">
            <text:p>6068.68084741401</text:p>
          </table:table-cell>
        </table:table-row>
        <table:table-row table:style-name="ro1">
          <table:table-cell/>
          <table:table-cell office:value-type="float" office:value="1.051" calcext:value-type="float">
            <text:p>1.051</text:p>
          </table:table-cell>
          <table:table-cell office:value-type="float" office:value="121.557" calcext:value-type="float">
            <text:p>121.557</text:p>
          </table:table-cell>
          <table:table-cell office:value-type="float" office:value="12.788" calcext:value-type="float">
            <text:p>12.788</text:p>
          </table:table-cell>
          <table:table-cell/>
          <table:table-cell office:value-type="float" office:value="155152" calcext:value-type="float">
            <text:p>155152</text:p>
          </table:table-cell>
          <table:table-cell office:value-type="float" office:value="60036" calcext:value-type="float">
            <text:p>60036</text:p>
          </table:table-cell>
          <table:table-cell/>
          <table:table-cell table:formula="of:=[.F1113]/[.B1113]" office:value-type="float" office:value="147623.215984776" calcext:value-type="float">
            <text:p>147623.215984776</text:p>
          </table:table-cell>
          <table:table-cell table:formula="of:=[.F1113]/[.C1113]" office:value-type="float" office:value="1276.37240142485" calcext:value-type="float">
            <text:p>1276.37240142485</text:p>
          </table:table-cell>
          <table:table-cell table:formula="of:=[.F1113]/[.D1113]" office:value-type="float" office:value="12132.6243353144" calcext:value-type="float">
            <text:p>12132.6243353144</text:p>
          </table:table-cell>
        </table:table-row>
        <table:table-row table:style-name="ro1">
          <table:table-cell/>
          <table:table-cell office:value-type="float" office:value="1.819" calcext:value-type="float">
            <text:p>1.819</text:p>
          </table:table-cell>
          <table:table-cell office:value-type="float" office:value="181.686" calcext:value-type="float">
            <text:p>181.686</text:p>
          </table:table-cell>
          <table:table-cell office:value-type="float" office:value="20.838" calcext:value-type="float">
            <text:p>20.838</text:p>
          </table:table-cell>
          <table:table-cell/>
          <table:table-cell office:value-type="float" office:value="183705" calcext:value-type="float">
            <text:p>183705</text:p>
          </table:table-cell>
          <table:table-cell office:value-type="float" office:value="72287" calcext:value-type="float">
            <text:p>72287</text:p>
          </table:table-cell>
          <table:table-cell/>
          <table:table-cell table:formula="of:=[.F1114]/[.B1114]" office:value-type="float" office:value="100992.303463441" calcext:value-type="float">
            <text:p>100992.303463441</text:p>
          </table:table-cell>
          <table:table-cell table:formula="of:=[.F1114]/[.C1114]" office:value-type="float" office:value="1011.11257884482" calcext:value-type="float">
            <text:p>1011.11257884482</text:p>
          </table:table-cell>
          <table:table-cell table:formula="of:=[.F1114]/[.D1114]" office:value-type="float" office:value="8815.86524618485" calcext:value-type="float">
            <text:p>8815.86524618485</text:p>
          </table:table-cell>
        </table:table-row>
        <table:table-row table:style-name="ro1">
          <table:table-cell/>
          <table:table-cell office:value-type="float" office:value="1.693" calcext:value-type="float">
            <text:p>1.693</text:p>
          </table:table-cell>
          <table:table-cell office:value-type="float" office:value="125.075" calcext:value-type="float">
            <text:p>125.075</text:p>
          </table:table-cell>
          <table:table-cell office:value-type="float" office:value="19.983" calcext:value-type="float">
            <text:p>19.983</text:p>
          </table:table-cell>
          <table:table-cell/>
          <table:table-cell office:value-type="float" office:value="183167" calcext:value-type="float">
            <text:p>183167</text:p>
          </table:table-cell>
          <table:table-cell office:value-type="float" office:value="77656" calcext:value-type="float">
            <text:p>77656</text:p>
          </table:table-cell>
          <table:table-cell/>
          <table:table-cell table:formula="of:=[.F1115]/[.B1115]" office:value-type="float" office:value="108190.785587714" calcext:value-type="float">
            <text:p>108190.785587714</text:p>
          </table:table-cell>
          <table:table-cell table:formula="of:=[.F1115]/[.C1115]" office:value-type="float" office:value="1464.45732560464" calcext:value-type="float">
            <text:p>1464.45732560464</text:p>
          </table:table-cell>
          <table:table-cell table:formula="of:=[.F1115]/[.D1115]" office:value-type="float" office:value="9166.14122003703" calcext:value-type="float">
            <text:p>9166.14122003703</text:p>
          </table:table-cell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 office:value-type="float" office:value="118.277" calcext:value-type="float">
            <text:p>118.277</text:p>
          </table:table-cell>
          <table:table-cell office:value-type="float" office:value="8.991" calcext:value-type="float">
            <text:p>8.991</text:p>
          </table:table-cell>
          <table:table-cell/>
          <table:table-cell office:value-type="float" office:value="123660" calcext:value-type="float">
            <text:p>123660</text:p>
          </table:table-cell>
          <table:table-cell office:value-type="float" office:value="52791" calcext:value-type="float">
            <text:p>52791</text:p>
          </table:table-cell>
          <table:table-cell/>
          <table:table-cell table:formula="of:=[.F1116]/[.B1116]" office:value-type="float" office:value="158946.015424165" calcext:value-type="float">
            <text:p>158946.015424165</text:p>
          </table:table-cell>
          <table:table-cell table:formula="of:=[.F1116]/[.C1116]" office:value-type="float" office:value="1045.51180702926" calcext:value-type="float">
            <text:p>1045.51180702926</text:p>
          </table:table-cell>
          <table:table-cell table:formula="of:=[.F1116]/[.D1116]" office:value-type="float" office:value="13753.7537537538" calcext:value-type="float">
            <text:p>13753.7537537538</text:p>
          </table:table-cell>
        </table:table-row>
        <table:table-row table:style-name="ro1">
          <table:table-cell/>
          <table:table-cell office:value-type="float" office:value="2.181" calcext:value-type="float">
            <text:p>2.181</text:p>
          </table:table-cell>
          <table:table-cell office:value-type="float" office:value="284.627" calcext:value-type="float">
            <text:p>284.627</text:p>
          </table:table-cell>
          <table:table-cell office:value-type="float" office:value="27.758" calcext:value-type="float">
            <text:p>27.758</text:p>
          </table:table-cell>
          <table:table-cell/>
          <table:table-cell office:value-type="float" office:value="208365" calcext:value-type="float">
            <text:p>208365</text:p>
          </table:table-cell>
          <table:table-cell office:value-type="float" office:value="78742" calcext:value-type="float">
            <text:p>78742</text:p>
          </table:table-cell>
          <table:table-cell/>
          <table:table-cell table:formula="of:=[.F1117]/[.B1117]" office:value-type="float" office:value="95536.4511691884" calcext:value-type="float">
            <text:p>95536.4511691884</text:p>
          </table:table-cell>
          <table:table-cell table:formula="of:=[.F1117]/[.C1117]" office:value-type="float" office:value="732.063367143665" calcext:value-type="float">
            <text:p>732.063367143665</text:p>
          </table:table-cell>
          <table:table-cell table:formula="of:=[.F1117]/[.D1117]" office:value-type="float" office:value="7506.48461704734" calcext:value-type="float">
            <text:p>7506.48461704734</text:p>
          </table:table-cell>
        </table:table-row>
        <table:table-row table:style-name="ro1">
          <table:table-cell/>
          <table:table-cell office:value-type="float" office:value="0.339" calcext:value-type="float">
            <text:p>0.339</text:p>
          </table:table-cell>
          <table:table-cell office:value-type="float" office:value="39.791" calcext:value-type="float">
            <text:p>39.791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float" office:value="76176" calcext:value-type="float">
            <text:p>76176</text:p>
          </table:table-cell>
          <table:table-cell office:value-type="float" office:value="28216" calcext:value-type="float">
            <text:p>28216</text:p>
          </table:table-cell>
          <table:table-cell/>
          <table:table-cell table:formula="of:=[.F1118]/[.B1118]" office:value-type="float" office:value="224707.96460177" calcext:value-type="float">
            <text:p>224707.96460177</text:p>
          </table:table-cell>
          <table:table-cell table:formula="of:=[.F1118]/[.C1118]" office:value-type="float" office:value="1914.4027543917" calcext:value-type="float">
            <text:p>1914.4027543917</text:p>
          </table:table-cell>
          <table:table-cell table:formula="of:=[.F1118]/[.D1118]" office:value-type="float" office:value="27600" calcext:value-type="float">
            <text:p>27600</text:p>
          </table:table-cell>
        </table:table-row>
        <table:table-row table:style-name="ro1">
          <table:table-cell/>
          <table:table-cell office:value-type="float" office:value="0.262" calcext:value-type="float">
            <text:p>0.262</text:p>
          </table:table-cell>
          <table:table-cell office:value-type="float" office:value="20.963" calcext:value-type="float">
            <text:p>20.963</text:p>
          </table:table-cell>
          <table:table-cell office:value-type="float" office:value="2.694" calcext:value-type="float">
            <text:p>2.694</text:p>
          </table:table-cell>
          <table:table-cell/>
          <table:table-cell office:value-type="float" office:value="73353" calcext:value-type="float">
            <text:p>73353</text:p>
          </table:table-cell>
          <table:table-cell office:value-type="float" office:value="30476" calcext:value-type="float">
            <text:p>30476</text:p>
          </table:table-cell>
          <table:table-cell/>
          <table:table-cell table:formula="of:=[.F1119]/[.B1119]" office:value-type="float" office:value="279973.282442748" calcext:value-type="float">
            <text:p>279973.282442748</text:p>
          </table:table-cell>
          <table:table-cell table:formula="of:=[.F1119]/[.C1119]" office:value-type="float" office:value="3499.16519582121" calcext:value-type="float">
            <text:p>3499.16519582121</text:p>
          </table:table-cell>
          <table:table-cell table:formula="of:=[.F1119]/[.D1119]" office:value-type="float" office:value="27228.285077951" calcext:value-type="float">
            <text:p>27228.285077951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18.424" calcext:value-type="float">
            <text:p>18.424</text:p>
          </table:table-cell>
          <table:table-cell office:value-type="float" office:value="2.419" calcext:value-type="float">
            <text:p>2.419</text:p>
          </table:table-cell>
          <table:table-cell/>
          <table:table-cell office:value-type="float" office:value="69817" calcext:value-type="float">
            <text:p>69817</text:p>
          </table:table-cell>
          <table:table-cell office:value-type="float" office:value="25786" calcext:value-type="float">
            <text:p>25786</text:p>
          </table:table-cell>
          <table:table-cell/>
          <table:table-cell table:formula="of:=[.F1120]/[.B1120]" office:value-type="float" office:value="340570.731707317" calcext:value-type="float">
            <text:p>340570.731707317</text:p>
          </table:table-cell>
          <table:table-cell table:formula="of:=[.F1120]/[.C1120]" office:value-type="float" office:value="3789.45940078159" calcext:value-type="float">
            <text:p>3789.45940078159</text:p>
          </table:table-cell>
          <table:table-cell table:formula="of:=[.F1120]/[.D1120]" office:value-type="float" office:value="28861.9264158743" calcext:value-type="float">
            <text:p>28861.9264158743</text:p>
          </table:table-cell>
        </table:table-row>
        <table:table-row table:style-name="ro1">
          <table:table-cell/>
          <table:table-cell office:value-type="float" office:value="1.076" calcext:value-type="float">
            <text:p>1.076</text:p>
          </table:table-cell>
          <table:table-cell office:value-type="float" office:value="179.852" calcext:value-type="float">
            <text:p>179.852</text:p>
          </table:table-cell>
          <table:table-cell office:value-type="float" office:value="11.857" calcext:value-type="float">
            <text:p>11.857</text:p>
          </table:table-cell>
          <table:table-cell/>
          <table:table-cell office:value-type="float" office:value="148442" calcext:value-type="float">
            <text:p>148442</text:p>
          </table:table-cell>
          <table:table-cell office:value-type="float" office:value="56854" calcext:value-type="float">
            <text:p>56854</text:p>
          </table:table-cell>
          <table:table-cell/>
          <table:table-cell table:formula="of:=[.F1121]/[.B1121]" office:value-type="float" office:value="137957.249070632" calcext:value-type="float">
            <text:p>137957.249070632</text:p>
          </table:table-cell>
          <table:table-cell table:formula="of:=[.F1121]/[.C1121]" office:value-type="float" office:value="825.356404154527" calcext:value-type="float">
            <text:p>825.356404154527</text:p>
          </table:table-cell>
          <table:table-cell table:formula="of:=[.F1121]/[.D1121]" office:value-type="float" office:value="12519.3556548874" calcext:value-type="float">
            <text:p>12519.3556548874</text:p>
          </table:table-cell>
        </table:table-row>
        <table:table-row table:style-name="ro1">
          <table:table-cell/>
          <table:table-cell office:value-type="float" office:value="7.432" calcext:value-type="float">
            <text:p>7.432</text:p>
          </table:table-cell>
          <table:table-cell office:value-type="float" office:value="862.433" calcext:value-type="float">
            <text:p>862.433</text:p>
          </table:table-cell>
          <table:table-cell office:value-type="float" office:value="88.065" calcext:value-type="float">
            <text:p>88.065</text:p>
          </table:table-cell>
          <table:table-cell/>
          <table:table-cell office:value-type="float" office:value="383144" calcext:value-type="float">
            <text:p>383144</text:p>
          </table:table-cell>
          <table:table-cell office:value-type="float" office:value="135754" calcext:value-type="float">
            <text:p>135754</text:p>
          </table:table-cell>
          <table:table-cell/>
          <table:table-cell table:formula="of:=[.F1122]/[.B1122]" office:value-type="float" office:value="51553.2831001076" calcext:value-type="float">
            <text:p>51553.2831001076</text:p>
          </table:table-cell>
          <table:table-cell table:formula="of:=[.F1122]/[.C1122]" office:value-type="float" office:value="444.259438124469" calcext:value-type="float">
            <text:p>444.259438124469</text:p>
          </table:table-cell>
          <table:table-cell table:formula="of:=[.F1122]/[.D1122]" office:value-type="float" office:value="4350.69550899904" calcext:value-type="float">
            <text:p>4350.69550899904</text:p>
          </table:table-cell>
        </table:table-row>
        <table:table-row table:style-name="ro1">
          <table:table-cell/>
          <table:table-cell office:value-type="float" office:value="9.269" calcext:value-type="float">
            <text:p>9.269</text:p>
          </table:table-cell>
          <table:table-cell office:value-type="float" office:value="729.745" calcext:value-type="float">
            <text:p>729.745</text:p>
          </table:table-cell>
          <table:table-cell office:value-type="float" office:value="106.979" calcext:value-type="float">
            <text:p>106.979</text:p>
          </table:table-cell>
          <table:table-cell/>
          <table:table-cell office:value-type="float" office:value="421499" calcext:value-type="float">
            <text:p>421499</text:p>
          </table:table-cell>
          <table:table-cell office:value-type="float" office:value="151936" calcext:value-type="float">
            <text:p>151936</text:p>
          </table:table-cell>
          <table:table-cell/>
          <table:table-cell table:formula="of:=[.F1123]/[.B1123]" office:value-type="float" office:value="45474.0532959327" calcext:value-type="float">
            <text:p>45474.0532959327</text:p>
          </table:table-cell>
          <table:table-cell table:formula="of:=[.F1123]/[.C1123]" office:value-type="float" office:value="577.597653975019" calcext:value-type="float">
            <text:p>577.597653975019</text:p>
          </table:table-cell>
          <table:table-cell table:formula="of:=[.F1123]/[.D1123]" office:value-type="float" office:value="3940.01626487441" calcext:value-type="float">
            <text:p>3940.01626487441</text:p>
          </table:table-cell>
        </table:table-row>
        <table:table-row table:style-name="ro1">
          <table:table-cell/>
          <table:table-cell office:value-type="float" office:value="8.667" calcext:value-type="float">
            <text:p>8.667</text:p>
          </table:table-cell>
          <table:table-cell office:value-type="float" office:value="2078.794" calcext:value-type="float">
            <text:p>2078.794</text:p>
          </table:table-cell>
          <table:table-cell office:value-type="float" office:value="102.005" calcext:value-type="float">
            <text:p>102.005</text:p>
          </table:table-cell>
          <table:table-cell/>
          <table:table-cell office:value-type="float" office:value="406098" calcext:value-type="float">
            <text:p>406098</text:p>
          </table:table-cell>
          <table:table-cell office:value-type="float" office:value="146860" calcext:value-type="float">
            <text:p>146860</text:p>
          </table:table-cell>
          <table:table-cell/>
          <table:table-cell table:formula="of:=[.F1124]/[.B1124]" office:value-type="float" office:value="46855.6593977155" calcext:value-type="float">
            <text:p>46855.6593977155</text:p>
          </table:table-cell>
          <table:table-cell table:formula="of:=[.F1124]/[.C1124]" office:value-type="float" office:value="195.352690069338" calcext:value-type="float">
            <text:p>195.352690069338</text:p>
          </table:table-cell>
          <table:table-cell table:formula="of:=[.F1124]/[.D1124]" office:value-type="float" office:value="3981.15778638302" calcext:value-type="float">
            <text:p>3981.15778638302</text:p>
          </table:table-cell>
        </table:table-row>
        <table:table-row table:style-name="ro1">
          <table:table-cell/>
          <table:table-cell office:value-type="float" office:value="0.479" calcext:value-type="float">
            <text:p>0.479</text:p>
          </table:table-cell>
          <table:table-cell office:value-type="float" office:value="31.538" calcext:value-type="float">
            <text:p>31.538</text:p>
          </table:table-cell>
          <table:table-cell office:value-type="float" office:value="4.682" calcext:value-type="float">
            <text:p>4.682</text:p>
          </table:table-cell>
          <table:table-cell/>
          <table:table-cell office:value-type="float" office:value="92363" calcext:value-type="float">
            <text:p>92363</text:p>
          </table:table-cell>
          <table:table-cell office:value-type="float" office:value="37064" calcext:value-type="float">
            <text:p>37064</text:p>
          </table:table-cell>
          <table:table-cell/>
          <table:table-cell table:formula="of:=[.F1125]/[.B1125]" office:value-type="float" office:value="192824.634655532" calcext:value-type="float">
            <text:p>192824.634655532</text:p>
          </table:table-cell>
          <table:table-cell table:formula="of:=[.F1125]/[.C1125]" office:value-type="float" office:value="2928.62578476758" calcext:value-type="float">
            <text:p>2928.62578476758</text:p>
          </table:table-cell>
          <table:table-cell table:formula="of:=[.F1125]/[.D1125]" office:value-type="float" office:value="19727.253310551" calcext:value-type="float">
            <text:p>19727.253310551</text:p>
          </table:table-cell>
        </table:table-row>
        <table:table-row table:style-name="ro1">
          <table:table-cell/>
          <table:table-cell office:value-type="float" office:value="6.492" calcext:value-type="float">
            <text:p>6.492</text:p>
          </table:table-cell>
          <table:table-cell office:value-type="float" office:value="696.027" calcext:value-type="float">
            <text:p>696.027</text:p>
          </table:table-cell>
          <table:table-cell office:value-type="float" office:value="55.223" calcext:value-type="float">
            <text:p>55.223</text:p>
          </table:table-cell>
          <table:table-cell/>
          <table:table-cell office:value-type="float" office:value="304044" calcext:value-type="float">
            <text:p>304044</text:p>
          </table:table-cell>
          <table:table-cell office:value-type="float" office:value="145128" calcext:value-type="float">
            <text:p>145128</text:p>
          </table:table-cell>
          <table:table-cell/>
          <table:table-cell table:formula="of:=[.F1126]/[.B1126]" office:value-type="float" office:value="46833.6414048059" calcext:value-type="float">
            <text:p>46833.6414048059</text:p>
          </table:table-cell>
          <table:table-cell table:formula="of:=[.F1126]/[.C1126]" office:value-type="float" office:value="436.827881677004" calcext:value-type="float">
            <text:p>436.827881677004</text:p>
          </table:table-cell>
          <table:table-cell table:formula="of:=[.F1126]/[.D1126]" office:value-type="float" office:value="5505.7494160042" calcext:value-type="float">
            <text:p>5505.7494160042</text:p>
          </table:table-cell>
        </table:table-row>
        <table:table-row table:style-name="ro1">
          <table:table-cell/>
          <table:table-cell office:value-type="float" office:value="2.733" calcext:value-type="float">
            <text:p>2.733</text:p>
          </table:table-cell>
          <table:table-cell office:value-type="float" office:value="239.745" calcext:value-type="float">
            <text:p>239.745</text:p>
          </table:table-cell>
          <table:table-cell office:value-type="float" office:value="32.716" calcext:value-type="float">
            <text:p>32.716</text:p>
          </table:table-cell>
          <table:table-cell/>
          <table:table-cell office:value-type="float" office:value="233515" calcext:value-type="float">
            <text:p>233515</text:p>
          </table:table-cell>
          <table:table-cell office:value-type="float" office:value="86248" calcext:value-type="float">
            <text:p>86248</text:p>
          </table:table-cell>
          <table:table-cell/>
          <table:table-cell table:formula="of:=[.F1127]/[.B1127]" office:value-type="float" office:value="85442.7369191365" calcext:value-type="float">
            <text:p>85442.7369191365</text:p>
          </table:table-cell>
          <table:table-cell table:formula="of:=[.F1127]/[.C1127]" office:value-type="float" office:value="974.014056601806" calcext:value-type="float">
            <text:p>974.014056601806</text:p>
          </table:table-cell>
          <table:table-cell table:formula="of:=[.F1127]/[.D1127]" office:value-type="float" office:value="7137.63907568162" calcext:value-type="float">
            <text:p>7137.63907568162</text:p>
          </table:table-cell>
        </table:table-row>
        <table:table-row table:style-name="ro1">
          <table:table-cell/>
          <table:table-cell office:value-type="float" office:value="0.743" calcext:value-type="float">
            <text:p>0.743</text:p>
          </table:table-cell>
          <table:table-cell office:value-type="float" office:value="151.238" calcext:value-type="float">
            <text:p>151.238</text:p>
          </table:table-cell>
          <table:table-cell office:value-type="float" office:value="7.956" calcext:value-type="float">
            <text:p>7.956</text:p>
          </table:table-cell>
          <table:table-cell/>
          <table:table-cell office:value-type="float" office:value="122028" calcext:value-type="float">
            <text:p>122028</text:p>
          </table:table-cell>
          <table:table-cell office:value-type="float" office:value="46974" calcext:value-type="float">
            <text:p>46974</text:p>
          </table:table-cell>
          <table:table-cell/>
          <table:table-cell table:formula="of:=[.F1128]/[.B1128]" office:value-type="float" office:value="164236.877523553" calcext:value-type="float">
            <text:p>164236.877523553</text:p>
          </table:table-cell>
          <table:table-cell table:formula="of:=[.F1128]/[.C1128]" office:value-type="float" office:value="806.860709610019" calcext:value-type="float">
            <text:p>806.860709610019</text:p>
          </table:table-cell>
          <table:table-cell table:formula="of:=[.F1128]/[.D1128]" office:value-type="float" office:value="15337.8582202112" calcext:value-type="float">
            <text:p>15337.8582202112</text:p>
          </table:table-cell>
        </table:table-row>
        <table:table-row table:style-name="ro1">
          <table:table-cell/>
          <table:table-cell office:value-type="float" office:value="5.237" calcext:value-type="float">
            <text:p>5.237</text:p>
          </table:table-cell>
          <table:table-cell office:value-type="float" office:value="364.173" calcext:value-type="float">
            <text:p>364.173</text:p>
          </table:table-cell>
          <table:table-cell office:value-type="float" office:value="40.053" calcext:value-type="float">
            <text:p>40.053</text:p>
          </table:table-cell>
          <table:table-cell/>
          <table:table-cell office:value-type="float" office:value="237128" calcext:value-type="float">
            <text:p>237128</text:p>
          </table:table-cell>
          <table:table-cell office:value-type="float" office:value="149987" calcext:value-type="float">
            <text:p>149987</text:p>
          </table:table-cell>
          <table:table-cell/>
          <table:table-cell table:formula="of:=[.F1129]/[.B1129]" office:value-type="float" office:value="45279.3584113042" calcext:value-type="float">
            <text:p>45279.3584113042</text:p>
          </table:table-cell>
          <table:table-cell table:formula="of:=[.F1129]/[.C1129]" office:value-type="float" office:value="651.141078553325" calcext:value-type="float">
            <text:p>651.141078553325</text:p>
          </table:table-cell>
          <table:table-cell table:formula="of:=[.F1129]/[.D1129]" office:value-type="float" office:value="5920.35552892418" calcext:value-type="float">
            <text:p>5920.35552892418</text:p>
          </table:table-cell>
        </table:table-row>
        <table:table-row table:style-name="ro1">
          <table:table-cell/>
          <table:table-cell office:value-type="float" office:value="7.441" calcext:value-type="float">
            <text:p>7.441</text:p>
          </table:table-cell>
          <table:table-cell office:value-type="float" office:value="785.999" calcext:value-type="float">
            <text:p>785.999</text:p>
          </table:table-cell>
          <table:table-cell office:value-type="float" office:value="88.587" calcext:value-type="float">
            <text:p>88.587</text:p>
          </table:table-cell>
          <table:table-cell/>
          <table:table-cell office:value-type="float" office:value="375000" calcext:value-type="float">
            <text:p>375000</text:p>
          </table:table-cell>
          <table:table-cell office:value-type="float" office:value="136885" calcext:value-type="float">
            <text:p>136885</text:p>
          </table:table-cell>
          <table:table-cell/>
          <table:table-cell table:formula="of:=[.F1130]/[.B1130]" office:value-type="float" office:value="50396.4520897729" calcext:value-type="float">
            <text:p>50396.4520897729</text:p>
          </table:table-cell>
          <table:table-cell table:formula="of:=[.F1130]/[.C1130]" office:value-type="float" office:value="477.099843638478" calcext:value-type="float">
            <text:p>477.099843638478</text:p>
          </table:table-cell>
          <table:table-cell table:formula="of:=[.F1130]/[.D1130]" office:value-type="float" office:value="4233.1267567476" calcext:value-type="float">
            <text:p>4233.1267567476</text:p>
          </table:table-cell>
        </table:table-row>
        <table:table-row table:style-name="ro1">
          <table:table-cell/>
          <table:table-cell office:value-type="float" office:value="0.251" calcext:value-type="float">
            <text:p>0.251</text:p>
          </table:table-cell>
          <table:table-cell office:value-type="float" office:value="31.987" calcext:value-type="float">
            <text:p>31.987</text:p>
          </table:table-cell>
          <table:table-cell office:value-type="float" office:value="3.192" calcext:value-type="float">
            <text:p>3.192</text:p>
          </table:table-cell>
          <table:table-cell/>
          <table:table-cell office:value-type="float" office:value="81120" calcext:value-type="float">
            <text:p>81120</text:p>
          </table:table-cell>
          <table:table-cell office:value-type="float" office:value="28860" calcext:value-type="float">
            <text:p>28860</text:p>
          </table:table-cell>
          <table:table-cell/>
          <table:table-cell table:formula="of:=[.F1131]/[.B1131]" office:value-type="float" office:value="323187.250996016" calcext:value-type="float">
            <text:p>323187.250996016</text:p>
          </table:table-cell>
          <table:table-cell table:formula="of:=[.F1131]/[.C1131]" office:value-type="float" office:value="2536.03026229406" calcext:value-type="float">
            <text:p>2536.03026229406</text:p>
          </table:table-cell>
          <table:table-cell table:formula="of:=[.F1131]/[.D1131]" office:value-type="float" office:value="25413.5338345865" calcext:value-type="float">
            <text:p>25413.5338345865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28.267" calcext:value-type="float">
            <text:p>28.267</text:p>
          </table:table-cell>
          <table:table-cell office:value-type="float" office:value="3.698" calcext:value-type="float">
            <text:p>3.698</text:p>
          </table:table-cell>
          <table:table-cell/>
          <table:table-cell office:value-type="float" office:value="86586" calcext:value-type="float">
            <text:p>86586</text:p>
          </table:table-cell>
          <table:table-cell office:value-type="float" office:value="36186" calcext:value-type="float">
            <text:p>36186</text:p>
          </table:table-cell>
          <table:table-cell/>
          <table:table-cell table:formula="of:=[.F1132]/[.B1132]" office:value-type="float" office:value="240516.666666667" calcext:value-type="float">
            <text:p>240516.666666667</text:p>
          </table:table-cell>
          <table:table-cell table:formula="of:=[.F1132]/[.C1132]" office:value-type="float" office:value="3063.14784023773" calcext:value-type="float">
            <text:p>3063.14784023773</text:p>
          </table:table-cell>
          <table:table-cell table:formula="of:=[.F1132]/[.D1132]" office:value-type="float" office:value="23414.2779881017" calcext:value-type="float">
            <text:p>23414.2779881017</text:p>
          </table:table-cell>
        </table:table-row>
        <table:table-row table:style-name="ro1">
          <table:table-cell/>
          <table:table-cell office:value-type="float" office:value="0.634" calcext:value-type="float">
            <text:p>0.634</text:p>
          </table:table-cell>
          <table:table-cell office:value-type="float" office:value="54.239" calcext:value-type="float">
            <text:p>54.239</text:p>
          </table:table-cell>
          <table:table-cell office:value-type="float" office:value="7.134" calcext:value-type="float">
            <text:p>7.134</text:p>
          </table:table-cell>
          <table:table-cell/>
          <table:table-cell office:value-type="float" office:value="110406" calcext:value-type="float">
            <text:p>110406</text:p>
          </table:table-cell>
          <table:table-cell office:value-type="float" office:value="49460" calcext:value-type="float">
            <text:p>49460</text:p>
          </table:table-cell>
          <table:table-cell/>
          <table:table-cell table:formula="of:=[.F1133]/[.B1133]" office:value-type="float" office:value="174141.955835962" calcext:value-type="float">
            <text:p>174141.955835962</text:p>
          </table:table-cell>
          <table:table-cell table:formula="of:=[.F1133]/[.C1133]" office:value-type="float" office:value="2035.54637806744" calcext:value-type="float">
            <text:p>2035.54637806744</text:p>
          </table:table-cell>
          <table:table-cell table:formula="of:=[.F1133]/[.D1133]" office:value-type="float" office:value="15476.0302775442" calcext:value-type="float">
            <text:p>15476.0302775442</text:p>
          </table:table-cell>
        </table:table-row>
        <table:table-row table:style-name="ro1">
          <table:table-cell/>
          <table:table-cell office:value-type="float" office:value="0.97" calcext:value-type="float">
            <text:p>0.97</text:p>
          </table:table-cell>
          <table:table-cell office:value-type="float" office:value="92.403" calcext:value-type="float">
            <text:p>92.403</text:p>
          </table:table-cell>
          <table:table-cell office:value-type="float" office:value="11.499" calcext:value-type="float">
            <text:p>11.499</text:p>
          </table:table-cell>
          <table:table-cell/>
          <table:table-cell office:value-type="float" office:value="137057" calcext:value-type="float">
            <text:p>137057</text:p>
          </table:table-cell>
          <table:table-cell office:value-type="float" office:value="51578" calcext:value-type="float">
            <text:p>51578</text:p>
          </table:table-cell>
          <table:table-cell/>
          <table:table-cell table:formula="of:=[.F1134]/[.B1134]" office:value-type="float" office:value="141295.87628866" calcext:value-type="float">
            <text:p>141295.87628866</text:p>
          </table:table-cell>
          <table:table-cell table:formula="of:=[.F1134]/[.C1134]" office:value-type="float" office:value="1483.2527082454" calcext:value-type="float">
            <text:p>1483.2527082454</text:p>
          </table:table-cell>
          <table:table-cell table:formula="of:=[.F1134]/[.D1134]" office:value-type="float" office:value="11919.0364379511" calcext:value-type="float">
            <text:p>11919.0364379511</text:p>
          </table:table-cell>
        </table:table-row>
        <table:table-row table:style-name="ro1">
          <table:table-cell/>
          <table:table-cell office:value-type="float" office:value="3.54" calcext:value-type="float">
            <text:p>3.54</text:p>
          </table:table-cell>
          <table:table-cell office:value-type="float" office:value="235.353" calcext:value-type="float">
            <text:p>235.353</text:p>
          </table:table-cell>
          <table:table-cell office:value-type="float" office:value="30.47" calcext:value-type="float">
            <text:p>30.47</text:p>
          </table:table-cell>
          <table:table-cell/>
          <table:table-cell office:value-type="float" office:value="219995" calcext:value-type="float">
            <text:p>219995</text:p>
          </table:table-cell>
          <table:table-cell office:value-type="float" office:value="112164" calcext:value-type="float">
            <text:p>112164</text:p>
          </table:table-cell>
          <table:table-cell/>
          <table:table-cell table:formula="of:=[.F1135]/[.B1135]" office:value-type="float" office:value="62145.4802259887" calcext:value-type="float">
            <text:p>62145.4802259887</text:p>
          </table:table-cell>
          <table:table-cell table:formula="of:=[.F1135]/[.C1135]" office:value-type="float" office:value="934.744830106266" calcext:value-type="float">
            <text:p>934.744830106266</text:p>
          </table:table-cell>
          <table:table-cell table:formula="of:=[.F1135]/[.D1135]" office:value-type="float" office:value="7220.05251066623" calcext:value-type="float">
            <text:p>7220.05251066623</text:p>
          </table:table-cell>
        </table:table-row>
        <table:table-row table:style-name="ro1">
          <table:table-cell/>
          <table:table-cell office:value-type="float" office:value="0.234" calcext:value-type="float">
            <text:p>0.234</text:p>
          </table:table-cell>
          <table:table-cell office:value-type="float" office:value="50.504" calcext:value-type="float">
            <text:p>50.504</text:p>
          </table:table-cell>
          <table:table-cell office:value-type="float" office:value="2.856" calcext:value-type="float">
            <text:p>2.856</text:p>
          </table:table-cell>
          <table:table-cell/>
          <table:table-cell office:value-type="float" office:value="74515" calcext:value-type="float">
            <text:p>74515</text:p>
          </table:table-cell>
          <table:table-cell office:value-type="float" office:value="28782" calcext:value-type="float">
            <text:p>28782</text:p>
          </table:table-cell>
          <table:table-cell/>
          <table:table-cell table:formula="of:=[.F1136]/[.B1136]" office:value-type="float" office:value="318440.170940171" calcext:value-type="float">
            <text:p>318440.170940171</text:p>
          </table:table-cell>
          <table:table-cell table:formula="of:=[.F1136]/[.C1136]" office:value-type="float" office:value="1475.42768889593" calcext:value-type="float">
            <text:p>1475.42768889593</text:p>
          </table:table-cell>
          <table:table-cell table:formula="of:=[.F1136]/[.D1136]" office:value-type="float" office:value="26090.6862745098" calcext:value-type="float">
            <text:p>26090.6862745098</text:p>
          </table:table-cell>
        </table:table-row>
        <table:table-row table:style-name="ro1">
          <table:table-cell/>
          <table:table-cell office:value-type="float" office:value="0.161" calcext:value-type="float">
            <text:p>0.161</text:p>
          </table:table-cell>
          <table:table-cell office:value-type="float" office:value="6.35" calcext:value-type="float">
            <text:p>6.35</text:p>
          </table:table-cell>
          <table:table-cell office:value-type="float" office:value="0.701" calcext:value-type="float">
            <text:p>0.701</text:p>
          </table:table-cell>
          <table:table-cell/>
          <table:table-cell office:value-type="float" office:value="39586" calcext:value-type="float">
            <text:p>39586</text:p>
          </table:table-cell>
          <table:table-cell office:value-type="float" office:value="30690" calcext:value-type="float">
            <text:p>30690</text:p>
          </table:table-cell>
          <table:table-cell/>
          <table:table-cell table:formula="of:=[.F1137]/[.B1137]" office:value-type="float" office:value="245875.776397516" calcext:value-type="float">
            <text:p>245875.776397516</text:p>
          </table:table-cell>
          <table:table-cell table:formula="of:=[.F1137]/[.C1137]" office:value-type="float" office:value="6234.0157480315" calcext:value-type="float">
            <text:p>6234.0157480315</text:p>
          </table:table-cell>
          <table:table-cell table:formula="of:=[.F1137]/[.D1137]" office:value-type="float" office:value="56470.7560627675" calcext:value-type="float">
            <text:p>56470.7560627675</text:p>
          </table:table-cell>
        </table:table-row>
        <table:table-row table:style-name="ro1">
          <table:table-cell/>
          <table:table-cell office:value-type="float" office:value="6.728" calcext:value-type="float">
            <text:p>6.728</text:p>
          </table:table-cell>
          <table:table-cell office:value-type="float" office:value="517.698" calcext:value-type="float">
            <text:p>517.698</text:p>
          </table:table-cell>
          <table:table-cell office:value-type="float" office:value="74.253" calcext:value-type="float">
            <text:p>74.253</text:p>
          </table:table-cell>
          <table:table-cell/>
          <table:table-cell office:value-type="float" office:value="351415" calcext:value-type="float">
            <text:p>351415</text:p>
          </table:table-cell>
          <table:table-cell office:value-type="float" office:value="131327" calcext:value-type="float">
            <text:p>131327</text:p>
          </table:table-cell>
          <table:table-cell/>
          <table:table-cell table:formula="of:=[.F1138]/[.B1138]" office:value-type="float" office:value="52231.7181926278" calcext:value-type="float">
            <text:p>52231.7181926278</text:p>
          </table:table-cell>
          <table:table-cell table:formula="of:=[.F1138]/[.C1138]" office:value-type="float" office:value="678.80308596904" calcext:value-type="float">
            <text:p>678.80308596904</text:p>
          </table:table-cell>
          <table:table-cell table:formula="of:=[.F1138]/[.D1138]" office:value-type="float" office:value="4732.6707338424" calcext:value-type="float">
            <text:p>4732.6707338424</text:p>
          </table:table-cell>
        </table:table-row>
        <table:table-row table:style-name="ro1">
          <table:table-cell/>
          <table:table-cell office:value-type="float" office:value="3.124" calcext:value-type="float">
            <text:p>3.124</text:p>
          </table:table-cell>
          <table:table-cell office:value-type="float" office:value="213.382" calcext:value-type="float">
            <text:p>213.382</text:p>
          </table:table-cell>
          <table:table-cell office:value-type="float" office:value="35.418" calcext:value-type="float">
            <text:p>35.418</text:p>
          </table:table-cell>
          <table:table-cell/>
          <table:table-cell office:value-type="float" office:value="227131" calcext:value-type="float">
            <text:p>227131</text:p>
          </table:table-cell>
          <table:table-cell office:value-type="float" office:value="101032" calcext:value-type="float">
            <text:p>101032</text:p>
          </table:table-cell>
          <table:table-cell/>
          <table:table-cell table:formula="of:=[.F1139]/[.B1139]" office:value-type="float" office:value="72705.185659411" calcext:value-type="float">
            <text:p>72705.185659411</text:p>
          </table:table-cell>
          <table:table-cell table:formula="of:=[.F1139]/[.C1139]" office:value-type="float" office:value="1064.43373855339" calcext:value-type="float">
            <text:p>1064.43373855339</text:p>
          </table:table-cell>
          <table:table-cell table:formula="of:=[.F1139]/[.D1139]" office:value-type="float" office:value="6412.8691625727" calcext:value-type="float">
            <text:p>6412.8691625727</text:p>
          </table:table-cell>
        </table:table-row>
        <table:table-row table:style-name="ro1">
          <table:table-cell/>
          <table:table-cell office:value-type="float" office:value="7.751" calcext:value-type="float">
            <text:p>7.751</text:p>
          </table:table-cell>
          <table:table-cell office:value-type="float" office:value="539.227" calcext:value-type="float">
            <text:p>539.227</text:p>
          </table:table-cell>
          <table:table-cell office:value-type="float" office:value="94.827" calcext:value-type="float">
            <text:p>94.827</text:p>
          </table:table-cell>
          <table:table-cell/>
          <table:table-cell office:value-type="float" office:value="381050" calcext:value-type="float">
            <text:p>381050</text:p>
          </table:table-cell>
          <table:table-cell office:value-type="float" office:value="139184" calcext:value-type="float">
            <text:p>139184</text:p>
          </table:table-cell>
          <table:table-cell/>
          <table:table-cell table:formula="of:=[.F1140]/[.B1140]" office:value-type="float" office:value="49161.398529222" calcext:value-type="float">
            <text:p>49161.398529222</text:p>
          </table:table-cell>
          <table:table-cell table:formula="of:=[.F1140]/[.C1140]" office:value-type="float" office:value="706.659718448817" calcext:value-type="float">
            <text:p>706.659718448817</text:p>
          </table:table-cell>
          <table:table-cell table:formula="of:=[.F1140]/[.D1140]" office:value-type="float" office:value="4018.37029538001" calcext:value-type="float">
            <text:p>4018.37029538001</text:p>
          </table:table-cell>
        </table:table-row>
        <table:table-row table:style-name="ro1">
          <table:table-cell/>
          <table:table-cell office:value-type="float" office:value="2.883" calcext:value-type="float">
            <text:p>2.883</text:p>
          </table:table-cell>
          <table:table-cell office:value-type="float" office:value="186.753" calcext:value-type="float">
            <text:p>186.753</text:p>
          </table:table-cell>
          <table:table-cell office:value-type="float" office:value="25.669" calcext:value-type="float">
            <text:p>25.669</text:p>
          </table:table-cell>
          <table:table-cell/>
          <table:table-cell office:value-type="float" office:value="210809" calcext:value-type="float">
            <text:p>210809</text:p>
          </table:table-cell>
          <table:table-cell office:value-type="float" office:value="97616" calcext:value-type="float">
            <text:p>97616</text:p>
          </table:table-cell>
          <table:table-cell/>
          <table:table-cell table:formula="of:=[.F1141]/[.B1141]" office:value-type="float" office:value="73121.4013180715" calcext:value-type="float">
            <text:p>73121.4013180715</text:p>
          </table:table-cell>
          <table:table-cell table:formula="of:=[.F1141]/[.C1141]" office:value-type="float" office:value="1128.81185308938" calcext:value-type="float">
            <text:p>1128.81185308938</text:p>
          </table:table-cell>
          <table:table-cell table:formula="of:=[.F1141]/[.D1141]" office:value-type="float" office:value="8212.5910631501" calcext:value-type="float">
            <text:p>8212.5910631501</text:p>
          </table:table-cell>
        </table:table-row>
        <table:table-row table:style-name="ro1">
          <table:table-cell/>
          <table:table-cell office:value-type="float" office:value="4.049" calcext:value-type="float">
            <text:p>4.049</text:p>
          </table:table-cell>
          <table:table-cell office:value-type="float" office:value="539.523" calcext:value-type="float">
            <text:p>539.523</text:p>
          </table:table-cell>
          <table:table-cell office:value-type="float" office:value="28.641" calcext:value-type="float">
            <text:p>28.641</text:p>
          </table:table-cell>
          <table:table-cell/>
          <table:table-cell office:value-type="float" office:value="220297" calcext:value-type="float">
            <text:p>220297</text:p>
          </table:table-cell>
          <table:table-cell office:value-type="float" office:value="130200" calcext:value-type="float">
            <text:p>130200</text:p>
          </table:table-cell>
          <table:table-cell/>
          <table:table-cell table:formula="of:=[.F1142]/[.B1142]" office:value-type="float" office:value="54407.7550012349" calcext:value-type="float">
            <text:p>54407.7550012349</text:p>
          </table:table-cell>
          <table:table-cell table:formula="of:=[.F1142]/[.C1142]" office:value-type="float" office:value="408.318088385481" calcext:value-type="float">
            <text:p>408.318088385481</text:p>
          </table:table-cell>
          <table:table-cell table:formula="of:=[.F1142]/[.D1142]" office:value-type="float" office:value="7691.66579379212" calcext:value-type="float">
            <text:p>7691.66579379212</text:p>
          </table:table-cell>
        </table:table-row>
        <table:table-row table:style-name="ro1">
          <table:table-cell/>
          <table:table-cell office:value-type="float" office:value="0.172" calcext:value-type="float">
            <text:p>0.172</text:p>
          </table:table-cell>
          <table:table-cell office:value-type="float" office:value="11.696" calcext:value-type="float">
            <text:p>11.696</text:p>
          </table:table-cell>
          <table:table-cell office:value-type="float" office:value="1.586" calcext:value-type="float">
            <text:p>1.586</text:p>
          </table:table-cell>
          <table:table-cell/>
          <table:table-cell office:value-type="float" office:value="54468" calcext:value-type="float">
            <text:p>54468</text:p>
          </table:table-cell>
          <table:table-cell office:value-type="float" office:value="30266" calcext:value-type="float">
            <text:p>30266</text:p>
          </table:table-cell>
          <table:table-cell/>
          <table:table-cell table:formula="of:=[.F1143]/[.B1143]" office:value-type="float" office:value="316674.418604651" calcext:value-type="float">
            <text:p>316674.418604651</text:p>
          </table:table-cell>
          <table:table-cell table:formula="of:=[.F1143]/[.C1143]" office:value-type="float" office:value="4656.97674418605" calcext:value-type="float">
            <text:p>4656.97674418605</text:p>
          </table:table-cell>
          <table:table-cell table:formula="of:=[.F1143]/[.D1143]" office:value-type="float" office:value="34343.001261034" calcext:value-type="float">
            <text:p>34343.001261034</text:p>
          </table:table-cell>
        </table:table-row>
        <table:table-row table:style-name="ro1">
          <table:table-cell/>
          <table:table-cell office:value-type="float" office:value="1.315" calcext:value-type="float">
            <text:p>1.315</text:p>
          </table:table-cell>
          <table:table-cell office:value-type="float" office:value="115.02" calcext:value-type="float">
            <text:p>115.02</text:p>
          </table:table-cell>
          <table:table-cell office:value-type="float" office:value="17.651" calcext:value-type="float">
            <text:p>17.651</text:p>
          </table:table-cell>
          <table:table-cell/>
          <table:table-cell office:value-type="float" office:value="168106" calcext:value-type="float">
            <text:p>168106</text:p>
          </table:table-cell>
          <table:table-cell office:value-type="float" office:value="58101" calcext:value-type="float">
            <text:p>58101</text:p>
          </table:table-cell>
          <table:table-cell/>
          <table:table-cell table:formula="of:=[.F1144]/[.B1144]" office:value-type="float" office:value="127837.262357414" calcext:value-type="float">
            <text:p>127837.262357414</text:p>
          </table:table-cell>
          <table:table-cell table:formula="of:=[.F1144]/[.C1144]" office:value-type="float" office:value="1461.53712397844" calcext:value-type="float">
            <text:p>1461.53712397844</text:p>
          </table:table-cell>
          <table:table-cell table:formula="of:=[.F1144]/[.D1144]" office:value-type="float" office:value="9523.8796668744" calcext:value-type="float">
            <text:p>9523.8796668744</text:p>
          </table:table-cell>
        </table:table-row>
        <table:table-row table:style-name="ro1">
          <table:table-cell/>
          <table:table-cell office:value-type="float" office:value="2.197" calcext:value-type="float">
            <text:p>2.197</text:p>
          </table:table-cell>
          <table:table-cell office:value-type="float" office:value="170.425" calcext:value-type="float">
            <text:p>170.425</text:p>
          </table:table-cell>
          <table:table-cell office:value-type="float" office:value="19.263" calcext:value-type="float">
            <text:p>19.263</text:p>
          </table:table-cell>
          <table:table-cell/>
          <table:table-cell office:value-type="float" office:value="186736" calcext:value-type="float">
            <text:p>186736</text:p>
          </table:table-cell>
          <table:table-cell office:value-type="float" office:value="83355" calcext:value-type="float">
            <text:p>83355</text:p>
          </table:table-cell>
          <table:table-cell/>
          <table:table-cell table:formula="of:=[.F1145]/[.B1145]" office:value-type="float" office:value="84995.9035047792" calcext:value-type="float">
            <text:p>84995.9035047792</text:p>
          </table:table-cell>
          <table:table-cell table:formula="of:=[.F1145]/[.C1145]" office:value-type="float" office:value="1095.70778935015" calcext:value-type="float">
            <text:p>1095.70778935015</text:p>
          </table:table-cell>
          <table:table-cell table:formula="of:=[.F1145]/[.D1145]" office:value-type="float" office:value="9694.02481441105" calcext:value-type="float">
            <text:p>9694.02481441105</text:p>
          </table:table-cell>
        </table:table-row>
        <table:table-row table:style-name="ro1">
          <table:table-cell/>
          <table:table-cell office:value-type="float" office:value="9.507" calcext:value-type="float">
            <text:p>9.507</text:p>
          </table:table-cell>
          <table:table-cell office:value-type="float" office:value="851.132" calcext:value-type="float">
            <text:p>851.132</text:p>
          </table:table-cell>
          <table:table-cell office:value-type="float" office:value="145.169" calcext:value-type="float">
            <text:p>145.169</text:p>
          </table:table-cell>
          <table:table-cell/>
          <table:table-cell office:value-type="float" office:value="473251" calcext:value-type="float">
            <text:p>473251</text:p>
          </table:table-cell>
          <table:table-cell office:value-type="float" office:value="164160" calcext:value-type="float">
            <text:p>164160</text:p>
          </table:table-cell>
          <table:table-cell/>
          <table:table-cell table:formula="of:=[.F1146]/[.B1146]" office:value-type="float" office:value="49779.215315031" calcext:value-type="float">
            <text:p>49779.215315031</text:p>
          </table:table-cell>
          <table:table-cell table:formula="of:=[.F1146]/[.C1146]" office:value-type="float" office:value="556.025387366472" calcext:value-type="float">
            <text:p>556.025387366472</text:p>
          </table:table-cell>
          <table:table-cell table:formula="of:=[.F1146]/[.D1146]" office:value-type="float" office:value="3260.00041331138" calcext:value-type="float">
            <text:p>3260.00041331138</text:p>
          </table:table-cell>
        </table:table-row>
        <table:table-row table:style-name="ro1">
          <table:table-cell/>
          <table:table-cell office:value-type="float" office:value="0.111" calcext:value-type="float">
            <text:p>0.111</text:p>
          </table:table-cell>
          <table:table-cell office:value-type="float" office:value="6.602" calcext:value-type="float">
            <text:p>6.602</text:p>
          </table:table-cell>
          <table:table-cell office:value-type="float" office:value="0.822" calcext:value-type="float">
            <text:p>0.822</text:p>
          </table:table-cell>
          <table:table-cell/>
          <table:table-cell office:value-type="float" office:value="44896" calcext:value-type="float">
            <text:p>44896</text:p>
          </table:table-cell>
          <table:table-cell office:value-type="float" office:value="19646" calcext:value-type="float">
            <text:p>19646</text:p>
          </table:table-cell>
          <table:table-cell/>
          <table:table-cell table:formula="of:=[.F1147]/[.B1147]" office:value-type="float" office:value="404468.468468468" calcext:value-type="float">
            <text:p>404468.468468468</text:p>
          </table:table-cell>
          <table:table-cell table:formula="of:=[.F1147]/[.C1147]" office:value-type="float" office:value="6800.36352620418" calcext:value-type="float">
            <text:p>6800.36352620418</text:p>
          </table:table-cell>
          <table:table-cell table:formula="of:=[.F1147]/[.D1147]" office:value-type="float" office:value="54618.0048661801" calcext:value-type="float">
            <text:p>54618.0048661801</text:p>
          </table:table-cell>
        </table:table-row>
        <table:table-row table:style-name="ro1">
          <table:table-cell/>
          <table:table-cell office:value-type="float" office:value="0.755" calcext:value-type="float">
            <text:p>0.755</text:p>
          </table:table-cell>
          <table:table-cell office:value-type="float" office:value="71.912" calcext:value-type="float">
            <text:p>71.912</text:p>
          </table:table-cell>
          <table:table-cell office:value-type="float" office:value="7.928" calcext:value-type="float">
            <text:p>7.928</text:p>
          </table:table-cell>
          <table:table-cell/>
          <table:table-cell office:value-type="float" office:value="115097" calcext:value-type="float">
            <text:p>115097</text:p>
          </table:table-cell>
          <table:table-cell office:value-type="float" office:value="62496" calcext:value-type="float">
            <text:p>62496</text:p>
          </table:table-cell>
          <table:table-cell/>
          <table:table-cell table:formula="of:=[.F1148]/[.B1148]" office:value-type="float" office:value="152446.357615894" calcext:value-type="float">
            <text:p>152446.357615894</text:p>
          </table:table-cell>
          <table:table-cell table:formula="of:=[.F1148]/[.C1148]" office:value-type="float" office:value="1600.52564245189" calcext:value-type="float">
            <text:p>1600.52564245189</text:p>
          </table:table-cell>
          <table:table-cell table:formula="of:=[.F1148]/[.D1148]" office:value-type="float" office:value="14517.7850655903" calcext:value-type="float">
            <text:p>14517.7850655903</text:p>
          </table:table-cell>
        </table:table-row>
        <table:table-row table:style-name="ro1">
          <table:table-cell/>
          <table:table-cell office:value-type="float" office:value="0.418" calcext:value-type="float">
            <text:p>0.418</text:p>
          </table:table-cell>
          <table:table-cell office:value-type="float" office:value="48.248" calcext:value-type="float">
            <text:p>48.248</text:p>
          </table:table-cell>
          <table:table-cell office:value-type="float" office:value="4.143" calcext:value-type="float">
            <text:p>4.143</text:p>
          </table:table-cell>
          <table:table-cell/>
          <table:table-cell office:value-type="float" office:value="88910" calcext:value-type="float">
            <text:p>88910</text:p>
          </table:table-cell>
          <table:table-cell office:value-type="float" office:value="38360" calcext:value-type="float">
            <text:p>38360</text:p>
          </table:table-cell>
          <table:table-cell/>
          <table:table-cell table:formula="of:=[.F1149]/[.B1149]" office:value-type="float" office:value="212703.349282297" calcext:value-type="float">
            <text:p>212703.349282297</text:p>
          </table:table-cell>
          <table:table-cell table:formula="of:=[.F1149]/[.C1149]" office:value-type="float" office:value="1842.77068479522" calcext:value-type="float">
            <text:p>1842.77068479522</text:p>
          </table:table-cell>
          <table:table-cell table:formula="of:=[.F1149]/[.D1149]" office:value-type="float" office:value="21460.2944726044" calcext:value-type="float">
            <text:p>21460.2944726044</text:p>
          </table:table-cell>
        </table:table-row>
        <table:table-row table:style-name="ro1">
          <table:table-cell/>
          <table:table-cell office:value-type="float" office:value="0.652" calcext:value-type="float">
            <text:p>0.652</text:p>
          </table:table-cell>
          <table:table-cell office:value-type="float" office:value="71.521" calcext:value-type="float">
            <text:p>71.521</text:p>
          </table:table-cell>
          <table:table-cell office:value-type="float" office:value="5.112" calcext:value-type="float">
            <text:p>5.112</text:p>
          </table:table-cell>
          <table:table-cell/>
          <table:table-cell office:value-type="float" office:value="100442" calcext:value-type="float">
            <text:p>100442</text:p>
          </table:table-cell>
          <table:table-cell office:value-type="float" office:value="36901" calcext:value-type="float">
            <text:p>36901</text:p>
          </table:table-cell>
          <table:table-cell/>
          <table:table-cell table:formula="of:=[.F1150]/[.B1150]" office:value-type="float" office:value="154052.147239264" calcext:value-type="float">
            <text:p>154052.147239264</text:p>
          </table:table-cell>
          <table:table-cell table:formula="of:=[.F1150]/[.C1150]" office:value-type="float" office:value="1404.37074425693" calcext:value-type="float">
            <text:p>1404.37074425693</text:p>
          </table:table-cell>
          <table:table-cell table:formula="of:=[.F1150]/[.D1150]" office:value-type="float" office:value="19648.2785602504" calcext:value-type="float">
            <text:p>19648.2785602504</text:p>
          </table:table-cell>
        </table:table-row>
        <table:table-row table:style-name="ro1">
          <table:table-cell/>
          <table:table-cell office:value-type="float" office:value="1.064" calcext:value-type="float">
            <text:p>1.064</text:p>
          </table:table-cell>
          <table:table-cell office:value-type="float" office:value="157.022" calcext:value-type="float">
            <text:p>157.022</text:p>
          </table:table-cell>
          <table:table-cell office:value-type="float" office:value="12.363" calcext:value-type="float">
            <text:p>12.363</text:p>
          </table:table-cell>
          <table:table-cell/>
          <table:table-cell office:value-type="float" office:value="149740" calcext:value-type="float">
            <text:p>149740</text:p>
          </table:table-cell>
          <table:table-cell office:value-type="float" office:value="54518" calcext:value-type="float">
            <text:p>54518</text:p>
          </table:table-cell>
          <table:table-cell/>
          <table:table-cell table:formula="of:=[.F1151]/[.B1151]" office:value-type="float" office:value="140733.082706767" calcext:value-type="float">
            <text:p>140733.082706767</text:p>
          </table:table-cell>
          <table:table-cell table:formula="of:=[.F1151]/[.C1151]" office:value-type="float" office:value="953.624332896027" calcext:value-type="float">
            <text:p>953.624332896027</text:p>
          </table:table-cell>
          <table:table-cell table:formula="of:=[.F1151]/[.D1151]" office:value-type="float" office:value="12111.9469384454" calcext:value-type="float">
            <text:p>12111.9469384454</text:p>
          </table:table-cell>
        </table:table-row>
        <table:table-row table:style-name="ro1">
          <table:table-cell/>
          <table:table-cell office:value-type="float" office:value="1.891" calcext:value-type="float">
            <text:p>1.891</text:p>
          </table:table-cell>
          <table:table-cell office:value-type="float" office:value="189.643" calcext:value-type="float">
            <text:p>189.643</text:p>
          </table:table-cell>
          <table:table-cell office:value-type="float" office:value="25.746" calcext:value-type="float">
            <text:p>25.746</text:p>
          </table:table-cell>
          <table:table-cell/>
          <table:table-cell office:value-type="float" office:value="203743" calcext:value-type="float">
            <text:p>203743</text:p>
          </table:table-cell>
          <table:table-cell office:value-type="float" office:value="79122" calcext:value-type="float">
            <text:p>79122</text:p>
          </table:table-cell>
          <table:table-cell/>
          <table:table-cell table:formula="of:=[.F1152]/[.B1152]" office:value-type="float" office:value="107743.52194606" calcext:value-type="float">
            <text:p>107743.52194606</text:p>
          </table:table-cell>
          <table:table-cell table:formula="of:=[.F1152]/[.C1152]" office:value-type="float" office:value="1074.35022647817" calcext:value-type="float">
            <text:p>1074.35022647817</text:p>
          </table:table-cell>
          <table:table-cell table:formula="of:=[.F1152]/[.D1152]" office:value-type="float" office:value="7913.57880835858" calcext:value-type="float">
            <text:p>7913.57880835858</text:p>
          </table:table-cell>
        </table:table-row>
        <table:table-row table:style-name="ro1">
          <table:table-cell/>
          <table:table-cell office:value-type="float" office:value="0.376" calcext:value-type="float">
            <text:p>0.376</text:p>
          </table:table-cell>
          <table:table-cell office:value-type="float" office:value="28.02" calcext:value-type="float">
            <text:p>28.02</text:p>
          </table:table-cell>
          <table:table-cell office:value-type="float" office:value="3.835" calcext:value-type="float">
            <text:p>3.835</text:p>
          </table:table-cell>
          <table:table-cell/>
          <table:table-cell office:value-type="float" office:value="83667" calcext:value-type="float">
            <text:p>83667</text:p>
          </table:table-cell>
          <table:table-cell office:value-type="float" office:value="40778" calcext:value-type="float">
            <text:p>40778</text:p>
          </table:table-cell>
          <table:table-cell/>
          <table:table-cell table:formula="of:=[.F1153]/[.B1153]" office:value-type="float" office:value="222518.617021277" calcext:value-type="float">
            <text:p>222518.617021277</text:p>
          </table:table-cell>
          <table:table-cell table:formula="of:=[.F1153]/[.C1153]" office:value-type="float" office:value="2985.97430406852" calcext:value-type="float">
            <text:p>2985.97430406852</text:p>
          </table:table-cell>
          <table:table-cell table:formula="of:=[.F1153]/[.D1153]" office:value-type="float" office:value="21816.6883963494" calcext:value-type="float">
            <text:p>21816.6883963494</text:p>
          </table:table-cell>
        </table:table-row>
        <table:table-row table:style-name="ro1">
          <table:table-cell/>
          <table:table-cell office:value-type="float" office:value="2.827" calcext:value-type="float">
            <text:p>2.827</text:p>
          </table:table-cell>
          <table:table-cell office:value-type="float" office:value="202.061" calcext:value-type="float">
            <text:p>202.061</text:p>
          </table:table-cell>
          <table:table-cell office:value-type="float" office:value="24.893" calcext:value-type="float">
            <text:p>24.893</text:p>
          </table:table-cell>
          <table:table-cell/>
          <table:table-cell office:value-type="float" office:value="205362" calcext:value-type="float">
            <text:p>205362</text:p>
          </table:table-cell>
          <table:table-cell office:value-type="float" office:value="96440" calcext:value-type="float">
            <text:p>96440</text:p>
          </table:table-cell>
          <table:table-cell/>
          <table:table-cell table:formula="of:=[.F1154]/[.B1154]" office:value-type="float" office:value="72643.0845419172" calcext:value-type="float">
            <text:p>72643.0845419172</text:p>
          </table:table-cell>
          <table:table-cell table:formula="of:=[.F1154]/[.C1154]" office:value-type="float" office:value="1016.33665081337" calcext:value-type="float">
            <text:p>1016.33665081337</text:p>
          </table:table-cell>
          <table:table-cell table:formula="of:=[.F1154]/[.D1154]" office:value-type="float" office:value="8249.7890973366" calcext:value-type="float">
            <text:p>8249.7890973366</text:p>
          </table:table-cell>
        </table:table-row>
        <table:table-row table:style-name="ro1">
          <table:table-cell/>
          <table:table-cell office:value-type="float" office:value="6.505" calcext:value-type="float">
            <text:p>6.505</text:p>
          </table:table-cell>
          <table:table-cell office:value-type="float" office:value="1340.683" calcext:value-type="float">
            <text:p>1340.683</text:p>
          </table:table-cell>
          <table:table-cell office:value-type="float" office:value="74.279" calcext:value-type="float">
            <text:p>74.279</text:p>
          </table:table-cell>
          <table:table-cell/>
          <table:table-cell office:value-type="float" office:value="353169" calcext:value-type="float">
            <text:p>353169</text:p>
          </table:table-cell>
          <table:table-cell office:value-type="float" office:value="125359" calcext:value-type="float">
            <text:p>125359</text:p>
          </table:table-cell>
          <table:table-cell/>
          <table:table-cell table:formula="of:=[.F1155]/[.B1155]" office:value-type="float" office:value="54291.9292851653" calcext:value-type="float">
            <text:p>54291.9292851653</text:p>
          </table:table-cell>
          <table:table-cell table:formula="of:=[.F1155]/[.C1155]" office:value-type="float" office:value="263.424687267609" calcext:value-type="float">
            <text:p>263.424687267609</text:p>
          </table:table-cell>
          <table:table-cell table:formula="of:=[.F1155]/[.D1155]" office:value-type="float" office:value="4754.62782213008" calcext:value-type="float">
            <text:p>4754.62782213008</text:p>
          </table:table-cell>
        </table:table-row>
        <table:table-row table:style-name="ro1">
          <table:table-cell/>
          <table:table-cell office:value-type="float" office:value="6.816" calcext:value-type="float">
            <text:p>6.816</text:p>
          </table:table-cell>
          <table:table-cell office:value-type="float" office:value="550.701" calcext:value-type="float">
            <text:p>550.701</text:p>
          </table:table-cell>
          <table:table-cell office:value-type="float" office:value="77.485" calcext:value-type="float">
            <text:p>77.485</text:p>
          </table:table-cell>
          <table:table-cell/>
          <table:table-cell office:value-type="float" office:value="357859" calcext:value-type="float">
            <text:p>357859</text:p>
          </table:table-cell>
          <table:table-cell office:value-type="float" office:value="134714" calcext:value-type="float">
            <text:p>134714</text:p>
          </table:table-cell>
          <table:table-cell/>
          <table:table-cell table:formula="of:=[.F1156]/[.B1156]" office:value-type="float" office:value="52502.7875586855" calcext:value-type="float">
            <text:p>52502.7875586855</text:p>
          </table:table-cell>
          <table:table-cell table:formula="of:=[.F1156]/[.C1156]" office:value-type="float" office:value="649.82449641457" calcext:value-type="float">
            <text:p>649.82449641457</text:p>
          </table:table-cell>
          <table:table-cell table:formula="of:=[.F1156]/[.D1156]" office:value-type="float" office:value="4618.42937342712" calcext:value-type="float">
            <text:p>4618.42937342712</text:p>
          </table:table-cell>
        </table:table-row>
        <table:table-row table:style-name="ro1">
          <table:table-cell/>
          <table:table-cell office:value-type="float" office:value="3.818" calcext:value-type="float">
            <text:p>3.818</text:p>
          </table:table-cell>
          <table:table-cell office:value-type="float" office:value="317.806" calcext:value-type="float">
            <text:p>317.806</text:p>
          </table:table-cell>
          <table:table-cell office:value-type="float" office:value="43.126" calcext:value-type="float">
            <text:p>43.126</text:p>
          </table:table-cell>
          <table:table-cell/>
          <table:table-cell office:value-type="float" office:value="270063" calcext:value-type="float">
            <text:p>270063</text:p>
          </table:table-cell>
          <table:table-cell office:value-type="float" office:value="98963" calcext:value-type="float">
            <text:p>98963</text:p>
          </table:table-cell>
          <table:table-cell/>
          <table:table-cell table:formula="of:=[.F1157]/[.B1157]" office:value-type="float" office:value="70734.1540073337" calcext:value-type="float">
            <text:p>70734.1540073337</text:p>
          </table:table-cell>
          <table:table-cell table:formula="of:=[.F1157]/[.C1157]" office:value-type="float" office:value="849.773132036525" calcext:value-type="float">
            <text:p>849.773132036525</text:p>
          </table:table-cell>
          <table:table-cell table:formula="of:=[.F1157]/[.D1157]" office:value-type="float" office:value="6262.18522469044" calcext:value-type="float">
            <text:p>6262.18522469044</text:p>
          </table:table-cell>
        </table:table-row>
        <table:table-row table:style-name="ro1">
          <table:table-cell/>
          <table:table-cell office:value-type="float" office:value="16.003" calcext:value-type="float">
            <text:p>16.003</text:p>
          </table:table-cell>
          <table:table-cell office:value-type="float" office:value="1217.684" calcext:value-type="float">
            <text:p>1217.684</text:p>
          </table:table-cell>
          <table:table-cell office:value-type="float" office:value="209.446" calcext:value-type="float">
            <text:p>209.446</text:p>
          </table:table-cell>
          <table:table-cell/>
          <table:table-cell office:value-type="float" office:value="528358" calcext:value-type="float">
            <text:p>528358</text:p>
          </table:table-cell>
          <table:table-cell office:value-type="float" office:value="205870" calcext:value-type="float">
            <text:p>205870</text:p>
          </table:table-cell>
          <table:table-cell/>
          <table:table-cell table:formula="of:=[.F1158]/[.B1158]" office:value-type="float" office:value="33016.1844654127" calcext:value-type="float">
            <text:p>33016.1844654127</text:p>
          </table:table-cell>
          <table:table-cell table:formula="of:=[.F1158]/[.C1158]" office:value-type="float" office:value="433.904034215774" calcext:value-type="float">
            <text:p>433.904034215774</text:p>
          </table:table-cell>
          <table:table-cell table:formula="of:=[.F1158]/[.D1158]" office:value-type="float" office:value="2522.64545515312" calcext:value-type="float">
            <text:p>2522.64545515312</text:p>
          </table:table-cell>
        </table:table-row>
        <table:table-row table:style-name="ro1">
          <table:table-cell/>
          <table:table-cell office:value-type="float" office:value="0.663" calcext:value-type="float">
            <text:p>0.663</text:p>
          </table:table-cell>
          <table:table-cell office:value-type="float" office:value="68.83" calcext:value-type="float">
            <text:p>68.83</text:p>
          </table:table-cell>
          <table:table-cell office:value-type="float" office:value="9.715" calcext:value-type="float">
            <text:p>9.715</text:p>
          </table:table-cell>
          <table:table-cell/>
          <table:table-cell office:value-type="float" office:value="125106" calcext:value-type="float">
            <text:p>125106</text:p>
          </table:table-cell>
          <table:table-cell office:value-type="float" office:value="49138" calcext:value-type="float">
            <text:p>49138</text:p>
          </table:table-cell>
          <table:table-cell/>
          <table:table-cell table:formula="of:=[.F1159]/[.B1159]" office:value-type="float" office:value="188696.832579186" calcext:value-type="float">
            <text:p>188696.832579186</text:p>
          </table:table-cell>
          <table:table-cell table:formula="of:=[.F1159]/[.C1159]" office:value-type="float" office:value="1817.60860090077" calcext:value-type="float">
            <text:p>1817.60860090077</text:p>
          </table:table-cell>
          <table:table-cell table:formula="of:=[.F1159]/[.D1159]" office:value-type="float" office:value="12877.6119402985" calcext:value-type="float">
            <text:p>12877.6119402985</text:p>
          </table:table-cell>
        </table:table-row>
        <table:table-row table:style-name="ro1">
          <table:table-cell/>
          <table:table-cell office:value-type="float" office:value="0.636" calcext:value-type="float">
            <text:p>0.636</text:p>
          </table:table-cell>
          <table:table-cell office:value-type="float" office:value="55.141" calcext:value-type="float">
            <text:p>55.141</text:p>
          </table:table-cell>
          <table:table-cell office:value-type="float" office:value="7.329" calcext:value-type="float">
            <text:p>7.329</text:p>
          </table:table-cell>
          <table:table-cell/>
          <table:table-cell office:value-type="float" office:value="114882" calcext:value-type="float">
            <text:p>114882</text:p>
          </table:table-cell>
          <table:table-cell office:value-type="float" office:value="43346" calcext:value-type="float">
            <text:p>43346</text:p>
          </table:table-cell>
          <table:table-cell/>
          <table:table-cell table:formula="of:=[.F1160]/[.B1160]" office:value-type="float" office:value="180632.075471698" calcext:value-type="float">
            <text:p>180632.075471698</text:p>
          </table:table-cell>
          <table:table-cell table:formula="of:=[.F1160]/[.C1160]" office:value-type="float" office:value="2083.42249868519" calcext:value-type="float">
            <text:p>2083.42249868519</text:p>
          </table:table-cell>
          <table:table-cell table:formula="of:=[.F1160]/[.D1160]" office:value-type="float" office:value="15674.9897666803" calcext:value-type="float">
            <text:p>15674.9897666803</text:p>
          </table:table-cell>
        </table:table-row>
        <table:table-row table:style-name="ro1">
          <table:table-cell/>
          <table:table-cell office:value-type="float" office:value="4.592" calcext:value-type="float">
            <text:p>4.592</text:p>
          </table:table-cell>
          <table:table-cell office:value-type="float" office:value="417.143" calcext:value-type="float">
            <text:p>417.143</text:p>
          </table:table-cell>
          <table:table-cell office:value-type="float" office:value="56.438" calcext:value-type="float">
            <text:p>56.438</text:p>
          </table:table-cell>
          <table:table-cell/>
          <table:table-cell office:value-type="float" office:value="299285" calcext:value-type="float">
            <text:p>299285</text:p>
          </table:table-cell>
          <table:table-cell office:value-type="float" office:value="108340" calcext:value-type="float">
            <text:p>108340</text:p>
          </table:table-cell>
          <table:table-cell/>
          <table:table-cell table:formula="of:=[.F1161]/[.B1161]" office:value-type="float" office:value="65175.3048780488" calcext:value-type="float">
            <text:p>65175.3048780488</text:p>
          </table:table-cell>
          <table:table-cell table:formula="of:=[.F1161]/[.C1161]" office:value-type="float" office:value="717.463795389111" calcext:value-type="float">
            <text:p>717.463795389111</text:p>
          </table:table-cell>
          <table:table-cell table:formula="of:=[.F1161]/[.D1161]" office:value-type="float" office:value="5302.8987561572" calcext:value-type="float">
            <text:p>5302.8987561572</text:p>
          </table:table-cell>
        </table:table-row>
        <table:table-row table:style-name="ro1">
          <table:table-cell/>
          <table:table-cell office:value-type="float" office:value="9.058" calcext:value-type="float">
            <text:p>9.058</text:p>
          </table:table-cell>
          <table:table-cell office:value-type="float" office:value="709.941" calcext:value-type="float">
            <text:p>709.941</text:p>
          </table:table-cell>
          <table:table-cell office:value-type="float" office:value="109.199" calcext:value-type="float">
            <text:p>109.199</text:p>
          </table:table-cell>
          <table:table-cell/>
          <table:table-cell office:value-type="float" office:value="409570" calcext:value-type="float">
            <text:p>409570</text:p>
          </table:table-cell>
          <table:table-cell office:value-type="float" office:value="149898" calcext:value-type="float">
            <text:p>149898</text:p>
          </table:table-cell>
          <table:table-cell/>
          <table:table-cell table:formula="of:=[.F1162]/[.B1162]" office:value-type="float" office:value="45216.3833075734" calcext:value-type="float">
            <text:p>45216.3833075734</text:p>
          </table:table-cell>
          <table:table-cell table:formula="of:=[.F1162]/[.C1162]" office:value-type="float" office:value="576.907095096635" calcext:value-type="float">
            <text:p>576.907095096635</text:p>
          </table:table-cell>
          <table:table-cell table:formula="of:=[.F1162]/[.D1162]" office:value-type="float" office:value="3750.6753724851" calcext:value-type="float">
            <text:p>3750.6753724851</text:p>
          </table:table-cell>
        </table:table-row>
        <table:table-row table:style-name="ro1">
          <table:table-cell/>
          <table:table-cell office:value-type="float" office:value="4.042" calcext:value-type="float">
            <text:p>4.042</text:p>
          </table:table-cell>
          <table:table-cell office:value-type="float" office:value="379.669" calcext:value-type="float">
            <text:p>379.669</text:p>
          </table:table-cell>
          <table:table-cell office:value-type="float" office:value="57.884" calcext:value-type="float">
            <text:p>57.884</text:p>
          </table:table-cell>
          <table:table-cell/>
          <table:table-cell office:value-type="float" office:value="297522" calcext:value-type="float">
            <text:p>297522</text:p>
          </table:table-cell>
          <table:table-cell office:value-type="float" office:value="109844" calcext:value-type="float">
            <text:p>109844</text:p>
          </table:table-cell>
          <table:table-cell/>
          <table:table-cell table:formula="of:=[.F1163]/[.B1163]" office:value-type="float" office:value="73607.6199901039" calcext:value-type="float">
            <text:p>73607.6199901039</text:p>
          </table:table-cell>
          <table:table-cell table:formula="of:=[.F1163]/[.C1163]" office:value-type="float" office:value="783.635219098741" calcext:value-type="float">
            <text:p>783.635219098741</text:p>
          </table:table-cell>
          <table:table-cell table:formula="of:=[.F1163]/[.D1163]" office:value-type="float" office:value="5139.96959436114" calcext:value-type="float">
            <text:p>5139.96959436114</text:p>
          </table:table-cell>
        </table:table-row>
        <table:table-row table:style-name="ro1">
          <table:table-cell/>
          <table:table-cell office:value-type="float" office:value="0.855" calcext:value-type="float">
            <text:p>0.855</text:p>
          </table:table-cell>
          <table:table-cell office:value-type="float" office:value="128.618" calcext:value-type="float">
            <text:p>128.618</text:p>
          </table:table-cell>
          <table:table-cell office:value-type="float" office:value="10.331" calcext:value-type="float">
            <text:p>10.331</text:p>
          </table:table-cell>
          <table:table-cell/>
          <table:table-cell office:value-type="float" office:value="137482" calcext:value-type="float">
            <text:p>137482</text:p>
          </table:table-cell>
          <table:table-cell office:value-type="float" office:value="52052" calcext:value-type="float">
            <text:p>52052</text:p>
          </table:table-cell>
          <table:table-cell/>
          <table:table-cell table:formula="of:=[.F1164]/[.B1164]" office:value-type="float" office:value="160797.660818713" calcext:value-type="float">
            <text:p>160797.660818713</text:p>
          </table:table-cell>
          <table:table-cell table:formula="of:=[.F1164]/[.C1164]" office:value-type="float" office:value="1068.91725885957" calcext:value-type="float">
            <text:p>1068.91725885957</text:p>
          </table:table-cell>
          <table:table-cell table:formula="of:=[.F1164]/[.D1164]" office:value-type="float" office:value="13307.7146452425" calcext:value-type="float">
            <text:p>13307.71464524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269.365" calcext:value-type="float">
            <text:p>2269.365</text:p>
          </table:table-cell>
          <table:table-cell office:value-type="float" office:value="325.128" calcext:value-type="float">
            <text:p>325.128</text:p>
          </table:table-cell>
          <table:table-cell/>
          <table:table-cell office:value-type="float" office:value="707222" calcext:value-type="float">
            <text:p>707222</text:p>
          </table:table-cell>
          <table:table-cell office:value-type="float" office:value="276296" calcext:value-type="float">
            <text:p>276296</text:p>
          </table:table-cell>
          <table:table-cell/>
          <table:table-cell table:formula="of:=[.F1165]/[.B1165]" office:value-type="float" office:value="23574.0666666667" calcext:value-type="float">
            <text:p>23574.0666666667</text:p>
          </table:table-cell>
          <table:table-cell table:formula="of:=[.F1165]/[.C1165]" office:value-type="float" office:value="311.638718319882" calcext:value-type="float">
            <text:p>311.638718319882</text:p>
          </table:table-cell>
          <table:table-cell table:formula="of:=[.F1165]/[.D1165]" office:value-type="float" office:value="2175.21099382397" calcext:value-type="float">
            <text:p>2175.21099382397</text:p>
          </table:table-cell>
        </table:table-row>
        <table:table-row table:style-name="ro1">
          <table:table-cell/>
          <table:table-cell office:value-type="float" office:value="0.826" calcext:value-type="float">
            <text:p>0.826</text:p>
          </table:table-cell>
          <table:table-cell office:value-type="float" office:value="89.647" calcext:value-type="float">
            <text:p>89.647</text:p>
          </table:table-cell>
          <table:table-cell office:value-type="float" office:value="9.903" calcext:value-type="float">
            <text:p>9.903</text:p>
          </table:table-cell>
          <table:table-cell/>
          <table:table-cell office:value-type="float" office:value="140528" calcext:value-type="float">
            <text:p>140528</text:p>
          </table:table-cell>
          <table:table-cell office:value-type="float" office:value="48920" calcext:value-type="float">
            <text:p>48920</text:p>
          </table:table-cell>
          <table:table-cell/>
          <table:table-cell table:formula="of:=[.F1166]/[.B1166]" office:value-type="float" office:value="170130.750605327" calcext:value-type="float">
            <text:p>170130.750605327</text:p>
          </table:table-cell>
          <table:table-cell table:formula="of:=[.F1166]/[.C1166]" office:value-type="float" office:value="1567.5705823954" calcext:value-type="float">
            <text:p>1567.5705823954</text:p>
          </table:table-cell>
          <table:table-cell table:formula="of:=[.F1166]/[.D1166]" office:value-type="float" office:value="14190.4473391901" calcext:value-type="float">
            <text:p>14190.4473391901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29.643" calcext:value-type="float">
            <text:p>29.643</text:p>
          </table:table-cell>
          <table:table-cell office:value-type="float" office:value="2.475" calcext:value-type="float">
            <text:p>2.475</text:p>
          </table:table-cell>
          <table:table-cell/>
          <table:table-cell office:value-type="float" office:value="64310" calcext:value-type="float">
            <text:p>64310</text:p>
          </table:table-cell>
          <table:table-cell office:value-type="float" office:value="33754" calcext:value-type="float">
            <text:p>33754</text:p>
          </table:table-cell>
          <table:table-cell/>
          <table:table-cell table:formula="of:=[.F1167]/[.B1167]" office:value-type="float" office:value="306238.095238095" calcext:value-type="float">
            <text:p>306238.095238095</text:p>
          </table:table-cell>
          <table:table-cell table:formula="of:=[.F1167]/[.C1167]" office:value-type="float" office:value="2169.48352056135" calcext:value-type="float">
            <text:p>2169.48352056135</text:p>
          </table:table-cell>
          <table:table-cell table:formula="of:=[.F1167]/[.D1167]" office:value-type="float" office:value="25983.8383838384" calcext:value-type="float">
            <text:p>25983.8383838384</text:p>
          </table:table-cell>
        </table:table-row>
        <table:table-row table:style-name="ro1">
          <table:table-cell/>
          <table:table-cell office:value-type="float" office:value="7.751" calcext:value-type="float">
            <text:p>7.751</text:p>
          </table:table-cell>
          <table:table-cell office:value-type="float" office:value="475.275" calcext:value-type="float">
            <text:p>475.275</text:p>
          </table:table-cell>
          <table:table-cell office:value-type="float" office:value="66.572" calcext:value-type="float">
            <text:p>66.572</text:p>
          </table:table-cell>
          <table:table-cell/>
          <table:table-cell office:value-type="float" office:value="342480" calcext:value-type="float">
            <text:p>342480</text:p>
          </table:table-cell>
          <table:table-cell office:value-type="float" office:value="159176" calcext:value-type="float">
            <text:p>159176</text:p>
          </table:table-cell>
          <table:table-cell/>
          <table:table-cell table:formula="of:=[.F1168]/[.B1168]" office:value-type="float" office:value="44185.2664172365" calcext:value-type="float">
            <text:p>44185.2664172365</text:p>
          </table:table-cell>
          <table:table-cell table:formula="of:=[.F1168]/[.C1168]" office:value-type="float" office:value="720.593340697491" calcext:value-type="float">
            <text:p>720.593340697491</text:p>
          </table:table-cell>
          <table:table-cell table:formula="of:=[.F1168]/[.D1168]" office:value-type="float" office:value="5144.50519738028" calcext:value-type="float">
            <text:p>5144.50519738028</text:p>
          </table:table-cell>
        </table:table-row>
        <table:table-row table:style-name="ro1">
          <table:table-cell/>
          <table:table-cell office:value-type="float" office:value="0.226" calcext:value-type="float">
            <text:p>0.226</text:p>
          </table:table-cell>
          <table:table-cell office:value-type="float" office:value="25.699" calcext:value-type="float">
            <text:p>25.699</text:p>
          </table:table-cell>
          <table:table-cell office:value-type="float" office:value="2.515" calcext:value-type="float">
            <text:p>2.515</text:p>
          </table:table-cell>
          <table:table-cell/>
          <table:table-cell office:value-type="float" office:value="70280" calcext:value-type="float">
            <text:p>70280</text:p>
          </table:table-cell>
          <table:table-cell office:value-type="float" office:value="29266" calcext:value-type="float">
            <text:p>29266</text:p>
          </table:table-cell>
          <table:table-cell/>
          <table:table-cell table:formula="of:=[.F1169]/[.B1169]" office:value-type="float" office:value="310973.451327434" calcext:value-type="float">
            <text:p>310973.451327434</text:p>
          </table:table-cell>
          <table:table-cell table:formula="of:=[.F1169]/[.C1169]" office:value-type="float" office:value="2734.73676018522" calcext:value-type="float">
            <text:p>2734.73676018522</text:p>
          </table:table-cell>
          <table:table-cell table:formula="of:=[.F1169]/[.D1169]" office:value-type="float" office:value="27944.3339960239" calcext:value-type="float">
            <text:p>27944.3339960239</text:p>
          </table:table-cell>
        </table:table-row>
        <table:table-row table:style-name="ro1">
          <table:table-cell/>
          <table:table-cell office:value-type="float" office:value="0.048" calcext:value-type="float">
            <text:p>0.048</text:p>
          </table:table-cell>
          <table:table-cell office:value-type="float" office:value="2.778" calcext:value-type="float">
            <text:p>2.778</text:p>
          </table:table-cell>
          <table:table-cell office:value-type="float" office:value="0.396" calcext:value-type="float">
            <text:p>0.396</text:p>
          </table:table-cell>
          <table:table-cell/>
          <table:table-cell office:value-type="float" office:value="25930" calcext:value-type="float">
            <text:p>25930</text:p>
          </table:table-cell>
          <table:table-cell office:value-type="float" office:value="15722" calcext:value-type="float">
            <text:p>15722</text:p>
          </table:table-cell>
          <table:table-cell/>
          <table:table-cell table:formula="of:=[.F1170]/[.B1170]" office:value-type="float" office:value="540208.333333333" calcext:value-type="float">
            <text:p>540208.333333333</text:p>
          </table:table-cell>
          <table:table-cell table:formula="of:=[.F1170]/[.C1170]" office:value-type="float" office:value="9334.05327573794" calcext:value-type="float">
            <text:p>9334.05327573794</text:p>
          </table:table-cell>
          <table:table-cell table:formula="of:=[.F1170]/[.D1170]" office:value-type="float" office:value="65479.797979798" calcext:value-type="float">
            <text:p>65479.797979798</text:p>
          </table:table-cell>
        </table:table-row>
        <table:table-row table:style-name="ro1">
          <table:table-cell/>
          <table:table-cell office:value-type="float" office:value="2.178" calcext:value-type="float">
            <text:p>2.178</text:p>
          </table:table-cell>
          <table:table-cell office:value-type="float" office:value="144.482" calcext:value-type="float">
            <text:p>144.482</text:p>
          </table:table-cell>
          <table:table-cell office:value-type="float" office:value="22.45" calcext:value-type="float">
            <text:p>22.45</text:p>
          </table:table-cell>
          <table:table-cell/>
          <table:table-cell office:value-type="float" office:value="186567" calcext:value-type="float">
            <text:p>186567</text:p>
          </table:table-cell>
          <table:table-cell office:value-type="float" office:value="90944" calcext:value-type="float">
            <text:p>90944</text:p>
          </table:table-cell>
          <table:table-cell/>
          <table:table-cell table:formula="of:=[.F1171]/[.B1171]" office:value-type="float" office:value="85659.7796143251" calcext:value-type="float">
            <text:p>85659.7796143251</text:p>
          </table:table-cell>
          <table:table-cell table:formula="of:=[.F1171]/[.C1171]" office:value-type="float" office:value="1291.28195899835" calcext:value-type="float">
            <text:p>1291.28195899835</text:p>
          </table:table-cell>
          <table:table-cell table:formula="of:=[.F1171]/[.D1171]" office:value-type="float" office:value="8310.33407572383" calcext:value-type="float">
            <text:p>8310.33407572383</text:p>
          </table:table-cell>
        </table:table-row>
        <table:table-row table:style-name="ro1">
          <table:table-cell/>
          <table:table-cell office:value-type="float" office:value="4.046" calcext:value-type="float">
            <text:p>4.046</text:p>
          </table:table-cell>
          <table:table-cell office:value-type="float" office:value="282.709" calcext:value-type="float">
            <text:p>282.709</text:p>
          </table:table-cell>
          <table:table-cell office:value-type="float" office:value="45.651" calcext:value-type="float">
            <text:p>45.651</text:p>
          </table:table-cell>
          <table:table-cell/>
          <table:table-cell office:value-type="float" office:value="275183" calcext:value-type="float">
            <text:p>275183</text:p>
          </table:table-cell>
          <table:table-cell office:value-type="float" office:value="102134" calcext:value-type="float">
            <text:p>102134</text:p>
          </table:table-cell>
          <table:table-cell/>
          <table:table-cell table:formula="of:=[.F1172]/[.B1172]" office:value-type="float" office:value="68013.5936727632" calcext:value-type="float">
            <text:p>68013.5936727632</text:p>
          </table:table-cell>
          <table:table-cell table:formula="of:=[.F1172]/[.C1172]" office:value-type="float" office:value="973.378986873428" calcext:value-type="float">
            <text:p>973.378986873428</text:p>
          </table:table-cell>
          <table:table-cell table:formula="of:=[.F1172]/[.D1172]" office:value-type="float" office:value="6027.97310026067" calcext:value-type="float">
            <text:p>6027.97310026067</text:p>
          </table:table-cell>
        </table:table-row>
        <table:table-row table:style-name="ro1">
          <table:table-cell/>
          <table:table-cell office:value-type="float" office:value="2.207" calcext:value-type="float">
            <text:p>2.207</text:p>
          </table:table-cell>
          <table:table-cell office:value-type="float" office:value="121.207" calcext:value-type="float">
            <text:p>121.207</text:p>
          </table:table-cell>
          <table:table-cell office:value-type="float" office:value="19.492" calcext:value-type="float">
            <text:p>19.492</text:p>
          </table:table-cell>
          <table:table-cell/>
          <table:table-cell office:value-type="float" office:value="181599" calcext:value-type="float">
            <text:p>181599</text:p>
          </table:table-cell>
          <table:table-cell office:value-type="float" office:value="99940" calcext:value-type="float">
            <text:p>99940</text:p>
          </table:table-cell>
          <table:table-cell/>
          <table:table-cell table:formula="of:=[.F1173]/[.B1173]" office:value-type="float" office:value="82283.1898504758" calcext:value-type="float">
            <text:p>82283.1898504758</text:p>
          </table:table-cell>
          <table:table-cell table:formula="of:=[.F1173]/[.C1173]" office:value-type="float" office:value="1498.25505127592" calcext:value-type="float">
            <text:p>1498.25505127592</text:p>
          </table:table-cell>
          <table:table-cell table:formula="of:=[.F1173]/[.D1173]" office:value-type="float" office:value="9316.5914221219" calcext:value-type="float">
            <text:p>9316.5914221219</text:p>
          </table:table-cell>
        </table:table-row>
        <table:table-row table:style-name="ro1">
          <table:table-cell/>
          <table:table-cell office:value-type="float" office:value="1.879" calcext:value-type="float">
            <text:p>1.879</text:p>
          </table:table-cell>
          <table:table-cell office:value-type="float" office:value="136.225" calcext:value-type="float">
            <text:p>136.225</text:p>
          </table:table-cell>
          <table:table-cell office:value-type="float" office:value="21.493" calcext:value-type="float">
            <text:p>21.493</text:p>
          </table:table-cell>
          <table:table-cell/>
          <table:table-cell office:value-type="float" office:value="185901" calcext:value-type="float">
            <text:p>185901</text:p>
          </table:table-cell>
          <table:table-cell office:value-type="float" office:value="77366" calcext:value-type="float">
            <text:p>77366</text:p>
          </table:table-cell>
          <table:table-cell/>
          <table:table-cell table:formula="of:=[.F1174]/[.B1174]" office:value-type="float" office:value="98936.1362426823" calcext:value-type="float">
            <text:p>98936.1362426823</text:p>
          </table:table-cell>
          <table:table-cell table:formula="of:=[.F1174]/[.C1174]" office:value-type="float" office:value="1364.66140576253" calcext:value-type="float">
            <text:p>1364.66140576253</text:p>
          </table:table-cell>
          <table:table-cell table:formula="of:=[.F1174]/[.D1174]" office:value-type="float" office:value="8649.37421486065" calcext:value-type="float">
            <text:p>8649.37421486065</text:p>
          </table:table-cell>
        </table:table-row>
        <table:table-row table:style-name="ro1">
          <table:table-cell/>
          <table:table-cell office:value-type="float" office:value="0.419" calcext:value-type="float">
            <text:p>0.419</text:p>
          </table:table-cell>
          <table:table-cell office:value-type="float" office:value="29.093" calcext:value-type="float">
            <text:p>29.093</text:p>
          </table:table-cell>
          <table:table-cell office:value-type="float" office:value="4.288" calcext:value-type="float">
            <text:p>4.288</text:p>
          </table:table-cell>
          <table:table-cell/>
          <table:table-cell office:value-type="float" office:value="78542" calcext:value-type="float">
            <text:p>78542</text:p>
          </table:table-cell>
          <table:table-cell office:value-type="float" office:value="44086" calcext:value-type="float">
            <text:p>44086</text:p>
          </table:table-cell>
          <table:table-cell/>
          <table:table-cell table:formula="of:=[.F1175]/[.B1175]" office:value-type="float" office:value="187451.07398568" calcext:value-type="float">
            <text:p>187451.07398568</text:p>
          </table:table-cell>
          <table:table-cell table:formula="of:=[.F1175]/[.C1175]" office:value-type="float" office:value="2699.68720998178" calcext:value-type="float">
            <text:p>2699.68720998178</text:p>
          </table:table-cell>
          <table:table-cell table:formula="of:=[.F1175]/[.D1175]" office:value-type="float" office:value="18316.697761194" calcext:value-type="float">
            <text:p>18316.697761194</text:p>
          </table:table-cell>
        </table:table-row>
        <table:table-row table:style-name="ro1">
          <table:table-cell/>
          <table:table-cell office:value-type="float" office:value="0.011" calcext:value-type="float">
            <text:p>0.011</text:p>
          </table:table-cell>
          <table:table-cell office:value-type="float" office:value="1.161" calcext:value-type="float">
            <text:p>1.161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float" office:value="8201" calcext:value-type="float">
            <text:p>8201</text:p>
          </table:table-cell>
          <table:table-cell office:value-type="float" office:value="3492" calcext:value-type="float">
            <text:p>3492</text:p>
          </table:table-cell>
          <table:table-cell/>
          <table:table-cell table:formula="of:=[.F1176]/[.B1176]" office:value-type="float" office:value="745545.454545455" calcext:value-type="float">
            <text:p>745545.454545455</text:p>
          </table:table-cell>
          <table:table-cell table:formula="of:=[.F1176]/[.C1176]" office:value-type="float" office:value="7063.73815676141" calcext:value-type="float">
            <text:p>7063.73815676141</text:p>
          </table:table-cell>
          <table:table-cell table:formula="of:=[.F1176]/[.D1176]" office:value-type="float" office:value="49107.7844311377" calcext:value-type="float">
            <text:p>49107.7844311377</text:p>
          </table:table-cell>
        </table:table-row>
        <table:table-row table:style-name="ro1">
          <table:table-cell/>
          <table:table-cell office:value-type="float" office:value="0.131" calcext:value-type="float">
            <text:p>0.131</text:p>
          </table:table-cell>
          <table:table-cell office:value-type="float" office:value="8.228" calcext:value-type="float">
            <text:p>8.228</text:p>
          </table:table-cell>
          <table:table-cell office:value-type="float" office:value="1.083" calcext:value-type="float">
            <text:p>1.083</text:p>
          </table:table-cell>
          <table:table-cell/>
          <table:table-cell office:value-type="float" office:value="47274" calcext:value-type="float">
            <text:p>47274</text:p>
          </table:table-cell>
          <table:table-cell office:value-type="float" office:value="21732" calcext:value-type="float">
            <text:p>21732</text:p>
          </table:table-cell>
          <table:table-cell/>
          <table:table-cell table:formula="of:=[.F1177]/[.B1177]" office:value-type="float" office:value="360870.229007634" calcext:value-type="float">
            <text:p>360870.229007634</text:p>
          </table:table-cell>
          <table:table-cell table:formula="of:=[.F1177]/[.C1177]" office:value-type="float" office:value="5745.50315994166" calcext:value-type="float">
            <text:p>5745.50315994166</text:p>
          </table:table-cell>
          <table:table-cell table:formula="of:=[.F1177]/[.D1177]" office:value-type="float" office:value="43650.9695290859" calcext:value-type="float">
            <text:p>43650.9695290859</text:p>
          </table:table-cell>
        </table:table-row>
        <table:table-row table:style-name="ro1">
          <table:table-cell/>
          <table:table-cell office:value-type="float" office:value="37.336" calcext:value-type="float">
            <text:p>37.336</text:p>
          </table:table-cell>
          <table:table-cell office:value-type="float" office:value="3072.508" calcext:value-type="float">
            <text:p>3072.508</text:p>
          </table:table-cell>
          <table:table-cell office:value-type="float" office:value="550.654" calcext:value-type="float">
            <text:p>550.654</text:p>
          </table:table-cell>
          <table:table-cell/>
          <table:table-cell office:value-type="float" office:value="830569" calcext:value-type="float">
            <text:p>830569</text:p>
          </table:table-cell>
          <table:table-cell office:value-type="float" office:value="295880" calcext:value-type="float">
            <text:p>295880</text:p>
          </table:table-cell>
          <table:table-cell/>
          <table:table-cell table:formula="of:=[.F1178]/[.B1178]" office:value-type="float" office:value="22245.7949432183" calcext:value-type="float">
            <text:p>22245.7949432183</text:p>
          </table:table-cell>
          <table:table-cell table:formula="of:=[.F1178]/[.C1178]" office:value-type="float" office:value="270.322811201793" calcext:value-type="float">
            <text:p>270.322811201793</text:p>
          </table:table-cell>
          <table:table-cell table:formula="of:=[.F1178]/[.D1178]" office:value-type="float" office:value="1508.33191078245" calcext:value-type="float">
            <text:p>1508.33191078245</text:p>
          </table:table-cell>
        </table:table-row>
        <table:table-row table:style-name="ro1">
          <table:table-cell/>
          <table:table-cell office:value-type="float" office:value="6.797" calcext:value-type="float">
            <text:p>6.797</text:p>
          </table:table-cell>
          <table:table-cell office:value-type="float" office:value="418.001" calcext:value-type="float">
            <text:p>418.001</text:p>
          </table:table-cell>
          <table:table-cell office:value-type="float" office:value="68.494" calcext:value-type="float">
            <text:p>68.494</text:p>
          </table:table-cell>
          <table:table-cell/>
          <table:table-cell office:value-type="float" office:value="326135" calcext:value-type="float">
            <text:p>326135</text:p>
          </table:table-cell>
          <table:table-cell office:value-type="float" office:value="145553" calcext:value-type="float">
            <text:p>145553</text:p>
          </table:table-cell>
          <table:table-cell/>
          <table:table-cell table:formula="of:=[.F1179]/[.B1179]" office:value-type="float" office:value="47982.198028542" calcext:value-type="float">
            <text:p>47982.198028542</text:p>
          </table:table-cell>
          <table:table-cell table:formula="of:=[.F1179]/[.C1179]" office:value-type="float" office:value="780.225406159315" calcext:value-type="float">
            <text:p>780.225406159315</text:p>
          </table:table-cell>
          <table:table-cell table:formula="of:=[.F1179]/[.D1179]" office:value-type="float" office:value="4761.51195725173" calcext:value-type="float">
            <text:p>4761.51195725173</text:p>
          </table:table-cell>
        </table:table-row>
        <table:table-row table:style-name="ro1">
          <table:table-cell/>
          <table:table-cell office:value-type="float" office:value="0.697" calcext:value-type="float">
            <text:p>0.697</text:p>
          </table:table-cell>
          <table:table-cell office:value-type="float" office:value="74.104" calcext:value-type="float">
            <text:p>74.104</text:p>
          </table:table-cell>
          <table:table-cell office:value-type="float" office:value="11.625" calcext:value-type="float">
            <text:p>11.625</text:p>
          </table:table-cell>
          <table:table-cell/>
          <table:table-cell office:value-type="float" office:value="133245" calcext:value-type="float">
            <text:p>133245</text:p>
          </table:table-cell>
          <table:table-cell office:value-type="float" office:value="48756" calcext:value-type="float">
            <text:p>48756</text:p>
          </table:table-cell>
          <table:table-cell/>
          <table:table-cell table:formula="of:=[.F1180]/[.B1180]" office:value-type="float" office:value="191169.296987087" calcext:value-type="float">
            <text:p>191169.296987087</text:p>
          </table:table-cell>
          <table:table-cell table:formula="of:=[.F1180]/[.C1180]" office:value-type="float" office:value="1798.0810752456" calcext:value-type="float">
            <text:p>1798.0810752456</text:p>
          </table:table-cell>
          <table:table-cell table:formula="of:=[.F1180]/[.D1180]" office:value-type="float" office:value="11461.935483871" calcext:value-type="float">
            <text:p>11461.935483871</text:p>
          </table:table-cell>
        </table:table-row>
        <table:table-row table:style-name="ro1">
          <table:table-cell/>
          <table:table-cell office:value-type="float" office:value="0.537" calcext:value-type="float">
            <text:p>0.537</text:p>
          </table:table-cell>
          <table:table-cell office:value-type="float" office:value="60.665" calcext:value-type="float">
            <text:p>60.665</text:p>
          </table:table-cell>
          <table:table-cell office:value-type="float" office:value="6.954" calcext:value-type="float">
            <text:p>6.954</text:p>
          </table:table-cell>
          <table:table-cell/>
          <table:table-cell office:value-type="float" office:value="116847" calcext:value-type="float">
            <text:p>116847</text:p>
          </table:table-cell>
          <table:table-cell office:value-type="float" office:value="43190" calcext:value-type="float">
            <text:p>43190</text:p>
          </table:table-cell>
          <table:table-cell/>
          <table:table-cell table:formula="of:=[.F1181]/[.B1181]" office:value-type="float" office:value="217592.17877095" calcext:value-type="float">
            <text:p>217592.17877095</text:p>
          </table:table-cell>
          <table:table-cell table:formula="of:=[.F1181]/[.C1181]" office:value-type="float" office:value="1926.1023654496" calcext:value-type="float">
            <text:p>1926.1023654496</text:p>
          </table:table-cell>
          <table:table-cell table:formula="of:=[.F1181]/[.D1181]" office:value-type="float" office:value="16802.8472821398" calcext:value-type="float">
            <text:p>16802.8472821398</text:p>
          </table:table-cell>
        </table:table-row>
        <table:table-row table:style-name="ro1">
          <table:table-cell/>
          <table:table-cell office:value-type="float" office:value="0.124" calcext:value-type="float">
            <text:p>0.124</text:p>
          </table:table-cell>
          <table:table-cell office:value-type="float" office:value="8.183" calcext:value-type="float">
            <text:p>8.183</text:p>
          </table:table-cell>
          <table:table-cell office:value-type="float" office:value="0.876" calcext:value-type="float">
            <text:p>0.876</text:p>
          </table:table-cell>
          <table:table-cell/>
          <table:table-cell office:value-type="float" office:value="47520" calcext:value-type="float">
            <text:p>47520</text:p>
          </table:table-cell>
          <table:table-cell office:value-type="float" office:value="18098" calcext:value-type="float">
            <text:p>18098</text:p>
          </table:table-cell>
          <table:table-cell/>
          <table:table-cell table:formula="of:=[.F1182]/[.B1182]" office:value-type="float" office:value="383225.806451613" calcext:value-type="float">
            <text:p>383225.806451613</text:p>
          </table:table-cell>
          <table:table-cell table:formula="of:=[.F1182]/[.C1182]" office:value-type="float" office:value="5807.16118782842" calcext:value-type="float">
            <text:p>5807.16118782842</text:p>
          </table:table-cell>
          <table:table-cell table:formula="of:=[.F1182]/[.D1182]" office:value-type="float" office:value="54246.5753424658" calcext:value-type="float">
            <text:p>54246.5753424658</text:p>
          </table:table-cell>
        </table:table-row>
        <table:table-row table:style-name="ro1">
          <table:table-cell/>
          <table:table-cell office:value-type="float" office:value="6.024" calcext:value-type="float">
            <text:p>6.024</text:p>
          </table:table-cell>
          <table:table-cell office:value-type="float" office:value="471.986" calcext:value-type="float">
            <text:p>471.986</text:p>
          </table:table-cell>
          <table:table-cell office:value-type="float" office:value="75.557" calcext:value-type="float">
            <text:p>75.557</text:p>
          </table:table-cell>
          <table:table-cell/>
          <table:table-cell office:value-type="float" office:value="348219" calcext:value-type="float">
            <text:p>348219</text:p>
          </table:table-cell>
          <table:table-cell office:value-type="float" office:value="118778" calcext:value-type="float">
            <text:p>118778</text:p>
          </table:table-cell>
          <table:table-cell/>
          <table:table-cell table:formula="of:=[.F1183]/[.B1183]" office:value-type="float" office:value="57805.2788844622" calcext:value-type="float">
            <text:p>57805.2788844622</text:p>
          </table:table-cell>
          <table:table-cell table:formula="of:=[.F1183]/[.C1183]" office:value-type="float" office:value="737.774001771239" calcext:value-type="float">
            <text:p>737.774001771239</text:p>
          </table:table-cell>
          <table:table-cell table:formula="of:=[.F1183]/[.D1183]" office:value-type="float" office:value="4608.69277499107" calcext:value-type="float">
            <text:p>4608.69277499107</text:p>
          </table:table-cell>
        </table:table-row>
        <table:table-row table:style-name="ro1">
          <table:table-cell/>
          <table:table-cell office:value-type="float" office:value="2.651" calcext:value-type="float">
            <text:p>2.651</text:p>
          </table:table-cell>
          <table:table-cell office:value-type="float" office:value="840.649" calcext:value-type="float">
            <text:p>840.649</text:p>
          </table:table-cell>
          <table:table-cell office:value-type="float" office:value="37.535" calcext:value-type="float">
            <text:p>37.535</text:p>
          </table:table-cell>
          <table:table-cell/>
          <table:table-cell office:value-type="float" office:value="236826" calcext:value-type="float">
            <text:p>236826</text:p>
          </table:table-cell>
          <table:table-cell office:value-type="float" office:value="83880" calcext:value-type="float">
            <text:p>83880</text:p>
          </table:table-cell>
          <table:table-cell/>
          <table:table-cell table:formula="of:=[.F1184]/[.B1184]" office:value-type="float" office:value="89334.5907204829" calcext:value-type="float">
            <text:p>89334.5907204829</text:p>
          </table:table-cell>
          <table:table-cell table:formula="of:=[.F1184]/[.C1184]" office:value-type="float" office:value="281.718053551482" calcext:value-type="float">
            <text:p>281.718053551482</text:p>
          </table:table-cell>
          <table:table-cell table:formula="of:=[.F1184]/[.D1184]" office:value-type="float" office:value="6309.47116025043" calcext:value-type="float">
            <text:p>6309.47116025043</text:p>
          </table:table-cell>
        </table:table-row>
        <table:table-row table:style-name="ro1">
          <table:table-cell/>
          <table:table-cell office:value-type="float" office:value="10.033" calcext:value-type="float">
            <text:p>10.033</text:p>
          </table:table-cell>
          <table:table-cell office:value-type="float" office:value="799.134" calcext:value-type="float">
            <text:p>799.134</text:p>
          </table:table-cell>
          <table:table-cell office:value-type="float" office:value="117.892" calcext:value-type="float">
            <text:p>117.892</text:p>
          </table:table-cell>
          <table:table-cell/>
          <table:table-cell office:value-type="float" office:value="423307" calcext:value-type="float">
            <text:p>423307</text:p>
          </table:table-cell>
          <table:table-cell office:value-type="float" office:value="161876" calcext:value-type="float">
            <text:p>161876</text:p>
          </table:table-cell>
          <table:table-cell/>
          <table:table-cell table:formula="of:=[.F1185]/[.B1185]" office:value-type="float" office:value="42191.4681550882" calcext:value-type="float">
            <text:p>42191.4681550882</text:p>
          </table:table-cell>
          <table:table-cell table:formula="of:=[.F1185]/[.C1185]" office:value-type="float" office:value="529.707157998533" calcext:value-type="float">
            <text:p>529.707157998533</text:p>
          </table:table-cell>
          <table:table-cell table:formula="of:=[.F1185]/[.D1185]" office:value-type="float" office:value="3590.63380042751" calcext:value-type="float">
            <text:p>3590.63380042751</text:p>
          </table:table-cell>
        </table:table-row>
        <table:table-row table:style-name="ro1">
          <table:table-cell/>
          <table:table-cell office:value-type="float" office:value="1.161" calcext:value-type="float">
            <text:p>1.161</text:p>
          </table:table-cell>
          <table:table-cell office:value-type="float" office:value="330.061" calcext:value-type="float">
            <text:p>330.061</text:p>
          </table:table-cell>
          <table:table-cell office:value-type="float" office:value="14.509" calcext:value-type="float">
            <text:p>14.509</text:p>
          </table:table-cell>
          <table:table-cell/>
          <table:table-cell office:value-type="float" office:value="158292" calcext:value-type="float">
            <text:p>158292</text:p>
          </table:table-cell>
          <table:table-cell office:value-type="float" office:value="56958" calcext:value-type="float">
            <text:p>56958</text:p>
          </table:table-cell>
          <table:table-cell/>
          <table:table-cell table:formula="of:=[.F1186]/[.B1186]" office:value-type="float" office:value="136341.085271318" calcext:value-type="float">
            <text:p>136341.085271318</text:p>
          </table:table-cell>
          <table:table-cell table:formula="of:=[.F1186]/[.C1186]" office:value-type="float" office:value="479.584076882758" calcext:value-type="float">
            <text:p>479.584076882758</text:p>
          </table:table-cell>
          <table:table-cell table:formula="of:=[.F1186]/[.D1186]" office:value-type="float" office:value="10909.9179819422" calcext:value-type="float">
            <text:p>10909.9179819422</text:p>
          </table:table-cell>
        </table:table-row>
        <table:table-row table:style-name="ro1">
          <table:table-cell/>
          <table:table-cell office:value-type="float" office:value="0.605" calcext:value-type="float">
            <text:p>0.605</text:p>
          </table:table-cell>
          <table:table-cell office:value-type="float" office:value="59.367" calcext:value-type="float">
            <text:p>59.367</text:p>
          </table:table-cell>
          <table:table-cell office:value-type="float" office:value="7.653" calcext:value-type="float">
            <text:p>7.653</text:p>
          </table:table-cell>
          <table:table-cell/>
          <table:table-cell office:value-type="float" office:value="121466" calcext:value-type="float">
            <text:p>121466</text:p>
          </table:table-cell>
          <table:table-cell office:value-type="float" office:value="46077" calcext:value-type="float">
            <text:p>46077</text:p>
          </table:table-cell>
          <table:table-cell/>
          <table:table-cell table:formula="of:=[.F1187]/[.B1187]" office:value-type="float" office:value="200770.247933884" calcext:value-type="float">
            <text:p>200770.247933884</text:p>
          </table:table-cell>
          <table:table-cell table:formula="of:=[.F1187]/[.C1187]" office:value-type="float" office:value="2046.01883201105" calcext:value-type="float">
            <text:p>2046.01883201105</text:p>
          </table:table-cell>
          <table:table-cell table:formula="of:=[.F1187]/[.D1187]" office:value-type="float" office:value="15871.6843068078" calcext:value-type="float">
            <text:p>15871.6843068078</text:p>
          </table:table-cell>
        </table:table-row>
        <table:table-row table:style-name="ro1">
          <table:table-cell/>
          <table:table-cell office:value-type="float" office:value="2.01" calcext:value-type="float">
            <text:p>2.01</text:p>
          </table:table-cell>
          <table:table-cell office:value-type="float" office:value="177.185" calcext:value-type="float">
            <text:p>177.185</text:p>
          </table:table-cell>
          <table:table-cell office:value-type="float" office:value="27.203" calcext:value-type="float">
            <text:p>27.203</text:p>
          </table:table-cell>
          <table:table-cell/>
          <table:table-cell office:value-type="float" office:value="208528" calcext:value-type="float">
            <text:p>208528</text:p>
          </table:table-cell>
          <table:table-cell office:value-type="float" office:value="70760" calcext:value-type="float">
            <text:p>70760</text:p>
          </table:table-cell>
          <table:table-cell/>
          <table:table-cell table:formula="of:=[.F1188]/[.B1188]" office:value-type="float" office:value="103745.273631841" calcext:value-type="float">
            <text:p>103745.273631841</text:p>
          </table:table-cell>
          <table:table-cell table:formula="of:=[.F1188]/[.C1188]" office:value-type="float" office:value="1176.8942066202" calcext:value-type="float">
            <text:p>1176.8942066202</text:p>
          </table:table-cell>
          <table:table-cell table:formula="of:=[.F1188]/[.D1188]" office:value-type="float" office:value="7665.62511487704" calcext:value-type="float">
            <text:p>7665.62511487704</text:p>
          </table:table-cell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0.821" calcext:value-type="float">
            <text:p>70.821</text:p>
          </table:table-cell>
          <table:table-cell office:value-type="float" office:value="14.099" calcext:value-type="float">
            <text:p>14.099</text:p>
          </table:table-cell>
          <table:table-cell/>
          <table:table-cell office:value-type="float" office:value="133867" calcext:value-type="float">
            <text:p>133867</text:p>
          </table:table-cell>
          <table:table-cell office:value-type="float" office:value="68612" calcext:value-type="float">
            <text:p>68612</text:p>
          </table:table-cell>
          <table:table-cell/>
          <table:table-cell table:formula="of:=[.F1189]/[.B1189]" office:value-type="float" office:value="114123.614663257" calcext:value-type="float">
            <text:p>114123.614663257</text:p>
          </table:table-cell>
          <table:table-cell table:formula="of:=[.F1189]/[.C1189]" office:value-type="float" office:value="1890.21617881702" calcext:value-type="float">
            <text:p>1890.21617881702</text:p>
          </table:table-cell>
          <table:table-cell table:formula="of:=[.F1189]/[.D1189]" office:value-type="float" office:value="9494.78686431662" calcext:value-type="float">
            <text:p>9494.78686431662</text:p>
          </table:table-cell>
        </table:table-row>
        <table:table-row table:style-name="ro1">
          <table:table-cell/>
          <table:table-cell office:value-type="float" office:value="20.765" calcext:value-type="float">
            <text:p>20.765</text:p>
          </table:table-cell>
          <table:table-cell office:value-type="float" office:value="1682.672" calcext:value-type="float">
            <text:p>1682.672</text:p>
          </table:table-cell>
          <table:table-cell office:value-type="float" office:value="273.525" calcext:value-type="float">
            <text:p>273.525</text:p>
          </table:table-cell>
          <table:table-cell/>
          <table:table-cell office:value-type="float" office:value="611892" calcext:value-type="float">
            <text:p>611892</text:p>
          </table:table-cell>
          <table:table-cell office:value-type="float" office:value="225214" calcext:value-type="float">
            <text:p>225214</text:p>
          </table:table-cell>
          <table:table-cell/>
          <table:table-cell table:formula="of:=[.F1190]/[.B1190]" office:value-type="float" office:value="29467.4692993017" calcext:value-type="float">
            <text:p>29467.4692993017</text:p>
          </table:table-cell>
          <table:table-cell table:formula="of:=[.F1190]/[.C1190]" office:value-type="float" office:value="363.643062937994" calcext:value-type="float">
            <text:p>363.643062937994</text:p>
          </table:table-cell>
          <table:table-cell table:formula="of:=[.F1190]/[.D1190]" office:value-type="float" office:value="2237.06059775158" calcext:value-type="float">
            <text:p>2237.06059775158</text:p>
          </table:table-cell>
        </table:table-row>
        <table:table-row table:style-name="ro1">
          <table:table-cell/>
          <table:table-cell office:value-type="float" office:value="0.835" calcext:value-type="float">
            <text:p>0.835</text:p>
          </table:table-cell>
          <table:table-cell office:value-type="float" office:value="69.608" calcext:value-type="float">
            <text:p>69.608</text:p>
          </table:table-cell>
          <table:table-cell office:value-type="float" office:value="12.545" calcext:value-type="float">
            <text:p>12.545</text:p>
          </table:table-cell>
          <table:table-cell/>
          <table:table-cell office:value-type="float" office:value="142789" calcext:value-type="float">
            <text:p>142789</text:p>
          </table:table-cell>
          <table:table-cell office:value-type="float" office:value="52695" calcext:value-type="float">
            <text:p>52695</text:p>
          </table:table-cell>
          <table:table-cell/>
          <table:table-cell table:formula="of:=[.F1191]/[.B1191]" office:value-type="float" office:value="171004.790419162" calcext:value-type="float">
            <text:p>171004.790419162</text:p>
          </table:table-cell>
          <table:table-cell table:formula="of:=[.F1191]/[.C1191]" office:value-type="float" office:value="2051.33030686128" calcext:value-type="float">
            <text:p>2051.33030686128</text:p>
          </table:table-cell>
          <table:table-cell table:formula="of:=[.F1191]/[.D1191]" office:value-type="float" office:value="11382.1442805899" calcext:value-type="float">
            <text:p>11382.1442805899</text:p>
          </table:table-cell>
        </table:table-row>
        <table:table-row table:style-name="ro1">
          <table:table-cell/>
          <table:table-cell office:value-type="float" office:value="0.162" calcext:value-type="float">
            <text:p>0.162</text:p>
          </table:table-cell>
          <table:table-cell office:value-type="float" office:value="11.153" calcext:value-type="float">
            <text:p>11.153</text:p>
          </table:table-cell>
          <table:table-cell office:value-type="float" office:value="1.327" calcext:value-type="float">
            <text:p>1.327</text:p>
          </table:table-cell>
          <table:table-cell/>
          <table:table-cell office:value-type="float" office:value="49414" calcext:value-type="float">
            <text:p>49414</text:p>
          </table:table-cell>
          <table:table-cell office:value-type="float" office:value="25786" calcext:value-type="float">
            <text:p>25786</text:p>
          </table:table-cell>
          <table:table-cell/>
          <table:table-cell table:formula="of:=[.F1192]/[.B1192]" office:value-type="float" office:value="305024.691358025" calcext:value-type="float">
            <text:p>305024.691358025</text:p>
          </table:table-cell>
          <table:table-cell table:formula="of:=[.F1192]/[.C1192]" office:value-type="float" office:value="4430.55680086076" calcext:value-type="float">
            <text:p>4430.55680086076</text:p>
          </table:table-cell>
          <table:table-cell table:formula="of:=[.F1192]/[.D1192]" office:value-type="float" office:value="37237.3775433308" calcext:value-type="float">
            <text:p>37237.3775433308</text:p>
          </table:table-cell>
        </table:table-row>
        <table:table-row table:style-name="ro1">
          <table:table-cell/>
          <table:table-cell office:value-type="float" office:value="5.249" calcext:value-type="float">
            <text:p>5.249</text:p>
          </table:table-cell>
          <table:table-cell office:value-type="float" office:value="541.28" calcext:value-type="float">
            <text:p>541.28</text:p>
          </table:table-cell>
          <table:table-cell office:value-type="float" office:value="62.878" calcext:value-type="float">
            <text:p>62.878</text:p>
          </table:table-cell>
          <table:table-cell/>
          <table:table-cell office:value-type="float" office:value="321813" calcext:value-type="float">
            <text:p>321813</text:p>
          </table:table-cell>
          <table:table-cell office:value-type="float" office:value="121518" calcext:value-type="float">
            <text:p>121518</text:p>
          </table:table-cell>
          <table:table-cell/>
          <table:table-cell table:formula="of:=[.F1193]/[.B1193]" office:value-type="float" office:value="61309.3922651934" calcext:value-type="float">
            <text:p>61309.3922651934</text:p>
          </table:table-cell>
          <table:table-cell table:formula="of:=[.F1193]/[.C1193]" office:value-type="float" office:value="594.540718297369" calcext:value-type="float">
            <text:p>594.540718297369</text:p>
          </table:table-cell>
          <table:table-cell table:formula="of:=[.F1193]/[.D1193]" office:value-type="float" office:value="5118.05400935144" calcext:value-type="float">
            <text:p>5118.05400935144</text:p>
          </table:table-cell>
        </table:table-row>
        <table:table-row table:style-name="ro1">
          <table:table-cell/>
          <table:table-cell office:value-type="float" office:value="3.297" calcext:value-type="float">
            <text:p>3.297</text:p>
          </table:table-cell>
          <table:table-cell office:value-type="float" office:value="894.234" calcext:value-type="float">
            <text:p>894.234</text:p>
          </table:table-cell>
          <table:table-cell office:value-type="float" office:value="38.974" calcext:value-type="float">
            <text:p>38.974</text:p>
          </table:table-cell>
          <table:table-cell/>
          <table:table-cell office:value-type="float" office:value="248035" calcext:value-type="float">
            <text:p>248035</text:p>
          </table:table-cell>
          <table:table-cell office:value-type="float" office:value="92656" calcext:value-type="float">
            <text:p>92656</text:p>
          </table:table-cell>
          <table:table-cell/>
          <table:table-cell table:formula="of:=[.F1194]/[.B1194]" office:value-type="float" office:value="75230.5125872005" calcext:value-type="float">
            <text:p>75230.5125872005</text:p>
          </table:table-cell>
          <table:table-cell table:formula="of:=[.F1194]/[.C1194]" office:value-type="float" office:value="277.371471001997" calcext:value-type="float">
            <text:p>277.371471001997</text:p>
          </table:table-cell>
          <table:table-cell table:formula="of:=[.F1194]/[.D1194]" office:value-type="float" office:value="6364.11453789706" calcext:value-type="float">
            <text:p>6364.11453789706</text:p>
          </table:table-cell>
        </table:table-row>
        <table:table-row table:style-name="ro1">
          <table:table-cell/>
          <table:table-cell office:value-type="float" office:value="3.325" calcext:value-type="float">
            <text:p>3.325</text:p>
          </table:table-cell>
          <table:table-cell office:value-type="float" office:value="285.981" calcext:value-type="float">
            <text:p>285.981</text:p>
          </table:table-cell>
          <table:table-cell office:value-type="float" office:value="37.354" calcext:value-type="float">
            <text:p>37.354</text:p>
          </table:table-cell>
          <table:table-cell/>
          <table:table-cell office:value-type="float" office:value="255766" calcext:value-type="float">
            <text:p>255766</text:p>
          </table:table-cell>
          <table:table-cell office:value-type="float" office:value="92306" calcext:value-type="float">
            <text:p>92306</text:p>
          </table:table-cell>
          <table:table-cell/>
          <table:table-cell table:formula="of:=[.F1195]/[.B1195]" office:value-type="float" office:value="76922.1052631579" calcext:value-type="float">
            <text:p>76922.1052631579</text:p>
          </table:table-cell>
          <table:table-cell table:formula="of:=[.F1195]/[.C1195]" office:value-type="float" office:value="894.346127889615" calcext:value-type="float">
            <text:p>894.346127889615</text:p>
          </table:table-cell>
          <table:table-cell table:formula="of:=[.F1195]/[.D1195]" office:value-type="float" office:value="6847.08464956899" calcext:value-type="float">
            <text:p>6847.08464956899</text:p>
          </table:table-cell>
        </table:table-row>
        <table:table-row table:style-name="ro1">
          <table:table-cell/>
          <table:table-cell office:value-type="float" office:value="2.452" calcext:value-type="float">
            <text:p>2.452</text:p>
          </table:table-cell>
          <table:table-cell office:value-type="float" office:value="216.52" calcext:value-type="float">
            <text:p>216.52</text:p>
          </table:table-cell>
          <table:table-cell office:value-type="float" office:value="26.882" calcext:value-type="float">
            <text:p>26.882</text:p>
          </table:table-cell>
          <table:table-cell/>
          <table:table-cell office:value-type="float" office:value="214990" calcext:value-type="float">
            <text:p>214990</text:p>
          </table:table-cell>
          <table:table-cell office:value-type="float" office:value="86932" calcext:value-type="float">
            <text:p>86932</text:p>
          </table:table-cell>
          <table:table-cell/>
          <table:table-cell table:formula="of:=[.F1196]/[.B1196]" office:value-type="float" office:value="87679.4453507341" calcext:value-type="float">
            <text:p>87679.4453507341</text:p>
          </table:table-cell>
          <table:table-cell table:formula="of:=[.F1196]/[.C1196]" office:value-type="float" office:value="992.933678182154" calcext:value-type="float">
            <text:p>992.933678182154</text:p>
          </table:table-cell>
          <table:table-cell table:formula="of:=[.F1196]/[.D1196]" office:value-type="float" office:value="7997.54482553381" calcext:value-type="float">
            <text:p>7997.54482553381</text:p>
          </table:table-cell>
        </table:table-row>
        <table:table-row table:style-name="ro1">
          <table:table-cell/>
          <table:table-cell office:value-type="float" office:value="0.251" calcext:value-type="float">
            <text:p>0.251</text:p>
          </table:table-cell>
          <table:table-cell office:value-type="float" office:value="13.322" calcext:value-type="float">
            <text:p>13.322</text:p>
          </table:table-cell>
          <table:table-cell office:value-type="float" office:value="2.075" calcext:value-type="float">
            <text:p>2.075</text:p>
          </table:table-cell>
          <table:table-cell/>
          <table:table-cell office:value-type="float" office:value="62127" calcext:value-type="float">
            <text:p>62127</text:p>
          </table:table-cell>
          <table:table-cell office:value-type="float" office:value="34512" calcext:value-type="float">
            <text:p>34512</text:p>
          </table:table-cell>
          <table:table-cell/>
          <table:table-cell table:formula="of:=[.F1197]/[.B1197]" office:value-type="float" office:value="247517.928286853" calcext:value-type="float">
            <text:p>247517.928286853</text:p>
          </table:table-cell>
          <table:table-cell table:formula="of:=[.F1197]/[.C1197]" office:value-type="float" office:value="4663.48896562078" calcext:value-type="float">
            <text:p>4663.48896562078</text:p>
          </table:table-cell>
          <table:table-cell table:formula="of:=[.F1197]/[.D1197]" office:value-type="float" office:value="29940.7228915663" calcext:value-type="float">
            <text:p>29940.7228915663</text:p>
          </table:table-cell>
        </table:table-row>
        <table:table-row table:style-name="ro1">
          <table:table-cell/>
          <table:table-cell office:value-type="float" office:value="0.986" calcext:value-type="float">
            <text:p>0.986</text:p>
          </table:table-cell>
          <table:table-cell office:value-type="float" office:value="56.916" calcext:value-type="float">
            <text:p>56.916</text:p>
          </table:table-cell>
          <table:table-cell office:value-type="float" office:value="7.122" calcext:value-type="float">
            <text:p>7.122</text:p>
          </table:table-cell>
          <table:table-cell/>
          <table:table-cell office:value-type="float" office:value="110543" calcext:value-type="float">
            <text:p>110543</text:p>
          </table:table-cell>
          <table:table-cell office:value-type="float" office:value="64998" calcext:value-type="float">
            <text:p>64998</text:p>
          </table:table-cell>
          <table:table-cell/>
          <table:table-cell table:formula="of:=[.F1198]/[.B1198]" office:value-type="float" office:value="112112.576064909" calcext:value-type="float">
            <text:p>112112.576064909</text:p>
          </table:table-cell>
          <table:table-cell table:formula="of:=[.F1198]/[.C1198]" office:value-type="float" office:value="1942.21308595123" calcext:value-type="float">
            <text:p>1942.21308595123</text:p>
          </table:table-cell>
          <table:table-cell table:formula="of:=[.F1198]/[.D1198]" office:value-type="float" office:value="15521.3423195732" calcext:value-type="float">
            <text:p>15521.3423195732</text:p>
          </table:table-cell>
        </table:table-row>
        <table:table-row table:style-name="ro1">
          <table:table-cell/>
          <table:table-cell office:value-type="float" office:value="3.103" calcext:value-type="float">
            <text:p>3.103</text:p>
          </table:table-cell>
          <table:table-cell office:value-type="float" office:value="383.956" calcext:value-type="float">
            <text:p>383.956</text:p>
          </table:table-cell>
          <table:table-cell office:value-type="float" office:value="37.519" calcext:value-type="float">
            <text:p>37.519</text:p>
          </table:table-cell>
          <table:table-cell/>
          <table:table-cell office:value-type="float" office:value="246459" calcext:value-type="float">
            <text:p>246459</text:p>
          </table:table-cell>
          <table:table-cell office:value-type="float" office:value="88809" calcext:value-type="float">
            <text:p>88809</text:p>
          </table:table-cell>
          <table:table-cell/>
          <table:table-cell table:formula="of:=[.F1199]/[.B1199]" office:value-type="float" office:value="79426.0393167902" calcext:value-type="float">
            <text:p>79426.0393167902</text:p>
          </table:table-cell>
          <table:table-cell table:formula="of:=[.F1199]/[.C1199]" office:value-type="float" office:value="641.89386283845" calcext:value-type="float">
            <text:p>641.89386283845</text:p>
          </table:table-cell>
          <table:table-cell table:formula="of:=[.F1199]/[.D1199]" office:value-type="float" office:value="6568.9117513793" calcext:value-type="float">
            <text:p>6568.9117513793</text:p>
          </table:table-cell>
        </table:table-row>
        <table:table-row table:style-name="ro1">
          <table:table-cell/>
          <table:table-cell office:value-type="float" office:value="0.124" calcext:value-type="float">
            <text:p>0.124</text:p>
          </table:table-cell>
          <table:table-cell office:value-type="float" office:value="5.797" calcext:value-type="float">
            <text:p>5.797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33903" calcext:value-type="float">
            <text:p>33903</text:p>
          </table:table-cell>
          <table:table-cell office:value-type="float" office:value="21506" calcext:value-type="float">
            <text:p>21506</text:p>
          </table:table-cell>
          <table:table-cell/>
          <table:table-cell table:formula="of:=[.F1200]/[.B1200]" office:value-type="float" office:value="273411.290322581" calcext:value-type="float">
            <text:p>273411.290322581</text:p>
          </table:table-cell>
          <table:table-cell table:formula="of:=[.F1200]/[.C1200]" office:value-type="float" office:value="5848.36984647231" calcext:value-type="float">
            <text:p>5848.36984647231</text:p>
          </table:table-cell>
          <table:table-cell table:formula="of:=[.F1200]/[.D1200]" office:value-type="float" office:value="69189.7959183674" calcext:value-type="float">
            <text:p>69189.7959183674</text:p>
          </table:table-cell>
        </table:table-row>
        <table:table-row table:style-name="ro1">
          <table:table-cell/>
          <table:table-cell office:value-type="float" office:value="1.649" calcext:value-type="float">
            <text:p>1.649</text:p>
          </table:table-cell>
          <table:table-cell office:value-type="float" office:value="201.329" calcext:value-type="float">
            <text:p>201.329</text:p>
          </table:table-cell>
          <table:table-cell office:value-type="float" office:value="23.503" calcext:value-type="float">
            <text:p>23.503</text:p>
          </table:table-cell>
          <table:table-cell/>
          <table:table-cell office:value-type="float" office:value="195115" calcext:value-type="float">
            <text:p>195115</text:p>
          </table:table-cell>
          <table:table-cell office:value-type="float" office:value="69294" calcext:value-type="float">
            <text:p>69294</text:p>
          </table:table-cell>
          <table:table-cell/>
          <table:table-cell table:formula="of:=[.F1201]/[.B1201]" office:value-type="float" office:value="118323.226197696" calcext:value-type="float">
            <text:p>118323.226197696</text:p>
          </table:table-cell>
          <table:table-cell table:formula="of:=[.F1201]/[.C1201]" office:value-type="float" office:value="969.135097278584" calcext:value-type="float">
            <text:p>969.135097278584</text:p>
          </table:table-cell>
          <table:table-cell table:formula="of:=[.F1201]/[.D1201]" office:value-type="float" office:value="8301.70616517041" calcext:value-type="float">
            <text:p>8301.70616517041</text:p>
          </table:table-cell>
        </table:table-row>
        <table:table-row table:style-name="ro1">
          <table:table-cell/>
          <table:table-cell office:value-type="float" office:value="0.63" calcext:value-type="float">
            <text:p>0.63</text:p>
          </table:table-cell>
          <table:table-cell office:value-type="float" office:value="43.152" calcext:value-type="float">
            <text:p>43.152</text:p>
          </table:table-cell>
          <table:table-cell office:value-type="float" office:value="6.169" calcext:value-type="float">
            <text:p>6.169</text:p>
          </table:table-cell>
          <table:table-cell/>
          <table:table-cell office:value-type="float" office:value="108541" calcext:value-type="float">
            <text:p>108541</text:p>
          </table:table-cell>
          <table:table-cell office:value-type="float" office:value="48460" calcext:value-type="float">
            <text:p>48460</text:p>
          </table:table-cell>
          <table:table-cell/>
          <table:table-cell table:formula="of:=[.F1202]/[.B1202]" office:value-type="float" office:value="172287.301587302" calcext:value-type="float">
            <text:p>172287.301587302</text:p>
          </table:table-cell>
          <table:table-cell table:formula="of:=[.F1202]/[.C1202]" office:value-type="float" office:value="2515.31794586578" calcext:value-type="float">
            <text:p>2515.31794586578</text:p>
          </table:table-cell>
          <table:table-cell table:formula="of:=[.F1202]/[.D1202]" office:value-type="float" office:value="17594.5858323877" calcext:value-type="float">
            <text:p>17594.5858323877</text:p>
          </table:table-cell>
        </table:table-row>
        <table:table-row table:style-name="ro1">
          <table:table-cell/>
          <table:table-cell office:value-type="float" office:value="1.349" calcext:value-type="float">
            <text:p>1.349</text:p>
          </table:table-cell>
          <table:table-cell office:value-type="float" office:value="186.21" calcext:value-type="float">
            <text:p>186.21</text:p>
          </table:table-cell>
          <table:table-cell office:value-type="float" office:value="20.042" calcext:value-type="float">
            <text:p>20.042</text:p>
          </table:table-cell>
          <table:table-cell/>
          <table:table-cell office:value-type="float" office:value="170995" calcext:value-type="float">
            <text:p>170995</text:p>
          </table:table-cell>
          <table:table-cell office:value-type="float" office:value="60540" calcext:value-type="float">
            <text:p>60540</text:p>
          </table:table-cell>
          <table:table-cell/>
          <table:table-cell table:formula="of:=[.F1203]/[.B1203]" office:value-type="float" office:value="126756.85693106" calcext:value-type="float">
            <text:p>126756.85693106</text:p>
          </table:table-cell>
          <table:table-cell table:formula="of:=[.F1203]/[.C1203]" office:value-type="float" office:value="918.291176628538" calcext:value-type="float">
            <text:p>918.291176628538</text:p>
          </table:table-cell>
          <table:table-cell table:formula="of:=[.F1203]/[.D1203]" office:value-type="float" office:value="8531.83315038419" calcext:value-type="float">
            <text:p>8531.83315038419</text:p>
          </table:table-cell>
        </table:table-row>
        <table:table-row table:style-name="ro1">
          <table:table-cell/>
          <table:table-cell office:value-type="float" office:value="1.569" calcext:value-type="float">
            <text:p>1.569</text:p>
          </table:table-cell>
          <table:table-cell office:value-type="float" office:value="186.342" calcext:value-type="float">
            <text:p>186.342</text:p>
          </table:table-cell>
          <table:table-cell office:value-type="float" office:value="22.847" calcext:value-type="float">
            <text:p>22.847</text:p>
          </table:table-cell>
          <table:table-cell/>
          <table:table-cell office:value-type="float" office:value="197661" calcext:value-type="float">
            <text:p>197661</text:p>
          </table:table-cell>
          <table:table-cell office:value-type="float" office:value="67594" calcext:value-type="float">
            <text:p>67594</text:p>
          </table:table-cell>
          <table:table-cell/>
          <table:table-cell table:formula="of:=[.F1204]/[.B1204]" office:value-type="float" office:value="125978.96749522" calcext:value-type="float">
            <text:p>125978.96749522</text:p>
          </table:table-cell>
          <table:table-cell table:formula="of:=[.F1204]/[.C1204]" office:value-type="float" office:value="1060.7431496925" calcext:value-type="float">
            <text:p>1060.7431496925</text:p>
          </table:table-cell>
          <table:table-cell table:formula="of:=[.F1204]/[.D1204]" office:value-type="float" office:value="8651.50785661137" calcext:value-type="float">
            <text:p>8651.50785661137</text:p>
          </table:table-cell>
        </table:table-row>
        <table:table-row table:style-name="ro1">
          <table:table-cell/>
          <table:table-cell office:value-type="float" office:value="9.329" calcext:value-type="float">
            <text:p>9.329</text:p>
          </table:table-cell>
          <table:table-cell office:value-type="float" office:value="804.1" calcext:value-type="float">
            <text:p>804.1</text:p>
          </table:table-cell>
          <table:table-cell office:value-type="float" office:value="100.793" calcext:value-type="float">
            <text:p>100.793</text:p>
          </table:table-cell>
          <table:table-cell/>
          <table:table-cell office:value-type="float" office:value="411052" calcext:value-type="float">
            <text:p>411052</text:p>
          </table:table-cell>
          <table:table-cell office:value-type="float" office:value="152928" calcext:value-type="float">
            <text:p>152928</text:p>
          </table:table-cell>
          <table:table-cell/>
          <table:table-cell table:formula="of:=[.F1205]/[.B1205]" office:value-type="float" office:value="44061.7429520849" calcext:value-type="float">
            <text:p>44061.7429520849</text:p>
          </table:table-cell>
          <table:table-cell table:formula="of:=[.F1205]/[.C1205]" office:value-type="float" office:value="511.195124984455" calcext:value-type="float">
            <text:p>511.195124984455</text:p>
          </table:table-cell>
          <table:table-cell table:formula="of:=[.F1205]/[.D1205]" office:value-type="float" office:value="4078.18003234352" calcext:value-type="float">
            <text:p>4078.18003234352</text:p>
          </table:table-cell>
        </table:table-row>
        <table:table-row table:style-name="ro1">
          <table:table-cell/>
          <table:table-cell office:value-type="float" office:value="0.408" calcext:value-type="float">
            <text:p>0.408</text:p>
          </table:table-cell>
          <table:table-cell office:value-type="float" office:value="81.647" calcext:value-type="float">
            <text:p>81.647</text:p>
          </table:table-cell>
          <table:table-cell office:value-type="float" office:value="5.35" calcext:value-type="float">
            <text:p>5.35</text:p>
          </table:table-cell>
          <table:table-cell/>
          <table:table-cell office:value-type="float" office:value="101025" calcext:value-type="float">
            <text:p>101025</text:p>
          </table:table-cell>
          <table:table-cell office:value-type="float" office:value="36800" calcext:value-type="float">
            <text:p>36800</text:p>
          </table:table-cell>
          <table:table-cell/>
          <table:table-cell table:formula="of:=[.F1206]/[.B1206]" office:value-type="float" office:value="247610.294117647" calcext:value-type="float">
            <text:p>247610.294117647</text:p>
          </table:table-cell>
          <table:table-cell table:formula="of:=[.F1206]/[.C1206]" office:value-type="float" office:value="1237.33878770806" calcext:value-type="float">
            <text:p>1237.33878770806</text:p>
          </table:table-cell>
          <table:table-cell table:formula="of:=[.F1206]/[.D1206]" office:value-type="float" office:value="18883.1775700935" calcext:value-type="float">
            <text:p>18883.1775700935</text:p>
          </table:table-cell>
        </table:table-row>
        <table:table-row table:style-name="ro1">
          <table:table-cell/>
          <table:table-cell office:value-type="float" office:value="8.549" calcext:value-type="float">
            <text:p>8.549</text:p>
          </table:table-cell>
          <table:table-cell office:value-type="float" office:value="749.936" calcext:value-type="float">
            <text:p>749.936</text:p>
          </table:table-cell>
          <table:table-cell office:value-type="float" office:value="96.234" calcext:value-type="float">
            <text:p>96.234</text:p>
          </table:table-cell>
          <table:table-cell/>
          <table:table-cell office:value-type="float" office:value="390311" calcext:value-type="float">
            <text:p>390311</text:p>
          </table:table-cell>
          <table:table-cell office:value-type="float" office:value="148226" calcext:value-type="float">
            <text:p>148226</text:p>
          </table:table-cell>
          <table:table-cell/>
          <table:table-cell table:formula="of:=[.F1207]/[.B1207]" office:value-type="float" office:value="45655.749210434" calcext:value-type="float">
            <text:p>45655.749210434</text:p>
          </table:table-cell>
          <table:table-cell table:formula="of:=[.F1207]/[.C1207]" office:value-type="float" office:value="520.459079174756" calcext:value-type="float">
            <text:p>520.459079174756</text:p>
          </table:table-cell>
          <table:table-cell table:formula="of:=[.F1207]/[.D1207]" office:value-type="float" office:value="4055.85344057194" calcext:value-type="float">
            <text:p>4055.85344057194</text:p>
          </table:table-cell>
        </table:table-row>
        <table:table-row table:style-name="ro1">
          <table:table-cell/>
          <table:table-cell office:value-type="float" office:value="14.752" calcext:value-type="float">
            <text:p>14.752</text:p>
          </table:table-cell>
          <table:table-cell office:value-type="float" office:value="1321.506" calcext:value-type="float">
            <text:p>1321.506</text:p>
          </table:table-cell>
          <table:table-cell office:value-type="float" office:value="174.102" calcext:value-type="float">
            <text:p>174.102</text:p>
          </table:table-cell>
          <table:table-cell/>
          <table:table-cell office:value-type="float" office:value="506913" calcext:value-type="float">
            <text:p>506913</text:p>
          </table:table-cell>
          <table:table-cell office:value-type="float" office:value="193408" calcext:value-type="float">
            <text:p>193408</text:p>
          </table:table-cell>
          <table:table-cell/>
          <table:table-cell table:formula="of:=[.F1208]/[.B1208]" office:value-type="float" office:value="34362.3237527115" calcext:value-type="float">
            <text:p>34362.3237527115</text:p>
          </table:table-cell>
          <table:table-cell table:formula="of:=[.F1208]/[.C1208]" office:value-type="float" office:value="383.587361691888" calcext:value-type="float">
            <text:p>383.587361691888</text:p>
          </table:table-cell>
          <table:table-cell table:formula="of:=[.F1208]/[.D1208]" office:value-type="float" office:value="2911.58631147258" calcext:value-type="float">
            <text:p>2911.58631147258</text:p>
          </table:table-cell>
        </table:table-row>
        <table:table-row table:style-name="ro1">
          <table:table-cell/>
          <table:table-cell office:value-type="float" office:value="6.088" calcext:value-type="float">
            <text:p>6.088</text:p>
          </table:table-cell>
          <table:table-cell office:value-type="float" office:value="465.195" calcext:value-type="float">
            <text:p>465.195</text:p>
          </table:table-cell>
          <table:table-cell office:value-type="float" office:value="63.358" calcext:value-type="float">
            <text:p>63.358</text:p>
          </table:table-cell>
          <table:table-cell/>
          <table:table-cell office:value-type="float" office:value="322738" calcext:value-type="float">
            <text:p>322738</text:p>
          </table:table-cell>
          <table:table-cell office:value-type="float" office:value="128324" calcext:value-type="float">
            <text:p>128324</text:p>
          </table:table-cell>
          <table:table-cell/>
          <table:table-cell table:formula="of:=[.F1209]/[.B1209]" office:value-type="float" office:value="53012.1550591327" calcext:value-type="float">
            <text:p>53012.1550591327</text:p>
          </table:table-cell>
          <table:table-cell table:formula="of:=[.F1209]/[.C1209]" office:value-type="float" office:value="693.769279549436" calcext:value-type="float">
            <text:p>693.769279549436</text:p>
          </table:table-cell>
          <table:table-cell table:formula="of:=[.F1209]/[.D1209]" office:value-type="float" office:value="5093.87922598567" calcext:value-type="float">
            <text:p>5093.87922598567</text:p>
          </table:table-cell>
        </table:table-row>
        <table:table-row table:style-name="ro1">
          <table:table-cell/>
          <table:table-cell office:value-type="float" office:value="6.803" calcext:value-type="float">
            <text:p>6.803</text:p>
          </table:table-cell>
          <table:table-cell office:value-type="float" office:value="576.549" calcext:value-type="float">
            <text:p>576.549</text:p>
          </table:table-cell>
          <table:table-cell office:value-type="float" office:value="80.574" calcext:value-type="float">
            <text:p>80.574</text:p>
          </table:table-cell>
          <table:table-cell/>
          <table:table-cell office:value-type="float" office:value="367175" calcext:value-type="float">
            <text:p>367175</text:p>
          </table:table-cell>
          <table:table-cell office:value-type="float" office:value="130014" calcext:value-type="float">
            <text:p>130014</text:p>
          </table:table-cell>
          <table:table-cell/>
          <table:table-cell table:formula="of:=[.F1210]/[.B1210]" office:value-type="float" office:value="53972.5121270028" calcext:value-type="float">
            <text:p>53972.5121270028</text:p>
          </table:table-cell>
          <table:table-cell table:formula="of:=[.F1210]/[.C1210]" office:value-type="float" office:value="636.849599947273" calcext:value-type="float">
            <text:p>636.849599947273</text:p>
          </table:table-cell>
          <table:table-cell table:formula="of:=[.F1210]/[.D1210]" office:value-type="float" office:value="4556.99108893688" calcext:value-type="float">
            <text:p>4556.99108893688</text:p>
          </table:table-cell>
        </table:table-row>
        <table:table-row table:style-name="ro1">
          <table:table-cell/>
          <table:table-cell office:value-type="float" office:value="3.71" calcext:value-type="float">
            <text:p>3.71</text:p>
          </table:table-cell>
          <table:table-cell office:value-type="float" office:value="348.971" calcext:value-type="float">
            <text:p>348.971</text:p>
          </table:table-cell>
          <table:table-cell office:value-type="float" office:value="37.75" calcext:value-type="float">
            <text:p>37.75</text:p>
          </table:table-cell>
          <table:table-cell/>
          <table:table-cell office:value-type="float" office:value="260120" calcext:value-type="float">
            <text:p>260120</text:p>
          </table:table-cell>
          <table:table-cell office:value-type="float" office:value="100020" calcext:value-type="float">
            <text:p>100020</text:p>
          </table:table-cell>
          <table:table-cell/>
          <table:table-cell table:formula="of:=[.F1211]/[.B1211]" office:value-type="float" office:value="70113.2075471698" calcext:value-type="float">
            <text:p>70113.2075471698</text:p>
          </table:table-cell>
          <table:table-cell table:formula="of:=[.F1211]/[.C1211]" office:value-type="float" office:value="745.391450865545" calcext:value-type="float">
            <text:p>745.391450865545</text:p>
          </table:table-cell>
          <table:table-cell table:formula="of:=[.F1211]/[.D1211]" office:value-type="float" office:value="6890.59602649007" calcext:value-type="float">
            <text:p>6890.59602649007</text:p>
          </table:table-cell>
        </table:table-row>
        <table:table-row table:style-name="ro1">
          <table:table-cell/>
          <table:table-cell office:value-type="float" office:value="3.798" calcext:value-type="float">
            <text:p>3.798</text:p>
          </table:table-cell>
          <table:table-cell office:value-type="float" office:value="309.775" calcext:value-type="float">
            <text:p>309.775</text:p>
          </table:table-cell>
          <table:table-cell office:value-type="float" office:value="47.137" calcext:value-type="float">
            <text:p>47.137</text:p>
          </table:table-cell>
          <table:table-cell/>
          <table:table-cell office:value-type="float" office:value="270747" calcext:value-type="float">
            <text:p>270747</text:p>
          </table:table-cell>
          <table:table-cell office:value-type="float" office:value="99616" calcext:value-type="float">
            <text:p>99616</text:p>
          </table:table-cell>
          <table:table-cell/>
          <table:table-cell table:formula="of:=[.F1212]/[.B1212]" office:value-type="float" office:value="71286.7298578199" calcext:value-type="float">
            <text:p>71286.7298578199</text:p>
          </table:table-cell>
          <table:table-cell table:formula="of:=[.F1212]/[.C1212]" office:value-type="float" office:value="874.011782745541" calcext:value-type="float">
            <text:p>874.011782745541</text:p>
          </table:table-cell>
          <table:table-cell table:formula="of:=[.F1212]/[.D1212]" office:value-type="float" office:value="5743.83180940662" calcext:value-type="float">
            <text:p>5743.83180940662</text:p>
          </table:table-cell>
        </table:table-row>
        <table:table-row table:style-name="ro1">
          <table:table-cell/>
          <table:table-cell office:value-type="float" office:value="2.796" calcext:value-type="float">
            <text:p>2.796</text:p>
          </table:table-cell>
          <table:table-cell office:value-type="float" office:value="237.247" calcext:value-type="float">
            <text:p>237.247</text:p>
          </table:table-cell>
          <table:table-cell office:value-type="float" office:value="29.871" calcext:value-type="float">
            <text:p>29.871</text:p>
          </table:table-cell>
          <table:table-cell/>
          <table:table-cell office:value-type="float" office:value="222790" calcext:value-type="float">
            <text:p>222790</text:p>
          </table:table-cell>
          <table:table-cell office:value-type="float" office:value="87295" calcext:value-type="float">
            <text:p>87295</text:p>
          </table:table-cell>
          <table:table-cell/>
          <table:table-cell table:formula="of:=[.F1213]/[.B1213]" office:value-type="float" office:value="79681.6881258941" calcext:value-type="float">
            <text:p>79681.6881258941</text:p>
          </table:table-cell>
          <table:table-cell table:formula="of:=[.F1213]/[.C1213]" office:value-type="float" office:value="939.063507652362" calcext:value-type="float">
            <text:p>939.063507652362</text:p>
          </table:table-cell>
          <table:table-cell table:formula="of:=[.F1213]/[.D1213]" office:value-type="float" office:value="7458.40447256536" calcext:value-type="float">
            <text:p>7458.40447256536</text:p>
          </table:table-cell>
        </table:table-row>
        <table:table-row table:style-name="ro1">
          <table:table-cell/>
          <table:table-cell office:value-type="float" office:value="22.485" calcext:value-type="float">
            <text:p>22.485</text:p>
          </table:table-cell>
          <table:table-cell office:value-type="float" office:value="3577.206" calcext:value-type="float">
            <text:p>3577.206</text:p>
          </table:table-cell>
          <table:table-cell office:value-type="float" office:value="304.311" calcext:value-type="float">
            <text:p>304.311</text:p>
          </table:table-cell>
          <table:table-cell/>
          <table:table-cell office:value-type="float" office:value="605986" calcext:value-type="float">
            <text:p>605986</text:p>
          </table:table-cell>
          <table:table-cell office:value-type="float" office:value="246364" calcext:value-type="float">
            <text:p>246364</text:p>
          </table:table-cell>
          <table:table-cell/>
          <table:table-cell table:formula="of:=[.F1214]/[.B1214]" office:value-type="float" office:value="26950.6782299311" calcext:value-type="float">
            <text:p>26950.6782299311</text:p>
          </table:table-cell>
          <table:table-cell table:formula="of:=[.F1214]/[.C1214]" office:value-type="float" office:value="169.402041705174" calcext:value-type="float">
            <text:p>169.402041705174</text:p>
          </table:table-cell>
          <table:table-cell table:formula="of:=[.F1214]/[.D1214]" office:value-type="float" office:value="1991.33780901775" calcext:value-type="float">
            <text:p>1991.33780901775</text:p>
          </table:table-cell>
        </table:table-row>
        <table:table-row table:style-name="ro1">
          <table:table-cell/>
          <table:table-cell office:value-type="float" office:value="22.229" calcext:value-type="float">
            <text:p>22.229</text:p>
          </table:table-cell>
          <table:table-cell office:value-type="float" office:value="1474.55" calcext:value-type="float">
            <text:p>1474.55</text:p>
          </table:table-cell>
          <table:table-cell office:value-type="float" office:value="248.204" calcext:value-type="float">
            <text:p>248.204</text:p>
          </table:table-cell>
          <table:table-cell/>
          <table:table-cell office:value-type="float" office:value="603237" calcext:value-type="float">
            <text:p>603237</text:p>
          </table:table-cell>
          <table:table-cell office:value-type="float" office:value="243603" calcext:value-type="float">
            <text:p>243603</text:p>
          </table:table-cell>
          <table:table-cell/>
          <table:table-cell table:formula="of:=[.F1215]/[.B1215]" office:value-type="float" office:value="27137.3880966305" calcext:value-type="float">
            <text:p>27137.3880966305</text:p>
          </table:table-cell>
          <table:table-cell table:formula="of:=[.F1215]/[.C1215]" office:value-type="float" office:value="409.099047166932" calcext:value-type="float">
            <text:p>409.099047166932</text:p>
          </table:table-cell>
          <table:table-cell table:formula="of:=[.F1215]/[.D1215]" office:value-type="float" office:value="2430.40805144156" calcext:value-type="float">
            <text:p>2430.40805144156</text:p>
          </table:table-cell>
        </table:table-row>
        <table:table-row table:style-name="ro1">
          <table:table-cell/>
          <table:table-cell office:value-type="float" office:value="2.551" calcext:value-type="float">
            <text:p>2.551</text:p>
          </table:table-cell>
          <table:table-cell office:value-type="float" office:value="718.512" calcext:value-type="float">
            <text:p>718.512</text:p>
          </table:table-cell>
          <table:table-cell office:value-type="float" office:value="31.315" calcext:value-type="float">
            <text:p>31.315</text:p>
          </table:table-cell>
          <table:table-cell/>
          <table:table-cell office:value-type="float" office:value="230097" calcext:value-type="float">
            <text:p>230097</text:p>
          </table:table-cell>
          <table:table-cell office:value-type="float" office:value="85006" calcext:value-type="float">
            <text:p>85006</text:p>
          </table:table-cell>
          <table:table-cell/>
          <table:table-cell table:formula="of:=[.F1216]/[.B1216]" office:value-type="float" office:value="90198.7455899647" calcext:value-type="float">
            <text:p>90198.7455899647</text:p>
          </table:table-cell>
          <table:table-cell table:formula="of:=[.F1216]/[.C1216]" office:value-type="float" office:value="320.240998062663" calcext:value-type="float">
            <text:p>320.240998062663</text:p>
          </table:table-cell>
          <table:table-cell table:formula="of:=[.F1216]/[.D1216]" office:value-type="float" office:value="7347.82053329075" calcext:value-type="float">
            <text:p>7347.82053329075</text:p>
          </table:table-cell>
        </table:table-row>
        <table:table-row table:style-name="ro1">
          <table:table-cell/>
          <table:table-cell office:value-type="float" office:value="5.385" calcext:value-type="float">
            <text:p>5.385</text:p>
          </table:table-cell>
          <table:table-cell office:value-type="float" office:value="390.551" calcext:value-type="float">
            <text:p>390.551</text:p>
          </table:table-cell>
          <table:table-cell office:value-type="float" office:value="62.586" calcext:value-type="float">
            <text:p>62.586</text:p>
          </table:table-cell>
          <table:table-cell/>
          <table:table-cell office:value-type="float" office:value="314541" calcext:value-type="float">
            <text:p>314541</text:p>
          </table:table-cell>
          <table:table-cell office:value-type="float" office:value="119410" calcext:value-type="float">
            <text:p>119410</text:p>
          </table:table-cell>
          <table:table-cell/>
          <table:table-cell table:formula="of:=[.F1217]/[.B1217]" office:value-type="float" office:value="58410.5849582173" calcext:value-type="float">
            <text:p>58410.5849582173</text:p>
          </table:table-cell>
          <table:table-cell table:formula="of:=[.F1217]/[.C1217]" office:value-type="float" office:value="805.37753071942" calcext:value-type="float">
            <text:p>805.37753071942</text:p>
          </table:table-cell>
          <table:table-cell table:formula="of:=[.F1217]/[.D1217]" office:value-type="float" office:value="5025.7405809606" calcext:value-type="float">
            <text:p>5025.7405809606</text:p>
          </table:table-cell>
        </table:table-row>
        <table:table-row table:style-name="ro1">
          <table:table-cell/>
          <table:table-cell office:value-type="float" office:value="19.915" calcext:value-type="float">
            <text:p>19.915</text:p>
          </table:table-cell>
          <table:table-cell office:value-type="float" office:value="1095.365" calcext:value-type="float">
            <text:p>1095.365</text:p>
          </table:table-cell>
          <table:table-cell office:value-type="float" office:value="180.412" calcext:value-type="float">
            <text:p>180.412</text:p>
          </table:table-cell>
          <table:table-cell/>
          <table:table-cell office:value-type="float" office:value="517062" calcext:value-type="float">
            <text:p>517062</text:p>
          </table:table-cell>
          <table:table-cell office:value-type="float" office:value="252495" calcext:value-type="float">
            <text:p>252495</text:p>
          </table:table-cell>
          <table:table-cell/>
          <table:table-cell table:formula="of:=[.F1218]/[.B1218]" office:value-type="float" office:value="25963.4446397188" calcext:value-type="float">
            <text:p>25963.4446397188</text:p>
          </table:table-cell>
          <table:table-cell table:formula="of:=[.F1218]/[.C1218]" office:value-type="float" office:value="472.045391262273" calcext:value-type="float">
            <text:p>472.045391262273</text:p>
          </table:table-cell>
          <table:table-cell table:formula="of:=[.F1218]/[.D1218]" office:value-type="float" office:value="2866.0066957852" calcext:value-type="float">
            <text:p>2866.0066957852</text:p>
          </table:table-cell>
        </table:table-row>
        <table:table-row table:style-name="ro1">
          <table:table-cell/>
          <table:table-cell office:value-type="float" office:value="1.869" calcext:value-type="float">
            <text:p>1.869</text:p>
          </table:table-cell>
          <table:table-cell office:value-type="float" office:value="229.451" calcext:value-type="float">
            <text:p>229.451</text:p>
          </table:table-cell>
          <table:table-cell office:value-type="float" office:value="22.509" calcext:value-type="float">
            <text:p>22.509</text:p>
          </table:table-cell>
          <table:table-cell/>
          <table:table-cell office:value-type="float" office:value="190503" calcext:value-type="float">
            <text:p>190503</text:p>
          </table:table-cell>
          <table:table-cell office:value-type="float" office:value="71658" calcext:value-type="float">
            <text:p>71658</text:p>
          </table:table-cell>
          <table:table-cell/>
          <table:table-cell table:formula="of:=[.F1219]/[.B1219]" office:value-type="float" office:value="101927.768860353" calcext:value-type="float">
            <text:p>101927.768860353</text:p>
          </table:table-cell>
          <table:table-cell table:formula="of:=[.F1219]/[.C1219]" office:value-type="float" office:value="830.255697294847" calcext:value-type="float">
            <text:p>830.255697294847</text:p>
          </table:table-cell>
          <table:table-cell table:formula="of:=[.F1219]/[.D1219]" office:value-type="float" office:value="8463.41463414634" calcext:value-type="float">
            <text:p>8463.41463414634</text:p>
          </table:table-cell>
        </table:table-row>
        <table:table-row table:style-name="ro1">
          <table:table-cell/>
          <table:table-cell office:value-type="float" office:value="0.077" calcext:value-type="float">
            <text:p>0.077</text:p>
          </table:table-cell>
          <table:table-cell office:value-type="float" office:value="2.979" calcext:value-type="float">
            <text:p>2.979</text:p>
          </table:table-cell>
          <table:table-cell office:value-type="float" office:value="0.422" calcext:value-type="float">
            <text:p>0.422</text:p>
          </table:table-cell>
          <table:table-cell/>
          <table:table-cell office:value-type="float" office:value="29013" calcext:value-type="float">
            <text:p>29013</text:p>
          </table:table-cell>
          <table:table-cell office:value-type="float" office:value="17646" calcext:value-type="float">
            <text:p>17646</text:p>
          </table:table-cell>
          <table:table-cell/>
          <table:table-cell table:formula="of:=[.F1220]/[.B1220]" office:value-type="float" office:value="376792.207792208" calcext:value-type="float">
            <text:p>376792.207792208</text:p>
          </table:table-cell>
          <table:table-cell table:formula="of:=[.F1220]/[.C1220]" office:value-type="float" office:value="9739.17421953676" calcext:value-type="float">
            <text:p>9739.17421953676</text:p>
          </table:table-cell>
          <table:table-cell table:formula="of:=[.F1220]/[.D1220]" office:value-type="float" office:value="68751.1848341232" calcext:value-type="float">
            <text:p>68751.1848341232</text:p>
          </table:table-cell>
        </table:table-row>
        <table:table-row table:style-name="ro1">
          <table:table-cell/>
          <table:table-cell office:value-type="float" office:value="0.329" calcext:value-type="float">
            <text:p>0.329</text:p>
          </table:table-cell>
          <table:table-cell office:value-type="float" office:value="43.718" calcext:value-type="float">
            <text:p>43.718</text:p>
          </table:table-cell>
          <table:table-cell office:value-type="float" office:value="4.471" calcext:value-type="float">
            <text:p>4.471</text:p>
          </table:table-cell>
          <table:table-cell/>
          <table:table-cell office:value-type="float" office:value="86295" calcext:value-type="float">
            <text:p>86295</text:p>
          </table:table-cell>
          <table:table-cell office:value-type="float" office:value="35122" calcext:value-type="float">
            <text:p>35122</text:p>
          </table:table-cell>
          <table:table-cell/>
          <table:table-cell table:formula="of:=[.F1221]/[.B1221]" office:value-type="float" office:value="262294.832826748" calcext:value-type="float">
            <text:p>262294.832826748</text:p>
          </table:table-cell>
          <table:table-cell table:formula="of:=[.F1221]/[.C1221]" office:value-type="float" office:value="1973.90091038016" calcext:value-type="float">
            <text:p>1973.90091038016</text:p>
          </table:table-cell>
          <table:table-cell table:formula="of:=[.F1221]/[.D1221]" office:value-type="float" office:value="19301.0512189667" calcext:value-type="float">
            <text:p>19301.0512189667</text:p>
          </table:table-cell>
        </table:table-row>
        <table:table-row table:style-name="ro1">
          <table:table-cell/>
          <table:table-cell office:value-type="float" office:value="0.714" calcext:value-type="float">
            <text:p>0.714</text:p>
          </table:table-cell>
          <table:table-cell office:value-type="float" office:value="59.184" calcext:value-type="float">
            <text:p>59.184</text:p>
          </table:table-cell>
          <table:table-cell office:value-type="float" office:value="8.875" calcext:value-type="float">
            <text:p>8.875</text:p>
          </table:table-cell>
          <table:table-cell/>
          <table:table-cell office:value-type="float" office:value="119388" calcext:value-type="float">
            <text:p>119388</text:p>
          </table:table-cell>
          <table:table-cell office:value-type="float" office:value="54708" calcext:value-type="float">
            <text:p>54708</text:p>
          </table:table-cell>
          <table:table-cell/>
          <table:table-cell table:formula="of:=[.F1222]/[.B1222]" office:value-type="float" office:value="167210.084033613" calcext:value-type="float">
            <text:p>167210.084033613</text:p>
          </table:table-cell>
          <table:table-cell table:formula="of:=[.F1222]/[.C1222]" office:value-type="float" office:value="2017.23438767234" calcext:value-type="float">
            <text:p>2017.23438767234</text:p>
          </table:table-cell>
          <table:table-cell table:formula="of:=[.F1222]/[.D1222]" office:value-type="float" office:value="13452.1690140845" calcext:value-type="float">
            <text:p>13452.1690140845</text:p>
          </table:table-cell>
        </table:table-row>
        <table:table-row table:style-name="ro1">
          <table:table-cell/>
          <table:table-cell office:value-type="float" office:value="5.004" calcext:value-type="float">
            <text:p>5.004</text:p>
          </table:table-cell>
          <table:table-cell office:value-type="float" office:value="567.569" calcext:value-type="float">
            <text:p>567.569</text:p>
          </table:table-cell>
          <table:table-cell office:value-type="float" office:value="56.797" calcext:value-type="float">
            <text:p>56.797</text:p>
          </table:table-cell>
          <table:table-cell/>
          <table:table-cell office:value-type="float" office:value="309431" calcext:value-type="float">
            <text:p>309431</text:p>
          </table:table-cell>
          <table:table-cell office:value-type="float" office:value="113811" calcext:value-type="float">
            <text:p>113811</text:p>
          </table:table-cell>
          <table:table-cell/>
          <table:table-cell table:formula="of:=[.F1223]/[.B1223]" office:value-type="float" office:value="61836.7306155076" calcext:value-type="float">
            <text:p>61836.7306155076</text:p>
          </table:table-cell>
          <table:table-cell table:formula="of:=[.F1223]/[.C1223]" office:value-type="float" office:value="545.186576433879" calcext:value-type="float">
            <text:p>545.186576433879</text:p>
          </table:table-cell>
          <table:table-cell table:formula="of:=[.F1223]/[.D1223]" office:value-type="float" office:value="5448.01662059616" calcext:value-type="float">
            <text:p>5448.01662059616</text:p>
          </table:table-cell>
        </table:table-row>
        <table:table-row table:style-name="ro1">
          <table:table-cell/>
          <table:table-cell office:value-type="float" office:value="1.67" calcext:value-type="float">
            <text:p>1.67</text:p>
          </table:table-cell>
          <table:table-cell office:value-type="float" office:value="91.708" calcext:value-type="float">
            <text:p>91.708</text:p>
          </table:table-cell>
          <table:table-cell office:value-type="float" office:value="13.474" calcext:value-type="float">
            <text:p>13.474</text:p>
          </table:table-cell>
          <table:table-cell/>
          <table:table-cell office:value-type="float" office:value="144033" calcext:value-type="float">
            <text:p>144033</text:p>
          </table:table-cell>
          <table:table-cell office:value-type="float" office:value="82562" calcext:value-type="float">
            <text:p>82562</text:p>
          </table:table-cell>
          <table:table-cell/>
          <table:table-cell table:formula="of:=[.F1224]/[.B1224]" office:value-type="float" office:value="86247.3053892216" calcext:value-type="float">
            <text:p>86247.3053892216</text:p>
          </table:table-cell>
          <table:table-cell table:formula="of:=[.F1224]/[.C1224]" office:value-type="float" office:value="1570.56091071662" calcext:value-type="float">
            <text:p>1570.56091071662</text:p>
          </table:table-cell>
          <table:table-cell table:formula="of:=[.F1224]/[.D1224]" office:value-type="float" office:value="10689.6986789372" calcext:value-type="float">
            <text:p>10689.6986789372</text:p>
          </table:table-cell>
        </table:table-row>
        <table:table-row table:style-name="ro1">
          <table:table-cell/>
          <table:table-cell office:value-type="float" office:value="23.451" calcext:value-type="float">
            <text:p>23.451</text:p>
          </table:table-cell>
          <table:table-cell office:value-type="float" office:value="1901.998" calcext:value-type="float">
            <text:p>1901.998</text:p>
          </table:table-cell>
          <table:table-cell office:value-type="float" office:value="265.725" calcext:value-type="float">
            <text:p>265.725</text:p>
          </table:table-cell>
          <table:table-cell/>
          <table:table-cell office:value-type="float" office:value="636616" calcext:value-type="float">
            <text:p>636616</text:p>
          </table:table-cell>
          <table:table-cell office:value-type="float" office:value="243472" calcext:value-type="float">
            <text:p>243472</text:p>
          </table:table-cell>
          <table:table-cell/>
          <table:table-cell table:formula="of:=[.F1225]/[.B1225]" office:value-type="float" office:value="27146.6461984564" calcext:value-type="float">
            <text:p>27146.6461984564</text:p>
          </table:table-cell>
          <table:table-cell table:formula="of:=[.F1225]/[.C1225]" office:value-type="float" office:value="334.709079609968" calcext:value-type="float">
            <text:p>334.709079609968</text:p>
          </table:table-cell>
          <table:table-cell table:formula="of:=[.F1225]/[.D1225]" office:value-type="float" office:value="2395.77006303509" calcext:value-type="float">
            <text:p>2395.77006303509</text:p>
          </table:table-cell>
        </table:table-row>
        <table:table-row table:style-name="ro1">
          <table:table-cell/>
          <table:table-cell office:value-type="float" office:value="13.829" calcext:value-type="float">
            <text:p>13.829</text:p>
          </table:table-cell>
          <table:table-cell office:value-type="float" office:value="1108.221" calcext:value-type="float">
            <text:p>1108.221</text:p>
          </table:table-cell>
          <table:table-cell office:value-type="float" office:value="167.341" calcext:value-type="float">
            <text:p>167.341</text:p>
          </table:table-cell>
          <table:table-cell/>
          <table:table-cell office:value-type="float" office:value="512315" calcext:value-type="float">
            <text:p>512315</text:p>
          </table:table-cell>
          <table:table-cell office:value-type="float" office:value="180617" calcext:value-type="float">
            <text:p>180617</text:p>
          </table:table-cell>
          <table:table-cell/>
          <table:table-cell table:formula="of:=[.F1226]/[.B1226]" office:value-type="float" office:value="37046.4241810688" calcext:value-type="float">
            <text:p>37046.4241810688</text:p>
          </table:table-cell>
          <table:table-cell table:formula="of:=[.F1226]/[.C1226]" office:value-type="float" office:value="462.28595198972" calcext:value-type="float">
            <text:p>462.28595198972</text:p>
          </table:table-cell>
          <table:table-cell table:formula="of:=[.F1226]/[.D1226]" office:value-type="float" office:value="3061.50315822183" calcext:value-type="float">
            <text:p>3061.50315822183</text:p>
          </table:table-cell>
        </table:table-row>
        <table:table-row table:style-name="ro1">
          <table:table-cell/>
          <table:table-cell office:value-type="float" office:value="0.74" calcext:value-type="float">
            <text:p>0.74</text:p>
          </table:table-cell>
          <table:table-cell office:value-type="float" office:value="281.152" calcext:value-type="float">
            <text:p>281.152</text:p>
          </table:table-cell>
          <table:table-cell office:value-type="float" office:value="9.64" calcext:value-type="float">
            <text:p>9.64</text:p>
          </table:table-cell>
          <table:table-cell/>
          <table:table-cell office:value-type="float" office:value="127182" calcext:value-type="float">
            <text:p>127182</text:p>
          </table:table-cell>
          <table:table-cell office:value-type="float" office:value="45426" calcext:value-type="float">
            <text:p>45426</text:p>
          </table:table-cell>
          <table:table-cell/>
          <table:table-cell table:formula="of:=[.F1227]/[.B1227]" office:value-type="float" office:value="171867.567567568" calcext:value-type="float">
            <text:p>171867.567567568</text:p>
          </table:table-cell>
          <table:table-cell table:formula="of:=[.F1227]/[.C1227]" office:value-type="float" office:value="452.36028909629" calcext:value-type="float">
            <text:p>452.36028909629</text:p>
          </table:table-cell>
          <table:table-cell table:formula="of:=[.F1227]/[.D1227]" office:value-type="float" office:value="13193.153526971" calcext:value-type="float">
            <text:p>13193.153526971</text:p>
          </table:table-cell>
        </table:table-row>
        <table:table-row table:style-name="ro1">
          <table:table-cell/>
          <table:table-cell office:value-type="float" office:value="16.248" calcext:value-type="float">
            <text:p>16.248</text:p>
          </table:table-cell>
          <table:table-cell office:value-type="float" office:value="1350.897" calcext:value-type="float">
            <text:p>1350.897</text:p>
          </table:table-cell>
          <table:table-cell office:value-type="float" office:value="212.461" calcext:value-type="float">
            <text:p>212.461</text:p>
          </table:table-cell>
          <table:table-cell/>
          <table:table-cell office:value-type="float" office:value="559863" calcext:value-type="float">
            <text:p>559863</text:p>
          </table:table-cell>
          <table:table-cell office:value-type="float" office:value="193392" calcext:value-type="float">
            <text:p>193392</text:p>
          </table:table-cell>
          <table:table-cell/>
          <table:table-cell table:formula="of:=[.F1228]/[.B1228]" office:value-type="float" office:value="34457.3485967504" calcext:value-type="float">
            <text:p>34457.3485967504</text:p>
          </table:table-cell>
          <table:table-cell table:formula="of:=[.F1228]/[.C1228]" office:value-type="float" office:value="414.437962331695" calcext:value-type="float">
            <text:p>414.437962331695</text:p>
          </table:table-cell>
          <table:table-cell table:formula="of:=[.F1228]/[.D1228]" office:value-type="float" office:value="2635.13303618076" calcext:value-type="float">
            <text:p>2635.13303618076</text:p>
          </table:table-cell>
        </table:table-row>
        <table:table-row table:style-name="ro1">
          <table:table-cell/>
          <table:table-cell office:value-type="float" office:value="0.091" calcext:value-type="float">
            <text:p>0.091</text:p>
          </table:table-cell>
          <table:table-cell office:value-type="float" office:value="4.388" calcext:value-type="float">
            <text:p>4.388</text:p>
          </table:table-cell>
          <table:table-cell office:value-type="float" office:value="0.436" calcext:value-type="float">
            <text:p>0.436</text:p>
          </table:table-cell>
          <table:table-cell/>
          <table:table-cell office:value-type="float" office:value="31914" calcext:value-type="float">
            <text:p>31914</text:p>
          </table:table-cell>
          <table:table-cell office:value-type="float" office:value="21796" calcext:value-type="float">
            <text:p>21796</text:p>
          </table:table-cell>
          <table:table-cell/>
          <table:table-cell table:formula="of:=[.F1229]/[.B1229]" office:value-type="float" office:value="350703.296703297" calcext:value-type="float">
            <text:p>350703.296703297</text:p>
          </table:table-cell>
          <table:table-cell table:formula="of:=[.F1229]/[.C1229]" office:value-type="float" office:value="7273.01731996354" calcext:value-type="float">
            <text:p>7273.01731996354</text:p>
          </table:table-cell>
          <table:table-cell table:formula="of:=[.F1229]/[.D1229]" office:value-type="float" office:value="73197.247706422" calcext:value-type="float">
            <text:p>73197.247706422</text:p>
          </table:table-cell>
        </table:table-row>
        <table:table-row table:style-name="ro1">
          <table:table-cell/>
          <table:table-cell office:value-type="float" office:value="0.108" calcext:value-type="float">
            <text:p>0.108</text:p>
          </table:table-cell>
          <table:table-cell office:value-type="float" office:value="6.838" calcext:value-type="float">
            <text:p>6.838</text:p>
          </table:table-cell>
          <table:table-cell office:value-type="float" office:value="0.866" calcext:value-type="float">
            <text:p>0.866</text:p>
          </table:table-cell>
          <table:table-cell/>
          <table:table-cell office:value-type="float" office:value="40041" calcext:value-type="float">
            <text:p>40041</text:p>
          </table:table-cell>
          <table:table-cell office:value-type="float" office:value="23318" calcext:value-type="float">
            <text:p>23318</text:p>
          </table:table-cell>
          <table:table-cell/>
          <table:table-cell table:formula="of:=[.F1230]/[.B1230]" office:value-type="float" office:value="370750" calcext:value-type="float">
            <text:p>370750</text:p>
          </table:table-cell>
          <table:table-cell table:formula="of:=[.F1230]/[.C1230]" office:value-type="float" office:value="5855.6595495759" calcext:value-type="float">
            <text:p>5855.6595495759</text:p>
          </table:table-cell>
          <table:table-cell table:formula="of:=[.F1230]/[.D1230]" office:value-type="float" office:value="46236.7205542725" calcext:value-type="float">
            <text:p>46236.7205542725</text:p>
          </table:table-cell>
        </table:table-row>
        <table:table-row table:style-name="ro1">
          <table:table-cell/>
          <table:table-cell office:value-type="float" office:value="1.139" calcext:value-type="float">
            <text:p>1.139</text:p>
          </table:table-cell>
          <table:table-cell office:value-type="float" office:value="94.305" calcext:value-type="float">
            <text:p>94.305</text:p>
          </table:table-cell>
          <table:table-cell office:value-type="float" office:value="14.037" calcext:value-type="float">
            <text:p>14.037</text:p>
          </table:table-cell>
          <table:table-cell/>
          <table:table-cell office:value-type="float" office:value="157522" calcext:value-type="float">
            <text:p>157522</text:p>
          </table:table-cell>
          <table:table-cell office:value-type="float" office:value="61236" calcext:value-type="float">
            <text:p>61236</text:p>
          </table:table-cell>
          <table:table-cell/>
          <table:table-cell table:formula="of:=[.F1231]/[.B1231]" office:value-type="float" office:value="138298.507462687" calcext:value-type="float">
            <text:p>138298.507462687</text:p>
          </table:table-cell>
          <table:table-cell table:formula="of:=[.F1231]/[.C1231]" office:value-type="float" office:value="1670.34621706166" calcext:value-type="float">
            <text:p>1670.34621706166</text:p>
          </table:table-cell>
          <table:table-cell table:formula="of:=[.F1231]/[.D1231]" office:value-type="float" office:value="11221.9135142837" calcext:value-type="float">
            <text:p>11221.9135142837</text:p>
          </table:table-cell>
        </table:table-row>
        <table:table-row table:style-name="ro1">
          <table:table-cell/>
          <table:table-cell office:value-type="float" office:value="13.652" calcext:value-type="float">
            <text:p>13.652</text:p>
          </table:table-cell>
          <table:table-cell office:value-type="float" office:value="752.195" calcext:value-type="float">
            <text:p>752.195</text:p>
          </table:table-cell>
          <table:table-cell office:value-type="float" office:value="130.171" calcext:value-type="float">
            <text:p>130.171</text:p>
          </table:table-cell>
          <table:table-cell/>
          <table:table-cell office:value-type="float" office:value="439057" calcext:value-type="float">
            <text:p>439057</text:p>
          </table:table-cell>
          <table:table-cell office:value-type="float" office:value="207131" calcext:value-type="float">
            <text:p>207131</text:p>
          </table:table-cell>
          <table:table-cell/>
          <table:table-cell table:formula="of:=[.F1232]/[.B1232]" office:value-type="float" office:value="32160.6358042778" calcext:value-type="float">
            <text:p>32160.6358042778</text:p>
          </table:table-cell>
          <table:table-cell table:formula="of:=[.F1232]/[.C1232]" office:value-type="float" office:value="583.701034970985" calcext:value-type="float">
            <text:p>583.701034970985</text:p>
          </table:table-cell>
          <table:table-cell table:formula="of:=[.F1232]/[.D1232]" office:value-type="float" office:value="3372.92484501156" calcext:value-type="float">
            <text:p>3372.92484501156</text:p>
          </table:table-cell>
        </table:table-row>
        <table:table-row table:style-name="ro1">
          <table:table-cell/>
          <table:table-cell office:value-type="float" office:value="0.298" calcext:value-type="float">
            <text:p>0.298</text:p>
          </table:table-cell>
          <table:table-cell office:value-type="float" office:value="43.137" calcext:value-type="float">
            <text:p>43.137</text:p>
          </table:table-cell>
          <table:table-cell office:value-type="float" office:value="3.012" calcext:value-type="float">
            <text:p>3.012</text:p>
          </table:table-cell>
          <table:table-cell/>
          <table:table-cell office:value-type="float" office:value="76236" calcext:value-type="float">
            <text:p>76236</text:p>
          </table:table-cell>
          <table:table-cell office:value-type="float" office:value="28936" calcext:value-type="float">
            <text:p>28936</text:p>
          </table:table-cell>
          <table:table-cell/>
          <table:table-cell table:formula="of:=[.F1233]/[.B1233]" office:value-type="float" office:value="255825.503355705" calcext:value-type="float">
            <text:p>255825.503355705</text:p>
          </table:table-cell>
          <table:table-cell table:formula="of:=[.F1233]/[.C1233]" office:value-type="float" office:value="1767.2995340427" calcext:value-type="float">
            <text:p>1767.2995340427</text:p>
          </table:table-cell>
          <table:table-cell table:formula="of:=[.F1233]/[.D1233]" office:value-type="float" office:value="25310.7569721116" calcext:value-type="float">
            <text:p>25310.7569721116</text:p>
          </table:table-cell>
        </table:table-row>
        <table:table-row table:style-name="ro1">
          <table:table-cell/>
          <table:table-cell office:value-type="float" office:value="13.219" calcext:value-type="float">
            <text:p>13.219</text:p>
          </table:table-cell>
          <table:table-cell office:value-type="float" office:value="3803.705" calcext:value-type="float">
            <text:p>3803.705</text:p>
          </table:table-cell>
          <table:table-cell office:value-type="float" office:value="170.971" calcext:value-type="float">
            <text:p>170.971</text:p>
          </table:table-cell>
          <table:table-cell/>
          <table:table-cell office:value-type="float" office:value="481581" calcext:value-type="float">
            <text:p>481581</text:p>
          </table:table-cell>
          <table:table-cell office:value-type="float" office:value="185257" calcext:value-type="float">
            <text:p>185257</text:p>
          </table:table-cell>
          <table:table-cell/>
          <table:table-cell table:formula="of:=[.F1234]/[.B1234]" office:value-type="float" office:value="36430.9705726606" calcext:value-type="float">
            <text:p>36430.9705726606</text:p>
          </table:table-cell>
          <table:table-cell table:formula="of:=[.F1234]/[.C1234]" office:value-type="float" office:value="126.60839891632" calcext:value-type="float">
            <text:p>126.60839891632</text:p>
          </table:table-cell>
          <table:table-cell table:formula="of:=[.F1234]/[.D1234]" office:value-type="float" office:value="2816.74085078756" calcext:value-type="float">
            <text:p>2816.74085078756</text:p>
          </table:table-cell>
        </table:table-row>
        <table:table-row table:style-name="ro1">
          <table:table-cell/>
          <table:table-cell office:value-type="float" office:value="2.919" calcext:value-type="float">
            <text:p>2.919</text:p>
          </table:table-cell>
          <table:table-cell office:value-type="float" office:value="261.549" calcext:value-type="float">
            <text:p>261.549</text:p>
          </table:table-cell>
          <table:table-cell office:value-type="float" office:value="35.19" calcext:value-type="float">
            <text:p>35.19</text:p>
          </table:table-cell>
          <table:table-cell/>
          <table:table-cell office:value-type="float" office:value="242113" calcext:value-type="float">
            <text:p>242113</text:p>
          </table:table-cell>
          <table:table-cell office:value-type="float" office:value="85282" calcext:value-type="float">
            <text:p>85282</text:p>
          </table:table-cell>
          <table:table-cell/>
          <table:table-cell table:formula="of:=[.F1235]/[.B1235]" office:value-type="float" office:value="82943.8163754711" calcext:value-type="float">
            <text:p>82943.8163754711</text:p>
          </table:table-cell>
          <table:table-cell table:formula="of:=[.F1235]/[.C1235]" office:value-type="float" office:value="925.688876654088" calcext:value-type="float">
            <text:p>925.688876654088</text:p>
          </table:table-cell>
          <table:table-cell table:formula="of:=[.F1235]/[.D1235]" office:value-type="float" office:value="6880.16481955101" calcext:value-type="float">
            <text:p>6880.16481955101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20.786" calcext:value-type="float">
            <text:p>20.786</text:p>
          </table:table-cell>
          <table:table-cell office:value-type="float" office:value="2.819" calcext:value-type="float">
            <text:p>2.819</text:p>
          </table:table-cell>
          <table:table-cell/>
          <table:table-cell office:value-type="float" office:value="67917" calcext:value-type="float">
            <text:p>67917</text:p>
          </table:table-cell>
          <table:table-cell office:value-type="float" office:value="38250" calcext:value-type="float">
            <text:p>38250</text:p>
          </table:table-cell>
          <table:table-cell/>
          <table:table-cell table:formula="of:=[.F1236]/[.B1236]" office:value-type="float" office:value="222678.68852459" calcext:value-type="float">
            <text:p>222678.68852459</text:p>
          </table:table-cell>
          <table:table-cell table:formula="of:=[.F1236]/[.C1236]" office:value-type="float" office:value="3267.43962282305" calcext:value-type="float">
            <text:p>3267.43962282305</text:p>
          </table:table-cell>
          <table:table-cell table:formula="of:=[.F1236]/[.D1236]" office:value-type="float" office:value="24092.5860234126" calcext:value-type="float">
            <text:p>24092.5860234126</text:p>
          </table:table-cell>
        </table:table-row>
        <table:table-row table:style-name="ro1">
          <table:table-cell/>
          <table:table-cell office:value-type="float" office:value="2.45" calcext:value-type="float">
            <text:p>2.45</text:p>
          </table:table-cell>
          <table:table-cell office:value-type="float" office:value="268.485" calcext:value-type="float">
            <text:p>268.485</text:p>
          </table:table-cell>
          <table:table-cell office:value-type="float" office:value="27.575" calcext:value-type="float">
            <text:p>27.575</text:p>
          </table:table-cell>
          <table:table-cell/>
          <table:table-cell office:value-type="float" office:value="211469" calcext:value-type="float">
            <text:p>211469</text:p>
          </table:table-cell>
          <table:table-cell office:value-type="float" office:value="84782" calcext:value-type="float">
            <text:p>84782</text:p>
          </table:table-cell>
          <table:table-cell/>
          <table:table-cell table:formula="of:=[.F1237]/[.B1237]" office:value-type="float" office:value="86313.8775510204" calcext:value-type="float">
            <text:p>86313.8775510204</text:p>
          </table:table-cell>
          <table:table-cell table:formula="of:=[.F1237]/[.C1237]" office:value-type="float" office:value="787.638043093655" calcext:value-type="float">
            <text:p>787.638043093655</text:p>
          </table:table-cell>
          <table:table-cell table:formula="of:=[.F1237]/[.D1237]" office:value-type="float" office:value="7668.86672710789" calcext:value-type="float">
            <text:p>7668.86672710789</text:p>
          </table:table-cell>
        </table:table-row>
        <table:table-row table:style-name="ro1">
          <table:table-cell/>
          <table:table-cell office:value-type="float" office:value="10.866" calcext:value-type="float">
            <text:p>10.866</text:p>
          </table:table-cell>
          <table:table-cell office:value-type="float" office:value="985.818" calcext:value-type="float">
            <text:p>985.818</text:p>
          </table:table-cell>
          <table:table-cell office:value-type="float" office:value="128.49" calcext:value-type="float">
            <text:p>128.49</text:p>
          </table:table-cell>
          <table:table-cell/>
          <table:table-cell office:value-type="float" office:value="439505" calcext:value-type="float">
            <text:p>439505</text:p>
          </table:table-cell>
          <table:table-cell office:value-type="float" office:value="166586" calcext:value-type="float">
            <text:p>166586</text:p>
          </table:table-cell>
          <table:table-cell/>
          <table:table-cell table:formula="of:=[.F1238]/[.B1238]" office:value-type="float" office:value="40447.7268544083" calcext:value-type="float">
            <text:p>40447.7268544083</text:p>
          </table:table-cell>
          <table:table-cell table:formula="of:=[.F1238]/[.C1238]" office:value-type="float" office:value="445.827728850559" calcext:value-type="float">
            <text:p>445.827728850559</text:p>
          </table:table-cell>
          <table:table-cell table:formula="of:=[.F1238]/[.D1238]" office:value-type="float" office:value="3420.53856331232" calcext:value-type="float">
            <text:p>3420.53856331232</text:p>
          </table:table-cell>
        </table:table-row>
        <table:table-row table:style-name="ro1">
          <table:table-cell/>
          <table:table-cell office:value-type="float" office:value="1.355" calcext:value-type="float">
            <text:p>1.355</text:p>
          </table:table-cell>
          <table:table-cell office:value-type="float" office:value="114.384" calcext:value-type="float">
            <text:p>114.384</text:p>
          </table:table-cell>
          <table:table-cell office:value-type="float" office:value="18.183" calcext:value-type="float">
            <text:p>18.183</text:p>
          </table:table-cell>
          <table:table-cell/>
          <table:table-cell office:value-type="float" office:value="160635" calcext:value-type="float">
            <text:p>160635</text:p>
          </table:table-cell>
          <table:table-cell office:value-type="float" office:value="63046" calcext:value-type="float">
            <text:p>63046</text:p>
          </table:table-cell>
          <table:table-cell/>
          <table:table-cell table:formula="of:=[.F1239]/[.B1239]" office:value-type="float" office:value="118549.815498155" calcext:value-type="float">
            <text:p>118549.815498155</text:p>
          </table:table-cell>
          <table:table-cell table:formula="of:=[.F1239]/[.C1239]" office:value-type="float" office:value="1404.34851028116" calcext:value-type="float">
            <text:p>1404.34851028116</text:p>
          </table:table-cell>
          <table:table-cell table:formula="of:=[.F1239]/[.D1239]" office:value-type="float" office:value="8834.35076720013" calcext:value-type="float">
            <text:p>8834.35076720013</text:p>
          </table:table-cell>
        </table:table-row>
        <table:table-row table:style-name="ro1">
          <table:table-cell/>
          <table:table-cell office:value-type="float" office:value="4.391" calcext:value-type="float">
            <text:p>4.391</text:p>
          </table:table-cell>
          <table:table-cell office:value-type="float" office:value="331.768" calcext:value-type="float">
            <text:p>331.768</text:p>
          </table:table-cell>
          <table:table-cell office:value-type="float" office:value="51.75" calcext:value-type="float">
            <text:p>51.75</text:p>
          </table:table-cell>
          <table:table-cell/>
          <table:table-cell office:value-type="float" office:value="286408" calcext:value-type="float">
            <text:p>286408</text:p>
          </table:table-cell>
          <table:table-cell office:value-type="float" office:value="113714" calcext:value-type="float">
            <text:p>113714</text:p>
          </table:table-cell>
          <table:table-cell/>
          <table:table-cell table:formula="of:=[.F1240]/[.B1240]" office:value-type="float" office:value="65226.1443862446" calcext:value-type="float">
            <text:p>65226.1443862446</text:p>
          </table:table-cell>
          <table:table-cell table:formula="of:=[.F1240]/[.C1240]" office:value-type="float" office:value="863.277953268549" calcext:value-type="float">
            <text:p>863.277953268549</text:p>
          </table:table-cell>
          <table:table-cell table:formula="of:=[.F1240]/[.D1240]" office:value-type="float" office:value="5534.45410628019" calcext:value-type="float">
            <text:p>5534.45410628019</text:p>
          </table:table-cell>
        </table:table-row>
        <table:table-row table:style-name="ro1">
          <table:table-cell/>
          <table:table-cell office:value-type="float" office:value="0.142" calcext:value-type="float">
            <text:p>0.142</text:p>
          </table:table-cell>
          <table:table-cell office:value-type="float" office:value="13.42" calcext:value-type="float">
            <text:p>13.42</text:p>
          </table:table-cell>
          <table:table-cell office:value-type="float" office:value="1.474" calcext:value-type="float">
            <text:p>1.474</text:p>
          </table:table-cell>
          <table:table-cell/>
          <table:table-cell office:value-type="float" office:value="56175" calcext:value-type="float">
            <text:p>56175</text:p>
          </table:table-cell>
          <table:table-cell office:value-type="float" office:value="19878" calcext:value-type="float">
            <text:p>19878</text:p>
          </table:table-cell>
          <table:table-cell/>
          <table:table-cell table:formula="of:=[.F1241]/[.B1241]" office:value-type="float" office:value="395598.591549296" calcext:value-type="float">
            <text:p>395598.591549296</text:p>
          </table:table-cell>
          <table:table-cell table:formula="of:=[.F1241]/[.C1241]" office:value-type="float" office:value="4185.91654247392" calcext:value-type="float">
            <text:p>4185.91654247392</text:p>
          </table:table-cell>
          <table:table-cell table:formula="of:=[.F1241]/[.D1241]" office:value-type="float" office:value="38110.5834464043" calcext:value-type="float">
            <text:p>38110.5834464043</text:p>
          </table:table-cell>
        </table:table-row>
        <table:table-row table:style-name="ro1">
          <table:table-cell/>
          <table:table-cell office:value-type="float" office:value="0.76" calcext:value-type="float">
            <text:p>0.76</text:p>
          </table:table-cell>
          <table:table-cell office:value-type="float" office:value="62.619" calcext:value-type="float">
            <text:p>62.619</text:p>
          </table:table-cell>
          <table:table-cell office:value-type="float" office:value="9.282" calcext:value-type="float">
            <text:p>9.282</text:p>
          </table:table-cell>
          <table:table-cell/>
          <table:table-cell office:value-type="float" office:value="129970" calcext:value-type="float">
            <text:p>129970</text:p>
          </table:table-cell>
          <table:table-cell office:value-type="float" office:value="48686" calcext:value-type="float">
            <text:p>48686</text:p>
          </table:table-cell>
          <table:table-cell/>
          <table:table-cell table:formula="of:=[.F1242]/[.B1242]" office:value-type="float" office:value="171013.157894737" calcext:value-type="float">
            <text:p>171013.157894737</text:p>
          </table:table-cell>
          <table:table-cell table:formula="of:=[.F1242]/[.C1242]" office:value-type="float" office:value="2075.56811830275" calcext:value-type="float">
            <text:p>2075.56811830275</text:p>
          </table:table-cell>
          <table:table-cell table:formula="of:=[.F1242]/[.D1242]" office:value-type="float" office:value="14002.3701788408" calcext:value-type="float">
            <text:p>14002.3701788408</text:p>
          </table:table-cell>
        </table:table-row>
        <table:table-row table:style-name="ro1">
          <table:table-cell/>
          <table:table-cell office:value-type="float" office:value="0.188" calcext:value-type="float">
            <text:p>0.188</text:p>
          </table:table-cell>
          <table:table-cell office:value-type="float" office:value="20.251" calcext:value-type="float">
            <text:p>20.251</text:p>
          </table:table-cell>
          <table:table-cell office:value-type="float" office:value="2.295" calcext:value-type="float">
            <text:p>2.295</text:p>
          </table:table-cell>
          <table:table-cell/>
          <table:table-cell office:value-type="float" office:value="68538" calcext:value-type="float">
            <text:p>68538</text:p>
          </table:table-cell>
          <table:table-cell office:value-type="float" office:value="25606" calcext:value-type="float">
            <text:p>25606</text:p>
          </table:table-cell>
          <table:table-cell/>
          <table:table-cell table:formula="of:=[.F1243]/[.B1243]" office:value-type="float" office:value="364563.829787234" calcext:value-type="float">
            <text:p>364563.829787234</text:p>
          </table:table-cell>
          <table:table-cell table:formula="of:=[.F1243]/[.C1243]" office:value-type="float" office:value="3384.42546047109" calcext:value-type="float">
            <text:p>3384.42546047109</text:p>
          </table:table-cell>
          <table:table-cell table:formula="of:=[.F1243]/[.D1243]" office:value-type="float" office:value="29864.0522875817" calcext:value-type="float">
            <text:p>29864.0522875817</text:p>
          </table:table-cell>
        </table:table-row>
        <table:table-row table:style-name="ro1">
          <table:table-cell/>
          <table:table-cell office:value-type="float" office:value="0.541" calcext:value-type="float">
            <text:p>0.541</text:p>
          </table:table-cell>
          <table:table-cell office:value-type="float" office:value="51.446" calcext:value-type="float">
            <text:p>51.446</text:p>
          </table:table-cell>
          <table:table-cell office:value-type="float" office:value="7.764" calcext:value-type="float">
            <text:p>7.764</text:p>
          </table:table-cell>
          <table:table-cell/>
          <table:table-cell office:value-type="float" office:value="107268" calcext:value-type="float">
            <text:p>107268</text:p>
          </table:table-cell>
          <table:table-cell office:value-type="float" office:value="43260" calcext:value-type="float">
            <text:p>43260</text:p>
          </table:table-cell>
          <table:table-cell/>
          <table:table-cell table:formula="of:=[.F1244]/[.B1244]" office:value-type="float" office:value="198277.264325323" calcext:value-type="float">
            <text:p>198277.264325323</text:p>
          </table:table-cell>
          <table:table-cell table:formula="of:=[.F1244]/[.C1244]" office:value-type="float" office:value="2085.06006297866" calcext:value-type="float">
            <text:p>2085.06006297866</text:p>
          </table:table-cell>
          <table:table-cell table:formula="of:=[.F1244]/[.D1244]" office:value-type="float" office:value="13816.0741885626" calcext:value-type="float">
            <text:p>13816.0741885626</text:p>
          </table:table-cell>
        </table:table-row>
        <table:table-row table:style-name="ro1">
          <table:table-cell/>
          <table:table-cell office:value-type="float" office:value="1.693" calcext:value-type="float">
            <text:p>1.693</text:p>
          </table:table-cell>
          <table:table-cell office:value-type="float" office:value="164.298" calcext:value-type="float">
            <text:p>164.298</text:p>
          </table:table-cell>
          <table:table-cell office:value-type="float" office:value="21.286" calcext:value-type="float">
            <text:p>21.286</text:p>
          </table:table-cell>
          <table:table-cell/>
          <table:table-cell office:value-type="float" office:value="189561" calcext:value-type="float">
            <text:p>189561</text:p>
          </table:table-cell>
          <table:table-cell office:value-type="float" office:value="68338" calcext:value-type="float">
            <text:p>68338</text:p>
          </table:table-cell>
          <table:table-cell/>
          <table:table-cell table:formula="of:=[.F1245]/[.B1245]" office:value-type="float" office:value="111967.513290018" calcext:value-type="float">
            <text:p>111967.513290018</text:p>
          </table:table-cell>
          <table:table-cell table:formula="of:=[.F1245]/[.C1245]" office:value-type="float" office:value="1153.76328378921" calcext:value-type="float">
            <text:p>1153.76328378921</text:p>
          </table:table-cell>
          <table:table-cell table:formula="of:=[.F1245]/[.D1245]" office:value-type="float" office:value="8905.43079958658" calcext:value-type="float">
            <text:p>8905.43079958658</text:p>
          </table:table-cell>
        </table:table-row>
        <table:table-row table:style-name="ro1">
          <table:table-cell/>
          <table:table-cell office:value-type="float" office:value="9.612" calcext:value-type="float">
            <text:p>9.612</text:p>
          </table:table-cell>
          <table:table-cell office:value-type="float" office:value="748.826" calcext:value-type="float">
            <text:p>748.826</text:p>
          </table:table-cell>
          <table:table-cell office:value-type="float" office:value="123.351" calcext:value-type="float">
            <text:p>123.351</text:p>
          </table:table-cell>
          <table:table-cell/>
          <table:table-cell office:value-type="float" office:value="423019" calcext:value-type="float">
            <text:p>423019</text:p>
          </table:table-cell>
          <table:table-cell office:value-type="float" office:value="156508" calcext:value-type="float">
            <text:p>156508</text:p>
          </table:table-cell>
          <table:table-cell/>
          <table:table-cell table:formula="of:=[.F1246]/[.B1246]" office:value-type="float" office:value="44009.467332501" calcext:value-type="float">
            <text:p>44009.467332501</text:p>
          </table:table-cell>
          <table:table-cell table:formula="of:=[.F1246]/[.C1246]" office:value-type="float" office:value="564.909605168624" calcext:value-type="float">
            <text:p>564.909605168624</text:p>
          </table:table-cell>
          <table:table-cell table:formula="of:=[.F1246]/[.D1246]" office:value-type="float" office:value="3429.39254647307" calcext:value-type="float">
            <text:p>3429.39254647307</text:p>
          </table:table-cell>
        </table:table-row>
        <table:table-row table:style-name="ro1">
          <table:table-cell/>
          <table:table-cell office:value-type="float" office:value="1.42" calcext:value-type="float">
            <text:p>1.42</text:p>
          </table:table-cell>
          <table:table-cell office:value-type="float" office:value="155.164" calcext:value-type="float">
            <text:p>155.164</text:p>
          </table:table-cell>
          <table:table-cell office:value-type="float" office:value="19.066" calcext:value-type="float">
            <text:p>19.066</text:p>
          </table:table-cell>
          <table:table-cell/>
          <table:table-cell office:value-type="float" office:value="181095" calcext:value-type="float">
            <text:p>181095</text:p>
          </table:table-cell>
          <table:table-cell office:value-type="float" office:value="64064" calcext:value-type="float">
            <text:p>64064</text:p>
          </table:table-cell>
          <table:table-cell/>
          <table:table-cell table:formula="of:=[.F1247]/[.B1247]" office:value-type="float" office:value="127531.690140845" calcext:value-type="float">
            <text:p>127531.690140845</text:p>
          </table:table-cell>
          <table:table-cell table:formula="of:=[.F1247]/[.C1247]" office:value-type="float" office:value="1167.11995050398" calcext:value-type="float">
            <text:p>1167.11995050398</text:p>
          </table:table-cell>
          <table:table-cell table:formula="of:=[.F1247]/[.D1247]" office:value-type="float" office:value="9498.32161963705" calcext:value-type="float">
            <text:p>9498.32161963705</text:p>
          </table:table-cell>
        </table:table-row>
        <table:table-row table:style-name="ro1">
          <table:table-cell/>
          <table:table-cell office:value-type="float" office:value="10.827" calcext:value-type="float">
            <text:p>10.827</text:p>
          </table:table-cell>
          <table:table-cell office:value-type="float" office:value="1547.075" calcext:value-type="float">
            <text:p>1547.075</text:p>
          </table:table-cell>
          <table:table-cell office:value-type="float" office:value="128.631" calcext:value-type="float">
            <text:p>128.631</text:p>
          </table:table-cell>
          <table:table-cell/>
          <table:table-cell office:value-type="float" office:value="455892" calcext:value-type="float">
            <text:p>455892</text:p>
          </table:table-cell>
          <table:table-cell office:value-type="float" office:value="160340" calcext:value-type="float">
            <text:p>160340</text:p>
          </table:table-cell>
          <table:table-cell/>
          <table:table-cell table:formula="of:=[.F1248]/[.B1248]" office:value-type="float" office:value="42106.9548351344" calcext:value-type="float">
            <text:p>42106.9548351344</text:p>
          </table:table-cell>
          <table:table-cell table:formula="of:=[.F1248]/[.C1248]" office:value-type="float" office:value="294.679960570754" calcext:value-type="float">
            <text:p>294.679960570754</text:p>
          </table:table-cell>
          <table:table-cell table:formula="of:=[.F1248]/[.D1248]" office:value-type="float" office:value="3544.18452783544" calcext:value-type="float">
            <text:p>3544.18452783544</text:p>
          </table:table-cell>
        </table:table-row>
        <table:table-row table:style-name="ro1">
          <table:table-cell/>
          <table:table-cell office:value-type="float" office:value="18.725" calcext:value-type="float">
            <text:p>18.725</text:p>
          </table:table-cell>
          <table:table-cell office:value-type="float" office:value="1324.132" calcext:value-type="float">
            <text:p>1324.132</text:p>
          </table:table-cell>
          <table:table-cell office:value-type="float" office:value="200.497" calcext:value-type="float">
            <text:p>200.497</text:p>
          </table:table-cell>
          <table:table-cell/>
          <table:table-cell office:value-type="float" office:value="547805" calcext:value-type="float">
            <text:p>547805</text:p>
          </table:table-cell>
          <table:table-cell office:value-type="float" office:value="230458" calcext:value-type="float">
            <text:p>230458</text:p>
          </table:table-cell>
          <table:table-cell/>
          <table:table-cell table:formula="of:=[.F1249]/[.B1249]" office:value-type="float" office:value="29255.2736982643" calcext:value-type="float">
            <text:p>29255.2736982643</text:p>
          </table:table-cell>
          <table:table-cell table:formula="of:=[.F1249]/[.C1249]" office:value-type="float" office:value="413.708754112128" calcext:value-type="float">
            <text:p>413.708754112128</text:p>
          </table:table-cell>
          <table:table-cell table:formula="of:=[.F1249]/[.D1249]" office:value-type="float" office:value="2732.23539504332" calcext:value-type="float">
            <text:p>2732.23539504332</text:p>
          </table:table-cell>
        </table:table-row>
        <table:table-row table:style-name="ro1">
          <table:table-cell/>
          <table:table-cell office:value-type="float" office:value="0.277" calcext:value-type="float">
            <text:p>0.277</text:p>
          </table:table-cell>
          <table:table-cell office:value-type="float" office:value="27.528" calcext:value-type="float">
            <text:p>27.528</text:p>
          </table:table-cell>
          <table:table-cell office:value-type="float" office:value="3.664" calcext:value-type="float">
            <text:p>3.664</text:p>
          </table:table-cell>
          <table:table-cell/>
          <table:table-cell office:value-type="float" office:value="79931" calcext:value-type="float">
            <text:p>79931</text:p>
          </table:table-cell>
          <table:table-cell office:value-type="float" office:value="32992" calcext:value-type="float">
            <text:p>32992</text:p>
          </table:table-cell>
          <table:table-cell/>
          <table:table-cell table:formula="of:=[.F1250]/[.B1250]" office:value-type="float" office:value="288559.566787004" calcext:value-type="float">
            <text:p>288559.566787004</text:p>
          </table:table-cell>
          <table:table-cell table:formula="of:=[.F1250]/[.C1250]" office:value-type="float" office:value="2903.62539959314" calcext:value-type="float">
            <text:p>2903.62539959314</text:p>
          </table:table-cell>
          <table:table-cell table:formula="of:=[.F1250]/[.D1250]" office:value-type="float" office:value="21815.2292576419" calcext:value-type="float">
            <text:p>21815.2292576419</text:p>
          </table:table-cell>
        </table:table-row>
        <table:table-row table:style-name="ro1">
          <table:table-cell/>
          <table:table-cell office:value-type="float" office:value="0.307" calcext:value-type="float">
            <text:p>0.307</text:p>
          </table:table-cell>
          <table:table-cell office:value-type="float" office:value="28.475" calcext:value-type="float">
            <text:p>28.475</text:p>
          </table:table-cell>
          <table:table-cell office:value-type="float" office:value="3.632" calcext:value-type="float">
            <text:p>3.632</text:p>
          </table:table-cell>
          <table:table-cell/>
          <table:table-cell office:value-type="float" office:value="84958" calcext:value-type="float">
            <text:p>84958</text:p>
          </table:table-cell>
          <table:table-cell office:value-type="float" office:value="32556" calcext:value-type="float">
            <text:p>32556</text:p>
          </table:table-cell>
          <table:table-cell/>
          <table:table-cell table:formula="of:=[.F1251]/[.B1251]" office:value-type="float" office:value="276736.156351792" calcext:value-type="float">
            <text:p>276736.156351792</text:p>
          </table:table-cell>
          <table:table-cell table:formula="of:=[.F1251]/[.C1251]" office:value-type="float" office:value="2983.59964881475" calcext:value-type="float">
            <text:p>2983.59964881475</text:p>
          </table:table-cell>
          <table:table-cell table:formula="of:=[.F1251]/[.D1251]" office:value-type="float" office:value="23391.5198237885" calcext:value-type="float">
            <text:p>23391.5198237885</text:p>
          </table:table-cell>
        </table:table-row>
        <table:table-row table:style-name="ro1">
          <table:table-cell/>
          <table:table-cell office:value-type="float" office:value="6.836" calcext:value-type="float">
            <text:p>6.836</text:p>
          </table:table-cell>
          <table:table-cell office:value-type="float" office:value="1794.91" calcext:value-type="float">
            <text:p>1794.91</text:p>
          </table:table-cell>
          <table:table-cell office:value-type="float" office:value="73.602" calcext:value-type="float">
            <text:p>73.602</text:p>
          </table:table-cell>
          <table:table-cell/>
          <table:table-cell office:value-type="float" office:value="360464" calcext:value-type="float">
            <text:p>360464</text:p>
          </table:table-cell>
          <table:table-cell office:value-type="float" office:value="129486" calcext:value-type="float">
            <text:p>129486</text:p>
          </table:table-cell>
          <table:table-cell/>
          <table:table-cell table:formula="of:=[.F1252]/[.B1252]" office:value-type="float" office:value="52730.2516091281" calcext:value-type="float">
            <text:p>52730.2516091281</text:p>
          </table:table-cell>
          <table:table-cell table:formula="of:=[.F1252]/[.C1252]" office:value-type="float" office:value="200.82566813935" calcext:value-type="float">
            <text:p>200.82566813935</text:p>
          </table:table-cell>
          <table:table-cell table:formula="of:=[.F1252]/[.D1252]" office:value-type="float" office:value="4897.47561207576" calcext:value-type="float">
            <text:p>4897.47561207576</text:p>
          </table:table-cell>
        </table:table-row>
        <table:table-row table:style-name="ro1">
          <table:table-cell/>
          <table:table-cell office:value-type="float" office:value="0.726" calcext:value-type="float">
            <text:p>0.726</text:p>
          </table:table-cell>
          <table:table-cell office:value-type="float" office:value="70.933" calcext:value-type="float">
            <text:p>70.933</text:p>
          </table:table-cell>
          <table:table-cell office:value-type="float" office:value="10.568" calcext:value-type="float">
            <text:p>10.568</text:p>
          </table:table-cell>
          <table:table-cell/>
          <table:table-cell office:value-type="float" office:value="126829" calcext:value-type="float">
            <text:p>126829</text:p>
          </table:table-cell>
          <table:table-cell office:value-type="float" office:value="49076" calcext:value-type="float">
            <text:p>49076</text:p>
          </table:table-cell>
          <table:table-cell/>
          <table:table-cell table:formula="of:=[.F1253]/[.B1253]" office:value-type="float" office:value="174695.592286501" calcext:value-type="float">
            <text:p>174695.592286501</text:p>
          </table:table-cell>
          <table:table-cell table:formula="of:=[.F1253]/[.C1253]" office:value-type="float" office:value="1788.01122185725" calcext:value-type="float">
            <text:p>1788.01122185725</text:p>
          </table:table-cell>
          <table:table-cell table:formula="of:=[.F1253]/[.D1253]" office:value-type="float" office:value="12001.2301286904" calcext:value-type="float">
            <text:p>12001.2301286904</text:p>
          </table:table-cell>
        </table:table-row>
        <table:table-row table:style-name="ro1">
          <table:table-cell/>
          <table:table-cell office:value-type="float" office:value="1.408" calcext:value-type="float">
            <text:p>1.408</text:p>
          </table:table-cell>
          <table:table-cell office:value-type="float" office:value="116.063" calcext:value-type="float">
            <text:p>116.063</text:p>
          </table:table-cell>
          <table:table-cell office:value-type="float" office:value="16.689" calcext:value-type="float">
            <text:p>16.689</text:p>
          </table:table-cell>
          <table:table-cell/>
          <table:table-cell office:value-type="float" office:value="167767" calcext:value-type="float">
            <text:p>167767</text:p>
          </table:table-cell>
          <table:table-cell office:value-type="float" office:value="62402" calcext:value-type="float">
            <text:p>62402</text:p>
          </table:table-cell>
          <table:table-cell/>
          <table:table-cell table:formula="of:=[.F1254]/[.B1254]" office:value-type="float" office:value="119152.698863636" calcext:value-type="float">
            <text:p>119152.698863636</text:p>
          </table:table-cell>
          <table:table-cell table:formula="of:=[.F1254]/[.C1254]" office:value-type="float" office:value="1445.48219501478" calcext:value-type="float">
            <text:p>1445.48219501478</text:p>
          </table:table-cell>
          <table:table-cell table:formula="of:=[.F1254]/[.D1254]" office:value-type="float" office:value="10052.549583558" calcext:value-type="float">
            <text:p>10052.549583558</text:p>
          </table:table-cell>
        </table:table-row>
        <table:table-row table:style-name="ro1">
          <table:table-cell/>
          <table:table-cell office:value-type="float" office:value="13.444" calcext:value-type="float">
            <text:p>13.444</text:p>
          </table:table-cell>
          <table:table-cell office:value-type="float" office:value="1108.969" calcext:value-type="float">
            <text:p>1108.969</text:p>
          </table:table-cell>
          <table:table-cell office:value-type="float" office:value="153.583" calcext:value-type="float">
            <text:p>153.583</text:p>
          </table:table-cell>
          <table:table-cell/>
          <table:table-cell office:value-type="float" office:value="491037" calcext:value-type="float">
            <text:p>491037</text:p>
          </table:table-cell>
          <table:table-cell office:value-type="float" office:value="183892" calcext:value-type="float">
            <text:p>183892</text:p>
          </table:table-cell>
          <table:table-cell/>
          <table:table-cell table:formula="of:=[.F1255]/[.B1255]" office:value-type="float" office:value="36524.6206486165" calcext:value-type="float">
            <text:p>36524.6206486165</text:p>
          </table:table-cell>
          <table:table-cell table:formula="of:=[.F1255]/[.C1255]" office:value-type="float" office:value="442.786948958898" calcext:value-type="float">
            <text:p>442.786948958898</text:p>
          </table:table-cell>
          <table:table-cell table:formula="of:=[.F1255]/[.D1255]" office:value-type="float" office:value="3197.20932655307" calcext:value-type="float">
            <text:p>3197.20932655307</text:p>
          </table:table-cell>
        </table:table-row>
        <table:table-row table:style-name="ro1">
          <table:table-cell/>
          <table:table-cell office:value-type="float" office:value="4.988" calcext:value-type="float">
            <text:p>4.988</text:p>
          </table:table-cell>
          <table:table-cell office:value-type="float" office:value="501.596" calcext:value-type="float">
            <text:p>501.596</text:p>
          </table:table-cell>
          <table:table-cell office:value-type="float" office:value="42.81" calcext:value-type="float">
            <text:p>42.81</text:p>
          </table:table-cell>
          <table:table-cell/>
          <table:table-cell office:value-type="float" office:value="267838" calcext:value-type="float">
            <text:p>267838</text:p>
          </table:table-cell>
          <table:table-cell office:value-type="float" office:value="131560" calcext:value-type="float">
            <text:p>131560</text:p>
          </table:table-cell>
          <table:table-cell/>
          <table:table-cell table:formula="of:=[.F1256]/[.B1256]" office:value-type="float" office:value="53696.471531676" calcext:value-type="float">
            <text:p>53696.471531676</text:p>
          </table:table-cell>
          <table:table-cell table:formula="of:=[.F1256]/[.C1256]" office:value-type="float" office:value="533.971562771633" calcext:value-type="float">
            <text:p>533.971562771633</text:p>
          </table:table-cell>
          <table:table-cell table:formula="of:=[.F1256]/[.D1256]" office:value-type="float" office:value="6256.43541228685" calcext:value-type="float">
            <text:p>6256.43541228685</text:p>
          </table:table-cell>
        </table:table-row>
        <table:table-row table:style-name="ro1">
          <table:table-cell/>
          <table:table-cell office:value-type="float" office:value="0.029" calcext:value-type="float">
            <text:p>0.029</text:p>
          </table:table-cell>
          <table:table-cell office:value-type="float" office:value="2.956" calcext:value-type="float">
            <text:p>2.956</text:p>
          </table:table-cell>
          <table:table-cell office:value-type="float" office:value="0.292" calcext:value-type="float">
            <text:p>0.292</text:p>
          </table:table-cell>
          <table:table-cell/>
          <table:table-cell office:value-type="float" office:value="17596" calcext:value-type="float">
            <text:p>17596</text:p>
          </table:table-cell>
          <table:table-cell office:value-type="float" office:value="8934" calcext:value-type="float">
            <text:p>8934</text:p>
          </table:table-cell>
          <table:table-cell/>
          <table:table-cell table:formula="of:=[.F1257]/[.B1257]" office:value-type="float" office:value="606758.620689655" calcext:value-type="float">
            <text:p>606758.620689655</text:p>
          </table:table-cell>
          <table:table-cell table:formula="of:=[.F1257]/[.C1257]" office:value-type="float" office:value="5952.63870094723" calcext:value-type="float">
            <text:p>5952.63870094723</text:p>
          </table:table-cell>
          <table:table-cell table:formula="of:=[.F1257]/[.D1257]" office:value-type="float" office:value="60260.2739726027" calcext:value-type="float">
            <text:p>60260.2739726027</text:p>
          </table:table-cell>
        </table:table-row>
        <table:table-row table:style-name="ro1">
          <table:table-cell/>
          <table:table-cell office:value-type="float" office:value="5.086" calcext:value-type="float">
            <text:p>5.086</text:p>
          </table:table-cell>
          <table:table-cell office:value-type="float" office:value="464.037" calcext:value-type="float">
            <text:p>464.037</text:p>
          </table:table-cell>
          <table:table-cell office:value-type="float" office:value="58.061" calcext:value-type="float">
            <text:p>58.061</text:p>
          </table:table-cell>
          <table:table-cell/>
          <table:table-cell office:value-type="float" office:value="309229" calcext:value-type="float">
            <text:p>309229</text:p>
          </table:table-cell>
          <table:table-cell office:value-type="float" office:value="115293" calcext:value-type="float">
            <text:p>115293</text:p>
          </table:table-cell>
          <table:table-cell/>
          <table:table-cell table:formula="of:=[.F1258]/[.B1258]" office:value-type="float" office:value="60800.0393236335" calcext:value-type="float">
            <text:p>60800.0393236335</text:p>
          </table:table-cell>
          <table:table-cell table:formula="of:=[.F1258]/[.C1258]" office:value-type="float" office:value="666.388671592998" calcext:value-type="float">
            <text:p>666.388671592998</text:p>
          </table:table-cell>
          <table:table-cell table:formula="of:=[.F1258]/[.D1258]" office:value-type="float" office:value="5325.93307039148" calcext:value-type="float">
            <text:p>5325.93307039148</text:p>
          </table:table-cell>
        </table:table-row>
        <table:table-row table:style-name="ro1">
          <table:table-cell/>
          <table:table-cell office:value-type="float" office:value="0.121" calcext:value-type="float">
            <text:p>0.121</text:p>
          </table:table-cell>
          <table:table-cell office:value-type="float" office:value="6.244" calcext:value-type="float">
            <text:p>6.244</text:p>
          </table:table-cell>
          <table:table-cell office:value-type="float" office:value="0.818" calcext:value-type="float">
            <text:p>0.818</text:p>
          </table:table-cell>
          <table:table-cell/>
          <table:table-cell office:value-type="float" office:value="44048" calcext:value-type="float">
            <text:p>44048</text:p>
          </table:table-cell>
          <table:table-cell office:value-type="float" office:value="16660" calcext:value-type="float">
            <text:p>16660</text:p>
          </table:table-cell>
          <table:table-cell/>
          <table:table-cell table:formula="of:=[.F1259]/[.B1259]" office:value-type="float" office:value="364033.05785124" calcext:value-type="float">
            <text:p>364033.05785124</text:p>
          </table:table-cell>
          <table:table-cell table:formula="of:=[.F1259]/[.C1259]" office:value-type="float" office:value="7054.45227418322" calcext:value-type="float">
            <text:p>7054.45227418322</text:p>
          </table:table-cell>
          <table:table-cell table:formula="of:=[.F1259]/[.D1259]" office:value-type="float" office:value="53848.4107579462" calcext:value-type="float">
            <text:p>53848.4107579462</text:p>
          </table:table-cell>
        </table:table-row>
        <table:table-row table:style-name="ro1">
          <table:table-cell/>
          <table:table-cell office:value-type="float" office:value="0.779" calcext:value-type="float">
            <text:p>0.779</text:p>
          </table:table-cell>
          <table:table-cell office:value-type="float" office:value="51.908" calcext:value-type="float">
            <text:p>51.908</text:p>
          </table:table-cell>
          <table:table-cell office:value-type="float" office:value="8.668" calcext:value-type="float">
            <text:p>8.668</text:p>
          </table:table-cell>
          <table:table-cell/>
          <table:table-cell office:value-type="float" office:value="120383" calcext:value-type="float">
            <text:p>120383</text:p>
          </table:table-cell>
          <table:table-cell office:value-type="float" office:value="51048" calcext:value-type="float">
            <text:p>51048</text:p>
          </table:table-cell>
          <table:table-cell/>
          <table:table-cell table:formula="of:=[.F1260]/[.B1260]" office:value-type="float" office:value="154535.301668806" calcext:value-type="float">
            <text:p>154535.301668806</text:p>
          </table:table-cell>
          <table:table-cell table:formula="of:=[.F1260]/[.C1260]" office:value-type="float" office:value="2319.16082299453" calcext:value-type="float">
            <text:p>2319.16082299453</text:p>
          </table:table-cell>
          <table:table-cell table:formula="of:=[.F1260]/[.D1260]" office:value-type="float" office:value="13888.2095062298" calcext:value-type="float">
            <text:p>13888.2095062298</text:p>
          </table:table-cell>
        </table:table-row>
        <table:table-row table:style-name="ro1">
          <table:table-cell/>
          <table:table-cell office:value-type="float" office:value="2.21" calcext:value-type="float">
            <text:p>2.21</text:p>
          </table:table-cell>
          <table:table-cell office:value-type="float" office:value="396.418" calcext:value-type="float">
            <text:p>396.418</text:p>
          </table:table-cell>
          <table:table-cell office:value-type="float" office:value="23.169" calcext:value-type="float">
            <text:p>23.169</text:p>
          </table:table-cell>
          <table:table-cell/>
          <table:table-cell office:value-type="float" office:value="201660" calcext:value-type="float">
            <text:p>201660</text:p>
          </table:table-cell>
          <table:table-cell office:value-type="float" office:value="77340" calcext:value-type="float">
            <text:p>77340</text:p>
          </table:table-cell>
          <table:table-cell/>
          <table:table-cell table:formula="of:=[.F1261]/[.B1261]" office:value-type="float" office:value="91248.8687782806" calcext:value-type="float">
            <text:p>91248.8687782806</text:p>
          </table:table-cell>
          <table:table-cell table:formula="of:=[.F1261]/[.C1261]" office:value-type="float" office:value="508.705457370755" calcext:value-type="float">
            <text:p>508.705457370755</text:p>
          </table:table-cell>
          <table:table-cell table:formula="of:=[.F1261]/[.D1261]" office:value-type="float" office:value="8703.8715525055" calcext:value-type="float">
            <text:p>8703.8715525055</text:p>
          </table:table-cell>
        </table:table-row>
        <table:table-row table:style-name="ro1">
          <table:table-cell/>
          <table:table-cell office:value-type="float" office:value="2.233" calcext:value-type="float">
            <text:p>2.233</text:p>
          </table:table-cell>
          <table:table-cell office:value-type="float" office:value="206.897" calcext:value-type="float">
            <text:p>206.897</text:p>
          </table:table-cell>
          <table:table-cell office:value-type="float" office:value="29.703" calcext:value-type="float">
            <text:p>29.703</text:p>
          </table:table-cell>
          <table:table-cell/>
          <table:table-cell office:value-type="float" office:value="221607" calcext:value-type="float">
            <text:p>221607</text:p>
          </table:table-cell>
          <table:table-cell office:value-type="float" office:value="84796" calcext:value-type="float">
            <text:p>84796</text:p>
          </table:table-cell>
          <table:table-cell/>
          <table:table-cell table:formula="of:=[.F1262]/[.B1262]" office:value-type="float" office:value="99241.8271383789" calcext:value-type="float">
            <text:p>99241.8271383789</text:p>
          </table:table-cell>
          <table:table-cell table:formula="of:=[.F1262]/[.C1262]" office:value-type="float" office:value="1071.09817928728" calcext:value-type="float">
            <text:p>1071.09817928728</text:p>
          </table:table-cell>
          <table:table-cell table:formula="of:=[.F1262]/[.D1262]" office:value-type="float" office:value="7460.76153923846" calcext:value-type="float">
            <text:p>7460.76153923846</text:p>
          </table:table-cell>
        </table:table-row>
        <table:table-row table:style-name="ro1">
          <table:table-cell/>
          <table:table-cell office:value-type="float" office:value="0.156" calcext:value-type="float">
            <text:p>0.156</text:p>
          </table:table-cell>
          <table:table-cell office:value-type="float" office:value="8.927" calcext:value-type="float">
            <text:p>8.927</text:p>
          </table:table-cell>
          <table:table-cell office:value-type="float" office:value="1.265" calcext:value-type="float">
            <text:p>1.265</text:p>
          </table:table-cell>
          <table:table-cell/>
          <table:table-cell office:value-type="float" office:value="51262" calcext:value-type="float">
            <text:p>51262</text:p>
          </table:table-cell>
          <table:table-cell office:value-type="float" office:value="19154" calcext:value-type="float">
            <text:p>19154</text:p>
          </table:table-cell>
          <table:table-cell/>
          <table:table-cell table:formula="of:=[.F1263]/[.B1263]" office:value-type="float" office:value="328602.564102564" calcext:value-type="float">
            <text:p>328602.564102564</text:p>
          </table:table-cell>
          <table:table-cell table:formula="of:=[.F1263]/[.C1263]" office:value-type="float" office:value="5742.35465441918" calcext:value-type="float">
            <text:p>5742.35465441918</text:p>
          </table:table-cell>
          <table:table-cell table:formula="of:=[.F1263]/[.D1263]" office:value-type="float" office:value="40523.3201581028" calcext:value-type="float">
            <text:p>40523.3201581028</text:p>
          </table:table-cell>
        </table:table-row>
        <table:table-row table:style-name="ro1">
          <table:table-cell/>
          <table:table-cell office:value-type="float" office:value="0.603" calcext:value-type="float">
            <text:p>0.603</text:p>
          </table:table-cell>
          <table:table-cell office:value-type="float" office:value="47.522" calcext:value-type="float">
            <text:p>47.522</text:p>
          </table:table-cell>
          <table:table-cell office:value-type="float" office:value="8.311" calcext:value-type="float">
            <text:p>8.311</text:p>
          </table:table-cell>
          <table:table-cell/>
          <table:table-cell office:value-type="float" office:value="111347" calcext:value-type="float">
            <text:p>111347</text:p>
          </table:table-cell>
          <table:table-cell office:value-type="float" office:value="43346" calcext:value-type="float">
            <text:p>43346</text:p>
          </table:table-cell>
          <table:table-cell/>
          <table:table-cell table:formula="of:=[.F1264]/[.B1264]" office:value-type="float" office:value="184655.058043118" calcext:value-type="float">
            <text:p>184655.058043118</text:p>
          </table:table-cell>
          <table:table-cell table:formula="of:=[.F1264]/[.C1264]" office:value-type="float" office:value="2343.06216068347" calcext:value-type="float">
            <text:p>2343.06216068347</text:p>
          </table:table-cell>
          <table:table-cell table:formula="of:=[.F1264]/[.D1264]" office:value-type="float" office:value="13397.5454217302" calcext:value-type="float">
            <text:p>13397.5454217302</text:p>
          </table:table-cell>
        </table:table-row>
        <table:table-row table:style-name="ro1">
          <table:table-cell/>
          <table:table-cell office:value-type="float" office:value="9.339" calcext:value-type="float">
            <text:p>9.339</text:p>
          </table:table-cell>
          <table:table-cell office:value-type="float" office:value="611.973" calcext:value-type="float">
            <text:p>611.973</text:p>
          </table:table-cell>
          <table:table-cell office:value-type="float" office:value="106.254" calcext:value-type="float">
            <text:p>106.254</text:p>
          </table:table-cell>
          <table:table-cell/>
          <table:table-cell office:value-type="float" office:value="404211" calcext:value-type="float">
            <text:p>404211</text:p>
          </table:table-cell>
          <table:table-cell office:value-type="float" office:value="156481" calcext:value-type="float">
            <text:p>156481</text:p>
          </table:table-cell>
          <table:table-cell/>
          <table:table-cell table:formula="of:=[.F1265]/[.B1265]" office:value-type="float" office:value="43282.0430452939" calcext:value-type="float">
            <text:p>43282.0430452939</text:p>
          </table:table-cell>
          <table:table-cell table:formula="of:=[.F1265]/[.C1265]" office:value-type="float" office:value="660.50463010623" calcext:value-type="float">
            <text:p>660.50463010623</text:p>
          </table:table-cell>
          <table:table-cell table:formula="of:=[.F1265]/[.D1265]" office:value-type="float" office:value="3804.19560675363" calcext:value-type="float">
            <text:p>3804.19560675363</text:p>
          </table:table-cell>
        </table:table-row>
        <table:table-row table:style-name="ro1">
          <table:table-cell/>
          <table:table-cell office:value-type="float" office:value="0.856" calcext:value-type="float">
            <text:p>0.856</text:p>
          </table:table-cell>
          <table:table-cell office:value-type="float" office:value="231.862" calcext:value-type="float">
            <text:p>231.862</text:p>
          </table:table-cell>
          <table:table-cell office:value-type="float" office:value="9.846" calcext:value-type="float">
            <text:p>9.846</text:p>
          </table:table-cell>
          <table:table-cell/>
          <table:table-cell office:value-type="float" office:value="129332" calcext:value-type="float">
            <text:p>129332</text:p>
          </table:table-cell>
          <table:table-cell office:value-type="float" office:value="49864" calcext:value-type="float">
            <text:p>49864</text:p>
          </table:table-cell>
          <table:table-cell/>
          <table:table-cell table:formula="of:=[.F1266]/[.B1266]" office:value-type="float" office:value="151088.785046729" calcext:value-type="float">
            <text:p>151088.785046729</text:p>
          </table:table-cell>
          <table:table-cell table:formula="of:=[.F1266]/[.C1266]" office:value-type="float" office:value="557.797310469158" calcext:value-type="float">
            <text:p>557.797310469158</text:p>
          </table:table-cell>
          <table:table-cell table:formula="of:=[.F1266]/[.D1266]" office:value-type="float" office:value="13135.4864919764" calcext:value-type="float">
            <text:p>13135.4864919764</text:p>
          </table:table-cell>
        </table:table-row>
        <table:table-row table:style-name="ro1">
          <table:table-cell/>
          <table:table-cell office:value-type="float" office:value="2.632" calcext:value-type="float">
            <text:p>2.632</text:p>
          </table:table-cell>
          <table:table-cell office:value-type="float" office:value="469.788" calcext:value-type="float">
            <text:p>469.788</text:p>
          </table:table-cell>
          <table:table-cell office:value-type="float" office:value="22.161" calcext:value-type="float">
            <text:p>22.161</text:p>
          </table:table-cell>
          <table:table-cell/>
          <table:table-cell office:value-type="float" office:value="191719" calcext:value-type="float">
            <text:p>191719</text:p>
          </table:table-cell>
          <table:table-cell office:value-type="float" office:value="96066" calcext:value-type="float">
            <text:p>96066</text:p>
          </table:table-cell>
          <table:table-cell/>
          <table:table-cell table:formula="of:=[.F1267]/[.B1267]" office:value-type="float" office:value="72841.5653495441" calcext:value-type="float">
            <text:p>72841.5653495441</text:p>
          </table:table-cell>
          <table:table-cell table:formula="of:=[.F1267]/[.C1267]" office:value-type="float" office:value="408.096843682682" calcext:value-type="float">
            <text:p>408.096843682682</text:p>
          </table:table-cell>
          <table:table-cell table:formula="of:=[.F1267]/[.D1267]" office:value-type="float" office:value="8651.18902576599" calcext:value-type="float">
            <text:p>8651.18902576599</text:p>
          </table:table-cell>
        </table:table-row>
        <table:table-row table:style-name="ro1">
          <table:table-cell/>
          <table:table-cell office:value-type="float" office:value="8.969" calcext:value-type="float">
            <text:p>8.969</text:p>
          </table:table-cell>
          <table:table-cell office:value-type="float" office:value="692.739" calcext:value-type="float">
            <text:p>692.739</text:p>
          </table:table-cell>
          <table:table-cell office:value-type="float" office:value="101.277" calcext:value-type="float">
            <text:p>101.277</text:p>
          </table:table-cell>
          <table:table-cell/>
          <table:table-cell office:value-type="float" office:value="393624" calcext:value-type="float">
            <text:p>393624</text:p>
          </table:table-cell>
          <table:table-cell office:value-type="float" office:value="153352" calcext:value-type="float">
            <text:p>153352</text:p>
          </table:table-cell>
          <table:table-cell/>
          <table:table-cell table:formula="of:=[.F1268]/[.B1268]" office:value-type="float" office:value="43887.1669082395" calcext:value-type="float">
            <text:p>43887.1669082395</text:p>
          </table:table-cell>
          <table:table-cell table:formula="of:=[.F1268]/[.C1268]" office:value-type="float" office:value="568.214002676333" calcext:value-type="float">
            <text:p>568.214002676333</text:p>
          </table:table-cell>
          <table:table-cell table:formula="of:=[.F1268]/[.D1268]" office:value-type="float" office:value="3886.60801564027" calcext:value-type="float">
            <text:p>3886.60801564027</text:p>
          </table:table-cell>
        </table:table-row>
        <table:table-row table:style-name="ro1">
          <table:table-cell/>
          <table:table-cell office:value-type="float" office:value="0.108" calcext:value-type="float">
            <text:p>0.108</text:p>
          </table:table-cell>
          <table:table-cell office:value-type="float" office:value="6.743" calcext:value-type="float">
            <text:p>6.743</text:p>
          </table:table-cell>
          <table:table-cell office:value-type="float" office:value="0.979" calcext:value-type="float">
            <text:p>0.979</text:p>
          </table:table-cell>
          <table:table-cell/>
          <table:table-cell office:value-type="float" office:value="44313" calcext:value-type="float">
            <text:p>44313</text:p>
          </table:table-cell>
          <table:table-cell office:value-type="float" office:value="20052" calcext:value-type="float">
            <text:p>20052</text:p>
          </table:table-cell>
          <table:table-cell/>
          <table:table-cell table:formula="of:=[.F1269]/[.B1269]" office:value-type="float" office:value="410305.555555556" calcext:value-type="float">
            <text:p>410305.555555556</text:p>
          </table:table-cell>
          <table:table-cell table:formula="of:=[.F1269]/[.C1269]" office:value-type="float" office:value="6571.70398932226" calcext:value-type="float">
            <text:p>6571.70398932226</text:p>
          </table:table-cell>
          <table:table-cell table:formula="of:=[.F1269]/[.D1269]" office:value-type="float" office:value="45263.5342185904" calcext:value-type="float">
            <text:p>45263.5342185904</text:p>
          </table:table-cell>
        </table:table-row>
        <table:table-row table:style-name="ro1">
          <table:table-cell/>
          <table:table-cell office:value-type="float" office:value="0.186" calcext:value-type="float">
            <text:p>0.186</text:p>
          </table:table-cell>
          <table:table-cell office:value-type="float" office:value="15.196" calcext:value-type="float">
            <text:p>15.196</text:p>
          </table:table-cell>
          <table:table-cell office:value-type="float" office:value="1.367" calcext:value-type="float">
            <text:p>1.367</text:p>
          </table:table-cell>
          <table:table-cell/>
          <table:table-cell office:value-type="float" office:value="54559" calcext:value-type="float">
            <text:p>54559</text:p>
          </table:table-cell>
          <table:table-cell office:value-type="float" office:value="22860" calcext:value-type="float">
            <text:p>22860</text:p>
          </table:table-cell>
          <table:table-cell/>
          <table:table-cell table:formula="of:=[.F1270]/[.B1270]" office:value-type="float" office:value="293327.956989247" calcext:value-type="float">
            <text:p>293327.956989247</text:p>
          </table:table-cell>
          <table:table-cell table:formula="of:=[.F1270]/[.C1270]" office:value-type="float" office:value="3590.35272440116" calcext:value-type="float">
            <text:p>3590.35272440116</text:p>
          </table:table-cell>
          <table:table-cell table:formula="of:=[.F1270]/[.D1270]" office:value-type="float" office:value="39911.4850036576" calcext:value-type="float">
            <text:p>39911.4850036576</text:p>
          </table:table-cell>
        </table:table-row>
        <table:table-row table:style-name="ro1">
          <table:table-cell/>
          <table:table-cell office:value-type="float" office:value="6.174" calcext:value-type="float">
            <text:p>6.174</text:p>
          </table:table-cell>
          <table:table-cell office:value-type="float" office:value="425.14" calcext:value-type="float">
            <text:p>425.14</text:p>
          </table:table-cell>
          <table:table-cell office:value-type="float" office:value="66.482" calcext:value-type="float">
            <text:p>66.482</text:p>
          </table:table-cell>
          <table:table-cell/>
          <table:table-cell office:value-type="float" office:value="311652" calcext:value-type="float">
            <text:p>311652</text:p>
          </table:table-cell>
          <table:table-cell office:value-type="float" office:value="138710" calcext:value-type="float">
            <text:p>138710</text:p>
          </table:table-cell>
          <table:table-cell/>
          <table:table-cell table:formula="of:=[.F1271]/[.B1271]" office:value-type="float" office:value="50478.1341107872" calcext:value-type="float">
            <text:p>50478.1341107872</text:p>
          </table:table-cell>
          <table:table-cell table:formula="of:=[.F1271]/[.C1271]" office:value-type="float" office:value="733.057345815496" calcext:value-type="float">
            <text:p>733.057345815496</text:p>
          </table:table-cell>
          <table:table-cell table:formula="of:=[.F1271]/[.D1271]" office:value-type="float" office:value="4687.76510935291" calcext:value-type="float">
            <text:p>4687.76510935291</text:p>
          </table:table-cell>
        </table:table-row>
        <table:table-row table:style-name="ro1">
          <table:table-cell/>
          <table:table-cell office:value-type="float" office:value="2.47" calcext:value-type="float">
            <text:p>2.47</text:p>
          </table:table-cell>
          <table:table-cell office:value-type="float" office:value="186.524" calcext:value-type="float">
            <text:p>186.524</text:p>
          </table:table-cell>
          <table:table-cell office:value-type="float" office:value="30.387" calcext:value-type="float">
            <text:p>30.387</text:p>
          </table:table-cell>
          <table:table-cell/>
          <table:table-cell office:value-type="float" office:value="226988" calcext:value-type="float">
            <text:p>226988</text:p>
          </table:table-cell>
          <table:table-cell office:value-type="float" office:value="78078" calcext:value-type="float">
            <text:p>78078</text:p>
          </table:table-cell>
          <table:table-cell/>
          <table:table-cell table:formula="of:=[.F1272]/[.B1272]" office:value-type="float" office:value="91897.975708502" calcext:value-type="float">
            <text:p>91897.975708502</text:p>
          </table:table-cell>
          <table:table-cell table:formula="of:=[.F1272]/[.C1272]" office:value-type="float" office:value="1216.93723059767" calcext:value-type="float">
            <text:p>1216.93723059767</text:p>
          </table:table-cell>
          <table:table-cell table:formula="of:=[.F1272]/[.D1272]" office:value-type="float" office:value="7469.90489354" calcext:value-type="float">
            <text:p>7469.90489354</text:p>
          </table:table-cell>
        </table:table-row>
        <table:table-row table:style-name="ro1">
          <table:table-cell/>
          <table:table-cell office:value-type="float" office:value="12.672" calcext:value-type="float">
            <text:p>12.672</text:p>
          </table:table-cell>
          <table:table-cell office:value-type="float" office:value="1811.259" calcext:value-type="float">
            <text:p>1811.259</text:p>
          </table:table-cell>
          <table:table-cell office:value-type="float" office:value="145.464" calcext:value-type="float">
            <text:p>145.464</text:p>
          </table:table-cell>
          <table:table-cell/>
          <table:table-cell office:value-type="float" office:value="471211" calcext:value-type="float">
            <text:p>471211</text:p>
          </table:table-cell>
          <table:table-cell office:value-type="float" office:value="180519" calcext:value-type="float">
            <text:p>180519</text:p>
          </table:table-cell>
          <table:table-cell/>
          <table:table-cell table:formula="of:=[.F1273]/[.B1273]" office:value-type="float" office:value="37185.211489899" calcext:value-type="float">
            <text:p>37185.211489899</text:p>
          </table:table-cell>
          <table:table-cell table:formula="of:=[.F1273]/[.C1273]" office:value-type="float" office:value="260.156609297732" calcext:value-type="float">
            <text:p>260.156609297732</text:p>
          </table:table-cell>
          <table:table-cell table:formula="of:=[.F1273]/[.D1273]" office:value-type="float" office:value="3239.36506627069" calcext:value-type="float">
            <text:p>3239.36506627069</text:p>
          </table:table-cell>
        </table:table-row>
        <table:table-row table:style-name="ro1">
          <table:table-cell/>
          <table:table-cell office:value-type="float" office:value="0.507" calcext:value-type="float">
            <text:p>0.507</text:p>
          </table:table-cell>
          <table:table-cell office:value-type="float" office:value="34.357" calcext:value-type="float">
            <text:p>34.357</text:p>
          </table:table-cell>
          <table:table-cell office:value-type="float" office:value="5.153" calcext:value-type="float">
            <text:p>5.153</text:p>
          </table:table-cell>
          <table:table-cell/>
          <table:table-cell office:value-type="float" office:value="96551" calcext:value-type="float">
            <text:p>96551</text:p>
          </table:table-cell>
          <table:table-cell office:value-type="float" office:value="43194" calcext:value-type="float">
            <text:p>43194</text:p>
          </table:table-cell>
          <table:table-cell/>
          <table:table-cell table:formula="of:=[.F1274]/[.B1274]" office:value-type="float" office:value="190435.897435897" calcext:value-type="float">
            <text:p>190435.897435897</text:p>
          </table:table-cell>
          <table:table-cell table:formula="of:=[.F1274]/[.C1274]" office:value-type="float" office:value="2810.22790115551" calcext:value-type="float">
            <text:p>2810.22790115551</text:p>
          </table:table-cell>
          <table:table-cell table:formula="of:=[.F1274]/[.D1274]" office:value-type="float" office:value="18736.8523190375" calcext:value-type="float">
            <text:p>18736.8523190375</text:p>
          </table:table-cell>
        </table:table-row>
        <table:table-row table:style-name="ro1">
          <table:table-cell/>
          <table:table-cell office:value-type="float" office:value="4.052" calcext:value-type="float">
            <text:p>4.052</text:p>
          </table:table-cell>
          <table:table-cell office:value-type="float" office:value="305.607" calcext:value-type="float">
            <text:p>305.607</text:p>
          </table:table-cell>
          <table:table-cell office:value-type="float" office:value="32.606" calcext:value-type="float">
            <text:p>32.606</text:p>
          </table:table-cell>
          <table:table-cell/>
          <table:table-cell office:value-type="float" office:value="234832" calcext:value-type="float">
            <text:p>234832</text:p>
          </table:table-cell>
          <table:table-cell office:value-type="float" office:value="123456" calcext:value-type="float">
            <text:p>123456</text:p>
          </table:table-cell>
          <table:table-cell/>
          <table:table-cell table:formula="of:=[.F1275]/[.B1275]" office:value-type="float" office:value="57954.5903257651" calcext:value-type="float">
            <text:p>57954.5903257651</text:p>
          </table:table-cell>
          <table:table-cell table:formula="of:=[.F1275]/[.C1275]" office:value-type="float" office:value="768.411718317971" calcext:value-type="float">
            <text:p>768.411718317971</text:p>
          </table:table-cell>
          <table:table-cell table:formula="of:=[.F1275]/[.D1275]" office:value-type="float" office:value="7202.11004109673" calcext:value-type="float">
            <text:p>7202.11004109673</text:p>
          </table:table-cell>
        </table:table-row>
        <table:table-row table:style-name="ro1">
          <table:table-cell/>
          <table:table-cell office:value-type="float" office:value="0.251" calcext:value-type="float">
            <text:p>0.251</text:p>
          </table:table-cell>
          <table:table-cell office:value-type="float" office:value="11.808" calcext:value-type="float">
            <text:p>11.808</text:p>
          </table:table-cell>
          <table:table-cell office:value-type="float" office:value="1.645" calcext:value-type="float">
            <text:p>1.645</text:p>
          </table:table-cell>
          <table:table-cell/>
          <table:table-cell office:value-type="float" office:value="57117" calcext:value-type="float">
            <text:p>57117</text:p>
          </table:table-cell>
          <table:table-cell office:value-type="float" office:value="31908" calcext:value-type="float">
            <text:p>31908</text:p>
          </table:table-cell>
          <table:table-cell/>
          <table:table-cell table:formula="of:=[.F1276]/[.B1276]" office:value-type="float" office:value="227557.768924303" calcext:value-type="float">
            <text:p>227557.768924303</text:p>
          </table:table-cell>
          <table:table-cell table:formula="of:=[.F1276]/[.C1276]" office:value-type="float" office:value="4837.14430894309" calcext:value-type="float">
            <text:p>4837.14430894309</text:p>
          </table:table-cell>
          <table:table-cell table:formula="of:=[.F1276]/[.D1276]" office:value-type="float" office:value="34721.5805471125" calcext:value-type="float">
            <text:p>34721.5805471125</text:p>
          </table:table-cell>
        </table:table-row>
        <table:table-row table:style-name="ro1">
          <table:table-cell/>
          <table:table-cell office:value-type="float" office:value="10.483" calcext:value-type="float">
            <text:p>10.483</text:p>
          </table:table-cell>
          <table:table-cell office:value-type="float" office:value="3280.238" calcext:value-type="float">
            <text:p>3280.238</text:p>
          </table:table-cell>
          <table:table-cell office:value-type="float" office:value="119.818" calcext:value-type="float">
            <text:p>119.818</text:p>
          </table:table-cell>
          <table:table-cell/>
          <table:table-cell office:value-type="float" office:value="420685" calcext:value-type="float">
            <text:p>420685</text:p>
          </table:table-cell>
          <table:table-cell office:value-type="float" office:value="167273" calcext:value-type="float">
            <text:p>167273</text:p>
          </table:table-cell>
          <table:table-cell/>
          <table:table-cell table:formula="of:=[.F1277]/[.B1277]" office:value-type="float" office:value="40130.2108175141" calcext:value-type="float">
            <text:p>40130.2108175141</text:p>
          </table:table-cell>
          <table:table-cell table:formula="of:=[.F1277]/[.C1277]" office:value-type="float" office:value="128.248316128281" calcext:value-type="float">
            <text:p>128.248316128281</text:p>
          </table:table-cell>
          <table:table-cell table:formula="of:=[.F1277]/[.D1277]" office:value-type="float" office:value="3511.03340065766" calcext:value-type="float">
            <text:p>3511.03340065766</text:p>
          </table:table-cell>
        </table:table-row>
        <table:table-row table:style-name="ro1">
          <table:table-cell/>
          <table:table-cell office:value-type="float" office:value="5.129" calcext:value-type="float">
            <text:p>5.129</text:p>
          </table:table-cell>
          <table:table-cell office:value-type="float" office:value="431.641" calcext:value-type="float">
            <text:p>431.641</text:p>
          </table:table-cell>
          <table:table-cell office:value-type="float" office:value="58.705" calcext:value-type="float">
            <text:p>58.705</text:p>
          </table:table-cell>
          <table:table-cell/>
          <table:table-cell office:value-type="float" office:value="316727" calcext:value-type="float">
            <text:p>316727</text:p>
          </table:table-cell>
          <table:table-cell office:value-type="float" office:value="114456" calcext:value-type="float">
            <text:p>114456</text:p>
          </table:table-cell>
          <table:table-cell/>
          <table:table-cell table:formula="of:=[.F1278]/[.B1278]" office:value-type="float" office:value="61752.1934100215" calcext:value-type="float">
            <text:p>61752.1934100215</text:p>
          </table:table-cell>
          <table:table-cell table:formula="of:=[.F1278]/[.C1278]" office:value-type="float" office:value="733.774131743741" calcext:value-type="float">
            <text:p>733.774131743741</text:p>
          </table:table-cell>
          <table:table-cell table:formula="of:=[.F1278]/[.D1278]" office:value-type="float" office:value="5395.23038923431" calcext:value-type="float">
            <text:p>5395.23038923431</text:p>
          </table:table-cell>
        </table:table-row>
        <table:table-row table:style-name="ro1">
          <table:table-cell/>
          <table:table-cell office:value-type="float" office:value="11.833" calcext:value-type="float">
            <text:p>11.833</text:p>
          </table:table-cell>
          <table:table-cell office:value-type="float" office:value="939.121" calcext:value-type="float">
            <text:p>939.121</text:p>
          </table:table-cell>
          <table:table-cell office:value-type="float" office:value="141.28" calcext:value-type="float">
            <text:p>141.28</text:p>
          </table:table-cell>
          <table:table-cell/>
          <table:table-cell office:value-type="float" office:value="467608" calcext:value-type="float">
            <text:p>467608</text:p>
          </table:table-cell>
          <table:table-cell office:value-type="float" office:value="177282" calcext:value-type="float">
            <text:p>177282</text:p>
          </table:table-cell>
          <table:table-cell/>
          <table:table-cell table:formula="of:=[.F1279]/[.B1279]" office:value-type="float" office:value="39517.2821769627" calcext:value-type="float">
            <text:p>39517.2821769627</text:p>
          </table:table-cell>
          <table:table-cell table:formula="of:=[.F1279]/[.C1279]" office:value-type="float" office:value="497.920928187103" calcext:value-type="float">
            <text:p>497.920928187103</text:p>
          </table:table-cell>
          <table:table-cell table:formula="of:=[.F1279]/[.D1279]" office:value-type="float" office:value="3309.79614949037" calcext:value-type="float">
            <text:p>3309.79614949037</text:p>
          </table:table-cell>
        </table:table-row>
        <table:table-row table:style-name="ro1">
          <table:table-cell/>
          <table:table-cell office:value-type="float" office:value="1.736" calcext:value-type="float">
            <text:p>1.736</text:p>
          </table:table-cell>
          <table:table-cell office:value-type="float" office:value="141.615" calcext:value-type="float">
            <text:p>141.615</text:p>
          </table:table-cell>
          <table:table-cell office:value-type="float" office:value="20.289" calcext:value-type="float">
            <text:p>20.289</text:p>
          </table:table-cell>
          <table:table-cell/>
          <table:table-cell office:value-type="float" office:value="171109" calcext:value-type="float">
            <text:p>171109</text:p>
          </table:table-cell>
          <table:table-cell office:value-type="float" office:value="72320" calcext:value-type="float">
            <text:p>72320</text:p>
          </table:table-cell>
          <table:table-cell/>
          <table:table-cell table:formula="of:=[.F1280]/[.B1280]" office:value-type="float" office:value="98565.0921658986" calcext:value-type="float">
            <text:p>98565.0921658986</text:p>
          </table:table-cell>
          <table:table-cell table:formula="of:=[.F1280]/[.C1280]" office:value-type="float" office:value="1208.26889806871" calcext:value-type="float">
            <text:p>1208.26889806871</text:p>
          </table:table-cell>
          <table:table-cell table:formula="of:=[.F1280]/[.D1280]" office:value-type="float" office:value="8433.58470106955" calcext:value-type="float">
            <text:p>8433.58470106955</text:p>
          </table:table-cell>
        </table:table-row>
        <table:table-row table:style-name="ro1">
          <table:table-cell/>
          <table:table-cell office:value-type="float" office:value="5.559" calcext:value-type="float">
            <text:p>5.559</text:p>
          </table:table-cell>
          <table:table-cell office:value-type="float" office:value="308.659" calcext:value-type="float">
            <text:p>308.659</text:p>
          </table:table-cell>
          <table:table-cell office:value-type="float" office:value="49.192" calcext:value-type="float">
            <text:p>49.192</text:p>
          </table:table-cell>
          <table:table-cell/>
          <table:table-cell office:value-type="float" office:value="282810" calcext:value-type="float">
            <text:p>282810</text:p>
          </table:table-cell>
          <table:table-cell office:value-type="float" office:value="142392" calcext:value-type="float">
            <text:p>142392</text:p>
          </table:table-cell>
          <table:table-cell/>
          <table:table-cell table:formula="of:=[.F1281]/[.B1281]" office:value-type="float" office:value="50874.2579600648" calcext:value-type="float">
            <text:p>50874.2579600648</text:p>
          </table:table-cell>
          <table:table-cell table:formula="of:=[.F1281]/[.C1281]" office:value-type="float" office:value="916.253859437114" calcext:value-type="float">
            <text:p>916.253859437114</text:p>
          </table:table-cell>
          <table:table-cell table:formula="of:=[.F1281]/[.D1281]" office:value-type="float" office:value="5749.10554561717" calcext:value-type="float">
            <text:p>5749.10554561717</text:p>
          </table:table-cell>
        </table:table-row>
        <table:table-row table:style-name="ro1">
          <table:table-cell/>
          <table:table-cell office:value-type="float" office:value="5.574" calcext:value-type="float">
            <text:p>5.574</text:p>
          </table:table-cell>
          <table:table-cell office:value-type="float" office:value="695.47" calcext:value-type="float">
            <text:p>695.47</text:p>
          </table:table-cell>
          <table:table-cell office:value-type="float" office:value="69.927" calcext:value-type="float">
            <text:p>69.927</text:p>
          </table:table-cell>
          <table:table-cell/>
          <table:table-cell office:value-type="float" office:value="330005" calcext:value-type="float">
            <text:p>330005</text:p>
          </table:table-cell>
          <table:table-cell office:value-type="float" office:value="118779" calcext:value-type="float">
            <text:p>118779</text:p>
          </table:table-cell>
          <table:table-cell/>
          <table:table-cell table:formula="of:=[.F1282]/[.B1282]" office:value-type="float" office:value="59204.3415859347" calcext:value-type="float">
            <text:p>59204.3415859347</text:p>
          </table:table-cell>
          <table:table-cell table:formula="of:=[.F1282]/[.C1282]" office:value-type="float" office:value="474.5064488763" calcext:value-type="float">
            <text:p>474.5064488763</text:p>
          </table:table-cell>
          <table:table-cell table:formula="of:=[.F1282]/[.D1282]" office:value-type="float" office:value="4719.27867633389" calcext:value-type="float">
            <text:p>4719.27867633389</text:p>
          </table:table-cell>
        </table:table-row>
        <table:table-row table:style-name="ro1">
          <table:table-cell/>
          <table:table-cell office:value-type="float" office:value="0.057" calcext:value-type="float">
            <text:p>0.057</text:p>
          </table:table-cell>
          <table:table-cell office:value-type="float" office:value="4.22" calcext:value-type="float">
            <text:p>4.22</text:p>
          </table:table-cell>
          <table:table-cell office:value-type="float" office:value="0.417" calcext:value-type="float">
            <text:p>0.417</text:p>
          </table:table-cell>
          <table:table-cell/>
          <table:table-cell office:value-type="float" office:value="27478" calcext:value-type="float">
            <text:p>27478</text:p>
          </table:table-cell>
          <table:table-cell office:value-type="float" office:value="10136" calcext:value-type="float">
            <text:p>10136</text:p>
          </table:table-cell>
          <table:table-cell/>
          <table:table-cell table:formula="of:=[.F1283]/[.B1283]" office:value-type="float" office:value="482070.175438597" calcext:value-type="float">
            <text:p>482070.175438597</text:p>
          </table:table-cell>
          <table:table-cell table:formula="of:=[.F1283]/[.C1283]" office:value-type="float" office:value="6511.37440758294" calcext:value-type="float">
            <text:p>6511.37440758294</text:p>
          </table:table-cell>
          <table:table-cell table:formula="of:=[.F1283]/[.D1283]" office:value-type="float" office:value="65894.48441247" calcext:value-type="float">
            <text:p>65894.48441247</text:p>
          </table:table-cell>
        </table:table-row>
        <table:table-row table:style-name="ro1">
          <table:table-cell/>
          <table:table-cell office:value-type="float" office:value="0.91" calcext:value-type="float">
            <text:p>0.91</text:p>
          </table:table-cell>
          <table:table-cell office:value-type="float" office:value="56.919" calcext:value-type="float">
            <text:p>56.91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116102" calcext:value-type="float">
            <text:p>116102</text:p>
          </table:table-cell>
          <table:table-cell office:value-type="float" office:value="61355" calcext:value-type="float">
            <text:p>61355</text:p>
          </table:table-cell>
          <table:table-cell/>
          <table:table-cell table:formula="of:=[.F1284]/[.B1284]" office:value-type="float" office:value="127584.615384615" calcext:value-type="float">
            <text:p>127584.615384615</text:p>
          </table:table-cell>
          <table:table-cell table:formula="of:=[.F1284]/[.C1284]" office:value-type="float" office:value="2039.77582178183" calcext:value-type="float">
            <text:p>2039.77582178183</text:p>
          </table:table-cell>
          <table:table-cell table:formula="of:=[.F1284]/[.D1284]" office:value-type="float" office:value="15276.5789473684" calcext:value-type="float">
            <text:p>15276.5789473684</text:p>
          </table:table-cell>
        </table:table-row>
        <table:table-row table:style-name="ro1">
          <table:table-cell/>
          <table:table-cell office:value-type="float" office:value="0.082" calcext:value-type="float">
            <text:p>0.082</text:p>
          </table:table-cell>
          <table:table-cell office:value-type="float" office:value="4.867" calcext:value-type="float">
            <text:p>4.867</text:p>
          </table:table-cell>
          <table:table-cell office:value-type="float" office:value="0.474" calcext:value-type="float">
            <text:p>0.474</text:p>
          </table:table-cell>
          <table:table-cell/>
          <table:table-cell office:value-type="float" office:value="32088" calcext:value-type="float">
            <text:p>32088</text:p>
          </table:table-cell>
          <table:table-cell office:value-type="float" office:value="14224" calcext:value-type="float">
            <text:p>14224</text:p>
          </table:table-cell>
          <table:table-cell/>
          <table:table-cell table:formula="of:=[.F1285]/[.B1285]" office:value-type="float" office:value="391317.073170732" calcext:value-type="float">
            <text:p>391317.073170732</text:p>
          </table:table-cell>
          <table:table-cell table:formula="of:=[.F1285]/[.C1285]" office:value-type="float" office:value="6592.97308403534" calcext:value-type="float">
            <text:p>6592.97308403534</text:p>
          </table:table-cell>
          <table:table-cell table:formula="of:=[.F1285]/[.D1285]" office:value-type="float" office:value="67696.2025316456" calcext:value-type="float">
            <text:p>67696.2025316456</text:p>
          </table:table-cell>
        </table:table-row>
        <table:table-row table:style-name="ro1">
          <table:table-cell/>
          <table:table-cell office:value-type="float" office:value="6.635" calcext:value-type="float">
            <text:p>6.635</text:p>
          </table:table-cell>
          <table:table-cell office:value-type="float" office:value="646.267" calcext:value-type="float">
            <text:p>646.267</text:p>
          </table:table-cell>
          <table:table-cell office:value-type="float" office:value="84.973" calcext:value-type="float">
            <text:p>84.973</text:p>
          </table:table-cell>
          <table:table-cell/>
          <table:table-cell office:value-type="float" office:value="358768" calcext:value-type="float">
            <text:p>358768</text:p>
          </table:table-cell>
          <table:table-cell office:value-type="float" office:value="131524" calcext:value-type="float">
            <text:p>131524</text:p>
          </table:table-cell>
          <table:table-cell/>
          <table:table-cell table:formula="of:=[.F1286]/[.B1286]" office:value-type="float" office:value="54072.0422004521" calcext:value-type="float">
            <text:p>54072.0422004521</text:p>
          </table:table-cell>
          <table:table-cell table:formula="of:=[.F1286]/[.C1286]" office:value-type="float" office:value="555.13897506758" calcext:value-type="float">
            <text:p>555.13897506758</text:p>
          </table:table-cell>
          <table:table-cell table:formula="of:=[.F1286]/[.D1286]" office:value-type="float" office:value="4222.14115071846" calcext:value-type="float">
            <text:p>4222.14115071846</text:p>
          </table:table-cell>
        </table:table-row>
        <table:table-row table:style-name="ro1">
          <table:table-cell/>
          <table:table-cell office:value-type="float" office:value="1.054" calcext:value-type="float">
            <text:p>1.054</text:p>
          </table:table-cell>
          <table:table-cell office:value-type="float" office:value="91.093" calcext:value-type="float">
            <text:p>91.093</text:p>
          </table:table-cell>
          <table:table-cell office:value-type="float" office:value="11.055" calcext:value-type="float">
            <text:p>11.055</text:p>
          </table:table-cell>
          <table:table-cell/>
          <table:table-cell office:value-type="float" office:value="137090" calcext:value-type="float">
            <text:p>137090</text:p>
          </table:table-cell>
          <table:table-cell office:value-type="float" office:value="66804" calcext:value-type="float">
            <text:p>66804</text:p>
          </table:table-cell>
          <table:table-cell/>
          <table:table-cell table:formula="of:=[.F1287]/[.B1287]" office:value-type="float" office:value="130066.413662239" calcext:value-type="float">
            <text:p>130066.413662239</text:p>
          </table:table-cell>
          <table:table-cell table:formula="of:=[.F1287]/[.C1287]" office:value-type="float" office:value="1504.94549526308" calcext:value-type="float">
            <text:p>1504.94549526308</text:p>
          </table:table-cell>
          <table:table-cell table:formula="of:=[.F1287]/[.D1287]" office:value-type="float" office:value="12400.723654455" calcext:value-type="float">
            <text:p>12400.723654455</text:p>
          </table:table-cell>
        </table:table-row>
        <table:table-row table:style-name="ro1">
          <table:table-cell/>
          <table:table-cell office:value-type="float" office:value="0.542" calcext:value-type="float">
            <text:p>0.542</text:p>
          </table:table-cell>
          <table:table-cell office:value-type="float" office:value="38.256" calcext:value-type="float">
            <text:p>38.256</text:p>
          </table:table-cell>
          <table:table-cell office:value-type="float" office:value="5.577" calcext:value-type="float">
            <text:p>5.577</text:p>
          </table:table-cell>
          <table:table-cell/>
          <table:table-cell office:value-type="float" office:value="99848" calcext:value-type="float">
            <text:p>99848</text:p>
          </table:table-cell>
          <table:table-cell office:value-type="float" office:value="47920" calcext:value-type="float">
            <text:p>47920</text:p>
          </table:table-cell>
          <table:table-cell/>
          <table:table-cell table:formula="of:=[.F1288]/[.B1288]" office:value-type="float" office:value="184221.402214022" calcext:value-type="float">
            <text:p>184221.402214022</text:p>
          </table:table-cell>
          <table:table-cell table:formula="of:=[.F1288]/[.C1288]" office:value-type="float" office:value="2609.99581764952" calcext:value-type="float">
            <text:p>2609.99581764952</text:p>
          </table:table-cell>
          <table:table-cell table:formula="of:=[.F1288]/[.D1288]" office:value-type="float" office:value="17903.5323650708" calcext:value-type="float">
            <text:p>17903.5323650708</text:p>
          </table:table-cell>
        </table:table-row>
        <table:table-row table:style-name="ro1">
          <table:table-cell/>
          <table:table-cell office:value-type="float" office:value="5.031" calcext:value-type="float">
            <text:p>5.031</text:p>
          </table:table-cell>
          <table:table-cell office:value-type="float" office:value="339.849" calcext:value-type="float">
            <text:p>339.849</text:p>
          </table:table-cell>
          <table:table-cell office:value-type="float" office:value="49.998" calcext:value-type="float">
            <text:p>49.998</text:p>
          </table:table-cell>
          <table:table-cell/>
          <table:table-cell office:value-type="float" office:value="282171" calcext:value-type="float">
            <text:p>282171</text:p>
          </table:table-cell>
          <table:table-cell office:value-type="float" office:value="137462" calcext:value-type="float">
            <text:p>137462</text:p>
          </table:table-cell>
          <table:table-cell/>
          <table:table-cell table:formula="of:=[.F1289]/[.B1289]" office:value-type="float" office:value="56086.4639236732" calcext:value-type="float">
            <text:p>56086.4639236732</text:p>
          </table:table-cell>
          <table:table-cell table:formula="of:=[.F1289]/[.C1289]" office:value-type="float" office:value="830.283449414299" calcext:value-type="float">
            <text:p>830.283449414299</text:p>
          </table:table-cell>
          <table:table-cell table:formula="of:=[.F1289]/[.D1289]" office:value-type="float" office:value="5643.64574582983" calcext:value-type="float">
            <text:p>5643.64574582983</text:p>
          </table:table-cell>
        </table:table-row>
        <table:table-row table:style-name="ro1">
          <table:table-cell/>
          <table:table-cell office:value-type="float" office:value="2.661" calcext:value-type="float">
            <text:p>2.661</text:p>
          </table:table-cell>
          <table:table-cell office:value-type="float" office:value="208.483" calcext:value-type="float">
            <text:p>208.483</text:p>
          </table:table-cell>
          <table:table-cell office:value-type="float" office:value="32.336" calcext:value-type="float">
            <text:p>32.336</text:p>
          </table:table-cell>
          <table:table-cell/>
          <table:table-cell office:value-type="float" office:value="236235" calcext:value-type="float">
            <text:p>236235</text:p>
          </table:table-cell>
          <table:table-cell office:value-type="float" office:value="90478" calcext:value-type="float">
            <text:p>90478</text:p>
          </table:table-cell>
          <table:table-cell/>
          <table:table-cell table:formula="of:=[.F1290]/[.B1290]" office:value-type="float" office:value="88776.7756482525" calcext:value-type="float">
            <text:p>88776.7756482525</text:p>
          </table:table-cell>
          <table:table-cell table:formula="of:=[.F1290]/[.C1290]" office:value-type="float" office:value="1133.11397092329" calcext:value-type="float">
            <text:p>1133.11397092329</text:p>
          </table:table-cell>
          <table:table-cell table:formula="of:=[.F1290]/[.D1290]" office:value-type="float" office:value="7305.6345868382" calcext:value-type="float">
            <text:p>7305.6345868382</text:p>
          </table:table-cell>
        </table:table-row>
        <table:table-row table:style-name="ro1">
          <table:table-cell/>
          <table:table-cell office:value-type="float" office:value="4.439" calcext:value-type="float">
            <text:p>4.439</text:p>
          </table:table-cell>
          <table:table-cell office:value-type="float" office:value="604.22" calcext:value-type="float">
            <text:p>604.22</text:p>
          </table:table-cell>
          <table:table-cell office:value-type="float" office:value="53.949" calcext:value-type="float">
            <text:p>53.949</text:p>
          </table:table-cell>
          <table:table-cell/>
          <table:table-cell office:value-type="float" office:value="296230" calcext:value-type="float">
            <text:p>296230</text:p>
          </table:table-cell>
          <table:table-cell office:value-type="float" office:value="103838" calcext:value-type="float">
            <text:p>103838</text:p>
          </table:table-cell>
          <table:table-cell/>
          <table:table-cell table:formula="of:=[.F1291]/[.B1291]" office:value-type="float" office:value="66733.4985357062" calcext:value-type="float">
            <text:p>66733.4985357062</text:p>
          </table:table-cell>
          <table:table-cell table:formula="of:=[.F1291]/[.C1291]" office:value-type="float" office:value="490.26844526828" calcext:value-type="float">
            <text:p>490.26844526828</text:p>
          </table:table-cell>
          <table:table-cell table:formula="of:=[.F1291]/[.D1291]" office:value-type="float" office:value="5490.92661587796" calcext:value-type="float">
            <text:p>5490.92661587796</text:p>
          </table:table-cell>
        </table:table-row>
        <table:table-row table:style-name="ro1">
          <table:table-cell/>
          <table:table-cell office:value-type="float" office:value="36.286" calcext:value-type="float">
            <text:p>36.286</text:p>
          </table:table-cell>
          <table:table-cell office:value-type="float" office:value="2970.829" calcext:value-type="float">
            <text:p>2970.829</text:p>
          </table:table-cell>
          <table:table-cell office:value-type="float" office:value="397.693" calcext:value-type="float">
            <text:p>397.693</text:p>
          </table:table-cell>
          <table:table-cell/>
          <table:table-cell office:value-type="float" office:value="768516" calcext:value-type="float">
            <text:p>768516</text:p>
          </table:table-cell>
          <table:table-cell office:value-type="float" office:value="308881" calcext:value-type="float">
            <text:p>308881</text:p>
          </table:table-cell>
          <table:table-cell/>
          <table:table-cell table:formula="of:=[.F1292]/[.B1292]" office:value-type="float" office:value="21179.4080361572" calcext:value-type="float">
            <text:p>21179.4080361572</text:p>
          </table:table-cell>
          <table:table-cell table:formula="of:=[.F1292]/[.C1292]" office:value-type="float" office:value="258.687389950751" calcext:value-type="float">
            <text:p>258.687389950751</text:p>
          </table:table-cell>
          <table:table-cell table:formula="of:=[.F1292]/[.D1292]" office:value-type="float" office:value="1932.43532071221" calcext:value-type="float">
            <text:p>1932.43532071221</text:p>
          </table:table-cell>
        </table:table-row>
        <table:table-row table:style-name="ro1">
          <table:table-cell/>
          <table:table-cell office:value-type="float" office:value="2.216" calcext:value-type="float">
            <text:p>2.216</text:p>
          </table:table-cell>
          <table:table-cell office:value-type="float" office:value="148.105" calcext:value-type="float">
            <text:p>148.105</text:p>
          </table:table-cell>
          <table:table-cell office:value-type="float" office:value="24.452" calcext:value-type="float">
            <text:p>24.452</text:p>
          </table:table-cell>
          <table:table-cell/>
          <table:table-cell office:value-type="float" office:value="192519" calcext:value-type="float">
            <text:p>192519</text:p>
          </table:table-cell>
          <table:table-cell office:value-type="float" office:value="83716" calcext:value-type="float">
            <text:p>83716</text:p>
          </table:table-cell>
          <table:table-cell/>
          <table:table-cell table:formula="of:=[.F1293]/[.B1293]" office:value-type="float" office:value="86876.8050541516" calcext:value-type="float">
            <text:p>86876.8050541516</text:p>
          </table:table-cell>
          <table:table-cell table:formula="of:=[.F1293]/[.C1293]" office:value-type="float" office:value="1299.88184058607" calcext:value-type="float">
            <text:p>1299.88184058607</text:p>
          </table:table-cell>
          <table:table-cell table:formula="of:=[.F1293]/[.D1293]" office:value-type="float" office:value="7873.34369376738" calcext:value-type="float">
            <text:p>7873.34369376738</text:p>
          </table:table-cell>
        </table:table-row>
        <table:table-row table:style-name="ro1">
          <table:table-cell/>
          <table:table-cell office:value-type="float" office:value="0.123" calcext:value-type="float">
            <text:p>0.123</text:p>
          </table:table-cell>
          <table:table-cell office:value-type="float" office:value="8.863" calcext:value-type="float">
            <text:p>8.863</text:p>
          </table:table-cell>
          <table:table-cell office:value-type="float" office:value="0.971" calcext:value-type="float">
            <text:p>0.971</text:p>
          </table:table-cell>
          <table:table-cell/>
          <table:table-cell office:value-type="float" office:value="43004" calcext:value-type="float">
            <text:p>43004</text:p>
          </table:table-cell>
          <table:table-cell office:value-type="float" office:value="18154" calcext:value-type="float">
            <text:p>18154</text:p>
          </table:table-cell>
          <table:table-cell/>
          <table:table-cell table:formula="of:=[.F1294]/[.B1294]" office:value-type="float" office:value="349626.016260163" calcext:value-type="float">
            <text:p>349626.016260163</text:p>
          </table:table-cell>
          <table:table-cell table:formula="of:=[.F1294]/[.C1294]" office:value-type="float" office:value="4852.08168791606" calcext:value-type="float">
            <text:p>4852.08168791606</text:p>
          </table:table-cell>
          <table:table-cell table:formula="of:=[.F1294]/[.D1294]" office:value-type="float" office:value="44288.3625128733" calcext:value-type="float">
            <text:p>44288.3625128733</text:p>
          </table:table-cell>
        </table:table-row>
        <table:table-row table:style-name="ro1">
          <table:table-cell/>
          <table:table-cell office:value-type="float" office:value="0.043" calcext:value-type="float">
            <text:p>0.043</text:p>
          </table:table-cell>
          <table:table-cell office:value-type="float" office:value="2.863" calcext:value-type="float">
            <text:p>2.863</text:p>
          </table:table-cell>
          <table:table-cell office:value-type="float" office:value="0.422" calcext:value-type="float">
            <text:p>0.422</text:p>
          </table:table-cell>
          <table:table-cell/>
          <table:table-cell office:value-type="float" office:value="22637" calcext:value-type="float">
            <text:p>22637</text:p>
          </table:table-cell>
          <table:table-cell office:value-type="float" office:value="14648" calcext:value-type="float">
            <text:p>14648</text:p>
          </table:table-cell>
          <table:table-cell/>
          <table:table-cell table:formula="of:=[.F1295]/[.B1295]" office:value-type="float" office:value="526441.860465116" calcext:value-type="float">
            <text:p>526441.860465116</text:p>
          </table:table-cell>
          <table:table-cell table:formula="of:=[.F1295]/[.C1295]" office:value-type="float" office:value="7906.74118057981" calcext:value-type="float">
            <text:p>7906.74118057981</text:p>
          </table:table-cell>
          <table:table-cell table:formula="of:=[.F1295]/[.D1295]" office:value-type="float" office:value="53642.1800947867" calcext:value-type="float">
            <text:p>53642.1800947867</text:p>
          </table:table-cell>
        </table:table-row>
        <table:table-row table:style-name="ro1">
          <table:table-cell/>
          <table:table-cell office:value-type="float" office:value="12.624" calcext:value-type="float">
            <text:p>12.624</text:p>
          </table:table-cell>
          <table:table-cell office:value-type="float" office:value="2423.838" calcext:value-type="float">
            <text:p>2423.838</text:p>
          </table:table-cell>
          <table:table-cell office:value-type="float" office:value="147.495" calcext:value-type="float">
            <text:p>147.495</text:p>
          </table:table-cell>
          <table:table-cell/>
          <table:table-cell office:value-type="float" office:value="490522" calcext:value-type="float">
            <text:p>490522</text:p>
          </table:table-cell>
          <table:table-cell office:value-type="float" office:value="173544" calcext:value-type="float">
            <text:p>173544</text:p>
          </table:table-cell>
          <table:table-cell/>
          <table:table-cell table:formula="of:=[.F1296]/[.B1296]" office:value-type="float" office:value="38856.3054499366" calcext:value-type="float">
            <text:p>38856.3054499366</text:p>
          </table:table-cell>
          <table:table-cell table:formula="of:=[.F1296]/[.C1296]" office:value-type="float" office:value="202.374086056906" calcext:value-type="float">
            <text:p>202.374086056906</text:p>
          </table:table-cell>
          <table:table-cell table:formula="of:=[.F1296]/[.D1296]" office:value-type="float" office:value="3325.68561646157" calcext:value-type="float">
            <text:p>3325.68561646157</text:p>
          </table:table-cell>
        </table:table-row>
        <table:table-row table:style-name="ro1">
          <table:table-cell/>
          <table:table-cell office:value-type="float" office:value="1.045" calcext:value-type="float">
            <text:p>1.045</text:p>
          </table:table-cell>
          <table:table-cell office:value-type="float" office:value="83.781" calcext:value-type="float">
            <text:p>83.781</text:p>
          </table:table-cell>
          <table:table-cell office:value-type="float" office:value="10.52" calcext:value-type="float">
            <text:p>10.52</text:p>
          </table:table-cell>
          <table:table-cell/>
          <table:table-cell office:value-type="float" office:value="140028" calcext:value-type="float">
            <text:p>140028</text:p>
          </table:table-cell>
          <table:table-cell office:value-type="float" office:value="60892" calcext:value-type="float">
            <text:p>60892</text:p>
          </table:table-cell>
          <table:table-cell/>
          <table:table-cell table:formula="of:=[.F1297]/[.B1297]" office:value-type="float" office:value="133998.086124402" calcext:value-type="float">
            <text:p>133998.086124402</text:p>
          </table:table-cell>
          <table:table-cell table:formula="of:=[.F1297]/[.C1297]" office:value-type="float" office:value="1671.3574676836" calcext:value-type="float">
            <text:p>1671.3574676836</text:p>
          </table:table-cell>
          <table:table-cell table:formula="of:=[.F1297]/[.D1297]" office:value-type="float" office:value="13310.6463878327" calcext:value-type="float">
            <text:p>13310.6463878327</text:p>
          </table:table-cell>
        </table:table-row>
        <table:table-row table:style-name="ro1">
          <table:table-cell/>
          <table:table-cell office:value-type="float" office:value="11.934" calcext:value-type="float">
            <text:p>11.934</text:p>
          </table:table-cell>
          <table:table-cell office:value-type="float" office:value="781.935" calcext:value-type="float">
            <text:p>781.935</text:p>
          </table:table-cell>
          <table:table-cell office:value-type="float" office:value="109.446" calcext:value-type="float">
            <text:p>109.446</text:p>
          </table:table-cell>
          <table:table-cell/>
          <table:table-cell office:value-type="float" office:value="411572" calcext:value-type="float">
            <text:p>411572</text:p>
          </table:table-cell>
          <table:table-cell office:value-type="float" office:value="193694" calcext:value-type="float">
            <text:p>193694</text:p>
          </table:table-cell>
          <table:table-cell/>
          <table:table-cell table:formula="of:=[.F1298]/[.B1298]" office:value-type="float" office:value="34487.3470755824" calcext:value-type="float">
            <text:p>34487.3470755824</text:p>
          </table:table-cell>
          <table:table-cell table:formula="of:=[.F1298]/[.C1298]" office:value-type="float" office:value="526.350655745043" calcext:value-type="float">
            <text:p>526.350655745043</text:p>
          </table:table-cell>
          <table:table-cell table:formula="of:=[.F1298]/[.D1298]" office:value-type="float" office:value="3760.50289640553" calcext:value-type="float">
            <text:p>3760.50289640553</text:p>
          </table:table-cell>
        </table:table-row>
        <table:table-row table:style-name="ro1">
          <table:table-cell/>
          <table:table-cell office:value-type="float" office:value="1.222" calcext:value-type="float">
            <text:p>1.222</text:p>
          </table:table-cell>
          <table:table-cell office:value-type="float" office:value="94.946" calcext:value-type="float">
            <text:p>94.946</text:p>
          </table:table-cell>
          <table:table-cell office:value-type="float" office:value="17.277" calcext:value-type="float">
            <text:p>17.277</text:p>
          </table:table-cell>
          <table:table-cell/>
          <table:table-cell office:value-type="float" office:value="157874" calcext:value-type="float">
            <text:p>157874</text:p>
          </table:table-cell>
          <table:table-cell office:value-type="float" office:value="68646" calcext:value-type="float">
            <text:p>68646</text:p>
          </table:table-cell>
          <table:table-cell/>
          <table:table-cell table:formula="of:=[.F1299]/[.B1299]" office:value-type="float" office:value="129193.126022913" calcext:value-type="float">
            <text:p>129193.126022913</text:p>
          </table:table-cell>
          <table:table-cell table:formula="of:=[.F1299]/[.C1299]" office:value-type="float" office:value="1662.77673625008" calcext:value-type="float">
            <text:p>1662.77673625008</text:p>
          </table:table-cell>
          <table:table-cell table:formula="of:=[.F1299]/[.D1299]" office:value-type="float" office:value="9137.81327776813" calcext:value-type="float">
            <text:p>9137.81327776813</text:p>
          </table:table-cell>
        </table:table-row>
        <table:table-row table:style-name="ro1">
          <table:table-cell/>
          <table:table-cell office:value-type="float" office:value="10.389" calcext:value-type="float">
            <text:p>10.389</text:p>
          </table:table-cell>
          <table:table-cell office:value-type="float" office:value="941.086" calcext:value-type="float">
            <text:p>941.086</text:p>
          </table:table-cell>
          <table:table-cell office:value-type="float" office:value="117.631" calcext:value-type="float">
            <text:p>117.631</text:p>
          </table:table-cell>
          <table:table-cell/>
          <table:table-cell office:value-type="float" office:value="450420" calcext:value-type="float">
            <text:p>450420</text:p>
          </table:table-cell>
          <table:table-cell office:value-type="float" office:value="155054" calcext:value-type="float">
            <text:p>155054</text:p>
          </table:table-cell>
          <table:table-cell/>
          <table:table-cell table:formula="of:=[.F1300]/[.B1300]" office:value-type="float" office:value="43355.4721339879" calcext:value-type="float">
            <text:p>43355.4721339879</text:p>
          </table:table-cell>
          <table:table-cell table:formula="of:=[.F1300]/[.C1300]" office:value-type="float" office:value="478.617257083837" calcext:value-type="float">
            <text:p>478.617257083837</text:p>
          </table:table-cell>
          <table:table-cell table:formula="of:=[.F1300]/[.D1300]" office:value-type="float" office:value="3829.09267114961" calcext:value-type="float">
            <text:p>3829.09267114961</text:p>
          </table:table-cell>
        </table:table-row>
        <table:table-row table:style-name="ro1">
          <table:table-cell/>
          <table:table-cell office:value-type="float" office:value="3.159" calcext:value-type="float">
            <text:p>3.159</text:p>
          </table:table-cell>
          <table:table-cell office:value-type="float" office:value="283.818" calcext:value-type="float">
            <text:p>283.818</text:p>
          </table:table-cell>
          <table:table-cell office:value-type="float" office:value="34.153" calcext:value-type="float">
            <text:p>34.153</text:p>
          </table:table-cell>
          <table:table-cell/>
          <table:table-cell office:value-type="float" office:value="231583" calcext:value-type="float">
            <text:p>231583</text:p>
          </table:table-cell>
          <table:table-cell office:value-type="float" office:value="102330" calcext:value-type="float">
            <text:p>102330</text:p>
          </table:table-cell>
          <table:table-cell/>
          <table:table-cell table:formula="of:=[.F1301]/[.B1301]" office:value-type="float" office:value="73308.9585311808" calcext:value-type="float">
            <text:p>73308.9585311808</text:p>
          </table:table-cell>
          <table:table-cell table:formula="of:=[.F1301]/[.C1301]" office:value-type="float" office:value="815.955999971813" calcext:value-type="float">
            <text:p>815.955999971813</text:p>
          </table:table-cell>
          <table:table-cell table:formula="of:=[.F1301]/[.D1301]" office:value-type="float" office:value="6780.75132492021" calcext:value-type="float">
            <text:p>6780.75132492021</text:p>
          </table:table-cell>
        </table:table-row>
        <table:table-row table:style-name="ro1">
          <table:table-cell/>
          <table:table-cell office:value-type="float" office:value="1.205" calcext:value-type="float">
            <text:p>1.205</text:p>
          </table:table-cell>
          <table:table-cell office:value-type="float" office:value="92.55" calcext:value-type="float">
            <text:p>92.55</text:p>
          </table:table-cell>
          <table:table-cell office:value-type="float" office:value="14.939" calcext:value-type="float">
            <text:p>14.939</text:p>
          </table:table-cell>
          <table:table-cell/>
          <table:table-cell office:value-type="float" office:value="158655" calcext:value-type="float">
            <text:p>158655</text:p>
          </table:table-cell>
          <table:table-cell office:value-type="float" office:value="58626" calcext:value-type="float">
            <text:p>58626</text:p>
          </table:table-cell>
          <table:table-cell/>
          <table:table-cell table:formula="of:=[.F1302]/[.B1302]" office:value-type="float" office:value="131663.900414938" calcext:value-type="float">
            <text:p>131663.900414938</text:p>
          </table:table-cell>
          <table:table-cell table:formula="of:=[.F1302]/[.C1302]" office:value-type="float" office:value="1714.26256077796" calcext:value-type="float">
            <text:p>1714.26256077796</text:p>
          </table:table-cell>
          <table:table-cell table:formula="of:=[.F1302]/[.D1302]" office:value-type="float" office:value="10620.1887676551" calcext:value-type="float">
            <text:p>10620.1887676551</text:p>
          </table:table-cell>
        </table:table-row>
        <table:table-row table:style-name="ro1">
          <table:table-cell/>
          <table:table-cell office:value-type="float" office:value="11.343" calcext:value-type="float">
            <text:p>11.343</text:p>
          </table:table-cell>
          <table:table-cell office:value-type="float" office:value="1077.628" calcext:value-type="float">
            <text:p>1077.628</text:p>
          </table:table-cell>
          <table:table-cell office:value-type="float" office:value="127.088" calcext:value-type="float">
            <text:p>127.088</text:p>
          </table:table-cell>
          <table:table-cell/>
          <table:table-cell office:value-type="float" office:value="453175" calcext:value-type="float">
            <text:p>453175</text:p>
          </table:table-cell>
          <table:table-cell office:value-type="float" office:value="175700" calcext:value-type="float">
            <text:p>175700</text:p>
          </table:table-cell>
          <table:table-cell/>
          <table:table-cell table:formula="of:=[.F1303]/[.B1303]" office:value-type="float" office:value="39951.9527461871" calcext:value-type="float">
            <text:p>39951.9527461871</text:p>
          </table:table-cell>
          <table:table-cell table:formula="of:=[.F1303]/[.C1303]" office:value-type="float" office:value="420.530090160983" calcext:value-type="float">
            <text:p>420.530090160983</text:p>
          </table:table-cell>
          <table:table-cell table:formula="of:=[.F1303]/[.D1303]" office:value-type="float" office:value="3565.83627093038" calcext:value-type="float">
            <text:p>3565.83627093038</text:p>
          </table:table-cell>
        </table:table-row>
        <table:table-row table:style-name="ro1">
          <table:table-cell/>
          <table:table-cell office:value-type="float" office:value="5.307" calcext:value-type="float">
            <text:p>5.307</text:p>
          </table:table-cell>
          <table:table-cell office:value-type="float" office:value="417.006" calcext:value-type="float">
            <text:p>417.006</text:p>
          </table:table-cell>
          <table:table-cell office:value-type="float" office:value="56.191" calcext:value-type="float">
            <text:p>56.191</text:p>
          </table:table-cell>
          <table:table-cell/>
          <table:table-cell office:value-type="float" office:value="310010" calcext:value-type="float">
            <text:p>310010</text:p>
          </table:table-cell>
          <table:table-cell office:value-type="float" office:value="116432" calcext:value-type="float">
            <text:p>116432</text:p>
          </table:table-cell>
          <table:table-cell/>
          <table:table-cell table:formula="of:=[.F1304]/[.B1304]" office:value-type="float" office:value="58415.3005464481" calcext:value-type="float">
            <text:p>58415.3005464481</text:p>
          </table:table-cell>
          <table:table-cell table:formula="of:=[.F1304]/[.C1304]" office:value-type="float" office:value="743.418559924797" calcext:value-type="float">
            <text:p>743.418559924797</text:p>
          </table:table-cell>
          <table:table-cell table:formula="of:=[.F1304]/[.D1304]" office:value-type="float" office:value="5517.07568827748" calcext:value-type="float">
            <text:p>5517.07568827748</text:p>
          </table:table-cell>
        </table:table-row>
        <table:table-row table:style-name="ro1">
          <table:table-cell/>
          <table:table-cell office:value-type="float" office:value="5.628" calcext:value-type="float">
            <text:p>5.628</text:p>
          </table:table-cell>
          <table:table-cell office:value-type="float" office:value="475.457" calcext:value-type="float">
            <text:p>475.457</text:p>
          </table:table-cell>
          <table:table-cell office:value-type="float" office:value="68.151" calcext:value-type="float">
            <text:p>68.151</text:p>
          </table:table-cell>
          <table:table-cell/>
          <table:table-cell office:value-type="float" office:value="331465" calcext:value-type="float">
            <text:p>331465</text:p>
          </table:table-cell>
          <table:table-cell office:value-type="float" office:value="117187" calcext:value-type="float">
            <text:p>117187</text:p>
          </table:table-cell>
          <table:table-cell/>
          <table:table-cell table:formula="of:=[.F1305]/[.B1305]" office:value-type="float" office:value="58895.7000710732" calcext:value-type="float">
            <text:p>58895.7000710732</text:p>
          </table:table-cell>
          <table:table-cell table:formula="of:=[.F1305]/[.C1305]" office:value-type="float" office:value="697.15032063888" calcext:value-type="float">
            <text:p>697.15032063888</text:p>
          </table:table-cell>
          <table:table-cell table:formula="of:=[.F1305]/[.D1305]" office:value-type="float" office:value="4863.68505231031" calcext:value-type="float">
            <text:p>4863.68505231031</text:p>
          </table:table-cell>
        </table:table-row>
        <table:table-row table:style-name="ro1">
          <table:table-cell/>
          <table:table-cell office:value-type="float" office:value="2.698" calcext:value-type="float">
            <text:p>2.698</text:p>
          </table:table-cell>
          <table:table-cell office:value-type="float" office:value="214.701" calcext:value-type="float">
            <text:p>214.701</text:p>
          </table:table-cell>
          <table:table-cell office:value-type="float" office:value="31.549" calcext:value-type="float">
            <text:p>31.549</text:p>
          </table:table-cell>
          <table:table-cell/>
          <table:table-cell office:value-type="float" office:value="226479" calcext:value-type="float">
            <text:p>226479</text:p>
          </table:table-cell>
          <table:table-cell office:value-type="float" office:value="85736" calcext:value-type="float">
            <text:p>85736</text:p>
          </table:table-cell>
          <table:table-cell/>
          <table:table-cell table:formula="of:=[.F1306]/[.B1306]" office:value-type="float" office:value="83943.2913269088" calcext:value-type="float">
            <text:p>83943.2913269088</text:p>
          </table:table-cell>
          <table:table-cell table:formula="of:=[.F1306]/[.C1306]" office:value-type="float" office:value="1054.85768580491" calcext:value-type="float">
            <text:p>1054.85768580491</text:p>
          </table:table-cell>
          <table:table-cell table:formula="of:=[.F1306]/[.D1306]" office:value-type="float" office:value="7178.64274620432" calcext:value-type="float">
            <text:p>7178.64274620432</text:p>
          </table:table-cell>
        </table:table-row>
        <table:table-row table:style-name="ro1">
          <table:table-cell/>
          <table:table-cell office:value-type="float" office:value="1.631" calcext:value-type="float">
            <text:p>1.631</text:p>
          </table:table-cell>
          <table:table-cell office:value-type="float" office:value="181.899" calcext:value-type="float">
            <text:p>181.899</text:p>
          </table:table-cell>
          <table:table-cell office:value-type="float" office:value="16.74" calcext:value-type="float">
            <text:p>16.74</text:p>
          </table:table-cell>
          <table:table-cell/>
          <table:table-cell office:value-type="float" office:value="169921" calcext:value-type="float">
            <text:p>169921</text:p>
          </table:table-cell>
          <table:table-cell office:value-type="float" office:value="70546" calcext:value-type="float">
            <text:p>70546</text:p>
          </table:table-cell>
          <table:table-cell/>
          <table:table-cell table:formula="of:=[.F1307]/[.B1307]" office:value-type="float" office:value="104182.096873084" calcext:value-type="float">
            <text:p>104182.096873084</text:p>
          </table:table-cell>
          <table:table-cell table:formula="of:=[.F1307]/[.C1307]" office:value-type="float" office:value="934.150270204894" calcext:value-type="float">
            <text:p>934.150270204894</text:p>
          </table:table-cell>
          <table:table-cell table:formula="of:=[.F1307]/[.D1307]" office:value-type="float" office:value="10150.5973715651" calcext:value-type="float">
            <text:p>10150.5973715651</text:p>
          </table:table-cell>
        </table:table-row>
        <table:table-row table:style-name="ro1">
          <table:table-cell/>
          <table:table-cell office:value-type="float" office:value="9.802" calcext:value-type="float">
            <text:p>9.802</text:p>
          </table:table-cell>
          <table:table-cell office:value-type="float" office:value="690.063" calcext:value-type="float">
            <text:p>690.063</text:p>
          </table:table-cell>
          <table:table-cell office:value-type="float" office:value="97.261" calcext:value-type="float">
            <text:p>97.261</text:p>
          </table:table-cell>
          <table:table-cell/>
          <table:table-cell office:value-type="float" office:value="388187" calcext:value-type="float">
            <text:p>388187</text:p>
          </table:table-cell>
          <table:table-cell office:value-type="float" office:value="171436" calcext:value-type="float">
            <text:p>171436</text:p>
          </table:table-cell>
          <table:table-cell/>
          <table:table-cell table:formula="of:=[.F1308]/[.B1308]" office:value-type="float" office:value="39602.8361558866" calcext:value-type="float">
            <text:p>39602.8361558866</text:p>
          </table:table-cell>
          <table:table-cell table:formula="of:=[.F1308]/[.C1308]" office:value-type="float" office:value="562.538492862246" calcext:value-type="float">
            <text:p>562.538492862246</text:p>
          </table:table-cell>
          <table:table-cell table:formula="of:=[.F1308]/[.D1308]" office:value-type="float" office:value="3991.18865732411" calcext:value-type="float">
            <text:p>3991.18865732411</text:p>
          </table:table-cell>
        </table:table-row>
        <table:table-row table:style-name="ro1">
          <table:table-cell/>
          <table:table-cell office:value-type="float" office:value="4.448" calcext:value-type="float">
            <text:p>4.448</text:p>
          </table:table-cell>
          <table:table-cell office:value-type="float" office:value="404.698" calcext:value-type="float">
            <text:p>404.698</text:p>
          </table:table-cell>
          <table:table-cell office:value-type="float" office:value="53.424" calcext:value-type="float">
            <text:p>53.424</text:p>
          </table:table-cell>
          <table:table-cell/>
          <table:table-cell office:value-type="float" office:value="297231" calcext:value-type="float">
            <text:p>297231</text:p>
          </table:table-cell>
          <table:table-cell office:value-type="float" office:value="103292" calcext:value-type="float">
            <text:p>103292</text:p>
          </table:table-cell>
          <table:table-cell/>
          <table:table-cell table:formula="of:=[.F1309]/[.B1309]" office:value-type="float" office:value="66823.5161870504" calcext:value-type="float">
            <text:p>66823.5161870504</text:p>
          </table:table-cell>
          <table:table-cell table:formula="of:=[.F1309]/[.C1309]" office:value-type="float" office:value="734.451368674913" calcext:value-type="float">
            <text:p>734.451368674913</text:p>
          </table:table-cell>
          <table:table-cell table:formula="of:=[.F1309]/[.D1309]" office:value-type="float" office:value="5563.62309074573" calcext:value-type="float">
            <text:p>5563.62309074573</text:p>
          </table:table-cell>
        </table:table-row>
        <table:table-row table:style-name="ro1">
          <table:table-cell/>
          <table:table-cell office:value-type="float" office:value="1.511" calcext:value-type="float">
            <text:p>1.511</text:p>
          </table:table-cell>
          <table:table-cell office:value-type="float" office:value="100.793" calcext:value-type="float">
            <text:p>100.793</text:p>
          </table:table-cell>
          <table:table-cell office:value-type="float" office:value="18.825" calcext:value-type="float">
            <text:p>18.825</text:p>
          </table:table-cell>
          <table:table-cell/>
          <table:table-cell office:value-type="float" office:value="172915" calcext:value-type="float">
            <text:p>172915</text:p>
          </table:table-cell>
          <table:table-cell office:value-type="float" office:value="66613" calcext:value-type="float">
            <text:p>66613</text:p>
          </table:table-cell>
          <table:table-cell/>
          <table:table-cell table:formula="of:=[.F1310]/[.B1310]" office:value-type="float" office:value="114437.458636664" calcext:value-type="float">
            <text:p>114437.458636664</text:p>
          </table:table-cell>
          <table:table-cell table:formula="of:=[.F1310]/[.C1310]" office:value-type="float" office:value="1715.5457224212" calcext:value-type="float">
            <text:p>1715.5457224212</text:p>
          </table:table-cell>
          <table:table-cell table:formula="of:=[.F1310]/[.D1310]" office:value-type="float" office:value="9185.39176626826" calcext:value-type="float">
            <text:p>9185.39176626826</text:p>
          </table:table-cell>
        </table:table-row>
        <table:table-row table:style-name="ro1">
          <table:table-cell/>
          <table:table-cell office:value-type="float" office:value="0.727" calcext:value-type="float">
            <text:p>0.727</text:p>
          </table:table-cell>
          <table:table-cell office:value-type="float" office:value="174.097" calcext:value-type="float">
            <text:p>174.097</text:p>
          </table:table-cell>
          <table:table-cell office:value-type="float" office:value="5.625" calcext:value-type="float">
            <text:p>5.625</text:p>
          </table:table-cell>
          <table:table-cell/>
          <table:table-cell office:value-type="float" office:value="101872" calcext:value-type="float">
            <text:p>101872</text:p>
          </table:table-cell>
          <table:table-cell office:value-type="float" office:value="53824" calcext:value-type="float">
            <text:p>53824</text:p>
          </table:table-cell>
          <table:table-cell/>
          <table:table-cell table:formula="of:=[.F1311]/[.B1311]" office:value-type="float" office:value="140126.547455296" calcext:value-type="float">
            <text:p>140126.547455296</text:p>
          </table:table-cell>
          <table:table-cell table:formula="of:=[.F1311]/[.C1311]" office:value-type="float" office:value="585.145062809813" calcext:value-type="float">
            <text:p>585.145062809813</text:p>
          </table:table-cell>
          <table:table-cell table:formula="of:=[.F1311]/[.D1311]" office:value-type="float" office:value="18110.5777777778" calcext:value-type="float">
            <text:p>18110.5777777778</text:p>
          </table:table-cell>
        </table:table-row>
        <table:table-row table:style-name="ro1">
          <table:table-cell/>
          <table:table-cell office:value-type="float" office:value="5.184" calcext:value-type="float">
            <text:p>5.184</text:p>
          </table:table-cell>
          <table:table-cell office:value-type="float" office:value="434.278" calcext:value-type="float">
            <text:p>434.278</text:p>
          </table:table-cell>
          <table:table-cell office:value-type="float" office:value="52.711" calcext:value-type="float">
            <text:p>52.711</text:p>
          </table:table-cell>
          <table:table-cell/>
          <table:table-cell office:value-type="float" office:value="311720" calcext:value-type="float">
            <text:p>311720</text:p>
          </table:table-cell>
          <table:table-cell office:value-type="float" office:value="112620" calcext:value-type="float">
            <text:p>112620</text:p>
          </table:table-cell>
          <table:table-cell/>
          <table:table-cell table:formula="of:=[.F1312]/[.B1312]" office:value-type="float" office:value="60131.1728395062" calcext:value-type="float">
            <text:p>60131.1728395062</text:p>
          </table:table-cell>
          <table:table-cell table:formula="of:=[.F1312]/[.C1312]" office:value-type="float" office:value="717.789065989988" calcext:value-type="float">
            <text:p>717.789065989988</text:p>
          </table:table-cell>
          <table:table-cell table:formula="of:=[.F1312]/[.D1312]" office:value-type="float" office:value="5913.75614198175" calcext:value-type="float">
            <text:p>5913.75614198175</text:p>
          </table:table-cell>
        </table:table-row>
        <table:table-row table:style-name="ro1">
          <table:table-cell/>
          <table:table-cell office:value-type="float" office:value="3.895" calcext:value-type="float">
            <text:p>3.895</text:p>
          </table:table-cell>
          <table:table-cell office:value-type="float" office:value="306.133" calcext:value-type="float">
            <text:p>306.133</text:p>
          </table:table-cell>
          <table:table-cell office:value-type="float" office:value="40.581" calcext:value-type="float">
            <text:p>40.581</text:p>
          </table:table-cell>
          <table:table-cell/>
          <table:table-cell office:value-type="float" office:value="259631" calcext:value-type="float">
            <text:p>259631</text:p>
          </table:table-cell>
          <table:table-cell office:value-type="float" office:value="107198" calcext:value-type="float">
            <text:p>107198</text:p>
          </table:table-cell>
          <table:table-cell/>
          <table:table-cell table:formula="of:=[.F1313]/[.B1313]" office:value-type="float" office:value="66657.5096277279" calcext:value-type="float">
            <text:p>66657.5096277279</text:p>
          </table:table-cell>
          <table:table-cell table:formula="of:=[.F1313]/[.C1313]" office:value-type="float" office:value="848.098702198064" calcext:value-type="float">
            <text:p>848.098702198064</text:p>
          </table:table-cell>
          <table:table-cell table:formula="of:=[.F1313]/[.D1313]" office:value-type="float" office:value="6397.84628274315" calcext:value-type="float">
            <text:p>6397.84628274315</text:p>
          </table:table-cell>
        </table:table-row>
        <table:table-row table:style-name="ro1">
          <table:table-cell/>
          <table:table-cell office:value-type="float" office:value="0.392" calcext:value-type="float">
            <text:p>0.392</text:p>
          </table:table-cell>
          <table:table-cell office:value-type="float" office:value="21.131" calcext:value-type="float">
            <text:p>21.131</text:p>
          </table:table-cell>
          <table:table-cell office:value-type="float" office:value="2.755" calcext:value-type="float">
            <text:p>2.755</text:p>
          </table:table-cell>
          <table:table-cell/>
          <table:table-cell office:value-type="float" office:value="74188" calcext:value-type="float">
            <text:p>74188</text:p>
          </table:table-cell>
          <table:table-cell office:value-type="float" office:value="38974" calcext:value-type="float">
            <text:p>38974</text:p>
          </table:table-cell>
          <table:table-cell/>
          <table:table-cell table:formula="of:=[.F1314]/[.B1314]" office:value-type="float" office:value="189255.102040816" calcext:value-type="float">
            <text:p>189255.102040816</text:p>
          </table:table-cell>
          <table:table-cell table:formula="of:=[.F1314]/[.C1314]" office:value-type="float" office:value="3510.86082059533" calcext:value-type="float">
            <text:p>3510.86082059533</text:p>
          </table:table-cell>
          <table:table-cell table:formula="of:=[.F1314]/[.D1314]" office:value-type="float" office:value="26928.4936479129" calcext:value-type="float">
            <text:p>26928.4936479129</text:p>
          </table:table-cell>
        </table:table-row>
        <table:table-row table:style-name="ro1">
          <table:table-cell/>
          <table:table-cell office:value-type="float" office:value="6.511" calcext:value-type="float">
            <text:p>6.511</text:p>
          </table:table-cell>
          <table:table-cell office:value-type="float" office:value="1195.367" calcext:value-type="float">
            <text:p>1195.367</text:p>
          </table:table-cell>
          <table:table-cell office:value-type="float" office:value="85.169" calcext:value-type="float">
            <text:p>85.169</text:p>
          </table:table-cell>
          <table:table-cell/>
          <table:table-cell office:value-type="float" office:value="357074" calcext:value-type="float">
            <text:p>357074</text:p>
          </table:table-cell>
          <table:table-cell office:value-type="float" office:value="127838" calcext:value-type="float">
            <text:p>127838</text:p>
          </table:table-cell>
          <table:table-cell/>
          <table:table-cell table:formula="of:=[.F1315]/[.B1315]" office:value-type="float" office:value="54841.6525879281" calcext:value-type="float">
            <text:p>54841.6525879281</text:p>
          </table:table-cell>
          <table:table-cell table:formula="of:=[.F1315]/[.C1315]" office:value-type="float" office:value="298.714955323344" calcext:value-type="float">
            <text:p>298.714955323344</text:p>
          </table:table-cell>
          <table:table-cell table:formula="of:=[.F1315]/[.D1315]" office:value-type="float" office:value="4192.53484248964" calcext:value-type="float">
            <text:p>4192.53484248964</text:p>
          </table:table-cell>
        </table:table-row>
        <table:table-row table:style-name="ro1">
          <table:table-cell/>
          <table:table-cell office:value-type="float" office:value="1.789" calcext:value-type="float">
            <text:p>1.789</text:p>
          </table:table-cell>
          <table:table-cell office:value-type="float" office:value="218.703" calcext:value-type="float">
            <text:p>218.703</text:p>
          </table:table-cell>
          <table:table-cell office:value-type="float" office:value="30.823" calcext:value-type="float">
            <text:p>30.823</text:p>
          </table:table-cell>
          <table:table-cell/>
          <table:table-cell office:value-type="float" office:value="185980" calcext:value-type="float">
            <text:p>185980</text:p>
          </table:table-cell>
          <table:table-cell office:value-type="float" office:value="70678" calcext:value-type="float">
            <text:p>70678</text:p>
          </table:table-cell>
          <table:table-cell/>
          <table:table-cell table:formula="of:=[.F1316]/[.B1316]" office:value-type="float" office:value="103957.518166574" calcext:value-type="float">
            <text:p>103957.518166574</text:p>
          </table:table-cell>
          <table:table-cell table:formula="of:=[.F1316]/[.C1316]" office:value-type="float" office:value="850.376995285844" calcext:value-type="float">
            <text:p>850.376995285844</text:p>
          </table:table-cell>
          <table:table-cell table:formula="of:=[.F1316]/[.D1316]" office:value-type="float" office:value="6033.80592414755" calcext:value-type="float">
            <text:p>6033.80592414755</text:p>
          </table:table-cell>
        </table:table-row>
        <table:table-row table:style-name="ro1">
          <table:table-cell/>
          <table:table-cell office:value-type="float" office:value="0.451" calcext:value-type="float">
            <text:p>0.451</text:p>
          </table:table-cell>
          <table:table-cell office:value-type="float" office:value="46.363" calcext:value-type="float">
            <text:p>46.363</text:p>
          </table:table-cell>
          <table:table-cell office:value-type="float" office:value="6.136" calcext:value-type="float">
            <text:p>6.136</text:p>
          </table:table-cell>
          <table:table-cell/>
          <table:table-cell office:value-type="float" office:value="104826" calcext:value-type="float">
            <text:p>104826</text:p>
          </table:table-cell>
          <table:table-cell office:value-type="float" office:value="40548" calcext:value-type="float">
            <text:p>40548</text:p>
          </table:table-cell>
          <table:table-cell/>
          <table:table-cell table:formula="of:=[.F1317]/[.B1317]" office:value-type="float" office:value="232430.155210643" calcext:value-type="float">
            <text:p>232430.155210643</text:p>
          </table:table-cell>
          <table:table-cell table:formula="of:=[.F1317]/[.C1317]" office:value-type="float" office:value="2260.98397428984" calcext:value-type="float">
            <text:p>2260.98397428984</text:p>
          </table:table-cell>
          <table:table-cell table:formula="of:=[.F1317]/[.D1317]" office:value-type="float" office:value="17083.7679269883" calcext:value-type="float">
            <text:p>17083.7679269883</text:p>
          </table:table-cell>
        </table:table-row>
        <table:table-row table:style-name="ro1">
          <table:table-cell/>
          <table:table-cell office:value-type="float" office:value="5.901" calcext:value-type="float">
            <text:p>5.901</text:p>
          </table:table-cell>
          <table:table-cell office:value-type="float" office:value="470.681" calcext:value-type="float">
            <text:p>470.681</text:p>
          </table:table-cell>
          <table:table-cell office:value-type="float" office:value="74.693" calcext:value-type="float">
            <text:p>74.693</text:p>
          </table:table-cell>
          <table:table-cell/>
          <table:table-cell office:value-type="float" office:value="337126" calcext:value-type="float">
            <text:p>337126</text:p>
          </table:table-cell>
          <table:table-cell office:value-type="float" office:value="121722" calcext:value-type="float">
            <text:p>121722</text:p>
          </table:table-cell>
          <table:table-cell/>
          <table:table-cell table:formula="of:=[.F1318]/[.B1318]" office:value-type="float" office:value="57130.3168954415" calcext:value-type="float">
            <text:p>57130.3168954415</text:p>
          </table:table-cell>
          <table:table-cell table:formula="of:=[.F1318]/[.C1318]" office:value-type="float" office:value="716.25155891145" calcext:value-type="float">
            <text:p>716.25155891145</text:p>
          </table:table-cell>
          <table:table-cell table:formula="of:=[.F1318]/[.D1318]" office:value-type="float" office:value="4513.48854645014" calcext:value-type="float">
            <text:p>4513.48854645014</text:p>
          </table:table-cell>
        </table:table-row>
        <table:table-row table:style-name="ro1">
          <table:table-cell/>
          <table:table-cell office:value-type="float" office:value="3.011" calcext:value-type="float">
            <text:p>3.011</text:p>
          </table:table-cell>
          <table:table-cell office:value-type="float" office:value="173.68" calcext:value-type="float">
            <text:p>173.68</text:p>
          </table:table-cell>
          <table:table-cell office:value-type="float" office:value="22.558" calcext:value-type="float">
            <text:p>22.558</text:p>
          </table:table-cell>
          <table:table-cell/>
          <table:table-cell office:value-type="float" office:value="200927" calcext:value-type="float">
            <text:p>200927</text:p>
          </table:table-cell>
          <table:table-cell office:value-type="float" office:value="105010" calcext:value-type="float">
            <text:p>105010</text:p>
          </table:table-cell>
          <table:table-cell/>
          <table:table-cell table:formula="of:=[.F1319]/[.B1319]" office:value-type="float" office:value="66730.9863832614" calcext:value-type="float">
            <text:p>66730.9863832614</text:p>
          </table:table-cell>
          <table:table-cell table:formula="of:=[.F1319]/[.C1319]" office:value-type="float" office:value="1156.88046982957" calcext:value-type="float">
            <text:p>1156.88046982957</text:p>
          </table:table-cell>
          <table:table-cell table:formula="of:=[.F1319]/[.D1319]" office:value-type="float" office:value="8907.12829151521" calcext:value-type="float">
            <text:p>8907.12829151521</text:p>
          </table:table-cell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 office:value-type="float" office:value="88.418" calcext:value-type="float">
            <text:p>88.418</text:p>
          </table:table-cell>
          <table:table-cell office:value-type="float" office:value="9.609" calcext:value-type="float">
            <text:p>9.609</text:p>
          </table:table-cell>
          <table:table-cell/>
          <table:table-cell office:value-type="float" office:value="143632" calcext:value-type="float">
            <text:p>143632</text:p>
          </table:table-cell>
          <table:table-cell office:value-type="float" office:value="52208" calcext:value-type="float">
            <text:p>52208</text:p>
          </table:table-cell>
          <table:table-cell/>
          <table:table-cell table:formula="of:=[.F1320]/[.B1320]" office:value-type="float" office:value="171808.612440191" calcext:value-type="float">
            <text:p>171808.612440191</text:p>
          </table:table-cell>
          <table:table-cell table:formula="of:=[.F1320]/[.C1320]" office:value-type="float" office:value="1624.4656065507" calcext:value-type="float">
            <text:p>1624.4656065507</text:p>
          </table:table-cell>
          <table:table-cell table:formula="of:=[.F1320]/[.D1320]" office:value-type="float" office:value="14947.6532417525" calcext:value-type="float">
            <text:p>14947.6532417525</text:p>
          </table:table-cell>
        </table:table-row>
        <table:table-row table:style-name="ro1">
          <table:table-cell/>
          <table:table-cell office:value-type="float" office:value="8.984" calcext:value-type="float">
            <text:p>8.984</text:p>
          </table:table-cell>
          <table:table-cell office:value-type="float" office:value="628.051" calcext:value-type="float">
            <text:p>628.051</text:p>
          </table:table-cell>
          <table:table-cell office:value-type="float" office:value="102.922" calcext:value-type="float">
            <text:p>102.922</text:p>
          </table:table-cell>
          <table:table-cell/>
          <table:table-cell office:value-type="float" office:value="402674" calcext:value-type="float">
            <text:p>402674</text:p>
          </table:table-cell>
          <table:table-cell office:value-type="float" office:value="164682" calcext:value-type="float">
            <text:p>164682</text:p>
          </table:table-cell>
          <table:table-cell/>
          <table:table-cell table:formula="of:=[.F1321]/[.B1321]" office:value-type="float" office:value="44821.2377560107" calcext:value-type="float">
            <text:p>44821.2377560107</text:p>
          </table:table-cell>
          <table:table-cell table:formula="of:=[.F1321]/[.C1321]" office:value-type="float" office:value="641.148569144862" calcext:value-type="float">
            <text:p>641.148569144862</text:p>
          </table:table-cell>
          <table:table-cell table:formula="of:=[.F1321]/[.D1321]" office:value-type="float" office:value="3912.41911350343" calcext:value-type="float">
            <text:p>3912.4191135034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3.439" calcext:value-type="float">
            <text:p>3.439</text:p>
          </table:table-cell>
          <table:table-cell office:value-type="float" office:value="0.466" calcext:value-type="float">
            <text:p>0.466</text:p>
          </table:table-cell>
          <table:table-cell/>
          <table:table-cell office:value-type="float" office:value="23444" calcext:value-type="float">
            <text:p>23444</text:p>
          </table:table-cell>
          <table:table-cell office:value-type="float" office:value="19784" calcext:value-type="float">
            <text:p>19784</text:p>
          </table:table-cell>
          <table:table-cell/>
          <table:table-cell table:formula="of:=[.F1322]/[.B1322]" office:value-type="float" office:value="390733.333333333" calcext:value-type="float">
            <text:p>390733.333333333</text:p>
          </table:table-cell>
          <table:table-cell table:formula="of:=[.F1322]/[.C1322]" office:value-type="float" office:value="6817.09799360279" calcext:value-type="float">
            <text:p>6817.09799360279</text:p>
          </table:table-cell>
          <table:table-cell table:formula="of:=[.F1322]/[.D1322]" office:value-type="float" office:value="50309.0128755365" calcext:value-type="float">
            <text:p>50309.0128755365</text:p>
          </table:table-cell>
        </table:table-row>
        <table:table-row table:style-name="ro1">
          <table:table-cell/>
          <table:table-cell office:value-type="float" office:value="8.367" calcext:value-type="float">
            <text:p>8.367</text:p>
          </table:table-cell>
          <table:table-cell office:value-type="float" office:value="780.861" calcext:value-type="float">
            <text:p>780.861</text:p>
          </table:table-cell>
          <table:table-cell office:value-type="float" office:value="94.012" calcext:value-type="float">
            <text:p>94.012</text:p>
          </table:table-cell>
          <table:table-cell/>
          <table:table-cell office:value-type="float" office:value="394560" calcext:value-type="float">
            <text:p>394560</text:p>
          </table:table-cell>
          <table:table-cell office:value-type="float" office:value="148860" calcext:value-type="float">
            <text:p>148860</text:p>
          </table:table-cell>
          <table:table-cell/>
          <table:table-cell table:formula="of:=[.F1323]/[.B1323]" office:value-type="float" office:value="47156.6869845823" calcext:value-type="float">
            <text:p>47156.6869845823</text:p>
          </table:table-cell>
          <table:table-cell table:formula="of:=[.F1323]/[.C1323]" office:value-type="float" office:value="505.288393196741" calcext:value-type="float">
            <text:p>505.288393196741</text:p>
          </table:table-cell>
          <table:table-cell table:formula="of:=[.F1323]/[.D1323]" office:value-type="float" office:value="4196.91103263413" calcext:value-type="float">
            <text:p>4196.91103263413</text:p>
          </table:table-cell>
        </table:table-row>
        <table:table-row table:style-name="ro1">
          <table:table-cell/>
          <table:table-cell office:value-type="float" office:value="2.72" calcext:value-type="float">
            <text:p>2.72</text:p>
          </table:table-cell>
          <table:table-cell office:value-type="float" office:value="222.234" calcext:value-type="float">
            <text:p>222.234</text:p>
          </table:table-cell>
          <table:table-cell office:value-type="float" office:value="40.113" calcext:value-type="float">
            <text:p>40.113</text:p>
          </table:table-cell>
          <table:table-cell/>
          <table:table-cell office:value-type="float" office:value="223746" calcext:value-type="float">
            <text:p>223746</text:p>
          </table:table-cell>
          <table:table-cell office:value-type="float" office:value="91934" calcext:value-type="float">
            <text:p>91934</text:p>
          </table:table-cell>
          <table:table-cell/>
          <table:table-cell table:formula="of:=[.F1324]/[.B1324]" office:value-type="float" office:value="82259.5588235294" calcext:value-type="float">
            <text:p>82259.5588235294</text:p>
          </table:table-cell>
          <table:table-cell table:formula="of:=[.F1324]/[.C1324]" office:value-type="float" office:value="1006.80363940711" calcext:value-type="float">
            <text:p>1006.80363940711</text:p>
          </table:table-cell>
          <table:table-cell table:formula="of:=[.F1324]/[.D1324]" office:value-type="float" office:value="5577.89245381797" calcext:value-type="float">
            <text:p>5577.89245381797</text:p>
          </table:table-cell>
        </table:table-row>
        <table:table-row table:style-name="ro1">
          <table:table-cell/>
          <table:table-cell office:value-type="float" office:value="3.147" calcext:value-type="float">
            <text:p>3.147</text:p>
          </table:table-cell>
          <table:table-cell office:value-type="float" office:value="732.437" calcext:value-type="float">
            <text:p>732.437</text:p>
          </table:table-cell>
          <table:table-cell office:value-type="float" office:value="38.693" calcext:value-type="float">
            <text:p>38.693</text:p>
          </table:table-cell>
          <table:table-cell/>
          <table:table-cell office:value-type="float" office:value="247179" calcext:value-type="float">
            <text:p>247179</text:p>
          </table:table-cell>
          <table:table-cell office:value-type="float" office:value="89770" calcext:value-type="float">
            <text:p>89770</text:p>
          </table:table-cell>
          <table:table-cell/>
          <table:table-cell table:formula="of:=[.F1325]/[.B1325]" office:value-type="float" office:value="78544.3279313632" calcext:value-type="float">
            <text:p>78544.3279313632</text:p>
          </table:table-cell>
          <table:table-cell table:formula="of:=[.F1325]/[.C1325]" office:value-type="float" office:value="337.474758921245" calcext:value-type="float">
            <text:p>337.474758921245</text:p>
          </table:table-cell>
          <table:table-cell table:formula="of:=[.F1325]/[.D1325]" office:value-type="float" office:value="6388.20975370222" calcext:value-type="float">
            <text:p>6388.20975370222</text:p>
          </table:table-cell>
        </table:table-row>
        <table:table-row table:style-name="ro1">
          <table:table-cell/>
          <table:table-cell office:value-type="float" office:value="2.569" calcext:value-type="float">
            <text:p>2.569</text:p>
          </table:table-cell>
          <table:table-cell office:value-type="float" office:value="206.297" calcext:value-type="float">
            <text:p>206.297</text:p>
          </table:table-cell>
          <table:table-cell office:value-type="float" office:value="31.482" calcext:value-type="float">
            <text:p>31.482</text:p>
          </table:table-cell>
          <table:table-cell/>
          <table:table-cell office:value-type="float" office:value="226155" calcext:value-type="float">
            <text:p>226155</text:p>
          </table:table-cell>
          <table:table-cell office:value-type="float" office:value="81986" calcext:value-type="float">
            <text:p>81986</text:p>
          </table:table-cell>
          <table:table-cell/>
          <table:table-cell table:formula="of:=[.F1326]/[.B1326]" office:value-type="float" office:value="88032.3082911639" calcext:value-type="float">
            <text:p>88032.3082911639</text:p>
          </table:table-cell>
          <table:table-cell table:formula="of:=[.F1326]/[.C1326]" office:value-type="float" office:value="1096.25927667392" calcext:value-type="float">
            <text:p>1096.25927667392</text:p>
          </table:table-cell>
          <table:table-cell table:formula="of:=[.F1326]/[.D1326]" office:value-type="float" office:value="7183.62874023251" calcext:value-type="float">
            <text:p>7183.62874023251</text:p>
          </table:table-cell>
        </table:table-row>
        <table:table-row table:style-name="ro1">
          <table:table-cell/>
          <table:table-cell office:value-type="float" office:value="2.321" calcext:value-type="float">
            <text:p>2.321</text:p>
          </table:table-cell>
          <table:table-cell office:value-type="float" office:value="229.755" calcext:value-type="float">
            <text:p>229.755</text:p>
          </table:table-cell>
          <table:table-cell office:value-type="float" office:value="31.093" calcext:value-type="float">
            <text:p>31.093</text:p>
          </table:table-cell>
          <table:table-cell/>
          <table:table-cell office:value-type="float" office:value="220388" calcext:value-type="float">
            <text:p>220388</text:p>
          </table:table-cell>
          <table:table-cell office:value-type="float" office:value="80256" calcext:value-type="float">
            <text:p>80256</text:p>
          </table:table-cell>
          <table:table-cell/>
          <table:table-cell table:formula="of:=[.F1327]/[.B1327]" office:value-type="float" office:value="94953.8991813873" calcext:value-type="float">
            <text:p>94953.8991813873</text:p>
          </table:table-cell>
          <table:table-cell table:formula="of:=[.F1327]/[.C1327]" office:value-type="float" office:value="959.230484646689" calcext:value-type="float">
            <text:p>959.230484646689</text:p>
          </table:table-cell>
          <table:table-cell table:formula="of:=[.F1327]/[.D1327]" office:value-type="float" office:value="7088.0262438491" calcext:value-type="float">
            <text:p>7088.0262438491</text:p>
          </table:table-cell>
        </table:table-row>
        <table:table-row table:style-name="ro1">
          <table:table-cell/>
          <table:table-cell office:value-type="float" office:value="7.272" calcext:value-type="float">
            <text:p>7.272</text:p>
          </table:table-cell>
          <table:table-cell office:value-type="float" office:value="1406.063" calcext:value-type="float">
            <text:p>1406.063</text:p>
          </table:table-cell>
          <table:table-cell office:value-type="float" office:value="76.193" calcext:value-type="float">
            <text:p>76.193</text:p>
          </table:table-cell>
          <table:table-cell/>
          <table:table-cell office:value-type="float" office:value="341254" calcext:value-type="float">
            <text:p>341254</text:p>
          </table:table-cell>
          <table:table-cell office:value-type="float" office:value="148892" calcext:value-type="float">
            <text:p>148892</text:p>
          </table:table-cell>
          <table:table-cell/>
          <table:table-cell table:formula="of:=[.F1328]/[.B1328]" office:value-type="float" office:value="46927.1177117712" calcext:value-type="float">
            <text:p>46927.1177117712</text:p>
          </table:table-cell>
          <table:table-cell table:formula="of:=[.F1328]/[.C1328]" office:value-type="float" office:value="242.70178505515" calcext:value-type="float">
            <text:p>242.70178505515</text:p>
          </table:table-cell>
          <table:table-cell table:formula="of:=[.F1328]/[.D1328]" office:value-type="float" office:value="4478.81038940585" calcext:value-type="float">
            <text:p>4478.81038940585</text:p>
          </table:table-cell>
        </table:table-row>
        <table:table-row table:style-name="ro1">
          <table:table-cell/>
          <table:table-cell office:value-type="float" office:value="7.209" calcext:value-type="float">
            <text:p>7.209</text:p>
          </table:table-cell>
          <table:table-cell office:value-type="float" office:value="627.529" calcext:value-type="float">
            <text:p>627.529</text:p>
          </table:table-cell>
          <table:table-cell office:value-type="float" office:value="75.397" calcext:value-type="float">
            <text:p>75.397</text:p>
          </table:table-cell>
          <table:table-cell/>
          <table:table-cell office:value-type="float" office:value="363688" calcext:value-type="float">
            <text:p>363688</text:p>
          </table:table-cell>
          <table:table-cell office:value-type="float" office:value="135807" calcext:value-type="float">
            <text:p>135807</text:p>
          </table:table-cell>
          <table:table-cell/>
          <table:table-cell table:formula="of:=[.F1329]/[.B1329]" office:value-type="float" office:value="50449.1607712582" calcext:value-type="float">
            <text:p>50449.1607712582</text:p>
          </table:table-cell>
          <table:table-cell table:formula="of:=[.F1329]/[.C1329]" office:value-type="float" office:value="579.555685872685" calcext:value-type="float">
            <text:p>579.555685872685</text:p>
          </table:table-cell>
          <table:table-cell table:formula="of:=[.F1329]/[.D1329]" office:value-type="float" office:value="4823.64019788586" calcext:value-type="float">
            <text:p>4823.64019788586</text:p>
          </table:table-cell>
        </table:table-row>
        <table:table-row table:style-name="ro1">
          <table:table-cell/>
          <table:table-cell office:value-type="float" office:value="0.053" calcext:value-type="float">
            <text:p>0.053</text:p>
          </table:table-cell>
          <table:table-cell office:value-type="float" office:value="3.827" calcext:value-type="float">
            <text:p>3.827</text:p>
          </table:table-cell>
          <table:table-cell office:value-type="float" office:value="0.358" calcext:value-type="float">
            <text:p>0.358</text:p>
          </table:table-cell>
          <table:table-cell/>
          <table:table-cell office:value-type="float" office:value="23878" calcext:value-type="float">
            <text:p>23878</text:p>
          </table:table-cell>
          <table:table-cell office:value-type="float" office:value="9620" calcext:value-type="float">
            <text:p>9620</text:p>
          </table:table-cell>
          <table:table-cell/>
          <table:table-cell table:formula="of:=[.F1330]/[.B1330]" office:value-type="float" office:value="450528.301886792" calcext:value-type="float">
            <text:p>450528.301886792</text:p>
          </table:table-cell>
          <table:table-cell table:formula="of:=[.F1330]/[.C1330]" office:value-type="float" office:value="6239.35197282467" calcext:value-type="float">
            <text:p>6239.35197282467</text:p>
          </table:table-cell>
          <table:table-cell table:formula="of:=[.F1330]/[.D1330]" office:value-type="float" office:value="66698.3240223464" calcext:value-type="float">
            <text:p>66698.3240223464</text:p>
          </table:table-cell>
        </table:table-row>
        <table:table-row table:style-name="ro1">
          <table:table-cell/>
          <table:table-cell office:value-type="float" office:value="2.199" calcext:value-type="float">
            <text:p>2.199</text:p>
          </table:table-cell>
          <table:table-cell office:value-type="float" office:value="143.194" calcext:value-type="float">
            <text:p>143.194</text:p>
          </table:table-cell>
          <table:table-cell office:value-type="float" office:value="24.33" calcext:value-type="float">
            <text:p>24.33</text:p>
          </table:table-cell>
          <table:table-cell/>
          <table:table-cell office:value-type="float" office:value="205167" calcext:value-type="float">
            <text:p>205167</text:p>
          </table:table-cell>
          <table:table-cell office:value-type="float" office:value="92341" calcext:value-type="float">
            <text:p>92341</text:p>
          </table:table-cell>
          <table:table-cell/>
          <table:table-cell table:formula="of:=[.F1331]/[.B1331]" office:value-type="float" office:value="93300.136425648" calcext:value-type="float">
            <text:p>93300.136425648</text:p>
          </table:table-cell>
          <table:table-cell table:formula="of:=[.F1331]/[.C1331]" office:value-type="float" office:value="1432.79048004805" calcext:value-type="float">
            <text:p>1432.79048004805</text:p>
          </table:table-cell>
          <table:table-cell table:formula="of:=[.F1331]/[.D1331]" office:value-type="float" office:value="8432.67570900123" calcext:value-type="float">
            <text:p>8432.67570900123</text:p>
          </table:table-cell>
        </table:table-row>
        <table:table-row table:style-name="ro1">
          <table:table-cell/>
          <table:table-cell office:value-type="float" office:value="6.924" calcext:value-type="float">
            <text:p>6.924</text:p>
          </table:table-cell>
          <table:table-cell office:value-type="float" office:value="1825.863" calcext:value-type="float">
            <text:p>1825.863</text:p>
          </table:table-cell>
          <table:table-cell office:value-type="float" office:value="76.338" calcext:value-type="float">
            <text:p>76.338</text:p>
          </table:table-cell>
          <table:table-cell/>
          <table:table-cell office:value-type="float" office:value="338122" calcext:value-type="float">
            <text:p>338122</text:p>
          </table:table-cell>
          <table:table-cell office:value-type="float" office:value="138922" calcext:value-type="float">
            <text:p>138922</text:p>
          </table:table-cell>
          <table:table-cell/>
          <table:table-cell table:formula="of:=[.F1332]/[.B1332]" office:value-type="float" office:value="48833.3333333333" calcext:value-type="float">
            <text:p>48833.3333333333</text:p>
          </table:table-cell>
          <table:table-cell table:formula="of:=[.F1332]/[.C1332]" office:value-type="float" office:value="185.184759207016" calcext:value-type="float">
            <text:p>185.184759207016</text:p>
          </table:table-cell>
          <table:table-cell table:formula="of:=[.F1332]/[.D1332]" office:value-type="float" office:value="4429.27506615316" calcext:value-type="float">
            <text:p>4429.27506615316</text:p>
          </table:table-cell>
        </table:table-row>
        <table:table-row table:style-name="ro1">
          <table:table-cell/>
          <table:table-cell office:value-type="float" office:value="0.196" calcext:value-type="float">
            <text:p>0.196</text:p>
          </table:table-cell>
          <table:table-cell office:value-type="float" office:value="14.977" calcext:value-type="float">
            <text:p>14.977</text:p>
          </table:table-cell>
          <table:table-cell office:value-type="float" office:value="1.349" calcext:value-type="float">
            <text:p>1.349</text:p>
          </table:table-cell>
          <table:table-cell/>
          <table:table-cell office:value-type="float" office:value="51841" calcext:value-type="float">
            <text:p>51841</text:p>
          </table:table-cell>
          <table:table-cell office:value-type="float" office:value="32048" calcext:value-type="float">
            <text:p>32048</text:p>
          </table:table-cell>
          <table:table-cell/>
          <table:table-cell table:formula="of:=[.F1333]/[.B1333]" office:value-type="float" office:value="264494.897959184" calcext:value-type="float">
            <text:p>264494.897959184</text:p>
          </table:table-cell>
          <table:table-cell table:formula="of:=[.F1333]/[.C1333]" office:value-type="float" office:value="3461.37410696401" calcext:value-type="float">
            <text:p>3461.37410696401</text:p>
          </table:table-cell>
          <table:table-cell table:formula="of:=[.F1333]/[.D1333]" office:value-type="float" office:value="38429.2068198666" calcext:value-type="float">
            <text:p>38429.2068198666</text:p>
          </table:table-cell>
        </table:table-row>
        <table:table-row table:style-name="ro1">
          <table:table-cell/>
          <table:table-cell office:value-type="float" office:value="0.279" calcext:value-type="float">
            <text:p>0.279</text:p>
          </table:table-cell>
          <table:table-cell office:value-type="float" office:value="27.269" calcext:value-type="float">
            <text:p>27.269</text:p>
          </table:table-cell>
          <table:table-cell office:value-type="float" office:value="3.165" calcext:value-type="float">
            <text:p>3.165</text:p>
          </table:table-cell>
          <table:table-cell/>
          <table:table-cell office:value-type="float" office:value="77611" calcext:value-type="float">
            <text:p>77611</text:p>
          </table:table-cell>
          <table:table-cell office:value-type="float" office:value="32614" calcext:value-type="float">
            <text:p>32614</text:p>
          </table:table-cell>
          <table:table-cell/>
          <table:table-cell table:formula="of:=[.F1334]/[.B1334]" office:value-type="float" office:value="278175.627240143" calcext:value-type="float">
            <text:p>278175.627240143</text:p>
          </table:table-cell>
          <table:table-cell table:formula="of:=[.F1334]/[.C1334]" office:value-type="float" office:value="2846.12563717041" calcext:value-type="float">
            <text:p>2846.12563717041</text:p>
          </table:table-cell>
          <table:table-cell table:formula="of:=[.F1334]/[.D1334]" office:value-type="float" office:value="24521.6429699842" calcext:value-type="float">
            <text:p>24521.6429699842</text:p>
          </table:table-cell>
        </table:table-row>
        <table:table-row table:style-name="ro1">
          <table:table-cell/>
          <table:table-cell office:value-type="float" office:value="3.503" calcext:value-type="float">
            <text:p>3.503</text:p>
          </table:table-cell>
          <table:table-cell office:value-type="float" office:value="309.733" calcext:value-type="float">
            <text:p>309.733</text:p>
          </table:table-cell>
          <table:table-cell office:value-type="float" office:value="38.057" calcext:value-type="float">
            <text:p>38.057</text:p>
          </table:table-cell>
          <table:table-cell/>
          <table:table-cell office:value-type="float" office:value="245799" calcext:value-type="float">
            <text:p>245799</text:p>
          </table:table-cell>
          <table:table-cell office:value-type="float" office:value="100392" calcext:value-type="float">
            <text:p>100392</text:p>
          </table:table-cell>
          <table:table-cell/>
          <table:table-cell table:formula="of:=[.F1335]/[.B1335]" office:value-type="float" office:value="70168.1415929204" calcext:value-type="float">
            <text:p>70168.1415929204</text:p>
          </table:table-cell>
          <table:table-cell table:formula="of:=[.F1335]/[.C1335]" office:value-type="float" office:value="793.5835057937" calcext:value-type="float">
            <text:p>793.5835057937</text:p>
          </table:table-cell>
          <table:table-cell table:formula="of:=[.F1335]/[.D1335]" office:value-type="float" office:value="6458.70667682686" calcext:value-type="float">
            <text:p>6458.70667682686</text:p>
          </table:table-cell>
        </table:table-row>
        <table:table-row table:style-name="ro1">
          <table:table-cell/>
          <table:table-cell office:value-type="float" office:value="4.275" calcext:value-type="float">
            <text:p>4.275</text:p>
          </table:table-cell>
          <table:table-cell office:value-type="float" office:value="401.17" calcext:value-type="float">
            <text:p>401.17</text:p>
          </table:table-cell>
          <table:table-cell office:value-type="float" office:value="51.953" calcext:value-type="float">
            <text:p>51.953</text:p>
          </table:table-cell>
          <table:table-cell/>
          <table:table-cell office:value-type="float" office:value="295438" calcext:value-type="float">
            <text:p>295438</text:p>
          </table:table-cell>
          <table:table-cell office:value-type="float" office:value="106554" calcext:value-type="float">
            <text:p>106554</text:p>
          </table:table-cell>
          <table:table-cell/>
          <table:table-cell table:formula="of:=[.F1336]/[.B1336]" office:value-type="float" office:value="69108.3040935672" calcext:value-type="float">
            <text:p>69108.3040935672</text:p>
          </table:table-cell>
          <table:table-cell table:formula="of:=[.F1336]/[.C1336]" office:value-type="float" office:value="736.440910337264" calcext:value-type="float">
            <text:p>736.440910337264</text:p>
          </table:table-cell>
          <table:table-cell table:formula="of:=[.F1336]/[.D1336]" office:value-type="float" office:value="5686.63984755452" calcext:value-type="float">
            <text:p>5686.63984755452</text:p>
          </table:table-cell>
        </table:table-row>
        <table:table-row table:style-name="ro1">
          <table:table-cell/>
          <table:table-cell office:value-type="float" office:value="9.053" calcext:value-type="float">
            <text:p>9.053</text:p>
          </table:table-cell>
          <table:table-cell office:value-type="float" office:value="552.343" calcext:value-type="float">
            <text:p>552.343</text:p>
          </table:table-cell>
          <table:table-cell office:value-type="float" office:value="84.097" calcext:value-type="float">
            <text:p>84.097</text:p>
          </table:table-cell>
          <table:table-cell/>
          <table:table-cell office:value-type="float" office:value="360541" calcext:value-type="float">
            <text:p>360541</text:p>
          </table:table-cell>
          <table:table-cell office:value-type="float" office:value="172094" calcext:value-type="float">
            <text:p>172094</text:p>
          </table:table-cell>
          <table:table-cell/>
          <table:table-cell table:formula="of:=[.F1337]/[.B1337]" office:value-type="float" office:value="39825.5826797747" calcext:value-type="float">
            <text:p>39825.5826797747</text:p>
          </table:table-cell>
          <table:table-cell table:formula="of:=[.F1337]/[.C1337]" office:value-type="float" office:value="652.74838279837" calcext:value-type="float">
            <text:p>652.74838279837</text:p>
          </table:table-cell>
          <table:table-cell table:formula="of:=[.F1337]/[.D1337]" office:value-type="float" office:value="4287.20406197605" calcext:value-type="float">
            <text:p>4287.20406197605</text:p>
          </table:table-cell>
        </table:table-row>
        <table:table-row table:style-name="ro1">
          <table:table-cell/>
          <table:table-cell office:value-type="float" office:value="8.399" calcext:value-type="float">
            <text:p>8.399</text:p>
          </table:table-cell>
          <table:table-cell office:value-type="float" office:value="613.811" calcext:value-type="float">
            <text:p>613.811</text:p>
          </table:table-cell>
          <table:table-cell office:value-type="float" office:value="99.256" calcext:value-type="float">
            <text:p>99.256</text:p>
          </table:table-cell>
          <table:table-cell/>
          <table:table-cell office:value-type="float" office:value="397375" calcext:value-type="float">
            <text:p>397375</text:p>
          </table:table-cell>
          <table:table-cell office:value-type="float" office:value="144730" calcext:value-type="float">
            <text:p>144730</text:p>
          </table:table-cell>
          <table:table-cell/>
          <table:table-cell table:formula="of:=[.F1338]/[.B1338]" office:value-type="float" office:value="47312.1800214311" calcext:value-type="float">
            <text:p>47312.1800214311</text:p>
          </table:table-cell>
          <table:table-cell table:formula="of:=[.F1338]/[.C1338]" office:value-type="float" office:value="647.389831723446" calcext:value-type="float">
            <text:p>647.389831723446</text:p>
          </table:table-cell>
          <table:table-cell table:formula="of:=[.F1338]/[.D1338]" office:value-type="float" office:value="4003.5363101475" calcext:value-type="float">
            <text:p>4003.5363101475</text:p>
          </table:table-cell>
        </table:table-row>
        <table:table-row table:style-name="ro1">
          <table:table-cell/>
          <table:table-cell office:value-type="float" office:value="0.066" calcext:value-type="float">
            <text:p>0.066</text:p>
          </table:table-cell>
          <table:table-cell office:value-type="float" office:value="3.002" calcext:value-type="float">
            <text:p>3.002</text:p>
          </table:table-cell>
          <table:table-cell office:value-type="float" office:value="0.417" calcext:value-type="float">
            <text:p>0.417</text:p>
          </table:table-cell>
          <table:table-cell/>
          <table:table-cell office:value-type="float" office:value="28274" calcext:value-type="float">
            <text:p>28274</text:p>
          </table:table-cell>
          <table:table-cell office:value-type="float" office:value="15124" calcext:value-type="float">
            <text:p>15124</text:p>
          </table:table-cell>
          <table:table-cell/>
          <table:table-cell table:formula="of:=[.F1339]/[.B1339]" office:value-type="float" office:value="428393.939393939" calcext:value-type="float">
            <text:p>428393.939393939</text:p>
          </table:table-cell>
          <table:table-cell table:formula="of:=[.F1339]/[.C1339]" office:value-type="float" office:value="9418.38774150566" calcext:value-type="float">
            <text:p>9418.38774150566</text:p>
          </table:table-cell>
          <table:table-cell table:formula="of:=[.F1339]/[.D1339]" office:value-type="float" office:value="67803.3573141487" calcext:value-type="float">
            <text:p>67803.3573141487</text:p>
          </table:table-cell>
        </table:table-row>
        <table:table-row table:style-name="ro1">
          <table:table-cell/>
          <table:table-cell office:value-type="float" office:value="2.895" calcext:value-type="float">
            <text:p>2.895</text:p>
          </table:table-cell>
          <table:table-cell office:value-type="float" office:value="255.176" calcext:value-type="float">
            <text:p>255.176</text:p>
          </table:table-cell>
          <table:table-cell office:value-type="float" office:value="32.684" calcext:value-type="float">
            <text:p>32.684</text:p>
          </table:table-cell>
          <table:table-cell/>
          <table:table-cell office:value-type="float" office:value="235530" calcext:value-type="float">
            <text:p>235530</text:p>
          </table:table-cell>
          <table:table-cell office:value-type="float" office:value="88490" calcext:value-type="float">
            <text:p>88490</text:p>
          </table:table-cell>
          <table:table-cell/>
          <table:table-cell table:formula="of:=[.F1340]/[.B1340]" office:value-type="float" office:value="81357.5129533679" calcext:value-type="float">
            <text:p>81357.5129533679</text:p>
          </table:table-cell>
          <table:table-cell table:formula="of:=[.F1340]/[.C1340]" office:value-type="float" office:value="923.010000940527" calcext:value-type="float">
            <text:p>923.010000940527</text:p>
          </table:table-cell>
          <table:table-cell table:formula="of:=[.F1340]/[.D1340]" office:value-type="float" office:value="7206.27830130951" calcext:value-type="float">
            <text:p>7206.27830130951</text:p>
          </table:table-cell>
        </table:table-row>
        <table:table-row table:style-name="ro1">
          <table:table-cell/>
          <table:table-cell office:value-type="float" office:value="8.351" calcext:value-type="float">
            <text:p>8.351</text:p>
          </table:table-cell>
          <table:table-cell office:value-type="float" office:value="1381.764" calcext:value-type="float">
            <text:p>1381.764</text:p>
          </table:table-cell>
          <table:table-cell office:value-type="float" office:value="97.05" calcext:value-type="float">
            <text:p>97.05</text:p>
          </table:table-cell>
          <table:table-cell/>
          <table:table-cell office:value-type="float" office:value="398893" calcext:value-type="float">
            <text:p>398893</text:p>
          </table:table-cell>
          <table:table-cell office:value-type="float" office:value="142278" calcext:value-type="float">
            <text:p>142278</text:p>
          </table:table-cell>
          <table:table-cell/>
          <table:table-cell table:formula="of:=[.F1341]/[.B1341]" office:value-type="float" office:value="47765.8962998443" calcext:value-type="float">
            <text:p>47765.8962998443</text:p>
          </table:table-cell>
          <table:table-cell table:formula="of:=[.F1341]/[.C1341]" office:value-type="float" office:value="288.683885236553" calcext:value-type="float">
            <text:p>288.683885236553</text:p>
          </table:table-cell>
          <table:table-cell table:formula="of:=[.F1341]/[.D1341]" office:value-type="float" office:value="4110.18031942298" calcext:value-type="float">
            <text:p>4110.18031942298</text:p>
          </table:table-cell>
        </table:table-row>
        <table:table-row table:style-name="ro1">
          <table:table-cell/>
          <table:table-cell office:value-type="float" office:value="0.013" calcext:value-type="float">
            <text:p>0.013</text:p>
          </table:table-cell>
          <table:table-cell office:value-type="float" office:value="0.86" calcext:value-type="float">
            <text:p>0.86</text:p>
          </table:table-cell>
          <table:table-cell office:value-type="float" office:value="0.172" calcext:value-type="float">
            <text:p>0.172</text:p>
          </table:table-cell>
          <table:table-cell/>
          <table:table-cell office:value-type="float" office:value="7923" calcext:value-type="float">
            <text:p>7923</text:p>
          </table:table-cell>
          <table:table-cell office:value-type="float" office:value="4958" calcext:value-type="float">
            <text:p>4958</text:p>
          </table:table-cell>
          <table:table-cell/>
          <table:table-cell table:formula="of:=[.F1342]/[.B1342]" office:value-type="float" office:value="609461.538461538" calcext:value-type="float">
            <text:p>609461.538461538</text:p>
          </table:table-cell>
          <table:table-cell table:formula="of:=[.F1342]/[.C1342]" office:value-type="float" office:value="9212.79069767442" calcext:value-type="float">
            <text:p>9212.79069767442</text:p>
          </table:table-cell>
          <table:table-cell table:formula="of:=[.F1342]/[.D1342]" office:value-type="float" office:value="46063.9534883721" calcext:value-type="float">
            <text:p>46063.9534883721</text:p>
          </table:table-cell>
        </table:table-row>
        <table:table-row table:style-name="ro1">
          <table:table-cell/>
          <table:table-cell office:value-type="float" office:value="2.29" calcext:value-type="float">
            <text:p>2.29</text:p>
          </table:table-cell>
          <table:table-cell office:value-type="float" office:value="212.534" calcext:value-type="float">
            <text:p>212.534</text:p>
          </table:table-cell>
          <table:table-cell office:value-type="float" office:value="28.731" calcext:value-type="float">
            <text:p>28.731</text:p>
          </table:table-cell>
          <table:table-cell/>
          <table:table-cell office:value-type="float" office:value="225577" calcext:value-type="float">
            <text:p>225577</text:p>
          </table:table-cell>
          <table:table-cell office:value-type="float" office:value="81088" calcext:value-type="float">
            <text:p>81088</text:p>
          </table:table-cell>
          <table:table-cell/>
          <table:table-cell table:formula="of:=[.F1343]/[.B1343]" office:value-type="float" office:value="98505.2401746725" calcext:value-type="float">
            <text:p>98505.2401746725</text:p>
          </table:table-cell>
          <table:table-cell table:formula="of:=[.F1343]/[.C1343]" office:value-type="float" office:value="1061.36900448869" calcext:value-type="float">
            <text:p>1061.36900448869</text:p>
          </table:table-cell>
          <table:table-cell table:formula="of:=[.F1343]/[.D1343]" office:value-type="float" office:value="7851.34523685218" calcext:value-type="float">
            <text:p>7851.34523685218</text:p>
          </table:table-cell>
        </table:table-row>
        <table:table-row table:style-name="ro1">
          <table:table-cell/>
          <table:table-cell office:value-type="float" office:value="3.861" calcext:value-type="float">
            <text:p>3.861</text:p>
          </table:table-cell>
          <table:table-cell office:value-type="float" office:value="805.73" calcext:value-type="float">
            <text:p>805.73</text:p>
          </table:table-cell>
          <table:table-cell office:value-type="float" office:value="45.213" calcext:value-type="float">
            <text:p>45.213</text:p>
          </table:table-cell>
          <table:table-cell/>
          <table:table-cell office:value-type="float" office:value="274649" calcext:value-type="float">
            <text:p>274649</text:p>
          </table:table-cell>
          <table:table-cell office:value-type="float" office:value="98250" calcext:value-type="float">
            <text:p>98250</text:p>
          </table:table-cell>
          <table:table-cell/>
          <table:table-cell table:formula="of:=[.F1344]/[.B1344]" office:value-type="float" office:value="71134.1621341621" calcext:value-type="float">
            <text:p>71134.1621341621</text:p>
          </table:table-cell>
          <table:table-cell table:formula="of:=[.F1344]/[.C1344]" office:value-type="float" office:value="340.869770270438" calcext:value-type="float">
            <text:p>340.869770270438</text:p>
          </table:table-cell>
          <table:table-cell table:formula="of:=[.F1344]/[.D1344]" office:value-type="float" office:value="6074.55820228695" calcext:value-type="float">
            <text:p>6074.55820228695</text:p>
          </table:table-cell>
        </table:table-row>
        <table:table-row table:style-name="ro1">
          <table:table-cell/>
          <table:table-cell office:value-type="float" office:value="8.048" calcext:value-type="float">
            <text:p>8.048</text:p>
          </table:table-cell>
          <table:table-cell office:value-type="float" office:value="726.629" calcext:value-type="float">
            <text:p>726.629</text:p>
          </table:table-cell>
          <table:table-cell office:value-type="float" office:value="104.598" calcext:value-type="float">
            <text:p>104.598</text:p>
          </table:table-cell>
          <table:table-cell/>
          <table:table-cell office:value-type="float" office:value="410210" calcext:value-type="float">
            <text:p>410210</text:p>
          </table:table-cell>
          <table:table-cell office:value-type="float" office:value="149110" calcext:value-type="float">
            <text:p>149110</text:p>
          </table:table-cell>
          <table:table-cell/>
          <table:table-cell table:formula="of:=[.F1345]/[.B1345]" office:value-type="float" office:value="50970.4274353877" calcext:value-type="float">
            <text:p>50970.4274353877</text:p>
          </table:table-cell>
          <table:table-cell table:formula="of:=[.F1345]/[.C1345]" office:value-type="float" office:value="564.538437084124" calcext:value-type="float">
            <text:p>564.538437084124</text:p>
          </table:table-cell>
          <table:table-cell table:formula="of:=[.F1345]/[.D1345]" office:value-type="float" office:value="3921.77670701161" calcext:value-type="float">
            <text:p>3921.77670701161</text:p>
          </table:table-cell>
        </table:table-row>
        <table:table-row table:style-name="ro1">
          <table:table-cell/>
          <table:table-cell office:value-type="float" office:value="5.167" calcext:value-type="float">
            <text:p>5.167</text:p>
          </table:table-cell>
          <table:table-cell office:value-type="float" office:value="440.533" calcext:value-type="float">
            <text:p>440.533</text:p>
          </table:table-cell>
          <table:table-cell office:value-type="float" office:value="54.88" calcext:value-type="float">
            <text:p>54.88</text:p>
          </table:table-cell>
          <table:table-cell/>
          <table:table-cell office:value-type="float" office:value="297240" calcext:value-type="float">
            <text:p>297240</text:p>
          </table:table-cell>
          <table:table-cell office:value-type="float" office:value="122097" calcext:value-type="float">
            <text:p>122097</text:p>
          </table:table-cell>
          <table:table-cell/>
          <table:table-cell table:formula="of:=[.F1346]/[.B1346]" office:value-type="float" office:value="57526.6111863751" calcext:value-type="float">
            <text:p>57526.6111863751</text:p>
          </table:table-cell>
          <table:table-cell table:formula="of:=[.F1346]/[.C1346]" office:value-type="float" office:value="674.728113444396" calcext:value-type="float">
            <text:p>674.728113444396</text:p>
          </table:table-cell>
          <table:table-cell table:formula="of:=[.F1346]/[.D1346]" office:value-type="float" office:value="5416.18075801749" calcext:value-type="float">
            <text:p>5416.18075801749</text:p>
          </table:table-cell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 office:value-type="float" office:value="75.541" calcext:value-type="float">
            <text:p>75.541</text:p>
          </table:table-cell>
          <table:table-cell office:value-type="float" office:value="9.782" calcext:value-type="float">
            <text:p>9.782</text:p>
          </table:table-cell>
          <table:table-cell/>
          <table:table-cell office:value-type="float" office:value="134523" calcext:value-type="float">
            <text:p>134523</text:p>
          </table:table-cell>
          <table:table-cell office:value-type="float" office:value="50098" calcext:value-type="float">
            <text:p>50098</text:p>
          </table:table-cell>
          <table:table-cell/>
          <table:table-cell table:formula="of:=[.F1347]/[.B1347]" office:value-type="float" office:value="177470.976253298" calcext:value-type="float">
            <text:p>177470.976253298</text:p>
          </table:table-cell>
          <table:table-cell table:formula="of:=[.F1347]/[.C1347]" office:value-type="float" office:value="1780.79453541785" calcext:value-type="float">
            <text:p>1780.79453541785</text:p>
          </table:table-cell>
          <table:table-cell table:formula="of:=[.F1347]/[.D1347]" office:value-type="float" office:value="13752.0956859538" calcext:value-type="float">
            <text:p>13752.0956859538</text:p>
          </table:table-cell>
        </table:table-row>
        <table:table-row table:style-name="ro1">
          <table:table-cell/>
          <table:table-cell office:value-type="float" office:value="1.102" calcext:value-type="float">
            <text:p>1.102</text:p>
          </table:table-cell>
          <table:table-cell office:value-type="float" office:value="88.147" calcext:value-type="float">
            <text:p>88.147</text:p>
          </table:table-cell>
          <table:table-cell office:value-type="float" office:value="12.568" calcext:value-type="float">
            <text:p>12.568</text:p>
          </table:table-cell>
          <table:table-cell/>
          <table:table-cell office:value-type="float" office:value="149085" calcext:value-type="float">
            <text:p>149085</text:p>
          </table:table-cell>
          <table:table-cell office:value-type="float" office:value="56233" calcext:value-type="float">
            <text:p>56233</text:p>
          </table:table-cell>
          <table:table-cell/>
          <table:table-cell table:formula="of:=[.F1348]/[.B1348]" office:value-type="float" office:value="135285.843920145" calcext:value-type="float">
            <text:p>135285.843920145</text:p>
          </table:table-cell>
          <table:table-cell table:formula="of:=[.F1348]/[.C1348]" office:value-type="float" office:value="1691.3224499983" calcext:value-type="float">
            <text:p>1691.3224499983</text:p>
          </table:table-cell>
          <table:table-cell table:formula="of:=[.F1348]/[.D1348]" office:value-type="float" office:value="11862.2692552514" calcext:value-type="float">
            <text:p>11862.2692552514</text:p>
          </table:table-cell>
        </table:table-row>
        <table:table-row table:style-name="ro1">
          <table:table-cell/>
          <table:table-cell office:value-type="float" office:value="0.812" calcext:value-type="float">
            <text:p>0.812</text:p>
          </table:table-cell>
          <table:table-cell office:value-type="float" office:value="84.384" calcext:value-type="float">
            <text:p>84.384</text:p>
          </table:table-cell>
          <table:table-cell office:value-type="float" office:value="8.771" calcext:value-type="float">
            <text:p>8.771</text:p>
          </table:table-cell>
          <table:table-cell/>
          <table:table-cell office:value-type="float" office:value="126943" calcext:value-type="float">
            <text:p>126943</text:p>
          </table:table-cell>
          <table:table-cell office:value-type="float" office:value="52875" calcext:value-type="float">
            <text:p>52875</text:p>
          </table:table-cell>
          <table:table-cell/>
          <table:table-cell table:formula="of:=[.F1349]/[.B1349]" office:value-type="float" office:value="156333.743842365" calcext:value-type="float">
            <text:p>156333.743842365</text:p>
          </table:table-cell>
          <table:table-cell table:formula="of:=[.F1349]/[.C1349]" office:value-type="float" office:value="1504.34916571862" calcext:value-type="float">
            <text:p>1504.34916571862</text:p>
          </table:table-cell>
          <table:table-cell table:formula="of:=[.F1349]/[.D1349]" office:value-type="float" office:value="14473.036141831" calcext:value-type="float">
            <text:p>14473.036141831</text:p>
          </table:table-cell>
        </table:table-row>
        <table:table-row table:style-name="ro1">
          <table:table-cell/>
          <table:table-cell office:value-type="float" office:value="0.738" calcext:value-type="float">
            <text:p>0.738</text:p>
          </table:table-cell>
          <table:table-cell office:value-type="float" office:value="60.645" calcext:value-type="float">
            <text:p>60.645</text:p>
          </table:table-cell>
          <table:table-cell office:value-type="float" office:value="7.584" calcext:value-type="float">
            <text:p>7.584</text:p>
          </table:table-cell>
          <table:table-cell/>
          <table:table-cell office:value-type="float" office:value="118118" calcext:value-type="float">
            <text:p>118118</text:p>
          </table:table-cell>
          <table:table-cell office:value-type="float" office:value="51746" calcext:value-type="float">
            <text:p>51746</text:p>
          </table:table-cell>
          <table:table-cell/>
          <table:table-cell table:formula="of:=[.F1350]/[.B1350]" office:value-type="float" office:value="160051.490514905" calcext:value-type="float">
            <text:p>160051.490514905</text:p>
          </table:table-cell>
          <table:table-cell table:formula="of:=[.F1350]/[.C1350]" office:value-type="float" office:value="1947.69560557342" calcext:value-type="float">
            <text:p>1947.69560557342</text:p>
          </table:table-cell>
          <table:table-cell table:formula="of:=[.F1350]/[.D1350]" office:value-type="float" office:value="15574.6308016878" calcext:value-type="float">
            <text:p>15574.6308016878</text:p>
          </table:table-cell>
        </table:table-row>
        <table:table-row table:style-name="ro1">
          <table:table-cell/>
          <table:table-cell office:value-type="float" office:value="0.304" calcext:value-type="float">
            <text:p>0.304</text:p>
          </table:table-cell>
          <table:table-cell office:value-type="float" office:value="19.357" calcext:value-type="float">
            <text:p>19.357</text:p>
          </table:table-cell>
          <table:table-cell office:value-type="float" office:value="2.458" calcext:value-type="float">
            <text:p>2.458</text:p>
          </table:table-cell>
          <table:table-cell/>
          <table:table-cell office:value-type="float" office:value="64180" calcext:value-type="float">
            <text:p>64180</text:p>
          </table:table-cell>
          <table:table-cell office:value-type="float" office:value="36610" calcext:value-type="float">
            <text:p>36610</text:p>
          </table:table-cell>
          <table:table-cell/>
          <table:table-cell table:formula="of:=[.F1351]/[.B1351]" office:value-type="float" office:value="211118.421052632" calcext:value-type="float">
            <text:p>211118.421052632</text:p>
          </table:table-cell>
          <table:table-cell table:formula="of:=[.F1351]/[.C1351]" office:value-type="float" office:value="3315.59642506587" calcext:value-type="float">
            <text:p>3315.59642506587</text:p>
          </table:table-cell>
          <table:table-cell table:formula="of:=[.F1351]/[.D1351]" office:value-type="float" office:value="26110.6590724166" calcext:value-type="float">
            <text:p>26110.6590724166</text:p>
          </table:table-cell>
        </table:table-row>
        <table:table-row table:style-name="ro1">
          <table:table-cell/>
          <table:table-cell office:value-type="float" office:value="2.653" calcext:value-type="float">
            <text:p>2.653</text:p>
          </table:table-cell>
          <table:table-cell office:value-type="float" office:value="190.999" calcext:value-type="float">
            <text:p>190.999</text:p>
          </table:table-cell>
          <table:table-cell office:value-type="float" office:value="30.783" calcext:value-type="float">
            <text:p>30.783</text:p>
          </table:table-cell>
          <table:table-cell/>
          <table:table-cell office:value-type="float" office:value="224039" calcext:value-type="float">
            <text:p>224039</text:p>
          </table:table-cell>
          <table:table-cell office:value-type="float" office:value="85664" calcext:value-type="float">
            <text:p>85664</text:p>
          </table:table-cell>
          <table:table-cell/>
          <table:table-cell table:formula="of:=[.F1352]/[.B1352]" office:value-type="float" office:value="84447.4180173389" calcext:value-type="float">
            <text:p>84447.4180173389</text:p>
          </table:table-cell>
          <table:table-cell table:formula="of:=[.F1352]/[.C1352]" office:value-type="float" office:value="1172.98519887539" calcext:value-type="float">
            <text:p>1172.98519887539</text:p>
          </table:table-cell>
          <table:table-cell table:formula="of:=[.F1352]/[.D1352]" office:value-type="float" office:value="7278.01059026086" calcext:value-type="float">
            <text:p>7278.01059026086</text:p>
          </table:table-cell>
        </table:table-row>
        <table:table-row table:style-name="ro1">
          <table:table-cell/>
          <table:table-cell office:value-type="float" office:value="9.122" calcext:value-type="float">
            <text:p>9.122</text:p>
          </table:table-cell>
          <table:table-cell office:value-type="float" office:value="848.271" calcext:value-type="float">
            <text:p>848.271</text:p>
          </table:table-cell>
          <table:table-cell office:value-type="float" office:value="103.609" calcext:value-type="float">
            <text:p>103.609</text:p>
          </table:table-cell>
          <table:table-cell/>
          <table:table-cell office:value-type="float" office:value="410135" calcext:value-type="float">
            <text:p>410135</text:p>
          </table:table-cell>
          <table:table-cell office:value-type="float" office:value="151848" calcext:value-type="float">
            <text:p>151848</text:p>
          </table:table-cell>
          <table:table-cell/>
          <table:table-cell table:formula="of:=[.F1353]/[.B1353]" office:value-type="float" office:value="44961.0830958123" calcext:value-type="float">
            <text:p>44961.0830958123</text:p>
          </table:table-cell>
          <table:table-cell table:formula="of:=[.F1353]/[.C1353]" office:value-type="float" office:value="483.495250928064" calcext:value-type="float">
            <text:p>483.495250928064</text:p>
          </table:table-cell>
          <table:table-cell table:formula="of:=[.F1353]/[.D1353]" office:value-type="float" office:value="3958.48816222529" calcext:value-type="float">
            <text:p>3958.48816222529</text:p>
          </table:table-cell>
        </table:table-row>
        <table:table-row table:style-name="ro1">
          <table:table-cell/>
          <table:table-cell office:value-type="float" office:value="4.079" calcext:value-type="float">
            <text:p>4.079</text:p>
          </table:table-cell>
          <table:table-cell office:value-type="float" office:value="385.724" calcext:value-type="float">
            <text:p>385.724</text:p>
          </table:table-cell>
          <table:table-cell office:value-type="float" office:value="49.267" calcext:value-type="float">
            <text:p>49.267</text:p>
          </table:table-cell>
          <table:table-cell/>
          <table:table-cell office:value-type="float" office:value="286153" calcext:value-type="float">
            <text:p>286153</text:p>
          </table:table-cell>
          <table:table-cell office:value-type="float" office:value="100664" calcext:value-type="float">
            <text:p>100664</text:p>
          </table:table-cell>
          <table:table-cell/>
          <table:table-cell table:formula="of:=[.F1354]/[.B1354]" office:value-type="float" office:value="70152.733513116" calcext:value-type="float">
            <text:p>70152.733513116</text:p>
          </table:table-cell>
          <table:table-cell table:formula="of:=[.F1354]/[.C1354]" office:value-type="float" office:value="741.859464280159" calcext:value-type="float">
            <text:p>741.859464280159</text:p>
          </table:table-cell>
          <table:table-cell table:formula="of:=[.F1354]/[.D1354]" office:value-type="float" office:value="5808.20833417906" calcext:value-type="float">
            <text:p>5808.20833417906</text:p>
          </table:table-cell>
        </table:table-row>
        <table:table-row table:style-name="ro1">
          <table:table-cell/>
          <table:table-cell office:value-type="float" office:value="15.499" calcext:value-type="float">
            <text:p>15.499</text:p>
          </table:table-cell>
          <table:table-cell office:value-type="float" office:value="1042.261" calcext:value-type="float">
            <text:p>1042.261</text:p>
          </table:table-cell>
          <table:table-cell office:value-type="float" office:value="196.977" calcext:value-type="float">
            <text:p>196.977</text:p>
          </table:table-cell>
          <table:table-cell/>
          <table:table-cell office:value-type="float" office:value="510169" calcext:value-type="float">
            <text:p>510169</text:p>
          </table:table-cell>
          <table:table-cell office:value-type="float" office:value="209868" calcext:value-type="float">
            <text:p>209868</text:p>
          </table:table-cell>
          <table:table-cell/>
          <table:table-cell table:formula="of:=[.F1355]/[.B1355]" office:value-type="float" office:value="32916.252661462" calcext:value-type="float">
            <text:p>32916.252661462</text:p>
          </table:table-cell>
          <table:table-cell table:formula="of:=[.F1355]/[.C1355]" office:value-type="float" office:value="489.482960601999" calcext:value-type="float">
            <text:p>489.482960601999</text:p>
          </table:table-cell>
          <table:table-cell table:formula="of:=[.F1355]/[.D1355]" office:value-type="float" office:value="2589.99274026917" calcext:value-type="float">
            <text:p>2589.99274026917</text:p>
          </table:table-cell>
        </table:table-row>
        <table:table-row table:style-name="ro1">
          <table:table-cell/>
          <table:table-cell office:value-type="float" office:value="2.711" calcext:value-type="float">
            <text:p>2.711</text:p>
          </table:table-cell>
          <table:table-cell office:value-type="float" office:value="211.208" calcext:value-type="float">
            <text:p>211.208</text:p>
          </table:table-cell>
          <table:table-cell office:value-type="float" office:value="30.655" calcext:value-type="float">
            <text:p>30.655</text:p>
          </table:table-cell>
          <table:table-cell/>
          <table:table-cell office:value-type="float" office:value="220326" calcext:value-type="float">
            <text:p>220326</text:p>
          </table:table-cell>
          <table:table-cell office:value-type="float" office:value="88058" calcext:value-type="float">
            <text:p>88058</text:p>
          </table:table-cell>
          <table:table-cell/>
          <table:table-cell table:formula="of:=[.F1356]/[.B1356]" office:value-type="float" office:value="81271.1176687569" calcext:value-type="float">
            <text:p>81271.1176687569</text:p>
          </table:table-cell>
          <table:table-cell table:formula="of:=[.F1356]/[.C1356]" office:value-type="float" office:value="1043.17071323056" calcext:value-type="float">
            <text:p>1043.17071323056</text:p>
          </table:table-cell>
          <table:table-cell table:formula="of:=[.F1356]/[.D1356]" office:value-type="float" office:value="7187.27776871636" calcext:value-type="float">
            <text:p>7187.27776871636</text:p>
          </table:table-cell>
        </table:table-row>
        <table:table-row table:style-name="ro1">
          <table:table-cell/>
          <table:table-cell office:value-type="float" office:value="0.106" calcext:value-type="float">
            <text:p>0.106</text:p>
          </table:table-cell>
          <table:table-cell office:value-type="float" office:value="5.652" calcext:value-type="float">
            <text:p>5.652</text:p>
          </table:table-cell>
          <table:table-cell office:value-type="float" office:value="0.827" calcext:value-type="float">
            <text:p>0.827</text:p>
          </table:table-cell>
          <table:table-cell/>
          <table:table-cell office:value-type="float" office:value="38597" calcext:value-type="float">
            <text:p>38597</text:p>
          </table:table-cell>
          <table:table-cell office:value-type="float" office:value="23562" calcext:value-type="float">
            <text:p>23562</text:p>
          </table:table-cell>
          <table:table-cell/>
          <table:table-cell table:formula="of:=[.F1357]/[.B1357]" office:value-type="float" office:value="364122.641509434" calcext:value-type="float">
            <text:p>364122.641509434</text:p>
          </table:table-cell>
          <table:table-cell table:formula="of:=[.F1357]/[.C1357]" office:value-type="float" office:value="6828.91012031139" calcext:value-type="float">
            <text:p>6828.91012031139</text:p>
          </table:table-cell>
          <table:table-cell table:formula="of:=[.F1357]/[.D1357]" office:value-type="float" office:value="46671.100362757" calcext:value-type="float">
            <text:p>46671.100362757</text:p>
          </table:table-cell>
        </table:table-row>
        <table:table-row table:style-name="ro1">
          <table:table-cell/>
          <table:table-cell office:value-type="float" office:value="8.99" calcext:value-type="float">
            <text:p>8.99</text:p>
          </table:table-cell>
          <table:table-cell office:value-type="float" office:value="895.273" calcext:value-type="float">
            <text:p>895.273</text:p>
          </table:table-cell>
          <table:table-cell office:value-type="float" office:value="95.987" calcext:value-type="float">
            <text:p>95.987</text:p>
          </table:table-cell>
          <table:table-cell/>
          <table:table-cell office:value-type="float" office:value="414416" calcext:value-type="float">
            <text:p>414416</text:p>
          </table:table-cell>
          <table:table-cell office:value-type="float" office:value="146353" calcext:value-type="float">
            <text:p>146353</text:p>
          </table:table-cell>
          <table:table-cell/>
          <table:table-cell table:formula="of:=[.F1358]/[.B1358]" office:value-type="float" office:value="46097.4416017798" calcext:value-type="float">
            <text:p>46097.4416017798</text:p>
          </table:table-cell>
          <table:table-cell table:formula="of:=[.F1358]/[.C1358]" office:value-type="float" office:value="462.893441441884" calcext:value-type="float">
            <text:p>462.893441441884</text:p>
          </table:table-cell>
          <table:table-cell table:formula="of:=[.F1358]/[.D1358]" office:value-type="float" office:value="4317.41798368529" calcext:value-type="float">
            <text:p>4317.41798368529</text:p>
          </table:table-cell>
        </table:table-row>
        <table:table-row table:style-name="ro1">
          <table:table-cell/>
          <table:table-cell office:value-type="float" office:value="4.14" calcext:value-type="float">
            <text:p>4.14</text:p>
          </table:table-cell>
          <table:table-cell office:value-type="float" office:value="281.748" calcext:value-type="float">
            <text:p>281.748</text:p>
          </table:table-cell>
          <table:table-cell office:value-type="float" office:value="41.615" calcext:value-type="float">
            <text:p>41.615</text:p>
          </table:table-cell>
          <table:table-cell/>
          <table:table-cell office:value-type="float" office:value="263851" calcext:value-type="float">
            <text:p>263851</text:p>
          </table:table-cell>
          <table:table-cell office:value-type="float" office:value="111078" calcext:value-type="float">
            <text:p>111078</text:p>
          </table:table-cell>
          <table:table-cell/>
          <table:table-cell table:formula="of:=[.F1359]/[.B1359]" office:value-type="float" office:value="63732.1256038647" calcext:value-type="float">
            <text:p>63732.1256038647</text:p>
          </table:table-cell>
          <table:table-cell table:formula="of:=[.F1359]/[.C1359]" office:value-type="float" office:value="936.47869727558" calcext:value-type="float">
            <text:p>936.47869727558</text:p>
          </table:table-cell>
          <table:table-cell table:formula="of:=[.F1359]/[.D1359]" office:value-type="float" office:value="6340.28595458368" calcext:value-type="float">
            <text:p>6340.28595458368</text:p>
          </table:table-cell>
        </table:table-row>
        <table:table-row table:style-name="ro1">
          <table:table-cell/>
          <table:table-cell office:value-type="float" office:value="11.971" calcext:value-type="float">
            <text:p>11.971</text:p>
          </table:table-cell>
          <table:table-cell office:value-type="float" office:value="2857.468" calcext:value-type="float">
            <text:p>2857.468</text:p>
          </table:table-cell>
          <table:table-cell office:value-type="float" office:value="125.899" calcext:value-type="float">
            <text:p>125.899</text:p>
          </table:table-cell>
          <table:table-cell/>
          <table:table-cell office:value-type="float" office:value="470920" calcext:value-type="float">
            <text:p>470920</text:p>
          </table:table-cell>
          <table:table-cell office:value-type="float" office:value="168745" calcext:value-type="float">
            <text:p>168745</text:p>
          </table:table-cell>
          <table:table-cell/>
          <table:table-cell table:formula="of:=[.F1360]/[.B1360]" office:value-type="float" office:value="39338.4011360789" calcext:value-type="float">
            <text:p>39338.4011360789</text:p>
          </table:table-cell>
          <table:table-cell table:formula="of:=[.F1360]/[.C1360]" office:value-type="float" office:value="164.803245390675" calcext:value-type="float">
            <text:p>164.803245390675</text:p>
          </table:table-cell>
          <table:table-cell table:formula="of:=[.F1360]/[.D1360]" office:value-type="float" office:value="3740.4586215935" calcext:value-type="float">
            <text:p>3740.4586215935</text:p>
          </table:table-cell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61.05" calcext:value-type="float">
            <text:p>61.05</text:p>
          </table:table-cell>
          <table:table-cell office:value-type="float" office:value="3.839" calcext:value-type="float">
            <text:p>3.839</text:p>
          </table:table-cell>
          <table:table-cell/>
          <table:table-cell office:value-type="float" office:value="87274" calcext:value-type="float">
            <text:p>87274</text:p>
          </table:table-cell>
          <table:table-cell office:value-type="float" office:value="41750" calcext:value-type="float">
            <text:p>41750</text:p>
          </table:table-cell>
          <table:table-cell/>
          <table:table-cell table:formula="of:=[.F1361]/[.B1361]" office:value-type="float" office:value="178110.204081633" calcext:value-type="float">
            <text:p>178110.204081633</text:p>
          </table:table-cell>
          <table:table-cell table:formula="of:=[.F1361]/[.C1361]" office:value-type="float" office:value="1429.54954954955" calcext:value-type="float">
            <text:p>1429.54954954955</text:p>
          </table:table-cell>
          <table:table-cell table:formula="of:=[.F1361]/[.D1361]" office:value-type="float" office:value="22733.5243553009" calcext:value-type="float">
            <text:p>22733.5243553009</text:p>
          </table:table-cell>
        </table:table-row>
        <table:table-row table:style-name="ro1">
          <table:table-cell/>
          <table:table-cell office:value-type="float" office:value="0.968" calcext:value-type="float">
            <text:p>0.968</text:p>
          </table:table-cell>
          <table:table-cell office:value-type="float" office:value="70.078" calcext:value-type="float">
            <text:p>70.078</text:p>
          </table:table-cell>
          <table:table-cell office:value-type="float" office:value="10.978" calcext:value-type="float">
            <text:p>10.978</text:p>
          </table:table-cell>
          <table:table-cell/>
          <table:table-cell office:value-type="float" office:value="138668" calcext:value-type="float">
            <text:p>138668</text:p>
          </table:table-cell>
          <table:table-cell office:value-type="float" office:value="56184" calcext:value-type="float">
            <text:p>56184</text:p>
          </table:table-cell>
          <table:table-cell/>
          <table:table-cell table:formula="of:=[.F1362]/[.B1362]" office:value-type="float" office:value="143252.066115702" calcext:value-type="float">
            <text:p>143252.066115702</text:p>
          </table:table-cell>
          <table:table-cell table:formula="of:=[.F1362]/[.C1362]" office:value-type="float" office:value="1978.76651730928" calcext:value-type="float">
            <text:p>1978.76651730928</text:p>
          </table:table-cell>
          <table:table-cell table:formula="of:=[.F1362]/[.D1362]" office:value-type="float" office:value="12631.444707597" calcext:value-type="float">
            <text:p>12631.444707597</text:p>
          </table:table-cell>
        </table:table-row>
        <table:table-row table:style-name="ro1">
          <table:table-cell/>
          <table:table-cell office:value-type="float" office:value="3.888" calcext:value-type="float">
            <text:p>3.888</text:p>
          </table:table-cell>
          <table:table-cell office:value-type="float" office:value="507.427" calcext:value-type="float">
            <text:p>507.427</text:p>
          </table:table-cell>
          <table:table-cell office:value-type="float" office:value="45.02" calcext:value-type="float">
            <text:p>45.02</text:p>
          </table:table-cell>
          <table:table-cell/>
          <table:table-cell office:value-type="float" office:value="271413" calcext:value-type="float">
            <text:p>271413</text:p>
          </table:table-cell>
          <table:table-cell office:value-type="float" office:value="101881" calcext:value-type="float">
            <text:p>101881</text:p>
          </table:table-cell>
          <table:table-cell/>
          <table:table-cell table:formula="of:=[.F1363]/[.B1363]" office:value-type="float" office:value="69807.8703703704" calcext:value-type="float">
            <text:p>69807.8703703704</text:p>
          </table:table-cell>
          <table:table-cell table:formula="of:=[.F1363]/[.C1363]" office:value-type="float" office:value="534.880879417138" calcext:value-type="float">
            <text:p>534.880879417138</text:p>
          </table:table-cell>
          <table:table-cell table:formula="of:=[.F1363]/[.D1363]" office:value-type="float" office:value="6028.72056863616" calcext:value-type="float">
            <text:p>6028.72056863616</text:p>
          </table:table-cell>
        </table:table-row>
        <table:table-row table:style-name="ro1">
          <table:table-cell/>
          <table:table-cell office:value-type="float" office:value="7.582" calcext:value-type="float">
            <text:p>7.582</text:p>
          </table:table-cell>
          <table:table-cell office:value-type="float" office:value="644.973" calcext:value-type="float">
            <text:p>644.973</text:p>
          </table:table-cell>
          <table:table-cell office:value-type="float" office:value="84.337" calcext:value-type="float">
            <text:p>84.337</text:p>
          </table:table-cell>
          <table:table-cell/>
          <table:table-cell office:value-type="float" office:value="368568" calcext:value-type="float">
            <text:p>368568</text:p>
          </table:table-cell>
          <table:table-cell office:value-type="float" office:value="140324" calcext:value-type="float">
            <text:p>140324</text:p>
          </table:table-cell>
          <table:table-cell/>
          <table:table-cell table:formula="of:=[.F1364]/[.B1364]" office:value-type="float" office:value="48610.9206014244" calcext:value-type="float">
            <text:p>48610.9206014244</text:p>
          </table:table-cell>
          <table:table-cell table:formula="of:=[.F1364]/[.C1364]" office:value-type="float" office:value="571.447176858566" calcext:value-type="float">
            <text:p>571.447176858566</text:p>
          </table:table-cell>
          <table:table-cell table:formula="of:=[.F1364]/[.D1364]" office:value-type="float" office:value="4370.18153360921" calcext:value-type="float">
            <text:p>4370.18153360921</text:p>
          </table:table-cell>
        </table:table-row>
        <table:table-row table:style-name="ro1">
          <table:table-cell/>
          <table:table-cell office:value-type="float" office:value="5.459" calcext:value-type="float">
            <text:p>5.459</text:p>
          </table:table-cell>
          <table:table-cell office:value-type="float" office:value="469.341" calcext:value-type="float">
            <text:p>469.341</text:p>
          </table:table-cell>
          <table:table-cell office:value-type="float" office:value="60.204" calcext:value-type="float">
            <text:p>60.204</text:p>
          </table:table-cell>
          <table:table-cell/>
          <table:table-cell office:value-type="float" office:value="297567" calcext:value-type="float">
            <text:p>297567</text:p>
          </table:table-cell>
          <table:table-cell office:value-type="float" office:value="128768" calcext:value-type="float">
            <text:p>128768</text:p>
          </table:table-cell>
          <table:table-cell/>
          <table:table-cell table:formula="of:=[.F1365]/[.B1365]" office:value-type="float" office:value="54509.4339622642" calcext:value-type="float">
            <text:p>54509.4339622642</text:p>
          </table:table-cell>
          <table:table-cell table:formula="of:=[.F1365]/[.C1365]" office:value-type="float" office:value="634.010239889547" calcext:value-type="float">
            <text:p>634.010239889547</text:p>
          </table:table-cell>
          <table:table-cell table:formula="of:=[.F1365]/[.D1365]" office:value-type="float" office:value="4942.64500697628" calcext:value-type="float">
            <text:p>4942.64500697628</text:p>
          </table:table-cell>
        </table:table-row>
        <table:table-row table:style-name="ro1">
          <table:table-cell/>
          <table:table-cell office:value-type="float" office:value="3.062" calcext:value-type="float">
            <text:p>3.062</text:p>
          </table:table-cell>
          <table:table-cell office:value-type="float" office:value="794.606" calcext:value-type="float">
            <text:p>794.606</text:p>
          </table:table-cell>
          <table:table-cell office:value-type="float" office:value="29.574" calcext:value-type="float">
            <text:p>29.574</text:p>
          </table:table-cell>
          <table:table-cell/>
          <table:table-cell office:value-type="float" office:value="241608" calcext:value-type="float">
            <text:p>241608</text:p>
          </table:table-cell>
          <table:table-cell office:value-type="float" office:value="88769" calcext:value-type="float">
            <text:p>88769</text:p>
          </table:table-cell>
          <table:table-cell/>
          <table:table-cell table:formula="of:=[.F1366]/[.B1366]" office:value-type="float" office:value="78905.2906596996" calcext:value-type="float">
            <text:p>78905.2906596996</text:p>
          </table:table-cell>
          <table:table-cell table:formula="of:=[.F1366]/[.C1366]" office:value-type="float" office:value="304.060125395479" calcext:value-type="float">
            <text:p>304.060125395479</text:p>
          </table:table-cell>
          <table:table-cell table:formula="of:=[.F1366]/[.D1366]" office:value-type="float" office:value="8169.60843984581" calcext:value-type="float">
            <text:p>8169.60843984581</text:p>
          </table:table-cell>
        </table:table-row>
        <table:table-row table:style-name="ro1">
          <table:table-cell/>
          <table:table-cell office:value-type="float" office:value="11.015" calcext:value-type="float">
            <text:p>11.015</text:p>
          </table:table-cell>
          <table:table-cell office:value-type="float" office:value="960.145" calcext:value-type="float">
            <text:p>960.145</text:p>
          </table:table-cell>
          <table:table-cell office:value-type="float" office:value="189.703" calcext:value-type="float">
            <text:p>189.703</text:p>
          </table:table-cell>
          <table:table-cell/>
          <table:table-cell office:value-type="float" office:value="456054" calcext:value-type="float">
            <text:p>456054</text:p>
          </table:table-cell>
          <table:table-cell office:value-type="float" office:value="163634" calcext:value-type="float">
            <text:p>163634</text:p>
          </table:table-cell>
          <table:table-cell/>
          <table:table-cell table:formula="of:=[.F1367]/[.B1367]" office:value-type="float" office:value="41402.9959146618" calcext:value-type="float">
            <text:p>41402.9959146618</text:p>
          </table:table-cell>
          <table:table-cell table:formula="of:=[.F1367]/[.C1367]" office:value-type="float" office:value="474.984507548339" calcext:value-type="float">
            <text:p>474.984507548339</text:p>
          </table:table-cell>
          <table:table-cell table:formula="of:=[.F1367]/[.D1367]" office:value-type="float" office:value="2404.0421079266" calcext:value-type="float">
            <text:p>2404.0421079266</text:p>
          </table:table-cell>
        </table:table-row>
        <table:table-row table:style-name="ro1">
          <table:table-cell/>
          <table:table-cell office:value-type="float" office:value="1.045" calcext:value-type="float">
            <text:p>1.045</text:p>
          </table:table-cell>
          <table:table-cell office:value-type="float" office:value="120.291" calcext:value-type="float">
            <text:p>120.291</text:p>
          </table:table-cell>
          <table:table-cell office:value-type="float" office:value="14.232" calcext:value-type="float">
            <text:p>14.232</text:p>
          </table:table-cell>
          <table:table-cell/>
          <table:table-cell office:value-type="float" office:value="159322" calcext:value-type="float">
            <text:p>159322</text:p>
          </table:table-cell>
          <table:table-cell office:value-type="float" office:value="57104" calcext:value-type="float">
            <text:p>57104</text:p>
          </table:table-cell>
          <table:table-cell/>
          <table:table-cell table:formula="of:=[.F1368]/[.B1368]" office:value-type="float" office:value="152461.244019139" calcext:value-type="float">
            <text:p>152461.244019139</text:p>
          </table:table-cell>
          <table:table-cell table:formula="of:=[.F1368]/[.C1368]" office:value-type="float" office:value="1324.47148997016" calcext:value-type="float">
            <text:p>1324.47148997016</text:p>
          </table:table-cell>
          <table:table-cell table:formula="of:=[.F1368]/[.D1368]" office:value-type="float" office:value="11194.6318156268" calcext:value-type="float">
            <text:p>11194.6318156268</text:p>
          </table:table-cell>
        </table:table-row>
        <table:table-row table:style-name="ro1">
          <table:table-cell/>
          <table:table-cell office:value-type="float" office:value="15.96" calcext:value-type="float">
            <text:p>15.96</text:p>
          </table:table-cell>
          <table:table-cell office:value-type="float" office:value="1469.169" calcext:value-type="float">
            <text:p>1469.169</text:p>
          </table:table-cell>
          <table:table-cell office:value-type="float" office:value="223.188" calcext:value-type="float">
            <text:p>223.188</text:p>
          </table:table-cell>
          <table:table-cell/>
          <table:table-cell office:value-type="float" office:value="546817" calcext:value-type="float">
            <text:p>546817</text:p>
          </table:table-cell>
          <table:table-cell office:value-type="float" office:value="200988" calcext:value-type="float">
            <text:p>200988</text:p>
          </table:table-cell>
          <table:table-cell/>
          <table:table-cell table:formula="of:=[.F1369]/[.B1369]" office:value-type="float" office:value="34261.7167919799" calcext:value-type="float">
            <text:p>34261.7167919799</text:p>
          </table:table-cell>
          <table:table-cell table:formula="of:=[.F1369]/[.C1369]" office:value-type="float" office:value="372.194757716777" calcext:value-type="float">
            <text:p>372.194757716777</text:p>
          </table:table-cell>
          <table:table-cell table:formula="of:=[.F1369]/[.D1369]" office:value-type="float" office:value="2450.02867537681" calcext:value-type="float">
            <text:p>2450.02867537681</text:p>
          </table:table-cell>
        </table:table-row>
        <table:table-row table:style-name="ro1">
          <table:table-cell/>
          <table:table-cell office:value-type="float" office:value="27.618" calcext:value-type="float">
            <text:p>27.618</text:p>
          </table:table-cell>
          <table:table-cell office:value-type="float" office:value="3120.223" calcext:value-type="float">
            <text:p>3120.223</text:p>
          </table:table-cell>
          <table:table-cell office:value-type="float" office:value="296.103" calcext:value-type="float">
            <text:p>296.103</text:p>
          </table:table-cell>
          <table:table-cell/>
          <table:table-cell office:value-type="float" office:value="673571" calcext:value-type="float">
            <text:p>673571</text:p>
          </table:table-cell>
          <table:table-cell office:value-type="float" office:value="269418" calcext:value-type="float">
            <text:p>269418</text:p>
          </table:table-cell>
          <table:table-cell/>
          <table:table-cell table:formula="of:=[.F1370]/[.B1370]" office:value-type="float" office:value="24388.8406111956" calcext:value-type="float">
            <text:p>24388.8406111956</text:p>
          </table:table-cell>
          <table:table-cell table:formula="of:=[.F1370]/[.C1370]" office:value-type="float" office:value="215.872711661955" calcext:value-type="float">
            <text:p>215.872711661955</text:p>
          </table:table-cell>
          <table:table-cell table:formula="of:=[.F1370]/[.D1370]" office:value-type="float" office:value="2274.78613860717" calcext:value-type="float">
            <text:p>2274.78613860717</text:p>
          </table:table-cell>
        </table:table-row>
        <table:table-row table:style-name="ro1">
          <table:table-cell/>
          <table:table-cell office:value-type="float" office:value="3.81" calcext:value-type="float">
            <text:p>3.81</text:p>
          </table:table-cell>
          <table:table-cell office:value-type="float" office:value="290.122" calcext:value-type="float">
            <text:p>290.122</text:p>
          </table:table-cell>
          <table:table-cell office:value-type="float" office:value="44.429" calcext:value-type="float">
            <text:p>44.429</text:p>
          </table:table-cell>
          <table:table-cell/>
          <table:table-cell office:value-type="float" office:value="268308" calcext:value-type="float">
            <text:p>268308</text:p>
          </table:table-cell>
          <table:table-cell office:value-type="float" office:value="103036" calcext:value-type="float">
            <text:p>103036</text:p>
          </table:table-cell>
          <table:table-cell/>
          <table:table-cell table:formula="of:=[.F1371]/[.B1371]" office:value-type="float" office:value="70422.0472440945" calcext:value-type="float">
            <text:p>70422.0472440945</text:p>
          </table:table-cell>
          <table:table-cell table:formula="of:=[.F1371]/[.C1371]" office:value-type="float" office:value="924.810941603877" calcext:value-type="float">
            <text:p>924.810941603877</text:p>
          </table:table-cell>
          <table:table-cell table:formula="of:=[.F1371]/[.D1371]" office:value-type="float" office:value="6039.02856242544" calcext:value-type="float">
            <text:p>6039.02856242544</text:p>
          </table:table-cell>
        </table:table-row>
        <table:table-row table:style-name="ro1">
          <table:table-cell/>
          <table:table-cell office:value-type="float" office:value="0.203" calcext:value-type="float">
            <text:p>0.203</text:p>
          </table:table-cell>
          <table:table-cell office:value-type="float" office:value="17.826" calcext:value-type="float">
            <text:p>17.826</text:p>
          </table:table-cell>
          <table:table-cell office:value-type="float" office:value="1.599" calcext:value-type="float">
            <text:p>1.599</text:p>
          </table:table-cell>
          <table:table-cell/>
          <table:table-cell office:value-type="float" office:value="53186" calcext:value-type="float">
            <text:p>53186</text:p>
          </table:table-cell>
          <table:table-cell office:value-type="float" office:value="31908" calcext:value-type="float">
            <text:p>31908</text:p>
          </table:table-cell>
          <table:table-cell/>
          <table:table-cell table:formula="of:=[.F1372]/[.B1372]" office:value-type="float" office:value="262000" calcext:value-type="float">
            <text:p>262000</text:p>
          </table:table-cell>
          <table:table-cell table:formula="of:=[.F1372]/[.C1372]" office:value-type="float" office:value="2983.61943228991" calcext:value-type="float">
            <text:p>2983.61943228991</text:p>
          </table:table-cell>
          <table:table-cell table:formula="of:=[.F1372]/[.D1372]" office:value-type="float" office:value="33262.0387742339" calcext:value-type="float">
            <text:p>33262.0387742339</text:p>
          </table:table-cell>
        </table:table-row>
        <table:table-row table:style-name="ro1">
          <table:table-cell/>
          <table:table-cell office:value-type="float" office:value="11.311" calcext:value-type="float">
            <text:p>11.311</text:p>
          </table:table-cell>
          <table:table-cell office:value-type="float" office:value="732.787" calcext:value-type="float">
            <text:p>732.787</text:p>
          </table:table-cell>
          <table:table-cell office:value-type="float" office:value="113.744" calcext:value-type="float">
            <text:p>113.744</text:p>
          </table:table-cell>
          <table:table-cell/>
          <table:table-cell office:value-type="float" office:value="426163" calcext:value-type="float">
            <text:p>426163</text:p>
          </table:table-cell>
          <table:table-cell office:value-type="float" office:value="178227" calcext:value-type="float">
            <text:p>178227</text:p>
          </table:table-cell>
          <table:table-cell/>
          <table:table-cell table:formula="of:=[.F1373]/[.B1373]" office:value-type="float" office:value="37676.8632304836" calcext:value-type="float">
            <text:p>37676.8632304836</text:p>
          </table:table-cell>
          <table:table-cell table:formula="of:=[.F1373]/[.C1373]" office:value-type="float" office:value="581.564629285181" calcext:value-type="float">
            <text:p>581.564629285181</text:p>
          </table:table-cell>
          <table:table-cell table:formula="of:=[.F1373]/[.D1373]" office:value-type="float" office:value="3746.68553945703" calcext:value-type="float">
            <text:p>3746.68553945703</text:p>
          </table:table-cell>
        </table:table-row>
        <table:table-row table:style-name="ro1">
          <table:table-cell/>
          <table:table-cell office:value-type="float" office:value="9.275" calcext:value-type="float">
            <text:p>9.275</text:p>
          </table:table-cell>
          <table:table-cell office:value-type="float" office:value="655.563" calcext:value-type="float">
            <text:p>655.563</text:p>
          </table:table-cell>
          <table:table-cell office:value-type="float" office:value="102.346" calcext:value-type="float">
            <text:p>102.346</text:p>
          </table:table-cell>
          <table:table-cell/>
          <table:table-cell office:value-type="float" office:value="395209" calcext:value-type="float">
            <text:p>395209</text:p>
          </table:table-cell>
          <table:table-cell office:value-type="float" office:value="158508" calcext:value-type="float">
            <text:p>158508</text:p>
          </table:table-cell>
          <table:table-cell/>
          <table:table-cell table:formula="of:=[.F1374]/[.B1374]" office:value-type="float" office:value="42610.1347708895" calcext:value-type="float">
            <text:p>42610.1347708895</text:p>
          </table:table-cell>
          <table:table-cell table:formula="of:=[.F1374]/[.C1374]" office:value-type="float" office:value="602.854340467659" calcext:value-type="float">
            <text:p>602.854340467659</text:p>
          </table:table-cell>
          <table:table-cell table:formula="of:=[.F1374]/[.D1374]" office:value-type="float" office:value="3861.49922810857" calcext:value-type="float">
            <text:p>3861.49922810857</text:p>
          </table:table-cell>
        </table:table-row>
        <table:table-row table:style-name="ro1">
          <table:table-cell/>
          <table:table-cell office:value-type="float" office:value="7.877" calcext:value-type="float">
            <text:p>7.877</text:p>
          </table:table-cell>
          <table:table-cell office:value-type="float" office:value="882.834" calcext:value-type="float">
            <text:p>882.834</text:p>
          </table:table-cell>
          <table:table-cell office:value-type="float" office:value="81.882" calcext:value-type="float">
            <text:p>81.882</text:p>
          </table:table-cell>
          <table:table-cell/>
          <table:table-cell office:value-type="float" office:value="365547" calcext:value-type="float">
            <text:p>365547</text:p>
          </table:table-cell>
          <table:table-cell office:value-type="float" office:value="150958" calcext:value-type="float">
            <text:p>150958</text:p>
          </table:table-cell>
          <table:table-cell/>
          <table:table-cell table:formula="of:=[.F1375]/[.B1375]" office:value-type="float" office:value="46406.8807921798" calcext:value-type="float">
            <text:p>46406.8807921798</text:p>
          </table:table-cell>
          <table:table-cell table:formula="of:=[.F1375]/[.C1375]" office:value-type="float" office:value="414.060854022387" calcext:value-type="float">
            <text:p>414.060854022387</text:p>
          </table:table-cell>
          <table:table-cell table:formula="of:=[.F1375]/[.D1375]" office:value-type="float" office:value="4464.31450135561" calcext:value-type="float">
            <text:p>4464.31450135561</text:p>
          </table:table-cell>
        </table:table-row>
        <table:table-row table:style-name="ro1">
          <table:table-cell/>
          <table:table-cell office:value-type="float" office:value="0.034" calcext:value-type="float">
            <text:p>0.034</text:p>
          </table:table-cell>
          <table:table-cell office:value-type="float" office:value="1.774" calcext:value-type="float">
            <text:p>1.774</text:p>
          </table:table-cell>
          <table:table-cell office:value-type="float" office:value="0.325" calcext:value-type="float">
            <text:p>0.325</text:p>
          </table:table-cell>
          <table:table-cell/>
          <table:table-cell office:value-type="float" office:value="14629" calcext:value-type="float">
            <text:p>14629</text:p>
          </table:table-cell>
          <table:table-cell office:value-type="float" office:value="10456" calcext:value-type="float">
            <text:p>10456</text:p>
          </table:table-cell>
          <table:table-cell/>
          <table:table-cell table:formula="of:=[.F1376]/[.B1376]" office:value-type="float" office:value="430264.705882353" calcext:value-type="float">
            <text:p>430264.705882353</text:p>
          </table:table-cell>
          <table:table-cell table:formula="of:=[.F1376]/[.C1376]" office:value-type="float" office:value="8246.33596392334" calcext:value-type="float">
            <text:p>8246.33596392334</text:p>
          </table:table-cell>
          <table:table-cell table:formula="of:=[.F1376]/[.D1376]" office:value-type="float" office:value="45012.3076923077" calcext:value-type="float">
            <text:p>45012.3076923077</text:p>
          </table:table-cell>
        </table:table-row>
        <table:table-row table:style-name="ro1">
          <table:table-cell/>
          <table:table-cell office:value-type="float" office:value="2.355" calcext:value-type="float">
            <text:p>2.355</text:p>
          </table:table-cell>
          <table:table-cell office:value-type="float" office:value="168.808" calcext:value-type="float">
            <text:p>168.808</text:p>
          </table:table-cell>
          <table:table-cell office:value-type="float" office:value="24.071" calcext:value-type="float">
            <text:p>24.071</text:p>
          </table:table-cell>
          <table:table-cell/>
          <table:table-cell office:value-type="float" office:value="203749" calcext:value-type="float">
            <text:p>203749</text:p>
          </table:table-cell>
          <table:table-cell office:value-type="float" office:value="91310" calcext:value-type="float">
            <text:p>91310</text:p>
          </table:table-cell>
          <table:table-cell/>
          <table:table-cell table:formula="of:=[.F1377]/[.B1377]" office:value-type="float" office:value="86517.6220806794" calcext:value-type="float">
            <text:p>86517.6220806794</text:p>
          </table:table-cell>
          <table:table-cell table:formula="of:=[.F1377]/[.C1377]" office:value-type="float" office:value="1206.98663570447" calcext:value-type="float">
            <text:p>1206.98663570447</text:p>
          </table:table-cell>
          <table:table-cell table:formula="of:=[.F1377]/[.D1377]" office:value-type="float" office:value="8464.50085164721" calcext:value-type="float">
            <text:p>8464.50085164721</text:p>
          </table:table-cell>
        </table:table-row>
        <table:table-row table:style-name="ro1">
          <table:table-cell/>
          <table:table-cell office:value-type="float" office:value="19.304" calcext:value-type="float">
            <text:p>19.304</text:p>
          </table:table-cell>
          <table:table-cell office:value-type="float" office:value="3973.964" calcext:value-type="float">
            <text:p>3973.964</text:p>
          </table:table-cell>
          <table:table-cell office:value-type="float" office:value="202.769" calcext:value-type="float">
            <text:p>202.769</text:p>
          </table:table-cell>
          <table:table-cell/>
          <table:table-cell office:value-type="float" office:value="577744" calcext:value-type="float">
            <text:p>577744</text:p>
          </table:table-cell>
          <table:table-cell office:value-type="float" office:value="224060" calcext:value-type="float">
            <text:p>224060</text:p>
          </table:table-cell>
          <table:table-cell/>
          <table:table-cell table:formula="of:=[.F1378]/[.B1378]" office:value-type="float" office:value="29928.7194363862" calcext:value-type="float">
            <text:p>29928.7194363862</text:p>
          </table:table-cell>
          <table:table-cell table:formula="of:=[.F1378]/[.C1378]" office:value-type="float" office:value="145.382293347398" calcext:value-type="float">
            <text:p>145.382293347398</text:p>
          </table:table-cell>
          <table:table-cell table:formula="of:=[.F1378]/[.D1378]" office:value-type="float" office:value="2849.27183149298" calcext:value-type="float">
            <text:p>2849.27183149298</text:p>
          </table:table-cell>
        </table:table-row>
        <table:table-row table:style-name="ro1">
          <table:table-cell/>
          <table:table-cell office:value-type="float" office:value="41.043" calcext:value-type="float">
            <text:p>41.043</text:p>
          </table:table-cell>
          <table:table-cell office:value-type="float" office:value="3439.627" calcext:value-type="float">
            <text:p>3439.627</text:p>
          </table:table-cell>
          <table:table-cell office:value-type="float" office:value="494.237" calcext:value-type="float">
            <text:p>494.237</text:p>
          </table:table-cell>
          <table:table-cell/>
          <table:table-cell office:value-type="float" office:value="820837" calcext:value-type="float">
            <text:p>820837</text:p>
          </table:table-cell>
          <table:table-cell office:value-type="float" office:value="325312" calcext:value-type="float">
            <text:p>325312</text:p>
          </table:table-cell>
          <table:table-cell/>
          <table:table-cell table:formula="of:=[.F1379]/[.B1379]" office:value-type="float" office:value="19999.4396121141" calcext:value-type="float">
            <text:p>19999.4396121141</text:p>
          </table:table-cell>
          <table:table-cell table:formula="of:=[.F1379]/[.C1379]" office:value-type="float" office:value="238.641282906548" calcext:value-type="float">
            <text:p>238.641282906548</text:p>
          </table:table-cell>
          <table:table-cell table:formula="of:=[.F1379]/[.D1379]" office:value-type="float" office:value="1660.81657180664" calcext:value-type="float">
            <text:p>1660.81657180664</text:p>
          </table:table-cell>
        </table:table-row>
        <table:table-row table:style-name="ro1">
          <table:table-cell/>
          <table:table-cell office:value-type="float" office:value="2.262" calcext:value-type="float">
            <text:p>2.262</text:p>
          </table:table-cell>
          <table:table-cell office:value-type="float" office:value="148.152" calcext:value-type="float">
            <text:p>148.152</text:p>
          </table:table-cell>
          <table:table-cell office:value-type="float" office:value="27.16" calcext:value-type="float">
            <text:p>27.16</text:p>
          </table:table-cell>
          <table:table-cell/>
          <table:table-cell office:value-type="float" office:value="193230" calcext:value-type="float">
            <text:p>193230</text:p>
          </table:table-cell>
          <table:table-cell office:value-type="float" office:value="84526" calcext:value-type="float">
            <text:p>84526</text:p>
          </table:table-cell>
          <table:table-cell/>
          <table:table-cell table:formula="of:=[.F1380]/[.B1380]" office:value-type="float" office:value="85424.4031830239" calcext:value-type="float">
            <text:p>85424.4031830239</text:p>
          </table:table-cell>
          <table:table-cell table:formula="of:=[.F1380]/[.C1380]" office:value-type="float" office:value="1304.26858901669" calcext:value-type="float">
            <text:p>1304.26858901669</text:p>
          </table:table-cell>
          <table:table-cell table:formula="of:=[.F1380]/[.D1380]" office:value-type="float" office:value="7114.50662739323" calcext:value-type="float">
            <text:p>7114.50662739323</text:p>
          </table:table-cell>
        </table:table-row>
        <table:table-row table:style-name="ro1">
          <table:table-cell/>
          <table:table-cell office:value-type="float" office:value="5.637" calcext:value-type="float">
            <text:p>5.637</text:p>
          </table:table-cell>
          <table:table-cell office:value-type="float" office:value="396.021" calcext:value-type="float">
            <text:p>396.021</text:p>
          </table:table-cell>
          <table:table-cell office:value-type="float" office:value="60.024" calcext:value-type="float">
            <text:p>60.024</text:p>
          </table:table-cell>
          <table:table-cell/>
          <table:table-cell office:value-type="float" office:value="302150" calcext:value-type="float">
            <text:p>302150</text:p>
          </table:table-cell>
          <table:table-cell office:value-type="float" office:value="138149" calcext:value-type="float">
            <text:p>138149</text:p>
          </table:table-cell>
          <table:table-cell/>
          <table:table-cell table:formula="of:=[.F1381]/[.B1381]" office:value-type="float" office:value="53601.206315416" calcext:value-type="float">
            <text:p>53601.206315416</text:p>
          </table:table-cell>
          <table:table-cell table:formula="of:=[.F1381]/[.C1381]" office:value-type="float" office:value="762.964590261628" calcext:value-type="float">
            <text:p>762.964590261628</text:p>
          </table:table-cell>
          <table:table-cell table:formula="of:=[.F1381]/[.D1381]" office:value-type="float" office:value="5033.81980541117" calcext:value-type="float">
            <text:p>5033.81980541117</text:p>
          </table:table-cell>
        </table:table-row>
        <table:table-row table:style-name="ro1">
          <table:table-cell/>
          <table:table-cell office:value-type="float" office:value="3.755" calcext:value-type="float">
            <text:p>3.755</text:p>
          </table:table-cell>
          <table:table-cell office:value-type="float" office:value="282.595" calcext:value-type="float">
            <text:p>282.595</text:p>
          </table:table-cell>
          <table:table-cell office:value-type="float" office:value="44.646" calcext:value-type="float">
            <text:p>44.646</text:p>
          </table:table-cell>
          <table:table-cell/>
          <table:table-cell office:value-type="float" office:value="275150" calcext:value-type="float">
            <text:p>275150</text:p>
          </table:table-cell>
          <table:table-cell office:value-type="float" office:value="106600" calcext:value-type="float">
            <text:p>106600</text:p>
          </table:table-cell>
          <table:table-cell/>
          <table:table-cell table:formula="of:=[.F1382]/[.B1382]" office:value-type="float" office:value="73275.6324900133" calcext:value-type="float">
            <text:p>73275.6324900133</text:p>
          </table:table-cell>
          <table:table-cell table:formula="of:=[.F1382]/[.C1382]" office:value-type="float" office:value="973.654877120968" calcext:value-type="float">
            <text:p>973.654877120968</text:p>
          </table:table-cell>
          <table:table-cell table:formula="of:=[.F1382]/[.D1382]" office:value-type="float" office:value="6162.92613000045" calcext:value-type="float">
            <text:p>6162.92613000045</text:p>
          </table:table-cell>
        </table:table-row>
        <table:table-row table:style-name="ro1">
          <table:table-cell/>
          <table:table-cell office:value-type="float" office:value="0.441" calcext:value-type="float">
            <text:p>0.441</text:p>
          </table:table-cell>
          <table:table-cell office:value-type="float" office:value="39.793" calcext:value-type="float">
            <text:p>39.793</text:p>
          </table:table-cell>
          <table:table-cell office:value-type="float" office:value="6.061" calcext:value-type="float">
            <text:p>6.061</text:p>
          </table:table-cell>
          <table:table-cell/>
          <table:table-cell office:value-type="float" office:value="95906" calcext:value-type="float">
            <text:p>95906</text:p>
          </table:table-cell>
          <table:table-cell office:value-type="float" office:value="43536" calcext:value-type="float">
            <text:p>43536</text:p>
          </table:table-cell>
          <table:table-cell/>
          <table:table-cell table:formula="of:=[.F1383]/[.B1383]" office:value-type="float" office:value="217473.922902494" calcext:value-type="float">
            <text:p>217473.922902494</text:p>
          </table:table-cell>
          <table:table-cell table:formula="of:=[.F1383]/[.C1383]" office:value-type="float" office:value="2410.12238333375" calcext:value-type="float">
            <text:p>2410.12238333375</text:p>
          </table:table-cell>
          <table:table-cell table:formula="of:=[.F1383]/[.D1383]" office:value-type="float" office:value="15823.4614750041" calcext:value-type="float">
            <text:p>15823.4614750041</text:p>
          </table:table-cell>
        </table:table-row>
        <table:table-row table:style-name="ro1">
          <table:table-cell/>
          <table:table-cell office:value-type="float" office:value="0.151" calcext:value-type="float">
            <text:p>0.151</text:p>
          </table:table-cell>
          <table:table-cell office:value-type="float" office:value="12.139" calcext:value-type="float">
            <text:p>12.139</text:p>
          </table:table-cell>
          <table:table-cell office:value-type="float" office:value="1.524" calcext:value-type="float">
            <text:p>1.524</text:p>
          </table:table-cell>
          <table:table-cell/>
          <table:table-cell office:value-type="float" office:value="55738" calcext:value-type="float">
            <text:p>55738</text:p>
          </table:table-cell>
          <table:table-cell office:value-type="float" office:value="21786" calcext:value-type="float">
            <text:p>21786</text:p>
          </table:table-cell>
          <table:table-cell/>
          <table:table-cell table:formula="of:=[.F1384]/[.B1384]" office:value-type="float" office:value="369125.82781457" calcext:value-type="float">
            <text:p>369125.82781457</text:p>
          </table:table-cell>
          <table:table-cell table:formula="of:=[.F1384]/[.C1384]" office:value-type="float" office:value="4591.64675838208" calcext:value-type="float">
            <text:p>4591.64675838208</text:p>
          </table:table-cell>
          <table:table-cell table:formula="of:=[.F1384]/[.D1384]" office:value-type="float" office:value="36573.4908136483" calcext:value-type="float">
            <text:p>36573.4908136483</text:p>
          </table:table-cell>
        </table:table-row>
        <table:table-row table:style-name="ro1">
          <table:table-cell/>
          <table:table-cell office:value-type="float" office:value="0.284" calcext:value-type="float">
            <text:p>0.284</text:p>
          </table:table-cell>
          <table:table-cell office:value-type="float" office:value="26.357" calcext:value-type="float">
            <text:p>26.357</text:p>
          </table:table-cell>
          <table:table-cell office:value-type="float" office:value="3.28" calcext:value-type="float">
            <text:p>3.28</text:p>
          </table:table-cell>
          <table:table-cell/>
          <table:table-cell office:value-type="float" office:value="77780" calcext:value-type="float">
            <text:p>77780</text:p>
          </table:table-cell>
          <table:table-cell office:value-type="float" office:value="29272" calcext:value-type="float">
            <text:p>29272</text:p>
          </table:table-cell>
          <table:table-cell/>
          <table:table-cell table:formula="of:=[.F1385]/[.B1385]" office:value-type="float" office:value="273873.23943662" calcext:value-type="float">
            <text:p>273873.23943662</text:p>
          </table:table-cell>
          <table:table-cell table:formula="of:=[.F1385]/[.C1385]" office:value-type="float" office:value="2951.01870470843" calcext:value-type="float">
            <text:p>2951.01870470843</text:p>
          </table:table-cell>
          <table:table-cell table:formula="of:=[.F1385]/[.D1385]" office:value-type="float" office:value="23713.4146341463" calcext:value-type="float">
            <text:p>23713.4146341463</text:p>
          </table:table-cell>
        </table:table-row>
        <table:table-row table:style-name="ro1">
          <table:table-cell/>
          <table:table-cell office:value-type="float" office:value="0.499" calcext:value-type="float">
            <text:p>0.499</text:p>
          </table:table-cell>
          <table:table-cell office:value-type="float" office:value="53.147" calcext:value-type="float">
            <text:p>53.147</text:p>
          </table:table-cell>
          <table:table-cell office:value-type="float" office:value="6.258" calcext:value-type="float">
            <text:p>6.258</text:p>
          </table:table-cell>
          <table:table-cell/>
          <table:table-cell office:value-type="float" office:value="105843" calcext:value-type="float">
            <text:p>105843</text:p>
          </table:table-cell>
          <table:table-cell office:value-type="float" office:value="40058" calcext:value-type="float">
            <text:p>40058</text:p>
          </table:table-cell>
          <table:table-cell/>
          <table:table-cell table:formula="of:=[.F1386]/[.B1386]" office:value-type="float" office:value="212110.220440882" calcext:value-type="float">
            <text:p>212110.220440882</text:p>
          </table:table-cell>
          <table:table-cell table:formula="of:=[.F1386]/[.C1386]" office:value-type="float" office:value="1991.51410239524" calcext:value-type="float">
            <text:p>1991.51410239524</text:p>
          </table:table-cell>
          <table:table-cell table:formula="of:=[.F1386]/[.D1386]" office:value-type="float" office:value="16913.2310642378" calcext:value-type="float">
            <text:p>16913.2310642378</text:p>
          </table:table-cell>
        </table:table-row>
        <table:table-row table:style-name="ro1">
          <table:table-cell/>
          <table:table-cell office:value-type="float" office:value="2.591" calcext:value-type="float">
            <text:p>2.591</text:p>
          </table:table-cell>
          <table:table-cell office:value-type="float" office:value="328.594" calcext:value-type="float">
            <text:p>328.594</text:p>
          </table:table-cell>
          <table:table-cell office:value-type="float" office:value="34.707" calcext:value-type="float">
            <text:p>34.707</text:p>
          </table:table-cell>
          <table:table-cell/>
          <table:table-cell office:value-type="float" office:value="239946" calcext:value-type="float">
            <text:p>239946</text:p>
          </table:table-cell>
          <table:table-cell office:value-type="float" office:value="87204" calcext:value-type="float">
            <text:p>87204</text:p>
          </table:table-cell>
          <table:table-cell/>
          <table:table-cell table:formula="of:=[.F1387]/[.B1387]" office:value-type="float" office:value="92607.4874565805" calcext:value-type="float">
            <text:p>92607.4874565805</text:p>
          </table:table-cell>
          <table:table-cell table:formula="of:=[.F1387]/[.C1387]" office:value-type="float" office:value="730.220271824805" calcext:value-type="float">
            <text:p>730.220271824805</text:p>
          </table:table-cell>
          <table:table-cell table:formula="of:=[.F1387]/[.D1387]" office:value-type="float" office:value="6913.47566773273" calcext:value-type="float">
            <text:p>6913.47566773273</text:p>
          </table:table-cell>
        </table:table-row>
        <table:table-row table:style-name="ro1">
          <table:table-cell/>
          <table:table-cell office:value-type="float" office:value="2.239" calcext:value-type="float">
            <text:p>2.239</text:p>
          </table:table-cell>
          <table:table-cell office:value-type="float" office:value="292.623" calcext:value-type="float">
            <text:p>292.623</text:p>
          </table:table-cell>
          <table:table-cell office:value-type="float" office:value="30.177" calcext:value-type="float">
            <text:p>30.177</text:p>
          </table:table-cell>
          <table:table-cell/>
          <table:table-cell office:value-type="float" office:value="220129" calcext:value-type="float">
            <text:p>220129</text:p>
          </table:table-cell>
          <table:table-cell office:value-type="float" office:value="89370" calcext:value-type="float">
            <text:p>89370</text:p>
          </table:table-cell>
          <table:table-cell/>
          <table:table-cell table:formula="of:=[.F1388]/[.B1388]" office:value-type="float" office:value="98315.7659669495" calcext:value-type="float">
            <text:p>98315.7659669495</text:p>
          </table:table-cell>
          <table:table-cell table:formula="of:=[.F1388]/[.C1388]" office:value-type="float" office:value="752.261442196957" calcext:value-type="float">
            <text:p>752.261442196957</text:p>
          </table:table-cell>
          <table:table-cell table:formula="of:=[.F1388]/[.D1388]" office:value-type="float" office:value="7294.59522152633" calcext:value-type="float">
            <text:p>7294.59522152633</text:p>
          </table:table-cell>
        </table:table-row>
        <table:table-row table:style-name="ro1">
          <table:table-cell/>
          <table:table-cell office:value-type="float" office:value="3.588" calcext:value-type="float">
            <text:p>3.588</text:p>
          </table:table-cell>
          <table:table-cell office:value-type="float" office:value="258.348" calcext:value-type="float">
            <text:p>258.348</text:p>
          </table:table-cell>
          <table:table-cell office:value-type="float" office:value="36.559" calcext:value-type="float">
            <text:p>36.559</text:p>
          </table:table-cell>
          <table:table-cell/>
          <table:table-cell office:value-type="float" office:value="246581" calcext:value-type="float">
            <text:p>246581</text:p>
          </table:table-cell>
          <table:table-cell office:value-type="float" office:value="101197" calcext:value-type="float">
            <text:p>101197</text:p>
          </table:table-cell>
          <table:table-cell/>
          <table:table-cell table:formula="of:=[.F1389]/[.B1389]" office:value-type="float" office:value="68723.8015607581" calcext:value-type="float">
            <text:p>68723.8015607581</text:p>
          </table:table-cell>
          <table:table-cell table:formula="of:=[.F1389]/[.C1389]" office:value-type="float" office:value="954.452908480035" calcext:value-type="float">
            <text:p>954.452908480035</text:p>
          </table:table-cell>
          <table:table-cell table:formula="of:=[.F1389]/[.D1389]" office:value-type="float" office:value="6744.74137695232" calcext:value-type="float">
            <text:p>6744.74137695232</text:p>
          </table:table-cell>
        </table:table-row>
        <table:table-row table:style-name="ro1">
          <table:table-cell/>
          <table:table-cell office:value-type="float" office:value="49.97" calcext:value-type="float">
            <text:p>49.97</text:p>
          </table:table-cell>
          <table:table-cell office:value-type="float" office:value="13225.524" calcext:value-type="float">
            <text:p>13225.524</text:p>
          </table:table-cell>
          <table:table-cell office:value-type="float" office:value="549.433" calcext:value-type="float">
            <text:p>549.433</text:p>
          </table:table-cell>
          <table:table-cell/>
          <table:table-cell office:value-type="float" office:value="836199" calcext:value-type="float">
            <text:p>836199</text:p>
          </table:table-cell>
          <table:table-cell office:value-type="float" office:value="388130" calcext:value-type="float">
            <text:p>388130</text:p>
          </table:table-cell>
          <table:table-cell/>
          <table:table-cell table:formula="of:=[.F1390]/[.B1390]" office:value-type="float" office:value="16734.0204122473" calcext:value-type="float">
            <text:p>16734.0204122473</text:p>
          </table:table-cell>
          <table:table-cell table:formula="of:=[.F1390]/[.C1390]" office:value-type="float" office:value="63.2261527029099" calcext:value-type="float">
            <text:p>63.2261527029099</text:p>
          </table:table-cell>
          <table:table-cell table:formula="of:=[.F1390]/[.D1390]" office:value-type="float" office:value="1521.93079046945" calcext:value-type="float">
            <text:p>1521.93079046945</text:p>
          </table:table-cell>
        </table:table-row>
        <table:table-row table:style-name="ro1">
          <table:table-cell/>
          <table:table-cell office:value-type="float" office:value="1.564" calcext:value-type="float">
            <text:p>1.564</text:p>
          </table:table-cell>
          <table:table-cell office:value-type="float" office:value="147.674" calcext:value-type="float">
            <text:p>147.674</text:p>
          </table:table-cell>
          <table:table-cell office:value-type="float" office:value="18.439" calcext:value-type="float">
            <text:p>18.439</text:p>
          </table:table-cell>
          <table:table-cell/>
          <table:table-cell office:value-type="float" office:value="181865" calcext:value-type="float">
            <text:p>181865</text:p>
          </table:table-cell>
          <table:table-cell office:value-type="float" office:value="65022" calcext:value-type="float">
            <text:p>65022</text:p>
          </table:table-cell>
          <table:table-cell/>
          <table:table-cell table:formula="of:=[.F1391]/[.B1391]" office:value-type="float" office:value="116281.969309463" calcext:value-type="float">
            <text:p>116281.969309463</text:p>
          </table:table-cell>
          <table:table-cell table:formula="of:=[.F1391]/[.C1391]" office:value-type="float" office:value="1231.53026260547" calcext:value-type="float">
            <text:p>1231.53026260547</text:p>
          </table:table-cell>
          <table:table-cell table:formula="of:=[.F1391]/[.D1391]" office:value-type="float" office:value="9863.06198817723" calcext:value-type="float">
            <text:p>9863.06198817723</text:p>
          </table:table-cell>
        </table:table-row>
        <table:table-row table:style-name="ro1">
          <table:table-cell/>
          <table:table-cell office:value-type="float" office:value="4.072" calcext:value-type="float">
            <text:p>4.072</text:p>
          </table:table-cell>
          <table:table-cell office:value-type="float" office:value="434.529" calcext:value-type="float">
            <text:p>434.529</text:p>
          </table:table-cell>
          <table:table-cell office:value-type="float" office:value="53.966" calcext:value-type="float">
            <text:p>53.966</text:p>
          </table:table-cell>
          <table:table-cell/>
          <table:table-cell office:value-type="float" office:value="284895" calcext:value-type="float">
            <text:p>284895</text:p>
          </table:table-cell>
          <table:table-cell office:value-type="float" office:value="104552" calcext:value-type="float">
            <text:p>104552</text:p>
          </table:table-cell>
          <table:table-cell/>
          <table:table-cell table:formula="of:=[.F1392]/[.B1392]" office:value-type="float" office:value="69964.3909626719" calcext:value-type="float">
            <text:p>69964.3909626719</text:p>
          </table:table-cell>
          <table:table-cell table:formula="of:=[.F1392]/[.C1392]" office:value-type="float" office:value="655.640935357594" calcext:value-type="float">
            <text:p>655.640935357594</text:p>
          </table:table-cell>
          <table:table-cell table:formula="of:=[.F1392]/[.D1392]" office:value-type="float" office:value="5279.15724715562" calcext:value-type="float">
            <text:p>5279.15724715562</text:p>
          </table:table-cell>
        </table:table-row>
        <table:table-row table:style-name="ro1">
          <table:table-cell/>
          <table:table-cell office:value-type="float" office:value="37.052" calcext:value-type="float">
            <text:p>37.052</text:p>
          </table:table-cell>
          <table:table-cell office:value-type="float" office:value="7357.933" calcext:value-type="float">
            <text:p>7357.933</text:p>
          </table:table-cell>
          <table:table-cell office:value-type="float" office:value="314.016" calcext:value-type="float">
            <text:p>314.016</text:p>
          </table:table-cell>
          <table:table-cell/>
          <table:table-cell office:value-type="float" office:value="699208" calcext:value-type="float">
            <text:p>699208</text:p>
          </table:table-cell>
          <table:table-cell office:value-type="float" office:value="349988" calcext:value-type="float">
            <text:p>349988</text:p>
          </table:table-cell>
          <table:table-cell/>
          <table:table-cell table:formula="of:=[.F1393]/[.B1393]" office:value-type="float" office:value="18870.9921191839" calcext:value-type="float">
            <text:p>18870.9921191839</text:p>
          </table:table-cell>
          <table:table-cell table:formula="of:=[.F1393]/[.C1393]" office:value-type="float" office:value="95.0277747840324" calcext:value-type="float">
            <text:p>95.0277747840324</text:p>
          </table:table-cell>
          <table:table-cell table:formula="of:=[.F1393]/[.D1393]" office:value-type="float" office:value="2226.6636094976" calcext:value-type="float">
            <text:p>2226.6636094976</text:p>
          </table:table-cell>
        </table:table-row>
        <table:table-row table:style-name="ro1">
          <table:table-cell/>
          <table:table-cell office:value-type="float" office:value="1.95" calcext:value-type="float">
            <text:p>1.95</text:p>
          </table:table-cell>
          <table:table-cell office:value-type="float" office:value="106.509" calcext:value-type="float">
            <text:p>106.509</text:p>
          </table:table-cell>
          <table:table-cell office:value-type="float" office:value="12.235" calcext:value-type="float">
            <text:p>12.235</text:p>
          </table:table-cell>
          <table:table-cell/>
          <table:table-cell office:value-type="float" office:value="139157" calcext:value-type="float">
            <text:p>139157</text:p>
          </table:table-cell>
          <table:table-cell office:value-type="float" office:value="97380" calcext:value-type="float">
            <text:p>97380</text:p>
          </table:table-cell>
          <table:table-cell/>
          <table:table-cell table:formula="of:=[.F1394]/[.B1394]" office:value-type="float" office:value="71362.5641025641" calcext:value-type="float">
            <text:p>71362.5641025641</text:p>
          </table:table-cell>
          <table:table-cell table:formula="of:=[.F1394]/[.C1394]" office:value-type="float" office:value="1306.52808682834" calcext:value-type="float">
            <text:p>1306.52808682834</text:p>
          </table:table-cell>
          <table:table-cell table:formula="of:=[.F1394]/[.D1394]" office:value-type="float" office:value="11373.6820596649" calcext:value-type="float">
            <text:p>11373.6820596649</text:p>
          </table:table-cell>
        </table:table-row>
        <table:table-row table:style-name="ro1">
          <table:table-cell/>
          <table:table-cell office:value-type="float" office:value="4.608" calcext:value-type="float">
            <text:p>4.608</text:p>
          </table:table-cell>
          <table:table-cell office:value-type="float" office:value="333.96" calcext:value-type="float">
            <text:p>333.96</text:p>
          </table:table-cell>
          <table:table-cell office:value-type="float" office:value="53.079" calcext:value-type="float">
            <text:p>53.079</text:p>
          </table:table-cell>
          <table:table-cell/>
          <table:table-cell office:value-type="float" office:value="285101" calcext:value-type="float">
            <text:p>285101</text:p>
          </table:table-cell>
          <table:table-cell office:value-type="float" office:value="112480" calcext:value-type="float">
            <text:p>112480</text:p>
          </table:table-cell>
          <table:table-cell/>
          <table:table-cell table:formula="of:=[.F1395]/[.B1395]" office:value-type="float" office:value="61870.8767361111" calcext:value-type="float">
            <text:p>61870.8767361111</text:p>
          </table:table-cell>
          <table:table-cell table:formula="of:=[.F1395]/[.C1395]" office:value-type="float" office:value="853.69804767038" calcext:value-type="float">
            <text:p>853.69804767038</text:p>
          </table:table-cell>
          <table:table-cell table:formula="of:=[.F1395]/[.D1395]" office:value-type="float" office:value="5371.25793628365" calcext:value-type="float">
            <text:p>5371.25793628365</text:p>
          </table:table-cell>
        </table:table-row>
        <table:table-row table:style-name="ro1">
          <table:table-cell/>
          <table:table-cell office:value-type="float" office:value="3.848" calcext:value-type="float">
            <text:p>3.848</text:p>
          </table:table-cell>
          <table:table-cell office:value-type="float" office:value="293.964" calcext:value-type="float">
            <text:p>293.964</text:p>
          </table:table-cell>
          <table:table-cell office:value-type="float" office:value="43.677" calcext:value-type="float">
            <text:p>43.677</text:p>
          </table:table-cell>
          <table:table-cell/>
          <table:table-cell office:value-type="float" office:value="256831" calcext:value-type="float">
            <text:p>256831</text:p>
          </table:table-cell>
          <table:table-cell office:value-type="float" office:value="104520" calcext:value-type="float">
            <text:p>104520</text:p>
          </table:table-cell>
          <table:table-cell/>
          <table:table-cell table:formula="of:=[.F1396]/[.B1396]" office:value-type="float" office:value="66744.0228690229" calcext:value-type="float">
            <text:p>66744.0228690229</text:p>
          </table:table-cell>
          <table:table-cell table:formula="of:=[.F1396]/[.C1396]" office:value-type="float" office:value="873.681811378264" calcext:value-type="float">
            <text:p>873.681811378264</text:p>
          </table:table-cell>
          <table:table-cell table:formula="of:=[.F1396]/[.D1396]" office:value-type="float" office:value="5880.23444833665" calcext:value-type="float">
            <text:p>5880.23444833665</text:p>
          </table:table-cell>
        </table:table-row>
        <table:table-row table:style-name="ro1">
          <table:table-cell/>
          <table:table-cell office:value-type="float" office:value="1.187" calcext:value-type="float">
            <text:p>1.187</text:p>
          </table:table-cell>
          <table:table-cell office:value-type="float" office:value="121.465" calcext:value-type="float">
            <text:p>121.465</text:p>
          </table:table-cell>
          <table:table-cell office:value-type="float" office:value="12.159" calcext:value-type="float">
            <text:p>12.159</text:p>
          </table:table-cell>
          <table:table-cell/>
          <table:table-cell office:value-type="float" office:value="148401" calcext:value-type="float">
            <text:p>148401</text:p>
          </table:table-cell>
          <table:table-cell office:value-type="float" office:value="66361" calcext:value-type="float">
            <text:p>66361</text:p>
          </table:table-cell>
          <table:table-cell/>
          <table:table-cell table:formula="of:=[.F1397]/[.B1397]" office:value-type="float" office:value="125021.903959562" calcext:value-type="float">
            <text:p>125021.903959562</text:p>
          </table:table-cell>
          <table:table-cell table:formula="of:=[.F1397]/[.C1397]" office:value-type="float" office:value="1221.75935454658" calcext:value-type="float">
            <text:p>1221.75935454658</text:p>
          </table:table-cell>
          <table:table-cell table:formula="of:=[.F1397]/[.D1397]" office:value-type="float" office:value="12205.0333086603" calcext:value-type="float">
            <text:p>12205.0333086603</text:p>
          </table:table-cell>
        </table:table-row>
        <table:table-row table:style-name="ro1">
          <table:table-cell/>
          <table:table-cell office:value-type="float" office:value="6.212" calcext:value-type="float">
            <text:p>6.212</text:p>
          </table:table-cell>
          <table:table-cell office:value-type="float" office:value="1613.893" calcext:value-type="float">
            <text:p>1613.893</text:p>
          </table:table-cell>
          <table:table-cell office:value-type="float" office:value="68.893" calcext:value-type="float">
            <text:p>68.893</text:p>
          </table:table-cell>
          <table:table-cell/>
          <table:table-cell office:value-type="float" office:value="334263" calcext:value-type="float">
            <text:p>334263</text:p>
          </table:table-cell>
          <table:table-cell office:value-type="float" office:value="127091" calcext:value-type="float">
            <text:p>127091</text:p>
          </table:table-cell>
          <table:table-cell/>
          <table:table-cell table:formula="of:=[.F1398]/[.B1398]" office:value-type="float" office:value="53809.2401802962" calcext:value-type="float">
            <text:p>53809.2401802962</text:p>
          </table:table-cell>
          <table:table-cell table:formula="of:=[.F1398]/[.C1398]" office:value-type="float" office:value="207.115961219238" calcext:value-type="float">
            <text:p>207.115961219238</text:p>
          </table:table-cell>
          <table:table-cell table:formula="of:=[.F1398]/[.D1398]" office:value-type="float" office:value="4851.91528892631" calcext:value-type="float">
            <text:p>4851.91528892631</text:p>
          </table:table-cell>
        </table:table-row>
        <table:table-row table:style-name="ro1">
          <table:table-cell/>
          <table:table-cell office:value-type="float" office:value="1.191" calcext:value-type="float">
            <text:p>1.191</text:p>
          </table:table-cell>
          <table:table-cell office:value-type="float" office:value="98.95" calcext:value-type="float">
            <text:p>98.95</text:p>
          </table:table-cell>
          <table:table-cell office:value-type="float" office:value="14.299" calcext:value-type="float">
            <text:p>14.299</text:p>
          </table:table-cell>
          <table:table-cell/>
          <table:table-cell office:value-type="float" office:value="156511" calcext:value-type="float">
            <text:p>156511</text:p>
          </table:table-cell>
          <table:table-cell office:value-type="float" office:value="57835" calcext:value-type="float">
            <text:p>57835</text:p>
          </table:table-cell>
          <table:table-cell/>
          <table:table-cell table:formula="of:=[.F1399]/[.B1399]" office:value-type="float" office:value="131411.418975651" calcext:value-type="float">
            <text:p>131411.418975651</text:p>
          </table:table-cell>
          <table:table-cell table:formula="of:=[.F1399]/[.C1399]" office:value-type="float" office:value="1581.71803941385" calcext:value-type="float">
            <text:p>1581.71803941385</text:p>
          </table:table-cell>
          <table:table-cell table:formula="of:=[.F1399]/[.D1399]" office:value-type="float" office:value="10945.5906007413" calcext:value-type="float">
            <text:p>10945.5906007413</text:p>
          </table:table-cell>
        </table:table-row>
        <table:table-row table:style-name="ro1">
          <table:table-cell/>
          <table:table-cell office:value-type="float" office:value="24.906" calcext:value-type="float">
            <text:p>24.906</text:p>
          </table:table-cell>
          <table:table-cell office:value-type="float" office:value="1790.877" calcext:value-type="float">
            <text:p>1790.877</text:p>
          </table:table-cell>
          <table:table-cell office:value-type="float" office:value="306.169" calcext:value-type="float">
            <text:p>306.169</text:p>
          </table:table-cell>
          <table:table-cell/>
          <table:table-cell office:value-type="float" office:value="625845" calcext:value-type="float">
            <text:p>625845</text:p>
          </table:table-cell>
          <table:table-cell office:value-type="float" office:value="265056" calcext:value-type="float">
            <text:p>265056</text:p>
          </table:table-cell>
          <table:table-cell/>
          <table:table-cell table:formula="of:=[.F1400]/[.B1400]" office:value-type="float" office:value="25128.2823416044" calcext:value-type="float">
            <text:p>25128.2823416044</text:p>
          </table:table-cell>
          <table:table-cell table:formula="of:=[.F1400]/[.C1400]" office:value-type="float" office:value="349.462860933498" calcext:value-type="float">
            <text:p>349.462860933498</text:p>
          </table:table-cell>
          <table:table-cell table:formula="of:=[.F1400]/[.D1400]" office:value-type="float" office:value="2044.11615806956" calcext:value-type="float">
            <text:p>2044.11615806956</text:p>
          </table:table-cell>
        </table:table-row>
        <table:table-row table:style-name="ro1">
          <table:table-cell/>
          <table:table-cell office:value-type="float" office:value="6.696" calcext:value-type="float">
            <text:p>6.696</text:p>
          </table:table-cell>
          <table:table-cell office:value-type="float" office:value="1704.908" calcext:value-type="float">
            <text:p>1704.908</text:p>
          </table:table-cell>
          <table:table-cell office:value-type="float" office:value="72.936" calcext:value-type="float">
            <text:p>72.936</text:p>
          </table:table-cell>
          <table:table-cell/>
          <table:table-cell office:value-type="float" office:value="342732" calcext:value-type="float">
            <text:p>342732</text:p>
          </table:table-cell>
          <table:table-cell office:value-type="float" office:value="133240" calcext:value-type="float">
            <text:p>133240</text:p>
          </table:table-cell>
          <table:table-cell/>
          <table:table-cell table:formula="of:=[.F1401]/[.B1401]" office:value-type="float" office:value="51184.5878136201" calcext:value-type="float">
            <text:p>51184.5878136201</text:p>
          </table:table-cell>
          <table:table-cell table:formula="of:=[.F1401]/[.C1401]" office:value-type="float" office:value="201.026682964711" calcext:value-type="float">
            <text:p>201.026682964711</text:p>
          </table:table-cell>
          <table:table-cell table:formula="of:=[.F1401]/[.D1401]" office:value-type="float" office:value="4699.07864429089" calcext:value-type="float">
            <text:p>4699.07864429089</text:p>
          </table:table-cell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office:value-type="float" office:value="318.449" calcext:value-type="float">
            <text:p>318.449</text:p>
          </table:table-cell>
          <table:table-cell office:value-type="float" office:value="50.256" calcext:value-type="float">
            <text:p>50.256</text:p>
          </table:table-cell>
          <table:table-cell/>
          <table:table-cell office:value-type="float" office:value="283694" calcext:value-type="float">
            <text:p>283694</text:p>
          </table:table-cell>
          <table:table-cell office:value-type="float" office:value="117475" calcext:value-type="float">
            <text:p>117475</text:p>
          </table:table-cell>
          <table:table-cell/>
          <table:table-cell table:formula="of:=[.F1402]/[.B1402]" office:value-type="float" office:value="60360.4255319149" calcext:value-type="float">
            <text:p>60360.4255319149</text:p>
          </table:table-cell>
          <table:table-cell table:formula="of:=[.F1402]/[.C1402]" office:value-type="float" office:value="890.861645035783" calcext:value-type="float">
            <text:p>890.861645035783</text:p>
          </table:table-cell>
          <table:table-cell table:formula="of:=[.F1402]/[.D1402]" office:value-type="float" office:value="5644.97771410379" calcext:value-type="float">
            <text:p>5644.97771410379</text:p>
          </table:table-cell>
        </table:table-row>
        <table:table-row table:style-name="ro1">
          <table:table-cell/>
          <table:table-cell office:value-type="float" office:value="3.988" calcext:value-type="float">
            <text:p>3.988</text:p>
          </table:table-cell>
          <table:table-cell office:value-type="float" office:value="1454.98" calcext:value-type="float">
            <text:p>1454.98</text:p>
          </table:table-cell>
          <table:table-cell office:value-type="float" office:value="53.108" calcext:value-type="float">
            <text:p>53.108</text:p>
          </table:table-cell>
          <table:table-cell/>
          <table:table-cell office:value-type="float" office:value="289295" calcext:value-type="float">
            <text:p>289295</text:p>
          </table:table-cell>
          <table:table-cell office:value-type="float" office:value="100704" calcext:value-type="float">
            <text:p>100704</text:p>
          </table:table-cell>
          <table:table-cell/>
          <table:table-cell table:formula="of:=[.F1403]/[.B1403]" office:value-type="float" office:value="72541.3741223671" calcext:value-type="float">
            <text:p>72541.3741223671</text:p>
          </table:table-cell>
          <table:table-cell table:formula="of:=[.F1403]/[.C1403]" office:value-type="float" office:value="198.83091176511" calcext:value-type="float">
            <text:p>198.83091176511</text:p>
          </table:table-cell>
          <table:table-cell table:formula="of:=[.F1403]/[.D1403]" office:value-type="float" office:value="5447.29607592077" calcext:value-type="float">
            <text:p>5447.29607592077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13.974" calcext:value-type="float">
            <text:p>13.974</text:p>
          </table:table-cell>
          <table:table-cell office:value-type="float" office:value="1.512" calcext:value-type="float">
            <text:p>1.512</text:p>
          </table:table-cell>
          <table:table-cell/>
          <table:table-cell office:value-type="float" office:value="53930" calcext:value-type="float">
            <text:p>53930</text:p>
          </table:table-cell>
          <table:table-cell office:value-type="float" office:value="20758" calcext:value-type="float">
            <text:p>20758</text:p>
          </table:table-cell>
          <table:table-cell/>
          <table:table-cell table:formula="of:=[.F1404]/[.B1404]" office:value-type="float" office:value="263073.170731707" calcext:value-type="float">
            <text:p>263073.170731707</text:p>
          </table:table-cell>
          <table:table-cell table:formula="of:=[.F1404]/[.C1404]" office:value-type="float" office:value="3859.31014741663" calcext:value-type="float">
            <text:p>3859.31014741663</text:p>
          </table:table-cell>
          <table:table-cell table:formula="of:=[.F1404]/[.D1404]" office:value-type="float" office:value="35667.9894179894" calcext:value-type="float">
            <text:p>35667.9894179894</text:p>
          </table:table-cell>
        </table:table-row>
        <table:table-row table:style-name="ro1">
          <table:table-cell/>
          <table:table-cell office:value-type="float" office:value="1.463" calcext:value-type="float">
            <text:p>1.463</text:p>
          </table:table-cell>
          <table:table-cell office:value-type="float" office:value="139.594" calcext:value-type="float">
            <text:p>139.594</text:p>
          </table:table-cell>
          <table:table-cell office:value-type="float" office:value="17.449" calcext:value-type="float">
            <text:p>17.449</text:p>
          </table:table-cell>
          <table:table-cell/>
          <table:table-cell office:value-type="float" office:value="175426" calcext:value-type="float">
            <text:p>175426</text:p>
          </table:table-cell>
          <table:table-cell office:value-type="float" office:value="62238" calcext:value-type="float">
            <text:p>62238</text:p>
          </table:table-cell>
          <table:table-cell/>
          <table:table-cell table:formula="of:=[.F1405]/[.B1405]" office:value-type="float" office:value="119908.407382092" calcext:value-type="float">
            <text:p>119908.407382092</text:p>
          </table:table-cell>
          <table:table-cell table:formula="of:=[.F1405]/[.C1405]" office:value-type="float" office:value="1256.68725016835" calcext:value-type="float">
            <text:p>1256.68725016835</text:p>
          </table:table-cell>
          <table:table-cell table:formula="of:=[.F1405]/[.D1405]" office:value-type="float" office:value="10053.6420425239" calcext:value-type="float">
            <text:p>10053.6420425239</text:p>
          </table:table-cell>
        </table:table-row>
        <table:table-row table:style-name="ro1">
          <table:table-cell/>
          <table:table-cell office:value-type="float" office:value="4.436" calcext:value-type="float">
            <text:p>4.436</text:p>
          </table:table-cell>
          <table:table-cell office:value-type="float" office:value="357.307" calcext:value-type="float">
            <text:p>357.307</text:p>
          </table:table-cell>
          <table:table-cell office:value-type="float" office:value="53.246" calcext:value-type="float">
            <text:p>53.246</text:p>
          </table:table-cell>
          <table:table-cell/>
          <table:table-cell office:value-type="float" office:value="300892" calcext:value-type="float">
            <text:p>300892</text:p>
          </table:table-cell>
          <table:table-cell office:value-type="float" office:value="102680" calcext:value-type="float">
            <text:p>102680</text:p>
          </table:table-cell>
          <table:table-cell/>
          <table:table-cell table:formula="of:=[.F1406]/[.B1406]" office:value-type="float" office:value="67829.5761947701" calcext:value-type="float">
            <text:p>67829.5761947701</text:p>
          </table:table-cell>
          <table:table-cell table:formula="of:=[.F1406]/[.C1406]" office:value-type="float" office:value="842.110565983874" calcext:value-type="float">
            <text:p>842.110565983874</text:p>
          </table:table-cell>
          <table:table-cell table:formula="of:=[.F1406]/[.D1406]" office:value-type="float" office:value="5650.97847725651" calcext:value-type="float">
            <text:p>5650.97847725651</text:p>
          </table:table-cell>
        </table:table-row>
        <table:table-row table:style-name="ro1">
          <table:table-cell/>
          <table:table-cell office:value-type="float" office:value="0.967" calcext:value-type="float">
            <text:p>0.967</text:p>
          </table:table-cell>
          <table:table-cell office:value-type="float" office:value="221.196" calcext:value-type="float">
            <text:p>221.196</text:p>
          </table:table-cell>
          <table:table-cell office:value-type="float" office:value="11.349" calcext:value-type="float">
            <text:p>11.349</text:p>
          </table:table-cell>
          <table:table-cell/>
          <table:table-cell office:value-type="float" office:value="148652" calcext:value-type="float">
            <text:p>148652</text:p>
          </table:table-cell>
          <table:table-cell office:value-type="float" office:value="57512" calcext:value-type="float">
            <text:p>57512</text:p>
          </table:table-cell>
          <table:table-cell/>
          <table:table-cell table:formula="of:=[.F1407]/[.B1407]" office:value-type="float" office:value="153724.922440538" calcext:value-type="float">
            <text:p>153724.922440538</text:p>
          </table:table-cell>
          <table:table-cell table:formula="of:=[.F1407]/[.C1407]" office:value-type="float" office:value="672.03746903199" calcext:value-type="float">
            <text:p>672.03746903199</text:p>
          </table:table-cell>
          <table:table-cell table:formula="of:=[.F1407]/[.D1407]" office:value-type="float" office:value="13098.2465415455" calcext:value-type="float">
            <text:p>13098.2465415455</text:p>
          </table:table-cell>
        </table:table-row>
        <table:table-row table:style-name="ro1">
          <table:table-cell/>
          <table:table-cell office:value-type="float" office:value="2.572" calcext:value-type="float">
            <text:p>2.572</text:p>
          </table:table-cell>
          <table:table-cell office:value-type="float" office:value="787.699" calcext:value-type="float">
            <text:p>787.699</text:p>
          </table:table-cell>
          <table:table-cell office:value-type="float" office:value="29.582" calcext:value-type="float">
            <text:p>29.582</text:p>
          </table:table-cell>
          <table:table-cell/>
          <table:table-cell office:value-type="float" office:value="229454" calcext:value-type="float">
            <text:p>229454</text:p>
          </table:table-cell>
          <table:table-cell office:value-type="float" office:value="80904" calcext:value-type="float">
            <text:p>80904</text:p>
          </table:table-cell>
          <table:table-cell/>
          <table:table-cell table:formula="of:=[.F1408]/[.B1408]" office:value-type="float" office:value="89212.2861586314" calcext:value-type="float">
            <text:p>89212.2861586314</text:p>
          </table:table-cell>
          <table:table-cell table:formula="of:=[.F1408]/[.C1408]" office:value-type="float" office:value="291.296548554714" calcext:value-type="float">
            <text:p>291.296548554714</text:p>
          </table:table-cell>
          <table:table-cell table:formula="of:=[.F1408]/[.D1408]" office:value-type="float" office:value="7756.54113988236" calcext:value-type="float">
            <text:p>7756.54113988236</text:p>
          </table:table-cell>
        </table:table-row>
        <table:table-row table:style-name="ro1">
          <table:table-cell/>
          <table:table-cell office:value-type="float" office:value="19.695" calcext:value-type="float">
            <text:p>19.695</text:p>
          </table:table-cell>
          <table:table-cell office:value-type="float" office:value="1389.173" calcext:value-type="float">
            <text:p>1389.173</text:p>
          </table:table-cell>
          <table:table-cell office:value-type="float" office:value="252.154" calcext:value-type="float">
            <text:p>252.154</text:p>
          </table:table-cell>
          <table:table-cell/>
          <table:table-cell office:value-type="float" office:value="560893" calcext:value-type="float">
            <text:p>560893</text:p>
          </table:table-cell>
          <table:table-cell office:value-type="float" office:value="243488" calcext:value-type="float">
            <text:p>243488</text:p>
          </table:table-cell>
          <table:table-cell/>
          <table:table-cell table:formula="of:=[.F1409]/[.B1409]" office:value-type="float" office:value="28478.9540492511" calcext:value-type="float">
            <text:p>28478.9540492511</text:p>
          </table:table-cell>
          <table:table-cell table:formula="of:=[.F1409]/[.C1409]" office:value-type="float" office:value="403.760366779372" calcext:value-type="float">
            <text:p>403.760366779372</text:p>
          </table:table-cell>
          <table:table-cell table:formula="of:=[.F1409]/[.D1409]" office:value-type="float" office:value="2224.40651347986" calcext:value-type="float">
            <text:p>2224.40651347986</text:p>
          </table:table-cell>
        </table:table-row>
        <table:table-row table:style-name="ro1">
          <table:table-cell/>
          <table:table-cell office:value-type="float" office:value="9.245" calcext:value-type="float">
            <text:p>9.245</text:p>
          </table:table-cell>
          <table:table-cell office:value-type="float" office:value="604.57" calcext:value-type="float">
            <text:p>604.57</text:p>
          </table:table-cell>
          <table:table-cell office:value-type="float" office:value="92.379" calcext:value-type="float">
            <text:p>92.379</text:p>
          </table:table-cell>
          <table:table-cell/>
          <table:table-cell office:value-type="float" office:value="396012" calcext:value-type="float">
            <text:p>396012</text:p>
          </table:table-cell>
          <table:table-cell office:value-type="float" office:value="163414" calcext:value-type="float">
            <text:p>163414</text:p>
          </table:table-cell>
          <table:table-cell/>
          <table:table-cell table:formula="of:=[.F1410]/[.B1410]" office:value-type="float" office:value="42835.2623039481" calcext:value-type="float">
            <text:p>42835.2623039481</text:p>
          </table:table-cell>
          <table:table-cell table:formula="of:=[.F1410]/[.C1410]" office:value-type="float" office:value="655.03084837157" calcext:value-type="float">
            <text:p>655.03084837157</text:p>
          </table:table-cell>
          <table:table-cell table:formula="of:=[.F1410]/[.D1410]" office:value-type="float" office:value="4286.81843276069" calcext:value-type="float">
            <text:p>4286.81843276069</text:p>
          </table:table-cell>
        </table:table-row>
        <table:table-row table:style-name="ro1">
          <table:table-cell/>
          <table:table-cell office:value-type="float" office:value="0.588" calcext:value-type="float">
            <text:p>0.588</text:p>
          </table:table-cell>
          <table:table-cell office:value-type="float" office:value="44.225" calcext:value-type="float">
            <text:p>44.225</text:p>
          </table:table-cell>
          <table:table-cell office:value-type="float" office:value="4.589" calcext:value-type="float">
            <text:p>4.589</text:p>
          </table:table-cell>
          <table:table-cell/>
          <table:table-cell office:value-type="float" office:value="92667" calcext:value-type="float">
            <text:p>92667</text:p>
          </table:table-cell>
          <table:table-cell office:value-type="float" office:value="47539" calcext:value-type="float">
            <text:p>47539</text:p>
          </table:table-cell>
          <table:table-cell/>
          <table:table-cell table:formula="of:=[.F1411]/[.B1411]" office:value-type="float" office:value="157596.93877551" calcext:value-type="float">
            <text:p>157596.93877551</text:p>
          </table:table-cell>
          <table:table-cell table:formula="of:=[.F1411]/[.C1411]" office:value-type="float" office:value="2095.35330695308" calcext:value-type="float">
            <text:p>2095.35330695308</text:p>
          </table:table-cell>
          <table:table-cell table:formula="of:=[.F1411]/[.D1411]" office:value-type="float" office:value="20193.2882981042" calcext:value-type="float">
            <text:p>20193.2882981042</text:p>
          </table:table-cell>
        </table:table-row>
        <table:table-row table:style-name="ro1">
          <table:table-cell/>
          <table:table-cell office:value-type="float" office:value="0.062" calcext:value-type="float">
            <text:p>0.062</text:p>
          </table:table-cell>
          <table:table-cell office:value-type="float" office:value="3.468" calcext:value-type="float">
            <text:p>3.468</text:p>
          </table:table-cell>
          <table:table-cell office:value-type="float" office:value="0.424" calcext:value-type="float">
            <text:p>0.424</text:p>
          </table:table-cell>
          <table:table-cell/>
          <table:table-cell office:value-type="float" office:value="25427" calcext:value-type="float">
            <text:p>25427</text:p>
          </table:table-cell>
          <table:table-cell office:value-type="float" office:value="15798" calcext:value-type="float">
            <text:p>15798</text:p>
          </table:table-cell>
          <table:table-cell/>
          <table:table-cell table:formula="of:=[.F1412]/[.B1412]" office:value-type="float" office:value="410112.903225807" calcext:value-type="float">
            <text:p>410112.903225807</text:p>
          </table:table-cell>
          <table:table-cell table:formula="of:=[.F1412]/[.C1412]" office:value-type="float" office:value="7331.89158016148" calcext:value-type="float">
            <text:p>7331.89158016148</text:p>
          </table:table-cell>
          <table:table-cell table:formula="of:=[.F1412]/[.D1412]" office:value-type="float" office:value="59969.3396226415" calcext:value-type="float">
            <text:p>59969.3396226415</text:p>
          </table:table-cell>
        </table:table-row>
        <table:table-row table:style-name="ro1">
          <table:table-cell/>
          <table:table-cell office:value-type="float" office:value="7.577" calcext:value-type="float">
            <text:p>7.577</text:p>
          </table:table-cell>
          <table:table-cell office:value-type="float" office:value="546.775" calcext:value-type="float">
            <text:p>546.775</text:p>
          </table:table-cell>
          <table:table-cell office:value-type="float" office:value="77.249" calcext:value-type="float">
            <text:p>77.249</text:p>
          </table:table-cell>
          <table:table-cell/>
          <table:table-cell office:value-type="float" office:value="348778" calcext:value-type="float">
            <text:p>348778</text:p>
          </table:table-cell>
          <table:table-cell office:value-type="float" office:value="148338" calcext:value-type="float">
            <text:p>148338</text:p>
          </table:table-cell>
          <table:table-cell/>
          <table:table-cell table:formula="of:=[.F1413]/[.B1413]" office:value-type="float" office:value="46031.1468919097" calcext:value-type="float">
            <text:p>46031.1468919097</text:p>
          </table:table-cell>
          <table:table-cell table:formula="of:=[.F1413]/[.C1413]" office:value-type="float" office:value="637.882127017512" calcext:value-type="float">
            <text:p>637.882127017512</text:p>
          </table:table-cell>
          <table:table-cell table:formula="of:=[.F1413]/[.D1413]" office:value-type="float" office:value="4514.98401273803" calcext:value-type="float">
            <text:p>4514.98401273803</text:p>
          </table:table-cell>
        </table:table-row>
        <table:table-row table:style-name="ro1">
          <table:table-cell/>
          <table:table-cell office:value-type="float" office:value="1.654" calcext:value-type="float">
            <text:p>1.654</text:p>
          </table:table-cell>
          <table:table-cell office:value-type="float" office:value="533.521" calcext:value-type="float">
            <text:p>533.521</text:p>
          </table:table-cell>
          <table:table-cell office:value-type="float" office:value="17.868" calcext:value-type="float">
            <text:p>17.868</text:p>
          </table:table-cell>
          <table:table-cell/>
          <table:table-cell office:value-type="float" office:value="177179" calcext:value-type="float">
            <text:p>177179</text:p>
          </table:table-cell>
          <table:table-cell office:value-type="float" office:value="66896" calcext:value-type="float">
            <text:p>66896</text:p>
          </table:table-cell>
          <table:table-cell/>
          <table:table-cell table:formula="of:=[.F1414]/[.B1414]" office:value-type="float" office:value="107121.523579202" calcext:value-type="float">
            <text:p>107121.523579202</text:p>
          </table:table-cell>
          <table:table-cell table:formula="of:=[.F1414]/[.C1414]" office:value-type="float" office:value="332.093769504855" calcext:value-type="float">
            <text:p>332.093769504855</text:p>
          </table:table-cell>
          <table:table-cell table:formula="of:=[.F1414]/[.D1414]" office:value-type="float" office:value="9915.9950749944" calcext:value-type="float">
            <text:p>9915.9950749944</text:p>
          </table:table-cell>
        </table:table-row>
        <table:table-row table:style-name="ro1">
          <table:table-cell/>
          <table:table-cell office:value-type="float" office:value="0.913" calcext:value-type="float">
            <text:p>0.913</text:p>
          </table:table-cell>
          <table:table-cell office:value-type="float" office:value="88.408" calcext:value-type="float">
            <text:p>88.408</text:p>
          </table:table-cell>
          <table:table-cell office:value-type="float" office:value="12.24" calcext:value-type="float">
            <text:p>12.24</text:p>
          </table:table-cell>
          <table:table-cell/>
          <table:table-cell office:value-type="float" office:value="143024" calcext:value-type="float">
            <text:p>143024</text:p>
          </table:table-cell>
          <table:table-cell office:value-type="float" office:value="52348" calcext:value-type="float">
            <text:p>52348</text:p>
          </table:table-cell>
          <table:table-cell/>
          <table:table-cell table:formula="of:=[.F1415]/[.B1415]" office:value-type="float" office:value="156652.792990142" calcext:value-type="float">
            <text:p>156652.792990142</text:p>
          </table:table-cell>
          <table:table-cell table:formula="of:=[.F1415]/[.C1415]" office:value-type="float" office:value="1617.77214731699" calcext:value-type="float">
            <text:p>1617.77214731699</text:p>
          </table:table-cell>
          <table:table-cell table:formula="of:=[.F1415]/[.D1415]" office:value-type="float" office:value="11684.9673202614" calcext:value-type="float">
            <text:p>11684.9673202614</text:p>
          </table:table-cell>
        </table:table-row>
        <table:table-row table:style-name="ro1">
          <table:table-cell/>
          <table:table-cell office:value-type="float" office:value="2.614" calcext:value-type="float">
            <text:p>2.614</text:p>
          </table:table-cell>
          <table:table-cell office:value-type="float" office:value="150.788" calcext:value-type="float">
            <text:p>150.788</text:p>
          </table:table-cell>
          <table:table-cell office:value-type="float" office:value="25.297" calcext:value-type="float">
            <text:p>25.297</text:p>
          </table:table-cell>
          <table:table-cell/>
          <table:table-cell office:value-type="float" office:value="202932" calcext:value-type="float">
            <text:p>202932</text:p>
          </table:table-cell>
          <table:table-cell office:value-type="float" office:value="93870" calcext:value-type="float">
            <text:p>93870</text:p>
          </table:table-cell>
          <table:table-cell/>
          <table:table-cell table:formula="of:=[.F1416]/[.B1416]" office:value-type="float" office:value="77632.7467482785" calcext:value-type="float">
            <text:p>77632.7467482785</text:p>
          </table:table-cell>
          <table:table-cell table:formula="of:=[.F1416]/[.C1416]" office:value-type="float" office:value="1345.81001140674" calcext:value-type="float">
            <text:p>1345.81001140674</text:p>
          </table:table-cell>
          <table:table-cell table:formula="of:=[.F1416]/[.D1416]" office:value-type="float" office:value="8021.97889077756" calcext:value-type="float">
            <text:p>8021.97889077756</text:p>
          </table:table-cell>
        </table:table-row>
        <table:table-row table:style-name="ro1">
          <table:table-cell/>
          <table:table-cell office:value-type="float" office:value="7.233" calcext:value-type="float">
            <text:p>7.233</text:p>
          </table:table-cell>
          <table:table-cell office:value-type="float" office:value="509.75" calcext:value-type="float">
            <text:p>509.75</text:p>
          </table:table-cell>
          <table:table-cell office:value-type="float" office:value="72.506" calcext:value-type="float">
            <text:p>72.506</text:p>
          </table:table-cell>
          <table:table-cell/>
          <table:table-cell office:value-type="float" office:value="348434" calcext:value-type="float">
            <text:p>348434</text:p>
          </table:table-cell>
          <table:table-cell office:value-type="float" office:value="142356" calcext:value-type="float">
            <text:p>142356</text:p>
          </table:table-cell>
          <table:table-cell/>
          <table:table-cell table:formula="of:=[.F1417]/[.B1417]" office:value-type="float" office:value="48172.8190239182" calcext:value-type="float">
            <text:p>48172.8190239182</text:p>
          </table:table-cell>
          <table:table-cell table:formula="of:=[.F1417]/[.C1417]" office:value-type="float" office:value="683.538989700834" calcext:value-type="float">
            <text:p>683.538989700834</text:p>
          </table:table-cell>
          <table:table-cell table:formula="of:=[.F1417]/[.D1417]" office:value-type="float" office:value="4805.58850302044" calcext:value-type="float">
            <text:p>4805.58850302044</text:p>
          </table:table-cell>
        </table:table-row>
        <table:table-row table:style-name="ro1">
          <table:table-cell/>
          <table:table-cell office:value-type="float" office:value="0.174" calcext:value-type="float">
            <text:p>0.174</text:p>
          </table:table-cell>
          <table:table-cell office:value-type="float" office:value="7.721" calcext:value-type="float">
            <text:p>7.721</text:p>
          </table:table-cell>
          <table:table-cell office:value-type="float" office:value="0.991" calcext:value-type="float">
            <text:p>0.991</text:p>
          </table:table-cell>
          <table:table-cell/>
          <table:table-cell office:value-type="float" office:value="43870" calcext:value-type="float">
            <text:p>43870</text:p>
          </table:table-cell>
          <table:table-cell office:value-type="float" office:value="21368" calcext:value-type="float">
            <text:p>21368</text:p>
          </table:table-cell>
          <table:table-cell/>
          <table:table-cell table:formula="of:=[.F1418]/[.B1418]" office:value-type="float" office:value="252126.436781609" calcext:value-type="float">
            <text:p>252126.436781609</text:p>
          </table:table-cell>
          <table:table-cell table:formula="of:=[.F1418]/[.C1418]" office:value-type="float" office:value="5681.90648879679" calcext:value-type="float">
            <text:p>5681.90648879679</text:p>
          </table:table-cell>
          <table:table-cell table:formula="of:=[.F1418]/[.D1418]" office:value-type="float" office:value="44268.4157416751" calcext:value-type="float">
            <text:p>44268.4157416751</text:p>
          </table:table-cell>
        </table:table-row>
        <table:table-row table:style-name="ro1">
          <table:table-cell/>
          <table:table-cell office:value-type="float" office:value="0.312" calcext:value-type="float">
            <text:p>0.312</text:p>
          </table:table-cell>
          <table:table-cell office:value-type="float" office:value="19.698" calcext:value-type="float">
            <text:p>19.698</text:p>
          </table:table-cell>
          <table:table-cell office:value-type="float" office:value="2.512" calcext:value-type="float">
            <text:p>2.512</text:p>
          </table:table-cell>
          <table:table-cell/>
          <table:table-cell office:value-type="float" office:value="68738" calcext:value-type="float">
            <text:p>68738</text:p>
          </table:table-cell>
          <table:table-cell office:value-type="float" office:value="29828" calcext:value-type="float">
            <text:p>29828</text:p>
          </table:table-cell>
          <table:table-cell/>
          <table:table-cell table:formula="of:=[.F1419]/[.B1419]" office:value-type="float" office:value="220314.102564103" calcext:value-type="float">
            <text:p>220314.102564103</text:p>
          </table:table-cell>
          <table:table-cell table:formula="of:=[.F1419]/[.C1419]" office:value-type="float" office:value="3489.5928520662" calcext:value-type="float">
            <text:p>3489.5928520662</text:p>
          </table:table-cell>
          <table:table-cell table:formula="of:=[.F1419]/[.D1419]" office:value-type="float" office:value="27363.8535031847" calcext:value-type="float">
            <text:p>27363.8535031847</text:p>
          </table:table-cell>
        </table:table-row>
        <table:table-row table:style-name="ro1">
          <table:table-cell/>
          <table:table-cell office:value-type="float" office:value="0.181" calcext:value-type="float">
            <text:p>0.181</text:p>
          </table:table-cell>
          <table:table-cell office:value-type="float" office:value="15.316" calcext:value-type="float">
            <text:p>15.316</text:p>
          </table:table-cell>
          <table:table-cell office:value-type="float" office:value="1.678" calcext:value-type="float">
            <text:p>1.678</text:p>
          </table:table-cell>
          <table:table-cell/>
          <table:table-cell office:value-type="float" office:value="57152" calcext:value-type="float">
            <text:p>57152</text:p>
          </table:table-cell>
          <table:table-cell office:value-type="float" office:value="27114" calcext:value-type="float">
            <text:p>27114</text:p>
          </table:table-cell>
          <table:table-cell/>
          <table:table-cell table:formula="of:=[.F1420]/[.B1420]" office:value-type="float" office:value="315756.906077348" calcext:value-type="float">
            <text:p>315756.906077348</text:p>
          </table:table-cell>
          <table:table-cell table:formula="of:=[.F1420]/[.C1420]" office:value-type="float" office:value="3731.52259075477" calcext:value-type="float">
            <text:p>3731.52259075477</text:p>
          </table:table-cell>
          <table:table-cell table:formula="of:=[.F1420]/[.D1420]" office:value-type="float" office:value="34059.5947556615" calcext:value-type="float">
            <text:p>34059.5947556615</text:p>
          </table:table-cell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float" office:value="1.804" calcext:value-type="float">
            <text:p>1.804</text:p>
          </table:table-cell>
          <table:table-cell office:value-type="float" office:value="0.311" calcext:value-type="float">
            <text:p>0.311</text:p>
          </table:table-cell>
          <table:table-cell/>
          <table:table-cell office:value-type="float" office:value="14672" calcext:value-type="float">
            <text:p>14672</text:p>
          </table:table-cell>
          <table:table-cell office:value-type="float" office:value="9024" calcext:value-type="float">
            <text:p>9024</text:p>
          </table:table-cell>
          <table:table-cell/>
          <table:table-cell table:formula="of:=[.F1421]/[.B1421]" office:value-type="float" office:value="458500" calcext:value-type="float">
            <text:p>458500</text:p>
          </table:table-cell>
          <table:table-cell table:formula="of:=[.F1421]/[.C1421]" office:value-type="float" office:value="8133.0376940133" calcext:value-type="float">
            <text:p>8133.0376940133</text:p>
          </table:table-cell>
          <table:table-cell table:formula="of:=[.F1421]/[.D1421]" office:value-type="float" office:value="47176.8488745981" calcext:value-type="float">
            <text:p>47176.8488745981</text:p>
          </table:table-cell>
        </table:table-row>
        <table:table-row table:style-name="ro1">
          <table:table-cell/>
          <table:table-cell office:value-type="float" office:value="5.066" calcext:value-type="float">
            <text:p>5.066</text:p>
          </table:table-cell>
          <table:table-cell office:value-type="float" office:value="351.207" calcext:value-type="float">
            <text:p>351.207</text:p>
          </table:table-cell>
          <table:table-cell office:value-type="float" office:value="64.109" calcext:value-type="float">
            <text:p>64.109</text:p>
          </table:table-cell>
          <table:table-cell/>
          <table:table-cell office:value-type="float" office:value="315947" calcext:value-type="float">
            <text:p>315947</text:p>
          </table:table-cell>
          <table:table-cell office:value-type="float" office:value="112165" calcext:value-type="float">
            <text:p>112165</text:p>
          </table:table-cell>
          <table:table-cell/>
          <table:table-cell table:formula="of:=[.F1422]/[.B1422]" office:value-type="float" office:value="62366.1666008685" calcext:value-type="float">
            <text:p>62366.1666008685</text:p>
          </table:table-cell>
          <table:table-cell table:formula="of:=[.F1422]/[.C1422]" office:value-type="float" office:value="899.603367814423" calcext:value-type="float">
            <text:p>899.603367814423</text:p>
          </table:table-cell>
          <table:table-cell table:formula="of:=[.F1422]/[.D1422]" office:value-type="float" office:value="4928.27840084856" calcext:value-type="float">
            <text:p>4928.27840084856</text:p>
          </table:table-cell>
        </table:table-row>
        <table:table-row table:style-name="ro1">
          <table:table-cell/>
          <table:table-cell office:value-type="float" office:value="11.943" calcext:value-type="float">
            <text:p>11.943</text:p>
          </table:table-cell>
          <table:table-cell office:value-type="float" office:value="1149.438" calcext:value-type="float">
            <text:p>1149.438</text:p>
          </table:table-cell>
          <table:table-cell office:value-type="float" office:value="147.591" calcext:value-type="float">
            <text:p>147.591</text:p>
          </table:table-cell>
          <table:table-cell/>
          <table:table-cell office:value-type="float" office:value="470013" calcext:value-type="float">
            <text:p>470013</text:p>
          </table:table-cell>
          <table:table-cell office:value-type="float" office:value="172680" calcext:value-type="float">
            <text:p>172680</text:p>
          </table:table-cell>
          <table:table-cell/>
          <table:table-cell table:formula="of:=[.F1423]/[.B1423]" office:value-type="float" office:value="39354.6847525747" calcext:value-type="float">
            <text:p>39354.6847525747</text:p>
          </table:table-cell>
          <table:table-cell table:formula="of:=[.F1423]/[.C1423]" office:value-type="float" office:value="408.90678749093" calcext:value-type="float">
            <text:p>408.90678749093</text:p>
          </table:table-cell>
          <table:table-cell table:formula="of:=[.F1423]/[.D1423]" office:value-type="float" office:value="3184.56409943696" calcext:value-type="float">
            <text:p>3184.56409943696</text:p>
          </table:table-cell>
        </table:table-row>
        <table:table-row table:style-name="ro1">
          <table:table-cell/>
          <table:table-cell office:value-type="float" office:value="4.823" calcext:value-type="float">
            <text:p>4.823</text:p>
          </table:table-cell>
          <table:table-cell office:value-type="float" office:value="1563.845" calcext:value-type="float">
            <text:p>1563.845</text:p>
          </table:table-cell>
          <table:table-cell office:value-type="float" office:value="59.939" calcext:value-type="float">
            <text:p>59.939</text:p>
          </table:table-cell>
          <table:table-cell/>
          <table:table-cell office:value-type="float" office:value="301937" calcext:value-type="float">
            <text:p>301937</text:p>
          </table:table-cell>
          <table:table-cell office:value-type="float" office:value="111788" calcext:value-type="float">
            <text:p>111788</text:p>
          </table:table-cell>
          <table:table-cell/>
          <table:table-cell table:formula="of:=[.F1424]/[.B1424]" office:value-type="float" office:value="62603.5662450757" calcext:value-type="float">
            <text:p>62603.5662450757</text:p>
          </table:table-cell>
          <table:table-cell table:formula="of:=[.F1424]/[.C1424]" office:value-type="float" office:value="193.073482346396" calcext:value-type="float">
            <text:p>193.073482346396</text:p>
          </table:table-cell>
          <table:table-cell table:formula="of:=[.F1424]/[.D1424]" office:value-type="float" office:value="5037.40469477302" calcext:value-type="float">
            <text:p>5037.40469477302</text:p>
          </table:table-cell>
        </table:table-row>
        <table:table-row table:style-name="ro1">
          <table:table-cell/>
          <table:table-cell office:value-type="float" office:value="1.332" calcext:value-type="float">
            <text:p>1.332</text:p>
          </table:table-cell>
          <table:table-cell office:value-type="float" office:value="121.232" calcext:value-type="float">
            <text:p>121.232</text:p>
          </table:table-cell>
          <table:table-cell office:value-type="float" office:value="17.24" calcext:value-type="float">
            <text:p>17.24</text:p>
          </table:table-cell>
          <table:table-cell/>
          <table:table-cell office:value-type="float" office:value="168313" calcext:value-type="float">
            <text:p>168313</text:p>
          </table:table-cell>
          <table:table-cell office:value-type="float" office:value="70586" calcext:value-type="float">
            <text:p>70586</text:p>
          </table:table-cell>
          <table:table-cell/>
          <table:table-cell table:formula="of:=[.F1425]/[.B1425]" office:value-type="float" office:value="126361.111111111" calcext:value-type="float">
            <text:p>126361.111111111</text:p>
          </table:table-cell>
          <table:table-cell table:formula="of:=[.F1425]/[.C1425]" office:value-type="float" office:value="1388.35455985218" calcext:value-type="float">
            <text:p>1388.35455985218</text:p>
          </table:table-cell>
          <table:table-cell table:formula="of:=[.F1425]/[.D1425]" office:value-type="float" office:value="9762.93503480279" calcext:value-type="float">
            <text:p>9762.93503480279</text:p>
          </table:table-cell>
        </table:table-row>
        <table:table-row table:style-name="ro1">
          <table:table-cell/>
          <table:table-cell office:value-type="float" office:value="2.044" calcext:value-type="float">
            <text:p>2.044</text:p>
          </table:table-cell>
          <table:table-cell office:value-type="float" office:value="223.335" calcext:value-type="float">
            <text:p>223.335</text:p>
          </table:table-cell>
          <table:table-cell office:value-type="float" office:value="29.316" calcext:value-type="float">
            <text:p>29.316</text:p>
          </table:table-cell>
          <table:table-cell/>
          <table:table-cell office:value-type="float" office:value="199704" calcext:value-type="float">
            <text:p>199704</text:p>
          </table:table-cell>
          <table:table-cell office:value-type="float" office:value="77652" calcext:value-type="float">
            <text:p>77652</text:p>
          </table:table-cell>
          <table:table-cell/>
          <table:table-cell table:formula="of:=[.F1426]/[.B1426]" office:value-type="float" office:value="97702.5440313111" calcext:value-type="float">
            <text:p>97702.5440313111</text:p>
          </table:table-cell>
          <table:table-cell table:formula="of:=[.F1426]/[.C1426]" office:value-type="float" office:value="894.19034186312" calcext:value-type="float">
            <text:p>894.19034186312</text:p>
          </table:table-cell>
          <table:table-cell table:formula="of:=[.F1426]/[.D1426]" office:value-type="float" office:value="6812.11625051167" calcext:value-type="float">
            <text:p>6812.11625051167</text:p>
          </table:table-cell>
        </table:table-row>
        <table:table-row table:style-name="ro1">
          <table:table-cell/>
          <table:table-cell office:value-type="float" office:value="0.457" calcext:value-type="float">
            <text:p>0.457</text:p>
          </table:table-cell>
          <table:table-cell office:value-type="float" office:value="31.767" calcext:value-type="float">
            <text:p>31.767</text:p>
          </table:table-cell>
          <table:table-cell office:value-type="float" office:value="4.26" calcext:value-type="float">
            <text:p>4.26</text:p>
          </table:table-cell>
          <table:table-cell/>
          <table:table-cell office:value-type="float" office:value="89865" calcext:value-type="float">
            <text:p>89865</text:p>
          </table:table-cell>
          <table:table-cell office:value-type="float" office:value="43152" calcext:value-type="float">
            <text:p>43152</text:p>
          </table:table-cell>
          <table:table-cell/>
          <table:table-cell table:formula="of:=[.F1427]/[.B1427]" office:value-type="float" office:value="196641.13785558" calcext:value-type="float">
            <text:p>196641.13785558</text:p>
          </table:table-cell>
          <table:table-cell table:formula="of:=[.F1427]/[.C1427]" office:value-type="float" office:value="2828.87902540372" calcext:value-type="float">
            <text:p>2828.87902540372</text:p>
          </table:table-cell>
          <table:table-cell table:formula="of:=[.F1427]/[.D1427]" office:value-type="float" office:value="21095.0704225352" calcext:value-type="float">
            <text:p>21095.0704225352</text:p>
          </table:table-cell>
        </table:table-row>
        <table:table-row table:style-name="ro1">
          <table:table-cell/>
          <table:table-cell office:value-type="float" office:value="0.427" calcext:value-type="float">
            <text:p>0.427</text:p>
          </table:table-cell>
          <table:table-cell office:value-type="float" office:value="66.89" calcext:value-type="float">
            <text:p>66.89</text:p>
          </table:table-cell>
          <table:table-cell office:value-type="float" office:value="4.06" calcext:value-type="float">
            <text:p>4.06</text:p>
          </table:table-cell>
          <table:table-cell/>
          <table:table-cell office:value-type="float" office:value="90257" calcext:value-type="float">
            <text:p>90257</text:p>
          </table:table-cell>
          <table:table-cell office:value-type="float" office:value="34082" calcext:value-type="float">
            <text:p>34082</text:p>
          </table:table-cell>
          <table:table-cell/>
          <table:table-cell table:formula="of:=[.F1428]/[.B1428]" office:value-type="float" office:value="211374.707259953" calcext:value-type="float">
            <text:p>211374.707259953</text:p>
          </table:table-cell>
          <table:table-cell table:formula="of:=[.F1428]/[.C1428]" office:value-type="float" office:value="1349.33472865899" calcext:value-type="float">
            <text:p>1349.33472865899</text:p>
          </table:table-cell>
          <table:table-cell table:formula="of:=[.F1428]/[.D1428]" office:value-type="float" office:value="22230.7881773399" calcext:value-type="float">
            <text:p>22230.7881773399</text:p>
          </table:table-cell>
        </table:table-row>
        <table:table-row table:style-name="ro1">
          <table:table-cell/>
          <table:table-cell office:value-type="float" office:value="6.714" calcext:value-type="float">
            <text:p>6.714</text:p>
          </table:table-cell>
          <table:table-cell office:value-type="float" office:value="468.524" calcext:value-type="float">
            <text:p>468.524</text:p>
          </table:table-cell>
          <table:table-cell office:value-type="float" office:value="52.165" calcext:value-type="float">
            <text:p>52.165</text:p>
          </table:table-cell>
          <table:table-cell/>
          <table:table-cell office:value-type="float" office:value="307828" calcext:value-type="float">
            <text:p>307828</text:p>
          </table:table-cell>
          <table:table-cell office:value-type="float" office:value="149464" calcext:value-type="float">
            <text:p>149464</text:p>
          </table:table-cell>
          <table:table-cell/>
          <table:table-cell table:formula="of:=[.F1429]/[.B1429]" office:value-type="float" office:value="45848.6744116771" calcext:value-type="float">
            <text:p>45848.6744116771</text:p>
          </table:table-cell>
          <table:table-cell table:formula="of:=[.F1429]/[.C1429]" office:value-type="float" office:value="657.016502889927" calcext:value-type="float">
            <text:p>657.016502889927</text:p>
          </table:table-cell>
          <table:table-cell table:formula="of:=[.F1429]/[.D1429]" office:value-type="float" office:value="5901.04476181348" calcext:value-type="float">
            <text:p>5901.04476181348</text:p>
          </table:table-cell>
        </table:table-row>
        <table:table-row table:style-name="ro1">
          <table:table-cell/>
          <table:table-cell office:value-type="float" office:value="2.926" calcext:value-type="float">
            <text:p>2.926</text:p>
          </table:table-cell>
          <table:table-cell office:value-type="float" office:value="220.591" calcext:value-type="float">
            <text:p>220.591</text:p>
          </table:table-cell>
          <table:table-cell office:value-type="float" office:value="36.625" calcext:value-type="float">
            <text:p>36.625</text:p>
          </table:table-cell>
          <table:table-cell/>
          <table:table-cell office:value-type="float" office:value="233293" calcext:value-type="float">
            <text:p>233293</text:p>
          </table:table-cell>
          <table:table-cell office:value-type="float" office:value="88592" calcext:value-type="float">
            <text:p>88592</text:p>
          </table:table-cell>
          <table:table-cell/>
          <table:table-cell table:formula="of:=[.F1430]/[.B1430]" office:value-type="float" office:value="79731.032125769" calcext:value-type="float">
            <text:p>79731.032125769</text:p>
          </table:table-cell>
          <table:table-cell table:formula="of:=[.F1430]/[.C1430]" office:value-type="float" office:value="1057.58167830963" calcext:value-type="float">
            <text:p>1057.58167830963</text:p>
          </table:table-cell>
          <table:table-cell table:formula="of:=[.F1430]/[.D1430]" office:value-type="float" office:value="6369.7747440273" calcext:value-type="float">
            <text:p>6369.7747440273</text:p>
          </table:table-cell>
        </table:table-row>
        <table:table-row table:style-name="ro1">
          <table:table-cell/>
          <table:table-cell office:value-type="float" office:value="2.739" calcext:value-type="float">
            <text:p>2.739</text:p>
          </table:table-cell>
          <table:table-cell office:value-type="float" office:value="433.099" calcext:value-type="float">
            <text:p>433.099</text:p>
          </table:table-cell>
          <table:table-cell office:value-type="float" office:value="32.639" calcext:value-type="float">
            <text:p>32.639</text:p>
          </table:table-cell>
          <table:table-cell/>
          <table:table-cell office:value-type="float" office:value="232597" calcext:value-type="float">
            <text:p>232597</text:p>
          </table:table-cell>
          <table:table-cell office:value-type="float" office:value="83918" calcext:value-type="float">
            <text:p>83918</text:p>
          </table:table-cell>
          <table:table-cell/>
          <table:table-cell table:formula="of:=[.F1431]/[.B1431]" office:value-type="float" office:value="84920.4089083607" calcext:value-type="float">
            <text:p>84920.4089083607</text:p>
          </table:table-cell>
          <table:table-cell table:formula="of:=[.F1431]/[.C1431]" office:value-type="float" office:value="537.052729283605" calcext:value-type="float">
            <text:p>537.052729283605</text:p>
          </table:table-cell>
          <table:table-cell table:formula="of:=[.F1431]/[.D1431]" office:value-type="float" office:value="7126.35191029137" calcext:value-type="float">
            <text:p>7126.35191029137</text:p>
          </table:table-cell>
        </table:table-row>
        <table:table-row table:style-name="ro1">
          <table:table-cell/>
          <table:table-cell office:value-type="float" office:value="1.283" calcext:value-type="float">
            <text:p>1.283</text:p>
          </table:table-cell>
          <table:table-cell office:value-type="float" office:value="129.479" calcext:value-type="float">
            <text:p>129.479</text:p>
          </table:table-cell>
          <table:table-cell office:value-type="float" office:value="16.141" calcext:value-type="float">
            <text:p>16.141</text:p>
          </table:table-cell>
          <table:table-cell/>
          <table:table-cell office:value-type="float" office:value="166469" calcext:value-type="float">
            <text:p>166469</text:p>
          </table:table-cell>
          <table:table-cell office:value-type="float" office:value="66570" calcext:value-type="float">
            <text:p>66570</text:p>
          </table:table-cell>
          <table:table-cell/>
          <table:table-cell table:formula="of:=[.F1432]/[.B1432]" office:value-type="float" office:value="129749.805144193" calcext:value-type="float">
            <text:p>129749.805144193</text:p>
          </table:table-cell>
          <table:table-cell table:formula="of:=[.F1432]/[.C1432]" office:value-type="float" office:value="1285.68339267372" calcext:value-type="float">
            <text:p>1285.68339267372</text:p>
          </table:table-cell>
          <table:table-cell table:formula="of:=[.F1432]/[.D1432]" office:value-type="float" office:value="10313.4254383248" calcext:value-type="float">
            <text:p>10313.4254383248</text:p>
          </table:table-cell>
        </table:table-row>
        <table:table-row table:style-name="ro1">
          <table:table-cell/>
          <table:table-cell office:value-type="float" office:value="0.852" calcext:value-type="float">
            <text:p>0.852</text:p>
          </table:table-cell>
          <table:table-cell office:value-type="float" office:value="51.216" calcext:value-type="float">
            <text:p>51.216</text:p>
          </table:table-cell>
          <table:table-cell office:value-type="float" office:value="7.578" calcext:value-type="float">
            <text:p>7.578</text:p>
          </table:table-cell>
          <table:table-cell/>
          <table:table-cell office:value-type="float" office:value="113899" calcext:value-type="float">
            <text:p>113899</text:p>
          </table:table-cell>
          <table:table-cell office:value-type="float" office:value="59058" calcext:value-type="float">
            <text:p>59058</text:p>
          </table:table-cell>
          <table:table-cell/>
          <table:table-cell table:formula="of:=[.F1433]/[.B1433]" office:value-type="float" office:value="133684.272300469" calcext:value-type="float">
            <text:p>133684.272300469</text:p>
          </table:table-cell>
          <table:table-cell table:formula="of:=[.F1433]/[.C1433]" office:value-type="float" office:value="2223.89487660106" calcext:value-type="float">
            <text:p>2223.89487660106</text:p>
          </table:table-cell>
          <table:table-cell table:formula="of:=[.F1433]/[.D1433]" office:value-type="float" office:value="15030.2190551597" calcext:value-type="float">
            <text:p>15030.2190551597</text:p>
          </table:table-cell>
        </table:table-row>
        <table:table-row table:style-name="ro1">
          <table:table-cell/>
          <table:table-cell office:value-type="float" office:value="4.68" calcext:value-type="float">
            <text:p>4.68</text:p>
          </table:table-cell>
          <table:table-cell office:value-type="float" office:value="380.152" calcext:value-type="float">
            <text:p>380.152</text:p>
          </table:table-cell>
          <table:table-cell office:value-type="float" office:value="51.057" calcext:value-type="float">
            <text:p>51.057</text:p>
          </table:table-cell>
          <table:table-cell/>
          <table:table-cell office:value-type="float" office:value="286103" calcext:value-type="float">
            <text:p>286103</text:p>
          </table:table-cell>
          <table:table-cell office:value-type="float" office:value="113190" calcext:value-type="float">
            <text:p>113190</text:p>
          </table:table-cell>
          <table:table-cell/>
          <table:table-cell table:formula="of:=[.F1434]/[.B1434]" office:value-type="float" office:value="61133.1196581197" calcext:value-type="float">
            <text:p>61133.1196581197</text:p>
          </table:table-cell>
          <table:table-cell table:formula="of:=[.F1434]/[.C1434]" office:value-type="float" office:value="752.60159094257" calcext:value-type="float">
            <text:p>752.60159094257</text:p>
          </table:table-cell>
          <table:table-cell table:formula="of:=[.F1434]/[.D1434]" office:value-type="float" office:value="5603.59989815304" calcext:value-type="float">
            <text:p>5603.59989815304</text:p>
          </table:table-cell>
        </table:table-row>
        <table:table-row table:style-name="ro1">
          <table:table-cell/>
          <table:table-cell office:value-type="float" office:value="2.179" calcext:value-type="float">
            <text:p>2.179</text:p>
          </table:table-cell>
          <table:table-cell office:value-type="float" office:value="322.066" calcext:value-type="float">
            <text:p>322.066</text:p>
          </table:table-cell>
          <table:table-cell office:value-type="float" office:value="26.744" calcext:value-type="float">
            <text:p>26.744</text:p>
          </table:table-cell>
          <table:table-cell/>
          <table:table-cell office:value-type="float" office:value="209094" calcext:value-type="float">
            <text:p>209094</text:p>
          </table:table-cell>
          <table:table-cell office:value-type="float" office:value="75940" calcext:value-type="float">
            <text:p>75940</text:p>
          </table:table-cell>
          <table:table-cell/>
          <table:table-cell table:formula="of:=[.F1435]/[.B1435]" office:value-type="float" office:value="95958.6966498394" calcext:value-type="float">
            <text:p>95958.6966498394</text:p>
          </table:table-cell>
          <table:table-cell table:formula="of:=[.F1435]/[.C1435]" office:value-type="float" office:value="649.227177038247" calcext:value-type="float">
            <text:p>649.227177038247</text:p>
          </table:table-cell>
          <table:table-cell table:formula="of:=[.F1435]/[.D1435]" office:value-type="float" office:value="7818.35177983847" calcext:value-type="float">
            <text:p>7818.35177983847</text:p>
          </table:table-cell>
        </table:table-row>
        <table:table-row table:style-name="ro1">
          <table:table-cell/>
          <table:table-cell office:value-type="float" office:value="1.648" calcext:value-type="float">
            <text:p>1.648</text:p>
          </table:table-cell>
          <table:table-cell office:value-type="float" office:value="117.311" calcext:value-type="float">
            <text:p>117.311</text:p>
          </table:table-cell>
          <table:table-cell office:value-type="float" office:value="16.252" calcext:value-type="float">
            <text:p>16.252</text:p>
          </table:table-cell>
          <table:table-cell/>
          <table:table-cell office:value-type="float" office:value="175500" calcext:value-type="float">
            <text:p>175500</text:p>
          </table:table-cell>
          <table:table-cell office:value-type="float" office:value="68404" calcext:value-type="float">
            <text:p>68404</text:p>
          </table:table-cell>
          <table:table-cell/>
          <table:table-cell table:formula="of:=[.F1436]/[.B1436]" office:value-type="float" office:value="106492.718446602" calcext:value-type="float">
            <text:p>106492.718446602</text:p>
          </table:table-cell>
          <table:table-cell table:formula="of:=[.F1436]/[.C1436]" office:value-type="float" office:value="1496.02339081587" calcext:value-type="float">
            <text:p>1496.02339081587</text:p>
          </table:table-cell>
          <table:table-cell table:formula="of:=[.F1436]/[.D1436]" office:value-type="float" office:value="10798.6709328083" calcext:value-type="float">
            <text:p>10798.6709328083</text:p>
          </table:table-cell>
        </table:table-row>
        <table:table-row table:style-name="ro1">
          <table:table-cell/>
          <table:table-cell office:value-type="float" office:value="21.757" calcext:value-type="float">
            <text:p>21.757</text:p>
          </table:table-cell>
          <table:table-cell office:value-type="float" office:value="2030.32" calcext:value-type="float">
            <text:p>2030.32</text:p>
          </table:table-cell>
          <table:table-cell office:value-type="float" office:value="338.484" calcext:value-type="float">
            <text:p>338.484</text:p>
          </table:table-cell>
          <table:table-cell/>
          <table:table-cell office:value-type="float" office:value="650198" calcext:value-type="float">
            <text:p>650198</text:p>
          </table:table-cell>
          <table:table-cell office:value-type="float" office:value="221066" calcext:value-type="float">
            <text:p>221066</text:p>
          </table:table-cell>
          <table:table-cell/>
          <table:table-cell table:formula="of:=[.F1437]/[.B1437]" office:value-type="float" office:value="29884.5429057315" calcext:value-type="float">
            <text:p>29884.5429057315</text:p>
          </table:table-cell>
          <table:table-cell table:formula="of:=[.F1437]/[.C1437]" office:value-type="float" office:value="320.244099452303" calcext:value-type="float">
            <text:p>320.244099452303</text:p>
          </table:table-cell>
          <table:table-cell table:formula="of:=[.F1437]/[.D1437]" office:value-type="float" office:value="1920.91206674466" calcext:value-type="float">
            <text:p>1920.91206674466</text:p>
          </table:table-cell>
        </table:table-row>
        <table:table-row table:style-name="ro1">
          <table:table-cell/>
          <table:table-cell office:value-type="float" office:value="0.768" calcext:value-type="float">
            <text:p>0.768</text:p>
          </table:table-cell>
          <table:table-cell office:value-type="float" office:value="93.393" calcext:value-type="float">
            <text:p>93.393</text:p>
          </table:table-cell>
          <table:table-cell office:value-type="float" office:value="9.938" calcext:value-type="float">
            <text:p>9.938</text:p>
          </table:table-cell>
          <table:table-cell/>
          <table:table-cell office:value-type="float" office:value="138604" calcext:value-type="float">
            <text:p>138604</text:p>
          </table:table-cell>
          <table:table-cell office:value-type="float" office:value="51196" calcext:value-type="float">
            <text:p>51196</text:p>
          </table:table-cell>
          <table:table-cell/>
          <table:table-cell table:formula="of:=[.F1438]/[.B1438]" office:value-type="float" office:value="180473.958333333" calcext:value-type="float">
            <text:p>180473.958333333</text:p>
          </table:table-cell>
          <table:table-cell table:formula="of:=[.F1438]/[.C1438]" office:value-type="float" office:value="1484.094096988" calcext:value-type="float">
            <text:p>1484.094096988</text:p>
          </table:table-cell>
          <table:table-cell table:formula="of:=[.F1438]/[.D1438]" office:value-type="float" office:value="13946.8705977058" calcext:value-type="float">
            <text:p>13946.8705977058</text:p>
          </table:table-cell>
        </table:table-row>
        <table:table-row table:style-name="ro1">
          <table:table-cell/>
          <table:table-cell office:value-type="float" office:value="1.775" calcext:value-type="float">
            <text:p>1.775</text:p>
          </table:table-cell>
          <table:table-cell office:value-type="float" office:value="163.486" calcext:value-type="float">
            <text:p>163.486</text:p>
          </table:table-cell>
          <table:table-cell office:value-type="float" office:value="22.34" calcext:value-type="float">
            <text:p>22.34</text:p>
          </table:table-cell>
          <table:table-cell/>
          <table:table-cell office:value-type="float" office:value="191501" calcext:value-type="float">
            <text:p>191501</text:p>
          </table:table-cell>
          <table:table-cell office:value-type="float" office:value="67426" calcext:value-type="float">
            <text:p>67426</text:p>
          </table:table-cell>
          <table:table-cell/>
          <table:table-cell table:formula="of:=[.F1439]/[.B1439]" office:value-type="float" office:value="107887.887323944" calcext:value-type="float">
            <text:p>107887.887323944</text:p>
          </table:table-cell>
          <table:table-cell table:formula="of:=[.F1439]/[.C1439]" office:value-type="float" office:value="1171.36023879721" calcext:value-type="float">
            <text:p>1171.36023879721</text:p>
          </table:table-cell>
          <table:table-cell table:formula="of:=[.F1439]/[.D1439]" office:value-type="float" office:value="8572.11280214861" calcext:value-type="float">
            <text:p>8572.11280214861</text:p>
          </table:table-cell>
        </table:table-row>
        <table:table-row table:style-name="ro1">
          <table:table-cell/>
          <table:table-cell office:value-type="float" office:value="0.046" calcext:value-type="float">
            <text:p>0.046</text:p>
          </table:table-cell>
          <table:table-cell office:value-type="float" office:value="1.753" calcext:value-type="float">
            <text:p>1.753</text:p>
          </table:table-cell>
          <table:table-cell office:value-type="float" office:value="0.254" calcext:value-type="float">
            <text:p>0.254</text:p>
          </table:table-cell>
          <table:table-cell/>
          <table:table-cell office:value-type="float" office:value="14371" calcext:value-type="float">
            <text:p>14371</text:p>
          </table:table-cell>
          <table:table-cell office:value-type="float" office:value="11190" calcext:value-type="float">
            <text:p>11190</text:p>
          </table:table-cell>
          <table:table-cell/>
          <table:table-cell table:formula="of:=[.F1440]/[.B1440]" office:value-type="float" office:value="312413.043478261" calcext:value-type="float">
            <text:p>312413.043478261</text:p>
          </table:table-cell>
          <table:table-cell table:formula="of:=[.F1440]/[.C1440]" office:value-type="float" office:value="8197.94637763834" calcext:value-type="float">
            <text:p>8197.94637763834</text:p>
          </table:table-cell>
          <table:table-cell table:formula="of:=[.F1440]/[.D1440]" office:value-type="float" office:value="56578.7401574803" calcext:value-type="float">
            <text:p>56578.7401574803</text:p>
          </table:table-cell>
        </table:table-row>
        <table:table-row table:style-name="ro1">
          <table:table-cell/>
          <table:table-cell office:value-type="float" office:value="0.029" calcext:value-type="float">
            <text:p>0.029</text:p>
          </table:table-cell>
          <table:table-cell office:value-type="float" office:value="2.345" calcext:value-type="float">
            <text:p>2.345</text:p>
          </table:table-cell>
          <table:table-cell office:value-type="float" office:value="0.294" calcext:value-type="float">
            <text:p>0.294</text:p>
          </table:table-cell>
          <table:table-cell/>
          <table:table-cell office:value-type="float" office:value="16803" calcext:value-type="float">
            <text:p>16803</text:p>
          </table:table-cell>
          <table:table-cell office:value-type="float" office:value="11226" calcext:value-type="float">
            <text:p>11226</text:p>
          </table:table-cell>
          <table:table-cell/>
          <table:table-cell table:formula="of:=[.F1441]/[.B1441]" office:value-type="float" office:value="579413.793103448" calcext:value-type="float">
            <text:p>579413.793103448</text:p>
          </table:table-cell>
          <table:table-cell table:formula="of:=[.F1441]/[.C1441]" office:value-type="float" office:value="7165.45842217484" calcext:value-type="float">
            <text:p>7165.45842217484</text:p>
          </table:table-cell>
          <table:table-cell table:formula="of:=[.F1441]/[.D1441]" office:value-type="float" office:value="57153.0612244898" calcext:value-type="float">
            <text:p>57153.0612244898</text:p>
          </table:table-cell>
        </table:table-row>
        <table:table-row table:style-name="ro1">
          <table:table-cell/>
          <table:table-cell office:value-type="float" office:value="4.944" calcext:value-type="float">
            <text:p>4.944</text:p>
          </table:table-cell>
          <table:table-cell office:value-type="float" office:value="363.136" calcext:value-type="float">
            <text:p>363.136</text:p>
          </table:table-cell>
          <table:table-cell office:value-type="float" office:value="64.937" calcext:value-type="float">
            <text:p>64.937</text:p>
          </table:table-cell>
          <table:table-cell/>
          <table:table-cell office:value-type="float" office:value="306388" calcext:value-type="float">
            <text:p>306388</text:p>
          </table:table-cell>
          <table:table-cell office:value-type="float" office:value="113926" calcext:value-type="float">
            <text:p>113926</text:p>
          </table:table-cell>
          <table:table-cell/>
          <table:table-cell table:formula="of:=[.F1442]/[.B1442]" office:value-type="float" office:value="61971.6828478964" calcext:value-type="float">
            <text:p>61971.6828478964</text:p>
          </table:table-cell>
          <table:table-cell table:formula="of:=[.F1442]/[.C1442]" office:value-type="float" office:value="843.727969686288" calcext:value-type="float">
            <text:p>843.727969686288</text:p>
          </table:table-cell>
          <table:table-cell table:formula="of:=[.F1442]/[.D1442]" office:value-type="float" office:value="4718.23459660902" calcext:value-type="float">
            <text:p>4718.23459660902</text:p>
          </table:table-cell>
        </table:table-row>
        <table:table-row table:style-name="ro1">
          <table:table-cell/>
          <table:table-cell office:value-type="float" office:value="0.091" calcext:value-type="float">
            <text:p>0.091</text:p>
          </table:table-cell>
          <table:table-cell office:value-type="float" office:value="4.098" calcext:value-type="float">
            <text:p>4.098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34949" calcext:value-type="float">
            <text:p>34949</text:p>
          </table:table-cell>
          <table:table-cell office:value-type="float" office:value="13008" calcext:value-type="float">
            <text:p>13008</text:p>
          </table:table-cell>
          <table:table-cell/>
          <table:table-cell table:formula="of:=[.F1443]/[.B1443]" office:value-type="float" office:value="384054.945054945" calcext:value-type="float">
            <text:p>384054.945054945</text:p>
          </table:table-cell>
          <table:table-cell table:formula="of:=[.F1443]/[.C1443]" office:value-type="float" office:value="8528.30649097121" calcext:value-type="float">
            <text:p>8528.30649097121</text:p>
          </table:table-cell>
          <table:table-cell table:formula="of:=[.F1443]/[.D1443]" office:value-type="float" office:value="64362.7992633517" calcext:value-type="float">
            <text:p>64362.7992633517</text:p>
          </table:table-cell>
        </table:table-row>
        <table:table-row table:style-name="ro1">
          <table:table-cell/>
          <table:table-cell office:value-type="float" office:value="5.276" calcext:value-type="float">
            <text:p>5.276</text:p>
          </table:table-cell>
          <table:table-cell office:value-type="float" office:value="436.122" calcext:value-type="float">
            <text:p>436.122</text:p>
          </table:table-cell>
          <table:table-cell office:value-type="float" office:value="61.597" calcext:value-type="float">
            <text:p>61.597</text:p>
          </table:table-cell>
          <table:table-cell/>
          <table:table-cell office:value-type="float" office:value="318065" calcext:value-type="float">
            <text:p>318065</text:p>
          </table:table-cell>
          <table:table-cell office:value-type="float" office:value="113675" calcext:value-type="float">
            <text:p>113675</text:p>
          </table:table-cell>
          <table:table-cell/>
          <table:table-cell table:formula="of:=[.F1444]/[.B1444]" office:value-type="float" office:value="60285.2539802881" calcext:value-type="float">
            <text:p>60285.2539802881</text:p>
          </table:table-cell>
          <table:table-cell table:formula="of:=[.F1444]/[.C1444]" office:value-type="float" office:value="729.30280976424" calcext:value-type="float">
            <text:p>729.30280976424</text:p>
          </table:table-cell>
          <table:table-cell table:formula="of:=[.F1444]/[.D1444]" office:value-type="float" office:value="5163.64433332792" calcext:value-type="float">
            <text:p>5163.64433332792</text:p>
          </table:table-cell>
        </table:table-row>
        <table:table-row table:style-name="ro1">
          <table:table-cell/>
          <table:table-cell office:value-type="float" office:value="9.073" calcext:value-type="float">
            <text:p>9.073</text:p>
          </table:table-cell>
          <table:table-cell office:value-type="float" office:value="706.885" calcext:value-type="float">
            <text:p>706.885</text:p>
          </table:table-cell>
          <table:table-cell office:value-type="float" office:value="89.056" calcext:value-type="float">
            <text:p>89.056</text:p>
          </table:table-cell>
          <table:table-cell/>
          <table:table-cell office:value-type="float" office:value="386685" calcext:value-type="float">
            <text:p>386685</text:p>
          </table:table-cell>
          <table:table-cell office:value-type="float" office:value="159462" calcext:value-type="float">
            <text:p>159462</text:p>
          </table:table-cell>
          <table:table-cell/>
          <table:table-cell table:formula="of:=[.F1445]/[.B1445]" office:value-type="float" office:value="42619.3100407803" calcext:value-type="float">
            <text:p>42619.3100407803</text:p>
          </table:table-cell>
          <table:table-cell table:formula="of:=[.F1445]/[.C1445]" office:value-type="float" office:value="547.026744095574" calcext:value-type="float">
            <text:p>547.026744095574</text:p>
          </table:table-cell>
          <table:table-cell table:formula="of:=[.F1445]/[.D1445]" office:value-type="float" office:value="4342.04320876752" calcext:value-type="float">
            <text:p>4342.04320876752</text:p>
          </table:table-cell>
        </table:table-row>
        <table:table-row table:style-name="ro1">
          <table:table-cell/>
          <table:table-cell office:value-type="float" office:value="1.289" calcext:value-type="float">
            <text:p>1.289</text:p>
          </table:table-cell>
          <table:table-cell office:value-type="float" office:value="94.842" calcext:value-type="float">
            <text:p>94.842</text:p>
          </table:table-cell>
          <table:table-cell office:value-type="float" office:value="13.771" calcext:value-type="float">
            <text:p>13.771</text:p>
          </table:table-cell>
          <table:table-cell/>
          <table:table-cell office:value-type="float" office:value="155553" calcext:value-type="float">
            <text:p>155553</text:p>
          </table:table-cell>
          <table:table-cell office:value-type="float" office:value="62458" calcext:value-type="float">
            <text:p>62458</text:p>
          </table:table-cell>
          <table:table-cell/>
          <table:table-cell table:formula="of:=[.F1446]/[.B1446]" office:value-type="float" office:value="120677.269200931" calcext:value-type="float">
            <text:p>120677.269200931</text:p>
          </table:table-cell>
          <table:table-cell table:formula="of:=[.F1446]/[.C1446]" office:value-type="float" office:value="1640.12779148479" calcext:value-type="float">
            <text:p>1640.12779148479</text:p>
          </table:table-cell>
          <table:table-cell table:formula="of:=[.F1446]/[.D1446]" office:value-type="float" office:value="11295.6938493937" calcext:value-type="float">
            <text:p>11295.6938493937</text:p>
          </table:table-cell>
        </table:table-row>
        <table:table-row table:style-name="ro1">
          <table:table-cell/>
          <table:table-cell office:value-type="float" office:value="0.149" calcext:value-type="float">
            <text:p>0.149</text:p>
          </table:table-cell>
          <table:table-cell office:value-type="float" office:value="10.572" calcext:value-type="float">
            <text:p>10.572</text:p>
          </table:table-cell>
          <table:table-cell office:value-type="float" office:value="1.611" calcext:value-type="float">
            <text:p>1.611</text:p>
          </table:table-cell>
          <table:table-cell/>
          <table:table-cell office:value-type="float" office:value="54345" calcext:value-type="float">
            <text:p>54345</text:p>
          </table:table-cell>
          <table:table-cell office:value-type="float" office:value="20532" calcext:value-type="float">
            <text:p>20532</text:p>
          </table:table-cell>
          <table:table-cell/>
          <table:table-cell table:formula="of:=[.F1447]/[.B1447]" office:value-type="float" office:value="364731.543624161" calcext:value-type="float">
            <text:p>364731.543624161</text:p>
          </table:table-cell>
          <table:table-cell table:formula="of:=[.F1447]/[.C1447]" office:value-type="float" office:value="5140.46538024972" calcext:value-type="float">
            <text:p>5140.46538024972</text:p>
          </table:table-cell>
          <table:table-cell table:formula="of:=[.F1447]/[.D1447]" office:value-type="float" office:value="33733.7057728119" calcext:value-type="float">
            <text:p>33733.7057728119</text:p>
          </table:table-cell>
        </table:table-row>
        <table:table-row table:style-name="ro1">
          <table:table-cell/>
          <table:table-cell office:value-type="float" office:value="4.805" calcext:value-type="float">
            <text:p>4.805</text:p>
          </table:table-cell>
          <table:table-cell office:value-type="float" office:value="522.232" calcext:value-type="float">
            <text:p>522.232</text:p>
          </table:table-cell>
          <table:table-cell office:value-type="float" office:value="72.79" calcext:value-type="float">
            <text:p>72.79</text:p>
          </table:table-cell>
          <table:table-cell/>
          <table:table-cell office:value-type="float" office:value="331045" calcext:value-type="float">
            <text:p>331045</text:p>
          </table:table-cell>
          <table:table-cell office:value-type="float" office:value="116006" calcext:value-type="float">
            <text:p>116006</text:p>
          </table:table-cell>
          <table:table-cell/>
          <table:table-cell table:formula="of:=[.F1448]/[.B1448]" office:value-type="float" office:value="68895.9417273673" calcext:value-type="float">
            <text:p>68895.9417273673</text:p>
          </table:table-cell>
          <table:table-cell table:formula="of:=[.F1448]/[.C1448]" office:value-type="float" office:value="633.904088604299" calcext:value-type="float">
            <text:p>633.904088604299</text:p>
          </table:table-cell>
          <table:table-cell table:formula="of:=[.F1448]/[.D1448]" office:value-type="float" office:value="4547.94614644869" calcext:value-type="float">
            <text:p>4547.94614644869</text:p>
          </table:table-cell>
        </table:table-row>
        <table:table-row table:style-name="ro1">
          <table:table-cell/>
          <table:table-cell office:value-type="float" office:value="1.527" calcext:value-type="float">
            <text:p>1.527</text:p>
          </table:table-cell>
          <table:table-cell office:value-type="float" office:value="108.087" calcext:value-type="float">
            <text:p>108.087</text:p>
          </table:table-cell>
          <table:table-cell office:value-type="float" office:value="14.917" calcext:value-type="float">
            <text:p>14.917</text:p>
          </table:table-cell>
          <table:table-cell/>
          <table:table-cell office:value-type="float" office:value="163748" calcext:value-type="float">
            <text:p>163748</text:p>
          </table:table-cell>
          <table:table-cell office:value-type="float" office:value="68203" calcext:value-type="float">
            <text:p>68203</text:p>
          </table:table-cell>
          <table:table-cell/>
          <table:table-cell table:formula="of:=[.F1449]/[.B1449]" office:value-type="float" office:value="107235.101506221" calcext:value-type="float">
            <text:p>107235.101506221</text:p>
          </table:table-cell>
          <table:table-cell table:formula="of:=[.F1449]/[.C1449]" office:value-type="float" office:value="1514.96479687659" calcext:value-type="float">
            <text:p>1514.96479687659</text:p>
          </table:table-cell>
          <table:table-cell table:formula="of:=[.F1449]/[.D1449]" office:value-type="float" office:value="10977.2742508547" calcext:value-type="float">
            <text:p>10977.2742508547</text:p>
          </table:table-cell>
        </table:table-row>
        <table:table-row table:style-name="ro1">
          <table:table-cell/>
          <table:table-cell office:value-type="float" office:value="0.258" calcext:value-type="float">
            <text:p>0.258</text:p>
          </table:table-cell>
          <table:table-cell office:value-type="float" office:value="33.06" calcext:value-type="float">
            <text:p>33.06</text:p>
          </table:table-cell>
          <table:table-cell office:value-type="float" office:value="3.477" calcext:value-type="float">
            <text:p>3.477</text:p>
          </table:table-cell>
          <table:table-cell/>
          <table:table-cell office:value-type="float" office:value="80830" calcext:value-type="float">
            <text:p>80830</text:p>
          </table:table-cell>
          <table:table-cell office:value-type="float" office:value="28264" calcext:value-type="float">
            <text:p>28264</text:p>
          </table:table-cell>
          <table:table-cell/>
          <table:table-cell table:formula="of:=[.F1450]/[.B1450]" office:value-type="float" office:value="313294.573643411" calcext:value-type="float">
            <text:p>313294.573643411</text:p>
          </table:table-cell>
          <table:table-cell table:formula="of:=[.F1450]/[.C1450]" office:value-type="float" office:value="2444.94857834241" calcext:value-type="float">
            <text:p>2444.94857834241</text:p>
          </table:table-cell>
          <table:table-cell table:formula="of:=[.F1450]/[.D1450]" office:value-type="float" office:value="23247.0520563704" calcext:value-type="float">
            <text:p>23247.0520563704</text:p>
          </table:table-cell>
        </table:table-row>
        <table:table-row table:style-name="ro1">
          <table:table-cell/>
          <table:table-cell office:value-type="float" office:value="3.036" calcext:value-type="float">
            <text:p>3.036</text:p>
          </table:table-cell>
          <table:table-cell office:value-type="float" office:value="429.873" calcext:value-type="float">
            <text:p>429.873</text:p>
          </table:table-cell>
          <table:table-cell office:value-type="float" office:value="29.922" calcext:value-type="float">
            <text:p>29.922</text:p>
          </table:table-cell>
          <table:table-cell/>
          <table:table-cell office:value-type="float" office:value="226620" calcext:value-type="float">
            <text:p>226620</text:p>
          </table:table-cell>
          <table:table-cell office:value-type="float" office:value="96435" calcext:value-type="float">
            <text:p>96435</text:p>
          </table:table-cell>
          <table:table-cell/>
          <table:table-cell table:formula="of:=[.F1451]/[.B1451]" office:value-type="float" office:value="74644.2687747036" calcext:value-type="float">
            <text:p>74644.2687747036</text:p>
          </table:table-cell>
          <table:table-cell table:formula="of:=[.F1451]/[.C1451]" office:value-type="float" office:value="527.178957506054" calcext:value-type="float">
            <text:p>527.178957506054</text:p>
          </table:table-cell>
          <table:table-cell table:formula="of:=[.F1451]/[.D1451]" office:value-type="float" office:value="7573.6915981552" calcext:value-type="float">
            <text:p>7573.6915981552</text:p>
          </table:table-cell>
        </table:table-row>
        <table:table-row table:style-name="ro1">
          <table:table-cell/>
          <table:table-cell office:value-type="float" office:value="0.983" calcext:value-type="float">
            <text:p>0.983</text:p>
          </table:table-cell>
          <table:table-cell office:value-type="float" office:value="88.749" calcext:value-type="float">
            <text:p>88.749</text:p>
          </table:table-cell>
          <table:table-cell office:value-type="float" office:value="12.784" calcext:value-type="float">
            <text:p>12.784</text:p>
          </table:table-cell>
          <table:table-cell/>
          <table:table-cell office:value-type="float" office:value="142509" calcext:value-type="float">
            <text:p>142509</text:p>
          </table:table-cell>
          <table:table-cell office:value-type="float" office:value="54945" calcext:value-type="float">
            <text:p>54945</text:p>
          </table:table-cell>
          <table:table-cell/>
          <table:table-cell table:formula="of:=[.F1452]/[.B1452]" office:value-type="float" office:value="144973.550356053" calcext:value-type="float">
            <text:p>144973.550356053</text:p>
          </table:table-cell>
          <table:table-cell table:formula="of:=[.F1452]/[.C1452]" office:value-type="float" office:value="1605.75330426258" calcext:value-type="float">
            <text:p>1605.75330426258</text:p>
          </table:table-cell>
          <table:table-cell table:formula="of:=[.F1452]/[.D1452]" office:value-type="float" office:value="11147.4499374218" calcext:value-type="float">
            <text:p>11147.4499374218</text:p>
          </table:table-cell>
        </table:table-row>
        <table:table-row table:style-name="ro1">
          <table:table-cell/>
          <table:table-cell office:value-type="float" office:value="0.482" calcext:value-type="float">
            <text:p>0.482</text:p>
          </table:table-cell>
          <table:table-cell office:value-type="float" office:value="47.246" calcext:value-type="float">
            <text:p>47.246</text:p>
          </table:table-cell>
          <table:table-cell office:value-type="float" office:value="5.781" calcext:value-type="float">
            <text:p>5.781</text:p>
          </table:table-cell>
          <table:table-cell/>
          <table:table-cell office:value-type="float" office:value="103066" calcext:value-type="float">
            <text:p>103066</text:p>
          </table:table-cell>
          <table:table-cell office:value-type="float" office:value="42714" calcext:value-type="float">
            <text:p>42714</text:p>
          </table:table-cell>
          <table:table-cell/>
          <table:table-cell table:formula="of:=[.F1453]/[.B1453]" office:value-type="float" office:value="213829.875518672" calcext:value-type="float">
            <text:p>213829.875518672</text:p>
          </table:table-cell>
          <table:table-cell table:formula="of:=[.F1453]/[.C1453]" office:value-type="float" office:value="2181.47568048089" calcext:value-type="float">
            <text:p>2181.47568048089</text:p>
          </table:table-cell>
          <table:table-cell table:formula="of:=[.F1453]/[.D1453]" office:value-type="float" office:value="17828.4033904169" calcext:value-type="float">
            <text:p>17828.4033904169</text:p>
          </table:table-cell>
        </table:table-row>
        <table:table-row table:style-name="ro1">
          <table:table-cell/>
          <table:table-cell office:value-type="float" office:value="5.275" calcext:value-type="float">
            <text:p>5.275</text:p>
          </table:table-cell>
          <table:table-cell office:value-type="float" office:value="425.861" calcext:value-type="float">
            <text:p>425.861</text:p>
          </table:table-cell>
          <table:table-cell office:value-type="float" office:value="54.511" calcext:value-type="float">
            <text:p>54.511</text:p>
          </table:table-cell>
          <table:table-cell/>
          <table:table-cell office:value-type="float" office:value="294762" calcext:value-type="float">
            <text:p>294762</text:p>
          </table:table-cell>
          <table:table-cell office:value-type="float" office:value="123952" calcext:value-type="float">
            <text:p>123952</text:p>
          </table:table-cell>
          <table:table-cell/>
          <table:table-cell table:formula="of:=[.F1454]/[.B1454]" office:value-type="float" office:value="55879.0521327014" calcext:value-type="float">
            <text:p>55879.0521327014</text:p>
          </table:table-cell>
          <table:table-cell table:formula="of:=[.F1454]/[.C1454]" office:value-type="float" office:value="692.155421604702" calcext:value-type="float">
            <text:p>692.155421604702</text:p>
          </table:table-cell>
          <table:table-cell table:formula="of:=[.F1454]/[.D1454]" office:value-type="float" office:value="5407.38566527857" calcext:value-type="float">
            <text:p>5407.38566527857</text:p>
          </table:table-cell>
        </table:table-row>
        <table:table-row table:style-name="ro1">
          <table:table-cell/>
          <table:table-cell office:value-type="float" office:value="4.022" calcext:value-type="float">
            <text:p>4.022</text:p>
          </table:table-cell>
          <table:table-cell office:value-type="float" office:value="314.621" calcext:value-type="float">
            <text:p>314.621</text:p>
          </table:table-cell>
          <table:table-cell office:value-type="float" office:value="49.379" calcext:value-type="float">
            <text:p>49.379</text:p>
          </table:table-cell>
          <table:table-cell/>
          <table:table-cell office:value-type="float" office:value="282566" calcext:value-type="float">
            <text:p>282566</text:p>
          </table:table-cell>
          <table:table-cell office:value-type="float" office:value="99323" calcext:value-type="float">
            <text:p>99323</text:p>
          </table:table-cell>
          <table:table-cell/>
          <table:table-cell table:formula="of:=[.F1455]/[.B1455]" office:value-type="float" office:value="70255.0969666832" calcext:value-type="float">
            <text:p>70255.0969666832</text:p>
          </table:table-cell>
          <table:table-cell table:formula="of:=[.F1455]/[.C1455]" office:value-type="float" office:value="898.115510407761" calcext:value-type="float">
            <text:p>898.115510407761</text:p>
          </table:table-cell>
          <table:table-cell table:formula="of:=[.F1455]/[.D1455]" office:value-type="float" office:value="5722.39211000628" calcext:value-type="float">
            <text:p>5722.39211000628</text:p>
          </table:table-cell>
        </table:table-row>
        <table:table-row table:style-name="ro1">
          <table:table-cell/>
          <table:table-cell office:value-type="float" office:value="1.48" calcext:value-type="float">
            <text:p>1.48</text:p>
          </table:table-cell>
          <table:table-cell office:value-type="float" office:value="105.182" calcext:value-type="float">
            <text:p>105.182</text:p>
          </table:table-cell>
          <table:table-cell office:value-type="float" office:value="15.064" calcext:value-type="float">
            <text:p>15.064</text:p>
          </table:table-cell>
          <table:table-cell/>
          <table:table-cell office:value-type="float" office:value="161372" calcext:value-type="float">
            <text:p>161372</text:p>
          </table:table-cell>
          <table:table-cell office:value-type="float" office:value="67414" calcext:value-type="float">
            <text:p>67414</text:p>
          </table:table-cell>
          <table:table-cell/>
          <table:table-cell table:formula="of:=[.F1456]/[.B1456]" office:value-type="float" office:value="109035.135135135" calcext:value-type="float">
            <text:p>109035.135135135</text:p>
          </table:table-cell>
          <table:table-cell table:formula="of:=[.F1456]/[.C1456]" office:value-type="float" office:value="1534.21688121542" calcext:value-type="float">
            <text:p>1534.21688121542</text:p>
          </table:table-cell>
          <table:table-cell table:formula="of:=[.F1456]/[.D1456]" office:value-type="float" office:value="10712.4269782262" calcext:value-type="float">
            <text:p>10712.4269782262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3.818" calcext:value-type="float">
            <text:p>33.818</text:p>
          </table:table-cell>
          <table:table-cell office:value-type="float" office:value="2.927" calcext:value-type="float">
            <text:p>2.927</text:p>
          </table:table-cell>
          <table:table-cell/>
          <table:table-cell office:value-type="float" office:value="72649" calcext:value-type="float">
            <text:p>72649</text:p>
          </table:table-cell>
          <table:table-cell office:value-type="float" office:value="34824" calcext:value-type="float">
            <text:p>34824</text:p>
          </table:table-cell>
          <table:table-cell/>
          <table:table-cell table:formula="of:=[.F1457]/[.B1457]" office:value-type="float" office:value="259460.714285714" calcext:value-type="float">
            <text:p>259460.714285714</text:p>
          </table:table-cell>
          <table:table-cell table:formula="of:=[.F1457]/[.C1457]" office:value-type="float" office:value="2148.23466792832" calcext:value-type="float">
            <text:p>2148.23466792832</text:p>
          </table:table-cell>
          <table:table-cell table:formula="of:=[.F1457]/[.D1457]" office:value-type="float" office:value="24820.2938161941" calcext:value-type="float">
            <text:p>24820.2938161941</text:p>
          </table:table-cell>
        </table:table-row>
        <table:table-row table:style-name="ro1">
          <table:table-cell/>
          <table:table-cell office:value-type="float" office:value="1.354" calcext:value-type="float">
            <text:p>1.354</text:p>
          </table:table-cell>
          <table:table-cell office:value-type="float" office:value="226.395" calcext:value-type="float">
            <text:p>226.395</text:p>
          </table:table-cell>
          <table:table-cell office:value-type="float" office:value="13.57" calcext:value-type="float">
            <text:p>13.57</text:p>
          </table:table-cell>
          <table:table-cell/>
          <table:table-cell office:value-type="float" office:value="169104" calcext:value-type="float">
            <text:p>169104</text:p>
          </table:table-cell>
          <table:table-cell office:value-type="float" office:value="57880" calcext:value-type="float">
            <text:p>57880</text:p>
          </table:table-cell>
          <table:table-cell/>
          <table:table-cell table:formula="of:=[.F1458]/[.B1458]" office:value-type="float" office:value="124892.171344165" calcext:value-type="float">
            <text:p>124892.171344165</text:p>
          </table:table-cell>
          <table:table-cell table:formula="of:=[.F1458]/[.C1458]" office:value-type="float" office:value="746.942291128338" calcext:value-type="float">
            <text:p>746.942291128338</text:p>
          </table:table-cell>
          <table:table-cell table:formula="of:=[.F1458]/[.D1458]" office:value-type="float" office:value="12461.6064848931" calcext:value-type="float">
            <text:p>12461.6064848931</text:p>
          </table:table-cell>
        </table:table-row>
        <table:table-row table:style-name="ro1">
          <table:table-cell/>
          <table:table-cell office:value-type="float" office:value="2.924" calcext:value-type="float">
            <text:p>2.924</text:p>
          </table:table-cell>
          <table:table-cell office:value-type="float" office:value="305.681" calcext:value-type="float">
            <text:p>305.681</text:p>
          </table:table-cell>
          <table:table-cell office:value-type="float" office:value="28.72" calcext:value-type="float">
            <text:p>28.72</text:p>
          </table:table-cell>
          <table:table-cell/>
          <table:table-cell office:value-type="float" office:value="223512" calcext:value-type="float">
            <text:p>223512</text:p>
          </table:table-cell>
          <table:table-cell office:value-type="float" office:value="92032" calcext:value-type="float">
            <text:p>92032</text:p>
          </table:table-cell>
          <table:table-cell/>
          <table:table-cell table:formula="of:=[.F1459]/[.B1459]" office:value-type="float" office:value="76440.4924760602" calcext:value-type="float">
            <text:p>76440.4924760602</text:p>
          </table:table-cell>
          <table:table-cell table:formula="of:=[.F1459]/[.C1459]" office:value-type="float" office:value="731.193629960645" calcext:value-type="float">
            <text:p>731.193629960645</text:p>
          </table:table-cell>
          <table:table-cell table:formula="of:=[.F1459]/[.D1459]" office:value-type="float" office:value="7782.45125348189" calcext:value-type="float">
            <text:p>7782.45125348189</text:p>
          </table:table-cell>
        </table:table-row>
        <table:table-row table:style-name="ro1">
          <table:table-cell/>
          <table:table-cell office:value-type="float" office:value="11.186" calcext:value-type="float">
            <text:p>11.186</text:p>
          </table:table-cell>
          <table:table-cell office:value-type="float" office:value="863.321" calcext:value-type="float">
            <text:p>863.321</text:p>
          </table:table-cell>
          <table:table-cell office:value-type="float" office:value="139.996" calcext:value-type="float">
            <text:p>139.996</text:p>
          </table:table-cell>
          <table:table-cell/>
          <table:table-cell office:value-type="float" office:value="452436" calcext:value-type="float">
            <text:p>452436</text:p>
          </table:table-cell>
          <table:table-cell office:value-type="float" office:value="167308" calcext:value-type="float">
            <text:p>167308</text:p>
          </table:table-cell>
          <table:table-cell/>
          <table:table-cell table:formula="of:=[.F1460]/[.B1460]" office:value-type="float" office:value="40446.6297157161" calcext:value-type="float">
            <text:p>40446.6297157161</text:p>
          </table:table-cell>
          <table:table-cell table:formula="of:=[.F1460]/[.C1460]" office:value-type="float" office:value="524.064629494707" calcext:value-type="float">
            <text:p>524.064629494707</text:p>
          </table:table-cell>
          <table:table-cell table:formula="of:=[.F1460]/[.D1460]" office:value-type="float" office:value="3231.77805080145" calcext:value-type="float">
            <text:p>3231.77805080145</text:p>
          </table:table-cell>
        </table:table-row>
        <table:table-row table:style-name="ro1">
          <table:table-cell/>
          <table:table-cell office:value-type="float" office:value="1.229" calcext:value-type="float">
            <text:p>1.229</text:p>
          </table:table-cell>
          <table:table-cell office:value-type="float" office:value="113.828" calcext:value-type="float">
            <text:p>113.828</text:p>
          </table:table-cell>
          <table:table-cell office:value-type="float" office:value="12.066" calcext:value-type="float">
            <text:p>12.066</text:p>
          </table:table-cell>
          <table:table-cell/>
          <table:table-cell office:value-type="float" office:value="147912" calcext:value-type="float">
            <text:p>147912</text:p>
          </table:table-cell>
          <table:table-cell office:value-type="float" office:value="61104" calcext:value-type="float">
            <text:p>61104</text:p>
          </table:table-cell>
          <table:table-cell/>
          <table:table-cell table:formula="of:=[.F1461]/[.B1461]" office:value-type="float" office:value="120351.505288853" calcext:value-type="float">
            <text:p>120351.505288853</text:p>
          </table:table-cell>
          <table:table-cell table:formula="of:=[.F1461]/[.C1461]" office:value-type="float" office:value="1299.4342341076" calcext:value-type="float">
            <text:p>1299.4342341076</text:p>
          </table:table-cell>
          <table:table-cell table:formula="of:=[.F1461]/[.D1461]" office:value-type="float" office:value="12258.5778219791" calcext:value-type="float">
            <text:p>12258.5778219791</text:p>
          </table:table-cell>
        </table:table-row>
        <table:table-row table:style-name="ro1">
          <table:table-cell/>
          <table:table-cell office:value-type="float" office:value="2.402" calcext:value-type="float">
            <text:p>2.402</text:p>
          </table:table-cell>
          <table:table-cell office:value-type="float" office:value="210.059" calcext:value-type="float">
            <text:p>210.059</text:p>
          </table:table-cell>
          <table:table-cell office:value-type="float" office:value="27.66" calcext:value-type="float">
            <text:p>27.66</text:p>
          </table:table-cell>
          <table:table-cell/>
          <table:table-cell office:value-type="float" office:value="212082" calcext:value-type="float">
            <text:p>212082</text:p>
          </table:table-cell>
          <table:table-cell office:value-type="float" office:value="82249" calcext:value-type="float">
            <text:p>82249</text:p>
          </table:table-cell>
          <table:table-cell/>
          <table:table-cell table:formula="of:=[.F1462]/[.B1462]" office:value-type="float" office:value="88293.9217318901" calcext:value-type="float">
            <text:p>88293.9217318901</text:p>
          </table:table-cell>
          <table:table-cell table:formula="of:=[.F1462]/[.C1462]" office:value-type="float" office:value="1009.63062758558" calcext:value-type="float">
            <text:p>1009.63062758558</text:p>
          </table:table-cell>
          <table:table-cell table:formula="of:=[.F1462]/[.D1462]" office:value-type="float" office:value="7667.46203904555" calcext:value-type="float">
            <text:p>7667.46203904555</text:p>
          </table:table-cell>
        </table:table-row>
        <table:table-row table:style-name="ro1">
          <table:table-cell/>
          <table:table-cell office:value-type="float" office:value="4.332" calcext:value-type="float">
            <text:p>4.332</text:p>
          </table:table-cell>
          <table:table-cell office:value-type="float" office:value="455.372" calcext:value-type="float">
            <text:p>455.372</text:p>
          </table:table-cell>
          <table:table-cell office:value-type="float" office:value="48.631" calcext:value-type="float">
            <text:p>48.631</text:p>
          </table:table-cell>
          <table:table-cell/>
          <table:table-cell office:value-type="float" office:value="296648" calcext:value-type="float">
            <text:p>296648</text:p>
          </table:table-cell>
          <table:table-cell office:value-type="float" office:value="102592" calcext:value-type="float">
            <text:p>102592</text:p>
          </table:table-cell>
          <table:table-cell/>
          <table:table-cell table:formula="of:=[.F1463]/[.B1463]" office:value-type="float" office:value="68478.3010156971" calcext:value-type="float">
            <text:p>68478.3010156971</text:p>
          </table:table-cell>
          <table:table-cell table:formula="of:=[.F1463]/[.C1463]" office:value-type="float" office:value="651.441019649869" calcext:value-type="float">
            <text:p>651.441019649869</text:p>
          </table:table-cell>
          <table:table-cell table:formula="of:=[.F1463]/[.D1463]" office:value-type="float" office:value="6099.9773806831" calcext:value-type="float">
            <text:p>6099.9773806831</text:p>
          </table:table-cell>
        </table:table-row>
        <table:table-row table:style-name="ro1">
          <table:table-cell/>
          <table:table-cell office:value-type="float" office:value="1.841" calcext:value-type="float">
            <text:p>1.841</text:p>
          </table:table-cell>
          <table:table-cell office:value-type="float" office:value="176.789" calcext:value-type="float">
            <text:p>176.789</text:p>
          </table:table-cell>
          <table:table-cell office:value-type="float" office:value="20.114" calcext:value-type="float">
            <text:p>20.114</text:p>
          </table:table-cell>
          <table:table-cell/>
          <table:table-cell office:value-type="float" office:value="189055" calcext:value-type="float">
            <text:p>189055</text:p>
          </table:table-cell>
          <table:table-cell office:value-type="float" office:value="71918" calcext:value-type="float">
            <text:p>71918</text:p>
          </table:table-cell>
          <table:table-cell/>
          <table:table-cell table:formula="of:=[.F1464]/[.B1464]" office:value-type="float" office:value="102691.472026073" calcext:value-type="float">
            <text:p>102691.472026073</text:p>
          </table:table-cell>
          <table:table-cell table:formula="of:=[.F1464]/[.C1464]" office:value-type="float" office:value="1069.3821448167" calcext:value-type="float">
            <text:p>1069.3821448167</text:p>
          </table:table-cell>
          <table:table-cell table:formula="of:=[.F1464]/[.D1464]" office:value-type="float" office:value="9399.17470418614" calcext:value-type="float">
            <text:p>9399.17470418614</text:p>
          </table:table-cell>
        </table:table-row>
        <table:table-row table:style-name="ro1">
          <table:table-cell/>
          <table:table-cell office:value-type="float" office:value="19.35" calcext:value-type="float">
            <text:p>19.35</text:p>
          </table:table-cell>
          <table:table-cell office:value-type="float" office:value="1305.653" calcext:value-type="float">
            <text:p>1305.653</text:p>
          </table:table-cell>
          <table:table-cell office:value-type="float" office:value="269.543" calcext:value-type="float">
            <text:p>269.543</text:p>
          </table:table-cell>
          <table:table-cell/>
          <table:table-cell office:value-type="float" office:value="587198" calcext:value-type="float">
            <text:p>587198</text:p>
          </table:table-cell>
          <table:table-cell office:value-type="float" office:value="219820" calcext:value-type="float">
            <text:p>219820</text:p>
          </table:table-cell>
          <table:table-cell/>
          <table:table-cell table:formula="of:=[.F1465]/[.B1465]" office:value-type="float" office:value="30346.149870801" calcext:value-type="float">
            <text:p>30346.149870801</text:p>
          </table:table-cell>
          <table:table-cell table:formula="of:=[.F1465]/[.C1465]" office:value-type="float" office:value="449.735113387707" calcext:value-type="float">
            <text:p>449.735113387707</text:p>
          </table:table-cell>
          <table:table-cell table:formula="of:=[.F1465]/[.D1465]" office:value-type="float" office:value="2178.49471141896" calcext:value-type="float">
            <text:p>2178.49471141896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1.579" calcext:value-type="float">
            <text:p>1.579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float" office:value="14251" calcext:value-type="float">
            <text:p>14251</text:p>
          </table:table-cell>
          <table:table-cell office:value-type="float" office:value="7468" calcext:value-type="float">
            <text:p>7468</text:p>
          </table:table-cell>
          <table:table-cell/>
          <table:table-cell table:formula="of:=[.F1466]/[.B1466]" office:value-type="float" office:value="570040" calcext:value-type="float">
            <text:p>570040</text:p>
          </table:table-cell>
          <table:table-cell table:formula="of:=[.F1466]/[.C1466]" office:value-type="float" office:value="9025.33248891704" calcext:value-type="float">
            <text:p>9025.33248891704</text:p>
          </table:table-cell>
          <table:table-cell table:formula="of:=[.F1466]/[.D1466]" office:value-type="float" office:value="50003.5087719298" calcext:value-type="float">
            <text:p>50003.5087719298</text:p>
          </table:table-cell>
        </table:table-row>
        <table:table-row table:style-name="ro1">
          <table:table-cell/>
          <table:table-cell office:value-type="float" office:value="0.662" calcext:value-type="float">
            <text:p>0.662</text:p>
          </table:table-cell>
          <table:table-cell office:value-type="float" office:value="76.74" calcext:value-type="float">
            <text:p>76.74</text:p>
          </table:table-cell>
          <table:table-cell office:value-type="float" office:value="6.236" calcext:value-type="float">
            <text:p>6.236</text:p>
          </table:table-cell>
          <table:table-cell/>
          <table:table-cell office:value-type="float" office:value="103490" calcext:value-type="float">
            <text:p>103490</text:p>
          </table:table-cell>
          <table:table-cell office:value-type="float" office:value="51808" calcext:value-type="float">
            <text:p>51808</text:p>
          </table:table-cell>
          <table:table-cell/>
          <table:table-cell table:formula="of:=[.F1467]/[.B1467]" office:value-type="float" office:value="156329.305135952" calcext:value-type="float">
            <text:p>156329.305135952</text:p>
          </table:table-cell>
          <table:table-cell table:formula="of:=[.F1467]/[.C1467]" office:value-type="float" office:value="1348.5796194944" calcext:value-type="float">
            <text:p>1348.5796194944</text:p>
          </table:table-cell>
          <table:table-cell table:formula="of:=[.F1467]/[.D1467]" office:value-type="float" office:value="16595.5740859525" calcext:value-type="float">
            <text:p>16595.5740859525</text:p>
          </table:table-cell>
        </table:table-row>
        <table:table-row table:style-name="ro1">
          <table:table-cell/>
          <table:table-cell office:value-type="float" office:value="1.648" calcext:value-type="float">
            <text:p>1.648</text:p>
          </table:table-cell>
          <table:table-cell office:value-type="float" office:value="360.199" calcext:value-type="float">
            <text:p>360.199</text:p>
          </table:table-cell>
          <table:table-cell office:value-type="float" office:value="17.191" calcext:value-type="float">
            <text:p>17.191</text:p>
          </table:table-cell>
          <table:table-cell/>
          <table:table-cell office:value-type="float" office:value="175179" calcext:value-type="float">
            <text:p>175179</text:p>
          </table:table-cell>
          <table:table-cell office:value-type="float" office:value="68787" calcext:value-type="float">
            <text:p>68787</text:p>
          </table:table-cell>
          <table:table-cell/>
          <table:table-cell table:formula="of:=[.F1468]/[.B1468]" office:value-type="float" office:value="106297.936893204" calcext:value-type="float">
            <text:p>106297.936893204</text:p>
          </table:table-cell>
          <table:table-cell table:formula="of:=[.F1468]/[.C1468]" office:value-type="float" office:value="486.339495667673" calcext:value-type="float">
            <text:p>486.339495667673</text:p>
          </table:table-cell>
          <table:table-cell table:formula="of:=[.F1468]/[.D1468]" office:value-type="float" office:value="10190.1576406259" calcext:value-type="float">
            <text:p>10190.1576406259</text:p>
          </table:table-cell>
        </table:table-row>
        <table:table-row table:style-name="ro1">
          <table:table-cell/>
          <table:table-cell office:value-type="float" office:value="1.298" calcext:value-type="float">
            <text:p>1.298</text:p>
          </table:table-cell>
          <table:table-cell office:value-type="float" office:value="341.028" calcext:value-type="float">
            <text:p>341.028</text:p>
          </table:table-cell>
          <table:table-cell office:value-type="float" office:value="11.717" calcext:value-type="float">
            <text:p>11.717</text:p>
          </table:table-cell>
          <table:table-cell/>
          <table:table-cell office:value-type="float" office:value="141199" calcext:value-type="float">
            <text:p>141199</text:p>
          </table:table-cell>
          <table:table-cell office:value-type="float" office:value="69399" calcext:value-type="float">
            <text:p>69399</text:p>
          </table:table-cell>
          <table:table-cell/>
          <table:table-cell table:formula="of:=[.F1469]/[.B1469]" office:value-type="float" office:value="108781.972265023" calcext:value-type="float">
            <text:p>108781.972265023</text:p>
          </table:table-cell>
          <table:table-cell table:formula="of:=[.F1469]/[.C1469]" office:value-type="float" office:value="414.039316419766" calcext:value-type="float">
            <text:p>414.039316419766</text:p>
          </table:table-cell>
          <table:table-cell table:formula="of:=[.F1469]/[.D1469]" office:value-type="float" office:value="12050.7809166169" calcext:value-type="float">
            <text:p>12050.7809166169</text:p>
          </table:table-cell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office:value-type="float" office:value="370.475" calcext:value-type="float">
            <text:p>370.475</text:p>
          </table:table-cell>
          <table:table-cell office:value-type="float" office:value="61.066" calcext:value-type="float">
            <text:p>61.066</text:p>
          </table:table-cell>
          <table:table-cell/>
          <table:table-cell office:value-type="float" office:value="299729" calcext:value-type="float">
            <text:p>299729</text:p>
          </table:table-cell>
          <table:table-cell office:value-type="float" office:value="109182" calcext:value-type="float">
            <text:p>109182</text:p>
          </table:table-cell>
          <table:table-cell/>
          <table:table-cell table:formula="of:=[.F1470]/[.B1470]" office:value-type="float" office:value="63772.1276595745" calcext:value-type="float">
            <text:p>63772.1276595745</text:p>
          </table:table-cell>
          <table:table-cell table:formula="of:=[.F1470]/[.C1470]" office:value-type="float" office:value="809.039746271678" calcext:value-type="float">
            <text:p>809.039746271678</text:p>
          </table:table-cell>
          <table:table-cell table:formula="of:=[.F1470]/[.D1470]" office:value-type="float" office:value="4908.27956637081" calcext:value-type="float">
            <text:p>4908.27956637081</text:p>
          </table:table-cell>
        </table:table-row>
        <table:table-row table:style-name="ro1">
          <table:table-cell/>
          <table:table-cell office:value-type="float" office:value="7.049" calcext:value-type="float">
            <text:p>7.049</text:p>
          </table:table-cell>
          <table:table-cell office:value-type="float" office:value="1347.907" calcext:value-type="float">
            <text:p>1347.907</text:p>
          </table:table-cell>
          <table:table-cell office:value-type="float" office:value="71.313" calcext:value-type="float">
            <text:p>71.313</text:p>
          </table:table-cell>
          <table:table-cell/>
          <table:table-cell office:value-type="float" office:value="346682" calcext:value-type="float">
            <text:p>346682</text:p>
          </table:table-cell>
          <table:table-cell office:value-type="float" office:value="140571" calcext:value-type="float">
            <text:p>140571</text:p>
          </table:table-cell>
          <table:table-cell/>
          <table:table-cell table:formula="of:=[.F1471]/[.B1471]" office:value-type="float" office:value="49181.7279046673" calcext:value-type="float">
            <text:p>49181.7279046673</text:p>
          </table:table-cell>
          <table:table-cell table:formula="of:=[.F1471]/[.C1471]" office:value-type="float" office:value="257.200237108347" calcext:value-type="float">
            <text:p>257.200237108347</text:p>
          </table:table-cell>
          <table:table-cell table:formula="of:=[.F1471]/[.D1471]" office:value-type="float" office:value="4861.41376747578" calcext:value-type="float">
            <text:p>4861.41376747578</text:p>
          </table:table-cell>
        </table:table-row>
        <table:table-row table:style-name="ro1">
          <table:table-cell/>
          <table:table-cell office:value-type="float" office:value="1.735" calcext:value-type="float">
            <text:p>1.735</text:p>
          </table:table-cell>
          <table:table-cell office:value-type="float" office:value="112.57" calcext:value-type="float">
            <text:p>112.57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float" office:value="167646" calcext:value-type="float">
            <text:p>167646</text:p>
          </table:table-cell>
          <table:table-cell office:value-type="float" office:value="73840" calcext:value-type="float">
            <text:p>73840</text:p>
          </table:table-cell>
          <table:table-cell/>
          <table:table-cell table:formula="of:=[.F1472]/[.B1472]" office:value-type="float" office:value="96625.9365994237" calcext:value-type="float">
            <text:p>96625.9365994237</text:p>
          </table:table-cell>
          <table:table-cell table:formula="of:=[.F1472]/[.C1472]" office:value-type="float" office:value="1489.26001599005" calcext:value-type="float">
            <text:p>1489.26001599005</text:p>
          </table:table-cell>
          <table:table-cell table:formula="of:=[.F1472]/[.D1472]" office:value-type="float" office:value="10644.1904761905" calcext:value-type="float">
            <text:p>10644.1904761905</text:p>
          </table:table-cell>
        </table:table-row>
        <table:table-row table:style-name="ro1">
          <table:table-cell/>
          <table:table-cell office:value-type="float" office:value="37.35" calcext:value-type="float">
            <text:p>37.35</text:p>
          </table:table-cell>
          <table:table-cell office:value-type="float" office:value="5750.251" calcext:value-type="float">
            <text:p>5750.251</text:p>
          </table:table-cell>
          <table:table-cell office:value-type="float" office:value="445.458" calcext:value-type="float">
            <text:p>445.458</text:p>
          </table:table-cell>
          <table:table-cell/>
          <table:table-cell office:value-type="float" office:value="834626" calcext:value-type="float">
            <text:p>834626</text:p>
          </table:table-cell>
          <table:table-cell office:value-type="float" office:value="296268" calcext:value-type="float">
            <text:p>296268</text:p>
          </table:table-cell>
          <table:table-cell/>
          <table:table-cell table:formula="of:=[.F1473]/[.B1473]" office:value-type="float" office:value="22346.077643909" calcext:value-type="float">
            <text:p>22346.077643909</text:p>
          </table:table-cell>
          <table:table-cell table:formula="of:=[.F1473]/[.C1473]" office:value-type="float" office:value="145.146011887133" calcext:value-type="float">
            <text:p>145.146011887133</text:p>
          </table:table-cell>
          <table:table-cell table:formula="of:=[.F1473]/[.D1473]" office:value-type="float" office:value="1873.63567384579" calcext:value-type="float">
            <text:p>1873.63567384579</text:p>
          </table:table-cell>
        </table:table-row>
        <table:table-row table:style-name="ro1">
          <table:table-cell/>
          <table:table-cell office:value-type="float" office:value="3.904" calcext:value-type="float">
            <text:p>3.904</text:p>
          </table:table-cell>
          <table:table-cell office:value-type="float" office:value="323.823" calcext:value-type="float">
            <text:p>323.823</text:p>
          </table:table-cell>
          <table:table-cell office:value-type="float" office:value="42.146" calcext:value-type="float">
            <text:p>42.146</text:p>
          </table:table-cell>
          <table:table-cell/>
          <table:table-cell office:value-type="float" office:value="268549" calcext:value-type="float">
            <text:p>268549</text:p>
          </table:table-cell>
          <table:table-cell office:value-type="float" office:value="102194" calcext:value-type="float">
            <text:p>102194</text:p>
          </table:table-cell>
          <table:table-cell/>
          <table:table-cell table:formula="of:=[.F1474]/[.B1474]" office:value-type="float" office:value="68788.1659836066" calcext:value-type="float">
            <text:p>68788.1659836066</text:p>
          </table:table-cell>
          <table:table-cell table:formula="of:=[.F1474]/[.C1474]" office:value-type="float" office:value="829.307986152929" calcext:value-type="float">
            <text:p>829.307986152929</text:p>
          </table:table-cell>
          <table:table-cell table:formula="of:=[.F1474]/[.D1474]" office:value-type="float" office:value="6371.87396194182" calcext:value-type="float">
            <text:p>6371.87396194182</text:p>
          </table:table-cell>
        </table:table-row>
        <table:table-row table:style-name="ro1">
          <table:table-cell/>
          <table:table-cell office:value-type="float" office:value="1.851" calcext:value-type="float">
            <text:p>1.851</text:p>
          </table:table-cell>
          <table:table-cell office:value-type="float" office:value="250.6" calcext:value-type="float">
            <text:p>250.6</text:p>
          </table:table-cell>
          <table:table-cell office:value-type="float" office:value="16.783" calcext:value-type="float">
            <text:p>16.783</text:p>
          </table:table-cell>
          <table:table-cell/>
          <table:table-cell office:value-type="float" office:value="176772" calcext:value-type="float">
            <text:p>176772</text:p>
          </table:table-cell>
          <table:table-cell office:value-type="float" office:value="79036" calcext:value-type="float">
            <text:p>79036</text:p>
          </table:table-cell>
          <table:table-cell/>
          <table:table-cell table:formula="of:=[.F1475]/[.B1475]" office:value-type="float" office:value="95500.8103727715" calcext:value-type="float">
            <text:p>95500.8103727715</text:p>
          </table:table-cell>
          <table:table-cell table:formula="of:=[.F1475]/[.C1475]" office:value-type="float" office:value="705.395051875499" calcext:value-type="float">
            <text:p>705.395051875499</text:p>
          </table:table-cell>
          <table:table-cell table:formula="of:=[.F1475]/[.D1475]" office:value-type="float" office:value="10532.8010486802" calcext:value-type="float">
            <text:p>10532.8010486802</text:p>
          </table:table-cell>
        </table:table-row>
        <table:table-row table:style-name="ro1">
          <table:table-cell/>
          <table:table-cell office:value-type="float" office:value="3.928" calcext:value-type="float">
            <text:p>3.928</text:p>
          </table:table-cell>
          <table:table-cell office:value-type="float" office:value="604.553" calcext:value-type="float">
            <text:p>604.553</text:p>
          </table:table-cell>
          <table:table-cell office:value-type="float" office:value="44.732" calcext:value-type="float">
            <text:p>44.732</text:p>
          </table:table-cell>
          <table:table-cell/>
          <table:table-cell office:value-type="float" office:value="272515" calcext:value-type="float">
            <text:p>272515</text:p>
          </table:table-cell>
          <table:table-cell office:value-type="float" office:value="102662" calcext:value-type="float">
            <text:p>102662</text:p>
          </table:table-cell>
          <table:table-cell/>
          <table:table-cell table:formula="of:=[.F1476]/[.B1476]" office:value-type="float" office:value="69377.5458248473" calcext:value-type="float">
            <text:p>69377.5458248473</text:p>
          </table:table-cell>
          <table:table-cell table:formula="of:=[.F1476]/[.C1476]" office:value-type="float" office:value="450.771065564144" calcext:value-type="float">
            <text:p>450.771065564144</text:p>
          </table:table-cell>
          <table:table-cell table:formula="of:=[.F1476]/[.D1476]" office:value-type="float" office:value="6092.1711526424" calcext:value-type="float">
            <text:p>6092.1711526424</text:p>
          </table:table-cell>
        </table:table-row>
        <table:table-row table:style-name="ro1">
          <table:table-cell/>
          <table:table-cell office:value-type="float" office:value="6.174" calcext:value-type="float">
            <text:p>6.174</text:p>
          </table:table-cell>
          <table:table-cell office:value-type="float" office:value="490.514" calcext:value-type="float">
            <text:p>490.514</text:p>
          </table:table-cell>
          <table:table-cell office:value-type="float" office:value="72.433" calcext:value-type="float">
            <text:p>72.433</text:p>
          </table:table-cell>
          <table:table-cell/>
          <table:table-cell office:value-type="float" office:value="335112" calcext:value-type="float">
            <text:p>335112</text:p>
          </table:table-cell>
          <table:table-cell office:value-type="float" office:value="127380" calcext:value-type="float">
            <text:p>127380</text:p>
          </table:table-cell>
          <table:table-cell/>
          <table:table-cell table:formula="of:=[.F1477]/[.B1477]" office:value-type="float" office:value="54277.9397473275" calcext:value-type="float">
            <text:p>54277.9397473275</text:p>
          </table:table-cell>
          <table:table-cell table:formula="of:=[.F1477]/[.C1477]" office:value-type="float" office:value="683.185393281333" calcext:value-type="float">
            <text:p>683.185393281333</text:p>
          </table:table-cell>
          <table:table-cell table:formula="of:=[.F1477]/[.D1477]" office:value-type="float" office:value="4626.51001615286" calcext:value-type="float">
            <text:p>4626.51001615286</text:p>
          </table:table-cell>
        </table:table-row>
        <table:table-row table:style-name="ro1">
          <table:table-cell/>
          <table:table-cell office:value-type="float" office:value="12.381" calcext:value-type="float">
            <text:p>12.381</text:p>
          </table:table-cell>
          <table:table-cell office:value-type="float" office:value="977.455" calcext:value-type="float">
            <text:p>977.455</text:p>
          </table:table-cell>
          <table:table-cell office:value-type="float" office:value="153.107" calcext:value-type="float">
            <text:p>153.107</text:p>
          </table:table-cell>
          <table:table-cell/>
          <table:table-cell office:value-type="float" office:value="485255" calcext:value-type="float">
            <text:p>485255</text:p>
          </table:table-cell>
          <table:table-cell office:value-type="float" office:value="174394" calcext:value-type="float">
            <text:p>174394</text:p>
          </table:table-cell>
          <table:table-cell/>
          <table:table-cell table:formula="of:=[.F1478]/[.B1478]" office:value-type="float" office:value="39193.5223326064" calcext:value-type="float">
            <text:p>39193.5223326064</text:p>
          </table:table-cell>
          <table:table-cell table:formula="of:=[.F1478]/[.C1478]" office:value-type="float" office:value="496.44740678599" calcext:value-type="float">
            <text:p>496.44740678599</text:p>
          </table:table-cell>
          <table:table-cell table:formula="of:=[.F1478]/[.D1478]" office:value-type="float" office:value="3169.38480931636" calcext:value-type="float">
            <text:p>3169.38480931636</text:p>
          </table:table-cell>
        </table:table-row>
        <table:table-row table:style-name="ro1">
          <table:table-cell/>
          <table:table-cell office:value-type="float" office:value="10.624" calcext:value-type="float">
            <text:p>10.624</text:p>
          </table:table-cell>
          <table:table-cell office:value-type="float" office:value="734.22" calcext:value-type="float">
            <text:p>734.22</text:p>
          </table:table-cell>
          <table:table-cell office:value-type="float" office:value="115.474" calcext:value-type="float">
            <text:p>115.474</text:p>
          </table:table-cell>
          <table:table-cell/>
          <table:table-cell office:value-type="float" office:value="405481" calcext:value-type="float">
            <text:p>405481</text:p>
          </table:table-cell>
          <table:table-cell office:value-type="float" office:value="177638" calcext:value-type="float">
            <text:p>177638</text:p>
          </table:table-cell>
          <table:table-cell/>
          <table:table-cell table:formula="of:=[.F1479]/[.B1479]" office:value-type="float" office:value="38166.5097891566" calcext:value-type="float">
            <text:p>38166.5097891566</text:p>
          </table:table-cell>
          <table:table-cell table:formula="of:=[.F1479]/[.C1479]" office:value-type="float" office:value="552.260902726703" calcext:value-type="float">
            <text:p>552.260902726703</text:p>
          </table:table-cell>
          <table:table-cell table:formula="of:=[.F1479]/[.D1479]" office:value-type="float" office:value="3511.44846458943" calcext:value-type="float">
            <text:p>3511.44846458943</text:p>
          </table:table-cell>
        </table:table-row>
        <table:table-row table:style-name="ro1">
          <table:table-cell/>
          <table:table-cell office:value-type="float" office:value="3.003" calcext:value-type="float">
            <text:p>3.003</text:p>
          </table:table-cell>
          <table:table-cell office:value-type="float" office:value="396.151" calcext:value-type="float">
            <text:p>396.151</text:p>
          </table:table-cell>
          <table:table-cell office:value-type="float" office:value="39.733" calcext:value-type="float">
            <text:p>39.733</text:p>
          </table:table-cell>
          <table:table-cell/>
          <table:table-cell office:value-type="float" office:value="258150" calcext:value-type="float">
            <text:p>258150</text:p>
          </table:table-cell>
          <table:table-cell office:value-type="float" office:value="100262" calcext:value-type="float">
            <text:p>100262</text:p>
          </table:table-cell>
          <table:table-cell/>
          <table:table-cell table:formula="of:=[.F1480]/[.B1480]" office:value-type="float" office:value="85964.035964036" calcext:value-type="float">
            <text:p>85964.035964036</text:p>
          </table:table-cell>
          <table:table-cell table:formula="of:=[.F1480]/[.C1480]" office:value-type="float" office:value="651.645458423682" calcext:value-type="float">
            <text:p>651.645458423682</text:p>
          </table:table-cell>
          <table:table-cell table:formula="of:=[.F1480]/[.D1480]" office:value-type="float" office:value="6497.11826441497" calcext:value-type="float">
            <text:p>6497.11826441497</text:p>
          </table:table-cell>
        </table:table-row>
        <table:table-row table:style-name="ro1">
          <table:table-cell/>
          <table:table-cell office:value-type="float" office:value="1.383" calcext:value-type="float">
            <text:p>1.383</text:p>
          </table:table-cell>
          <table:table-cell office:value-type="float" office:value="164.128" calcext:value-type="float">
            <text:p>164.128</text:p>
          </table:table-cell>
          <table:table-cell office:value-type="float" office:value="16.858" calcext:value-type="float">
            <text:p>16.858</text:p>
          </table:table-cell>
          <table:table-cell/>
          <table:table-cell office:value-type="float" office:value="169741" calcext:value-type="float">
            <text:p>169741</text:p>
          </table:table-cell>
          <table:table-cell office:value-type="float" office:value="61122" calcext:value-type="float">
            <text:p>61122</text:p>
          </table:table-cell>
          <table:table-cell/>
          <table:table-cell table:formula="of:=[.F1481]/[.B1481]" office:value-type="float" office:value="122733.911785973" calcext:value-type="float">
            <text:p>122733.911785973</text:p>
          </table:table-cell>
          <table:table-cell table:formula="of:=[.F1481]/[.C1481]" office:value-type="float" office:value="1034.19891791772" calcext:value-type="float">
            <text:p>1034.19891791772</text:p>
          </table:table-cell>
          <table:table-cell table:formula="of:=[.F1481]/[.D1481]" office:value-type="float" office:value="10068.8693795231" calcext:value-type="float">
            <text:p>10068.8693795231</text:p>
          </table:table-cell>
        </table:table-row>
        <table:table-row table:style-name="ro1">
          <table:table-cell/>
          <table:table-cell office:value-type="float" office:value="8.319" calcext:value-type="float">
            <text:p>8.319</text:p>
          </table:table-cell>
          <table:table-cell office:value-type="float" office:value="500.651" calcext:value-type="float">
            <text:p>500.651</text:p>
          </table:table-cell>
          <table:table-cell office:value-type="float" office:value="87.967" calcext:value-type="float">
            <text:p>87.967</text:p>
          </table:table-cell>
          <table:table-cell/>
          <table:table-cell office:value-type="float" office:value="359981" calcext:value-type="float">
            <text:p>359981</text:p>
          </table:table-cell>
          <table:table-cell office:value-type="float" office:value="158660" calcext:value-type="float">
            <text:p>158660</text:p>
          </table:table-cell>
          <table:table-cell/>
          <table:table-cell table:formula="of:=[.F1482]/[.B1482]" office:value-type="float" office:value="43272.1480947229" calcext:value-type="float">
            <text:p>43272.1480947229</text:p>
          </table:table-cell>
          <table:table-cell table:formula="of:=[.F1482]/[.C1482]" office:value-type="float" office:value="719.02582837146" calcext:value-type="float">
            <text:p>719.02582837146</text:p>
          </table:table-cell>
          <table:table-cell table:formula="of:=[.F1482]/[.D1482]" office:value-type="float" office:value="4092.22776723089" calcext:value-type="float">
            <text:p>4092.22776723089</text:p>
          </table:table-cell>
        </table:table-row>
        <table:table-row table:style-name="ro1">
          <table:table-cell/>
          <table:table-cell office:value-type="float" office:value="2.824" calcext:value-type="float">
            <text:p>2.824</text:p>
          </table:table-cell>
          <table:table-cell office:value-type="float" office:value="237.242" calcext:value-type="float">
            <text:p>237.242</text:p>
          </table:table-cell>
          <table:table-cell office:value-type="float" office:value="35.624" calcext:value-type="float">
            <text:p>35.624</text:p>
          </table:table-cell>
          <table:table-cell/>
          <table:table-cell office:value-type="float" office:value="241253" calcext:value-type="float">
            <text:p>241253</text:p>
          </table:table-cell>
          <table:table-cell office:value-type="float" office:value="97006" calcext:value-type="float">
            <text:p>97006</text:p>
          </table:table-cell>
          <table:table-cell/>
          <table:table-cell table:formula="of:=[.F1483]/[.B1483]" office:value-type="float" office:value="85429.5325779037" calcext:value-type="float">
            <text:p>85429.5325779037</text:p>
          </table:table-cell>
          <table:table-cell table:formula="of:=[.F1483]/[.C1483]" office:value-type="float" office:value="1016.90678716248" calcext:value-type="float">
            <text:p>1016.90678716248</text:p>
          </table:table-cell>
          <table:table-cell table:formula="of:=[.F1483]/[.D1483]" office:value-type="float" office:value="6772.20413204581" calcext:value-type="float">
            <text:p>6772.20413204581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6.566" calcext:value-type="float">
            <text:p>6.566</text:p>
          </table:table-cell>
          <table:table-cell office:value-type="float" office:value="0.839" calcext:value-type="float">
            <text:p>0.839</text:p>
          </table:table-cell>
          <table:table-cell/>
          <table:table-cell office:value-type="float" office:value="42489" calcext:value-type="float">
            <text:p>42489</text:p>
          </table:table-cell>
          <table:table-cell office:value-type="float" office:value="17592" calcext:value-type="float">
            <text:p>17592</text:p>
          </table:table-cell>
          <table:table-cell/>
          <table:table-cell table:formula="of:=[.F1484]/[.B1484]" office:value-type="float" office:value="447252.631578947" calcext:value-type="float">
            <text:p>447252.631578947</text:p>
          </table:table-cell>
          <table:table-cell table:formula="of:=[.F1484]/[.C1484]" office:value-type="float" office:value="6471.06305208651" calcext:value-type="float">
            <text:p>6471.06305208651</text:p>
          </table:table-cell>
          <table:table-cell table:formula="of:=[.F1484]/[.D1484]" office:value-type="float" office:value="50642.431466031" calcext:value-type="float">
            <text:p>50642.431466031</text:p>
          </table:table-cell>
        </table:table-row>
        <table:table-row table:style-name="ro1">
          <table:table-cell/>
          <table:table-cell office:value-type="float" office:value="0.086" calcext:value-type="float">
            <text:p>0.086</text:p>
          </table:table-cell>
          <table:table-cell office:value-type="float" office:value="4.025" calcext:value-type="float">
            <text:p>4.025</text:p>
          </table:table-cell>
          <table:table-cell office:value-type="float" office:value="0.477" calcext:value-type="float">
            <text:p>0.477</text:p>
          </table:table-cell>
          <table:table-cell/>
          <table:table-cell office:value-type="float" office:value="28178" calcext:value-type="float">
            <text:p>28178</text:p>
          </table:table-cell>
          <table:table-cell office:value-type="float" office:value="18712" calcext:value-type="float">
            <text:p>18712</text:p>
          </table:table-cell>
          <table:table-cell/>
          <table:table-cell table:formula="of:=[.F1485]/[.B1485]" office:value-type="float" office:value="327651.162790698" calcext:value-type="float">
            <text:p>327651.162790698</text:p>
          </table:table-cell>
          <table:table-cell table:formula="of:=[.F1485]/[.C1485]" office:value-type="float" office:value="7000.74534161491" calcext:value-type="float">
            <text:p>7000.74534161491</text:p>
          </table:table-cell>
          <table:table-cell table:formula="of:=[.F1485]/[.D1485]" office:value-type="float" office:value="59073.3752620545" calcext:value-type="float">
            <text:p>59073.3752620545</text:p>
          </table:table-cell>
        </table:table-row>
        <table:table-row table:style-name="ro1">
          <table:table-cell/>
          <table:table-cell office:value-type="float" office:value="34.617" calcext:value-type="float">
            <text:p>34.617</text:p>
          </table:table-cell>
          <table:table-cell office:value-type="float" office:value="8116.883" calcext:value-type="float">
            <text:p>8116.883</text:p>
          </table:table-cell>
          <table:table-cell office:value-type="float" office:value="377.156" calcext:value-type="float">
            <text:p>377.156</text:p>
          </table:table-cell>
          <table:table-cell/>
          <table:table-cell office:value-type="float" office:value="773468" calcext:value-type="float">
            <text:p>773468</text:p>
          </table:table-cell>
          <table:table-cell office:value-type="float" office:value="291248" calcext:value-type="float">
            <text:p>291248</text:p>
          </table:table-cell>
          <table:table-cell/>
          <table:table-cell table:formula="of:=[.F1486]/[.B1486]" office:value-type="float" office:value="22343.5884103186" calcext:value-type="float">
            <text:p>22343.5884103186</text:p>
          </table:table-cell>
          <table:table-cell table:formula="of:=[.F1486]/[.C1486]" office:value-type="float" office:value="95.2912589721941" calcext:value-type="float">
            <text:p>95.2912589721941</text:p>
          </table:table-cell>
          <table:table-cell table:formula="of:=[.F1486]/[.D1486]" office:value-type="float" office:value="2050.79065426508" calcext:value-type="float">
            <text:p>2050.79065426508</text:p>
          </table:table-cell>
        </table:table-row>
        <table:table-row table:style-name="ro1">
          <table:table-cell/>
          <table:table-cell office:value-type="float" office:value="29.068" calcext:value-type="float">
            <text:p>29.068</text:p>
          </table:table-cell>
          <table:table-cell office:value-type="float" office:value="8500.4" calcext:value-type="float">
            <text:p>8500.4</text:p>
          </table:table-cell>
          <table:table-cell office:value-type="float" office:value="341.453" calcext:value-type="float">
            <text:p>341.453</text:p>
          </table:table-cell>
          <table:table-cell/>
          <table:table-cell office:value-type="float" office:value="700143" calcext:value-type="float">
            <text:p>700143</text:p>
          </table:table-cell>
          <table:table-cell office:value-type="float" office:value="273344" calcext:value-type="float">
            <text:p>273344</text:p>
          </table:table-cell>
          <table:table-cell/>
          <table:table-cell table:formula="of:=[.F1487]/[.B1487]" office:value-type="float" office:value="24086.383652126" calcext:value-type="float">
            <text:p>24086.383652126</text:p>
          </table:table-cell>
          <table:table-cell table:formula="of:=[.F1487]/[.C1487]" office:value-type="float" office:value="82.3658886640629" calcext:value-type="float">
            <text:p>82.3658886640629</text:p>
          </table:table-cell>
          <table:table-cell table:formula="of:=[.F1487]/[.D1487]" office:value-type="float" office:value="2050.48132539471" calcext:value-type="float">
            <text:p>2050.48132539471</text:p>
          </table:table-cell>
        </table:table-row>
        <table:table-row table:style-name="ro1">
          <table:table-cell/>
          <table:table-cell office:value-type="float" office:value="0.724" calcext:value-type="float">
            <text:p>0.724</text:p>
          </table:table-cell>
          <table:table-cell office:value-type="float" office:value="57.927" calcext:value-type="float">
            <text:p>57.927</text:p>
          </table:table-cell>
          <table:table-cell office:value-type="float" office:value="6.926" calcext:value-type="float">
            <text:p>6.926</text:p>
          </table:table-cell>
          <table:table-cell/>
          <table:table-cell office:value-type="float" office:value="116685" calcext:value-type="float">
            <text:p>116685</text:p>
          </table:table-cell>
          <table:table-cell office:value-type="float" office:value="51472" calcext:value-type="float">
            <text:p>51472</text:p>
          </table:table-cell>
          <table:table-cell/>
          <table:table-cell table:formula="of:=[.F1488]/[.B1488]" office:value-type="float" office:value="161167.127071823" calcext:value-type="float">
            <text:p>161167.127071823</text:p>
          </table:table-cell>
          <table:table-cell table:formula="of:=[.F1488]/[.C1488]" office:value-type="float" office:value="2014.34564192863" calcext:value-type="float">
            <text:p>2014.34564192863</text:p>
          </table:table-cell>
          <table:table-cell table:formula="of:=[.F1488]/[.D1488]" office:value-type="float" office:value="16847.3866589662" calcext:value-type="float">
            <text:p>16847.3866589662</text:p>
          </table:table-cell>
        </table:table-row>
        <table:table-row table:style-name="ro1">
          <table:table-cell/>
          <table:table-cell office:value-type="float" office:value="0.039" calcext:value-type="float">
            <text:p>0.039</text:p>
          </table:table-cell>
          <table:table-cell office:value-type="float" office:value="3.911" calcext:value-type="float">
            <text:p>3.911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25801" calcext:value-type="float">
            <text:p>25801</text:p>
          </table:table-cell>
          <table:table-cell office:value-type="float" office:value="9690" calcext:value-type="float">
            <text:p>9690</text:p>
          </table:table-cell>
          <table:table-cell/>
          <table:table-cell table:formula="of:=[.F1489]/[.B1489]" office:value-type="float" office:value="661564.102564103" calcext:value-type="float">
            <text:p>661564.102564103</text:p>
          </table:table-cell>
          <table:table-cell table:formula="of:=[.F1489]/[.C1489]" office:value-type="float" office:value="6597.03400664792" calcext:value-type="float">
            <text:p>6597.03400664792</text:p>
          </table:table-cell>
          <table:table-cell table:formula="of:=[.F1489]/[.D1489]" office:value-type="float" office:value="57335.5555555556" calcext:value-type="float">
            <text:p>57335.5555555556</text:p>
          </table:table-cell>
        </table:table-row>
        <table:table-row table:style-name="ro1">
          <table:table-cell/>
          <table:table-cell office:value-type="float" office:value="2.335" calcext:value-type="float">
            <text:p>2.335</text:p>
          </table:table-cell>
          <table:table-cell office:value-type="float" office:value="143.043" calcext:value-type="float">
            <text:p>143.043</text:p>
          </table:table-cell>
          <table:table-cell office:value-type="float" office:value="17.858" calcext:value-type="float">
            <text:p>17.858</text:p>
          </table:table-cell>
          <table:table-cell/>
          <table:table-cell office:value-type="float" office:value="175706" calcext:value-type="float">
            <text:p>175706</text:p>
          </table:table-cell>
          <table:table-cell office:value-type="float" office:value="99118" calcext:value-type="float">
            <text:p>99118</text:p>
          </table:table-cell>
          <table:table-cell/>
          <table:table-cell table:formula="of:=[.F1490]/[.B1490]" office:value-type="float" office:value="75248.8222698073" calcext:value-type="float">
            <text:p>75248.8222698073</text:p>
          </table:table-cell>
          <table:table-cell table:formula="of:=[.F1490]/[.C1490]" office:value-type="float" office:value="1228.34392455416" calcext:value-type="float">
            <text:p>1228.34392455416</text:p>
          </table:table-cell>
          <table:table-cell table:formula="of:=[.F1490]/[.D1490]" office:value-type="float" office:value="9839.0637249412" calcext:value-type="float">
            <text:p>9839.0637249412</text:p>
          </table:table-cell>
        </table:table-row>
        <table:table-row table:style-name="ro1">
          <table:table-cell/>
          <table:table-cell office:value-type="float" office:value="0.342" calcext:value-type="float">
            <text:p>0.342</text:p>
          </table:table-cell>
          <table:table-cell office:value-type="float" office:value="18.912" calcext:value-type="float">
            <text:p>18.912</text:p>
          </table:table-cell>
          <table:table-cell office:value-type="float" office:value="2.586" calcext:value-type="float">
            <text:p>2.586</text:p>
          </table:table-cell>
          <table:table-cell/>
          <table:table-cell office:value-type="float" office:value="67808" calcext:value-type="float">
            <text:p>67808</text:p>
          </table:table-cell>
          <table:table-cell office:value-type="float" office:value="42838" calcext:value-type="float">
            <text:p>42838</text:p>
          </table:table-cell>
          <table:table-cell/>
          <table:table-cell table:formula="of:=[.F1491]/[.B1491]" office:value-type="float" office:value="198269.005847953" calcext:value-type="float">
            <text:p>198269.005847953</text:p>
          </table:table-cell>
          <table:table-cell table:formula="of:=[.F1491]/[.C1491]" office:value-type="float" office:value="3585.44839255499" calcext:value-type="float">
            <text:p>3585.44839255499</text:p>
          </table:table-cell>
          <table:table-cell table:formula="of:=[.F1491]/[.D1491]" office:value-type="float" office:value="26221.1910286156" calcext:value-type="float">
            <text:p>26221.1910286156</text:p>
          </table:table-cell>
        </table:table-row>
        <table:table-row table:style-name="ro1">
          <table:table-cell/>
          <table:table-cell office:value-type="float" office:value="0.995" calcext:value-type="float">
            <text:p>0.995</text:p>
          </table:table-cell>
          <table:table-cell office:value-type="float" office:value="251.917" calcext:value-type="float">
            <text:p>251.917</text:p>
          </table:table-cell>
          <table:table-cell office:value-type="float" office:value="8.322" calcext:value-type="float">
            <text:p>8.322</text:p>
          </table:table-cell>
          <table:table-cell/>
          <table:table-cell office:value-type="float" office:value="123616" calcext:value-type="float">
            <text:p>123616</text:p>
          </table:table-cell>
          <table:table-cell office:value-type="float" office:value="59878" calcext:value-type="float">
            <text:p>59878</text:p>
          </table:table-cell>
          <table:table-cell/>
          <table:table-cell table:formula="of:=[.F1492]/[.B1492]" office:value-type="float" office:value="124237.185929648" calcext:value-type="float">
            <text:p>124237.185929648</text:p>
          </table:table-cell>
          <table:table-cell table:formula="of:=[.F1492]/[.C1492]" office:value-type="float" office:value="490.701302413096" calcext:value-type="float">
            <text:p>490.701302413096</text:p>
          </table:table-cell>
          <table:table-cell table:formula="of:=[.F1492]/[.D1492]" office:value-type="float" office:value="14854.1216053833" calcext:value-type="float">
            <text:p>14854.1216053833</text:p>
          </table:table-cell>
        </table:table-row>
        <table:table-row table:style-name="ro1">
          <table:table-cell/>
          <table:table-cell office:value-type="float" office:value="1.763" calcext:value-type="float">
            <text:p>1.763</text:p>
          </table:table-cell>
          <table:table-cell office:value-type="float" office:value="132.234" calcext:value-type="float">
            <text:p>132.234</text:p>
          </table:table-cell>
          <table:table-cell office:value-type="float" office:value="18.242" calcext:value-type="float">
            <text:p>18.242</text:p>
          </table:table-cell>
          <table:table-cell/>
          <table:table-cell office:value-type="float" office:value="177899" calcext:value-type="float">
            <text:p>177899</text:p>
          </table:table-cell>
          <table:table-cell office:value-type="float" office:value="86728" calcext:value-type="float">
            <text:p>86728</text:p>
          </table:table-cell>
          <table:table-cell/>
          <table:table-cell table:formula="of:=[.F1493]/[.B1493]" office:value-type="float" office:value="100906.976744186" calcext:value-type="float">
            <text:p>100906.976744186</text:p>
          </table:table-cell>
          <table:table-cell table:formula="of:=[.F1493]/[.C1493]" office:value-type="float" office:value="1345.33478530484" calcext:value-type="float">
            <text:p>1345.33478530484</text:p>
          </table:table-cell>
          <table:table-cell table:formula="of:=[.F1493]/[.D1493]" office:value-type="float" office:value="9752.1653327486" calcext:value-type="float">
            <text:p>9752.1653327486</text:p>
          </table:table-cell>
        </table:table-row>
        <table:table-row table:style-name="ro1">
          <table:table-cell/>
          <table:table-cell office:value-type="float" office:value="0.522" calcext:value-type="float">
            <text:p>0.522</text:p>
          </table:table-cell>
          <table:table-cell office:value-type="float" office:value="40.904" calcext:value-type="float">
            <text:p>40.904</text:p>
          </table:table-cell>
          <table:table-cell office:value-type="float" office:value="6.043" calcext:value-type="float">
            <text:p>6.043</text:p>
          </table:table-cell>
          <table:table-cell/>
          <table:table-cell office:value-type="float" office:value="103579" calcext:value-type="float">
            <text:p>103579</text:p>
          </table:table-cell>
          <table:table-cell office:value-type="float" office:value="43410" calcext:value-type="float">
            <text:p>43410</text:p>
          </table:table-cell>
          <table:table-cell/>
          <table:table-cell table:formula="of:=[.F1494]/[.B1494]" office:value-type="float" office:value="198427.203065134" calcext:value-type="float">
            <text:p>198427.203065134</text:p>
          </table:table-cell>
          <table:table-cell table:formula="of:=[.F1494]/[.C1494]" office:value-type="float" office:value="2532.24623508703" calcext:value-type="float">
            <text:p>2532.24623508703</text:p>
          </table:table-cell>
          <table:table-cell table:formula="of:=[.F1494]/[.D1494]" office:value-type="float" office:value="17140.3276518286" calcext:value-type="float">
            <text:p>17140.3276518286</text:p>
          </table:table-cell>
        </table:table-row>
        <table:table-row table:style-name="ro1">
          <table:table-cell/>
          <table:table-cell office:value-type="float" office:value="0.664" calcext:value-type="float">
            <text:p>0.664</text:p>
          </table:table-cell>
          <table:table-cell office:value-type="float" office:value="76.767" calcext:value-type="float">
            <text:p>76.767</text:p>
          </table:table-cell>
          <table:table-cell office:value-type="float" office:value="10.087" calcext:value-type="float">
            <text:p>10.087</text:p>
          </table:table-cell>
          <table:table-cell/>
          <table:table-cell office:value-type="float" office:value="127855" calcext:value-type="float">
            <text:p>127855</text:p>
          </table:table-cell>
          <table:table-cell office:value-type="float" office:value="45224" calcext:value-type="float">
            <text:p>45224</text:p>
          </table:table-cell>
          <table:table-cell/>
          <table:table-cell table:formula="of:=[.F1495]/[.B1495]" office:value-type="float" office:value="192552.710843373" calcext:value-type="float">
            <text:p>192552.710843373</text:p>
          </table:table-cell>
          <table:table-cell table:formula="of:=[.F1495]/[.C1495]" office:value-type="float" office:value="1665.49428791017" calcext:value-type="float">
            <text:p>1665.49428791017</text:p>
          </table:table-cell>
          <table:table-cell table:formula="of:=[.F1495]/[.D1495]" office:value-type="float" office:value="12675.225537821" calcext:value-type="float">
            <text:p>12675.225537821</text:p>
          </table:table-cell>
        </table:table-row>
        <table:table-row table:style-name="ro1">
          <table:table-cell/>
          <table:table-cell office:value-type="float" office:value="0.111" calcext:value-type="float">
            <text:p>0.111</text:p>
          </table:table-cell>
          <table:table-cell office:value-type="float" office:value="3.664" calcext:value-type="float">
            <text:p>3.664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9777" calcext:value-type="float">
            <text:p>29777</text:p>
          </table:table-cell>
          <table:table-cell office:value-type="float" office:value="20478" calcext:value-type="float">
            <text:p>20478</text:p>
          </table:table-cell>
          <table:table-cell/>
          <table:table-cell table:formula="of:=[.F1496]/[.B1496]" office:value-type="float" office:value="268261.261261261" calcext:value-type="float">
            <text:p>268261.261261261</text:p>
          </table:table-cell>
          <table:table-cell table:formula="of:=[.F1496]/[.C1496]" office:value-type="float" office:value="8126.91048034935" calcext:value-type="float">
            <text:p>8126.91048034935</text:p>
          </table:table-cell>
          <table:table-cell table:formula="of:=[.F1496]/[.D1496]" office:value-type="float" office:value="69248.8372093023" calcext:value-type="float">
            <text:p>69248.8372093023</text:p>
          </table:table-cell>
        </table:table-row>
        <table:table-row table:style-name="ro1">
          <table:table-cell/>
          <table:table-cell office:value-type="float" office:value="0.074" calcext:value-type="float">
            <text:p>0.074</text:p>
          </table:table-cell>
          <table:table-cell office:value-type="float" office:value="3.01" calcext:value-type="float">
            <text:p>3.01</text:p>
          </table:table-cell>
          <table:table-cell office:value-type="float" office:value="0.407" calcext:value-type="float">
            <text:p>0.407</text:p>
          </table:table-cell>
          <table:table-cell/>
          <table:table-cell office:value-type="float" office:value="22514" calcext:value-type="float">
            <text:p>22514</text:p>
          </table:table-cell>
          <table:table-cell office:value-type="float" office:value="14386" calcext:value-type="float">
            <text:p>14386</text:p>
          </table:table-cell>
          <table:table-cell/>
          <table:table-cell table:formula="of:=[.F1497]/[.B1497]" office:value-type="float" office:value="304243.243243243" calcext:value-type="float">
            <text:p>304243.243243243</text:p>
          </table:table-cell>
          <table:table-cell table:formula="of:=[.F1497]/[.C1497]" office:value-type="float" office:value="7479.7342192691" calcext:value-type="float">
            <text:p>7479.7342192691</text:p>
          </table:table-cell>
          <table:table-cell table:formula="of:=[.F1497]/[.D1497]" office:value-type="float" office:value="55316.9533169533" calcext:value-type="float">
            <text:p>55316.9533169533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78.309" calcext:value-type="float">
            <text:p>78.309</text:p>
          </table:table-cell>
          <table:table-cell office:value-type="float" office:value="10.012" calcext:value-type="float">
            <text:p>10.012</text:p>
          </table:table-cell>
          <table:table-cell/>
          <table:table-cell office:value-type="float" office:value="134661" calcext:value-type="float">
            <text:p>134661</text:p>
          </table:table-cell>
          <table:table-cell office:value-type="float" office:value="47832" calcext:value-type="float">
            <text:p>47832</text:p>
          </table:table-cell>
          <table:table-cell/>
          <table:table-cell table:formula="of:=[.F1498]/[.B1498]" office:value-type="float" office:value="158424.705882353" calcext:value-type="float">
            <text:p>158424.705882353</text:p>
          </table:table-cell>
          <table:table-cell table:formula="of:=[.F1498]/[.C1498]" office:value-type="float" office:value="1719.61077270812" calcext:value-type="float">
            <text:p>1719.61077270812</text:p>
          </table:table-cell>
          <table:table-cell table:formula="of:=[.F1498]/[.D1498]" office:value-type="float" office:value="13449.9600479425" calcext:value-type="float">
            <text:p>13449.9600479425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30.077" calcext:value-type="float">
            <text:p>30.077</text:p>
          </table:table-cell>
          <table:table-cell office:value-type="float" office:value="3.477" calcext:value-type="float">
            <text:p>3.477</text:p>
          </table:table-cell>
          <table:table-cell/>
          <table:table-cell office:value-type="float" office:value="85241" calcext:value-type="float">
            <text:p>85241</text:p>
          </table:table-cell>
          <table:table-cell office:value-type="float" office:value="32176" calcext:value-type="float">
            <text:p>32176</text:p>
          </table:table-cell>
          <table:table-cell/>
          <table:table-cell table:formula="of:=[.F1499]/[.B1499]" office:value-type="float" office:value="288952.542372881" calcext:value-type="float">
            <text:p>288952.542372881</text:p>
          </table:table-cell>
          <table:table-cell table:formula="of:=[.F1499]/[.C1499]" office:value-type="float" office:value="2834.09249592712" calcext:value-type="float">
            <text:p>2834.09249592712</text:p>
          </table:table-cell>
          <table:table-cell table:formula="of:=[.F1499]/[.D1499]" office:value-type="float" office:value="24515.6744319816" calcext:value-type="float">
            <text:p>24515.6744319816</text:p>
          </table:table-cell>
        </table:table-row>
        <table:table-row table:style-name="ro1">
          <table:table-cell/>
          <table:table-cell office:value-type="float" office:value="12.807" calcext:value-type="float">
            <text:p>12.807</text:p>
          </table:table-cell>
          <table:table-cell office:value-type="float" office:value="1307.572" calcext:value-type="float">
            <text:p>1307.572</text:p>
          </table:table-cell>
          <table:table-cell office:value-type="float" office:value="148.227" calcext:value-type="float">
            <text:p>148.227</text:p>
          </table:table-cell>
          <table:table-cell/>
          <table:table-cell office:value-type="float" office:value="496313" calcext:value-type="float">
            <text:p>496313</text:p>
          </table:table-cell>
          <table:table-cell office:value-type="float" office:value="171036" calcext:value-type="float">
            <text:p>171036</text:p>
          </table:table-cell>
          <table:table-cell/>
          <table:table-cell table:formula="of:=[.F1500]/[.B1500]" office:value-type="float" office:value="38753.2599359725" calcext:value-type="float">
            <text:p>38753.2599359725</text:p>
          </table:table-cell>
          <table:table-cell table:formula="of:=[.F1500]/[.C1500]" office:value-type="float" office:value="379.568390880196" calcext:value-type="float">
            <text:p>379.568390880196</text:p>
          </table:table-cell>
          <table:table-cell table:formula="of:=[.F1500]/[.D1500]" office:value-type="float" office:value="3348.3306010376" calcext:value-type="float">
            <text:p>3348.3306010376</text:p>
          </table:table-cell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20.903" calcext:value-type="float">
            <text:p>20.903</text:p>
          </table:table-cell>
          <table:table-cell office:value-type="float" office:value="2.478" calcext:value-type="float">
            <text:p>2.478</text:p>
          </table:table-cell>
          <table:table-cell/>
          <table:table-cell office:value-type="float" office:value="67447" calcext:value-type="float">
            <text:p>67447</text:p>
          </table:table-cell>
          <table:table-cell office:value-type="float" office:value="36146" calcext:value-type="float">
            <text:p>36146</text:p>
          </table:table-cell>
          <table:table-cell/>
          <table:table-cell table:formula="of:=[.F1501]/[.B1501]" office:value-type="float" office:value="214117.46031746" calcext:value-type="float">
            <text:p>214117.46031746</text:p>
          </table:table-cell>
          <table:table-cell table:formula="of:=[.F1501]/[.C1501]" office:value-type="float" office:value="3226.66602879969" calcext:value-type="float">
            <text:p>3226.66602879969</text:p>
          </table:table-cell>
          <table:table-cell table:formula="of:=[.F1501]/[.D1501]" office:value-type="float" office:value="27218.3212267958" calcext:value-type="float">
            <text:p>27218.32122679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00:37:44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6:12:43.945633623</meta:creation-date>
    <dc:date>2020-06-07T00:57:38.535000000</dc:date>
    <meta:editing-duration>PT27M6S</meta:editing-duration>
    <meta:editing-cycles>3</meta:editing-cycles>
    <meta:generator>LibreOffice/6.0.6.2$Windows_X86_64 LibreOffice_project/0c292870b25a325b5ed35f6b45599d2ea4458e77</meta:generator>
    <meta:document-statistic meta:table-count="1" meta:cell-count="120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">
      <style:chart-properties chart:display-label="true" chart:logarithmic="false" chart:minimum="0" chart:maximum="6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.5pt" style:font-size-asian="9pt" style:font-size-complex="9pt"/>
    </style:style>
    <style:style style:name="ch6" style:family="chart" style:data-style-name="N3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0.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amed-symbol" chart:symbol-name="square" chart:symbol-width="0.02cm" chart:symbol-height="0.02cm" chart:link-data-style-to-source="true"/>
      <style:graphic-properties draw:stroke="none" svg:stroke-width="0.08cm" svg:stroke-color="#182f7c" draw:fill-color="#182f7c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square" chart:symbol-width="0.02cm" chart:symbol-height="0.02cm" chart:link-data-style-to-source="true"/>
      <style:graphic-properties draw:stroke="none" svg:stroke-width="0.08cm" svg:stroke-color="#6a1816" draw:fill-color="#6a181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square" chart:symbol-width="0.02cm" chart:symbol-height="0.02cm" chart:link-data-style-to-source="true"/>
      <style:graphic-properties draw:stroke="none" svg:stroke-width="0.08cm" svg:stroke-color="#579835" draw:fill-color="#579835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57cm" svg:height="6.861cm" xlink:href=".." xlink:type="simple" chart:class="chart:scatter" chart:column-mapping="0 1 3 2" chart:style-name="ch1">
        <chart:legend svg:x="4.894cm" svg:y="6.209cm" style:legend-expansion="custom" chartooo:width="4.629cm" chartooo:height="0.651cm" style:legend-expansion-aspect-ratio="7.11059907834101" chart:style-name="ch2"/>
        <chart:plot-area chart:style-name="ch3" table:cell-range-address="Sheet1.G2:Sheet1.G1501 Sheet1.I1:Sheet1.K1501" chart:data-source-has-labels="row" svg:x="0.484cm" svg:y="0.095cm" svg:width="13.794cm" svg:height="5.709cm">
          <chartooo:coordinate-region svg:x="2.243cm" svg:y="0.295cm" svg:width="11.425cm" svg:height="4.862cm"/>
          <chart:axis chart:dimension="x" chart:name="primary-x" chart:style-name="ch4">
            <chart:title svg:x="9.811cm" svg:y="5.798cm" chart:style-name="ch5">
              <text:p>Scene Size (Triangles)</text:p>
            </chart:title>
          </chart:axis>
          <chart:axis chart:dimension="y" chart:name="primary-y" chart:style-name="ch6">
            <chart:title svg:x="0cm" svg:y="6.085cm" chart:style-name="ch7">
              <text:p>Descriptors Generated per Second</text:p>
            </chart:title>
            <chart:grid chart:style-name="ch8" chart:class="major"/>
          </chart:axis>
          <chart:series chart:style-name="ch9" chart:values-cell-range-address="Sheet1.I2:Sheet1.I1501" chart:label-cell-address="Sheet1.I1:Sheet1.I1" chart:class="chart:scatter">
            <chart:domain table:cell-range-address="Sheet1.G2:Sheet1.G1501"/>
            <chart:data-point chart:repeated="1500"/>
          </chart:series>
          <chart:series chart:style-name="ch10" chart:values-cell-range-address="Sheet1.K2:Sheet1.K1501" chart:label-cell-address="Sheet1.K1:Sheet1.K1" chart:class="chart:scatter">
            <chart:data-point chart:repeated="1500"/>
          </chart:series>
          <chart:series chart:style-name="ch11" chart:values-cell-range-address="Sheet1.J2:Sheet1.J1501" chart:label-cell-address="Sheet1.J1:Sheet1.J1" chart:class="chart:scatter">
            <chart:data-point chart:repeated="15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RICI</text:p>
                <draw:g>
                  <svg:desc>Sheet1.I1:Sheet1.I1</svg:desc>
                </draw:g>
              </table:table-cell>
              <table:table-cell office:value-type="string">
                <text:p>3DSC</text:p>
                <draw:g>
                  <svg:desc>Sheet1.K1:Sheet1.K1</svg:desc>
                </draw:g>
              </table:table-cell>
              <table:table-cell office:value-type="string">
                <text:p>SI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8994">
                <text:p>268994</text:p>
                <draw:g>
                  <svg:desc>Sheet1.G2:Sheet1.G1501</svg:desc>
                </draw:g>
              </table:table-cell>
              <table:table-cell office:value-type="float" office:value="24592.7771644851">
                <text:p>24592.7771644851</text:p>
                <draw:g>
                  <svg:desc>Sheet1.I2:Sheet1.I1501</svg:desc>
                </draw:g>
              </table:table-cell>
              <table:table-cell office:value-type="float" office:value="2131.04153228892">
                <text:p>2131.04153228892</text:p>
                <draw:g>
                  <svg:desc>Sheet1.K2:Sheet1.K1501</svg:desc>
                </draw:g>
              </table:table-cell>
              <table:table-cell office:value-type="float" office:value="165.15798813773">
                <text:p>165.15798813773</text:p>
                <draw:g>
                  <svg:desc>Sheet1.J2:Sheet1.J1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6946">
                <text:p>266946</text:p>
              </table:table-cell>
              <table:table-cell office:value-type="float" office:value="24189.1626360339">
                <text:p>24189.1626360339</text:p>
              </table:table-cell>
              <table:table-cell office:value-type="float" office:value="2030.52083994164">
                <text:p>2030.52083994164</text:p>
              </table:table-cell>
              <table:table-cell office:value-type="float" office:value="273.383285893349">
                <text:p>273.383285893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9128">
                <text:p>269128</text:p>
              </table:table-cell>
              <table:table-cell office:value-type="float" office:value="24900.3623813632">
                <text:p>24900.3623813632</text:p>
              </table:table-cell>
              <table:table-cell office:value-type="float" office:value="2230.54616055253">
                <text:p>2230.54616055253</text:p>
              </table:table-cell>
              <table:table-cell office:value-type="float" office:value="291.297038289543">
                <text:p>291.297038289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613">
                <text:p>35613</text:p>
              </table:table-cell>
              <table:table-cell office:value-type="float" office:value="197150.537634409">
                <text:p>197150.537634409</text:p>
              </table:table-cell>
              <table:table-cell office:value-type="float" office:value="20689.4606183706">
                <text:p>20689.4606183706</text:p>
              </table:table-cell>
              <table:table-cell office:value-type="float" office:value="1999.06234326959">
                <text:p>1999.062343269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932">
                <text:p>194932</text:p>
              </table:table-cell>
              <table:table-cell office:value-type="float" office:value="34802.772200272">
                <text:p>34802.772200272</text:p>
              </table:table-cell>
              <table:table-cell office:value-type="float" office:value="3107.42272214672">
                <text:p>3107.42272214672</text:p>
              </table:table-cell>
              <table:table-cell office:value-type="float" office:value="418.235738248504">
                <text:p>418.235738248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318">
                <text:p>356318</text:p>
              </table:table-cell>
              <table:table-cell office:value-type="float" office:value="18073.7261290615">
                <text:p>18073.7261290615</text:p>
              </table:table-cell>
              <table:table-cell office:value-type="float" office:value="1301.30093210443">
                <text:p>1301.30093210443</text:p>
              </table:table-cell>
              <table:table-cell office:value-type="float" office:value="174.845954326692">
                <text:p>174.845954326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8760">
                <text:p>368760</text:p>
              </table:table-cell>
              <table:table-cell office:value-type="float" office:value="17779.3272481406">
                <text:p>17779.3272481406</text:p>
              </table:table-cell>
              <table:table-cell office:value-type="float" office:value="1343.43504011178">
                <text:p>1343.43504011178</text:p>
              </table:table-cell>
              <table:table-cell office:value-type="float" office:value="69.686530035817">
                <text:p>69.686530035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1728">
                <text:p>461728</text:p>
              </table:table-cell>
              <table:table-cell office:value-type="float" office:value="14046.3938179737">
                <text:p>14046.3938179737</text:p>
              </table:table-cell>
              <table:table-cell office:value-type="float" office:value="1450.17847223043">
                <text:p>1450.17847223043</text:p>
              </table:table-cell>
              <table:table-cell office:value-type="float" office:value="270.048790043244">
                <text:p>270.0487900432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04">
                <text:p>160004</text:p>
              </table:table-cell>
              <table:table-cell office:value-type="float" office:value="42826.3514176396">
                <text:p>42826.3514176396</text:p>
              </table:table-cell>
              <table:table-cell office:value-type="float" office:value="3250.40208488459">
                <text:p>3250.40208488459</text:p>
              </table:table-cell>
              <table:table-cell office:value-type="float" office:value="599.426017343064">
                <text:p>599.426017343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4036">
                <text:p>234036</text:p>
              </table:table-cell>
              <table:table-cell office:value-type="float" office:value="29417.4987392839">
                <text:p>29417.4987392839</text:p>
              </table:table-cell>
              <table:table-cell office:value-type="float" office:value="2564.79148805206">
                <text:p>2564.79148805206</text:p>
              </table:table-cell>
              <table:table-cell office:value-type="float" office:value="418.596824585851">
                <text:p>418.596824585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063">
                <text:p>225063</text:p>
              </table:table-cell>
              <table:table-cell office:value-type="float" office:value="29489.6050882855">
                <text:p>29489.6050882855</text:p>
              </table:table-cell>
              <table:table-cell office:value-type="float" office:value="2506.0989875358">
                <text:p>2506.0989875358</text:p>
              </table:table-cell>
              <table:table-cell office:value-type="float" office:value="298.806719997384">
                <text:p>298.8067199973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426">
                <text:p>66426</text:p>
              </table:table-cell>
              <table:table-cell office:value-type="float" office:value="107288.461538462">
                <text:p>107288.461538462</text:p>
              </table:table-cell>
              <table:table-cell office:value-type="float" office:value="9634.57009785965">
                <text:p>9634.57009785965</text:p>
              </table:table-cell>
              <table:table-cell office:value-type="float" office:value="1341.54552410099">
                <text:p>1341.54552410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8477">
                <text:p>268477</text:p>
              </table:table-cell>
              <table:table-cell office:value-type="float" office:value="23958.8639265624">
                <text:p>23958.8639265624</text:p>
              </table:table-cell>
              <table:table-cell office:value-type="float" office:value="2259.30072114759">
                <text:p>2259.30072114759</text:p>
              </table:table-cell>
              <table:table-cell office:value-type="float" office:value="302.426228022831">
                <text:p>302.426228022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300">
                <text:p>113300</text:p>
              </table:table-cell>
              <table:table-cell office:value-type="float" office:value="60196.8210361067">
                <text:p>60196.8210361067</text:p>
              </table:table-cell>
              <table:table-cell office:value-type="float" office:value="5170.36625035816">
                <text:p>5170.36625035816</text:p>
              </table:table-cell>
              <table:table-cell office:value-type="float" office:value="227.285895386977">
                <text:p>227.2858953869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118">
                <text:p>74118</text:p>
              </table:table-cell>
              <table:table-cell office:value-type="float" office:value="93729.0098436595">
                <text:p>93729.0098436595</text:p>
              </table:table-cell>
              <table:table-cell office:value-type="float" office:value="9898.48957377851">
                <text:p>9898.48957377851</text:p>
              </table:table-cell>
              <table:table-cell office:value-type="float" office:value="1487.50229737181">
                <text:p>1487.50229737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510">
                <text:p>73510</text:p>
              </table:table-cell>
              <table:table-cell office:value-type="float" office:value="94420.9956709957">
                <text:p>94420.9956709957</text:p>
              </table:table-cell>
              <table:table-cell office:value-type="float" office:value="10199.9181621558">
                <text:p>10199.9181621558</text:p>
              </table:table-cell>
              <table:table-cell office:value-type="float" office:value="1390.67991806872">
                <text:p>1390.679918068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983">
                <text:p>89983</text:p>
              </table:table-cell>
              <table:table-cell office:value-type="float" office:value="78324.4503664224">
                <text:p>78324.4503664224</text:p>
              </table:table-cell>
              <table:table-cell office:value-type="float" office:value="5662.37206502107">
                <text:p>5662.37206502107</text:p>
              </table:table-cell>
              <table:table-cell office:value-type="float" office:value="927.534516765286">
                <text:p>927.534516765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3087">
                <text:p>473087</text:p>
              </table:table-cell>
              <table:table-cell office:value-type="float" office:value="13569.4560536646">
                <text:p>13569.4560536646</text:p>
              </table:table-cell>
              <table:table-cell office:value-type="float" office:value="1093.86407833237">
                <text:p>1093.86407833237</text:p>
              </table:table-cell>
              <table:table-cell office:value-type="float" office:value="133.39202281401">
                <text:p>133.39202281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3510">
                <text:p>233510</text:p>
              </table:table-cell>
              <table:table-cell office:value-type="float" office:value="28232.2872714487">
                <text:p>28232.2872714487</text:p>
              </table:table-cell>
              <table:table-cell office:value-type="float" office:value="2395.48977049816">
                <text:p>2395.48977049816</text:p>
              </table:table-cell>
              <table:table-cell office:value-type="float" office:value="376.543919113001">
                <text:p>376.543919113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924">
                <text:p>149924</text:p>
              </table:table-cell>
              <table:table-cell office:value-type="float" office:value="45011.9830328738">
                <text:p>45011.9830328738</text:p>
              </table:table-cell>
              <table:table-cell office:value-type="float" office:value="3527.28587217564">
                <text:p>3527.28587217564</text:p>
              </table:table-cell>
              <table:table-cell office:value-type="float" office:value="233.811095014349">
                <text:p>233.8110950143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812">
                <text:p>156812</text:p>
              </table:table-cell>
              <table:table-cell office:value-type="float" office:value="43794.5190280706">
                <text:p>43794.5190280706</text:p>
              </table:table-cell>
              <table:table-cell office:value-type="float" office:value="4268.44302182235">
                <text:p>4268.44302182235</text:p>
              </table:table-cell>
              <table:table-cell office:value-type="float" office:value="557.703176217927">
                <text:p>557.7031762179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604">
                <text:p>120604</text:p>
              </table:table-cell>
              <table:table-cell office:value-type="float" office:value="56392.7809680066">
                <text:p>56392.7809680066</text:p>
              </table:table-cell>
              <table:table-cell office:value-type="float" office:value="4975.08938005703">
                <text:p>4975.08938005703</text:p>
              </table:table-cell>
              <table:table-cell office:value-type="float" office:value="133.099337938117">
                <text:p>133.0993379381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1480">
                <text:p>351480</text:p>
              </table:table-cell>
              <table:table-cell office:value-type="float" office:value="18371.7075652616">
                <text:p>18371.7075652616</text:p>
              </table:table-cell>
              <table:table-cell office:value-type="float" office:value="1433.43919383159">
                <text:p>1433.43919383159</text:p>
              </table:table-cell>
              <table:table-cell office:value-type="float" office:value="228.787194968602">
                <text:p>228.787194968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4609">
                <text:p>334609</text:p>
              </table:table-cell>
              <table:table-cell office:value-type="float" office:value="19386.5744870651">
                <text:p>19386.5744870651</text:p>
              </table:table-cell>
              <table:table-cell office:value-type="float" office:value="1476.19694535673">
                <text:p>1476.19694535673</text:p>
              </table:table-cell>
              <table:table-cell office:value-type="float" office:value="113.102699208757">
                <text:p>113.1026992087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598">
                <text:p>152598</text:p>
              </table:table-cell>
              <table:table-cell office:value-type="float" office:value="44986.741403471">
                <text:p>44986.741403471</text:p>
              </table:table-cell>
              <table:table-cell office:value-type="float" office:value="3853.11089158273">
                <text:p>3853.11089158273</text:p>
              </table:table-cell>
              <table:table-cell office:value-type="float" office:value="271.754800648551">
                <text:p>271.7548006485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4439">
                <text:p>284439</text:p>
              </table:table-cell>
              <table:table-cell office:value-type="float" office:value="22748.6799010761">
                <text:p>22748.6799010761</text:p>
              </table:table-cell>
              <table:table-cell office:value-type="float" office:value="2079.35116311038">
                <text:p>2079.35116311038</text:p>
              </table:table-cell>
              <table:table-cell office:value-type="float" office:value="92.2009178832824">
                <text:p>92.2009178832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3610">
                <text:p>443610</text:p>
              </table:table-cell>
              <table:table-cell office:value-type="float" office:value="14453.4288879983">
                <text:p>14453.4288879983</text:p>
              </table:table-cell>
              <table:table-cell office:value-type="float" office:value="1149.81222484258">
                <text:p>1149.81222484258</text:p>
              </table:table-cell>
              <table:table-cell office:value-type="float" office:value="181.713638748188">
                <text:p>181.7136387481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7222">
                <text:p>187222</text:p>
              </table:table-cell>
              <table:table-cell office:value-type="float" office:value="36161.8600682594">
                <text:p>36161.8600682594</text:p>
              </table:table-cell>
              <table:table-cell office:value-type="float" office:value="3682.96328481425">
                <text:p>3682.96328481425</text:p>
              </table:table-cell>
              <table:table-cell office:value-type="float" office:value="583.157095229119">
                <text:p>583.157095229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532">
                <text:p>99532</text:p>
              </table:table-cell>
              <table:table-cell office:value-type="float" office:value="73987.2029250457">
                <text:p>73987.2029250457</text:p>
              </table:table-cell>
              <table:table-cell office:value-type="float" office:value="8404.4939153549">
                <text:p>8404.4939153549</text:p>
              </table:table-cell>
              <table:table-cell office:value-type="float" office:value="1019.287146268">
                <text:p>1019.287146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1646">
                <text:p>241646</text:p>
              </table:table-cell>
              <table:table-cell office:value-type="float" office:value="27411.5017272912">
                <text:p>27411.5017272912</text:p>
              </table:table-cell>
              <table:table-cell office:value-type="float" office:value="2192.50311259634">
                <text:p>2192.50311259634</text:p>
              </table:table-cell>
              <table:table-cell office:value-type="float" office:value="346.920888087846">
                <text:p>346.9208880878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380">
                <text:p>190380</text:p>
              </table:table-cell>
              <table:table-cell office:value-type="float" office:value="33278.5929390658">
                <text:p>33278.5929390658</text:p>
              </table:table-cell>
              <table:table-cell office:value-type="float" office:value="2134.92849714523">
                <text:p>2134.92849714523</text:p>
              </table:table-cell>
              <table:table-cell office:value-type="float" office:value="376.876658970158">
                <text:p>376.8766589701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704">
                <text:p>92704</text:p>
              </table:table-cell>
              <table:table-cell office:value-type="float" office:value="77278.4772182254">
                <text:p>77278.4772182254</text:p>
              </table:table-cell>
              <table:table-cell office:value-type="float" office:value="6163.80155409444">
                <text:p>6163.80155409444</text:p>
              </table:table-cell>
              <table:table-cell office:value-type="float" office:value="344.962272406738">
                <text:p>344.962272406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948">
                <text:p>195948</text:p>
              </table:table-cell>
              <table:table-cell office:value-type="float" office:value="33276.6656525707">
                <text:p>33276.6656525707</text:p>
              </table:table-cell>
              <table:table-cell office:value-type="float" office:value="2954.64589219823">
                <text:p>2954.64589219823</text:p>
              </table:table-cell>
              <table:table-cell office:value-type="float" office:value="440.334811040777">
                <text:p>440.3348110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486">
                <text:p>170486</text:p>
              </table:table-cell>
              <table:table-cell office:value-type="float" office:value="39791.894762644">
                <text:p>39791.894762644</text:p>
              </table:table-cell>
              <table:table-cell office:value-type="float" office:value="3127.71259207881">
                <text:p>3127.71259207881</text:p>
              </table:table-cell>
              <table:table-cell office:value-type="float" office:value="486.300084076744">
                <text:p>486.3000840767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0856">
                <text:p>230856</text:p>
              </table:table-cell>
              <table:table-cell office:value-type="float" office:value="30066.9540826927">
                <text:p>30066.9540826927</text:p>
              </table:table-cell>
              <table:table-cell office:value-type="float" office:value="2624.68939874853">
                <text:p>2624.68939874853</text:p>
              </table:table-cell>
              <table:table-cell office:value-type="float" office:value="429.093294687566">
                <text:p>429.0932946875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8908">
                <text:p>478908</text:p>
              </table:table-cell>
              <table:table-cell office:value-type="float" office:value="13374.7487453477">
                <text:p>13374.7487453477</text:p>
              </table:table-cell>
              <table:table-cell office:value-type="float" office:value="1279.55609868058">
                <text:p>1279.55609868058</text:p>
              </table:table-cell>
              <table:table-cell office:value-type="float" office:value="239.781358158186">
                <text:p>239.7813581581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18">
                <text:p>14018</text:p>
              </table:table-cell>
              <table:table-cell office:value-type="float" office:value="453616.438356164">
                <text:p>453616.438356164</text:p>
              </table:table-cell>
              <table:table-cell office:value-type="float" office:value="56896.9072164949">
                <text:p>56896.9072164949</text:p>
              </table:table-cell>
              <table:table-cell office:value-type="float" office:value="8530.13910355487">
                <text:p>8530.13910355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7288">
                <text:p>367288</text:p>
              </table:table-cell>
              <table:table-cell office:value-type="float" office:value="17656.305796072">
                <text:p>17656.305796072</text:p>
              </table:table-cell>
              <table:table-cell office:value-type="float" office:value="1773.77974336374">
                <text:p>1773.77974336374</text:p>
              </table:table-cell>
              <table:table-cell office:value-type="float" office:value="268.324193362035">
                <text:p>268.324193362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5580">
                <text:p>285580</text:p>
              </table:table-cell>
              <table:table-cell office:value-type="float" office:value="22877.7000998716">
                <text:p>22877.7000998716</text:p>
              </table:table-cell>
              <table:table-cell office:value-type="float" office:value="1588.67880411521">
                <text:p>1588.67880411521</text:p>
              </table:table-cell>
              <table:table-cell office:value-type="float" office:value="286.198997704337">
                <text:p>286.198997704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7188">
                <text:p>217188</text:p>
              </table:table-cell>
              <table:table-cell office:value-type="float" office:value="31099.2381919756">
                <text:p>31099.2381919756</text:p>
              </table:table-cell>
              <table:table-cell office:value-type="float" office:value="2719.45002042883">
                <text:p>2719.45002042883</text:p>
              </table:table-cell>
              <table:table-cell office:value-type="float" office:value="194.585058034486">
                <text:p>194.5850580344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1314">
                <text:p>121314</text:p>
              </table:table-cell>
              <table:table-cell office:value-type="float" office:value="58027.1483539974">
                <text:p>58027.1483539974</text:p>
              </table:table-cell>
              <table:table-cell office:value-type="float" office:value="5523.47136026045">
                <text:p>5523.47136026045</text:p>
              </table:table-cell>
              <table:table-cell office:value-type="float" office:value="780.074199453419">
                <text:p>780.0741994534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524">
                <text:p>173524</text:p>
              </table:table-cell>
              <table:table-cell office:value-type="float" office:value="39299.0000970779">
                <text:p>39299.0000970779</text:p>
              </table:table-cell>
              <table:table-cell office:value-type="float" office:value="3454.73553056034">
                <text:p>3454.73553056034</text:p>
              </table:table-cell>
              <table:table-cell office:value-type="float" office:value="628.028489559982">
                <text:p>628.0284895599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6786">
                <text:p>256786</text:p>
              </table:table-cell>
              <table:table-cell office:value-type="float" office:value="25393.8991553244">
                <text:p>25393.8991553244</text:p>
              </table:table-cell>
              <table:table-cell office:value-type="float" office:value="1944.59854138303">
                <text:p>1944.59854138303</text:p>
              </table:table-cell>
              <table:table-cell office:value-type="float" office:value="270.728960378519">
                <text:p>270.728960378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8834">
                <text:p>278834</text:p>
              </table:table-cell>
              <table:table-cell office:value-type="float" office:value="23687.2127513935">
                <text:p>23687.2127513935</text:p>
              </table:table-cell>
              <table:table-cell office:value-type="float" office:value="2237.97630522954">
                <text:p>2237.97630522954</text:p>
              </table:table-cell>
              <table:table-cell office:value-type="float" office:value="339.782991493035">
                <text:p>339.7829914930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1284">
                <text:p>211284</text:p>
              </table:table-cell>
              <table:table-cell office:value-type="float" office:value="30665.5389640691">
                <text:p>30665.5389640691</text:p>
              </table:table-cell>
              <table:table-cell office:value-type="float" office:value="2680.47702324443">
                <text:p>2680.47702324443</text:p>
              </table:table-cell>
              <table:table-cell office:value-type="float" office:value="345.203216372349">
                <text:p>345.2032163723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8230">
                <text:p>168230</text:p>
              </table:table-cell>
              <table:table-cell office:value-type="float" office:value="41352.73641462">
                <text:p>41352.73641462</text:p>
              </table:table-cell>
              <table:table-cell office:value-type="float" office:value="3776.10213938211">
                <text:p>3776.10213938211</text:p>
              </table:table-cell>
              <table:table-cell office:value-type="float" office:value="652.848570333836">
                <text:p>652.8485703338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658">
                <text:p>40658</text:p>
              </table:table-cell>
              <table:table-cell office:value-type="float" office:value="172548.701298701">
                <text:p>172548.701298701</text:p>
              </table:table-cell>
              <table:table-cell office:value-type="float" office:value="18219.0606787796">
                <text:p>18219.0606787796</text:p>
              </table:table-cell>
              <table:table-cell office:value-type="float" office:value="2176.6018880675">
                <text:p>2176.60188806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0250">
                <text:p>130250</text:p>
              </table:table-cell>
              <table:table-cell office:value-type="float" office:value="55945.6579648375">
                <text:p>55945.6579648375</text:p>
              </table:table-cell>
              <table:table-cell office:value-type="float" office:value="4927.88762357652">
                <text:p>4927.88762357652</text:p>
              </table:table-cell>
              <table:table-cell office:value-type="float" office:value="685.948325792249">
                <text:p>685.9483257922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0404">
                <text:p>300404</text:p>
              </table:table-cell>
              <table:table-cell office:value-type="float" office:value="22210.6333527019">
                <text:p>22210.6333527019</text:p>
              </table:table-cell>
              <table:table-cell office:value-type="float" office:value="1760.19985264321">
                <text:p>1760.19985264321</text:p>
              </table:table-cell>
              <table:table-cell office:value-type="float" office:value="298.067700657356">
                <text:p>298.067700657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6310">
                <text:p>206310</text:p>
              </table:table-cell>
              <table:table-cell office:value-type="float" office:value="32569.5957119234">
                <text:p>32569.5957119234</text:p>
              </table:table-cell>
              <table:table-cell office:value-type="float" office:value="2785.7205563901">
                <text:p>2785.7205563901</text:p>
              </table:table-cell>
              <table:table-cell office:value-type="float" office:value="418.051882749641">
                <text:p>418.0518827496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6375">
                <text:p>116375</text:p>
              </table:table-cell>
              <table:table-cell office:value-type="float" office:value="59877.9961131505">
                <text:p>59877.9961131505</text:p>
              </table:table-cell>
              <table:table-cell office:value-type="float" office:value="5272.97102000456">
                <text:p>5272.97102000456</text:p>
              </table:table-cell>
              <table:table-cell office:value-type="float" office:value="985.87818691848">
                <text:p>985.878186918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3074">
                <text:p>393074</text:p>
              </table:table-cell>
              <table:table-cell office:value-type="float" office:value="16277.6675128856">
                <text:p>16277.6675128856</text:p>
              </table:table-cell>
              <table:table-cell office:value-type="float" office:value="1138.00028397112">
                <text:p>1138.00028397112</text:p>
              </table:table-cell>
              <table:table-cell office:value-type="float" office:value="217.888728293343">
                <text:p>217.888728293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1339">
                <text:p>281339</text:p>
              </table:table-cell>
              <table:table-cell office:value-type="float" office:value="23276.8921015282">
                <text:p>23276.8921015282</text:p>
              </table:table-cell>
              <table:table-cell office:value-type="float" office:value="2302.30060298194">
                <text:p>2302.30060298194</text:p>
              </table:table-cell>
              <table:table-cell office:value-type="float" office:value="118.761733535328">
                <text:p>118.7617335353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3514">
                <text:p>393514</text:p>
              </table:table-cell>
              <table:table-cell office:value-type="float" office:value="16275.6047092401">
                <text:p>16275.6047092401</text:p>
              </table:table-cell>
              <table:table-cell office:value-type="float" office:value="1298.63476953908">
                <text:p>1298.63476953908</text:p>
              </table:table-cell>
              <table:table-cell office:value-type="float" office:value="166.978659184702">
                <text:p>166.9786591847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480">
                <text:p>56480</text:p>
              </table:table-cell>
              <table:table-cell office:value-type="float" office:value="131668.958742633">
                <text:p>131668.958742633</text:p>
              </table:table-cell>
              <table:table-cell office:value-type="float" office:value="13045.1581508516">
                <text:p>13045.1581508516</text:p>
              </table:table-cell>
              <table:table-cell office:value-type="float" office:value="2063.56708490493">
                <text:p>2063.567084904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5002">
                <text:p>395002</text:p>
              </table:table-cell>
              <table:table-cell office:value-type="float" office:value="16447.4350372087">
                <text:p>16447.4350372087</text:p>
              </table:table-cell>
              <table:table-cell office:value-type="float" office:value="1008.52125029455">
                <text:p>1008.52125029455</text:p>
              </table:table-cell>
              <table:table-cell office:value-type="float" office:value="201.731450805471">
                <text:p>201.7314508054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426">
                <text:p>84426</text:p>
              </table:table-cell>
              <table:table-cell office:value-type="float" office:value="92687.2741870735">
                <text:p>92687.2741870735</text:p>
              </table:table-cell>
              <table:table-cell office:value-type="float" office:value="7341.77054184686">
                <text:p>7341.77054184686</text:p>
              </table:table-cell>
              <table:table-cell office:value-type="float" office:value="1123.06405167717">
                <text:p>1123.064051677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9470">
                <text:p>149470</text:p>
              </table:table-cell>
              <table:table-cell office:value-type="float" office:value="45775.3047164812">
                <text:p>45775.3047164812</text:p>
              </table:table-cell>
              <table:table-cell office:value-type="float" office:value="3828.09937866177">
                <text:p>3828.09937866177</text:p>
              </table:table-cell>
              <table:table-cell office:value-type="float" office:value="122.568509692473">
                <text:p>122.5685096924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9864">
                <text:p>179864</text:p>
              </table:table-cell>
              <table:table-cell office:value-type="float" office:value="37347.949790795">
                <text:p>37347.949790795</text:p>
              </table:table-cell>
              <table:table-cell office:value-type="float" office:value="3810.39708355744">
                <text:p>3810.39708355744</text:p>
              </table:table-cell>
              <table:table-cell office:value-type="float" office:value="589.327850820726">
                <text:p>589.3278508207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8892">
                <text:p>348892</text:p>
              </table:table-cell>
              <table:table-cell office:value-type="float" office:value="18845.2030254777">
                <text:p>18845.2030254777</text:p>
              </table:table-cell>
              <table:table-cell office:value-type="float" office:value="1417.2358614413">
                <text:p>1417.2358614413</text:p>
              </table:table-cell>
              <table:table-cell office:value-type="float" office:value="267.718879949057">
                <text:p>267.7188799490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5864">
                <text:p>275864</text:p>
              </table:table-cell>
              <table:table-cell office:value-type="float" office:value="23954.6542056075">
                <text:p>23954.6542056075</text:p>
              </table:table-cell>
              <table:table-cell office:value-type="float" office:value="2075.82688133726">
                <text:p>2075.82688133726</text:p>
              </table:table-cell>
              <table:table-cell office:value-type="float" office:value="375.068336636515">
                <text:p>375.0683366365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4390">
                <text:p>324390</text:p>
              </table:table-cell>
              <table:table-cell office:value-type="float" office:value="20390.6860446945">
                <text:p>20390.6860446945</text:p>
              </table:table-cell>
              <table:table-cell office:value-type="float" office:value="1774.12775677807">
                <text:p>1774.12775677807</text:p>
              </table:table-cell>
              <table:table-cell office:value-type="float" office:value="91.0978792534195">
                <text:p>91.09787925341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136">
                <text:p>67136</text:p>
              </table:table-cell>
              <table:table-cell office:value-type="float" office:value="104429.113924051">
                <text:p>104429.113924051</text:p>
              </table:table-cell>
              <table:table-cell office:value-type="float" office:value="9496.28776978417">
                <text:p>9496.28776978417</text:p>
              </table:table-cell>
              <table:table-cell office:value-type="float" office:value="704.676976429337">
                <text:p>704.6769764293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3642">
                <text:p>333642</text:p>
              </table:table-cell>
              <table:table-cell office:value-type="float" office:value="19346.0006503008">
                <text:p>19346.0006503008</text:p>
              </table:table-cell>
              <table:table-cell office:value-type="float" office:value="1089.44779055569">
                <text:p>1089.44779055569</text:p>
              </table:table-cell>
              <table:table-cell office:value-type="float" office:value="211.91733074159">
                <text:p>211.917330741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7733">
                <text:p>207733</text:p>
              </table:table-cell>
              <table:table-cell office:value-type="float" office:value="31892.7585599342">
                <text:p>31892.7585599342</text:p>
              </table:table-cell>
              <table:table-cell office:value-type="float" office:value="3061.43871913406">
                <text:p>3061.43871913406</text:p>
              </table:table-cell>
              <table:table-cell office:value-type="float" office:value="488.670477369751">
                <text:p>488.6704773697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712">
                <text:p>42712</text:p>
              </table:table-cell>
              <table:table-cell office:value-type="float" office:value="179262.910798122">
                <text:p>179262.910798122</text:p>
              </table:table-cell>
              <table:table-cell office:value-type="float" office:value="14164.5851366391">
                <text:p>14164.5851366391</text:p>
              </table:table-cell>
              <table:table-cell office:value-type="float" office:value="2162.52595808948">
                <text:p>2162.52595808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326">
                <text:p>72326</text:p>
              </table:table-cell>
              <table:table-cell office:value-type="float" office:value="105040.644171779">
                <text:p>105040.644171779</text:p>
              </table:table-cell>
              <table:table-cell office:value-type="float" office:value="12543.315018315">
                <text:p>12543.315018315</text:p>
              </table:table-cell>
              <table:table-cell office:value-type="float" office:value="1680.62968552533">
                <text:p>1680.629685525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1882">
                <text:p>111882</text:p>
              </table:table-cell>
              <table:table-cell office:value-type="float" office:value="62127.5708727071">
                <text:p>62127.5708727071</text:p>
              </table:table-cell>
              <table:table-cell office:value-type="float" office:value="8068.10799104887">
                <text:p>8068.10799104887</text:p>
              </table:table-cell>
              <table:table-cell office:value-type="float" office:value="380.735906035124">
                <text:p>380.7359060351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9280">
                <text:p>279280</text:p>
              </table:table-cell>
              <table:table-cell office:value-type="float" office:value="23413.7209210474">
                <text:p>23413.7209210474</text:p>
              </table:table-cell>
              <table:table-cell office:value-type="float" office:value="2515.01639733739">
                <text:p>2515.01639733739</text:p>
              </table:table-cell>
              <table:table-cell office:value-type="float" office:value="430.975833708346">
                <text:p>430.975833708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880">
                <text:p>16880</text:p>
              </table:table-cell>
              <table:table-cell office:value-type="float" office:value="513875">
                <text:p>513875</text:p>
              </table:table-cell>
              <table:table-cell office:value-type="float" office:value="59796.3636363636">
                <text:p>59796.3636363636</text:p>
              </table:table-cell>
              <table:table-cell office:value-type="float" office:value="9057.55990085376">
                <text:p>9057.559900853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3460">
                <text:p>223460</text:p>
              </table:table-cell>
              <table:table-cell office:value-type="float" office:value="29005.0925925926">
                <text:p>29005.0925925926</text:p>
              </table:table-cell>
              <table:table-cell office:value-type="float" office:value="3435.16671806998">
                <text:p>3435.16671806998</text:p>
              </table:table-cell>
              <table:table-cell office:value-type="float" office:value="452.217064335242">
                <text:p>452.2170643352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4252">
                <text:p>314252</text:p>
              </table:table-cell>
              <table:table-cell office:value-type="float" office:value="20912.0170005442">
                <text:p>20912.0170005442</text:p>
              </table:table-cell>
              <table:table-cell office:value-type="float" office:value="1721.62020887339">
                <text:p>1721.62020887339</text:p>
              </table:table-cell>
              <table:table-cell office:value-type="float" office:value="326.213306501005">
                <text:p>326.2133065010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2214">
                <text:p>192214</text:p>
              </table:table-cell>
              <table:table-cell office:value-type="float" office:value="34816.9934640523">
                <text:p>34816.9934640523</text:p>
              </table:table-cell>
              <table:table-cell office:value-type="float" office:value="2510.140554125">
                <text:p>2510.140554125</text:p>
              </table:table-cell>
              <table:table-cell office:value-type="float" office:value="484.229151095677">
                <text:p>484.2291510956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8237">
                <text:p>118237</text:p>
              </table:table-cell>
              <table:table-cell office:value-type="float" office:value="57907.5321494183">
                <text:p>57907.5321494183</text:p>
              </table:table-cell>
              <table:table-cell office:value-type="float" office:value="6140.72037750552">
                <text:p>6140.72037750552</text:p>
              </table:table-cell>
              <table:table-cell office:value-type="float" office:value="740.008712460122">
                <text:p>740.0087124601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8376">
                <text:p>298376</text:p>
              </table:table-cell>
              <table:table-cell office:value-type="float" office:value="22361.4964270702">
                <text:p>22361.4964270702</text:p>
              </table:table-cell>
              <table:table-cell office:value-type="float" office:value="2013.83618038139">
                <text:p>2013.83618038139</text:p>
              </table:table-cell>
              <table:table-cell office:value-type="float" office:value="274.175244897111">
                <text:p>274.1752448971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7348">
                <text:p>127348</text:p>
              </table:table-cell>
              <table:table-cell office:value-type="float" office:value="54663.1126075571">
                <text:p>54663.1126075571</text:p>
              </table:table-cell>
              <table:table-cell office:value-type="float" office:value="5577.31506221849">
                <text:p>5577.31506221849</text:p>
              </table:table-cell>
              <table:table-cell office:value-type="float" office:value="791.478770052462">
                <text:p>791.4787700524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4864">
                <text:p>104864</text:p>
              </table:table-cell>
              <table:table-cell office:value-type="float" office:value="66825.9067357513">
                <text:p>66825.9067357513</text:p>
              </table:table-cell>
              <table:table-cell office:value-type="float" office:value="6318.53811483441">
                <text:p>6318.53811483441</text:p>
              </table:table-cell>
              <table:table-cell office:value-type="float" office:value="466.517037634535">
                <text:p>466.5170376345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7640">
                <text:p>367640</text:p>
              </table:table-cell>
              <table:table-cell office:value-type="float" office:value="17958.5873168645">
                <text:p>17958.5873168645</text:p>
              </table:table-cell>
              <table:table-cell office:value-type="float" office:value="2276.8650367262">
                <text:p>2276.8650367262</text:p>
              </table:table-cell>
              <table:table-cell office:value-type="float" office:value="358.128115586597">
                <text:p>358.1281155865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461">
                <text:p>169461</text:p>
              </table:table-cell>
              <table:table-cell office:value-type="float" office:value="39527.8145111523">
                <text:p>39527.8145111523</text:p>
              </table:table-cell>
              <table:table-cell office:value-type="float" office:value="3577.49603044786">
                <text:p>3577.49603044786</text:p>
              </table:table-cell>
              <table:table-cell office:value-type="float" office:value="518.345876830946">
                <text:p>518.3458768309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1462">
                <text:p>571462</text:p>
              </table:table-cell>
              <table:table-cell office:value-type="float" office:value="11065.256146686">
                <text:p>11065.256146686</text:p>
              </table:table-cell>
              <table:table-cell office:value-type="float" office:value="942.104845027957">
                <text:p>942.104845027957</text:p>
              </table:table-cell>
              <table:table-cell office:value-type="float" office:value="69.5510870243665">
                <text:p>69.55108702436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4666">
                <text:p>224666</text:p>
              </table:table-cell>
              <table:table-cell office:value-type="float" office:value="29654.5964637568">
                <text:p>29654.5964637568</text:p>
              </table:table-cell>
              <table:table-cell office:value-type="float" office:value="3606.72596989343">
                <text:p>3606.72596989343</text:p>
              </table:table-cell>
              <table:table-cell office:value-type="float" office:value="507.3691519252">
                <text:p>507.36915192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3628">
                <text:p>253628</text:p>
              </table:table-cell>
              <table:table-cell office:value-type="float" office:value="25591.8998358591">
                <text:p>25591.8998358591</text:p>
              </table:table-cell>
              <table:table-cell office:value-type="float" office:value="2421.66611883098">
                <text:p>2421.66611883098</text:p>
              </table:table-cell>
              <table:table-cell office:value-type="float" office:value="401.852006140187">
                <text:p>401.8520061401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0828">
                <text:p>170828</text:p>
              </table:table-cell>
              <table:table-cell office:value-type="float" office:value="39305.1839464883">
                <text:p>39305.1839464883</text:p>
              </table:table-cell>
              <table:table-cell office:value-type="float" office:value="4279.1861999909">
                <text:p>4279.1861999909</text:p>
              </table:table-cell>
              <table:table-cell office:value-type="float" office:value="633.89901359925">
                <text:p>633.899013599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9862">
                <text:p>369862</text:p>
              </table:table-cell>
              <table:table-cell office:value-type="float" office:value="17582.4325489182">
                <text:p>17582.4325489182</text:p>
              </table:table-cell>
              <table:table-cell office:value-type="float" office:value="1246.62817105935">
                <text:p>1246.62817105935</text:p>
              </table:table-cell>
              <table:table-cell office:value-type="float" office:value="65.793292596033">
                <text:p>65.7932925960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2396">
                <text:p>352396</text:p>
              </table:table-cell>
              <table:table-cell office:value-type="float" office:value="18361.4931629903">
                <text:p>18361.4931629903</text:p>
              </table:table-cell>
              <table:table-cell office:value-type="float" office:value="1570.51729701765">
                <text:p>1570.51729701765</text:p>
              </table:table-cell>
              <table:table-cell office:value-type="float" office:value="91.7158598054623">
                <text:p>91.71585980546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5741">
                <text:p>325741</text:p>
              </table:table-cell>
              <table:table-cell office:value-type="float" office:value="20286.5803457825">
                <text:p>20286.5803457825</text:p>
              </table:table-cell>
              <table:table-cell office:value-type="float" office:value="1808.8906586464">
                <text:p>1808.8906586464</text:p>
              </table:table-cell>
              <table:table-cell office:value-type="float" office:value="276.364220939931">
                <text:p>276.3642209399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8427">
                <text:p>338427</text:p>
              </table:table-cell>
              <table:table-cell office:value-type="float" office:value="19128.0778111527">
                <text:p>19128.0778111527</text:p>
              </table:table-cell>
              <table:table-cell office:value-type="float" office:value="1714.06468009683">
                <text:p>1714.06468009683</text:p>
              </table:table-cell>
              <table:table-cell office:value-type="float" office:value="263.429246809528">
                <text:p>263.4292468095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692">
                <text:p>108692</text:p>
              </table:table-cell>
              <table:table-cell office:value-type="float" office:value="65585.6318152662">
                <text:p>65585.6318152662</text:p>
              </table:table-cell>
              <table:table-cell office:value-type="float" office:value="5741.79660445875">
                <text:p>5741.79660445875</text:p>
              </table:table-cell>
              <table:table-cell office:value-type="float" office:value="357.888399638779">
                <text:p>357.8883996387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814">
                <text:p>71814</text:p>
              </table:table-cell>
              <table:table-cell office:value-type="float" office:value="99036.6412213741">
                <text:p>99036.6412213741</text:p>
              </table:table-cell>
              <table:table-cell office:value-type="float" office:value="8342.56441033995">
                <text:p>8342.56441033995</text:p>
              </table:table-cell>
              <table:table-cell office:value-type="float" office:value="1064.67125491011">
                <text:p>1064.671254910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9506">
                <text:p>209506</text:p>
              </table:table-cell>
              <table:table-cell office:value-type="float" office:value="32245.3326950694">
                <text:p>32245.3326950694</text:p>
              </table:table-cell>
              <table:table-cell office:value-type="float" office:value="3084.46616945893">
                <text:p>3084.46616945893</text:p>
              </table:table-cell>
              <table:table-cell office:value-type="float" office:value="407.090797012111">
                <text:p>407.0907970121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6778">
                <text:p>136778</text:p>
              </table:table-cell>
              <table:table-cell office:value-type="float" office:value="49981.613206281">
                <text:p>49981.613206281</text:p>
              </table:table-cell>
              <table:table-cell office:value-type="float" office:value="4328.92396749933">
                <text:p>4328.92396749933</text:p>
              </table:table-cell>
              <table:table-cell office:value-type="float" office:value="671.296237880047">
                <text:p>671.2962378800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9550">
                <text:p>309550</text:p>
              </table:table-cell>
              <table:table-cell office:value-type="float" office:value="21102.7480250085">
                <text:p>21102.7480250085</text:p>
              </table:table-cell>
              <table:table-cell office:value-type="float" office:value="1567.5391558078">
                <text:p>1567.5391558078</text:p>
              </table:table-cell>
              <table:table-cell office:value-type="float" office:value="117.414577984183">
                <text:p>117.4145779841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3938">
                <text:p>173938</text:p>
              </table:table-cell>
              <table:table-cell office:value-type="float" office:value="38837.627371386">
                <text:p>38837.627371386</text:p>
              </table:table-cell>
              <table:table-cell office:value-type="float" office:value="3215.57962316435">
                <text:p>3215.57962316435</text:p>
              </table:table-cell>
              <table:table-cell office:value-type="float" office:value="522.024722206448">
                <text:p>522.0247222064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5357">
                <text:p>285357</text:p>
              </table:table-cell>
              <table:table-cell office:value-type="float" office:value="22987.5129687268">
                <text:p>22987.5129687268</text:p>
              </table:table-cell>
              <table:table-cell office:value-type="float" office:value="2423.87906918593">
                <text:p>2423.87906918593</text:p>
              </table:table-cell>
              <table:table-cell office:value-type="float" office:value="241.980333030266">
                <text:p>241.9803330302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0747">
                <text:p>310747</text:p>
              </table:table-cell>
              <table:table-cell office:value-type="float" office:value="20794.1950678858">
                <text:p>20794.1950678858</text:p>
              </table:table-cell>
              <table:table-cell office:value-type="float" office:value="1662.51601493127">
                <text:p>1662.51601493127</text:p>
              </table:table-cell>
              <table:table-cell office:value-type="float" office:value="85.8742648686905">
                <text:p>85.87426486869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6680">
                <text:p>416680</text:p>
              </table:table-cell>
              <table:table-cell office:value-type="float" office:value="15550.1990391215">
                <text:p>15550.1990391215</text:p>
              </table:table-cell>
              <table:table-cell office:value-type="float" office:value="1086.2274128516">
                <text:p>1086.2274128516</text:p>
              </table:table-cell>
              <table:table-cell office:value-type="float" office:value="203.468639988505">
                <text:p>203.4686399885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2811">
                <text:p>172811</text:p>
              </table:table-cell>
              <table:table-cell office:value-type="float" office:value="36789.8399443285">
                <text:p>36789.8399443285</text:p>
              </table:table-cell>
              <table:table-cell office:value-type="float" office:value="4012.56131229661">
                <text:p>4012.56131229661</text:p>
              </table:table-cell>
              <table:table-cell office:value-type="float" office:value="471.669874804556">
                <text:p>471.6698748045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6486">
                <text:p>276486</text:p>
              </table:table-cell>
              <table:table-cell office:value-type="float" office:value="23601.4122825788">
                <text:p>23601.4122825788</text:p>
              </table:table-cell>
              <table:table-cell office:value-type="float" office:value="1850.04325145509">
                <text:p>1850.04325145509</text:p>
              </table:table-cell>
              <table:table-cell office:value-type="float" office:value="286.791775797583">
                <text:p>286.7917757975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6947">
                <text:p>246947</text:p>
              </table:table-cell>
              <table:table-cell office:value-type="float" office:value="26703.2421088698">
                <text:p>26703.2421088698</text:p>
              </table:table-cell>
              <table:table-cell office:value-type="float" office:value="2046.50384194996">
                <text:p>2046.50384194996</text:p>
              </table:table-cell>
              <table:table-cell office:value-type="float" office:value="352.477940943689">
                <text:p>352.4779409436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6978">
                <text:p>346978</text:p>
              </table:table-cell>
              <table:table-cell office:value-type="float" office:value="18625.3611493016">
                <text:p>18625.3611493016</text:p>
              </table:table-cell>
              <table:table-cell office:value-type="float" office:value="1544.85401785567">
                <text:p>1544.85401785567</text:p>
              </table:table-cell>
              <table:table-cell office:value-type="float" office:value="58.7712739523729">
                <text:p>58.77127395237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4127">
                <text:p>244127</text:p>
              </table:table-cell>
              <table:table-cell office:value-type="float" office:value="27160.5375361657">
                <text:p>27160.5375361657</text:p>
              </table:table-cell>
              <table:table-cell office:value-type="float" office:value="1929.91525125717">
                <text:p>1929.91525125717</text:p>
              </table:table-cell>
              <table:table-cell office:value-type="float" office:value="304.753137968079">
                <text:p>304.7531379680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1238">
                <text:p>271238</text:p>
              </table:table-cell>
              <table:table-cell office:value-type="float" office:value="24448.9014241443">
                <text:p>24448.9014241443</text:p>
              </table:table-cell>
              <table:table-cell office:value-type="float" office:value="2060.77717774125">
                <text:p>2060.77717774125</text:p>
              </table:table-cell>
              <table:table-cell office:value-type="float" office:value="234.707296120123">
                <text:p>234.7072961201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418">
                <text:p>65418</text:p>
              </table:table-cell>
              <table:table-cell office:value-type="float" office:value="105323.123123123">
                <text:p>105323.123123123</text:p>
              </table:table-cell>
              <table:table-cell office:value-type="float" office:value="9934.45501926127">
                <text:p>9934.45501926127</text:p>
              </table:table-cell>
              <table:table-cell office:value-type="float" office:value="1321.88812084938">
                <text:p>1321.888120849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7395">
                <text:p>197395</text:p>
              </table:table-cell>
              <table:table-cell office:value-type="float" office:value="32442.1744662802">
                <text:p>32442.1744662802</text:p>
              </table:table-cell>
              <table:table-cell office:value-type="float" office:value="3342.1476167935">
                <text:p>3342.1476167935</text:p>
              </table:table-cell>
              <table:table-cell office:value-type="float" office:value="475.36611084525">
                <text:p>475.366110845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3326">
                <text:p>133326</text:p>
              </table:table-cell>
              <table:table-cell office:value-type="float" office:value="50276.093147931">
                <text:p>50276.093147931</text:p>
              </table:table-cell>
              <table:table-cell office:value-type="float" office:value="5668.21547295255">
                <text:p>5668.21547295255</text:p>
              </table:table-cell>
              <table:table-cell office:value-type="float" office:value="751.701421504164">
                <text:p>751.7014215041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8452">
                <text:p>158452</text:p>
              </table:table-cell>
              <table:table-cell office:value-type="float" office:value="42468.3812405446">
                <text:p>42468.3812405446</text:p>
              </table:table-cell>
              <table:table-cell office:value-type="float" office:value="3449.10797660589">
                <text:p>3449.10797660589</text:p>
              </table:table-cell>
              <table:table-cell office:value-type="float" office:value="504.275408139802">
                <text:p>504.2754081398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2645">
                <text:p>182645</text:p>
              </table:table-cell>
              <table:table-cell office:value-type="float" office:value="36399.42082215">
                <text:p>36399.42082215</text:p>
              </table:table-cell>
              <table:table-cell office:value-type="float" office:value="2946.13027520838">
                <text:p>2946.13027520838</text:p>
              </table:table-cell>
              <table:table-cell office:value-type="float" office:value="143.061856806281">
                <text:p>143.0618568062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908">
                <text:p>60908</text:p>
              </table:table-cell>
              <table:table-cell office:value-type="float" office:value="116098.535286285">
                <text:p>116098.535286285</text:p>
              </table:table-cell>
              <table:table-cell office:value-type="float" office:value="9200.16882979846">
                <text:p>9200.16882979846</text:p>
              </table:table-cell>
              <table:table-cell office:value-type="float" office:value="1586.05133429138">
                <text:p>1586.051334291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326">
                <text:p>109326</text:p>
              </table:table-cell>
              <table:table-cell office:value-type="float" office:value="63797.7763792742">
                <text:p>63797.7763792742</text:p>
              </table:table-cell>
              <table:table-cell office:value-type="float" office:value="5246.14031153508">
                <text:p>5246.14031153508</text:p>
              </table:table-cell>
              <table:table-cell office:value-type="float" office:value="729.398108175521">
                <text:p>729.3981081755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8289">
                <text:p>138289</text:p>
              </table:table-cell>
              <table:table-cell office:value-type="float" office:value="48856.9628229364">
                <text:p>48856.9628229364</text:p>
              </table:table-cell>
              <table:table-cell office:value-type="float" office:value="5518.77291006797">
                <text:p>5518.77291006797</text:p>
              </table:table-cell>
              <table:table-cell office:value-type="float" office:value="713.141932131212">
                <text:p>713.1419321312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2821">
                <text:p>352821</text:p>
              </table:table-cell>
              <table:table-cell office:value-type="float" office:value="18224.4117827429">
                <text:p>18224.4117827429</text:p>
              </table:table-cell>
              <table:table-cell office:value-type="float" office:value="1924.92631897138">
                <text:p>1924.92631897138</text:p>
              </table:table-cell>
              <table:table-cell office:value-type="float" office:value="249.611382135674">
                <text:p>249.6113821356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6062">
                <text:p>176062</text:p>
              </table:table-cell>
              <table:table-cell office:value-type="float" office:value="38534.912959381">
                <text:p>38534.912959381</text:p>
              </table:table-cell>
              <table:table-cell office:value-type="float" office:value="4154.77258034243">
                <text:p>4154.77258034243</text:p>
              </table:table-cell>
              <table:table-cell office:value-type="float" office:value="291.988705938909">
                <text:p>291.9887059389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4144">
                <text:p>174144</text:p>
              </table:table-cell>
              <table:table-cell office:value-type="float" office:value="38454.091432962">
                <text:p>38454.091432962</text:p>
              </table:table-cell>
              <table:table-cell office:value-type="float" office:value="3356.11064543169">
                <text:p>3356.11064543169</text:p>
              </table:table-cell>
              <table:table-cell office:value-type="float" office:value="423.399667188641">
                <text:p>423.3996671886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2696">
                <text:p>82696</text:p>
              </table:table-cell>
              <table:table-cell office:value-type="float" office:value="102409.266409266">
                <text:p>102409.266409266</text:p>
              </table:table-cell>
              <table:table-cell office:value-type="float" office:value="8070.45539064877">
                <text:p>8070.45539064877</text:p>
              </table:table-cell>
              <table:table-cell office:value-type="float" office:value="1044.83243096558">
                <text:p>1044.83243096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3506">
                <text:p>273506</text:p>
              </table:table-cell>
              <table:table-cell office:value-type="float" office:value="24004.5517642122">
                <text:p>24004.5517642122</text:p>
              </table:table-cell>
              <table:table-cell office:value-type="float" office:value="2118.26992103374">
                <text:p>2118.26992103374</text:p>
              </table:table-cell>
              <table:table-cell office:value-type="float" office:value="244.575336797654">
                <text:p>244.5753367976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3704">
                <text:p>93704</text:p>
              </table:table-cell>
              <table:table-cell office:value-type="float" office:value="80237.6026772133">
                <text:p>80237.6026772133</text:p>
              </table:table-cell>
              <table:table-cell office:value-type="float" office:value="6351.2257380918">
                <text:p>6351.2257380918</text:p>
              </table:table-cell>
              <table:table-cell office:value-type="float" office:value="881.284062164808">
                <text:p>881.2840621648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0968">
                <text:p>420968</text:p>
              </table:table-cell>
              <table:table-cell office:value-type="float" office:value="15501.8813274863">
                <text:p>15501.8813274863</text:p>
              </table:table-cell>
              <table:table-cell office:value-type="float" office:value="1290.90325052973">
                <text:p>1290.90325052973</text:p>
              </table:table-cell>
              <table:table-cell office:value-type="float" office:value="169.812803394415">
                <text:p>169.8128033944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2813">
                <text:p>172813</text:p>
              </table:table-cell>
              <table:table-cell office:value-type="float" office:value="38637.7349358716">
                <text:p>38637.7349358716</text:p>
              </table:table-cell>
              <table:table-cell office:value-type="float" office:value="3530.12447765814">
                <text:p>3530.12447765814</text:p>
              </table:table-cell>
              <table:table-cell office:value-type="float" office:value="300.826375691316">
                <text:p>300.8263756913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7021">
                <text:p>87021</text:p>
              </table:table-cell>
              <table:table-cell office:value-type="float" office:value="79352.5712171661">
                <text:p>79352.5712171661</text:p>
              </table:table-cell>
              <table:table-cell office:value-type="float" office:value="8025.81852198316">
                <text:p>8025.81852198316</text:p>
              </table:table-cell>
              <table:table-cell office:value-type="float" office:value="1218.62394182149">
                <text:p>1218.623941821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6286">
                <text:p>96286</text:p>
              </table:table-cell>
              <table:table-cell office:value-type="float" office:value="73151.808601538">
                <text:p>73151.808601538</text:p>
              </table:table-cell>
              <table:table-cell office:value-type="float" office:value="6640.19235243931">
                <text:p>6640.19235243931</text:p>
              </table:table-cell>
              <table:table-cell office:value-type="float" office:value="1030.69168659807">
                <text:p>1030.691686598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0966">
                <text:p>170966</text:p>
              </table:table-cell>
              <table:table-cell office:value-type="float" office:value="39162.1450605078">
                <text:p>39162.1450605078</text:p>
              </table:table-cell>
              <table:table-cell office:value-type="float" office:value="3105.70487690136">
                <text:p>3105.70487690136</text:p>
              </table:table-cell>
              <table:table-cell office:value-type="float" office:value="539.253581304572">
                <text:p>539.2535813045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5114">
                <text:p>215114</text:p>
              </table:table-cell>
              <table:table-cell office:value-type="float" office:value="30148.6601552717">
                <text:p>30148.6601552717</text:p>
              </table:table-cell>
              <table:table-cell office:value-type="float" office:value="2735.8914221301">
                <text:p>2735.8914221301</text:p>
              </table:table-cell>
              <table:table-cell office:value-type="float" office:value="341.140198250993">
                <text:p>341.1401982509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5116">
                <text:p>165116</text:p>
              </table:table-cell>
              <table:table-cell office:value-type="float" office:value="41024.7800323218">
                <text:p>41024.7800323218</text:p>
              </table:table-cell>
              <table:table-cell office:value-type="float" office:value="3619.85264992474">
                <text:p>3619.85264992474</text:p>
              </table:table-cell>
              <table:table-cell office:value-type="float" office:value="567.895710835946">
                <text:p>567.8957108359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6158">
                <text:p>286158</text:p>
              </table:table-cell>
              <table:table-cell office:value-type="float" office:value="22674.3417398067">
                <text:p>22674.3417398067</text:p>
              </table:table-cell>
              <table:table-cell office:value-type="float" office:value="1766.09921621312">
                <text:p>1766.09921621312</text:p>
              </table:table-cell>
              <table:table-cell office:value-type="float" office:value="298.418362609782">
                <text:p>298.4183626097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6180">
                <text:p>216180</text:p>
              </table:table-cell>
              <table:table-cell office:value-type="float" office:value="31608.8345185007">
                <text:p>31608.8345185007</text:p>
              </table:table-cell>
              <table:table-cell office:value-type="float" office:value="2242.25389442725">
                <text:p>2242.25389442725</text:p>
              </table:table-cell>
              <table:table-cell office:value-type="float" office:value="472.782747819817">
                <text:p>472.7827478198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3162">
                <text:p>153162</text:p>
              </table:table-cell>
              <table:table-cell office:value-type="float" office:value="49270.1455449059">
                <text:p>49270.1455449059</text:p>
              </table:table-cell>
              <table:table-cell office:value-type="float" office:value="3642.09053137984">
                <text:p>3642.09053137984</text:p>
              </table:table-cell>
              <table:table-cell office:value-type="float" office:value="524.016576956621">
                <text:p>524.0165769566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590">
                <text:p>65590</text:p>
              </table:table-cell>
              <table:table-cell office:value-type="float" office:value="123892.599869024">
                <text:p>123892.599869024</text:p>
              </table:table-cell>
              <table:table-cell office:value-type="float" office:value="9727.68408062526">
                <text:p>9727.68408062526</text:p>
              </table:table-cell>
              <table:table-cell office:value-type="float" office:value="1078.68448661223">
                <text:p>1078.684486612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5758">
                <text:p>145758</text:p>
              </table:table-cell>
              <table:table-cell office:value-type="float" office:value="46251.0059815117">
                <text:p>46251.0059815117</text:p>
              </table:table-cell>
              <table:table-cell office:value-type="float" office:value="3279.16355028491">
                <text:p>3279.16355028491</text:p>
              </table:table-cell>
              <table:table-cell office:value-type="float" office:value="369.439765520009">
                <text:p>369.4397655200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634">
                <text:p>133634</text:p>
              </table:table-cell>
              <table:table-cell office:value-type="float" office:value="53423">
                <text:p>53423</text:p>
              </table:table-cell>
              <table:table-cell office:value-type="float" office:value="4473.16419660052">
                <text:p>4473.16419660052</text:p>
              </table:table-cell>
              <table:table-cell office:value-type="float" office:value="628.133225162215">
                <text:p>628.1332251622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0842">
                <text:p>380842</text:p>
              </table:table-cell>
              <table:table-cell office:value-type="float" office:value="16871.3732766066">
                <text:p>16871.3732766066</text:p>
              </table:table-cell>
              <table:table-cell office:value-type="float" office:value="1610.30515181261">
                <text:p>1610.30515181261</text:p>
              </table:table-cell>
              <table:table-cell office:value-type="float" office:value="112.388147991565">
                <text:p>112.3881479915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2236">
                <text:p>172236</text:p>
              </table:table-cell>
              <table:table-cell office:value-type="float" office:value="38853.1543403064">
                <text:p>38853.1543403064</text:p>
              </table:table-cell>
              <table:table-cell office:value-type="float" office:value="3117.45425469348">
                <text:p>3117.45425469348</text:p>
              </table:table-cell>
              <table:table-cell office:value-type="float" office:value="330.68438148832">
                <text:p>330.684381488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7574">
                <text:p>277574</text:p>
              </table:table-cell>
              <table:table-cell office:value-type="float" office:value="23742.2281225799">
                <text:p>23742.2281225799</text:p>
              </table:table-cell>
              <table:table-cell office:value-type="float" office:value="2215.01336608627">
                <text:p>2215.01336608627</text:p>
              </table:table-cell>
              <table:table-cell office:value-type="float" office:value="354.567308354238">
                <text:p>354.5673083542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9300">
                <text:p>369300</text:p>
              </table:table-cell>
              <table:table-cell office:value-type="float" office:value="17401.3580049414">
                <text:p>17401.3580049414</text:p>
              </table:table-cell>
              <table:table-cell office:value-type="float" office:value="1474.16329615988">
                <text:p>1474.16329615988</text:p>
              </table:table-cell>
              <table:table-cell office:value-type="float" office:value="252.097479728204">
                <text:p>252.0974797282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5118">
                <text:p>335118</text:p>
              </table:table-cell>
              <table:table-cell office:value-type="float" office:value="19585.6263538293">
                <text:p>19585.6263538293</text:p>
              </table:table-cell>
              <table:table-cell office:value-type="float" office:value="1512.42274085311">
                <text:p>1512.42274085311</text:p>
              </table:table-cell>
              <table:table-cell office:value-type="float" office:value="239.251461363212">
                <text:p>239.2514613632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8338">
                <text:p>138338</text:p>
              </table:table-cell>
              <table:table-cell office:value-type="float" office:value="48784.4016136262">
                <text:p>48784.4016136262</text:p>
              </table:table-cell>
              <table:table-cell office:value-type="float" office:value="4910.42800854212">
                <text:p>4910.42800854212</text:p>
              </table:table-cell>
              <table:table-cell office:value-type="float" office:value="416.333868870018">
                <text:p>416.3338688700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4312">
                <text:p>314312</text:p>
              </table:table-cell>
              <table:table-cell office:value-type="float" office:value="20916.5614776269">
                <text:p>20916.5614776269</text:p>
              </table:table-cell>
              <table:table-cell office:value-type="float" office:value="1897.72798982842">
                <text:p>1897.72798982842</text:p>
              </table:table-cell>
              <table:table-cell office:value-type="float" office:value="311.46142444617">
                <text:p>311.461424446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5242">
                <text:p>185242</text:p>
              </table:table-cell>
              <table:table-cell office:value-type="float" office:value="36195.0635208711">
                <text:p>36195.0635208711</text:p>
              </table:table-cell>
              <table:table-cell office:value-type="float" office:value="3369.62795255635">
                <text:p>3369.62795255635</text:p>
              </table:table-cell>
              <table:table-cell office:value-type="float" office:value="541.080778976955">
                <text:p>541.0807789769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3642">
                <text:p>283642</text:p>
              </table:table-cell>
              <table:table-cell office:value-type="float" office:value="23341.8941627826">
                <text:p>23341.8941627826</text:p>
              </table:table-cell>
              <table:table-cell office:value-type="float" office:value="1795.61790983617">
                <text:p>1795.61790983617</text:p>
              </table:table-cell>
              <table:table-cell office:value-type="float" office:value="320.99798989278">
                <text:p>320.997989892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3404">
                <text:p>253404</text:p>
              </table:table-cell>
              <table:table-cell office:value-type="float" office:value="25710.1885710189">
                <text:p>25710.1885710189</text:p>
              </table:table-cell>
              <table:table-cell office:value-type="float" office:value="2310.22974731661">
                <text:p>2310.22974731661</text:p>
              </table:table-cell>
              <table:table-cell office:value-type="float" office:value="367.985903691302">
                <text:p>367.9859036913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6744">
                <text:p>96744</text:p>
              </table:table-cell>
              <table:table-cell office:value-type="float" office:value="77545.8000760167">
                <text:p>77545.8000760167</text:p>
              </table:table-cell>
              <table:table-cell office:value-type="float" office:value="7556.96718275428">
                <text:p>7556.96718275428</text:p>
              </table:table-cell>
              <table:table-cell office:value-type="float" office:value="1081.14567325526">
                <text:p>1081.145673255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2466">
                <text:p>332466</text:p>
              </table:table-cell>
              <table:table-cell office:value-type="float" office:value="19575.6591474205">
                <text:p>19575.6591474205</text:p>
              </table:table-cell>
              <table:table-cell office:value-type="float" office:value="1721.22984804168">
                <text:p>1721.22984804168</text:p>
              </table:table-cell>
              <table:table-cell office:value-type="float" office:value="266.93455517373">
                <text:p>266.934555173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0148">
                <text:p>190148</text:p>
              </table:table-cell>
              <table:table-cell office:value-type="float" office:value="34838.0852733455">
                <text:p>34838.0852733455</text:p>
              </table:table-cell>
              <table:table-cell office:value-type="float" office:value="3085.97379426996">
                <text:p>3085.97379426996</text:p>
              </table:table-cell>
              <table:table-cell office:value-type="float" office:value="402.482842818764">
                <text:p>402.4828428187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1133">
                <text:p>261133</text:p>
              </table:table-cell>
              <table:table-cell office:value-type="float" office:value="25452.7859960552">
                <text:p>25452.7859960552</text:p>
              </table:table-cell>
              <table:table-cell office:value-type="float" office:value="2561.14896713693">
                <text:p>2561.14896713693</text:p>
              </table:table-cell>
              <table:table-cell office:value-type="float" office:value="403.740448611362">
                <text:p>403.7404486113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0418">
                <text:p>120418</text:p>
              </table:table-cell>
              <table:table-cell office:value-type="float" office:value="59110.7491856678">
                <text:p>59110.7491856678</text:p>
              </table:table-cell>
              <table:table-cell office:value-type="float" office:value="6029.65485733272">
                <text:p>6029.65485733272</text:p>
              </table:table-cell>
              <table:table-cell office:value-type="float" office:value="772.866413615771">
                <text:p>772.8664136157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4290">
                <text:p>434290</text:p>
              </table:table-cell>
              <table:table-cell office:value-type="float" office:value="14811.539912005">
                <text:p>14811.539912005</text:p>
              </table:table-cell>
              <table:table-cell office:value-type="float" office:value="1265.61179145824">
                <text:p>1265.61179145824</text:p>
              </table:table-cell>
              <table:table-cell office:value-type="float" office:value="46.4558021927147">
                <text:p>46.45580219271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7530">
                <text:p>317530</text:p>
              </table:table-cell>
              <table:table-cell office:value-type="float" office:value="20266.9612152406">
                <text:p>20266.9612152406</text:p>
              </table:table-cell>
              <table:table-cell office:value-type="float" office:value="1711.8997831996">
                <text:p>1711.8997831996</text:p>
              </table:table-cell>
              <table:table-cell office:value-type="float" office:value="258.376831556337">
                <text:p>258.3768315563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6197">
                <text:p>136197</text:p>
              </table:table-cell>
              <table:table-cell office:value-type="float" office:value="50416.0572337043">
                <text:p>50416.0572337043</text:p>
              </table:table-cell>
              <table:table-cell office:value-type="float" office:value="5017.27711415236">
                <text:p>5017.27711415236</text:p>
              </table:table-cell>
              <table:table-cell office:value-type="float" office:value="178.895017214408">
                <text:p>178.8950172144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8118">
                <text:p>168118</text:p>
              </table:table-cell>
              <table:table-cell office:value-type="float" office:value="39953.3572526909">
                <text:p>39953.3572526909</text:p>
              </table:table-cell>
              <table:table-cell office:value-type="float" office:value="3310.45173346169">
                <text:p>3310.45173346169</text:p>
              </table:table-cell>
              <table:table-cell office:value-type="float" office:value="339.662845622455">
                <text:p>339.6628456224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2454">
                <text:p>372454</text:p>
              </table:table-cell>
              <table:table-cell office:value-type="float" office:value="17220.345132185">
                <text:p>17220.345132185</text:p>
              </table:table-cell>
              <table:table-cell office:value-type="float" office:value="1318.28204471794">
                <text:p>1318.28204471794</text:p>
              </table:table-cell>
              <table:table-cell office:value-type="float" office:value="103.94229127751">
                <text:p>103.942291277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9478">
                <text:p>119478</text:p>
              </table:table-cell>
              <table:table-cell office:value-type="float" office:value="57573.4905826439">
                <text:p>57573.4905826439</text:p>
              </table:table-cell>
              <table:table-cell office:value-type="float" office:value="4770.63885647608">
                <text:p>4770.63885647608</text:p>
              </table:table-cell>
              <table:table-cell office:value-type="float" office:value="747.017753019932">
                <text:p>747.0177530199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3592">
                <text:p>83592</text:p>
              </table:table-cell>
              <table:table-cell office:value-type="float" office:value="81706.7258449983">
                <text:p>81706.7258449983</text:p>
              </table:table-cell>
              <table:table-cell office:value-type="float" office:value="7425.80985478466">
                <text:p>7425.80985478466</text:p>
              </table:table-cell>
              <table:table-cell office:value-type="float" office:value="794.032455532072">
                <text:p>794.0324555320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2776">
                <text:p>202776</text:p>
              </table:table-cell>
              <table:table-cell office:value-type="float" office:value="33088.4488901069">
                <text:p>33088.4488901069</text:p>
              </table:table-cell>
              <table:table-cell office:value-type="float" office:value="3052.66451339684">
                <text:p>3052.66451339684</text:p>
              </table:table-cell>
              <table:table-cell office:value-type="float" office:value="473.363449514884">
                <text:p>473.3634495148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764">
                <text:p>42764</text:p>
              </table:table-cell>
              <table:table-cell office:value-type="float" office:value="155039.249146758">
                <text:p>155039.249146758</text:p>
              </table:table-cell>
              <table:table-cell office:value-type="float" office:value="21678.119780482">
                <text:p>21678.119780482</text:p>
              </table:table-cell>
              <table:table-cell office:value-type="float" office:value="3026.81902985075">
                <text:p>3026.819029850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5920">
                <text:p>355920</text:p>
              </table:table-cell>
              <table:table-cell office:value-type="float" office:value="18335.5037819324">
                <text:p>18335.5037819324</text:p>
              </table:table-cell>
              <table:table-cell office:value-type="float" office:value="943.029136404174">
                <text:p>943.029136404174</text:p>
              </table:table-cell>
              <table:table-cell office:value-type="float" office:value="254.335493264588">
                <text:p>254.3354932645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0032">
                <text:p>180032</text:p>
              </table:table-cell>
              <table:table-cell office:value-type="float" office:value="37062.27929374">
                <text:p>37062.27929374</text:p>
              </table:table-cell>
              <table:table-cell office:value-type="float" office:value="3180.74181217068">
                <text:p>3180.74181217068</text:p>
              </table:table-cell>
              <table:table-cell office:value-type="float" office:value="487.407304206853">
                <text:p>487.4073042068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9115">
                <text:p>339115</text:p>
              </table:table-cell>
              <table:table-cell office:value-type="float" office:value="18962.2752459573">
                <text:p>18962.2752459573</text:p>
              </table:table-cell>
              <table:table-cell office:value-type="float" office:value="1480.19066955025">
                <text:p>1480.19066955025</text:p>
              </table:table-cell>
              <table:table-cell office:value-type="float" office:value="231.226149426318">
                <text:p>231.2261494263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0239">
                <text:p>120239</text:p>
              </table:table-cell>
              <table:table-cell office:value-type="float" office:value="57285.3042479908">
                <text:p>57285.3042479908</text:p>
              </table:table-cell>
              <table:table-cell office:value-type="float" office:value="5549.80256937879">
                <text:p>5549.80256937879</text:p>
              </table:table-cell>
              <table:table-cell office:value-type="float" office:value="419.141396675968">
                <text:p>419.141396675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1834">
                <text:p>471834</text:p>
              </table:table-cell>
              <table:table-cell office:value-type="float" office:value="13633.4830282445">
                <text:p>13633.4830282445</text:p>
              </table:table-cell>
              <table:table-cell office:value-type="float" office:value="1448.70804194534">
                <text:p>1448.70804194534</text:p>
              </table:table-cell>
              <table:table-cell office:value-type="float" office:value="64.9076786328645">
                <text:p>64.90767863286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8338">
                <text:p>368338</text:p>
              </table:table-cell>
              <table:table-cell office:value-type="float" office:value="17481.253506997">
                <text:p>17481.253506997</text:p>
              </table:table-cell>
              <table:table-cell office:value-type="float" office:value="1182.68462011883">
                <text:p>1182.68462011883</text:p>
              </table:table-cell>
              <table:table-cell office:value-type="float" office:value="190.737570305131">
                <text:p>190.7375703051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7822">
                <text:p>207822</text:p>
              </table:table-cell>
              <table:table-cell office:value-type="float" office:value="32712.7411029611">
                <text:p>32712.7411029611</text:p>
              </table:table-cell>
              <table:table-cell office:value-type="float" office:value="2537.72586838412">
                <text:p>2537.72586838412</text:p>
              </table:table-cell>
              <table:table-cell office:value-type="float" office:value="356.859074930104">
                <text:p>356.8590749301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5660">
                <text:p>225660</text:p>
              </table:table-cell>
              <table:table-cell office:value-type="float" office:value="30162.2108595082">
                <text:p>30162.2108595082</text:p>
              </table:table-cell>
              <table:table-cell office:value-type="float" office:value="2557.6500611146">
                <text:p>2557.6500611146</text:p>
              </table:table-cell>
              <table:table-cell office:value-type="float" office:value="354.856451750589">
                <text:p>354.8564517505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2794">
                <text:p>112794</text:p>
              </table:table-cell>
              <table:table-cell office:value-type="float" office:value="60917.0237631476">
                <text:p>60917.0237631476</text:p>
              </table:table-cell>
              <table:table-cell office:value-type="float" office:value="5546.25902214971">
                <text:p>5546.25902214971</text:p>
              </table:table-cell>
              <table:table-cell office:value-type="float" office:value="281.168806649921">
                <text:p>281.168806649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27696">
                <text:p>527696</text:p>
              </table:table-cell>
              <table:table-cell office:value-type="float" office:value="12219.0006530585">
                <text:p>12219.0006530585</text:p>
              </table:table-cell>
              <table:table-cell office:value-type="float" office:value="1028.81923002089">
                <text:p>1028.81923002089</text:p>
              </table:table-cell>
              <table:table-cell office:value-type="float" office:value="167.943319116852">
                <text:p>167.9433191168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7032">
                <text:p>267032</text:p>
              </table:table-cell>
              <table:table-cell office:value-type="float" office:value="24501.0699001427">
                <text:p>24501.0699001427</text:p>
              </table:table-cell>
              <table:table-cell office:value-type="float" office:value="1948.0702604607">
                <text:p>1948.0702604607</text:p>
              </table:table-cell>
              <table:table-cell office:value-type="float" office:value="326.661727404605">
                <text:p>326.6617274046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3373">
                <text:p>303373</text:p>
              </table:table-cell>
              <table:table-cell office:value-type="float" office:value="21257.5315840622">
                <text:p>21257.5315840622</text:p>
              </table:table-cell>
              <table:table-cell office:value-type="float" office:value="2341.50576854458">
                <text:p>2341.50576854458</text:p>
              </table:table-cell>
              <table:table-cell office:value-type="float" office:value="409.805386884379">
                <text:p>409.8053868843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3284">
                <text:p>243284</text:p>
              </table:table-cell>
              <table:table-cell office:value-type="float" office:value="27399.0964556844">
                <text:p>27399.0964556844</text:p>
              </table:table-cell>
              <table:table-cell office:value-type="float" office:value="2184.33833358087">
                <text:p>2184.33833358087</text:p>
              </table:table-cell>
              <table:table-cell office:value-type="float" office:value="362.812750738687">
                <text:p>362.8127507386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5760">
                <text:p>255760</text:p>
              </table:table-cell>
              <table:table-cell office:value-type="float" office:value="25862.2123960129">
                <text:p>25862.2123960129</text:p>
              </table:table-cell>
              <table:table-cell office:value-type="float" office:value="2131.56114781287">
                <text:p>2131.56114781287</text:p>
              </table:table-cell>
              <table:table-cell office:value-type="float" office:value="343.665659476912">
                <text:p>343.6656594769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9262">
                <text:p>179262</text:p>
              </table:table-cell>
              <table:table-cell office:value-type="float" office:value="37184.8200689268">
                <text:p>37184.8200689268</text:p>
              </table:table-cell>
              <table:table-cell office:value-type="float" office:value="3316.83097534298">
                <text:p>3316.83097534298</text:p>
              </table:table-cell>
              <table:table-cell office:value-type="float" office:value="410.94695258594">
                <text:p>410.946952585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7380">
                <text:p>277380</text:p>
              </table:table-cell>
              <table:table-cell office:value-type="float" office:value="23823.2444801046">
                <text:p>23823.2444801046</text:p>
              </table:table-cell>
              <table:table-cell office:value-type="float" office:value="1722.33059768831">
                <text:p>1722.33059768831</text:p>
              </table:table-cell>
              <table:table-cell office:value-type="float" office:value="123.955557733987">
                <text:p>123.9555577339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56482">
                <text:p>556482</text:p>
              </table:table-cell>
              <table:table-cell office:value-type="float" office:value="11445.2745996332">
                <text:p>11445.2745996332</text:p>
              </table:table-cell>
              <table:table-cell office:value-type="float" office:value="893.230462454215">
                <text:p>893.230462454215</text:p>
              </table:table-cell>
              <table:table-cell office:value-type="float" office:value="174.498194428422">
                <text:p>174.4981944284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942">
                <text:p>47942</text:p>
              </table:table-cell>
              <table:table-cell office:value-type="float" office:value="155147.214854111">
                <text:p>155147.214854111</text:p>
              </table:table-cell>
              <table:table-cell office:value-type="float" office:value="16943.9455388181">
                <text:p>16943.9455388181</text:p>
              </table:table-cell>
              <table:table-cell office:value-type="float" office:value="2056.26647917033">
                <text:p>2056.266479170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2036">
                <text:p>212036</text:p>
              </table:table-cell>
              <table:table-cell office:value-type="float" office:value="31510.6492319991">
                <text:p>31510.6492319991</text:p>
              </table:table-cell>
              <table:table-cell office:value-type="float" office:value="2844.9629587623">
                <text:p>2844.9629587623</text:p>
              </table:table-cell>
              <table:table-cell office:value-type="float" office:value="138.582522930884">
                <text:p>138.5825229308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8535">
                <text:p>338535</text:p>
              </table:table-cell>
              <table:table-cell office:value-type="float" office:value="19453.0616645106">
                <text:p>19453.0616645106</text:p>
              </table:table-cell>
              <table:table-cell office:value-type="float" office:value="1629.44120265772">
                <text:p>1629.44120265772</text:p>
              </table:table-cell>
              <table:table-cell office:value-type="float" office:value="70.6107646877071">
                <text:p>70.61076468770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6628">
                <text:p>156628</text:p>
              </table:table-cell>
              <table:table-cell office:value-type="float" office:value="42365.7651116355">
                <text:p>42365.7651116355</text:p>
              </table:table-cell>
              <table:table-cell office:value-type="float" office:value="3545.71280991736">
                <text:p>3545.71280991736</text:p>
              </table:table-cell>
              <table:table-cell office:value-type="float" office:value="479.43394695461">
                <text:p>479.433946954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7830">
                <text:p>307830</text:p>
              </table:table-cell>
              <table:table-cell office:value-type="float" office:value="21022.113436867">
                <text:p>21022.113436867</text:p>
              </table:table-cell>
              <table:table-cell office:value-type="float" office:value="1698.57128243598">
                <text:p>1698.57128243598</text:p>
              </table:table-cell>
              <table:table-cell office:value-type="float" office:value="312.000761619075">
                <text:p>312.0007616190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784">
                <text:p>50784</text:p>
              </table:table-cell>
              <table:table-cell office:value-type="float" office:value="157677.902621723">
                <text:p>157677.902621723</text:p>
              </table:table-cell>
              <table:table-cell office:value-type="float" office:value="15740.2791625125">
                <text:p>15740.2791625125</text:p>
              </table:table-cell>
              <table:table-cell office:value-type="float" office:value="1236.46545141268">
                <text:p>1236.465451412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9586">
                <text:p>129586</text:p>
              </table:table-cell>
              <table:table-cell office:value-type="float" office:value="53253.5479151427">
                <text:p>53253.5479151427</text:p>
              </table:table-cell>
              <table:table-cell office:value-type="float" office:value="4525.58156883711">
                <text:p>4525.58156883711</text:p>
              </table:table-cell>
              <table:table-cell office:value-type="float" office:value="659.039183343865">
                <text:p>659.0391833438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8462">
                <text:p>278462</text:p>
              </table:table-cell>
              <table:table-cell office:value-type="float" office:value="23546.7884912111">
                <text:p>23546.7884912111</text:p>
              </table:table-cell>
              <table:table-cell office:value-type="float" office:value="1837.48816586907">
                <text:p>1837.48816586907</text:p>
              </table:table-cell>
              <table:table-cell office:value-type="float" office:value="285.465500976381">
                <text:p>285.4655009763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6208">
                <text:p>256208</text:p>
              </table:table-cell>
              <table:table-cell office:value-type="float" office:value="25603.7386779726">
                <text:p>25603.7386779726</text:p>
              </table:table-cell>
              <table:table-cell office:value-type="float" office:value="2220.61802598062">
                <text:p>2220.61802598062</text:p>
              </table:table-cell>
              <table:table-cell office:value-type="float" office:value="290.711561479096">
                <text:p>290.7115614790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062">
                <text:p>68062</text:p>
              </table:table-cell>
              <table:table-cell office:value-type="float" office:value="110646.646646647">
                <text:p>110646.646646647</text:p>
              </table:table-cell>
              <table:table-cell office:value-type="float" office:value="15966.4885165391">
                <text:p>15966.4885165391</text:p>
              </table:table-cell>
              <table:table-cell office:value-type="float" office:value="2385.68622795847">
                <text:p>2385.686227958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1454">
                <text:p>131454</text:p>
              </table:table-cell>
              <table:table-cell office:value-type="float" office:value="52008.666762964">
                <text:p>52008.666762964</text:p>
              </table:table-cell>
              <table:table-cell office:value-type="float" office:value="4200.76535374277">
                <text:p>4200.76535374277</text:p>
              </table:table-cell>
              <table:table-cell office:value-type="float" office:value="595.473451803094">
                <text:p>595.4734518030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8380">
                <text:p>138380</text:p>
              </table:table-cell>
              <table:table-cell office:value-type="float" office:value="49657.3746312684">
                <text:p>49657.3746312684</text:p>
              </table:table-cell>
              <table:table-cell office:value-type="float" office:value="4075.35133695665">
                <text:p>4075.35133695665</text:p>
              </table:table-cell>
              <table:table-cell office:value-type="float" office:value="678.462825072798">
                <text:p>678.4628250727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286">
                <text:p>90286</text:p>
              </table:table-cell>
              <table:table-cell office:value-type="float" office:value="80592.3649304432">
                <text:p>80592.3649304432</text:p>
              </table:table-cell>
              <table:table-cell office:value-type="float" office:value="5495.98464457486">
                <text:p>5495.98464457486</text:p>
              </table:table-cell>
              <table:table-cell office:value-type="float" office:value="933.265648649054">
                <text:p>933.2656486490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5158">
                <text:p>295158</text:p>
              </table:table-cell>
              <table:table-cell office:value-type="float" office:value="22409.2317144978">
                <text:p>22409.2317144978</text:p>
              </table:table-cell>
              <table:table-cell office:value-type="float" office:value="1594.87316840306">
                <text:p>1594.87316840306</text:p>
              </table:table-cell>
              <table:table-cell office:value-type="float" office:value="62.5679859934379">
                <text:p>62.56798599343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9306">
                <text:p>409306</text:p>
              </table:table-cell>
              <table:table-cell office:value-type="float" office:value="15806.7028745529">
                <text:p>15806.7028745529</text:p>
              </table:table-cell>
              <table:table-cell office:value-type="float" office:value="1070.16510121407">
                <text:p>1070.16510121407</text:p>
              </table:table-cell>
              <table:table-cell office:value-type="float" office:value="44.4877273878467">
                <text:p>44.48772738784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3577">
                <text:p>223577</text:p>
              </table:table-cell>
              <table:table-cell office:value-type="float" office:value="29571.0561267155">
                <text:p>29571.0561267155</text:p>
              </table:table-cell>
              <table:table-cell office:value-type="float" office:value="2694.07272629494">
                <text:p>2694.07272629494</text:p>
              </table:table-cell>
              <table:table-cell office:value-type="float" office:value="156.36188562316">
                <text:p>156.361885623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8352">
                <text:p>148352</text:p>
              </table:table-cell>
              <table:table-cell office:value-type="float" office:value="43603.0534351145">
                <text:p>43603.0534351145</text:p>
              </table:table-cell>
              <table:table-cell office:value-type="float" office:value="3365.70502632171">
                <text:p>3365.70502632171</text:p>
              </table:table-cell>
              <table:table-cell office:value-type="float" office:value="506.136192459351">
                <text:p>506.1361924593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8380">
                <text:p>318380</text:p>
              </table:table-cell>
              <table:table-cell office:value-type="float" office:value="20615.6675684655">
                <text:p>20615.6675684655</text:p>
              </table:table-cell>
              <table:table-cell office:value-type="float" office:value="1811.61708215333">
                <text:p>1811.61708215333</text:p>
              </table:table-cell>
              <table:table-cell office:value-type="float" office:value="256.41114190671">
                <text:p>256.411141906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4904">
                <text:p>364904</text:p>
              </table:table-cell>
              <table:table-cell office:value-type="float" office:value="17730.3019294422">
                <text:p>17730.3019294422</text:p>
              </table:table-cell>
              <table:table-cell office:value-type="float" office:value="1382.60609542096">
                <text:p>1382.60609542096</text:p>
              </table:table-cell>
              <table:table-cell office:value-type="float" office:value="105.183133984482">
                <text:p>105.183133984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6937">
                <text:p>286937</text:p>
              </table:table-cell>
              <table:table-cell office:value-type="float" office:value="22923.4021460229">
                <text:p>22923.4021460229</text:p>
              </table:table-cell>
              <table:table-cell office:value-type="float" office:value="1691.9744411421">
                <text:p>1691.9744411421</text:p>
              </table:table-cell>
              <table:table-cell office:value-type="float" office:value="328.311929762434">
                <text:p>328.3119297624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374">
                <text:p>27374</text:p>
              </table:table-cell>
              <table:table-cell office:value-type="float" office:value="290807.01754386">
                <text:p>290807.01754386</text:p>
              </table:table-cell>
              <table:table-cell office:value-type="float" office:value="25819.3146417445">
                <text:p>25819.3146417445</text:p>
              </table:table-cell>
              <table:table-cell office:value-type="float" office:value="2753.9458381791">
                <text:p>2753.94583817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2058">
                <text:p>252058</text:p>
              </table:table-cell>
              <table:table-cell office:value-type="float" office:value="26153.3579547492">
                <text:p>26153.3579547492</text:p>
              </table:table-cell>
              <table:table-cell office:value-type="float" office:value="1949.0238727641">
                <text:p>1949.0238727641</text:p>
              </table:table-cell>
              <table:table-cell office:value-type="float" office:value="267.116602926307">
                <text:p>267.1166029263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5346">
                <text:p>105346</text:p>
              </table:table-cell>
              <table:table-cell office:value-type="float" office:value="66208.1328200193">
                <text:p>66208.1328200193</text:p>
              </table:table-cell>
              <table:table-cell office:value-type="float" office:value="6181.58740143329">
                <text:p>6181.58740143329</text:p>
              </table:table-cell>
              <table:table-cell office:value-type="float" office:value="498.306748377376">
                <text:p>498.3067483773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7474">
                <text:p>267474</text:p>
              </table:table-cell>
              <table:table-cell office:value-type="float" office:value="24872.3514211886">
                <text:p>24872.3514211886</text:p>
              </table:table-cell>
              <table:table-cell office:value-type="float" office:value="2121.63658906185">
                <text:p>2121.63658906185</text:p>
              </table:table-cell>
              <table:table-cell office:value-type="float" office:value="234.914975231743">
                <text:p>234.9149752317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4976">
                <text:p>264976</text:p>
              </table:table-cell>
              <table:table-cell office:value-type="float" office:value="24770.2148925537">
                <text:p>24770.2148925537</text:p>
              </table:table-cell>
              <table:table-cell office:value-type="float" office:value="1892.50459458221">
                <text:p>1892.50459458221</text:p>
              </table:table-cell>
              <table:table-cell office:value-type="float" office:value="302.233095076361">
                <text:p>302.2330950763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4476">
                <text:p>174476</text:p>
              </table:table-cell>
              <table:table-cell office:value-type="float" office:value="38744.5736035387">
                <text:p>38744.5736035387</text:p>
              </table:table-cell>
              <table:table-cell office:value-type="float" office:value="3902.11456574217">
                <text:p>3902.11456574217</text:p>
              </table:table-cell>
              <table:table-cell office:value-type="float" office:value="708.659076498136">
                <text:p>708.6590764981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8552">
                <text:p>48552</text:p>
              </table:table-cell>
              <table:table-cell office:value-type="float" office:value="148399.347116431">
                <text:p>148399.347116431</text:p>
              </table:table-cell>
              <table:table-cell office:value-type="float" office:value="13442.9768358797">
                <text:p>13442.9768358797</text:p>
              </table:table-cell>
              <table:table-cell office:value-type="float" office:value="1731.77483460527">
                <text:p>1731.774834605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704">
                <text:p>86704</text:p>
              </table:table-cell>
              <table:table-cell office:value-type="float" office:value="80531.0957551826">
                <text:p>80531.0957551826</text:p>
              </table:table-cell>
              <table:table-cell office:value-type="float" office:value="7141.34811788736">
                <text:p>7141.34811788736</text:p>
              </table:table-cell>
              <table:table-cell office:value-type="float" office:value="752.682616277461">
                <text:p>752.6826162774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9896">
                <text:p>249896</text:p>
              </table:table-cell>
              <table:table-cell office:value-type="float" office:value="26759.273875296">
                <text:p>26759.273875296</text:p>
              </table:table-cell>
              <table:table-cell office:value-type="float" office:value="2829.40370357356">
                <text:p>2829.40370357356</text:p>
              </table:table-cell>
              <table:table-cell office:value-type="float" office:value="379.199413225617">
                <text:p>379.1994132256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6232">
                <text:p>126232</text:p>
              </table:table-cell>
              <table:table-cell office:value-type="float" office:value="54569.3131695022">
                <text:p>54569.3131695022</text:p>
              </table:table-cell>
              <table:table-cell office:value-type="float" office:value="4648.49704777241">
                <text:p>4648.49704777241</text:p>
              </table:table-cell>
              <table:table-cell office:value-type="float" office:value="727.540414127985">
                <text:p>727.5404141279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0536">
                <text:p>270536</text:p>
              </table:table-cell>
              <table:table-cell office:value-type="float" office:value="24458.3452619525">
                <text:p>24458.3452619525</text:p>
              </table:table-cell>
              <table:table-cell office:value-type="float" office:value="2623.03501877259">
                <text:p>2623.03501877259</text:p>
              </table:table-cell>
              <table:table-cell office:value-type="float" office:value="343.738845591663">
                <text:p>343.7388455916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1307">
                <text:p>161307</text:p>
              </table:table-cell>
              <table:table-cell office:value-type="float" office:value="42308.7198906069">
                <text:p>42308.7198906069</text:p>
              </table:table-cell>
              <table:table-cell office:value-type="float" office:value="4044.90099657083">
                <text:p>4044.90099657083</text:p>
              </table:table-cell>
              <table:table-cell office:value-type="float" office:value="648.37370197593">
                <text:p>648.373701975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2029">
                <text:p>362029</text:p>
              </table:table-cell>
              <table:table-cell office:value-type="float" office:value="18082.9924863511">
                <text:p>18082.9924863511</text:p>
              </table:table-cell>
              <table:table-cell office:value-type="float" office:value="1460.86718555535">
                <text:p>1460.86718555535</text:p>
              </table:table-cell>
              <table:table-cell office:value-type="float" office:value="235.727742945641">
                <text:p>235.7277429456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5280">
                <text:p>155280</text:p>
              </table:table-cell>
              <table:table-cell office:value-type="float" office:value="43810.8907960935">
                <text:p>43810.8907960935</text:p>
              </table:table-cell>
              <table:table-cell office:value-type="float" office:value="3177.94172367404">
                <text:p>3177.94172367404</text:p>
              </table:table-cell>
              <table:table-cell office:value-type="float" office:value="457.317883147414">
                <text:p>457.3178831474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402">
                <text:p>22402</text:p>
              </table:table-cell>
              <table:table-cell office:value-type="float" office:value="352426.666666667">
                <text:p>352426.666666667</text:p>
              </table:table-cell>
              <table:table-cell office:value-type="float" office:value="42839.546191248">
                <text:p>42839.546191248</text:p>
              </table:table-cell>
              <table:table-cell office:value-type="float" office:value="4636.37958252938">
                <text:p>4636.379582529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902">
                <text:p>15902</text:p>
              </table:table-cell>
              <table:table-cell office:value-type="float" office:value="453081.967213115">
                <text:p>453081.967213115</text:p>
              </table:table-cell>
              <table:table-cell office:value-type="float" office:value="49798.1981981982">
                <text:p>49798.1981981982</text:p>
              </table:table-cell>
              <table:table-cell office:value-type="float" office:value="8881.10539845758">
                <text:p>8881.105398457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8422">
                <text:p>128422</text:p>
              </table:table-cell>
              <table:table-cell office:value-type="float" office:value="54304.1877588587">
                <text:p>54304.1877588587</text:p>
              </table:table-cell>
              <table:table-cell office:value-type="float" office:value="4389.5026596734">
                <text:p>4389.5026596734</text:p>
              </table:table-cell>
              <table:table-cell office:value-type="float" office:value="625.586914609557">
                <text:p>625.5869146095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1316">
                <text:p>61316</text:p>
              </table:table-cell>
              <table:table-cell office:value-type="float" office:value="131424.390243902">
                <text:p>131424.390243902</text:p>
              </table:table-cell>
              <table:table-cell office:value-type="float" office:value="11476.0755359932">
                <text:p>11476.0755359932</text:p>
              </table:table-cell>
              <table:table-cell office:value-type="float" office:value="855.645656454447">
                <text:p>855.6456564544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8578">
                <text:p>248578</text:p>
              </table:table-cell>
              <table:table-cell office:value-type="float" office:value="26859.9151477058">
                <text:p>26859.9151477058</text:p>
              </table:table-cell>
              <table:table-cell office:value-type="float" office:value="2218.96753716691">
                <text:p>2218.96753716691</text:p>
              </table:table-cell>
              <table:table-cell office:value-type="float" office:value="385.017264641159">
                <text:p>385.0172646411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9680">
                <text:p>99680</text:p>
              </table:table-cell>
              <table:table-cell office:value-type="float" office:value="75117.458279846">
                <text:p>75117.458279846</text:p>
              </table:table-cell>
              <table:table-cell office:value-type="float" office:value="6684.1624307499">
                <text:p>6684.1624307499</text:p>
              </table:table-cell>
              <table:table-cell office:value-type="float" office:value="1078.84402654867">
                <text:p>1078.844026548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0759">
                <text:p>240759</text:p>
              </table:table-cell>
              <table:table-cell office:value-type="float" office:value="27309.8523253251">
                <text:p>27309.8523253251</text:p>
              </table:table-cell>
              <table:table-cell office:value-type="float" office:value="2378.97825018432">
                <text:p>2378.97825018432</text:p>
              </table:table-cell>
              <table:table-cell office:value-type="float" office:value="286.882277706105">
                <text:p>286.8822777061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9808">
                <text:p>279808</text:p>
              </table:table-cell>
              <table:table-cell office:value-type="float" office:value="23482.1704097377">
                <text:p>23482.1704097377</text:p>
              </table:table-cell>
              <table:table-cell office:value-type="float" office:value="1852.93600404033">
                <text:p>1852.93600404033</text:p>
              </table:table-cell>
              <table:table-cell office:value-type="float" office:value="82.9431067506121">
                <text:p>82.94310675061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542">
                <text:p>68542</text:p>
              </table:table-cell>
              <table:table-cell office:value-type="float" office:value="105679.064187163">
                <text:p>105679.064187163</text:p>
              </table:table-cell>
              <table:table-cell office:value-type="float" office:value="9371.08356827491">
                <text:p>9371.08356827491</text:p>
              </table:table-cell>
              <table:table-cell office:value-type="float" office:value="1337.9433432065">
                <text:p>1337.94334320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558">
                <text:p>100558</text:p>
              </table:table-cell>
              <table:table-cell office:value-type="float" office:value="70781.6154473756">
                <text:p>70781.6154473756</text:p>
              </table:table-cell>
              <table:table-cell office:value-type="float" office:value="6055.32677229474">
                <text:p>6055.32677229474</text:p>
              </table:table-cell>
              <table:table-cell office:value-type="float" office:value="490.06091303652">
                <text:p>490.060913036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9786">
                <text:p>359786</text:p>
              </table:table-cell>
              <table:table-cell office:value-type="float" office:value="17959.9315953787">
                <text:p>17959.9315953787</text:p>
              </table:table-cell>
              <table:table-cell office:value-type="float" office:value="1622.143875744">
                <text:p>1622.143875744</text:p>
              </table:table-cell>
              <table:table-cell office:value-type="float" office:value="283.628805193321">
                <text:p>283.6288051933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1698">
                <text:p>51698</text:p>
              </table:table-cell>
              <table:table-cell office:value-type="float" office:value="138852.882703777">
                <text:p>138852.882703777</text:p>
              </table:table-cell>
              <table:table-cell office:value-type="float" office:value="13488.4125144844">
                <text:p>13488.4125144844</text:p>
              </table:table-cell>
              <table:table-cell office:value-type="float" office:value="1483.59071308707">
                <text:p>1483.590713087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5154">
                <text:p>245154</text:p>
              </table:table-cell>
              <table:table-cell office:value-type="float" office:value="26732.718690723">
                <text:p>26732.718690723</text:p>
              </table:table-cell>
              <table:table-cell office:value-type="float" office:value="2548.60185298113">
                <text:p>2548.60185298113</text:p>
              </table:table-cell>
              <table:table-cell office:value-type="float" office:value="399.442629607072">
                <text:p>399.4426296070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7262">
                <text:p>197262</text:p>
              </table:table-cell>
              <table:table-cell office:value-type="float" office:value="34615.8348340623">
                <text:p>34615.8348340623</text:p>
              </table:table-cell>
              <table:table-cell office:value-type="float" office:value="2560.67122779306">
                <text:p>2560.67122779306</text:p>
              </table:table-cell>
              <table:table-cell office:value-type="float" office:value="386.084634791785">
                <text:p>386.0846347917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2723">
                <text:p>92723</text:p>
              </table:table-cell>
              <table:table-cell office:value-type="float" office:value="81656.1314791403">
                <text:p>81656.1314791403</text:p>
              </table:table-cell>
              <table:table-cell office:value-type="float" office:value="7600.6119086844">
                <text:p>7600.6119086844</text:p>
              </table:table-cell>
              <table:table-cell office:value-type="float" office:value="869.167367535744">
                <text:p>869.1673675357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0108">
                <text:p>260108</text:p>
              </table:table-cell>
              <table:table-cell office:value-type="float" office:value="25331.2291394573">
                <text:p>25331.2291394573</text:p>
              </table:table-cell>
              <table:table-cell office:value-type="float" office:value="1949.69326181228">
                <text:p>1949.69326181228</text:p>
              </table:table-cell>
              <table:table-cell office:value-type="float" office:value="352.277216433314">
                <text:p>352.2772164333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6482">
                <text:p>326482</text:p>
              </table:table-cell>
              <table:table-cell office:value-type="float" office:value="20029.1991024185">
                <text:p>20029.1991024185</text:p>
              </table:table-cell>
              <table:table-cell office:value-type="float" office:value="2102.74143918286">
                <text:p>2102.74143918286</text:p>
              </table:table-cell>
              <table:table-cell office:value-type="float" office:value="173.678691753797">
                <text:p>173.6786917537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7128">
                <text:p>257128</text:p>
              </table:table-cell>
              <table:table-cell office:value-type="float" office:value="25769.5754213783">
                <text:p>25769.5754213783</text:p>
              </table:table-cell>
              <table:table-cell office:value-type="float" office:value="2264.06110876798">
                <text:p>2264.06110876798</text:p>
              </table:table-cell>
              <table:table-cell office:value-type="float" office:value="179.545954559779">
                <text:p>179.5459545597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2774">
                <text:p>272774</text:p>
              </table:table-cell>
              <table:table-cell office:value-type="float" office:value="24348.623853211">
                <text:p>24348.623853211</text:p>
              </table:table-cell>
              <table:table-cell office:value-type="float" office:value="2192.62940320051">
                <text:p>2192.62940320051</text:p>
              </table:table-cell>
              <table:table-cell office:value-type="float" office:value="298.112882845804">
                <text:p>298.1128828458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060">
                <text:p>112060</text:p>
              </table:table-cell>
              <table:table-cell office:value-type="float" office:value="60903.8748137109">
                <text:p>60903.8748137109</text:p>
              </table:table-cell>
              <table:table-cell office:value-type="float" office:value="6759.26232219649">
                <text:p>6759.26232219649</text:p>
              </table:table-cell>
              <table:table-cell office:value-type="float" office:value="966.328135160379">
                <text:p>966.3281351603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4516">
                <text:p>264516</text:p>
              </table:table-cell>
              <table:table-cell office:value-type="float" office:value="24965.3628185313">
                <text:p>24965.3628185313</text:p>
              </table:table-cell>
              <table:table-cell office:value-type="float" office:value="2267.31572127843">
                <text:p>2267.31572127843</text:p>
              </table:table-cell>
              <table:table-cell office:value-type="float" office:value="410.345016265257">
                <text:p>410.3450162652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7413">
                <text:p>277413</text:p>
              </table:table-cell>
              <table:table-cell office:value-type="float" office:value="24164.5096525097">
                <text:p>24164.5096525097</text:p>
              </table:table-cell>
              <table:table-cell office:value-type="float" office:value="2069.20757511638">
                <text:p>2069.20757511638</text:p>
              </table:table-cell>
              <table:table-cell office:value-type="float" office:value="156.272609635885">
                <text:p>156.2726096358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4711">
                <text:p>234711</text:p>
              </table:table-cell>
              <table:table-cell office:value-type="float" office:value="28506.4517748657">
                <text:p>28506.4517748657</text:p>
              </table:table-cell>
              <table:table-cell office:value-type="float" office:value="2222.84298141898">
                <text:p>2222.84298141898</text:p>
              </table:table-cell>
              <table:table-cell office:value-type="float" office:value="401.037340295083">
                <text:p>401.0373402950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1308">
                <text:p>131308</text:p>
              </table:table-cell>
              <table:table-cell office:value-type="float" office:value="52466.5358194308">
                <text:p>52466.5358194308</text:p>
              </table:table-cell>
              <table:table-cell office:value-type="float" office:value="6325.08340628919">
                <text:p>6325.08340628919</text:p>
              </table:table-cell>
              <table:table-cell office:value-type="float" office:value="1027.02837691427">
                <text:p>1027.028376914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3919">
                <text:p>153919</text:p>
              </table:table-cell>
              <table:table-cell office:value-type="float" office:value="43465.0506739108">
                <text:p>43465.0506739108</text:p>
              </table:table-cell>
              <table:table-cell office:value-type="float" office:value="4268.41505833102">
                <text:p>4268.41505833102</text:p>
              </table:table-cell>
              <table:table-cell office:value-type="float" office:value="526.379455202502">
                <text:p>526.3794552025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8834">
                <text:p>168834</text:p>
              </table:table-cell>
              <table:table-cell office:value-type="float" office:value="39983.0002712723">
                <text:p>39983.0002712723</text:p>
              </table:table-cell>
              <table:table-cell office:value-type="float" office:value="3941.9457792121">
                <text:p>3941.9457792121</text:p>
              </table:table-cell>
              <table:table-cell office:value-type="float" office:value="188.309185615538">
                <text:p>188.3091856155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1580">
                <text:p>191580</text:p>
              </table:table-cell>
              <table:table-cell office:value-type="float" office:value="33383.5102158689">
                <text:p>33383.5102158689</text:p>
              </table:table-cell>
              <table:table-cell office:value-type="float" office:value="3358.76892233489">
                <text:p>3358.76892233489</text:p>
              </table:table-cell>
              <table:table-cell office:value-type="float" office:value="404.40459437973">
                <text:p>404.404594379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3152">
                <text:p>163152</text:p>
              </table:table-cell>
              <table:table-cell office:value-type="float" office:value="41233.0383480826">
                <text:p>41233.0383480826</text:p>
              </table:table-cell>
              <table:table-cell office:value-type="float" office:value="4124.21627203659">
                <text:p>4124.21627203659</text:p>
              </table:table-cell>
              <table:table-cell office:value-type="float" office:value="455.818901826349">
                <text:p>455.8189018263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340">
                <text:p>7340</text:p>
              </table:table-cell>
              <table:table-cell office:value-type="float" office:value="459600">
                <text:p>459600</text:p>
              </table:table-cell>
              <table:table-cell office:value-type="float" office:value="50616.7400881057">
                <text:p>50616.7400881057</text:p>
              </table:table-cell>
              <table:table-cell office:value-type="float" office:value="7132.21601489758">
                <text:p>7132.216014897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9001">
                <text:p>309001</text:p>
              </table:table-cell>
              <table:table-cell office:value-type="float" office:value="21168.0932480741">
                <text:p>21168.0932480741</text:p>
              </table:table-cell>
              <table:table-cell office:value-type="float" office:value="1740.49993583136">
                <text:p>1740.49993583136</text:p>
              </table:table-cell>
              <table:table-cell office:value-type="float" office:value="265.248895899054">
                <text:p>265.2488958990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6548">
                <text:p>136548</text:p>
              </table:table-cell>
              <table:table-cell office:value-type="float" office:value="50182.4900511654">
                <text:p>50182.4900511654</text:p>
              </table:table-cell>
              <table:table-cell office:value-type="float" office:value="4857.26077147417">
                <text:p>4857.26077147417</text:p>
              </table:table-cell>
              <table:table-cell office:value-type="float" office:value="429.395268289954">
                <text:p>429.3952682899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5850">
                <text:p>335850</text:p>
              </table:table-cell>
              <table:table-cell office:value-type="float" office:value="19544.2656860492">
                <text:p>19544.2656860492</text:p>
              </table:table-cell>
              <table:table-cell office:value-type="float" office:value="1491.7951974626">
                <text:p>1491.7951974626</text:p>
              </table:table-cell>
              <table:table-cell office:value-type="float" office:value="214.596382776892">
                <text:p>214.5963827768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5802">
                <text:p>45802</text:p>
              </table:table-cell>
              <table:table-cell office:value-type="float" office:value="155347.137637028">
                <text:p>155347.137637028</text:p>
              </table:table-cell>
              <table:table-cell office:value-type="float" office:value="13614.4321093083">
                <text:p>13614.4321093083</text:p>
              </table:table-cell>
              <table:table-cell office:value-type="float" office:value="1984.3480154964">
                <text:p>1984.34801549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6784">
                <text:p>306784</text:p>
              </table:table-cell>
              <table:table-cell office:value-type="float" office:value="21415.3842007385">
                <text:p>21415.3842007385</text:p>
              </table:table-cell>
              <table:table-cell office:value-type="float" office:value="1452.34226346603">
                <text:p>1452.34226346603</text:p>
              </table:table-cell>
              <table:table-cell office:value-type="float" office:value="234.896362687138">
                <text:p>234.8963626871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4522">
                <text:p>84522</text:p>
              </table:table-cell>
              <table:table-cell office:value-type="float" office:value="91233.5164835165">
                <text:p>91233.5164835165</text:p>
              </table:table-cell>
              <table:table-cell office:value-type="float" office:value="7065.74468085106">
                <text:p>7065.74468085106</text:p>
              </table:table-cell>
              <table:table-cell office:value-type="float" office:value="964.997197949314">
                <text:p>964.9971979493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1461">
                <text:p>211461</text:p>
              </table:table-cell>
              <table:table-cell office:value-type="float" office:value="31135.6678904264">
                <text:p>31135.6678904264</text:p>
              </table:table-cell>
              <table:table-cell office:value-type="float" office:value="2775.46345245647">
                <text:p>2775.46345245647</text:p>
              </table:table-cell>
              <table:table-cell office:value-type="float" office:value="397.929278127558">
                <text:p>397.9292781275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8488">
                <text:p>118488</text:p>
              </table:table-cell>
              <table:table-cell office:value-type="float" office:value="58426.3133426313">
                <text:p>58426.3133426313</text:p>
              </table:table-cell>
              <table:table-cell office:value-type="float" office:value="6724.54384932313">
                <text:p>6724.54384932313</text:p>
              </table:table-cell>
              <table:table-cell office:value-type="float" office:value="903.876582278481">
                <text:p>903.8765822784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1624">
                <text:p>91624</text:p>
              </table:table-cell>
              <table:table-cell office:value-type="float" office:value="77871.2038053421">
                <text:p>77871.2038053421</text:p>
              </table:table-cell>
              <table:table-cell office:value-type="float" office:value="7971.75712626887">
                <text:p>7971.75712626887</text:p>
              </table:table-cell>
              <table:table-cell office:value-type="float" office:value="1069.02752662246">
                <text:p>1069.027526622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7380">
                <text:p>177380</text:p>
              </table:table-cell>
              <table:table-cell office:value-type="float" office:value="37747.153513938">
                <text:p>37747.153513938</text:p>
              </table:table-cell>
              <table:table-cell office:value-type="float" office:value="3040.46703435713">
                <text:p>3040.46703435713</text:p>
              </table:table-cell>
              <table:table-cell office:value-type="float" office:value="440.260615674307">
                <text:p>440.2606156743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050">
                <text:p>46050</text:p>
              </table:table-cell>
              <table:table-cell office:value-type="float" office:value="180475.750577367">
                <text:p>180475.750577367</text:p>
              </table:table-cell>
              <table:table-cell office:value-type="float" office:value="23285.4588796186">
                <text:p>23285.4588796186</text:p>
              </table:table-cell>
              <table:table-cell office:value-type="float" office:value="1827.03637893949">
                <text:p>1827.036378939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7906">
                <text:p>247906</text:p>
              </table:table-cell>
              <table:table-cell office:value-type="float" office:value="27145.8764847614">
                <text:p>27145.8764847614</text:p>
              </table:table-cell>
              <table:table-cell office:value-type="float" office:value="2369.49495247653">
                <text:p>2369.49495247653</text:p>
              </table:table-cell>
              <table:table-cell office:value-type="float" office:value="331.21972453973">
                <text:p>331.219724539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5108">
                <text:p>125108</text:p>
              </table:table-cell>
              <table:table-cell office:value-type="float" office:value="54505.3480335692">
                <text:p>54505.3480335692</text:p>
              </table:table-cell>
              <table:table-cell office:value-type="float" office:value="4633.28623984109">
                <text:p>4633.28623984109</text:p>
              </table:table-cell>
              <table:table-cell office:value-type="float" office:value="637.814137360659">
                <text:p>637.8141373606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6514">
                <text:p>36514</text:p>
              </table:table-cell>
              <table:table-cell office:value-type="float" office:value="209242.990654206">
                <text:p>209242.990654206</text:p>
              </table:table-cell>
              <table:table-cell office:value-type="float" office:value="19193.3133304758">
                <text:p>19193.3133304758</text:p>
              </table:table-cell>
              <table:table-cell office:value-type="float" office:value="2055.73409236985">
                <text:p>2055.734092369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4434">
                <text:p>294434</text:p>
              </table:table-cell>
              <table:table-cell office:value-type="float" office:value="21864.3383303179">
                <text:p>21864.3383303179</text:p>
              </table:table-cell>
              <table:table-cell office:value-type="float" office:value="2107.90497459905">
                <text:p>2107.90497459905</text:p>
              </table:table-cell>
              <table:table-cell office:value-type="float" office:value="323.518782154921">
                <text:p>323.5187821549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9267">
                <text:p>279267</text:p>
              </table:table-cell>
              <table:table-cell office:value-type="float" office:value="23556.9762485954">
                <text:p>23556.9762485954</text:p>
              </table:table-cell>
              <table:table-cell office:value-type="float" office:value="2502.56026080084">
                <text:p>2502.56026080084</text:p>
              </table:table-cell>
              <table:table-cell office:value-type="float" office:value="388.113667048621">
                <text:p>388.1136670486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2934">
                <text:p>282934</text:p>
              </table:table-cell>
              <table:table-cell office:value-type="float" office:value="23377.3521730396">
                <text:p>23377.3521730396</text:p>
              </table:table-cell>
              <table:table-cell office:value-type="float" office:value="2453.71701289436">
                <text:p>2453.71701289436</text:p>
              </table:table-cell>
              <table:table-cell office:value-type="float" office:value="327.794718667765">
                <text:p>327.7947186677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4468">
                <text:p>164468</text:p>
              </table:table-cell>
              <table:table-cell office:value-type="float" office:value="47643.1264648935">
                <text:p>47643.1264648935</text:p>
              </table:table-cell>
              <table:table-cell office:value-type="float" office:value="3540.17052596508">
                <text:p>3540.17052596508</text:p>
              </table:table-cell>
              <table:table-cell office:value-type="float" office:value="492.911891532858">
                <text:p>492.9118915328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1432">
                <text:p>81432</text:p>
              </table:table-cell>
              <table:table-cell office:value-type="float" office:value="104934.881602914">
                <text:p>104934.881602914</text:p>
              </table:table-cell>
              <table:table-cell office:value-type="float" office:value="7322.89945341299">
                <text:p>7322.89945341299</text:p>
              </table:table-cell>
              <table:table-cell office:value-type="float" office:value="833.232088748111">
                <text:p>833.2320887481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7138">
                <text:p>107138</text:p>
              </table:table-cell>
              <table:table-cell office:value-type="float" office:value="65089.552238806">
                <text:p>65089.552238806</text:p>
              </table:table-cell>
              <table:table-cell office:value-type="float" office:value="6462.00514426303">
                <text:p>6462.00514426303</text:p>
              </table:table-cell>
              <table:table-cell office:value-type="float" office:value="1010.60745845121">
                <text:p>1010.607458451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140">
                <text:p>51140</text:p>
              </table:table-cell>
              <table:table-cell office:value-type="float" office:value="171736.925515055">
                <text:p>171736.925515055</text:p>
              </table:table-cell>
              <table:table-cell office:value-type="float" office:value="13677.3949261643">
                <text:p>13677.3949261643</text:p>
              </table:table-cell>
              <table:table-cell office:value-type="float" office:value="2206.14820846906">
                <text:p>2206.148208469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9972">
                <text:p>49972</text:p>
              </table:table-cell>
              <table:table-cell office:value-type="float" office:value="193087.537091988">
                <text:p>193087.537091988</text:p>
              </table:table-cell>
              <table:table-cell office:value-type="float" office:value="13007.5962018991">
                <text:p>13007.5962018991</text:p>
              </table:table-cell>
              <table:table-cell office:value-type="float" office:value="662.720115697597">
                <text:p>662.7201156975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5518">
                <text:p>65518</text:p>
              </table:table-cell>
              <table:table-cell office:value-type="float" office:value="133288.941736029">
                <text:p>133288.941736029</text:p>
              </table:table-cell>
              <table:table-cell office:value-type="float" office:value="16715.7769161945">
                <text:p>16715.7769161945</text:p>
              </table:table-cell>
              <table:table-cell office:value-type="float" office:value="2193.57363703965">
                <text:p>2193.573637039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7820">
                <text:p>117820</text:p>
              </table:table-cell>
              <table:table-cell office:value-type="float" office:value="65378.031781433">
                <text:p>65378.031781433</text:p>
              </table:table-cell>
              <table:table-cell office:value-type="float" office:value="6105.626285506">
                <text:p>6105.626285506</text:p>
              </table:table-cell>
              <table:table-cell office:value-type="float" office:value="971.723952182651">
                <text:p>971.7239521826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442">
                <text:p>60442</text:p>
              </table:table-cell>
              <table:table-cell office:value-type="float" office:value="134444.064901793">
                <text:p>134444.064901793</text:p>
              </table:table-cell>
              <table:table-cell office:value-type="float" office:value="11806.9596520174">
                <text:p>11806.9596520174</text:p>
              </table:table-cell>
              <table:table-cell office:value-type="float" office:value="320.482859701979">
                <text:p>320.4828597019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6798">
                <text:p>206798</text:p>
              </table:table-cell>
              <table:table-cell office:value-type="float" office:value="32902.3349668492">
                <text:p>32902.3349668492</text:p>
              </table:table-cell>
              <table:table-cell office:value-type="float" office:value="2393.45657990757">
                <text:p>2393.45657990757</text:p>
              </table:table-cell>
              <table:table-cell office:value-type="float" office:value="426.447961991955">
                <text:p>426.4479619919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2258">
                <text:p>42258</text:p>
              </table:table-cell>
              <table:table-cell office:value-type="float" office:value="229854.881266491">
                <text:p>229854.881266491</text:p>
              </table:table-cell>
              <table:table-cell office:value-type="float" office:value="21478.057199211">
                <text:p>21478.057199211</text:p>
              </table:table-cell>
              <table:table-cell office:value-type="float" office:value="2313.25845083513">
                <text:p>2313.258450835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9578">
                <text:p>109578</text:p>
              </table:table-cell>
              <table:table-cell office:value-type="float" office:value="66029.2508917955">
                <text:p>66029.2508917955</text:p>
              </table:table-cell>
              <table:table-cell office:value-type="float" office:value="6075.42504540382">
                <text:p>6075.42504540382</text:p>
              </table:table-cell>
              <table:table-cell office:value-type="float" office:value="1074.34220708869">
                <text:p>1074.342207088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3978">
                <text:p>133978</text:p>
              </table:table-cell>
              <table:table-cell office:value-type="float" office:value="51171.6613325575">
                <text:p>51171.6613325575</text:p>
              </table:table-cell>
              <table:table-cell office:value-type="float" office:value="4328.53416026777">
                <text:p>4328.53416026777</text:p>
              </table:table-cell>
              <table:table-cell office:value-type="float" office:value="719.045127106518">
                <text:p>719.0451271065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9162">
                <text:p>99162</text:p>
              </table:table-cell>
              <table:table-cell office:value-type="float" office:value="73665.1421104214">
                <text:p>73665.1421104214</text:p>
              </table:table-cell>
              <table:table-cell office:value-type="float" office:value="7310.15366660183">
                <text:p>7310.15366660183</text:p>
              </table:table-cell>
              <table:table-cell office:value-type="float" office:value="1014.44131024523">
                <text:p>1014.441310245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9544">
                <text:p>89544</text:p>
              </table:table-cell>
              <table:table-cell office:value-type="float" office:value="91835.7308584687">
                <text:p>91835.7308584687</text:p>
              </table:table-cell>
              <table:table-cell office:value-type="float" office:value="8308.04752109483">
                <text:p>8308.04752109483</text:p>
              </table:table-cell>
              <table:table-cell office:value-type="float" office:value="1262.70321312814">
                <text:p>1262.703213128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2806">
                <text:p>72806</text:p>
              </table:table-cell>
              <table:table-cell office:value-type="float" office:value="107448.888888889">
                <text:p>107448.888888889</text:p>
              </table:table-cell>
              <table:table-cell office:value-type="float" office:value="9880.42970574498">
                <text:p>9880.42970574498</text:p>
              </table:table-cell>
              <table:table-cell office:value-type="float" office:value="1262.72748300639">
                <text:p>1262.727483006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7242">
                <text:p>37242</text:p>
              </table:table-cell>
              <table:table-cell office:value-type="float" office:value="244381.909547739">
                <text:p>244381.909547739</text:p>
              </table:table-cell>
              <table:table-cell office:value-type="float" office:value="20263.3333333333">
                <text:p>20263.3333333333</text:p>
              </table:table-cell>
              <table:table-cell office:value-type="float" office:value="2792.29466310682">
                <text:p>2792.294663106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1376">
                <text:p>41376</text:p>
              </table:table-cell>
              <table:table-cell office:value-type="float" office:value="216510.144927536">
                <text:p>216510.144927536</text:p>
              </table:table-cell>
              <table:table-cell office:value-type="float" office:value="28996.8944099379">
                <text:p>28996.8944099379</text:p>
              </table:table-cell>
              <table:table-cell office:value-type="float" office:value="2690.00288101412">
                <text:p>2690.002881014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390">
                <text:p>133390</text:p>
              </table:table-cell>
              <table:table-cell office:value-type="float" office:value="59031.94765204">
                <text:p>59031.94765204</text:p>
              </table:table-cell>
              <table:table-cell office:value-type="float" office:value="5598.28435845957">
                <text:p>5598.28435845957</text:p>
              </table:table-cell>
              <table:table-cell office:value-type="float" office:value="813.516796537256">
                <text:p>813.5167965372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844">
                <text:p>32844</text:p>
              </table:table-cell>
              <table:table-cell office:value-type="float" office:value="295345.098039216">
                <text:p>295345.098039216</text:p>
              </table:table-cell>
              <table:table-cell office:value-type="float" office:value="25020.9302325581">
                <text:p>25020.9302325581</text:p>
              </table:table-cell>
              <table:table-cell office:value-type="float" office:value="2943.17870960178">
                <text:p>2943.178709601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962">
                <text:p>28962</text:p>
              </table:table-cell>
              <table:table-cell office:value-type="float" office:value="275093.117408907">
                <text:p>275093.117408907</text:p>
              </table:table-cell>
              <table:table-cell office:value-type="float" office:value="22656.8856285428">
                <text:p>22656.8856285428</text:p>
              </table:table-cell>
              <table:table-cell office:value-type="float" office:value="3578.65908253015">
                <text:p>3578.659082530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314">
                <text:p>60314</text:p>
              </table:table-cell>
              <table:table-cell office:value-type="float" office:value="140040.261153428">
                <text:p>140040.261153428</text:p>
              </table:table-cell>
              <table:table-cell office:value-type="float" office:value="14439.2460451027">
                <text:p>14439.2460451027</text:p>
              </table:table-cell>
              <table:table-cell office:value-type="float" office:value="1387.31445449352">
                <text:p>1387.314454493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996">
                <text:p>20996</text:p>
              </table:table-cell>
              <table:table-cell office:value-type="float" office:value="331905.405405405">
                <text:p>331905.405405405</text:p>
              </table:table-cell>
              <table:table-cell office:value-type="float" office:value="40866.8885191348">
                <text:p>40866.8885191348</text:p>
              </table:table-cell>
              <table:table-cell office:value-type="float" office:value="5236.88699360341">
                <text:p>5236.886993603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8177">
                <text:p>158177</text:p>
              </table:table-cell>
              <table:table-cell office:value-type="float" office:value="42722.7763923525">
                <text:p>42722.7763923525</text:p>
              </table:table-cell>
              <table:table-cell office:value-type="float" office:value="3748.4524428156">
                <text:p>3748.4524428156</text:p>
              </table:table-cell>
              <table:table-cell office:value-type="float" office:value="632.470481101136">
                <text:p>632.4704811011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068">
                <text:p>57068</text:p>
              </table:table-cell>
              <table:table-cell office:value-type="float" office:value="168901.903367496">
                <text:p>168901.903367496</text:p>
              </table:table-cell>
              <table:table-cell office:value-type="float" office:value="16019.997222608">
                <text:p>16019.997222608</text:p>
              </table:table-cell>
              <table:table-cell office:value-type="float" office:value="2182.74015628843">
                <text:p>2182.740156288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8492">
                <text:p>88492</text:p>
              </table:table-cell>
              <table:table-cell office:value-type="float" office:value="80754.4996400288">
                <text:p>80754.4996400288</text:p>
              </table:table-cell>
              <table:table-cell office:value-type="float" office:value="7805.43474478967">
                <text:p>7805.43474478967</text:p>
              </table:table-cell>
              <table:table-cell office:value-type="float" office:value="533.923577642117">
                <text:p>533.9235776421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770">
                <text:p>30770</text:p>
              </table:table-cell>
              <table:table-cell office:value-type="float" office:value="281140.096618357">
                <text:p>281140.096618357</text:p>
              </table:table-cell>
              <table:table-cell office:value-type="float" office:value="34868.7837028161">
                <text:p>34868.7837028161</text:p>
              </table:table-cell>
              <table:table-cell office:value-type="float" office:value="4587.05761803421">
                <text:p>4587.057618034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9573">
                <text:p>89573</text:p>
              </table:table-cell>
              <table:table-cell office:value-type="float" office:value="78293.2765439611">
                <text:p>78293.2765439611</text:p>
              </table:table-cell>
              <table:table-cell office:value-type="float" office:value="6983.14926871625">
                <text:p>6983.14926871625</text:p>
              </table:table-cell>
              <table:table-cell office:value-type="float" office:value="189.022379338939">
                <text:p>189.0223793389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9583">
                <text:p>49583</text:p>
              </table:table-cell>
              <table:table-cell office:value-type="float" office:value="169577.411167513">
                <text:p>169577.411167513</text:p>
              </table:table-cell>
              <table:table-cell office:value-type="float" office:value="13992.3560209424">
                <text:p>13992.3560209424</text:p>
              </table:table-cell>
              <table:table-cell office:value-type="float" office:value="1309.73477348911">
                <text:p>1309.734773489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4718">
                <text:p>94718</text:p>
              </table:table-cell>
              <table:table-cell office:value-type="float" office:value="74860.1538023355">
                <text:p>74860.1538023355</text:p>
              </table:table-cell>
              <table:table-cell office:value-type="float" office:value="5737.73140062871">
                <text:p>5737.73140062871</text:p>
              </table:table-cell>
              <table:table-cell office:value-type="float" office:value="424.072863977024">
                <text:p>424.0728639770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5068">
                <text:p>265068</text:p>
              </table:table-cell>
              <table:table-cell office:value-type="float" office:value="25092.3132573702">
                <text:p>25092.3132573702</text:p>
              </table:table-cell>
              <table:table-cell office:value-type="float" office:value="1911.99883131846">
                <text:p>1911.99883131846</text:p>
              </table:table-cell>
              <table:table-cell office:value-type="float" office:value="250.492099505391">
                <text:p>250.4920995053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8526">
                <text:p>138526</text:p>
              </table:table-cell>
              <table:table-cell office:value-type="float" office:value="49365.9813561486">
                <text:p>49365.9813561486</text:p>
              </table:table-cell>
              <table:table-cell office:value-type="float" office:value="4393.51062620752">
                <text:p>4393.51062620752</text:p>
              </table:table-cell>
              <table:table-cell office:value-type="float" office:value="370.013926310198">
                <text:p>370.0139263101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987">
                <text:p>15987</text:p>
              </table:table-cell>
              <table:table-cell office:value-type="float" office:value="535868.421052632">
                <text:p>535868.421052632</text:p>
              </table:table-cell>
              <table:table-cell office:value-type="float" office:value="52212.8205128205">
                <text:p>52212.8205128205</text:p>
              </table:table-cell>
              <table:table-cell office:value-type="float" office:value="5051.60009923096">
                <text:p>5051.600099230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2884">
                <text:p>132884</text:p>
              </table:table-cell>
              <table:table-cell office:value-type="float" office:value="51407.2443181818">
                <text:p>51407.2443181818</text:p>
              </table:table-cell>
              <table:table-cell office:value-type="float" office:value="4766.63812973329">
                <text:p>4766.63812973329</text:p>
              </table:table-cell>
              <table:table-cell office:value-type="float" office:value="667.237590247716">
                <text:p>667.2375902477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468">
                <text:p>30468</text:p>
              </table:table-cell>
              <table:table-cell office:value-type="float" office:value="213679.180887372">
                <text:p>213679.180887372</text:p>
              </table:table-cell>
              <table:table-cell office:value-type="float" office:value="33480.2139037433">
                <text:p>33480.2139037433</text:p>
              </table:table-cell>
              <table:table-cell office:value-type="float" office:value="4433.68033425395">
                <text:p>4433.680334253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946">
                <text:p>16946</text:p>
              </table:table-cell>
              <table:table-cell office:value-type="float" office:value="425471.153846154">
                <text:p>425471.153846154</text:p>
              </table:table-cell>
              <table:table-cell office:value-type="float" office:value="46676.1603375527">
                <text:p>46676.1603375527</text:p>
              </table:table-cell>
              <table:table-cell office:value-type="float" office:value="6823.28450269854">
                <text:p>6823.284502698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4988">
                <text:p>74988</text:p>
              </table:table-cell>
              <table:table-cell office:value-type="float" office:value="100381.105398458">
                <text:p>100381.105398458</text:p>
              </table:table-cell>
              <table:table-cell office:value-type="float" office:value="10080.870014199">
                <text:p>10080.870014199</text:p>
              </table:table-cell>
              <table:table-cell office:value-type="float" office:value="1254.84446301176">
                <text:p>1254.844463011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164">
                <text:p>44164</text:p>
              </table:table-cell>
              <table:table-cell office:value-type="float" office:value="189300">
                <text:p>189300</text:p>
              </table:table-cell>
              <table:table-cell office:value-type="float" office:value="22572.3577235772">
                <text:p>22572.3577235772</text:p>
              </table:table-cell>
              <table:table-cell office:value-type="float" office:value="3153.92479836419">
                <text:p>3153.924798364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036">
                <text:p>24036</text:p>
              </table:table-cell>
              <table:table-cell office:value-type="float" office:value="377761.290322581">
                <text:p>377761.290322581</text:p>
              </table:table-cell>
              <table:table-cell office:value-type="float" office:value="33287.6634451393">
                <text:p>33287.6634451393</text:p>
              </table:table-cell>
              <table:table-cell office:value-type="float" office:value="5203.32355816227">
                <text:p>5203.323558162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796">
                <text:p>44796</text:p>
              </table:table-cell>
              <table:table-cell office:value-type="float" office:value="185902.730375427">
                <text:p>185902.730375427</text:p>
              </table:table-cell>
              <table:table-cell office:value-type="float" office:value="18039.2449080974">
                <text:p>18039.2449080974</text:p>
              </table:table-cell>
              <table:table-cell office:value-type="float" office:value="2267.0121113747">
                <text:p>2267.01211137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546">
                <text:p>86546</text:p>
              </table:table-cell>
              <table:table-cell office:value-type="float" office:value="83859.6368715084">
                <text:p>83859.6368715084</text:p>
              </table:table-cell>
              <table:table-cell office:value-type="float" office:value="6693.06654776502">
                <text:p>6693.06654776502</text:p>
              </table:table-cell>
              <table:table-cell office:value-type="float" office:value="508.672944226297">
                <text:p>508.6729442262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7494">
                <text:p>57494</text:p>
              </table:table-cell>
              <table:table-cell office:value-type="float" office:value="134428.044280443">
                <text:p>134428.044280443</text:p>
              </table:table-cell>
              <table:table-cell office:value-type="float" office:value="14583.6669335468">
                <text:p>14583.6669335468</text:p>
              </table:table-cell>
              <table:table-cell office:value-type="float" office:value="1696.23317968059">
                <text:p>1696.233179680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0129">
                <text:p>100129</text:p>
              </table:table-cell>
              <table:table-cell office:value-type="float" office:value="70479.5684864335">
                <text:p>70479.5684864335</text:p>
              </table:table-cell>
              <table:table-cell office:value-type="float" office:value="7630.13165345413">
                <text:p>7630.13165345413</text:p>
              </table:table-cell>
              <table:table-cell office:value-type="float" office:value="1269.28534002131">
                <text:p>1269.285340021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9330">
                <text:p>49330</text:p>
              </table:table-cell>
              <table:table-cell office:value-type="float" office:value="166662.027833002">
                <text:p>166662.027833002</text:p>
              </table:table-cell>
              <table:table-cell office:value-type="float" office:value="22504.966442953">
                <text:p>22504.966442953</text:p>
              </table:table-cell>
              <table:table-cell office:value-type="float" office:value="2781.38686131387">
                <text:p>2781.386861313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296">
                <text:p>45296</text:p>
              </table:table-cell>
              <table:table-cell office:value-type="float" office:value="205809.708737864">
                <text:p>205809.708737864</text:p>
              </table:table-cell>
              <table:table-cell office:value-type="float" office:value="15955.4418184555">
                <text:p>15955.4418184555</text:p>
              </table:table-cell>
              <table:table-cell office:value-type="float" office:value="2515.23493118178">
                <text:p>2515.234931181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6048">
                <text:p>136048</text:p>
              </table:table-cell>
              <table:table-cell office:value-type="float" office:value="52426.272292301">
                <text:p>52426.272292301</text:p>
              </table:table-cell>
              <table:table-cell office:value-type="float" office:value="4955.44561240013">
                <text:p>4955.44561240013</text:p>
              </table:table-cell>
              <table:table-cell office:value-type="float" office:value="368.262814401995">
                <text:p>368.2628144019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08">
                <text:p>1708</text:p>
              </table:table-cell>
              <table:table-cell office:value-type="float" office:value="904333.333333333">
                <text:p>904333.333333333</text:p>
              </table:table-cell>
              <table:table-cell office:value-type="float" office:value="18331.0810810811">
                <text:p>18331.0810810811</text:p>
              </table:table-cell>
              <table:table-cell office:value-type="float" office:value="6974.29305912596">
                <text:p>6974.293059125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004">
                <text:p>76004</text:p>
              </table:table-cell>
              <table:table-cell office:value-type="float" office:value="98008.3056478405">
                <text:p>98008.3056478405</text:p>
              </table:table-cell>
              <table:table-cell office:value-type="float" office:value="9439.65655165058">
                <text:p>9439.65655165058</text:p>
              </table:table-cell>
              <table:table-cell office:value-type="float" office:value="808.151692524039">
                <text:p>808.1516925240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4962">
                <text:p>204962</text:p>
              </table:table-cell>
              <table:table-cell office:value-type="float" office:value="32818.3600588194">
                <text:p>32818.3600588194</text:p>
              </table:table-cell>
              <table:table-cell office:value-type="float" office:value="2447.87009568378">
                <text:p>2447.87009568378</text:p>
              </table:table-cell>
              <table:table-cell office:value-type="float" office:value="527.678168321904">
                <text:p>527.6781683219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9892">
                <text:p>69892</text:p>
              </table:table-cell>
              <table:table-cell office:value-type="float" office:value="109774.560496381">
                <text:p>109774.560496381</text:p>
              </table:table-cell>
              <table:table-cell office:value-type="float" office:value="17399.1148991969">
                <text:p>17399.1148991969</text:p>
              </table:table-cell>
              <table:table-cell office:value-type="float" office:value="2754.61905750467">
                <text:p>2754.619057504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3946">
                <text:p>123946</text:p>
              </table:table-cell>
              <table:table-cell office:value-type="float" office:value="59447.2315692872">
                <text:p>59447.2315692872</text:p>
              </table:table-cell>
              <table:table-cell office:value-type="float" office:value="8852.22976358584">
                <text:p>8852.22976358584</text:p>
              </table:table-cell>
              <table:table-cell office:value-type="float" office:value="1287.63864777832">
                <text:p>1287.638647778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7614">
                <text:p>67614</text:p>
              </table:table-cell>
              <table:table-cell office:value-type="float" office:value="127642.808452624">
                <text:p>127642.808452624</text:p>
              </table:table-cell>
              <table:table-cell office:value-type="float" office:value="9889.72219288053">
                <text:p>9889.72219288053</text:p>
              </table:table-cell>
              <table:table-cell office:value-type="float" office:value="563.735274548941">
                <text:p>563.7352745489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668">
                <text:p>36668</text:p>
              </table:table-cell>
              <table:table-cell office:value-type="float" office:value="196770.093457944">
                <text:p>196770.093457944</text:p>
              </table:table-cell>
              <table:table-cell office:value-type="float" office:value="18801.9289158778">
                <text:p>18801.9289158778</text:p>
              </table:table-cell>
              <table:table-cell office:value-type="float" office:value="1220.61568786596">
                <text:p>1220.615687865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472">
                <text:p>27472</text:p>
              </table:table-cell>
              <table:table-cell office:value-type="float" office:value="260509.293680297">
                <text:p>260509.293680297</text:p>
              </table:table-cell>
              <table:table-cell office:value-type="float" office:value="27643.7869822485">
                <text:p>27643.7869822485</text:p>
              </table:table-cell>
              <table:table-cell office:value-type="float" office:value="3413.06253652835">
                <text:p>3413.062536528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436">
                <text:p>14436</text:p>
              </table:table-cell>
              <table:table-cell office:value-type="float" office:value="312823.529411765">
                <text:p>312823.529411765</text:p>
              </table:table-cell>
              <table:table-cell office:value-type="float" office:value="53989.847715736">
                <text:p>53989.847715736</text:p>
              </table:table-cell>
              <table:table-cell office:value-type="float" office:value="7738.08657693707">
                <text:p>7738.086576937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604">
                <text:p>21604</text:p>
              </table:table-cell>
              <table:table-cell office:value-type="float" office:value="316158.536585366">
                <text:p>316158.536585366</text:p>
              </table:table-cell>
              <table:table-cell office:value-type="float" office:value="34247.0277410832">
                <text:p>34247.0277410832</text:p>
              </table:table-cell>
              <table:table-cell office:value-type="float" office:value="4604.38682177427">
                <text:p>4604.386821774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40">
                <text:p>30540</text:p>
              </table:table-cell>
              <table:table-cell office:value-type="float" office:value="290124.060150376">
                <text:p>290124.060150376</text:p>
              </table:table-cell>
              <table:table-cell office:value-type="float" office:value="24514.9301143583">
                <text:p>24514.9301143583</text:p>
              </table:table-cell>
              <table:table-cell office:value-type="float" office:value="3689.13427984129">
                <text:p>3689.134279841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546">
                <text:p>23546</text:p>
              </table:table-cell>
              <table:table-cell office:value-type="float" office:value="334938.053097345">
                <text:p>334938.053097345</text:p>
              </table:table-cell>
              <table:table-cell office:value-type="float" office:value="71411.320754717">
                <text:p>71411.320754717</text:p>
              </table:table-cell>
              <table:table-cell office:value-type="float" office:value="8698.68995633188">
                <text:p>8698.689956331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662">
                <text:p>36662</text:p>
              </table:table-cell>
              <table:table-cell office:value-type="float" office:value="207745.901639344">
                <text:p>207745.901639344</text:p>
              </table:table-cell>
              <table:table-cell office:value-type="float" office:value="17515.5494125777">
                <text:p>17515.5494125777</text:p>
              </table:table-cell>
              <table:table-cell office:value-type="float" office:value="2149.24740301039">
                <text:p>2149.247403010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6638">
                <text:p>76638</text:p>
              </table:table-cell>
              <table:table-cell office:value-type="float" office:value="92554.0349221331">
                <text:p>92554.0349221331</text:p>
              </table:table-cell>
              <table:table-cell office:value-type="float" office:value="8948.80452637343">
                <text:p>8948.80452637343</text:p>
              </table:table-cell>
              <table:table-cell office:value-type="float" office:value="1262.14379488764">
                <text:p>1262.143794887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4188">
                <text:p>64188</text:p>
              </table:table-cell>
              <table:table-cell office:value-type="float" office:value="112338.797814208">
                <text:p>112338.797814208</text:p>
              </table:table-cell>
              <table:table-cell office:value-type="float" office:value="11951.4570162052">
                <text:p>11951.4570162052</text:p>
              </table:table-cell>
              <table:table-cell office:value-type="float" office:value="1146.03468820336">
                <text:p>1146.034688203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202">
                <text:p>16202</text:p>
              </table:table-cell>
              <table:table-cell office:value-type="float" office:value="408741.176470588">
                <text:p>408741.176470588</text:p>
              </table:table-cell>
              <table:table-cell office:value-type="float" office:value="53533.1278890601">
                <text:p>53533.1278890601</text:p>
              </table:table-cell>
              <table:table-cell office:value-type="float" office:value="6744.90390215492">
                <text:p>6744.903902154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9142">
                <text:p>39142</text:p>
              </table:table-cell>
              <table:table-cell office:value-type="float" office:value="193395.881006865">
                <text:p>193395.881006865</text:p>
              </table:table-cell>
              <table:table-cell office:value-type="float" office:value="21081.0675979047">
                <text:p>21081.0675979047</text:p>
              </table:table-cell>
              <table:table-cell office:value-type="float" office:value="3186.68225180046">
                <text:p>3186.682251800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044">
                <text:p>32044</text:p>
              </table:table-cell>
              <table:table-cell office:value-type="float" office:value="236580.281690141">
                <text:p>236580.281690141</text:p>
              </table:table-cell>
              <table:table-cell office:value-type="float" office:value="22859.5536200327">
                <text:p>22859.5536200327</text:p>
              </table:table-cell>
              <table:table-cell office:value-type="float" office:value="2562.1110433191">
                <text:p>2562.11104331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544">
                <text:p>41544</text:p>
              </table:table-cell>
              <table:table-cell office:value-type="float" office:value="182060.606060606">
                <text:p>182060.606060606</text:p>
              </table:table-cell>
              <table:table-cell office:value-type="float" office:value="22857.4773192859">
                <text:p>22857.4773192859</text:p>
              </table:table-cell>
              <table:table-cell office:value-type="float" office:value="2770.92276581403">
                <text:p>2770.922765814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6242">
                <text:p>46242</text:p>
              </table:table-cell>
              <table:table-cell office:value-type="float" office:value="179238.310708899">
                <text:p>179238.310708899</text:p>
              </table:table-cell>
              <table:table-cell office:value-type="float" office:value="16148.2538388368">
                <text:p>16148.2538388368</text:p>
              </table:table-cell>
              <table:table-cell office:value-type="float" office:value="1824.21749075112">
                <text:p>1824.217490751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1472">
                <text:p>71472</text:p>
              </table:table-cell>
              <table:table-cell office:value-type="float" office:value="106990.349819059">
                <text:p>106990.349819059</text:p>
              </table:table-cell>
              <table:table-cell office:value-type="float" office:value="9930.58276885182">
                <text:p>9930.58276885182</text:p>
              </table:table-cell>
              <table:table-cell office:value-type="float" office:value="796.571048802831">
                <text:p>796.57104880283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081">
                <text:p>38081</text:p>
              </table:table-cell>
              <table:table-cell office:value-type="float" office:value="228283.333333333">
                <text:p>228283.333333333</text:p>
              </table:table-cell>
              <table:table-cell office:value-type="float" office:value="21033.4766584767">
                <text:p>21033.4766584767</text:p>
              </table:table-cell>
              <table:table-cell office:value-type="float" office:value="3696.69653460002">
                <text:p>3696.696534600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078">
                <text:p>18078</text:p>
              </table:table-cell>
              <table:table-cell office:value-type="float" office:value="391569.76744186">
                <text:p>391569.76744186</text:p>
              </table:table-cell>
              <table:table-cell office:value-type="float" office:value="56691.9191919192">
                <text:p>56691.9191919192</text:p>
              </table:table-cell>
              <table:table-cell office:value-type="float" office:value="8249.63253307202">
                <text:p>8249.632533072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030">
                <text:p>65030</text:p>
              </table:table-cell>
              <table:table-cell office:value-type="float" office:value="112024.968789014">
                <text:p>112024.968789014</text:p>
              </table:table-cell>
              <table:table-cell office:value-type="float" office:value="10548.0192782415">
                <text:p>10548.0192782415</text:p>
              </table:table-cell>
              <table:table-cell office:value-type="float" office:value="1024.94046157273">
                <text:p>1024.940461572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7824">
                <text:p>67824</text:p>
              </table:table-cell>
              <table:table-cell office:value-type="float" office:value="119782.071097372">
                <text:p>119782.071097372</text:p>
              </table:table-cell>
              <table:table-cell office:value-type="float" office:value="11150.1330839508">
                <text:p>11150.1330839508</text:p>
              </table:table-cell>
              <table:table-cell office:value-type="float" office:value="1597.52226253298">
                <text:p>1597.522262532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0598">
                <text:p>100598</text:p>
              </table:table-cell>
              <table:table-cell office:value-type="float" office:value="71921.1093161012">
                <text:p>71921.1093161012</text:p>
              </table:table-cell>
              <table:table-cell office:value-type="float" office:value="6597.71278960628">
                <text:p>6597.71278960628</text:p>
              </table:table-cell>
              <table:table-cell office:value-type="float" office:value="890.181558846662">
                <text:p>890.1815588466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000">
                <text:p>42000</text:p>
              </table:table-cell>
              <table:table-cell office:value-type="float" office:value="200302.721088435">
                <text:p>200302.721088435</text:p>
              </table:table-cell>
              <table:table-cell office:value-type="float" office:value="15041.8901660281">
                <text:p>15041.8901660281</text:p>
              </table:table-cell>
              <table:table-cell office:value-type="float" office:value="1040.78188100351">
                <text:p>1040.781881003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850">
                <text:p>33850</text:p>
              </table:table-cell>
              <table:table-cell office:value-type="float" office:value="237339.350180505">
                <text:p>237339.350180505</text:p>
              </table:table-cell>
              <table:table-cell office:value-type="float" office:value="25700.9382329945">
                <text:p>25700.9382329945</text:p>
              </table:table-cell>
              <table:table-cell office:value-type="float" office:value="3767.50716332378">
                <text:p>3767.507163323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1640">
                <text:p>141640</text:p>
              </table:table-cell>
              <table:table-cell office:value-type="float" office:value="48139.2056626032">
                <text:p>48139.2056626032</text:p>
              </table:table-cell>
              <table:table-cell office:value-type="float" office:value="4140.12580885171">
                <text:p>4140.12580885171</text:p>
              </table:table-cell>
              <table:table-cell office:value-type="float" office:value="547.878625134264">
                <text:p>547.8786251342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7501">
                <text:p>127501</text:p>
              </table:table-cell>
              <table:table-cell office:value-type="float" office:value="54455.4186009284">
                <text:p>54455.4186009284</text:p>
              </table:table-cell>
              <table:table-cell office:value-type="float" office:value="4236.03172824287">
                <text:p>4236.03172824287</text:p>
              </table:table-cell>
              <table:table-cell office:value-type="float" office:value="380.97131261367">
                <text:p>380.971312613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4038">
                <text:p>54038</text:p>
              </table:table-cell>
              <table:table-cell office:value-type="float" office:value="158364.217252396">
                <text:p>158364.217252396</text:p>
              </table:table-cell>
              <table:table-cell office:value-type="float" office:value="11648.4411718628">
                <text:p>11648.4411718628</text:p>
              </table:table-cell>
              <table:table-cell office:value-type="float" office:value="1196.84177485171">
                <text:p>1196.841774851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8302">
                <text:p>68302</text:p>
              </table:table-cell>
              <table:table-cell office:value-type="float" office:value="106638.554216867">
                <text:p>106638.554216867</text:p>
              </table:table-cell>
              <table:table-cell office:value-type="float" office:value="9860.73975044563">
                <text:p>9860.73975044563</text:p>
              </table:table-cell>
              <table:table-cell office:value-type="float" office:value="1489.51566759786">
                <text:p>1489.515667597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8798">
                <text:p>58798</text:p>
              </table:table-cell>
              <table:table-cell office:value-type="float" office:value="155033.526011561">
                <text:p>155033.526011561</text:p>
              </table:table-cell>
              <table:table-cell office:value-type="float" office:value="14609.870356248">
                <text:p>14609.870356248</text:p>
              </table:table-cell>
              <table:table-cell office:value-type="float" office:value="2044.26829268293">
                <text:p>2044.268292682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7022">
                <text:p>47022</text:p>
              </table:table-cell>
              <table:table-cell office:value-type="float" office:value="186418.960244648">
                <text:p>186418.960244648</text:p>
              </table:table-cell>
              <table:table-cell office:value-type="float" office:value="15450.2597896338">
                <text:p>15450.2597896338</text:p>
              </table:table-cell>
              <table:table-cell office:value-type="float" office:value="2197.59183820614">
                <text:p>2197.591838206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522">
                <text:p>82522</text:p>
              </table:table-cell>
              <table:table-cell office:value-type="float" office:value="88084.7610459874">
                <text:p>88084.7610459874</text:p>
              </table:table-cell>
              <table:table-cell office:value-type="float" office:value="8241.45785876993">
                <text:p>8241.45785876993</text:p>
              </table:table-cell>
              <table:table-cell office:value-type="float" office:value="1071.05970067431">
                <text:p>1071.059700674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7737">
                <text:p>127737</text:p>
              </table:table-cell>
              <table:table-cell office:value-type="float" office:value="53346.0754332314">
                <text:p>53346.0754332314</text:p>
              </table:table-cell>
              <table:table-cell office:value-type="float" office:value="5120.09588102925">
                <text:p>5120.09588102925</text:p>
              </table:table-cell>
              <table:table-cell office:value-type="float" office:value="403.186249332292">
                <text:p>403.1862493322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156">
                <text:p>55156</text:p>
              </table:table-cell>
              <table:table-cell office:value-type="float" office:value="159054.329371817">
                <text:p>159054.329371817</text:p>
              </table:table-cell>
              <table:table-cell office:value-type="float" office:value="20571.5854194115">
                <text:p>20571.5854194115</text:p>
              </table:table-cell>
              <table:table-cell office:value-type="float" office:value="3054.94684667058">
                <text:p>3054.946846670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7960">
                <text:p>57960</text:p>
              </table:table-cell>
              <table:table-cell office:value-type="float" office:value="149631.23844732">
                <text:p>149631.23844732</text:p>
              </table:table-cell>
              <table:table-cell office:value-type="float" office:value="10535.6282943971">
                <text:p>10535.6282943971</text:p>
              </table:table-cell>
              <table:table-cell office:value-type="float" office:value="1574.77458199185">
                <text:p>1574.774581991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864">
                <text:p>22864</text:p>
              </table:table-cell>
              <table:table-cell office:value-type="float" office:value="267610.687022901">
                <text:p>267610.687022901</text:p>
              </table:table-cell>
              <table:table-cell office:value-type="float" office:value="47631.7934782609">
                <text:p>47631.7934782609</text:p>
              </table:table-cell>
              <table:table-cell office:value-type="float" office:value="8701.16654256639">
                <text:p>8701.166542566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8743">
                <text:p>158743</text:p>
              </table:table-cell>
              <table:table-cell office:value-type="float" office:value="42194.2748894969">
                <text:p>42194.2748894969</text:p>
              </table:table-cell>
              <table:table-cell office:value-type="float" office:value="4045.34401517521">
                <text:p>4045.34401517521</text:p>
              </table:table-cell>
              <table:table-cell office:value-type="float" office:value="527.798511637949">
                <text:p>527.7985116379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5142">
                <text:p>125142</text:p>
              </table:table-cell>
              <table:table-cell office:value-type="float" office:value="55520.1873385013">
                <text:p>55520.1873385013</text:p>
              </table:table-cell>
              <table:table-cell office:value-type="float" office:value="4389.94521842398">
                <text:p>4389.94521842398</text:p>
              </table:table-cell>
              <table:table-cell office:value-type="float" office:value="624.478437228093">
                <text:p>624.4784372280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626">
                <text:p>51626</text:p>
              </table:table-cell>
              <table:table-cell office:value-type="float" office:value="185445.035460993">
                <text:p>185445.035460993</text:p>
              </table:table-cell>
              <table:table-cell office:value-type="float" office:value="18640.3493138478">
                <text:p>18640.3493138478</text:p>
              </table:table-cell>
              <table:table-cell office:value-type="float" office:value="2458.99750787605">
                <text:p>2458.997507876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1698">
                <text:p>71698</text:p>
              </table:table-cell>
              <table:table-cell office:value-type="float" office:value="120838.301716351">
                <text:p>120838.301716351</text:p>
              </table:table-cell>
              <table:table-cell office:value-type="float" office:value="15178.4863270169">
                <text:p>15178.4863270169</text:p>
              </table:table-cell>
              <table:table-cell office:value-type="float" office:value="2107.87727895873">
                <text:p>2107.877278958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4528">
                <text:p>54528</text:p>
              </table:table-cell>
              <table:table-cell office:value-type="float" office:value="160395.256916996">
                <text:p>160395.256916996</text:p>
              </table:table-cell>
              <table:table-cell office:value-type="float" office:value="16212.5449460647">
                <text:p>16212.5449460647</text:p>
              </table:table-cell>
              <table:table-cell office:value-type="float" office:value="496.869566637009">
                <text:p>496.8695666370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3168">
                <text:p>183168</text:p>
              </table:table-cell>
              <table:table-cell office:value-type="float" office:value="37764.0096834932">
                <text:p>37764.0096834932</text:p>
              </table:table-cell>
              <table:table-cell office:value-type="float" office:value="3791.5631414065">
                <text:p>3791.5631414065</text:p>
              </table:table-cell>
              <table:table-cell office:value-type="float" office:value="569.847141307024">
                <text:p>569.8471413070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2058">
                <text:p>172058</text:p>
              </table:table-cell>
              <table:table-cell office:value-type="float" office:value="38990.2971497878">
                <text:p>38990.2971497878</text:p>
              </table:table-cell>
              <table:table-cell office:value-type="float" office:value="3670.13512301332">
                <text:p>3670.13512301332</text:p>
              </table:table-cell>
              <table:table-cell office:value-type="float" office:value="425.582112246673">
                <text:p>425.5821122466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4056">
                <text:p>84056</text:p>
              </table:table-cell>
              <table:table-cell office:value-type="float" office:value="85647.8243188288">
                <text:p>85647.8243188288</text:p>
              </table:table-cell>
              <table:table-cell office:value-type="float" office:value="8346.53033725677">
                <text:p>8346.53033725677</text:p>
              </table:table-cell>
              <table:table-cell office:value-type="float" office:value="1189.20383963862">
                <text:p>1189.203839638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0112">
                <text:p>160112</text:p>
              </table:table-cell>
              <table:table-cell office:value-type="float" office:value="42071.5509422554">
                <text:p>42071.5509422554</text:p>
              </table:table-cell>
              <table:table-cell office:value-type="float" office:value="3878.62684071166">
                <text:p>3878.62684071166</text:p>
              </table:table-cell>
              <table:table-cell office:value-type="float" office:value="581.47853071776">
                <text:p>581.478530717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656">
                <text:p>34656</text:p>
              </table:table-cell>
              <table:table-cell office:value-type="float" office:value="211084.375">
                <text:p>211084.375</text:p>
              </table:table-cell>
              <table:table-cell office:value-type="float" office:value="28512.8746306458">
                <text:p>28512.8746306458</text:p>
              </table:table-cell>
              <table:table-cell office:value-type="float" office:value="3262.19453298561">
                <text:p>3262.194532985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466">
                <text:p>172466</text:p>
              </table:table-cell>
              <table:table-cell office:value-type="float" office:value="40306.2710961094">
                <text:p>40306.2710961094</text:p>
              </table:table-cell>
              <table:table-cell office:value-type="float" office:value="3835.25334911043">
                <text:p>3835.25334911043</text:p>
              </table:table-cell>
              <table:table-cell office:value-type="float" office:value="470.497478855671">
                <text:p>470.4974788556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0984">
                <text:p>50984</text:p>
              </table:table-cell>
              <table:table-cell office:value-type="float" office:value="150224.032586558">
                <text:p>150224.032586558</text:p>
              </table:table-cell>
              <table:table-cell office:value-type="float" office:value="13713.8607418425">
                <text:p>13713.8607418425</text:p>
              </table:table-cell>
              <table:table-cell office:value-type="float" office:value="1640.93437152392">
                <text:p>1640.934371523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7226">
                <text:p>47226</text:p>
              </table:table-cell>
              <table:table-cell office:value-type="float" office:value="177149.677419355">
                <text:p>177149.677419355</text:p>
              </table:table-cell>
              <table:table-cell office:value-type="float" office:value="12547.1577408152">
                <text:p>12547.1577408152</text:p>
              </table:table-cell>
              <table:table-cell office:value-type="float" office:value="1226.98470860554">
                <text:p>1226.984708605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4028">
                <text:p>164028</text:p>
              </table:table-cell>
              <table:table-cell office:value-type="float" office:value="42172.4137931034">
                <text:p>42172.4137931034</text:p>
              </table:table-cell>
              <table:table-cell office:value-type="float" office:value="4326.08230350685">
                <text:p>4326.08230350685</text:p>
              </table:table-cell>
              <table:table-cell office:value-type="float" office:value="660.12424751866">
                <text:p>660.124247518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268">
                <text:p>29268</text:p>
              </table:table-cell>
              <table:table-cell office:value-type="float" office:value="285301.587301587">
                <text:p>285301.587301587</text:p>
              </table:table-cell>
              <table:table-cell office:value-type="float" office:value="37681.3417190776">
                <text:p>37681.3417190776</text:p>
              </table:table-cell>
              <table:table-cell office:value-type="float" office:value="4711.81405103111">
                <text:p>4711.814051031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8674">
                <text:p>178674</text:p>
              </table:table-cell>
              <table:table-cell office:value-type="float" office:value="39107.7639456429">
                <text:p>39107.7639456429</text:p>
              </table:table-cell>
              <table:table-cell office:value-type="float" office:value="3887.06173492519">
                <text:p>3887.06173492519</text:p>
              </table:table-cell>
              <table:table-cell office:value-type="float" office:value="559.704324291242">
                <text:p>559.7043242912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8669">
                <text:p>198669</text:p>
              </table:table-cell>
              <table:table-cell office:value-type="float" office:value="33384.3624928531">
                <text:p>33384.3624928531</text:p>
              </table:table-cell>
              <table:table-cell office:value-type="float" office:value="3594.59480257639">
                <text:p>3594.59480257639</text:p>
              </table:table-cell>
              <table:table-cell office:value-type="float" office:value="524.081090450925">
                <text:p>524.0810904509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3144">
                <text:p>53144</text:p>
              </table:table-cell>
              <table:table-cell office:value-type="float" office:value="139172.348484848">
                <text:p>139172.348484848</text:p>
              </table:table-cell>
              <table:table-cell office:value-type="float" office:value="12681.5083268617">
                <text:p>12681.5083268617</text:p>
              </table:table-cell>
              <table:table-cell office:value-type="float" office:value="1241.36125212221">
                <text:p>1241.361252122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8940">
                <text:p>138940</text:p>
              </table:table-cell>
              <table:table-cell office:value-type="float" office:value="49477.4859287054">
                <text:p>49477.4859287054</text:p>
              </table:table-cell>
              <table:table-cell office:value-type="float" office:value="3982.75080906149">
                <text:p>3982.75080906149</text:p>
              </table:table-cell>
              <table:table-cell office:value-type="float" office:value="700.990155405983">
                <text:p>700.9901554059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2164">
                <text:p>142164</text:p>
              </table:table-cell>
              <table:table-cell office:value-type="float" office:value="49778.2128373654">
                <text:p>49778.2128373654</text:p>
              </table:table-cell>
              <table:table-cell office:value-type="float" office:value="4449.60562007025">
                <text:p>4449.60562007025</text:p>
              </table:table-cell>
              <table:table-cell office:value-type="float" office:value="700.150075431098">
                <text:p>700.1500754310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4414">
                <text:p>64414</text:p>
              </table:table-cell>
              <table:table-cell office:value-type="float" office:value="113798.592788039">
                <text:p>113798.592788039</text:p>
              </table:table-cell>
              <table:table-cell office:value-type="float" office:value="9907.2741194487">
                <text:p>9907.2741194487</text:p>
              </table:table-cell>
              <table:table-cell office:value-type="float" office:value="1576.60720378223">
                <text:p>1576.607203782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8401">
                <text:p>158401</text:p>
              </table:table-cell>
              <table:table-cell office:value-type="float" office:value="43775.4822285323">
                <text:p>43775.4822285323</text:p>
              </table:table-cell>
              <table:table-cell office:value-type="float" office:value="3091.98232279571">
                <text:p>3091.98232279571</text:p>
              </table:table-cell>
              <table:table-cell office:value-type="float" office:value="299.232039879846">
                <text:p>299.2320398798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6906">
                <text:p>46906</text:p>
              </table:table-cell>
              <table:table-cell office:value-type="float" office:value="169302.973977695">
                <text:p>169302.973977695</text:p>
              </table:table-cell>
              <table:table-cell office:value-type="float" office:value="20281.6744600312">
                <text:p>20281.6744600312</text:p>
              </table:table-cell>
              <table:table-cell office:value-type="float" office:value="2316.09326925522">
                <text:p>2316.093269255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1996">
                <text:p>21996</text:p>
              </table:table-cell>
              <table:table-cell office:value-type="float" office:value="438560.43956044">
                <text:p>438560.43956044</text:p>
              </table:table-cell>
              <table:table-cell office:value-type="float" office:value="52511.8421052632">
                <text:p>52511.8421052632</text:p>
              </table:table-cell>
              <table:table-cell office:value-type="float" office:value="5290.86570330107">
                <text:p>5290.865703301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176">
                <text:p>40176</text:p>
              </table:table-cell>
              <table:table-cell office:value-type="float" office:value="214482.323232323">
                <text:p>214482.323232323</text:p>
              </table:table-cell>
              <table:table-cell office:value-type="float" office:value="20141.0955655679">
                <text:p>20141.0955655679</text:p>
              </table:table-cell>
              <table:table-cell office:value-type="float" office:value="2563.53374381263">
                <text:p>2563.533743812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3460">
                <text:p>43460</text:p>
              </table:table-cell>
              <table:table-cell office:value-type="float" office:value="172191.082802548">
                <text:p>172191.082802548</text:p>
              </table:table-cell>
              <table:table-cell office:value-type="float" office:value="19936.5781710914">
                <text:p>19936.5781710914</text:p>
              </table:table-cell>
              <table:table-cell office:value-type="float" office:value="2393.23654390935">
                <text:p>2393.236543909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7214">
                <text:p>97214</text:p>
              </table:table-cell>
              <table:table-cell office:value-type="float" office:value="79631.1066799601">
                <text:p>79631.1066799601</text:p>
              </table:table-cell>
              <table:table-cell office:value-type="float" office:value="7226.52833489158">
                <text:p>7226.52833489158</text:p>
              </table:table-cell>
              <table:table-cell office:value-type="float" office:value="1112.31292011735">
                <text:p>1112.312920117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9995">
                <text:p>209995</text:p>
              </table:table-cell>
              <table:table-cell office:value-type="float" office:value="32047.8066719201">
                <text:p>32047.8066719201</text:p>
              </table:table-cell>
              <table:table-cell office:value-type="float" office:value="3349.48970837537">
                <text:p>3349.48970837537</text:p>
              </table:table-cell>
              <table:table-cell office:value-type="float" office:value="183.948077931349">
                <text:p>183.9480779313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7292">
                <text:p>77292</text:p>
              </table:table-cell>
              <table:table-cell office:value-type="float" office:value="92746.7585089141">
                <text:p>92746.7585089141</text:p>
              </table:table-cell>
              <table:table-cell office:value-type="float" office:value="7492.35704232267">
                <text:p>7492.35704232267</text:p>
              </table:table-cell>
              <table:table-cell office:value-type="float" office:value="752.714585429697">
                <text:p>752.7145854296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638">
                <text:p>36638</text:p>
              </table:table-cell>
              <table:table-cell office:value-type="float" office:value="230538.288288288">
                <text:p>230538.288288288</text:p>
              </table:table-cell>
              <table:table-cell office:value-type="float" office:value="19914.2023346304">
                <text:p>19914.2023346304</text:p>
              </table:table-cell>
              <table:table-cell office:value-type="float" office:value="2992.42822896568">
                <text:p>2992.428228965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936">
                <text:p>38936</text:p>
              </table:table-cell>
              <table:table-cell office:value-type="float" office:value="212554.307116105">
                <text:p>212554.307116105</text:p>
              </table:table-cell>
              <table:table-cell office:value-type="float" office:value="38139.7849462366">
                <text:p>38139.7849462366</text:p>
              </table:table-cell>
              <table:table-cell office:value-type="float" office:value="4783.14369995786">
                <text:p>4783.143699957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0525">
                <text:p>120525</text:p>
              </table:table-cell>
              <table:table-cell office:value-type="float" office:value="56925.0871080139">
                <text:p>56925.0871080139</text:p>
              </table:table-cell>
              <table:table-cell office:value-type="float" office:value="6490.53980235388">
                <text:p>6490.53980235388</text:p>
              </table:table-cell>
              <table:table-cell office:value-type="float" office:value="959.614685702329">
                <text:p>959.6146857023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3708">
                <text:p>133708</text:p>
              </table:table-cell>
              <table:table-cell office:value-type="float" office:value="51164.6058732612">
                <text:p>51164.6058732612</text:p>
              </table:table-cell>
              <table:table-cell office:value-type="float" office:value="4665.22449899941">
                <text:p>4665.22449899941</text:p>
              </table:table-cell>
              <table:table-cell office:value-type="float" office:value="657.171444056007">
                <text:p>657.1714440560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1010">
                <text:p>141010</text:p>
              </table:table-cell>
              <table:table-cell office:value-type="float" office:value="50299.082831757">
                <text:p>50299.082831757</text:p>
              </table:table-cell>
              <table:table-cell office:value-type="float" office:value="4313.6283751398">
                <text:p>4313.6283751398</text:p>
              </table:table-cell>
              <table:table-cell office:value-type="float" office:value="652.787748710185">
                <text:p>652.7877487101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4978">
                <text:p>134978</text:p>
              </table:table-cell>
              <table:table-cell office:value-type="float" office:value="51553.6361103371">
                <text:p>51553.6361103371</text:p>
              </table:table-cell>
              <table:table-cell office:value-type="float" office:value="4556.67335705754">
                <text:p>4556.67335705754</text:p>
              </table:table-cell>
              <table:table-cell office:value-type="float" office:value="705.398398780023">
                <text:p>705.3983987800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4892">
                <text:p>244892</text:p>
              </table:table-cell>
              <table:table-cell office:value-type="float" office:value="27085.1547543076">
                <text:p>27085.1547543076</text:p>
              </table:table-cell>
              <table:table-cell office:value-type="float" office:value="1975.36462908771">
                <text:p>1975.36462908771</text:p>
              </table:table-cell>
              <table:table-cell office:value-type="float" office:value="114.089181151703">
                <text:p>114.0891811517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8448">
                <text:p>168448</text:p>
              </table:table-cell>
              <table:table-cell office:value-type="float" office:value="40506.6149408137">
                <text:p>40506.6149408137</text:p>
              </table:table-cell>
              <table:table-cell office:value-type="float" office:value="4016.30338297663">
                <text:p>4016.30338297663</text:p>
              </table:table-cell>
              <table:table-cell office:value-type="float" office:value="238.267652863538">
                <text:p>238.2676528635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2283">
                <text:p>142283</text:p>
              </table:table-cell>
              <table:table-cell office:value-type="float" office:value="47958.8775378249">
                <text:p>47958.8775378249</text:p>
              </table:table-cell>
              <table:table-cell office:value-type="float" office:value="4595.72727948648">
                <text:p>4595.72727948648</text:p>
              </table:table-cell>
              <table:table-cell office:value-type="float" office:value="276.555365733073">
                <text:p>276.5553657330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0091">
                <text:p>280091</text:p>
              </table:table-cell>
              <table:table-cell office:value-type="float" office:value="23239.0376063845">
                <text:p>23239.0376063845</text:p>
              </table:table-cell>
              <table:table-cell office:value-type="float" office:value="1828.26799127022">
                <text:p>1828.26799127022</text:p>
              </table:table-cell>
              <table:table-cell office:value-type="float" office:value="268.414718849725">
                <text:p>268.4147188497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336">
                <text:p>18336</text:p>
              </table:table-cell>
              <table:table-cell office:value-type="float" office:value="350706.349206349">
                <text:p>350706.349206349</text:p>
              </table:table-cell>
              <table:table-cell office:value-type="float" office:value="54757.1251548947">
                <text:p>54757.1251548947</text:p>
              </table:table-cell>
              <table:table-cell office:value-type="float" office:value="6826.66460682836">
                <text:p>6826.664606828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184">
                <text:p>29184</text:p>
              </table:table-cell>
              <table:table-cell office:value-type="float" office:value="274681.632653061">
                <text:p>274681.632653061</text:p>
              </table:table-cell>
              <table:table-cell office:value-type="float" office:value="27637.3716632444">
                <text:p>27637.3716632444</text:p>
              </table:table-cell>
              <table:table-cell office:value-type="float" office:value="4125.36014221786">
                <text:p>4125.360142217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7202">
                <text:p>127202</text:p>
              </table:table-cell>
              <table:table-cell office:value-type="float" office:value="54760.510805501">
                <text:p>54760.510805501</text:p>
              </table:table-cell>
              <table:table-cell office:value-type="float" office:value="5073.09393371312">
                <text:p>5073.09393371312</text:p>
              </table:table-cell>
              <table:table-cell office:value-type="float" office:value="890.255548706287">
                <text:p>890.2555487062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1976">
                <text:p>61976</text:p>
              </table:table-cell>
              <table:table-cell office:value-type="float" office:value="129623.804463337">
                <text:p>129623.804463337</text:p>
              </table:table-cell>
              <table:table-cell office:value-type="float" office:value="13392.1826965305">
                <text:p>13392.1826965305</text:p>
              </table:table-cell>
              <table:table-cell office:value-type="float" office:value="1770.66790541031">
                <text:p>1770.667905410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808">
                <text:p>8808</text:p>
              </table:table-cell>
              <table:table-cell office:value-type="float" office:value="405718.75">
                <text:p>405718.75</text:p>
              </table:table-cell>
              <table:table-cell office:value-type="float" office:value="44010.1694915254">
                <text:p>44010.1694915254</text:p>
              </table:table-cell>
              <table:table-cell office:value-type="float" office:value="7228.84187082405">
                <text:p>7228.841870824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3428">
                <text:p>183428</text:p>
              </table:table-cell>
              <table:table-cell office:value-type="float" office:value="37781.6662725625">
                <text:p>37781.6662725625</text:p>
              </table:table-cell>
              <table:table-cell office:value-type="float" office:value="3899.60868539445">
                <text:p>3899.60868539445</text:p>
              </table:table-cell>
              <table:table-cell office:value-type="float" office:value="381.386126639646">
                <text:p>381.3861266396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8438">
                <text:p>88438</text:p>
              </table:table-cell>
              <table:table-cell office:value-type="float" office:value="86656.4651874522">
                <text:p>86656.4651874522</text:p>
              </table:table-cell>
              <table:table-cell office:value-type="float" office:value="8244.88607410643">
                <text:p>8244.88607410643</text:p>
              </table:table-cell>
              <table:table-cell office:value-type="float" office:value="1139.93548484498">
                <text:p>1139.935484844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2993">
                <text:p>92993</text:p>
              </table:table-cell>
              <table:table-cell office:value-type="float" office:value="80243.2695426533">
                <text:p>80243.2695426533</text:p>
              </table:table-cell>
              <table:table-cell office:value-type="float" office:value="6822.48145390364">
                <text:p>6822.48145390364</text:p>
              </table:table-cell>
              <table:table-cell office:value-type="float" office:value="760.748232588032">
                <text:p>760.7482325880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1914">
                <text:p>211914</text:p>
              </table:table-cell>
              <table:table-cell office:value-type="float" office:value="31066.2105751391">
                <text:p>31066.2105751391</text:p>
              </table:table-cell>
              <table:table-cell office:value-type="float" office:value="2576.32872075468">
                <text:p>2576.32872075468</text:p>
              </table:table-cell>
              <table:table-cell office:value-type="float" office:value="332.273153175053">
                <text:p>332.2731531750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1390">
                <text:p>81390</text:p>
              </table:table-cell>
              <table:table-cell office:value-type="float" office:value="102231.951560317">
                <text:p>102231.951560317</text:p>
              </table:table-cell>
              <table:table-cell office:value-type="float" office:value="8439.72776560157">
                <text:p>8439.72776560157</text:p>
              </table:table-cell>
              <table:table-cell office:value-type="float" office:value="1240.48830111902">
                <text:p>1240.488301119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0421">
                <text:p>160421</text:p>
              </table:table-cell>
              <table:table-cell office:value-type="float" office:value="41399.3431456027">
                <text:p>41399.3431456027</text:p>
              </table:table-cell>
              <table:table-cell office:value-type="float" office:value="4758.65829616476">
                <text:p>4758.65829616476</text:p>
              </table:table-cell>
              <table:table-cell office:value-type="float" office:value="683.678409362552">
                <text:p>683.6784093625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1346">
                <text:p>61346</text:p>
              </table:table-cell>
              <table:table-cell office:value-type="float" office:value="141478.260869565">
                <text:p>141478.260869565</text:p>
              </table:table-cell>
              <table:table-cell office:value-type="float" office:value="18966.8488160291">
                <text:p>18966.8488160291</text:p>
              </table:table-cell>
              <table:table-cell office:value-type="float" office:value="2694.54507814926">
                <text:p>2694.545078149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7073">
                <text:p>87073</text:p>
              </table:table-cell>
              <table:table-cell office:value-type="float" office:value="80262.2467771639">
                <text:p>80262.2467771639</text:p>
              </table:table-cell>
              <table:table-cell office:value-type="float" office:value="7995.01027296742">
                <text:p>7995.01027296742</text:p>
              </table:table-cell>
              <table:table-cell office:value-type="float" office:value="315.165434662818">
                <text:p>315.1654346628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5700">
                <text:p>345700</text:p>
              </table:table-cell>
              <table:table-cell office:value-type="float" office:value="18945.0512155992">
                <text:p>18945.0512155992</text:p>
              </table:table-cell>
              <table:table-cell office:value-type="float" office:value="2249.61898621023">
                <text:p>2249.61898621023</text:p>
              </table:table-cell>
              <table:table-cell office:value-type="float" office:value="369.667324872974">
                <text:p>369.6673248729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0674">
                <text:p>190674</text:p>
              </table:table-cell>
              <table:table-cell office:value-type="float" office:value="36122.4805004247">
                <text:p>36122.4805004247</text:p>
              </table:table-cell>
              <table:table-cell office:value-type="float" office:value="3066.81091004458">
                <text:p>3066.81091004458</text:p>
              </table:table-cell>
              <table:table-cell office:value-type="float" office:value="542.744855962303">
                <text:p>542.7448559623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4918">
                <text:p>224918</text:p>
              </table:table-cell>
              <table:table-cell office:value-type="float" office:value="29939.489647566">
                <text:p>29939.489647566</text:p>
              </table:table-cell>
              <table:table-cell office:value-type="float" office:value="1869.68908591698">
                <text:p>1869.68908591698</text:p>
              </table:table-cell>
              <table:table-cell office:value-type="float" office:value="383.919066255921">
                <text:p>383.9190662559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0310">
                <text:p>190310</text:p>
              </table:table-cell>
              <table:table-cell office:value-type="float" office:value="35798.3157596773">
                <text:p>35798.3157596773</text:p>
              </table:table-cell>
              <table:table-cell office:value-type="float" office:value="2681.6902304426">
                <text:p>2681.6902304426</text:p>
              </table:table-cell>
              <table:table-cell office:value-type="float" office:value="502.694500396995">
                <text:p>502.6945003969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0726">
                <text:p>90726</text:p>
              </table:table-cell>
              <table:table-cell office:value-type="float" office:value="77034.1463414634">
                <text:p>77034.1463414634</text:p>
              </table:table-cell>
              <table:table-cell office:value-type="float" office:value="5946.82800692893">
                <text:p>5946.82800692893</text:p>
              </table:table-cell>
              <table:table-cell office:value-type="float" office:value="1043.51503510982">
                <text:p>1043.515035109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6764">
                <text:p>36764</text:p>
              </table:table-cell>
              <table:table-cell office:value-type="float" office:value="242010.840108401">
                <text:p>242010.840108401</text:p>
              </table:table-cell>
              <table:table-cell office:value-type="float" office:value="22460.2615694165">
                <text:p>22460.2615694165</text:p>
              </table:table-cell>
              <table:table-cell office:value-type="float" office:value="1795.73697969033">
                <text:p>1795.736979690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002">
                <text:p>78002</text:p>
              </table:table-cell>
              <table:table-cell office:value-type="float" office:value="91718.75">
                <text:p>91718.75</text:p>
              </table:table-cell>
              <table:table-cell office:value-type="float" office:value="6951.07510127766">
                <text:p>6951.07510127766</text:p>
              </table:table-cell>
              <table:table-cell office:value-type="float" office:value="1077.32952103125">
                <text:p>1077.329521031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326">
                <text:p>46326</text:p>
              </table:table-cell>
              <table:table-cell office:value-type="float" office:value="197944.444444444">
                <text:p>197944.444444444</text:p>
              </table:table-cell>
              <table:table-cell office:value-type="float" office:value="18896.671543526">
                <text:p>18896.671543526</text:p>
              </table:table-cell>
              <table:table-cell office:value-type="float" office:value="2336.65762098598">
                <text:p>2336.657620985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0544">
                <text:p>130544</text:p>
              </table:table-cell>
              <table:table-cell office:value-type="float" office:value="52296.5644520159">
                <text:p>52296.5644520159</text:p>
              </table:table-cell>
              <table:table-cell office:value-type="float" office:value="4524.01537573532">
                <text:p>4524.01537573532</text:p>
              </table:table-cell>
              <table:table-cell office:value-type="float" office:value="642.819999162397">
                <text:p>642.8199991623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852">
                <text:p>28852</text:p>
              </table:table-cell>
              <table:table-cell office:value-type="float" office:value="275134.275618375">
                <text:p>275134.275618375</text:p>
              </table:table-cell>
              <table:table-cell office:value-type="float" office:value="24539.237314844">
                <text:p>24539.237314844</text:p>
              </table:table-cell>
              <table:table-cell office:value-type="float" office:value="3353.41745983892">
                <text:p>3353.417459838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3414">
                <text:p>33414</text:p>
              </table:table-cell>
              <table:table-cell office:value-type="float" office:value="268399.141630901">
                <text:p>268399.141630901</text:p>
              </table:table-cell>
              <table:table-cell office:value-type="float" office:value="31425.6281407035">
                <text:p>31425.6281407035</text:p>
              </table:table-cell>
              <table:table-cell office:value-type="float" office:value="4797.25375882173">
                <text:p>4797.253758821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9820">
                <text:p>209820</text:p>
              </table:table-cell>
              <table:table-cell office:value-type="float" office:value="31834.3356167965">
                <text:p>31834.3356167965</text:p>
              </table:table-cell>
              <table:table-cell office:value-type="float" office:value="3026.61854050453">
                <text:p>3026.61854050453</text:p>
              </table:table-cell>
              <table:table-cell office:value-type="float" office:value="380.963585651536">
                <text:p>380.9635856515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482">
                <text:p>15482</text:p>
              </table:table-cell>
              <table:table-cell office:value-type="float" office:value="493264.705882353">
                <text:p>493264.705882353</text:p>
              </table:table-cell>
              <table:table-cell office:value-type="float" office:value="60436.036036036">
                <text:p>60436.036036036</text:p>
              </table:table-cell>
              <table:table-cell office:value-type="float" office:value="7465.39060761184">
                <text:p>7465.390607611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8761">
                <text:p>48761</text:p>
              </table:table-cell>
              <table:table-cell office:value-type="float" office:value="181416.819012797">
                <text:p>181416.819012797</text:p>
              </table:table-cell>
              <table:table-cell office:value-type="float" office:value="18930.7516215185">
                <text:p>18930.7516215185</text:p>
              </table:table-cell>
              <table:table-cell office:value-type="float" office:value="2668.54008121118">
                <text:p>2668.540081211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3583">
                <text:p>83583</text:p>
              </table:table-cell>
              <table:table-cell office:value-type="float" office:value="87353.8522637014">
                <text:p>87353.8522637014</text:p>
              </table:table-cell>
              <table:table-cell office:value-type="float" office:value="7891.96656022389">
                <text:p>7891.96656022389</text:p>
              </table:table-cell>
              <table:table-cell office:value-type="float" office:value="1117.04899217405">
                <text:p>1117.048992174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9620">
                <text:p>49620</text:p>
              </table:table-cell>
              <table:table-cell office:value-type="float" office:value="166471.198156682">
                <text:p>166471.198156682</text:p>
              </table:table-cell>
              <table:table-cell office:value-type="float" office:value="11972.5743640732">
                <text:p>11972.5743640732</text:p>
              </table:table-cell>
              <table:table-cell office:value-type="float" office:value="1679.9046677905">
                <text:p>1679.90466779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8602">
                <text:p>128602</text:p>
              </table:table-cell>
              <table:table-cell office:value-type="float" office:value="54589.312406577">
                <text:p>54589.312406577</text:p>
              </table:table-cell>
              <table:table-cell office:value-type="float" office:value="5582.00229270157">
                <text:p>5582.00229270157</text:p>
              </table:table-cell>
              <table:table-cell office:value-type="float" office:value="458.954948388343">
                <text:p>458.95494838834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6300">
                <text:p>96300</text:p>
              </table:table-cell>
              <table:table-cell office:value-type="float" office:value="74407.4717636837">
                <text:p>74407.4717636837</text:p>
              </table:table-cell>
              <table:table-cell office:value-type="float" office:value="9771.02110667427">
                <text:p>9771.02110667427</text:p>
              </table:table-cell>
              <table:table-cell office:value-type="float" office:value="1484.33221255503">
                <text:p>1484.332212555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414">
                <text:p>81414</text:p>
              </table:table-cell>
              <table:table-cell office:value-type="float" office:value="101334.663625998">
                <text:p>101334.663625998</text:p>
              </table:table-cell>
              <table:table-cell office:value-type="float" office:value="8951.50080580177">
                <text:p>8951.50080580177</text:p>
              </table:table-cell>
              <table:table-cell office:value-type="float" office:value="1193.78194493885">
                <text:p>1193.7819449388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6292">
                <text:p>196292</text:p>
              </table:table-cell>
              <table:table-cell office:value-type="float" office:value="35124.4441538059">
                <text:p>35124.4441538059</text:p>
              </table:table-cell>
              <table:table-cell office:value-type="float" office:value="2744.32993904589">
                <text:p>2744.32993904589</text:p>
              </table:table-cell>
              <table:table-cell office:value-type="float" office:value="432.004960887169">
                <text:p>432.0049608871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3556">
                <text:p>63556</text:p>
              </table:table-cell>
              <table:table-cell office:value-type="float" office:value="116521.098459478">
                <text:p>116521.098459478</text:p>
              </table:table-cell>
              <table:table-cell office:value-type="float" office:value="10047.1267686977">
                <text:p>10047.1267686977</text:p>
              </table:table-cell>
              <table:table-cell office:value-type="float" office:value="1344.56080689415">
                <text:p>1344.560806894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3412">
                <text:p>63412</text:p>
              </table:table-cell>
              <table:table-cell office:value-type="float" office:value="139324.420677362">
                <text:p>139324.420677362</text:p>
              </table:table-cell>
              <table:table-cell office:value-type="float" office:value="11388.7512749526">
                <text:p>11388.7512749526</text:p>
              </table:table-cell>
              <table:table-cell office:value-type="float" office:value="1506.22446619903">
                <text:p>1506.224466199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9709">
                <text:p>109709</text:p>
              </table:table-cell>
              <table:table-cell office:value-type="float" office:value="63472.3063608827">
                <text:p>63472.3063608827</text:p>
              </table:table-cell>
              <table:table-cell office:value-type="float" office:value="5367.16062934504">
                <text:p>5367.16062934504</text:p>
              </table:table-cell>
              <table:table-cell office:value-type="float" office:value="778.006141965323">
                <text:p>778.0061419653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1222">
                <text:p>91222</text:p>
              </table:table-cell>
              <table:table-cell office:value-type="float" office:value="91268.5950413223">
                <text:p>91268.5950413223</text:p>
              </table:table-cell>
              <table:table-cell office:value-type="float" office:value="7315.39289558665">
                <text:p>7315.39289558665</text:p>
              </table:table-cell>
              <table:table-cell office:value-type="float" office:value="1400.42639867484">
                <text:p>1400.426398674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1008">
                <text:p>101008</text:p>
              </table:table-cell>
              <table:table-cell office:value-type="float" office:value="82199.0577149588">
                <text:p>82199.0577149588</text:p>
              </table:table-cell>
              <table:table-cell office:value-type="float" office:value="5980.93115934266">
                <text:p>5980.93115934266</text:p>
              </table:table-cell>
              <table:table-cell office:value-type="float" office:value="855.012803077639">
                <text:p>855.0128030776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1818">
                <text:p>131818</text:p>
              </table:table-cell>
              <table:table-cell office:value-type="float" office:value="53392.0250195465">
                <text:p>53392.0250195465</text:p>
              </table:table-cell>
              <table:table-cell office:value-type="float" office:value="4172.06744868035">
                <text:p>4172.06744868035</text:p>
              </table:table-cell>
              <table:table-cell office:value-type="float" office:value="616.037744359546">
                <text:p>616.0377443595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1296">
                <text:p>61296</text:p>
              </table:table-cell>
              <table:table-cell office:value-type="float" office:value="138585.554600172">
                <text:p>138585.554600172</text:p>
              </table:table-cell>
              <table:table-cell office:value-type="float" office:value="11771.472392638">
                <text:p>11771.472392638</text:p>
              </table:table-cell>
              <table:table-cell office:value-type="float" office:value="1664.92779373179">
                <text:p>1664.927793731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444">
                <text:p>14444</text:p>
              </table:table-cell>
              <table:table-cell office:value-type="float" office:value="418444.444444444">
                <text:p>418444.444444444</text:p>
              </table:table-cell>
              <table:table-cell office:value-type="float" office:value="66328.7671232877">
                <text:p>66328.7671232877</text:p>
              </table:table-cell>
              <table:table-cell office:value-type="float" office:value="6848.65629420085">
                <text:p>6848.656294200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0998">
                <text:p>200998</text:p>
              </table:table-cell>
              <table:table-cell office:value-type="float" office:value="33184.9950187754">
                <text:p>33184.9950187754</text:p>
              </table:table-cell>
              <table:table-cell office:value-type="float" office:value="3268.28182195555">
                <text:p>3268.28182195555</text:p>
              </table:table-cell>
              <table:table-cell office:value-type="float" office:value="465.252529159468">
                <text:p>465.2525291594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2812">
                <text:p>82812</text:p>
              </table:table-cell>
              <table:table-cell office:value-type="float" office:value="104713.20397539">
                <text:p>104713.20397539</text:p>
              </table:table-cell>
              <table:table-cell office:value-type="float" office:value="7902.67161940139">
                <text:p>7902.67161940139</text:p>
              </table:table-cell>
              <table:table-cell office:value-type="float" office:value="1105.1290888113">
                <text:p>1105.12908881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3982">
                <text:p>53982</text:p>
              </table:table-cell>
              <table:table-cell office:value-type="float" office:value="149010.920436817">
                <text:p>149010.920436817</text:p>
              </table:table-cell>
              <table:table-cell office:value-type="float" office:value="14604.8929663609">
                <text:p>14604.8929663609</text:p>
              </table:table-cell>
              <table:table-cell office:value-type="float" office:value="2801.3021673461">
                <text:p>2801.30216734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6892">
                <text:p>146892</text:p>
              </table:table-cell>
              <table:table-cell office:value-type="float" office:value="46568.9082369114">
                <text:p>46568.9082369114</text:p>
              </table:table-cell>
              <table:table-cell office:value-type="float" office:value="4279.84838913455">
                <text:p>4279.84838913455</text:p>
              </table:table-cell>
              <table:table-cell office:value-type="float" office:value="585.671577279112">
                <text:p>585.6715772791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7416">
                <text:p>127416</text:p>
              </table:table-cell>
              <table:table-cell office:value-type="float" office:value="60509.1252359975">
                <text:p>60509.1252359975</text:p>
              </table:table-cell>
              <table:table-cell office:value-type="float" office:value="8045.94142259414">
                <text:p>8045.94142259414</text:p>
              </table:table-cell>
              <table:table-cell office:value-type="float" office:value="1419.81260936658">
                <text:p>1419.812609366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2667">
                <text:p>122667</text:p>
              </table:table-cell>
              <table:table-cell office:value-type="float" office:value="56423.7214363439">
                <text:p>56423.7214363439</text:p>
              </table:table-cell>
              <table:table-cell office:value-type="float" office:value="6046.90269614703">
                <text:p>6046.90269614703</text:p>
              </table:table-cell>
              <table:table-cell office:value-type="float" office:value="982.373379711199">
                <text:p>982.3733797111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1808">
                <text:p>61808</text:p>
              </table:table-cell>
              <table:table-cell office:value-type="float" office:value="128905.747126437">
                <text:p>128905.747126437</text:p>
              </table:table-cell>
              <table:table-cell office:value-type="float" office:value="10544.1895449417">
                <text:p>10544.1895449417</text:p>
              </table:table-cell>
              <table:table-cell office:value-type="float" office:value="867.020920200183">
                <text:p>867.0209202001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1534">
                <text:p>51534</text:p>
              </table:table-cell>
              <table:table-cell office:value-type="float" office:value="157168.304668305">
                <text:p>157168.304668305</text:p>
              </table:table-cell>
              <table:table-cell office:value-type="float" office:value="14345.7053150931">
                <text:p>14345.7053150931</text:p>
              </table:table-cell>
              <table:table-cell office:value-type="float" office:value="2295.20990312164">
                <text:p>2295.209903121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1267">
                <text:p>41267</text:p>
              </table:table-cell>
              <table:table-cell office:value-type="float" office:value="233417.417417417">
                <text:p>233417.417417417</text:p>
              </table:table-cell>
              <table:table-cell office:value-type="float" office:value="25987.2952189903">
                <text:p>25987.2952189903</text:p>
              </table:table-cell>
              <table:table-cell office:value-type="float" office:value="3393.05046272045">
                <text:p>3393.050462720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2102">
                <text:p>62102</text:p>
              </table:table-cell>
              <table:table-cell office:value-type="float" office:value="135390.984360626">
                <text:p>135390.984360626</text:p>
              </table:table-cell>
              <table:table-cell office:value-type="float" office:value="10979.5583407938">
                <text:p>10979.5583407938</text:p>
              </table:table-cell>
              <table:table-cell office:value-type="float" office:value="1772.27842003854">
                <text:p>1772.278420038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928">
                <text:p>5928</text:p>
              </table:table-cell>
              <table:table-cell office:value-type="float" office:value="758076.923076923">
                <text:p>758076.923076923</text:p>
              </table:table-cell>
              <table:table-cell office:value-type="float" office:value="52420.2127659575">
                <text:p>52420.2127659575</text:p>
              </table:table-cell>
              <table:table-cell office:value-type="float" office:value="8760">
                <text:p>876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8492">
                <text:p>278492</text:p>
              </table:table-cell>
              <table:table-cell office:value-type="float" office:value="24372.8873394819">
                <text:p>24372.8873394819</text:p>
              </table:table-cell>
              <table:table-cell office:value-type="float" office:value="2772.27096592848">
                <text:p>2772.27096592848</text:p>
              </table:table-cell>
              <table:table-cell office:value-type="float" office:value="380.580744742427">
                <text:p>380.5807447424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3648">
                <text:p>113648</text:p>
              </table:table-cell>
              <table:table-cell office:value-type="float" office:value="62380.0176444641">
                <text:p>62380.0176444641</text:p>
              </table:table-cell>
              <table:table-cell office:value-type="float" office:value="5862.87597686615">
                <text:p>5862.87597686615</text:p>
              </table:table-cell>
              <table:table-cell office:value-type="float" office:value="686.389714019454">
                <text:p>686.3897140194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4388">
                <text:p>34388</text:p>
              </table:table-cell>
              <table:table-cell office:value-type="float" office:value="254973.607038123">
                <text:p>254973.607038123</text:p>
              </table:table-cell>
              <table:table-cell office:value-type="float" office:value="17420.5570026047">
                <text:p>17420.5570026047</text:p>
              </table:table-cell>
              <table:table-cell office:value-type="float" office:value="1519.53022597389">
                <text:p>1519.530225973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2666">
                <text:p>62666</text:p>
              </table:table-cell>
              <table:table-cell office:value-type="float" office:value="118507.194244604">
                <text:p>118507.194244604</text:p>
              </table:table-cell>
              <table:table-cell office:value-type="float" office:value="10273.4813521267">
                <text:p>10273.4813521267</text:p>
              </table:table-cell>
              <table:table-cell office:value-type="float" office:value="1319.29872334973">
                <text:p>1319.298723349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2314">
                <text:p>82314</text:p>
              </table:table-cell>
              <table:table-cell office:value-type="float" office:value="87156.546881454">
                <text:p>87156.546881454</text:p>
              </table:table-cell>
              <table:table-cell office:value-type="float" office:value="6892.46749853008">
                <text:p>6892.46749853008</text:p>
              </table:table-cell>
              <table:table-cell office:value-type="float" office:value="1122.96368832524">
                <text:p>1122.963688325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8404">
                <text:p>68404</text:p>
              </table:table-cell>
              <table:table-cell office:value-type="float" office:value="112151.639344262">
                <text:p>112151.639344262</text:p>
              </table:table-cell>
              <table:table-cell office:value-type="float" office:value="9344.60217571589">
                <text:p>9344.60217571589</text:p>
              </table:table-cell>
              <table:table-cell office:value-type="float" office:value="1201.5141631332">
                <text:p>1201.51416313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3299">
                <text:p>63299</text:p>
              </table:table-cell>
              <table:table-cell office:value-type="float" office:value="116724.444444444">
                <text:p>116724.444444444</text:p>
              </table:table-cell>
              <table:table-cell office:value-type="float" office:value="11123.6764083016">
                <text:p>11123.6764083016</text:p>
              </table:table-cell>
              <table:table-cell office:value-type="float" office:value="1063.71000405022">
                <text:p>1063.7100040502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474">
                <text:p>87474</text:p>
              </table:table-cell>
              <table:table-cell office:value-type="float" office:value="84832.4803821221">
                <text:p>84832.4803821221</text:p>
              </table:table-cell>
              <table:table-cell office:value-type="float" office:value="6910.61700944969">
                <text:p>6910.61700944969</text:p>
              </table:table-cell>
              <table:table-cell office:value-type="float" office:value="1056.840834612">
                <text:p>1056.8408346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9442">
                <text:p>139442</text:p>
              </table:table-cell>
              <table:table-cell office:value-type="float" office:value="49789.4016425499">
                <text:p>49789.4016425499</text:p>
              </table:table-cell>
              <table:table-cell office:value-type="float" office:value="6725.56063287461">
                <text:p>6725.56063287461</text:p>
              </table:table-cell>
              <table:table-cell office:value-type="float" office:value="974.849918833655">
                <text:p>974.8499188336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090">
                <text:p>36090</text:p>
              </table:table-cell>
              <table:table-cell office:value-type="float" office:value="215229.314420804">
                <text:p>215229.314420804</text:p>
              </table:table-cell>
              <table:table-cell office:value-type="float" office:value="20771.6176135067">
                <text:p>20771.6176135067</text:p>
              </table:table-cell>
              <table:table-cell office:value-type="float" office:value="2910.45682682779">
                <text:p>2910.4568268277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3770">
                <text:p>83770</text:p>
              </table:table-cell>
              <table:table-cell office:value-type="float" office:value="100383.048620237">
                <text:p>100383.048620237</text:p>
              </table:table-cell>
              <table:table-cell office:value-type="float" office:value="9469.04245429191">
                <text:p>9469.04245429191</text:p>
              </table:table-cell>
              <table:table-cell office:value-type="float" office:value="1479.50922859412">
                <text:p>1479.509228594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2084">
                <text:p>122084</text:p>
              </table:table-cell>
              <table:table-cell office:value-type="float" office:value="57227.2574689493">
                <text:p>57227.2574689493</text:p>
              </table:table-cell>
              <table:table-cell office:value-type="float" office:value="4886.35386511508">
                <text:p>4886.35386511508</text:p>
              </table:table-cell>
              <table:table-cell office:value-type="float" office:value="668.076126506532">
                <text:p>668.0761265065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1438">
                <text:p>31438</text:p>
              </table:table-cell>
              <table:table-cell office:value-type="float" office:value="224141.221374046">
                <text:p>224141.221374046</text:p>
              </table:table-cell>
              <table:table-cell office:value-type="float" office:value="32807.2625698324">
                <text:p>32807.2625698324</text:p>
              </table:table-cell>
              <table:table-cell office:value-type="float" office:value="3379.66160220994">
                <text:p>3379.661602209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7694">
                <text:p>217694</text:p>
              </table:table-cell>
              <table:table-cell office:value-type="float" office:value="34502.9681978799">
                <text:p>34502.9681978799</text:p>
              </table:table-cell>
              <table:table-cell office:value-type="float" office:value="3348.14870694089">
                <text:p>3348.14870694089</text:p>
              </table:table-cell>
              <table:table-cell office:value-type="float" office:value="526.924903404062">
                <text:p>526.9249034040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0355">
                <text:p>110355</text:p>
              </table:table-cell>
              <table:table-cell office:value-type="float" office:value="65884.3116328709">
                <text:p>65884.3116328709</text:p>
              </table:table-cell>
              <table:table-cell office:value-type="float" office:value="4953.82689499109">
                <text:p>4953.82689499109</text:p>
              </table:table-cell>
              <table:table-cell office:value-type="float" office:value="775.612048235155">
                <text:p>775.6120482351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4814">
                <text:p>64814</text:p>
              </table:table-cell>
              <table:table-cell office:value-type="float" office:value="117130.827067669">
                <text:p>117130.827067669</text:p>
              </table:table-cell>
              <table:table-cell office:value-type="float" office:value="12797.5026698431">
                <text:p>12797.5026698431</text:p>
              </table:table-cell>
              <table:table-cell office:value-type="float" office:value="1477.19967001394">
                <text:p>1477.199670013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090">
                <text:p>24090</text:p>
              </table:table-cell>
              <table:table-cell office:value-type="float" office:value="353245.033112583">
                <text:p>353245.033112583</text:p>
              </table:table-cell>
              <table:table-cell office:value-type="float" office:value="42468.152866242">
                <text:p>42468.152866242</text:p>
              </table:table-cell>
              <table:table-cell office:value-type="float" office:value="5390.05658852061">
                <text:p>5390.056588520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430">
                <text:p>46430</text:p>
              </table:table-cell>
              <table:table-cell office:value-type="float" office:value="193727.540500736">
                <text:p>193727.540500736</text:p>
              </table:table-cell>
              <table:table-cell office:value-type="float" office:value="15050.4576659039">
                <text:p>15050.4576659039</text:p>
              </table:table-cell>
              <table:table-cell office:value-type="float" office:value="2264.43449819246">
                <text:p>2264.434498192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0226">
                <text:p>110226</text:p>
              </table:table-cell>
              <table:table-cell office:value-type="float" office:value="64413.0761523046">
                <text:p>64413.0761523046</text:p>
              </table:table-cell>
              <table:table-cell office:value-type="float" office:value="6564.6413071228">
                <text:p>6564.6413071228</text:p>
              </table:table-cell>
              <table:table-cell office:value-type="float" office:value="1010.68316438631">
                <text:p>1010.683164386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2084">
                <text:p>112084</text:p>
              </table:table-cell>
              <table:table-cell office:value-type="float" office:value="65082.8415796641">
                <text:p>65082.8415796641</text:p>
              </table:table-cell>
              <table:table-cell office:value-type="float" office:value="5286.48857917151">
                <text:p>5286.48857917151</text:p>
              </table:table-cell>
              <table:table-cell office:value-type="float" office:value="591.956550011457">
                <text:p>591.95655001145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67790">
                <text:p>267790</text:p>
              </table:table-cell>
              <table:table-cell office:value-type="float" office:value="24888.9611797875">
                <text:p>24888.9611797875</text:p>
              </table:table-cell>
              <table:table-cell office:value-type="float" office:value="2098.49784688339">
                <text:p>2098.49784688339</text:p>
              </table:table-cell>
              <table:table-cell office:value-type="float" office:value="358.508150255431">
                <text:p>358.5081502554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0638">
                <text:p>110638</text:p>
              </table:table-cell>
              <table:table-cell office:value-type="float" office:value="70897.7955911824">
                <text:p>70897.7955911824</text:p>
              </table:table-cell>
              <table:table-cell office:value-type="float" office:value="8402.32751454697">
                <text:p>8402.32751454697</text:p>
              </table:table-cell>
              <table:table-cell office:value-type="float" office:value="879.874651810585">
                <text:p>879.8746518105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6318">
                <text:p>196318</text:p>
              </table:table-cell>
              <table:table-cell office:value-type="float" office:value="34360.9988109394">
                <text:p>34360.9988109394</text:p>
              </table:table-cell>
              <table:table-cell office:value-type="float" office:value="3776.18064448684">
                <text:p>3776.18064448684</text:p>
              </table:table-cell>
              <table:table-cell office:value-type="float" office:value="520.059652856846">
                <text:p>520.0596528568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6596">
                <text:p>106596</text:p>
              </table:table-cell>
              <table:table-cell office:value-type="float" office:value="66781.64160401">
                <text:p>66781.64160401</text:p>
              </table:table-cell>
              <table:table-cell office:value-type="float" office:value="8338.23586935263">
                <text:p>8338.23586935263</text:p>
              </table:table-cell>
              <table:table-cell office:value-type="float" office:value="1155.95937247501">
                <text:p>1155.959372475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8940">
                <text:p>158940</text:p>
              </table:table-cell>
              <table:table-cell office:value-type="float" office:value="42182.7656084146">
                <text:p>42182.7656084146</text:p>
              </table:table-cell>
              <table:table-cell office:value-type="float" office:value="3854.98606652792">
                <text:p>3854.98606652792</text:p>
              </table:table-cell>
              <table:table-cell office:value-type="float" office:value="406.113346444952">
                <text:p>406.1133464449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6008">
                <text:p>76008</text:p>
              </table:table-cell>
              <table:table-cell office:value-type="float" office:value="94696.9552806851">
                <text:p>94696.9552806851</text:p>
              </table:table-cell>
              <table:table-cell office:value-type="float" office:value="7524.4953504196">
                <text:p>7524.4953504196</text:p>
              </table:table-cell>
              <table:table-cell office:value-type="float" office:value="1306.51640258871">
                <text:p>1306.516402588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908">
                <text:p>6908</text:p>
              </table:table-cell>
              <table:table-cell office:value-type="float" office:value="543095.238095238">
                <text:p>543095.238095238</text:p>
              </table:table-cell>
              <table:table-cell office:value-type="float" office:value="33057.9710144928">
                <text:p>33057.9710144928</text:p>
              </table:table-cell>
              <table:table-cell office:value-type="float" office:value="7680.13468013468">
                <text:p>7680.134680134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7784">
                <text:p>77784</text:p>
              </table:table-cell>
              <table:table-cell office:value-type="float" office:value="93334.691798268">
                <text:p>93334.691798268</text:p>
              </table:table-cell>
              <table:table-cell office:value-type="float" office:value="9183.75939849624">
                <text:p>9183.75939849624</text:p>
              </table:table-cell>
              <table:table-cell office:value-type="float" office:value="1414.90462583983">
                <text:p>1414.904625839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994">
                <text:p>15994</text:p>
              </table:table-cell>
              <table:table-cell office:value-type="float" office:value="486633.802816901">
                <text:p>486633.802816901</text:p>
              </table:table-cell>
              <table:table-cell office:value-type="float" office:value="59061.5384615385">
                <text:p>59061.5384615385</text:p>
              </table:table-cell>
              <table:table-cell office:value-type="float" office:value="8437.36263736264">
                <text:p>8437.362637362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682">
                <text:p>19682</text:p>
              </table:table-cell>
              <table:table-cell office:value-type="float" office:value="342844.036697248">
                <text:p>342844.036697248</text:p>
              </table:table-cell>
              <table:table-cell office:value-type="float" office:value="56111.1111111111">
                <text:p>56111.1111111111</text:p>
              </table:table-cell>
              <table:table-cell office:value-type="float" office:value="8903.97903264236">
                <text:p>8903.979032642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4594">
                <text:p>84594</text:p>
              </table:table-cell>
              <table:table-cell office:value-type="float" office:value="85853.262919653">
                <text:p>85853.262919653</text:p>
              </table:table-cell>
              <table:table-cell office:value-type="float" office:value="7423.73931763324">
                <text:p>7423.73931763324</text:p>
              </table:table-cell>
              <table:table-cell office:value-type="float" office:value="563.310109272712">
                <text:p>563.3101092727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7944">
                <text:p>277944</text:p>
              </table:table-cell>
              <table:table-cell office:value-type="float" office:value="23725.6199634056">
                <text:p>23725.6199634056</text:p>
              </table:table-cell>
              <table:table-cell office:value-type="float" office:value="2876.72526103129">
                <text:p>2876.72526103129</text:p>
              </table:table-cell>
              <table:table-cell office:value-type="float" office:value="273.676467748577">
                <text:p>273.6764677485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296">
                <text:p>17296</text:p>
              </table:table-cell>
              <table:table-cell office:value-type="float" office:value="372773.58490566">
                <text:p>372773.58490566</text:p>
              </table:table-cell>
              <table:table-cell office:value-type="float" office:value="59152.6946107784">
                <text:p>59152.6946107784</text:p>
              </table:table-cell>
              <table:table-cell office:value-type="float" office:value="7632.60575622948">
                <text:p>7632.605756229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5578">
                <text:p>85578</text:p>
              </table:table-cell>
              <table:table-cell office:value-type="float" office:value="91784.1634738186">
                <text:p>91784.1634738186</text:p>
              </table:table-cell>
              <table:table-cell office:value-type="float" office:value="12727.707429381">
                <text:p>12727.707429381</text:p>
              </table:table-cell>
              <table:table-cell office:value-type="float" office:value="1830.02724656872">
                <text:p>1830.027246568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4824">
                <text:p>254824</text:p>
              </table:table-cell>
              <table:table-cell office:value-type="float" office:value="25820.4526530921">
                <text:p>25820.4526530921</text:p>
              </table:table-cell>
              <table:table-cell office:value-type="float" office:value="2148.28950020153">
                <text:p>2148.28950020153</text:p>
              </table:table-cell>
              <table:table-cell office:value-type="float" office:value="321.048470588235">
                <text:p>321.04847058823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6588">
                <text:p>136588</text:p>
              </table:table-cell>
              <table:table-cell office:value-type="float" office:value="51712.7963439017">
                <text:p>51712.7963439017</text:p>
              </table:table-cell>
              <table:table-cell office:value-type="float" office:value="3964.27593908407">
                <text:p>3964.27593908407</text:p>
              </table:table-cell>
              <table:table-cell office:value-type="float" office:value="566.924535421334">
                <text:p>566.9245354213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3442">
                <text:p>173442</text:p>
              </table:table-cell>
              <table:table-cell office:value-type="float" office:value="39802.5198320112">
                <text:p>39802.5198320112</text:p>
              </table:table-cell>
              <table:table-cell office:value-type="float" office:value="3630.02178945935">
                <text:p>3630.02178945935</text:p>
              </table:table-cell>
              <table:table-cell office:value-type="float" office:value="525.449852461945">
                <text:p>525.4498524619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182">
                <text:p>13182</text:p>
              </table:table-cell>
              <table:table-cell office:value-type="float" office:value="370941.860465116">
                <text:p>370941.860465116</text:p>
              </table:table-cell>
              <table:table-cell office:value-type="float" office:value="60879.7709923664">
                <text:p>60879.7709923664</text:p>
              </table:table-cell>
              <table:table-cell office:value-type="float" office:value="8092.59259259259">
                <text:p>8092.592592592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1094">
                <text:p>21094</text:p>
              </table:table-cell>
              <table:table-cell office:value-type="float" office:value="449549.54954955">
                <text:p>449549.54954955</text:p>
              </table:table-cell>
              <table:table-cell office:value-type="float" office:value="39666.1367249603">
                <text:p>39666.1367249603</text:p>
              </table:table-cell>
              <table:table-cell office:value-type="float" office:value="5577.91191594009">
                <text:p>5577.911915940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1643">
                <text:p>91643</text:p>
              </table:table-cell>
              <table:table-cell office:value-type="float" office:value="77930.3135888502">
                <text:p>77930.3135888502</text:p>
              </table:table-cell>
              <table:table-cell office:value-type="float" office:value="8485.54084815783">
                <text:p>8485.54084815783</text:p>
              </table:table-cell>
              <table:table-cell office:value-type="float" office:value="772.25626014264">
                <text:p>772.256260142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316">
                <text:p>16316</text:p>
              </table:table-cell>
              <table:table-cell office:value-type="float" office:value="316967.741935484">
                <text:p>316967.741935484</text:p>
              </table:table-cell>
              <table:table-cell office:value-type="float" office:value="60159.1836734694">
                <text:p>60159.1836734694</text:p>
              </table:table-cell>
              <table:table-cell office:value-type="float" office:value="7941.27155172414">
                <text:p>7941.271551724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8076">
                <text:p>118076</text:p>
              </table:table-cell>
              <table:table-cell office:value-type="float" office:value="58799.0919409762">
                <text:p>58799.0919409762</text:p>
              </table:table-cell>
              <table:table-cell office:value-type="float" office:value="5518.67897727273">
                <text:p>5518.67897727273</text:p>
              </table:table-cell>
              <table:table-cell office:value-type="float" office:value="800.113267775318">
                <text:p>800.1132677753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9356">
                <text:p>79356</text:p>
              </table:table-cell>
              <table:table-cell office:value-type="float" office:value="86700.8474576271">
                <text:p>86700.8474576271</text:p>
              </table:table-cell>
              <table:table-cell office:value-type="float" office:value="8099.03419886004">
                <text:p>8099.03419886004</text:p>
              </table:table-cell>
              <table:table-cell office:value-type="float" office:value="309.973776740226">
                <text:p>309.9737767402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6726">
                <text:p>56726</text:p>
              </table:table-cell>
              <table:table-cell office:value-type="float" office:value="147930.010604454">
                <text:p>147930.010604454</text:p>
              </table:table-cell>
              <table:table-cell office:value-type="float" office:value="12011.1933872912">
                <text:p>12011.1933872912</text:p>
              </table:table-cell>
              <table:table-cell office:value-type="float" office:value="1456.47225876506">
                <text:p>1456.472258765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8506">
                <text:p>48506</text:p>
              </table:table-cell>
              <table:table-cell office:value-type="float" office:value="179837.259100642">
                <text:p>179837.259100642</text:p>
              </table:table-cell>
              <table:table-cell office:value-type="float" office:value="23865.8709860756">
                <text:p>23865.8709860756</text:p>
              </table:table-cell>
              <table:table-cell office:value-type="float" office:value="3119.87815297745">
                <text:p>3119.8781529774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2550">
                <text:p>52550</text:p>
              </table:table-cell>
              <table:table-cell office:value-type="float" office:value="141674.86631016">
                <text:p>141674.86631016</text:p>
              </table:table-cell>
              <table:table-cell office:value-type="float" office:value="12619.4150709727">
                <text:p>12619.4150709727</text:p>
              </table:table-cell>
              <table:table-cell office:value-type="float" office:value="1088.83920498446">
                <text:p>1088.839204984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072">
                <text:p>100072</text:p>
              </table:table-cell>
              <table:table-cell office:value-type="float" office:value="70645.7523598001">
                <text:p>70645.7523598001</text:p>
              </table:table-cell>
              <table:table-cell office:value-type="float" office:value="5595.98003210696">
                <text:p>5595.98003210696</text:p>
              </table:table-cell>
              <table:table-cell office:value-type="float" office:value="927.861440291705">
                <text:p>927.8614402917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1432">
                <text:p>51432</text:p>
              </table:table-cell>
              <table:table-cell office:value-type="float" office:value="162379.921259843">
                <text:p>162379.921259843</text:p>
              </table:table-cell>
              <table:table-cell office:value-type="float" office:value="21254.5735635146">
                <text:p>21254.5735635146</text:p>
              </table:table-cell>
              <table:table-cell office:value-type="float" office:value="3144.35465426546">
                <text:p>3144.354654265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13554">
                <text:p>313554</text:p>
              </table:table-cell>
              <table:table-cell office:value-type="float" office:value="20927.1250038763">
                <text:p>20927.1250038763</text:p>
              </table:table-cell>
              <table:table-cell office:value-type="float" office:value="2113.16459422137">
                <text:p>2113.16459422137</text:p>
              </table:table-cell>
              <table:table-cell office:value-type="float" office:value="333.618749255356">
                <text:p>333.6187492553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8358">
                <text:p>158358</text:p>
              </table:table-cell>
              <table:table-cell office:value-type="float" office:value="43414.1762026442">
                <text:p>43414.1762026442</text:p>
              </table:table-cell>
              <table:table-cell office:value-type="float" office:value="3720.707253442">
                <text:p>3720.707253442</text:p>
              </table:table-cell>
              <table:table-cell office:value-type="float" office:value="550.668658314897">
                <text:p>550.6686583148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9878">
                <text:p>29878</text:p>
              </table:table-cell>
              <table:table-cell office:value-type="float" office:value="247539.568345324">
                <text:p>247539.568345324</text:p>
              </table:table-cell>
              <table:table-cell office:value-type="float" office:value="21538.6541471049">
                <text:p>21538.6541471049</text:p>
              </table:table-cell>
              <table:table-cell office:value-type="float" office:value="3857.18289333557">
                <text:p>3857.1828933355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924">
                <text:p>26924</text:p>
              </table:table-cell>
              <table:table-cell office:value-type="float" office:value="253774.336283186">
                <text:p>253774.336283186</text:p>
              </table:table-cell>
              <table:table-cell office:value-type="float" office:value="33500.5841121495">
                <text:p>33500.5841121495</text:p>
              </table:table-cell>
              <table:table-cell office:value-type="float" office:value="4315.82511851908">
                <text:p>4315.825118519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8889">
                <text:p>208889</text:p>
              </table:table-cell>
              <table:table-cell office:value-type="float" office:value="31753.6798387589">
                <text:p>31753.6798387589</text:p>
              </table:table-cell>
              <table:table-cell office:value-type="float" office:value="3050.80538684975">
                <text:p>3050.80538684975</text:p>
              </table:table-cell>
              <table:table-cell office:value-type="float" office:value="468.203079549937">
                <text:p>468.2030795499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676">
                <text:p>23676</text:p>
              </table:table-cell>
              <table:table-cell office:value-type="float" office:value="339688.888888889">
                <text:p>339688.888888889</text:p>
              </table:table-cell>
              <table:table-cell office:value-type="float" office:value="35673.2788798133">
                <text:p>35673.2788798133</text:p>
              </table:table-cell>
              <table:table-cell office:value-type="float" office:value="2581.54950390543">
                <text:p>2581.549503905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3583">
                <text:p>83583</text:p>
              </table:table-cell>
              <table:table-cell office:value-type="float" office:value="94681.9991154356">
                <text:p>94681.9991154356</text:p>
              </table:table-cell>
              <table:table-cell office:value-type="float" office:value="7920.526861033">
                <text:p>7920.526861033</text:p>
              </table:table-cell>
              <table:table-cell office:value-type="float" office:value="1082.71756667223">
                <text:p>1082.717566672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4248">
                <text:p>304248</text:p>
              </table:table-cell>
              <table:table-cell office:value-type="float" office:value="21758.1969863545">
                <text:p>21758.1969863545</text:p>
              </table:table-cell>
              <table:table-cell office:value-type="float" office:value="1752.82110593604">
                <text:p>1752.82110593604</text:p>
              </table:table-cell>
              <table:table-cell office:value-type="float" office:value="323.71652397804">
                <text:p>323.716523978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770">
                <text:p>61770</text:p>
              </table:table-cell>
              <table:table-cell office:value-type="float" office:value="127219.954648526">
                <text:p>127219.954648526</text:p>
              </table:table-cell>
              <table:table-cell office:value-type="float" office:value="17617.8363950385">
                <text:p>17617.8363950385</text:p>
              </table:table-cell>
              <table:table-cell office:value-type="float" office:value="2253.03696564464">
                <text:p>2253.036965644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6682">
                <text:p>66682</text:p>
              </table:table-cell>
              <table:table-cell office:value-type="float" office:value="120497.547302032">
                <text:p>120497.547302032</text:p>
              </table:table-cell>
              <table:table-cell office:value-type="float" office:value="10830.8138070043">
                <text:p>10830.8138070043</text:p>
              </table:table-cell>
              <table:table-cell office:value-type="float" office:value="1644.82494738856">
                <text:p>1644.824947388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0878">
                <text:p>30878</text:p>
              </table:table-cell>
              <table:table-cell office:value-type="float" office:value="280597.06959707">
                <text:p>280597.06959707</text:p>
              </table:table-cell>
              <table:table-cell office:value-type="float" office:value="24952.1172638436">
                <text:p>24952.1172638436</text:p>
              </table:table-cell>
              <table:table-cell office:value-type="float" office:value="2605.36698183797">
                <text:p>2605.366981837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3369">
                <text:p>63369</text:p>
              </table:table-cell>
              <table:table-cell office:value-type="float" office:value="117688.78248974">
                <text:p>117688.78248974</text:p>
              </table:table-cell>
              <table:table-cell office:value-type="float" office:value="10548.1240804316">
                <text:p>10548.1240804316</text:p>
              </table:table-cell>
              <table:table-cell office:value-type="float" office:value="1113.02227195984">
                <text:p>1113.022271959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348">
                <text:p>19348</text:p>
              </table:table-cell>
              <table:table-cell office:value-type="float" office:value="310261.194029851">
                <text:p>310261.194029851</text:p>
              </table:table-cell>
              <table:table-cell office:value-type="float" office:value="55805.3691275168">
                <text:p>55805.3691275168</text:p>
              </table:table-cell>
              <table:table-cell office:value-type="float" office:value="6289.71255673222">
                <text:p>6289.712556732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404">
                <text:p>20404</text:p>
              </table:table-cell>
              <table:table-cell office:value-type="float" office:value="370888.888888889">
                <text:p>370888.888888889</text:p>
              </table:table-cell>
              <table:table-cell office:value-type="float" office:value="58561.4035087719">
                <text:p>58561.4035087719</text:p>
              </table:table-cell>
              <table:table-cell office:value-type="float" office:value="6838.88992363569">
                <text:p>6838.889923635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798">
                <text:p>14798</text:p>
              </table:table-cell>
              <table:table-cell office:value-type="float" office:value="400345.238095238">
                <text:p>400345.238095238</text:p>
              </table:table-cell>
              <table:table-cell office:value-type="float" office:value="81623.786407767">
                <text:p>81623.786407767</text:p>
              </table:table-cell>
              <table:table-cell office:value-type="float" office:value="8709.91970991971">
                <text:p>8709.919709919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4652">
                <text:p>54652</text:p>
              </table:table-cell>
              <table:table-cell office:value-type="float" office:value="138774.368231047">
                <text:p>138774.368231047</text:p>
              </table:table-cell>
              <table:table-cell office:value-type="float" office:value="11832.3970757984">
                <text:p>11832.3970757984</text:p>
              </table:table-cell>
              <table:table-cell office:value-type="float" office:value="761.718401680356">
                <text:p>761.7184016803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1600">
                <text:p>131600</text:p>
              </table:table-cell>
              <table:table-cell office:value-type="float" office:value="52471.5611814346">
                <text:p>52471.5611814346</text:p>
              </table:table-cell>
              <table:table-cell office:value-type="float" office:value="4792.79140394962">
                <text:p>4792.79140394962</text:p>
              </table:table-cell>
              <table:table-cell office:value-type="float" office:value="811.862986010827">
                <text:p>811.8629860108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5080">
                <text:p>75080</text:p>
              </table:table-cell>
              <table:table-cell office:value-type="float" office:value="103548.839458414">
                <text:p>103548.839458414</text:p>
              </table:table-cell>
              <table:table-cell office:value-type="float" office:value="7948.44289373075">
                <text:p>7948.44289373075</text:p>
              </table:table-cell>
              <table:table-cell office:value-type="float" office:value="1086.4981150839">
                <text:p>1086.49811508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5760">
                <text:p>155760</text:p>
              </table:table-cell>
              <table:table-cell office:value-type="float" office:value="43685.1758540764">
                <text:p>43685.1758540764</text:p>
              </table:table-cell>
              <table:table-cell office:value-type="float" office:value="3810.11311998453">
                <text:p>3810.11311998453</text:p>
              </table:table-cell>
              <table:table-cell office:value-type="float" office:value="557.207586459545">
                <text:p>557.20758645954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1304">
                <text:p>71304</text:p>
              </table:table-cell>
              <table:table-cell office:value-type="float" office:value="101543.411644535">
                <text:p>101543.411644535</text:p>
              </table:table-cell>
              <table:table-cell office:value-type="float" office:value="8278.04146889833">
                <text:p>8278.04146889833</text:p>
              </table:table-cell>
              <table:table-cell office:value-type="float" office:value="1037.10310940018">
                <text:p>1037.103109400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3681">
                <text:p>53681</text:p>
              </table:table-cell>
              <table:table-cell office:value-type="float" office:value="143226.145038168">
                <text:p>143226.145038168</text:p>
              </table:table-cell>
              <table:table-cell office:value-type="float" office:value="11597.975583372">
                <text:p>11597.975583372</text:p>
              </table:table-cell>
              <table:table-cell office:value-type="float" office:value="1652.20310625323">
                <text:p>1652.203106253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7136">
                <text:p>27136</text:p>
              </table:table-cell>
              <table:table-cell office:value-type="float" office:value="290040.816326531">
                <text:p>290040.816326531</text:p>
              </table:table-cell>
              <table:table-cell office:value-type="float" office:value="35821.0459987398">
                <text:p>35821.0459987398</text:p>
              </table:table-cell>
              <table:table-cell office:value-type="float" office:value="4154.34083601286">
                <text:p>4154.340836012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5898">
                <text:p>75898</text:p>
              </table:table-cell>
              <table:table-cell office:value-type="float" office:value="118821.38284251">
                <text:p>118821.38284251</text:p>
              </table:table-cell>
              <table:table-cell office:value-type="float" office:value="8244.08119753032">
                <text:p>8244.08119753032</text:p>
              </table:table-cell>
              <table:table-cell office:value-type="float" office:value="1010.17253578621">
                <text:p>1010.172535786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4014">
                <text:p>44014</text:p>
              </table:table-cell>
              <table:table-cell office:value-type="float" office:value="170091.729323308">
                <text:p>170091.729323308</text:p>
              </table:table-cell>
              <table:table-cell office:value-type="float" office:value="16286.6810655148">
                <text:p>16286.6810655148</text:p>
              </table:table-cell>
              <table:table-cell office:value-type="float" office:value="2073.87103280101">
                <text:p>2073.871032801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6250">
                <text:p>146250</text:p>
              </table:table-cell>
              <table:table-cell office:value-type="float" office:value="46923.3796580986">
                <text:p>46923.3796580986</text:p>
              </table:table-cell>
              <table:table-cell office:value-type="float" office:value="4004.93355446854">
                <text:p>4004.93355446854</text:p>
              </table:table-cell>
              <table:table-cell office:value-type="float" office:value="150.190191151653">
                <text:p>150.1901911516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518">
                <text:p>17518</text:p>
              </table:table-cell>
              <table:table-cell office:value-type="float" office:value="412688.073394495">
                <text:p>412688.073394495</text:p>
              </table:table-cell>
              <table:table-cell office:value-type="float" office:value="41042.8832116788">
                <text:p>41042.8832116788</text:p>
              </table:table-cell>
              <table:table-cell office:value-type="float" office:value="6438.09932732217">
                <text:p>6438.099327322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9573">
                <text:p>189573</text:p>
              </table:table-cell>
              <table:table-cell office:value-type="float" office:value="35365.8157602664">
                <text:p>35365.8157602664</text:p>
              </table:table-cell>
              <table:table-cell office:value-type="float" office:value="3141.80448557831">
                <text:p>3141.80448557831</text:p>
              </table:table-cell>
              <table:table-cell office:value-type="float" office:value="383.34521673643">
                <text:p>383.3452167364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5597">
                <text:p>125597</text:p>
              </table:table-cell>
              <table:table-cell office:value-type="float" office:value="54858.617453863">
                <text:p>54858.617453863</text:p>
              </table:table-cell>
              <table:table-cell office:value-type="float" office:value="4381.45321458461">
                <text:p>4381.45321458461</text:p>
              </table:table-cell>
              <table:table-cell office:value-type="float" office:value="633.789990640392">
                <text:p>633.78999064039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8170">
                <text:p>78170</text:p>
              </table:table-cell>
              <table:table-cell office:value-type="float" office:value="92934.7702779353">
                <text:p>92934.7702779353</text:p>
              </table:table-cell>
              <table:table-cell office:value-type="float" office:value="10519.6789727127">
                <text:p>10519.6789727127</text:p>
              </table:table-cell>
              <table:table-cell office:value-type="float" office:value="1456.75368091614">
                <text:p>1456.753680916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7402">
                <text:p>127402</text:p>
              </table:table-cell>
              <table:table-cell office:value-type="float" office:value="54119.2642005256">
                <text:p>54119.2642005256</text:p>
              </table:table-cell>
              <table:table-cell office:value-type="float" office:value="7295.0408719346">
                <text:p>7295.0408719346</text:p>
              </table:table-cell>
              <table:table-cell office:value-type="float" office:value="200.722134254594">
                <text:p>200.72213425459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32895">
                <text:p>132895</text:p>
              </table:table-cell>
              <table:table-cell office:value-type="float" office:value="51606.9399662214">
                <text:p>51606.9399662214</text:p>
              </table:table-cell>
              <table:table-cell office:value-type="float" office:value="4999.94049744139">
                <text:p>4999.94049744139</text:p>
              </table:table-cell>
              <table:table-cell office:value-type="float" office:value="668.638735435768">
                <text:p>668.6387354357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0730">
                <text:p>70730</text:p>
              </table:table-cell>
              <table:table-cell office:value-type="float" office:value="109640.221402214">
                <text:p>109640.221402214</text:p>
              </table:table-cell>
              <table:table-cell office:value-type="float" office:value="9596.02755947896">
                <text:p>9596.02755947896</text:p>
              </table:table-cell>
              <table:table-cell office:value-type="float" office:value="1387.08422485898">
                <text:p>1387.0842248589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4466">
                <text:p>84466</text:p>
              </table:table-cell>
              <table:table-cell office:value-type="float" office:value="88316.6580711707">
                <text:p>88316.6580711707</text:p>
              </table:table-cell>
              <table:table-cell office:value-type="float" office:value="9068.7920351639">
                <text:p>9068.7920351639</text:p>
              </table:table-cell>
              <table:table-cell office:value-type="float" office:value="1503.68796319062">
                <text:p>1503.6879631906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17316">
                <text:p>217316</text:p>
              </table:table-cell>
              <table:table-cell office:value-type="float" office:value="30533.1440371709">
                <text:p>30533.1440371709</text:p>
              </table:table-cell>
              <table:table-cell office:value-type="float" office:value="2285.96441726802">
                <text:p>2285.96441726802</text:p>
              </table:table-cell>
              <table:table-cell office:value-type="float" office:value="227.820137394618">
                <text:p>227.8201373946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87754">
                <text:p>187754</text:p>
              </table:table-cell>
              <table:table-cell office:value-type="float" office:value="35377.0342948942">
                <text:p>35377.0342948942</text:p>
              </table:table-cell>
              <table:table-cell office:value-type="float" office:value="3214.03279437521">
                <text:p>3214.03279437521</text:p>
              </table:table-cell>
              <table:table-cell office:value-type="float" office:value="109.517896206736">
                <text:p>109.5178962067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4652">
                <text:p>84652</text:p>
              </table:table-cell>
              <table:table-cell office:value-type="float" office:value="84814.7468818782">
                <text:p>84814.7468818782</text:p>
              </table:table-cell>
              <table:table-cell office:value-type="float" office:value="7161.15344111999">
                <text:p>7161.15344111999</text:p>
              </table:table-cell>
              <table:table-cell office:value-type="float" office:value="862.782487983998">
                <text:p>862.7824879839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4668">
                <text:p>124668</text:p>
              </table:table-cell>
              <table:table-cell office:value-type="float" office:value="55570.3022339028">
                <text:p>55570.3022339028</text:p>
              </table:table-cell>
              <table:table-cell office:value-type="float" office:value="4959.71383334311">
                <text:p>4959.71383334311</text:p>
              </table:table-cell>
              <table:table-cell office:value-type="float" office:value="873.967641352729">
                <text:p>873.96764135272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462">
                <text:p>51462</text:p>
              </table:table-cell>
              <table:table-cell office:value-type="float" office:value="162823.75">
                <text:p>162823.75</text:p>
              </table:table-cell>
              <table:table-cell office:value-type="float" office:value="14728.5165083673">
                <text:p>14728.5165083673</text:p>
              </table:table-cell>
              <table:table-cell office:value-type="float" office:value="1886.82716263978">
                <text:p>1886.8271626397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6726">
                <text:p>256726</text:p>
              </table:table-cell>
              <table:table-cell office:value-type="float" office:value="25581.3415025113">
                <text:p>25581.3415025113</text:p>
              </table:table-cell>
              <table:table-cell office:value-type="float" office:value="2182.06871824789">
                <text:p>2182.06871824789</text:p>
              </table:table-cell>
              <table:table-cell office:value-type="float" office:value="284.938147577682">
                <text:p>284.93814757768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2178">
                <text:p>82178</text:p>
              </table:table-cell>
              <table:table-cell office:value-type="float" office:value="86664.735698769">
                <text:p>86664.735698769</text:p>
              </table:table-cell>
              <table:table-cell office:value-type="float" office:value="7453.92831563541">
                <text:p>7453.92831563541</text:p>
              </table:table-cell>
              <table:table-cell office:value-type="float" office:value="1021.60422695108">
                <text:p>1021.604226951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4399">
                <text:p>54399</text:p>
              </table:table-cell>
              <table:table-cell office:value-type="float" office:value="168022.497187852">
                <text:p>168022.497187852</text:p>
              </table:table-cell>
              <table:table-cell office:value-type="float" office:value="10022.9483996511">
                <text:p>10022.9483996511</text:p>
              </table:table-cell>
              <table:table-cell office:value-type="float" office:value="1578.48462432632">
                <text:p>1578.484624326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26676">
                <text:p>226676</text:p>
              </table:table-cell>
              <table:table-cell office:value-type="float" office:value="28973.0493688776">
                <text:p>28973.0493688776</text:p>
              </table:table-cell>
              <table:table-cell office:value-type="float" office:value="2582.99950468808">
                <text:p>2582.99950468808</text:p>
              </table:table-cell>
              <table:table-cell office:value-type="float" office:value="354.242764068163">
                <text:p>354.2427640681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8024">
                <text:p>58024</text:p>
              </table:table-cell>
              <table:table-cell office:value-type="float" office:value="153037.353255069">
                <text:p>153037.353255069</text:p>
              </table:table-cell>
              <table:table-cell office:value-type="float" office:value="12319.2439862543">
                <text:p>12319.2439862543</text:p>
              </table:table-cell>
              <table:table-cell office:value-type="float" office:value="1147.65460555275">
                <text:p>1147.654605552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5324">
                <text:p>175324</text:p>
              </table:table-cell>
              <table:table-cell office:value-type="float" office:value="38347.5966502237">
                <text:p>38347.5966502237</text:p>
              </table:table-cell>
              <table:table-cell office:value-type="float" office:value="5189.49296736734">
                <text:p>5189.49296736734</text:p>
              </table:table-cell>
              <table:table-cell office:value-type="float" office:value="315.974145541921">
                <text:p>315.9741455419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87653">
                <text:p>187653</text:p>
              </table:table-cell>
              <table:table-cell office:value-type="float" office:value="35514.6400528363">
                <text:p>35514.6400528363</text:p>
              </table:table-cell>
              <table:table-cell office:value-type="float" office:value="3405.1334731154">
                <text:p>3405.1334731154</text:p>
              </table:table-cell>
              <table:table-cell office:value-type="float" office:value="543.580642806198">
                <text:p>543.5806428061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9324">
                <text:p>49324</text:p>
              </table:table-cell>
              <table:table-cell office:value-type="float" office:value="151948.356807512">
                <text:p>151948.356807512</text:p>
              </table:table-cell>
              <table:table-cell office:value-type="float" office:value="13803.177311014">
                <text:p>13803.177311014</text:p>
              </table:table-cell>
              <table:table-cell office:value-type="float" office:value="1769.47364104807">
                <text:p>1769.473641048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2200">
                <text:p>152200</text:p>
              </table:table-cell>
              <table:table-cell office:value-type="float" office:value="44026.2672310865">
                <text:p>44026.2672310865</text:p>
              </table:table-cell>
              <table:table-cell office:value-type="float" office:value="4088.93324462187">
                <text:p>4088.93324462187</text:p>
              </table:table-cell>
              <table:table-cell office:value-type="float" office:value="123.838481846351">
                <text:p>123.8384818463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164">
                <text:p>19164</text:p>
              </table:table-cell>
              <table:table-cell office:value-type="float" office:value="298278.68852459">
                <text:p>298278.68852459</text:p>
              </table:table-cell>
              <table:table-cell office:value-type="float" office:value="53124.0875912409">
                <text:p>53124.0875912409</text:p>
              </table:table-cell>
              <table:table-cell office:value-type="float" office:value="7064.64764123471">
                <text:p>7064.6476412347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1215">
                <text:p>121215</text:p>
              </table:table-cell>
              <table:table-cell office:value-type="float" office:value="57832.0610687023">
                <text:p>57832.0610687023</text:p>
              </table:table-cell>
              <table:table-cell office:value-type="float" office:value="6057.86671716853">
                <text:p>6057.86671716853</text:p>
              </table:table-cell>
              <table:table-cell office:value-type="float" office:value="780.419042042457">
                <text:p>780.4190420424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6648">
                <text:p>116648</text:p>
              </table:table-cell>
              <table:table-cell office:value-type="float" office:value="61653.6796536797">
                <text:p>61653.6796536797</text:p>
              </table:table-cell>
              <table:table-cell office:value-type="float" office:value="5893.8403903119">
                <text:p>5893.8403903119</text:p>
              </table:table-cell>
              <table:table-cell office:value-type="float" office:value="809.746959685914">
                <text:p>809.7469596859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7744">
                <text:p>57744</text:p>
              </table:table-cell>
              <table:table-cell office:value-type="float" office:value="161119.605425401">
                <text:p>161119.605425401</text:p>
              </table:table-cell>
              <table:table-cell office:value-type="float" office:value="13385.3718500307">
                <text:p>13385.3718500307</text:p>
              </table:table-cell>
              <table:table-cell office:value-type="float" office:value="1997.46243331244">
                <text:p>1997.4624333124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1300">
                <text:p>21300</text:p>
              </table:table-cell>
              <table:table-cell office:value-type="float" office:value="348694.444444444">
                <text:p>348694.444444444</text:p>
              </table:table-cell>
              <table:table-cell office:value-type="float" office:value="51587.6712328767">
                <text:p>51587.6712328767</text:p>
              </table:table-cell>
              <table:table-cell office:value-type="float" office:value="8699.2376992377">
                <text:p>8699.237699237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8732">
                <text:p>168732</text:p>
              </table:table-cell>
              <table:table-cell office:value-type="float" office:value="40072.7481573658">
                <text:p>40072.7481573658</text:p>
              </table:table-cell>
              <table:table-cell office:value-type="float" office:value="4221.31023564882">
                <text:p>4221.31023564882</text:p>
              </table:table-cell>
              <table:table-cell office:value-type="float" office:value="241.046407651945">
                <text:p>241.0464076519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5805">
                <text:p>95805</text:p>
              </table:table-cell>
              <table:table-cell office:value-type="float" office:value="84009.3851132686">
                <text:p>84009.3851132686</text:p>
              </table:table-cell>
              <table:table-cell office:value-type="float" office:value="6098.36258134235">
                <text:p>6098.36258134235</text:p>
              </table:table-cell>
              <table:table-cell office:value-type="float" office:value="644.163817105309">
                <text:p>644.1638171053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6156">
                <text:p>36156</text:p>
              </table:table-cell>
              <table:table-cell office:value-type="float" office:value="220318.62745098">
                <text:p>220318.62745098</text:p>
              </table:table-cell>
              <table:table-cell office:value-type="float" office:value="20972.9351376575">
                <text:p>20972.9351376575</text:p>
              </table:table-cell>
              <table:table-cell office:value-type="float" office:value="2667.75485977148">
                <text:p>2667.7548597714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94172">
                <text:p>294172</text:p>
              </table:table-cell>
              <table:table-cell office:value-type="float" office:value="22340.1482104378">
                <text:p>22340.1482104378</text:p>
              </table:table-cell>
              <table:table-cell office:value-type="float" office:value="1607.61703053053">
                <text:p>1607.61703053053</text:p>
              </table:table-cell>
              <table:table-cell office:value-type="float" office:value="57.3544013039151">
                <text:p>57.354401303915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7176">
                <text:p>97176</text:p>
              </table:table-cell>
              <table:table-cell office:value-type="float" office:value="74369.9198230578">
                <text:p>74369.9198230578</text:p>
              </table:table-cell>
              <table:table-cell office:value-type="float" office:value="6468.89353822476">
                <text:p>6468.89353822476</text:p>
              </table:table-cell>
              <table:table-cell office:value-type="float" office:value="890.992560598332">
                <text:p>890.99256059833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1126">
                <text:p>181126</text:p>
              </table:table-cell>
              <table:table-cell office:value-type="float" office:value="36870.2758671696">
                <text:p>36870.2758671696</text:p>
              </table:table-cell>
              <table:table-cell office:value-type="float" office:value="2887.3604892938">
                <text:p>2887.3604892938</text:p>
              </table:table-cell>
              <table:table-cell office:value-type="float" office:value="434.917605018814">
                <text:p>434.9176050188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8540">
                <text:p>218540</text:p>
              </table:table-cell>
              <table:table-cell office:value-type="float" office:value="30504.3229349223">
                <text:p>30504.3229349223</text:p>
              </table:table-cell>
              <table:table-cell office:value-type="float" office:value="3038.55710536576">
                <text:p>3038.55710536576</text:p>
              </table:table-cell>
              <table:table-cell office:value-type="float" office:value="303.385931856066">
                <text:p>303.38593185606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2450">
                <text:p>132450</text:p>
              </table:table-cell>
              <table:table-cell office:value-type="float" office:value="52197.911938266">
                <text:p>52197.911938266</text:p>
              </table:table-cell>
              <table:table-cell office:value-type="float" office:value="5163.61568052209">
                <text:p>5163.61568052209</text:p>
              </table:table-cell>
              <table:table-cell office:value-type="float" office:value="297.583197542568">
                <text:p>297.58319754256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4638">
                <text:p>144638</text:p>
              </table:table-cell>
              <table:table-cell office:value-type="float" office:value="47242.3388517084">
                <text:p>47242.3388517084</text:p>
              </table:table-cell>
              <table:table-cell office:value-type="float" office:value="5741.97277164141">
                <text:p>5741.97277164141</text:p>
              </table:table-cell>
              <table:table-cell office:value-type="float" office:value="758.564326476593">
                <text:p>758.56432647659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6986">
                <text:p>136986</text:p>
              </table:table-cell>
              <table:table-cell office:value-type="float" office:value="49731.8821343244">
                <text:p>49731.8821343244</text:p>
              </table:table-cell>
              <table:table-cell office:value-type="float" office:value="4312.81366545421">
                <text:p>4312.81366545421</text:p>
              </table:table-cell>
              <table:table-cell office:value-type="float" office:value="658.28611586946">
                <text:p>658.2861158694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2199">
                <text:p>192199</text:p>
              </table:table-cell>
              <table:table-cell office:value-type="float" office:value="34923.0973568867">
                <text:p>34923.0973568867</text:p>
              </table:table-cell>
              <table:table-cell office:value-type="float" office:value="3319.9409083448">
                <text:p>3319.9409083448</text:p>
              </table:table-cell>
              <table:table-cell office:value-type="float" office:value="446.194207905839">
                <text:p>446.19420790583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0236">
                <text:p>30236</text:p>
              </table:table-cell>
              <table:table-cell office:value-type="float" office:value="286207.792207792">
                <text:p>286207.792207792</text:p>
              </table:table-cell>
              <table:table-cell office:value-type="float" office:value="44253.0120481928">
                <text:p>44253.0120481928</text:p>
              </table:table-cell>
              <table:table-cell office:value-type="float" office:value="6415.72052401747">
                <text:p>6415.7205240174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9530">
                <text:p>59530</text:p>
              </table:table-cell>
              <table:table-cell office:value-type="float" office:value="159953.013278856">
                <text:p>159953.013278856</text:p>
              </table:table-cell>
              <table:table-cell office:value-type="float" office:value="10740.329218107">
                <text:p>10740.329218107</text:p>
              </table:table-cell>
              <table:table-cell office:value-type="float" office:value="1432.85630627333">
                <text:p>1432.856306273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3202">
                <text:p>33202</text:p>
              </table:table-cell>
              <table:table-cell office:value-type="float" office:value="268632.075471698">
                <text:p>268632.075471698</text:p>
              </table:table-cell>
              <table:table-cell office:value-type="float" office:value="22798.2385908727">
                <text:p>22798.2385908727</text:p>
              </table:table-cell>
              <table:table-cell office:value-type="float" office:value="3529.08369825663">
                <text:p>3529.083698256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6280">
                <text:p>76280</text:p>
              </table:table-cell>
              <table:table-cell office:value-type="float" office:value="120543.595263724">
                <text:p>120543.595263724</text:p>
              </table:table-cell>
              <table:table-cell office:value-type="float" office:value="15102.4949426837">
                <text:p>15102.4949426837</text:p>
              </table:table-cell>
              <table:table-cell office:value-type="float" office:value="2095.5669080634">
                <text:p>2095.56690806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8646">
                <text:p>158646</text:p>
              </table:table-cell>
              <table:table-cell office:value-type="float" office:value="42955.4113891463">
                <text:p>42955.4113891463</text:p>
              </table:table-cell>
              <table:table-cell office:value-type="float" office:value="3486.88884988005">
                <text:p>3486.88884988005</text:p>
              </table:table-cell>
              <table:table-cell office:value-type="float" office:value="579.076398548491">
                <text:p>579.0763985484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099">
                <text:p>64099</text:p>
              </table:table-cell>
              <table:table-cell office:value-type="float" office:value="120868.841544607">
                <text:p>120868.841544607</text:p>
              </table:table-cell>
              <table:table-cell office:value-type="float" office:value="8534.05725567621">
                <text:p>8534.05725567621</text:p>
              </table:table-cell>
              <table:table-cell office:value-type="float" office:value="846.529390370142">
                <text:p>846.5293903701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9044">
                <text:p>39044</text:p>
              </table:table-cell>
              <table:table-cell office:value-type="float" office:value="224460.869565217">
                <text:p>224460.869565217</text:p>
              </table:table-cell>
              <table:table-cell office:value-type="float" office:value="16819.0258999837">
                <text:p>16819.0258999837</text:p>
              </table:table-cell>
              <table:table-cell office:value-type="float" office:value="2665.73722665427">
                <text:p>2665.7372266542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1904">
                <text:p>121904</text:p>
              </table:table-cell>
              <table:table-cell office:value-type="float" office:value="57025.5993498578">
                <text:p>57025.5993498578</text:p>
              </table:table-cell>
              <table:table-cell office:value-type="float" office:value="5967.21729702149">
                <text:p>5967.21729702149</text:p>
              </table:table-cell>
              <table:table-cell office:value-type="float" office:value="496.997791947248">
                <text:p>496.9977919472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2362">
                <text:p>32362</text:p>
              </table:table-cell>
              <table:table-cell office:value-type="float" office:value="242547.413793103">
                <text:p>242547.413793103</text:p>
              </table:table-cell>
              <table:table-cell office:value-type="float" office:value="37389.3687707641">
                <text:p>37389.3687707641</text:p>
              </table:table-cell>
              <table:table-cell office:value-type="float" office:value="4818.54769652338">
                <text:p>4818.5476965233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1166">
                <text:p>111166</text:p>
              </table:table-cell>
              <table:table-cell office:value-type="float" office:value="65763.762462072">
                <text:p>65763.762462072</text:p>
              </table:table-cell>
              <table:table-cell office:value-type="float" office:value="5071.09432448693">
                <text:p>5071.09432448693</text:p>
              </table:table-cell>
              <table:table-cell office:value-type="float" office:value="782.318590231137">
                <text:p>782.3185902311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1254">
                <text:p>101254</text:p>
              </table:table-cell>
              <table:table-cell office:value-type="float" office:value="68165.861971031">
                <text:p>68165.861971031</text:p>
              </table:table-cell>
              <table:table-cell office:value-type="float" office:value="6916.37369604057">
                <text:p>6916.37369604057</text:p>
              </table:table-cell>
              <table:table-cell office:value-type="float" office:value="1061.38477254335">
                <text:p>1061.384772543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2578">
                <text:p>162578</text:p>
              </table:table-cell>
              <table:table-cell office:value-type="float" office:value="41510.1573938507">
                <text:p>41510.1573938507</text:p>
              </table:table-cell>
              <table:table-cell office:value-type="float" office:value="3466.18425778056">
                <text:p>3466.18425778056</text:p>
              </table:table-cell>
              <table:table-cell office:value-type="float" office:value="507.183051821507">
                <text:p>507.1830518215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6824">
                <text:p>56824</text:p>
              </table:table-cell>
              <table:table-cell office:value-type="float" office:value="158520.881670534">
                <text:p>158520.881670534</text:p>
              </table:table-cell>
              <table:table-cell office:value-type="float" office:value="12087.1295886776">
                <text:p>12087.1295886776</text:p>
              </table:table-cell>
              <table:table-cell office:value-type="float" office:value="1520.06808018333">
                <text:p>1520.0680801833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946">
                <text:p>19946</text:p>
              </table:table-cell>
              <table:table-cell office:value-type="float" office:value="437120">
                <text:p>437120</text:p>
              </table:table-cell>
              <table:table-cell office:value-type="float" office:value="79188.4057971014">
                <text:p>79188.4057971014</text:p>
              </table:table-cell>
              <table:table-cell office:value-type="float" office:value="9656.55375552283">
                <text:p>9656.5537555228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8104">
                <text:p>128104</text:p>
              </table:table-cell>
              <table:table-cell office:value-type="float" office:value="53285.540149322">
                <text:p>53285.540149322</text:p>
              </table:table-cell>
              <table:table-cell office:value-type="float" office:value="4466.32183908046">
                <text:p>4466.32183908046</text:p>
              </table:table-cell>
              <table:table-cell office:value-type="float" office:value="705.212977694965">
                <text:p>705.21297769496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224">
                <text:p>20224</text:p>
              </table:table-cell>
              <table:table-cell office:value-type="float" office:value="389671.232876712">
                <text:p>389671.232876712</text:p>
              </table:table-cell>
              <table:table-cell office:value-type="float" office:value="35513.1086142322">
                <text:p>35513.1086142322</text:p>
              </table:table-cell>
              <table:table-cell office:value-type="float" office:value="4980.9140255647">
                <text:p>4980.91402556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8577">
                <text:p>198577</text:p>
              </table:table-cell>
              <table:table-cell office:value-type="float" office:value="33295.6273764259">
                <text:p>33295.6273764259</text:p>
              </table:table-cell>
              <table:table-cell office:value-type="float" office:value="2875.05608877896">
                <text:p>2875.05608877896</text:p>
              </table:table-cell>
              <table:table-cell office:value-type="float" office:value="372.075351977526">
                <text:p>372.07535197752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8658">
                <text:p>118658</text:p>
              </table:table-cell>
              <table:table-cell office:value-type="float" office:value="57629.2857142857">
                <text:p>57629.2857142857</text:p>
              </table:table-cell>
              <table:table-cell office:value-type="float" office:value="5444.88873142009">
                <text:p>5444.88873142009</text:p>
              </table:table-cell>
              <table:table-cell office:value-type="float" office:value="644.579107363274">
                <text:p>644.57910736327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2170">
                <text:p>52170</text:p>
              </table:table-cell>
              <table:table-cell office:value-type="float" office:value="145722.222222222">
                <text:p>145722.222222222</text:p>
              </table:table-cell>
              <table:table-cell office:value-type="float" office:value="16163.9192728393">
                <text:p>16163.9192728393</text:p>
              </table:table-cell>
              <table:table-cell office:value-type="float" office:value="1520.73398750598">
                <text:p>1520.7339875059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7352">
                <text:p>107352</text:p>
              </table:table-cell>
              <table:table-cell office:value-type="float" office:value="74859.3009478673">
                <text:p>74859.3009478673</text:p>
              </table:table-cell>
              <table:table-cell office:value-type="float" office:value="6261.76907829534">
                <text:p>6261.76907829534</text:p>
              </table:table-cell>
              <table:table-cell office:value-type="float" office:value="1040.13186596097">
                <text:p>1040.131865960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7232">
                <text:p>57232</text:p>
              </table:table-cell>
              <table:table-cell office:value-type="float" office:value="127020.331325301">
                <text:p>127020.331325301</text:p>
              </table:table-cell>
              <table:table-cell office:value-type="float" office:value="11182.1677162744">
                <text:p>11182.1677162744</text:p>
              </table:table-cell>
              <table:table-cell office:value-type="float" office:value="1416.24267459238">
                <text:p>1416.242674592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2518">
                <text:p>122518</text:p>
              </table:table-cell>
              <table:table-cell office:value-type="float" office:value="56351.677641894">
                <text:p>56351.677641894</text:p>
              </table:table-cell>
              <table:table-cell office:value-type="float" office:value="4090.6773198575">
                <text:p>4090.6773198575</text:p>
              </table:table-cell>
              <table:table-cell office:value-type="float" office:value="694.804014815846">
                <text:p>694.8040148158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8574">
                <text:p>58574</text:p>
              </table:table-cell>
              <table:table-cell office:value-type="float" office:value="145090.457256461">
                <text:p>145090.457256461</text:p>
              </table:table-cell>
              <table:table-cell office:value-type="float" office:value="10964.6183894231">
                <text:p>10964.6183894231</text:p>
              </table:table-cell>
              <table:table-cell office:value-type="float" office:value="1604.07279600853">
                <text:p>1604.0727960085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844">
                <text:p>9844</text:p>
              </table:table-cell>
              <table:table-cell office:value-type="float" office:value="486132.075471698">
                <text:p>486132.075471698</text:p>
              </table:table-cell>
              <table:table-cell office:value-type="float" office:value="64736.1809045226">
                <text:p>64736.1809045226</text:p>
              </table:table-cell>
              <table:table-cell office:value-type="float" office:value="8989.88136775994">
                <text:p>8989.881367759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5113">
                <text:p>115113</text:p>
              </table:table-cell>
              <table:table-cell office:value-type="float" office:value="73783.3085685983">
                <text:p>73783.3085685983</text:p>
              </table:table-cell>
              <table:table-cell office:value-type="float" office:value="5433.13820960301">
                <text:p>5433.13820960301</text:p>
              </table:table-cell>
              <table:table-cell office:value-type="float" office:value="778.659690351987">
                <text:p>778.65969035198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0371">
                <text:p>60371</text:p>
              </table:table-cell>
              <table:table-cell office:value-type="float" office:value="137296.860986547">
                <text:p>137296.860986547</text:p>
              </table:table-cell>
              <table:table-cell office:value-type="float" office:value="10078.7411942853">
                <text:p>10078.7411942853</text:p>
              </table:table-cell>
              <table:table-cell office:value-type="float" office:value="1636.95078005539">
                <text:p>1636.9507800553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9066">
                <text:p>79066</text:p>
              </table:table-cell>
              <table:table-cell office:value-type="float" office:value="92748.0653482373">
                <text:p>92748.0653482373</text:p>
              </table:table-cell>
              <table:table-cell office:value-type="float" office:value="7103.22346975734">
                <text:p>7103.22346975734</text:p>
              </table:table-cell>
              <table:table-cell office:value-type="float" office:value="1103.17249278979">
                <text:p>1103.172492789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6556">
                <text:p>46556</text:p>
              </table:table-cell>
              <table:table-cell office:value-type="float" office:value="136018.223234624">
                <text:p>136018.223234624</text:p>
              </table:table-cell>
              <table:table-cell office:value-type="float" office:value="17097.2083035075">
                <text:p>17097.2083035075</text:p>
              </table:table-cell>
              <table:table-cell office:value-type="float" office:value="1546.06183004505">
                <text:p>1546.061830045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2461">
                <text:p>132461</text:p>
              </table:table-cell>
              <table:table-cell office:value-type="float" office:value="51652.847805789">
                <text:p>51652.847805789</text:p>
              </table:table-cell>
              <table:table-cell office:value-type="float" office:value="6111.91886158741">
                <text:p>6111.91886158741</text:p>
              </table:table-cell>
              <table:table-cell office:value-type="float" office:value="763.144607931047">
                <text:p>763.14460793104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3944">
                <text:p>73944</text:p>
              </table:table-cell>
              <table:table-cell office:value-type="float" office:value="100869.092627599">
                <text:p>100869.092627599</text:p>
              </table:table-cell>
              <table:table-cell office:value-type="float" office:value="7293.81813211222">
                <text:p>7293.81813211222</text:p>
              </table:table-cell>
              <table:table-cell office:value-type="float" office:value="1061.6742936729">
                <text:p>1061.674293672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3084">
                <text:p>173084</text:p>
              </table:table-cell>
              <table:table-cell office:value-type="float" office:value="39512.82324146">
                <text:p>39512.82324146</text:p>
              </table:table-cell>
              <table:table-cell office:value-type="float" office:value="4201.96007423838">
                <text:p>4201.96007423838</text:p>
              </table:table-cell>
              <table:table-cell office:value-type="float" office:value="202.477376151642">
                <text:p>202.4773761516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6066">
                <text:p>26066</text:p>
              </table:table-cell>
              <table:table-cell office:value-type="float" office:value="328864.130434783">
                <text:p>328864.130434783</text:p>
              </table:table-cell>
              <table:table-cell office:value-type="float" office:value="33767.2991071429">
                <text:p>33767.2991071429</text:p>
              </table:table-cell>
              <table:table-cell office:value-type="float" office:value="4238.05855161787">
                <text:p>4238.0585516178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2922">
                <text:p>62922</text:p>
              </table:table-cell>
              <table:table-cell office:value-type="float" office:value="121556.451612903">
                <text:p>121556.451612903</text:p>
              </table:table-cell>
              <table:table-cell office:value-type="float" office:value="10825.9714142067">
                <text:p>10825.9714142067</text:p>
              </table:table-cell>
              <table:table-cell office:value-type="float" office:value="835.861120507517">
                <text:p>835.8611205075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0458">
                <text:p>90458</text:p>
              </table:table-cell>
              <table:table-cell office:value-type="float" office:value="77602.6923076923">
                <text:p>77602.6923076923</text:p>
              </table:table-cell>
              <table:table-cell office:value-type="float" office:value="7285.84840934532">
                <text:p>7285.84840934532</text:p>
              </table:table-cell>
              <table:table-cell office:value-type="float" office:value="1227.15136328527">
                <text:p>1227.151363285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5114">
                <text:p>155114</text:p>
              </table:table-cell>
              <table:table-cell office:value-type="float" office:value="43729.0044201221">
                <text:p>43729.0044201221</text:p>
              </table:table-cell>
              <table:table-cell office:value-type="float" office:value="3767.15110744431">
                <text:p>3767.15110744431</text:p>
              </table:table-cell>
              <table:table-cell office:value-type="float" office:value="527.435297582251">
                <text:p>527.4352975822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7388">
                <text:p>117388</text:p>
              </table:table-cell>
              <table:table-cell office:value-type="float" office:value="60438.5601985933">
                <text:p>60438.5601985933</text:p>
              </table:table-cell>
              <table:table-cell office:value-type="float" office:value="6228.89305816135">
                <text:p>6228.89305816135</text:p>
              </table:table-cell>
              <table:table-cell office:value-type="float" office:value="843.834571916275">
                <text:p>843.8345719162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9406">
                <text:p>109406</text:p>
              </table:table-cell>
              <table:table-cell office:value-type="float" office:value="64013.8062871708">
                <text:p>64013.8062871708</text:p>
              </table:table-cell>
              <table:table-cell office:value-type="float" office:value="5541.13883321995">
                <text:p>5541.13883321995</text:p>
              </table:table-cell>
              <table:table-cell office:value-type="float" office:value="267.414549916904">
                <text:p>267.4145499169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4916">
                <text:p>64916</text:p>
              </table:table-cell>
              <table:table-cell office:value-type="float" office:value="140702.875399361">
                <text:p>140702.875399361</text:p>
              </table:table-cell>
              <table:table-cell office:value-type="float" office:value="13263.7285413111">
                <text:p>13263.7285413111</text:p>
              </table:table-cell>
              <table:table-cell office:value-type="float" office:value="2133.44529130603">
                <text:p>2133.4452913060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0772">
                <text:p>90772</text:p>
              </table:table-cell>
              <table:table-cell office:value-type="float" office:value="81937.134502924">
                <text:p>81937.134502924</text:p>
              </table:table-cell>
              <table:table-cell office:value-type="float" office:value="7159.32679717689">
                <text:p>7159.32679717689</text:p>
              </table:table-cell>
              <table:table-cell office:value-type="float" office:value="1096.64227292294">
                <text:p>1096.6422729229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2266">
                <text:p>82266</text:p>
              </table:table-cell>
              <table:table-cell office:value-type="float" office:value="85403.3539276258">
                <text:p>85403.3539276258</text:p>
              </table:table-cell>
              <table:table-cell office:value-type="float" office:value="9214.55099514332">
                <text:p>9214.55099514332</text:p>
              </table:table-cell>
              <table:table-cell office:value-type="float" office:value="703.677577467657">
                <text:p>703.67757746765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6118">
                <text:p>26118</text:p>
              </table:table-cell>
              <table:table-cell office:value-type="float" office:value="293835.555555556">
                <text:p>293835.555555556</text:p>
              </table:table-cell>
              <table:table-cell office:value-type="float" office:value="29292.4235711121">
                <text:p>29292.4235711121</text:p>
              </table:table-cell>
              <table:table-cell office:value-type="float" office:value="4002.96682005328">
                <text:p>4002.966820053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2222">
                <text:p>102222</text:p>
              </table:table-cell>
              <table:table-cell office:value-type="float" office:value="72540.0696864112">
                <text:p>72540.0696864112</text:p>
              </table:table-cell>
              <table:table-cell office:value-type="float" office:value="7804.97863087651">
                <text:p>7804.97863087651</text:p>
              </table:table-cell>
              <table:table-cell office:value-type="float" office:value="1191.12733430978">
                <text:p>1191.1273343097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5804">
                <text:p>35804</text:p>
              </table:table-cell>
              <table:table-cell office:value-type="float" office:value="254197.628458498">
                <text:p>254197.628458498</text:p>
              </table:table-cell>
              <table:table-cell office:value-type="float" office:value="27193.2346723044">
                <text:p>27193.2346723044</text:p>
              </table:table-cell>
              <table:table-cell office:value-type="float" office:value="3234.52195342755">
                <text:p>3234.521953427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8661">
                <text:p>88661</text:p>
              </table:table-cell>
              <table:table-cell office:value-type="float" office:value="81534.793359237">
                <text:p>81534.793359237</text:p>
              </table:table-cell>
              <table:table-cell office:value-type="float" office:value="6952.97909512621">
                <text:p>6952.97909512621</text:p>
              </table:table-cell>
              <table:table-cell office:value-type="float" office:value="922.49927063309">
                <text:p>922.4992706330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8564">
                <text:p>118564</text:p>
              </table:table-cell>
              <table:table-cell office:value-type="float" office:value="58293.6523630611">
                <text:p>58293.6523630611</text:p>
              </table:table-cell>
              <table:table-cell office:value-type="float" office:value="5312.88973795192">
                <text:p>5312.88973795192</text:p>
              </table:table-cell>
              <table:table-cell office:value-type="float" office:value="670.441235669109">
                <text:p>670.44123566910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8606">
                <text:p>198606</text:p>
              </table:table-cell>
              <table:table-cell office:value-type="float" office:value="33668.2265710465">
                <text:p>33668.2265710465</text:p>
              </table:table-cell>
              <table:table-cell office:value-type="float" office:value="3033.72835503762">
                <text:p>3033.72835503762</text:p>
              </table:table-cell>
              <table:table-cell office:value-type="float" office:value="240.550719011634">
                <text:p>240.5507190116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4060">
                <text:p>64060</text:p>
              </table:table-cell>
              <table:table-cell office:value-type="float" office:value="138508.152173913">
                <text:p>138508.152173913</text:p>
              </table:table-cell>
              <table:table-cell office:value-type="float" office:value="11775.2194671184">
                <text:p>11775.2194671184</text:p>
              </table:table-cell>
              <table:table-cell office:value-type="float" office:value="1840.55127587867">
                <text:p>1840.551275878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62774">
                <text:p>262774</text:p>
              </table:table-cell>
              <table:table-cell office:value-type="float" office:value="25197.6549413735">
                <text:p>25197.6549413735</text:p>
              </table:table-cell>
              <table:table-cell office:value-type="float" office:value="2753.22644745649">
                <text:p>2753.22644745649</text:p>
              </table:table-cell>
              <table:table-cell office:value-type="float" office:value="134.38452599212">
                <text:p>134.384525992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9704">
                <text:p>99704</text:p>
              </table:table-cell>
              <table:table-cell office:value-type="float" office:value="70950.8460918614">
                <text:p>70950.8460918614</text:p>
              </table:table-cell>
              <table:table-cell office:value-type="float" office:value="6246.00978931688">
                <text:p>6246.00978931688</text:p>
              </table:table-cell>
              <table:table-cell office:value-type="float" office:value="886.983851957812">
                <text:p>886.98385195781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1617">
                <text:p>181617</text:p>
              </table:table-cell>
              <table:table-cell office:value-type="float" office:value="36835.4805271731">
                <text:p>36835.4805271731</text:p>
              </table:table-cell>
              <table:table-cell office:value-type="float" office:value="3178.97467683087">
                <text:p>3178.97467683087</text:p>
              </table:table-cell>
              <table:table-cell office:value-type="float" office:value="243.165818559686">
                <text:p>243.1658185596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0095">
                <text:p>150095</text:p>
              </table:table-cell>
              <table:table-cell office:value-type="float" office:value="45729.8377884396">
                <text:p>45729.8377884396</text:p>
              </table:table-cell>
              <table:table-cell office:value-type="float" office:value="4248.76883888771">
                <text:p>4248.76883888771</text:p>
              </table:table-cell>
              <table:table-cell office:value-type="float" office:value="611.479318682762">
                <text:p>611.4793186827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474">
                <text:p>7474</text:p>
              </table:table-cell>
              <table:table-cell office:value-type="float" office:value="672300">
                <text:p>672300</text:p>
              </table:table-cell>
              <table:table-cell office:value-type="float" office:value="43234.7266881029">
                <text:p>43234.7266881029</text:p>
              </table:table-cell>
              <table:table-cell office:value-type="float" office:value="8515.51614946168">
                <text:p>8515.5161494616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4484">
                <text:p>74484</text:p>
              </table:table-cell>
              <table:table-cell office:value-type="float" office:value="109687.043189369">
                <text:p>109687.043189369</text:p>
              </table:table-cell>
              <table:table-cell office:value-type="float" office:value="10573.8534460671">
                <text:p>10573.8534460671</text:p>
              </table:table-cell>
              <table:table-cell office:value-type="float" office:value="1644.52436218009">
                <text:p>1644.524362180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0136">
                <text:p>40136</text:p>
              </table:table-cell>
              <table:table-cell office:value-type="float" office:value="217342.047930283">
                <text:p>217342.047930283</text:p>
              </table:table-cell>
              <table:table-cell office:value-type="float" office:value="22734.7310847767">
                <text:p>22734.7310847767</text:p>
              </table:table-cell>
              <table:table-cell office:value-type="float" office:value="592.128302379553">
                <text:p>592.12830237955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2812">
                <text:p>42812</text:p>
              </table:table-cell>
              <table:table-cell office:value-type="float" office:value="233348.484848485">
                <text:p>233348.484848485</text:p>
              </table:table-cell>
              <table:table-cell office:value-type="float" office:value="20723.4806010316">
                <text:p>20723.4806010316</text:p>
              </table:table-cell>
              <table:table-cell office:value-type="float" office:value="2747.39846583814">
                <text:p>2747.398465838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4116">
                <text:p>174116</text:p>
              </table:table-cell>
              <table:table-cell office:value-type="float" office:value="39389.4832126399">
                <text:p>39389.4832126399</text:p>
              </table:table-cell>
              <table:table-cell office:value-type="float" office:value="3464.79189287007">
                <text:p>3464.79189287007</text:p>
              </table:table-cell>
              <table:table-cell office:value-type="float" office:value="561.082307763541">
                <text:p>561.0823077635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2578">
                <text:p>142578</text:p>
              </table:table-cell>
              <table:table-cell office:value-type="float" office:value="47275.0511247444">
                <text:p>47275.0511247444</text:p>
              </table:table-cell>
              <table:table-cell office:value-type="float" office:value="5162.4609200536">
                <text:p>5162.4609200536</text:p>
              </table:table-cell>
              <table:table-cell office:value-type="float" office:value="637.223148696887">
                <text:p>637.22314869688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7602">
                <text:p>167602</text:p>
              </table:table-cell>
              <table:table-cell office:value-type="float" office:value="40333.6233565352">
                <text:p>40333.6233565352</text:p>
              </table:table-cell>
              <table:table-cell office:value-type="float" office:value="3480.93545588039">
                <text:p>3480.93545588039</text:p>
              </table:table-cell>
              <table:table-cell office:value-type="float" office:value="568.615746097684">
                <text:p>568.6157460976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2792">
                <text:p>92792</text:p>
              </table:table-cell>
              <table:table-cell office:value-type="float" office:value="77858.651226158">
                <text:p>77858.651226158</text:p>
              </table:table-cell>
              <table:table-cell office:value-type="float" office:value="7322.23966174445">
                <text:p>7322.23966174445</text:p>
              </table:table-cell>
              <table:table-cell office:value-type="float" office:value="1292.47165917508">
                <text:p>1292.471659175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2038">
                <text:p>82038</text:p>
              </table:table-cell>
              <table:table-cell office:value-type="float" office:value="89228.3281733746">
                <text:p>89228.3281733746</text:p>
              </table:table-cell>
              <table:table-cell office:value-type="float" office:value="7253.69659598565">
                <text:p>7253.69659598565</text:p>
              </table:table-cell>
              <table:table-cell office:value-type="float" office:value="865.449003798628">
                <text:p>865.4490037986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3620">
                <text:p>63620</text:p>
              </table:table-cell>
              <table:table-cell office:value-type="float" office:value="112150.070126227">
                <text:p>112150.070126227</text:p>
              </table:table-cell>
              <table:table-cell office:value-type="float" office:value="11182.8543458499">
                <text:p>11182.8543458499</text:p>
              </table:table-cell>
              <table:table-cell office:value-type="float" office:value="703.218714273151">
                <text:p>703.2187142731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7256">
                <text:p>37256</text:p>
              </table:table-cell>
              <table:table-cell office:value-type="float" office:value="207931.129476584">
                <text:p>207931.129476584</text:p>
              </table:table-cell>
              <table:table-cell office:value-type="float" office:value="22344.2865600947">
                <text:p>22344.2865600947</text:p>
              </table:table-cell>
              <table:table-cell office:value-type="float" office:value="3019.88477234536">
                <text:p>3019.884772345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6392">
                <text:p>126392</text:p>
              </table:table-cell>
              <table:table-cell office:value-type="float" office:value="53928.549334983">
                <text:p>53928.549334983</text:p>
              </table:table-cell>
              <table:table-cell office:value-type="float" office:value="4726.62455607667">
                <text:p>4726.62455607667</text:p>
              </table:table-cell>
              <table:table-cell office:value-type="float" office:value="289.493128417319">
                <text:p>289.4931284173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3654">
                <text:p>23654</text:p>
              </table:table-cell>
              <table:table-cell office:value-type="float" office:value="358276.470588235">
                <text:p>358276.470588235</text:p>
              </table:table-cell>
              <table:table-cell office:value-type="float" office:value="33047.7482365708">
                <text:p>33047.7482365708</text:p>
              </table:table-cell>
              <table:table-cell office:value-type="float" office:value="3222.59259259259">
                <text:p>3222.5925925925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2758">
                <text:p>102758</text:p>
              </table:table-cell>
              <table:table-cell office:value-type="float" office:value="77074.6417860713">
                <text:p>77074.6417860713</text:p>
              </table:table-cell>
              <table:table-cell office:value-type="float" office:value="6953.91137033251">
                <text:p>6953.91137033251</text:p>
              </table:table-cell>
              <table:table-cell office:value-type="float" office:value="936.221454071514">
                <text:p>936.2214540715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9532">
                <text:p>79532</text:p>
              </table:table-cell>
              <table:table-cell office:value-type="float" office:value="99242.5690021231">
                <text:p>99242.5690021231</text:p>
              </table:table-cell>
              <table:table-cell office:value-type="float" office:value="9223.21428571429">
                <text:p>9223.21428571429</text:p>
              </table:table-cell>
              <table:table-cell office:value-type="float" office:value="1362.6081316455">
                <text:p>1362.60813164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0708">
                <text:p>50708</text:p>
              </table:table-cell>
              <table:table-cell office:value-type="float" office:value="186056.680161943">
                <text:p>186056.680161943</text:p>
              </table:table-cell>
              <table:table-cell office:value-type="float" office:value="11914.9598133264">
                <text:p>11914.9598133264</text:p>
              </table:table-cell>
              <table:table-cell office:value-type="float" office:value="1989.29370175312">
                <text:p>1989.293701753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3374">
                <text:p>33374</text:p>
              </table:table-cell>
              <table:table-cell office:value-type="float" office:value="256589.552238806">
                <text:p>256589.552238806</text:p>
              </table:table-cell>
              <table:table-cell office:value-type="float" office:value="23655.3147574819">
                <text:p>23655.3147574819</text:p>
              </table:table-cell>
              <table:table-cell office:value-type="float" office:value="3697.29555352438">
                <text:p>3697.2955535243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7052">
                <text:p>127052</text:p>
              </table:table-cell>
              <table:table-cell office:value-type="float" office:value="54380.7296538821">
                <text:p>54380.7296538821</text:p>
              </table:table-cell>
              <table:table-cell office:value-type="float" office:value="4673.25857148599">
                <text:p>4673.25857148599</text:p>
              </table:table-cell>
              <table:table-cell office:value-type="float" office:value="532.375418400941">
                <text:p>532.37541840094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788">
                <text:p>10788</text:p>
              </table:table-cell>
              <table:table-cell office:value-type="float" office:value="489472.222222222">
                <text:p>489472.222222222</text:p>
              </table:table-cell>
              <table:table-cell office:value-type="float" office:value="61397.212543554">
                <text:p>61397.212543554</text:p>
              </table:table-cell>
              <table:table-cell office:value-type="float" office:value="7624.8377325833">
                <text:p>7624.837732583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2121">
                <text:p>42121</text:p>
              </table:table-cell>
              <table:table-cell office:value-type="float" office:value="184698.697068404">
                <text:p>184698.697068404</text:p>
              </table:table-cell>
              <table:table-cell office:value-type="float" office:value="16261.1127043304">
                <text:p>16261.1127043304</text:p>
              </table:table-cell>
              <table:table-cell office:value-type="float" office:value="551.607568461501">
                <text:p>551.6075684615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75070">
                <text:p>175070</text:p>
              </table:table-cell>
              <table:table-cell office:value-type="float" office:value="38027.6972899267">
                <text:p>38027.6972899267</text:p>
              </table:table-cell>
              <table:table-cell office:value-type="float" office:value="3567.11060659355">
                <text:p>3567.11060659355</text:p>
              </table:table-cell>
              <table:table-cell office:value-type="float" office:value="493.247672306779">
                <text:p>493.24767230677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4264">
                <text:p>74264</text:p>
              </table:table-cell>
              <table:table-cell office:value-type="float" office:value="98491.7355371901">
                <text:p>98491.7355371901</text:p>
              </table:table-cell>
              <table:table-cell office:value-type="float" office:value="7942.683384013">
                <text:p>7942.683384013</text:p>
              </table:table-cell>
              <table:table-cell office:value-type="float" office:value="973.45810423782">
                <text:p>973.4581042378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9756">
                <text:p>39756</text:p>
              </table:table-cell>
              <table:table-cell office:value-type="float" office:value="184801.242236025">
                <text:p>184801.242236025</text:p>
              </table:table-cell>
              <table:table-cell office:value-type="float" office:value="21706.9552529183">
                <text:p>21706.9552529183</text:p>
              </table:table-cell>
              <table:table-cell office:value-type="float" office:value="2930.94503185132">
                <text:p>2930.9450318513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3950">
                <text:p>73950</text:p>
              </table:table-cell>
              <table:table-cell office:value-type="float" office:value="96838.7096774194">
                <text:p>96838.7096774194</text:p>
              </table:table-cell>
              <table:table-cell office:value-type="float" office:value="11245.065552514">
                <text:p>11245.065552514</text:p>
              </table:table-cell>
              <table:table-cell office:value-type="float" office:value="1444.61821782545">
                <text:p>1444.6182178254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3287">
                <text:p>33287</text:p>
              </table:table-cell>
              <table:table-cell office:value-type="float" office:value="236943.089430894">
                <text:p>236943.089430894</text:p>
              </table:table-cell>
              <table:table-cell office:value-type="float" office:value="22869.9973842532">
                <text:p>22869.9973842532</text:p>
              </table:table-cell>
              <table:table-cell office:value-type="float" office:value="3059.7375328084">
                <text:p>3059.73753280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5038">
                <text:p>125038</text:p>
              </table:table-cell>
              <table:table-cell office:value-type="float" office:value="56450.6015311703">
                <text:p>56450.6015311703</text:p>
              </table:table-cell>
              <table:table-cell office:value-type="float" office:value="4910.46030412101">
                <text:p>4910.46030412101</text:p>
              </table:table-cell>
              <table:table-cell office:value-type="float" office:value="482.039181015294">
                <text:p>482.0391810152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6300">
                <text:p>146300</text:p>
              </table:table-cell>
              <table:table-cell office:value-type="float" office:value="47000">
                <text:p>47000</text:p>
              </table:table-cell>
              <table:table-cell office:value-type="float" office:value="3692.8383644398">
                <text:p>3692.8383644398</text:p>
              </table:table-cell>
              <table:table-cell office:value-type="float" office:value="607.105033664538">
                <text:p>607.1050336645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8176">
                <text:p>98176</text:p>
              </table:table-cell>
              <table:table-cell office:value-type="float" office:value="70814.1592920354">
                <text:p>70814.1592920354</text:p>
              </table:table-cell>
              <table:table-cell office:value-type="float" office:value="7417.50092695588">
                <text:p>7417.50092695588</text:p>
              </table:table-cell>
              <table:table-cell office:value-type="float" office:value="937.858934389724">
                <text:p>937.8589343897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618">
                <text:p>7618</text:p>
              </table:table-cell>
              <table:table-cell office:value-type="float" office:value="821714.285714286">
                <text:p>821714.285714286</text:p>
              </table:table-cell>
              <table:table-cell office:value-type="float" office:value="49373.3905579399">
                <text:p>49373.3905579399</text:p>
              </table:table-cell>
              <table:table-cell office:value-type="float" office:value="8072.98245614035">
                <text:p>8072.982456140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4196">
                <text:p>134196</text:p>
              </table:table-cell>
              <table:table-cell office:value-type="float" office:value="50910.3773584906">
                <text:p>50910.3773584906</text:p>
              </table:table-cell>
              <table:table-cell office:value-type="float" office:value="4280.311497278">
                <text:p>4280.311497278</text:p>
              </table:table-cell>
              <table:table-cell office:value-type="float" office:value="675.250539375348">
                <text:p>675.25053937534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4026">
                <text:p>74026</text:p>
              </table:table-cell>
              <table:table-cell office:value-type="float" office:value="101006.552419355">
                <text:p>101006.552419355</text:p>
              </table:table-cell>
              <table:table-cell office:value-type="float" office:value="8306.61139896373">
                <text:p>8306.61139896373</text:p>
              </table:table-cell>
              <table:table-cell office:value-type="float" office:value="1189.87168906121">
                <text:p>1189.8716890612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8668">
                <text:p>168668</text:p>
              </table:table-cell>
              <table:table-cell office:value-type="float" office:value="39703.8149063935">
                <text:p>39703.8149063935</text:p>
              </table:table-cell>
              <table:table-cell office:value-type="float" office:value="3580.72043516004">
                <text:p>3580.72043516004</text:p>
              </table:table-cell>
              <table:table-cell office:value-type="float" office:value="193.821504674545">
                <text:p>193.8215046745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40550">
                <text:p>240550</text:p>
              </table:table-cell>
              <table:table-cell office:value-type="float" office:value="28247.2838625781">
                <text:p>28247.2838625781</text:p>
              </table:table-cell>
              <table:table-cell office:value-type="float" office:value="1670.46708987306">
                <text:p>1670.46708987306</text:p>
              </table:table-cell>
              <table:table-cell office:value-type="float" office:value="250.55440045126">
                <text:p>250.554400451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0722">
                <text:p>110722</text:p>
              </table:table-cell>
              <table:table-cell office:value-type="float" office:value="63926.1669658887">
                <text:p>63926.1669658887</text:p>
              </table:table-cell>
              <table:table-cell office:value-type="float" office:value="5745.4769156296">
                <text:p>5745.4769156296</text:p>
              </table:table-cell>
              <table:table-cell office:value-type="float" office:value="816.163682571336">
                <text:p>816.16368257133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6377">
                <text:p>176377</text:p>
              </table:table-cell>
              <table:table-cell office:value-type="float" office:value="38348.8229631574">
                <text:p>38348.8229631574</text:p>
              </table:table-cell>
              <table:table-cell office:value-type="float" office:value="3851.60054142423">
                <text:p>3851.60054142423</text:p>
              </table:table-cell>
              <table:table-cell office:value-type="float" office:value="480.634217981721">
                <text:p>480.63421798172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298">
                <text:p>31298</text:p>
              </table:table-cell>
              <table:table-cell office:value-type="float" office:value="286418.367346939">
                <text:p>286418.367346939</text:p>
              </table:table-cell>
              <table:table-cell office:value-type="float" office:value="34525.2152521525">
                <text:p>34525.2152521525</text:p>
              </table:table-cell>
              <table:table-cell office:value-type="float" office:value="5498.8735429523">
                <text:p>5498.873542952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5022">
                <text:p>95022</text:p>
              </table:table-cell>
              <table:table-cell office:value-type="float" office:value="78323.3410942957">
                <text:p>78323.3410942957</text:p>
              </table:table-cell>
              <table:table-cell office:value-type="float" office:value="6106.21015133982">
                <text:p>6106.21015133982</text:p>
              </table:table-cell>
              <table:table-cell office:value-type="float" office:value="940.334387393211">
                <text:p>940.3343873932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9594">
                <text:p>69594</text:p>
              </table:table-cell>
              <table:table-cell office:value-type="float" office:value="121057.953144266">
                <text:p>121057.953144266</text:p>
              </table:table-cell>
              <table:table-cell office:value-type="float" office:value="8604.5574057844">
                <text:p>8604.5574057844</text:p>
              </table:table-cell>
              <table:table-cell office:value-type="float" office:value="441.055175697895">
                <text:p>441.05517569789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3774">
                <text:p>83774</text:p>
              </table:table-cell>
              <table:table-cell office:value-type="float" office:value="85385.598923284">
                <text:p>85385.598923284</text:p>
              </table:table-cell>
              <table:table-cell office:value-type="float" office:value="14937.9562043796">
                <text:p>14937.9562043796</text:p>
              </table:table-cell>
              <table:table-cell office:value-type="float" office:value="1841.4995210589">
                <text:p>1841.499521058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0074">
                <text:p>110074</text:p>
              </table:table-cell>
              <table:table-cell office:value-type="float" office:value="65309.0656155808">
                <text:p>65309.0656155808</text:p>
              </table:table-cell>
              <table:table-cell office:value-type="float" office:value="5538.4101142374">
                <text:p>5538.4101142374</text:p>
              </table:table-cell>
              <table:table-cell office:value-type="float" office:value="1034.13233669015">
                <text:p>1034.132336690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23022">
                <text:p>223022</text:p>
              </table:table-cell>
              <table:table-cell office:value-type="float" office:value="29907.4623701505">
                <text:p>29907.4623701505</text:p>
              </table:table-cell>
              <table:table-cell office:value-type="float" office:value="2761.58502865365">
                <text:p>2761.58502865365</text:p>
              </table:table-cell>
              <table:table-cell office:value-type="float" office:value="387.307862577344">
                <text:p>387.30786257734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8972">
                <text:p>48972</text:p>
              </table:table-cell>
              <table:table-cell office:value-type="float" office:value="152398.609501738">
                <text:p>152398.609501738</text:p>
              </table:table-cell>
              <table:table-cell office:value-type="float" office:value="16082.1716801174">
                <text:p>16082.1716801174</text:p>
              </table:table-cell>
              <table:table-cell office:value-type="float" office:value="2155.85352260433">
                <text:p>2155.8535226043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91722">
                <text:p>191722</text:p>
              </table:table-cell>
              <table:table-cell office:value-type="float" office:value="35050.7174502414">
                <text:p>35050.7174502414</text:p>
              </table:table-cell>
              <table:table-cell office:value-type="float" office:value="3058.59000842441">
                <text:p>3058.59000842441</text:p>
              </table:table-cell>
              <table:table-cell office:value-type="float" office:value="393.198734220408">
                <text:p>393.1987342204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21486">
                <text:p>221486</text:p>
              </table:table-cell>
              <table:table-cell office:value-type="float" office:value="30180.7288327827">
                <text:p>30180.7288327827</text:p>
              </table:table-cell>
              <table:table-cell office:value-type="float" office:value="2275.61218647055">
                <text:p>2275.61218647055</text:p>
              </table:table-cell>
              <table:table-cell office:value-type="float" office:value="368.81020316544">
                <text:p>368.810203165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164">
                <text:p>16164</text:p>
              </table:table-cell>
              <table:table-cell office:value-type="float" office:value="467843.75">
                <text:p>467843.75</text:p>
              </table:table-cell>
              <table:table-cell office:value-type="float" office:value="45003.006012024">
                <text:p>45003.006012024</text:p>
              </table:table-cell>
              <table:table-cell office:value-type="float" office:value="3350.71620411817">
                <text:p>3350.716204118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5550">
                <text:p>135550</text:p>
              </table:table-cell>
              <table:table-cell office:value-type="float" office:value="50853.1421680289">
                <text:p>50853.1421680289</text:p>
              </table:table-cell>
              <table:table-cell office:value-type="float" office:value="4217.04297968799">
                <text:p>4217.04297968799</text:p>
              </table:table-cell>
              <table:table-cell office:value-type="float" office:value="129.445856707297">
                <text:p>129.4458567072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1858">
                <text:p>121858</text:p>
              </table:table-cell>
              <table:table-cell office:value-type="float" office:value="57398.5013623978">
                <text:p>57398.5013623978</text:p>
              </table:table-cell>
              <table:table-cell office:value-type="float" office:value="4857.6617087513">
                <text:p>4857.6617087513</text:p>
              </table:table-cell>
              <table:table-cell office:value-type="float" office:value="737.209337932452">
                <text:p>737.20933793245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818">
                <text:p>10818</text:p>
              </table:table-cell>
              <table:table-cell office:value-type="float" office:value="327979.591836735">
                <text:p>327979.591836735</text:p>
              </table:table-cell>
              <table:table-cell office:value-type="float" office:value="57809.3525179856">
                <text:p>57809.3525179856</text:p>
              </table:table-cell>
              <table:table-cell office:value-type="float" office:value="7409.40525587829">
                <text:p>7409.4052558782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5184">
                <text:p>45184</text:p>
              </table:table-cell>
              <table:table-cell office:value-type="float" office:value="197626.623376623">
                <text:p>197626.623376623</text:p>
              </table:table-cell>
              <table:table-cell office:value-type="float" office:value="14862.4099621536">
                <text:p>14862.4099621536</text:p>
              </table:table-cell>
              <table:table-cell office:value-type="float" office:value="2316.52458517278">
                <text:p>2316.5245851727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9052">
                <text:p>89052</text:p>
              </table:table-cell>
              <table:table-cell office:value-type="float" office:value="78373.7001006374">
                <text:p>78373.7001006374</text:p>
              </table:table-cell>
              <table:table-cell office:value-type="float" office:value="7628.55090446026">
                <text:p>7628.55090446026</text:p>
              </table:table-cell>
              <table:table-cell office:value-type="float" office:value="963.065558633426">
                <text:p>963.06555863342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8611">
                <text:p>178611</text:p>
              </table:table-cell>
              <table:table-cell office:value-type="float" office:value="37399.0482664854">
                <text:p>37399.0482664854</text:p>
              </table:table-cell>
              <table:table-cell office:value-type="float" office:value="4211.89749647275">
                <text:p>4211.89749647275</text:p>
              </table:table-cell>
              <table:table-cell office:value-type="float" office:value="622.185528900838">
                <text:p>622.18552890083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0996">
                <text:p>100996</text:p>
              </table:table-cell>
              <table:table-cell office:value-type="float" office:value="69606.8142253171">
                <text:p>69606.8142253171</text:p>
              </table:table-cell>
              <table:table-cell office:value-type="float" office:value="5997.83563698704">
                <text:p>5997.83563698704</text:p>
              </table:table-cell>
              <table:table-cell office:value-type="float" office:value="1145.89790094697">
                <text:p>1145.8979009469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6694">
                <text:p>256694</text:p>
              </table:table-cell>
              <table:table-cell office:value-type="float" office:value="25764.0981000681">
                <text:p>25764.0981000681</text:p>
              </table:table-cell>
              <table:table-cell office:value-type="float" office:value="2125.55579147204">
                <text:p>2125.55579147204</text:p>
              </table:table-cell>
              <table:table-cell office:value-type="float" office:value="243.291723194412">
                <text:p>243.2917231944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3942">
                <text:p>23942</text:p>
              </table:table-cell>
              <table:table-cell office:value-type="float" office:value="253693.617021277">
                <text:p>253693.617021277</text:p>
              </table:table-cell>
              <table:table-cell office:value-type="float" office:value="35720.7908927501">
                <text:p>35720.7908927501</text:p>
              </table:table-cell>
              <table:table-cell office:value-type="float" office:value="3861.51952846687">
                <text:p>3861.5195284668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1108">
                <text:p>31108</text:p>
              </table:table-cell>
              <table:table-cell office:value-type="float" office:value="293585.106382979">
                <text:p>293585.106382979</text:p>
              </table:table-cell>
              <table:table-cell office:value-type="float" office:value="23941.8739155581">
                <text:p>23941.8739155581</text:p>
              </table:table-cell>
              <table:table-cell office:value-type="float" office:value="2544.44034667158">
                <text:p>2544.440346671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2320">
                <text:p>132320</text:p>
              </table:table-cell>
              <table:table-cell office:value-type="float" office:value="53283.4871142221">
                <text:p>53283.4871142221</text:p>
              </table:table-cell>
              <table:table-cell office:value-type="float" office:value="4694.45534562987">
                <text:p>4694.45534562987</text:p>
              </table:table-cell>
              <table:table-cell office:value-type="float" office:value="740.07623045904">
                <text:p>740.0762304590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8942">
                <text:p>78942</text:p>
              </table:table-cell>
              <table:table-cell office:value-type="float" office:value="87667.1186440678">
                <text:p>87667.1186440678</text:p>
              </table:table-cell>
              <table:table-cell office:value-type="float" office:value="13578.5991809304">
                <text:p>13578.5991809304</text:p>
              </table:table-cell>
              <table:table-cell office:value-type="float" office:value="1774.15105988887">
                <text:p>1774.1510598888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1562">
                <text:p>41562</text:p>
              </table:table-cell>
              <table:table-cell office:value-type="float" office:value="214441.805225653">
                <text:p>214441.805225653</text:p>
              </table:table-cell>
              <table:table-cell office:value-type="float" office:value="21403.5087719298">
                <text:p>21403.5087719298</text:p>
              </table:table-cell>
              <table:table-cell office:value-type="float" office:value="1950.69250880491">
                <text:p>1950.692508804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4426">
                <text:p>84426</text:p>
              </table:table-cell>
              <table:table-cell office:value-type="float" office:value="88427.9069767442">
                <text:p>88427.9069767442</text:p>
              </table:table-cell>
              <table:table-cell office:value-type="float" office:value="13035.3102502571">
                <text:p>13035.3102502571</text:p>
              </table:table-cell>
              <table:table-cell office:value-type="float" office:value="896.861198087118">
                <text:p>896.8611980871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8198">
                <text:p>148198</text:p>
              </table:table-cell>
              <table:table-cell office:value-type="float" office:value="47696.4339679662">
                <text:p>47696.4339679662</text:p>
              </table:table-cell>
              <table:table-cell office:value-type="float" office:value="4612.20941276173">
                <text:p>4612.20941276173</text:p>
              </table:table-cell>
              <table:table-cell office:value-type="float" office:value="745.80616198847">
                <text:p>745.8061619884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87552">
                <text:p>287552</text:p>
              </table:table-cell>
              <table:table-cell office:value-type="float" office:value="22944.2711906692">
                <text:p>22944.2711906692</text:p>
              </table:table-cell>
              <table:table-cell office:value-type="float" office:value="1912.90748646695">
                <text:p>1912.90748646695</text:p>
              </table:table-cell>
              <table:table-cell office:value-type="float" office:value="108.636576129665">
                <text:p>108.63657612966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0346">
                <text:p>50346</text:p>
              </table:table-cell>
              <table:table-cell office:value-type="float" office:value="180687.927107062">
                <text:p>180687.927107062</text:p>
              </table:table-cell>
              <table:table-cell office:value-type="float" office:value="22470.821529745">
                <text:p>22470.821529745</text:p>
              </table:table-cell>
              <table:table-cell office:value-type="float" office:value="2659.58088851635">
                <text:p>2659.580888516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3054">
                <text:p>93054</text:p>
              </table:table-cell>
              <table:table-cell office:value-type="float" office:value="81429.9754299754">
                <text:p>81429.9754299754</text:p>
              </table:table-cell>
              <table:table-cell office:value-type="float" office:value="7636.65690114882">
                <text:p>7636.65690114882</text:p>
              </table:table-cell>
              <table:table-cell office:value-type="float" office:value="753.400946322042">
                <text:p>753.40094632204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418">
                <text:p>11418</text:p>
              </table:table-cell>
              <table:table-cell office:value-type="float" office:value="524666.666666667">
                <text:p>524666.666666667</text:p>
              </table:table-cell>
              <table:table-cell office:value-type="float" office:value="44502.9761904762">
                <text:p>44502.9761904762</text:p>
              </table:table-cell>
              <table:table-cell office:value-type="float" office:value="8095.83107742285">
                <text:p>8095.8310774228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7194">
                <text:p>127194</text:p>
              </table:table-cell>
              <table:table-cell office:value-type="float" office:value="55902.657807309">
                <text:p>55902.657807309</text:p>
              </table:table-cell>
              <table:table-cell office:value-type="float" office:value="5082.21329547857">
                <text:p>5082.21329547857</text:p>
              </table:table-cell>
              <table:table-cell office:value-type="float" office:value="567.125545371358">
                <text:p>567.1255453713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96528">
                <text:p>196528</text:p>
              </table:table-cell>
              <table:table-cell office:value-type="float" office:value="34232.1149640737">
                <text:p>34232.1149640737</text:p>
              </table:table-cell>
              <table:table-cell office:value-type="float" office:value="2403.72128529561">
                <text:p>2403.72128529561</text:p>
              </table:table-cell>
              <table:table-cell office:value-type="float" office:value="418.375902598751">
                <text:p>418.3759025987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1084">
                <text:p>211084</text:p>
              </table:table-cell>
              <table:table-cell office:value-type="float" office:value="32696.8772533141">
                <text:p>32696.8772533141</text:p>
              </table:table-cell>
              <table:table-cell office:value-type="float" office:value="2564.51395384247">
                <text:p>2564.51395384247</text:p>
              </table:table-cell>
              <table:table-cell office:value-type="float" office:value="394.907599076594">
                <text:p>394.90759907659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87430">
                <text:p>187430</text:p>
              </table:table-cell>
              <table:table-cell office:value-type="float" office:value="42658.2947785856">
                <text:p>42658.2947785856</text:p>
              </table:table-cell>
              <table:table-cell office:value-type="float" office:value="2880.35880643308">
                <text:p>2880.35880643308</text:p>
              </table:table-cell>
              <table:table-cell office:value-type="float" office:value="444.384007766496">
                <text:p>444.38400776649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3678">
                <text:p>63678</text:p>
              </table:table-cell>
              <table:table-cell office:value-type="float" office:value="130195.402298851">
                <text:p>130195.402298851</text:p>
              </table:table-cell>
              <table:table-cell office:value-type="float" office:value="10098.9657631954">
                <text:p>10098.9657631954</text:p>
              </table:table-cell>
              <table:table-cell office:value-type="float" office:value="1503.74376039933">
                <text:p>1503.743760399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358">
                <text:p>29358</text:p>
              </table:table-cell>
              <table:table-cell office:value-type="float" office:value="226839.590443686">
                <text:p>226839.590443686</text:p>
              </table:table-cell>
              <table:table-cell office:value-type="float" office:value="34189.3004115226">
                <text:p>34189.3004115226</text:p>
              </table:table-cell>
              <table:table-cell office:value-type="float" office:value="4146.22582657517">
                <text:p>4146.2258265751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0784">
                <text:p>110784</text:p>
              </table:table-cell>
              <table:table-cell office:value-type="float" office:value="73464.2416769421">
                <text:p>73464.2416769421</text:p>
              </table:table-cell>
              <table:table-cell office:value-type="float" office:value="6642.45498634261">
                <text:p>6642.45498634261</text:p>
              </table:table-cell>
              <table:table-cell office:value-type="float" office:value="788.406698469621">
                <text:p>788.4066984696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9408">
                <text:p>59408</text:p>
              </table:table-cell>
              <table:table-cell office:value-type="float" office:value="136410.041841004">
                <text:p>136410.041841004</text:p>
              </table:table-cell>
              <table:table-cell office:value-type="float" office:value="11074.8012772607">
                <text:p>11074.8012772607</text:p>
              </table:table-cell>
              <table:table-cell office:value-type="float" office:value="341.463721181601">
                <text:p>341.46372118160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9066">
                <text:p>109066</text:p>
              </table:table-cell>
              <table:table-cell office:value-type="float" office:value="62725.5592377796">
                <text:p>62725.5592377796</text:p>
              </table:table-cell>
              <table:table-cell office:value-type="float" office:value="5617.38791712267">
                <text:p>5617.38791712267</text:p>
              </table:table-cell>
              <table:table-cell office:value-type="float" office:value="747.169485461925">
                <text:p>747.1694854619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11690">
                <text:p>211690</text:p>
              </table:table-cell>
              <table:table-cell office:value-type="float" office:value="32199.8045640053">
                <text:p>32199.8045640053</text:p>
              </table:table-cell>
              <table:table-cell office:value-type="float" office:value="2799.34636276866">
                <text:p>2799.34636276866</text:p>
              </table:table-cell>
              <table:table-cell office:value-type="float" office:value="218.901288875221">
                <text:p>218.9012888752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95279">
                <text:p>295279</text:p>
              </table:table-cell>
              <table:table-cell office:value-type="float" office:value="22008.7927756654">
                <text:p>22008.7927756654</text:p>
              </table:table-cell>
              <table:table-cell office:value-type="float" office:value="2321.34391314623">
                <text:p>2321.34391314623</text:p>
              </table:table-cell>
              <table:table-cell office:value-type="float" office:value="131.413170324414">
                <text:p>131.4131703244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6862">
                <text:p>166862</text:p>
              </table:table-cell>
              <table:table-cell office:value-type="float" office:value="41163.2148640586">
                <text:p>41163.2148640586</text:p>
              </table:table-cell>
              <table:table-cell office:value-type="float" office:value="3432.77917167165">
                <text:p>3432.77917167165</text:p>
              </table:table-cell>
              <table:table-cell office:value-type="float" office:value="449.450666031376">
                <text:p>449.45066603137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2152">
                <text:p>162152</text:p>
              </table:table-cell>
              <table:table-cell office:value-type="float" office:value="42047.3561882626">
                <text:p>42047.3561882626</text:p>
              </table:table-cell>
              <table:table-cell office:value-type="float" office:value="5453.88427260566">
                <text:p>5453.88427260566</text:p>
              </table:table-cell>
              <table:table-cell office:value-type="float" office:value="807.364783259929">
                <text:p>807.3647832599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1616">
                <text:p>151616</text:p>
              </table:table-cell>
              <table:table-cell office:value-type="float" office:value="45497.6219444752">
                <text:p>45497.6219444752</text:p>
              </table:table-cell>
              <table:table-cell office:value-type="float" office:value="4154.86399402038">
                <text:p>4154.86399402038</text:p>
              </table:table-cell>
              <table:table-cell office:value-type="float" office:value="124.357908096246">
                <text:p>124.35790809624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4782">
                <text:p>124782</text:p>
              </table:table-cell>
              <table:table-cell office:value-type="float" office:value="54981.993169823">
                <text:p>54981.993169823</text:p>
              </table:table-cell>
              <table:table-cell office:value-type="float" office:value="4600.16104732713">
                <text:p>4600.16104732713</text:p>
              </table:table-cell>
              <table:table-cell office:value-type="float" office:value="695.326978044414">
                <text:p>695.3269780444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1762">
                <text:p>41762</text:p>
              </table:table-cell>
              <table:table-cell office:value-type="float" office:value="193951.304347826">
                <text:p>193951.304347826</text:p>
              </table:table-cell>
              <table:table-cell office:value-type="float" office:value="17207.5297022065">
                <text:p>17207.5297022065</text:p>
              </table:table-cell>
              <table:table-cell office:value-type="float" office:value="1768.4500967302">
                <text:p>1768.45009673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8060">
                <text:p>38060</text:p>
              </table:table-cell>
              <table:table-cell office:value-type="float" office:value="224122.762148338">
                <text:p>224122.762148338</text:p>
              </table:table-cell>
              <table:table-cell office:value-type="float" office:value="21995.983935743">
                <text:p>21995.983935743</text:p>
              </table:table-cell>
              <table:table-cell office:value-type="float" office:value="2700.85680823522">
                <text:p>2700.8568082352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7127">
                <text:p>87127</text:p>
              </table:table-cell>
              <table:table-cell office:value-type="float" office:value="85711.9326500732">
                <text:p>85711.9326500732</text:p>
              </table:table-cell>
              <table:table-cell office:value-type="float" office:value="6976.67143367894">
                <text:p>6976.67143367894</text:p>
              </table:table-cell>
              <table:table-cell office:value-type="float" office:value="1165.13912108909">
                <text:p>1165.1391210890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2332">
                <text:p>32332</text:p>
              </table:table-cell>
              <table:table-cell office:value-type="float" office:value="271609.467455621">
                <text:p>271609.467455621</text:p>
              </table:table-cell>
              <table:table-cell office:value-type="float" office:value="21555.2946701104">
                <text:p>21555.2946701104</text:p>
              </table:table-cell>
              <table:table-cell office:value-type="float" office:value="2644.81000259284">
                <text:p>2644.8100025928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9294">
                <text:p>39294</text:p>
              </table:table-cell>
              <table:table-cell office:value-type="float" office:value="214646.718146718">
                <text:p>214646.718146718</text:p>
              </table:table-cell>
              <table:table-cell office:value-type="float" office:value="14436.1204881849">
                <text:p>14436.1204881849</text:p>
              </table:table-cell>
              <table:table-cell office:value-type="float" office:value="2257.9708379026">
                <text:p>2257.970837902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7726">
                <text:p>117726</text:p>
              </table:table-cell>
              <table:table-cell office:value-type="float" office:value="60426.7045454546">
                <text:p>60426.7045454546</text:p>
              </table:table-cell>
              <table:table-cell office:value-type="float" office:value="7968.7546830511">
                <text:p>7968.7546830511</text:p>
              </table:table-cell>
              <table:table-cell office:value-type="float" office:value="498.98304130471">
                <text:p>498.9830413047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7760">
                <text:p>107760</text:p>
              </table:table-cell>
              <table:table-cell office:value-type="float" office:value="64984.2869848799">
                <text:p>64984.2869848799</text:p>
              </table:table-cell>
              <table:table-cell office:value-type="float" office:value="6885.25208104288">
                <text:p>6885.25208104288</text:p>
              </table:table-cell>
              <table:table-cell office:value-type="float" office:value="470.272218598744">
                <text:p>470.27221859874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80516">
                <text:p>180516</text:p>
              </table:table-cell>
              <table:table-cell office:value-type="float" office:value="37445.6529781724">
                <text:p>37445.6529781724</text:p>
              </table:table-cell>
              <table:table-cell office:value-type="float" office:value="2490.41877860341">
                <text:p>2490.41877860341</text:p>
              </table:table-cell>
              <table:table-cell office:value-type="float" office:value="264.458724408025">
                <text:p>264.4587244080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2692">
                <text:p>102692</text:p>
              </table:table-cell>
              <table:table-cell office:value-type="float" office:value="67731.9223985891">
                <text:p>67731.9223985891</text:p>
              </table:table-cell>
              <table:table-cell office:value-type="float" office:value="8009.73303670745">
                <text:p>8009.73303670745</text:p>
              </table:table-cell>
              <table:table-cell office:value-type="float" office:value="1080.0483721279">
                <text:p>1080.048372127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7874">
                <text:p>87874</text:p>
              </table:table-cell>
              <table:table-cell office:value-type="float" office:value="96576.1957730812">
                <text:p>96576.1957730812</text:p>
              </table:table-cell>
              <table:table-cell office:value-type="float" office:value="10308.3407539329">
                <text:p>10308.3407539329</text:p>
              </table:table-cell>
              <table:table-cell office:value-type="float" office:value="1213.95413870246">
                <text:p>1213.9541387024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80848">
                <text:p>180848</text:p>
              </table:table-cell>
              <table:table-cell office:value-type="float" office:value="37516.3010359537">
                <text:p>37516.3010359537</text:p>
              </table:table-cell>
              <table:table-cell office:value-type="float" office:value="3091.50597569549">
                <text:p>3091.50597569549</text:p>
              </table:table-cell>
              <table:table-cell office:value-type="float" office:value="193.05681588783">
                <text:p>193.0568158878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1211">
                <text:p>111211</text:p>
              </table:table-cell>
              <table:table-cell office:value-type="float" office:value="61799.6277915633">
                <text:p>61799.6277915633</text:p>
              </table:table-cell>
              <table:table-cell office:value-type="float" office:value="5513.97575690485">
                <text:p>5513.97575690485</text:p>
              </table:table-cell>
              <table:table-cell office:value-type="float" office:value="723.833766460235">
                <text:p>723.83376646023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8308">
                <text:p>78308</text:p>
              </table:table-cell>
              <table:table-cell office:value-type="float" office:value="91650.3584985238">
                <text:p>91650.3584985238</text:p>
              </table:table-cell>
              <table:table-cell office:value-type="float" office:value="7350.50569969218">
                <text:p>7350.50569969218</text:p>
              </table:table-cell>
              <table:table-cell office:value-type="float" office:value="1138.52868287725">
                <text:p>1138.528682877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9654">
                <text:p>149654</text:p>
              </table:table-cell>
              <table:table-cell office:value-type="float" office:value="45212.6810833508">
                <text:p>45212.6810833508</text:p>
              </table:table-cell>
              <table:table-cell office:value-type="float" office:value="3651.01808995812">
                <text:p>3651.01808995812</text:p>
              </table:table-cell>
              <table:table-cell office:value-type="float" office:value="608.646621322755">
                <text:p>608.6466213227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5844">
                <text:p>95844</text:p>
              </table:table-cell>
              <table:table-cell office:value-type="float" office:value="78088.7766149405">
                <text:p>78088.7766149405</text:p>
              </table:table-cell>
              <table:table-cell office:value-type="float" office:value="8558.47802871495">
                <text:p>8558.47802871495</text:p>
              </table:table-cell>
              <table:table-cell office:value-type="float" office:value="1029.71352431712">
                <text:p>1029.713524317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4372">
                <text:p>174372</text:p>
              </table:table-cell>
              <table:table-cell office:value-type="float" office:value="39031.344343811">
                <text:p>39031.344343811</text:p>
              </table:table-cell>
              <table:table-cell office:value-type="float" office:value="3596.58481905432">
                <text:p>3596.58481905432</text:p>
              </table:table-cell>
              <table:table-cell office:value-type="float" office:value="519.890432604343">
                <text:p>519.89043260434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9908">
                <text:p>79908</text:p>
              </table:table-cell>
              <table:table-cell office:value-type="float" office:value="95539.3626991565">
                <text:p>95539.3626991565</text:p>
              </table:table-cell>
              <table:table-cell office:value-type="float" office:value="7142.69198430493">
                <text:p>7142.69198430493</text:p>
              </table:table-cell>
              <table:table-cell office:value-type="float" office:value="1138.89819904366">
                <text:p>1138.8981990436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6504">
                <text:p>116504</text:p>
              </table:table-cell>
              <table:table-cell office:value-type="float" office:value="58566.8185269552">
                <text:p>58566.8185269552</text:p>
              </table:table-cell>
              <table:table-cell office:value-type="float" office:value="5344.36168369998">
                <text:p>5344.36168369998</text:p>
              </table:table-cell>
              <table:table-cell office:value-type="float" office:value="378.540729353132">
                <text:p>378.5407293531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4216">
                <text:p>154216</text:p>
              </table:table-cell>
              <table:table-cell office:value-type="float" office:value="43582.966226138">
                <text:p>43582.966226138</text:p>
              </table:table-cell>
              <table:table-cell office:value-type="float" office:value="4015.61117760316">
                <text:p>4015.61117760316</text:p>
              </table:table-cell>
              <table:table-cell office:value-type="float" office:value="491.721381672852">
                <text:p>491.72138167285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610">
                <text:p>11610</text:p>
              </table:table-cell>
              <table:table-cell office:value-type="float" office:value="366860">
                <text:p>366860</text:p>
              </table:table-cell>
              <table:table-cell office:value-type="float" office:value="47033.3333333333">
                <text:p>47033.3333333333</text:p>
              </table:table-cell>
              <table:table-cell office:value-type="float" office:value="7334.26629348261">
                <text:p>7334.2662934826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3058">
                <text:p>103058</text:p>
              </table:table-cell>
              <table:table-cell office:value-type="float" office:value="68104.0324504891">
                <text:p>68104.0324504891</text:p>
              </table:table-cell>
              <table:table-cell office:value-type="float" office:value="7074.40638477173">
                <text:p>7074.40638477173</text:p>
              </table:table-cell>
              <table:table-cell office:value-type="float" office:value="473.918414515893">
                <text:p>473.9184145158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6198">
                <text:p>66198</text:p>
              </table:table-cell>
              <table:table-cell office:value-type="float" office:value="125177.957532861">
                <text:p>125177.957532861</text:p>
              </table:table-cell>
              <table:table-cell office:value-type="float" office:value="12630.1775147929">
                <text:p>12630.1775147929</text:p>
              </table:table-cell>
              <table:table-cell office:value-type="float" office:value="1969.75386230927">
                <text:p>1969.7538623092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286">
                <text:p>34286</text:p>
              </table:table-cell>
              <table:table-cell office:value-type="float" office:value="250464.615384615">
                <text:p>250464.615384615</text:p>
              </table:table-cell>
              <table:table-cell office:value-type="float" office:value="24168.9429928741">
                <text:p>24168.9429928741</text:p>
              </table:table-cell>
              <table:table-cell office:value-type="float" office:value="3260.73545906105">
                <text:p>3260.7354590610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585">
                <text:p>29585</text:p>
              </table:table-cell>
              <table:table-cell office:value-type="float" office:value="320404.761904762">
                <text:p>320404.761904762</text:p>
              </table:table-cell>
              <table:table-cell office:value-type="float" office:value="24608.9606827187">
                <text:p>24608.9606827187</text:p>
              </table:table-cell>
              <table:table-cell office:value-type="float" office:value="3317.937127594">
                <text:p>3317.93712759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25574">
                <text:p>225574</text:p>
              </table:table-cell>
              <table:table-cell office:value-type="float" office:value="28996.1438984246">
                <text:p>28996.1438984246</text:p>
              </table:table-cell>
              <table:table-cell office:value-type="float" office:value="2291.75292600343">
                <text:p>2291.75292600343</text:p>
              </table:table-cell>
              <table:table-cell office:value-type="float" office:value="129.265114835961">
                <text:p>129.26511483596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632">
                <text:p>14632</text:p>
              </table:table-cell>
              <table:table-cell office:value-type="float" office:value="519000">
                <text:p>519000</text:p>
              </table:table-cell>
              <table:table-cell office:value-type="float" office:value="73559.0551181102">
                <text:p>73559.0551181102</text:p>
              </table:table-cell>
              <table:table-cell office:value-type="float" office:value="9335.77614923385">
                <text:p>9335.7761492338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1121">
                <text:p>131121</text:p>
              </table:table-cell>
              <table:table-cell office:value-type="float" office:value="52495.9088252484">
                <text:p>52495.9088252484</text:p>
              </table:table-cell>
              <table:table-cell office:value-type="float" office:value="4624.14250228452">
                <text:p>4624.14250228452</text:p>
              </table:table-cell>
              <table:table-cell office:value-type="float" office:value="200.02260318549">
                <text:p>200.022603185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6771">
                <text:p>56771</text:p>
              </table:table-cell>
              <table:table-cell office:value-type="float" office:value="155055.878928987">
                <text:p>155055.878928987</text:p>
              </table:table-cell>
              <table:table-cell office:value-type="float" office:value="13452.4795475205">
                <text:p>13452.4795475205</text:p>
              </table:table-cell>
              <table:table-cell office:value-type="float" office:value="1819.52678888555">
                <text:p>1819.526788885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8686">
                <text:p>118686</text:p>
              </table:table-cell>
              <table:table-cell office:value-type="float" office:value="57639.1951006124">
                <text:p>57639.1951006124</text:p>
              </table:table-cell>
              <table:table-cell office:value-type="float" office:value="5260.59599476189">
                <text:p>5260.59599476189</text:p>
              </table:table-cell>
              <table:table-cell office:value-type="float" office:value="361.31104242395">
                <text:p>361.3110424239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28114">
                <text:p>228114</text:p>
              </table:table-cell>
              <table:table-cell office:value-type="float" office:value="29020.8323169244">
                <text:p>29020.8323169244</text:p>
              </table:table-cell>
              <table:table-cell office:value-type="float" office:value="2706.61091216846">
                <text:p>2706.61091216846</text:p>
              </table:table-cell>
              <table:table-cell office:value-type="float" office:value="276.794131688936">
                <text:p>276.79413168893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7144">
                <text:p>87144</text:p>
              </table:table-cell>
              <table:table-cell office:value-type="float" office:value="82164.167916042">
                <text:p>82164.167916042</text:p>
              </table:table-cell>
              <table:table-cell office:value-type="float" office:value="7986.22900652118">
                <text:p>7986.22900652118</text:p>
              </table:table-cell>
              <table:table-cell office:value-type="float" office:value="1073.56275680361">
                <text:p>1073.5627568036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042">
                <text:p>5042</text:p>
              </table:table-cell>
              <table:table-cell office:value-type="float" office:value="486600">
                <text:p>486600</text:p>
              </table:table-cell>
              <table:table-cell office:value-type="float" office:value="40104.3956043956">
                <text:p>40104.3956043956</text:p>
              </table:table-cell>
              <table:table-cell office:value-type="float" office:value="6413.88400702988">
                <text:p>6413.8840070298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0411">
                <text:p>170411</text:p>
              </table:table-cell>
              <table:table-cell office:value-type="float" office:value="39298.1226533166">
                <text:p>39298.1226533166</text:p>
              </table:table-cell>
              <table:table-cell office:value-type="float" office:value="3326.63281089977">
                <text:p>3326.63281089977</text:p>
              </table:table-cell>
              <table:table-cell office:value-type="float" office:value="187.272315198072">
                <text:p>187.2723151980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2626">
                <text:p>82626</text:p>
              </table:table-cell>
              <table:table-cell office:value-type="float" office:value="94318.0639585134">
                <text:p>94318.0639585134</text:p>
              </table:table-cell>
              <table:table-cell office:value-type="float" office:value="6741.99925861856">
                <text:p>6741.99925861856</text:p>
              </table:table-cell>
              <table:table-cell office:value-type="float" office:value="1048.86488149017">
                <text:p>1048.8648814901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3883">
                <text:p>113883</text:p>
              </table:table-cell>
              <table:table-cell office:value-type="float" office:value="63496.9903691814">
                <text:p>63496.9903691814</text:p>
              </table:table-cell>
              <table:table-cell office:value-type="float" office:value="5048.15760089328">
                <text:p>5048.15760089328</text:p>
              </table:table-cell>
              <table:table-cell office:value-type="float" office:value="292.487104814911">
                <text:p>292.48710481491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91936">
                <text:p>191936</text:p>
              </table:table-cell>
              <table:table-cell office:value-type="float" office:value="35683.2702020202">
                <text:p>35683.2702020202</text:p>
              </table:table-cell>
              <table:table-cell office:value-type="float" office:value="2498.2784149926">
                <text:p>2498.2784149926</text:p>
              </table:table-cell>
              <table:table-cell office:value-type="float" office:value="384.767450488394">
                <text:p>384.76745048839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14463">
                <text:p>314463</text:p>
              </table:table-cell>
              <table:table-cell office:value-type="float" office:value="21066.5477617614">
                <text:p>21066.5477617614</text:p>
              </table:table-cell>
              <table:table-cell office:value-type="float" office:value="2046.72692770947">
                <text:p>2046.72692770947</text:p>
              </table:table-cell>
              <table:table-cell office:value-type="float" office:value="294.21130217117">
                <text:p>294.211302171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5786">
                <text:p>105786</text:p>
              </table:table-cell>
              <table:table-cell office:value-type="float" office:value="65392.9011584915">
                <text:p>65392.9011584915</text:p>
              </table:table-cell>
              <table:table-cell office:value-type="float" office:value="6307.18208401683">
                <text:p>6307.18208401683</text:p>
              </table:table-cell>
              <table:table-cell office:value-type="float" office:value="887.1897081593">
                <text:p>887.189708159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1226">
                <text:p>91226</text:p>
              </table:table-cell>
              <table:table-cell office:value-type="float" office:value="93665.8630665381">
                <text:p>93665.8630665381</text:p>
              </table:table-cell>
              <table:table-cell office:value-type="float" office:value="8031.37919629568">
                <text:p>8031.37919629568</text:p>
              </table:table-cell>
              <table:table-cell office:value-type="float" office:value="1099.79279422088">
                <text:p>1099.7927942208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23014">
                <text:p>123014</text:p>
              </table:table-cell>
              <table:table-cell office:value-type="float" office:value="55019.2699357669">
                <text:p>55019.2699357669</text:p>
              </table:table-cell>
              <table:table-cell office:value-type="float" office:value="4156.16937678998">
                <text:p>4156.16937678998</text:p>
              </table:table-cell>
              <table:table-cell office:value-type="float" office:value="609.72467698419">
                <text:p>609.7246769841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6406">
                <text:p>36406</text:p>
              </table:table-cell>
              <table:table-cell office:value-type="float" office:value="239838.323353293">
                <text:p>239838.323353293</text:p>
              </table:table-cell>
              <table:table-cell office:value-type="float" office:value="25017.4890693317">
                <text:p>25017.4890693317</text:p>
              </table:table-cell>
              <table:table-cell office:value-type="float" office:value="3037.88539572983">
                <text:p>3037.8853957298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0850">
                <text:p>30850</text:p>
              </table:table-cell>
              <table:table-cell office:value-type="float" office:value="252112.121212121">
                <text:p>252112.121212121</text:p>
              </table:table-cell>
              <table:table-cell office:value-type="float" office:value="21756.5376569038">
                <text:p>21756.5376569038</text:p>
              </table:table-cell>
              <table:table-cell office:value-type="float" office:value="2608.87425525243">
                <text:p>2608.874255252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9353">
                <text:p>139353</text:p>
              </table:table-cell>
              <table:table-cell office:value-type="float" office:value="49186.6319444444">
                <text:p>49186.6319444444</text:p>
              </table:table-cell>
              <table:table-cell office:value-type="float" office:value="4820.67352002836">
                <text:p>4820.67352002836</text:p>
              </table:table-cell>
              <table:table-cell office:value-type="float" office:value="705.55055181774">
                <text:p>705.5505518177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4951">
                <text:p>164951</text:p>
              </table:table-cell>
              <table:table-cell office:value-type="float" office:value="41052.1405049396">
                <text:p>41052.1405049396</text:p>
              </table:table-cell>
              <table:table-cell office:value-type="float" office:value="3552.62657927235">
                <text:p>3552.62657927235</text:p>
              </table:table-cell>
              <table:table-cell office:value-type="float" office:value="107.692551350386">
                <text:p>107.69255135038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6978">
                <text:p>56978</text:p>
              </table:table-cell>
              <table:table-cell office:value-type="float" office:value="150920.298879203">
                <text:p>150920.298879203</text:p>
              </table:table-cell>
              <table:table-cell office:value-type="float" office:value="12680.6529245579">
                <text:p>12680.6529245579</text:p>
              </table:table-cell>
              <table:table-cell office:value-type="float" office:value="1843.01052375449">
                <text:p>1843.0105237544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9198">
                <text:p>29198</text:p>
              </table:table-cell>
              <table:table-cell office:value-type="float" office:value="315928.205128205">
                <text:p>315928.205128205</text:p>
              </table:table-cell>
              <table:table-cell office:value-type="float" office:value="34149.667405765">
                <text:p>34149.667405765</text:p>
              </table:table-cell>
              <table:table-cell office:value-type="float" office:value="4234.08934707904">
                <text:p>4234.0893470790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92244">
                <text:p>192244</text:p>
              </table:table-cell>
              <table:table-cell office:value-type="float" office:value="34711.259754738">
                <text:p>34711.259754738</text:p>
              </table:table-cell>
              <table:table-cell office:value-type="float" office:value="3753.81276749653">
                <text:p>3753.81276749653</text:p>
              </table:table-cell>
              <table:table-cell office:value-type="float" office:value="306.111150368525">
                <text:p>306.1111503685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1074">
                <text:p>61074</text:p>
              </table:table-cell>
              <table:table-cell office:value-type="float" office:value="126586.303939962">
                <text:p>126586.303939962</text:p>
              </table:table-cell>
              <table:table-cell office:value-type="float" office:value="12267.3636363636">
                <text:p>12267.3636363636</text:p>
              </table:table-cell>
              <table:table-cell office:value-type="float" office:value="729.95531802101">
                <text:p>729.9553180210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9524">
                <text:p>89524</text:p>
              </table:table-cell>
              <table:table-cell office:value-type="float" office:value="78229.3577981651">
                <text:p>78229.3577981651</text:p>
              </table:table-cell>
              <table:table-cell office:value-type="float" office:value="7357.44864434341">
                <text:p>7357.44864434341</text:p>
              </table:table-cell>
              <table:table-cell office:value-type="float" office:value="836.185339544006">
                <text:p>836.18533954400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60648">
                <text:p>160648</text:p>
              </table:table-cell>
              <table:table-cell office:value-type="float" office:value="42296.6553562773">
                <text:p>42296.6553562773</text:p>
              </table:table-cell>
              <table:table-cell office:value-type="float" office:value="3072.46478873239">
                <text:p>3072.46478873239</text:p>
              </table:table-cell>
              <table:table-cell office:value-type="float" office:value="367.491541099265">
                <text:p>367.49154109926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8240">
                <text:p>38240</text:p>
              </table:table-cell>
              <table:table-cell office:value-type="float" office:value="257911.392405063">
                <text:p>257911.392405063</text:p>
              </table:table-cell>
              <table:table-cell office:value-type="float" office:value="18522.7272727273">
                <text:p>18522.7272727273</text:p>
              </table:table-cell>
              <table:table-cell office:value-type="float" office:value="2253.82181810137">
                <text:p>2253.8218181013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492">
                <text:p>11492</text:p>
              </table:table-cell>
              <table:table-cell office:value-type="float" office:value="541717.948717949">
                <text:p>541717.948717949</text:p>
              </table:table-cell>
              <table:table-cell office:value-type="float" office:value="55306.2827225131">
                <text:p>55306.2827225131</text:p>
              </table:table-cell>
              <table:table-cell office:value-type="float" office:value="7510.48702452897">
                <text:p>7510.4870245289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78808">
                <text:p>278808</text:p>
              </table:table-cell>
              <table:table-cell office:value-type="float" office:value="23907.0760827702">
                <text:p>23907.0760827702</text:p>
              </table:table-cell>
              <table:table-cell office:value-type="float" office:value="2298.18012917818">
                <text:p>2298.18012917818</text:p>
              </table:table-cell>
              <table:table-cell office:value-type="float" office:value="221.211142424779">
                <text:p>221.21114242477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4950">
                <text:p>94950</text:p>
              </table:table-cell>
              <table:table-cell office:value-type="float" office:value="82471.0365853658">
                <text:p>82471.0365853658</text:p>
              </table:table-cell>
              <table:table-cell office:value-type="float" office:value="7300.09445418972">
                <text:p>7300.09445418972</text:p>
              </table:table-cell>
              <table:table-cell office:value-type="float" office:value="938.46327311205">
                <text:p>938.463273112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4232">
                <text:p>84232</text:p>
              </table:table-cell>
              <table:table-cell office:value-type="float" office:value="86419.0544412608">
                <text:p>86419.0544412608</text:p>
              </table:table-cell>
              <table:table-cell office:value-type="float" office:value="7200.72818431419">
                <text:p>7200.72818431419</text:p>
              </table:table-cell>
              <table:table-cell office:value-type="float" office:value="968.506149449279">
                <text:p>968.50614944927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6998">
                <text:p>176998</text:p>
              </table:table-cell>
              <table:table-cell office:value-type="float" office:value="37772.9962345347">
                <text:p>37772.9962345347</text:p>
              </table:table-cell>
              <table:table-cell office:value-type="float" office:value="2792.03185440583">
                <text:p>2792.03185440583</text:p>
              </table:table-cell>
              <table:table-cell office:value-type="float" office:value="182.83057466989">
                <text:p>182.8305746698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1090">
                <text:p>41090</text:p>
              </table:table-cell>
              <table:table-cell office:value-type="float" office:value="197899.470899471">
                <text:p>197899.470899471</text:p>
              </table:table-cell>
              <table:table-cell office:value-type="float" office:value="28705.2954719877">
                <text:p>28705.2954719877</text:p>
              </table:table-cell>
              <table:table-cell office:value-type="float" office:value="3264.21433870053">
                <text:p>3264.2143387005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4550">
                <text:p>174550</text:p>
              </table:table-cell>
              <table:table-cell office:value-type="float" office:value="38613.5573580533">
                <text:p>38613.5573580533</text:p>
              </table:table-cell>
              <table:table-cell office:value-type="float" office:value="3634.64894512138">
                <text:p>3634.64894512138</text:p>
              </table:table-cell>
              <table:table-cell office:value-type="float" office:value="496.196594377852">
                <text:p>496.19659437785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1208">
                <text:p>71208</text:p>
              </table:table-cell>
              <table:table-cell office:value-type="float" office:value="101530.201342282">
                <text:p>101530.201342282</text:p>
              </table:table-cell>
              <table:table-cell office:value-type="float" office:value="12191.1515835281">
                <text:p>12191.1515835281</text:p>
              </table:table-cell>
              <table:table-cell office:value-type="float" office:value="1102.99371509398">
                <text:p>1102.9937150939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4803">
                <text:p>44803</text:p>
              </table:table-cell>
              <table:table-cell office:value-type="float" office:value="191679.127725857">
                <text:p>191679.127725857</text:p>
              </table:table-cell>
              <table:table-cell office:value-type="float" office:value="15420.8020050125">
                <text:p>15420.8020050125</text:p>
              </table:table-cell>
              <table:table-cell office:value-type="float" office:value="369.278505817146">
                <text:p>369.27850581714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3684">
                <text:p>93684</text:p>
              </table:table-cell>
              <table:table-cell office:value-type="float" office:value="81578.0532598714">
                <text:p>81578.0532598714</text:p>
              </table:table-cell>
              <table:table-cell office:value-type="float" office:value="9985.21973699">
                <text:p>9985.21973699</text:p>
              </table:table-cell>
              <table:table-cell office:value-type="float" office:value="906.700347009594">
                <text:p>906.70034700959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0797">
                <text:p>120797</text:p>
              </table:table-cell>
              <table:table-cell office:value-type="float" office:value="57535.313154388">
                <text:p>57535.313154388</text:p>
              </table:table-cell>
              <table:table-cell office:value-type="float" office:value="5178.326051572">
                <text:p>5178.326051572</text:p>
              </table:table-cell>
              <table:table-cell office:value-type="float" office:value="718.727928639203">
                <text:p>718.72792863920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4884">
                <text:p>84884</text:p>
              </table:table-cell>
              <table:table-cell office:value-type="float" office:value="87408.8440651668">
                <text:p>87408.8440651668</text:p>
              </table:table-cell>
              <table:table-cell office:value-type="float" office:value="7565.80714477572">
                <text:p>7565.80714477572</text:p>
              </table:table-cell>
              <table:table-cell office:value-type="float" office:value="987.596967173599">
                <text:p>987.5969671735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0580">
                <text:p>60580</text:p>
              </table:table-cell>
              <table:table-cell office:value-type="float" office:value="143592.753623188">
                <text:p>143592.753623188</text:p>
              </table:table-cell>
              <table:table-cell office:value-type="float" office:value="18385.4147337168">
                <text:p>18385.4147337168</text:p>
              </table:table-cell>
              <table:table-cell office:value-type="float" office:value="2137.16566005177">
                <text:p>2137.1656600517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7950">
                <text:p>127950</text:p>
              </table:table-cell>
              <table:table-cell office:value-type="float" office:value="54487.7091157392">
                <text:p>54487.7091157392</text:p>
              </table:table-cell>
              <table:table-cell office:value-type="float" office:value="5440.04158571088">
                <text:p>5440.04158571088</text:p>
              </table:table-cell>
              <table:table-cell office:value-type="float" office:value="244.4021779496">
                <text:p>244.402177949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26308">
                <text:p>326308</text:p>
              </table:table-cell>
              <table:table-cell office:value-type="float" office:value="19939.5310663029">
                <text:p>19939.5310663029</text:p>
              </table:table-cell>
              <table:table-cell office:value-type="float" office:value="1557.17624151377">
                <text:p>1557.17624151377</text:p>
              </table:table-cell>
              <table:table-cell office:value-type="float" office:value="129.672623847631">
                <text:p>129.67262384763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6028">
                <text:p>56028</text:p>
              </table:table-cell>
              <table:table-cell office:value-type="float" office:value="135139.961389961">
                <text:p>135139.961389961</text:p>
              </table:table-cell>
              <table:table-cell office:value-type="float" office:value="12631.2702995309">
                <text:p>12631.2702995309</text:p>
              </table:table-cell>
              <table:table-cell office:value-type="float" office:value="1786.21094397877">
                <text:p>1786.2109439787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54">
                <text:p>14654</text:p>
              </table:table-cell>
              <table:table-cell office:value-type="float" office:value="365369.230769231">
                <text:p>365369.230769231</text:p>
              </table:table-cell>
              <table:table-cell office:value-type="float" office:value="58930.5210918114">
                <text:p>58930.5210918114</text:p>
              </table:table-cell>
              <table:table-cell office:value-type="float" office:value="8388.90851289297">
                <text:p>8388.9085128929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3873">
                <text:p>83873</text:p>
              </table:table-cell>
              <table:table-cell office:value-type="float" office:value="85347.9212253829">
                <text:p>85347.9212253829</text:p>
              </table:table-cell>
              <table:table-cell office:value-type="float" office:value="7707.79263553126">
                <text:p>7707.79263553126</text:p>
              </table:table-cell>
              <table:table-cell office:value-type="float" office:value="593.529668367606">
                <text:p>593.52966836760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7238">
                <text:p>157238</text:p>
              </table:table-cell>
              <table:table-cell office:value-type="float" office:value="43390.2115050577">
                <text:p>43390.2115050577</text:p>
              </table:table-cell>
              <table:table-cell office:value-type="float" office:value="3787.17749774817">
                <text:p>3787.17749774817</text:p>
              </table:table-cell>
              <table:table-cell office:value-type="float" office:value="612.830977216184">
                <text:p>612.83097721618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390">
                <text:p>36390</text:p>
              </table:table-cell>
              <table:table-cell office:value-type="float" office:value="211328.054298643">
                <text:p>211328.054298643</text:p>
              </table:table-cell>
              <table:table-cell office:value-type="float" office:value="20551.595159516">
                <text:p>20551.595159516</text:p>
              </table:table-cell>
              <table:table-cell office:value-type="float" office:value="2565.28067669999">
                <text:p>2565.2806766999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0310">
                <text:p>40310</text:p>
              </table:table-cell>
              <table:table-cell office:value-type="float" office:value="182927.983539095">
                <text:p>182927.983539095</text:p>
              </table:table-cell>
              <table:table-cell office:value-type="float" office:value="21578.3980582524">
                <text:p>21578.3980582524</text:p>
              </table:table-cell>
              <table:table-cell office:value-type="float" office:value="2321.40898764916">
                <text:p>2321.408987649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4196">
                <text:p>114196</text:p>
              </table:table-cell>
              <table:table-cell office:value-type="float" office:value="61360.2833923734">
                <text:p>61360.2833923734</text:p>
              </table:table-cell>
              <table:table-cell office:value-type="float" office:value="4911.31977917508">
                <text:p>4911.31977917508</text:p>
              </table:table-cell>
              <table:table-cell office:value-type="float" office:value="831.325607328882">
                <text:p>831.32560732888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0630">
                <text:p>100630</text:p>
              </table:table-cell>
              <table:table-cell office:value-type="float" office:value="69119.5530726257">
                <text:p>69119.5530726257</text:p>
              </table:table-cell>
              <table:table-cell office:value-type="float" office:value="8202.69613259669">
                <text:p>8202.69613259669</text:p>
              </table:table-cell>
              <table:table-cell office:value-type="float" office:value="1192.3595852126">
                <text:p>1192.359585212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0474">
                <text:p>50474</text:p>
              </table:table-cell>
              <table:table-cell office:value-type="float" office:value="169372.781065089">
                <text:p>169372.781065089</text:p>
              </table:table-cell>
              <table:table-cell office:value-type="float" office:value="14740.9619940262">
                <text:p>14740.9619940262</text:p>
              </table:table-cell>
              <table:table-cell office:value-type="float" office:value="1634.31233727676">
                <text:p>1634.3123372767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1212">
                <text:p>41212</text:p>
              </table:table-cell>
              <table:table-cell office:value-type="float" office:value="197088.082901554">
                <text:p>197088.082901554</text:p>
              </table:table-cell>
              <table:table-cell office:value-type="float" office:value="17827.5269489142">
                <text:p>17827.5269489142</text:p>
              </table:table-cell>
              <table:table-cell office:value-type="float" office:value="2350.73335530653">
                <text:p>2350.7333553065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4368">
                <text:p>104368</text:p>
              </table:table-cell>
              <table:table-cell office:value-type="float" office:value="67061.8875709128">
                <text:p>67061.8875709128</text:p>
              </table:table-cell>
              <table:table-cell office:value-type="float" office:value="6086.26257898432">
                <text:p>6086.26257898432</text:p>
              </table:table-cell>
              <table:table-cell office:value-type="float" office:value="1016.81621801263">
                <text:p>1016.8162180126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0288">
                <text:p>140288</text:p>
              </table:table-cell>
              <table:table-cell office:value-type="float" office:value="49211.0964332893">
                <text:p>49211.0964332893</text:p>
              </table:table-cell>
              <table:table-cell office:value-type="float" office:value="4295.95461045251">
                <text:p>4295.95461045251</text:p>
              </table:table-cell>
              <table:table-cell office:value-type="float" office:value="655.22008463576">
                <text:p>655.2200846357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2577">
                <text:p>92577</text:p>
              </table:table-cell>
              <table:table-cell office:value-type="float" office:value="75429.7312430011">
                <text:p>75429.7312430011</text:p>
              </table:table-cell>
              <table:table-cell office:value-type="float" office:value="6851.31973757819">
                <text:p>6851.31973757819</text:p>
              </table:table-cell>
              <table:table-cell office:value-type="float" office:value="236.217400490784">
                <text:p>236.2174004907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4930">
                <text:p>34930</text:p>
              </table:table-cell>
              <table:table-cell office:value-type="float" office:value="246471.875">
                <text:p>246471.875</text:p>
              </table:table-cell>
              <table:table-cell office:value-type="float" office:value="26717.8184281843">
                <text:p>26717.8184281843</text:p>
              </table:table-cell>
              <table:table-cell office:value-type="float" office:value="2331.18552892147">
                <text:p>2331.185528921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1512">
                <text:p>71512</text:p>
              </table:table-cell>
              <table:table-cell office:value-type="float" office:value="108229.673590504">
                <text:p>108229.673590504</text:p>
              </table:table-cell>
              <table:table-cell office:value-type="float" office:value="9314.89426907754">
                <text:p>9314.89426907754</text:p>
              </table:table-cell>
              <table:table-cell office:value-type="float" office:value="1453.03088249355">
                <text:p>1453.030882493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3180">
                <text:p>73180</text:p>
              </table:table-cell>
              <table:table-cell office:value-type="float" office:value="105048.320565704">
                <text:p>105048.320565704</text:p>
              </table:table-cell>
              <table:table-cell office:value-type="float" office:value="10101.8303394345">
                <text:p>10101.8303394345</text:p>
              </table:table-cell>
              <table:table-cell office:value-type="float" office:value="1370.57824044531">
                <text:p>1370.5782404453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27966">
                <text:p>127966</text:p>
              </table:table-cell>
              <table:table-cell office:value-type="float" office:value="53500.2513826043">
                <text:p>53500.2513826043</text:p>
              </table:table-cell>
              <table:table-cell office:value-type="float" office:value="4870.4859256999">
                <text:p>4870.4859256999</text:p>
              </table:table-cell>
              <table:table-cell office:value-type="float" office:value="781.357234816407">
                <text:p>781.35723481640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405">
                <text:p>149405</text:p>
              </table:table-cell>
              <table:table-cell office:value-type="float" office:value="45112.1580944903">
                <text:p>45112.1580944903</text:p>
              </table:table-cell>
              <table:table-cell office:value-type="float" office:value="5048.58151354043">
                <text:p>5048.58151354043</text:p>
              </table:table-cell>
              <table:table-cell office:value-type="float" office:value="736.132199777475">
                <text:p>736.1321997774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8704">
                <text:p>128704</text:p>
              </table:table-cell>
              <table:table-cell office:value-type="float" office:value="54175.9173604687">
                <text:p>54175.9173604687</text:p>
              </table:table-cell>
              <table:table-cell office:value-type="float" office:value="4673.35647501629">
                <text:p>4673.35647501629</text:p>
              </table:table-cell>
              <table:table-cell office:value-type="float" office:value="535.620921508522">
                <text:p>535.62092150852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1840">
                <text:p>91840</text:p>
              </table:table-cell>
              <table:table-cell office:value-type="float" office:value="90017.3876166243">
                <text:p>90017.3876166243</text:p>
              </table:table-cell>
              <table:table-cell office:value-type="float" office:value="8138.217928073">
                <text:p>8138.217928073</text:p>
              </table:table-cell>
              <table:table-cell office:value-type="float" office:value="1473.40034151962">
                <text:p>1473.400341519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2772">
                <text:p>202772</text:p>
              </table:table-cell>
              <table:table-cell office:value-type="float" office:value="33326.3607737292">
                <text:p>33326.3607737292</text:p>
              </table:table-cell>
              <table:table-cell office:value-type="float" office:value="2674.56689395615">
                <text:p>2674.56689395615</text:p>
              </table:table-cell>
              <table:table-cell office:value-type="float" office:value="100.365424870127">
                <text:p>100.36542487012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2594">
                <text:p>202594</text:p>
              </table:table-cell>
              <table:table-cell office:value-type="float" office:value="32993.1846344486">
                <text:p>32993.1846344486</text:p>
              </table:table-cell>
              <table:table-cell office:value-type="float" office:value="3117.4561255155">
                <text:p>3117.4561255155</text:p>
              </table:table-cell>
              <table:table-cell office:value-type="float" office:value="475.550655984632">
                <text:p>475.55065598463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9408">
                <text:p>29408</text:p>
              </table:table-cell>
              <table:table-cell office:value-type="float" office:value="295296.703296703">
                <text:p>295296.703296703</text:p>
              </table:table-cell>
              <table:table-cell office:value-type="float" office:value="24274.6160794941">
                <text:p>24274.6160794941</text:p>
              </table:table-cell>
              <table:table-cell office:value-type="float" office:value="3155.34854593135">
                <text:p>3155.3485459313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082">
                <text:p>17082</text:p>
              </table:table-cell>
              <table:table-cell office:value-type="float" office:value="433269.841269841">
                <text:p>433269.841269841</text:p>
              </table:table-cell>
              <table:table-cell office:value-type="float" office:value="70169.6658097686">
                <text:p>70169.6658097686</text:p>
              </table:table-cell>
              <table:table-cell office:value-type="float" office:value="6698.40490797546">
                <text:p>6698.4049079754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3188">
                <text:p>163188</text:p>
              </table:table-cell>
              <table:table-cell office:value-type="float" office:value="41164.073676681">
                <text:p>41164.073676681</text:p>
              </table:table-cell>
              <table:table-cell office:value-type="float" office:value="3443.52775741619">
                <text:p>3443.52775741619</text:p>
              </table:table-cell>
              <table:table-cell office:value-type="float" office:value="439.907886501646">
                <text:p>439.9078865016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7763">
                <text:p>107763</text:p>
              </table:table-cell>
              <table:table-cell office:value-type="float" office:value="66887.6354788764">
                <text:p>66887.6354788764</text:p>
              </table:table-cell>
              <table:table-cell office:value-type="float" office:value="5579.62617857077">
                <text:p>5579.62617857077</text:p>
              </table:table-cell>
              <table:table-cell office:value-type="float" office:value="406.87628578848">
                <text:p>406.8762857884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7694">
                <text:p>87694</text:p>
              </table:table-cell>
              <table:table-cell office:value-type="float" office:value="81251.0416666667">
                <text:p>81251.0416666667</text:p>
              </table:table-cell>
              <table:table-cell office:value-type="float" office:value="6405.77607445935">
                <text:p>6405.77607445935</text:p>
              </table:table-cell>
              <table:table-cell office:value-type="float" office:value="771.67335551591">
                <text:p>771.6733555159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4074">
                <text:p>154074</text:p>
              </table:table-cell>
              <table:table-cell office:value-type="float" office:value="44571.7587728514">
                <text:p>44571.7587728514</text:p>
              </table:table-cell>
              <table:table-cell office:value-type="float" office:value="3850.7216120541">
                <text:p>3850.7216120541</text:p>
              </table:table-cell>
              <table:table-cell office:value-type="float" office:value="283.759830801193">
                <text:p>283.75983080119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2124">
                <text:p>52124</text:p>
              </table:table-cell>
              <table:table-cell office:value-type="float" office:value="153501.783590963">
                <text:p>153501.783590963</text:p>
              </table:table-cell>
              <table:table-cell office:value-type="float" office:value="15559.238278896">
                <text:p>15559.238278896</text:p>
              </table:table-cell>
              <table:table-cell office:value-type="float" office:value="2179.51748239942">
                <text:p>2179.5174823994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9066">
                <text:p>159066</text:p>
              </table:table-cell>
              <table:table-cell office:value-type="float" office:value="42339.252428137">
                <text:p>42339.252428137</text:p>
              </table:table-cell>
              <table:table-cell office:value-type="float" office:value="3854.76437171746">
                <text:p>3854.76437171746</text:p>
              </table:table-cell>
              <table:table-cell office:value-type="float" office:value="209.138303512324">
                <text:p>209.1383035123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22">
                <text:p>76222</text:p>
              </table:table-cell>
              <table:table-cell office:value-type="float" office:value="94938.2303839733">
                <text:p>94938.2303839733</text:p>
              </table:table-cell>
              <table:table-cell office:value-type="float" office:value="15571.7415115005">
                <text:p>15571.7415115005</text:p>
              </table:table-cell>
              <table:table-cell office:value-type="float" office:value="2423.16296312078">
                <text:p>2423.1629631207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8468">
                <text:p>158468</text:p>
              </table:table-cell>
              <table:table-cell office:value-type="float" office:value="44537.3854317414">
                <text:p>44537.3854317414</text:p>
              </table:table-cell>
              <table:table-cell office:value-type="float" office:value="4336.64087178102">
                <text:p>4336.64087178102</text:p>
              </table:table-cell>
              <table:table-cell office:value-type="float" office:value="551.144062990622">
                <text:p>551.14406299062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556">
                <text:p>19556</text:p>
              </table:table-cell>
              <table:table-cell office:value-type="float" office:value="371528.846153846">
                <text:p>371528.846153846</text:p>
              </table:table-cell>
              <table:table-cell office:value-type="float" office:value="58455.3706505295">
                <text:p>58455.3706505295</text:p>
              </table:table-cell>
              <table:table-cell office:value-type="float" office:value="8407.09312445605">
                <text:p>8407.0931244560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5692">
                <text:p>185692</text:p>
              </table:table-cell>
              <table:table-cell office:value-type="float" office:value="36146.109209939">
                <text:p>36146.109209939</text:p>
              </table:table-cell>
              <table:table-cell office:value-type="float" office:value="3531.53755578491">
                <text:p>3531.53755578491</text:p>
              </table:table-cell>
              <table:table-cell office:value-type="float" office:value="131.439294851107">
                <text:p>131.43929485110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7688">
                <text:p>127688</text:p>
              </table:table-cell>
              <table:table-cell office:value-type="float" office:value="55422.3612712004">
                <text:p>55422.3612712004</text:p>
              </table:table-cell>
              <table:table-cell office:value-type="float" office:value="4830.09012111819">
                <text:p>4830.09012111819</text:p>
              </table:table-cell>
              <table:table-cell office:value-type="float" office:value="770.278218322543">
                <text:p>770.2782183225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0924">
                <text:p>110924</text:p>
              </table:table-cell>
              <table:table-cell office:value-type="float" office:value="63809.8422037978">
                <text:p>63809.8422037978</text:p>
              </table:table-cell>
              <table:table-cell office:value-type="float" office:value="6657.50481346095">
                <text:p>6657.50481346095</text:p>
              </table:table-cell>
              <table:table-cell office:value-type="float" office:value="1142.48978829569">
                <text:p>1142.489788295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2062">
                <text:p>102062</text:p>
              </table:table-cell>
              <table:table-cell office:value-type="float" office:value="70662.4397666751">
                <text:p>70662.4397666751</text:p>
              </table:table-cell>
              <table:table-cell office:value-type="float" office:value="5378.38776928423">
                <text:p>5378.38776928423</text:p>
              </table:table-cell>
              <table:table-cell office:value-type="float" office:value="906.129059534418">
                <text:p>906.12905953441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4006">
                <text:p>84006</text:p>
              </table:table-cell>
              <table:table-cell office:value-type="float" office:value="87656.9517439083">
                <text:p>87656.9517439083</text:p>
              </table:table-cell>
              <table:table-cell office:value-type="float" office:value="9278.61224902645">
                <text:p>9278.61224902645</text:p>
              </table:table-cell>
              <table:table-cell office:value-type="float" office:value="1408.90346262834">
                <text:p>1408.9034626283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7742">
                <text:p>157742</text:p>
              </table:table-cell>
              <table:table-cell office:value-type="float" office:value="43317.0608958229">
                <text:p>43317.0608958229</text:p>
              </table:table-cell>
              <table:table-cell office:value-type="float" office:value="3723.08397712625">
                <text:p>3723.08397712625</text:p>
              </table:table-cell>
              <table:table-cell office:value-type="float" office:value="486.924969054855">
                <text:p>486.9249690548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7408">
                <text:p>47408</text:p>
              </table:table-cell>
              <table:table-cell office:value-type="float" office:value="196967.213114754">
                <text:p>196967.213114754</text:p>
              </table:table-cell>
              <table:table-cell office:value-type="float" office:value="14736.9066601251">
                <text:p>14736.9066601251</text:p>
              </table:table-cell>
              <table:table-cell office:value-type="float" office:value="1858.89997679276">
                <text:p>1858.899976792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9600">
                <text:p>99600</text:p>
              </table:table-cell>
              <table:table-cell office:value-type="float" office:value="71639.3629124005">
                <text:p>71639.3629124005</text:p>
              </table:table-cell>
              <table:table-cell office:value-type="float" office:value="7187.44471393922">
                <text:p>7187.44471393922</text:p>
              </table:table-cell>
              <table:table-cell office:value-type="float" office:value="976.748875445944">
                <text:p>976.74887544594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1952">
                <text:p>151952</text:p>
              </table:table-cell>
              <table:table-cell office:value-type="float" office:value="44808.7337250835">
                <text:p>44808.7337250835</text:p>
              </table:table-cell>
              <table:table-cell office:value-type="float" office:value="4205.04308900014">
                <text:p>4205.04308900014</text:p>
              </table:table-cell>
              <table:table-cell office:value-type="float" office:value="575.702354059279">
                <text:p>575.70235405927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3966">
                <text:p>23966</text:p>
              </table:table-cell>
              <table:table-cell office:value-type="float" office:value="312323.529411765">
                <text:p>312323.529411765</text:p>
              </table:table-cell>
              <table:table-cell office:value-type="float" office:value="48323.0944254835">
                <text:p>48323.0944254835</text:p>
              </table:table-cell>
              <table:table-cell office:value-type="float" office:value="7472.90640394089">
                <text:p>7472.9064039408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73807">
                <text:p>273807</text:p>
              </table:table-cell>
              <table:table-cell office:value-type="float" office:value="23954.8765615215">
                <text:p>23954.8765615215</text:p>
              </table:table-cell>
              <table:table-cell office:value-type="float" office:value="1941.73203522421">
                <text:p>1941.73203522421</text:p>
              </table:table-cell>
              <table:table-cell office:value-type="float" office:value="313.410643077291">
                <text:p>313.41064307729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7112">
                <text:p>147112</text:p>
              </table:table-cell>
              <table:table-cell office:value-type="float" office:value="45961.2701467404">
                <text:p>45961.2701467404</text:p>
              </table:table-cell>
              <table:table-cell office:value-type="float" office:value="4124.71665119492">
                <text:p>4124.71665119492</text:p>
              </table:table-cell>
              <table:table-cell office:value-type="float" office:value="282.264873453487">
                <text:p>282.26487345348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3482">
                <text:p>33482</text:p>
              </table:table-cell>
              <table:table-cell office:value-type="float" office:value="221899.408284024">
                <text:p>221899.408284024</text:p>
              </table:table-cell>
              <table:table-cell office:value-type="float" office:value="27912.9140305173">
                <text:p>27912.9140305173</text:p>
              </table:table-cell>
              <table:table-cell office:value-type="float" office:value="2732.91065442355">
                <text:p>2732.9106544235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2227">
                <text:p>82227</text:p>
              </table:table-cell>
              <table:table-cell office:value-type="float" office:value="84874.6293943245">
                <text:p>84874.6293943245</text:p>
              </table:table-cell>
              <table:table-cell office:value-type="float" office:value="7231.38825737072">
                <text:p>7231.38825737072</text:p>
              </table:table-cell>
              <table:table-cell office:value-type="float" office:value="1283.31091898815">
                <text:p>1283.3109189881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8290">
                <text:p>98290</text:p>
              </table:table-cell>
              <table:table-cell office:value-type="float" office:value="72651.6110471807">
                <text:p>72651.6110471807</text:p>
              </table:table-cell>
              <table:table-cell office:value-type="float" office:value="6756.11974638166">
                <text:p>6756.11974638166</text:p>
              </table:table-cell>
              <table:table-cell office:value-type="float" office:value="985.47178646687">
                <text:p>985.4717864668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8046">
                <text:p>118046</text:p>
              </table:table-cell>
              <table:table-cell office:value-type="float" office:value="58821.0594315246">
                <text:p>58821.0594315246</text:p>
              </table:table-cell>
              <table:table-cell office:value-type="float" office:value="5791.19760859887">
                <text:p>5791.19760859887</text:p>
              </table:table-cell>
              <table:table-cell office:value-type="float" office:value="949.921061599772">
                <text:p>949.92106159977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5806">
                <text:p>35806</text:p>
              </table:table-cell>
              <table:table-cell office:value-type="float" office:value="237655.737704918">
                <text:p>237655.737704918</text:p>
              </table:table-cell>
              <table:table-cell office:value-type="float" office:value="18609.756097561">
                <text:p>18609.756097561</text:p>
              </table:table-cell>
              <table:table-cell office:value-type="float" office:value="3073.35170659317">
                <text:p>3073.351706593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6102">
                <text:p>176102</text:p>
              </table:table-cell>
              <table:table-cell office:value-type="float" office:value="38922.0661903589">
                <text:p>38922.0661903589</text:p>
              </table:table-cell>
              <table:table-cell office:value-type="float" office:value="3108.28234337393">
                <text:p>3108.28234337393</text:p>
              </table:table-cell>
              <table:table-cell office:value-type="float" office:value="549.427160797234">
                <text:p>549.42716079723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3169">
                <text:p>153169</text:p>
              </table:table-cell>
              <table:table-cell office:value-type="float" office:value="44573.1269349845">
                <text:p>44573.1269349845</text:p>
              </table:table-cell>
              <table:table-cell office:value-type="float" office:value="4114.16814311025">
                <text:p>4114.16814311025</text:p>
              </table:table-cell>
              <table:table-cell office:value-type="float" office:value="564.092999929474">
                <text:p>564.0929999294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2955">
                <text:p>182955</text:p>
              </table:table-cell>
              <table:table-cell office:value-type="float" office:value="37170.6346281418">
                <text:p>37170.6346281418</text:p>
              </table:table-cell>
              <table:table-cell office:value-type="float" office:value="3199.3884102473">
                <text:p>3199.3884102473</text:p>
              </table:table-cell>
              <table:table-cell office:value-type="float" office:value="489.723739308105">
                <text:p>489.7237393081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8812">
                <text:p>128812</text:p>
              </table:table-cell>
              <table:table-cell office:value-type="float" office:value="54435.9673024523">
                <text:p>54435.9673024523</text:p>
              </table:table-cell>
              <table:table-cell office:value-type="float" office:value="4980.80279232112">
                <text:p>4980.80279232112</text:p>
              </table:table-cell>
              <table:table-cell office:value-type="float" office:value="753.19295210849">
                <text:p>753.1929521084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0934">
                <text:p>200934</text:p>
              </table:table-cell>
              <table:table-cell office:value-type="float" office:value="33469.4606413994">
                <text:p>33469.4606413994</text:p>
              </table:table-cell>
              <table:table-cell office:value-type="float" office:value="3140.95268061123">
                <text:p>3140.95268061123</text:p>
              </table:table-cell>
              <table:table-cell office:value-type="float" office:value="509.338781649203">
                <text:p>509.33878164920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0044">
                <text:p>100044</text:p>
              </table:table-cell>
              <table:table-cell office:value-type="float" office:value="71140.8493736633">
                <text:p>71140.8493736633</text:p>
              </table:table-cell>
              <table:table-cell office:value-type="float" office:value="6476.88456189152">
                <text:p>6476.88456189152</text:p>
              </table:table-cell>
              <table:table-cell office:value-type="float" office:value="1054.59486389782">
                <text:p>1054.5948638978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2088">
                <text:p>42088</text:p>
              </table:table-cell>
              <table:table-cell office:value-type="float" office:value="203484.076433121">
                <text:p>203484.076433121</text:p>
              </table:table-cell>
              <table:table-cell office:value-type="float" office:value="28781.0810810811">
                <text:p>28781.0810810811</text:p>
              </table:table-cell>
              <table:table-cell office:value-type="float" office:value="3801.63027310049">
                <text:p>3801.6302731004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2342">
                <text:p>52342</text:p>
              </table:table-cell>
              <table:table-cell office:value-type="float" office:value="161066.496163683">
                <text:p>161066.496163683</text:p>
              </table:table-cell>
              <table:table-cell office:value-type="float" office:value="14129.9080098721">
                <text:p>14129.9080098721</text:p>
              </table:table-cell>
              <table:table-cell office:value-type="float" office:value="1962.02255592249">
                <text:p>1962.0225559224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8130">
                <text:p>28130</text:p>
              </table:table-cell>
              <table:table-cell office:value-type="float" office:value="315727.678571429">
                <text:p>315727.678571429</text:p>
              </table:table-cell>
              <table:table-cell office:value-type="float" office:value="28311.8494795837">
                <text:p>28311.8494795837</text:p>
              </table:table-cell>
              <table:table-cell office:value-type="float" office:value="4144.57337083919">
                <text:p>4144.5733708391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5514">
                <text:p>115514</text:p>
              </table:table-cell>
              <table:table-cell office:value-type="float" office:value="59655.5252387449">
                <text:p>59655.5252387449</text:p>
              </table:table-cell>
              <table:table-cell office:value-type="float" office:value="6459.48740675087">
                <text:p>6459.48740675087</text:p>
              </table:table-cell>
              <table:table-cell office:value-type="float" office:value="327.827577675762">
                <text:p>327.82757767576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12124">
                <text:p>112124</text:p>
              </table:table-cell>
              <table:table-cell office:value-type="float" office:value="61137.756097561">
                <text:p>61137.756097561</text:p>
              </table:table-cell>
              <table:table-cell office:value-type="float" office:value="5095.97306703965">
                <text:p>5095.97306703965</text:p>
              </table:table-cell>
              <table:table-cell office:value-type="float" office:value="786.854575635285">
                <text:p>786.85457563528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7794">
                <text:p>57794</text:p>
              </table:table-cell>
              <table:table-cell office:value-type="float" office:value="154497.624703088">
                <text:p>154497.624703088</text:p>
              </table:table-cell>
              <table:table-cell office:value-type="float" office:value="12430.6736741519">
                <text:p>12430.6736741519</text:p>
              </table:table-cell>
              <table:table-cell office:value-type="float" office:value="1820.08590656612">
                <text:p>1820.085906566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47940">
                <text:p>147940</text:p>
              </table:table-cell>
              <table:table-cell office:value-type="float" office:value="47514.7560433042">
                <text:p>47514.7560433042</text:p>
              </table:table-cell>
              <table:table-cell office:value-type="float" office:value="3690.00426134728">
                <text:p>3690.00426134728</text:p>
              </table:table-cell>
              <table:table-cell office:value-type="float" office:value="678.990813050343">
                <text:p>678.99081305034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4826">
                <text:p>54826</text:p>
              </table:table-cell>
              <table:table-cell office:value-type="float" office:value="134387.5">
                <text:p>134387.5</text:p>
              </table:table-cell>
              <table:table-cell office:value-type="float" office:value="12510.5145041975">
                <text:p>12510.5145041975</text:p>
              </table:table-cell>
              <table:table-cell office:value-type="float" office:value="1698.43938658753">
                <text:p>1698.4393865875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5433">
                <text:p>75433</text:p>
              </table:table-cell>
              <table:table-cell office:value-type="float" office:value="95187.2641509434">
                <text:p>95187.2641509434</text:p>
              </table:table-cell>
              <table:table-cell office:value-type="float" office:value="8140.25816861638">
                <text:p>8140.25816861638</text:p>
              </table:table-cell>
              <table:table-cell office:value-type="float" office:value="1131.00962885743">
                <text:p>1131.0096288574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9006">
                <text:p>109006</text:p>
              </table:table-cell>
              <table:table-cell office:value-type="float" office:value="73931.346841478">
                <text:p>73931.346841478</text:p>
              </table:table-cell>
              <table:table-cell office:value-type="float" office:value="5318.11790527796">
                <text:p>5318.11790527796</text:p>
              </table:table-cell>
              <table:table-cell office:value-type="float" office:value="787.084527166093">
                <text:p>787.08452716609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7306">
                <text:p>107306</text:p>
              </table:table-cell>
              <table:table-cell office:value-type="float" office:value="74755.3992968358">
                <text:p>74755.3992968358</text:p>
              </table:table-cell>
              <table:table-cell office:value-type="float" office:value="5180.84828654472">
                <text:p>5180.84828654472</text:p>
              </table:table-cell>
              <table:table-cell office:value-type="float" office:value="686.555391289707">
                <text:p>686.55539128970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5010">
                <text:p>25010</text:p>
              </table:table-cell>
              <table:table-cell office:value-type="float" office:value="368368.421052632">
                <text:p>368368.421052632</text:p>
              </table:table-cell>
              <table:table-cell office:value-type="float" office:value="37578.5234899329">
                <text:p>37578.5234899329</text:p>
              </table:table-cell>
              <table:table-cell office:value-type="float" office:value="4407.08382526564">
                <text:p>4407.0838252656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2420">
                <text:p>52420</text:p>
              </table:table-cell>
              <table:table-cell office:value-type="float" office:value="160698.564593301">
                <text:p>160698.564593301</text:p>
              </table:table-cell>
              <table:table-cell office:value-type="float" office:value="12646.521698202">
                <text:p>12646.521698202</text:p>
              </table:table-cell>
              <table:table-cell office:value-type="float" office:value="1014.33802710559">
                <text:p>1014.3380271055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4070">
                <text:p>104070</text:p>
              </table:table-cell>
              <table:table-cell office:value-type="float" office:value="65893.9546599496">
                <text:p>65893.9546599496</text:p>
              </table:table-cell>
              <table:table-cell office:value-type="float" office:value="5929.79871248527">
                <text:p>5929.79871248527</text:p>
              </table:table-cell>
              <table:table-cell office:value-type="float" office:value="869.324941346927">
                <text:p>869.32494134692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9702">
                <text:p>169702</text:p>
              </table:table-cell>
              <table:table-cell office:value-type="float" office:value="39823.0609796007">
                <text:p>39823.0609796007</text:p>
              </table:table-cell>
              <table:table-cell office:value-type="float" office:value="4427.36037838821">
                <text:p>4427.36037838821</text:p>
              </table:table-cell>
              <table:table-cell office:value-type="float" office:value="169.780362369999">
                <text:p>169.78036236999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10714">
                <text:p>210714</text:p>
              </table:table-cell>
              <table:table-cell office:value-type="float" office:value="31341.1710198645">
                <text:p>31341.1710198645</text:p>
              </table:table-cell>
              <table:table-cell office:value-type="float" office:value="3222.77274892806">
                <text:p>3222.77274892806</text:p>
              </table:table-cell>
              <table:table-cell office:value-type="float" office:value="161.215251173438">
                <text:p>161.2152511734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7694">
                <text:p>87694</text:p>
              </table:table-cell>
              <table:table-cell office:value-type="float" office:value="88088.8693356797">
                <text:p>88088.8693356797</text:p>
              </table:table-cell>
              <table:table-cell office:value-type="float" office:value="8691.11902074833">
                <text:p>8691.11902074833</text:p>
              </table:table-cell>
              <table:table-cell office:value-type="float" office:value="1116.54751681296">
                <text:p>1116.5475168129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16660">
                <text:p>216660</text:p>
              </table:table-cell>
              <table:table-cell office:value-type="float" office:value="30914.4396213587">
                <text:p>30914.4396213587</text:p>
              </table:table-cell>
              <table:table-cell office:value-type="float" office:value="2810.24326932677">
                <text:p>2810.24326932677</text:p>
              </table:table-cell>
              <table:table-cell office:value-type="float" office:value="103.774005578479">
                <text:p>103.77400557847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976">
                <text:p>14976</text:p>
              </table:table-cell>
              <table:table-cell office:value-type="float" office:value="485202.53164557">
                <text:p>485202.53164557</text:p>
              </table:table-cell>
              <table:table-cell office:value-type="float" office:value="63148.2701812191">
                <text:p>63148.2701812191</text:p>
              </table:table-cell>
              <table:table-cell office:value-type="float" office:value="5084.36132113012">
                <text:p>5084.361321130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41421">
                <text:p>241421</text:p>
              </table:table-cell>
              <table:table-cell office:value-type="float" office:value="27315.8249960299">
                <text:p>27315.8249960299</text:p>
              </table:table-cell>
              <table:table-cell office:value-type="float" office:value="2256.2832032531">
                <text:p>2256.2832032531</text:p>
              </table:table-cell>
              <table:table-cell office:value-type="float" office:value="300.917099762207">
                <text:p>300.91709976220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458">
                <text:p>20458</text:p>
              </table:table-cell>
              <table:table-cell office:value-type="float" office:value="337103.03030303">
                <text:p>337103.03030303</text:p>
              </table:table-cell>
              <table:table-cell office:value-type="float" office:value="37180.4812834225">
                <text:p>37180.4812834225</text:p>
              </table:table-cell>
              <table:table-cell office:value-type="float" office:value="4346.14783559931">
                <text:p>4346.1478355993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49462">
                <text:p>149462</text:p>
              </table:table-cell>
              <table:table-cell office:value-type="float" office:value="45712.8879892038">
                <text:p>45712.8879892038</text:p>
              </table:table-cell>
              <table:table-cell office:value-type="float" office:value="4000.14761454889">
                <text:p>4000.14761454889</text:p>
              </table:table-cell>
              <table:table-cell office:value-type="float" office:value="588.867013485969">
                <text:p>588.86701348596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7386">
                <text:p>187386</text:p>
              </table:table-cell>
              <table:table-cell office:value-type="float" office:value="36010.7303565247">
                <text:p>36010.7303565247</text:p>
              </table:table-cell>
              <table:table-cell office:value-type="float" office:value="2960.24926018666">
                <text:p>2960.24926018666</text:p>
              </table:table-cell>
              <table:table-cell office:value-type="float" office:value="159.614966386655">
                <text:p>159.61496638665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30838">
                <text:p>130838</text:p>
              </table:table-cell>
              <table:table-cell office:value-type="float" office:value="52555.9712230216">
                <text:p>52555.9712230216</text:p>
              </table:table-cell>
              <table:table-cell office:value-type="float" office:value="4848.33682869203">
                <text:p>4848.33682869203</text:p>
              </table:table-cell>
              <table:table-cell office:value-type="float" office:value="715.917554546809">
                <text:p>715.91755454680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3532">
                <text:p>93532</text:p>
              </table:table-cell>
              <table:table-cell office:value-type="float" office:value="79817.4721189591">
                <text:p>79817.4721189591</text:p>
              </table:table-cell>
              <table:table-cell office:value-type="float" office:value="6381.60202110269">
                <text:p>6381.60202110269</text:p>
              </table:table-cell>
              <table:table-cell office:value-type="float" office:value="1213.07946552162">
                <text:p>1213.079465521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7644">
                <text:p>77644</text:p>
              </table:table-cell>
              <table:table-cell office:value-type="float" office:value="91606.3618290258">
                <text:p>91606.3618290258</text:p>
              </table:table-cell>
              <table:table-cell office:value-type="float" office:value="8482.69513991163">
                <text:p>8482.69513991163</text:p>
              </table:table-cell>
              <table:table-cell office:value-type="float" office:value="1125.19153871982">
                <text:p>1125.1915387198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4482">
                <text:p>84482</text:p>
              </table:table-cell>
              <table:table-cell office:value-type="float" office:value="87180.0076599004">
                <text:p>87180.0076599004</text:p>
              </table:table-cell>
              <table:table-cell office:value-type="float" office:value="6688.42006288015">
                <text:p>6688.42006288015</text:p>
              </table:table-cell>
              <table:table-cell office:value-type="float" office:value="563.659190071266">
                <text:p>563.65919007126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4070">
                <text:p>44070</text:p>
              </table:table-cell>
              <table:table-cell office:value-type="float" office:value="180679.432624113">
                <text:p>180679.432624113</text:p>
              </table:table-cell>
              <table:table-cell office:value-type="float" office:value="14569.2554043235">
                <text:p>14569.2554043235</text:p>
              </table:table-cell>
              <table:table-cell office:value-type="float" office:value="2045.72318761443">
                <text:p>2045.7231876144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33861">
                <text:p>133861</text:p>
              </table:table-cell>
              <table:table-cell office:value-type="float" office:value="53022.1238938053">
                <text:p>53022.1238938053</text:p>
              </table:table-cell>
              <table:table-cell office:value-type="float" office:value="4149.33401048039">
                <text:p>4149.33401048039</text:p>
              </table:table-cell>
              <table:table-cell office:value-type="float" office:value="675.354782471473">
                <text:p>675.35478247147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0796">
                <text:p>40796</text:p>
              </table:table-cell>
              <table:table-cell office:value-type="float" office:value="204475.945017182">
                <text:p>204475.945017182</text:p>
              </table:table-cell>
              <table:table-cell office:value-type="float" office:value="13071.7267135325">
                <text:p>13071.7267135325</text:p>
              </table:table-cell>
              <table:table-cell office:value-type="float" office:value="1827.52848674714">
                <text:p>1827.5284867471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6546">
                <text:p>26546</text:p>
              </table:table-cell>
              <table:table-cell office:value-type="float" office:value="310560.846560847">
                <text:p>310560.846560847</text:p>
              </table:table-cell>
              <table:table-cell office:value-type="float" office:value="30941.4865577227">
                <text:p>30941.4865577227</text:p>
              </table:table-cell>
              <table:table-cell office:value-type="float" office:value="4394.39994010631">
                <text:p>4394.3999401063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6260">
                <text:p>66260</text:p>
              </table:table-cell>
              <table:table-cell office:value-type="float" office:value="132823.927765237">
                <text:p>132823.927765237</text:p>
              </table:table-cell>
              <table:table-cell office:value-type="float" office:value="9686.29280070237">
                <text:p>9686.29280070237</text:p>
              </table:table-cell>
              <table:table-cell office:value-type="float" office:value="784.445560349999">
                <text:p>784.44556034999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2637">
                <text:p>162637</text:p>
              </table:table-cell>
              <table:table-cell office:value-type="float" office:value="41422.4361347649">
                <text:p>41422.4361347649</text:p>
              </table:table-cell>
              <table:table-cell office:value-type="float" office:value="3017.65979110335">
                <text:p>3017.65979110335</text:p>
              </table:table-cell>
              <table:table-cell office:value-type="float" office:value="239.943253619968">
                <text:p>239.94325361996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0928">
                <text:p>160928</text:p>
              </table:table-cell>
              <table:table-cell office:value-type="float" office:value="41743.1625577812">
                <text:p>41743.1625577812</text:p>
              </table:table-cell>
              <table:table-cell office:value-type="float" office:value="3783.63680801662">
                <text:p>3783.63680801662</text:p>
              </table:table-cell>
              <table:table-cell office:value-type="float" office:value="310.413872272713">
                <text:p>310.41387227271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11480">
                <text:p>111480</text:p>
              </table:table-cell>
              <table:table-cell office:value-type="float" office:value="63092.2040922041">
                <text:p>63092.2040922041</text:p>
              </table:table-cell>
              <table:table-cell office:value-type="float" office:value="6778.87853068039">
                <text:p>6778.87853068039</text:p>
              </table:table-cell>
              <table:table-cell office:value-type="float" office:value="880.006502537796">
                <text:p>880.00650253779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820">
                <text:p>41820</text:p>
              </table:table-cell>
              <table:table-cell office:value-type="float" office:value="210733.928571429">
                <text:p>210733.928571429</text:p>
              </table:table-cell>
              <table:table-cell office:value-type="float" office:value="14641.5632754342">
                <text:p>14641.5632754342</text:p>
              </table:table-cell>
              <table:table-cell office:value-type="float" office:value="2266.04324282807">
                <text:p>2266.0432428280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4824">
                <text:p>64824</text:p>
              </table:table-cell>
              <table:table-cell office:value-type="float" office:value="137051.597051597">
                <text:p>137051.597051597</text:p>
              </table:table-cell>
              <table:table-cell office:value-type="float" office:value="10656.562440298">
                <text:p>10656.562440298</text:p>
              </table:table-cell>
              <table:table-cell office:value-type="float" office:value="1164.49318729036">
                <text:p>1164.4931872903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2160">
                <text:p>32160</text:p>
              </table:table-cell>
              <table:table-cell office:value-type="float" office:value="240443.396226415">
                <text:p>240443.396226415</text:p>
              </table:table-cell>
              <table:table-cell office:value-type="float" office:value="27327.0192994996">
                <text:p>27327.0192994996</text:p>
              </table:table-cell>
              <table:table-cell office:value-type="float" office:value="1897.38944860787">
                <text:p>1897.3894486078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2190">
                <text:p>112190</text:p>
              </table:table-cell>
              <table:table-cell office:value-type="float" office:value="60799.4652406417">
                <text:p>60799.4652406417</text:p>
              </table:table-cell>
              <table:table-cell office:value-type="float" office:value="5280.07032442115">
                <text:p>5280.07032442115</text:p>
              </table:table-cell>
              <table:table-cell office:value-type="float" office:value="346.677905117851">
                <text:p>346.67790511785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51104">
                <text:p>251104</text:p>
              </table:table-cell>
              <table:table-cell office:value-type="float" office:value="26314.5287958115">
                <text:p>26314.5287958115</text:p>
              </table:table-cell>
              <table:table-cell office:value-type="float" office:value="2455.55700315123">
                <text:p>2455.55700315123</text:p>
              </table:table-cell>
              <table:table-cell office:value-type="float" office:value="418.284484964745">
                <text:p>418.28448496474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0530">
                <text:p>80530</text:p>
              </table:table-cell>
              <table:table-cell office:value-type="float" office:value="88220.5128205128">
                <text:p>88220.5128205128</text:p>
              </table:table-cell>
              <table:table-cell office:value-type="float" office:value="9256.16317746038">
                <text:p>9256.16317746038</text:p>
              </table:table-cell>
              <table:table-cell office:value-type="float" office:value="568.615608360677">
                <text:p>568.61560836067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392">
                <text:p>41392</text:p>
              </table:table-cell>
              <table:table-cell office:value-type="float" office:value="198973.557692308">
                <text:p>198973.557692308</text:p>
              </table:table-cell>
              <table:table-cell office:value-type="float" office:value="20860.1310483871">
                <text:p>20860.1310483871</text:p>
              </table:table-cell>
              <table:table-cell office:value-type="float" office:value="3060.9052584868">
                <text:p>3060.905258486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92733">
                <text:p>192733</text:p>
              </table:table-cell>
              <table:table-cell office:value-type="float" office:value="34791.0372244308">
                <text:p>34791.0372244308</text:p>
              </table:table-cell>
              <table:table-cell office:value-type="float" office:value="2805.43445317418">
                <text:p>2805.43445317418</text:p>
              </table:table-cell>
              <table:table-cell office:value-type="float" office:value="290.549917271861">
                <text:p>290.54991727186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5547">
                <text:p>175547</text:p>
              </table:table-cell>
              <table:table-cell office:value-type="float" office:value="38359.1549295775">
                <text:p>38359.1549295775</text:p>
              </table:table-cell>
              <table:table-cell office:value-type="float" office:value="2823.7754020552">
                <text:p>2823.7754020552</text:p>
              </table:table-cell>
              <table:table-cell office:value-type="float" office:value="354.895036551517">
                <text:p>354.89503655151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70606">
                <text:p>270606</text:p>
              </table:table-cell>
              <table:table-cell office:value-type="float" office:value="24580.7198979249">
                <text:p>24580.7198979249</text:p>
              </table:table-cell>
              <table:table-cell office:value-type="float" office:value="2051.88984654194">
                <text:p>2051.88984654194</text:p>
              </table:table-cell>
              <table:table-cell office:value-type="float" office:value="271.040684444714">
                <text:p>271.04068444471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198">
                <text:p>20198</text:p>
              </table:table-cell>
              <table:table-cell office:value-type="float" office:value="243628.712871287">
                <text:p>243628.712871287</text:p>
              </table:table-cell>
              <table:table-cell office:value-type="float" office:value="38965.1623119557">
                <text:p>38965.1623119557</text:p>
              </table:table-cell>
              <table:table-cell office:value-type="float" office:value="5883.20382546324">
                <text:p>5883.2038254632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30108">
                <text:p>130108</text:p>
              </table:table-cell>
              <table:table-cell office:value-type="float" office:value="52837.8998928517">
                <text:p>52837.8998928517</text:p>
              </table:table-cell>
              <table:table-cell office:value-type="float" office:value="4847.01686395102">
                <text:p>4847.01686395102</text:p>
              </table:table-cell>
              <table:table-cell office:value-type="float" office:value="560.157861342308">
                <text:p>560.15786134230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1001">
                <text:p>51001</text:p>
              </table:table-cell>
              <table:table-cell office:value-type="float" office:value="154032.110091743">
                <text:p>154032.110091743</text:p>
              </table:table-cell>
              <table:table-cell office:value-type="float" office:value="14729.2466279197">
                <text:p>14729.2466279197</text:p>
              </table:table-cell>
              <table:table-cell office:value-type="float" office:value="2019.63762123149">
                <text:p>2019.6376212314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7486">
                <text:p>77486</text:p>
              </table:table-cell>
              <table:table-cell office:value-type="float" office:value="93316.4225941423">
                <text:p>93316.4225941423</text:p>
              </table:table-cell>
              <table:table-cell office:value-type="float" office:value="7611.81740614335">
                <text:p>7611.81740614335</text:p>
              </table:table-cell>
              <table:table-cell office:value-type="float" office:value="506.322612135556">
                <text:p>506.32261213555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0179">
                <text:p>150179</text:p>
              </table:table-cell>
              <table:table-cell office:value-type="float" office:value="45156.4017660044">
                <text:p>45156.4017660044</text:p>
              </table:table-cell>
              <table:table-cell office:value-type="float" office:value="3723.74780416322">
                <text:p>3723.74780416322</text:p>
              </table:table-cell>
              <table:table-cell office:value-type="float" office:value="510.242464227765">
                <text:p>510.24246422776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6552">
                <text:p>86552</text:p>
              </table:table-cell>
              <table:table-cell office:value-type="float" office:value="83185.3281853282">
                <text:p>83185.3281853282</text:p>
              </table:table-cell>
              <table:table-cell office:value-type="float" office:value="8135.64655534111">
                <text:p>8135.64655534111</text:p>
              </table:table-cell>
              <table:table-cell office:value-type="float" office:value="1423.36489759965">
                <text:p>1423.3648975996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50808">
                <text:p>150808</text:p>
              </table:table-cell>
              <table:table-cell office:value-type="float" office:value="45238.7769284225">
                <text:p>45238.7769284225</text:p>
              </table:table-cell>
              <table:table-cell office:value-type="float" office:value="5032.28150461496">
                <text:p>5032.28150461496</text:p>
              </table:table-cell>
              <table:table-cell office:value-type="float" office:value="677.576824917045">
                <text:p>677.57682491704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56108">
                <text:p>256108</text:p>
              </table:table-cell>
              <table:table-cell office:value-type="float" office:value="25933.6978563152">
                <text:p>25933.6978563152</text:p>
              </table:table-cell>
              <table:table-cell office:value-type="float" office:value="1840.36396901998">
                <text:p>1840.36396901998</text:p>
              </table:table-cell>
              <table:table-cell office:value-type="float" office:value="284.230624526735">
                <text:p>284.23062452673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896">
                <text:p>9896</text:p>
              </table:table-cell>
              <table:table-cell office:value-type="float" office:value="534260.869565217">
                <text:p>534260.869565217</text:p>
              </table:table-cell>
              <table:table-cell office:value-type="float" office:value="54613.3333333333">
                <text:p>54613.3333333333</text:p>
              </table:table-cell>
              <table:table-cell office:value-type="float" office:value="7571.16451016636">
                <text:p>7571.1645101663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8720">
                <text:p>38720</text:p>
              </table:table-cell>
              <table:table-cell office:value-type="float" office:value="211795.857988166">
                <text:p>211795.857988166</text:p>
              </table:table-cell>
              <table:table-cell office:value-type="float" office:value="24847.9694550503">
                <text:p>24847.9694550503</text:p>
              </table:table-cell>
              <table:table-cell office:value-type="float" office:value="3728.10123945422">
                <text:p>3728.1012394542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31906">
                <text:p>131906</text:p>
              </table:table-cell>
              <table:table-cell office:value-type="float" office:value="52823.548439269">
                <text:p>52823.548439269</text:p>
              </table:table-cell>
              <table:table-cell office:value-type="float" office:value="6201.73173325232">
                <text:p>6201.73173325232</text:p>
              </table:table-cell>
              <table:table-cell office:value-type="float" office:value="788.521570341113">
                <text:p>788.5215703411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7094">
                <text:p>37094</text:p>
              </table:table-cell>
              <table:table-cell office:value-type="float" office:value="216139.240506329">
                <text:p>216139.240506329</text:p>
              </table:table-cell>
              <table:table-cell office:value-type="float" office:value="15822.3938223938">
                <text:p>15822.3938223938</text:p>
              </table:table-cell>
              <table:table-cell office:value-type="float" office:value="2411.55285643669">
                <text:p>2411.5528564366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0160">
                <text:p>120160</text:p>
              </table:table-cell>
              <table:table-cell office:value-type="float" office:value="71624.0074731434">
                <text:p>71624.0074731434</text:p>
              </table:table-cell>
              <table:table-cell office:value-type="float" office:value="4567.16106742912">
                <text:p>4567.16106742912</text:p>
              </table:table-cell>
              <table:table-cell office:value-type="float" office:value="744.637871172943">
                <text:p>744.6378711729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1316">
                <text:p>111316</text:p>
              </table:table-cell>
              <table:table-cell office:value-type="float" office:value="63754.3374402816">
                <text:p>63754.3374402816</text:p>
              </table:table-cell>
              <table:table-cell office:value-type="float" office:value="6316.03726584297">
                <text:p>6316.03726584297</text:p>
              </table:table-cell>
              <table:table-cell office:value-type="float" office:value="817.013008355379">
                <text:p>817.01300835537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700">
                <text:p>169700</text:p>
              </table:table-cell>
              <table:table-cell office:value-type="float" office:value="39692.5884334643">
                <text:p>39692.5884334643</text:p>
              </table:table-cell>
              <table:table-cell office:value-type="float" office:value="3787.94373744139">
                <text:p>3787.94373744139</text:p>
              </table:table-cell>
              <table:table-cell office:value-type="float" office:value="555.292266322441">
                <text:p>555.29226632244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7048">
                <text:p>167048</text:p>
              </table:table-cell>
              <table:table-cell office:value-type="float" office:value="44719.9817726133">
                <text:p>44719.9817726133</text:p>
              </table:table-cell>
              <table:table-cell office:value-type="float" office:value="4286.15727294565">
                <text:p>4286.15727294565</text:p>
              </table:table-cell>
              <table:table-cell office:value-type="float" office:value="443.345169363655">
                <text:p>443.3451693636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0335">
                <text:p>60335</text:p>
              </table:table-cell>
              <table:table-cell office:value-type="float" office:value="120973.926380368">
                <text:p>120973.926380368</text:p>
              </table:table-cell>
              <table:table-cell office:value-type="float" office:value="11572.8853348984">
                <text:p>11572.8853348984</text:p>
              </table:table-cell>
              <table:table-cell office:value-type="float" office:value="1559.17963923894">
                <text:p>1559.1796392389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0760">
                <text:p>90760</text:p>
              </table:table-cell>
              <table:table-cell office:value-type="float" office:value="80850.2245028865">
                <text:p>80850.2245028865</text:p>
              </table:table-cell>
              <table:table-cell office:value-type="float" office:value="6427.77735281369">
                <text:p>6427.77735281369</text:p>
              </table:table-cell>
              <table:table-cell office:value-type="float" office:value="649.626985865406">
                <text:p>649.62698586540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6526">
                <text:p>116526</text:p>
              </table:table-cell>
              <table:table-cell office:value-type="float" office:value="59502.5196532957">
                <text:p>59502.5196532957</text:p>
              </table:table-cell>
              <table:table-cell office:value-type="float" office:value="6258.44340322683">
                <text:p>6258.44340322683</text:p>
              </table:table-cell>
              <table:table-cell office:value-type="float" office:value="231.381404802235">
                <text:p>231.38140480223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9242">
                <text:p>29242</text:p>
              </table:table-cell>
              <table:table-cell office:value-type="float" office:value="265194.630872483">
                <text:p>265194.630872483</text:p>
              </table:table-cell>
              <table:table-cell office:value-type="float" office:value="23013.3954571928">
                <text:p>23013.3954571928</text:p>
              </table:table-cell>
              <table:table-cell office:value-type="float" office:value="2564.2623057205">
                <text:p>2564.26230572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5742">
                <text:p>115742</text:p>
              </table:table-cell>
              <table:table-cell office:value-type="float" office:value="60634.731670446">
                <text:p>60634.731670446</text:p>
              </table:table-cell>
              <table:table-cell office:value-type="float" office:value="5244.2348864955">
                <text:p>5244.2348864955</text:p>
              </table:table-cell>
              <table:table-cell office:value-type="float" office:value="206.973042077167">
                <text:p>206.97304207716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9038">
                <text:p>79038</text:p>
              </table:table-cell>
              <table:table-cell office:value-type="float" office:value="91739.3780113885">
                <text:p>91739.3780113885</text:p>
              </table:table-cell>
              <table:table-cell office:value-type="float" office:value="7878.4607282576">
                <text:p>7878.4607282576</text:p>
              </table:table-cell>
              <table:table-cell office:value-type="float" office:value="948.856068499977">
                <text:p>948.85606849997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5696">
                <text:p>65696</text:p>
              </table:table-cell>
              <table:table-cell office:value-type="float" office:value="116517.324738114">
                <text:p>116517.324738114</text:p>
              </table:table-cell>
              <table:table-cell office:value-type="float" office:value="11959.1431643371">
                <text:p>11959.1431643371</text:p>
              </table:table-cell>
              <table:table-cell office:value-type="float" office:value="1858.01295230263">
                <text:p>1858.0129523026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8804">
                <text:p>88804</text:p>
              </table:table-cell>
              <table:table-cell office:value-type="float" office:value="79773.1548480463">
                <text:p>79773.1548480463</text:p>
              </table:table-cell>
              <table:table-cell office:value-type="float" office:value="6967.70421867594">
                <text:p>6967.70421867594</text:p>
              </table:table-cell>
              <table:table-cell office:value-type="float" office:value="284.859587541228">
                <text:p>284.85958754122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2838">
                <text:p>72838</text:p>
              </table:table-cell>
              <table:table-cell office:value-type="float" office:value="113741.150442478">
                <text:p>113741.150442478</text:p>
              </table:table-cell>
              <table:table-cell office:value-type="float" office:value="15828.5098522167">
                <text:p>15828.5098522167</text:p>
              </table:table-cell>
              <table:table-cell office:value-type="float" office:value="2040.68590481483">
                <text:p>2040.6859048148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4352">
                <text:p>104352</text:p>
              </table:table-cell>
              <table:table-cell office:value-type="float" office:value="68094.1960038059">
                <text:p>68094.1960038059</text:p>
              </table:table-cell>
              <table:table-cell office:value-type="float" office:value="5864.94570784675">
                <text:p>5864.94570784675</text:p>
              </table:table-cell>
              <table:table-cell office:value-type="float" office:value="944.358124268065">
                <text:p>944.35812426806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0422">
                <text:p>30422</text:p>
              </table:table-cell>
              <table:table-cell office:value-type="float" office:value="297000">
                <text:p>297000</text:p>
              </table:table-cell>
              <table:table-cell office:value-type="float" office:value="29648.2127288579">
                <text:p>29648.2127288579</text:p>
              </table:table-cell>
              <table:table-cell office:value-type="float" office:value="3418.08221931852">
                <text:p>3418.0822193185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3256">
                <text:p>83256</text:p>
              </table:table-cell>
              <table:table-cell office:value-type="float" office:value="86928.065598211">
                <text:p>86928.065598211</text:p>
              </table:table-cell>
              <table:table-cell office:value-type="float" office:value="7799.22418405564">
                <text:p>7799.22418405564</text:p>
              </table:table-cell>
              <table:table-cell office:value-type="float" office:value="935.884368755166">
                <text:p>935.88436875516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692">
                <text:p>16692</text:p>
              </table:table-cell>
              <table:table-cell office:value-type="float" office:value="284918.032786885">
                <text:p>284918.032786885</text:p>
              </table:table-cell>
              <table:table-cell office:value-type="float" office:value="72567.8496868476">
                <text:p>72567.8496868476</text:p>
              </table:table-cell>
              <table:table-cell office:value-type="float" office:value="9252.06281607666">
                <text:p>9252.0628160766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0060">
                <text:p>40060</text:p>
              </table:table-cell>
              <table:table-cell office:value-type="float" office:value="229073.913043478">
                <text:p>229073.913043478</text:p>
              </table:table-cell>
              <table:table-cell office:value-type="float" office:value="17847.8997289973">
                <text:p>17847.8997289973</text:p>
              </table:table-cell>
              <table:table-cell office:value-type="float" office:value="1258.61780655025">
                <text:p>1258.6178065502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43775">
                <text:p>143775</text:p>
              </table:table-cell>
              <table:table-cell office:value-type="float" office:value="48811.3400555312">
                <text:p>48811.3400555312</text:p>
              </table:table-cell>
              <table:table-cell office:value-type="float" office:value="5619.47542859066">
                <text:p>5619.47542859066</text:p>
              </table:table-cell>
              <table:table-cell office:value-type="float" office:value="707.114201941295">
                <text:p>707.11420194129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7508">
                <text:p>47508</text:p>
              </table:table-cell>
              <table:table-cell office:value-type="float" office:value="190694.610778443">
                <text:p>190694.610778443</text:p>
              </table:table-cell>
              <table:table-cell office:value-type="float" office:value="14255.1477170994">
                <text:p>14255.1477170994</text:p>
              </table:table-cell>
              <table:table-cell office:value-type="float" office:value="2476.84230993584">
                <text:p>2476.8423099358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10030">
                <text:p>210030</text:p>
              </table:table-cell>
              <table:table-cell office:value-type="float" office:value="31505.3925547953">
                <text:p>31505.3925547953</text:p>
              </table:table-cell>
              <table:table-cell office:value-type="float" office:value="2795.08415984197">
                <text:p>2795.08415984197</text:p>
              </table:table-cell>
              <table:table-cell office:value-type="float" office:value="388.012462856731">
                <text:p>388.01246285673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7604">
                <text:p>37604</text:p>
              </table:table-cell>
              <table:table-cell office:value-type="float" office:value="260845.714285714">
                <text:p>260845.714285714</text:p>
              </table:table-cell>
              <table:table-cell office:value-type="float" office:value="22637.2427473345">
                <text:p>22637.2427473345</text:p>
              </table:table-cell>
              <table:table-cell office:value-type="float" office:value="2226.73170731707">
                <text:p>2226.7317073170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0954">
                <text:p>60954</text:p>
              </table:table-cell>
              <table:table-cell office:value-type="float" office:value="133986.247544204">
                <text:p>133986.247544204</text:p>
              </table:table-cell>
              <table:table-cell office:value-type="float" office:value="11593.540161496">
                <text:p>11593.540161496</text:p>
              </table:table-cell>
              <table:table-cell office:value-type="float" office:value="1286.61579240282">
                <text:p>1286.6157924028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5238">
                <text:p>115238</text:p>
              </table:table-cell>
              <table:table-cell office:value-type="float" office:value="61078.0741704619">
                <text:p>61078.0741704619</text:p>
              </table:table-cell>
              <table:table-cell office:value-type="float" office:value="5974.60647460647">
                <text:p>5974.60647460647</text:p>
              </table:table-cell>
              <table:table-cell office:value-type="float" office:value="886.063961994054">
                <text:p>886.06396199405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4494">
                <text:p>24494</text:p>
              </table:table-cell>
              <table:table-cell office:value-type="float" office:value="324115.183246073">
                <text:p>324115.183246073</text:p>
              </table:table-cell>
              <table:table-cell office:value-type="float" office:value="35374.8571428571">
                <text:p>35374.8571428571</text:p>
              </table:table-cell>
              <table:table-cell office:value-type="float" office:value="5325.70543702684">
                <text:p>5325.7054370268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4364">
                <text:p>114364</text:p>
              </table:table-cell>
              <table:table-cell office:value-type="float" office:value="63754.6163315552">
                <text:p>63754.6163315552</text:p>
              </table:table-cell>
              <table:table-cell office:value-type="float" office:value="5609.73408192371">
                <text:p>5609.73408192371</text:p>
              </table:table-cell>
              <table:table-cell office:value-type="float" office:value="805.637439818308">
                <text:p>805.6374398183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7216">
                <text:p>207216</text:p>
              </table:table-cell>
              <table:table-cell office:value-type="float" office:value="32111.624657387">
                <text:p>32111.624657387</text:p>
              </table:table-cell>
              <table:table-cell office:value-type="float" office:value="2433.03960452484">
                <text:p>2433.03960452484</text:p>
              </table:table-cell>
              <table:table-cell office:value-type="float" office:value="129.261428475931">
                <text:p>129.26142847593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6142">
                <text:p>66142</text:p>
              </table:table-cell>
              <table:table-cell office:value-type="float" office:value="126483.050847458">
                <text:p>126483.050847458</text:p>
              </table:table-cell>
              <table:table-cell office:value-type="float" office:value="8598.25075940086">
                <text:p>8598.25075940086</text:p>
              </table:table-cell>
              <table:table-cell office:value-type="float" office:value="1304.60176569217">
                <text:p>1304.6017656921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3790">
                <text:p>63790</text:p>
              </table:table-cell>
              <table:table-cell office:value-type="float" office:value="121544.064093227">
                <text:p>121544.064093227</text:p>
              </table:table-cell>
              <table:table-cell office:value-type="float" office:value="10884.4247325854">
                <text:p>10884.4247325854</text:p>
              </table:table-cell>
              <table:table-cell office:value-type="float" office:value="1499.33065595716">
                <text:p>1499.330655957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0274">
                <text:p>50274</text:p>
              </table:table-cell>
              <table:table-cell office:value-type="float" office:value="189718.528995757">
                <text:p>189718.528995757</text:p>
              </table:table-cell>
              <table:table-cell office:value-type="float" office:value="12937.0177469136">
                <text:p>12937.0177469136</text:p>
              </table:table-cell>
              <table:table-cell office:value-type="float" office:value="1777.36994143058">
                <text:p>1777.3699414305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3696">
                <text:p>33696</text:p>
              </table:table-cell>
              <table:table-cell office:value-type="float" office:value="263814.492753623">
                <text:p>263814.492753623</text:p>
              </table:table-cell>
              <table:table-cell office:value-type="float" office:value="21460.9761848621">
                <text:p>21460.9761848621</text:p>
              </table:table-cell>
              <table:table-cell office:value-type="float" office:value="2510.99401329765">
                <text:p>2510.9940132976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7894">
                <text:p>57894</text:p>
              </table:table-cell>
              <table:table-cell office:value-type="float" office:value="146912.013536379">
                <text:p>146912.013536379</text:p>
              </table:table-cell>
              <table:table-cell office:value-type="float" office:value="20089.0791300324">
                <text:p>20089.0791300324</text:p>
              </table:table-cell>
              <table:table-cell office:value-type="float" office:value="2890.12049796951">
                <text:p>2890.1204979695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3261">
                <text:p>83261</text:p>
              </table:table-cell>
              <table:table-cell office:value-type="float" office:value="84732.3052589957">
                <text:p>84732.3052589957</text:p>
              </table:table-cell>
              <table:table-cell office:value-type="float" office:value="8471.22074636306">
                <text:p>8471.22074636306</text:p>
              </table:table-cell>
              <table:table-cell office:value-type="float" office:value="991.22969322429">
                <text:p>991.2296932242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9926">
                <text:p>39926</text:p>
              </table:table-cell>
              <table:table-cell office:value-type="float" office:value="202163.588390501">
                <text:p>202163.588390501</text:p>
              </table:table-cell>
              <table:table-cell office:value-type="float" office:value="23684.6986089645">
                <text:p>23684.6986089645</text:p>
              </table:table-cell>
              <table:table-cell office:value-type="float" office:value="3101.89870855431">
                <text:p>3101.8987085543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4070">
                <text:p>114070</text:p>
              </table:table-cell>
              <table:table-cell office:value-type="float" office:value="71799.8659816842">
                <text:p>71799.8659816842</text:p>
              </table:table-cell>
              <table:table-cell office:value-type="float" office:value="5148.93480698382">
                <text:p>5148.93480698382</text:p>
              </table:table-cell>
              <table:table-cell office:value-type="float" office:value="700.311759951373">
                <text:p>700.31175995137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44020">
                <text:p>144020</text:p>
              </table:table-cell>
              <table:table-cell office:value-type="float" office:value="47598.4974958264">
                <text:p>47598.4974958264</text:p>
              </table:table-cell>
              <table:table-cell office:value-type="float" office:value="4494.95506857954">
                <text:p>4494.95506857954</text:p>
              </table:table-cell>
              <table:table-cell office:value-type="float" office:value="641.633066406616">
                <text:p>641.63306640661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42280">
                <text:p>142280</text:p>
              </table:table-cell>
              <table:table-cell office:value-type="float" office:value="47839.7669337218">
                <text:p>47839.7669337218</text:p>
              </table:table-cell>
              <table:table-cell office:value-type="float" office:value="4691.31217324229">
                <text:p>4691.31217324229</text:p>
              </table:table-cell>
              <table:table-cell office:value-type="float" office:value="298.474636653798">
                <text:p>298.47463665379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272">
                <text:p>17272</text:p>
              </table:table-cell>
              <table:table-cell office:value-type="float" office:value="421170.212765957">
                <text:p>421170.212765957</text:p>
              </table:table-cell>
              <table:table-cell office:value-type="float" office:value="52506.6312997348">
                <text:p>52506.6312997348</text:p>
              </table:table-cell>
              <table:table-cell office:value-type="float" office:value="7178.60380779692">
                <text:p>7178.6038077969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3978">
                <text:p>43978</text:p>
              </table:table-cell>
              <table:table-cell office:value-type="float" office:value="210875">
                <text:p>210875</text:p>
              </table:table-cell>
              <table:table-cell office:value-type="float" office:value="17259.7359735974">
                <text:p>17259.7359735974</text:p>
              </table:table-cell>
              <table:table-cell office:value-type="float" office:value="2423.90674607773">
                <text:p>2423.9067460777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154">
                <text:p>15154</text:p>
              </table:table-cell>
              <table:table-cell office:value-type="float" office:value="517423.076923077">
                <text:p>517423.076923077</text:p>
              </table:table-cell>
              <table:table-cell office:value-type="float" office:value="65305.8252427184">
                <text:p>65305.8252427184</text:p>
              </table:table-cell>
              <table:table-cell office:value-type="float" office:value="4803.785038386">
                <text:p>4803.78503838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0365">
                <text:p>90365</text:p>
              </table:table-cell>
              <table:table-cell office:value-type="float" office:value="77445.0310559006">
                <text:p>77445.0310559006</text:p>
              </table:table-cell>
              <table:table-cell office:value-type="float" office:value="6032.24479922593">
                <text:p>6032.24479922593</text:p>
              </table:table-cell>
              <table:table-cell office:value-type="float" office:value="703.892716716016">
                <text:p>703.89271671601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8650">
                <text:p>98650</text:p>
              </table:table-cell>
              <table:table-cell office:value-type="float" office:value="69684.6846846847">
                <text:p>69684.6846846847</text:p>
              </table:table-cell>
              <table:table-cell office:value-type="float" office:value="6299.31255838463">
                <text:p>6299.31255838463</text:p>
              </table:table-cell>
              <table:table-cell office:value-type="float" office:value="835.979643280598">
                <text:p>835.97964328059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2824">
                <text:p>32824</text:p>
              </table:table-cell>
              <table:table-cell office:value-type="float" office:value="276239.700374532">
                <text:p>276239.700374532</text:p>
              </table:table-cell>
              <table:table-cell office:value-type="float" office:value="28833.4636434715">
                <text:p>28833.4636434715</text:p>
              </table:table-cell>
              <table:table-cell office:value-type="float" office:value="2611.20158606528">
                <text:p>2611.2015860652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6678">
                <text:p>46678</text:p>
              </table:table-cell>
              <table:table-cell office:value-type="float" office:value="188628.526645768">
                <text:p>188628.526645768</text:p>
              </table:table-cell>
              <table:table-cell office:value-type="float" office:value="14966.4220868051">
                <text:p>14966.4220868051</text:p>
              </table:table-cell>
              <table:table-cell office:value-type="float" office:value="1612.53366563492">
                <text:p>1612.5336656349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7974">
                <text:p>27974</text:p>
              </table:table-cell>
              <table:table-cell office:value-type="float" office:value="281876">
                <text:p>281876</text:p>
              </table:table-cell>
              <table:table-cell office:value-type="float" office:value="30638.6956521739">
                <text:p>30638.6956521739</text:p>
              </table:table-cell>
              <table:table-cell office:value-type="float" office:value="3001.61860544363">
                <text:p>3001.6186054436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8908">
                <text:p>38908</text:p>
              </table:table-cell>
              <table:table-cell office:value-type="float" office:value="248128.019323671">
                <text:p>248128.019323671</text:p>
              </table:table-cell>
              <table:table-cell office:value-type="float" office:value="16920.6061604349">
                <text:p>16920.6061604349</text:p>
              </table:table-cell>
              <table:table-cell office:value-type="float" office:value="1858.67047839618">
                <text:p>1858.6704783961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3034">
                <text:p>63034</text:p>
              </table:table-cell>
              <table:table-cell office:value-type="float" office:value="138209.179170344">
                <text:p>138209.179170344</text:p>
              </table:table-cell>
              <table:table-cell office:value-type="float" office:value="11562.5046149302">
                <text:p>11562.5046149302</text:p>
              </table:table-cell>
              <table:table-cell office:value-type="float" office:value="1519.25371831068">
                <text:p>1519.2537183106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1384">
                <text:p>41384</text:p>
              </table:table-cell>
              <table:table-cell office:value-type="float" office:value="181970.27972028">
                <text:p>181970.27972028</text:p>
              </table:table-cell>
              <table:table-cell office:value-type="float" office:value="17738.0708929789">
                <text:p>17738.0708929789</text:p>
              </table:table-cell>
              <table:table-cell office:value-type="float" office:value="1984.87795575896">
                <text:p>1984.8779557589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1757">
                <text:p>171757</text:p>
              </table:table-cell>
              <table:table-cell office:value-type="float" office:value="38990.6123785613">
                <text:p>38990.6123785613</text:p>
              </table:table-cell>
              <table:table-cell office:value-type="float" office:value="4711.56281327494">
                <text:p>4711.56281327494</text:p>
              </table:table-cell>
              <table:table-cell office:value-type="float" office:value="610.998879585361">
                <text:p>610.99887958536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1284">
                <text:p>71284</text:p>
              </table:table-cell>
              <table:table-cell office:value-type="float" office:value="102778.665145465">
                <text:p>102778.665145465</text:p>
              </table:table-cell>
              <table:table-cell office:value-type="float" office:value="8451.98667729981">
                <text:p>8451.98667729981</text:p>
              </table:table-cell>
              <table:table-cell office:value-type="float" office:value="1401.46547499592">
                <text:p>1401.4654749959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9320">
                <text:p>39320</text:p>
              </table:table-cell>
              <table:table-cell office:value-type="float" office:value="189264.646464646">
                <text:p>189264.646464646</text:p>
              </table:table-cell>
              <table:table-cell office:value-type="float" office:value="18581.1186037287">
                <text:p>18581.1186037287</text:p>
              </table:table-cell>
              <table:table-cell office:value-type="float" office:value="1499.21587453993">
                <text:p>1499.2158745399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7004">
                <text:p>107004</text:p>
              </table:table-cell>
              <table:table-cell office:value-type="float" office:value="63841.9139915203">
                <text:p>63841.9139915203</text:p>
              </table:table-cell>
              <table:table-cell office:value-type="float" office:value="4632.69163150492">
                <text:p>4632.69163150492</text:p>
              </table:table-cell>
              <table:table-cell office:value-type="float" office:value="648.628524073649">
                <text:p>648.62852407364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52715">
                <text:p>252715</text:p>
              </table:table-cell>
              <table:table-cell office:value-type="float" office:value="26334.8088531187">
                <text:p>26334.8088531187</text:p>
              </table:table-cell>
              <table:table-cell office:value-type="float" office:value="2335.07102409574">
                <text:p>2335.07102409574</text:p>
              </table:table-cell>
              <table:table-cell office:value-type="float" office:value="334.889176256141">
                <text:p>334.88917625614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1935">
                <text:p>161935</text:p>
              </table:table-cell>
              <table:table-cell office:value-type="float" office:value="41872.5290311143">
                <text:p>41872.5290311143</text:p>
              </table:table-cell>
              <table:table-cell office:value-type="float" office:value="3444.34236047309">
                <text:p>3444.34236047309</text:p>
              </table:table-cell>
              <table:table-cell office:value-type="float" office:value="354.444285200823">
                <text:p>354.44428520082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85626">
                <text:p>285626</text:p>
              </table:table-cell>
              <table:table-cell office:value-type="float" office:value="23118.5742432384">
                <text:p>23118.5742432384</text:p>
              </table:table-cell>
              <table:table-cell office:value-type="float" office:value="1864.28535318885">
                <text:p>1864.28535318885</text:p>
              </table:table-cell>
              <table:table-cell office:value-type="float" office:value="255.725395017089">
                <text:p>255.72539501708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3610">
                <text:p>33610</text:p>
              </table:table-cell>
              <table:table-cell office:value-type="float" office:value="260650.793650794">
                <text:p>260650.793650794</text:p>
              </table:table-cell>
              <table:table-cell office:value-type="float" office:value="24205.483490566">
                <text:p>24205.483490566</text:p>
              </table:table-cell>
              <table:table-cell office:value-type="float" office:value="2610.65182829889">
                <text:p>2610.6518282988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1841">
                <text:p>51841</text:p>
              </table:table-cell>
              <table:table-cell office:value-type="float" office:value="160911.842105263">
                <text:p>160911.842105263</text:p>
              </table:table-cell>
              <table:table-cell office:value-type="float" office:value="14702.2120702092">
                <text:p>14702.2120702092</text:p>
              </table:table-cell>
              <table:table-cell office:value-type="float" office:value="2345.92365240744">
                <text:p>2345.9236524074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7476">
                <text:p>37476</text:p>
              </table:table-cell>
              <table:table-cell office:value-type="float" office:value="231070.776255708">
                <text:p>231070.776255708</text:p>
              </table:table-cell>
              <table:table-cell office:value-type="float" office:value="18509.3269934162">
                <text:p>18509.3269934162</text:p>
              </table:table-cell>
              <table:table-cell office:value-type="float" office:value="2037.50528456103">
                <text:p>2037.5052845610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4742">
                <text:p>84742</text:p>
              </table:table-cell>
              <table:table-cell office:value-type="float" office:value="85284.1181165203">
                <text:p>85284.1181165203</text:p>
              </table:table-cell>
              <table:table-cell office:value-type="float" office:value="8428.18834292925">
                <text:p>8428.18834292925</text:p>
              </table:table-cell>
              <table:table-cell office:value-type="float" office:value="645.140062786767">
                <text:p>645.14006278676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5794">
                <text:p>45794</text:p>
              </table:table-cell>
              <table:table-cell office:value-type="float" office:value="189853.801169591">
                <text:p>189853.801169591</text:p>
              </table:table-cell>
              <table:table-cell office:value-type="float" office:value="13829.6059637913">
                <text:p>13829.6059637913</text:p>
              </table:table-cell>
              <table:table-cell office:value-type="float" office:value="1579.88223271205">
                <text:p>1579.8822327120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1786">
                <text:p>111786</text:p>
              </table:table-cell>
              <table:table-cell office:value-type="float" office:value="68646.2137813489">
                <text:p>68646.2137813489</text:p>
              </table:table-cell>
              <table:table-cell office:value-type="float" office:value="4995.3931748113">
                <text:p>4995.3931748113</text:p>
              </table:table-cell>
              <table:table-cell office:value-type="float" office:value="805.91033307797">
                <text:p>805.9103330779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5150">
                <text:p>85150</text:p>
              </table:table-cell>
              <table:table-cell office:value-type="float" office:value="85423.6607142857">
                <text:p>85423.6607142857</text:p>
              </table:table-cell>
              <table:table-cell office:value-type="float" office:value="7558.72012640727">
                <text:p>7558.72012640727</text:p>
              </table:table-cell>
              <table:table-cell office:value-type="float" office:value="960.722390697488">
                <text:p>960.72239069748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3886">
                <text:p>33886</text:p>
              </table:table-cell>
              <table:table-cell office:value-type="float" office:value="266746.78111588">
                <text:p>266746.78111588</text:p>
              </table:table-cell>
              <table:table-cell office:value-type="float" office:value="33888.7677208288">
                <text:p>33888.7677208288</text:p>
              </table:table-cell>
              <table:table-cell office:value-type="float" office:value="3867.33868458714">
                <text:p>3867.3386845871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64782">
                <text:p>164782</text:p>
              </table:table-cell>
              <table:table-cell office:value-type="float" office:value="40799.0572625698">
                <text:p>40799.0572625698</text:p>
              </table:table-cell>
              <table:table-cell office:value-type="float" office:value="3312.38439459977">
                <text:p>3312.38439459977</text:p>
              </table:table-cell>
              <table:table-cell office:value-type="float" office:value="451.853405813845">
                <text:p>451.85340581384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4526">
                <text:p>74526</text:p>
              </table:table-cell>
              <table:table-cell office:value-type="float" office:value="103586.527929901">
                <text:p>103586.527929901</text:p>
              </table:table-cell>
              <table:table-cell office:value-type="float" office:value="8423.09405058782">
                <text:p>8423.09405058782</text:p>
              </table:table-cell>
              <table:table-cell office:value-type="float" office:value="1136.05732269844">
                <text:p>1136.0573226984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1744">
                <text:p>71744</text:p>
              </table:table-cell>
              <table:table-cell office:value-type="float" office:value="101446.085672083">
                <text:p>101446.085672083</text:p>
              </table:table-cell>
              <table:table-cell office:value-type="float" office:value="8016.69195751138">
                <text:p>8016.69195751138</text:p>
              </table:table-cell>
              <table:table-cell office:value-type="float" office:value="306.088431786478">
                <text:p>306.08843178647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6486">
                <text:p>16486</text:p>
              </table:table-cell>
              <table:table-cell office:value-type="float" office:value="385060.975609756">
                <text:p>385060.975609756</text:p>
              </table:table-cell>
              <table:table-cell office:value-type="float" office:value="64702.868852459">
                <text:p>64702.868852459</text:p>
              </table:table-cell>
              <table:table-cell office:value-type="float" office:value="9861.02435977514">
                <text:p>9861.0243597751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23330">
                <text:p>223330</text:p>
              </table:table-cell>
              <table:table-cell office:value-type="float" office:value="29856.6488836198">
                <text:p>29856.6488836198</text:p>
              </table:table-cell>
              <table:table-cell office:value-type="float" office:value="2496.09944454769">
                <text:p>2496.09944454769</text:p>
              </table:table-cell>
              <table:table-cell office:value-type="float" office:value="103.950196199292">
                <text:p>103.9501961992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5942">
                <text:p>155942</text:p>
              </table:table-cell>
              <table:table-cell office:value-type="float" office:value="44551.5239477504">
                <text:p>44551.5239477504</text:p>
              </table:table-cell>
              <table:table-cell office:value-type="float" office:value="3902.40276949255">
                <text:p>3902.40276949255</text:p>
              </table:table-cell>
              <table:table-cell office:value-type="float" office:value="596.240995826815">
                <text:p>596.24099582681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2824">
                <text:p>62824</text:p>
              </table:table-cell>
              <table:table-cell office:value-type="float" office:value="137488.250652742">
                <text:p>137488.250652742</text:p>
              </table:table-cell>
              <table:table-cell office:value-type="float" office:value="9513.06756594002">
                <text:p>9513.06756594002</text:p>
              </table:table-cell>
              <table:table-cell office:value-type="float" office:value="1430.211398307">
                <text:p>1430.21139830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3681">
                <text:p>53681</text:p>
              </table:table-cell>
              <table:table-cell office:value-type="float" office:value="138628.081457663">
                <text:p>138628.081457663</text:p>
              </table:table-cell>
              <table:table-cell office:value-type="float" office:value="15963.9595161688">
                <text:p>15963.9595161688</text:p>
              </table:table-cell>
              <table:table-cell office:value-type="float" office:value="707.127588035581">
                <text:p>707.12758803558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9882">
                <text:p>19882</text:p>
              </table:table-cell>
              <table:table-cell office:value-type="float" office:value="279932.515337423">
                <text:p>279932.515337423</text:p>
              </table:table-cell>
              <table:table-cell office:value-type="float" office:value="52028.5062713797">
                <text:p>52028.5062713797</text:p>
              </table:table-cell>
              <table:table-cell office:value-type="float" office:value="6346.1752433936">
                <text:p>6346.175243393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2709">
                <text:p>102709</text:p>
              </table:table-cell>
              <table:table-cell office:value-type="float" office:value="67952.0177947251">
                <text:p>67952.0177947251</text:p>
              </table:table-cell>
              <table:table-cell office:value-type="float" office:value="7466.65502793296">
                <text:p>7466.65502793296</text:p>
              </table:table-cell>
              <table:table-cell office:value-type="float" office:value="1095.50619358408">
                <text:p>1095.5061935840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79608">
                <text:p>179608</text:p>
              </table:table-cell>
              <table:table-cell office:value-type="float" office:value="37353.1614330695">
                <text:p>37353.1614330695</text:p>
              </table:table-cell>
              <table:table-cell office:value-type="float" office:value="3572.80533962802">
                <text:p>3572.80533962802</text:p>
              </table:table-cell>
              <table:table-cell office:value-type="float" office:value="456.035598739125">
                <text:p>456.0355987391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8034">
                <text:p>88034</text:p>
              </table:table-cell>
              <table:table-cell office:value-type="float" office:value="80517.6975330711">
                <text:p>80517.6975330711</text:p>
              </table:table-cell>
              <table:table-cell office:value-type="float" office:value="7110.40949704796">
                <text:p>7110.40949704796</text:p>
              </table:table-cell>
              <table:table-cell office:value-type="float" office:value="1067.4022570111">
                <text:p>1067.402257011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780">
                <text:p>20780</text:p>
              </table:table-cell>
              <table:table-cell office:value-type="float" office:value="362464.566929134">
                <text:p>362464.566929134</text:p>
              </table:table-cell>
              <table:table-cell office:value-type="float" office:value="47359.0534979424">
                <text:p>47359.0534979424</text:p>
              </table:table-cell>
              <table:table-cell office:value-type="float" office:value="7163.55431061313">
                <text:p>7163.554310613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24310">
                <text:p>124310</text:p>
              </table:table-cell>
              <table:table-cell office:value-type="float" office:value="61705.4304635762">
                <text:p>61705.4304635762</text:p>
              </table:table-cell>
              <table:table-cell office:value-type="float" office:value="6866.06142781348">
                <text:p>6866.06142781348</text:p>
              </table:table-cell>
              <table:table-cell office:value-type="float" office:value="925.550809575842">
                <text:p>925.55080957584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8536">
                <text:p>88536</text:p>
              </table:table-cell>
              <table:table-cell office:value-type="float" office:value="95023.3050847458">
                <text:p>95023.3050847458</text:p>
              </table:table-cell>
              <table:table-cell office:value-type="float" office:value="9734.34617471514">
                <text:p>9734.34617471514</text:p>
              </table:table-cell>
              <table:table-cell office:value-type="float" office:value="1266.101144688">
                <text:p>1266.10114468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0444">
                <text:p>140444</text:p>
              </table:table-cell>
              <table:table-cell office:value-type="float" office:value="49588.8545760809">
                <text:p>49588.8545760809</text:p>
              </table:table-cell>
              <table:table-cell office:value-type="float" office:value="4221.18532680129">
                <text:p>4221.18532680129</text:p>
              </table:table-cell>
              <table:table-cell office:value-type="float" office:value="582.025741060484">
                <text:p>582.0257410604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1626">
                <text:p>41626</text:p>
              </table:table-cell>
              <table:table-cell office:value-type="float" office:value="225942.574257426">
                <text:p>225942.574257426</text:p>
              </table:table-cell>
              <table:table-cell office:value-type="float" office:value="15825.3814147018">
                <text:p>15825.3814147018</text:p>
              </table:table-cell>
              <table:table-cell office:value-type="float" office:value="2124.03432677451">
                <text:p>2124.0343267745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7942">
                <text:p>37942</text:p>
              </table:table-cell>
              <table:table-cell office:value-type="float" office:value="244904.761904762">
                <text:p>244904.761904762</text:p>
              </table:table-cell>
              <table:table-cell office:value-type="float" office:value="41309.2369477912">
                <text:p>41309.2369477912</text:p>
              </table:table-cell>
              <table:table-cell office:value-type="float" office:value="6213.60396278845">
                <text:p>6213.6039627884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3516">
                <text:p>13516</text:p>
              </table:table-cell>
              <table:table-cell office:value-type="float" office:value="513819.672131148">
                <text:p>513819.672131148</text:p>
              </table:table-cell>
              <table:table-cell office:value-type="float" office:value="66264.2706131078">
                <text:p>66264.2706131078</text:p>
              </table:table-cell>
              <table:table-cell office:value-type="float" office:value="5887.11495116454">
                <text:p>5887.1149511645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3608">
                <text:p>83608</text:p>
              </table:table-cell>
              <table:table-cell office:value-type="float" office:value="84880.5445761967">
                <text:p>84880.5445761967</text:p>
              </table:table-cell>
              <table:table-cell office:value-type="float" office:value="8172.56543617066">
                <text:p>8172.56543617066</text:p>
              </table:table-cell>
              <table:table-cell office:value-type="float" office:value="547.73436415112">
                <text:p>547.7343641511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3984">
                <text:p>73984</text:p>
              </table:table-cell>
              <table:table-cell office:value-type="float" office:value="98389.6171997902">
                <text:p>98389.6171997902</text:p>
              </table:table-cell>
              <table:table-cell office:value-type="float" office:value="7781.23833616721">
                <text:p>7781.23833616721</text:p>
              </table:table-cell>
              <table:table-cell office:value-type="float" office:value="1176.70410716638">
                <text:p>1176.7041071663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1888">
                <text:p>201888</text:p>
              </table:table-cell>
              <table:table-cell office:value-type="float" office:value="33094.6478145781">
                <text:p>33094.6478145781</text:p>
              </table:table-cell>
              <table:table-cell office:value-type="float" office:value="3076.9964944295">
                <text:p>3076.9964944295</text:p>
              </table:table-cell>
              <table:table-cell office:value-type="float" office:value="463.579051703322">
                <text:p>463.57905170332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2600">
                <text:p>92600</text:p>
              </table:table-cell>
              <table:table-cell office:value-type="float" office:value="79196.7107384715">
                <text:p>79196.7107384715</text:p>
              </table:table-cell>
              <table:table-cell office:value-type="float" office:value="6741.02437417655">
                <text:p>6741.02437417655</text:p>
              </table:table-cell>
              <table:table-cell office:value-type="float" office:value="599.988273319603">
                <text:p>599.98827331960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21650">
                <text:p>121650</text:p>
              </table:table-cell>
              <table:table-cell office:value-type="float" office:value="59047.2760849492">
                <text:p>59047.2760849492</text:p>
              </table:table-cell>
              <table:table-cell office:value-type="float" office:value="4945.79962567093">
                <text:p>4945.79962567093</text:p>
              </table:table-cell>
              <table:table-cell office:value-type="float" office:value="596.175790572792">
                <text:p>596.17579057279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9200">
                <text:p>29200</text:p>
              </table:table-cell>
              <table:table-cell office:value-type="float" office:value="285978.142076503">
                <text:p>285978.142076503</text:p>
              </table:table-cell>
              <table:table-cell office:value-type="float" office:value="44463.891248938">
                <text:p>44463.891248938</text:p>
              </table:table-cell>
              <table:table-cell office:value-type="float" office:value="4455.47420398434">
                <text:p>4455.474203984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8745">
                <text:p>68745</text:p>
              </table:table-cell>
              <table:table-cell office:value-type="float" office:value="119032.156368222">
                <text:p>119032.156368222</text:p>
              </table:table-cell>
              <table:table-cell office:value-type="float" office:value="9362.47768299941">
                <text:p>9362.47768299941</text:p>
              </table:table-cell>
              <table:table-cell office:value-type="float" office:value="1346.63670732577">
                <text:p>1346.6367073257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2762">
                <text:p>32762</text:p>
              </table:table-cell>
              <table:table-cell office:value-type="float" office:value="242207.667731629">
                <text:p>242207.667731629</text:p>
              </table:table-cell>
              <table:table-cell office:value-type="float" office:value="24013.6205258156">
                <text:p>24013.6205258156</text:p>
              </table:table-cell>
              <table:table-cell office:value-type="float" office:value="3332.20517779438">
                <text:p>3332.2051777943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0340">
                <text:p>50340</text:p>
              </table:table-cell>
              <table:table-cell office:value-type="float" office:value="169691.751085384">
                <text:p>169691.751085384</text:p>
              </table:table-cell>
              <table:table-cell office:value-type="float" office:value="13449.9885294792">
                <text:p>13449.9885294792</text:p>
              </table:table-cell>
              <table:table-cell office:value-type="float" office:value="2008.92612390351">
                <text:p>2008.9261239035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2408">
                <text:p>62408</text:p>
              </table:table-cell>
              <table:table-cell office:value-type="float" office:value="116717.828418231">
                <text:p>116717.828418231</text:p>
              </table:table-cell>
              <table:table-cell office:value-type="float" office:value="9795.97232378917">
                <text:p>9795.97232378917</text:p>
              </table:table-cell>
              <table:table-cell office:value-type="float" office:value="1365.18501097523">
                <text:p>1365.1850109752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62193">
                <text:p>162193</text:p>
              </table:table-cell>
              <table:table-cell office:value-type="float" office:value="41359.0283258792">
                <text:p>41359.0283258792</text:p>
              </table:table-cell>
              <table:table-cell office:value-type="float" office:value="3528.19235286637">
                <text:p>3528.19235286637</text:p>
              </table:table-cell>
              <table:table-cell office:value-type="float" office:value="525.750946172669">
                <text:p>525.75094617266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0666">
                <text:p>100666</text:p>
              </table:table-cell>
              <table:table-cell office:value-type="float" office:value="67986.0186418109">
                <text:p>67986.0186418109</text:p>
              </table:table-cell>
              <table:table-cell office:value-type="float" office:value="8290.57400340992">
                <text:p>8290.57400340992</text:p>
              </table:table-cell>
              <table:table-cell office:value-type="float" office:value="1134.39683615317">
                <text:p>1134.3968361531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2842">
                <text:p>82842</text:p>
              </table:table-cell>
              <table:table-cell office:value-type="float" office:value="90889.9082568807">
                <text:p>90889.9082568807</text:p>
              </table:table-cell>
              <table:table-cell office:value-type="float" office:value="7222.09879543167">
                <text:p>7222.09879543167</text:p>
              </table:table-cell>
              <table:table-cell office:value-type="float" office:value="411.029297002337">
                <text:p>411.02929700233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6111">
                <text:p>96111</text:p>
              </table:table-cell>
              <table:table-cell office:value-type="float" office:value="71954.3220583984">
                <text:p>71954.3220583984</text:p>
              </table:table-cell>
              <table:table-cell office:value-type="float" office:value="6505.73751208929">
                <text:p>6505.73751208929</text:p>
              </table:table-cell>
              <table:table-cell office:value-type="float" office:value="886.379338589856">
                <text:p>886.37933858985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2212">
                <text:p>22212</text:p>
              </table:table-cell>
              <table:table-cell office:value-type="float" office:value="379151.515151515">
                <text:p>379151.515151515</text:p>
              </table:table-cell>
              <table:table-cell office:value-type="float" office:value="34930.206588498">
                <text:p>34930.206588498</text:p>
              </table:table-cell>
              <table:table-cell office:value-type="float" office:value="2181.69136878814">
                <text:p>2181.6913687881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4578">
                <text:p>114578</text:p>
              </table:table-cell>
              <table:table-cell office:value-type="float" office:value="60721.2327396438">
                <text:p>60721.2327396438</text:p>
              </table:table-cell>
              <table:table-cell office:value-type="float" office:value="5297.48415594392">
                <text:p>5297.48415594392</text:p>
              </table:table-cell>
              <table:table-cell office:value-type="float" office:value="730.694948152215">
                <text:p>730.6949481522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4378">
                <text:p>44378</text:p>
              </table:table-cell>
              <table:table-cell office:value-type="float" office:value="189632.619439868">
                <text:p>189632.619439868</text:p>
              </table:table-cell>
              <table:table-cell office:value-type="float" office:value="14535.5474176032">
                <text:p>14535.5474176032</text:p>
              </table:table-cell>
              <table:table-cell office:value-type="float" office:value="2249.80943259778">
                <text:p>2249.8094325977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3304">
                <text:p>23304</text:p>
              </table:table-cell>
              <table:table-cell office:value-type="float" office:value="272286.458333333">
                <text:p>272286.458333333</text:p>
              </table:table-cell>
              <table:table-cell office:value-type="float" office:value="42746.5249386754">
                <text:p>42746.5249386754</text:p>
              </table:table-cell>
              <table:table-cell office:value-type="float" office:value="4382.88061703555">
                <text:p>4382.880617035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45832">
                <text:p>145832</text:p>
              </table:table-cell>
              <table:table-cell office:value-type="float" office:value="48809.4532523337">
                <text:p>48809.4532523337</text:p>
              </table:table-cell>
              <table:table-cell office:value-type="float" office:value="4869.25737598297">
                <text:p>4869.25737598297</text:p>
              </table:table-cell>
              <table:table-cell office:value-type="float" office:value="759.761241947797">
                <text:p>759.76124194779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5262">
                <text:p>45262</text:p>
              </table:table-cell>
              <table:table-cell office:value-type="float" office:value="210222.222222222">
                <text:p>210222.222222222</text:p>
              </table:table-cell>
              <table:table-cell office:value-type="float" office:value="13963.0996309963">
                <text:p>13963.0996309963</text:p>
              </table:table-cell>
              <table:table-cell office:value-type="float" office:value="2136.1342525275">
                <text:p>2136.134252527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5600">
                <text:p>85600</text:p>
              </table:table-cell>
              <table:table-cell office:value-type="float" office:value="89604.1016495765">
                <text:p>89604.1016495765</text:p>
              </table:table-cell>
              <table:table-cell office:value-type="float" office:value="8566.64251310686">
                <text:p>8566.64251310686</text:p>
              </table:table-cell>
              <table:table-cell office:value-type="float" office:value="1325.36285881973">
                <text:p>1325.3628588197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8600">
                <text:p>58600</text:p>
              </table:table-cell>
              <table:table-cell office:value-type="float" office:value="132156.828193833">
                <text:p>132156.828193833</text:p>
              </table:table-cell>
              <table:table-cell office:value-type="float" office:value="11163.0572300365">
                <text:p>11163.0572300365</text:p>
              </table:table-cell>
              <table:table-cell office:value-type="float" office:value="1634.17875975073">
                <text:p>1634.1787597507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64718">
                <text:p>164718</text:p>
              </table:table-cell>
              <table:table-cell office:value-type="float" office:value="42554.7185603683">
                <text:p>42554.7185603683</text:p>
              </table:table-cell>
              <table:table-cell office:value-type="float" office:value="3833.53440150801">
                <text:p>3833.53440150801</text:p>
              </table:table-cell>
              <table:table-cell office:value-type="float" office:value="629.874996902797">
                <text:p>629.87499690279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538">
                <text:p>15538</text:p>
              </table:table-cell>
              <table:table-cell office:value-type="float" office:value="402138.888888889">
                <text:p>402138.888888889</text:p>
              </table:table-cell>
              <table:table-cell office:value-type="float" office:value="62535.6371490281">
                <text:p>62535.6371490281</text:p>
              </table:table-cell>
              <table:table-cell office:value-type="float" office:value="7242.12106053027">
                <text:p>7242.1210605302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7610">
                <text:p>17610</text:p>
              </table:table-cell>
              <table:table-cell office:value-type="float" office:value="344694.736842105">
                <text:p>344694.736842105</text:p>
              </table:table-cell>
              <table:table-cell office:value-type="float" office:value="70270.3862660944">
                <text:p>70270.3862660944</text:p>
              </table:table-cell>
              <table:table-cell office:value-type="float" office:value="8267.10426659935">
                <text:p>8267.1042665993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3530">
                <text:p>43530</text:p>
              </table:table-cell>
              <table:table-cell office:value-type="float" office:value="196385.146804836">
                <text:p>196385.146804836</text:p>
              </table:table-cell>
              <table:table-cell office:value-type="float" office:value="16808.1300813008">
                <text:p>16808.1300813008</text:p>
              </table:table-cell>
              <table:table-cell office:value-type="float" office:value="738.553770809112">
                <text:p>738.55377080911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43268">
                <text:p>243268</text:p>
              </table:table-cell>
              <table:table-cell office:value-type="float" office:value="26875.4136564903">
                <text:p>26875.4136564903</text:p>
              </table:table-cell>
              <table:table-cell office:value-type="float" office:value="2441.22304168537">
                <text:p>2441.22304168537</text:p>
              </table:table-cell>
              <table:table-cell office:value-type="float" office:value="233.662315137688">
                <text:p>233.66231513768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656">
                <text:p>12656</text:p>
              </table:table-cell>
              <table:table-cell office:value-type="float" office:value="325555.555555556">
                <text:p>325555.555555556</text:p>
              </table:table-cell>
              <table:table-cell office:value-type="float" office:value="62461.2403100775">
                <text:p>62461.2403100775</text:p>
              </table:table-cell>
              <table:table-cell office:value-type="float" office:value="9437.77452415813">
                <text:p>9437.774524158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1952">
                <text:p>51952</text:p>
              </table:table-cell>
              <table:table-cell office:value-type="float" office:value="145440.816326531">
                <text:p>145440.816326531</text:p>
              </table:table-cell>
              <table:table-cell office:value-type="float" office:value="12444.9489216799">
                <text:p>12444.9489216799</text:p>
              </table:table-cell>
              <table:table-cell office:value-type="float" office:value="784.522236900044">
                <text:p>784.52223690004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3870">
                <text:p>13870</text:p>
              </table:table-cell>
              <table:table-cell office:value-type="float" office:value="505567.164179104">
                <text:p>505567.164179104</text:p>
              </table:table-cell>
              <table:table-cell office:value-type="float" office:value="76809.5238095238">
                <text:p>76809.5238095238</text:p>
              </table:table-cell>
              <table:table-cell office:value-type="float" office:value="8860.31912110908">
                <text:p>8860.3191211090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4640">
                <text:p>74640</text:p>
              </table:table-cell>
              <table:table-cell office:value-type="float" office:value="101441.383352872">
                <text:p>101441.383352872</text:p>
              </table:table-cell>
              <table:table-cell office:value-type="float" office:value="10100.3268355317">
                <text:p>10100.3268355317</text:p>
              </table:table-cell>
              <table:table-cell office:value-type="float" office:value="1475.3789493427">
                <text:p>1475.378949342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0394">
                <text:p>110394</text:p>
              </table:table-cell>
              <table:table-cell office:value-type="float" office:value="63808.1264108352">
                <text:p>63808.1264108352</text:p>
              </table:table-cell>
              <table:table-cell office:value-type="float" office:value="6252.22413369378">
                <text:p>6252.22413369378</text:p>
              </table:table-cell>
              <table:table-cell office:value-type="float" office:value="1062.14564249868">
                <text:p>1062.1456424986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48278">
                <text:p>148278</text:p>
              </table:table-cell>
              <table:table-cell office:value-type="float" office:value="45860.6994665086">
                <text:p>45860.6994665086</text:p>
              </table:table-cell>
              <table:table-cell office:value-type="float" office:value="5359.31005818786">
                <text:p>5359.31005818786</text:p>
              </table:table-cell>
              <table:table-cell office:value-type="float" office:value="175.147036850899">
                <text:p>175.14703685089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5422">
                <text:p>155422</text:p>
              </table:table-cell>
              <table:table-cell office:value-type="float" office:value="44049.6820349762">
                <text:p>44049.6820349762</text:p>
              </table:table-cell>
              <table:table-cell office:value-type="float" office:value="4683.31126574077">
                <text:p>4683.31126574077</text:p>
              </table:table-cell>
              <table:table-cell office:value-type="float" office:value="540.922157851324">
                <text:p>540.92215785132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8978">
                <text:p>18978</text:p>
              </table:table-cell>
              <table:table-cell office:value-type="float" office:value="441193.277310924">
                <text:p>441193.277310924</text:p>
              </table:table-cell>
              <table:table-cell office:value-type="float" office:value="36561.2813370473">
                <text:p>36561.2813370473</text:p>
              </table:table-cell>
              <table:table-cell office:value-type="float" office:value="5567.55037115589">
                <text:p>5567.5503711558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4180">
                <text:p>44180</text:p>
              </table:table-cell>
              <table:table-cell office:value-type="float" office:value="193566.993464052">
                <text:p>193566.993464052</text:p>
              </table:table-cell>
              <table:table-cell office:value-type="float" office:value="14576.4734834502">
                <text:p>14576.4734834502</text:p>
              </table:table-cell>
              <table:table-cell office:value-type="float" office:value="1974.54787898992">
                <text:p>1974.5478789899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39278">
                <text:p>139278</text:p>
              </table:table-cell>
              <table:table-cell office:value-type="float" office:value="54340.956651719">
                <text:p>54340.956651719</text:p>
              </table:table-cell>
              <table:table-cell office:value-type="float" office:value="4264.61065621847">
                <text:p>4264.61065621847</text:p>
              </table:table-cell>
              <table:table-cell office:value-type="float" office:value="644.110289010786">
                <text:p>644.11028901078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22274">
                <text:p>122274</text:p>
              </table:table-cell>
              <table:table-cell office:value-type="float" office:value="57664.6017699115">
                <text:p>57664.6017699115</text:p>
              </table:table-cell>
              <table:table-cell office:value-type="float" office:value="4918.62799861109">
                <text:p>4918.62799861109</text:p>
              </table:table-cell>
              <table:table-cell office:value-type="float" office:value="638.823312575489">
                <text:p>638.82331257548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1336">
                <text:p>31336</text:p>
              </table:table-cell>
              <table:table-cell office:value-type="float" office:value="304289.682539683">
                <text:p>304289.682539683</text:p>
              </table:table-cell>
              <table:table-cell office:value-type="float" office:value="25332.3422530558">
                <text:p>25332.3422530558</text:p>
              </table:table-cell>
              <table:table-cell office:value-type="float" office:value="3309.35220750076">
                <text:p>3309.3522075007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82084">
                <text:p>182084</text:p>
              </table:table-cell>
              <table:table-cell office:value-type="float" office:value="36958.2551076753">
                <text:p>36958.2551076753</text:p>
              </table:table-cell>
              <table:table-cell office:value-type="float" office:value="4133.35391835979">
                <text:p>4133.35391835979</text:p>
              </table:table-cell>
              <table:table-cell office:value-type="float" office:value="530.795486627691">
                <text:p>530.7954866276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1870">
                <text:p>41870</text:p>
              </table:table-cell>
              <table:table-cell office:value-type="float" office:value="219475.583864119">
                <text:p>219475.583864119</text:p>
              </table:table-cell>
              <table:table-cell office:value-type="float" office:value="16803.1534460338">
                <text:p>16803.1534460338</text:p>
              </table:table-cell>
              <table:table-cell office:value-type="float" office:value="2949.97431653444">
                <text:p>2949.9743165344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9642">
                <text:p>159642</text:p>
              </table:table-cell>
              <table:table-cell office:value-type="float" office:value="42552.0262869661">
                <text:p>42552.0262869661</text:p>
              </table:table-cell>
              <table:table-cell office:value-type="float" office:value="3633.43422663583">
                <text:p>3633.43422663583</text:p>
              </table:table-cell>
              <table:table-cell office:value-type="float" office:value="541.24328274468">
                <text:p>541.2432827446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6802">
                <text:p>106802</text:p>
              </table:table-cell>
              <table:table-cell office:value-type="float" office:value="66032.8782390638">
                <text:p>66032.8782390638</text:p>
              </table:table-cell>
              <table:table-cell office:value-type="float" office:value="7664.18731000582">
                <text:p>7664.18731000582</text:p>
              </table:table-cell>
              <table:table-cell office:value-type="float" office:value="1031.19357070441">
                <text:p>1031.1935707044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9990">
                <text:p>109990</text:p>
              </table:table-cell>
              <table:table-cell office:value-type="float" office:value="68437.7382465057">
                <text:p>68437.7382465057</text:p>
              </table:table-cell>
              <table:table-cell office:value-type="float" office:value="7957.81775200384">
                <text:p>7957.81775200384</text:p>
              </table:table-cell>
              <table:table-cell office:value-type="float" office:value="1203.14969424511">
                <text:p>1203.149694245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8236">
                <text:p>38236</text:p>
              </table:table-cell>
              <table:table-cell office:value-type="float" office:value="231521.158129176">
                <text:p>231521.158129176</text:p>
              </table:table-cell>
              <table:table-cell office:value-type="float" office:value="17094.7212629502">
                <text:p>17094.7212629502</text:p>
              </table:table-cell>
              <table:table-cell office:value-type="float" office:value="2496.82951433924">
                <text:p>2496.8295143392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3084">
                <text:p>103084</text:p>
              </table:table-cell>
              <table:table-cell office:value-type="float" office:value="79307.423580786">
                <text:p>79307.423580786</text:p>
              </table:table-cell>
              <table:table-cell office:value-type="float" office:value="5367.37267264309">
                <text:p>5367.37267264309</text:p>
              </table:table-cell>
              <table:table-cell office:value-type="float" office:value="905.080218345399">
                <text:p>905.08021834539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3024">
                <text:p>33024</text:p>
              </table:table-cell>
              <table:table-cell office:value-type="float" office:value="249217.910447761">
                <text:p>249217.910447761</text:p>
              </table:table-cell>
              <table:table-cell office:value-type="float" office:value="21764.3378519291">
                <text:p>21764.3378519291</text:p>
              </table:table-cell>
              <table:table-cell office:value-type="float" office:value="1560.1734190462">
                <text:p>1560.173419046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6890">
                <text:p>96890</text:p>
              </table:table-cell>
              <table:table-cell office:value-type="float" office:value="72682.3910694995">
                <text:p>72682.3910694995</text:p>
              </table:table-cell>
              <table:table-cell office:value-type="float" office:value="8576.12067134056">
                <text:p>8576.12067134056</text:p>
              </table:table-cell>
              <table:table-cell office:value-type="float" office:value="1147.06667954831">
                <text:p>1147.0666795483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4152">
                <text:p>34152</text:p>
              </table:table-cell>
              <table:table-cell office:value-type="float" office:value="236439.276485788">
                <text:p>236439.276485788</text:p>
              </table:table-cell>
              <table:table-cell office:value-type="float" office:value="21274.5873052778">
                <text:p>21274.5873052778</text:p>
              </table:table-cell>
              <table:table-cell office:value-type="float" office:value="2547.09943213451">
                <text:p>2547.0994321345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6248">
                <text:p>106248</text:p>
              </table:table-cell>
              <table:table-cell office:value-type="float" office:value="66458.4980237154">
                <text:p>66458.4980237154</text:p>
              </table:table-cell>
              <table:table-cell office:value-type="float" office:value="6024.76877253488">
                <text:p>6024.76877253488</text:p>
              </table:table-cell>
              <table:table-cell office:value-type="float" office:value="743.636805908759">
                <text:p>743.63680590875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7768">
                <text:p>27768</text:p>
              </table:table-cell>
              <table:table-cell office:value-type="float" office:value="271167.346938775">
                <text:p>271167.346938775</text:p>
              </table:table-cell>
              <table:table-cell office:value-type="float" office:value="27172.1881390593">
                <text:p>27172.1881390593</text:p>
              </table:table-cell>
              <table:table-cell office:value-type="float" office:value="4231.32284567862">
                <text:p>4231.3228456786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8412">
                <text:p>128412</text:p>
              </table:table-cell>
              <table:table-cell office:value-type="float" office:value="53552.7426160338">
                <text:p>53552.7426160338</text:p>
              </table:table-cell>
              <table:table-cell office:value-type="float" office:value="5585.79481016301">
                <text:p>5585.79481016301</text:p>
              </table:table-cell>
              <table:table-cell office:value-type="float" office:value="670.054925530727">
                <text:p>670.05492553072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2016">
                <text:p>42016</text:p>
              </table:table-cell>
              <table:table-cell office:value-type="float" office:value="182018.633540373">
                <text:p>182018.633540373</text:p>
              </table:table-cell>
              <table:table-cell office:value-type="float" office:value="15180.0051800052">
                <text:p>15180.0051800052</text:p>
              </table:table-cell>
              <table:table-cell office:value-type="float" office:value="446.611929209609">
                <text:p>446.61192920960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478">
                <text:p>15478</text:p>
              </table:table-cell>
              <table:table-cell office:value-type="float" office:value="423905.405405405">
                <text:p>423905.405405405</text:p>
              </table:table-cell>
              <table:table-cell office:value-type="float" office:value="67605.6034482759">
                <text:p>67605.6034482759</text:p>
              </table:table-cell>
              <table:table-cell office:value-type="float" office:value="8871.32352941176">
                <text:p>8871.3235294117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0062">
                <text:p>90062</text:p>
              </table:table-cell>
              <table:table-cell office:value-type="float" office:value="77898.358365351">
                <text:p>77898.358365351</text:p>
              </table:table-cell>
              <table:table-cell office:value-type="float" office:value="7531.50749696069">
                <text:p>7531.50749696069</text:p>
              </table:table-cell>
              <table:table-cell office:value-type="float" office:value="1000.74487227235">
                <text:p>1000.7448722723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8452">
                <text:p>38452</text:p>
              </table:table-cell>
              <table:table-cell office:value-type="float" office:value="181591.549295775">
                <text:p>181591.549295775</text:p>
              </table:table-cell>
              <table:table-cell office:value-type="float" office:value="19844.107299912">
                <text:p>19844.107299912</text:p>
              </table:table-cell>
              <table:table-cell office:value-type="float" office:value="2893.68046426625">
                <text:p>2893.6804642662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3764">
                <text:p>33764</text:p>
              </table:table-cell>
              <table:table-cell office:value-type="float" office:value="236828.488372093">
                <text:p>236828.488372093</text:p>
              </table:table-cell>
              <table:table-cell office:value-type="float" office:value="20761.7227319062">
                <text:p>20761.7227319062</text:p>
              </table:table-cell>
              <table:table-cell office:value-type="float" office:value="2891.02200141945">
                <text:p>2891.0220014194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4334">
                <text:p>74334</text:p>
              </table:table-cell>
              <table:table-cell office:value-type="float" office:value="96498.0861244019">
                <text:p>96498.0861244019</text:p>
              </table:table-cell>
              <table:table-cell office:value-type="float" office:value="8712.67496111975">
                <text:p>8712.67496111975</text:p>
              </table:table-cell>
              <table:table-cell office:value-type="float" office:value="472.110770383202">
                <text:p>472.11077038320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39355">
                <text:p>139355</text:p>
              </table:table-cell>
              <table:table-cell office:value-type="float" office:value="49333.6668334167">
                <text:p>49333.6668334167</text:p>
              </table:table-cell>
              <table:table-cell office:value-type="float" office:value="4733.96697388633">
                <text:p>4733.96697388633</text:p>
              </table:table-cell>
              <table:table-cell office:value-type="float" office:value="136.259617002124">
                <text:p>136.25961700212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0798">
                <text:p>50798</text:p>
              </table:table-cell>
              <table:table-cell office:value-type="float" office:value="174483.544303797">
                <text:p>174483.544303797</text:p>
              </table:table-cell>
              <table:table-cell office:value-type="float" office:value="15008.9285714286">
                <text:p>15008.9285714286</text:p>
              </table:table-cell>
              <table:table-cell office:value-type="float" office:value="613.481805881934">
                <text:p>613.48180588193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1398">
                <text:p>81398</text:p>
              </table:table-cell>
              <table:table-cell office:value-type="float" office:value="103439.602868174">
                <text:p>103439.602868174</text:p>
              </table:table-cell>
              <table:table-cell office:value-type="float" office:value="9168.67116456439">
                <text:p>9168.67116456439</text:p>
              </table:table-cell>
              <table:table-cell office:value-type="float" office:value="531.602296081072">
                <text:p>531.60229608107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38109">
                <text:p>138109</text:p>
              </table:table-cell>
              <table:table-cell office:value-type="float" office:value="50315.3175906049">
                <text:p>50315.3175906049</text:p>
              </table:table-cell>
              <table:table-cell office:value-type="float" office:value="4284.09995054083">
                <text:p>4284.09995054083</text:p>
              </table:table-cell>
              <table:table-cell office:value-type="float" office:value="131.131457931481">
                <text:p>131.13145793148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0447">
                <text:p>80447</text:p>
              </table:table-cell>
              <table:table-cell office:value-type="float" office:value="89953.1001589825">
                <text:p>89953.1001589825</text:p>
              </table:table-cell>
              <table:table-cell office:value-type="float" office:value="7239.52402277525">
                <text:p>7239.52402277525</text:p>
              </table:table-cell>
              <table:table-cell office:value-type="float" office:value="820.646518121">
                <text:p>820.64651812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2342">
                <text:p>152342</text:p>
              </table:table-cell>
              <table:table-cell office:value-type="float" office:value="44914.8046117743">
                <text:p>44914.8046117743</text:p>
              </table:table-cell>
              <table:table-cell office:value-type="float" office:value="3266.21011003361">
                <text:p>3266.21011003361</text:p>
              </table:table-cell>
              <table:table-cell office:value-type="float" office:value="547.3254149918">
                <text:p>547.325414991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7933">
                <text:p>207933</text:p>
              </table:table-cell>
              <table:table-cell office:value-type="float" office:value="32470.7051585424">
                <text:p>32470.7051585424</text:p>
              </table:table-cell>
              <table:table-cell office:value-type="float" office:value="4416.97245934567">
                <text:p>4416.97245934567</text:p>
              </table:table-cell>
              <table:table-cell office:value-type="float" office:value="576.684692983857">
                <text:p>576.68469298385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6238">
                <text:p>26238</text:p>
              </table:table-cell>
              <table:table-cell office:value-type="float" office:value="336742.13836478">
                <text:p>336742.13836478</text:p>
              </table:table-cell>
              <table:table-cell office:value-type="float" office:value="32003.5863717872">
                <text:p>32003.5863717872</text:p>
              </table:table-cell>
              <table:table-cell office:value-type="float" office:value="4090.61043624417">
                <text:p>4090.6104362441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2946">
                <text:p>22946</text:p>
              </table:table-cell>
              <table:table-cell office:value-type="float" office:value="343187.969924812">
                <text:p>343187.969924812</text:p>
              </table:table-cell>
              <table:table-cell office:value-type="float" office:value="40644.7016918967">
                <text:p>40644.7016918967</text:p>
              </table:table-cell>
              <table:table-cell office:value-type="float" office:value="6806.44199224575">
                <text:p>6806.4419922457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5687">
                <text:p>45687</text:p>
              </table:table-cell>
              <table:table-cell office:value-type="float" office:value="187349.633251834">
                <text:p>187349.633251834</text:p>
              </table:table-cell>
              <table:table-cell office:value-type="float" office:value="21861.9115549215">
                <text:p>21861.9115549215</text:p>
              </table:table-cell>
              <table:table-cell office:value-type="float" office:value="3145.69563610986">
                <text:p>3145.6956361098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7250">
                <text:p>157250</text:p>
              </table:table-cell>
              <table:table-cell office:value-type="float" office:value="43481.4814814815">
                <text:p>43481.4814814815</text:p>
              </table:table-cell>
              <table:table-cell office:value-type="float" office:value="3699.72301006784">
                <text:p>3699.72301006784</text:p>
              </table:table-cell>
              <table:table-cell office:value-type="float" office:value="564.489495854143">
                <text:p>564.48949585414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3326">
                <text:p>93326</text:p>
              </table:table-cell>
              <table:table-cell office:value-type="float" office:value="76606.3658340048">
                <text:p>76606.3658340048</text:p>
              </table:table-cell>
              <table:table-cell office:value-type="float" office:value="7079.07963811013">
                <text:p>7079.07963811013</text:p>
              </table:table-cell>
              <table:table-cell office:value-type="float" office:value="505.731931780702">
                <text:p>505.73193178070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5248">
                <text:p>55248</text:p>
              </table:table-cell>
              <table:table-cell office:value-type="float" office:value="157959.869848156">
                <text:p>157959.869848156</text:p>
              </table:table-cell>
              <table:table-cell office:value-type="float" office:value="12147.7187421803">
                <text:p>12147.7187421803</text:p>
              </table:table-cell>
              <table:table-cell office:value-type="float" office:value="691.714003457644">
                <text:p>691.71400345764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8744">
                <text:p>198744</text:p>
              </table:table-cell>
              <table:table-cell office:value-type="float" office:value="34329.6790910903">
                <text:p>34329.6790910903</text:p>
              </table:table-cell>
              <table:table-cell office:value-type="float" office:value="3618.21797708748">
                <text:p>3618.21797708748</text:p>
              </table:table-cell>
              <table:table-cell office:value-type="float" office:value="486.754742292127">
                <text:p>486.75474229212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0130">
                <text:p>90130</text:p>
              </table:table-cell>
              <table:table-cell office:value-type="float" office:value="75993.1538110452">
                <text:p>75993.1538110452</text:p>
              </table:table-cell>
              <table:table-cell office:value-type="float" office:value="10169.2420448299">
                <text:p>10169.2420448299</text:p>
              </table:table-cell>
              <table:table-cell office:value-type="float" office:value="572.14675733907">
                <text:p>572.1467573390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79540">
                <text:p>79540</text:p>
              </table:table-cell>
              <table:table-cell office:value-type="float" office:value="91028.841607565">
                <text:p>91028.841607565</text:p>
              </table:table-cell>
              <table:table-cell office:value-type="float" office:value="7029.83167196115">
                <text:p>7029.83167196115</text:p>
              </table:table-cell>
              <table:table-cell office:value-type="float" office:value="986.791592133386">
                <text:p>986.79159213338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20172">
                <text:p>120172</text:p>
              </table:table-cell>
              <table:table-cell office:value-type="float" office:value="56625.9019426457">
                <text:p>56625.9019426457</text:p>
              </table:table-cell>
              <table:table-cell office:value-type="float" office:value="5265.1470841218">
                <text:p>5265.1470841218</text:p>
              </table:table-cell>
              <table:table-cell office:value-type="float" office:value="652.494531686373">
                <text:p>652.49453168637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9620">
                <text:p>59620</text:p>
              </table:table-cell>
              <table:table-cell office:value-type="float" office:value="119696.590118302">
                <text:p>119696.590118302</text:p>
              </table:table-cell>
              <table:table-cell office:value-type="float" office:value="10584.8615384615">
                <text:p>10584.8615384615</text:p>
              </table:table-cell>
              <table:table-cell office:value-type="float" office:value="1390.50436947752">
                <text:p>1390.5043694775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9190">
                <text:p>69190</text:p>
              </table:table-cell>
              <table:table-cell office:value-type="float" office:value="120728.802153432">
                <text:p>120728.802153432</text:p>
              </table:table-cell>
              <table:table-cell office:value-type="float" office:value="9017.49183211862">
                <text:p>9017.49183211862</text:p>
              </table:table-cell>
              <table:table-cell office:value-type="float" office:value="1043.4350190479">
                <text:p>1043.435019047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8023">
                <text:p>158023</text:p>
              </table:table-cell>
              <table:table-cell office:value-type="float" office:value="43276.2705001012">
                <text:p>43276.2705001012</text:p>
              </table:table-cell>
              <table:table-cell office:value-type="float" office:value="3007.92293781971">
                <text:p>3007.92293781971</text:p>
              </table:table-cell>
              <table:table-cell office:value-type="float" office:value="538.149723612935">
                <text:p>538.14972361293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2226">
                <text:p>32226</text:p>
              </table:table-cell>
              <table:table-cell office:value-type="float" office:value="299932.432432432">
                <text:p>299932.432432432</text:p>
              </table:table-cell>
              <table:table-cell office:value-type="float" office:value="25116.9370049038">
                <text:p>25116.9370049038</text:p>
              </table:table-cell>
              <table:table-cell office:value-type="float" office:value="2129.56151853392">
                <text:p>2129.5615185339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78251">
                <text:p>178251</text:p>
              </table:table-cell>
              <table:table-cell office:value-type="float" office:value="37853.9106690072">
                <text:p>37853.9106690072</text:p>
              </table:table-cell>
              <table:table-cell office:value-type="float" office:value="4242.25930904838">
                <text:p>4242.25930904838</text:p>
              </table:table-cell>
              <table:table-cell office:value-type="float" office:value="493.766131668763">
                <text:p>493.76613166876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7302">
                <text:p>47302</text:p>
              </table:table-cell>
              <table:table-cell office:value-type="float" office:value="206340.050377834">
                <text:p>206340.050377834</text:p>
              </table:table-cell>
              <table:table-cell office:value-type="float" office:value="22560.4516662077">
                <text:p>22560.4516662077</text:p>
              </table:table-cell>
              <table:table-cell office:value-type="float" office:value="2447.9141764284">
                <text:p>2447.914176428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7990">
                <text:p>67990</text:p>
              </table:table-cell>
              <table:table-cell office:value-type="float" office:value="133793.966151582">
                <text:p>133793.966151582</text:p>
              </table:table-cell>
              <table:table-cell office:value-type="float" office:value="8526.82423560307">
                <text:p>8526.82423560307</text:p>
              </table:table-cell>
              <table:table-cell office:value-type="float" office:value="1290.92858309253">
                <text:p>1290.9285830925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8043">
                <text:p>58043</text:p>
              </table:table-cell>
              <table:table-cell office:value-type="float" office:value="142716.527196653">
                <text:p>142716.527196653</text:p>
              </table:table-cell>
              <table:table-cell office:value-type="float" office:value="12714.2857142857">
                <text:p>12714.2857142857</text:p>
              </table:table-cell>
              <table:table-cell office:value-type="float" office:value="1972.3455005421">
                <text:p>1972.345500542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0160">
                <text:p>100160</text:p>
              </table:table-cell>
              <table:table-cell office:value-type="float" office:value="72041.2343708433">
                <text:p>72041.2343708433</text:p>
              </table:table-cell>
              <table:table-cell office:value-type="float" office:value="5514.10071063509">
                <text:p>5514.10071063509</text:p>
              </table:table-cell>
              <table:table-cell office:value-type="float" office:value="881.66081178313">
                <text:p>881.6608117831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6246">
                <text:p>56246</text:p>
              </table:table-cell>
              <table:table-cell office:value-type="float" office:value="159421.166306695">
                <text:p>159421.166306695</text:p>
              </table:table-cell>
              <table:table-cell office:value-type="float" office:value="12899.6854246767">
                <text:p>12899.6854246767</text:p>
              </table:table-cell>
              <table:table-cell office:value-type="float" office:value="1464.43664067615">
                <text:p>1464.4366406761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50762">
                <text:p>150762</text:p>
              </table:table-cell>
              <table:table-cell office:value-type="float" office:value="45425.5352398812">
                <text:p>45425.5352398812</text:p>
              </table:table-cell>
              <table:table-cell office:value-type="float" office:value="5608.7292092772">
                <text:p>5608.7292092772</text:p>
              </table:table-cell>
              <table:table-cell office:value-type="float" office:value="778.66922403101">
                <text:p>778.6692240310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5614">
                <text:p>35614</text:p>
              </table:table-cell>
              <table:table-cell office:value-type="float" office:value="230632.286995516">
                <text:p>230632.286995516</text:p>
              </table:table-cell>
              <table:table-cell office:value-type="float" office:value="40086.5159781762">
                <text:p>40086.5159781762</text:p>
              </table:table-cell>
              <table:table-cell office:value-type="float" office:value="5658.59830564418">
                <text:p>5658.5983056441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52478">
                <text:p>252478</text:p>
              </table:table-cell>
              <table:table-cell office:value-type="float" office:value="26227.7281134402">
                <text:p>26227.7281134402</text:p>
              </table:table-cell>
              <table:table-cell office:value-type="float" office:value="2258.43934356606">
                <text:p>2258.43934356606</text:p>
              </table:table-cell>
              <table:table-cell office:value-type="float" office:value="326.32731589308">
                <text:p>326.3273158930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75008">
                <text:p>175008</text:p>
              </table:table-cell>
              <table:table-cell office:value-type="float" office:value="38042.2643442623">
                <text:p>38042.2643442623</text:p>
              </table:table-cell>
              <table:table-cell office:value-type="float" office:value="3759.09926935862">
                <text:p>3759.09926935862</text:p>
              </table:table-cell>
              <table:table-cell office:value-type="float" office:value="541.131618994643">
                <text:p>541.13161899464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13474">
                <text:p>113474</text:p>
              </table:table-cell>
              <table:table-cell office:value-type="float" office:value="59476.7325743959">
                <text:p>59476.7325743959</text:p>
              </table:table-cell>
              <table:table-cell office:value-type="float" office:value="5882.35294117647">
                <text:p>5882.35294117647</text:p>
              </table:table-cell>
              <table:table-cell office:value-type="float" office:value="691.413287765375">
                <text:p>691.41328776537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38896">
                <text:p>138896</text:p>
              </table:table-cell>
              <table:table-cell office:value-type="float" office:value="48595.3064536263">
                <text:p>48595.3064536263</text:p>
              </table:table-cell>
              <table:table-cell office:value-type="float" office:value="4160.7118046278">
                <text:p>4160.7118046278</text:p>
              </table:table-cell>
              <table:table-cell office:value-type="float" office:value="666.570210434396">
                <text:p>666.57021043439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24652">
                <text:p>124652</text:p>
              </table:table-cell>
              <table:table-cell office:value-type="float" office:value="55496.5855366836">
                <text:p>55496.5855366836</text:p>
              </table:table-cell>
              <table:table-cell office:value-type="float" office:value="5088.64234795453">
                <text:p>5088.64234795453</text:p>
              </table:table-cell>
              <table:table-cell office:value-type="float" office:value="774.83161999291">
                <text:p>774.8316199929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7886">
                <text:p>27886</text:p>
              </table:table-cell>
              <table:table-cell office:value-type="float" office:value="315595.555555556">
                <text:p>315595.555555556</text:p>
              </table:table-cell>
              <table:table-cell office:value-type="float" office:value="28111.2430720507">
                <text:p>28111.2430720507</text:p>
              </table:table-cell>
              <table:table-cell office:value-type="float" office:value="3005.03597122302">
                <text:p>3005.0359712230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7494">
                <text:p>17494</text:p>
              </table:table-cell>
              <table:table-cell office:value-type="float" office:value="383890.909090909">
                <text:p>383890.909090909</text:p>
              </table:table-cell>
              <table:table-cell office:value-type="float" office:value="48875">
                <text:p>48875</text:p>
              </table:table-cell>
              <table:table-cell office:value-type="float" office:value="7113.88140161725">
                <text:p>7113.8814016172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58004">
                <text:p>258004</text:p>
              </table:table-cell>
              <table:table-cell office:value-type="float" office:value="25425.3519124129">
                <text:p>25425.3519124129</text:p>
              </table:table-cell>
              <table:table-cell office:value-type="float" office:value="2190.31170477617">
                <text:p>2190.31170477617</text:p>
              </table:table-cell>
              <table:table-cell office:value-type="float" office:value="267.684462373257">
                <text:p>267.68446237325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75462">
                <text:p>75462</text:p>
              </table:table-cell>
              <table:table-cell office:value-type="float" office:value="96885.5515277058">
                <text:p>96885.5515277058</text:p>
              </table:table-cell>
              <table:table-cell office:value-type="float" office:value="9408.39829016847">
                <text:p>9408.39829016847</text:p>
              </table:table-cell>
              <table:table-cell office:value-type="float" office:value="1401.05742443759">
                <text:p>1401.0574244375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8196">
                <text:p>28196</text:p>
              </table:table-cell>
              <table:table-cell office:value-type="float" office:value="288410.358565737">
                <text:p>288410.358565737</text:p>
              </table:table-cell>
              <table:table-cell office:value-type="float" office:value="27725.3925698966">
                <text:p>27725.3925698966</text:p>
              </table:table-cell>
              <table:table-cell office:value-type="float" office:value="3238.39133935761">
                <text:p>3238.3913393576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6512">
                <text:p>66512</text:p>
              </table:table-cell>
              <table:table-cell office:value-type="float" office:value="128385.826771654">
                <text:p>128385.826771654</text:p>
              </table:table-cell>
              <table:table-cell office:value-type="float" office:value="10116.6470186759">
                <text:p>10116.6470186759</text:p>
              </table:table-cell>
              <table:table-cell office:value-type="float" office:value="1685.42810183893">
                <text:p>1685.4281018389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60958">
                <text:p>160958</text:p>
              </table:table-cell>
              <table:table-cell office:value-type="float" office:value="42205.9843455861">
                <text:p>42205.9843455861</text:p>
              </table:table-cell>
              <table:table-cell office:value-type="float" office:value="3296.23009424764">
                <text:p>3296.23009424764</text:p>
              </table:table-cell>
              <table:table-cell office:value-type="float" office:value="429.548534643402">
                <text:p>429.54853464340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42840">
                <text:p>142840</text:p>
              </table:table-cell>
              <table:table-cell office:value-type="float" office:value="48592.8012089573">
                <text:p>48592.8012089573</text:p>
              </table:table-cell>
              <table:table-cell office:value-type="float" office:value="4303.42369087016">
                <text:p>4303.42369087016</text:p>
              </table:table-cell>
              <table:table-cell office:value-type="float" office:value="580.485123003955">
                <text:p>580.48512300395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5882">
                <text:p>45882</text:p>
              </table:table-cell>
              <table:table-cell office:value-type="float" office:value="209349.358974359">
                <text:p>209349.358974359</text:p>
              </table:table-cell>
              <table:table-cell office:value-type="float" office:value="28349.3923611111">
                <text:p>28349.3923611111</text:p>
              </table:table-cell>
              <table:table-cell office:value-type="float" office:value="4021.73511483283">
                <text:p>4021.7351148328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45408">
                <text:p>145408</text:p>
              </table:table-cell>
              <table:table-cell office:value-type="float" office:value="47273.903666427">
                <text:p>47273.903666427</text:p>
              </table:table-cell>
              <table:table-cell office:value-type="float" office:value="3908.69914108241">
                <text:p>3908.69914108241</text:p>
              </table:table-cell>
              <table:table-cell office:value-type="float" office:value="560.906781383857">
                <text:p>560.90678138385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15014">
                <text:p>115014</text:p>
              </table:table-cell>
              <table:table-cell office:value-type="float" office:value="67735.9439947495">
                <text:p>67735.9439947495</text:p>
              </table:table-cell>
              <table:table-cell office:value-type="float" office:value="5386.11811776985">
                <text:p>5386.11811776985</text:p>
              </table:table-cell>
              <table:table-cell office:value-type="float" office:value="727.445092898024">
                <text:p>727.44509289802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9134">
                <text:p>49134</text:p>
              </table:table-cell>
              <table:table-cell office:value-type="float" office:value="178053.613053613">
                <text:p>178053.613053613</text:p>
              </table:table-cell>
              <table:table-cell office:value-type="float" office:value="21669.5035460993">
                <text:p>21669.5035460993</text:p>
              </table:table-cell>
              <table:table-cell office:value-type="float" office:value="3517.29060183267">
                <text:p>3517.2906018326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9556">
                <text:p>29556</text:p>
              </table:table-cell>
              <table:table-cell office:value-type="float" office:value="241009.230769231">
                <text:p>241009.230769231</text:p>
              </table:table-cell>
              <table:table-cell office:value-type="float" office:value="23786.2131794716">
                <text:p>23786.2131794716</text:p>
              </table:table-cell>
              <table:table-cell office:value-type="float" office:value="2862.44701067095">
                <text:p>2862.4470106709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4266">
                <text:p>34266</text:p>
              </table:table-cell>
              <table:table-cell office:value-type="float" office:value="224605.960264901">
                <text:p>224605.960264901</text:p>
              </table:table-cell>
              <table:table-cell office:value-type="float" office:value="30472.1473495058">
                <text:p>30472.1473495058</text:p>
              </table:table-cell>
              <table:table-cell office:value-type="float" office:value="3847.47589336359">
                <text:p>3847.4758933635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91534">
                <text:p>191534</text:p>
              </table:table-cell>
              <table:table-cell office:value-type="float" office:value="35138.7394312068">
                <text:p>35138.7394312068</text:p>
              </table:table-cell>
              <table:table-cell office:value-type="float" office:value="3249.86315392873">
                <text:p>3249.86315392873</text:p>
              </table:table-cell>
              <table:table-cell office:value-type="float" office:value="546.112329591881">
                <text:p>546.11232959188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41298">
                <text:p>141298</text:p>
              </table:table-cell>
              <table:table-cell office:value-type="float" office:value="49842.4922600619">
                <text:p>49842.4922600619</text:p>
              </table:table-cell>
              <table:table-cell office:value-type="float" office:value="3767.30921110364">
                <text:p>3767.30921110364</text:p>
              </table:table-cell>
              <table:table-cell office:value-type="float" office:value="525.997734710658">
                <text:p>525.99773471065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35318">
                <text:p>135318</text:p>
              </table:table-cell>
              <table:table-cell office:value-type="float" office:value="51390.8312781082">
                <text:p>51390.8312781082</text:p>
              </table:table-cell>
              <table:table-cell office:value-type="float" office:value="4319.80537297416">
                <text:p>4319.80537297416</text:p>
              </table:table-cell>
              <table:table-cell office:value-type="float" office:value="672.698545930333">
                <text:p>672.69854593033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04124">
                <text:p>204124</text:p>
              </table:table-cell>
              <table:table-cell office:value-type="float" office:value="33357.7467943334">
                <text:p>33357.7467943334</text:p>
              </table:table-cell>
              <table:table-cell office:value-type="float" office:value="2872.51195803117">
                <text:p>2872.51195803117</text:p>
              </table:table-cell>
              <table:table-cell office:value-type="float" office:value="395.634404631771">
                <text:p>395.63440463177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10804">
                <text:p>110804</text:p>
              </table:table-cell>
              <table:table-cell office:value-type="float" office:value="63241.8318905334">
                <text:p>63241.8318905334</text:p>
              </table:table-cell>
              <table:table-cell office:value-type="float" office:value="6849.82759663662">
                <text:p>6849.82759663662</text:p>
              </table:table-cell>
              <table:table-cell office:value-type="float" office:value="1058.76110331931">
                <text:p>1058.7611033193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21112">
                <text:p>121112</text:p>
              </table:table-cell>
              <table:table-cell office:value-type="float" office:value="57913.6171710063">
                <text:p>57913.6171710063</text:p>
              </table:table-cell>
              <table:table-cell office:value-type="float" office:value="4966.89551112788">
                <text:p>4966.89551112788</text:p>
              </table:table-cell>
              <table:table-cell office:value-type="float" office:value="287.871950803587">
                <text:p>287.87195080358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604">
                <text:p>10604</text:p>
              </table:table-cell>
              <table:table-cell office:value-type="float" office:value="406636.363636364">
                <text:p>406636.363636364</text:p>
              </table:table-cell>
              <table:table-cell office:value-type="float" office:value="56860.1694915254">
                <text:p>56860.1694915254</text:p>
              </table:table-cell>
              <table:table-cell office:value-type="float" office:value="8782.06806282723">
                <text:p>8782.0680628272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3693">
                <text:p>33693</text:p>
              </table:table-cell>
              <table:table-cell office:value-type="float" office:value="260895.184135977">
                <text:p>260895.184135977</text:p>
              </table:table-cell>
              <table:table-cell office:value-type="float" office:value="23280.0808897877">
                <text:p>23280.0808897877</text:p>
              </table:table-cell>
              <table:table-cell office:value-type="float" office:value="2910.92989443075">
                <text:p>2910.9298944307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55277">
                <text:p>155277</text:p>
              </table:table-cell>
              <table:table-cell office:value-type="float" office:value="47759.1416962925">
                <text:p>47759.1416962925</text:p>
              </table:table-cell>
              <table:table-cell office:value-type="float" office:value="3654.43505294861">
                <text:p>3654.43505294861</text:p>
              </table:table-cell>
              <table:table-cell office:value-type="float" office:value="559.372267462956">
                <text:p>559.37226746295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3734">
                <text:p>13734</text:p>
              </table:table-cell>
              <table:table-cell office:value-type="float" office:value="550071.428571429">
                <text:p>550071.428571429</text:p>
              </table:table-cell>
              <table:table-cell office:value-type="float" office:value="45300">
                <text:p>45300</text:p>
              </table:table-cell>
              <table:table-cell office:value-type="float" office:value="6743.43257443082">
                <text:p>6743.4325744308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95560">
                <text:p>95560</text:p>
              </table:table-cell>
              <table:table-cell office:value-type="float" office:value="73830.8971051877">
                <text:p>73830.8971051877</text:p>
              </table:table-cell>
              <table:table-cell office:value-type="float" office:value="6430.25461807289">
                <text:p>6430.25461807289</text:p>
              </table:table-cell>
              <table:table-cell office:value-type="float" office:value="981.004173902447">
                <text:p>981.00417390244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4947">
                <text:p>24947</text:p>
              </table:table-cell>
              <table:table-cell office:value-type="float" office:value="319623.655913979">
                <text:p>319623.655913979</text:p>
              </table:table-cell>
              <table:table-cell office:value-type="float" office:value="32557.5027382256">
                <text:p>32557.5027382256</text:p>
              </table:table-cell>
              <table:table-cell office:value-type="float" office:value="4780.09166197636">
                <text:p>4780.0916619763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31698">
                <text:p>131698</text:p>
              </table:table-cell>
              <table:table-cell office:value-type="float" office:value="52104.8107374453">
                <text:p>52104.8107374453</text:p>
              </table:table-cell>
              <table:table-cell office:value-type="float" office:value="4528.21063944116">
                <text:p>4528.21063944116</text:p>
              </table:table-cell>
              <table:table-cell office:value-type="float" office:value="605.471741427623">
                <text:p>605.47174142762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4380">
                <text:p>34380</text:p>
              </table:table-cell>
              <table:table-cell office:value-type="float" office:value="204943.699731903">
                <text:p>204943.699731903</text:p>
              </table:table-cell>
              <table:table-cell office:value-type="float" office:value="23334.5543345543">
                <text:p>23334.5543345543</text:p>
              </table:table-cell>
              <table:table-cell office:value-type="float" office:value="3291.45317545748">
                <text:p>3291.4531754574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8048">
                <text:p>108048</text:p>
              </table:table-cell>
              <table:table-cell office:value-type="float" office:value="63794.2165433759">
                <text:p>63794.2165433759</text:p>
              </table:table-cell>
              <table:table-cell office:value-type="float" office:value="5686.71569019263">
                <text:p>5686.71569019263</text:p>
              </table:table-cell>
              <table:table-cell office:value-type="float" office:value="913.112113608799">
                <text:p>913.11211360879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8762">
                <text:p>18762</text:p>
              </table:table-cell>
              <table:table-cell office:value-type="float" office:value="397072.289156627">
                <text:p>397072.289156627</text:p>
              </table:table-cell>
              <table:table-cell office:value-type="float" office:value="63500.9633911368">
                <text:p>63500.9633911368</text:p>
              </table:table-cell>
              <table:table-cell office:value-type="float" office:value="7327.03423743886">
                <text:p>7327.0342374388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60348">
                <text:p>260348</text:p>
              </table:table-cell>
              <table:table-cell office:value-type="float" office:value="25610.7131358661">
                <text:p>25610.7131358661</text:p>
              </table:table-cell>
              <table:table-cell office:value-type="float" office:value="2409.99102466513">
                <text:p>2409.99102466513</text:p>
              </table:table-cell>
              <table:table-cell office:value-type="float" office:value="342.756823223926">
                <text:p>342.75682322392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36058">
                <text:p>136058</text:p>
              </table:table-cell>
              <table:table-cell office:value-type="float" office:value="51465.6923899483">
                <text:p>51465.6923899483</text:p>
              </table:table-cell>
              <table:table-cell office:value-type="float" office:value="4787.28800915104">
                <text:p>4787.28800915104</text:p>
              </table:table-cell>
              <table:table-cell office:value-type="float" office:value="947.032876936952">
                <text:p>947.03287693695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6142">
                <text:p>16142</text:p>
              </table:table-cell>
              <table:table-cell office:value-type="float" office:value="413317.46031746">
                <text:p>413317.46031746</text:p>
              </table:table-cell>
              <table:table-cell office:value-type="float" office:value="63665.0366748166">
                <text:p>63665.0366748166</text:p>
              </table:table-cell>
              <table:table-cell office:value-type="float" office:value="7452.4899828277">
                <text:p>7452.489982827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41302">
                <text:p>141302</text:p>
              </table:table-cell>
              <table:table-cell office:value-type="float" office:value="49532.2862129145">
                <text:p>49532.2862129145</text:p>
              </table:table-cell>
              <table:table-cell office:value-type="float" office:value="4324.4453299891">
                <text:p>4324.4453299891</text:p>
              </table:table-cell>
              <table:table-cell office:value-type="float" office:value="656.295413513105">
                <text:p>656.29541351310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3956">
                <text:p>53956</text:p>
              </table:table-cell>
              <table:table-cell office:value-type="float" office:value="166629.090909091">
                <text:p>166629.090909091</text:p>
              </table:table-cell>
              <table:table-cell office:value-type="float" office:value="11274.4197490363">
                <text:p>11274.4197490363</text:p>
              </table:table-cell>
              <table:table-cell office:value-type="float" office:value="1908.5229560316">
                <text:p>1908.522956031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9216">
                <text:p>19216</text:p>
              </table:table-cell>
              <table:table-cell office:value-type="float" office:value="276484.848484848">
                <text:p>276484.848484848</text:p>
              </table:table-cell>
              <table:table-cell office:value-type="float" office:value="41397.4591651543">
                <text:p>41397.4591651543</text:p>
              </table:table-cell>
              <table:table-cell office:value-type="float" office:value="6280.28634361233">
                <text:p>6280.2863436123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4204">
                <text:p>24204</text:p>
              </table:table-cell>
              <table:table-cell office:value-type="float" office:value="344157.303370787">
                <text:p>344157.303370787</text:p>
              </table:table-cell>
              <table:table-cell office:value-type="float" office:value="33530.3776683087">
                <text:p>33530.3776683087</text:p>
              </table:table-cell>
              <table:table-cell office:value-type="float" office:value="2833.74965306689">
                <text:p>2833.7496530668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9032">
                <text:p>59032</text:p>
              </table:table-cell>
              <table:table-cell office:value-type="float" office:value="146199.626865672">
                <text:p>146199.626865672</text:p>
              </table:table-cell>
              <table:table-cell office:value-type="float" office:value="10917.107829479">
                <text:p>10917.107829479</text:p>
              </table:table-cell>
              <table:table-cell office:value-type="float" office:value="1514.71455218471">
                <text:p>1514.7145521847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3358">
                <text:p>103358</text:p>
              </table:table-cell>
              <table:table-cell office:value-type="float" office:value="71605.5219364599">
                <text:p>71605.5219364599</text:p>
              </table:table-cell>
              <table:table-cell office:value-type="float" office:value="8527.38492027745">
                <text:p>8527.38492027745</text:p>
              </table:table-cell>
              <table:table-cell office:value-type="float" office:value="1460.98759906472">
                <text:p>1460.9875990647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76822">
                <text:p>76822</text:p>
              </table:table-cell>
              <table:table-cell office:value-type="float" office:value="93496.8632371393">
                <text:p>93496.8632371393</text:p>
              </table:table-cell>
              <table:table-cell office:value-type="float" office:value="7088.0814230001">
                <text:p>7088.0814230001</text:p>
              </table:table-cell>
              <table:table-cell office:value-type="float" office:value="1141.84216037307">
                <text:p>1141.8421603730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12627">
                <text:p>112627</text:p>
              </table:table-cell>
              <table:table-cell office:value-type="float" office:value="61608.5487077535">
                <text:p>61608.5487077535</text:p>
              </table:table-cell>
              <table:table-cell office:value-type="float" office:value="4861.03529411765">
                <text:p>4861.03529411765</text:p>
              </table:table-cell>
              <table:table-cell office:value-type="float" office:value="488.851064098297">
                <text:p>488.85106409829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082">
                <text:p>10082</text:p>
              </table:table-cell>
              <table:table-cell office:value-type="float" office:value="607666.666666667">
                <text:p>607666.666666667</text:p>
              </table:table-cell>
              <table:table-cell office:value-type="float" office:value="55948.8491048593">
                <text:p>55948.8491048593</text:p>
              </table:table-cell>
              <table:table-cell office:value-type="float" office:value="8980.29556650246">
                <text:p>8980.2955665024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3048">
                <text:p>63048</text:p>
              </table:table-cell>
              <table:table-cell office:value-type="float" office:value="133981.038746908">
                <text:p>133981.038746908</text:p>
              </table:table-cell>
              <table:table-cell office:value-type="float" office:value="11036.1944859432">
                <text:p>11036.1944859432</text:p>
              </table:table-cell>
              <table:table-cell office:value-type="float" office:value="1534.21127159445">
                <text:p>1534.2112715944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77242">
                <text:p>77242</text:p>
              </table:table-cell>
              <table:table-cell office:value-type="float" office:value="96060.7704829083">
                <text:p>96060.7704829083</text:p>
              </table:table-cell>
              <table:table-cell office:value-type="float" office:value="10697.9273672125">
                <text:p>10697.9273672125</text:p>
              </table:table-cell>
              <table:table-cell office:value-type="float" office:value="512.700219223941">
                <text:p>512.70021922394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29947">
                <text:p>129947</text:p>
              </table:table-cell>
              <table:table-cell office:value-type="float" office:value="54106.7031463748">
                <text:p>54106.7031463748</text:p>
              </table:table-cell>
              <table:table-cell office:value-type="float" office:value="4000.85981261143">
                <text:p>4000.85981261143</text:p>
              </table:table-cell>
              <table:table-cell office:value-type="float" office:value="798.76808118547">
                <text:p>798.7680811854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33628">
                <text:p>133628</text:p>
              </table:table-cell>
              <table:table-cell office:value-type="float" office:value="50495.1741502308">
                <text:p>50495.1741502308</text:p>
              </table:table-cell>
              <table:table-cell office:value-type="float" office:value="4156.23740717288">
                <text:p>4156.23740717288</text:p>
              </table:table-cell>
              <table:table-cell office:value-type="float" office:value="157.510033361637">
                <text:p>157.51003336163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1226">
                <text:p>31226</text:p>
              </table:table-cell>
              <table:table-cell office:value-type="float" office:value="279954.732510288">
                <text:p>279954.732510288</text:p>
              </table:table-cell>
              <table:table-cell office:value-type="float" office:value="27542.1052631579">
                <text:p>27542.1052631579</text:p>
              </table:table-cell>
              <table:table-cell office:value-type="float" office:value="4380.77145984931">
                <text:p>4380.7714598493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5456">
                <text:p>85456</text:p>
              </table:table-cell>
              <table:table-cell office:value-type="float" office:value="81051.2058143376">
                <text:p>81051.2058143376</text:p>
              </table:table-cell>
              <table:table-cell office:value-type="float" office:value="7477.43134924263">
                <text:p>7477.43134924263</text:p>
              </table:table-cell>
              <table:table-cell office:value-type="float" office:value="535.105225161562">
                <text:p>535.10522516156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3714">
                <text:p>23714</text:p>
              </table:table-cell>
              <table:table-cell office:value-type="float" office:value="319877.906976744">
                <text:p>319877.906976744</text:p>
              </table:table-cell>
              <table:table-cell office:value-type="float" office:value="33304.4794188862">
                <text:p>33304.4794188862</text:p>
              </table:table-cell>
              <table:table-cell office:value-type="float" office:value="4993.55599927392">
                <text:p>4993.5559992739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99966">
                <text:p>99966</text:p>
              </table:table-cell>
              <table:table-cell office:value-type="float" office:value="69513.6393878909">
                <text:p>69513.6393878909</text:p>
              </table:table-cell>
              <table:table-cell office:value-type="float" office:value="7628.4316588785">
                <text:p>7628.4316588785</text:p>
              </table:table-cell>
              <table:table-cell office:value-type="float" office:value="781.300360068649">
                <text:p>781.30036006864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9874">
                <text:p>29874</text:p>
              </table:table-cell>
              <table:table-cell office:value-type="float" office:value="251574.074074074">
                <text:p>251574.074074074</text:p>
              </table:table-cell>
              <table:table-cell office:value-type="float" office:value="29152.3605150215">
                <text:p>29152.3605150215</text:p>
              </table:table-cell>
              <table:table-cell office:value-type="float" office:value="4191.86620587509">
                <text:p>4191.8662058750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1402">
                <text:p>41402</text:p>
              </table:table-cell>
              <table:table-cell office:value-type="float" office:value="193778.378378378">
                <text:p>193778.378378378</text:p>
              </table:table-cell>
              <table:table-cell office:value-type="float" office:value="16522.8145644492">
                <text:p>16522.8145644492</text:p>
              </table:table-cell>
              <table:table-cell office:value-type="float" office:value="1948.91542685247">
                <text:p>1948.9154268524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91242">
                <text:p>91242</text:p>
              </table:table-cell>
              <table:table-cell office:value-type="float" office:value="88843.112244898">
                <text:p>88843.112244898</text:p>
              </table:table-cell>
              <table:table-cell office:value-type="float" office:value="8503.25547326443">
                <text:p>8503.25547326443</text:p>
              </table:table-cell>
              <table:table-cell office:value-type="float" office:value="1214.09439257224">
                <text:p>1214.0943925722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84956">
                <text:p>84956</text:p>
              </table:table-cell>
              <table:table-cell office:value-type="float" office:value="92614.6158650843">
                <text:p>92614.6158650843</text:p>
              </table:table-cell>
              <table:table-cell office:value-type="float" office:value="12405.9571619813">
                <text:p>12405.9571619813</text:p>
              </table:table-cell>
              <table:table-cell office:value-type="float" office:value="560.956693792159">
                <text:p>560.95669379215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51906">
                <text:p>151906</text:p>
              </table:table-cell>
              <table:table-cell office:value-type="float" office:value="44602.6976642176">
                <text:p>44602.6976642176</text:p>
              </table:table-cell>
              <table:table-cell office:value-type="float" office:value="3956.15212527964">
                <text:p>3956.15212527964</text:p>
              </table:table-cell>
              <table:table-cell office:value-type="float" office:value="462.422987674617">
                <text:p>462.42298767461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4894">
                <text:p>14894</text:p>
              </table:table-cell>
              <table:table-cell office:value-type="float" office:value="407347.826086957">
                <text:p>407347.826086957</text:p>
              </table:table-cell>
              <table:table-cell office:value-type="float" office:value="60186.295503212">
                <text:p>60186.295503212</text:p>
              </table:table-cell>
              <table:table-cell office:value-type="float" office:value="6115.53524804178">
                <text:p>6115.5352480417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4732">
                <text:p>44732</text:p>
              </table:table-cell>
              <table:table-cell office:value-type="float" office:value="214472.972972973">
                <text:p>214472.972972973</text:p>
              </table:table-cell>
              <table:table-cell office:value-type="float" office:value="15174.8535914904">
                <text:p>15174.8535914904</text:p>
              </table:table-cell>
              <table:table-cell office:value-type="float" office:value="1197.06597778742">
                <text:p>1197.0659777874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51518">
                <text:p>151518</text:p>
              </table:table-cell>
              <table:table-cell office:value-type="float" office:value="45435.2752661097">
                <text:p>45435.2752661097</text:p>
              </table:table-cell>
              <table:table-cell office:value-type="float" office:value="3699.12592951525">
                <text:p>3699.12592951525</text:p>
              </table:table-cell>
              <table:table-cell office:value-type="float" office:value="267.149773409119">
                <text:p>267.14977340911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13172">
                <text:p>113172</text:p>
              </table:table-cell>
              <table:table-cell office:value-type="float" office:value="61492.0634920635">
                <text:p>61492.0634920635</text:p>
              </table:table-cell>
              <table:table-cell office:value-type="float" office:value="5564.55865570029">
                <text:p>5564.55865570029</text:p>
              </table:table-cell>
              <table:table-cell office:value-type="float" office:value="186.157926368083">
                <text:p>186.15792636808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41378">
                <text:p>141378</text:p>
              </table:table-cell>
              <table:table-cell office:value-type="float" office:value="50596.5990282938">
                <text:p>50596.5990282938</text:p>
              </table:table-cell>
              <table:table-cell office:value-type="float" office:value="3910.87523195193">
                <text:p>3910.87523195193</text:p>
              </table:table-cell>
              <table:table-cell office:value-type="float" office:value="645.02289892774">
                <text:p>645.0228989277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83578">
                <text:p>83578</text:p>
              </table:table-cell>
              <table:table-cell office:value-type="float" office:value="84203.056768559">
                <text:p>84203.056768559</text:p>
              </table:table-cell>
              <table:table-cell office:value-type="float" office:value="6861.89614780107">
                <text:p>6861.89614780107</text:p>
              </table:table-cell>
              <table:table-cell office:value-type="float" office:value="1102.15104980376">
                <text:p>1102.1510498037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2016">
                <text:p>32016</text:p>
              </table:table-cell>
              <table:table-cell office:value-type="float" office:value="285331.25">
                <text:p>285331.25</text:p>
              </table:table-cell>
              <table:table-cell office:value-type="float" office:value="21057.6568265683">
                <text:p>21057.6568265683</text:p>
              </table:table-cell>
              <table:table-cell office:value-type="float" office:value="3036.95326791951">
                <text:p>3036.9532679195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25008">
                <text:p>125008</text:p>
              </table:table-cell>
              <table:table-cell office:value-type="float" office:value="55254.1445104786">
                <text:p>55254.1445104786</text:p>
              </table:table-cell>
              <table:table-cell office:value-type="float" office:value="3890.22859408034">
                <text:p>3890.22859408034</text:p>
              </table:table-cell>
              <table:table-cell office:value-type="float" office:value="603.880753656581">
                <text:p>603.88075365658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0424">
                <text:p>50424</text:p>
              </table:table-cell>
              <table:table-cell office:value-type="float" office:value="164021.466905188">
                <text:p>164021.466905188</text:p>
              </table:table-cell>
              <table:table-cell office:value-type="float" office:value="21882.5775656325">
                <text:p>21882.5775656325</text:p>
              </table:table-cell>
              <table:table-cell office:value-type="float" office:value="1803.35542749248">
                <text:p>1803.3554274924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4148">
                <text:p>64148</text:p>
              </table:table-cell>
              <table:table-cell office:value-type="float" office:value="113174.050632911">
                <text:p>113174.050632911</text:p>
              </table:table-cell>
              <table:table-cell office:value-type="float" office:value="9834.18577792443">
                <text:p>9834.18577792443</text:p>
              </table:table-cell>
              <table:table-cell office:value-type="float" office:value="408.658350968768">
                <text:p>408.65835096876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5610">
                <text:p>25610</text:p>
              </table:table-cell>
              <table:table-cell office:value-type="float" office:value="317255.102040816">
                <text:p>317255.102040816</text:p>
              </table:table-cell>
              <table:table-cell office:value-type="float" office:value="33005.3078556263">
                <text:p>33005.3078556263</text:p>
              </table:table-cell>
              <table:table-cell office:value-type="float" office:value="3129.44136889784">
                <text:p>3129.4413688978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1190">
                <text:p>101190</text:p>
              </table:table-cell>
              <table:table-cell office:value-type="float" office:value="69464.5">
                <text:p>69464.5</text:p>
              </table:table-cell>
              <table:table-cell office:value-type="float" office:value="6088.97070102776">
                <text:p>6088.97070102776</text:p>
              </table:table-cell>
              <table:table-cell office:value-type="float" office:value="799.994241704455">
                <text:p>799.99424170445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7692">
                <text:p>67692</text:p>
              </table:table-cell>
              <table:table-cell office:value-type="float" office:value="111210.236220472">
                <text:p>111210.236220472</text:p>
              </table:table-cell>
              <table:table-cell office:value-type="float" office:value="12794.3654316514">
                <text:p>12794.3654316514</text:p>
              </table:table-cell>
              <table:table-cell office:value-type="float" office:value="1229.22740841957">
                <text:p>1229.2274084195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3490">
                <text:p>33490</text:p>
              </table:table-cell>
              <table:table-cell office:value-type="float" office:value="272556.23100304">
                <text:p>272556.23100304</text:p>
              </table:table-cell>
              <table:table-cell office:value-type="float" office:value="20444.8244414045">
                <text:p>20444.8244414045</text:p>
              </table:table-cell>
              <table:table-cell office:value-type="float" office:value="2253.77635911227">
                <text:p>2253.7763591122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9726">
                <text:p>19726</text:p>
              </table:table-cell>
              <table:table-cell office:value-type="float" office:value="412125">
                <text:p>412125</text:p>
              </table:table-cell>
              <table:table-cell office:value-type="float" office:value="65072.3684210526">
                <text:p>65072.3684210526</text:p>
              </table:table-cell>
              <table:table-cell office:value-type="float" office:value="8868.20083682008">
                <text:p>8868.2008368200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7490">
                <text:p>57490</text:p>
              </table:table-cell>
              <table:table-cell office:value-type="float" office:value="126353.937341236">
                <text:p>126353.937341236</text:p>
              </table:table-cell>
              <table:table-cell office:value-type="float" office:value="13829.8424467099">
                <text:p>13829.8424467099</text:p>
              </table:table-cell>
              <table:table-cell office:value-type="float" office:value="1711.89298948021">
                <text:p>1711.8929894802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49623">
                <text:p>149623</text:p>
              </table:table-cell>
              <table:table-cell office:value-type="float" office:value="45119.3239666056">
                <text:p>45119.3239666056</text:p>
              </table:table-cell>
              <table:table-cell office:value-type="float" office:value="3758.28555921164">
                <text:p>3758.28555921164</text:p>
              </table:table-cell>
              <table:table-cell office:value-type="float" office:value="258.270372589289">
                <text:p>258.27037258928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5530">
                <text:p>25530</text:p>
              </table:table-cell>
              <table:table-cell office:value-type="float" office:value="252075.313807531">
                <text:p>252075.313807531</text:p>
              </table:table-cell>
              <table:table-cell office:value-type="float" office:value="32975.3694581281">
                <text:p>32975.3694581281</text:p>
              </table:table-cell>
              <table:table-cell office:value-type="float" office:value="2635.20251946461">
                <text:p>2635.2025194646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97684">
                <text:p>97684</text:p>
              </table:table-cell>
              <table:table-cell office:value-type="float" office:value="70969.0828786698">
                <text:p>70969.0828786698</text:p>
              </table:table-cell>
              <table:table-cell office:value-type="float" office:value="6503.19017236454">
                <text:p>6503.19017236454</text:p>
              </table:table-cell>
              <table:table-cell office:value-type="float" office:value="384.220461188332">
                <text:p>384.22046118833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0196">
                <text:p>50196</text:p>
              </table:table-cell>
              <table:table-cell office:value-type="float" office:value="168448.113207547">
                <text:p>168448.113207547</text:p>
              </table:table-cell>
              <table:table-cell office:value-type="float" office:value="16887.2950819672">
                <text:p>16887.2950819672</text:p>
              </table:table-cell>
              <table:table-cell office:value-type="float" office:value="2469.35576812262">
                <text:p>2469.3557681226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3962">
                <text:p>23962</text:p>
              </table:table-cell>
              <table:table-cell office:value-type="float" office:value="364814.814814815">
                <text:p>364814.814814815</text:p>
              </table:table-cell>
              <table:table-cell office:value-type="float" office:value="39943.2278994323">
                <text:p>39943.2278994323</text:p>
              </table:table-cell>
              <table:table-cell office:value-type="float" office:value="4658.97266105383">
                <text:p>4658.9726610538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70422">
                <text:p>170422</text:p>
              </table:table-cell>
              <table:table-cell office:value-type="float" office:value="39972.0070422535">
                <text:p>39972.0070422535</text:p>
              </table:table-cell>
              <table:table-cell office:value-type="float" office:value="2551.15146271441">
                <text:p>2551.15146271441</text:p>
              </table:table-cell>
              <table:table-cell office:value-type="float" office:value="431.854040672544">
                <text:p>431.85404067254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60788">
                <text:p>160788</text:p>
              </table:table-cell>
              <table:table-cell office:value-type="float" office:value="43753.7804076266">
                <text:p>43753.7804076266</text:p>
              </table:table-cell>
              <table:table-cell office:value-type="float" office:value="3799.28257435917">
                <text:p>3799.28257435917</text:p>
              </table:table-cell>
              <table:table-cell office:value-type="float" office:value="656.671523627525">
                <text:p>656.67152362752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2330">
                <text:p>72330</text:p>
              </table:table-cell>
              <table:table-cell office:value-type="float" office:value="97870.5469141997">
                <text:p>97870.5469141997</text:p>
              </table:table-cell>
              <table:table-cell office:value-type="float" office:value="9897.30058859347">
                <text:p>9897.30058859347</text:p>
              </table:table-cell>
              <table:table-cell office:value-type="float" office:value="1373.00531446873">
                <text:p>1373.0053144687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15226">
                <text:p>315226</text:p>
              </table:table-cell>
              <table:table-cell office:value-type="float" office:value="21019.8125918667">
                <text:p>21019.8125918667</text:p>
              </table:table-cell>
              <table:table-cell office:value-type="float" office:value="2028.73651544259">
                <text:p>2028.73651544259</text:p>
              </table:table-cell>
              <table:table-cell office:value-type="float" office:value="306.446500448225">
                <text:p>306.44650044822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122">
                <text:p>3122</text:p>
              </table:table-cell>
              <table:table-cell office:value-type="float" office:value="761571.428571429">
                <text:p>761571.428571429</text:p>
              </table:table-cell>
              <table:table-cell office:value-type="float" office:value="34173.0769230769">
                <text:p>34173.0769230769</text:p>
              </table:table-cell>
              <table:table-cell office:value-type="float" office:value="6493.30085261876">
                <text:p>6493.3008526187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3114">
                <text:p>63114</text:p>
              </table:table-cell>
              <table:table-cell office:value-type="float" office:value="136590.559824369">
                <text:p>136590.559824369</text:p>
              </table:table-cell>
              <table:table-cell office:value-type="float" office:value="15075.5997092319">
                <text:p>15075.5997092319</text:p>
              </table:table-cell>
              <table:table-cell office:value-type="float" office:value="1717.01784161941">
                <text:p>1717.0178416194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3426">
                <text:p>23426</text:p>
              </table:table-cell>
              <table:table-cell office:value-type="float" office:value="370330.578512397">
                <text:p>370330.578512397</text:p>
              </table:table-cell>
              <table:table-cell office:value-type="float" office:value="41878.5046728972">
                <text:p>41878.5046728972</text:p>
              </table:table-cell>
              <table:table-cell office:value-type="float" office:value="6027.71051923594">
                <text:p>6027.7105192359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43352">
                <text:p>43352</text:p>
              </table:table-cell>
              <table:table-cell office:value-type="float" office:value="173155.515370705">
                <text:p>173155.515370705</text:p>
              </table:table-cell>
              <table:table-cell office:value-type="float" office:value="20421.1985497974">
                <text:p>20421.1985497974</text:p>
              </table:table-cell>
              <table:table-cell office:value-type="float" office:value="2668.75696767001">
                <text:p>2668.7569676700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85240">
                <text:p>85240</text:p>
              </table:table-cell>
              <table:table-cell office:value-type="float" office:value="82268.5714285714">
                <text:p>82268.5714285714</text:p>
              </table:table-cell>
              <table:table-cell office:value-type="float" office:value="6444.15481832544">
                <text:p>6444.15481832544</text:p>
              </table:table-cell>
              <table:table-cell office:value-type="float" office:value="1041.60034727246">
                <text:p>1041.6003472724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2532">
                <text:p>62532</text:p>
              </table:table-cell>
              <table:table-cell office:value-type="float" office:value="136346.923076923">
                <text:p>136346.923076923</text:p>
              </table:table-cell>
              <table:table-cell office:value-type="float" office:value="9390.78145695364">
                <text:p>9390.78145695364</text:p>
              </table:table-cell>
              <table:table-cell office:value-type="float" office:value="1104.47770494255">
                <text:p>1104.4777049425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92726">
                <text:p>92726</text:p>
              </table:table-cell>
              <table:table-cell office:value-type="float" office:value="76596.1129668995">
                <text:p>76596.1129668995</text:p>
              </table:table-cell>
              <table:table-cell office:value-type="float" office:value="6796.66406186845">
                <text:p>6796.66406186845</text:p>
              </table:table-cell>
              <table:table-cell office:value-type="float" office:value="917.777664575662">
                <text:p>917.77766457566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2017">
                <text:p>82017</text:p>
              </table:table-cell>
              <table:table-cell office:value-type="float" office:value="100024.963994239">
                <text:p>100024.963994239</text:p>
              </table:table-cell>
              <table:table-cell office:value-type="float" office:value="8998.92022632056">
                <text:p>8998.92022632056</text:p>
              </table:table-cell>
              <table:table-cell office:value-type="float" office:value="1031.57832196223">
                <text:p>1031.5783219622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2480">
                <text:p>112480</text:p>
              </table:table-cell>
              <table:table-cell office:value-type="float" office:value="63130.0794551646">
                <text:p>63130.0794551646</text:p>
              </table:table-cell>
              <table:table-cell office:value-type="float" office:value="5459.87866412738">
                <text:p>5459.87866412738</text:p>
              </table:table-cell>
              <table:table-cell office:value-type="float" office:value="844.256621370542">
                <text:p>844.25662137054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92004">
                <text:p>92004</text:p>
              </table:table-cell>
              <table:table-cell office:value-type="float" office:value="80940.9216226861">
                <text:p>80940.9216226861</text:p>
              </table:table-cell>
              <table:table-cell office:value-type="float" office:value="8478.09405940594">
                <text:p>8478.09405940594</text:p>
              </table:table-cell>
              <table:table-cell office:value-type="float" office:value="546.286081878185">
                <text:p>546.28608187818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6930">
                <text:p>26930</text:p>
              </table:table-cell>
              <table:table-cell office:value-type="float" office:value="289871.428571429">
                <text:p>289871.428571429</text:p>
              </table:table-cell>
              <table:table-cell office:value-type="float" office:value="36019.5266272189">
                <text:p>36019.5266272189</text:p>
              </table:table-cell>
              <table:table-cell office:value-type="float" office:value="5207.27117194183">
                <text:p>5207.2711719418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8341">
                <text:p>108341</text:p>
              </table:table-cell>
              <table:table-cell office:value-type="float" office:value="72088.385124809">
                <text:p>72088.385124809</text:p>
              </table:table-cell>
              <table:table-cell office:value-type="float" office:value="6068.68084741401">
                <text:p>6068.68084741401</text:p>
              </table:table-cell>
              <table:table-cell office:value-type="float" office:value="685.236209033858">
                <text:p>685.23620903385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0036">
                <text:p>60036</text:p>
              </table:table-cell>
              <table:table-cell office:value-type="float" office:value="147623.215984776">
                <text:p>147623.215984776</text:p>
              </table:table-cell>
              <table:table-cell office:value-type="float" office:value="12132.6243353144">
                <text:p>12132.6243353144</text:p>
              </table:table-cell>
              <table:table-cell office:value-type="float" office:value="1276.37240142485">
                <text:p>1276.3724014248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72287">
                <text:p>72287</text:p>
              </table:table-cell>
              <table:table-cell office:value-type="float" office:value="100992.303463441">
                <text:p>100992.303463441</text:p>
              </table:table-cell>
              <table:table-cell office:value-type="float" office:value="8815.86524618485">
                <text:p>8815.86524618485</text:p>
              </table:table-cell>
              <table:table-cell office:value-type="float" office:value="1011.11257884482">
                <text:p>1011.1125788448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77656">
                <text:p>77656</text:p>
              </table:table-cell>
              <table:table-cell office:value-type="float" office:value="108190.785587714">
                <text:p>108190.785587714</text:p>
              </table:table-cell>
              <table:table-cell office:value-type="float" office:value="9166.14122003703">
                <text:p>9166.14122003703</text:p>
              </table:table-cell>
              <table:table-cell office:value-type="float" office:value="1464.45732560464">
                <text:p>1464.4573256046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2791">
                <text:p>52791</text:p>
              </table:table-cell>
              <table:table-cell office:value-type="float" office:value="158946.015424165">
                <text:p>158946.015424165</text:p>
              </table:table-cell>
              <table:table-cell office:value-type="float" office:value="13753.7537537538">
                <text:p>13753.7537537538</text:p>
              </table:table-cell>
              <table:table-cell office:value-type="float" office:value="1045.51180702926">
                <text:p>1045.5118070292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78742">
                <text:p>78742</text:p>
              </table:table-cell>
              <table:table-cell office:value-type="float" office:value="95536.4511691884">
                <text:p>95536.4511691884</text:p>
              </table:table-cell>
              <table:table-cell office:value-type="float" office:value="7506.48461704734">
                <text:p>7506.48461704734</text:p>
              </table:table-cell>
              <table:table-cell office:value-type="float" office:value="732.063367143665">
                <text:p>732.06336714366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8216">
                <text:p>28216</text:p>
              </table:table-cell>
              <table:table-cell office:value-type="float" office:value="224707.96460177">
                <text:p>224707.96460177</text:p>
              </table:table-cell>
              <table:table-cell office:value-type="float" office:value="27600">
                <text:p>27600</text:p>
              </table:table-cell>
              <table:table-cell office:value-type="float" office:value="1914.4027543917">
                <text:p>1914.402754391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0476">
                <text:p>30476</text:p>
              </table:table-cell>
              <table:table-cell office:value-type="float" office:value="279973.282442748">
                <text:p>279973.282442748</text:p>
              </table:table-cell>
              <table:table-cell office:value-type="float" office:value="27228.285077951">
                <text:p>27228.285077951</text:p>
              </table:table-cell>
              <table:table-cell office:value-type="float" office:value="3499.16519582121">
                <text:p>3499.1651958212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5786">
                <text:p>25786</text:p>
              </table:table-cell>
              <table:table-cell office:value-type="float" office:value="340570.731707317">
                <text:p>340570.731707317</text:p>
              </table:table-cell>
              <table:table-cell office:value-type="float" office:value="28861.9264158743">
                <text:p>28861.9264158743</text:p>
              </table:table-cell>
              <table:table-cell office:value-type="float" office:value="3789.45940078159">
                <text:p>3789.4594007815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6854">
                <text:p>56854</text:p>
              </table:table-cell>
              <table:table-cell office:value-type="float" office:value="137957.249070632">
                <text:p>137957.249070632</text:p>
              </table:table-cell>
              <table:table-cell office:value-type="float" office:value="12519.3556548874">
                <text:p>12519.3556548874</text:p>
              </table:table-cell>
              <table:table-cell office:value-type="float" office:value="825.356404154527">
                <text:p>825.35640415452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35754">
                <text:p>135754</text:p>
              </table:table-cell>
              <table:table-cell office:value-type="float" office:value="51553.2831001076">
                <text:p>51553.2831001076</text:p>
              </table:table-cell>
              <table:table-cell office:value-type="float" office:value="4350.69550899904">
                <text:p>4350.69550899904</text:p>
              </table:table-cell>
              <table:table-cell office:value-type="float" office:value="444.259438124469">
                <text:p>444.25943812446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51936">
                <text:p>151936</text:p>
              </table:table-cell>
              <table:table-cell office:value-type="float" office:value="45474.0532959327">
                <text:p>45474.0532959327</text:p>
              </table:table-cell>
              <table:table-cell office:value-type="float" office:value="3940.01626487441">
                <text:p>3940.01626487441</text:p>
              </table:table-cell>
              <table:table-cell office:value-type="float" office:value="577.597653975019">
                <text:p>577.59765397501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46860">
                <text:p>146860</text:p>
              </table:table-cell>
              <table:table-cell office:value-type="float" office:value="46855.6593977155">
                <text:p>46855.6593977155</text:p>
              </table:table-cell>
              <table:table-cell office:value-type="float" office:value="3981.15778638302">
                <text:p>3981.15778638302</text:p>
              </table:table-cell>
              <table:table-cell office:value-type="float" office:value="195.352690069338">
                <text:p>195.35269006933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7064">
                <text:p>37064</text:p>
              </table:table-cell>
              <table:table-cell office:value-type="float" office:value="192824.634655532">
                <text:p>192824.634655532</text:p>
              </table:table-cell>
              <table:table-cell office:value-type="float" office:value="19727.253310551">
                <text:p>19727.253310551</text:p>
              </table:table-cell>
              <table:table-cell office:value-type="float" office:value="2928.62578476758">
                <text:p>2928.6257847675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45128">
                <text:p>145128</text:p>
              </table:table-cell>
              <table:table-cell office:value-type="float" office:value="46833.6414048059">
                <text:p>46833.6414048059</text:p>
              </table:table-cell>
              <table:table-cell office:value-type="float" office:value="5505.7494160042">
                <text:p>5505.7494160042</text:p>
              </table:table-cell>
              <table:table-cell office:value-type="float" office:value="436.827881677004">
                <text:p>436.82788167700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86248">
                <text:p>86248</text:p>
              </table:table-cell>
              <table:table-cell office:value-type="float" office:value="85442.7369191365">
                <text:p>85442.7369191365</text:p>
              </table:table-cell>
              <table:table-cell office:value-type="float" office:value="7137.63907568162">
                <text:p>7137.63907568162</text:p>
              </table:table-cell>
              <table:table-cell office:value-type="float" office:value="974.014056601806">
                <text:p>974.01405660180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6974">
                <text:p>46974</text:p>
              </table:table-cell>
              <table:table-cell office:value-type="float" office:value="164236.877523553">
                <text:p>164236.877523553</text:p>
              </table:table-cell>
              <table:table-cell office:value-type="float" office:value="15337.8582202112">
                <text:p>15337.8582202112</text:p>
              </table:table-cell>
              <table:table-cell office:value-type="float" office:value="806.860709610019">
                <text:p>806.86070961001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49987">
                <text:p>149987</text:p>
              </table:table-cell>
              <table:table-cell office:value-type="float" office:value="45279.3584113042">
                <text:p>45279.3584113042</text:p>
              </table:table-cell>
              <table:table-cell office:value-type="float" office:value="5920.35552892418">
                <text:p>5920.35552892418</text:p>
              </table:table-cell>
              <table:table-cell office:value-type="float" office:value="651.141078553325">
                <text:p>651.14107855332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36885">
                <text:p>136885</text:p>
              </table:table-cell>
              <table:table-cell office:value-type="float" office:value="50396.4520897729">
                <text:p>50396.4520897729</text:p>
              </table:table-cell>
              <table:table-cell office:value-type="float" office:value="4233.1267567476">
                <text:p>4233.1267567476</text:p>
              </table:table-cell>
              <table:table-cell office:value-type="float" office:value="477.099843638478">
                <text:p>477.09984363847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8860">
                <text:p>28860</text:p>
              </table:table-cell>
              <table:table-cell office:value-type="float" office:value="323187.250996016">
                <text:p>323187.250996016</text:p>
              </table:table-cell>
              <table:table-cell office:value-type="float" office:value="25413.5338345865">
                <text:p>25413.5338345865</text:p>
              </table:table-cell>
              <table:table-cell office:value-type="float" office:value="2536.03026229406">
                <text:p>2536.0302622940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6186">
                <text:p>36186</text:p>
              </table:table-cell>
              <table:table-cell office:value-type="float" office:value="240516.666666667">
                <text:p>240516.666666667</text:p>
              </table:table-cell>
              <table:table-cell office:value-type="float" office:value="23414.2779881017">
                <text:p>23414.2779881017</text:p>
              </table:table-cell>
              <table:table-cell office:value-type="float" office:value="3063.14784023773">
                <text:p>3063.1478402377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9460">
                <text:p>49460</text:p>
              </table:table-cell>
              <table:table-cell office:value-type="float" office:value="174141.955835962">
                <text:p>174141.955835962</text:p>
              </table:table-cell>
              <table:table-cell office:value-type="float" office:value="15476.0302775442">
                <text:p>15476.0302775442</text:p>
              </table:table-cell>
              <table:table-cell office:value-type="float" office:value="2035.54637806744">
                <text:p>2035.5463780674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1578">
                <text:p>51578</text:p>
              </table:table-cell>
              <table:table-cell office:value-type="float" office:value="141295.87628866">
                <text:p>141295.87628866</text:p>
              </table:table-cell>
              <table:table-cell office:value-type="float" office:value="11919.0364379511">
                <text:p>11919.0364379511</text:p>
              </table:table-cell>
              <table:table-cell office:value-type="float" office:value="1483.2527082454">
                <text:p>1483.252708245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2164">
                <text:p>112164</text:p>
              </table:table-cell>
              <table:table-cell office:value-type="float" office:value="62145.4802259887">
                <text:p>62145.4802259887</text:p>
              </table:table-cell>
              <table:table-cell office:value-type="float" office:value="7220.05251066623">
                <text:p>7220.05251066623</text:p>
              </table:table-cell>
              <table:table-cell office:value-type="float" office:value="934.744830106266">
                <text:p>934.74483010626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8782">
                <text:p>28782</text:p>
              </table:table-cell>
              <table:table-cell office:value-type="float" office:value="318440.170940171">
                <text:p>318440.170940171</text:p>
              </table:table-cell>
              <table:table-cell office:value-type="float" office:value="26090.6862745098">
                <text:p>26090.6862745098</text:p>
              </table:table-cell>
              <table:table-cell office:value-type="float" office:value="1475.42768889593">
                <text:p>1475.4276888959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0690">
                <text:p>30690</text:p>
              </table:table-cell>
              <table:table-cell office:value-type="float" office:value="245875.776397516">
                <text:p>245875.776397516</text:p>
              </table:table-cell>
              <table:table-cell office:value-type="float" office:value="56470.7560627675">
                <text:p>56470.7560627675</text:p>
              </table:table-cell>
              <table:table-cell office:value-type="float" office:value="6234.0157480315">
                <text:p>6234.015748031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31327">
                <text:p>131327</text:p>
              </table:table-cell>
              <table:table-cell office:value-type="float" office:value="52231.7181926278">
                <text:p>52231.7181926278</text:p>
              </table:table-cell>
              <table:table-cell office:value-type="float" office:value="4732.6707338424">
                <text:p>4732.6707338424</text:p>
              </table:table-cell>
              <table:table-cell office:value-type="float" office:value="678.80308596904">
                <text:p>678.8030859690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1032">
                <text:p>101032</text:p>
              </table:table-cell>
              <table:table-cell office:value-type="float" office:value="72705.185659411">
                <text:p>72705.185659411</text:p>
              </table:table-cell>
              <table:table-cell office:value-type="float" office:value="6412.8691625727">
                <text:p>6412.8691625727</text:p>
              </table:table-cell>
              <table:table-cell office:value-type="float" office:value="1064.43373855339">
                <text:p>1064.4337385533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39184">
                <text:p>139184</text:p>
              </table:table-cell>
              <table:table-cell office:value-type="float" office:value="49161.398529222">
                <text:p>49161.398529222</text:p>
              </table:table-cell>
              <table:table-cell office:value-type="float" office:value="4018.37029538001">
                <text:p>4018.37029538001</text:p>
              </table:table-cell>
              <table:table-cell office:value-type="float" office:value="706.659718448817">
                <text:p>706.65971844881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97616">
                <text:p>97616</text:p>
              </table:table-cell>
              <table:table-cell office:value-type="float" office:value="73121.4013180715">
                <text:p>73121.4013180715</text:p>
              </table:table-cell>
              <table:table-cell office:value-type="float" office:value="8212.5910631501">
                <text:p>8212.5910631501</text:p>
              </table:table-cell>
              <table:table-cell office:value-type="float" office:value="1128.81185308938">
                <text:p>1128.8118530893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30200">
                <text:p>130200</text:p>
              </table:table-cell>
              <table:table-cell office:value-type="float" office:value="54407.7550012349">
                <text:p>54407.7550012349</text:p>
              </table:table-cell>
              <table:table-cell office:value-type="float" office:value="7691.66579379212">
                <text:p>7691.66579379212</text:p>
              </table:table-cell>
              <table:table-cell office:value-type="float" office:value="408.318088385481">
                <text:p>408.31808838548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0266">
                <text:p>30266</text:p>
              </table:table-cell>
              <table:table-cell office:value-type="float" office:value="316674.418604651">
                <text:p>316674.418604651</text:p>
              </table:table-cell>
              <table:table-cell office:value-type="float" office:value="34343.001261034">
                <text:p>34343.001261034</text:p>
              </table:table-cell>
              <table:table-cell office:value-type="float" office:value="4656.97674418605">
                <text:p>4656.9767441860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8101">
                <text:p>58101</text:p>
              </table:table-cell>
              <table:table-cell office:value-type="float" office:value="127837.262357414">
                <text:p>127837.262357414</text:p>
              </table:table-cell>
              <table:table-cell office:value-type="float" office:value="9523.8796668744">
                <text:p>9523.8796668744</text:p>
              </table:table-cell>
              <table:table-cell office:value-type="float" office:value="1461.53712397844">
                <text:p>1461.5371239784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83355">
                <text:p>83355</text:p>
              </table:table-cell>
              <table:table-cell office:value-type="float" office:value="84995.9035047792">
                <text:p>84995.9035047792</text:p>
              </table:table-cell>
              <table:table-cell office:value-type="float" office:value="9694.02481441105">
                <text:p>9694.02481441105</text:p>
              </table:table-cell>
              <table:table-cell office:value-type="float" office:value="1095.70778935015">
                <text:p>1095.7077893501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64160">
                <text:p>164160</text:p>
              </table:table-cell>
              <table:table-cell office:value-type="float" office:value="49779.215315031">
                <text:p>49779.215315031</text:p>
              </table:table-cell>
              <table:table-cell office:value-type="float" office:value="3260.00041331138">
                <text:p>3260.00041331138</text:p>
              </table:table-cell>
              <table:table-cell office:value-type="float" office:value="556.025387366472">
                <text:p>556.02538736647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9646">
                <text:p>19646</text:p>
              </table:table-cell>
              <table:table-cell office:value-type="float" office:value="404468.468468468">
                <text:p>404468.468468468</text:p>
              </table:table-cell>
              <table:table-cell office:value-type="float" office:value="54618.0048661801">
                <text:p>54618.0048661801</text:p>
              </table:table-cell>
              <table:table-cell office:value-type="float" office:value="6800.36352620418">
                <text:p>6800.3635262041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2496">
                <text:p>62496</text:p>
              </table:table-cell>
              <table:table-cell office:value-type="float" office:value="152446.357615894">
                <text:p>152446.357615894</text:p>
              </table:table-cell>
              <table:table-cell office:value-type="float" office:value="14517.7850655903">
                <text:p>14517.7850655903</text:p>
              </table:table-cell>
              <table:table-cell office:value-type="float" office:value="1600.52564245189">
                <text:p>1600.5256424518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8360">
                <text:p>38360</text:p>
              </table:table-cell>
              <table:table-cell office:value-type="float" office:value="212703.349282297">
                <text:p>212703.349282297</text:p>
              </table:table-cell>
              <table:table-cell office:value-type="float" office:value="21460.2944726044">
                <text:p>21460.2944726044</text:p>
              </table:table-cell>
              <table:table-cell office:value-type="float" office:value="1842.77068479522">
                <text:p>1842.7706847952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6901">
                <text:p>36901</text:p>
              </table:table-cell>
              <table:table-cell office:value-type="float" office:value="154052.147239264">
                <text:p>154052.147239264</text:p>
              </table:table-cell>
              <table:table-cell office:value-type="float" office:value="19648.2785602504">
                <text:p>19648.2785602504</text:p>
              </table:table-cell>
              <table:table-cell office:value-type="float" office:value="1404.37074425693">
                <text:p>1404.3707442569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4518">
                <text:p>54518</text:p>
              </table:table-cell>
              <table:table-cell office:value-type="float" office:value="140733.082706767">
                <text:p>140733.082706767</text:p>
              </table:table-cell>
              <table:table-cell office:value-type="float" office:value="12111.9469384454">
                <text:p>12111.9469384454</text:p>
              </table:table-cell>
              <table:table-cell office:value-type="float" office:value="953.624332896027">
                <text:p>953.62433289602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79122">
                <text:p>79122</text:p>
              </table:table-cell>
              <table:table-cell office:value-type="float" office:value="107743.52194606">
                <text:p>107743.52194606</text:p>
              </table:table-cell>
              <table:table-cell office:value-type="float" office:value="7913.57880835858">
                <text:p>7913.57880835858</text:p>
              </table:table-cell>
              <table:table-cell office:value-type="float" office:value="1074.35022647817">
                <text:p>1074.3502264781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40778">
                <text:p>40778</text:p>
              </table:table-cell>
              <table:table-cell office:value-type="float" office:value="222518.617021277">
                <text:p>222518.617021277</text:p>
              </table:table-cell>
              <table:table-cell office:value-type="float" office:value="21816.6883963494">
                <text:p>21816.6883963494</text:p>
              </table:table-cell>
              <table:table-cell office:value-type="float" office:value="2985.97430406852">
                <text:p>2985.9743040685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96440">
                <text:p>96440</text:p>
              </table:table-cell>
              <table:table-cell office:value-type="float" office:value="72643.0845419172">
                <text:p>72643.0845419172</text:p>
              </table:table-cell>
              <table:table-cell office:value-type="float" office:value="8249.7890973366">
                <text:p>8249.7890973366</text:p>
              </table:table-cell>
              <table:table-cell office:value-type="float" office:value="1016.33665081337">
                <text:p>1016.3366508133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25359">
                <text:p>125359</text:p>
              </table:table-cell>
              <table:table-cell office:value-type="float" office:value="54291.9292851653">
                <text:p>54291.9292851653</text:p>
              </table:table-cell>
              <table:table-cell office:value-type="float" office:value="4754.62782213008">
                <text:p>4754.62782213008</text:p>
              </table:table-cell>
              <table:table-cell office:value-type="float" office:value="263.424687267609">
                <text:p>263.42468726760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34714">
                <text:p>134714</text:p>
              </table:table-cell>
              <table:table-cell office:value-type="float" office:value="52502.7875586855">
                <text:p>52502.7875586855</text:p>
              </table:table-cell>
              <table:table-cell office:value-type="float" office:value="4618.42937342712">
                <text:p>4618.42937342712</text:p>
              </table:table-cell>
              <table:table-cell office:value-type="float" office:value="649.82449641457">
                <text:p>649.8244964145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98963">
                <text:p>98963</text:p>
              </table:table-cell>
              <table:table-cell office:value-type="float" office:value="70734.1540073337">
                <text:p>70734.1540073337</text:p>
              </table:table-cell>
              <table:table-cell office:value-type="float" office:value="6262.18522469044">
                <text:p>6262.18522469044</text:p>
              </table:table-cell>
              <table:table-cell office:value-type="float" office:value="849.773132036525">
                <text:p>849.77313203652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05870">
                <text:p>205870</text:p>
              </table:table-cell>
              <table:table-cell office:value-type="float" office:value="33016.1844654127">
                <text:p>33016.1844654127</text:p>
              </table:table-cell>
              <table:table-cell office:value-type="float" office:value="2522.64545515312">
                <text:p>2522.64545515312</text:p>
              </table:table-cell>
              <table:table-cell office:value-type="float" office:value="433.904034215774">
                <text:p>433.90403421577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49138">
                <text:p>49138</text:p>
              </table:table-cell>
              <table:table-cell office:value-type="float" office:value="188696.832579186">
                <text:p>188696.832579186</text:p>
              </table:table-cell>
              <table:table-cell office:value-type="float" office:value="12877.6119402985">
                <text:p>12877.6119402985</text:p>
              </table:table-cell>
              <table:table-cell office:value-type="float" office:value="1817.60860090077">
                <text:p>1817.6086009007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43346">
                <text:p>43346</text:p>
              </table:table-cell>
              <table:table-cell office:value-type="float" office:value="180632.075471698">
                <text:p>180632.075471698</text:p>
              </table:table-cell>
              <table:table-cell office:value-type="float" office:value="15674.9897666803">
                <text:p>15674.9897666803</text:p>
              </table:table-cell>
              <table:table-cell office:value-type="float" office:value="2083.42249868519">
                <text:p>2083.4224986851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08340">
                <text:p>108340</text:p>
              </table:table-cell>
              <table:table-cell office:value-type="float" office:value="65175.3048780488">
                <text:p>65175.3048780488</text:p>
              </table:table-cell>
              <table:table-cell office:value-type="float" office:value="5302.8987561572">
                <text:p>5302.8987561572</text:p>
              </table:table-cell>
              <table:table-cell office:value-type="float" office:value="717.463795389111">
                <text:p>717.46379538911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49898">
                <text:p>149898</text:p>
              </table:table-cell>
              <table:table-cell office:value-type="float" office:value="45216.3833075734">
                <text:p>45216.3833075734</text:p>
              </table:table-cell>
              <table:table-cell office:value-type="float" office:value="3750.6753724851">
                <text:p>3750.6753724851</text:p>
              </table:table-cell>
              <table:table-cell office:value-type="float" office:value="576.907095096635">
                <text:p>576.90709509663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09844">
                <text:p>109844</text:p>
              </table:table-cell>
              <table:table-cell office:value-type="float" office:value="73607.6199901039">
                <text:p>73607.6199901039</text:p>
              </table:table-cell>
              <table:table-cell office:value-type="float" office:value="5139.96959436114">
                <text:p>5139.96959436114</text:p>
              </table:table-cell>
              <table:table-cell office:value-type="float" office:value="783.635219098741">
                <text:p>783.63521909874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2052">
                <text:p>52052</text:p>
              </table:table-cell>
              <table:table-cell office:value-type="float" office:value="160797.660818713">
                <text:p>160797.660818713</text:p>
              </table:table-cell>
              <table:table-cell office:value-type="float" office:value="13307.7146452425">
                <text:p>13307.7146452425</text:p>
              </table:table-cell>
              <table:table-cell office:value-type="float" office:value="1068.91725885957">
                <text:p>1068.9172588595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76296">
                <text:p>276296</text:p>
              </table:table-cell>
              <table:table-cell office:value-type="float" office:value="23574.0666666667">
                <text:p>23574.0666666667</text:p>
              </table:table-cell>
              <table:table-cell office:value-type="float" office:value="2175.21099382397">
                <text:p>2175.21099382397</text:p>
              </table:table-cell>
              <table:table-cell office:value-type="float" office:value="311.638718319882">
                <text:p>311.63871831988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8920">
                <text:p>48920</text:p>
              </table:table-cell>
              <table:table-cell office:value-type="float" office:value="170130.750605327">
                <text:p>170130.750605327</text:p>
              </table:table-cell>
              <table:table-cell office:value-type="float" office:value="14190.4473391901">
                <text:p>14190.4473391901</text:p>
              </table:table-cell>
              <table:table-cell office:value-type="float" office:value="1567.5705823954">
                <text:p>1567.570582395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3754">
                <text:p>33754</text:p>
              </table:table-cell>
              <table:table-cell office:value-type="float" office:value="306238.095238095">
                <text:p>306238.095238095</text:p>
              </table:table-cell>
              <table:table-cell office:value-type="float" office:value="25983.8383838384">
                <text:p>25983.8383838384</text:p>
              </table:table-cell>
              <table:table-cell office:value-type="float" office:value="2169.48352056135">
                <text:p>2169.4835205613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59176">
                <text:p>159176</text:p>
              </table:table-cell>
              <table:table-cell office:value-type="float" office:value="44185.2664172365">
                <text:p>44185.2664172365</text:p>
              </table:table-cell>
              <table:table-cell office:value-type="float" office:value="5144.50519738028">
                <text:p>5144.50519738028</text:p>
              </table:table-cell>
              <table:table-cell office:value-type="float" office:value="720.593340697491">
                <text:p>720.59334069749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9266">
                <text:p>29266</text:p>
              </table:table-cell>
              <table:table-cell office:value-type="float" office:value="310973.451327434">
                <text:p>310973.451327434</text:p>
              </table:table-cell>
              <table:table-cell office:value-type="float" office:value="27944.3339960239">
                <text:p>27944.3339960239</text:p>
              </table:table-cell>
              <table:table-cell office:value-type="float" office:value="2734.73676018522">
                <text:p>2734.7367601852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5722">
                <text:p>15722</text:p>
              </table:table-cell>
              <table:table-cell office:value-type="float" office:value="540208.333333333">
                <text:p>540208.333333333</text:p>
              </table:table-cell>
              <table:table-cell office:value-type="float" office:value="65479.797979798">
                <text:p>65479.797979798</text:p>
              </table:table-cell>
              <table:table-cell office:value-type="float" office:value="9334.05327573794">
                <text:p>9334.0532757379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0944">
                <text:p>90944</text:p>
              </table:table-cell>
              <table:table-cell office:value-type="float" office:value="85659.7796143251">
                <text:p>85659.7796143251</text:p>
              </table:table-cell>
              <table:table-cell office:value-type="float" office:value="8310.33407572383">
                <text:p>8310.33407572383</text:p>
              </table:table-cell>
              <table:table-cell office:value-type="float" office:value="1291.28195899835">
                <text:p>1291.2819589983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02134">
                <text:p>102134</text:p>
              </table:table-cell>
              <table:table-cell office:value-type="float" office:value="68013.5936727632">
                <text:p>68013.5936727632</text:p>
              </table:table-cell>
              <table:table-cell office:value-type="float" office:value="6027.97310026067">
                <text:p>6027.97310026067</text:p>
              </table:table-cell>
              <table:table-cell office:value-type="float" office:value="973.378986873428">
                <text:p>973.37898687342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99940">
                <text:p>99940</text:p>
              </table:table-cell>
              <table:table-cell office:value-type="float" office:value="82283.1898504758">
                <text:p>82283.1898504758</text:p>
              </table:table-cell>
              <table:table-cell office:value-type="float" office:value="9316.5914221219">
                <text:p>9316.5914221219</text:p>
              </table:table-cell>
              <table:table-cell office:value-type="float" office:value="1498.25505127592">
                <text:p>1498.2550512759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77366">
                <text:p>77366</text:p>
              </table:table-cell>
              <table:table-cell office:value-type="float" office:value="98936.1362426823">
                <text:p>98936.1362426823</text:p>
              </table:table-cell>
              <table:table-cell office:value-type="float" office:value="8649.37421486065">
                <text:p>8649.37421486065</text:p>
              </table:table-cell>
              <table:table-cell office:value-type="float" office:value="1364.66140576253">
                <text:p>1364.6614057625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4086">
                <text:p>44086</text:p>
              </table:table-cell>
              <table:table-cell office:value-type="float" office:value="187451.07398568">
                <text:p>187451.07398568</text:p>
              </table:table-cell>
              <table:table-cell office:value-type="float" office:value="18316.697761194">
                <text:p>18316.697761194</text:p>
              </table:table-cell>
              <table:table-cell office:value-type="float" office:value="2699.68720998178">
                <text:p>2699.6872099817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492">
                <text:p>3492</text:p>
              </table:table-cell>
              <table:table-cell office:value-type="float" office:value="745545.454545455">
                <text:p>745545.454545455</text:p>
              </table:table-cell>
              <table:table-cell office:value-type="float" office:value="49107.7844311377">
                <text:p>49107.7844311377</text:p>
              </table:table-cell>
              <table:table-cell office:value-type="float" office:value="7063.73815676141">
                <text:p>7063.7381567614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1732">
                <text:p>21732</text:p>
              </table:table-cell>
              <table:table-cell office:value-type="float" office:value="360870.229007634">
                <text:p>360870.229007634</text:p>
              </table:table-cell>
              <table:table-cell office:value-type="float" office:value="43650.9695290859">
                <text:p>43650.9695290859</text:p>
              </table:table-cell>
              <table:table-cell office:value-type="float" office:value="5745.50315994166">
                <text:p>5745.5031599416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95880">
                <text:p>295880</text:p>
              </table:table-cell>
              <table:table-cell office:value-type="float" office:value="22245.7949432183">
                <text:p>22245.7949432183</text:p>
              </table:table-cell>
              <table:table-cell office:value-type="float" office:value="1508.33191078245">
                <text:p>1508.33191078245</text:p>
              </table:table-cell>
              <table:table-cell office:value-type="float" office:value="270.322811201793">
                <text:p>270.32281120179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45553">
                <text:p>145553</text:p>
              </table:table-cell>
              <table:table-cell office:value-type="float" office:value="47982.198028542">
                <text:p>47982.198028542</text:p>
              </table:table-cell>
              <table:table-cell office:value-type="float" office:value="4761.51195725173">
                <text:p>4761.51195725173</text:p>
              </table:table-cell>
              <table:table-cell office:value-type="float" office:value="780.225406159315">
                <text:p>780.22540615931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8756">
                <text:p>48756</text:p>
              </table:table-cell>
              <table:table-cell office:value-type="float" office:value="191169.296987087">
                <text:p>191169.296987087</text:p>
              </table:table-cell>
              <table:table-cell office:value-type="float" office:value="11461.935483871">
                <text:p>11461.935483871</text:p>
              </table:table-cell>
              <table:table-cell office:value-type="float" office:value="1798.0810752456">
                <text:p>1798.081075245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3190">
                <text:p>43190</text:p>
              </table:table-cell>
              <table:table-cell office:value-type="float" office:value="217592.17877095">
                <text:p>217592.17877095</text:p>
              </table:table-cell>
              <table:table-cell office:value-type="float" office:value="16802.8472821398">
                <text:p>16802.8472821398</text:p>
              </table:table-cell>
              <table:table-cell office:value-type="float" office:value="1926.1023654496">
                <text:p>1926.102365449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8098">
                <text:p>18098</text:p>
              </table:table-cell>
              <table:table-cell office:value-type="float" office:value="383225.806451613">
                <text:p>383225.806451613</text:p>
              </table:table-cell>
              <table:table-cell office:value-type="float" office:value="54246.5753424658">
                <text:p>54246.5753424658</text:p>
              </table:table-cell>
              <table:table-cell office:value-type="float" office:value="5807.16118782842">
                <text:p>5807.1611878284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778">
                <text:p>118778</text:p>
              </table:table-cell>
              <table:table-cell office:value-type="float" office:value="57805.2788844622">
                <text:p>57805.2788844622</text:p>
              </table:table-cell>
              <table:table-cell office:value-type="float" office:value="4608.69277499107">
                <text:p>4608.69277499107</text:p>
              </table:table-cell>
              <table:table-cell office:value-type="float" office:value="737.774001771239">
                <text:p>737.77400177123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83880">
                <text:p>83880</text:p>
              </table:table-cell>
              <table:table-cell office:value-type="float" office:value="89334.5907204829">
                <text:p>89334.5907204829</text:p>
              </table:table-cell>
              <table:table-cell office:value-type="float" office:value="6309.47116025043">
                <text:p>6309.47116025043</text:p>
              </table:table-cell>
              <table:table-cell office:value-type="float" office:value="281.718053551482">
                <text:p>281.71805355148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61876">
                <text:p>161876</text:p>
              </table:table-cell>
              <table:table-cell office:value-type="float" office:value="42191.4681550882">
                <text:p>42191.4681550882</text:p>
              </table:table-cell>
              <table:table-cell office:value-type="float" office:value="3590.63380042751">
                <text:p>3590.63380042751</text:p>
              </table:table-cell>
              <table:table-cell office:value-type="float" office:value="529.707157998533">
                <text:p>529.70715799853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6958">
                <text:p>56958</text:p>
              </table:table-cell>
              <table:table-cell office:value-type="float" office:value="136341.085271318">
                <text:p>136341.085271318</text:p>
              </table:table-cell>
              <table:table-cell office:value-type="float" office:value="10909.9179819422">
                <text:p>10909.9179819422</text:p>
              </table:table-cell>
              <table:table-cell office:value-type="float" office:value="479.584076882758">
                <text:p>479.58407688275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6077">
                <text:p>46077</text:p>
              </table:table-cell>
              <table:table-cell office:value-type="float" office:value="200770.247933884">
                <text:p>200770.247933884</text:p>
              </table:table-cell>
              <table:table-cell office:value-type="float" office:value="15871.6843068078">
                <text:p>15871.6843068078</text:p>
              </table:table-cell>
              <table:table-cell office:value-type="float" office:value="2046.01883201105">
                <text:p>2046.0188320110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70760">
                <text:p>70760</text:p>
              </table:table-cell>
              <table:table-cell office:value-type="float" office:value="103745.273631841">
                <text:p>103745.273631841</text:p>
              </table:table-cell>
              <table:table-cell office:value-type="float" office:value="7665.62511487704">
                <text:p>7665.62511487704</text:p>
              </table:table-cell>
              <table:table-cell office:value-type="float" office:value="1176.8942066202">
                <text:p>1176.894206620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8612">
                <text:p>68612</text:p>
              </table:table-cell>
              <table:table-cell office:value-type="float" office:value="114123.614663257">
                <text:p>114123.614663257</text:p>
              </table:table-cell>
              <table:table-cell office:value-type="float" office:value="9494.78686431662">
                <text:p>9494.78686431662</text:p>
              </table:table-cell>
              <table:table-cell office:value-type="float" office:value="1890.21617881702">
                <text:p>1890.2161788170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25214">
                <text:p>225214</text:p>
              </table:table-cell>
              <table:table-cell office:value-type="float" office:value="29467.4692993017">
                <text:p>29467.4692993017</text:p>
              </table:table-cell>
              <table:table-cell office:value-type="float" office:value="2237.06059775158">
                <text:p>2237.06059775158</text:p>
              </table:table-cell>
              <table:table-cell office:value-type="float" office:value="363.643062937994">
                <text:p>363.64306293799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2695">
                <text:p>52695</text:p>
              </table:table-cell>
              <table:table-cell office:value-type="float" office:value="171004.790419162">
                <text:p>171004.790419162</text:p>
              </table:table-cell>
              <table:table-cell office:value-type="float" office:value="11382.1442805899">
                <text:p>11382.1442805899</text:p>
              </table:table-cell>
              <table:table-cell office:value-type="float" office:value="2051.33030686128">
                <text:p>2051.3303068612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5786">
                <text:p>25786</text:p>
              </table:table-cell>
              <table:table-cell office:value-type="float" office:value="305024.691358025">
                <text:p>305024.691358025</text:p>
              </table:table-cell>
              <table:table-cell office:value-type="float" office:value="37237.3775433308">
                <text:p>37237.3775433308</text:p>
              </table:table-cell>
              <table:table-cell office:value-type="float" office:value="4430.55680086076">
                <text:p>4430.5568008607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21518">
                <text:p>121518</text:p>
              </table:table-cell>
              <table:table-cell office:value-type="float" office:value="61309.3922651934">
                <text:p>61309.3922651934</text:p>
              </table:table-cell>
              <table:table-cell office:value-type="float" office:value="5118.05400935144">
                <text:p>5118.05400935144</text:p>
              </table:table-cell>
              <table:table-cell office:value-type="float" office:value="594.540718297369">
                <text:p>594.54071829736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92656">
                <text:p>92656</text:p>
              </table:table-cell>
              <table:table-cell office:value-type="float" office:value="75230.5125872005">
                <text:p>75230.5125872005</text:p>
              </table:table-cell>
              <table:table-cell office:value-type="float" office:value="6364.11453789706">
                <text:p>6364.11453789706</text:p>
              </table:table-cell>
              <table:table-cell office:value-type="float" office:value="277.371471001997">
                <text:p>277.37147100199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92306">
                <text:p>92306</text:p>
              </table:table-cell>
              <table:table-cell office:value-type="float" office:value="76922.1052631579">
                <text:p>76922.1052631579</text:p>
              </table:table-cell>
              <table:table-cell office:value-type="float" office:value="6847.08464956899">
                <text:p>6847.08464956899</text:p>
              </table:table-cell>
              <table:table-cell office:value-type="float" office:value="894.346127889615">
                <text:p>894.34612788961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86932">
                <text:p>86932</text:p>
              </table:table-cell>
              <table:table-cell office:value-type="float" office:value="87679.4453507341">
                <text:p>87679.4453507341</text:p>
              </table:table-cell>
              <table:table-cell office:value-type="float" office:value="7997.54482553381">
                <text:p>7997.54482553381</text:p>
              </table:table-cell>
              <table:table-cell office:value-type="float" office:value="992.933678182154">
                <text:p>992.93367818215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4512">
                <text:p>34512</text:p>
              </table:table-cell>
              <table:table-cell office:value-type="float" office:value="247517.928286853">
                <text:p>247517.928286853</text:p>
              </table:table-cell>
              <table:table-cell office:value-type="float" office:value="29940.7228915663">
                <text:p>29940.7228915663</text:p>
              </table:table-cell>
              <table:table-cell office:value-type="float" office:value="4663.48896562078">
                <text:p>4663.4889656207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4998">
                <text:p>64998</text:p>
              </table:table-cell>
              <table:table-cell office:value-type="float" office:value="112112.576064909">
                <text:p>112112.576064909</text:p>
              </table:table-cell>
              <table:table-cell office:value-type="float" office:value="15521.3423195732">
                <text:p>15521.3423195732</text:p>
              </table:table-cell>
              <table:table-cell office:value-type="float" office:value="1942.21308595123">
                <text:p>1942.2130859512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88809">
                <text:p>88809</text:p>
              </table:table-cell>
              <table:table-cell office:value-type="float" office:value="79426.0393167902">
                <text:p>79426.0393167902</text:p>
              </table:table-cell>
              <table:table-cell office:value-type="float" office:value="6568.9117513793">
                <text:p>6568.9117513793</text:p>
              </table:table-cell>
              <table:table-cell office:value-type="float" office:value="641.89386283845">
                <text:p>641.8938628384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1506">
                <text:p>21506</text:p>
              </table:table-cell>
              <table:table-cell office:value-type="float" office:value="273411.290322581">
                <text:p>273411.290322581</text:p>
              </table:table-cell>
              <table:table-cell office:value-type="float" office:value="69189.7959183674">
                <text:p>69189.7959183674</text:p>
              </table:table-cell>
              <table:table-cell office:value-type="float" office:value="5848.36984647231">
                <text:p>5848.3698464723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9294">
                <text:p>69294</text:p>
              </table:table-cell>
              <table:table-cell office:value-type="float" office:value="118323.226197696">
                <text:p>118323.226197696</text:p>
              </table:table-cell>
              <table:table-cell office:value-type="float" office:value="8301.70616517041">
                <text:p>8301.70616517041</text:p>
              </table:table-cell>
              <table:table-cell office:value-type="float" office:value="969.135097278584">
                <text:p>969.13509727858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8460">
                <text:p>48460</text:p>
              </table:table-cell>
              <table:table-cell office:value-type="float" office:value="172287.301587302">
                <text:p>172287.301587302</text:p>
              </table:table-cell>
              <table:table-cell office:value-type="float" office:value="17594.5858323877">
                <text:p>17594.5858323877</text:p>
              </table:table-cell>
              <table:table-cell office:value-type="float" office:value="2515.31794586578">
                <text:p>2515.3179458657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0540">
                <text:p>60540</text:p>
              </table:table-cell>
              <table:table-cell office:value-type="float" office:value="126756.85693106">
                <text:p>126756.85693106</text:p>
              </table:table-cell>
              <table:table-cell office:value-type="float" office:value="8531.83315038419">
                <text:p>8531.83315038419</text:p>
              </table:table-cell>
              <table:table-cell office:value-type="float" office:value="918.291176628538">
                <text:p>918.29117662853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7594">
                <text:p>67594</text:p>
              </table:table-cell>
              <table:table-cell office:value-type="float" office:value="125978.96749522">
                <text:p>125978.96749522</text:p>
              </table:table-cell>
              <table:table-cell office:value-type="float" office:value="8651.50785661137">
                <text:p>8651.50785661137</text:p>
              </table:table-cell>
              <table:table-cell office:value-type="float" office:value="1060.7431496925">
                <text:p>1060.743149692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52928">
                <text:p>152928</text:p>
              </table:table-cell>
              <table:table-cell office:value-type="float" office:value="44061.7429520849">
                <text:p>44061.7429520849</text:p>
              </table:table-cell>
              <table:table-cell office:value-type="float" office:value="4078.18003234352">
                <text:p>4078.18003234352</text:p>
              </table:table-cell>
              <table:table-cell office:value-type="float" office:value="511.195124984455">
                <text:p>511.19512498445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6800">
                <text:p>36800</text:p>
              </table:table-cell>
              <table:table-cell office:value-type="float" office:value="247610.294117647">
                <text:p>247610.294117647</text:p>
              </table:table-cell>
              <table:table-cell office:value-type="float" office:value="18883.1775700935">
                <text:p>18883.1775700935</text:p>
              </table:table-cell>
              <table:table-cell office:value-type="float" office:value="1237.33878770806">
                <text:p>1237.3387877080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48226">
                <text:p>148226</text:p>
              </table:table-cell>
              <table:table-cell office:value-type="float" office:value="45655.749210434">
                <text:p>45655.749210434</text:p>
              </table:table-cell>
              <table:table-cell office:value-type="float" office:value="4055.85344057194">
                <text:p>4055.85344057194</text:p>
              </table:table-cell>
              <table:table-cell office:value-type="float" office:value="520.459079174756">
                <text:p>520.45907917475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93408">
                <text:p>193408</text:p>
              </table:table-cell>
              <table:table-cell office:value-type="float" office:value="34362.3237527115">
                <text:p>34362.3237527115</text:p>
              </table:table-cell>
              <table:table-cell office:value-type="float" office:value="2911.58631147258">
                <text:p>2911.58631147258</text:p>
              </table:table-cell>
              <table:table-cell office:value-type="float" office:value="383.587361691888">
                <text:p>383.58736169188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8324">
                <text:p>128324</text:p>
              </table:table-cell>
              <table:table-cell office:value-type="float" office:value="53012.1550591327">
                <text:p>53012.1550591327</text:p>
              </table:table-cell>
              <table:table-cell office:value-type="float" office:value="5093.87922598567">
                <text:p>5093.87922598567</text:p>
              </table:table-cell>
              <table:table-cell office:value-type="float" office:value="693.769279549436">
                <text:p>693.76927954943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30014">
                <text:p>130014</text:p>
              </table:table-cell>
              <table:table-cell office:value-type="float" office:value="53972.5121270028">
                <text:p>53972.5121270028</text:p>
              </table:table-cell>
              <table:table-cell office:value-type="float" office:value="4556.99108893688">
                <text:p>4556.99108893688</text:p>
              </table:table-cell>
              <table:table-cell office:value-type="float" office:value="636.849599947273">
                <text:p>636.84959994727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00020">
                <text:p>100020</text:p>
              </table:table-cell>
              <table:table-cell office:value-type="float" office:value="70113.2075471698">
                <text:p>70113.2075471698</text:p>
              </table:table-cell>
              <table:table-cell office:value-type="float" office:value="6890.59602649007">
                <text:p>6890.59602649007</text:p>
              </table:table-cell>
              <table:table-cell office:value-type="float" office:value="745.391450865545">
                <text:p>745.39145086554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99616">
                <text:p>99616</text:p>
              </table:table-cell>
              <table:table-cell office:value-type="float" office:value="71286.7298578199">
                <text:p>71286.7298578199</text:p>
              </table:table-cell>
              <table:table-cell office:value-type="float" office:value="5743.83180940662">
                <text:p>5743.83180940662</text:p>
              </table:table-cell>
              <table:table-cell office:value-type="float" office:value="874.011782745541">
                <text:p>874.01178274554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87295">
                <text:p>87295</text:p>
              </table:table-cell>
              <table:table-cell office:value-type="float" office:value="79681.6881258941">
                <text:p>79681.6881258941</text:p>
              </table:table-cell>
              <table:table-cell office:value-type="float" office:value="7458.40447256536">
                <text:p>7458.40447256536</text:p>
              </table:table-cell>
              <table:table-cell office:value-type="float" office:value="939.063507652362">
                <text:p>939.06350765236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46364">
                <text:p>246364</text:p>
              </table:table-cell>
              <table:table-cell office:value-type="float" office:value="26950.6782299311">
                <text:p>26950.6782299311</text:p>
              </table:table-cell>
              <table:table-cell office:value-type="float" office:value="1991.33780901775">
                <text:p>1991.33780901775</text:p>
              </table:table-cell>
              <table:table-cell office:value-type="float" office:value="169.402041705174">
                <text:p>169.40204170517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43603">
                <text:p>243603</text:p>
              </table:table-cell>
              <table:table-cell office:value-type="float" office:value="27137.3880966305">
                <text:p>27137.3880966305</text:p>
              </table:table-cell>
              <table:table-cell office:value-type="float" office:value="2430.40805144156">
                <text:p>2430.40805144156</text:p>
              </table:table-cell>
              <table:table-cell office:value-type="float" office:value="409.099047166932">
                <text:p>409.09904716693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85006">
                <text:p>85006</text:p>
              </table:table-cell>
              <table:table-cell office:value-type="float" office:value="90198.7455899647">
                <text:p>90198.7455899647</text:p>
              </table:table-cell>
              <table:table-cell office:value-type="float" office:value="7347.82053329075">
                <text:p>7347.82053329075</text:p>
              </table:table-cell>
              <table:table-cell office:value-type="float" office:value="320.240998062663">
                <text:p>320.24099806266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19410">
                <text:p>119410</text:p>
              </table:table-cell>
              <table:table-cell office:value-type="float" office:value="58410.5849582173">
                <text:p>58410.5849582173</text:p>
              </table:table-cell>
              <table:table-cell office:value-type="float" office:value="5025.7405809606">
                <text:p>5025.7405809606</text:p>
              </table:table-cell>
              <table:table-cell office:value-type="float" office:value="805.37753071942">
                <text:p>805.3775307194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52495">
                <text:p>252495</text:p>
              </table:table-cell>
              <table:table-cell office:value-type="float" office:value="25963.4446397188">
                <text:p>25963.4446397188</text:p>
              </table:table-cell>
              <table:table-cell office:value-type="float" office:value="2866.0066957852">
                <text:p>2866.0066957852</text:p>
              </table:table-cell>
              <table:table-cell office:value-type="float" office:value="472.045391262273">
                <text:p>472.04539126227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71658">
                <text:p>71658</text:p>
              </table:table-cell>
              <table:table-cell office:value-type="float" office:value="101927.768860353">
                <text:p>101927.768860353</text:p>
              </table:table-cell>
              <table:table-cell office:value-type="float" office:value="8463.41463414634">
                <text:p>8463.41463414634</text:p>
              </table:table-cell>
              <table:table-cell office:value-type="float" office:value="830.255697294847">
                <text:p>830.25569729484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7646">
                <text:p>17646</text:p>
              </table:table-cell>
              <table:table-cell office:value-type="float" office:value="376792.207792208">
                <text:p>376792.207792208</text:p>
              </table:table-cell>
              <table:table-cell office:value-type="float" office:value="68751.1848341232">
                <text:p>68751.1848341232</text:p>
              </table:table-cell>
              <table:table-cell office:value-type="float" office:value="9739.17421953676">
                <text:p>9739.1742195367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5122">
                <text:p>35122</text:p>
              </table:table-cell>
              <table:table-cell office:value-type="float" office:value="262294.832826748">
                <text:p>262294.832826748</text:p>
              </table:table-cell>
              <table:table-cell office:value-type="float" office:value="19301.0512189667">
                <text:p>19301.0512189667</text:p>
              </table:table-cell>
              <table:table-cell office:value-type="float" office:value="1973.90091038016">
                <text:p>1973.9009103801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4708">
                <text:p>54708</text:p>
              </table:table-cell>
              <table:table-cell office:value-type="float" office:value="167210.084033613">
                <text:p>167210.084033613</text:p>
              </table:table-cell>
              <table:table-cell office:value-type="float" office:value="13452.1690140845">
                <text:p>13452.1690140845</text:p>
              </table:table-cell>
              <table:table-cell office:value-type="float" office:value="2017.23438767234">
                <text:p>2017.2343876723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13811">
                <text:p>113811</text:p>
              </table:table-cell>
              <table:table-cell office:value-type="float" office:value="61836.7306155076">
                <text:p>61836.7306155076</text:p>
              </table:table-cell>
              <table:table-cell office:value-type="float" office:value="5448.01662059616">
                <text:p>5448.01662059616</text:p>
              </table:table-cell>
              <table:table-cell office:value-type="float" office:value="545.186576433879">
                <text:p>545.18657643387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82562">
                <text:p>82562</text:p>
              </table:table-cell>
              <table:table-cell office:value-type="float" office:value="86247.3053892216">
                <text:p>86247.3053892216</text:p>
              </table:table-cell>
              <table:table-cell office:value-type="float" office:value="10689.6986789372">
                <text:p>10689.6986789372</text:p>
              </table:table-cell>
              <table:table-cell office:value-type="float" office:value="1570.56091071662">
                <text:p>1570.5609107166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43472">
                <text:p>243472</text:p>
              </table:table-cell>
              <table:table-cell office:value-type="float" office:value="27146.6461984564">
                <text:p>27146.6461984564</text:p>
              </table:table-cell>
              <table:table-cell office:value-type="float" office:value="2395.77006303509">
                <text:p>2395.77006303509</text:p>
              </table:table-cell>
              <table:table-cell office:value-type="float" office:value="334.709079609968">
                <text:p>334.70907960996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80617">
                <text:p>180617</text:p>
              </table:table-cell>
              <table:table-cell office:value-type="float" office:value="37046.4241810688">
                <text:p>37046.4241810688</text:p>
              </table:table-cell>
              <table:table-cell office:value-type="float" office:value="3061.50315822183">
                <text:p>3061.50315822183</text:p>
              </table:table-cell>
              <table:table-cell office:value-type="float" office:value="462.28595198972">
                <text:p>462.2859519897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5426">
                <text:p>45426</text:p>
              </table:table-cell>
              <table:table-cell office:value-type="float" office:value="171867.567567568">
                <text:p>171867.567567568</text:p>
              </table:table-cell>
              <table:table-cell office:value-type="float" office:value="13193.153526971">
                <text:p>13193.153526971</text:p>
              </table:table-cell>
              <table:table-cell office:value-type="float" office:value="452.36028909629">
                <text:p>452.3602890962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93392">
                <text:p>193392</text:p>
              </table:table-cell>
              <table:table-cell office:value-type="float" office:value="34457.3485967504">
                <text:p>34457.3485967504</text:p>
              </table:table-cell>
              <table:table-cell office:value-type="float" office:value="2635.13303618076">
                <text:p>2635.13303618076</text:p>
              </table:table-cell>
              <table:table-cell office:value-type="float" office:value="414.437962331695">
                <text:p>414.43796233169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1796">
                <text:p>21796</text:p>
              </table:table-cell>
              <table:table-cell office:value-type="float" office:value="350703.296703297">
                <text:p>350703.296703297</text:p>
              </table:table-cell>
              <table:table-cell office:value-type="float" office:value="73197.247706422">
                <text:p>73197.247706422</text:p>
              </table:table-cell>
              <table:table-cell office:value-type="float" office:value="7273.01731996354">
                <text:p>7273.0173199635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3318">
                <text:p>23318</text:p>
              </table:table-cell>
              <table:table-cell office:value-type="float" office:value="370750">
                <text:p>370750</text:p>
              </table:table-cell>
              <table:table-cell office:value-type="float" office:value="46236.7205542725">
                <text:p>46236.7205542725</text:p>
              </table:table-cell>
              <table:table-cell office:value-type="float" office:value="5855.6595495759">
                <text:p>5855.659549575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1236">
                <text:p>61236</text:p>
              </table:table-cell>
              <table:table-cell office:value-type="float" office:value="138298.507462687">
                <text:p>138298.507462687</text:p>
              </table:table-cell>
              <table:table-cell office:value-type="float" office:value="11221.9135142837">
                <text:p>11221.9135142837</text:p>
              </table:table-cell>
              <table:table-cell office:value-type="float" office:value="1670.34621706166">
                <text:p>1670.3462170616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07131">
                <text:p>207131</text:p>
              </table:table-cell>
              <table:table-cell office:value-type="float" office:value="32160.6358042778">
                <text:p>32160.6358042778</text:p>
              </table:table-cell>
              <table:table-cell office:value-type="float" office:value="3372.92484501156">
                <text:p>3372.92484501156</text:p>
              </table:table-cell>
              <table:table-cell office:value-type="float" office:value="583.701034970985">
                <text:p>583.70103497098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8936">
                <text:p>28936</text:p>
              </table:table-cell>
              <table:table-cell office:value-type="float" office:value="255825.503355705">
                <text:p>255825.503355705</text:p>
              </table:table-cell>
              <table:table-cell office:value-type="float" office:value="25310.7569721116">
                <text:p>25310.7569721116</text:p>
              </table:table-cell>
              <table:table-cell office:value-type="float" office:value="1767.2995340427">
                <text:p>1767.299534042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85257">
                <text:p>185257</text:p>
              </table:table-cell>
              <table:table-cell office:value-type="float" office:value="36430.9705726606">
                <text:p>36430.9705726606</text:p>
              </table:table-cell>
              <table:table-cell office:value-type="float" office:value="2816.74085078756">
                <text:p>2816.74085078756</text:p>
              </table:table-cell>
              <table:table-cell office:value-type="float" office:value="126.60839891632">
                <text:p>126.6083989163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85282">
                <text:p>85282</text:p>
              </table:table-cell>
              <table:table-cell office:value-type="float" office:value="82943.8163754711">
                <text:p>82943.8163754711</text:p>
              </table:table-cell>
              <table:table-cell office:value-type="float" office:value="6880.16481955101">
                <text:p>6880.16481955101</text:p>
              </table:table-cell>
              <table:table-cell office:value-type="float" office:value="925.688876654088">
                <text:p>925.68887665408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8250">
                <text:p>38250</text:p>
              </table:table-cell>
              <table:table-cell office:value-type="float" office:value="222678.68852459">
                <text:p>222678.68852459</text:p>
              </table:table-cell>
              <table:table-cell office:value-type="float" office:value="24092.5860234126">
                <text:p>24092.5860234126</text:p>
              </table:table-cell>
              <table:table-cell office:value-type="float" office:value="3267.43962282305">
                <text:p>3267.4396228230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84782">
                <text:p>84782</text:p>
              </table:table-cell>
              <table:table-cell office:value-type="float" office:value="86313.8775510204">
                <text:p>86313.8775510204</text:p>
              </table:table-cell>
              <table:table-cell office:value-type="float" office:value="7668.86672710789">
                <text:p>7668.86672710789</text:p>
              </table:table-cell>
              <table:table-cell office:value-type="float" office:value="787.638043093655">
                <text:p>787.63804309365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66586">
                <text:p>166586</text:p>
              </table:table-cell>
              <table:table-cell office:value-type="float" office:value="40447.7268544083">
                <text:p>40447.7268544083</text:p>
              </table:table-cell>
              <table:table-cell office:value-type="float" office:value="3420.53856331232">
                <text:p>3420.53856331232</text:p>
              </table:table-cell>
              <table:table-cell office:value-type="float" office:value="445.827728850559">
                <text:p>445.82772885055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3046">
                <text:p>63046</text:p>
              </table:table-cell>
              <table:table-cell office:value-type="float" office:value="118549.815498155">
                <text:p>118549.815498155</text:p>
              </table:table-cell>
              <table:table-cell office:value-type="float" office:value="8834.35076720013">
                <text:p>8834.35076720013</text:p>
              </table:table-cell>
              <table:table-cell office:value-type="float" office:value="1404.34851028116">
                <text:p>1404.3485102811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13714">
                <text:p>113714</text:p>
              </table:table-cell>
              <table:table-cell office:value-type="float" office:value="65226.1443862446">
                <text:p>65226.1443862446</text:p>
              </table:table-cell>
              <table:table-cell office:value-type="float" office:value="5534.45410628019">
                <text:p>5534.45410628019</text:p>
              </table:table-cell>
              <table:table-cell office:value-type="float" office:value="863.277953268549">
                <text:p>863.27795326854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9878">
                <text:p>19878</text:p>
              </table:table-cell>
              <table:table-cell office:value-type="float" office:value="395598.591549296">
                <text:p>395598.591549296</text:p>
              </table:table-cell>
              <table:table-cell office:value-type="float" office:value="38110.5834464043">
                <text:p>38110.5834464043</text:p>
              </table:table-cell>
              <table:table-cell office:value-type="float" office:value="4185.91654247392">
                <text:p>4185.9165424739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8686">
                <text:p>48686</text:p>
              </table:table-cell>
              <table:table-cell office:value-type="float" office:value="171013.157894737">
                <text:p>171013.157894737</text:p>
              </table:table-cell>
              <table:table-cell office:value-type="float" office:value="14002.3701788408">
                <text:p>14002.3701788408</text:p>
              </table:table-cell>
              <table:table-cell office:value-type="float" office:value="2075.56811830275">
                <text:p>2075.5681183027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606">
                <text:p>25606</text:p>
              </table:table-cell>
              <table:table-cell office:value-type="float" office:value="364563.829787234">
                <text:p>364563.829787234</text:p>
              </table:table-cell>
              <table:table-cell office:value-type="float" office:value="29864.0522875817">
                <text:p>29864.0522875817</text:p>
              </table:table-cell>
              <table:table-cell office:value-type="float" office:value="3384.42546047109">
                <text:p>3384.4254604710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3260">
                <text:p>43260</text:p>
              </table:table-cell>
              <table:table-cell office:value-type="float" office:value="198277.264325323">
                <text:p>198277.264325323</text:p>
              </table:table-cell>
              <table:table-cell office:value-type="float" office:value="13816.0741885626">
                <text:p>13816.0741885626</text:p>
              </table:table-cell>
              <table:table-cell office:value-type="float" office:value="2085.06006297866">
                <text:p>2085.0600629786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8338">
                <text:p>68338</text:p>
              </table:table-cell>
              <table:table-cell office:value-type="float" office:value="111967.513290018">
                <text:p>111967.513290018</text:p>
              </table:table-cell>
              <table:table-cell office:value-type="float" office:value="8905.43079958658">
                <text:p>8905.43079958658</text:p>
              </table:table-cell>
              <table:table-cell office:value-type="float" office:value="1153.76328378921">
                <text:p>1153.7632837892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56508">
                <text:p>156508</text:p>
              </table:table-cell>
              <table:table-cell office:value-type="float" office:value="44009.467332501">
                <text:p>44009.467332501</text:p>
              </table:table-cell>
              <table:table-cell office:value-type="float" office:value="3429.39254647307">
                <text:p>3429.39254647307</text:p>
              </table:table-cell>
              <table:table-cell office:value-type="float" office:value="564.909605168624">
                <text:p>564.90960516862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4064">
                <text:p>64064</text:p>
              </table:table-cell>
              <table:table-cell office:value-type="float" office:value="127531.690140845">
                <text:p>127531.690140845</text:p>
              </table:table-cell>
              <table:table-cell office:value-type="float" office:value="9498.32161963705">
                <text:p>9498.32161963705</text:p>
              </table:table-cell>
              <table:table-cell office:value-type="float" office:value="1167.11995050398">
                <text:p>1167.1199505039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60340">
                <text:p>160340</text:p>
              </table:table-cell>
              <table:table-cell office:value-type="float" office:value="42106.9548351344">
                <text:p>42106.9548351344</text:p>
              </table:table-cell>
              <table:table-cell office:value-type="float" office:value="3544.18452783544">
                <text:p>3544.18452783544</text:p>
              </table:table-cell>
              <table:table-cell office:value-type="float" office:value="294.679960570754">
                <text:p>294.67996057075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30458">
                <text:p>230458</text:p>
              </table:table-cell>
              <table:table-cell office:value-type="float" office:value="29255.2736982643">
                <text:p>29255.2736982643</text:p>
              </table:table-cell>
              <table:table-cell office:value-type="float" office:value="2732.23539504332">
                <text:p>2732.23539504332</text:p>
              </table:table-cell>
              <table:table-cell office:value-type="float" office:value="413.708754112128">
                <text:p>413.70875411212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2992">
                <text:p>32992</text:p>
              </table:table-cell>
              <table:table-cell office:value-type="float" office:value="288559.566787004">
                <text:p>288559.566787004</text:p>
              </table:table-cell>
              <table:table-cell office:value-type="float" office:value="21815.2292576419">
                <text:p>21815.2292576419</text:p>
              </table:table-cell>
              <table:table-cell office:value-type="float" office:value="2903.62539959314">
                <text:p>2903.6253995931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2556">
                <text:p>32556</text:p>
              </table:table-cell>
              <table:table-cell office:value-type="float" office:value="276736.156351792">
                <text:p>276736.156351792</text:p>
              </table:table-cell>
              <table:table-cell office:value-type="float" office:value="23391.5198237885">
                <text:p>23391.5198237885</text:p>
              </table:table-cell>
              <table:table-cell office:value-type="float" office:value="2983.59964881475">
                <text:p>2983.5996488147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9486">
                <text:p>129486</text:p>
              </table:table-cell>
              <table:table-cell office:value-type="float" office:value="52730.2516091281">
                <text:p>52730.2516091281</text:p>
              </table:table-cell>
              <table:table-cell office:value-type="float" office:value="4897.47561207576">
                <text:p>4897.47561207576</text:p>
              </table:table-cell>
              <table:table-cell office:value-type="float" office:value="200.82566813935">
                <text:p>200.8256681393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9076">
                <text:p>49076</text:p>
              </table:table-cell>
              <table:table-cell office:value-type="float" office:value="174695.592286501">
                <text:p>174695.592286501</text:p>
              </table:table-cell>
              <table:table-cell office:value-type="float" office:value="12001.2301286904">
                <text:p>12001.2301286904</text:p>
              </table:table-cell>
              <table:table-cell office:value-type="float" office:value="1788.01122185725">
                <text:p>1788.0112218572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2402">
                <text:p>62402</text:p>
              </table:table-cell>
              <table:table-cell office:value-type="float" office:value="119152.698863636">
                <text:p>119152.698863636</text:p>
              </table:table-cell>
              <table:table-cell office:value-type="float" office:value="10052.549583558">
                <text:p>10052.549583558</text:p>
              </table:table-cell>
              <table:table-cell office:value-type="float" office:value="1445.48219501478">
                <text:p>1445.4821950147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83892">
                <text:p>183892</text:p>
              </table:table-cell>
              <table:table-cell office:value-type="float" office:value="36524.6206486165">
                <text:p>36524.6206486165</text:p>
              </table:table-cell>
              <table:table-cell office:value-type="float" office:value="3197.20932655307">
                <text:p>3197.20932655307</text:p>
              </table:table-cell>
              <table:table-cell office:value-type="float" office:value="442.786948958898">
                <text:p>442.78694895889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31560">
                <text:p>131560</text:p>
              </table:table-cell>
              <table:table-cell office:value-type="float" office:value="53696.471531676">
                <text:p>53696.471531676</text:p>
              </table:table-cell>
              <table:table-cell office:value-type="float" office:value="6256.43541228685">
                <text:p>6256.43541228685</text:p>
              </table:table-cell>
              <table:table-cell office:value-type="float" office:value="533.971562771633">
                <text:p>533.97156277163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8934">
                <text:p>8934</text:p>
              </table:table-cell>
              <table:table-cell office:value-type="float" office:value="606758.620689655">
                <text:p>606758.620689655</text:p>
              </table:table-cell>
              <table:table-cell office:value-type="float" office:value="60260.2739726027">
                <text:p>60260.2739726027</text:p>
              </table:table-cell>
              <table:table-cell office:value-type="float" office:value="5952.63870094723">
                <text:p>5952.6387009472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15293">
                <text:p>115293</text:p>
              </table:table-cell>
              <table:table-cell office:value-type="float" office:value="60800.0393236335">
                <text:p>60800.0393236335</text:p>
              </table:table-cell>
              <table:table-cell office:value-type="float" office:value="5325.93307039148">
                <text:p>5325.93307039148</text:p>
              </table:table-cell>
              <table:table-cell office:value-type="float" office:value="666.388671592998">
                <text:p>666.38867159299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6660">
                <text:p>16660</text:p>
              </table:table-cell>
              <table:table-cell office:value-type="float" office:value="364033.05785124">
                <text:p>364033.05785124</text:p>
              </table:table-cell>
              <table:table-cell office:value-type="float" office:value="53848.4107579462">
                <text:p>53848.4107579462</text:p>
              </table:table-cell>
              <table:table-cell office:value-type="float" office:value="7054.45227418322">
                <text:p>7054.4522741832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51048">
                <text:p>51048</text:p>
              </table:table-cell>
              <table:table-cell office:value-type="float" office:value="154535.301668806">
                <text:p>154535.301668806</text:p>
              </table:table-cell>
              <table:table-cell office:value-type="float" office:value="13888.2095062298">
                <text:p>13888.2095062298</text:p>
              </table:table-cell>
              <table:table-cell office:value-type="float" office:value="2319.16082299453">
                <text:p>2319.1608229945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7340">
                <text:p>77340</text:p>
              </table:table-cell>
              <table:table-cell office:value-type="float" office:value="91248.8687782806">
                <text:p>91248.8687782806</text:p>
              </table:table-cell>
              <table:table-cell office:value-type="float" office:value="8703.8715525055">
                <text:p>8703.8715525055</text:p>
              </table:table-cell>
              <table:table-cell office:value-type="float" office:value="508.705457370755">
                <text:p>508.70545737075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84796">
                <text:p>84796</text:p>
              </table:table-cell>
              <table:table-cell office:value-type="float" office:value="99241.8271383789">
                <text:p>99241.8271383789</text:p>
              </table:table-cell>
              <table:table-cell office:value-type="float" office:value="7460.76153923846">
                <text:p>7460.76153923846</text:p>
              </table:table-cell>
              <table:table-cell office:value-type="float" office:value="1071.09817928728">
                <text:p>1071.0981792872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9154">
                <text:p>19154</text:p>
              </table:table-cell>
              <table:table-cell office:value-type="float" office:value="328602.564102564">
                <text:p>328602.564102564</text:p>
              </table:table-cell>
              <table:table-cell office:value-type="float" office:value="40523.3201581028">
                <text:p>40523.3201581028</text:p>
              </table:table-cell>
              <table:table-cell office:value-type="float" office:value="5742.35465441918">
                <text:p>5742.3546544191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3346">
                <text:p>43346</text:p>
              </table:table-cell>
              <table:table-cell office:value-type="float" office:value="184655.058043118">
                <text:p>184655.058043118</text:p>
              </table:table-cell>
              <table:table-cell office:value-type="float" office:value="13397.5454217302">
                <text:p>13397.5454217302</text:p>
              </table:table-cell>
              <table:table-cell office:value-type="float" office:value="2343.06216068347">
                <text:p>2343.0621606834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6481">
                <text:p>156481</text:p>
              </table:table-cell>
              <table:table-cell office:value-type="float" office:value="43282.0430452939">
                <text:p>43282.0430452939</text:p>
              </table:table-cell>
              <table:table-cell office:value-type="float" office:value="3804.19560675363">
                <text:p>3804.19560675363</text:p>
              </table:table-cell>
              <table:table-cell office:value-type="float" office:value="660.50463010623">
                <text:p>660.5046301062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9864">
                <text:p>49864</text:p>
              </table:table-cell>
              <table:table-cell office:value-type="float" office:value="151088.785046729">
                <text:p>151088.785046729</text:p>
              </table:table-cell>
              <table:table-cell office:value-type="float" office:value="13135.4864919764">
                <text:p>13135.4864919764</text:p>
              </table:table-cell>
              <table:table-cell office:value-type="float" office:value="557.797310469158">
                <text:p>557.79731046915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96066">
                <text:p>96066</text:p>
              </table:table-cell>
              <table:table-cell office:value-type="float" office:value="72841.5653495441">
                <text:p>72841.5653495441</text:p>
              </table:table-cell>
              <table:table-cell office:value-type="float" office:value="8651.18902576599">
                <text:p>8651.18902576599</text:p>
              </table:table-cell>
              <table:table-cell office:value-type="float" office:value="408.096843682682">
                <text:p>408.09684368268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53352">
                <text:p>153352</text:p>
              </table:table-cell>
              <table:table-cell office:value-type="float" office:value="43887.1669082395">
                <text:p>43887.1669082395</text:p>
              </table:table-cell>
              <table:table-cell office:value-type="float" office:value="3886.60801564027">
                <text:p>3886.60801564027</text:p>
              </table:table-cell>
              <table:table-cell office:value-type="float" office:value="568.214002676333">
                <text:p>568.21400267633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0052">
                <text:p>20052</text:p>
              </table:table-cell>
              <table:table-cell office:value-type="float" office:value="410305.555555556">
                <text:p>410305.555555556</text:p>
              </table:table-cell>
              <table:table-cell office:value-type="float" office:value="45263.5342185904">
                <text:p>45263.5342185904</text:p>
              </table:table-cell>
              <table:table-cell office:value-type="float" office:value="6571.70398932226">
                <text:p>6571.7039893222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2860">
                <text:p>22860</text:p>
              </table:table-cell>
              <table:table-cell office:value-type="float" office:value="293327.956989247">
                <text:p>293327.956989247</text:p>
              </table:table-cell>
              <table:table-cell office:value-type="float" office:value="39911.4850036576">
                <text:p>39911.4850036576</text:p>
              </table:table-cell>
              <table:table-cell office:value-type="float" office:value="3590.35272440116">
                <text:p>3590.3527244011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38710">
                <text:p>138710</text:p>
              </table:table-cell>
              <table:table-cell office:value-type="float" office:value="50478.1341107872">
                <text:p>50478.1341107872</text:p>
              </table:table-cell>
              <table:table-cell office:value-type="float" office:value="4687.76510935291">
                <text:p>4687.76510935291</text:p>
              </table:table-cell>
              <table:table-cell office:value-type="float" office:value="733.057345815496">
                <text:p>733.05734581549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8078">
                <text:p>78078</text:p>
              </table:table-cell>
              <table:table-cell office:value-type="float" office:value="91897.975708502">
                <text:p>91897.975708502</text:p>
              </table:table-cell>
              <table:table-cell office:value-type="float" office:value="7469.90489354">
                <text:p>7469.90489354</text:p>
              </table:table-cell>
              <table:table-cell office:value-type="float" office:value="1216.93723059767">
                <text:p>1216.9372305976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80519">
                <text:p>180519</text:p>
              </table:table-cell>
              <table:table-cell office:value-type="float" office:value="37185.211489899">
                <text:p>37185.211489899</text:p>
              </table:table-cell>
              <table:table-cell office:value-type="float" office:value="3239.36506627069">
                <text:p>3239.36506627069</text:p>
              </table:table-cell>
              <table:table-cell office:value-type="float" office:value="260.156609297732">
                <text:p>260.15660929773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3194">
                <text:p>43194</text:p>
              </table:table-cell>
              <table:table-cell office:value-type="float" office:value="190435.897435897">
                <text:p>190435.897435897</text:p>
              </table:table-cell>
              <table:table-cell office:value-type="float" office:value="18736.8523190375">
                <text:p>18736.8523190375</text:p>
              </table:table-cell>
              <table:table-cell office:value-type="float" office:value="2810.22790115551">
                <text:p>2810.2279011555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3456">
                <text:p>123456</text:p>
              </table:table-cell>
              <table:table-cell office:value-type="float" office:value="57954.5903257651">
                <text:p>57954.5903257651</text:p>
              </table:table-cell>
              <table:table-cell office:value-type="float" office:value="7202.11004109673">
                <text:p>7202.11004109673</text:p>
              </table:table-cell>
              <table:table-cell office:value-type="float" office:value="768.411718317971">
                <text:p>768.41171831797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1908">
                <text:p>31908</text:p>
              </table:table-cell>
              <table:table-cell office:value-type="float" office:value="227557.768924303">
                <text:p>227557.768924303</text:p>
              </table:table-cell>
              <table:table-cell office:value-type="float" office:value="34721.5805471125">
                <text:p>34721.5805471125</text:p>
              </table:table-cell>
              <table:table-cell office:value-type="float" office:value="4837.14430894309">
                <text:p>4837.1443089430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67273">
                <text:p>167273</text:p>
              </table:table-cell>
              <table:table-cell office:value-type="float" office:value="40130.2108175141">
                <text:p>40130.2108175141</text:p>
              </table:table-cell>
              <table:table-cell office:value-type="float" office:value="3511.03340065766">
                <text:p>3511.03340065766</text:p>
              </table:table-cell>
              <table:table-cell office:value-type="float" office:value="128.248316128281">
                <text:p>128.24831612828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14456">
                <text:p>114456</text:p>
              </table:table-cell>
              <table:table-cell office:value-type="float" office:value="61752.1934100215">
                <text:p>61752.1934100215</text:p>
              </table:table-cell>
              <table:table-cell office:value-type="float" office:value="5395.23038923431">
                <text:p>5395.23038923431</text:p>
              </table:table-cell>
              <table:table-cell office:value-type="float" office:value="733.774131743741">
                <text:p>733.77413174374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77282">
                <text:p>177282</text:p>
              </table:table-cell>
              <table:table-cell office:value-type="float" office:value="39517.2821769627">
                <text:p>39517.2821769627</text:p>
              </table:table-cell>
              <table:table-cell office:value-type="float" office:value="3309.79614949037">
                <text:p>3309.79614949037</text:p>
              </table:table-cell>
              <table:table-cell office:value-type="float" office:value="497.920928187103">
                <text:p>497.92092818710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2320">
                <text:p>72320</text:p>
              </table:table-cell>
              <table:table-cell office:value-type="float" office:value="98565.0921658986">
                <text:p>98565.0921658986</text:p>
              </table:table-cell>
              <table:table-cell office:value-type="float" office:value="8433.58470106955">
                <text:p>8433.58470106955</text:p>
              </table:table-cell>
              <table:table-cell office:value-type="float" office:value="1208.26889806871">
                <text:p>1208.2688980687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42392">
                <text:p>142392</text:p>
              </table:table-cell>
              <table:table-cell office:value-type="float" office:value="50874.2579600648">
                <text:p>50874.2579600648</text:p>
              </table:table-cell>
              <table:table-cell office:value-type="float" office:value="5749.10554561717">
                <text:p>5749.10554561717</text:p>
              </table:table-cell>
              <table:table-cell office:value-type="float" office:value="916.253859437114">
                <text:p>916.25385943711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18779">
                <text:p>118779</text:p>
              </table:table-cell>
              <table:table-cell office:value-type="float" office:value="59204.3415859347">
                <text:p>59204.3415859347</text:p>
              </table:table-cell>
              <table:table-cell office:value-type="float" office:value="4719.27867633389">
                <text:p>4719.27867633389</text:p>
              </table:table-cell>
              <table:table-cell office:value-type="float" office:value="474.5064488763">
                <text:p>474.506448876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0136">
                <text:p>10136</text:p>
              </table:table-cell>
              <table:table-cell office:value-type="float" office:value="482070.175438597">
                <text:p>482070.175438597</text:p>
              </table:table-cell>
              <table:table-cell office:value-type="float" office:value="65894.48441247">
                <text:p>65894.48441247</text:p>
              </table:table-cell>
              <table:table-cell office:value-type="float" office:value="6511.37440758294">
                <text:p>6511.3744075829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1355">
                <text:p>61355</text:p>
              </table:table-cell>
              <table:table-cell office:value-type="float" office:value="127584.615384615">
                <text:p>127584.615384615</text:p>
              </table:table-cell>
              <table:table-cell office:value-type="float" office:value="15276.5789473684">
                <text:p>15276.5789473684</text:p>
              </table:table-cell>
              <table:table-cell office:value-type="float" office:value="2039.77582178183">
                <text:p>2039.7758217818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4224">
                <text:p>14224</text:p>
              </table:table-cell>
              <table:table-cell office:value-type="float" office:value="391317.073170732">
                <text:p>391317.073170732</text:p>
              </table:table-cell>
              <table:table-cell office:value-type="float" office:value="67696.2025316456">
                <text:p>67696.2025316456</text:p>
              </table:table-cell>
              <table:table-cell office:value-type="float" office:value="6592.97308403534">
                <text:p>6592.9730840353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31524">
                <text:p>131524</text:p>
              </table:table-cell>
              <table:table-cell office:value-type="float" office:value="54072.0422004521">
                <text:p>54072.0422004521</text:p>
              </table:table-cell>
              <table:table-cell office:value-type="float" office:value="4222.14115071846">
                <text:p>4222.14115071846</text:p>
              </table:table-cell>
              <table:table-cell office:value-type="float" office:value="555.13897506758">
                <text:p>555.1389750675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6804">
                <text:p>66804</text:p>
              </table:table-cell>
              <table:table-cell office:value-type="float" office:value="130066.413662239">
                <text:p>130066.413662239</text:p>
              </table:table-cell>
              <table:table-cell office:value-type="float" office:value="12400.723654455">
                <text:p>12400.723654455</text:p>
              </table:table-cell>
              <table:table-cell office:value-type="float" office:value="1504.94549526308">
                <text:p>1504.9454952630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7920">
                <text:p>47920</text:p>
              </table:table-cell>
              <table:table-cell office:value-type="float" office:value="184221.402214022">
                <text:p>184221.402214022</text:p>
              </table:table-cell>
              <table:table-cell office:value-type="float" office:value="17903.5323650708">
                <text:p>17903.5323650708</text:p>
              </table:table-cell>
              <table:table-cell office:value-type="float" office:value="2609.99581764952">
                <text:p>2609.9958176495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37462">
                <text:p>137462</text:p>
              </table:table-cell>
              <table:table-cell office:value-type="float" office:value="56086.4639236732">
                <text:p>56086.4639236732</text:p>
              </table:table-cell>
              <table:table-cell office:value-type="float" office:value="5643.64574582983">
                <text:p>5643.64574582983</text:p>
              </table:table-cell>
              <table:table-cell office:value-type="float" office:value="830.283449414299">
                <text:p>830.28344941429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90478">
                <text:p>90478</text:p>
              </table:table-cell>
              <table:table-cell office:value-type="float" office:value="88776.7756482525">
                <text:p>88776.7756482525</text:p>
              </table:table-cell>
              <table:table-cell office:value-type="float" office:value="7305.6345868382">
                <text:p>7305.6345868382</text:p>
              </table:table-cell>
              <table:table-cell office:value-type="float" office:value="1133.11397092329">
                <text:p>1133.1139709232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03838">
                <text:p>103838</text:p>
              </table:table-cell>
              <table:table-cell office:value-type="float" office:value="66733.4985357062">
                <text:p>66733.4985357062</text:p>
              </table:table-cell>
              <table:table-cell office:value-type="float" office:value="5490.92661587796">
                <text:p>5490.92661587796</text:p>
              </table:table-cell>
              <table:table-cell office:value-type="float" office:value="490.26844526828">
                <text:p>490.2684452682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08881">
                <text:p>308881</text:p>
              </table:table-cell>
              <table:table-cell office:value-type="float" office:value="21179.4080361572">
                <text:p>21179.4080361572</text:p>
              </table:table-cell>
              <table:table-cell office:value-type="float" office:value="1932.43532071221">
                <text:p>1932.43532071221</text:p>
              </table:table-cell>
              <table:table-cell office:value-type="float" office:value="258.687389950751">
                <text:p>258.68738995075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3716">
                <text:p>83716</text:p>
              </table:table-cell>
              <table:table-cell office:value-type="float" office:value="86876.8050541516">
                <text:p>86876.8050541516</text:p>
              </table:table-cell>
              <table:table-cell office:value-type="float" office:value="7873.34369376738">
                <text:p>7873.34369376738</text:p>
              </table:table-cell>
              <table:table-cell office:value-type="float" office:value="1299.88184058607">
                <text:p>1299.8818405860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8154">
                <text:p>18154</text:p>
              </table:table-cell>
              <table:table-cell office:value-type="float" office:value="349626.016260163">
                <text:p>349626.016260163</text:p>
              </table:table-cell>
              <table:table-cell office:value-type="float" office:value="44288.3625128733">
                <text:p>44288.3625128733</text:p>
              </table:table-cell>
              <table:table-cell office:value-type="float" office:value="4852.08168791606">
                <text:p>4852.0816879160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4648">
                <text:p>14648</text:p>
              </table:table-cell>
              <table:table-cell office:value-type="float" office:value="526441.860465116">
                <text:p>526441.860465116</text:p>
              </table:table-cell>
              <table:table-cell office:value-type="float" office:value="53642.1800947867">
                <text:p>53642.1800947867</text:p>
              </table:table-cell>
              <table:table-cell office:value-type="float" office:value="7906.74118057981">
                <text:p>7906.7411805798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73544">
                <text:p>173544</text:p>
              </table:table-cell>
              <table:table-cell office:value-type="float" office:value="38856.3054499366">
                <text:p>38856.3054499366</text:p>
              </table:table-cell>
              <table:table-cell office:value-type="float" office:value="3325.68561646157">
                <text:p>3325.68561646157</text:p>
              </table:table-cell>
              <table:table-cell office:value-type="float" office:value="202.374086056906">
                <text:p>202.37408605690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0892">
                <text:p>60892</text:p>
              </table:table-cell>
              <table:table-cell office:value-type="float" office:value="133998.086124402">
                <text:p>133998.086124402</text:p>
              </table:table-cell>
              <table:table-cell office:value-type="float" office:value="13310.6463878327">
                <text:p>13310.6463878327</text:p>
              </table:table-cell>
              <table:table-cell office:value-type="float" office:value="1671.3574676836">
                <text:p>1671.357467683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93694">
                <text:p>193694</text:p>
              </table:table-cell>
              <table:table-cell office:value-type="float" office:value="34487.3470755824">
                <text:p>34487.3470755824</text:p>
              </table:table-cell>
              <table:table-cell office:value-type="float" office:value="3760.50289640553">
                <text:p>3760.50289640553</text:p>
              </table:table-cell>
              <table:table-cell office:value-type="float" office:value="526.350655745043">
                <text:p>526.35065574504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8646">
                <text:p>68646</text:p>
              </table:table-cell>
              <table:table-cell office:value-type="float" office:value="129193.126022913">
                <text:p>129193.126022913</text:p>
              </table:table-cell>
              <table:table-cell office:value-type="float" office:value="9137.81327776813">
                <text:p>9137.81327776813</text:p>
              </table:table-cell>
              <table:table-cell office:value-type="float" office:value="1662.77673625008">
                <text:p>1662.7767362500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55054">
                <text:p>155054</text:p>
              </table:table-cell>
              <table:table-cell office:value-type="float" office:value="43355.4721339879">
                <text:p>43355.4721339879</text:p>
              </table:table-cell>
              <table:table-cell office:value-type="float" office:value="3829.09267114961">
                <text:p>3829.09267114961</text:p>
              </table:table-cell>
              <table:table-cell office:value-type="float" office:value="478.617257083837">
                <text:p>478.61725708383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02330">
                <text:p>102330</text:p>
              </table:table-cell>
              <table:table-cell office:value-type="float" office:value="73308.9585311808">
                <text:p>73308.9585311808</text:p>
              </table:table-cell>
              <table:table-cell office:value-type="float" office:value="6780.75132492021">
                <text:p>6780.75132492021</text:p>
              </table:table-cell>
              <table:table-cell office:value-type="float" office:value="815.955999971813">
                <text:p>815.95599997181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8626">
                <text:p>58626</text:p>
              </table:table-cell>
              <table:table-cell office:value-type="float" office:value="131663.900414938">
                <text:p>131663.900414938</text:p>
              </table:table-cell>
              <table:table-cell office:value-type="float" office:value="10620.1887676551">
                <text:p>10620.1887676551</text:p>
              </table:table-cell>
              <table:table-cell office:value-type="float" office:value="1714.26256077796">
                <text:p>1714.2625607779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75700">
                <text:p>175700</text:p>
              </table:table-cell>
              <table:table-cell office:value-type="float" office:value="39951.9527461871">
                <text:p>39951.9527461871</text:p>
              </table:table-cell>
              <table:table-cell office:value-type="float" office:value="3565.83627093038">
                <text:p>3565.83627093038</text:p>
              </table:table-cell>
              <table:table-cell office:value-type="float" office:value="420.530090160983">
                <text:p>420.53009016098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16432">
                <text:p>116432</text:p>
              </table:table-cell>
              <table:table-cell office:value-type="float" office:value="58415.3005464481">
                <text:p>58415.3005464481</text:p>
              </table:table-cell>
              <table:table-cell office:value-type="float" office:value="5517.07568827748">
                <text:p>5517.07568827748</text:p>
              </table:table-cell>
              <table:table-cell office:value-type="float" office:value="743.418559924797">
                <text:p>743.41855992479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17187">
                <text:p>117187</text:p>
              </table:table-cell>
              <table:table-cell office:value-type="float" office:value="58895.7000710732">
                <text:p>58895.7000710732</text:p>
              </table:table-cell>
              <table:table-cell office:value-type="float" office:value="4863.68505231031">
                <text:p>4863.68505231031</text:p>
              </table:table-cell>
              <table:table-cell office:value-type="float" office:value="697.15032063888">
                <text:p>697.1503206388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85736">
                <text:p>85736</text:p>
              </table:table-cell>
              <table:table-cell office:value-type="float" office:value="83943.2913269088">
                <text:p>83943.2913269088</text:p>
              </table:table-cell>
              <table:table-cell office:value-type="float" office:value="7178.64274620432">
                <text:p>7178.64274620432</text:p>
              </table:table-cell>
              <table:table-cell office:value-type="float" office:value="1054.85768580491">
                <text:p>1054.8576858049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70546">
                <text:p>70546</text:p>
              </table:table-cell>
              <table:table-cell office:value-type="float" office:value="104182.096873084">
                <text:p>104182.096873084</text:p>
              </table:table-cell>
              <table:table-cell office:value-type="float" office:value="10150.5973715651">
                <text:p>10150.5973715651</text:p>
              </table:table-cell>
              <table:table-cell office:value-type="float" office:value="934.150270204894">
                <text:p>934.15027020489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71436">
                <text:p>171436</text:p>
              </table:table-cell>
              <table:table-cell office:value-type="float" office:value="39602.8361558866">
                <text:p>39602.8361558866</text:p>
              </table:table-cell>
              <table:table-cell office:value-type="float" office:value="3991.18865732411">
                <text:p>3991.18865732411</text:p>
              </table:table-cell>
              <table:table-cell office:value-type="float" office:value="562.538492862246">
                <text:p>562.53849286224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03292">
                <text:p>103292</text:p>
              </table:table-cell>
              <table:table-cell office:value-type="float" office:value="66823.5161870504">
                <text:p>66823.5161870504</text:p>
              </table:table-cell>
              <table:table-cell office:value-type="float" office:value="5563.62309074573">
                <text:p>5563.62309074573</text:p>
              </table:table-cell>
              <table:table-cell office:value-type="float" office:value="734.451368674913">
                <text:p>734.45136867491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6613">
                <text:p>66613</text:p>
              </table:table-cell>
              <table:table-cell office:value-type="float" office:value="114437.458636664">
                <text:p>114437.458636664</text:p>
              </table:table-cell>
              <table:table-cell office:value-type="float" office:value="9185.39176626826">
                <text:p>9185.39176626826</text:p>
              </table:table-cell>
              <table:table-cell office:value-type="float" office:value="1715.5457224212">
                <text:p>1715.545722421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53824">
                <text:p>53824</text:p>
              </table:table-cell>
              <table:table-cell office:value-type="float" office:value="140126.547455296">
                <text:p>140126.547455296</text:p>
              </table:table-cell>
              <table:table-cell office:value-type="float" office:value="18110.5777777778">
                <text:p>18110.5777777778</text:p>
              </table:table-cell>
              <table:table-cell office:value-type="float" office:value="585.145062809813">
                <text:p>585.14506280981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12620">
                <text:p>112620</text:p>
              </table:table-cell>
              <table:table-cell office:value-type="float" office:value="60131.1728395062">
                <text:p>60131.1728395062</text:p>
              </table:table-cell>
              <table:table-cell office:value-type="float" office:value="5913.75614198175">
                <text:p>5913.75614198175</text:p>
              </table:table-cell>
              <table:table-cell office:value-type="float" office:value="717.789065989988">
                <text:p>717.78906598998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07198">
                <text:p>107198</text:p>
              </table:table-cell>
              <table:table-cell office:value-type="float" office:value="66657.5096277279">
                <text:p>66657.5096277279</text:p>
              </table:table-cell>
              <table:table-cell office:value-type="float" office:value="6397.84628274315">
                <text:p>6397.84628274315</text:p>
              </table:table-cell>
              <table:table-cell office:value-type="float" office:value="848.098702198064">
                <text:p>848.09870219806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8974">
                <text:p>38974</text:p>
              </table:table-cell>
              <table:table-cell office:value-type="float" office:value="189255.102040816">
                <text:p>189255.102040816</text:p>
              </table:table-cell>
              <table:table-cell office:value-type="float" office:value="26928.4936479129">
                <text:p>26928.4936479129</text:p>
              </table:table-cell>
              <table:table-cell office:value-type="float" office:value="3510.86082059533">
                <text:p>3510.8608205953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27838">
                <text:p>127838</text:p>
              </table:table-cell>
              <table:table-cell office:value-type="float" office:value="54841.6525879281">
                <text:p>54841.6525879281</text:p>
              </table:table-cell>
              <table:table-cell office:value-type="float" office:value="4192.53484248964">
                <text:p>4192.53484248964</text:p>
              </table:table-cell>
              <table:table-cell office:value-type="float" office:value="298.714955323344">
                <text:p>298.71495532334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70678">
                <text:p>70678</text:p>
              </table:table-cell>
              <table:table-cell office:value-type="float" office:value="103957.518166574">
                <text:p>103957.518166574</text:p>
              </table:table-cell>
              <table:table-cell office:value-type="float" office:value="6033.80592414755">
                <text:p>6033.80592414755</text:p>
              </table:table-cell>
              <table:table-cell office:value-type="float" office:value="850.376995285844">
                <text:p>850.37699528584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0548">
                <text:p>40548</text:p>
              </table:table-cell>
              <table:table-cell office:value-type="float" office:value="232430.155210643">
                <text:p>232430.155210643</text:p>
              </table:table-cell>
              <table:table-cell office:value-type="float" office:value="17083.7679269883">
                <text:p>17083.7679269883</text:p>
              </table:table-cell>
              <table:table-cell office:value-type="float" office:value="2260.98397428984">
                <text:p>2260.9839742898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21722">
                <text:p>121722</text:p>
              </table:table-cell>
              <table:table-cell office:value-type="float" office:value="57130.3168954415">
                <text:p>57130.3168954415</text:p>
              </table:table-cell>
              <table:table-cell office:value-type="float" office:value="4513.48854645014">
                <text:p>4513.48854645014</text:p>
              </table:table-cell>
              <table:table-cell office:value-type="float" office:value="716.25155891145">
                <text:p>716.2515589114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05010">
                <text:p>105010</text:p>
              </table:table-cell>
              <table:table-cell office:value-type="float" office:value="66730.9863832614">
                <text:p>66730.9863832614</text:p>
              </table:table-cell>
              <table:table-cell office:value-type="float" office:value="8907.12829151521">
                <text:p>8907.12829151521</text:p>
              </table:table-cell>
              <table:table-cell office:value-type="float" office:value="1156.88046982957">
                <text:p>1156.8804698295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52208">
                <text:p>52208</text:p>
              </table:table-cell>
              <table:table-cell office:value-type="float" office:value="171808.612440191">
                <text:p>171808.612440191</text:p>
              </table:table-cell>
              <table:table-cell office:value-type="float" office:value="14947.6532417525">
                <text:p>14947.6532417525</text:p>
              </table:table-cell>
              <table:table-cell office:value-type="float" office:value="1624.4656065507">
                <text:p>1624.465606550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64682">
                <text:p>164682</text:p>
              </table:table-cell>
              <table:table-cell office:value-type="float" office:value="44821.2377560107">
                <text:p>44821.2377560107</text:p>
              </table:table-cell>
              <table:table-cell office:value-type="float" office:value="3912.41911350343">
                <text:p>3912.41911350343</text:p>
              </table:table-cell>
              <table:table-cell office:value-type="float" office:value="641.148569144862">
                <text:p>641.14856914486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9784">
                <text:p>19784</text:p>
              </table:table-cell>
              <table:table-cell office:value-type="float" office:value="390733.333333333">
                <text:p>390733.333333333</text:p>
              </table:table-cell>
              <table:table-cell office:value-type="float" office:value="50309.0128755365">
                <text:p>50309.0128755365</text:p>
              </table:table-cell>
              <table:table-cell office:value-type="float" office:value="6817.09799360279">
                <text:p>6817.0979936027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48860">
                <text:p>148860</text:p>
              </table:table-cell>
              <table:table-cell office:value-type="float" office:value="47156.6869845823">
                <text:p>47156.6869845823</text:p>
              </table:table-cell>
              <table:table-cell office:value-type="float" office:value="4196.91103263413">
                <text:p>4196.91103263413</text:p>
              </table:table-cell>
              <table:table-cell office:value-type="float" office:value="505.288393196741">
                <text:p>505.28839319674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91934">
                <text:p>91934</text:p>
              </table:table-cell>
              <table:table-cell office:value-type="float" office:value="82259.5588235294">
                <text:p>82259.5588235294</text:p>
              </table:table-cell>
              <table:table-cell office:value-type="float" office:value="5577.89245381797">
                <text:p>5577.89245381797</text:p>
              </table:table-cell>
              <table:table-cell office:value-type="float" office:value="1006.80363940711">
                <text:p>1006.8036394071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89770">
                <text:p>89770</text:p>
              </table:table-cell>
              <table:table-cell office:value-type="float" office:value="78544.3279313632">
                <text:p>78544.3279313632</text:p>
              </table:table-cell>
              <table:table-cell office:value-type="float" office:value="6388.20975370222">
                <text:p>6388.20975370222</text:p>
              </table:table-cell>
              <table:table-cell office:value-type="float" office:value="337.474758921245">
                <text:p>337.47475892124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81986">
                <text:p>81986</text:p>
              </table:table-cell>
              <table:table-cell office:value-type="float" office:value="88032.3082911639">
                <text:p>88032.3082911639</text:p>
              </table:table-cell>
              <table:table-cell office:value-type="float" office:value="7183.62874023251">
                <text:p>7183.62874023251</text:p>
              </table:table-cell>
              <table:table-cell office:value-type="float" office:value="1096.25927667392">
                <text:p>1096.2592766739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80256">
                <text:p>80256</text:p>
              </table:table-cell>
              <table:table-cell office:value-type="float" office:value="94953.8991813873">
                <text:p>94953.8991813873</text:p>
              </table:table-cell>
              <table:table-cell office:value-type="float" office:value="7088.0262438491">
                <text:p>7088.0262438491</text:p>
              </table:table-cell>
              <table:table-cell office:value-type="float" office:value="959.230484646689">
                <text:p>959.23048464668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48892">
                <text:p>148892</text:p>
              </table:table-cell>
              <table:table-cell office:value-type="float" office:value="46927.1177117712">
                <text:p>46927.1177117712</text:p>
              </table:table-cell>
              <table:table-cell office:value-type="float" office:value="4478.81038940585">
                <text:p>4478.81038940585</text:p>
              </table:table-cell>
              <table:table-cell office:value-type="float" office:value="242.70178505515">
                <text:p>242.7017850551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5807">
                <text:p>135807</text:p>
              </table:table-cell>
              <table:table-cell office:value-type="float" office:value="50449.1607712582">
                <text:p>50449.1607712582</text:p>
              </table:table-cell>
              <table:table-cell office:value-type="float" office:value="4823.64019788586">
                <text:p>4823.64019788586</text:p>
              </table:table-cell>
              <table:table-cell office:value-type="float" office:value="579.555685872685">
                <text:p>579.55568587268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9620">
                <text:p>9620</text:p>
              </table:table-cell>
              <table:table-cell office:value-type="float" office:value="450528.301886792">
                <text:p>450528.301886792</text:p>
              </table:table-cell>
              <table:table-cell office:value-type="float" office:value="66698.3240223464">
                <text:p>66698.3240223464</text:p>
              </table:table-cell>
              <table:table-cell office:value-type="float" office:value="6239.35197282467">
                <text:p>6239.3519728246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92341">
                <text:p>92341</text:p>
              </table:table-cell>
              <table:table-cell office:value-type="float" office:value="93300.136425648">
                <text:p>93300.136425648</text:p>
              </table:table-cell>
              <table:table-cell office:value-type="float" office:value="8432.67570900123">
                <text:p>8432.67570900123</text:p>
              </table:table-cell>
              <table:table-cell office:value-type="float" office:value="1432.79048004805">
                <text:p>1432.7904800480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8922">
                <text:p>138922</text:p>
              </table:table-cell>
              <table:table-cell office:value-type="float" office:value="48833.3333333333">
                <text:p>48833.3333333333</text:p>
              </table:table-cell>
              <table:table-cell office:value-type="float" office:value="4429.27506615316">
                <text:p>4429.27506615316</text:p>
              </table:table-cell>
              <table:table-cell office:value-type="float" office:value="185.184759207016">
                <text:p>185.18475920701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2048">
                <text:p>32048</text:p>
              </table:table-cell>
              <table:table-cell office:value-type="float" office:value="264494.897959184">
                <text:p>264494.897959184</text:p>
              </table:table-cell>
              <table:table-cell office:value-type="float" office:value="38429.2068198666">
                <text:p>38429.2068198666</text:p>
              </table:table-cell>
              <table:table-cell office:value-type="float" office:value="3461.37410696401">
                <text:p>3461.3741069640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2614">
                <text:p>32614</text:p>
              </table:table-cell>
              <table:table-cell office:value-type="float" office:value="278175.627240143">
                <text:p>278175.627240143</text:p>
              </table:table-cell>
              <table:table-cell office:value-type="float" office:value="24521.6429699842">
                <text:p>24521.6429699842</text:p>
              </table:table-cell>
              <table:table-cell office:value-type="float" office:value="2846.12563717041">
                <text:p>2846.1256371704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00392">
                <text:p>100392</text:p>
              </table:table-cell>
              <table:table-cell office:value-type="float" office:value="70168.1415929204">
                <text:p>70168.1415929204</text:p>
              </table:table-cell>
              <table:table-cell office:value-type="float" office:value="6458.70667682686">
                <text:p>6458.70667682686</text:p>
              </table:table-cell>
              <table:table-cell office:value-type="float" office:value="793.5835057937">
                <text:p>793.583505793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06554">
                <text:p>106554</text:p>
              </table:table-cell>
              <table:table-cell office:value-type="float" office:value="69108.3040935672">
                <text:p>69108.3040935672</text:p>
              </table:table-cell>
              <table:table-cell office:value-type="float" office:value="5686.63984755452">
                <text:p>5686.63984755452</text:p>
              </table:table-cell>
              <table:table-cell office:value-type="float" office:value="736.440910337264">
                <text:p>736.44091033726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72094">
                <text:p>172094</text:p>
              </table:table-cell>
              <table:table-cell office:value-type="float" office:value="39825.5826797747">
                <text:p>39825.5826797747</text:p>
              </table:table-cell>
              <table:table-cell office:value-type="float" office:value="4287.20406197605">
                <text:p>4287.20406197605</text:p>
              </table:table-cell>
              <table:table-cell office:value-type="float" office:value="652.74838279837">
                <text:p>652.7483827983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44730">
                <text:p>144730</text:p>
              </table:table-cell>
              <table:table-cell office:value-type="float" office:value="47312.1800214311">
                <text:p>47312.1800214311</text:p>
              </table:table-cell>
              <table:table-cell office:value-type="float" office:value="4003.5363101475">
                <text:p>4003.5363101475</text:p>
              </table:table-cell>
              <table:table-cell office:value-type="float" office:value="647.389831723446">
                <text:p>647.38983172344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5124">
                <text:p>15124</text:p>
              </table:table-cell>
              <table:table-cell office:value-type="float" office:value="428393.939393939">
                <text:p>428393.939393939</text:p>
              </table:table-cell>
              <table:table-cell office:value-type="float" office:value="67803.3573141487">
                <text:p>67803.3573141487</text:p>
              </table:table-cell>
              <table:table-cell office:value-type="float" office:value="9418.38774150566">
                <text:p>9418.3877415056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88490">
                <text:p>88490</text:p>
              </table:table-cell>
              <table:table-cell office:value-type="float" office:value="81357.5129533679">
                <text:p>81357.5129533679</text:p>
              </table:table-cell>
              <table:table-cell office:value-type="float" office:value="7206.27830130951">
                <text:p>7206.27830130951</text:p>
              </table:table-cell>
              <table:table-cell office:value-type="float" office:value="923.010000940527">
                <text:p>923.01000094052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42278">
                <text:p>142278</text:p>
              </table:table-cell>
              <table:table-cell office:value-type="float" office:value="47765.8962998443">
                <text:p>47765.8962998443</text:p>
              </table:table-cell>
              <table:table-cell office:value-type="float" office:value="4110.18031942298">
                <text:p>4110.18031942298</text:p>
              </table:table-cell>
              <table:table-cell office:value-type="float" office:value="288.683885236553">
                <text:p>288.68388523655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958">
                <text:p>4958</text:p>
              </table:table-cell>
              <table:table-cell office:value-type="float" office:value="609461.538461538">
                <text:p>609461.538461538</text:p>
              </table:table-cell>
              <table:table-cell office:value-type="float" office:value="46063.9534883721">
                <text:p>46063.9534883721</text:p>
              </table:table-cell>
              <table:table-cell office:value-type="float" office:value="9212.79069767442">
                <text:p>9212.7906976744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81088">
                <text:p>81088</text:p>
              </table:table-cell>
              <table:table-cell office:value-type="float" office:value="98505.2401746725">
                <text:p>98505.2401746725</text:p>
              </table:table-cell>
              <table:table-cell office:value-type="float" office:value="7851.34523685218">
                <text:p>7851.34523685218</text:p>
              </table:table-cell>
              <table:table-cell office:value-type="float" office:value="1061.36900448869">
                <text:p>1061.3690044886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98250">
                <text:p>98250</text:p>
              </table:table-cell>
              <table:table-cell office:value-type="float" office:value="71134.1621341621">
                <text:p>71134.1621341621</text:p>
              </table:table-cell>
              <table:table-cell office:value-type="float" office:value="6074.55820228695">
                <text:p>6074.55820228695</text:p>
              </table:table-cell>
              <table:table-cell office:value-type="float" office:value="340.869770270438">
                <text:p>340.86977027043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49110">
                <text:p>149110</text:p>
              </table:table-cell>
              <table:table-cell office:value-type="float" office:value="50970.4274353877">
                <text:p>50970.4274353877</text:p>
              </table:table-cell>
              <table:table-cell office:value-type="float" office:value="3921.77670701161">
                <text:p>3921.77670701161</text:p>
              </table:table-cell>
              <table:table-cell office:value-type="float" office:value="564.538437084124">
                <text:p>564.53843708412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22097">
                <text:p>122097</text:p>
              </table:table-cell>
              <table:table-cell office:value-type="float" office:value="57526.6111863751">
                <text:p>57526.6111863751</text:p>
              </table:table-cell>
              <table:table-cell office:value-type="float" office:value="5416.18075801749">
                <text:p>5416.18075801749</text:p>
              </table:table-cell>
              <table:table-cell office:value-type="float" office:value="674.728113444396">
                <text:p>674.72811344439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0098">
                <text:p>50098</text:p>
              </table:table-cell>
              <table:table-cell office:value-type="float" office:value="177470.976253298">
                <text:p>177470.976253298</text:p>
              </table:table-cell>
              <table:table-cell office:value-type="float" office:value="13752.0956859538">
                <text:p>13752.0956859538</text:p>
              </table:table-cell>
              <table:table-cell office:value-type="float" office:value="1780.79453541785">
                <text:p>1780.7945354178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6233">
                <text:p>56233</text:p>
              </table:table-cell>
              <table:table-cell office:value-type="float" office:value="135285.843920145">
                <text:p>135285.843920145</text:p>
              </table:table-cell>
              <table:table-cell office:value-type="float" office:value="11862.2692552514">
                <text:p>11862.2692552514</text:p>
              </table:table-cell>
              <table:table-cell office:value-type="float" office:value="1691.3224499983">
                <text:p>1691.322449998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2875">
                <text:p>52875</text:p>
              </table:table-cell>
              <table:table-cell office:value-type="float" office:value="156333.743842365">
                <text:p>156333.743842365</text:p>
              </table:table-cell>
              <table:table-cell office:value-type="float" office:value="14473.036141831">
                <text:p>14473.036141831</text:p>
              </table:table-cell>
              <table:table-cell office:value-type="float" office:value="1504.34916571862">
                <text:p>1504.3491657186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1746">
                <text:p>51746</text:p>
              </table:table-cell>
              <table:table-cell office:value-type="float" office:value="160051.490514905">
                <text:p>160051.490514905</text:p>
              </table:table-cell>
              <table:table-cell office:value-type="float" office:value="15574.6308016878">
                <text:p>15574.6308016878</text:p>
              </table:table-cell>
              <table:table-cell office:value-type="float" office:value="1947.69560557342">
                <text:p>1947.6956055734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6610">
                <text:p>36610</text:p>
              </table:table-cell>
              <table:table-cell office:value-type="float" office:value="211118.421052632">
                <text:p>211118.421052632</text:p>
              </table:table-cell>
              <table:table-cell office:value-type="float" office:value="26110.6590724166">
                <text:p>26110.6590724166</text:p>
              </table:table-cell>
              <table:table-cell office:value-type="float" office:value="3315.59642506587">
                <text:p>3315.5964250658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85664">
                <text:p>85664</text:p>
              </table:table-cell>
              <table:table-cell office:value-type="float" office:value="84447.4180173389">
                <text:p>84447.4180173389</text:p>
              </table:table-cell>
              <table:table-cell office:value-type="float" office:value="7278.01059026086">
                <text:p>7278.01059026086</text:p>
              </table:table-cell>
              <table:table-cell office:value-type="float" office:value="1172.98519887539">
                <text:p>1172.9851988753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51848">
                <text:p>151848</text:p>
              </table:table-cell>
              <table:table-cell office:value-type="float" office:value="44961.0830958123">
                <text:p>44961.0830958123</text:p>
              </table:table-cell>
              <table:table-cell office:value-type="float" office:value="3958.48816222529">
                <text:p>3958.48816222529</text:p>
              </table:table-cell>
              <table:table-cell office:value-type="float" office:value="483.495250928064">
                <text:p>483.49525092806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00664">
                <text:p>100664</text:p>
              </table:table-cell>
              <table:table-cell office:value-type="float" office:value="70152.733513116">
                <text:p>70152.733513116</text:p>
              </table:table-cell>
              <table:table-cell office:value-type="float" office:value="5808.20833417906">
                <text:p>5808.20833417906</text:p>
              </table:table-cell>
              <table:table-cell office:value-type="float" office:value="741.859464280159">
                <text:p>741.85946428015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09868">
                <text:p>209868</text:p>
              </table:table-cell>
              <table:table-cell office:value-type="float" office:value="32916.252661462">
                <text:p>32916.252661462</text:p>
              </table:table-cell>
              <table:table-cell office:value-type="float" office:value="2589.99274026917">
                <text:p>2589.99274026917</text:p>
              </table:table-cell>
              <table:table-cell office:value-type="float" office:value="489.482960601999">
                <text:p>489.48296060199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8058">
                <text:p>88058</text:p>
              </table:table-cell>
              <table:table-cell office:value-type="float" office:value="81271.1176687569">
                <text:p>81271.1176687569</text:p>
              </table:table-cell>
              <table:table-cell office:value-type="float" office:value="7187.27776871636">
                <text:p>7187.27776871636</text:p>
              </table:table-cell>
              <table:table-cell office:value-type="float" office:value="1043.17071323056">
                <text:p>1043.1707132305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3562">
                <text:p>23562</text:p>
              </table:table-cell>
              <table:table-cell office:value-type="float" office:value="364122.641509434">
                <text:p>364122.641509434</text:p>
              </table:table-cell>
              <table:table-cell office:value-type="float" office:value="46671.100362757">
                <text:p>46671.100362757</text:p>
              </table:table-cell>
              <table:table-cell office:value-type="float" office:value="6828.91012031139">
                <text:p>6828.9101203113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46353">
                <text:p>146353</text:p>
              </table:table-cell>
              <table:table-cell office:value-type="float" office:value="46097.4416017798">
                <text:p>46097.4416017798</text:p>
              </table:table-cell>
              <table:table-cell office:value-type="float" office:value="4317.41798368529">
                <text:p>4317.41798368529</text:p>
              </table:table-cell>
              <table:table-cell office:value-type="float" office:value="462.893441441884">
                <text:p>462.89344144188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11078">
                <text:p>111078</text:p>
              </table:table-cell>
              <table:table-cell office:value-type="float" office:value="63732.1256038647">
                <text:p>63732.1256038647</text:p>
              </table:table-cell>
              <table:table-cell office:value-type="float" office:value="6340.28595458368">
                <text:p>6340.28595458368</text:p>
              </table:table-cell>
              <table:table-cell office:value-type="float" office:value="936.47869727558">
                <text:p>936.4786972755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68745">
                <text:p>168745</text:p>
              </table:table-cell>
              <table:table-cell office:value-type="float" office:value="39338.4011360789">
                <text:p>39338.4011360789</text:p>
              </table:table-cell>
              <table:table-cell office:value-type="float" office:value="3740.4586215935">
                <text:p>3740.4586215935</text:p>
              </table:table-cell>
              <table:table-cell office:value-type="float" office:value="164.803245390675">
                <text:p>164.80324539067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1750">
                <text:p>41750</text:p>
              </table:table-cell>
              <table:table-cell office:value-type="float" office:value="178110.204081633">
                <text:p>178110.204081633</text:p>
              </table:table-cell>
              <table:table-cell office:value-type="float" office:value="22733.5243553009">
                <text:p>22733.5243553009</text:p>
              </table:table-cell>
              <table:table-cell office:value-type="float" office:value="1429.54954954955">
                <text:p>1429.5495495495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6184">
                <text:p>56184</text:p>
              </table:table-cell>
              <table:table-cell office:value-type="float" office:value="143252.066115702">
                <text:p>143252.066115702</text:p>
              </table:table-cell>
              <table:table-cell office:value-type="float" office:value="12631.444707597">
                <text:p>12631.444707597</text:p>
              </table:table-cell>
              <table:table-cell office:value-type="float" office:value="1978.76651730928">
                <text:p>1978.7665173092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01881">
                <text:p>101881</text:p>
              </table:table-cell>
              <table:table-cell office:value-type="float" office:value="69807.8703703704">
                <text:p>69807.8703703704</text:p>
              </table:table-cell>
              <table:table-cell office:value-type="float" office:value="6028.72056863616">
                <text:p>6028.72056863616</text:p>
              </table:table-cell>
              <table:table-cell office:value-type="float" office:value="534.880879417138">
                <text:p>534.88087941713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40324">
                <text:p>140324</text:p>
              </table:table-cell>
              <table:table-cell office:value-type="float" office:value="48610.9206014244">
                <text:p>48610.9206014244</text:p>
              </table:table-cell>
              <table:table-cell office:value-type="float" office:value="4370.18153360921">
                <text:p>4370.18153360921</text:p>
              </table:table-cell>
              <table:table-cell office:value-type="float" office:value="571.447176858566">
                <text:p>571.44717685856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28768">
                <text:p>128768</text:p>
              </table:table-cell>
              <table:table-cell office:value-type="float" office:value="54509.4339622642">
                <text:p>54509.4339622642</text:p>
              </table:table-cell>
              <table:table-cell office:value-type="float" office:value="4942.64500697628">
                <text:p>4942.64500697628</text:p>
              </table:table-cell>
              <table:table-cell office:value-type="float" office:value="634.010239889547">
                <text:p>634.01023988954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88769">
                <text:p>88769</text:p>
              </table:table-cell>
              <table:table-cell office:value-type="float" office:value="78905.2906596996">
                <text:p>78905.2906596996</text:p>
              </table:table-cell>
              <table:table-cell office:value-type="float" office:value="8169.60843984581">
                <text:p>8169.60843984581</text:p>
              </table:table-cell>
              <table:table-cell office:value-type="float" office:value="304.060125395479">
                <text:p>304.06012539547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63634">
                <text:p>163634</text:p>
              </table:table-cell>
              <table:table-cell office:value-type="float" office:value="41402.9959146618">
                <text:p>41402.9959146618</text:p>
              </table:table-cell>
              <table:table-cell office:value-type="float" office:value="2404.0421079266">
                <text:p>2404.0421079266</text:p>
              </table:table-cell>
              <table:table-cell office:value-type="float" office:value="474.984507548339">
                <text:p>474.98450754833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57104">
                <text:p>57104</text:p>
              </table:table-cell>
              <table:table-cell office:value-type="float" office:value="152461.244019139">
                <text:p>152461.244019139</text:p>
              </table:table-cell>
              <table:table-cell office:value-type="float" office:value="11194.6318156268">
                <text:p>11194.6318156268</text:p>
              </table:table-cell>
              <table:table-cell office:value-type="float" office:value="1324.47148997016">
                <text:p>1324.4714899701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00988">
                <text:p>200988</text:p>
              </table:table-cell>
              <table:table-cell office:value-type="float" office:value="34261.7167919799">
                <text:p>34261.7167919799</text:p>
              </table:table-cell>
              <table:table-cell office:value-type="float" office:value="2450.02867537681">
                <text:p>2450.02867537681</text:p>
              </table:table-cell>
              <table:table-cell office:value-type="float" office:value="372.194757716777">
                <text:p>372.19475771677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69418">
                <text:p>269418</text:p>
              </table:table-cell>
              <table:table-cell office:value-type="float" office:value="24388.8406111956">
                <text:p>24388.8406111956</text:p>
              </table:table-cell>
              <table:table-cell office:value-type="float" office:value="2274.78613860717">
                <text:p>2274.78613860717</text:p>
              </table:table-cell>
              <table:table-cell office:value-type="float" office:value="215.872711661955">
                <text:p>215.87271166195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3036">
                <text:p>103036</text:p>
              </table:table-cell>
              <table:table-cell office:value-type="float" office:value="70422.0472440945">
                <text:p>70422.0472440945</text:p>
              </table:table-cell>
              <table:table-cell office:value-type="float" office:value="6039.02856242544">
                <text:p>6039.02856242544</text:p>
              </table:table-cell>
              <table:table-cell office:value-type="float" office:value="924.810941603877">
                <text:p>924.81094160387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1908">
                <text:p>31908</text:p>
              </table:table-cell>
              <table:table-cell office:value-type="float" office:value="262000">
                <text:p>262000</text:p>
              </table:table-cell>
              <table:table-cell office:value-type="float" office:value="33262.0387742339">
                <text:p>33262.0387742339</text:p>
              </table:table-cell>
              <table:table-cell office:value-type="float" office:value="2983.61943228991">
                <text:p>2983.6194322899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78227">
                <text:p>178227</text:p>
              </table:table-cell>
              <table:table-cell office:value-type="float" office:value="37676.8632304836">
                <text:p>37676.8632304836</text:p>
              </table:table-cell>
              <table:table-cell office:value-type="float" office:value="3746.68553945703">
                <text:p>3746.68553945703</text:p>
              </table:table-cell>
              <table:table-cell office:value-type="float" office:value="581.564629285181">
                <text:p>581.56462928518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58508">
                <text:p>158508</text:p>
              </table:table-cell>
              <table:table-cell office:value-type="float" office:value="42610.1347708895">
                <text:p>42610.1347708895</text:p>
              </table:table-cell>
              <table:table-cell office:value-type="float" office:value="3861.49922810857">
                <text:p>3861.49922810857</text:p>
              </table:table-cell>
              <table:table-cell office:value-type="float" office:value="602.854340467659">
                <text:p>602.85434046765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50958">
                <text:p>150958</text:p>
              </table:table-cell>
              <table:table-cell office:value-type="float" office:value="46406.8807921798">
                <text:p>46406.8807921798</text:p>
              </table:table-cell>
              <table:table-cell office:value-type="float" office:value="4464.31450135561">
                <text:p>4464.31450135561</text:p>
              </table:table-cell>
              <table:table-cell office:value-type="float" office:value="414.060854022387">
                <text:p>414.06085402238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0456">
                <text:p>10456</text:p>
              </table:table-cell>
              <table:table-cell office:value-type="float" office:value="430264.705882353">
                <text:p>430264.705882353</text:p>
              </table:table-cell>
              <table:table-cell office:value-type="float" office:value="45012.3076923077">
                <text:p>45012.3076923077</text:p>
              </table:table-cell>
              <table:table-cell office:value-type="float" office:value="8246.33596392334">
                <text:p>8246.3359639233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91310">
                <text:p>91310</text:p>
              </table:table-cell>
              <table:table-cell office:value-type="float" office:value="86517.6220806794">
                <text:p>86517.6220806794</text:p>
              </table:table-cell>
              <table:table-cell office:value-type="float" office:value="8464.50085164721">
                <text:p>8464.50085164721</text:p>
              </table:table-cell>
              <table:table-cell office:value-type="float" office:value="1206.98663570447">
                <text:p>1206.9866357044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24060">
                <text:p>224060</text:p>
              </table:table-cell>
              <table:table-cell office:value-type="float" office:value="29928.7194363862">
                <text:p>29928.7194363862</text:p>
              </table:table-cell>
              <table:table-cell office:value-type="float" office:value="2849.27183149298">
                <text:p>2849.27183149298</text:p>
              </table:table-cell>
              <table:table-cell office:value-type="float" office:value="145.382293347398">
                <text:p>145.38229334739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25312">
                <text:p>325312</text:p>
              </table:table-cell>
              <table:table-cell office:value-type="float" office:value="19999.4396121141">
                <text:p>19999.4396121141</text:p>
              </table:table-cell>
              <table:table-cell office:value-type="float" office:value="1660.81657180664">
                <text:p>1660.81657180664</text:p>
              </table:table-cell>
              <table:table-cell office:value-type="float" office:value="238.641282906548">
                <text:p>238.64128290654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84526">
                <text:p>84526</text:p>
              </table:table-cell>
              <table:table-cell office:value-type="float" office:value="85424.4031830239">
                <text:p>85424.4031830239</text:p>
              </table:table-cell>
              <table:table-cell office:value-type="float" office:value="7114.50662739323">
                <text:p>7114.50662739323</text:p>
              </table:table-cell>
              <table:table-cell office:value-type="float" office:value="1304.26858901669">
                <text:p>1304.2685890166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149">
                <text:p>138149</text:p>
              </table:table-cell>
              <table:table-cell office:value-type="float" office:value="53601.206315416">
                <text:p>53601.206315416</text:p>
              </table:table-cell>
              <table:table-cell office:value-type="float" office:value="5033.81980541117">
                <text:p>5033.81980541117</text:p>
              </table:table-cell>
              <table:table-cell office:value-type="float" office:value="762.964590261628">
                <text:p>762.96459026162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06600">
                <text:p>106600</text:p>
              </table:table-cell>
              <table:table-cell office:value-type="float" office:value="73275.6324900133">
                <text:p>73275.6324900133</text:p>
              </table:table-cell>
              <table:table-cell office:value-type="float" office:value="6162.92613000045">
                <text:p>6162.92613000045</text:p>
              </table:table-cell>
              <table:table-cell office:value-type="float" office:value="973.654877120968">
                <text:p>973.65487712096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3536">
                <text:p>43536</text:p>
              </table:table-cell>
              <table:table-cell office:value-type="float" office:value="217473.922902494">
                <text:p>217473.922902494</text:p>
              </table:table-cell>
              <table:table-cell office:value-type="float" office:value="15823.4614750041">
                <text:p>15823.4614750041</text:p>
              </table:table-cell>
              <table:table-cell office:value-type="float" office:value="2410.12238333375">
                <text:p>2410.1223833337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1786">
                <text:p>21786</text:p>
              </table:table-cell>
              <table:table-cell office:value-type="float" office:value="369125.82781457">
                <text:p>369125.82781457</text:p>
              </table:table-cell>
              <table:table-cell office:value-type="float" office:value="36573.4908136483">
                <text:p>36573.4908136483</text:p>
              </table:table-cell>
              <table:table-cell office:value-type="float" office:value="4591.64675838208">
                <text:p>4591.6467583820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9272">
                <text:p>29272</text:p>
              </table:table-cell>
              <table:table-cell office:value-type="float" office:value="273873.23943662">
                <text:p>273873.23943662</text:p>
              </table:table-cell>
              <table:table-cell office:value-type="float" office:value="23713.4146341463">
                <text:p>23713.4146341463</text:p>
              </table:table-cell>
              <table:table-cell office:value-type="float" office:value="2951.01870470843">
                <text:p>2951.0187047084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0058">
                <text:p>40058</text:p>
              </table:table-cell>
              <table:table-cell office:value-type="float" office:value="212110.220440882">
                <text:p>212110.220440882</text:p>
              </table:table-cell>
              <table:table-cell office:value-type="float" office:value="16913.2310642378">
                <text:p>16913.2310642378</text:p>
              </table:table-cell>
              <table:table-cell office:value-type="float" office:value="1991.51410239524">
                <text:p>1991.5141023952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87204">
                <text:p>87204</text:p>
              </table:table-cell>
              <table:table-cell office:value-type="float" office:value="92607.4874565805">
                <text:p>92607.4874565805</text:p>
              </table:table-cell>
              <table:table-cell office:value-type="float" office:value="6913.47566773273">
                <text:p>6913.47566773273</text:p>
              </table:table-cell>
              <table:table-cell office:value-type="float" office:value="730.220271824805">
                <text:p>730.22027182480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89370">
                <text:p>89370</text:p>
              </table:table-cell>
              <table:table-cell office:value-type="float" office:value="98315.7659669495">
                <text:p>98315.7659669495</text:p>
              </table:table-cell>
              <table:table-cell office:value-type="float" office:value="7294.59522152633">
                <text:p>7294.59522152633</text:p>
              </table:table-cell>
              <table:table-cell office:value-type="float" office:value="752.261442196957">
                <text:p>752.26144219695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01197">
                <text:p>101197</text:p>
              </table:table-cell>
              <table:table-cell office:value-type="float" office:value="68723.8015607581">
                <text:p>68723.8015607581</text:p>
              </table:table-cell>
              <table:table-cell office:value-type="float" office:value="6744.74137695232">
                <text:p>6744.74137695232</text:p>
              </table:table-cell>
              <table:table-cell office:value-type="float" office:value="954.452908480035">
                <text:p>954.45290848003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88130">
                <text:p>388130</text:p>
              </table:table-cell>
              <table:table-cell office:value-type="float" office:value="16734.0204122473">
                <text:p>16734.0204122473</text:p>
              </table:table-cell>
              <table:table-cell office:value-type="float" office:value="1521.93079046945">
                <text:p>1521.93079046945</text:p>
              </table:table-cell>
              <table:table-cell office:value-type="float" office:value="63.2261527029099">
                <text:p>63.226152702909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5022">
                <text:p>65022</text:p>
              </table:table-cell>
              <table:table-cell office:value-type="float" office:value="116281.969309463">
                <text:p>116281.969309463</text:p>
              </table:table-cell>
              <table:table-cell office:value-type="float" office:value="9863.06198817723">
                <text:p>9863.06198817723</text:p>
              </table:table-cell>
              <table:table-cell office:value-type="float" office:value="1231.53026260547">
                <text:p>1231.5302626054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4552">
                <text:p>104552</text:p>
              </table:table-cell>
              <table:table-cell office:value-type="float" office:value="69964.3909626719">
                <text:p>69964.3909626719</text:p>
              </table:table-cell>
              <table:table-cell office:value-type="float" office:value="5279.15724715562">
                <text:p>5279.15724715562</text:p>
              </table:table-cell>
              <table:table-cell office:value-type="float" office:value="655.640935357594">
                <text:p>655.64093535759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49988">
                <text:p>349988</text:p>
              </table:table-cell>
              <table:table-cell office:value-type="float" office:value="18870.9921191839">
                <text:p>18870.9921191839</text:p>
              </table:table-cell>
              <table:table-cell office:value-type="float" office:value="2226.6636094976">
                <text:p>2226.6636094976</text:p>
              </table:table-cell>
              <table:table-cell office:value-type="float" office:value="95.0277747840324">
                <text:p>95.027774784032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97380">
                <text:p>97380</text:p>
              </table:table-cell>
              <table:table-cell office:value-type="float" office:value="71362.5641025641">
                <text:p>71362.5641025641</text:p>
              </table:table-cell>
              <table:table-cell office:value-type="float" office:value="11373.6820596649">
                <text:p>11373.6820596649</text:p>
              </table:table-cell>
              <table:table-cell office:value-type="float" office:value="1306.52808682834">
                <text:p>1306.5280868283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12480">
                <text:p>112480</text:p>
              </table:table-cell>
              <table:table-cell office:value-type="float" office:value="61870.8767361111">
                <text:p>61870.8767361111</text:p>
              </table:table-cell>
              <table:table-cell office:value-type="float" office:value="5371.25793628365">
                <text:p>5371.25793628365</text:p>
              </table:table-cell>
              <table:table-cell office:value-type="float" office:value="853.69804767038">
                <text:p>853.6980476703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04520">
                <text:p>104520</text:p>
              </table:table-cell>
              <table:table-cell office:value-type="float" office:value="66744.0228690229">
                <text:p>66744.0228690229</text:p>
              </table:table-cell>
              <table:table-cell office:value-type="float" office:value="5880.23444833665">
                <text:p>5880.23444833665</text:p>
              </table:table-cell>
              <table:table-cell office:value-type="float" office:value="873.681811378264">
                <text:p>873.68181137826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6361">
                <text:p>66361</text:p>
              </table:table-cell>
              <table:table-cell office:value-type="float" office:value="125021.903959562">
                <text:p>125021.903959562</text:p>
              </table:table-cell>
              <table:table-cell office:value-type="float" office:value="12205.0333086603">
                <text:p>12205.0333086603</text:p>
              </table:table-cell>
              <table:table-cell office:value-type="float" office:value="1221.75935454658">
                <text:p>1221.7593545465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27091">
                <text:p>127091</text:p>
              </table:table-cell>
              <table:table-cell office:value-type="float" office:value="53809.2401802962">
                <text:p>53809.2401802962</text:p>
              </table:table-cell>
              <table:table-cell office:value-type="float" office:value="4851.91528892631">
                <text:p>4851.91528892631</text:p>
              </table:table-cell>
              <table:table-cell office:value-type="float" office:value="207.115961219238">
                <text:p>207.11596121923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57835">
                <text:p>57835</text:p>
              </table:table-cell>
              <table:table-cell office:value-type="float" office:value="131411.418975651">
                <text:p>131411.418975651</text:p>
              </table:table-cell>
              <table:table-cell office:value-type="float" office:value="10945.5906007413">
                <text:p>10945.5906007413</text:p>
              </table:table-cell>
              <table:table-cell office:value-type="float" office:value="1581.71803941385">
                <text:p>1581.7180394138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65056">
                <text:p>265056</text:p>
              </table:table-cell>
              <table:table-cell office:value-type="float" office:value="25128.2823416044">
                <text:p>25128.2823416044</text:p>
              </table:table-cell>
              <table:table-cell office:value-type="float" office:value="2044.11615806956">
                <text:p>2044.11615806956</text:p>
              </table:table-cell>
              <table:table-cell office:value-type="float" office:value="349.462860933498">
                <text:p>349.46286093349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3240">
                <text:p>133240</text:p>
              </table:table-cell>
              <table:table-cell office:value-type="float" office:value="51184.5878136201">
                <text:p>51184.5878136201</text:p>
              </table:table-cell>
              <table:table-cell office:value-type="float" office:value="4699.07864429089">
                <text:p>4699.07864429089</text:p>
              </table:table-cell>
              <table:table-cell office:value-type="float" office:value="201.026682964711">
                <text:p>201.02668296471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17475">
                <text:p>117475</text:p>
              </table:table-cell>
              <table:table-cell office:value-type="float" office:value="60360.4255319149">
                <text:p>60360.4255319149</text:p>
              </table:table-cell>
              <table:table-cell office:value-type="float" office:value="5644.97771410379">
                <text:p>5644.97771410379</text:p>
              </table:table-cell>
              <table:table-cell office:value-type="float" office:value="890.861645035783">
                <text:p>890.86164503578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00704">
                <text:p>100704</text:p>
              </table:table-cell>
              <table:table-cell office:value-type="float" office:value="72541.3741223671">
                <text:p>72541.3741223671</text:p>
              </table:table-cell>
              <table:table-cell office:value-type="float" office:value="5447.29607592077">
                <text:p>5447.29607592077</text:p>
              </table:table-cell>
              <table:table-cell office:value-type="float" office:value="198.83091176511">
                <text:p>198.8309117651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0758">
                <text:p>20758</text:p>
              </table:table-cell>
              <table:table-cell office:value-type="float" office:value="263073.170731707">
                <text:p>263073.170731707</text:p>
              </table:table-cell>
              <table:table-cell office:value-type="float" office:value="35667.9894179894">
                <text:p>35667.9894179894</text:p>
              </table:table-cell>
              <table:table-cell office:value-type="float" office:value="3859.31014741663">
                <text:p>3859.3101474166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2238">
                <text:p>62238</text:p>
              </table:table-cell>
              <table:table-cell office:value-type="float" office:value="119908.407382092">
                <text:p>119908.407382092</text:p>
              </table:table-cell>
              <table:table-cell office:value-type="float" office:value="10053.6420425239">
                <text:p>10053.6420425239</text:p>
              </table:table-cell>
              <table:table-cell office:value-type="float" office:value="1256.68725016835">
                <text:p>1256.6872501683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02680">
                <text:p>102680</text:p>
              </table:table-cell>
              <table:table-cell office:value-type="float" office:value="67829.5761947701">
                <text:p>67829.5761947701</text:p>
              </table:table-cell>
              <table:table-cell office:value-type="float" office:value="5650.97847725651">
                <text:p>5650.97847725651</text:p>
              </table:table-cell>
              <table:table-cell office:value-type="float" office:value="842.110565983874">
                <text:p>842.11056598387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57512">
                <text:p>57512</text:p>
              </table:table-cell>
              <table:table-cell office:value-type="float" office:value="153724.922440538">
                <text:p>153724.922440538</text:p>
              </table:table-cell>
              <table:table-cell office:value-type="float" office:value="13098.2465415455">
                <text:p>13098.2465415455</text:p>
              </table:table-cell>
              <table:table-cell office:value-type="float" office:value="672.03746903199">
                <text:p>672.0374690319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0904">
                <text:p>80904</text:p>
              </table:table-cell>
              <table:table-cell office:value-type="float" office:value="89212.2861586314">
                <text:p>89212.2861586314</text:p>
              </table:table-cell>
              <table:table-cell office:value-type="float" office:value="7756.54113988236">
                <text:p>7756.54113988236</text:p>
              </table:table-cell>
              <table:table-cell office:value-type="float" office:value="291.296548554714">
                <text:p>291.29654855471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43488">
                <text:p>243488</text:p>
              </table:table-cell>
              <table:table-cell office:value-type="float" office:value="28478.9540492511">
                <text:p>28478.9540492511</text:p>
              </table:table-cell>
              <table:table-cell office:value-type="float" office:value="2224.40651347986">
                <text:p>2224.40651347986</text:p>
              </table:table-cell>
              <table:table-cell office:value-type="float" office:value="403.760366779372">
                <text:p>403.76036677937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63414">
                <text:p>163414</text:p>
              </table:table-cell>
              <table:table-cell office:value-type="float" office:value="42835.2623039481">
                <text:p>42835.2623039481</text:p>
              </table:table-cell>
              <table:table-cell office:value-type="float" office:value="4286.81843276069">
                <text:p>4286.81843276069</text:p>
              </table:table-cell>
              <table:table-cell office:value-type="float" office:value="655.03084837157">
                <text:p>655.0308483715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7539">
                <text:p>47539</text:p>
              </table:table-cell>
              <table:table-cell office:value-type="float" office:value="157596.93877551">
                <text:p>157596.93877551</text:p>
              </table:table-cell>
              <table:table-cell office:value-type="float" office:value="20193.2882981042">
                <text:p>20193.2882981042</text:p>
              </table:table-cell>
              <table:table-cell office:value-type="float" office:value="2095.35330695308">
                <text:p>2095.3533069530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5798">
                <text:p>15798</text:p>
              </table:table-cell>
              <table:table-cell office:value-type="float" office:value="410112.903225807">
                <text:p>410112.903225807</text:p>
              </table:table-cell>
              <table:table-cell office:value-type="float" office:value="59969.3396226415">
                <text:p>59969.3396226415</text:p>
              </table:table-cell>
              <table:table-cell office:value-type="float" office:value="7331.89158016148">
                <text:p>7331.8915801614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8338">
                <text:p>148338</text:p>
              </table:table-cell>
              <table:table-cell office:value-type="float" office:value="46031.1468919097">
                <text:p>46031.1468919097</text:p>
              </table:table-cell>
              <table:table-cell office:value-type="float" office:value="4514.98401273803">
                <text:p>4514.98401273803</text:p>
              </table:table-cell>
              <table:table-cell office:value-type="float" office:value="637.882127017512">
                <text:p>637.88212701751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6896">
                <text:p>66896</text:p>
              </table:table-cell>
              <table:table-cell office:value-type="float" office:value="107121.523579202">
                <text:p>107121.523579202</text:p>
              </table:table-cell>
              <table:table-cell office:value-type="float" office:value="9915.9950749944">
                <text:p>9915.9950749944</text:p>
              </table:table-cell>
              <table:table-cell office:value-type="float" office:value="332.093769504855">
                <text:p>332.09376950485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52348">
                <text:p>52348</text:p>
              </table:table-cell>
              <table:table-cell office:value-type="float" office:value="156652.792990142">
                <text:p>156652.792990142</text:p>
              </table:table-cell>
              <table:table-cell office:value-type="float" office:value="11684.9673202614">
                <text:p>11684.9673202614</text:p>
              </table:table-cell>
              <table:table-cell office:value-type="float" office:value="1617.77214731699">
                <text:p>1617.7721473169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93870">
                <text:p>93870</text:p>
              </table:table-cell>
              <table:table-cell office:value-type="float" office:value="77632.7467482785">
                <text:p>77632.7467482785</text:p>
              </table:table-cell>
              <table:table-cell office:value-type="float" office:value="8021.97889077756">
                <text:p>8021.97889077756</text:p>
              </table:table-cell>
              <table:table-cell office:value-type="float" office:value="1345.81001140674">
                <text:p>1345.8100114067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2356">
                <text:p>142356</text:p>
              </table:table-cell>
              <table:table-cell office:value-type="float" office:value="48172.8190239182">
                <text:p>48172.8190239182</text:p>
              </table:table-cell>
              <table:table-cell office:value-type="float" office:value="4805.58850302044">
                <text:p>4805.58850302044</text:p>
              </table:table-cell>
              <table:table-cell office:value-type="float" office:value="683.538989700834">
                <text:p>683.53898970083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1368">
                <text:p>21368</text:p>
              </table:table-cell>
              <table:table-cell office:value-type="float" office:value="252126.436781609">
                <text:p>252126.436781609</text:p>
              </table:table-cell>
              <table:table-cell office:value-type="float" office:value="44268.4157416751">
                <text:p>44268.4157416751</text:p>
              </table:table-cell>
              <table:table-cell office:value-type="float" office:value="5681.90648879679">
                <text:p>5681.9064887967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9828">
                <text:p>29828</text:p>
              </table:table-cell>
              <table:table-cell office:value-type="float" office:value="220314.102564103">
                <text:p>220314.102564103</text:p>
              </table:table-cell>
              <table:table-cell office:value-type="float" office:value="27363.8535031847">
                <text:p>27363.8535031847</text:p>
              </table:table-cell>
              <table:table-cell office:value-type="float" office:value="3489.5928520662">
                <text:p>3489.592852066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7114">
                <text:p>27114</text:p>
              </table:table-cell>
              <table:table-cell office:value-type="float" office:value="315756.906077348">
                <text:p>315756.906077348</text:p>
              </table:table-cell>
              <table:table-cell office:value-type="float" office:value="34059.5947556615">
                <text:p>34059.5947556615</text:p>
              </table:table-cell>
              <table:table-cell office:value-type="float" office:value="3731.52259075477">
                <text:p>3731.5225907547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9024">
                <text:p>9024</text:p>
              </table:table-cell>
              <table:table-cell office:value-type="float" office:value="458500">
                <text:p>458500</text:p>
              </table:table-cell>
              <table:table-cell office:value-type="float" office:value="47176.8488745981">
                <text:p>47176.8488745981</text:p>
              </table:table-cell>
              <table:table-cell office:value-type="float" office:value="8133.0376940133">
                <text:p>8133.037694013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12165">
                <text:p>112165</text:p>
              </table:table-cell>
              <table:table-cell office:value-type="float" office:value="62366.1666008685">
                <text:p>62366.1666008685</text:p>
              </table:table-cell>
              <table:table-cell office:value-type="float" office:value="4928.27840084856">
                <text:p>4928.27840084856</text:p>
              </table:table-cell>
              <table:table-cell office:value-type="float" office:value="899.603367814423">
                <text:p>899.60336781442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72680">
                <text:p>172680</text:p>
              </table:table-cell>
              <table:table-cell office:value-type="float" office:value="39354.6847525747">
                <text:p>39354.6847525747</text:p>
              </table:table-cell>
              <table:table-cell office:value-type="float" office:value="3184.56409943696">
                <text:p>3184.56409943696</text:p>
              </table:table-cell>
              <table:table-cell office:value-type="float" office:value="408.90678749093">
                <text:p>408.9067874909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11788">
                <text:p>111788</text:p>
              </table:table-cell>
              <table:table-cell office:value-type="float" office:value="62603.5662450757">
                <text:p>62603.5662450757</text:p>
              </table:table-cell>
              <table:table-cell office:value-type="float" office:value="5037.40469477302">
                <text:p>5037.40469477302</text:p>
              </table:table-cell>
              <table:table-cell office:value-type="float" office:value="193.073482346396">
                <text:p>193.07348234639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0586">
                <text:p>70586</text:p>
              </table:table-cell>
              <table:table-cell office:value-type="float" office:value="126361.111111111">
                <text:p>126361.111111111</text:p>
              </table:table-cell>
              <table:table-cell office:value-type="float" office:value="9762.93503480279">
                <text:p>9762.93503480279</text:p>
              </table:table-cell>
              <table:table-cell office:value-type="float" office:value="1388.35455985218">
                <text:p>1388.3545598521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7652">
                <text:p>77652</text:p>
              </table:table-cell>
              <table:table-cell office:value-type="float" office:value="97702.5440313111">
                <text:p>97702.5440313111</text:p>
              </table:table-cell>
              <table:table-cell office:value-type="float" office:value="6812.11625051167">
                <text:p>6812.11625051167</text:p>
              </table:table-cell>
              <table:table-cell office:value-type="float" office:value="894.19034186312">
                <text:p>894.1903418631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3152">
                <text:p>43152</text:p>
              </table:table-cell>
              <table:table-cell office:value-type="float" office:value="196641.13785558">
                <text:p>196641.13785558</text:p>
              </table:table-cell>
              <table:table-cell office:value-type="float" office:value="21095.0704225352">
                <text:p>21095.0704225352</text:p>
              </table:table-cell>
              <table:table-cell office:value-type="float" office:value="2828.87902540372">
                <text:p>2828.8790254037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4082">
                <text:p>34082</text:p>
              </table:table-cell>
              <table:table-cell office:value-type="float" office:value="211374.707259953">
                <text:p>211374.707259953</text:p>
              </table:table-cell>
              <table:table-cell office:value-type="float" office:value="22230.7881773399">
                <text:p>22230.7881773399</text:p>
              </table:table-cell>
              <table:table-cell office:value-type="float" office:value="1349.33472865899">
                <text:p>1349.3347286589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9464">
                <text:p>149464</text:p>
              </table:table-cell>
              <table:table-cell office:value-type="float" office:value="45848.6744116771">
                <text:p>45848.6744116771</text:p>
              </table:table-cell>
              <table:table-cell office:value-type="float" office:value="5901.04476181348">
                <text:p>5901.04476181348</text:p>
              </table:table-cell>
              <table:table-cell office:value-type="float" office:value="657.016502889927">
                <text:p>657.01650288992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88592">
                <text:p>88592</text:p>
              </table:table-cell>
              <table:table-cell office:value-type="float" office:value="79731.032125769">
                <text:p>79731.032125769</text:p>
              </table:table-cell>
              <table:table-cell office:value-type="float" office:value="6369.7747440273">
                <text:p>6369.7747440273</text:p>
              </table:table-cell>
              <table:table-cell office:value-type="float" office:value="1057.58167830963">
                <text:p>1057.5816783096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83918">
                <text:p>83918</text:p>
              </table:table-cell>
              <table:table-cell office:value-type="float" office:value="84920.4089083607">
                <text:p>84920.4089083607</text:p>
              </table:table-cell>
              <table:table-cell office:value-type="float" office:value="7126.35191029137">
                <text:p>7126.35191029137</text:p>
              </table:table-cell>
              <table:table-cell office:value-type="float" office:value="537.052729283605">
                <text:p>537.05272928360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6570">
                <text:p>66570</text:p>
              </table:table-cell>
              <table:table-cell office:value-type="float" office:value="129749.805144193">
                <text:p>129749.805144193</text:p>
              </table:table-cell>
              <table:table-cell office:value-type="float" office:value="10313.4254383248">
                <text:p>10313.4254383248</text:p>
              </table:table-cell>
              <table:table-cell office:value-type="float" office:value="1285.68339267372">
                <text:p>1285.6833926737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59058">
                <text:p>59058</text:p>
              </table:table-cell>
              <table:table-cell office:value-type="float" office:value="133684.272300469">
                <text:p>133684.272300469</text:p>
              </table:table-cell>
              <table:table-cell office:value-type="float" office:value="15030.2190551597">
                <text:p>15030.2190551597</text:p>
              </table:table-cell>
              <table:table-cell office:value-type="float" office:value="2223.89487660106">
                <text:p>2223.8948766010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13190">
                <text:p>113190</text:p>
              </table:table-cell>
              <table:table-cell office:value-type="float" office:value="61133.1196581197">
                <text:p>61133.1196581197</text:p>
              </table:table-cell>
              <table:table-cell office:value-type="float" office:value="5603.59989815304">
                <text:p>5603.59989815304</text:p>
              </table:table-cell>
              <table:table-cell office:value-type="float" office:value="752.60159094257">
                <text:p>752.6015909425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5940">
                <text:p>75940</text:p>
              </table:table-cell>
              <table:table-cell office:value-type="float" office:value="95958.6966498394">
                <text:p>95958.6966498394</text:p>
              </table:table-cell>
              <table:table-cell office:value-type="float" office:value="7818.35177983847">
                <text:p>7818.35177983847</text:p>
              </table:table-cell>
              <table:table-cell office:value-type="float" office:value="649.227177038247">
                <text:p>649.22717703824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8404">
                <text:p>68404</text:p>
              </table:table-cell>
              <table:table-cell office:value-type="float" office:value="106492.718446602">
                <text:p>106492.718446602</text:p>
              </table:table-cell>
              <table:table-cell office:value-type="float" office:value="10798.6709328083">
                <text:p>10798.6709328083</text:p>
              </table:table-cell>
              <table:table-cell office:value-type="float" office:value="1496.02339081587">
                <text:p>1496.0233908158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21066">
                <text:p>221066</text:p>
              </table:table-cell>
              <table:table-cell office:value-type="float" office:value="29884.5429057315">
                <text:p>29884.5429057315</text:p>
              </table:table-cell>
              <table:table-cell office:value-type="float" office:value="1920.91206674466">
                <text:p>1920.91206674466</text:p>
              </table:table-cell>
              <table:table-cell office:value-type="float" office:value="320.244099452303">
                <text:p>320.24409945230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51196">
                <text:p>51196</text:p>
              </table:table-cell>
              <table:table-cell office:value-type="float" office:value="180473.958333333">
                <text:p>180473.958333333</text:p>
              </table:table-cell>
              <table:table-cell office:value-type="float" office:value="13946.8705977058">
                <text:p>13946.8705977058</text:p>
              </table:table-cell>
              <table:table-cell office:value-type="float" office:value="1484.094096988">
                <text:p>1484.09409698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7426">
                <text:p>67426</text:p>
              </table:table-cell>
              <table:table-cell office:value-type="float" office:value="107887.887323944">
                <text:p>107887.887323944</text:p>
              </table:table-cell>
              <table:table-cell office:value-type="float" office:value="8572.11280214861">
                <text:p>8572.11280214861</text:p>
              </table:table-cell>
              <table:table-cell office:value-type="float" office:value="1171.36023879721">
                <text:p>1171.3602387972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1190">
                <text:p>11190</text:p>
              </table:table-cell>
              <table:table-cell office:value-type="float" office:value="312413.043478261">
                <text:p>312413.043478261</text:p>
              </table:table-cell>
              <table:table-cell office:value-type="float" office:value="56578.7401574803">
                <text:p>56578.7401574803</text:p>
              </table:table-cell>
              <table:table-cell office:value-type="float" office:value="8197.94637763834">
                <text:p>8197.9463776383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1226">
                <text:p>11226</text:p>
              </table:table-cell>
              <table:table-cell office:value-type="float" office:value="579413.793103448">
                <text:p>579413.793103448</text:p>
              </table:table-cell>
              <table:table-cell office:value-type="float" office:value="57153.0612244898">
                <text:p>57153.0612244898</text:p>
              </table:table-cell>
              <table:table-cell office:value-type="float" office:value="7165.45842217484">
                <text:p>7165.4584221748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13926">
                <text:p>113926</text:p>
              </table:table-cell>
              <table:table-cell office:value-type="float" office:value="61971.6828478964">
                <text:p>61971.6828478964</text:p>
              </table:table-cell>
              <table:table-cell office:value-type="float" office:value="4718.23459660902">
                <text:p>4718.23459660902</text:p>
              </table:table-cell>
              <table:table-cell office:value-type="float" office:value="843.727969686288">
                <text:p>843.72796968628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3008">
                <text:p>13008</text:p>
              </table:table-cell>
              <table:table-cell office:value-type="float" office:value="384054.945054945">
                <text:p>384054.945054945</text:p>
              </table:table-cell>
              <table:table-cell office:value-type="float" office:value="64362.7992633517">
                <text:p>64362.7992633517</text:p>
              </table:table-cell>
              <table:table-cell office:value-type="float" office:value="8528.30649097121">
                <text:p>8528.3064909712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13675">
                <text:p>113675</text:p>
              </table:table-cell>
              <table:table-cell office:value-type="float" office:value="60285.2539802881">
                <text:p>60285.2539802881</text:p>
              </table:table-cell>
              <table:table-cell office:value-type="float" office:value="5163.64433332792">
                <text:p>5163.64433332792</text:p>
              </table:table-cell>
              <table:table-cell office:value-type="float" office:value="729.30280976424">
                <text:p>729.3028097642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59462">
                <text:p>159462</text:p>
              </table:table-cell>
              <table:table-cell office:value-type="float" office:value="42619.3100407803">
                <text:p>42619.3100407803</text:p>
              </table:table-cell>
              <table:table-cell office:value-type="float" office:value="4342.04320876752">
                <text:p>4342.04320876752</text:p>
              </table:table-cell>
              <table:table-cell office:value-type="float" office:value="547.026744095574">
                <text:p>547.02674409557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2458">
                <text:p>62458</text:p>
              </table:table-cell>
              <table:table-cell office:value-type="float" office:value="120677.269200931">
                <text:p>120677.269200931</text:p>
              </table:table-cell>
              <table:table-cell office:value-type="float" office:value="11295.6938493937">
                <text:p>11295.6938493937</text:p>
              </table:table-cell>
              <table:table-cell office:value-type="float" office:value="1640.12779148479">
                <text:p>1640.1277914847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0532">
                <text:p>20532</text:p>
              </table:table-cell>
              <table:table-cell office:value-type="float" office:value="364731.543624161">
                <text:p>364731.543624161</text:p>
              </table:table-cell>
              <table:table-cell office:value-type="float" office:value="33733.7057728119">
                <text:p>33733.7057728119</text:p>
              </table:table-cell>
              <table:table-cell office:value-type="float" office:value="5140.46538024972">
                <text:p>5140.4653802497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16006">
                <text:p>116006</text:p>
              </table:table-cell>
              <table:table-cell office:value-type="float" office:value="68895.9417273673">
                <text:p>68895.9417273673</text:p>
              </table:table-cell>
              <table:table-cell office:value-type="float" office:value="4547.94614644869">
                <text:p>4547.94614644869</text:p>
              </table:table-cell>
              <table:table-cell office:value-type="float" office:value="633.904088604299">
                <text:p>633.90408860429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68203">
                <text:p>68203</text:p>
              </table:table-cell>
              <table:table-cell office:value-type="float" office:value="107235.101506221">
                <text:p>107235.101506221</text:p>
              </table:table-cell>
              <table:table-cell office:value-type="float" office:value="10977.2742508547">
                <text:p>10977.2742508547</text:p>
              </table:table-cell>
              <table:table-cell office:value-type="float" office:value="1514.96479687659">
                <text:p>1514.9647968765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8264">
                <text:p>28264</text:p>
              </table:table-cell>
              <table:table-cell office:value-type="float" office:value="313294.573643411">
                <text:p>313294.573643411</text:p>
              </table:table-cell>
              <table:table-cell office:value-type="float" office:value="23247.0520563704">
                <text:p>23247.0520563704</text:p>
              </table:table-cell>
              <table:table-cell office:value-type="float" office:value="2444.94857834241">
                <text:p>2444.9485783424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96435">
                <text:p>96435</text:p>
              </table:table-cell>
              <table:table-cell office:value-type="float" office:value="74644.2687747036">
                <text:p>74644.2687747036</text:p>
              </table:table-cell>
              <table:table-cell office:value-type="float" office:value="7573.6915981552">
                <text:p>7573.6915981552</text:p>
              </table:table-cell>
              <table:table-cell office:value-type="float" office:value="527.178957506054">
                <text:p>527.17895750605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54945">
                <text:p>54945</text:p>
              </table:table-cell>
              <table:table-cell office:value-type="float" office:value="144973.550356053">
                <text:p>144973.550356053</text:p>
              </table:table-cell>
              <table:table-cell office:value-type="float" office:value="11147.4499374218">
                <text:p>11147.4499374218</text:p>
              </table:table-cell>
              <table:table-cell office:value-type="float" office:value="1605.75330426258">
                <text:p>1605.7533042625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2714">
                <text:p>42714</text:p>
              </table:table-cell>
              <table:table-cell office:value-type="float" office:value="213829.875518672">
                <text:p>213829.875518672</text:p>
              </table:table-cell>
              <table:table-cell office:value-type="float" office:value="17828.4033904169">
                <text:p>17828.4033904169</text:p>
              </table:table-cell>
              <table:table-cell office:value-type="float" office:value="2181.47568048089">
                <text:p>2181.4756804808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23952">
                <text:p>123952</text:p>
              </table:table-cell>
              <table:table-cell office:value-type="float" office:value="55879.0521327014">
                <text:p>55879.0521327014</text:p>
              </table:table-cell>
              <table:table-cell office:value-type="float" office:value="5407.38566527857">
                <text:p>5407.38566527857</text:p>
              </table:table-cell>
              <table:table-cell office:value-type="float" office:value="692.155421604702">
                <text:p>692.15542160470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99323">
                <text:p>99323</text:p>
              </table:table-cell>
              <table:table-cell office:value-type="float" office:value="70255.0969666832">
                <text:p>70255.0969666832</text:p>
              </table:table-cell>
              <table:table-cell office:value-type="float" office:value="5722.39211000628">
                <text:p>5722.39211000628</text:p>
              </table:table-cell>
              <table:table-cell office:value-type="float" office:value="898.115510407761">
                <text:p>898.11551040776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7414">
                <text:p>67414</text:p>
              </table:table-cell>
              <table:table-cell office:value-type="float" office:value="109035.135135135">
                <text:p>109035.135135135</text:p>
              </table:table-cell>
              <table:table-cell office:value-type="float" office:value="10712.4269782262">
                <text:p>10712.4269782262</text:p>
              </table:table-cell>
              <table:table-cell office:value-type="float" office:value="1534.21688121542">
                <text:p>1534.2168812154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4824">
                <text:p>34824</text:p>
              </table:table-cell>
              <table:table-cell office:value-type="float" office:value="259460.714285714">
                <text:p>259460.714285714</text:p>
              </table:table-cell>
              <table:table-cell office:value-type="float" office:value="24820.2938161941">
                <text:p>24820.2938161941</text:p>
              </table:table-cell>
              <table:table-cell office:value-type="float" office:value="2148.23466792832">
                <text:p>2148.2346679283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57880">
                <text:p>57880</text:p>
              </table:table-cell>
              <table:table-cell office:value-type="float" office:value="124892.171344165">
                <text:p>124892.171344165</text:p>
              </table:table-cell>
              <table:table-cell office:value-type="float" office:value="12461.6064848931">
                <text:p>12461.6064848931</text:p>
              </table:table-cell>
              <table:table-cell office:value-type="float" office:value="746.942291128338">
                <text:p>746.94229112833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92032">
                <text:p>92032</text:p>
              </table:table-cell>
              <table:table-cell office:value-type="float" office:value="76440.4924760602">
                <text:p>76440.4924760602</text:p>
              </table:table-cell>
              <table:table-cell office:value-type="float" office:value="7782.45125348189">
                <text:p>7782.45125348189</text:p>
              </table:table-cell>
              <table:table-cell office:value-type="float" office:value="731.193629960645">
                <text:p>731.19362996064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67308">
                <text:p>167308</text:p>
              </table:table-cell>
              <table:table-cell office:value-type="float" office:value="40446.6297157161">
                <text:p>40446.6297157161</text:p>
              </table:table-cell>
              <table:table-cell office:value-type="float" office:value="3231.77805080145">
                <text:p>3231.77805080145</text:p>
              </table:table-cell>
              <table:table-cell office:value-type="float" office:value="524.064629494707">
                <text:p>524.06462949470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1104">
                <text:p>61104</text:p>
              </table:table-cell>
              <table:table-cell office:value-type="float" office:value="120351.505288853">
                <text:p>120351.505288853</text:p>
              </table:table-cell>
              <table:table-cell office:value-type="float" office:value="12258.5778219791">
                <text:p>12258.5778219791</text:p>
              </table:table-cell>
              <table:table-cell office:value-type="float" office:value="1299.4342341076">
                <text:p>1299.434234107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82249">
                <text:p>82249</text:p>
              </table:table-cell>
              <table:table-cell office:value-type="float" office:value="88293.9217318901">
                <text:p>88293.9217318901</text:p>
              </table:table-cell>
              <table:table-cell office:value-type="float" office:value="7667.46203904555">
                <text:p>7667.46203904555</text:p>
              </table:table-cell>
              <table:table-cell office:value-type="float" office:value="1009.63062758558">
                <text:p>1009.6306275855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02592">
                <text:p>102592</text:p>
              </table:table-cell>
              <table:table-cell office:value-type="float" office:value="68478.3010156971">
                <text:p>68478.3010156971</text:p>
              </table:table-cell>
              <table:table-cell office:value-type="float" office:value="6099.9773806831">
                <text:p>6099.9773806831</text:p>
              </table:table-cell>
              <table:table-cell office:value-type="float" office:value="651.441019649869">
                <text:p>651.44101964986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71918">
                <text:p>71918</text:p>
              </table:table-cell>
              <table:table-cell office:value-type="float" office:value="102691.472026073">
                <text:p>102691.472026073</text:p>
              </table:table-cell>
              <table:table-cell office:value-type="float" office:value="9399.17470418614">
                <text:p>9399.17470418614</text:p>
              </table:table-cell>
              <table:table-cell office:value-type="float" office:value="1069.3821448167">
                <text:p>1069.382144816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19820">
                <text:p>219820</text:p>
              </table:table-cell>
              <table:table-cell office:value-type="float" office:value="30346.149870801">
                <text:p>30346.149870801</text:p>
              </table:table-cell>
              <table:table-cell office:value-type="float" office:value="2178.49471141896">
                <text:p>2178.49471141896</text:p>
              </table:table-cell>
              <table:table-cell office:value-type="float" office:value="449.735113387707">
                <text:p>449.73511338770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468">
                <text:p>7468</text:p>
              </table:table-cell>
              <table:table-cell office:value-type="float" office:value="570040">
                <text:p>570040</text:p>
              </table:table-cell>
              <table:table-cell office:value-type="float" office:value="50003.5087719298">
                <text:p>50003.5087719298</text:p>
              </table:table-cell>
              <table:table-cell office:value-type="float" office:value="9025.33248891704">
                <text:p>9025.3324889170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51808">
                <text:p>51808</text:p>
              </table:table-cell>
              <table:table-cell office:value-type="float" office:value="156329.305135952">
                <text:p>156329.305135952</text:p>
              </table:table-cell>
              <table:table-cell office:value-type="float" office:value="16595.5740859525">
                <text:p>16595.5740859525</text:p>
              </table:table-cell>
              <table:table-cell office:value-type="float" office:value="1348.5796194944">
                <text:p>1348.579619494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8787">
                <text:p>68787</text:p>
              </table:table-cell>
              <table:table-cell office:value-type="float" office:value="106297.936893204">
                <text:p>106297.936893204</text:p>
              </table:table-cell>
              <table:table-cell office:value-type="float" office:value="10190.1576406259">
                <text:p>10190.1576406259</text:p>
              </table:table-cell>
              <table:table-cell office:value-type="float" office:value="486.339495667673">
                <text:p>486.33949566767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9399">
                <text:p>69399</text:p>
              </table:table-cell>
              <table:table-cell office:value-type="float" office:value="108781.972265023">
                <text:p>108781.972265023</text:p>
              </table:table-cell>
              <table:table-cell office:value-type="float" office:value="12050.7809166169">
                <text:p>12050.7809166169</text:p>
              </table:table-cell>
              <table:table-cell office:value-type="float" office:value="414.039316419766">
                <text:p>414.03931641976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09182">
                <text:p>109182</text:p>
              </table:table-cell>
              <table:table-cell office:value-type="float" office:value="63772.1276595745">
                <text:p>63772.1276595745</text:p>
              </table:table-cell>
              <table:table-cell office:value-type="float" office:value="4908.27956637081">
                <text:p>4908.27956637081</text:p>
              </table:table-cell>
              <table:table-cell office:value-type="float" office:value="809.039746271678">
                <text:p>809.03974627167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0571">
                <text:p>140571</text:p>
              </table:table-cell>
              <table:table-cell office:value-type="float" office:value="49181.7279046673">
                <text:p>49181.7279046673</text:p>
              </table:table-cell>
              <table:table-cell office:value-type="float" office:value="4861.41376747578">
                <text:p>4861.41376747578</text:p>
              </table:table-cell>
              <table:table-cell office:value-type="float" office:value="257.200237108347">
                <text:p>257.20023710834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73840">
                <text:p>73840</text:p>
              </table:table-cell>
              <table:table-cell office:value-type="float" office:value="96625.9365994237">
                <text:p>96625.9365994237</text:p>
              </table:table-cell>
              <table:table-cell office:value-type="float" office:value="10644.1904761905">
                <text:p>10644.1904761905</text:p>
              </table:table-cell>
              <table:table-cell office:value-type="float" office:value="1489.26001599005">
                <text:p>1489.2600159900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96268">
                <text:p>296268</text:p>
              </table:table-cell>
              <table:table-cell office:value-type="float" office:value="22346.077643909">
                <text:p>22346.077643909</text:p>
              </table:table-cell>
              <table:table-cell office:value-type="float" office:value="1873.63567384579">
                <text:p>1873.63567384579</text:p>
              </table:table-cell>
              <table:table-cell office:value-type="float" office:value="145.146011887133">
                <text:p>145.14601188713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2194">
                <text:p>102194</text:p>
              </table:table-cell>
              <table:table-cell office:value-type="float" office:value="68788.1659836066">
                <text:p>68788.1659836066</text:p>
              </table:table-cell>
              <table:table-cell office:value-type="float" office:value="6371.87396194182">
                <text:p>6371.87396194182</text:p>
              </table:table-cell>
              <table:table-cell office:value-type="float" office:value="829.307986152929">
                <text:p>829.30798615292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79036">
                <text:p>79036</text:p>
              </table:table-cell>
              <table:table-cell office:value-type="float" office:value="95500.8103727715">
                <text:p>95500.8103727715</text:p>
              </table:table-cell>
              <table:table-cell office:value-type="float" office:value="10532.8010486802">
                <text:p>10532.8010486802</text:p>
              </table:table-cell>
              <table:table-cell office:value-type="float" office:value="705.395051875499">
                <text:p>705.39505187549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2662">
                <text:p>102662</text:p>
              </table:table-cell>
              <table:table-cell office:value-type="float" office:value="69377.5458248473">
                <text:p>69377.5458248473</text:p>
              </table:table-cell>
              <table:table-cell office:value-type="float" office:value="6092.1711526424">
                <text:p>6092.1711526424</text:p>
              </table:table-cell>
              <table:table-cell office:value-type="float" office:value="450.771065564144">
                <text:p>450.77106556414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27380">
                <text:p>127380</text:p>
              </table:table-cell>
              <table:table-cell office:value-type="float" office:value="54277.9397473275">
                <text:p>54277.9397473275</text:p>
              </table:table-cell>
              <table:table-cell office:value-type="float" office:value="4626.51001615286">
                <text:p>4626.51001615286</text:p>
              </table:table-cell>
              <table:table-cell office:value-type="float" office:value="683.185393281333">
                <text:p>683.18539328133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74394">
                <text:p>174394</text:p>
              </table:table-cell>
              <table:table-cell office:value-type="float" office:value="39193.5223326064">
                <text:p>39193.5223326064</text:p>
              </table:table-cell>
              <table:table-cell office:value-type="float" office:value="3169.38480931636">
                <text:p>3169.38480931636</text:p>
              </table:table-cell>
              <table:table-cell office:value-type="float" office:value="496.44740678599">
                <text:p>496.4474067859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77638">
                <text:p>177638</text:p>
              </table:table-cell>
              <table:table-cell office:value-type="float" office:value="38166.5097891566">
                <text:p>38166.5097891566</text:p>
              </table:table-cell>
              <table:table-cell office:value-type="float" office:value="3511.44846458943">
                <text:p>3511.44846458943</text:p>
              </table:table-cell>
              <table:table-cell office:value-type="float" office:value="552.260902726703">
                <text:p>552.26090272670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00262">
                <text:p>100262</text:p>
              </table:table-cell>
              <table:table-cell office:value-type="float" office:value="85964.035964036">
                <text:p>85964.035964036</text:p>
              </table:table-cell>
              <table:table-cell office:value-type="float" office:value="6497.11826441497">
                <text:p>6497.11826441497</text:p>
              </table:table-cell>
              <table:table-cell office:value-type="float" office:value="651.645458423682">
                <text:p>651.64545842368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1122">
                <text:p>61122</text:p>
              </table:table-cell>
              <table:table-cell office:value-type="float" office:value="122733.911785973">
                <text:p>122733.911785973</text:p>
              </table:table-cell>
              <table:table-cell office:value-type="float" office:value="10068.8693795231">
                <text:p>10068.8693795231</text:p>
              </table:table-cell>
              <table:table-cell office:value-type="float" office:value="1034.19891791772">
                <text:p>1034.1989179177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58660">
                <text:p>158660</text:p>
              </table:table-cell>
              <table:table-cell office:value-type="float" office:value="43272.1480947229">
                <text:p>43272.1480947229</text:p>
              </table:table-cell>
              <table:table-cell office:value-type="float" office:value="4092.22776723089">
                <text:p>4092.22776723089</text:p>
              </table:table-cell>
              <table:table-cell office:value-type="float" office:value="719.02582837146">
                <text:p>719.0258283714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97006">
                <text:p>97006</text:p>
              </table:table-cell>
              <table:table-cell office:value-type="float" office:value="85429.5325779037">
                <text:p>85429.5325779037</text:p>
              </table:table-cell>
              <table:table-cell office:value-type="float" office:value="6772.20413204581">
                <text:p>6772.20413204581</text:p>
              </table:table-cell>
              <table:table-cell office:value-type="float" office:value="1016.90678716248">
                <text:p>1016.9067871624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7592">
                <text:p>17592</text:p>
              </table:table-cell>
              <table:table-cell office:value-type="float" office:value="447252.631578947">
                <text:p>447252.631578947</text:p>
              </table:table-cell>
              <table:table-cell office:value-type="float" office:value="50642.431466031">
                <text:p>50642.431466031</text:p>
              </table:table-cell>
              <table:table-cell office:value-type="float" office:value="6471.06305208651">
                <text:p>6471.0630520865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8712">
                <text:p>18712</text:p>
              </table:table-cell>
              <table:table-cell office:value-type="float" office:value="327651.162790698">
                <text:p>327651.162790698</text:p>
              </table:table-cell>
              <table:table-cell office:value-type="float" office:value="59073.3752620545">
                <text:p>59073.3752620545</text:p>
              </table:table-cell>
              <table:table-cell office:value-type="float" office:value="7000.74534161491">
                <text:p>7000.7453416149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91248">
                <text:p>291248</text:p>
              </table:table-cell>
              <table:table-cell office:value-type="float" office:value="22343.5884103186">
                <text:p>22343.5884103186</text:p>
              </table:table-cell>
              <table:table-cell office:value-type="float" office:value="2050.79065426508">
                <text:p>2050.79065426508</text:p>
              </table:table-cell>
              <table:table-cell office:value-type="float" office:value="95.2912589721941">
                <text:p>95.291258972194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73344">
                <text:p>273344</text:p>
              </table:table-cell>
              <table:table-cell office:value-type="float" office:value="24086.383652126">
                <text:p>24086.383652126</text:p>
              </table:table-cell>
              <table:table-cell office:value-type="float" office:value="2050.48132539471">
                <text:p>2050.48132539471</text:p>
              </table:table-cell>
              <table:table-cell office:value-type="float" office:value="82.3658886640629">
                <text:p>82.365888664062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51472">
                <text:p>51472</text:p>
              </table:table-cell>
              <table:table-cell office:value-type="float" office:value="161167.127071823">
                <text:p>161167.127071823</text:p>
              </table:table-cell>
              <table:table-cell office:value-type="float" office:value="16847.3866589662">
                <text:p>16847.3866589662</text:p>
              </table:table-cell>
              <table:table-cell office:value-type="float" office:value="2014.34564192863">
                <text:p>2014.3456419286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9690">
                <text:p>9690</text:p>
              </table:table-cell>
              <table:table-cell office:value-type="float" office:value="661564.102564103">
                <text:p>661564.102564103</text:p>
              </table:table-cell>
              <table:table-cell office:value-type="float" office:value="57335.5555555556">
                <text:p>57335.5555555556</text:p>
              </table:table-cell>
              <table:table-cell office:value-type="float" office:value="6597.03400664792">
                <text:p>6597.0340066479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99118">
                <text:p>99118</text:p>
              </table:table-cell>
              <table:table-cell office:value-type="float" office:value="75248.8222698073">
                <text:p>75248.8222698073</text:p>
              </table:table-cell>
              <table:table-cell office:value-type="float" office:value="9839.0637249412">
                <text:p>9839.0637249412</text:p>
              </table:table-cell>
              <table:table-cell office:value-type="float" office:value="1228.34392455416">
                <text:p>1228.3439245541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2838">
                <text:p>42838</text:p>
              </table:table-cell>
              <table:table-cell office:value-type="float" office:value="198269.005847953">
                <text:p>198269.005847953</text:p>
              </table:table-cell>
              <table:table-cell office:value-type="float" office:value="26221.1910286156">
                <text:p>26221.1910286156</text:p>
              </table:table-cell>
              <table:table-cell office:value-type="float" office:value="3585.44839255499">
                <text:p>3585.4483925549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59878">
                <text:p>59878</text:p>
              </table:table-cell>
              <table:table-cell office:value-type="float" office:value="124237.185929648">
                <text:p>124237.185929648</text:p>
              </table:table-cell>
              <table:table-cell office:value-type="float" office:value="14854.1216053833">
                <text:p>14854.1216053833</text:p>
              </table:table-cell>
              <table:table-cell office:value-type="float" office:value="490.701302413096">
                <text:p>490.70130241309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86728">
                <text:p>86728</text:p>
              </table:table-cell>
              <table:table-cell office:value-type="float" office:value="100906.976744186">
                <text:p>100906.976744186</text:p>
              </table:table-cell>
              <table:table-cell office:value-type="float" office:value="9752.1653327486">
                <text:p>9752.1653327486</text:p>
              </table:table-cell>
              <table:table-cell office:value-type="float" office:value="1345.33478530484">
                <text:p>1345.3347853048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3410">
                <text:p>43410</text:p>
              </table:table-cell>
              <table:table-cell office:value-type="float" office:value="198427.203065134">
                <text:p>198427.203065134</text:p>
              </table:table-cell>
              <table:table-cell office:value-type="float" office:value="17140.3276518286">
                <text:p>17140.3276518286</text:p>
              </table:table-cell>
              <table:table-cell office:value-type="float" office:value="2532.24623508703">
                <text:p>2532.2462350870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5224">
                <text:p>45224</text:p>
              </table:table-cell>
              <table:table-cell office:value-type="float" office:value="192552.710843373">
                <text:p>192552.710843373</text:p>
              </table:table-cell>
              <table:table-cell office:value-type="float" office:value="12675.225537821">
                <text:p>12675.225537821</text:p>
              </table:table-cell>
              <table:table-cell office:value-type="float" office:value="1665.49428791017">
                <text:p>1665.4942879101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0478">
                <text:p>20478</text:p>
              </table:table-cell>
              <table:table-cell office:value-type="float" office:value="268261.261261261">
                <text:p>268261.261261261</text:p>
              </table:table-cell>
              <table:table-cell office:value-type="float" office:value="69248.8372093023">
                <text:p>69248.8372093023</text:p>
              </table:table-cell>
              <table:table-cell office:value-type="float" office:value="8126.91048034935">
                <text:p>8126.9104803493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386">
                <text:p>14386</text:p>
              </table:table-cell>
              <table:table-cell office:value-type="float" office:value="304243.243243243">
                <text:p>304243.243243243</text:p>
              </table:table-cell>
              <table:table-cell office:value-type="float" office:value="55316.9533169533">
                <text:p>55316.9533169533</text:p>
              </table:table-cell>
              <table:table-cell office:value-type="float" office:value="7479.7342192691">
                <text:p>7479.734219269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7832">
                <text:p>47832</text:p>
              </table:table-cell>
              <table:table-cell office:value-type="float" office:value="158424.705882353">
                <text:p>158424.705882353</text:p>
              </table:table-cell>
              <table:table-cell office:value-type="float" office:value="13449.9600479425">
                <text:p>13449.9600479425</text:p>
              </table:table-cell>
              <table:table-cell office:value-type="float" office:value="1719.61077270812">
                <text:p>1719.6107727081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2176">
                <text:p>32176</text:p>
              </table:table-cell>
              <table:table-cell office:value-type="float" office:value="288952.542372881">
                <text:p>288952.542372881</text:p>
              </table:table-cell>
              <table:table-cell office:value-type="float" office:value="24515.6744319816">
                <text:p>24515.6744319816</text:p>
              </table:table-cell>
              <table:table-cell office:value-type="float" office:value="2834.09249592712">
                <text:p>2834.0924959271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71036">
                <text:p>171036</text:p>
              </table:table-cell>
              <table:table-cell office:value-type="float" office:value="38753.2599359725">
                <text:p>38753.2599359725</text:p>
              </table:table-cell>
              <table:table-cell office:value-type="float" office:value="3348.3306010376">
                <text:p>3348.3306010376</text:p>
              </table:table-cell>
              <table:table-cell office:value-type="float" office:value="379.568390880196">
                <text:p>379.56839088019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6146">
                <text:p>36146</text:p>
              </table:table-cell>
              <table:table-cell office:value-type="float" office:value="214117.46031746">
                <text:p>214117.46031746</text:p>
              </table:table-cell>
              <table:table-cell office:value-type="float" office:value="27218.3212267958">
                <text:p>27218.3212267958</text:p>
              </table:table-cell>
              <table:table-cell office:value-type="float" office:value="3226.66602879969">
                <text:p>3226.66602879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